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48.97pt" svg:height="255.09pt" svg:x="514.32pt" svg:y="56.3pt">
            <draw:object draw:notify-on-update-of-ranges="Sheet1.R1:Sheet1.R1 Sheet1.R2:Sheet1.R482 Sheet1.V1:Sheet1.V1 Sheet1.V2:Sheet1.V4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50.53pt" svg:height="255.09pt" svg:x="515.11pt" svg:y="341.66pt">
            <draw:object draw:notify-on-update-of-ranges="Sheet1.R1:Sheet1.R1 Sheet1.R2:Sheet1.R482 Sheet1.W1:Sheet1.W1 Sheet1.W2:Sheet1.W4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32.38pt" svg:height="339pt" svg:x="527.05pt" svg:y="612.74pt">
            <draw:object draw:notify-on-update-of-ranges="Sheet1.R1:Sheet1.R1 Sheet1.R2:Sheet1.R482 Sheet1.V1:Sheet1.V1 Sheet1.V2:Sheet1.V482 Sheet1.R1:Sheet1.R1 Sheet1.R2:Sheet1.R482 Sheet1.W1:Sheet1.W1 Sheet1.W2:Sheet1.W4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eld.header.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eld.speed</text:p>
          </table:table-cell>
          <table:table-cell office:value-type="string" calcext:value-type="string">
            <text:p>field.vx</text:p>
          </table:table-cell>
          <table:table-cell office:value-type="string" calcext:value-type="string">
            <text:p>field.vy</text:p>
          </table:table-cell>
          <table:table-cell table:style-name="Default" office:value-type="string" calcext:value-type="string">
            <text:p>field.vz</text:p>
          </table:table-cell>
          <table:table-cell/>
          <table:table-cell office:value-type="string" calcext:value-type="string">
            <text:p>field.absolute_acceleration</text:p>
          </table:table-cell>
          <table:table-cell office:value-type="string" calcext:value-type="string">
            <text:p>field.ax</text:p>
          </table:table-cell>
          <table:table-cell office:value-type="string" calcext:value-type="string">
            <text:p>field.ay</text:p>
          </table:table-cell>
          <table:table-cell office:value-type="string" calcext:value-type="string">
            <text:p>field.az</text:p>
          </table:table-cell>
          <table:table-cell/>
          <table:table-cell office:value-type="string" calcext:value-type="string">
            <text:p>field.x</text:p>
          </table:table-cell>
          <table:table-cell office:value-type="string" calcext:value-type="string">
            <text:p>field.y</text:p>
          </table:table-cell>
          <table:table-cell office:value-type="string" calcext:value-type="string">
            <text:p>field.z</text:p>
          </table:table-cell>
          <table:table-cell/>
          <table:table-cell office:value-type="string" calcext:value-type="string">
            <text:p>field.header.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eld.linear_x</text:p>
          </table:table-cell>
          <table:table-cell office:value-type="string" calcext:value-type="string">
            <text:p>field.linear_y</text:p>
          </table:table-cell>
          <table:table-cell office:value-type="string" calcext:value-type="string">
            <text:p>field.linear_z</text:p>
          </table:table-cell>
          <table:table-cell office:value-type="string" calcext:value-type="string">
            <text:p>twist_speed</text:p>
          </table:table-cell>
          <table:table-cell office:value-type="string" calcext:value-type="string">
            <text:p>acceleration</text:p>
          </table:table-cell>
        </table:table-row>
        <table:table-row table:style-name="ro1">
          <table:table-cell office:value-type="float" office:value="1.59186520428114E+018" calcext:value-type="float">
            <text:p>1.59186520428114E+018</text:p>
          </table:table-cell>
          <table:table-cell table:formula="of:= ([.A2] - 1.59186520428114E+018) * 0.0000000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32978904247" calcext:value-type="float">
            <text:p>-1.32978904247</text:p>
          </table:table-cell>
          <table:table-cell office:value-type="float" office:value="-0.618117690086" calcext:value-type="float">
            <text:p>-0.618117690086</text:p>
          </table:table-cell>
          <table:table-cell office:value-type="float" office:value="-0.893971800804" calcext:value-type="float">
            <text:p>-0.893971800804</text:p>
          </table:table-cell>
          <table:table-cell/>
          <table:table-cell office:value-type="float" office:value="1.59186520428114E+018" calcext:value-type="float">
            <text:p>1.59186520428114E+018</text:p>
          </table:table-cell>
          <table:table-cell table:formula="of:=([.Q2]-1.59186520428114E+018)*0.000000001" office:value-type="float" office:value="0" calcext:value-type="float">
            <text:p>0</text:p>
          </table:table-cell>
          <table:table-cell table:style-name="ce1" office:value-type="float" office:value="-0.000049480710004" calcext:value-type="float">
            <text:p>-4.95E-05</text:p>
          </table:table-cell>
          <table:table-cell table:style-name="ce1" office:value-type="float" office:value="0.000054796688346" calcext:value-type="float">
            <text:p>5.48E-05</text:p>
          </table:table-cell>
          <table:table-cell table:style-name="ce1" office:value-type="float" office:value="-0.0000665954139549" calcext:value-type="float">
            <text:p>-6.66E-05</text:p>
          </table:table-cell>
          <table:table-cell table:formula="of:=SQRT([.S2]*[.S2] + [.T2]*[.T2] + [.U2]*[.U2])" office:value-type="float" office:value="0.0000994281996015873" calcext:value-type="float">
            <text:p>9.94281996015873E-05</text:p>
          </table:table-cell>
          <table:table-cell table:formula="of:= ([.V3]-[.V2]) / ([.R3]-[.R2])" office:value-type="float" office:value="-0.000570734721845011" calcext:value-type="float">
            <text:p>-0.000570734721845</text:p>
          </table:table-cell>
        </table:table-row>
        <table:table-row table:style-name="ro1">
          <table:table-cell office:value-type="float" office:value="1.59186520433293E+018" calcext:value-type="float">
            <text:p>1.59186520433293E+018</text:p>
          </table:table-cell>
          <table:table-cell table:formula="of:= ([.A3] - 1.59186520428114E+018) * 0.000000001" office:value-type="float" office:value="0.05179008" calcext:value-type="float">
            <text:p>0.05179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32978487015" calcext:value-type="float">
            <text:p>-1.32978487015</text:p>
          </table:table-cell>
          <table:table-cell office:value-type="float" office:value="-0.618120789528" calcext:value-type="float">
            <text:p>-0.618120789528</text:p>
          </table:table-cell>
          <table:table-cell office:value-type="float" office:value="-0.893977046013" calcext:value-type="float">
            <text:p>-0.893977046013</text:p>
          </table:table-cell>
          <table:table-cell/>
          <table:table-cell office:value-type="float" office:value="1.59186520433293E+018" calcext:value-type="float">
            <text:p>1.59186520433293E+018</text:p>
          </table:table-cell>
          <table:table-cell table:formula="of:=([.Q3]-1.59186520428114E+018)*0.000000001" office:value-type="float" office:value="0.051797504" calcext:value-type="float">
            <text:p>0.051797504</text:p>
          </table:table-cell>
          <table:table-cell table:style-name="ce1" office:value-type="float" office:value="0.0000135989876071" calcext:value-type="float">
            <text:p>1.36E-05</text:p>
          </table:table-cell>
          <table:table-cell table:style-name="ce1" office:value-type="float" office:value="-0.0000193569394469" calcext:value-type="float">
            <text:p>-1.94E-05</text:p>
          </table:table-cell>
          <table:table-cell table:style-name="ce1" office:value-type="float" office:value="0.0000657386772218" calcext:value-type="float">
            <text:p>6.57E-05</text:p>
          </table:table-cell>
          <table:table-cell table:formula="of:=SQRT([.S3]*[.S3] + [.T3]*[.T3] + [.U3]*[.U3])" office:value-type="float" office:value="0.0000698655655638815" calcext:value-type="float">
            <text:p>6.98655655638815E-05</text:p>
          </table:table-cell>
          <table:table-cell table:formula="of:= ([.V4]-[.V3]) / ([.R4]-[.R3])" office:value-type="float" office:value="-0.0000481875917060932" calcext:value-type="float">
            <text:p>-4.81875917060932E-05</text:p>
          </table:table-cell>
        </table:table-row>
        <table:table-row table:style-name="ro1">
          <table:table-cell office:value-type="float" office:value="1.59186520438516E+018" calcext:value-type="float">
            <text:p>1.59186520438516E+018</text:p>
          </table:table-cell>
          <table:table-cell table:formula="of:= ([.A4] - 1.59186520428114E+018) * 0.000000001" office:value-type="float" office:value="0.104019968" calcext:value-type="float">
            <text:p>0.1040199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00000018696" calcext:value-type="float">
            <text:p>-7.00E-05</text:p>
          </table:table-cell>
          <table:table-cell office:value-type="float" office:value="-0.000130000000354" calcext:value-type="float">
            <text:p>-0.000130000000354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8904247" calcext:value-type="float">
            <text:p>-1.32978904247</text:p>
          </table:table-cell>
          <table:table-cell office:value-type="float" office:value="-0.618111670017" calcext:value-type="float">
            <text:p>-0.618111670017</text:p>
          </table:table-cell>
          <table:table-cell office:value-type="float" office:value="-0.893971145153" calcext:value-type="float">
            <text:p>-0.893971145153</text:p>
          </table:table-cell>
          <table:table-cell/>
          <table:table-cell office:value-type="float" office:value="1.59186520438516E+018" calcext:value-type="float">
            <text:p>1.59186520438516E+018</text:p>
          </table:table-cell>
          <table:table-cell table:formula="of:=([.Q4]-1.59186520428114E+018)*0.000000001" office:value-type="float" office:value="0.104027648" calcext:value-type="float">
            <text:p>0.104027648</text:p>
          </table:table-cell>
          <table:table-cell table:style-name="ce1" office:value-type="float" office:value="-0.000060726335505" calcext:value-type="float">
            <text:p>-6.07E-05</text:p>
          </table:table-cell>
          <table:table-cell table:style-name="ce1" office:value-type="float" office:value="-0.0000291162541544" calcext:value-type="float">
            <text:p>-2.91E-05</text:p>
          </table:table-cell>
          <table:table-cell table:style-name="ce1" office:value-type="float" office:value="0.000000637260882286" calcext:value-type="float">
            <text:p>6.37E-07</text:p>
          </table:table-cell>
          <table:table-cell table:formula="of:=SQRT([.S4]*[.S4] + [.T4]*[.T4] + [.U4]*[.U4])" office:value-type="float" office:value="0.000067348720710059" calcext:value-type="float">
            <text:p>6.7348720710059E-05</text:p>
          </table:table-cell>
          <table:table-cell table:formula="of:= ([.V5]-[.V4]) / ([.R5]-[.R4])" office:value-type="float" office:value="-0.000479131098977719" calcext:value-type="float">
            <text:p>-0.000479131098978</text:p>
          </table:table-cell>
        </table:table-row>
        <table:table-row table:style-name="ro1">
          <table:table-cell office:value-type="float" office:value="1.59186520443749E+018" calcext:value-type="float">
            <text:p>1.59186520443749E+018</text:p>
          </table:table-cell>
          <table:table-cell table:formula="of:= ([.A5] - 1.59186520428114E+018) * 0.000000001" office:value-type="float" office:value="0.156349952" calcext:value-type="float">
            <text:p>0.1563499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40000003739" calcext:value-type="float">
            <text:p>-0.000140000003739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32979118824" calcext:value-type="float">
            <text:p>-1.32979118824</text:p>
          </table:table-cell>
          <table:table-cell office:value-type="float" office:value="-0.61811798811" calcext:value-type="float">
            <text:p>-0.61811798811</text:p>
          </table:table-cell>
          <table:table-cell office:value-type="float" office:value="-0.893969416618" calcext:value-type="float">
            <text:p>-0.893969416618</text:p>
          </table:table-cell>
          <table:table-cell/>
          <table:table-cell office:value-type="float" office:value="1.59186520443749E+018" calcext:value-type="float">
            <text:p>1.59186520443749E+018</text:p>
          </table:table-cell>
          <table:table-cell table:formula="of:=([.Q5]-1.59186520428114E+018)*0.000000001" office:value-type="float" office:value="0.156357376" calcext:value-type="float">
            <text:p>0.156357376</text:p>
          </table:table-cell>
          <table:table-cell table:style-name="ce1" office:value-type="float" office:value="-0.0000349504589394" calcext:value-type="float">
            <text:p>-3.50E-05</text:p>
          </table:table-cell>
          <table:table-cell table:style-name="ce1" office:value-type="float" office:value="-0.00000802950671641" calcext:value-type="float">
            <text:p>-8.03E-06</text:p>
          </table:table-cell>
          <table:table-cell table:style-name="ce1" office:value-type="float" office:value="-0.0000223885217565" calcext:value-type="float">
            <text:p>-2.24E-05</text:p>
          </table:table-cell>
          <table:table-cell table:formula="of:=SQRT([.S5]*[.S5] + [.T5]*[.T5] + [.U5]*[.U5])" office:value-type="float" office:value="0.0000422759206242139" calcext:value-type="float">
            <text:p>4.22759206242139E-05</text:p>
          </table:table-cell>
          <table:table-cell table:formula="of:= ([.V6]-[.V5]) / ([.R6]-[.R5])" office:value-type="float" office:value="-0.0000487169460299729" calcext:value-type="float">
            <text:p>-4.87169460299729E-05</text:p>
          </table:table-cell>
        </table:table-row>
        <table:table-row table:style-name="ro1">
          <table:table-cell office:value-type="float" office:value="1.59186520453944E+018" calcext:value-type="float">
            <text:p>1.59186520453944E+018</text:p>
          </table:table-cell>
          <table:table-cell table:formula="of:= ([.A6] - 1.59186520428114E+018) * 0.000000001" office:value-type="float" office:value="0.258299904" calcext:value-type="float">
            <text:p>0.2582999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32978785038" calcext:value-type="float">
            <text:p>-1.32978785038</text:p>
          </table:table-cell>
          <table:table-cell office:value-type="float" office:value="-0.61811876297" calcext:value-type="float">
            <text:p>-0.61811876297</text:p>
          </table:table-cell>
          <table:table-cell office:value-type="float" office:value="-0.893971502781" calcext:value-type="float">
            <text:p>-0.893971502781</text:p>
          </table:table-cell>
          <table:table-cell/>
          <table:table-cell office:value-type="float" office:value="1.59186520453944E+018" calcext:value-type="float">
            <text:p>1.59186520453944E+018</text:p>
          </table:table-cell>
          <table:table-cell table:formula="of:=([.Q6]-1.59186520428114E+018)*0.000000001" office:value-type="float" office:value="0.258306304" calcext:value-type="float">
            <text:p>0.258306304</text:p>
          </table:table-cell>
          <table:table-cell table:style-name="ce1" office:value-type="float" office:value="-0.0000108213635031" calcext:value-type="float">
            <text:p>-1.08E-05</text:p>
          </table:table-cell>
          <table:table-cell table:style-name="ce1" office:value-type="float" office:value="-0.0000201329639822" calcext:value-type="float">
            <text:p>-2.01E-05</text:p>
          </table:table-cell>
          <table:table-cell table:style-name="ce1" office:value-type="float" office:value="-0.0000294880355796" calcext:value-type="float">
            <text:p>-2.95E-05</text:p>
          </table:table-cell>
          <table:table-cell table:formula="of:=SQRT([.S6]*[.S6] + [.T6]*[.T6] + [.U6]*[.U6])" office:value-type="float" office:value="0.0000373092802010243" calcext:value-type="float">
            <text:p>3.73092802010243E-05</text:p>
          </table:table-cell>
          <table:table-cell table:formula="of:= ([.V7]-[.V6]) / ([.R7]-[.R6])" office:value-type="float" office:value="0.000688709654491171" calcext:value-type="float">
            <text:p>0.000688709654491</text:p>
          </table:table-cell>
        </table:table-row>
        <table:table-row table:style-name="ro1">
          <table:table-cell office:value-type="float" office:value="1.59186520459206E+018" calcext:value-type="float">
            <text:p>1.59186520459206E+018</text:p>
          </table:table-cell>
          <table:table-cell table:formula="of:= ([.A7] - 1.59186520428114E+018) * 0.000000001" office:value-type="float" office:value="0.310920192" calcext:value-type="float">
            <text:p>0.31092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0.0000900000013644" calcext:value-type="float">
            <text:p>9.00E-05</text:p>
          </table:table-cell>
          <table:table-cell office:value-type="float" office:value="-0.000239999993937" calcext:value-type="float">
            <text:p>-0.000239999993937</text:p>
          </table:table-cell>
          <table:table-cell/>
          <table:table-cell office:value-type="float" office:value="-1.32978010178" calcext:value-type="float">
            <text:p>-1.32978010178</text:p>
          </table:table-cell>
          <table:table-cell office:value-type="float" office:value="-0.618124246597" calcext:value-type="float">
            <text:p>-0.618124246597</text:p>
          </table:table-cell>
          <table:table-cell office:value-type="float" office:value="-0.893976509571" calcext:value-type="float">
            <text:p>-0.893976509571</text:p>
          </table:table-cell>
          <table:table-cell/>
          <table:table-cell office:value-type="float" office:value="1.59186520459206E+018" calcext:value-type="float">
            <text:p>1.59186520459206E+018</text:p>
          </table:table-cell>
          <table:table-cell table:formula="of:=([.Q7]-1.59186520428114E+018)*0.000000001" office:value-type="float" office:value="0.310924544" calcext:value-type="float">
            <text:p>0.310924544</text:p>
          </table:table-cell>
          <table:table-cell table:style-name="ce1" office:value-type="float" office:value="0.0000400905919378" calcext:value-type="float">
            <text:p>4.01E-05</text:p>
          </table:table-cell>
          <table:table-cell table:style-name="ce1" office:value-type="float" office:value="-0.0000490809252369" calcext:value-type="float">
            <text:p>-4.91E-05</text:p>
          </table:table-cell>
          <table:table-cell table:style-name="ce1" office:value-type="float" office:value="-0.0000373244038201" calcext:value-type="float">
            <text:p>-3.73E-05</text:p>
          </table:table-cell>
          <table:table-cell table:formula="of:=SQRT([.S7]*[.S7] + [.T7]*[.T7] + [.U7]*[.U7])" office:value-type="float" office:value="0.0000735479700913578" calcext:value-type="float">
            <text:p>7.35479700913578E-05</text:p>
          </table:table-cell>
          <table:table-cell table:formula="of:= ([.V8]-[.V7]) / ([.R8]-[.R7])" office:value-type="float" office:value="-0.0000708872972273366" calcext:value-type="float">
            <text:p>-7.08872972273366E-05</text:p>
          </table:table-cell>
        </table:table-row>
        <table:table-row table:style-name="ro1">
          <table:table-cell office:value-type="float" office:value="1.59186520464424E+018" calcext:value-type="float">
            <text:p>1.59186520464424E+018</text:p>
          </table:table-cell>
          <table:table-cell table:formula="of:= ([.A8] - 1.59186520428114E+018) * 0.000000001" office:value-type="float" office:value="0.36310016" calcext:value-type="float">
            <text:p>0.36310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150000007125" calcext:value-type="float">
            <text:p>-0.000150000007125</text:p>
          </table:table-cell>
          <table:table-cell office:value-type="float" office:value="-0.000250000011874" calcext:value-type="float">
            <text:p>-0.000250000011874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32978689671" calcext:value-type="float">
            <text:p>-1.32978689671</text:p>
          </table:table-cell>
          <table:table-cell office:value-type="float" office:value="-0.618116378784" calcext:value-type="float">
            <text:p>-0.618116378784</text:p>
          </table:table-cell>
          <table:table-cell office:value-type="float" office:value="-0.893971979618" calcext:value-type="float">
            <text:p>-0.893971979618</text:p>
          </table:table-cell>
          <table:table-cell/>
          <table:table-cell office:value-type="float" office:value="1.59186520464424E+018" calcext:value-type="float">
            <text:p>1.59186520464424E+018</text:p>
          </table:table-cell>
          <table:table-cell table:formula="of:=([.Q8]-1.59186520428114E+018)*0.000000001" office:value-type="float" office:value="0.36310528" calcext:value-type="float">
            <text:p>0.36310528</text:p>
          </table:table-cell>
          <table:table-cell table:style-name="ce1" office:value-type="float" office:value="-0.0000493760198879" calcext:value-type="float">
            <text:p>-4.94E-05</text:p>
          </table:table-cell>
          <table:table-cell table:style-name="ce1" office:value-type="float" office:value="-0.0000464831573481" calcext:value-type="float">
            <text:p>-4.65E-05</text:p>
          </table:table-cell>
          <table:table-cell table:style-name="ce1" office:value-type="float" office:value="0.0000167394791788" calcext:value-type="float">
            <text:p>1.67E-05</text:p>
          </table:table-cell>
          <table:table-cell table:formula="of:=SQRT([.S8]*[.S8] + [.T8]*[.T8] + [.U8]*[.U8])" office:value-type="float" office:value="0.0000698490187489846" calcext:value-type="float">
            <text:p>6.98490187489846E-05</text:p>
          </table:table-cell>
          <table:table-cell table:formula="of:= ([.V9]-[.V8]) / ([.R9]-[.R8])" office:value-type="float" office:value="-0.000301283123153585" calcext:value-type="float">
            <text:p>-0.000301283123154</text:p>
          </table:table-cell>
        </table:table-row>
        <table:table-row table:style-name="ro1">
          <table:table-cell office:value-type="float" office:value="1.59186520469625E+018" calcext:value-type="float">
            <text:p>1.59186520469625E+018</text:p>
          </table:table-cell>
          <table:table-cell table:formula="of:= ([.A9] - 1.59186520428114E+018) * 0.000000001" office:value-type="float" office:value="0.415110144" calcext:value-type="float">
            <text:p>0.4151101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999999974738" calcext:value-type="float">
            <text:p>-1.00E-04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32978010178" calcext:value-type="float">
            <text:p>-1.32978010178</text:p>
          </table:table-cell>
          <table:table-cell office:value-type="float" office:value="-0.61812710762" calcext:value-type="float">
            <text:p>-0.61812710762</text:p>
          </table:table-cell>
          <table:table-cell office:value-type="float" office:value="-0.893976509571" calcext:value-type="float">
            <text:p>-0.893976509571</text:p>
          </table:table-cell>
          <table:table-cell/>
          <table:table-cell office:value-type="float" office:value="1.59186520469625E+018" calcext:value-type="float">
            <text:p>1.59186520469625E+018</text:p>
          </table:table-cell>
          <table:table-cell table:formula="of:=([.Q9]-1.59186520428114E+018)*0.000000001" office:value-type="float" office:value="0.415116544" calcext:value-type="float">
            <text:p>0.415116544</text:p>
          </table:table-cell>
          <table:table-cell table:style-name="ce1" office:value-type="float" office:value="-0.00000967255800788" calcext:value-type="float">
            <text:p>-9.67E-06</text:p>
          </table:table-cell>
          <table:table-cell table:style-name="ce1" office:value-type="float" office:value="0.0000464739714516" calcext:value-type="float">
            <text:p>4.65E-05</text:p>
          </table:table-cell>
          <table:table-cell table:style-name="ce1" office:value-type="float" office:value="0.0000261144614342" calcext:value-type="float">
            <text:p>2.61E-05</text:p>
          </table:table-cell>
          <table:table-cell table:formula="of:=SQRT([.S9]*[.S9] + [.T9]*[.T9] + [.U9]*[.U9])" office:value-type="float" office:value="0.0000541789026918989" calcext:value-type="float">
            <text:p>5.41789026918989E-05</text:p>
          </table:table-cell>
          <table:table-cell table:formula="of:= ([.V10]-[.V9]) / ([.R10]-[.R9])" office:value-type="float" office:value="0.000341875948924239" calcext:value-type="float">
            <text:p>0.000341875948924</text:p>
          </table:table-cell>
        </table:table-row>
        <table:table-row table:style-name="ro1">
          <table:table-cell office:value-type="float" office:value="1.59186520474907E+018" calcext:value-type="float">
            <text:p>1.59186520474907E+018</text:p>
          </table:table-cell>
          <table:table-cell table:formula="of:= ([.A10] - 1.59186520428114E+018) * 0.000000001" office:value-type="float" office:value="0.467930112" calcext:value-type="float">
            <text:p>0.46793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number-columns-repeated="2" table:style-name="ce1" office:value-type="float" office:value="0.0000399999989895" calcext:value-type="float">
            <text:p>4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32978963852" calcext:value-type="float">
            <text:p>-1.32978963852</text:p>
          </table:table-cell>
          <table:table-cell office:value-type="float" office:value="-0.61811876297" calcext:value-type="float">
            <text:p>-0.61811876297</text:p>
          </table:table-cell>
          <table:table-cell office:value-type="float" office:value="-0.893971264362" calcext:value-type="float">
            <text:p>-0.893971264362</text:p>
          </table:table-cell>
          <table:table-cell/>
          <table:table-cell office:value-type="float" office:value="1.59186520474907E+018" calcext:value-type="float">
            <text:p>1.59186520474907E+018</text:p>
          </table:table-cell>
          <table:table-cell table:formula="of:=([.Q10]-1.59186520428114E+018)*0.000000001" office:value-type="float" office:value="0.467929344" calcext:value-type="float">
            <text:p>0.467929344</text:p>
          </table:table-cell>
          <table:table-cell table:style-name="ce1" office:value-type="float" office:value="-0.0000545332659385" calcext:value-type="float">
            <text:p>-5.45E-05</text:p>
          </table:table-cell>
          <table:table-cell table:style-name="ce1" office:value-type="float" office:value="0.0000323306121572" calcext:value-type="float">
            <text:p>3.23E-05</text:p>
          </table:table-cell>
          <table:table-cell table:style-name="ce1" office:value-type="float" office:value="-0.0000346215638274" calcext:value-type="float">
            <text:p>-3.46E-05</text:p>
          </table:table-cell>
          <table:table-cell table:formula="of:=SQRT([.S10]*[.S10] + [.T10]*[.T10] + [.U10]*[.U10])" office:value-type="float" office:value="0.000072234328807245" calcext:value-type="float">
            <text:p>7.2234328807245E-05</text:p>
          </table:table-cell>
          <table:table-cell table:formula="of:= ([.V11]-[.V10]) / ([.R11]-[.R10])" office:value-type="float" office:value="-0.000215221460287551" calcext:value-type="float">
            <text:p>-0.000215221460288</text:p>
          </table:table-cell>
        </table:table-row>
        <table:table-row table:style-name="ro1">
          <table:table-cell office:value-type="float" office:value="1.59186520480133E+018" calcext:value-type="float">
            <text:p>1.59186520480133E+018</text:p>
          </table:table-cell>
          <table:table-cell table:formula="of:= ([.A11] - 1.59186520428114E+018) * 0.000000001" office:value-type="float" office:value="0.520189952" calcext:value-type="float">
            <text:p>0.5201899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0000000859" calcext:value-type="float">
            <text:p>-0.000110000000859</text:p>
          </table:table-cell>
          <table:table-cell table:style-name="ce1" office:value-type="float" office:value="-0.0000599999984843" calcext:value-type="float">
            <text:p>-6.00E-05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3297842741" calcext:value-type="float">
            <text:p>-1.3297842741</text:p>
          </table:table-cell>
          <table:table-cell office:value-type="float" office:value="-0.618124186993" calcext:value-type="float">
            <text:p>-0.618124186993</text:p>
          </table:table-cell>
          <table:table-cell office:value-type="float" office:value="-0.893973946571" calcext:value-type="float">
            <text:p>-0.893973946571</text:p>
          </table:table-cell>
          <table:table-cell/>
          <table:table-cell office:value-type="float" office:value="1.59186520480133E+018" calcext:value-type="float">
            <text:p>1.59186520480133E+018</text:p>
          </table:table-cell>
          <table:table-cell table:formula="of:=([.Q11]-1.59186520428114E+018)*0.000000001" office:value-type="float" office:value="0.520192" calcext:value-type="float">
            <text:p>0.520192</text:p>
          </table:table-cell>
          <table:table-cell table:style-name="ce1" office:value-type="float" office:value="-0.0000238873235503" calcext:value-type="float">
            <text:p>-2.39E-05</text:p>
          </table:table-cell>
          <table:table-cell table:style-name="ce1" office:value-type="float" office:value="-0.0000557000785193" calcext:value-type="float">
            <text:p>-5.57E-05</text:p>
          </table:table-cell>
          <table:table-cell table:style-name="ce1" office:value-type="float" office:value="0.00000679881031829" calcext:value-type="float">
            <text:p>6.80E-06</text:p>
          </table:table-cell>
          <table:table-cell table:formula="of:=SQRT([.S11]*[.S11] + [.T11]*[.T11] + [.U11]*[.U11])" office:value-type="float" office:value="0.0000609862836644191" calcext:value-type="float">
            <text:p>6.09862836644191E-05</text:p>
          </table:table-cell>
          <table:table-cell table:formula="of:= ([.V12]-[.V11]) / ([.R12]-[.R11])" office:value-type="float" office:value="0.00073400313541684" calcext:value-type="float">
            <text:p>0.000734003135417</text:p>
          </table:table-cell>
        </table:table-row>
        <table:table-row table:style-name="ro1">
          <table:table-cell office:value-type="float" office:value="1.59186520485369E+018" calcext:value-type="float">
            <text:p>1.59186520485369E+018</text:p>
          </table:table-cell>
          <table:table-cell table:formula="of:= ([.A12] - 1.59186520428114E+018) * 0.000000001" office:value-type="float" office:value="0.572549888" calcext:value-type="float">
            <text:p>0.5725498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/>
          <table:table-cell office:value-type="float" office:value="-1.32978951931" calcext:value-type="float">
            <text:p>-1.32978951931</text:p>
          </table:table-cell>
          <table:table-cell office:value-type="float" office:value="-0.618118524551" calcext:value-type="float">
            <text:p>-0.618118524551</text:p>
          </table:table-cell>
          <table:table-cell office:value-type="float" office:value="-0.893973529339" calcext:value-type="float">
            <text:p>-0.893973529339</text:p>
          </table:table-cell>
          <table:table-cell/>
          <table:table-cell office:value-type="float" office:value="1.59186520485369E+018" calcext:value-type="float">
            <text:p>1.59186520485369E+018</text:p>
          </table:table-cell>
          <table:table-cell table:formula="of:=([.Q12]-1.59186520428114E+018)*0.000000001" office:value-type="float" office:value="0.572551424" calcext:value-type="float">
            <text:p>0.572551424</text:p>
          </table:table-cell>
          <table:table-cell table:style-name="ce1" office:value-type="float" office:value="-0.0000219338944589" calcext:value-type="float">
            <text:p>-2.19E-05</text:p>
          </table:table-cell>
          <table:table-cell table:style-name="ce1" office:value-type="float" office:value="0.0000369897134078" calcext:value-type="float">
            <text:p>3.70E-05</text:p>
          </table:table-cell>
          <table:table-cell table:style-name="ce1" office:value-type="float" office:value="-0.0000896362471394" calcext:value-type="float">
            <text:p>-8.96E-05</text:p>
          </table:table-cell>
          <table:table-cell table:formula="of:=SQRT([.S12]*[.S12] + [.T12]*[.T12] + [.U12]*[.U12])" office:value-type="float" office:value="0.0000994182650490388" calcext:value-type="float">
            <text:p>9.94182650490388E-05</text:p>
          </table:table-cell>
          <table:table-cell table:formula="of:= ([.V13]-[.V12]) / ([.R13]-[.R12])" office:value-type="float" office:value="-0.000630885914282711" calcext:value-type="float">
            <text:p>-0.000630885914283</text:p>
          </table:table-cell>
        </table:table-row>
        <table:table-row table:style-name="ro1">
          <table:table-cell office:value-type="float" office:value="1.59186520490584E+018" calcext:value-type="float">
            <text:p>1.59186520490584E+018</text:p>
          </table:table-cell>
          <table:table-cell table:formula="of:= ([.A13] - 1.59186520428114E+018) * 0.000000001" office:value-type="float" office:value="0.62470016" calcext:value-type="float">
            <text:p>0.62470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0.000119999996969" calcext:value-type="float">
            <text:p>0.000119999996969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-1.32978487015" calcext:value-type="float">
            <text:p>-1.32978487015</text:p>
          </table:table-cell>
          <table:table-cell office:value-type="float" office:value="-0.618115603924" calcext:value-type="float">
            <text:p>-0.618115603924</text:p>
          </table:table-cell>
          <table:table-cell office:value-type="float" office:value="-0.893976390362" calcext:value-type="float">
            <text:p>-0.893976390362</text:p>
          </table:table-cell>
          <table:table-cell/>
          <table:table-cell office:value-type="float" office:value="1.59186520490584E+018" calcext:value-type="float">
            <text:p>1.59186520490584E+018</text:p>
          </table:table-cell>
          <table:table-cell table:formula="of:=([.Q13]-1.59186520428114E+018)*0.000000001" office:value-type="float" office:value="0.624708096" calcext:value-type="float">
            <text:p>0.624708096</text:p>
          </table:table-cell>
          <table:table-cell table:style-name="ce1" office:value-type="float" office:value="-0.00000678038304613" calcext:value-type="float">
            <text:p>-6.78E-06</text:p>
          </table:table-cell>
          <table:table-cell table:style-name="ce1" office:value-type="float" office:value="0.0000514518105774" calcext:value-type="float">
            <text:p>5.15E-05</text:p>
          </table:table-cell>
          <table:table-cell table:style-name="ce1" office:value-type="float" office:value="-0.0000416024522565" calcext:value-type="float">
            <text:p>-4.16E-05</text:p>
          </table:table-cell>
          <table:table-cell table:formula="of:=SQRT([.S13]*[.S13] + [.T13]*[.T13] + [.U13]*[.U13])" office:value-type="float" office:value="0.0000665133553483754" calcext:value-type="float">
            <text:p>6.65133553483754E-05</text:p>
          </table:table-cell>
          <table:table-cell table:formula="of:= ([.V14]-[.V13]) / ([.R14]-[.R13])" office:value-type="float" office:value="0.00150489608012499" calcext:value-type="float">
            <text:p>0.001504896080125</text:p>
          </table:table-cell>
        </table:table-row>
        <table:table-row table:style-name="ro1">
          <table:table-cell office:value-type="float" office:value="1.59186520495823E+018" calcext:value-type="float">
            <text:p>1.59186520495823E+018</text:p>
          </table:table-cell>
          <table:table-cell table:formula="of:= ([.A14] - 1.59186520428114E+018) * 0.000000001" office:value-type="float" office:value="0.677090048" calcext:value-type="float">
            <text:p>0.67709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310000003083" calcext:value-type="float">
            <text:p>0.000310000003083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ce1" office:value-type="float" office:value="0.0000999999974738" calcext:value-type="float">
            <text:p>1.00E-04</text:p>
          </table:table-cell>
          <table:table-cell/>
          <table:table-cell office:value-type="float" office:value="-1.32978057861" calcext:value-type="float">
            <text:p>-1.32978057861</text:p>
          </table:table-cell>
          <table:table-cell office:value-type="float" office:value="-0.618122756481" calcext:value-type="float">
            <text:p>-0.618122756481</text:p>
          </table:table-cell>
          <table:table-cell office:value-type="float" office:value="-0.893976390362" calcext:value-type="float">
            <text:p>-0.893976390362</text:p>
          </table:table-cell>
          <table:table-cell/>
          <table:table-cell office:value-type="float" office:value="1.59186520495823E+018" calcext:value-type="float">
            <text:p>1.59186520495823E+018</text:p>
          </table:table-cell>
          <table:table-cell table:formula="of:=([.Q14]-1.59186520428114E+018)*0.000000001" office:value-type="float" office:value="0.677096704" calcext:value-type="float">
            <text:p>0.677096704</text:p>
          </table:table-cell>
          <table:table-cell office:value-type="float" office:value="0.000119623633509" calcext:value-type="float">
            <text:p>0.000119623633509</text:p>
          </table:table-cell>
          <table:table-cell table:style-name="ce1" office:value-type="float" office:value="-0.0000569277617615" calcext:value-type="float">
            <text:p>-5.69E-05</text:p>
          </table:table-cell>
          <table:table-cell table:style-name="ce1" office:value-type="float" office:value="0.0000598067126703" calcext:value-type="float">
            <text:p>5.98E-05</text:p>
          </table:table-cell>
          <table:table-cell table:formula="of:=SQRT([.S14]*[.S14] + [.T14]*[.T14] + [.U14]*[.U14])" office:value-type="float" office:value="0.00014535276617078" calcext:value-type="float">
            <text:p>0.000145352766171</text:p>
          </table:table-cell>
          <table:table-cell table:formula="of:= ([.V15]-[.V14]) / ([.R15]-[.R14])" office:value-type="float" office:value="-0.00092558746465267" calcext:value-type="float">
            <text:p>-0.000925587464653</text:p>
          </table:table-cell>
        </table:table-row>
        <table:table-row table:style-name="ro1">
          <table:table-cell office:value-type="float" office:value="1.59186520506047E+018" calcext:value-type="float">
            <text:p>1.59186520506047E+018</text:p>
          </table:table-cell>
          <table:table-cell table:formula="of:= ([.A15] - 1.59186520428114E+018) * 0.000000001" office:value-type="float" office:value="0.779330048" calcext:value-type="float">
            <text:p>0.77933004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9226112" calcext:value-type="float">
            <text:p>-1.32979226112</text:p>
          </table:table-cell>
          <table:table-cell office:value-type="float" office:value="-0.618117570877" calcext:value-type="float">
            <text:p>-0.618117570877</text:p>
          </table:table-cell>
          <table:table-cell office:value-type="float" office:value="-0.893972396851" calcext:value-type="float">
            <text:p>-0.893972396851</text:p>
          </table:table-cell>
          <table:table-cell/>
          <table:table-cell office:value-type="float" office:value="1.59186520506047E+018" calcext:value-type="float">
            <text:p>1.59186520506047E+018</text:p>
          </table:table-cell>
          <table:table-cell table:formula="of:=([.Q15]-1.59186520428114E+018)*0.000000001" office:value-type="float" office:value="0.779328256" calcext:value-type="float">
            <text:p>0.779328256</text:p>
          </table:table-cell>
          <table:table-cell table:style-name="ce1" office:value-type="float" office:value="-0.0000404552629334" calcext:value-type="float">
            <text:p>-4.05E-05</text:p>
          </table:table-cell>
          <table:table-cell table:style-name="ce1" office:value-type="float" office:value="-0.000028158960049" calcext:value-type="float">
            <text:p>-2.82E-05</text:p>
          </table:table-cell>
          <table:table-cell table:style-name="ce1" office:value-type="float" office:value="-0.0000119928199638" calcext:value-type="float">
            <text:p>-1.20E-05</text:p>
          </table:table-cell>
          <table:table-cell table:formula="of:=SQRT([.S15]*[.S15] + [.T15]*[.T15] + [.U15]*[.U15])" office:value-type="float" office:value="0.0000507285231475925" calcext:value-type="float">
            <text:p>5.07285231475925E-05</text:p>
          </table:table-cell>
          <table:table-cell table:formula="of:= ([.V16]-[.V15]) / ([.R16]-[.R15])" office:value-type="float" office:value="0.000247823196730038" calcext:value-type="float">
            <text:p>0.00024782319673</text:p>
          </table:table-cell>
        </table:table-row>
        <table:table-row table:style-name="ro1">
          <table:table-cell office:value-type="float" office:value="1.59186520511273E+018" calcext:value-type="float">
            <text:p>1.59186520511273E+018</text:p>
          </table:table-cell>
          <table:table-cell table:formula="of:= ([.A16] - 1.59186520428114E+018) * 0.000000001" office:value-type="float" office:value="0.831590144" calcext:value-type="float">
            <text:p>0.8315901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8880405" calcext:value-type="float">
            <text:p>-1.32978880405</text:p>
          </table:table-cell>
          <table:table-cell office:value-type="float" office:value="-0.618120908737" calcext:value-type="float">
            <text:p>-0.618120908737</text:p>
          </table:table-cell>
          <table:table-cell office:value-type="float" office:value="-0.893971204758" calcext:value-type="float">
            <text:p>-0.893971204758</text:p>
          </table:table-cell>
          <table:table-cell/>
          <table:table-cell office:value-type="float" office:value="1.59186520511273E+018" calcext:value-type="float">
            <text:p>1.59186520511273E+018</text:p>
          </table:table-cell>
          <table:table-cell table:formula="of:=([.Q16]-1.59186520428114E+018)*0.000000001" office:value-type="float" office:value="0.831591424" calcext:value-type="float">
            <text:p>0.831591424</text:p>
          </table:table-cell>
          <table:table-cell table:style-name="ce1" office:value-type="float" office:value="-0.0000474145017506" calcext:value-type="float">
            <text:p>-4.74E-05</text:p>
          </table:table-cell>
          <table:table-cell table:style-name="ce1" office:value-type="float" office:value="-0.0000376355928893" calcext:value-type="float">
            <text:p>-3.76E-05</text:p>
          </table:table-cell>
          <table:table-cell table:style-name="ce1" office:value-type="float" office:value="-0.0000197646004381" calcext:value-type="float">
            <text:p>-1.98E-05</text:p>
          </table:table-cell>
          <table:table-cell table:formula="of:=SQRT([.S16]*[.S16] + [.T16]*[.T16] + [.U16]*[.U16])" office:value-type="float" office:value="0.0000636805485125915" calcext:value-type="float">
            <text:p>6.36805485125915E-05</text:p>
          </table:table-cell>
          <table:table-cell table:formula="of:= ([.V17]-[.V16]) / ([.R17]-[.R16])" office:value-type="float" office:value="0.000862735126364634" calcext:value-type="float">
            <text:p>0.000862735126365</text:p>
          </table:table-cell>
        </table:table-row>
        <table:table-row table:style-name="ro1">
          <table:table-cell office:value-type="float" office:value="1.59186520516504E+018" calcext:value-type="float">
            <text:p>1.59186520516504E+018</text:p>
          </table:table-cell>
          <table:table-cell table:formula="of:= ([.A17] - 1.59186520428114E+018) * 0.000000001" office:value-type="float" office:value="0.883899904" calcext:value-type="float">
            <text:p>0.8838999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119999996969" calcext:value-type="float">
            <text:p>-0.000119999996969</text:p>
          </table:table-cell>
          <table:table-cell office:value-type="float" office:value="0.000239999993937" calcext:value-type="float">
            <text:p>0.000239999993937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32979154587" calcext:value-type="float">
            <text:p>-1.32979154587</text:p>
          </table:table-cell>
          <table:table-cell office:value-type="float" office:value="-0.618117153645" calcext:value-type="float">
            <text:p>-0.618117153645</text:p>
          </table:table-cell>
          <table:table-cell office:value-type="float" office:value="-0.893969595432" calcext:value-type="float">
            <text:p>-0.893969595432</text:p>
          </table:table-cell>
          <table:table-cell/>
          <table:table-cell office:value-type="float" office:value="1.59186520516504E+018" calcext:value-type="float">
            <text:p>1.59186520516504E+018</text:p>
          </table:table-cell>
          <table:table-cell table:formula="of:=([.Q17]-1.59186520428114E+018)*0.000000001" office:value-type="float" office:value="0.883904" calcext:value-type="float">
            <text:p>0.883904</text:p>
          </table:table-cell>
          <table:table-cell table:style-name="ce1" office:value-type="float" office:value="-0.0000270268938038" calcext:value-type="float">
            <text:p>-2.70E-05</text:p>
          </table:table-cell>
          <table:table-cell table:style-name="ce1" office:value-type="float" office:value="0.0000910771777853" calcext:value-type="float">
            <text:p>9.11E-05</text:p>
          </table:table-cell>
          <table:table-cell table:style-name="ce1" office:value-type="float" office:value="-0.0000530532088305" calcext:value-type="float">
            <text:p>-5.31E-05</text:p>
          </table:table-cell>
          <table:table-cell table:formula="of:=SQRT([.S17]*[.S17] + [.T17]*[.T17] + [.U17]*[.U17])" office:value-type="float" office:value="0.000108812445378411" calcext:value-type="float">
            <text:p>0.000108812445378</text:p>
          </table:table-cell>
          <table:table-cell table:formula="of:= ([.V18]-[.V17]) / ([.R18]-[.R17])" office:value-type="float" office:value="-0.000384730313608954" calcext:value-type="float">
            <text:p>-0.000384730313609</text:p>
          </table:table-cell>
        </table:table-row>
        <table:table-row table:style-name="ro1">
          <table:table-cell office:value-type="float" office:value="1.59186520526761E+018" calcext:value-type="float">
            <text:p>1.59186520526761E+018</text:p>
          </table:table-cell>
          <table:table-cell table:formula="of:= ([.A18] - 1.59186520428114E+018) * 0.000000001" office:value-type="float" office:value="0.986469888" calcext:value-type="float">
            <text:p>0.9864698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80000002729" calcext:value-type="float">
            <text:p>0.000180000002729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32978236675" calcext:value-type="float">
            <text:p>-1.32978236675</text:p>
          </table:table-cell>
          <table:table-cell office:value-type="float" office:value="-0.618124425411" calcext:value-type="float">
            <text:p>-0.618124425411</text:p>
          </table:table-cell>
          <table:table-cell office:value-type="float" office:value="-0.893975555897" calcext:value-type="float">
            <text:p>-0.893975555897</text:p>
          </table:table-cell>
          <table:table-cell/>
          <table:table-cell office:value-type="float" office:value="1.59186520526761E+018" calcext:value-type="float">
            <text:p>1.59186520526761E+018</text:p>
          </table:table-cell>
          <table:table-cell table:formula="of:=([.Q18]-1.59186520428114E+018)*0.000000001" office:value-type="float" office:value="0.986469376" calcext:value-type="float">
            <text:p>0.986469376</text:p>
          </table:table-cell>
          <table:table-cell table:style-name="ce1" office:value-type="float" office:value="0.0000637991761323" calcext:value-type="float">
            <text:p>6.38E-05</text:p>
          </table:table-cell>
          <table:table-cell table:style-name="ce1" office:value-type="float" office:value="-0.00000109185657493" calcext:value-type="float">
            <text:p>-1.09E-06</text:p>
          </table:table-cell>
          <table:table-cell table:style-name="ce1" office:value-type="float" office:value="-0.0000271704502666" calcext:value-type="float">
            <text:p>-2.72E-05</text:p>
          </table:table-cell>
          <table:table-cell table:formula="of:=SQRT([.S18]*[.S18] + [.T18]*[.T18] + [.U18]*[.U18])" office:value-type="float" office:value="0.0000693524361045107" calcext:value-type="float">
            <text:p>6.93524361045107E-05</text:p>
          </table:table-cell>
          <table:table-cell table:formula="of:= ([.V19]-[.V18]) / ([.R19]-[.R18])" office:value-type="float" office:value="0.000223513441576287" calcext:value-type="float">
            <text:p>0.000223513441576</text:p>
          </table:table-cell>
        </table:table-row>
        <table:table-row table:style-name="ro1">
          <table:table-cell office:value-type="float" office:value="1.59186520531905E+018" calcext:value-type="float">
            <text:p>1.59186520531905E+018</text:p>
          </table:table-cell>
          <table:table-cell table:formula="of:= ([.A19] - 1.59186520428114E+018) * 0.000000001" office:value-type="float" office:value="1.037910016" calcext:value-type="float">
            <text:p>1.037910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999999974738" calcext:value-type="float">
            <text:p>-1.00E-04</text:p>
          </table:table-cell>
          <table:table-cell/>
          <table:table-cell office:value-type="float" office:value="-1.32978153229" calcext:value-type="float">
            <text:p>-1.32978153229</text:p>
          </table:table-cell>
          <table:table-cell office:value-type="float" office:value="-0.618121743202" calcext:value-type="float">
            <text:p>-0.618121743202</text:p>
          </table:table-cell>
          <table:table-cell office:value-type="float" office:value="-0.893975138664" calcext:value-type="float">
            <text:p>-0.893975138664</text:p>
          </table:table-cell>
          <table:table-cell/>
          <table:table-cell office:value-type="float" office:value="1.59186520531905E+018" calcext:value-type="float">
            <text:p>1.59186520531905E+018</text:p>
          </table:table-cell>
          <table:table-cell table:formula="of:=([.Q19]-1.59186520428114E+018)*0.000000001" office:value-type="float" office:value="1.037913344" calcext:value-type="float">
            <text:p>1.037913344</text:p>
          </table:table-cell>
          <table:table-cell table:style-name="ce1" office:value-type="float" office:value="-0.0000462400057586" calcext:value-type="float">
            <text:p>-4.62E-05</text:p>
          </table:table-cell>
          <table:table-cell table:style-name="ce1" office:value-type="float" office:value="0.0000557722887606" calcext:value-type="float">
            <text:p>5.58E-05</text:p>
          </table:table-cell>
          <table:table-cell table:style-name="ce1" office:value-type="float" office:value="-0.0000358911456715" calcext:value-type="float">
            <text:p>-3.59E-05</text:p>
          </table:table-cell>
          <table:table-cell table:formula="of:=SQRT([.S19]*[.S19] + [.T19]*[.T19] + [.U19]*[.U19])" office:value-type="float" office:value="0.0000808508544405311" calcext:value-type="float">
            <text:p>8.08508544405311E-05</text:p>
          </table:table-cell>
          <table:table-cell table:formula="of:= ([.V20]-[.V19]) / ([.R20]-[.R19])" office:value-type="float" office:value="0.000163032315867064" calcext:value-type="float">
            <text:p>0.000163032315867</text:p>
          </table:table-cell>
        </table:table-row>
        <table:table-row table:style-name="ro1">
          <table:table-cell office:value-type="float" office:value="1.59186520537078E+018" calcext:value-type="float">
            <text:p>1.59186520537078E+018</text:p>
          </table:table-cell>
          <table:table-cell table:formula="of:= ([.A20] - 1.59186520428114E+018) * 0.000000001" office:value-type="float" office:value="1.089639936" calcext:value-type="float">
            <text:p>1.0896399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119999996969" calcext:value-type="float">
            <text:p>-0.000119999996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2979285717" calcext:value-type="float">
            <text:p>-1.32979285717</text:p>
          </table:table-cell>
          <table:table-cell office:value-type="float" office:value="-0.618121266365" calcext:value-type="float">
            <text:p>-0.618121266365</text:p>
          </table:table-cell>
          <table:table-cell office:value-type="float" office:value="-0.893969655037" calcext:value-type="float">
            <text:p>-0.893969655037</text:p>
          </table:table-cell>
          <table:table-cell/>
          <table:table-cell office:value-type="float" office:value="1.59186520537078E+018" calcext:value-type="float">
            <text:p>1.59186520537078E+018</text:p>
          </table:table-cell>
          <table:table-cell table:formula="of:=([.Q20]-1.59186520428114E+018)*0.000000001" office:value-type="float" office:value="1.08964352" calcext:value-type="float">
            <text:p>1.08964352</text:p>
          </table:table-cell>
          <table:table-cell table:style-name="ce1" office:value-type="float" office:value="-0.0000722097320249" calcext:value-type="float">
            <text:p>-7.22E-05</text:p>
          </table:table-cell>
          <table:table-cell table:style-name="ce1" office:value-type="float" office:value="-0.0000413980706071" calcext:value-type="float">
            <text:p>-4.14E-05</text:p>
          </table:table-cell>
          <table:table-cell table:style-name="ce1" office:value-type="float" office:value="-0.000032306103094" calcext:value-type="float">
            <text:p>-3.23E-05</text:p>
          </table:table-cell>
          <table:table-cell table:formula="of:=SQRT([.S20]*[.S20] + [.T20]*[.T20] + [.U20]*[.U20])" office:value-type="float" office:value="0.0000892845448340219" calcext:value-type="float">
            <text:p>8.92845448340219E-05</text:p>
          </table:table-cell>
          <table:table-cell table:formula="of:= ([.V21]-[.V20]) / ([.R21]-[.R20])" office:value-type="float" office:value="-0.000712382249165752" calcext:value-type="float">
            <text:p>-0.000712382249166</text:p>
          </table:table-cell>
        </table:table-row>
        <table:table-row table:style-name="ro1">
          <table:table-cell office:value-type="float" office:value="1.59186520542285E+018" calcext:value-type="float">
            <text:p>1.59186520542285E+018</text:p>
          </table:table-cell>
          <table:table-cell table:formula="of:= ([.A21] - 1.59186520428114E+018) * 0.000000001" office:value-type="float" office:value="1.14171008" calcext:value-type="float">
            <text:p>1.14171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3297867775" calcext:value-type="float">
            <text:p>-1.3297867775</text:p>
          </table:table-cell>
          <table:table-cell office:value-type="float" office:value="-0.618118703365" calcext:value-type="float">
            <text:p>-0.618118703365</text:p>
          </table:table-cell>
          <table:table-cell office:value-type="float" office:value="-0.893970668316" calcext:value-type="float">
            <text:p>-0.893970668316</text:p>
          </table:table-cell>
          <table:table-cell/>
          <table:table-cell office:value-type="float" office:value="1.59186520542285E+018" calcext:value-type="float">
            <text:p>1.59186520542285E+018</text:p>
          </table:table-cell>
          <table:table-cell table:formula="of:=([.Q21]-1.59186520428114E+018)*0.000000001" office:value-type="float" office:value="1.141709312" calcext:value-type="float">
            <text:p>1.141709312</text:p>
          </table:table-cell>
          <table:table-cell table:style-name="ce1" office:value-type="float" office:value="-0.0000127158009491" calcext:value-type="float">
            <text:p>-1.27E-05</text:p>
          </table:table-cell>
          <table:table-cell table:style-name="ce1" office:value-type="float" office:value="-0.0000115114817163" calcext:value-type="float">
            <text:p>-1.15E-05</text:p>
          </table:table-cell>
          <table:table-cell table:style-name="ce1" office:value-type="float" office:value="-0.0000492948965984" calcext:value-type="float">
            <text:p>-4.93E-05</text:p>
          </table:table-cell>
          <table:table-cell table:formula="of:=SQRT([.S21]*[.S21] + [.T21]*[.T21] + [.U21]*[.U21])" office:value-type="float" office:value="0.0000521937988244656" calcext:value-type="float">
            <text:p>5.21937988244656E-05</text:p>
          </table:table-cell>
          <table:table-cell table:formula="of:= ([.V22]-[.V21]) / ([.R22]-[.R21])" office:value-type="float" office:value="-0.000386025346131421" calcext:value-type="float">
            <text:p>-0.000386025346131</text:p>
          </table:table-cell>
        </table:table-row>
        <table:table-row table:style-name="ro1">
          <table:table-cell office:value-type="float" office:value="1.59186520547533E+018" calcext:value-type="float">
            <text:p>1.59186520547533E+018</text:p>
          </table:table-cell>
          <table:table-cell table:formula="of:= ([.A22] - 1.59186520428114E+018) * 0.000000001" office:value-type="float" office:value="1.19419008" calcext:value-type="float">
            <text:p>1.194190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0.0000999999974738" calcext:value-type="float">
            <text:p>1.00E-04</text:p>
          </table:table-cell>
          <table:table-cell/>
          <table:table-cell office:value-type="float" office:value="-1.32978415489" calcext:value-type="float">
            <text:p>-1.32978415489</text:p>
          </table:table-cell>
          <table:table-cell office:value-type="float" office:value="-0.618123233318" calcext:value-type="float">
            <text:p>-0.618123233318</text:p>
          </table:table-cell>
          <table:table-cell office:value-type="float" office:value="-0.893975138664" calcext:value-type="float">
            <text:p>-0.893975138664</text:p>
          </table:table-cell>
          <table:table-cell/>
          <table:table-cell office:value-type="float" office:value="1.59186520547533E+018" calcext:value-type="float">
            <text:p>1.59186520547533E+018</text:p>
          </table:table-cell>
          <table:table-cell table:formula="of:=([.Q22]-1.59186520428114E+018)*0.000000001" office:value-type="float" office:value="1.194194176" calcext:value-type="float">
            <text:p>1.194194176</text:p>
          </table:table-cell>
          <table:table-cell table:style-name="ce1" office:value-type="float" office:value="-0.000015973329937" calcext:value-type="float">
            <text:p>-1.60E-05</text:p>
          </table:table-cell>
          <table:table-cell table:style-name="ce1" office:value-type="float" office:value="-0.00000139800738452" calcext:value-type="float">
            <text:p>-1.40E-06</text:p>
          </table:table-cell>
          <table:table-cell table:style-name="ce1" office:value-type="float" office:value="-0.000027615840736" calcext:value-type="float">
            <text:p>-2.76E-05</text:p>
          </table:table-cell>
          <table:table-cell table:formula="of:=SQRT([.S22]*[.S22] + [.T22]*[.T22] + [.U22]*[.U22])" office:value-type="float" office:value="0.0000319333110322051" calcext:value-type="float">
            <text:p>3.19333110322051E-05</text:p>
          </table:table-cell>
          <table:table-cell table:formula="of:= ([.V23]-[.V22]) / ([.R23]-[.R22])" office:value-type="float" office:value="-0.000174317175819559" calcext:value-type="float">
            <text:p>-0.00017431717582</text:p>
          </table:table-cell>
        </table:table-row>
        <table:table-row table:style-name="ro1">
          <table:table-cell office:value-type="float" office:value="1.59186520552769E+018" calcext:value-type="float">
            <text:p>1.59186520552769E+018</text:p>
          </table:table-cell>
          <table:table-cell table:formula="of:= ([.A23] - 1.59186520428114E+018) * 0.000000001" office:value-type="float" office:value="1.24654976" calcext:value-type="float">
            <text:p>1.246549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32978665829" calcext:value-type="float">
            <text:p>-1.32978665829</text:p>
          </table:table-cell>
          <table:table-cell office:value-type="float" office:value="-0.618120551109" calcext:value-type="float">
            <text:p>-0.618120551109</text:p>
          </table:table-cell>
          <table:table-cell office:value-type="float" office:value="-0.893972158432" calcext:value-type="float">
            <text:p>-0.893972158432</text:p>
          </table:table-cell>
          <table:table-cell/>
          <table:table-cell office:value-type="float" office:value="1.59186520552769E+018" calcext:value-type="float">
            <text:p>1.59186520552769E+018</text:p>
          </table:table-cell>
          <table:table-cell table:formula="of:=([.Q23]-1.59186520428114E+018)*0.000000001" office:value-type="float" office:value="1.246556416" calcext:value-type="float">
            <text:p>1.246556416</text:p>
          </table:table-cell>
          <table:table-cell table:style-name="ce1" office:value-type="float" office:value="-0.00000231052649724" calcext:value-type="float">
            <text:p>-2.31E-06</text:p>
          </table:table-cell>
          <table:table-cell table:style-name="ce1" office:value-type="float" office:value="0.0000222659236897" calcext:value-type="float">
            <text:p>2.23E-05</text:p>
          </table:table-cell>
          <table:table-cell table:style-name="ce1" office:value-type="float" office:value="0.00000435761876361" calcext:value-type="float">
            <text:p>4.36E-06</text:p>
          </table:table-cell>
          <table:table-cell table:formula="of:=SQRT([.S23]*[.S23] + [.T23]*[.T23] + [.U23]*[.U23])" office:value-type="float" office:value="0.0000228056732358191" calcext:value-type="float">
            <text:p>2.28056732358191E-05</text:p>
          </table:table-cell>
          <table:table-cell table:formula="of:= ([.V24]-[.V23]) / ([.R24]-[.R23])" office:value-type="float" office:value="0.000512132827287725" calcext:value-type="float">
            <text:p>0.000512132827288</text:p>
          </table:table-cell>
        </table:table-row>
        <table:table-row table:style-name="ro1">
          <table:table-cell office:value-type="float" office:value="1.59186520562986E+018" calcext:value-type="float">
            <text:p>1.59186520562986E+018</text:p>
          </table:table-cell>
          <table:table-cell table:formula="of:= ([.A24] - 1.59186520428114E+018) * 0.000000001" office:value-type="float" office:value="1.348720128" calcext:value-type="float">
            <text:p>1.34872012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60000000708" calcext:value-type="float">
            <text:p>-0.000260000000708</text:p>
          </table:table-cell>
          <table:table-cell table:style-name="ce1" office:value-type="float" office:value="0.0000599999984843" calcext:value-type="float">
            <text:p>6.00E-05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32978367805" calcext:value-type="float">
            <text:p>-1.32978367805</text:p>
          </table:table-cell>
          <table:table-cell office:value-type="float" office:value="-0.618125498295" calcext:value-type="float">
            <text:p>-0.618125498295</text:p>
          </table:table-cell>
          <table:table-cell office:value-type="float" office:value="-0.893974483013" calcext:value-type="float">
            <text:p>-0.893974483013</text:p>
          </table:table-cell>
          <table:table-cell/>
          <table:table-cell office:value-type="float" office:value="1.59186520562986E+018" calcext:value-type="float">
            <text:p>1.59186520562986E+018</text:p>
          </table:table-cell>
          <table:table-cell table:formula="of:=([.Q24]-1.59186520428114E+018)*0.000000001" office:value-type="float" office:value="1.348722176" calcext:value-type="float">
            <text:p>1.348722176</text:p>
          </table:table-cell>
          <table:table-cell table:style-name="ce1" office:value-type="float" office:value="-0.0000524708302692" calcext:value-type="float">
            <text:p>-5.25E-05</text:p>
          </table:table-cell>
          <table:table-cell table:style-name="ce1" office:value-type="float" office:value="-0.0000193082796613" calcext:value-type="float">
            <text:p>-1.93E-05</text:p>
          </table:table-cell>
          <table:table-cell table:style-name="ce1" office:value-type="float" office:value="-0.0000501820250065" calcext:value-type="float">
            <text:p>-5.02E-05</text:p>
          </table:table-cell>
          <table:table-cell table:formula="of:=SQRT([.S24]*[.S24] + [.T24]*[.T24] + [.U24]*[.U24])" office:value-type="float" office:value="0.0000751281127566183" calcext:value-type="float">
            <text:p>7.51281127566183E-05</text:p>
          </table:table-cell>
          <table:table-cell table:formula="of:= ([.V25]-[.V24]) / ([.R25]-[.R24])" office:value-type="float" office:value="0.000000956067586860753" calcext:value-type="float">
            <text:p>9.56067586860753E-07</text:p>
          </table:table-cell>
        </table:table-row>
        <table:table-row table:style-name="ro1">
          <table:table-cell office:value-type="float" office:value="1.59186520568208E+018" calcext:value-type="float">
            <text:p>1.59186520568208E+018</text:p>
          </table:table-cell>
          <table:table-cell table:formula="of:= ([.A25] - 1.59186520428114E+018) * 0.000000001" office:value-type="float" office:value="1.400940032" calcext:value-type="float">
            <text:p>1.400940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32978892326" calcext:value-type="float">
            <text:p>-1.32978892326</text:p>
          </table:table-cell>
          <table:table-cell office:value-type="float" office:value="-0.618122041225" calcext:value-type="float">
            <text:p>-0.618122041225</text:p>
          </table:table-cell>
          <table:table-cell office:value-type="float" office:value="-0.893970429897" calcext:value-type="float">
            <text:p>-0.893970429897</text:p>
          </table:table-cell>
          <table:table-cell/>
          <table:table-cell office:value-type="float" office:value="1.59186520568208E+018" calcext:value-type="float">
            <text:p>1.59186520568208E+018</text:p>
          </table:table-cell>
          <table:table-cell table:formula="of:=([.Q25]-1.59186520428114E+018)*0.000000001" office:value-type="float" office:value="1.40094336" calcext:value-type="float">
            <text:p>1.40094336</text:p>
          </table:table-cell>
          <table:table-cell table:style-name="ce1" office:value-type="float" office:value="0.000000526702308434" calcext:value-type="float">
            <text:p>5.27E-07</text:p>
          </table:table-cell>
          <table:table-cell table:style-name="ce1" office:value-type="float" office:value="-0.0000431285152445" calcext:value-type="float">
            <text:p>-4.31E-05</text:p>
          </table:table-cell>
          <table:table-cell table:style-name="ce1" office:value-type="float" office:value="0.0000615742756054" calcext:value-type="float">
            <text:p>6.16E-05</text:p>
          </table:table-cell>
          <table:table-cell table:formula="of:=SQRT([.S25]*[.S25] + [.T25]*[.T25] + [.U25]*[.U25])" office:value-type="float" office:value="0.0000751780397379882" calcext:value-type="float">
            <text:p>7.51780397379882E-05</text:p>
          </table:table-cell>
          <table:table-cell table:formula="of:= ([.V26]-[.V25]) / ([.R26]-[.R25])" office:value-type="float" office:value="0.00648457966610652" calcext:value-type="float">
            <text:p>0.006484579666107</text:p>
          </table:table-cell>
        </table:table-row>
        <table:table-row table:style-name="ro1">
          <table:table-cell office:value-type="float" office:value="1.59186520573462E+018" calcext:value-type="float">
            <text:p>1.59186520573462E+018</text:p>
          </table:table-cell>
          <table:table-cell table:formula="of:= ([.A26] - 1.59186520428114E+018) * 0.000000001" office:value-type="float" office:value="1.453479936" calcext:value-type="float">
            <text:p>1.4534799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0.000730000028852" calcext:value-type="float">
            <text:p>0.000730000028852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32978379726" calcext:value-type="float">
            <text:p>-1.32978379726</text:p>
          </table:table-cell>
          <table:table-cell office:value-type="float" office:value="-0.618130743504" calcext:value-type="float">
            <text:p>-0.618130743504</text:p>
          </table:table-cell>
          <table:table-cell office:value-type="float" office:value="-0.893972873688" calcext:value-type="float">
            <text:p>-0.893972873688</text:p>
          </table:table-cell>
          <table:table-cell/>
          <table:table-cell office:value-type="float" office:value="1.59186520573462E+018" calcext:value-type="float">
            <text:p>1.59186520573462E+018</text:p>
          </table:table-cell>
          <table:table-cell table:formula="of:=([.Q26]-1.59186520428114E+018)*0.000000001" office:value-type="float" office:value="1.45348736" calcext:value-type="float">
            <text:p>1.45348736</text:p>
          </table:table-cell>
          <table:table-cell office:value-type="float" office:value="0.000406361621572" calcext:value-type="float">
            <text:p>0.000406361621572</text:p>
          </table:table-cell>
          <table:table-cell table:style-name="ce1" office:value-type="float" office:value="-0.00000906878631213" calcext:value-type="float">
            <text:p>-9.07E-06</text:p>
          </table:table-cell>
          <table:table-cell table:style-name="ce1" office:value-type="float" office:value="0.0000881133091752" calcext:value-type="float">
            <text:p>8.81E-05</text:p>
          </table:table-cell>
          <table:table-cell table:formula="of:=SQRT([.S26]*[.S26] + [.T26]*[.T26] + [.U26]*[.U26])" office:value-type="float" office:value="0.000415903793713889" calcext:value-type="float">
            <text:p>0.000415903793714</text:p>
          </table:table-cell>
          <table:table-cell table:formula="of:= ([.V27]-[.V26]) / ([.R27]-[.R26])" office:value-type="float" office:value="-0.00547697046946576" calcext:value-type="float">
            <text:p>-0.005476970469466</text:p>
          </table:table-cell>
        </table:table-row>
        <table:table-row table:style-name="ro1">
          <table:table-cell office:value-type="float" office:value="1.59186520578831E+018" calcext:value-type="float">
            <text:p>1.59186520578831E+018</text:p>
          </table:table-cell>
          <table:table-cell table:formula="of:= ([.A27] - 1.59186520428114E+018) * 0.000000001" office:value-type="float" office:value="1.507170048" calcext:value-type="float">
            <text:p>1.50717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855854" calcext:value-type="float">
            <text:p>-1.3297855854</text:p>
          </table:table-cell>
          <table:table-cell office:value-type="float" office:value="-0.618130207062" calcext:value-type="float">
            <text:p>-0.618130207062</text:p>
          </table:table-cell>
          <table:table-cell office:value-type="float" office:value="-0.893972456455" calcext:value-type="float">
            <text:p>-0.893972456455</text:p>
          </table:table-cell>
          <table:table-cell/>
          <table:table-cell office:value-type="float" office:value="1.59186520578831E+018" calcext:value-type="float">
            <text:p>1.59186520578831E+018</text:p>
          </table:table-cell>
          <table:table-cell table:formula="of:=([.Q27]-1.59186520428114E+018)*0.000000001" office:value-type="float" office:value="1.507177216" calcext:value-type="float">
            <text:p>1.507177216</text:p>
          </table:table-cell>
          <table:table-cell table:style-name="ce1" office:value-type="float" office:value="-0.0000104967202788" calcext:value-type="float">
            <text:p>-1.05E-05</text:p>
          </table:table-cell>
          <table:table-cell office:value-type="float" office:value="0.000114545044198" calcext:value-type="float">
            <text:p>0.000114545044198</text:p>
          </table:table-cell>
          <table:table-cell table:style-name="ce1" office:value-type="float" office:value="-0.0000401958786824" calcext:value-type="float">
            <text:p>-4.02E-05</text:p>
          </table:table-cell>
          <table:table-cell table:formula="of:=SQRT([.S27]*[.S27] + [.T27]*[.T27] + [.U27]*[.U27])" office:value-type="float" office:value="0.000121846037892019" calcext:value-type="float">
            <text:p>0.000121846037892</text:p>
          </table:table-cell>
          <table:table-cell table:formula="of:= ([.V28]-[.V27]) / ([.R28]-[.R27])" office:value-type="float" office:value="-0.000782175897698295" calcext:value-type="float">
            <text:p>-0.000782175897698</text:p>
          </table:table-cell>
        </table:table-row>
        <table:table-row table:style-name="ro1">
          <table:table-cell office:value-type="float" office:value="1.59186520584061E+018" calcext:value-type="float">
            <text:p>1.59186520584061E+018</text:p>
          </table:table-cell>
          <table:table-cell table:formula="of:= ([.A28] - 1.59186520428114E+018) * 0.000000001" office:value-type="float" office:value="1.55947008" calcext:value-type="float">
            <text:p>1.55947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-0.0000999999974738" calcext:value-type="float">
            <text:p>-1.00E-04</text:p>
          </table:table-cell>
          <table:table-cell office:value-type="float" office:value="0.000140000003739" calcext:value-type="float">
            <text:p>0.000140000003739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32978403568" calcext:value-type="float">
            <text:p>-1.32978403568</text:p>
          </table:table-cell>
          <table:table-cell office:value-type="float" office:value="-0.618116140366" calcext:value-type="float">
            <text:p>-0.618116140366</text:p>
          </table:table-cell>
          <table:table-cell office:value-type="float" office:value="-0.893976032734" calcext:value-type="float">
            <text:p>-0.893976032734</text:p>
          </table:table-cell>
          <table:table-cell/>
          <table:table-cell office:value-type="float" office:value="1.59186520584061E+018" calcext:value-type="float">
            <text:p>1.59186520584061E+018</text:p>
          </table:table-cell>
          <table:table-cell table:formula="of:=([.Q28]-1.59186520428114E+018)*0.000000001" office:value-type="float" office:value="1.559472384" calcext:value-type="float">
            <text:p>1.559472384</text:p>
          </table:table-cell>
          <table:table-cell table:style-name="ce1" office:value-type="float" office:value="0.00000385168550565" calcext:value-type="float">
            <text:p>3.85E-06</text:p>
          </table:table-cell>
          <table:table-cell table:style-name="ce1" office:value-type="float" office:value="0.0000765752847656" calcext:value-type="float">
            <text:p>7.66E-05</text:p>
          </table:table-cell>
          <table:table-cell table:style-name="ce1" office:value-type="float" office:value="0.0000259422540694" calcext:value-type="float">
            <text:p>2.59E-05</text:p>
          </table:table-cell>
          <table:table-cell table:formula="of:=SQRT([.S28]*[.S28] + [.T28]*[.T28] + [.U28]*[.U28])" office:value-type="float" office:value="0.0000809420179163361" calcext:value-type="float">
            <text:p>8.09420179163361E-05</text:p>
          </table:table-cell>
          <table:table-cell table:formula="of:= ([.V29]-[.V28]) / ([.R29]-[.R28])" office:value-type="float" office:value="-0.000895854563689146" calcext:value-type="float">
            <text:p>-0.000895854563689</text:p>
          </table:table-cell>
        </table:table-row>
        <table:table-row table:style-name="ro1">
          <table:table-cell office:value-type="float" office:value="1.59186520589276E+018" calcext:value-type="float">
            <text:p>1.59186520589276E+018</text:p>
          </table:table-cell>
          <table:table-cell table:formula="of:= ([.A29] - 1.59186520428114E+018) * 0.000000001" office:value-type="float" office:value="1.611620096" calcext:value-type="float">
            <text:p>1.61162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32978570461" calcext:value-type="float">
            <text:p>-1.32978570461</text:p>
          </table:table-cell>
          <table:table-cell office:value-type="float" office:value="-0.618116676807" calcext:value-type="float">
            <text:p>-0.618116676807</text:p>
          </table:table-cell>
          <table:table-cell office:value-type="float" office:value="-0.893973529339" calcext:value-type="float">
            <text:p>-0.893973529339</text:p>
          </table:table-cell>
          <table:table-cell/>
          <table:table-cell office:value-type="float" office:value="1.59186520589276E+018" calcext:value-type="float">
            <text:p>1.59186520589276E+018</text:p>
          </table:table-cell>
          <table:table-cell table:formula="of:=([.Q29]-1.59186520428114E+018)*0.000000001" office:value-type="float" office:value="1.611620096" calcext:value-type="float">
            <text:p>1.611620096</text:p>
          </table:table-cell>
          <table:table-cell table:style-name="ce1" office:value-type="float" office:value="-0.0000103522779682" calcext:value-type="float">
            <text:p>-1.04E-05</text:p>
          </table:table-cell>
          <table:table-cell table:style-name="ce1" office:value-type="float" office:value="0.0000326214903907" calcext:value-type="float">
            <text:p>3.26E-05</text:p>
          </table:table-cell>
          <table:table-cell table:style-name="ce1" office:value-type="float" office:value="0.000000191283234585" calcext:value-type="float">
            <text:p>1.91E-07</text:p>
          </table:table-cell>
          <table:table-cell table:formula="of:=SQRT([.S29]*[.S29] + [.T29]*[.T29] + [.U29]*[.U29])" office:value-type="float" office:value="0.0000342252521351888" calcext:value-type="float">
            <text:p>3.42252521351888E-05</text:p>
          </table:table-cell>
          <table:table-cell table:formula="of:= ([.V30]-[.V29]) / ([.R30]-[.R29])" office:value-type="float" office:value="0.000452760749369621" calcext:value-type="float">
            <text:p>0.00045276074937</text:p>
          </table:table-cell>
        </table:table-row>
        <table:table-row table:style-name="ro1">
          <table:table-cell office:value-type="float" office:value="1.59186520594508E+018" calcext:value-type="float">
            <text:p>1.59186520594508E+018</text:p>
          </table:table-cell>
          <table:table-cell table:formula="of:= ([.A30] - 1.59186520428114E+018) * 0.000000001" office:value-type="float" office:value="1.663940096" calcext:value-type="float">
            <text:p>1.66394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0.000119999996969" calcext:value-type="float">
            <text:p>0.000119999996969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3297829628" calcext:value-type="float">
            <text:p>-1.3297829628</text:p>
          </table:table-cell>
          <table:table-cell office:value-type="float" office:value="-0.618121087551" calcext:value-type="float">
            <text:p>-0.618121087551</text:p>
          </table:table-cell>
          <table:table-cell office:value-type="float" office:value="-0.893976509571" calcext:value-type="float">
            <text:p>-0.893976509571</text:p>
          </table:table-cell>
          <table:table-cell/>
          <table:table-cell office:value-type="float" office:value="1.59186520594508E+018" calcext:value-type="float">
            <text:p>1.59186520594508E+018</text:p>
          </table:table-cell>
          <table:table-cell table:formula="of:=([.Q30]-1.59186520428114E+018)*0.000000001" office:value-type="float" office:value="1.66394752" calcext:value-type="float">
            <text:p>1.66394752</text:p>
          </table:table-cell>
          <table:table-cell table:style-name="ce1" office:value-type="float" office:value="-0.0000499538873555" calcext:value-type="float">
            <text:p>-5.00E-05</text:p>
          </table:table-cell>
          <table:table-cell table:style-name="ce1" office:value-type="float" office:value="0.0000287636830762" calcext:value-type="float">
            <text:p>2.88E-05</text:p>
          </table:table-cell>
          <table:table-cell table:style-name="ce1" office:value-type="float" office:value="0.00000562539162274" calcext:value-type="float">
            <text:p>5.63E-06</text:p>
          </table:table-cell>
          <table:table-cell table:formula="of:=SQRT([.S30]*[.S30] + [.T30]*[.T30] + [.U30]*[.U30])" office:value-type="float" office:value="0.0000579170558380107" calcext:value-type="float">
            <text:p>5.79170558380107E-05</text:p>
          </table:table-cell>
          <table:table-cell table:formula="of:= ([.V31]-[.V30]) / ([.R31]-[.R30])" office:value-type="float" office:value="-0.000288768267496864" calcext:value-type="float">
            <text:p>-0.000288768267497</text:p>
          </table:table-cell>
        </table:table-row>
        <table:table-row table:style-name="ro1">
          <table:table-cell office:value-type="float" office:value="1.59186520599687E+018" calcext:value-type="float">
            <text:p>1.59186520599687E+018</text:p>
          </table:table-cell>
          <table:table-cell table:formula="of:= ([.A31] - 1.59186520428114E+018) * 0.000000001" office:value-type="float" office:value="1.715730176" calcext:value-type="float">
            <text:p>1.7157301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/>
          <table:table-cell office:value-type="float" office:value="-1.32978463173" calcext:value-type="float">
            <text:p>-1.32978463173</text:p>
          </table:table-cell>
          <table:table-cell office:value-type="float" office:value="-0.618121743202" calcext:value-type="float">
            <text:p>-0.618121743202</text:p>
          </table:table-cell>
          <table:table-cell office:value-type="float" office:value="-0.893974125385" calcext:value-type="float">
            <text:p>-0.893974125385</text:p>
          </table:table-cell>
          <table:table-cell/>
          <table:table-cell office:value-type="float" office:value="1.59186520599687E+018" calcext:value-type="float">
            <text:p>1.59186520599687E+018</text:p>
          </table:table-cell>
          <table:table-cell table:formula="of:=([.Q31]-1.59186520428114E+018)*0.000000001" office:value-type="float" office:value="1.7157312" calcext:value-type="float">
            <text:p>1.7157312</text:p>
          </table:table-cell>
          <table:table-cell table:style-name="ce1" office:value-type="float" office:value="-0.000027281785151" calcext:value-type="float">
            <text:p>-2.73E-05</text:p>
          </table:table-cell>
          <table:table-cell table:style-name="ce1" office:value-type="float" office:value="-0.0000098366272141" calcext:value-type="float">
            <text:p>-9.84E-06</text:p>
          </table:table-cell>
          <table:table-cell table:style-name="ce1" office:value-type="float" office:value="-0.0000316987934639" calcext:value-type="float">
            <text:p>-3.17E-05</text:p>
          </table:table-cell>
          <table:table-cell table:formula="of:=SQRT([.S31]*[.S31] + [.T31]*[.T31] + [.U31]*[.U31])" office:value-type="float" office:value="0.0000429635722797987" calcext:value-type="float">
            <text:p>4.29635722797987E-05</text:p>
          </table:table-cell>
          <table:table-cell table:formula="of:= ([.V32]-[.V31]) / ([.R32]-[.R31])" office:value-type="float" office:value="0.000218859103719274" calcext:value-type="float">
            <text:p>0.000218859103719</text:p>
          </table:table-cell>
        </table:table-row>
        <table:table-row table:style-name="ro1">
          <table:table-cell office:value-type="float" office:value="1.59186520604945E+018" calcext:value-type="float">
            <text:p>1.59186520604945E+018</text:p>
          </table:table-cell>
          <table:table-cell table:formula="of:= ([.A32] - 1.59186520428114E+018) * 0.000000001" office:value-type="float" office:value="1.768310016" calcext:value-type="float">
            <text:p>1.7683100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number-columns-repeated="2" table:style-name="ce1" office:value-type="float" office:value="0.0000999999974738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32978260517" calcext:value-type="float">
            <text:p>-1.32978260517</text:p>
          </table:table-cell>
          <table:table-cell office:value-type="float" office:value="-0.618121445179" calcext:value-type="float">
            <text:p>-0.618121445179</text:p>
          </table:table-cell>
          <table:table-cell office:value-type="float" office:value="-0.893977046013" calcext:value-type="float">
            <text:p>-0.893977046013</text:p>
          </table:table-cell>
          <table:table-cell/>
          <table:table-cell office:value-type="float" office:value="1.59186520604945E+018" calcext:value-type="float">
            <text:p>1.59186520604945E+018</text:p>
          </table:table-cell>
          <table:table-cell table:formula="of:=([.Q32]-1.59186520428114E+018)*0.000000001" office:value-type="float" office:value="1.768311296" calcext:value-type="float">
            <text:p>1.768311296</text:p>
          </table:table-cell>
          <table:table-cell table:style-name="ce1" office:value-type="float" office:value="0.0000418036834162" calcext:value-type="float">
            <text:p>4.18E-05</text:p>
          </table:table-cell>
          <table:table-cell table:style-name="ce1" office:value-type="float" office:value="0.0000014301272131" calcext:value-type="float">
            <text:p>1.43E-06</text:p>
          </table:table-cell>
          <table:table-cell table:style-name="ce1" office:value-type="float" office:value="0.0000348929643224" calcext:value-type="float">
            <text:p>3.49E-05</text:p>
          </table:table-cell>
          <table:table-cell table:formula="of:=SQRT([.S32]*[.S32] + [.T32]*[.T32] + [.U32]*[.U32])" office:value-type="float" office:value="0.0000544712049638321" calcext:value-type="float">
            <text:p>5.44712049638321E-05</text:p>
          </table:table-cell>
          <table:table-cell table:formula="of:= ([.V33]-[.V32]) / ([.R33]-[.R32])" office:value-type="float" office:value="0.000951070333681054" calcext:value-type="float">
            <text:p>0.000951070333681</text:p>
          </table:table-cell>
        </table:table-row>
        <table:table-row table:style-name="ro1">
          <table:table-cell office:value-type="float" office:value="1.59186520610475E+018" calcext:value-type="float">
            <text:p>1.59186520610475E+018</text:p>
          </table:table-cell>
          <table:table-cell table:formula="of:= ([.A33] - 1.59186520428114E+018) * 0.000000001" office:value-type="float" office:value="1.823610112" calcext:value-type="float">
            <text:p>1.82361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30000000354" calcext:value-type="float">
            <text:p>0.00013000000035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/>
          <table:table-cell office:value-type="float" office:value="-1.32978129387" calcext:value-type="float">
            <text:p>-1.32978129387</text:p>
          </table:table-cell>
          <table:table-cell office:value-type="float" office:value="-0.61812376976" calcext:value-type="float">
            <text:p>-0.61812376976</text:p>
          </table:table-cell>
          <table:table-cell office:value-type="float" office:value="-0.893976092339" calcext:value-type="float">
            <text:p>-0.893976092339</text:p>
          </table:table-cell>
          <table:table-cell/>
          <table:table-cell office:value-type="float" office:value="1.59186520610475E+018" calcext:value-type="float">
            <text:p>1.59186520610475E+018</text:p>
          </table:table-cell>
          <table:table-cell table:formula="of:=([.Q33]-1.59186520428114E+018)*0.000000001" office:value-type="float" office:value="1.82361344" calcext:value-type="float">
            <text:p>1.82361344</text:p>
          </table:table-cell>
          <table:table-cell table:style-name="ce1" office:value-type="float" office:value="0.0000708428196958" calcext:value-type="float">
            <text:p>7.08E-05</text:p>
          </table:table-cell>
          <table:table-cell table:style-name="ce1" office:value-type="float" office:value="0.0000769839753048" calcext:value-type="float">
            <text:p>7.70E-05</text:p>
          </table:table-cell>
          <table:table-cell table:style-name="ce1" office:value-type="float" office:value="-0.0000227639575314" calcext:value-type="float">
            <text:p>-2.28E-05</text:p>
          </table:table-cell>
          <table:table-cell table:formula="of:=SQRT([.S33]*[.S33] + [.T33]*[.T33] + [.U33]*[.U33])" office:value-type="float" office:value="0.00010706743351119" calcext:value-type="float">
            <text:p>0.000107067433511</text:p>
          </table:table-cell>
          <table:table-cell table:formula="of:= ([.V34]-[.V33]) / ([.R34]-[.R33])" office:value-type="float" office:value="-0.000363148639855407" calcext:value-type="float">
            <text:p>-0.000363148639855</text:p>
          </table:table-cell>
        </table:table-row>
        <table:table-row table:style-name="ro1">
          <table:table-cell office:value-type="float" office:value="1.59186520615657E+018" calcext:value-type="float">
            <text:p>1.59186520615657E+018</text:p>
          </table:table-cell>
          <table:table-cell table:formula="of:= ([.A34] - 1.59186520428114E+018) * 0.000000001" office:value-type="float" office:value="1.875429888" calcext:value-type="float">
            <text:p>1.8754298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10000000859" calcext:value-type="float">
            <text:p>0.000110000000859</text:p>
          </table:table-cell>
          <table:table-cell office:value-type="float" office:value="0.000140000003739" calcext:value-type="float">
            <text:p>0.000140000003739</text:p>
          </table:table-cell>
          <table:table-cell table:style-name="ce1" office:value-type="float" office:value="-0.0000399999989895" calcext:value-type="float">
            <text:p>-4.00E-05</text:p>
          </table:table-cell>
          <table:table-cell/>
          <table:table-cell office:value-type="float" office:value="-1.3297880888" calcext:value-type="float">
            <text:p>-1.3297880888</text:p>
          </table:table-cell>
          <table:table-cell office:value-type="float" office:value="-0.618126749992" calcext:value-type="float">
            <text:p>-0.618126749992</text:p>
          </table:table-cell>
          <table:table-cell office:value-type="float" office:value="-0.893971860409" calcext:value-type="float">
            <text:p>-0.893971860409</text:p>
          </table:table-cell>
          <table:table-cell/>
          <table:table-cell office:value-type="float" office:value="1.59186520615657E+018" calcext:value-type="float">
            <text:p>1.59186520615657E+018</text:p>
          </table:table-cell>
          <table:table-cell table:formula="of:=([.Q34]-1.59186520428114E+018)*0.000000001" office:value-type="float" office:value="1.875437568" calcext:value-type="float">
            <text:p>1.875437568</text:p>
          </table:table-cell>
          <table:table-cell table:style-name="ce1" office:value-type="float" office:value="0.00000523295511812" calcext:value-type="float">
            <text:p>5.23E-06</text:p>
          </table:table-cell>
          <table:table-cell table:style-name="ce1" office:value-type="float" office:value="0.0000529076460225" calcext:value-type="float">
            <text:p>5.29E-05</text:p>
          </table:table-cell>
          <table:table-cell table:style-name="ce1" office:value-type="float" office:value="-0.000070434587542" calcext:value-type="float">
            <text:p>-7.04E-05</text:p>
          </table:table-cell>
          <table:table-cell table:formula="of:=SQRT([.S34]*[.S34] + [.T34]*[.T34] + [.U34]*[.U34])" office:value-type="float" office:value="0.0000882475719162974" calcext:value-type="float">
            <text:p>8.82475719162974E-05</text:p>
          </table:table-cell>
          <table:table-cell table:formula="of:= ([.V35]-[.V34]) / ([.R35]-[.R34])" office:value-type="float" office:value="-0.000306677191243398" calcext:value-type="float">
            <text:p>-0.000306677191243</text:p>
          </table:table-cell>
        </table:table-row>
        <table:table-row table:style-name="ro1">
          <table:table-cell office:value-type="float" office:value="1.59186520620841E+018" calcext:value-type="float">
            <text:p>1.59186520620841E+018</text:p>
          </table:table-cell>
          <table:table-cell table:formula="of:= ([.A35] - 1.59186520428114E+018) * 0.000000001" office:value-type="float" office:value="1.927270144" calcext:value-type="float">
            <text:p>1.9272701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30000000354" calcext:value-type="float">
            <text:p>0.000130000000354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140000003739" calcext:value-type="float">
            <text:p>-0.000140000003739</text:p>
          </table:table-cell>
          <table:table-cell/>
          <table:table-cell office:value-type="float" office:value="-1.32978868484" calcext:value-type="float">
            <text:p>-1.32978868484</text:p>
          </table:table-cell>
          <table:table-cell office:value-type="float" office:value="-0.618125319481" calcext:value-type="float">
            <text:p>-0.618125319481</text:p>
          </table:table-cell>
          <table:table-cell office:value-type="float" office:value="-0.893969893456" calcext:value-type="float">
            <text:p>-0.893969893456</text:p>
          </table:table-cell>
          <table:table-cell/>
          <table:table-cell office:value-type="float" office:value="1.59186520620841E+018" calcext:value-type="float">
            <text:p>1.59186520620841E+018</text:p>
          </table:table-cell>
          <table:table-cell table:formula="of:=([.Q35]-1.59186520428114E+018)*0.000000001" office:value-type="float" office:value="1.927277568" calcext:value-type="float">
            <text:p>1.927277568</text:p>
          </table:table-cell>
          <table:table-cell table:style-name="ce1" office:value-type="float" office:value="0.00006995118747" calcext:value-type="float">
            <text:p>7.00E-05</text:p>
          </table:table-cell>
          <table:table-cell table:style-name="ce1" office:value-type="float" office:value="-0.0000143825300256" calcext:value-type="float">
            <text:p>-1.44E-05</text:p>
          </table:table-cell>
          <table:table-cell table:style-name="ce1" office:value-type="float" office:value="-0.0000115936918519" calcext:value-type="float">
            <text:p>-1.16E-05</text:p>
          </table:table-cell>
          <table:table-cell table:formula="of:=SQRT([.S35]*[.S35] + [.T35]*[.T35] + [.U35]*[.U35])" office:value-type="float" office:value="0.0000723494263222397" calcext:value-type="float">
            <text:p>7.23494263222397E-05</text:p>
          </table:table-cell>
          <table:table-cell table:formula="of:= ([.V36]-[.V35]) / ([.R36]-[.R35])" office:value-type="float" office:value="-0.000783476820569627" calcext:value-type="float">
            <text:p>-0.00078347682057</text:p>
          </table:table-cell>
        </table:table-row>
        <table:table-row table:style-name="ro1">
          <table:table-cell office:value-type="float" office:value="1.59186520625989E+018" calcext:value-type="float">
            <text:p>1.59186520625989E+018</text:p>
          </table:table-cell>
          <table:table-cell table:formula="of:= ([.A36] - 1.59186520428114E+018) * 0.000000001" office:value-type="float" office:value="1.978749952" calcext:value-type="float">
            <text:p>1.9787499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 office:value-type="float" office:value="-0.000730000028852" calcext:value-type="float">
            <text:p>-0.000730000028852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32978546619" calcext:value-type="float">
            <text:p>-1.32978546619</text:p>
          </table:table-cell>
          <table:table-cell office:value-type="float" office:value="-0.618120193481" calcext:value-type="float">
            <text:p>-0.618120193481</text:p>
          </table:table-cell>
          <table:table-cell office:value-type="float" office:value="-0.893975734711" calcext:value-type="float">
            <text:p>-0.893975734711</text:p>
          </table:table-cell>
          <table:table-cell/>
          <table:table-cell office:value-type="float" office:value="1.59186520625989E+018" calcext:value-type="float">
            <text:p>1.59186520625989E+018</text:p>
          </table:table-cell>
          <table:table-cell table:formula="of:=([.Q36]-1.59186520428114E+018)*0.000000001" office:value-type="float" office:value="1.97875712" calcext:value-type="float">
            <text:p>1.97875712</text:p>
          </table:table-cell>
          <table:table-cell table:style-name="ce1" office:value-type="float" office:value="0.0000236592622969" calcext:value-type="float">
            <text:p>2.37E-05</text:p>
          </table:table-cell>
          <table:table-cell table:style-name="ce1" office:value-type="float" office:value="-0.0000211139340536" calcext:value-type="float">
            <text:p>-2.11E-05</text:p>
          </table:table-cell>
          <table:table-cell table:style-name="ce1" office:value-type="float" office:value="0.00000441478914581" calcext:value-type="float">
            <text:p>4.41E-06</text:p>
          </table:table-cell>
          <table:table-cell table:formula="of:=SQRT([.S36]*[.S36] + [.T36]*[.T36] + [.U36]*[.U36])" office:value-type="float" office:value="0.0000320163905969309" calcext:value-type="float">
            <text:p>3.20163905969309E-05</text:p>
          </table:table-cell>
          <table:table-cell table:formula="of:= ([.V37]-[.V36]) / ([.R37]-[.R36])" office:value-type="float" office:value="0.000576069915982669" calcext:value-type="float">
            <text:p>0.000576069915983</text:p>
          </table:table-cell>
        </table:table-row>
        <table:table-row table:style-name="ro1">
          <table:table-cell office:value-type="float" office:value="1.59186520631208E+018" calcext:value-type="float">
            <text:p>1.59186520631208E+018</text:p>
          </table:table-cell>
          <table:table-cell table:formula="of:= ([.A37] - 1.59186520428114E+018) * 0.000000001" office:value-type="float" office:value="2.030939904" calcext:value-type="float">
            <text:p>2.0309399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79999997979" calcext:value-type="float">
            <text:p>8.00E-05</text:p>
          </table:table-cell>
          <table:table-cell office:value-type="float" office:value="-0.000319999991916" calcext:value-type="float">
            <text:p>-0.000319999991916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32978641987" calcext:value-type="float">
            <text:p>-1.32978641987</text:p>
          </table:table-cell>
          <table:table-cell office:value-type="float" office:value="-0.618122577667" calcext:value-type="float">
            <text:p>-0.618122577667</text:p>
          </table:table-cell>
          <table:table-cell office:value-type="float" office:value="-0.893973886967" calcext:value-type="float">
            <text:p>-0.893973886967</text:p>
          </table:table-cell>
          <table:table-cell/>
          <table:table-cell office:value-type="float" office:value="1.59186520631208E+018" calcext:value-type="float">
            <text:p>1.59186520631208E+018</text:p>
          </table:table-cell>
          <table:table-cell table:formula="of:=([.Q37]-1.59186520428114E+018)*0.000000001" office:value-type="float" office:value="2.030940416" calcext:value-type="float">
            <text:p>2.030940416</text:p>
          </table:table-cell>
          <table:table-cell table:style-name="ce1" office:value-type="float" office:value="0.0000293065822916" calcext:value-type="float">
            <text:p>2.93E-05</text:p>
          </table:table-cell>
          <table:table-cell table:style-name="ce1" office:value-type="float" office:value="-0.0000545185175724" calcext:value-type="float">
            <text:p>-5.45E-05</text:p>
          </table:table-cell>
          <table:table-cell table:style-name="ce1" office:value-type="float" office:value="0.00000474194848721" calcext:value-type="float">
            <text:p>4.74E-06</text:p>
          </table:table-cell>
          <table:table-cell table:formula="of:=SQRT([.S37]*[.S37] + [.T37]*[.T37] + [.U37]*[.U37])" office:value-type="float" office:value="0.0000620776175393496" calcext:value-type="float">
            <text:p>6.20776175393496E-05</text:p>
          </table:table-cell>
          <table:table-cell table:formula="of:= ([.V38]-[.V37]) / ([.R38]-[.R37])" office:value-type="float" office:value="0.0189560069943643" calcext:value-type="float">
            <text:p>0.018956006994364</text:p>
          </table:table-cell>
        </table:table-row>
        <table:table-row table:style-name="ro1">
          <table:table-cell office:value-type="float" office:value="1.59186520636447E+018" calcext:value-type="float">
            <text:p>1.59186520636447E+018</text:p>
          </table:table-cell>
          <table:table-cell table:formula="of:= ([.A38] - 1.59186520428114E+018) * 0.000000001" office:value-type="float" office:value="2.083330048" calcext:value-type="float">
            <text:p>2.08333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209999992512" calcext:value-type="float">
            <text:p>0.00209999992512</text:p>
          </table:table-cell>
          <table:table-cell office:value-type="float" office:value="-0.00193999998737" calcext:value-type="float">
            <text:p>-0.00193999998737</text:p>
          </table:table-cell>
          <table:table-cell office:value-type="float" office:value="-0.000709999992978" calcext:value-type="float">
            <text:p>-0.000709999992978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32978856564" calcext:value-type="float">
            <text:p>-1.32978856564</text:p>
          </table:table-cell>
          <table:table-cell office:value-type="float" office:value="-0.61812800169" calcext:value-type="float">
            <text:p>-0.61812800169</text:p>
          </table:table-cell>
          <table:table-cell office:value-type="float" office:value="-0.893970012665" calcext:value-type="float">
            <text:p>-0.893970012665</text:p>
          </table:table-cell>
          <table:table-cell/>
          <table:table-cell office:value-type="float" office:value="1.59186520636447E+018" calcext:value-type="float">
            <text:p>1.59186520636447E+018</text:p>
          </table:table-cell>
          <table:table-cell table:formula="of:=([.Q38]-1.59186520428114E+018)*0.000000001" office:value-type="float" office:value="2.083335424" calcext:value-type="float">
            <text:p>2.083335424</text:p>
          </table:table-cell>
          <table:table-cell office:value-type="float" office:value="-0.00101279630326" calcext:value-type="float">
            <text:p>-0.00101279630326</text:p>
          </table:table-cell>
          <table:table-cell office:value-type="float" office:value="-0.00029626453761" calcext:value-type="float">
            <text:p>-0.00029626453761</text:p>
          </table:table-cell>
          <table:table-cell table:style-name="ce1" office:value-type="float" office:value="0.00000906164677872" calcext:value-type="float">
            <text:p>9.06E-06</text:p>
          </table:table-cell>
          <table:table-cell table:formula="of:=SQRT([.S38]*[.S38] + [.T38]*[.T38] + [.U38]*[.U38])" office:value-type="float" office:value="0.00105527775565712" calcext:value-type="float">
            <text:p>0.001055277755657</text:p>
          </table:table-cell>
          <table:table-cell table:formula="of:= ([.V39]-[.V38]) / ([.R39]-[.R38])" office:value-type="float" office:value="-0.017683060010092" calcext:value-type="float">
            <text:p>-0.017683060010092</text:p>
          </table:table-cell>
        </table:table-row>
        <table:table-row table:style-name="ro1">
          <table:table-cell office:value-type="float" office:value="1.59186520641665E+018" calcext:value-type="float">
            <text:p>1.59186520641665E+018</text:p>
          </table:table-cell>
          <table:table-cell table:formula="of:= ([.A39] - 1.59186520428114E+018) * 0.000000001" office:value-type="float" office:value="2.135510016" calcext:value-type="float">
            <text:p>2.135510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209999998333" calcext:value-type="float">
            <text:p>0.000209999998333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00110000000859" calcext:value-type="float">
            <text:p>-0.000110000000859</text:p>
          </table:table-cell>
          <table:table-cell/>
          <table:table-cell office:value-type="float" office:value="-1.32978177071" calcext:value-type="float">
            <text:p>-1.32978177071</text:p>
          </table:table-cell>
          <table:table-cell office:value-type="float" office:value="-0.618132472038" calcext:value-type="float">
            <text:p>-0.618132472038</text:p>
          </table:table-cell>
          <table:table-cell office:value-type="float" office:value="-0.893975675106" calcext:value-type="float">
            <text:p>-0.893975675106</text:p>
          </table:table-cell>
          <table:table-cell/>
          <table:table-cell office:value-type="float" office:value="1.59186520641665E+018" calcext:value-type="float">
            <text:p>1.59186520641665E+018</text:p>
          </table:table-cell>
          <table:table-cell table:formula="of:=([.Q39]-1.59186520428114E+018)*0.000000001" office:value-type="float" office:value="2.135511296" calcext:value-type="float">
            <text:p>2.135511296</text:p>
          </table:table-cell>
          <table:table-cell table:style-name="ce1" office:value-type="float" office:value="0.0000995377122308" calcext:value-type="float">
            <text:p>9.95E-05</text:p>
          </table:table-cell>
          <table:table-cell table:style-name="ce1" office:value-type="float" office:value="0.0000676051495248" calcext:value-type="float">
            <text:p>6.76E-05</text:p>
          </table:table-cell>
          <table:table-cell table:style-name="ce1" office:value-type="float" office:value="-0.0000558342180739" calcext:value-type="float">
            <text:p>-5.58E-05</text:p>
          </table:table-cell>
          <table:table-cell table:formula="of:=SQRT([.S39]*[.S39] + [.T39]*[.T39] + [.U39]*[.U39])" office:value-type="float" office:value="0.000132648680002237" calcext:value-type="float">
            <text:p>0.000132648680002</text:p>
          </table:table-cell>
          <table:table-cell table:formula="of:= ([.V40]-[.V39]) / ([.R40]-[.R39])" office:value-type="float" office:value="-0.00146312913844598" calcext:value-type="float">
            <text:p>-0.001463129138446</text:p>
          </table:table-cell>
        </table:table-row>
        <table:table-row table:style-name="ro1">
          <table:table-cell office:value-type="float" office:value="1.59186520646886E+018" calcext:value-type="float">
            <text:p>1.59186520646886E+018</text:p>
          </table:table-cell>
          <table:table-cell table:formula="of:= ([.A40] - 1.59186520428114E+018) * 0.000000001" office:value-type="float" office:value="2.187720192" calcext:value-type="float">
            <text:p>2.1877201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32978391647" calcext:value-type="float">
            <text:p>-1.32978391647</text:p>
          </table:table-cell>
          <table:table-cell office:value-type="float" office:value="-0.618124783039" calcext:value-type="float">
            <text:p>-0.618124783039</text:p>
          </table:table-cell>
          <table:table-cell office:value-type="float" office:value="-0.893974483013" calcext:value-type="float">
            <text:p>-0.893974483013</text:p>
          </table:table-cell>
          <table:table-cell/>
          <table:table-cell office:value-type="float" office:value="1.59186520646886E+018" calcext:value-type="float">
            <text:p>1.59186520646886E+018</text:p>
          </table:table-cell>
          <table:table-cell table:formula="of:=([.Q40]-1.59186520428114E+018)*0.000000001" office:value-type="float" office:value="2.18772224" calcext:value-type="float">
            <text:p>2.18772224</text:p>
          </table:table-cell>
          <table:table-cell table:style-name="ce1" office:value-type="float" office:value="-0.00000283350505015" calcext:value-type="float">
            <text:p>-2.83E-06</text:p>
          </table:table-cell>
          <table:table-cell table:style-name="ce1" office:value-type="float" office:value="0.0000507000404468" calcext:value-type="float">
            <text:p>5.07E-05</text:p>
          </table:table-cell>
          <table:table-cell table:style-name="ce1" office:value-type="float" office:value="-0.0000242149526457" calcext:value-type="float">
            <text:p>-2.42E-05</text:p>
          </table:table-cell>
          <table:table-cell table:formula="of:=SQRT([.S40]*[.S40] + [.T40]*[.T40] + [.U40]*[.U40])" office:value-type="float" office:value="0.0000562573264900659" calcext:value-type="float">
            <text:p>5.62573264900659E-05</text:p>
          </table:table-cell>
          <table:table-cell table:formula="of:= ([.V41]-[.V40]) / ([.R41]-[.R40])" office:value-type="float" office:value="0.000422628919921637" calcext:value-type="float">
            <text:p>0.000422628919922</text:p>
          </table:table-cell>
        </table:table-row>
        <table:table-row table:style-name="ro1">
          <table:table-cell office:value-type="float" office:value="1.59186520657169E+018" calcext:value-type="float">
            <text:p>1.59186520657169E+018</text:p>
          </table:table-cell>
          <table:table-cell table:formula="of:= ([.A41] - 1.59186520428114E+018) * 0.000000001" office:value-type="float" office:value="2.29054976" calcext:value-type="float">
            <text:p>2.2905497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9999996969" calcext:value-type="float">
            <text:p>-0.000119999996969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32978713512" calcext:value-type="float">
            <text:p>-1.32978713512</text:p>
          </table:table-cell>
          <table:table-cell office:value-type="float" office:value="-0.618121266365" calcext:value-type="float">
            <text:p>-0.618121266365</text:p>
          </table:table-cell>
          <table:table-cell office:value-type="float" office:value="-0.893972039223" calcext:value-type="float">
            <text:p>-0.893972039223</text:p>
          </table:table-cell>
          <table:table-cell/>
          <table:table-cell office:value-type="float" office:value="1.59186520657169E+018" calcext:value-type="float">
            <text:p>1.59186520657169E+018</text:p>
          </table:table-cell>
          <table:table-cell table:formula="of:=([.Q41]-1.59186520428114E+018)*0.000000001" office:value-type="float" office:value="2.290554368" calcext:value-type="float">
            <text:p>2.290554368</text:p>
          </table:table-cell>
          <table:table-cell table:style-name="ce1" office:value-type="float" office:value="-0.0000947370936046" calcext:value-type="float">
            <text:p>-9.47E-05</text:p>
          </table:table-cell>
          <table:table-cell table:style-name="ce1" office:value-type="float" office:value="-0.0000234635263041" calcext:value-type="float">
            <text:p>-2.35E-05</text:p>
          </table:table-cell>
          <table:table-cell table:style-name="ce1" office:value-type="float" office:value="0.0000204415646294" calcext:value-type="float">
            <text:p>2.04E-05</text:p>
          </table:table-cell>
          <table:table-cell table:formula="of:=SQRT([.S41]*[.S41] + [.T41]*[.T41] + [.U41]*[.U41])" office:value-type="float" office:value="0.0000997171576799493" calcext:value-type="float">
            <text:p>9.97171576799493E-05</text:p>
          </table:table-cell>
          <table:table-cell table:formula="of:= ([.V42]-[.V41]) / ([.R42]-[.R41])" office:value-type="float" office:value="-0.00143006954293055" calcext:value-type="float">
            <text:p>-0.001430069542931</text:p>
          </table:table-cell>
        </table:table-row>
        <table:table-row table:style-name="ro1">
          <table:table-cell office:value-type="float" office:value="1.59186520662401E+018" calcext:value-type="float">
            <text:p>1.59186520662401E+018</text:p>
          </table:table-cell>
          <table:table-cell table:formula="of:= ([.A42] - 1.59186520428114E+018) * 0.000000001" office:value-type="float" office:value="2.342870016" calcext:value-type="float">
            <text:p>2.3428700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32978403568" calcext:value-type="float">
            <text:p>-1.32978403568</text:p>
          </table:table-cell>
          <table:table-cell office:value-type="float" office:value="-0.618119299412" calcext:value-type="float">
            <text:p>-0.618119299412</text:p>
          </table:table-cell>
          <table:table-cell office:value-type="float" office:value="-0.893976032734" calcext:value-type="float">
            <text:p>-0.893976032734</text:p>
          </table:table-cell>
          <table:table-cell/>
          <table:table-cell office:value-type="float" office:value="1.59186520662401E+018" calcext:value-type="float">
            <text:p>1.59186520662401E+018</text:p>
          </table:table-cell>
          <table:table-cell table:formula="of:=([.Q42]-1.59186520428114E+018)*0.000000001" office:value-type="float" office:value="2.342873344" calcext:value-type="float">
            <text:p>2.342873344</text:p>
          </table:table-cell>
          <table:table-cell table:style-name="ce1" office:value-type="float" office:value="0.0000191577655642" calcext:value-type="float">
            <text:p>1.92E-05</text:p>
          </table:table-cell>
          <table:table-cell table:style-name="ce1" office:value-type="float" office:value="-0.00000122597327845" calcext:value-type="float">
            <text:p>-1.23E-06</text:p>
          </table:table-cell>
          <table:table-cell table:style-name="ce1" office:value-type="float" office:value="0.0000158542334248" calcext:value-type="float">
            <text:p>1.59E-05</text:p>
          </table:table-cell>
          <table:table-cell table:formula="of:=SQRT([.S42]*[.S42] + [.T42]*[.T42] + [.U42]*[.U42])" office:value-type="float" office:value="0.0000248973835850349" calcext:value-type="float">
            <text:p>2.48973835850349E-05</text:p>
          </table:table-cell>
          <table:table-cell table:formula="of:= ([.V43]-[.V42]) / ([.R43]-[.R42])" office:value-type="float" office:value="0.00100529615424095" calcext:value-type="float">
            <text:p>0.001005296154241</text:p>
          </table:table-cell>
        </table:table-row>
        <table:table-row table:style-name="ro1">
          <table:table-cell office:value-type="float" office:value="1.59186520667613E+018" calcext:value-type="float">
            <text:p>1.59186520667613E+018</text:p>
          </table:table-cell>
          <table:table-cell table:formula="of:= ([.A43] - 1.59186520428114E+018) * 0.000000001" office:value-type="float" office:value="2.394989824" calcext:value-type="float">
            <text:p>2.3949898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32979011536" calcext:value-type="float">
            <text:p>-1.32979011536</text:p>
          </table:table-cell>
          <table:table-cell office:value-type="float" office:value="-0.618121981621" calcext:value-type="float">
            <text:p>-0.618121981621</text:p>
          </table:table-cell>
          <table:table-cell office:value-type="float" office:value="-0.893970608711" calcext:value-type="float">
            <text:p>-0.893970608711</text:p>
          </table:table-cell>
          <table:table-cell/>
          <table:table-cell office:value-type="float" office:value="1.59186520667613E+018" calcext:value-type="float">
            <text:p>1.59186520667613E+018</text:p>
          </table:table-cell>
          <table:table-cell table:formula="of:=([.Q43]-1.59186520428114E+018)*0.000000001" office:value-type="float" office:value="2.394989568" calcext:value-type="float">
            <text:p>2.394989568</text:p>
          </table:table-cell>
          <table:table-cell table:style-name="ce1" office:value-type="float" office:value="0.0000462061652797" calcext:value-type="float">
            <text:p>4.62E-05</text:p>
          </table:table-cell>
          <table:table-cell table:style-name="ce1" office:value-type="float" office:value="0.0000494521627843" calcext:value-type="float">
            <text:p>4.95E-05</text:p>
          </table:table-cell>
          <table:table-cell table:style-name="ce1" office:value-type="float" office:value="0.0000373250550183" calcext:value-type="float">
            <text:p>3.73E-05</text:p>
          </table:table-cell>
          <table:table-cell table:formula="of:=SQRT([.S43]*[.S43] + [.T43]*[.T43] + [.U43]*[.U43])" office:value-type="float" office:value="0.0000772896231457948" calcext:value-type="float">
            <text:p>7.72896231457948E-05</text:p>
          </table:table-cell>
          <table:table-cell table:formula="of:= ([.V44]-[.V43]) / ([.R44]-[.R43])" office:value-type="float" office:value="-0.000421396706688154" calcext:value-type="float">
            <text:p>-0.000421396706688</text:p>
          </table:table-cell>
        </table:table-row>
        <table:table-row table:style-name="ro1">
          <table:table-cell office:value-type="float" office:value="1.59186520672817E+018" calcext:value-type="float">
            <text:p>1.59186520672817E+018</text:p>
          </table:table-cell>
          <table:table-cell table:formula="of:= ([.A44] - 1.59186520428114E+018) * 0.000000001" office:value-type="float" office:value="2.447030016" calcext:value-type="float">
            <text:p>2.447030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119999996969" calcext:value-type="float">
            <text:p>-0.000119999996969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32978999615" calcext:value-type="float">
            <text:p>-1.32978999615</text:p>
          </table:table-cell>
          <table:table-cell office:value-type="float" office:value="-0.618119478226" calcext:value-type="float">
            <text:p>-0.618119478226</text:p>
          </table:table-cell>
          <table:table-cell office:value-type="float" office:value="-0.893971443176" calcext:value-type="float">
            <text:p>-0.893971443176</text:p>
          </table:table-cell>
          <table:table-cell/>
          <table:table-cell office:value-type="float" office:value="1.59186520672817E+018" calcext:value-type="float">
            <text:p>1.59186520672817E+018</text:p>
          </table:table-cell>
          <table:table-cell table:formula="of:=([.Q44]-1.59186520428114E+018)*0.000000001" office:value-type="float" office:value="2.447033344" calcext:value-type="float">
            <text:p>2.447033344</text:p>
          </table:table-cell>
          <table:table-cell table:style-name="ce1" office:value-type="float" office:value="-0.0000183449064934" calcext:value-type="float">
            <text:p>-1.83E-05</text:p>
          </table:table-cell>
          <table:table-cell table:style-name="ce1" office:value-type="float" office:value="-0.0000146556012623" calcext:value-type="float">
            <text:p>-1.47E-05</text:p>
          </table:table-cell>
          <table:table-cell table:style-name="ce1" office:value-type="float" office:value="-0.0000501322901982" calcext:value-type="float">
            <text:p>-5.01E-05</text:p>
          </table:table-cell>
          <table:table-cell table:formula="of:=SQRT([.S44]*[.S44] + [.T44]*[.T44] + [.U44]*[.U44])" office:value-type="float" office:value="0.0000553585473357788" calcext:value-type="float">
            <text:p>5.53585473357788E-05</text:p>
          </table:table-cell>
          <table:table-cell table:formula="of:= ([.V45]-[.V44]) / ([.R45]-[.R44])" office:value-type="float" office:value="0.0000414510451185213" calcext:value-type="float">
            <text:p>4.14510451185213E-05</text:p>
          </table:table-cell>
        </table:table-row>
        <table:table-row table:style-name="ro1">
          <table:table-cell office:value-type="float" office:value="1.59186520678046E+018" calcext:value-type="float">
            <text:p>1.59186520678046E+018</text:p>
          </table:table-cell>
          <table:table-cell table:formula="of:= ([.A45] - 1.59186520428114E+018) * 0.000000001" office:value-type="float" office:value="2.499320064" calcext:value-type="float">
            <text:p>2.4993200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900000013644" calcext:value-type="float">
            <text:p>-9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table:style-name="ce1" office:value-type="float" office:value="0.000079999997979" calcext:value-type="float">
            <text:p>8.00E-05</text:p>
          </table:table-cell>
          <table:table-cell/>
          <table:table-cell office:value-type="float" office:value="-1.3297932148" calcext:value-type="float">
            <text:p>-1.3297932148</text:p>
          </table:table-cell>
          <table:table-cell office:value-type="float" office:value="-0.618118345737" calcext:value-type="float">
            <text:p>-0.618118345737</text:p>
          </table:table-cell>
          <table:table-cell office:value-type="float" office:value="-0.893968999386" calcext:value-type="float">
            <text:p>-0.893968999386</text:p>
          </table:table-cell>
          <table:table-cell/>
          <table:table-cell office:value-type="float" office:value="1.59186520678046E+018" calcext:value-type="float">
            <text:p>1.59186520678046E+018</text:p>
          </table:table-cell>
          <table:table-cell table:formula="of:=([.Q45]-1.59186520428114E+018)*0.000000001" office:value-type="float" office:value="2.499325952" calcext:value-type="float">
            <text:p>2.499325952</text:p>
          </table:table-cell>
          <table:table-cell table:style-name="ce1" office:value-type="float" office:value="0.0000171823921846" calcext:value-type="float">
            <text:p>1.72E-05</text:p>
          </table:table-cell>
          <table:table-cell table:style-name="ce1" office:value-type="float" office:value="-0.0000405887658417" calcext:value-type="float">
            <text:p>-4.06E-05</text:p>
          </table:table-cell>
          <table:table-cell table:style-name="ce1" office:value-type="float" office:value="0.000036967190681" calcext:value-type="float">
            <text:p>3.70E-05</text:p>
          </table:table-cell>
          <table:table-cell table:formula="of:=SQRT([.S45]*[.S45] + [.T45]*[.T45] + [.U45]*[.U45])" office:value-type="float" office:value="0.0000575261305893519" calcext:value-type="float">
            <text:p>5.75261305893519E-05</text:p>
          </table:table-cell>
          <table:table-cell table:formula="of:= ([.V46]-[.V45]) / ([.R46]-[.R45])" office:value-type="float" office:value="-0.000158947010439779" calcext:value-type="float">
            <text:p>-0.00015894701044</text:p>
          </table:table-cell>
        </table:table-row>
        <table:table-row table:style-name="ro1">
          <table:table-cell office:value-type="float" office:value="1.59186520683255E+018" calcext:value-type="float">
            <text:p>1.59186520683255E+018</text:p>
          </table:table-cell>
          <table:table-cell table:formula="of:= ([.A46] - 1.59186520428114E+018) * 0.000000001" office:value-type="float" office:value="2.551410176" calcext:value-type="float">
            <text:p>2.5514101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32978701591" calcext:value-type="float">
            <text:p>-1.32978701591</text:p>
          </table:table-cell>
          <table:table-cell office:value-type="float" office:value="-0.618116855621" calcext:value-type="float">
            <text:p>-0.618116855621</text:p>
          </table:table-cell>
          <table:table-cell office:value-type="float" office:value="-0.893973648548" calcext:value-type="float">
            <text:p>-0.893973648548</text:p>
          </table:table-cell>
          <table:table-cell/>
          <table:table-cell office:value-type="float" office:value="1.59186520683255E+018" calcext:value-type="float">
            <text:p>1.59186520683255E+018</text:p>
          </table:table-cell>
          <table:table-cell table:formula="of:=([.Q46]-1.59186520428114E+018)*0.000000001" office:value-type="float" office:value="2.551415296" calcext:value-type="float">
            <text:p>2.551415296</text:p>
          </table:table-cell>
          <table:table-cell table:style-name="ce1" office:value-type="float" office:value="0.0000302454300254" calcext:value-type="float">
            <text:p>3.02E-05</text:p>
          </table:table-cell>
          <table:table-cell table:style-name="ce1" office:value-type="float" office:value="0.0000226112388191" calcext:value-type="float">
            <text:p>2.26E-05</text:p>
          </table:table-cell>
          <table:table-cell table:style-name="ce1" office:value-type="float" office:value="-0.0000316098376061" calcext:value-type="float">
            <text:p>-3.16E-05</text:p>
          </table:table-cell>
          <table:table-cell table:formula="of:=SQRT([.S46]*[.S46] + [.T46]*[.T46] + [.U46]*[.U46])" office:value-type="float" office:value="0.0000492466850847827" calcext:value-type="float">
            <text:p>4.92466850847827E-05</text:p>
          </table:table-cell>
          <table:table-cell table:formula="of:= ([.V47]-[.V46]) / ([.R47]-[.R46])" office:value-type="float" office:value="0.000821648179389998" calcext:value-type="float">
            <text:p>0.00082164817939</text:p>
          </table:table-cell>
        </table:table-row>
        <table:table-row table:style-name="ro1">
          <table:table-cell office:value-type="float" office:value="1.59186520688492E+018" calcext:value-type="float">
            <text:p>1.59186520688492E+018</text:p>
          </table:table-cell>
          <table:table-cell table:formula="of:= ([.A47] - 1.59186520428114E+018) * 0.000000001" office:value-type="float" office:value="2.603780096" calcext:value-type="float">
            <text:p>2.6037800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80000002729" calcext:value-type="float">
            <text:p>-0.000180000002729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office:value-type="float" office:value="-1.32978606224" calcext:value-type="float">
            <text:p>-1.32978606224</text:p>
          </table:table-cell>
          <table:table-cell office:value-type="float" office:value="-0.618106126785" calcext:value-type="float">
            <text:p>-0.618106126785</text:p>
          </table:table-cell>
          <table:table-cell office:value-type="float" office:value="-0.893975317478" calcext:value-type="float">
            <text:p>-0.893975317478</text:p>
          </table:table-cell>
          <table:table-cell/>
          <table:table-cell office:value-type="float" office:value="1.59186520688492E+018" calcext:value-type="float">
            <text:p>1.59186520688492E+018</text:p>
          </table:table-cell>
          <table:table-cell table:formula="of:=([.Q47]-1.59186520428114E+018)*0.000000001" office:value-type="float" office:value="2.603788288" calcext:value-type="float">
            <text:p>2.603788288</text:p>
          </table:table-cell>
          <table:table-cell table:style-name="ce1" office:value-type="float" office:value="-0.0000726683792891" calcext:value-type="float">
            <text:p>-7.27E-05</text:p>
          </table:table-cell>
          <table:table-cell table:style-name="ce1" office:value-type="float" office:value="-0.0000566380695091" calcext:value-type="float">
            <text:p>-5.66E-05</text:p>
          </table:table-cell>
          <table:table-cell table:style-name="ce1" office:value-type="float" office:value="0.00000517913895237" calcext:value-type="float">
            <text:p>5.18E-06</text:p>
          </table:table-cell>
          <table:table-cell table:formula="of:=SQRT([.S47]*[.S47] + [.T47]*[.T47] + [.U47]*[.U47])" office:value-type="float" office:value="0.0000922788586107896" calcext:value-type="float">
            <text:p>9.22788586107896E-05</text:p>
          </table:table-cell>
          <table:table-cell table:formula="of:= ([.V48]-[.V47]) / ([.R48]-[.R47])" office:value-type="float" office:value="0.00310979198030898" calcext:value-type="float">
            <text:p>0.003109791980309</text:p>
          </table:table-cell>
        </table:table-row>
        <table:table-row table:style-name="ro1">
          <table:table-cell office:value-type="float" office:value="1.59186520694149E+018" calcext:value-type="float">
            <text:p>1.59186520694149E+018</text:p>
          </table:table-cell>
          <table:table-cell table:formula="of:= ([.A48] - 1.59186520428114E+018) * 0.000000001" office:value-type="float" office:value="2.660349952" calcext:value-type="float">
            <text:p>2.6603499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139999995008" calcext:value-type="float">
            <text:p>0.00139999995008</text:p>
          </table:table-cell>
          <table:table-cell office:value-type="float" office:value="0.00132999999914" calcext:value-type="float">
            <text:p>0.00132999999914</text:p>
          </table:table-cell>
          <table:table-cell office:value-type="float" office:value="0.000330000009853" calcext:value-type="float">
            <text:p>0.000330000009853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32978618145" calcext:value-type="float">
            <text:p>-1.32978618145</text:p>
          </table:table-cell>
          <table:table-cell office:value-type="float" office:value="-0.618124604225" calcext:value-type="float">
            <text:p>-0.618124604225</text:p>
          </table:table-cell>
          <table:table-cell office:value-type="float" office:value="-0.893973231316" calcext:value-type="float">
            <text:p>-0.893973231316</text:p>
          </table:table-cell>
          <table:table-cell/>
          <table:table-cell office:value-type="float" office:value="1.59186520694149E+018" calcext:value-type="float">
            <text:p>1.59186520694149E+018</text:p>
          </table:table-cell>
          <table:table-cell table:formula="of:=([.Q48]-1.59186520428114E+018)*0.000000001" office:value-type="float" office:value="2.660350464" calcext:value-type="float">
            <text:p>2.660350464</text:p>
          </table:table-cell>
          <table:table-cell office:value-type="float" office:value="-0.000246884068474" calcext:value-type="float">
            <text:p>-0.000246884068474</text:p>
          </table:table-cell>
          <table:table-cell office:value-type="float" office:value="-0.000103693317214" calcext:value-type="float">
            <text:p>-0.000103693317214</text:p>
          </table:table-cell>
          <table:table-cell table:style-name="ce1" office:value-type="float" office:value="0.0000146297643369" calcext:value-type="float">
            <text:p>1.46E-05</text:p>
          </table:table-cell>
          <table:table-cell table:formula="of:=SQRT([.S48]*[.S48] + [.T48]*[.T48] + [.U48]*[.U48])" office:value-type="float" office:value="0.000268175459924414" calcext:value-type="float">
            <text:p>0.000268175459924</text:p>
          </table:table-cell>
          <table:table-cell table:formula="of:= ([.V49]-[.V48]) / ([.R49]-[.R48])" office:value-type="float" office:value="-0.00405408448880066" calcext:value-type="float">
            <text:p>-0.004054084488801</text:p>
          </table:table-cell>
        </table:table-row>
        <table:table-row table:style-name="ro1">
          <table:table-cell office:value-type="float" office:value="1.59186520699279E+018" calcext:value-type="float">
            <text:p>1.59186520699279E+018</text:p>
          </table:table-cell>
          <table:table-cell table:formula="of:= ([.A49] - 1.59186520428114E+018) * 0.000000001" office:value-type="float" office:value="2.711649792" calcext:value-type="float">
            <text:p>2.7116497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60000000708" calcext:value-type="float">
            <text:p>-0.000260000000708</text:p>
          </table:table-cell>
          <table:table-cell office:value-type="float" office:value="-0.000130000000354" calcext:value-type="float">
            <text:p>-0.000130000000354</text:p>
          </table:table-cell>
          <table:table-cell office:value-type="float" office:value="0.000150000007125" calcext:value-type="float">
            <text:p>0.000150000007125</text:p>
          </table:table-cell>
          <table:table-cell/>
          <table:table-cell office:value-type="float" office:value="-1.32978820801" calcext:value-type="float">
            <text:p>-1.32978820801</text:p>
          </table:table-cell>
          <table:table-cell office:value-type="float" office:value="-0.618121147156" calcext:value-type="float">
            <text:p>-0.618121147156</text:p>
          </table:table-cell>
          <table:table-cell office:value-type="float" office:value="-0.893970787525" calcext:value-type="float">
            <text:p>-0.893970787525</text:p>
          </table:table-cell>
          <table:table-cell/>
          <table:table-cell office:value-type="float" office:value="1.59186520699279E+018" calcext:value-type="float">
            <text:p>1.59186520699279E+018</text:p>
          </table:table-cell>
          <table:table-cell table:formula="of:=([.Q49]-1.59186520428114E+018)*0.000000001" office:value-type="float" office:value="2.711650304" calcext:value-type="float">
            <text:p>2.711650304</text:p>
          </table:table-cell>
          <table:table-cell table:style-name="ce1" office:value-type="float" office:value="-0.0000493859770359" calcext:value-type="float">
            <text:p>-4.94E-05</text:p>
          </table:table-cell>
          <table:table-cell table:style-name="ce1" office:value-type="float" office:value="-0.00000836849085317" calcext:value-type="float">
            <text:p>-8.37E-06</text:p>
          </table:table-cell>
          <table:table-cell table:style-name="ce1" office:value-type="float" office:value="0.0000333949574269" calcext:value-type="float">
            <text:p>3.34E-05</text:p>
          </table:table-cell>
          <table:table-cell table:formula="of:=SQRT([.S49]*[.S49] + [.T49]*[.T49] + [.U49]*[.U49])" office:value-type="float" office:value="0.000060201574302459" calcext:value-type="float">
            <text:p>6.0201574302459E-05</text:p>
          </table:table-cell>
          <table:table-cell table:formula="of:= ([.V50]-[.V49]) / ([.R50]-[.R49])" office:value-type="float" office:value="0.0000310951185883475" calcext:value-type="float">
            <text:p>3.10951185883475E-05</text:p>
          </table:table-cell>
        </table:table-row>
        <table:table-row table:style-name="ro1">
          <table:table-cell office:value-type="float" office:value="1.59186520704618E+018" calcext:value-type="float">
            <text:p>1.59186520704618E+018</text:p>
          </table:table-cell>
          <table:table-cell table:formula="of:= ([.A50] - 1.59186520428114E+018) * 0.000000001" office:value-type="float" office:value="2.765040128" calcext:value-type="float">
            <text:p>2.76504012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32978367805" calcext:value-type="float">
            <text:p>-1.32978367805</text:p>
          </table:table-cell>
          <table:table-cell office:value-type="float" office:value="-0.618123948574" calcext:value-type="float">
            <text:p>-0.618123948574</text:p>
          </table:table-cell>
          <table:table-cell office:value-type="float" office:value="-0.893974363804" calcext:value-type="float">
            <text:p>-0.893974363804</text:p>
          </table:table-cell>
          <table:table-cell/>
          <table:table-cell office:value-type="float" office:value="1.59186520704618E+018" calcext:value-type="float">
            <text:p>1.59186520704618E+018</text:p>
          </table:table-cell>
          <table:table-cell table:formula="of:=([.Q50]-1.59186520428114E+018)*0.000000001" office:value-type="float" office:value="2.765046272" calcext:value-type="float">
            <text:p>2.765046272</text:p>
          </table:table-cell>
          <table:table-cell table:style-name="ce1" office:value-type="float" office:value="-0.0000293506800517" calcext:value-type="float">
            <text:p>-2.94E-05</text:p>
          </table:table-cell>
          <table:table-cell table:style-name="ce1" office:value-type="float" office:value="0.0000520796565979" calcext:value-type="float">
            <text:p>5.21E-05</text:p>
          </table:table-cell>
          <table:table-cell table:style-name="ce1" office:value-type="float" office:value="0.0000159105347848" calcext:value-type="float">
            <text:p>1.59E-05</text:p>
          </table:table-cell>
          <table:table-cell table:formula="of:=SQRT([.S50]*[.S50] + [.T50]*[.T50] + [.U50]*[.U50])" office:value-type="float" office:value="0.0000618619282595587" calcext:value-type="float">
            <text:p>6.18619282595587E-05</text:p>
          </table:table-cell>
          <table:table-cell table:formula="of:= ([.V51]-[.V50]) / ([.R51]-[.R50])" office:value-type="float" office:value="0.000664673030588764" calcext:value-type="float">
            <text:p>0.000664673030589</text:p>
          </table:table-cell>
        </table:table-row>
        <table:table-row table:style-name="ro1">
          <table:table-cell office:value-type="float" office:value="1.59186520709817E+018" calcext:value-type="float">
            <text:p>1.59186520709817E+018</text:p>
          </table:table-cell>
          <table:table-cell table:formula="of:= ([.A51] - 1.59186520428114E+018) * 0.000000001" office:value-type="float" office:value="2.817030144" calcext:value-type="float">
            <text:p>2.8170301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230000005104" calcext:value-type="float">
            <text:p>0.000230000005104</text:p>
          </table:table-cell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32978451252" calcext:value-type="float">
            <text:p>-1.32978451252</text:p>
          </table:table-cell>
          <table:table-cell office:value-type="float" office:value="-0.618128061295" calcext:value-type="float">
            <text:p>-0.618128061295</text:p>
          </table:table-cell>
          <table:table-cell office:value-type="float" office:value="-0.893971502781" calcext:value-type="float">
            <text:p>-0.893971502781</text:p>
          </table:table-cell>
          <table:table-cell/>
          <table:table-cell office:value-type="float" office:value="1.59186520709817E+018" calcext:value-type="float">
            <text:p>1.59186520709817E+018</text:p>
          </table:table-cell>
          <table:table-cell table:formula="of:=([.Q51]-1.59186520428114E+018)*0.000000001" office:value-type="float" office:value="2.817038336" calcext:value-type="float">
            <text:p>2.817038336</text:p>
          </table:table-cell>
          <table:table-cell table:style-name="ce1" office:value-type="float" office:value="0.0000243661215791" calcext:value-type="float">
            <text:p>2.44E-05</text:p>
          </table:table-cell>
          <table:table-cell table:style-name="ce1" office:value-type="float" office:value="0.0000842389708851" calcext:value-type="float">
            <text:p>8.42E-05</text:p>
          </table:table-cell>
          <table:table-cell table:style-name="ce1" office:value-type="float" office:value="0.0000400853714382" calcext:value-type="float">
            <text:p>4.01E-05</text:p>
          </table:table-cell>
          <table:table-cell table:formula="of:=SQRT([.S51]*[.S51] + [.T51]*[.T51] + [.U51]*[.U51])" office:value-type="float" office:value="0.0000964196510050035" calcext:value-type="float">
            <text:p>9.64196510050035E-05</text:p>
          </table:table-cell>
          <table:table-cell table:formula="of:= ([.V52]-[.V51]) / ([.R52]-[.R51])" office:value-type="float" office:value="0.000883158900871541" calcext:value-type="float">
            <text:p>0.000883158900872</text:p>
          </table:table-cell>
        </table:table-row>
        <table:table-row table:style-name="ro1">
          <table:table-cell office:value-type="float" office:value="1.59186520714979E+018" calcext:value-type="float">
            <text:p>1.59186520714979E+018</text:p>
          </table:table-cell>
          <table:table-cell table:formula="of:= ([.A52] - 1.59186520428114E+018) * 0.000000001" office:value-type="float" office:value="2.868649984" calcext:value-type="float">
            <text:p>2.8686499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39999993937" calcext:value-type="float">
            <text:p>-0.000239999993937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00199999994948" calcext:value-type="float">
            <text:p>-0.000199999994948</text:p>
          </table:table-cell>
          <table:table-cell/>
          <table:table-cell office:value-type="float" office:value="-1.32979035378" calcext:value-type="float">
            <text:p>-1.32979035378</text:p>
          </table:table-cell>
          <table:table-cell office:value-type="float" office:value="-0.618119776249" calcext:value-type="float">
            <text:p>-0.618119776249</text:p>
          </table:table-cell>
          <table:table-cell office:value-type="float" office:value="-0.893970191479" calcext:value-type="float">
            <text:p>-0.893970191479</text:p>
          </table:table-cell>
          <table:table-cell/>
          <table:table-cell office:value-type="float" office:value="1.59186520714979E+018" calcext:value-type="float">
            <text:p>1.59186520714979E+018</text:p>
          </table:table-cell>
          <table:table-cell table:formula="of:=([.Q52]-1.59186520428114E+018)*0.000000001" office:value-type="float" office:value="2.868654336" calcext:value-type="float">
            <text:p>2.868654336</text:p>
          </table:table-cell>
          <table:table-cell office:value-type="float" office:value="-0.000105737322883" calcext:value-type="float">
            <text:p>-0.000105737322883</text:p>
          </table:table-cell>
          <table:table-cell table:style-name="ce1" office:value-type="float" office:value="0.0000352648203261" calcext:value-type="float">
            <text:p>3.53E-05</text:p>
          </table:table-cell>
          <table:table-cell table:style-name="ce1" office:value-type="float" office:value="-0.0000879850485944" calcext:value-type="float">
            <text:p>-8.80E-05</text:p>
          </table:table-cell>
          <table:table-cell table:formula="of:=SQRT([.S52]*[.S52] + [.T52]*[.T52] + [.U52]*[.U52])" office:value-type="float" office:value="0.000142004780832389" calcext:value-type="float">
            <text:p>0.000142004780832</text:p>
          </table:table-cell>
          <table:table-cell table:formula="of:= ([.V53]-[.V52]) / ([.R53]-[.R52])" office:value-type="float" office:value="-0.00211516940527825" calcext:value-type="float">
            <text:p>-0.002115169405278</text:p>
          </table:table-cell>
        </table:table-row>
        <table:table-row table:style-name="ro1">
          <table:table-cell office:value-type="float" office:value="1.59186520720154E+018" calcext:value-type="float">
            <text:p>1.59186520720154E+018</text:p>
          </table:table-cell>
          <table:table-cell table:formula="of:= ([.A53] - 1.59186520428114E+018) * 0.000000001" office:value-type="float" office:value="2.920400128" calcext:value-type="float">
            <text:p>2.92040012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00000018696" calcext:value-type="float">
            <text:p>-7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32978343964" calcext:value-type="float">
            <text:p>-1.32978343964</text:p>
          </table:table-cell>
          <table:table-cell office:value-type="float" office:value="-0.618118524551" calcext:value-type="float">
            <text:p>-0.618118524551</text:p>
          </table:table-cell>
          <table:table-cell office:value-type="float" office:value="-0.893976926804" calcext:value-type="float">
            <text:p>-0.893976926804</text:p>
          </table:table-cell>
          <table:table-cell/>
          <table:table-cell office:value-type="float" office:value="1.59186520720154E+018" calcext:value-type="float">
            <text:p>1.59186520720154E+018</text:p>
          </table:table-cell>
          <table:table-cell table:formula="of:=([.Q53]-1.59186520428114E+018)*0.000000001" office:value-type="float" office:value="2.920404224" calcext:value-type="float">
            <text:p>2.920404224</text:p>
          </table:table-cell>
          <table:table-cell table:style-name="ce1" office:value-type="float" office:value="0.0000069686752795" calcext:value-type="float">
            <text:p>6.97E-06</text:p>
          </table:table-cell>
          <table:table-cell table:style-name="ce1" office:value-type="float" office:value="0.0000314428616548" calcext:value-type="float">
            <text:p>3.14E-05</text:p>
          </table:table-cell>
          <table:table-cell table:style-name="ce1" office:value-type="float" office:value="0.00000468626785732" calcext:value-type="float">
            <text:p>4.69E-06</text:p>
          </table:table-cell>
          <table:table-cell table:formula="of:=SQRT([.S53]*[.S53] + [.T53]*[.T53] + [.U53]*[.U53])" office:value-type="float" office:value="0.0000325450010082126" calcext:value-type="float">
            <text:p>3.25450010082126E-05</text:p>
          </table:table-cell>
          <table:table-cell table:formula="of:= ([.V54]-[.V53]) / ([.R54]-[.R53])" office:value-type="float" office:value="0.000989909277345641" calcext:value-type="float">
            <text:p>0.000989909277346</text:p>
          </table:table-cell>
        </table:table-row>
        <table:table-row table:style-name="ro1">
          <table:table-cell office:value-type="float" office:value="1.59186520725384E+018" calcext:value-type="float">
            <text:p>1.59186520725384E+018</text:p>
          </table:table-cell>
          <table:table-cell table:formula="of:= ([.A54] - 1.59186520428114E+018) * 0.000000001" office:value-type="float" office:value="2.972699904" calcext:value-type="float">
            <text:p>2.97269990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50000007125" calcext:value-type="float">
            <text:p>0.000150000007125</text:p>
          </table:table-cell>
          <table:table-cell table:style-name="ce1" office:value-type="float" office:value="0.0000900000013644" calcext:value-type="float">
            <text:p>9.0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32979035378" calcext:value-type="float">
            <text:p>-1.32979035378</text:p>
          </table:table-cell>
          <table:table-cell office:value-type="float" office:value="-0.618120670319" calcext:value-type="float">
            <text:p>-0.618120670319</text:p>
          </table:table-cell>
          <table:table-cell office:value-type="float" office:value="-0.893970131874" calcext:value-type="float">
            <text:p>-0.893970131874</text:p>
          </table:table-cell>
          <table:table-cell/>
          <table:table-cell office:value-type="float" office:value="1.59186520725384E+018" calcext:value-type="float">
            <text:p>1.59186520725384E+018</text:p>
          </table:table-cell>
          <table:table-cell table:formula="of:=([.Q54]-1.59186520428114E+018)*0.000000001" office:value-type="float" office:value="2.972699648" calcext:value-type="float">
            <text:p>2.972699648</text:p>
          </table:table-cell>
          <table:table-cell table:style-name="ce1" office:value-type="float" office:value="0.000060826416302" calcext:value-type="float">
            <text:p>6.08E-05</text:p>
          </table:table-cell>
          <table:table-cell table:style-name="ce1" office:value-type="float" office:value="0.0000330710681737" calcext:value-type="float">
            <text:p>3.31E-05</text:p>
          </table:table-cell>
          <table:table-cell table:style-name="ce1" office:value-type="float" office:value="-0.0000481153547298" calcext:value-type="float">
            <text:p>-4.81E-05</text:p>
          </table:table-cell>
          <table:table-cell table:formula="of:=SQRT([.S54]*[.S54] + [.T54]*[.T54] + [.U54]*[.U54])" office:value-type="float" office:value="0.0000843127263885365" calcext:value-type="float">
            <text:p>8.43127263885365E-05</text:p>
          </table:table-cell>
          <table:table-cell table:formula="of:= ([.V55]-[.V54]) / ([.R55]-[.R54])" office:value-type="float" office:value="-0.000315607456490379" calcext:value-type="float">
            <text:p>-0.00031560745649</text:p>
          </table:table-cell>
        </table:table-row>
        <table:table-row table:style-name="ro1">
          <table:table-cell office:value-type="float" office:value="1.59186520730618E+018" calcext:value-type="float">
            <text:p>1.59186520730618E+018</text:p>
          </table:table-cell>
          <table:table-cell table:formula="of:= ([.A55] - 1.59186520428114E+018) * 0.000000001" office:value-type="float" office:value="3.025040128" calcext:value-type="float">
            <text:p>3.02504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32978308201" calcext:value-type="float">
            <text:p>-1.32978308201</text:p>
          </table:table-cell>
          <table:table-cell office:value-type="float" office:value="-0.618117332458" calcext:value-type="float">
            <text:p>-0.618117332458</text:p>
          </table:table-cell>
          <table:table-cell office:value-type="float" office:value="-0.893975973129" calcext:value-type="float">
            <text:p>-0.893975973129</text:p>
          </table:table-cell>
          <table:table-cell/>
          <table:table-cell office:value-type="float" office:value="1.59186520730618E+018" calcext:value-type="float">
            <text:p>1.59186520730618E+018</text:p>
          </table:table-cell>
          <table:table-cell table:formula="of:=([.Q55]-1.59186520428114E+018)*0.000000001" office:value-type="float" office:value="3.0250432" calcext:value-type="float">
            <text:p>3.0250432</text:p>
          </table:table-cell>
          <table:table-cell table:style-name="ce1" office:value-type="float" office:value="0.0000183105639735" calcext:value-type="float">
            <text:p>1.83E-05</text:p>
          </table:table-cell>
          <table:table-cell table:style-name="ce1" office:value-type="float" office:value="0.00000344821796716" calcext:value-type="float">
            <text:p>3.45E-06</text:p>
          </table:table-cell>
          <table:table-cell table:style-name="ce1" office:value-type="float" office:value="0.0000651819354971" calcext:value-type="float">
            <text:p>6.52E-05</text:p>
          </table:table-cell>
          <table:table-cell table:formula="of:=SQRT([.S55]*[.S55] + [.T55]*[.T55] + [.U55]*[.U55])" office:value-type="float" office:value="0.0000677927110781446" calcext:value-type="float">
            <text:p>6.77927110781446E-05</text:p>
          </table:table-cell>
          <table:table-cell table:formula="of:= ([.V56]-[.V55]) / ([.R56]-[.R55])" office:value-type="float" office:value="0.000175033130819748" calcext:value-type="float">
            <text:p>0.00017503313082</text:p>
          </table:table-cell>
        </table:table-row>
        <table:table-row table:style-name="ro1">
          <table:table-cell office:value-type="float" office:value="1.59186520735752E+018" calcext:value-type="float">
            <text:p>1.59186520735752E+018</text:p>
          </table:table-cell>
          <table:table-cell table:formula="of:= ([.A56] - 1.59186520428114E+018) * 0.000000001" office:value-type="float" office:value="3.076379904" calcext:value-type="float">
            <text:p>3.0763799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number-columns-repeated="2" table:style-name="ce1" office:value-type="float" office:value="-0.0000900000013644" calcext:value-type="float">
            <text:p>-9.00E-05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32978224754" calcext:value-type="float">
            <text:p>-1.32978224754</text:p>
          </table:table-cell>
          <table:table-cell office:value-type="float" office:value="-0.618126034737" calcext:value-type="float">
            <text:p>-0.618126034737</text:p>
          </table:table-cell>
          <table:table-cell office:value-type="float" office:value="-0.893975675106" calcext:value-type="float">
            <text:p>-0.893975675106</text:p>
          </table:table-cell>
          <table:table-cell/>
          <table:table-cell office:value-type="float" office:value="1.59186520735752E+018" calcext:value-type="float">
            <text:p>1.59186520735752E+018</text:p>
          </table:table-cell>
          <table:table-cell table:formula="of:=([.Q56]-1.59186520428114E+018)*0.000000001" office:value-type="float" office:value="3.076383232" calcext:value-type="float">
            <text:p>3.076383232</text:p>
          </table:table-cell>
          <table:table-cell table:style-name="ce1" office:value-type="float" office:value="-0.0000156959704327" calcext:value-type="float">
            <text:p>-1.57E-05</text:p>
          </table:table-cell>
          <table:table-cell table:style-name="ce1" office:value-type="float" office:value="-0.0000254942005995" calcext:value-type="float">
            <text:p>-2.55E-05</text:p>
          </table:table-cell>
          <table:table-cell table:style-name="ce1" office:value-type="float" office:value="-0.0000707013750798" calcext:value-type="float">
            <text:p>-7.07E-05</text:p>
          </table:table-cell>
          <table:table-cell table:formula="of:=SQRT([.S56]*[.S56] + [.T56]*[.T56] + [.U56]*[.U56])" office:value-type="float" office:value="0.0000767789176154907" calcext:value-type="float">
            <text:p>7.67789176154907E-05</text:p>
          </table:table-cell>
          <table:table-cell table:formula="of:= ([.V57]-[.V56]) / ([.R57]-[.R56])" office:value-type="float" office:value="0.013363080972008" calcext:value-type="float">
            <text:p>0.013363080972008</text:p>
          </table:table-cell>
        </table:table-row>
        <table:table-row table:style-name="ro1">
          <table:table-cell office:value-type="float" office:value="1.59186520740895E+018" calcext:value-type="float">
            <text:p>1.59186520740895E+018</text:p>
          </table:table-cell>
          <table:table-cell table:formula="of:= ([.A57] - 1.59186520428114E+018) * 0.000000001" office:value-type="float" office:value="3.127809792" calcext:value-type="float">
            <text:p>3.1278097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159999995958" calcext:value-type="float">
            <text:p>0.00159999995958</text:p>
          </table:table-cell>
          <table:table-cell office:value-type="float" office:value="0.00156000000425" calcext:value-type="float">
            <text:p>0.00156000000425</text:p>
          </table:table-cell>
          <table:table-cell office:value-type="float" office:value="0.00044999999227" calcext:value-type="float">
            <text:p>0.00044999999227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32979142666" calcext:value-type="float">
            <text:p>-1.32979142666</text:p>
          </table:table-cell>
          <table:table-cell office:value-type="float" office:value="-0.618115723133" calcext:value-type="float">
            <text:p>-0.618115723133</text:p>
          </table:table-cell>
          <table:table-cell office:value-type="float" office:value="-0.893970251083" calcext:value-type="float">
            <text:p>-0.893970251083</text:p>
          </table:table-cell>
          <table:table-cell/>
          <table:table-cell office:value-type="float" office:value="1.59186520740895E+018" calcext:value-type="float">
            <text:p>1.59186520740895E+018</text:p>
          </table:table-cell>
          <table:table-cell table:formula="of:=([.Q57]-1.59186520428114E+018)*0.000000001" office:value-type="float" office:value="3.127813376" calcext:value-type="float">
            <text:p>3.127813376</text:p>
          </table:table-cell>
          <table:table-cell office:value-type="float" office:value="0.000743348326068" calcext:value-type="float">
            <text:p>0.000743348326068</text:p>
          </table:table-cell>
          <table:table-cell office:value-type="float" office:value="0.000176610337803" calcext:value-type="float">
            <text:p>0.000176610337803</text:p>
          </table:table-cell>
          <table:table-cell table:style-name="ce1" office:value-type="float" office:value="-0.00000233147761719" calcext:value-type="float">
            <text:p>-2.33E-06</text:p>
          </table:table-cell>
          <table:table-cell table:formula="of:=SQRT([.S57]*[.S57] + [.T57]*[.T57] + [.U57]*[.U57])" office:value-type="float" office:value="0.000764044096289518" calcext:value-type="float">
            <text:p>0.00076404409629</text:p>
          </table:table-cell>
          <table:table-cell table:formula="of:= ([.V58]-[.V57]) / ([.R58]-[.R57])" office:value-type="float" office:value="-0.0136411549092254" calcext:value-type="float">
            <text:p>-0.013641154909226</text:p>
          </table:table-cell>
        </table:table-row>
        <table:table-row table:style-name="ro1">
          <table:table-cell office:value-type="float" office:value="1.59186520746108E+018" calcext:value-type="float">
            <text:p>1.59186520746108E+018</text:p>
          </table:table-cell>
          <table:table-cell table:formula="of:= ([.A58] - 1.59186520428114E+018) * 0.000000001" office:value-type="float" office:value="3.179940096" calcext:value-type="float">
            <text:p>3.17994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500000023749" calcext:value-type="float">
            <text:p>0.000500000023749</text:p>
          </table:table-cell>
          <table:table-cell office:value-type="float" office:value="0.000399999989895" calcext:value-type="float">
            <text:p>0.000399999989895</text:p>
          </table:table-cell>
          <table:table-cell office:value-type="float" office:value="0.000250000011874" calcext:value-type="float">
            <text:p>0.000250000011874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32979094982" calcext:value-type="float">
            <text:p>-1.32979094982</text:p>
          </table:table-cell>
          <table:table-cell office:value-type="float" office:value="-0.618118882179" calcext:value-type="float">
            <text:p>-0.618118882179</text:p>
          </table:table-cell>
          <table:table-cell office:value-type="float" office:value="-0.893970131874" calcext:value-type="float">
            <text:p>-0.893970131874</text:p>
          </table:table-cell>
          <table:table-cell/>
          <table:table-cell office:value-type="float" office:value="1.59186520746108E+018" calcext:value-type="float">
            <text:p>1.59186520746108E+018</text:p>
          </table:table-cell>
          <table:table-cell table:formula="of:=([.Q58]-1.59186520428114E+018)*0.000000001" office:value-type="float" office:value="3.179947264" calcext:value-type="float">
            <text:p>3.179947264</text:p>
          </table:table-cell>
          <table:table-cell table:style-name="ce1" office:value-type="float" office:value="-0.0000365643572877" calcext:value-type="float">
            <text:p>-3.66E-05</text:p>
          </table:table-cell>
          <table:table-cell table:style-name="ce1" office:value-type="float" office:value="0.0000263928814093" calcext:value-type="float">
            <text:p>2.64E-05</text:p>
          </table:table-cell>
          <table:table-cell table:style-name="ce1" office:value-type="float" office:value="-0.0000276135815511" calcext:value-type="float">
            <text:p>-2.76E-05</text:p>
          </table:table-cell>
          <table:table-cell table:formula="of:=SQRT([.S58]*[.S58] + [.T58]*[.T58] + [.U58]*[.U58])" office:value-type="float" office:value="0.0000528776540613065" calcext:value-type="float">
            <text:p>5.28776540613065E-05</text:p>
          </table:table-cell>
          <table:table-cell table:formula="of:= ([.V59]-[.V58]) / ([.R59]-[.R58])" office:value-type="float" office:value="-0.000493265198481333" calcext:value-type="float">
            <text:p>-0.000493265198481</text:p>
          </table:table-cell>
        </table:table-row>
        <table:table-row table:style-name="ro1">
          <table:table-cell office:value-type="float" office:value="1.5918652075133E+018" calcext:value-type="float">
            <text:p>1.5918652075133E+018</text:p>
          </table:table-cell>
          <table:table-cell table:formula="of:= ([.A59] - 1.59186520428114E+018) * 0.000000001" office:value-type="float" office:value="3.232160256" calcext:value-type="float">
            <text:p>3.2321602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32978594303" calcext:value-type="float">
            <text:p>-1.32978594303</text:p>
          </table:table-cell>
          <table:table-cell office:value-type="float" office:value="-0.618124842644" calcext:value-type="float">
            <text:p>-0.618124842644</text:p>
          </table:table-cell>
          <table:table-cell office:value-type="float" office:value="-0.893973588943" calcext:value-type="float">
            <text:p>-0.893973588943</text:p>
          </table:table-cell>
          <table:table-cell/>
          <table:table-cell office:value-type="float" office:value="1.5918652075133E+018" calcext:value-type="float">
            <text:p>1.5918652075133E+018</text:p>
          </table:table-cell>
          <table:table-cell table:formula="of:=([.Q59]-1.59186520428114E+018)*0.000000001" office:value-type="float" office:value="3.232163328" calcext:value-type="float">
            <text:p>3.232163328</text:p>
          </table:table-cell>
          <table:table-cell table:style-name="ce1" office:value-type="float" office:value="-0.0000199371825147" calcext:value-type="float">
            <text:p>-1.99E-05</text:p>
          </table:table-cell>
          <table:table-cell table:style-name="ce1" office:value-type="float" office:value="0.0000167430061992" calcext:value-type="float">
            <text:p>1.67E-05</text:p>
          </table:table-cell>
          <table:table-cell table:style-name="ce1" office:value-type="float" office:value="-0.0000075989933066" calcext:value-type="float">
            <text:p>-7.60E-06</text:p>
          </table:table-cell>
          <table:table-cell table:formula="of:=SQRT([.S59]*[.S59] + [.T59]*[.T59] + [.U59]*[.U59])" office:value-type="float" office:value="0.0000271212868884325" calcext:value-type="float">
            <text:p>2.71212868884325E-05</text:p>
          </table:table-cell>
          <table:table-cell table:formula="of:= ([.V60]-[.V59]) / ([.R60]-[.R59])" office:value-type="float" office:value="0.00153834729691241" calcext:value-type="float">
            <text:p>0.001538347296912</text:p>
          </table:table-cell>
        </table:table-row>
        <table:table-row table:style-name="ro1">
          <table:table-cell office:value-type="float" office:value="1.59186520756468E+018" calcext:value-type="float">
            <text:p>1.59186520756468E+018</text:p>
          </table:table-cell>
          <table:table-cell table:formula="of:= ([.A60] - 1.59186520428114E+018) * 0.000000001" office:value-type="float" office:value="3.283539968" calcext:value-type="float">
            <text:p>3.2835399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number-columns-repeated="2" table:style-name="ce1" office:value-type="float" office:value="-0.0000499999987369" calcext:value-type="float">
            <text:p>-5.00E-05</text:p>
          </table:table-cell>
          <table:table-cell office:value-type="float" office:value="-0.000199999994948" calcext:value-type="float">
            <text:p>-0.000199999994948</text:p>
          </table:table-cell>
          <table:table-cell/>
          <table:table-cell office:value-type="float" office:value="-1.32978534698" calcext:value-type="float">
            <text:p>-1.32978534698</text:p>
          </table:table-cell>
          <table:table-cell office:value-type="float" office:value="-0.618118524551" calcext:value-type="float">
            <text:p>-0.618118524551</text:p>
          </table:table-cell>
          <table:table-cell office:value-type="float" office:value="-0.893974006176" calcext:value-type="float">
            <text:p>-0.893974006176</text:p>
          </table:table-cell>
          <table:table-cell/>
          <table:table-cell office:value-type="float" office:value="1.59186520756468E+018" calcext:value-type="float">
            <text:p>1.59186520756468E+018</text:p>
          </table:table-cell>
          <table:table-cell table:formula="of:=([.Q60]-1.59186520428114E+018)*0.000000001" office:value-type="float" office:value="3.28354048" calcext:value-type="float">
            <text:p>3.28354048</text:p>
          </table:table-cell>
          <table:table-cell table:style-name="ce1" office:value-type="float" office:value="-0.0000534865212103" calcext:value-type="float">
            <text:p>-5.35E-05</text:p>
          </table:table-cell>
          <table:table-cell table:style-name="ce1" office:value-type="float" office:value="0.000027400737963" calcext:value-type="float">
            <text:p>2.74E-05</text:p>
          </table:table-cell>
          <table:table-cell table:style-name="ce1" office:value-type="float" office:value="-0.0000875085170264" calcext:value-type="float">
            <text:p>-8.75E-05</text:p>
          </table:table-cell>
          <table:table-cell table:formula="of:=SQRT([.S60]*[.S60] + [.T60]*[.T60] + [.U60]*[.U60])" office:value-type="float" office:value="0.00010615718979069" calcext:value-type="float">
            <text:p>0.000106157189791</text:p>
          </table:table-cell>
          <table:table-cell table:formula="of:= ([.V61]-[.V60]) / ([.R61]-[.R60])" office:value-type="float" office:value="0.00036617850843643" calcext:value-type="float">
            <text:p>0.000366178508436</text:p>
          </table:table-cell>
        </table:table-row>
        <table:table-row table:style-name="ro1">
          <table:table-cell office:value-type="float" office:value="1.591865207616E+018" calcext:value-type="float">
            <text:p>1.591865207616E+018</text:p>
          </table:table-cell>
          <table:table-cell table:formula="of:= ([.A61] - 1.59186520428114E+018) * 0.000000001" office:value-type="float" office:value="3.334860032" calcext:value-type="float">
            <text:p>3.3348600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119999996969" calcext:value-type="float">
            <text:p>-0.000119999996969</text:p>
          </table:table-cell>
          <table:table-cell office:value-type="float" office:value="-0.000310000003083" calcext:value-type="float">
            <text:p>-0.000310000003083</text:p>
          </table:table-cell>
          <table:table-cell/>
          <table:table-cell office:value-type="float" office:value="-1.32978916168" calcext:value-type="float">
            <text:p>-1.32978916168</text:p>
          </table:table-cell>
          <table:table-cell office:value-type="float" office:value="-0.618118882179" calcext:value-type="float">
            <text:p>-0.618118882179</text:p>
          </table:table-cell>
          <table:table-cell office:value-type="float" office:value="-0.893969774246" calcext:value-type="float">
            <text:p>-0.893969774246</text:p>
          </table:table-cell>
          <table:table-cell/>
          <table:table-cell office:value-type="float" office:value="1.591865207616E+018" calcext:value-type="float">
            <text:p>1.591865207616E+018</text:p>
          </table:table-cell>
          <table:table-cell table:formula="of:=([.Q61]-1.59186520428114E+018)*0.000000001" office:value-type="float" office:value="3.334860544" calcext:value-type="float">
            <text:p>3.334860544</text:p>
          </table:table-cell>
          <table:table-cell table:style-name="ce1" office:value-type="float" office:value="0.00000381986092179" calcext:value-type="float">
            <text:p>3.82E-06</text:p>
          </table:table-cell>
          <table:table-cell table:style-name="ce1" office:value-type="float" office:value="0.0000236141459027" calcext:value-type="float">
            <text:p>2.36E-05</text:p>
          </table:table-cell>
          <table:table-cell office:value-type="float" office:value="-0.000122638317407" calcext:value-type="float">
            <text:p>-0.000122638317407</text:p>
          </table:table-cell>
          <table:table-cell table:formula="of:=SQRT([.S61]*[.S61] + [.T61]*[.T61] + [.U61]*[.U61])" office:value-type="float" office:value="0.000124949494279072" calcext:value-type="float">
            <text:p>0.000124949494279</text:p>
          </table:table-cell>
          <table:table-cell table:formula="of:= ([.V62]-[.V61]) / ([.R62]-[.R61])" office:value-type="float" office:value="-0.000816426996035528" calcext:value-type="float">
            <text:p>-0.000816426996036</text:p>
          </table:table-cell>
        </table:table-row>
        <table:table-row table:style-name="ro1">
          <table:table-cell office:value-type="float" office:value="1.59186520766738E+018" calcext:value-type="float">
            <text:p>1.59186520766738E+018</text:p>
          </table:table-cell>
          <table:table-cell table:formula="of:= ([.A62] - 1.59186520428114E+018) * 0.000000001" office:value-type="float" office:value="3.38624" calcext:value-type="float">
            <text:p>3.386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0.000199999994948" calcext:value-type="float">
            <text:p>0.000199999994948</text:p>
          </table:table-cell>
          <table:table-cell office:value-type="float" office:value="-0.000169999999343" calcext:value-type="float">
            <text:p>-0.000169999999343</text:p>
          </table:table-cell>
          <table:table-cell office:value-type="float" office:value="0.000300000014249" calcext:value-type="float">
            <text:p>0.000300000014249</text:p>
          </table:table-cell>
          <table:table-cell/>
          <table:table-cell office:value-type="float" office:value="-1.32978487015" calcext:value-type="float">
            <text:p>-1.32978487015</text:p>
          </table:table-cell>
          <table:table-cell office:value-type="float" office:value="-0.618128538132" calcext:value-type="float">
            <text:p>-0.618128538132</text:p>
          </table:table-cell>
          <table:table-cell office:value-type="float" office:value="-0.893971920013" calcext:value-type="float">
            <text:p>-0.893971920013</text:p>
          </table:table-cell>
          <table:table-cell/>
          <table:table-cell office:value-type="float" office:value="1.59186520766738E+018" calcext:value-type="float">
            <text:p>1.59186520766738E+018</text:p>
          </table:table-cell>
          <table:table-cell table:formula="of:=([.Q62]-1.59186520428114E+018)*0.000000001" office:value-type="float" office:value="3.386239488" calcext:value-type="float">
            <text:p>3.386239488</text:p>
          </table:table-cell>
          <table:table-cell table:style-name="ce1" office:value-type="float" office:value="-0.000000782749964401" calcext:value-type="float">
            <text:p>-7.83E-07</text:p>
          </table:table-cell>
          <table:table-cell table:style-name="ce1" office:value-type="float" office:value="-0.0000511637772433" calcext:value-type="float">
            <text:p>-5.12E-05</text:p>
          </table:table-cell>
          <table:table-cell table:style-name="ce1" office:value-type="float" office:value="0.0000653532188153" calcext:value-type="float">
            <text:p>6.54E-05</text:p>
          </table:table-cell>
          <table:table-cell table:formula="of:=SQRT([.S62]*[.S62] + [.T62]*[.T62] + [.U62]*[.U62])" office:value-type="float" office:value="0.0000830023373696746" calcext:value-type="float">
            <text:p>8.30023373696746E-05</text:p>
          </table:table-cell>
          <table:table-cell table:formula="of:= ([.V63]-[.V62]) / ([.R63]-[.R62])" office:value-type="float" office:value="-0.000497410480316616" calcext:value-type="float">
            <text:p>-0.000497410480317</text:p>
          </table:table-cell>
        </table:table-row>
        <table:table-row table:style-name="ro1">
          <table:table-cell office:value-type="float" office:value="1.59186520771969E+018" calcext:value-type="float">
            <text:p>1.59186520771969E+018</text:p>
          </table:table-cell>
          <table:table-cell table:formula="of:= ([.A63] - 1.59186520428114E+018) * 0.000000001" office:value-type="float" office:value="3.438550016" calcext:value-type="float">
            <text:p>3.4385500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32978522778" calcext:value-type="float">
            <text:p>-1.32978522778</text:p>
          </table:table-cell>
          <table:table-cell office:value-type="float" office:value="-0.618124425411" calcext:value-type="float">
            <text:p>-0.618124425411</text:p>
          </table:table-cell>
          <table:table-cell office:value-type="float" office:value="-0.893974661827" calcext:value-type="float">
            <text:p>-0.893974661827</text:p>
          </table:table-cell>
          <table:table-cell/>
          <table:table-cell office:value-type="float" office:value="1.59186520771969E+018" calcext:value-type="float">
            <text:p>1.59186520771969E+018</text:p>
          </table:table-cell>
          <table:table-cell table:formula="of:=([.Q63]-1.59186520428114E+018)*0.000000001" office:value-type="float" office:value="3.43854848" calcext:value-type="float">
            <text:p>3.43854848</text:p>
          </table:table-cell>
          <table:table-cell table:style-name="ce1" office:value-type="float" office:value="-0.0000126351951621" calcext:value-type="float">
            <text:p>-1.26E-05</text:p>
          </table:table-cell>
          <table:table-cell table:style-name="ce1" office:value-type="float" office:value="0.0000243087270064" calcext:value-type="float">
            <text:p>2.43E-05</text:p>
          </table:table-cell>
          <table:table-cell table:style-name="ce1" office:value-type="float" office:value="0.0000499653251609" calcext:value-type="float">
            <text:p>5.00E-05</text:p>
          </table:table-cell>
          <table:table-cell table:formula="of:=SQRT([.S63]*[.S63] + [.T63]*[.T63] + [.U63]*[.U63])" office:value-type="float" office:value="0.0000569832965340766" calcext:value-type="float">
            <text:p>5.69832965340766E-05</text:p>
          </table:table-cell>
          <table:table-cell table:formula="of:= ([.V64]-[.V63]) / ([.R64]-[.R63])" office:value-type="float" office:value="0.00734978399861975" calcext:value-type="float">
            <text:p>0.00734978399862</text:p>
          </table:table-cell>
        </table:table-row>
        <table:table-row table:style-name="ro1">
          <table:table-cell office:value-type="float" office:value="1.59186520777318E+018" calcext:value-type="float">
            <text:p>1.59186520777318E+018</text:p>
          </table:table-cell>
          <table:table-cell table:formula="of:= ([.A64] - 1.59186520428114E+018) * 0.000000001" office:value-type="float" office:value="3.492039936" calcext:value-type="float">
            <text:p>3.4920399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10000000475" calcext:value-type="float">
            <text:p>0.0010000000475</text:p>
          </table:table-cell>
          <table:table-cell office:value-type="float" office:value="-0.000969999993686" calcext:value-type="float">
            <text:p>-0.000969999993686</text:p>
          </table:table-cell>
          <table:table-cell office:value-type="float" office:value="-0.000180000002729" calcext:value-type="float">
            <text:p>-0.000180000002729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9226112" calcext:value-type="float">
            <text:p>-1.32979226112</text:p>
          </table:table-cell>
          <table:table-cell office:value-type="float" office:value="-0.618112564087" calcext:value-type="float">
            <text:p>-0.618112564087</text:p>
          </table:table-cell>
          <table:table-cell office:value-type="float" office:value="-0.893971502781" calcext:value-type="float">
            <text:p>-0.893971502781</text:p>
          </table:table-cell>
          <table:table-cell/>
          <table:table-cell office:value-type="float" office:value="1.59186520777318E+018" calcext:value-type="float">
            <text:p>1.59186520777318E+018</text:p>
          </table:table-cell>
          <table:table-cell table:formula="of:=([.Q64]-1.59186520428114E+018)*0.000000001" office:value-type="float" office:value="3.49204352" calcext:value-type="float">
            <text:p>3.49204352</text:p>
          </table:table-cell>
          <table:table-cell office:value-type="float" office:value="-0.000444611330749" calcext:value-type="float">
            <text:p>-0.000444611330749</text:p>
          </table:table-cell>
          <table:table-cell table:style-name="ce1" office:value-type="float" office:value="-0.0000586373826081" calcext:value-type="float">
            <text:p>-5.86E-05</text:p>
          </table:table-cell>
          <table:table-cell table:style-name="ce1" office:value-type="float" office:value="-0.0000390730674553" calcext:value-type="float">
            <text:p>-3.91E-05</text:p>
          </table:table-cell>
          <table:table-cell table:formula="of:=SQRT([.S64]*[.S64] + [.T64]*[.T64] + [.U64]*[.U64])" office:value-type="float" office:value="0.0004501602855316" calcext:value-type="float">
            <text:p>0.000450160285532</text:p>
          </table:table-cell>
          <table:table-cell table:formula="of:= ([.V65]-[.V64]) / ([.R65]-[.R64])" office:value-type="float" office:value="-0.00620132336548326" calcext:value-type="float">
            <text:p>-0.006201323365483</text:p>
          </table:table-cell>
        </table:table-row>
        <table:table-row table:style-name="ro1">
          <table:table-cell office:value-type="float" office:value="1.59186520782547E+018" calcext:value-type="float">
            <text:p>1.59186520782547E+018</text:p>
          </table:table-cell>
          <table:table-cell table:formula="of:= ([.A65] - 1.59186520428114E+018) * 0.000000001" office:value-type="float" office:value="3.544329984" calcext:value-type="float">
            <text:p>3.54432998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900000013644" calcext:value-type="float">
            <text:p>9.00E-05</text:p>
          </table:table-cell>
          <table:table-cell office:value-type="float" office:value="-0.000190000006114" calcext:value-type="float">
            <text:p>-0.000190000006114</text:p>
          </table:table-cell>
          <table:table-cell office:value-type="float" office:value="-0.000220000001718" calcext:value-type="float">
            <text:p>-0.000220000001718</text:p>
          </table:table-cell>
          <table:table-cell/>
          <table:table-cell office:value-type="float" office:value="-1.32978785038" calcext:value-type="float">
            <text:p>-1.32978785038</text:p>
          </table:table-cell>
          <table:table-cell office:value-type="float" office:value="-0.6181229949" calcext:value-type="float">
            <text:p>-0.6181229949</text:p>
          </table:table-cell>
          <table:table-cell office:value-type="float" office:value="-0.893974483013" calcext:value-type="float">
            <text:p>-0.893974483013</text:p>
          </table:table-cell>
          <table:table-cell/>
          <table:table-cell office:value-type="float" office:value="1.59186520782547E+018" calcext:value-type="float">
            <text:p>1.59186520782547E+018</text:p>
          </table:table-cell>
          <table:table-cell table:formula="of:=([.Q65]-1.59186520428114E+018)*0.000000001" office:value-type="float" office:value="3.544328192" calcext:value-type="float">
            <text:p>3.544328192</text:p>
          </table:table-cell>
          <table:table-cell table:style-name="ce1" office:value-type="float" office:value="0.0000676201598253" calcext:value-type="float">
            <text:p>6.76E-05</text:p>
          </table:table-cell>
          <table:table-cell table:style-name="ce1" office:value-type="float" office:value="-0.0000951025867835" calcext:value-type="float">
            <text:p>-9.51E-05</text:p>
          </table:table-cell>
          <table:table-cell table:style-name="ce1" office:value-type="float" office:value="-0.0000473328800581" calcext:value-type="float">
            <text:p>-4.73E-05</text:p>
          </table:table-cell>
          <table:table-cell table:formula="of:=SQRT([.S65]*[.S65] + [.T65]*[.T65] + [.U65]*[.U65])" office:value-type="float" office:value="0.000125926127401373" calcext:value-type="float">
            <text:p>0.000125926127401</text:p>
          </table:table-cell>
          <table:table-cell table:formula="of:= ([.V66]-[.V65]) / ([.R66]-[.R65])" office:value-type="float" office:value="0.000366719922333624" calcext:value-type="float">
            <text:p>0.000366719922334</text:p>
          </table:table-cell>
        </table:table-row>
        <table:table-row table:style-name="ro1">
          <table:table-cell office:value-type="float" office:value="1.59186520787774E+018" calcext:value-type="float">
            <text:p>1.59186520787774E+018</text:p>
          </table:table-cell>
          <table:table-cell table:formula="of:= ([.A66] - 1.59186520428114E+018) * 0.000000001" office:value-type="float" office:value="3.596600064" calcext:value-type="float">
            <text:p>3.5966000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0.000250000011874" calcext:value-type="float">
            <text:p>0.000250000011874</text:p>
          </table:table-cell>
          <table:table-cell table:style-name="ce1" office:value-type="float" office:value="-0.0000900000013644" calcext:value-type="float">
            <text:p>-9.00E-05</text:p>
          </table:table-cell>
          <table:table-cell office:value-type="float" office:value="0.000250000011874" calcext:value-type="float">
            <text:p>0.000250000011874</text:p>
          </table:table-cell>
          <table:table-cell/>
          <table:table-cell office:value-type="float" office:value="-1.32978177071" calcext:value-type="float">
            <text:p>-1.32978177071</text:p>
          </table:table-cell>
          <table:table-cell office:value-type="float" office:value="-0.618131160736" calcext:value-type="float">
            <text:p>-0.618131160736</text:p>
          </table:table-cell>
          <table:table-cell office:value-type="float" office:value="-0.893974900246" calcext:value-type="float">
            <text:p>-0.893974900246</text:p>
          </table:table-cell>
          <table:table-cell/>
          <table:table-cell office:value-type="float" office:value="1.59186520787774E+018" calcext:value-type="float">
            <text:p>1.59186520787774E+018</text:p>
          </table:table-cell>
          <table:table-cell table:formula="of:=([.Q66]-1.59186520428114E+018)*0.000000001" office:value-type="float" office:value="3.596601344" calcext:value-type="float">
            <text:p>3.596601344</text:p>
          </table:table-cell>
          <table:table-cell office:value-type="float" office:value="0.000111930836283" calcext:value-type="float">
            <text:p>0.000111930836283</text:p>
          </table:table-cell>
          <table:table-cell table:style-name="ce1" office:value-type="float" office:value="-0.0000711150642019" calcext:value-type="float">
            <text:p>-7.11E-05</text:p>
          </table:table-cell>
          <table:table-cell table:style-name="ce1" office:value-type="float" office:value="0.0000588804505242" calcext:value-type="float">
            <text:p>5.89E-05</text:p>
          </table:table-cell>
          <table:table-cell table:formula="of:=SQRT([.S66]*[.S66] + [.T66]*[.T66] + [.U66]*[.U66])" office:value-type="float" office:value="0.000145095733642947" calcext:value-type="float">
            <text:p>0.000145095733643</text:p>
          </table:table-cell>
          <table:table-cell table:formula="of:= ([.V67]-[.V66]) / ([.R67]-[.R66])" office:value-type="float" office:value="-0.00209293956466502" calcext:value-type="float">
            <text:p>-0.002092939564665</text:p>
          </table:table-cell>
        </table:table-row>
        <table:table-row table:style-name="ro1">
          <table:table-cell office:value-type="float" office:value="1.59186520793037E+018" calcext:value-type="float">
            <text:p>1.59186520793037E+018</text:p>
          </table:table-cell>
          <table:table-cell table:formula="of:= ([.A67] - 1.59186520428114E+018) * 0.000000001" office:value-type="float" office:value="3.64923008" calcext:value-type="float">
            <text:p>3.649230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139999995008" calcext:value-type="float">
            <text:p>0.00139999995008</text:p>
          </table:table-cell>
          <table:table-cell office:value-type="float" office:value="-0.00138999999035" calcext:value-type="float">
            <text:p>-0.00138999999035</text:p>
          </table:table-cell>
          <table:table-cell office:value-type="float" office:value="-0.000280000007479" calcext:value-type="float">
            <text:p>-0.000280000007479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8343964" calcext:value-type="float">
            <text:p>-1.32978343964</text:p>
          </table:table-cell>
          <table:table-cell office:value-type="float" office:value="-0.618121743202" calcext:value-type="float">
            <text:p>-0.618121743202</text:p>
          </table:table-cell>
          <table:table-cell office:value-type="float" office:value="-0.89397495985" calcext:value-type="float">
            <text:p>-0.89397495985</text:p>
          </table:table-cell>
          <table:table-cell/>
          <table:table-cell office:value-type="float" office:value="1.59186520793037E+018" calcext:value-type="float">
            <text:p>1.59186520793037E+018</text:p>
          </table:table-cell>
          <table:table-cell table:formula="of:=([.Q67]-1.59186520428114E+018)*0.000000001" office:value-type="float" office:value="3.6492352" calcext:value-type="float">
            <text:p>3.6492352</text:p>
          </table:table-cell>
          <table:table-cell table:style-name="ce1" office:value-type="float" office:value="0.0000188377835002" calcext:value-type="float">
            <text:p>1.88E-05</text:p>
          </table:table-cell>
          <table:table-cell table:style-name="ce1" office:value-type="float" office:value="0.0000287227649096" calcext:value-type="float">
            <text:p>2.87E-05</text:p>
          </table:table-cell>
          <table:table-cell table:style-name="ce1" office:value-type="float" office:value="0.00000637828588879" calcext:value-type="float">
            <text:p>6.38E-06</text:p>
          </table:table-cell>
          <table:table-cell table:formula="of:=SQRT([.S67]*[.S67] + [.T67]*[.T67] + [.U67]*[.U67])" office:value-type="float" office:value="0.0000349362539796655" calcext:value-type="float">
            <text:p>3.49362539796655E-05</text:p>
          </table:table-cell>
          <table:table-cell table:formula="of:= ([.V68]-[.V67]) / ([.R68]-[.R67])" office:value-type="float" office:value="0.000410695606604188" calcext:value-type="float">
            <text:p>0.000410695606604</text:p>
          </table:table-cell>
        </table:table-row>
        <table:table-row table:style-name="ro1">
          <table:table-cell office:value-type="float" office:value="1.59186520798304E+018" calcext:value-type="float">
            <text:p>1.59186520798304E+018</text:p>
          </table:table-cell>
          <table:table-cell table:formula="of:= ([.A68] - 1.59186520428114E+018) * 0.000000001" office:value-type="float" office:value="3.701900032" calcext:value-type="float">
            <text:p>3.7019000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number-columns-repeated="2" table:style-name="ce1" office:value-type="float" office:value="0.0000499999987369" calcext:value-type="float">
            <text:p>5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32978987694" calcext:value-type="float">
            <text:p>-1.32978987694</text:p>
          </table:table-cell>
          <table:table-cell office:value-type="float" office:value="-0.618126094341" calcext:value-type="float">
            <text:p>-0.618126094341</text:p>
          </table:table-cell>
          <table:table-cell office:value-type="float" office:value="-0.893972158432" calcext:value-type="float">
            <text:p>-0.893972158432</text:p>
          </table:table-cell>
          <table:table-cell/>
          <table:table-cell office:value-type="float" office:value="1.59186520798304E+018" calcext:value-type="float">
            <text:p>1.59186520798304E+018</text:p>
          </table:table-cell>
          <table:table-cell table:formula="of:=([.Q68]-1.59186520428114E+018)*0.000000001" office:value-type="float" office:value="3.70190208" calcext:value-type="float">
            <text:p>3.70190208</text:p>
          </table:table-cell>
          <table:table-cell table:style-name="ce1" office:value-type="float" office:value="-0.00000964394348557" calcext:value-type="float">
            <text:p>-9.64E-06</text:p>
          </table:table-cell>
          <table:table-cell table:style-name="ce1" office:value-type="float" office:value="0.0000520468202012" calcext:value-type="float">
            <text:p>5.20E-05</text:p>
          </table:table-cell>
          <table:table-cell table:style-name="ce1" office:value-type="float" office:value="-0.0000199466867343" calcext:value-type="float">
            <text:p>-1.99E-05</text:p>
          </table:table-cell>
          <table:table-cell table:formula="of:=SQRT([.S68]*[.S68] + [.T68]*[.T68] + [.U68]*[.U68])" office:value-type="float" office:value="0.0000565663102092156" calcext:value-type="float">
            <text:p>5.65663102092156E-05</text:p>
          </table:table-cell>
          <table:table-cell table:formula="of:= ([.V69]-[.V68]) / ([.R69]-[.R68])" office:value-type="float" office:value="0.0011347510944443" calcext:value-type="float">
            <text:p>0.001134751094444</text:p>
          </table:table-cell>
        </table:table-row>
        <table:table-row table:style-name="ro1">
          <table:table-cell office:value-type="float" office:value="1.59186520803477E+018" calcext:value-type="float">
            <text:p>1.59186520803477E+018</text:p>
          </table:table-cell>
          <table:table-cell table:formula="of:= ([.A69] - 1.59186520428114E+018) * 0.000000001" office:value-type="float" office:value="3.753630208" calcext:value-type="float">
            <text:p>3.75363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180000002729" calcext:value-type="float">
            <text:p>-0.000180000002729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32979273796" calcext:value-type="float">
            <text:p>-1.32979273796</text:p>
          </table:table-cell>
          <table:table-cell office:value-type="float" office:value="-0.618116796017" calcext:value-type="float">
            <text:p>-0.618116796017</text:p>
          </table:table-cell>
          <table:table-cell office:value-type="float" office:value="-0.893970251083" calcext:value-type="float">
            <text:p>-0.893970251083</text:p>
          </table:table-cell>
          <table:table-cell/>
          <table:table-cell office:value-type="float" office:value="1.59186520803477E+018" calcext:value-type="float">
            <text:p>1.59186520803477E+018</text:p>
          </table:table-cell>
          <table:table-cell table:formula="of:=([.Q69]-1.59186520428114E+018)*0.000000001" office:value-type="float" office:value="3.753637376" calcext:value-type="float">
            <text:p>3.753637376</text:p>
          </table:table-cell>
          <table:table-cell table:style-name="ce1" office:value-type="float" office:value="0.0000342442617693" calcext:value-type="float">
            <text:p>3.42E-05</text:p>
          </table:table-cell>
          <table:table-cell table:style-name="ce1" office:value-type="float" office:value="-0.0000762294148444" calcext:value-type="float">
            <text:p>-7.62E-05</text:p>
          </table:table-cell>
          <table:table-cell table:style-name="ce1" office:value-type="float" office:value="0.0000793994331616" calcext:value-type="float">
            <text:p>7.94E-05</text:p>
          </table:table-cell>
          <table:table-cell table:formula="of:=SQRT([.S69]*[.S69] + [.T69]*[.T69] + [.U69]*[.U69])" office:value-type="float" office:value="0.000115272993966615" calcext:value-type="float">
            <text:p>0.000115272993967</text:p>
          </table:table-cell>
          <table:table-cell table:formula="of:= ([.V70]-[.V69]) / ([.R70]-[.R69])" office:value-type="float" office:value="0.000598364016855579" calcext:value-type="float">
            <text:p>0.000598364016856</text:p>
          </table:table-cell>
        </table:table-row>
        <table:table-row table:style-name="ro1">
          <table:table-cell office:value-type="float" office:value="1.59186520808641E+018" calcext:value-type="float">
            <text:p>1.59186520808641E+018</text:p>
          </table:table-cell>
          <table:table-cell table:formula="of:= ([.A70] - 1.59186520428114E+018) * 0.000000001" office:value-type="float" office:value="3.805270016" calcext:value-type="float">
            <text:p>3.805270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9999997979" calcext:value-type="float">
            <text:p>-8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32978093624" calcext:value-type="float">
            <text:p>-1.32978093624</text:p>
          </table:table-cell>
          <table:table-cell office:value-type="float" office:value="-0.618125975132" calcext:value-type="float">
            <text:p>-0.618125975132</text:p>
          </table:table-cell>
          <table:table-cell office:value-type="float" office:value="-0.893975973129" calcext:value-type="float">
            <text:p>-0.893975973129</text:p>
          </table:table-cell>
          <table:table-cell/>
          <table:table-cell office:value-type="float" office:value="1.59186520808641E+018" calcext:value-type="float">
            <text:p>1.59186520808641E+018</text:p>
          </table:table-cell>
          <table:table-cell table:formula="of:=([.Q70]-1.59186520428114E+018)*0.000000001" office:value-type="float" office:value="3.80526848" calcext:value-type="float">
            <text:p>3.80526848</text:p>
          </table:table-cell>
          <table:table-cell table:style-name="ce1" office:value-type="float" office:value="-0.0000952153350227" calcext:value-type="float">
            <text:p>-9.52E-05</text:p>
          </table:table-cell>
          <table:table-cell table:style-name="ce1" office:value-type="float" office:value="0.0000527523516212" calcext:value-type="float">
            <text:p>5.28E-05</text:p>
          </table:table-cell>
          <table:table-cell table:style-name="ce1" office:value-type="float" office:value="-0.0000975503789959" calcext:value-type="float">
            <text:p>-9.76E-05</text:p>
          </table:table-cell>
          <table:table-cell table:formula="of:=SQRT([.S70]*[.S70] + [.T70]*[.T70] + [.U70]*[.U70])" office:value-type="float" office:value="0.000146167188750743" calcext:value-type="float">
            <text:p>0.000146167188751</text:p>
          </table:table-cell>
          <table:table-cell table:formula="of:= ([.V71]-[.V70]) / ([.R71]-[.R70])" office:value-type="float" office:value="0.0004170998796368" calcext:value-type="float">
            <text:p>0.000417099879637</text:p>
          </table:table-cell>
        </table:table-row>
        <table:table-row table:style-name="ro1">
          <table:table-cell office:value-type="float" office:value="1.59186520813876E+018" calcext:value-type="float">
            <text:p>1.59186520813876E+018</text:p>
          </table:table-cell>
          <table:table-cell table:formula="of:= ([.A71] - 1.59186520428114E+018) * 0.000000001" office:value-type="float" office:value="3.857619968" calcext:value-type="float">
            <text:p>3.8576199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130000000354" calcext:value-type="float">
            <text:p>-0.000130000000354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/>
          <table:table-cell office:value-type="float" office:value="-1.32978570461" calcext:value-type="float">
            <text:p>-1.32978570461</text:p>
          </table:table-cell>
          <table:table-cell office:value-type="float" office:value="-0.618124186993" calcext:value-type="float">
            <text:p>-0.618124186993</text:p>
          </table:table-cell>
          <table:table-cell office:value-type="float" office:value="-0.89397251606" calcext:value-type="float">
            <text:p>-0.89397251606</text:p>
          </table:table-cell>
          <table:table-cell/>
          <table:table-cell office:value-type="float" office:value="1.59186520813876E+018" calcext:value-type="float">
            <text:p>1.59186520813876E+018</text:p>
          </table:table-cell>
          <table:table-cell table:formula="of:=([.Q71]-1.59186520428114E+018)*0.000000001" office:value-type="float" office:value="3.85762432" calcext:value-type="float">
            <text:p>3.85762432</text:p>
          </table:table-cell>
          <table:table-cell table:style-name="ce1" office:value-type="float" office:value="-0.0000661216763547" calcext:value-type="float">
            <text:p>-6.61E-05</text:p>
          </table:table-cell>
          <table:table-cell table:style-name="ce1" office:value-type="float" office:value="0.0000371260393877" calcext:value-type="float">
            <text:p>3.71E-05</text:p>
          </table:table-cell>
          <table:table-cell office:value-type="float" office:value="-0.000149917294038" calcext:value-type="float">
            <text:p>-0.000149917294038</text:p>
          </table:table-cell>
          <table:table-cell table:formula="of:=SQRT([.S71]*[.S71] + [.T71]*[.T71] + [.U71]*[.U71])" office:value-type="float" office:value="0.000168004803313027" calcext:value-type="float">
            <text:p>0.000168004803313</text:p>
          </table:table-cell>
          <table:table-cell table:formula="of:= ([.V72]-[.V71]) / ([.R72]-[.R71])" office:value-type="float" office:value="-0.0027672453878633" calcext:value-type="float">
            <text:p>-0.002767245387863</text:p>
          </table:table-cell>
        </table:table-row>
        <table:table-row table:style-name="ro1">
          <table:table-cell office:value-type="float" office:value="1.59186520819028E+018" calcext:value-type="float">
            <text:p>1.59186520819028E+018</text:p>
          </table:table-cell>
          <table:table-cell table:formula="of:= ([.A72] - 1.59186520428114E+018) * 0.000000001" office:value-type="float" office:value="3.909139968" calcext:value-type="float">
            <text:p>3.9091399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110000000859" calcext:value-type="float">
            <text:p>0.000110000000859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3297880888" calcext:value-type="float">
            <text:p>-1.3297880888</text:p>
          </table:table-cell>
          <table:table-cell office:value-type="float" office:value="-0.618118405342" calcext:value-type="float">
            <text:p>-0.618118405342</text:p>
          </table:table-cell>
          <table:table-cell office:value-type="float" office:value="-0.89397162199" calcext:value-type="float">
            <text:p>-0.89397162199</text:p>
          </table:table-cell>
          <table:table-cell/>
          <table:table-cell office:value-type="float" office:value="1.59186520819028E+018" calcext:value-type="float">
            <text:p>1.59186520819028E+018</text:p>
          </table:table-cell>
          <table:table-cell table:formula="of:=([.Q72]-1.59186520428114E+018)*0.000000001" office:value-type="float" office:value="3.90914048" calcext:value-type="float">
            <text:p>3.90914048</text:p>
          </table:table-cell>
          <table:table-cell table:style-name="ce1" office:value-type="float" office:value="0.00000850991364132" calcext:value-type="float">
            <text:p>8.51E-06</text:p>
          </table:table-cell>
          <table:table-cell table:style-name="ce1" office:value-type="float" office:value="0.0000054514302974" calcext:value-type="float">
            <text:p>5.45E-06</text:p>
          </table:table-cell>
          <table:table-cell table:style-name="ce1" office:value-type="float" office:value="0.000023354023142" calcext:value-type="float">
            <text:p>2.34E-05</text:p>
          </table:table-cell>
          <table:table-cell table:formula="of:=SQRT([.S72]*[.S72] + [.T72]*[.T72] + [.U72]*[.U72])" office:value-type="float" office:value="0.0000254469471525998" calcext:value-type="float">
            <text:p>2.54469471525998E-05</text:p>
          </table:table-cell>
          <table:table-cell table:formula="of:= ([.V73]-[.V72]) / ([.R73]-[.R72])" office:value-type="float" office:value="0.000814192544092409" calcext:value-type="float">
            <text:p>0.000814192544092</text:p>
          </table:table-cell>
        </table:table-row>
        <table:table-row table:style-name="ro1">
          <table:table-cell office:value-type="float" office:value="1.59186520829257E+018" calcext:value-type="float">
            <text:p>1.59186520829257E+018</text:p>
          </table:table-cell>
          <table:table-cell table:formula="of:= ([.A73] - 1.59186520428114E+018) * 0.000000001" office:value-type="float" office:value="4.011429888" calcext:value-type="float">
            <text:p>4.0114298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9999996969" calcext:value-type="float">
            <text:p>-0.000119999996969</text:p>
          </table:table-cell>
          <table:table-cell office:value-type="float" office:value="-0.000140000003739" calcext:value-type="float">
            <text:p>-0.000140000003739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32978594303" calcext:value-type="float">
            <text:p>-1.32978594303</text:p>
          </table:table-cell>
          <table:table-cell office:value-type="float" office:value="-0.618131577969" calcext:value-type="float">
            <text:p>-0.618131577969</text:p>
          </table:table-cell>
          <table:table-cell office:value-type="float" office:value="-0.893973648548" calcext:value-type="float">
            <text:p>-0.893973648548</text:p>
          </table:table-cell>
          <table:table-cell/>
          <table:table-cell office:value-type="float" office:value="1.59186520829257E+018" calcext:value-type="float">
            <text:p>1.59186520829257E+018</text:p>
          </table:table-cell>
          <table:table-cell table:formula="of:=([.Q73]-1.59186520428114E+018)*0.000000001" office:value-type="float" office:value="4.0114304" calcext:value-type="float">
            <text:p>4.0114304</text:p>
          </table:table-cell>
          <table:table-cell table:style-name="ce1" office:value-type="float" office:value="-0.0000827605981613" calcext:value-type="float">
            <text:p>-8.28E-05</text:p>
          </table:table-cell>
          <table:table-cell table:style-name="ce1" office:value-type="float" office:value="-0.0000545268703718" calcext:value-type="float">
            <text:p>-5.45E-05</text:p>
          </table:table-cell>
          <table:table-cell table:style-name="ce1" office:value-type="float" office:value="0.0000447197417088" calcext:value-type="float">
            <text:p>4.47E-05</text:p>
          </table:table-cell>
          <table:table-cell table:formula="of:=SQRT([.S73]*[.S73] + [.T73]*[.T73] + [.U73]*[.U73])" office:value-type="float" office:value="0.000108730637352409" calcext:value-type="float">
            <text:p>0.000108730637352</text:p>
          </table:table-cell>
          <table:table-cell table:formula="of:= ([.V74]-[.V73]) / ([.R74]-[.R73])" office:value-type="float" office:value="-0.00046945206440245" calcext:value-type="float">
            <text:p>-0.000469452064402</text:p>
          </table:table-cell>
        </table:table-row>
        <table:table-row table:style-name="ro1">
          <table:table-cell office:value-type="float" office:value="1.59186520834466E+018" calcext:value-type="float">
            <text:p>1.59186520834466E+018</text:p>
          </table:table-cell>
          <table:table-cell table:formula="of:= ([.A74] - 1.59186520428114E+018) * 0.000000001" office:value-type="float" office:value="4.06352" calcext:value-type="float">
            <text:p>4.0635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0.000769999984186" calcext:value-type="float">
            <text:p>0.000769999984186</text:p>
          </table:table-cell>
          <table:table-cell office:value-type="float" office:value="0.000239999993937" calcext:value-type="float">
            <text:p>0.000239999993937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32978546619" calcext:value-type="float">
            <text:p>-1.32978546619</text:p>
          </table:table-cell>
          <table:table-cell office:value-type="float" office:value="-0.618123888969" calcext:value-type="float">
            <text:p>-0.618123888969</text:p>
          </table:table-cell>
          <table:table-cell office:value-type="float" office:value="-0.893973052502" calcext:value-type="float">
            <text:p>-0.893973052502</text:p>
          </table:table-cell>
          <table:table-cell/>
          <table:table-cell office:value-type="float" office:value="1.59186520834466E+018" calcext:value-type="float">
            <text:p>1.59186520834466E+018</text:p>
          </table:table-cell>
          <table:table-cell table:formula="of:=([.Q74]-1.59186520428114E+018)*0.000000001" office:value-type="float" office:value="4.063519232" calcext:value-type="float">
            <text:p>4.063519232</text:p>
          </table:table-cell>
          <table:table-cell table:style-name="ce1" office:value-type="float" office:value="-0.00000313897771775" calcext:value-type="float">
            <text:p>-3.14E-06</text:p>
          </table:table-cell>
          <table:table-cell table:style-name="ce1" office:value-type="float" office:value="0.0000804419833003" calcext:value-type="float">
            <text:p>8.04E-05</text:p>
          </table:table-cell>
          <table:table-cell table:style-name="ce1" office:value-type="float" office:value="0.0000249383028859" calcext:value-type="float">
            <text:p>2.49E-05</text:p>
          </table:table-cell>
          <table:table-cell table:formula="of:=SQRT([.S74]*[.S74] + [.T74]*[.T74] + [.U74]*[.U74])" office:value-type="float" office:value="0.0000842774276376965" calcext:value-type="float">
            <text:p>8.42774276376965E-05</text:p>
          </table:table-cell>
          <table:table-cell table:formula="of:= ([.V75]-[.V74]) / ([.R75]-[.R74])" office:value-type="float" office:value="0.00117360040564557" calcext:value-type="float">
            <text:p>0.001173600405646</text:p>
          </table:table-cell>
        </table:table-row>
        <table:table-row table:style-name="ro1">
          <table:table-cell office:value-type="float" office:value="1.59186520839705E+018" calcext:value-type="float">
            <text:p>1.59186520839705E+018</text:p>
          </table:table-cell>
          <table:table-cell table:formula="of:= ([.A75] - 1.59186520428114E+018) * 0.000000001" office:value-type="float" office:value="4.115910144" calcext:value-type="float">
            <text:p>4.1159101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140000003739" calcext:value-type="float">
            <text:p>-0.000140000003739</text:p>
          </table:table-cell>
          <table:table-cell office:value-type="float" office:value="0.000410000007832" calcext:value-type="float">
            <text:p>0.000410000007832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32977950573" calcext:value-type="float">
            <text:p>-1.32977950573</text:p>
          </table:table-cell>
          <table:table-cell office:value-type="float" office:value="-0.618128359318" calcext:value-type="float">
            <text:p>-0.618128359318</text:p>
          </table:table-cell>
          <table:table-cell office:value-type="float" office:value="-0.89397662878" calcext:value-type="float">
            <text:p>-0.89397662878</text:p>
          </table:table-cell>
          <table:table-cell/>
          <table:table-cell office:value-type="float" office:value="1.59186520839705E+018" calcext:value-type="float">
            <text:p>1.59186520839705E+018</text:p>
          </table:table-cell>
          <table:table-cell table:formula="of:=([.Q75]-1.59186520428114E+018)*0.000000001" office:value-type="float" office:value="4.115911424" calcext:value-type="float">
            <text:p>4.115911424</text:p>
          </table:table-cell>
          <table:table-cell table:style-name="ce1" office:value-type="float" office:value="-0.0000118018997455" calcext:value-type="float">
            <text:p>-1.18E-05</text:p>
          </table:table-cell>
          <table:table-cell office:value-type="float" office:value="0.000140375865158" calcext:value-type="float">
            <text:p>0.000140375865158</text:p>
          </table:table-cell>
          <table:table-cell table:style-name="ce1" office:value-type="float" office:value="-0.0000374532392016" calcext:value-type="float">
            <text:p>-3.75E-05</text:p>
          </table:table-cell>
          <table:table-cell table:formula="of:=SQRT([.S75]*[.S75] + [.T75]*[.T75] + [.U75]*[.U75])" office:value-type="float" office:value="0.000145764925421557" calcext:value-type="float">
            <text:p>0.000145764925422</text:p>
          </table:table-cell>
          <table:table-cell table:formula="of:= ([.V76]-[.V75]) / ([.R76]-[.R75])" office:value-type="float" office:value="-0.00184188489376257" calcext:value-type="float">
            <text:p>-0.001841884893763</text:p>
          </table:table-cell>
        </table:table-row>
        <table:table-row table:style-name="ro1">
          <table:table-cell office:value-type="float" office:value="1.59186520844914E+018" calcext:value-type="float">
            <text:p>1.59186520844914E+018</text:p>
          </table:table-cell>
          <table:table-cell table:formula="of:= ([.A76] - 1.59186520428114E+018) * 0.000000001" office:value-type="float" office:value="4.168" calcext:value-type="float">
            <text:p>4.1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39999993937" calcext:value-type="float">
            <text:p>-0.000239999993937</text:p>
          </table:table-cell>
          <table:table-cell office:value-type="float" office:value="0.000190000006114" calcext:value-type="float">
            <text:p>0.000190000006114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32978606224" calcext:value-type="float">
            <text:p>-1.32978606224</text:p>
          </table:table-cell>
          <table:table-cell office:value-type="float" office:value="-0.618124246597" calcext:value-type="float">
            <text:p>-0.618124246597</text:p>
          </table:table-cell>
          <table:table-cell office:value-type="float" office:value="-0.893974900246" calcext:value-type="float">
            <text:p>-0.893974900246</text:p>
          </table:table-cell>
          <table:table-cell/>
          <table:table-cell office:value-type="float" office:value="1.59186520844914E+018" calcext:value-type="float">
            <text:p>1.59186520844914E+018</text:p>
          </table:table-cell>
          <table:table-cell table:formula="of:=([.Q76]-1.59186520428114E+018)*0.000000001" office:value-type="float" office:value="4.168005376" calcext:value-type="float">
            <text:p>4.168005376</text:p>
          </table:table-cell>
          <table:table-cell table:style-name="ce1" office:value-type="float" office:value="-0.000024271386792" calcext:value-type="float">
            <text:p>-2.43E-05</text:p>
          </table:table-cell>
          <table:table-cell table:style-name="ce1" office:value-type="float" office:value="0.0000359359546565" calcext:value-type="float">
            <text:p>3.59E-05</text:p>
          </table:table-cell>
          <table:table-cell table:style-name="ce1" office:value-type="float" office:value="0.0000245138289756" calcext:value-type="float">
            <text:p>2.45E-05</text:p>
          </table:table-cell>
          <table:table-cell table:formula="of:=SQRT([.S76]*[.S76] + [.T76]*[.T76] + [.U76]*[.U76])" office:value-type="float" office:value="0.0000498138621763648" calcext:value-type="float">
            <text:p>4.98138621763648E-05</text:p>
          </table:table-cell>
          <table:table-cell table:formula="of:= ([.V77]-[.V76]) / ([.R77]-[.R76])" office:value-type="float" office:value="0.00201501442685475" calcext:value-type="float">
            <text:p>0.002015014426855</text:p>
          </table:table-cell>
        </table:table-row>
        <table:table-row table:style-name="ro1">
          <table:table-cell office:value-type="float" office:value="1.59186520850064E+018" calcext:value-type="float">
            <text:p>1.59186520850064E+018</text:p>
          </table:table-cell>
          <table:table-cell table:formula="of:= ([.A77] - 1.59186520428114E+018) * 0.000000001" office:value-type="float" office:value="4.219500032" calcext:value-type="float">
            <text:p>4.21950003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250000011874" calcext:value-type="float">
            <text:p>-0.000250000011874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32978475094" calcext:value-type="float">
            <text:p>-1.32978475094</text:p>
          </table:table-cell>
          <table:table-cell office:value-type="float" office:value="-0.618124127388" calcext:value-type="float">
            <text:p>-0.618124127388</text:p>
          </table:table-cell>
          <table:table-cell office:value-type="float" office:value="-0.893974483013" calcext:value-type="float">
            <text:p>-0.893974483013</text:p>
          </table:table-cell>
          <table:table-cell/>
          <table:table-cell office:value-type="float" office:value="1.59186520850064E+018" calcext:value-type="float">
            <text:p>1.59186520850064E+018</text:p>
          </table:table-cell>
          <table:table-cell table:formula="of:=([.Q77]-1.59186520428114E+018)*0.000000001" office:value-type="float" office:value="4.219506176" calcext:value-type="float">
            <text:p>4.219506176</text:p>
          </table:table-cell>
          <table:table-cell table:style-name="ce1" office:value-type="float" office:value="0.000000108559618184" calcext:value-type="float">
            <text:p>1.09E-07</text:p>
          </table:table-cell>
          <table:table-cell office:value-type="float" office:value="-0.000113058034913" calcext:value-type="float">
            <text:p>-0.000113058034913</text:p>
          </table:table-cell>
          <table:table-cell office:value-type="float" office:value="0.000103958467662" calcext:value-type="float">
            <text:p>0.000103958467662</text:p>
          </table:table-cell>
          <table:table-cell table:formula="of:=SQRT([.S77]*[.S77] + [.T77]*[.T77] + [.U77]*[.U77])" office:value-type="float" office:value="0.000153588717170927" calcext:value-type="float">
            <text:p>0.000153588717171</text:p>
          </table:table-cell>
          <table:table-cell table:formula="of:= ([.V78]-[.V77]) / ([.R78]-[.R77])" office:value-type="float" office:value="-0.00102876358308775" calcext:value-type="float">
            <text:p>-0.001028763583088</text:p>
          </table:table-cell>
        </table:table-row>
        <table:table-row table:style-name="ro1">
          <table:table-cell office:value-type="float" office:value="1.59186520855186E+018" calcext:value-type="float">
            <text:p>1.59186520855186E+018</text:p>
          </table:table-cell>
          <table:table-cell table:formula="of:= ([.A78] - 1.59186520428114E+018) * 0.000000001" office:value-type="float" office:value="4.27072" calcext:value-type="float">
            <text:p>4.2707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110000000859" calcext:value-type="float">
            <text:p>0.000110000000859</text:p>
          </table:table-cell>
          <table:table-cell office:value-type="float" office:value="-0.000199999994948" calcext:value-type="float">
            <text:p>-0.000199999994948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32978820801" calcext:value-type="float">
            <text:p>-1.32978820801</text:p>
          </table:table-cell>
          <table:table-cell office:value-type="float" office:value="-0.61812722683" calcext:value-type="float">
            <text:p>-0.61812722683</text:p>
          </table:table-cell>
          <table:table-cell office:value-type="float" office:value="-0.893971204758" calcext:value-type="float">
            <text:p>-0.893971204758</text:p>
          </table:table-cell>
          <table:table-cell/>
          <table:table-cell office:value-type="float" office:value="1.59186520855186E+018" calcext:value-type="float">
            <text:p>1.59186520855186E+018</text:p>
          </table:table-cell>
          <table:table-cell table:formula="of:=([.Q78]-1.59186520428114E+018)*0.000000001" office:value-type="float" office:value="4.27072128" calcext:value-type="float">
            <text:p>4.27072128</text:p>
          </table:table-cell>
          <table:table-cell table:style-name="ce1" office:value-type="float" office:value="0.0000531220539415" calcext:value-type="float">
            <text:p>5.31E-05</text:p>
          </table:table-cell>
          <table:table-cell table:style-name="ce1" office:value-type="float" office:value="-0.0000592347387283" calcext:value-type="float">
            <text:p>-5.92E-05</text:p>
          </table:table-cell>
          <table:table-cell table:style-name="ce1" office:value-type="float" office:value="0.0000620499849902" calcext:value-type="float">
            <text:p>6.20E-05</text:p>
          </table:table-cell>
          <table:table-cell table:formula="of:=SQRT([.S78]*[.S78] + [.T78]*[.T78] + [.U78]*[.U78])" office:value-type="float" office:value="0.000100900483271675" calcext:value-type="float">
            <text:p>0.000100900483272</text:p>
          </table:table-cell>
          <table:table-cell table:formula="of:= ([.V79]-[.V78]) / ([.R79]-[.R78])" office:value-type="float" office:value="-0.000442740664072695" calcext:value-type="float">
            <text:p>-0.000442740664073</text:p>
          </table:table-cell>
        </table:table-row>
        <table:table-row table:style-name="ro1">
          <table:table-cell office:value-type="float" office:value="1.59186520860411E+018" calcext:value-type="float">
            <text:p>1.59186520860411E+018</text:p>
          </table:table-cell>
          <table:table-cell table:formula="of:= ([.A79] - 1.59186520428114E+018) * 0.000000001" office:value-type="float" office:value="4.322969856" calcext:value-type="float">
            <text:p>4.3229698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/>
          <table:table-cell office:value-type="float" office:value="-1.32979261875" calcext:value-type="float">
            <text:p>-1.32979261875</text:p>
          </table:table-cell>
          <table:table-cell office:value-type="float" office:value="-0.618125319481" calcext:value-type="float">
            <text:p>-0.618125319481</text:p>
          </table:table-cell>
          <table:table-cell office:value-type="float" office:value="-0.893969237804" calcext:value-type="float">
            <text:p>-0.893969237804</text:p>
          </table:table-cell>
          <table:table-cell/>
          <table:table-cell office:value-type="float" office:value="1.59186520860411E+018" calcext:value-type="float">
            <text:p>1.59186520860411E+018</text:p>
          </table:table-cell>
          <table:table-cell table:formula="of:=([.Q79]-1.59186520428114E+018)*0.000000001" office:value-type="float" office:value="4.32297728" calcext:value-type="float">
            <text:p>4.32297728</text:p>
          </table:table-cell>
          <table:table-cell table:style-name="ce1" office:value-type="float" office:value="0.0000209889221878" calcext:value-type="float">
            <text:p>2.10E-05</text:p>
          </table:table-cell>
          <table:table-cell table:style-name="ce1" office:value-type="float" office:value="-0.0000472943320347" calcext:value-type="float">
            <text:p>-4.73E-05</text:p>
          </table:table-cell>
          <table:table-cell table:style-name="ce1" office:value-type="float" office:value="0.0000580521191296" calcext:value-type="float">
            <text:p>5.81E-05</text:p>
          </table:table-cell>
          <table:table-cell table:formula="of:=SQRT([.S79]*[.S79] + [.T79]*[.T79] + [.U79]*[.U79])" office:value-type="float" office:value="0.0000777646271298927" calcext:value-type="float">
            <text:p>7.77646271298927E-05</text:p>
          </table:table-cell>
          <table:table-cell table:formula="of:= ([.V80]-[.V79]) / ([.R80]-[.R79])" office:value-type="float" office:value="0.000637434228398567" calcext:value-type="float">
            <text:p>0.000637434228399</text:p>
          </table:table-cell>
        </table:table-row>
        <table:table-row table:style-name="ro1">
          <table:table-cell office:value-type="float" office:value="1.59186520865689E+018" calcext:value-type="float">
            <text:p>1.59186520865689E+018</text:p>
          </table:table-cell>
          <table:table-cell table:formula="of:= ([.A80] - 1.59186520428114E+018) * 0.000000001" office:value-type="float" office:value="4.375749888" calcext:value-type="float">
            <text:p>4.3757498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0.000220000001718" calcext:value-type="float">
            <text:p>0.000220000001718</text:p>
          </table:table-cell>
          <table:table-cell office:value-type="float" office:value="-0.000260000000708" calcext:value-type="float">
            <text:p>-0.000260000000708</text:p>
          </table:table-cell>
          <table:table-cell office:value-type="float" office:value="0.000260000000708" calcext:value-type="float">
            <text:p>0.000260000000708</text:p>
          </table:table-cell>
          <table:table-cell/>
          <table:table-cell office:value-type="float" office:value="-1.32978689671" calcext:value-type="float">
            <text:p>-1.32978689671</text:p>
          </table:table-cell>
          <table:table-cell office:value-type="float" office:value="-0.61812376976" calcext:value-type="float">
            <text:p>-0.61812376976</text:p>
          </table:table-cell>
          <table:table-cell office:value-type="float" office:value="-0.893971323967" calcext:value-type="float">
            <text:p>-0.893971323967</text:p>
          </table:table-cell>
          <table:table-cell/>
          <table:table-cell office:value-type="float" office:value="1.59186520865689E+018" calcext:value-type="float">
            <text:p>1.59186520865689E+018</text:p>
          </table:table-cell>
          <table:table-cell table:formula="of:=([.Q80]-1.59186520428114E+018)*0.000000001" office:value-type="float" office:value="4.375753216" calcext:value-type="float">
            <text:p>4.375753216</text:p>
          </table:table-cell>
          <table:table-cell table:style-name="ce1" office:value-type="float" office:value="0.0000309296156047" calcext:value-type="float">
            <text:p>3.09E-05</text:p>
          </table:table-cell>
          <table:table-cell table:style-name="ce1" office:value-type="float" office:value="-0.0000939574674703" calcext:value-type="float">
            <text:p>-9.40E-05</text:p>
          </table:table-cell>
          <table:table-cell table:style-name="ce1" office:value-type="float" office:value="0.0000512504520884" calcext:value-type="float">
            <text:p>5.13E-05</text:p>
          </table:table-cell>
          <table:table-cell table:formula="of:=SQRT([.S80]*[.S80] + [.T80]*[.T80] + [.U80]*[.U80])" office:value-type="float" office:value="0.000111405815172065" calcext:value-type="float">
            <text:p>0.000111405815172</text:p>
          </table:table-cell>
          <table:table-cell table:formula="of:= ([.V81]-[.V80]) / ([.R81]-[.R80])" office:value-type="float" office:value="-0.0000980923615696681" calcext:value-type="float">
            <text:p>-9.80923615696681E-05</text:p>
          </table:table-cell>
        </table:table-row>
        <table:table-row table:style-name="ro1">
          <table:table-cell office:value-type="float" office:value="1.59186520871062E+018" calcext:value-type="float">
            <text:p>1.59186520871062E+018</text:p>
          </table:table-cell>
          <table:table-cell table:formula="of:= ([.A81] - 1.59186520428114E+018) * 0.000000001" office:value-type="float" office:value="4.429479936" calcext:value-type="float">
            <text:p>4.4294799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0.000209999998333" calcext:value-type="float">
            <text:p>0.000209999998333</text:p>
          </table:table-cell>
          <table:table-cell/>
          <table:table-cell office:value-type="float" office:value="-1.3297880888" calcext:value-type="float">
            <text:p>-1.3297880888</text:p>
          </table:table-cell>
          <table:table-cell office:value-type="float" office:value="-0.618118166924" calcext:value-type="float">
            <text:p>-0.618118166924</text:p>
          </table:table-cell>
          <table:table-cell office:value-type="float" office:value="-0.893973350525" calcext:value-type="float">
            <text:p>-0.893973350525</text:p>
          </table:table-cell>
          <table:table-cell/>
          <table:table-cell office:value-type="float" office:value="1.59186520871062E+018" calcext:value-type="float">
            <text:p>1.59186520871062E+018</text:p>
          </table:table-cell>
          <table:table-cell table:formula="of:=([.Q81]-1.59186520428114E+018)*0.000000001" office:value-type="float" office:value="4.429484544" calcext:value-type="float">
            <text:p>4.429484544</text:p>
          </table:table-cell>
          <table:table-cell office:value-type="float" office:value="-0.000100939927506" calcext:value-type="float">
            <text:p>-0.000100939927506</text:p>
          </table:table-cell>
          <table:table-cell table:style-name="ce1" office:value-type="float" office:value="0.00000670479994369" calcext:value-type="float">
            <text:p>6.70E-06</text:p>
          </table:table-cell>
          <table:table-cell table:style-name="ce1" office:value-type="float" office:value="-0.0000321069092024" calcext:value-type="float">
            <text:p>-3.21E-05</text:p>
          </table:table-cell>
          <table:table-cell table:formula="of:=SQRT([.S81]*[.S81] + [.T81]*[.T81] + [.U81]*[.U81])" office:value-type="float" office:value="0.000106135182318271" calcext:value-type="float">
            <text:p>0.000106135182318</text:p>
          </table:table-cell>
          <table:table-cell table:formula="of:= ([.V82]-[.V81]) / ([.R82]-[.R81])" office:value-type="float" office:value="-0.00118659701168947" calcext:value-type="float">
            <text:p>-0.001186597011689</text:p>
          </table:table-cell>
        </table:table-row>
        <table:table-row table:style-name="ro1">
          <table:table-cell office:value-type="float" office:value="1.59186520876403E+018" calcext:value-type="float">
            <text:p>1.59186520876403E+018</text:p>
          </table:table-cell>
          <table:table-cell table:formula="of:= ([.A82] - 1.59186520428114E+018) * 0.000000001" office:value-type="float" office:value="4.482889984" calcext:value-type="float">
            <text:p>4.482889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32978713512" calcext:value-type="float">
            <text:p>-1.32978713512</text:p>
          </table:table-cell>
          <table:table-cell office:value-type="float" office:value="-0.618118405342" calcext:value-type="float">
            <text:p>-0.618118405342</text:p>
          </table:table-cell>
          <table:table-cell office:value-type="float" office:value="-0.893974900246" calcext:value-type="float">
            <text:p>-0.893974900246</text:p>
          </table:table-cell>
          <table:table-cell/>
          <table:table-cell office:value-type="float" office:value="1.59186520876403E+018" calcext:value-type="float">
            <text:p>1.59186520876403E+018</text:p>
          </table:table-cell>
          <table:table-cell table:formula="of:=([.Q82]-1.59186520428114E+018)*0.000000001" office:value-type="float" office:value="4.482892544" calcext:value-type="float">
            <text:p>4.482892544</text:p>
          </table:table-cell>
          <table:table-cell table:style-name="ce1" office:value-type="float" office:value="-0.0000233835344261" calcext:value-type="float">
            <text:p>-2.34E-05</text:p>
          </table:table-cell>
          <table:table-cell table:style-name="ce1" office:value-type="float" office:value="0.0000198160614673" calcext:value-type="float">
            <text:p>1.98E-05</text:p>
          </table:table-cell>
          <table:table-cell table:style-name="ce1" office:value-type="float" office:value="-0.0000298173126794" calcext:value-type="float">
            <text:p>-2.98E-05</text:p>
          </table:table-cell>
          <table:table-cell table:formula="of:=SQRT([.S82]*[.S82] + [.T82]*[.T82] + [.U82]*[.U82])" office:value-type="float" office:value="0.0000427614091179597" calcext:value-type="float">
            <text:p>4.27614091179597E-05</text:p>
          </table:table-cell>
          <table:table-cell table:formula="of:= ([.V83]-[.V82]) / ([.R83]-[.R82])" office:value-type="float" office:value="0.00282670364142378" calcext:value-type="float">
            <text:p>0.002826703641424</text:p>
          </table:table-cell>
        </table:table-row>
        <table:table-row table:style-name="ro1">
          <table:table-cell office:value-type="float" office:value="1.59186520881613E+018" calcext:value-type="float">
            <text:p>1.59186520881613E+018</text:p>
          </table:table-cell>
          <table:table-cell table:formula="of:= ([.A83] - 1.59186520428114E+018) * 0.000000001" office:value-type="float" office:value="4.53499008" calcext:value-type="float">
            <text:p>4.5349900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500000023749" calcext:value-type="float">
            <text:p>0.000500000023749</text:p>
          </table:table-cell>
          <table:table-cell office:value-type="float" office:value="0.000140000003739" calcext:value-type="float">
            <text:p>0.000140000003739</text:p>
          </table:table-cell>
          <table:table-cell office:value-type="float" office:value="0.000209999998333" calcext:value-type="float">
            <text:p>0.000209999998333</text:p>
          </table:table-cell>
          <table:table-cell office:value-type="float" office:value="-0.000429999985499" calcext:value-type="float">
            <text:p>-0.000429999985499</text:p>
          </table:table-cell>
          <table:table-cell/>
          <table:table-cell office:value-type="float" office:value="-1.32978510857" calcext:value-type="float">
            <text:p>-1.32978510857</text:p>
          </table:table-cell>
          <table:table-cell office:value-type="float" office:value="-0.618130862713" calcext:value-type="float">
            <text:p>-0.618130862713</text:p>
          </table:table-cell>
          <table:table-cell office:value-type="float" office:value="-0.893975138664" calcext:value-type="float">
            <text:p>-0.893975138664</text:p>
          </table:table-cell>
          <table:table-cell/>
          <table:table-cell office:value-type="float" office:value="1.59186520881613E+018" calcext:value-type="float">
            <text:p>1.59186520881613E+018</text:p>
          </table:table-cell>
          <table:table-cell table:formula="of:=([.Q83]-1.59186520428114E+018)*0.000000001" office:value-type="float" office:value="4.5349952" calcext:value-type="float">
            <text:p>4.5349952</text:p>
          </table:table-cell>
          <table:table-cell table:style-name="ce1" office:value-type="float" office:value="-0.00000790571539255" calcext:value-type="float">
            <text:p>-7.91E-06</text:p>
          </table:table-cell>
          <table:table-cell table:style-name="ce1" office:value-type="float" office:value="0.0000566946873732" calcext:value-type="float">
            <text:p>5.67E-05</text:p>
          </table:table-cell>
          <table:table-cell office:value-type="float" office:value="-0.000181213908945" calcext:value-type="float">
            <text:p>-0.000181213908945</text:p>
          </table:table-cell>
          <table:table-cell table:formula="of:=SQRT([.S83]*[.S83] + [.T83]*[.T83] + [.U83]*[.U83])" office:value-type="float" office:value="0.000190040176561009" calcext:value-type="float">
            <text:p>0.000190040176561</text:p>
          </table:table-cell>
          <table:table-cell table:formula="of:= ([.V84]-[.V83]) / ([.R84]-[.R83])" office:value-type="float" office:value="0.0034355522623406" calcext:value-type="float">
            <text:p>0.003435552262341</text:p>
          </table:table-cell>
        </table:table-row>
        <table:table-row table:style-name="ro1">
          <table:table-cell office:value-type="float" office:value="1.59186520916835E+018" calcext:value-type="float">
            <text:p>1.59186520916835E+018</text:p>
          </table:table-cell>
          <table:table-cell table:formula="of:= ([.A84] - 1.59186520428114E+018) * 0.000000001" office:value-type="float" office:value="4.887209984" calcext:value-type="float">
            <text:p>4.8872099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170000002254" calcext:value-type="float">
            <text:p>0.00170000002254</text:p>
          </table:table-cell>
          <table:table-cell office:value-type="float" office:value="0.00153999996837" calcext:value-type="float">
            <text:p>0.00153999996837</text:p>
          </table:table-cell>
          <table:table-cell office:value-type="float" office:value="0.000390000001062" calcext:value-type="float">
            <text:p>0.000390000001062</text:p>
          </table:table-cell>
          <table:table-cell office:value-type="float" office:value="0.000509999983478" calcext:value-type="float">
            <text:p>0.000509999983478</text:p>
          </table:table-cell>
          <table:table-cell/>
          <table:table-cell office:value-type="float" office:value="-1.32977414131" calcext:value-type="float">
            <text:p>-1.32977414131</text:p>
          </table:table-cell>
          <table:table-cell office:value-type="float" office:value="-0.618162810802" calcext:value-type="float">
            <text:p>-0.618162810802</text:p>
          </table:table-cell>
          <table:table-cell office:value-type="float" office:value="-0.893977284431" calcext:value-type="float">
            <text:p>-0.893977284431</text:p>
          </table:table-cell>
          <table:table-cell/>
          <table:table-cell office:value-type="float" office:value="1.59186520916835E+018" calcext:value-type="float">
            <text:p>1.59186520916835E+018</text:p>
          </table:table-cell>
          <table:table-cell table:formula="of:=([.Q84]-1.59186520428114E+018)*0.000000001" office:value-type="float" office:value="4.88721408" calcext:value-type="float">
            <text:p>4.88721408</text:p>
          </table:table-cell>
          <table:table-cell office:value-type="float" office:value="0.00126498984173" calcext:value-type="float">
            <text:p>0.00126498984173</text:p>
          </table:table-cell>
          <table:table-cell office:value-type="float" office:value="0.000404547259677" calcext:value-type="float">
            <text:p>0.000404547259677</text:p>
          </table:table-cell>
          <table:table-cell office:value-type="float" office:value="0.000443216151325" calcext:value-type="float">
            <text:p>0.000443216151325</text:p>
          </table:table-cell>
          <table:table-cell table:formula="of:=SQRT([.S84]*[.S84] + [.T84]*[.T84] + [.U84]*[.U84])" office:value-type="float" office:value="0.00140010654658408" calcext:value-type="float">
            <text:p>0.001400106546584</text:p>
          </table:table-cell>
          <table:table-cell table:formula="of:= ([.V85]-[.V84]) / ([.R85]-[.R84])" office:value-type="float" office:value="0.403767507330774" calcext:value-type="float">
            <text:p>0.403767507330774</text:p>
          </table:table-cell>
        </table:table-row>
        <table:table-row table:style-name="ro1">
          <table:table-cell office:value-type="float" office:value="1.59186520922067E+018" calcext:value-type="float">
            <text:p>1.59186520922067E+018</text:p>
          </table:table-cell>
          <table:table-cell table:formula="of:= ([.A85] - 1.59186520428114E+018) * 0.000000001" office:value-type="float" office:value="4.939529984" calcext:value-type="float">
            <text:p>4.939529984</text:p>
          </table:table-cell>
          <table:table-cell office:value-type="float" office:value="0.00079999997979" calcext:value-type="float">
            <text:p>0.00079999997979</text:p>
          </table:table-cell>
          <table:table-cell office:value-type="float" office:value="0.000739999988582" calcext:value-type="float">
            <text:p>0.000739999988582</text:p>
          </table:table-cell>
          <table:table-cell office:value-type="float" office:value="0.000220000001718" calcext:value-type="float">
            <text:p>0.000220000001718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/>
          <table:table-cell office:value-type="float" office:value="0.0273000001907" calcext:value-type="float">
            <text:p>0.0273000001907</text:p>
          </table:table-cell>
          <table:table-cell office:value-type="float" office:value="0.0262599997222" calcext:value-type="float">
            <text:p>0.0262599997222</text:p>
          </table:table-cell>
          <table:table-cell office:value-type="float" office:value="0.00747000006959" calcext:value-type="float">
            <text:p>0.00747000006959</text:p>
          </table:table-cell>
          <table:table-cell office:value-type="float" office:value="0.00101999996696" calcext:value-type="float">
            <text:p>0.00101999996696</text:p>
          </table:table-cell>
          <table:table-cell/>
          <table:table-cell office:value-type="float" office:value="-1.32917225361" calcext:value-type="float">
            <text:p>-1.32917225361</text:p>
          </table:table-cell>
          <table:table-cell office:value-type="float" office:value="-0.6179510355" calcext:value-type="float">
            <text:p>-0.6179510355</text:p>
          </table:table-cell>
          <table:table-cell office:value-type="float" office:value="-0.894150853157" calcext:value-type="float">
            <text:p>-0.894150853157</text:p>
          </table:table-cell>
          <table:table-cell/>
          <table:table-cell office:value-type="float" office:value="1.59186520922067E+018" calcext:value-type="float">
            <text:p>1.59186520922067E+018</text:p>
          </table:table-cell>
          <table:table-cell table:formula="of:=([.Q85]-1.59186520428114E+018)*0.000000001" office:value-type="float" office:value="4.939535104" calcext:value-type="float">
            <text:p>4.939535104</text:p>
          </table:table-cell>
          <table:table-cell office:value-type="float" office:value="0.0216148756444" calcext:value-type="float">
            <text:p>0.0216148756444</text:p>
          </table:table-cell>
          <table:table-cell office:value-type="float" office:value="0.00628972239792" calcext:value-type="float">
            <text:p>0.00628972239792</text:p>
          </table:table-cell>
          <table:table-cell office:value-type="float" office:value="0.000800512148999" calcext:value-type="float">
            <text:p>0.000800512148999</text:p>
          </table:table-cell>
          <table:table-cell table:formula="of:=SQRT([.S85]*[.S85] + [.T85]*[.T85] + [.U85]*[.U85])" office:value-type="float" office:value="0.0225256359880574" calcext:value-type="float">
            <text:p>0.022525635988058</text:p>
          </table:table-cell>
          <table:table-cell table:formula="of:= ([.V86]-[.V85]) / ([.R86]-[.R85])" office:value-type="float" office:value="0.611788206145489" calcext:value-type="float">
            <text:p>0.611788206145489</text:p>
          </table:table-cell>
        </table:table-row>
        <table:table-row table:style-name="ro1">
          <table:table-cell office:value-type="float" office:value="1.5918652092739E+018" calcext:value-type="float">
            <text:p>1.5918652092739E+018</text:p>
          </table:table-cell>
          <table:table-cell table:formula="of:= ([.A86] - 1.59186520428114E+018) * 0.000000001" office:value-type="float" office:value="4.992760064" calcext:value-type="float">
            <text:p>4.992760064</text:p>
          </table:table-cell>
          <table:table-cell office:value-type="float" office:value="0.0038999998942" calcext:value-type="float">
            <text:p>0.0038999998942</text:p>
          </table:table-cell>
          <table:table-cell office:value-type="float" office:value="0.00371000007726" calcext:value-type="float">
            <text:p>0.00371000007726</text:p>
          </table:table-cell>
          <table:table-cell office:value-type="float" office:value="0.0010300000431" calcext:value-type="float">
            <text:p>0.0010300000431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0667999982834" calcext:value-type="float">
            <text:p>0.0667999982834</text:p>
          </table:table-cell>
          <table:table-cell office:value-type="float" office:value="0.064240001142" calcext:value-type="float">
            <text:p>0.064240001142</text:p>
          </table:table-cell>
          <table:table-cell office:value-type="float" office:value="0.0183499995619" calcext:value-type="float">
            <text:p>0.0183499995619</text:p>
          </table:table-cell>
          <table:table-cell office:value-type="float" office:value="0.000159999995958" calcext:value-type="float">
            <text:p>0.000159999995958</text:p>
          </table:table-cell>
          <table:table-cell/>
          <table:table-cell office:value-type="float" office:value="-1.32672488689" calcext:value-type="float">
            <text:p>-1.32672488689</text:p>
          </table:table-cell>
          <table:table-cell office:value-type="float" office:value="-0.617278814316" calcext:value-type="float">
            <text:p>-0.617278814316</text:p>
          </table:table-cell>
          <table:table-cell office:value-type="float" office:value="-0.894070744514" calcext:value-type="float">
            <text:p>-0.894070744514</text:p>
          </table:table-cell>
          <table:table-cell/>
          <table:table-cell office:value-type="float" office:value="1.5918652092739E+018" calcext:value-type="float">
            <text:p>1.5918652092739E+018</text:p>
          </table:table-cell>
          <table:table-cell table:formula="of:=([.Q86]-1.59186520428114E+018)*0.000000001" office:value-type="float" office:value="4.992765952" calcext:value-type="float">
            <text:p>4.992765952</text:p>
          </table:table-cell>
          <table:table-cell office:value-type="float" office:value="0.0529604777694" calcext:value-type="float">
            <text:p>0.0529604777694</text:p>
          </table:table-cell>
          <table:table-cell office:value-type="float" office:value="0.0151740331203" calcext:value-type="float">
            <text:p>0.0151740331203</text:p>
          </table:table-cell>
          <table:table-cell office:value-type="float" office:value="0.000159439980052" calcext:value-type="float">
            <text:p>0.000159439980052</text:p>
          </table:table-cell>
          <table:table-cell table:formula="of:=SQRT([.S86]*[.S86] + [.T86]*[.T86] + [.U86]*[.U86])" office:value-type="float" office:value="0.0550916409975807" calcext:value-type="float">
            <text:p>0.055091640997581</text:p>
          </table:table-cell>
          <table:table-cell table:formula="of:= ([.V87]-[.V86]) / ([.R87]-[.R86])" office:value-type="float" office:value="0.469709057217577" calcext:value-type="float">
            <text:p>0.469709057217577</text:p>
          </table:table-cell>
        </table:table-row>
        <table:table-row table:style-name="ro1">
          <table:table-cell office:value-type="float" office:value="1.59186520932606E+018" calcext:value-type="float">
            <text:p>1.59186520932606E+018</text:p>
          </table:table-cell>
          <table:table-cell table:formula="of:= ([.A87] - 1.59186520428114E+018) * 0.000000001" office:value-type="float" office:value="5.044920064" calcext:value-type="float">
            <text:p>5.044920064</text:p>
          </table:table-cell>
          <table:table-cell office:value-type="float" office:value="0.00879999995232" calcext:value-type="float">
            <text:p>0.00879999995232</text:p>
          </table:table-cell>
          <table:table-cell office:value-type="float" office:value="0.00850000046194" calcext:value-type="float">
            <text:p>0.00850000046194</text:p>
          </table:table-cell>
          <table:table-cell office:value-type="float" office:value="0.00216999999247" calcext:value-type="float">
            <text:p>0.00216999999247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965000018477" calcext:value-type="float">
            <text:p>0.0965000018477</text:p>
          </table:table-cell>
          <table:table-cell office:value-type="float" office:value="0.0928800031543" calcext:value-type="float">
            <text:p>0.0928800031543</text:p>
          </table:table-cell>
          <table:table-cell office:value-type="float" office:value="0.0260300002992" calcext:value-type="float">
            <text:p>0.0260300002992</text:p>
          </table:table-cell>
          <table:table-cell office:value-type="float" office:value="-0.000739999988582" calcext:value-type="float">
            <text:p>-0.000739999988582</text:p>
          </table:table-cell>
          <table:table-cell/>
          <table:table-cell office:value-type="float" office:value="-1.32276558876" calcext:value-type="float">
            <text:p>-1.32276558876</text:p>
          </table:table-cell>
          <table:table-cell office:value-type="float" office:value="-0.616335272789" calcext:value-type="float">
            <text:p>-0.616335272789</text:p>
          </table:table-cell>
          <table:table-cell office:value-type="float" office:value="-0.893960773945" calcext:value-type="float">
            <text:p>-0.893960773945</text:p>
          </table:table-cell>
          <table:table-cell/>
          <table:table-cell office:value-type="float" office:value="1.59186520932606E+018" calcext:value-type="float">
            <text:p>1.59186520932606E+018</text:p>
          </table:table-cell>
          <table:table-cell table:formula="of:=([.Q87]-1.59186520428114E+018)*0.000000001" office:value-type="float" office:value="5.044919296" calcext:value-type="float">
            <text:p>5.044919296</text:p>
          </table:table-cell>
          <table:table-cell office:value-type="float" office:value="0.0766638889909" calcext:value-type="float">
            <text:p>0.0766638889909</text:p>
          </table:table-cell>
          <table:table-cell office:value-type="float" office:value="0.0213712193072" calcext:value-type="float">
            <text:p>0.0213712193072</text:p>
          </table:table-cell>
          <table:table-cell office:value-type="float" office:value="-0.000504634925164" calcext:value-type="float">
            <text:p>-0.000504634925164</text:p>
          </table:table-cell>
          <table:table-cell table:formula="of:=SQRT([.S87]*[.S87] + [.T87]*[.T87] + [.U87]*[.U87])" office:value-type="float" office:value="0.0795885390385649" calcext:value-type="float">
            <text:p>0.079588539038565</text:p>
          </table:table-cell>
          <table:table-cell table:formula="of:= ([.V88]-[.V87]) / ([.R88]-[.R87])" office:value-type="float" office:value="-0.0138644452834911" calcext:value-type="float">
            <text:p>-0.013864445283491</text:p>
          </table:table-cell>
        </table:table-row>
        <table:table-row table:style-name="ro1">
          <table:table-cell office:value-type="float" office:value="1.59186520937826E+018" calcext:value-type="float">
            <text:p>1.59186520937826E+018</text:p>
          </table:table-cell>
          <table:table-cell table:formula="of:= ([.A88] - 1.59186520428114E+018) * 0.000000001" office:value-type="float" office:value="5.09712" calcext:value-type="float">
            <text:p>5.09712</text:p>
          </table:table-cell>
          <table:table-cell office:value-type="float" office:value="0.0137000000104" calcext:value-type="float">
            <text:p>0.0137000000104</text:p>
          </table:table-cell>
          <table:table-cell office:value-type="float" office:value="0.0132499998435" calcext:value-type="float">
            <text:p>0.0132499998435</text:p>
          </table:table-cell>
          <table:table-cell office:value-type="float" office:value="0.00329999998212" calcext:value-type="float">
            <text:p>0.00329999998212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953999981284" calcext:value-type="float">
            <text:p>0.0953999981284</text:p>
          </table:table-cell>
          <table:table-cell office:value-type="float" office:value="0.092009998858" calcext:value-type="float">
            <text:p>0.092009998858</text:p>
          </table:table-cell>
          <table:table-cell office:value-type="float" office:value="0.0251599997282" calcext:value-type="float">
            <text:p>0.0251599997282</text:p>
          </table:table-cell>
          <table:table-cell office:value-type="float" office:value="-0.000780000002123" calcext:value-type="float">
            <text:p>-0.000780000002123</text:p>
          </table:table-cell>
          <table:table-cell/>
          <table:table-cell office:value-type="float" office:value="-1.31883490086" calcext:value-type="float">
            <text:p>-1.31883490086</text:p>
          </table:table-cell>
          <table:table-cell office:value-type="float" office:value="-0.615399181843" calcext:value-type="float">
            <text:p>-0.615399181843</text:p>
          </table:table-cell>
          <table:table-cell office:value-type="float" office:value="-0.893978774548" calcext:value-type="float">
            <text:p>-0.893978774548</text:p>
          </table:table-cell>
          <table:table-cell/>
          <table:table-cell office:value-type="float" office:value="1.59186520937826E+018" calcext:value-type="float">
            <text:p>1.59186520937826E+018</text:p>
          </table:table-cell>
          <table:table-cell table:formula="of:=([.Q88]-1.59186520428114E+018)*0.000000001" office:value-type="float" office:value="5.097122304" calcext:value-type="float">
            <text:p>5.097122304</text:p>
          </table:table-cell>
          <table:table-cell office:value-type="float" office:value="0.0760875269771" calcext:value-type="float">
            <text:p>0.0760875269771</text:p>
          </table:table-cell>
          <table:table-cell office:value-type="float" office:value="0.0207365211099" calcext:value-type="float">
            <text:p>0.0207365211099</text:p>
          </table:table-cell>
          <table:table-cell office:value-type="float" office:value="-0.000580858788453" calcext:value-type="float">
            <text:p>-0.000580858788453</text:p>
          </table:table-cell>
          <table:table-cell table:formula="of:=SQRT([.S88]*[.S88] + [.T88]*[.T88] + [.U88]*[.U88])" office:value-type="float" office:value="0.0788647732905153" calcext:value-type="float">
            <text:p>0.078864773290515</text:p>
          </table:table-cell>
          <table:table-cell table:formula="of:= ([.V89]-[.V88]) / ([.R89]-[.R88])" office:value-type="float" office:value="-0.00152424890286205" calcext:value-type="float">
            <text:p>-0.001524248902862</text:p>
          </table:table-cell>
        </table:table-row>
        <table:table-row table:style-name="ro1">
          <table:table-cell office:value-type="float" office:value="1.59186520943046E+018" calcext:value-type="float">
            <text:p>1.59186520943046E+018</text:p>
          </table:table-cell>
          <table:table-cell table:formula="of:= ([.A89] - 1.59186520428114E+018) * 0.000000001" office:value-type="float" office:value="5.149319936" calcext:value-type="float">
            <text:p>5.149319936</text:p>
          </table:table-cell>
          <table:table-cell office:value-type="float" office:value="0.0187999997288" calcext:value-type="float">
            <text:p>0.0187999997288</text:p>
          </table:table-cell>
          <table:table-cell office:value-type="float" office:value="0.0182700008154" calcext:value-type="float">
            <text:p>0.0182700008154</text:p>
          </table:table-cell>
          <table:table-cell office:value-type="float" office:value="0.00451999995857" calcext:value-type="float">
            <text:p>0.00451999995857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952999964356" calcext:value-type="float">
            <text:p>0.0952999964356</text:p>
          </table:table-cell>
          <table:table-cell office:value-type="float" office:value="0.0920300036669" calcext:value-type="float">
            <text:p>0.0920300036669</text:p>
          </table:table-cell>
          <table:table-cell office:value-type="float" office:value="0.0248799994588" calcext:value-type="float">
            <text:p>0.0248799994588</text:p>
          </table:table-cell>
          <table:table-cell office:value-type="float" office:value="-0.000399999989895" calcext:value-type="float">
            <text:p>-0.000399999989895</text:p>
          </table:table-cell>
          <table:table-cell/>
          <table:table-cell office:value-type="float" office:value="-1.31469297409" calcext:value-type="float">
            <text:p>-1.31469297409</text:p>
          </table:table-cell>
          <table:table-cell office:value-type="float" office:value="-0.614390432835" calcext:value-type="float">
            <text:p>-0.614390432835</text:p>
          </table:table-cell>
          <table:table-cell office:value-type="float" office:value="-0.893993139267" calcext:value-type="float">
            <text:p>-0.893993139267</text:p>
          </table:table-cell>
          <table:table-cell/>
          <table:table-cell office:value-type="float" office:value="1.59186520943046E+018" calcext:value-type="float">
            <text:p>1.59186520943046E+018</text:p>
          </table:table-cell>
          <table:table-cell table:formula="of:=([.Q89]-1.59186520428114E+018)*0.000000001" office:value-type="float" office:value="5.149324288" calcext:value-type="float">
            <text:p>5.149324288</text:p>
          </table:table-cell>
          <table:table-cell office:value-type="float" office:value="0.07606690377" calcext:value-type="float">
            <text:p>0.07606690377</text:p>
          </table:table-cell>
          <table:table-cell office:value-type="float" office:value="0.0205149333924" calcext:value-type="float">
            <text:p>0.0205149333924</text:p>
          </table:table-cell>
          <table:table-cell office:value-type="float" office:value="-0.000268519477686" calcext:value-type="float">
            <text:p>-0.000268519477686</text:p>
          </table:table-cell>
          <table:table-cell table:formula="of:=SQRT([.S89]*[.S89] + [.T89]*[.T89] + [.U89]*[.U89])" office:value-type="float" office:value="0.0787852044736761" calcext:value-type="float">
            <text:p>0.078785204473676</text:p>
          </table:table-cell>
          <table:table-cell table:formula="of:= ([.V90]-[.V89]) / ([.R90]-[.R89])" office:value-type="float" office:value="0.0375089855695565" calcext:value-type="float">
            <text:p>0.037508985569557</text:p>
          </table:table-cell>
        </table:table-row>
        <table:table-row table:style-name="ro1">
          <table:table-cell office:value-type="float" office:value="1.59186520948301E+018" calcext:value-type="float">
            <text:p>1.59186520948301E+018</text:p>
          </table:table-cell>
          <table:table-cell table:formula="of:= ([.A90] - 1.59186520428114E+018) * 0.000000001" office:value-type="float" office:value="5.201869824" calcext:value-type="float">
            <text:p>5.201869824</text:p>
          </table:table-cell>
          <table:table-cell office:value-type="float" office:value="0.0240000002086" calcext:value-type="float">
            <text:p>0.0240000002086</text:p>
          </table:table-cell>
          <table:table-cell office:value-type="float" office:value="0.0232699997723" calcext:value-type="float">
            <text:p>0.0232699997723</text:p>
          </table:table-cell>
          <table:table-cell office:value-type="float" office:value="0.00572999985889" calcext:value-type="float">
            <text:p>0.00572999985889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976999998093" calcext:value-type="float">
            <text:p>0.0976999998093</text:p>
          </table:table-cell>
          <table:table-cell office:value-type="float" office:value="0.0944000035524" calcext:value-type="float">
            <text:p>0.0944000035524</text:p>
          </table:table-cell>
          <table:table-cell office:value-type="float" office:value="0.0253800004721" calcext:value-type="float">
            <text:p>0.0253800004721</text:p>
          </table:table-cell>
          <table:table-cell office:value-type="float" office:value="-0.000239999993937" calcext:value-type="float">
            <text:p>-0.000239999993937</text:p>
          </table:table-cell>
          <table:table-cell/>
          <table:table-cell office:value-type="float" office:value="-1.31056106091" calcext:value-type="float">
            <text:p>-1.31056106091</text:p>
          </table:table-cell>
          <table:table-cell office:value-type="float" office:value="-0.613393485546" calcext:value-type="float">
            <text:p>-0.613393485546</text:p>
          </table:table-cell>
          <table:table-cell office:value-type="float" office:value="-0.894022107124" calcext:value-type="float">
            <text:p>-0.894022107124</text:p>
          </table:table-cell>
          <table:table-cell/>
          <table:table-cell office:value-type="float" office:value="1.59186520948301E+018" calcext:value-type="float">
            <text:p>1.59186520948301E+018</text:p>
          </table:table-cell>
          <table:table-cell table:formula="of:=([.Q90]-1.59186520428114E+018)*0.000000001" office:value-type="float" office:value="5.201873408" calcext:value-type="float">
            <text:p>5.201873408</text:p>
          </table:table-cell>
          <table:table-cell office:value-type="float" office:value="0.0780128017068" calcext:value-type="float">
            <text:p>0.0780128017068</text:p>
          </table:table-cell>
          <table:table-cell office:value-type="float" office:value="0.0208699610084" calcext:value-type="float">
            <text:p>0.0208699610084</text:p>
          </table:table-cell>
          <table:table-cell office:value-type="float" office:value="-0.000149749248521" calcext:value-type="float">
            <text:p>-0.000149749248521</text:p>
          </table:table-cell>
          <table:table-cell table:formula="of:=SQRT([.S90]*[.S90] + [.T90]*[.T90] + [.U90]*[.U90])" office:value-type="float" office:value="0.0807562686574489" calcext:value-type="float">
            <text:p>0.080756268657449</text:p>
          </table:table-cell>
          <table:table-cell table:formula="of:= ([.V91]-[.V90]) / ([.R91]-[.R90])" office:value-type="float" office:value="0.000895268931279428" calcext:value-type="float">
            <text:p>0.000895268931279</text:p>
          </table:table-cell>
        </table:table-row>
        <table:table-row table:style-name="ro1">
          <table:table-cell office:value-type="float" office:value="1.59186520953535E+018" calcext:value-type="float">
            <text:p>1.59186520953535E+018</text:p>
          </table:table-cell>
          <table:table-cell table:formula="of:= ([.A91] - 1.59186520428114E+018) * 0.000000001" office:value-type="float" office:value="5.254210048" calcext:value-type="float">
            <text:p>5.254210048</text:p>
          </table:table-cell>
          <table:table-cell office:value-type="float" office:value="0.0292000006884" calcext:value-type="float">
            <text:p>0.0292000006884</text:p>
          </table:table-cell>
          <table:table-cell office:value-type="float" office:value="0.0283599998802" calcext:value-type="float">
            <text:p>0.0283599998802</text:p>
          </table:table-cell>
          <table:table-cell office:value-type="float" office:value="0.00694000022486" calcext:value-type="float">
            <text:p>0.00694000022486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0980999991298" calcext:value-type="float">
            <text:p>0.0980999991298</text:p>
          </table:table-cell>
          <table:table-cell office:value-type="float" office:value="0.0948200002313" calcext:value-type="float">
            <text:p>0.0948200002313</text:p>
          </table:table-cell>
          <table:table-cell office:value-type="float" office:value="0.0251199994236" calcext:value-type="float">
            <text:p>0.0251199994236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30639791489" calcext:value-type="float">
            <text:p>-1.30639791489</text:p>
          </table:table-cell>
          <table:table-cell office:value-type="float" office:value="-0.61239284277" calcext:value-type="float">
            <text:p>-0.61239284277</text:p>
          </table:table-cell>
          <table:table-cell office:value-type="float" office:value="-0.89403539896" calcext:value-type="float">
            <text:p>-0.89403539896</text:p>
          </table:table-cell>
          <table:table-cell/>
          <table:table-cell office:value-type="float" office:value="1.59186520953535E+018" calcext:value-type="float">
            <text:p>1.59186520953535E+018</text:p>
          </table:table-cell>
          <table:table-cell table:formula="of:=([.Q91]-1.59186520428114E+018)*0.000000001" office:value-type="float" office:value="5.254213376" calcext:value-type="float">
            <text:p>5.254213376</text:p>
          </table:table-cell>
          <table:table-cell office:value-type="float" office:value="0.0781014040112" calcext:value-type="float">
            <text:p>0.0781014040112</text:p>
          </table:table-cell>
          <table:table-cell office:value-type="float" office:value="0.0207199398428" calcext:value-type="float">
            <text:p>0.0207199398428</text:p>
          </table:table-cell>
          <table:table-cell table:style-name="ce1" office:value-type="float" office:value="0.0000108683871076" calcext:value-type="float">
            <text:p>1.09E-05</text:p>
          </table:table-cell>
          <table:table-cell table:formula="of:=SQRT([.S91]*[.S91] + [.T91]*[.T91] + [.U91]*[.U91])" office:value-type="float" office:value="0.0808031270046635" calcext:value-type="float">
            <text:p>0.080803127004664</text:p>
          </table:table-cell>
          <table:table-cell table:formula="of:= ([.V92]-[.V91]) / ([.R92]-[.R91])" office:value-type="float" office:value="-0.0683141204637199" calcext:value-type="float">
            <text:p>-0.06831412046372</text:p>
          </table:table-cell>
        </table:table-row>
        <table:table-row table:style-name="ro1">
          <table:table-cell office:value-type="float" office:value="1.59186520958739E+018" calcext:value-type="float">
            <text:p>1.59186520958739E+018</text:p>
          </table:table-cell>
          <table:table-cell table:formula="of:= ([.A92] - 1.59186520428114E+018) * 0.000000001" office:value-type="float" office:value="5.306249984" calcext:value-type="float">
            <text:p>5.306249984</text:p>
          </table:table-cell>
          <table:table-cell office:value-type="float" office:value="0.034200001508" calcext:value-type="float">
            <text:p>0.034200001508</text:p>
          </table:table-cell>
          <table:table-cell office:value-type="float" office:value="0.0331999994814" calcext:value-type="float">
            <text:p>0.0331999994814</text:p>
          </table:table-cell>
          <table:table-cell office:value-type="float" office:value="0.00810000021011" calcext:value-type="float">
            <text:p>0.00810000021011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0938000008464" calcext:value-type="float">
            <text:p>0.0938000008464</text:p>
          </table:table-cell>
          <table:table-cell office:value-type="float" office:value="0.090729996562" calcext:value-type="float">
            <text:p>0.090729996562</text:p>
          </table:table-cell>
          <table:table-cell office:value-type="float" office:value="0.0239700004458" calcext:value-type="float">
            <text:p>0.0239700004458</text:p>
          </table:table-cell>
          <table:table-cell office:value-type="float" office:value="0.000339999998687" calcext:value-type="float">
            <text:p>0.000339999998687</text:p>
          </table:table-cell>
          <table:table-cell/>
          <table:table-cell office:value-type="float" office:value="-1.30245494843" calcext:value-type="float">
            <text:p>-1.30245494843</text:p>
          </table:table-cell>
          <table:table-cell office:value-type="float" office:value="-0.611452043056" calcext:value-type="float">
            <text:p>-0.611452043056</text:p>
          </table:table-cell>
          <table:table-cell office:value-type="float" office:value="-0.894036829472" calcext:value-type="float">
            <text:p>-0.894036829472</text:p>
          </table:table-cell>
          <table:table-cell/>
          <table:table-cell office:value-type="float" office:value="1.59186520958739E+018" calcext:value-type="float">
            <text:p>1.59186520958739E+018</text:p>
          </table:table-cell>
          <table:table-cell table:formula="of:=([.Q92]-1.59186520428114E+018)*0.000000001" office:value-type="float" office:value="5.306253312" calcext:value-type="float">
            <text:p>5.306253312</text:p>
          </table:table-cell>
          <table:table-cell office:value-type="float" office:value="0.0746790990233" calcext:value-type="float">
            <text:p>0.0746790990233</text:p>
          </table:table-cell>
          <table:table-cell office:value-type="float" office:value="0.0197543222457" calcext:value-type="float">
            <text:p>0.0197543222457</text:p>
          </table:table-cell>
          <table:table-cell office:value-type="float" office:value="0.000249796052231" calcext:value-type="float">
            <text:p>0.000249796052231</text:p>
          </table:table-cell>
          <table:table-cell table:formula="of:=SQRT([.S92]*[.S92] + [.T92]*[.T92] + [.U92]*[.U92])" office:value-type="float" office:value="0.0772480645478352" calcext:value-type="float">
            <text:p>0.077248064547835</text:p>
          </table:table-cell>
          <table:table-cell table:formula="of:= ([.V93]-[.V92]) / ([.R93]-[.R92])" office:value-type="float" office:value="0.0608943999412277" calcext:value-type="float">
            <text:p>0.060894399941228</text:p>
          </table:table-cell>
        </table:table-row>
        <table:table-row table:style-name="ro1">
          <table:table-cell office:value-type="float" office:value="1.59186520963933E+018" calcext:value-type="float">
            <text:p>1.59186520963933E+018</text:p>
          </table:table-cell>
          <table:table-cell table:formula="of:= ([.A93] - 1.59186520428114E+018) * 0.000000001" office:value-type="float" office:value="5.35819008" calcext:value-type="float">
            <text:p>5.35819008</text:p>
          </table:table-cell>
          <table:table-cell office:value-type="float" office:value="0.0395000018179" calcext:value-type="float">
            <text:p>0.0395000018179</text:p>
          </table:table-cell>
          <table:table-cell office:value-type="float" office:value="0.0383299998939" calcext:value-type="float">
            <text:p>0.0383299998939</text:p>
          </table:table-cell>
          <table:table-cell office:value-type="float" office:value="0.00935999955982" calcext:value-type="float">
            <text:p>0.00935999955982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0976999998093" calcext:value-type="float">
            <text:p>0.0976999998093</text:p>
          </table:table-cell>
          <table:table-cell office:value-type="float" office:value="0.0944399982691" calcext:value-type="float">
            <text:p>0.0944399982691</text:p>
          </table:table-cell>
          <table:table-cell office:value-type="float" office:value="0.0249099992216" calcext:value-type="float">
            <text:p>0.0249099992216</text:p>
          </table:table-cell>
          <table:table-cell office:value-type="float" office:value="0.000429999985499" calcext:value-type="float">
            <text:p>0.000429999985499</text:p>
          </table:table-cell>
          <table:table-cell/>
          <table:table-cell office:value-type="float" office:value="-1.29823386669" calcext:value-type="float">
            <text:p>-1.29823386669</text:p>
          </table:table-cell>
          <table:table-cell office:value-type="float" office:value="-0.610424101353" calcext:value-type="float">
            <text:p>-0.610424101353</text:p>
          </table:table-cell>
          <table:table-cell office:value-type="float" office:value="-0.894049346447" calcext:value-type="float">
            <text:p>-0.894049346447</text:p>
          </table:table-cell>
          <table:table-cell/>
          <table:table-cell office:value-type="float" office:value="1.59186520963933E+018" calcext:value-type="float">
            <text:p>1.59186520963933E+018</text:p>
          </table:table-cell>
          <table:table-cell table:formula="of:=([.Q93]-1.59186520428114E+018)*0.000000001" office:value-type="float" office:value="5.358192128" calcext:value-type="float">
            <text:p>5.358192128</text:p>
          </table:table-cell>
          <table:table-cell office:value-type="float" office:value="0.0777364000678" calcext:value-type="float">
            <text:p>0.0777364000678</text:p>
          </table:table-cell>
          <table:table-cell office:value-type="float" office:value="0.0205651503056" calcext:value-type="float">
            <text:p>0.0205651503056</text:p>
          </table:table-cell>
          <table:table-cell office:value-type="float" office:value="0.000176369590918" calcext:value-type="float">
            <text:p>0.000176369590918</text:p>
          </table:table-cell>
          <table:table-cell table:formula="of:=SQRT([.S93]*[.S93] + [.T93]*[.T93] + [.U93]*[.U93])" office:value-type="float" office:value="0.0804108475818131" calcext:value-type="float">
            <text:p>0.080410847581813</text:p>
          </table:table-cell>
          <table:table-cell table:formula="of:= ([.V94]-[.V93]) / ([.R94]-[.R93])" office:value-type="float" office:value="-0.0209810545561216" calcext:value-type="float">
            <text:p>-0.020981054556122</text:p>
          </table:table-cell>
        </table:table-row>
        <table:table-row table:style-name="ro1">
          <table:table-cell office:value-type="float" office:value="1.59186520969157E+018" calcext:value-type="float">
            <text:p>1.59186520969157E+018</text:p>
          </table:table-cell>
          <table:table-cell table:formula="of:= ([.A94] - 1.59186520428114E+018) * 0.000000001" office:value-type="float" office:value="5.410429952" calcext:value-type="float">
            <text:p>5.410429952</text:p>
          </table:table-cell>
          <table:table-cell office:value-type="float" office:value="0.0698999986053" calcext:value-type="float">
            <text:p>0.0698999986053</text:p>
          </table:table-cell>
          <table:table-cell office:value-type="float" office:value="0.0678799971938" calcext:value-type="float">
            <text:p>0.0678799971938</text:p>
          </table:table-cell>
          <table:table-cell office:value-type="float" office:value="0.0166800003499" calcext:value-type="float">
            <text:p>0.0166800003499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149100005627" calcext:value-type="float">
            <text:p>0.149100005627</text:p>
          </table:table-cell>
          <table:table-cell office:value-type="float" office:value="0.144079998136" calcext:value-type="float">
            <text:p>0.144079998136</text:p>
          </table:table-cell>
          <table:table-cell office:value-type="float" office:value="0.0381899997592" calcext:value-type="float">
            <text:p>0.0381899997592</text:p>
          </table:table-cell>
          <table:table-cell table:style-name="ce1" office:value-type="float" office:value="-0.0000999999974738" calcext:value-type="float">
            <text:p>-1.00E-04</text:p>
          </table:table-cell>
          <table:table-cell/>
          <table:table-cell office:value-type="float" office:value="-1.29425787926" calcext:value-type="float">
            <text:p>-1.29425787926</text:p>
          </table:table-cell>
          <table:table-cell office:value-type="float" office:value="-0.609437406063" calcext:value-type="float">
            <text:p>-0.609437406063</text:p>
          </table:table-cell>
          <table:table-cell office:value-type="float" office:value="-0.894046425819" calcext:value-type="float">
            <text:p>-0.894046425819</text:p>
          </table:table-cell>
          <table:table-cell/>
          <table:table-cell office:value-type="float" office:value="1.59186520969157E+018" calcext:value-type="float">
            <text:p>1.59186520969157E+018</text:p>
          </table:table-cell>
          <table:table-cell table:formula="of:=([.Q94]-1.59186520428114E+018)*0.000000001" office:value-type="float" office:value="5.41042944" calcext:value-type="float">
            <text:p>5.41042944</text:p>
          </table:table-cell>
          <table:table-cell office:value-type="float" office:value="0.0766492709517" calcext:value-type="float">
            <text:p>0.0766492709517</text:p>
          </table:table-cell>
          <table:table-cell office:value-type="float" office:value="0.0203858148307" calcext:value-type="float">
            <text:p>0.0203858148307</text:p>
          </table:table-cell>
          <table:table-cell office:value-type="float" office:value="0.000392214162275" calcext:value-type="float">
            <text:p>0.000392214162275</text:p>
          </table:table-cell>
          <table:table-cell table:formula="of:=SQRT([.S94]*[.S94] + [.T94]*[.T94] + [.U94]*[.U94])" office:value-type="float" office:value="0.0793148536888759" calcext:value-type="float">
            <text:p>0.079314853688876</text:p>
          </table:table-cell>
          <table:table-cell table:formula="of:= ([.V95]-[.V94]) / ([.R95]-[.R94])" office:value-type="float" office:value="-0.0215605035498865" calcext:value-type="float">
            <text:p>-0.021560503549887</text:p>
          </table:table-cell>
        </table:table-row>
        <table:table-row table:style-name="ro1">
          <table:table-cell office:value-type="float" office:value="1.59186520974376E+018" calcext:value-type="float">
            <text:p>1.59186520974376E+018</text:p>
          </table:table-cell>
          <table:table-cell table:formula="of:= ([.A95] - 1.59186520428114E+018) * 0.000000001" office:value-type="float" office:value="5.46262016" calcext:value-type="float">
            <text:p>5.46262016</text:p>
          </table:table-cell>
          <table:table-cell office:value-type="float" office:value="0.076700001955" calcext:value-type="float">
            <text:p>0.076700001955</text:p>
          </table:table-cell>
          <table:table-cell office:value-type="float" office:value="0.0745100006461" calcext:value-type="float">
            <text:p>0.0745100006461</text:p>
          </table:table-cell>
          <table:table-cell office:value-type="float" office:value="0.0181600004435" calcext:value-type="float">
            <text:p>0.0181600004435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/>
          <table:table-cell office:value-type="float" office:value="0.106499999762" calcext:value-type="float">
            <text:p>0.106499999762</text:p>
          </table:table-cell>
          <table:table-cell office:value-type="float" office:value="0.103139996529" calcext:value-type="float">
            <text:p>0.103139996529</text:p>
          </table:table-cell>
          <table:table-cell office:value-type="float" office:value="0.0263599995524" calcext:value-type="float">
            <text:p>0.0263599995524</text:p>
          </table:table-cell>
          <table:table-cell office:value-type="float" office:value="-0.00104000000283" calcext:value-type="float">
            <text:p>-0.00104000000283</text:p>
          </table:table-cell>
          <table:table-cell/>
          <table:table-cell office:value-type="float" office:value="-1.2901955843" calcext:value-type="float">
            <text:p>-1.2901955843</text:p>
          </table:table-cell>
          <table:table-cell office:value-type="float" office:value="-0.608451843262" calcext:value-type="float">
            <text:p>-0.608451843262</text:p>
          </table:table-cell>
          <table:table-cell office:value-type="float" office:value="-0.894066333771" calcext:value-type="float">
            <text:p>-0.894066333771</text:p>
          </table:table-cell>
          <table:table-cell/>
          <table:table-cell office:value-type="float" office:value="1.59186520974376E+018" calcext:value-type="float">
            <text:p>1.59186520974376E+018</text:p>
          </table:table-cell>
          <table:table-cell table:formula="of:=([.Q95]-1.59186520428114E+018)*0.000000001" office:value-type="float" office:value="5.462627328" calcext:value-type="float">
            <text:p>5.462627328</text:p>
          </table:table-cell>
          <table:table-cell office:value-type="float" office:value="0.0755671784282" calcext:value-type="float">
            <text:p>0.0755671784282</text:p>
          </table:table-cell>
          <table:table-cell office:value-type="float" office:value="0.0200779382139" calcext:value-type="float">
            <text:p>0.0200779382139</text:p>
          </table:table-cell>
          <table:table-cell office:value-type="float" office:value="0.000258100539213" calcext:value-type="float">
            <text:p>0.000258100539213</text:p>
          </table:table-cell>
          <table:table-cell table:formula="of:=SQRT([.S95]*[.S95] + [.T95]*[.T95] + [.U95]*[.U95])" office:value-type="float" office:value="0.0781894409393554" calcext:value-type="float">
            <text:p>0.078189440939355</text:p>
          </table:table-cell>
          <table:table-cell table:formula="of:= ([.V96]-[.V95]) / ([.R96]-[.R95])" office:value-type="float" office:value="0.0349123069883093" calcext:value-type="float">
            <text:p>0.034912306988309</text:p>
          </table:table-cell>
        </table:table-row>
        <table:table-row table:style-name="ro1">
          <table:table-cell office:value-type="float" office:value="1.59186520979599E+018" calcext:value-type="float">
            <text:p>1.59186520979599E+018</text:p>
          </table:table-cell>
          <table:table-cell table:formula="of:= ([.A96] - 1.59186520428114E+018) * 0.000000001" office:value-type="float" office:value="5.514850048" calcext:value-type="float">
            <text:p>5.514850048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780500024557" calcext:value-type="float">
            <text:p>0.0780500024557</text:p>
          </table:table-cell>
          <table:table-cell office:value-type="float" office:value="0.0188699997962" calcext:value-type="float">
            <text:p>0.0188699997962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47800000757" calcext:value-type="float">
            <text:p>0.047800000757</text:p>
          </table:table-cell>
          <table:table-cell office:value-type="float" office:value="0.0466400012374" calcext:value-type="float">
            <text:p>0.0466400012374</text:p>
          </table:table-cell>
          <table:table-cell office:value-type="float" office:value="0.0104400003329" calcext:value-type="float">
            <text:p>0.0104400003329</text:p>
          </table:table-cell>
          <table:table-cell office:value-type="float" office:value="0.000119999996969" calcext:value-type="float">
            <text:p>0.000119999996969</text:p>
          </table:table-cell>
          <table:table-cell/>
          <table:table-cell office:value-type="float" office:value="-1.28597605228" calcext:value-type="float">
            <text:p>-1.28597605228</text:p>
          </table:table-cell>
          <table:table-cell office:value-type="float" office:value="-0.607425928116" calcext:value-type="float">
            <text:p>-0.607425928116</text:p>
          </table:table-cell>
          <table:table-cell office:value-type="float" office:value="-0.894100666046" calcext:value-type="float">
            <text:p>-0.894100666046</text:p>
          </table:table-cell>
          <table:table-cell/>
          <table:table-cell office:value-type="float" office:value="1.59186520979599E+018" calcext:value-type="float">
            <text:p>1.59186520979599E+018</text:p>
          </table:table-cell>
          <table:table-cell table:formula="of:=([.Q96]-1.59186520428114E+018)*0.000000001" office:value-type="float" office:value="5.514850304" calcext:value-type="float">
            <text:p>5.514850304</text:p>
          </table:table-cell>
          <table:table-cell office:value-type="float" office:value="0.077308729291" calcext:value-type="float">
            <text:p>0.077308729291</text:p>
          </table:table-cell>
          <table:table-cell office:value-type="float" office:value="0.0206237100065" calcext:value-type="float">
            <text:p>0.0206237100065</text:p>
          </table:table-cell>
          <table:table-cell office:value-type="float" office:value="0.000222717048018" calcext:value-type="float">
            <text:p>0.000222717048018</text:p>
          </table:table-cell>
          <table:table-cell table:formula="of:=SQRT([.S96]*[.S96] + [.T96]*[.T96] + [.U96]*[.U96])" office:value-type="float" office:value="0.0800126655093105" calcext:value-type="float">
            <text:p>0.080012665509311</text:p>
          </table:table-cell>
          <table:table-cell table:formula="of:= ([.V97]-[.V96]) / ([.R97]-[.R96])" office:value-type="float" office:value="0.0123848776414298" calcext:value-type="float">
            <text:p>0.01238487764143</text:p>
          </table:table-cell>
        </table:table-row>
        <table:table-row table:style-name="ro1">
          <table:table-cell office:value-type="float" office:value="1.59186520984811E+018" calcext:value-type="float">
            <text:p>1.59186520984811E+018</text:p>
          </table:table-cell>
          <table:table-cell table:formula="of:= ([.A97] - 1.59186520428114E+018) * 0.000000001" office:value-type="float" office:value="5.566969856" calcext:value-type="float">
            <text:p>5.566969856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780899971724" calcext:value-type="float">
            <text:p>0.0780899971724</text:p>
          </table:table-cell>
          <table:table-cell office:value-type="float" office:value="0.0189100001007" calcext:value-type="float">
            <text:p>0.0189100001007</text:p>
          </table:table-cell>
          <table:table-cell table:style-name="Default" office:value-type="float" office:value="-0.000250000011874" calcext:value-type="float">
            <text:p>-0.000250000011874</text:p>
          </table:table-cell>
          <table:table-cell/>
          <table:table-cell office:value-type="float" office:value="0.00300000002608" calcext:value-type="float">
            <text:p>0.00300000002608</text:p>
          </table:table-cell>
          <table:table-cell office:value-type="float" office:value="0.0024600001052" calcext:value-type="float">
            <text:p>0.0024600001052</text:p>
          </table:table-cell>
          <table:table-cell office:value-type="float" office:value="-0.00121000001673" calcext:value-type="float">
            <text:p>-0.00121000001673</text:p>
          </table:table-cell>
          <table:table-cell office:value-type="float" office:value="0.00130999996327" calcext:value-type="float">
            <text:p>0.00130999996327</text:p>
          </table:table-cell>
          <table:table-cell/>
          <table:table-cell office:value-type="float" office:value="-1.28200042248" calcext:value-type="float">
            <text:p>-1.28200042248</text:p>
          </table:table-cell>
          <table:table-cell office:value-type="float" office:value="-0.6064645648" calcext:value-type="float">
            <text:p>-0.6064645648</text:p>
          </table:table-cell>
          <table:table-cell office:value-type="float" office:value="-0.894090056419" calcext:value-type="float">
            <text:p>-0.894090056419</text:p>
          </table:table-cell>
          <table:table-cell/>
          <table:table-cell office:value-type="float" office:value="1.59186520984811E+018" calcext:value-type="float">
            <text:p>1.59186520984811E+018</text:p>
          </table:table-cell>
          <table:table-cell table:formula="of:=([.Q97]-1.59186520428114E+018)*0.000000001" office:value-type="float" office:value="5.56697344" calcext:value-type="float">
            <text:p>5.56697344</text:p>
          </table:table-cell>
          <table:table-cell office:value-type="float" office:value="0.0779457688332" calcext:value-type="float">
            <text:p>0.0779457688332</text:p>
          </table:table-cell>
          <table:table-cell office:value-type="float" office:value="0.0207405760884" calcext:value-type="float">
            <text:p>0.0207405760884</text:p>
          </table:table-cell>
          <table:table-cell office:value-type="float" office:value="0.000177551701199" calcext:value-type="float">
            <text:p>0.000177551701199</text:p>
          </table:table-cell>
          <table:table-cell table:formula="of:=SQRT([.S97]*[.S97] + [.T97]*[.T97] + [.U97]*[.U97])" office:value-type="float" office:value="0.0806582041709581" calcext:value-type="float">
            <text:p>0.080658204170958</text:p>
          </table:table-cell>
          <table:table-cell table:formula="of:= ([.V98]-[.V97]) / ([.R98]-[.R97])" office:value-type="float" office:value="-0.0193991694919311" calcext:value-type="float">
            <text:p>-0.019399169491931</text:p>
          </table:table-cell>
        </table:table-row>
        <table:table-row table:style-name="ro1">
          <table:table-cell office:value-type="float" office:value="1.59186520990044E+018" calcext:value-type="float">
            <text:p>1.59186520990044E+018</text:p>
          </table:table-cell>
          <table:table-cell table:formula="of:= ([.A98] - 1.59186520428114E+018) * 0.000000001" office:value-type="float" office:value="5.619300096" calcext:value-type="float">
            <text:p>5.619300096</text:p>
          </table:table-cell>
          <table:table-cell office:value-type="float" office:value="0.0803999975324" calcext:value-type="float">
            <text:p>0.0803999975324</text:p>
          </table:table-cell>
          <table:table-cell office:value-type="float" office:value="0.078180000186" calcext:value-type="float">
            <text:p>0.078180000186</text:p>
          </table:table-cell>
          <table:table-cell office:value-type="float" office:value="0.0189800001681" calcext:value-type="float">
            <text:p>0.0189800001681</text:p>
          </table:table-cell>
          <table:table-cell table:style-name="Default" office:value-type="float" office:value="-0.000199999994948" calcext:value-type="float">
            <text:p>-0.000199999994948</text:p>
          </table:table-cell>
          <table:table-cell/>
          <table:table-cell office:value-type="float" office:value="0.00230000005104" calcext:value-type="float">
            <text:p>0.00230000005104</text:p>
          </table:table-cell>
          <table:table-cell office:value-type="float" office:value="0.00165999995079" calcext:value-type="float">
            <text:p>0.00165999995079</text:p>
          </table:table-cell>
          <table:table-cell office:value-type="float" office:value="-0.000419999996666" calcext:value-type="float">
            <text:p>-0.000419999996666</text:p>
          </table:table-cell>
          <table:table-cell office:value-type="float" office:value="0.00158000004012" calcext:value-type="float">
            <text:p>0.00158000004012</text:p>
          </table:table-cell>
          <table:table-cell/>
          <table:table-cell office:value-type="float" office:value="-1.27801167965" calcext:value-type="float">
            <text:p>-1.27801167965</text:p>
          </table:table-cell>
          <table:table-cell office:value-type="float" office:value="-0.605487644672" calcext:value-type="float">
            <text:p>-0.605487644672</text:p>
          </table:table-cell>
          <table:table-cell office:value-type="float" office:value="-0.894083142281" calcext:value-type="float">
            <text:p>-0.894083142281</text:p>
          </table:table-cell>
          <table:table-cell/>
          <table:table-cell office:value-type="float" office:value="1.59186520990044E+018" calcext:value-type="float">
            <text:p>1.59186520990044E+018</text:p>
          </table:table-cell>
          <table:table-cell table:formula="of:=([.Q98]-1.59186520428114E+018)*0.000000001" office:value-type="float" office:value="5.61930624" calcext:value-type="float">
            <text:p>5.61930624</text:p>
          </table:table-cell>
          <table:table-cell office:value-type="float" office:value="0.0769550949335" calcext:value-type="float">
            <text:p>0.0769550949335</text:p>
          </table:table-cell>
          <table:table-cell office:value-type="float" office:value="0.0205148607492" calcext:value-type="float">
            <text:p>0.0205148607492</text:p>
          </table:table-cell>
          <table:table-cell office:value-type="float" office:value="0.000244780763751" calcext:value-type="float">
            <text:p>0.000244780763751</text:p>
          </table:table-cell>
          <table:table-cell table:formula="of:=SQRT([.S98]*[.S98] + [.T98]*[.T98] + [.U98]*[.U98])" office:value-type="float" office:value="0.0796429913137708" calcext:value-type="float">
            <text:p>0.079642991313771</text:p>
          </table:table-cell>
          <table:table-cell table:formula="of:= ([.V99]-[.V98]) / ([.R99]-[.R98])" office:value-type="float" office:value="0.0037667634456719" calcext:value-type="float">
            <text:p>0.003766763445672</text:p>
          </table:table-cell>
        </table:table-row>
        <table:table-row table:style-name="ro1">
          <table:table-cell office:value-type="float" office:value="1.59186521000317E+018" calcext:value-type="float">
            <text:p>1.59186521000317E+018</text:p>
          </table:table-cell>
          <table:table-cell table:formula="of:= ([.A99] - 1.59186520428114E+018) * 0.000000001" office:value-type="float" office:value="5.72203008" calcext:value-type="float">
            <text:p>5.72203008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777899995446" calcext:value-type="float">
            <text:p>0.0777899995446</text:p>
          </table:table-cell>
          <table:table-cell office:value-type="float" office:value="0.018880000338" calcext:value-type="float">
            <text:p>0.018880000338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0249999994412" calcext:value-type="float">
            <text:p>0.00249999994412</text:p>
          </table:table-cell>
          <table:table-cell office:value-type="float" office:value="0.00215000007302" calcext:value-type="float">
            <text:p>0.00215000007302</text:p>
          </table:table-cell>
          <table:table-cell office:value-type="float" office:value="0.000369999994291" calcext:value-type="float">
            <text:p>0.000369999994291</text:p>
          </table:table-cell>
          <table:table-cell office:value-type="float" office:value="0.00113999994937" calcext:value-type="float">
            <text:p>0.00113999994937</text:p>
          </table:table-cell>
          <table:table-cell/>
          <table:table-cell office:value-type="float" office:value="-1.27013909817" calcext:value-type="float">
            <text:p>-1.27013909817</text:p>
          </table:table-cell>
          <table:table-cell office:value-type="float" office:value="-0.603575229645" calcext:value-type="float">
            <text:p>-0.603575229645</text:p>
          </table:table-cell>
          <table:table-cell office:value-type="float" office:value="-0.894077479839" calcext:value-type="float">
            <text:p>-0.894077479839</text:p>
          </table:table-cell>
          <table:table-cell/>
          <table:table-cell office:value-type="float" office:value="1.59186521000317E+018" calcext:value-type="float">
            <text:p>1.59186521000317E+018</text:p>
          </table:table-cell>
          <table:table-cell table:formula="of:=([.Q99]-1.59186520428114E+018)*0.000000001" office:value-type="float" office:value="5.722037504" calcext:value-type="float">
            <text:p>5.722037504</text:p>
          </table:table-cell>
          <table:table-cell office:value-type="float" office:value="0.0772990882397" calcext:value-type="float">
            <text:p>0.0772990882397</text:p>
          </table:table-cell>
          <table:table-cell office:value-type="float" office:value="0.020724305883" calcext:value-type="float">
            <text:p>0.020724305883</text:p>
          </table:table-cell>
          <table:table-cell office:value-type="float" office:value="0.000384590326576" calcext:value-type="float">
            <text:p>0.000384590326576</text:p>
          </table:table-cell>
          <table:table-cell table:formula="of:=SQRT([.S99]*[.S99] + [.T99]*[.T99] + [.U99]*[.U99])" office:value-type="float" office:value="0.0800299556837336" calcext:value-type="float">
            <text:p>0.080029955683734</text:p>
          </table:table-cell>
          <table:table-cell table:formula="of:= ([.V100]-[.V99]) / ([.R100]-[.R99])" office:value-type="float" office:value="0.00868006785470685" calcext:value-type="float">
            <text:p>0.008680067854707</text:p>
          </table:table-cell>
        </table:table-row>
        <table:table-row table:style-name="ro1">
          <table:table-cell office:value-type="float" office:value="1.59186521005542E+018" calcext:value-type="float">
            <text:p>1.59186521005542E+018</text:p>
          </table:table-cell>
          <table:table-cell table:formula="of:= ([.A100] - 1.59186520428114E+018) * 0.000000001" office:value-type="float" office:value="5.774280192" calcext:value-type="float">
            <text:p>5.774280192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779900029302" calcext:value-type="float">
            <text:p>0.0779900029302</text:p>
          </table:table-cell>
          <table:table-cell office:value-type="float" office:value="0.0189999993891" calcext:value-type="float">
            <text:p>0.0189999993891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0109999999404" calcext:value-type="float">
            <text:p>0.00109999999404</text:p>
          </table:table-cell>
          <table:table-cell office:value-type="float" office:value="-0.000460000010207" calcext:value-type="float">
            <text:p>-0.000460000010207</text:p>
          </table:table-cell>
          <table:table-cell office:value-type="float" office:value="-0.000130000000354" calcext:value-type="float">
            <text:p>-0.000130000000354</text:p>
          </table:table-cell>
          <table:table-cell office:value-type="float" office:value="0.000980000011623" calcext:value-type="float">
            <text:p>0.000980000011623</text:p>
          </table:table-cell>
          <table:table-cell/>
          <table:table-cell office:value-type="float" office:value="-1.26591777802" calcext:value-type="float">
            <text:p>-1.26591777802</text:p>
          </table:table-cell>
          <table:table-cell office:value-type="float" office:value="-0.602515697479" calcext:value-type="float">
            <text:p>-0.602515697479</text:p>
          </table:table-cell>
          <table:table-cell office:value-type="float" office:value="-0.894107401371" calcext:value-type="float">
            <text:p>-0.894107401371</text:p>
          </table:table-cell>
          <table:table-cell/>
          <table:table-cell office:value-type="float" office:value="1.59186521005542E+018" calcext:value-type="float">
            <text:p>1.59186521005542E+018</text:p>
          </table:table-cell>
          <table:table-cell table:formula="of:=([.Q100]-1.59186520428114E+018)*0.000000001" office:value-type="float" office:value="5.77428352" calcext:value-type="float">
            <text:p>5.77428352</text:p>
          </table:table-cell>
          <table:table-cell office:value-type="float" office:value="0.0777486860752" calcext:value-type="float">
            <text:p>0.0777486860752</text:p>
          </table:table-cell>
          <table:table-cell office:value-type="float" office:value="0.0207981113344" calcext:value-type="float">
            <text:p>0.0207981113344</text:p>
          </table:table-cell>
          <table:table-cell office:value-type="float" office:value="0.000408473424613" calcext:value-type="float">
            <text:p>0.000408473424613</text:p>
          </table:table-cell>
          <table:table-cell table:formula="of:=SQRT([.S100]*[.S100] + [.T100]*[.T100] + [.U100]*[.U100])" office:value-type="float" office:value="0.0804834546477517" calcext:value-type="float">
            <text:p>0.080483454647752</text:p>
          </table:table-cell>
          <table:table-cell table:formula="of:= ([.V101]-[.V100]) / ([.R101]-[.R100])" office:value-type="float" office:value="-0.0349197548300519" calcext:value-type="float">
            <text:p>-0.034919754830052</text:p>
          </table:table-cell>
        </table:table-row>
        <table:table-row table:style-name="ro1">
          <table:table-cell office:value-type="float" office:value="1.59186521010782E+018" calcext:value-type="float">
            <text:p>1.59186521010782E+018</text:p>
          </table:table-cell>
          <table:table-cell table:formula="of:= ([.A101] - 1.59186520428114E+018) * 0.000000001" office:value-type="float" office:value="5.826679808" calcext:value-type="float">
            <text:p>5.826679808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777800008655" calcext:value-type="float">
            <text:p>0.0777800008655</text:p>
          </table:table-cell>
          <table:table-cell office:value-type="float" office:value="0.0190099999309" calcext:value-type="float">
            <text:p>0.0190099999309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/>
          <table:table-cell office:value-type="float" office:value="0.00380000006407" calcext:value-type="float">
            <text:p>0.00380000006407</text:p>
          </table:table-cell>
          <table:table-cell office:value-type="float" office:value="-0.00375999999233" calcext:value-type="float">
            <text:p>-0.00375999999233</text:p>
          </table:table-cell>
          <table:table-cell office:value-type="float" office:value="-0.000479999987874" calcext:value-type="float">
            <text:p>-0.000479999987874</text:p>
          </table:table-cell>
          <table:table-cell office:value-type="float" office:value="0.000360000005458" calcext:value-type="float">
            <text:p>0.000360000005458</text:p>
          </table:table-cell>
          <table:table-cell/>
          <table:table-cell office:value-type="float" office:value="-1.26187169552" calcext:value-type="float">
            <text:p>-1.26187169552</text:p>
          </table:table-cell>
          <table:table-cell office:value-type="float" office:value="-0.601510107517" calcext:value-type="float">
            <text:p>-0.601510107517</text:p>
          </table:table-cell>
          <table:table-cell office:value-type="float" office:value="-0.894096970558" calcext:value-type="float">
            <text:p>-0.894096970558</text:p>
          </table:table-cell>
          <table:table-cell/>
          <table:table-cell office:value-type="float" office:value="1.59186521010782E+018" calcext:value-type="float">
            <text:p>1.59186521010782E+018</text:p>
          </table:table-cell>
          <table:table-cell table:formula="of:=([.Q101]-1.59186520428114E+018)*0.000000001" office:value-type="float" office:value="5.826685952" calcext:value-type="float">
            <text:p>5.826685952</text:p>
          </table:table-cell>
          <table:table-cell office:value-type="float" office:value="0.0759489014745" calcext:value-type="float">
            <text:p>0.0759489014745</text:p>
          </table:table-cell>
          <table:table-cell office:value-type="float" office:value="0.0204475577921" calcext:value-type="float">
            <text:p>0.0204475577921</text:p>
          </table:table-cell>
          <table:table-cell office:value-type="float" office:value="0.00021572613332" calcext:value-type="float">
            <text:p>0.00021572613332</text:p>
          </table:table-cell>
          <table:table-cell table:formula="of:=SQRT([.S101]*[.S101] + [.T101]*[.T101] + [.U101]*[.U101])" office:value-type="float" office:value="0.0786535745698133" calcext:value-type="float">
            <text:p>0.078653574569813</text:p>
          </table:table-cell>
          <table:table-cell table:formula="of:= ([.V102]-[.V101]) / ([.R102]-[.R101])" office:value-type="float" office:value="0.0335326444230145" calcext:value-type="float">
            <text:p>0.033532644423015</text:p>
          </table:table-cell>
        </table:table-row>
        <table:table-row table:style-name="ro1">
          <table:table-cell office:value-type="float" office:value="1.59186521015989E+018" calcext:value-type="float">
            <text:p>1.59186521015989E+018</text:p>
          </table:table-cell>
          <table:table-cell table:formula="of:= ([.A102] - 1.59186520428114E+018) * 0.000000001" office:value-type="float" office:value="5.878749952" calcext:value-type="float">
            <text:p>5.878749952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779900029302" calcext:value-type="float">
            <text:p>0.0779900029302</text:p>
          </table:table-cell>
          <table:table-cell office:value-type="float" office:value="0.0190600007772" calcext:value-type="float">
            <text:p>0.0190600007772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054999999702" calcext:value-type="float">
            <text:p>0.0054999999702</text:p>
          </table:table-cell>
          <table:table-cell office:value-type="float" office:value="0.0052100000903" calcext:value-type="float">
            <text:p>0.0052100000903</text:p>
          </table:table-cell>
          <table:table-cell office:value-type="float" office:value="0.00182000000495" calcext:value-type="float">
            <text:p>0.00182000000495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25780725479" calcext:value-type="float">
            <text:p>-1.25780725479</text:p>
          </table:table-cell>
          <table:table-cell office:value-type="float" office:value="-0.600541055202" calcext:value-type="float">
            <text:p>-0.600541055202</text:p>
          </table:table-cell>
          <table:table-cell office:value-type="float" office:value="-0.89412176609" calcext:value-type="float">
            <text:p>-0.89412176609</text:p>
          </table:table-cell>
          <table:table-cell/>
          <table:table-cell office:value-type="float" office:value="1.59186521015989E+018" calcext:value-type="float">
            <text:p>1.59186521015989E+018</text:p>
          </table:table-cell>
          <table:table-cell table:formula="of:=([.Q102]-1.59186520428114E+018)*0.000000001" office:value-type="float" office:value="5.878754304" calcext:value-type="float">
            <text:p>5.878754304</text:p>
          </table:table-cell>
          <table:table-cell office:value-type="float" office:value="0.0776623114944" calcext:value-type="float">
            <text:p>0.0776623114944</text:p>
          </table:table-cell>
          <table:table-cell office:value-type="float" office:value="0.0207989104092" calcext:value-type="float">
            <text:p>0.0207989104092</text:p>
          </table:table-cell>
          <table:table-cell office:value-type="float" office:value="0.000246185110882" calcext:value-type="float">
            <text:p>0.000246185110882</text:p>
          </table:table-cell>
          <table:table-cell table:formula="of:=SQRT([.S102]*[.S102] + [.T102]*[.T102] + [.U102]*[.U102])" office:value-type="float" office:value="0.0803995641031216" calcext:value-type="float">
            <text:p>0.080399564103122</text:p>
          </table:table-cell>
          <table:table-cell table:formula="of:= ([.V103]-[.V102]) / ([.R103]-[.R102])" office:value-type="float" office:value="-0.0068787179066075" calcext:value-type="float">
            <text:p>-0.006878717906608</text:p>
          </table:table-cell>
        </table:table-row>
        <table:table-row table:style-name="ro1">
          <table:table-cell office:value-type="float" office:value="1.59186521021223E+018" calcext:value-type="float">
            <text:p>1.59186521021223E+018</text:p>
          </table:table-cell>
          <table:table-cell table:formula="of:= ([.A103] - 1.59186520428114E+018) * 0.000000001" office:value-type="float" office:value="5.931090176" calcext:value-type="float">
            <text:p>5.931090176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75199979544" calcext:value-type="float">
            <text:p>0.0775199979544</text:p>
          </table:table-cell>
          <table:table-cell office:value-type="float" office:value="0.0189299993217" calcext:value-type="float">
            <text:p>0.0189299993217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-0.000720000010915" calcext:value-type="float">
            <text:p>-0.000720000010915</text:p>
          </table:table-cell>
          <table:table-cell office:value-type="float" office:value="0.000180000002729" calcext:value-type="float">
            <text:p>0.000180000002729</text:p>
          </table:table-cell>
          <table:table-cell office:value-type="float" office:value="-0.000410000007832" calcext:value-type="float">
            <text:p>-0.000410000007832</text:p>
          </table:table-cell>
          <table:table-cell/>
          <table:table-cell office:value-type="float" office:value="-1.25382268429" calcext:value-type="float">
            <text:p>-1.25382268429</text:p>
          </table:table-cell>
          <table:table-cell office:value-type="float" office:value="-0.59957832098" calcext:value-type="float">
            <text:p>-0.59957832098</text:p>
          </table:table-cell>
          <table:table-cell office:value-type="float" office:value="-0.894141674042" calcext:value-type="float">
            <text:p>-0.894141674042</text:p>
          </table:table-cell>
          <table:table-cell/>
          <table:table-cell office:value-type="float" office:value="1.59186521021223E+018" calcext:value-type="float">
            <text:p>1.59186521021223E+018</text:p>
          </table:table-cell>
          <table:table-cell table:formula="of:=([.Q103]-1.59186520428114E+018)*0.000000001" office:value-type="float" office:value="5.931094016" calcext:value-type="float">
            <text:p>5.931094016</text:p>
          </table:table-cell>
          <table:table-cell office:value-type="float" office:value="0.0773253142834" calcext:value-type="float">
            <text:p>0.0773253142834</text:p>
          </table:table-cell>
          <table:table-cell office:value-type="float" office:value="0.0206668712199" calcext:value-type="float">
            <text:p>0.0206668712199</text:p>
          </table:table-cell>
          <table:table-cell table:style-name="ce1" office:value-type="float" office:value="-0.0000566226408409" calcext:value-type="float">
            <text:p>-5.66E-05</text:p>
          </table:table-cell>
          <table:table-cell table:formula="of:=SQRT([.S103]*[.S103] + [.T103]*[.T103] + [.U103]*[.U103])" office:value-type="float" office:value="0.0800395339889606" calcext:value-type="float">
            <text:p>0.080039533988961</text:p>
          </table:table-cell>
          <table:table-cell table:formula="of:= ([.V104]-[.V103]) / ([.R104]-[.R103])" office:value-type="float" office:value="-0.0189659800872959" calcext:value-type="float">
            <text:p>-0.018965980087296</text:p>
          </table:table-cell>
        </table:table-row>
        <table:table-row table:style-name="ro1">
          <table:table-cell office:value-type="float" office:value="1.59186521031437E+018" calcext:value-type="float">
            <text:p>1.59186521031437E+018</text:p>
          </table:table-cell>
          <table:table-cell table:formula="of:= ([.A104] - 1.59186520428114E+018) * 0.000000001" office:value-type="float" office:value="6.03323008" calcext:value-type="float">
            <text:p>6.03323008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779099985957" calcext:value-type="float">
            <text:p>0.0779099985957</text:p>
          </table:table-cell>
          <table:table-cell office:value-type="float" office:value="0.0189699996263" calcext:value-type="float">
            <text:p>0.0189699996263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/>
          <table:table-cell office:value-type="float" office:value="0.00209999992512" calcext:value-type="float">
            <text:p>0.00209999992512</text:p>
          </table:table-cell>
          <table:table-cell office:value-type="float" office:value="-0.00197999994271" calcext:value-type="float">
            <text:p>-0.00197999994271</text:p>
          </table:table-cell>
          <table:table-cell office:value-type="float" office:value="-0.000140000003739" calcext:value-type="float">
            <text:p>-0.000140000003739</text:p>
          </table:table-cell>
          <table:table-cell office:value-type="float" office:value="-0.000609999988228" calcext:value-type="float">
            <text:p>-0.000609999988228</text:p>
          </table:table-cell>
          <table:table-cell/>
          <table:table-cell office:value-type="float" office:value="-1.24573361874" calcext:value-type="float">
            <text:p>-1.24573361874</text:p>
          </table:table-cell>
          <table:table-cell office:value-type="float" office:value="-0.597620248795" calcext:value-type="float">
            <text:p>-0.597620248795</text:p>
          </table:table-cell>
          <table:table-cell office:value-type="float" office:value="-0.894150674343" calcext:value-type="float">
            <text:p>-0.894150674343</text:p>
          </table:table-cell>
          <table:table-cell/>
          <table:table-cell office:value-type="float" office:value="1.59186521031437E+018" calcext:value-type="float">
            <text:p>1.59186521031437E+018</text:p>
          </table:table-cell>
          <table:table-cell table:formula="of:=([.Q104]-1.59186520428114E+018)*0.000000001" office:value-type="float" office:value="6.033238016" calcext:value-type="float">
            <text:p>6.033238016</text:p>
          </table:table-cell>
          <table:table-cell office:value-type="float" office:value="0.0754175931215" calcext:value-type="float">
            <text:p>0.0754175931215</text:p>
          </table:table-cell>
          <table:table-cell office:value-type="float" office:value="0.0203015170991" calcext:value-type="float">
            <text:p>0.0203015170991</text:p>
          </table:table-cell>
          <table:table-cell table:style-name="ce1" office:value-type="float" office:value="0.00000929176439968" calcext:value-type="float">
            <text:p>9.29E-06</text:p>
          </table:table-cell>
          <table:table-cell table:formula="of:=SQRT([.S104]*[.S104] + [.T104]*[.T104] + [.U104]*[.U104])" office:value-type="float" office:value="0.0781022729189238" calcext:value-type="float">
            <text:p>0.078102272918924</text:p>
          </table:table-cell>
          <table:table-cell table:formula="of:= ([.V105]-[.V104]) / ([.R105]-[.R104])" office:value-type="float" office:value="0.019272771034098" calcext:value-type="float">
            <text:p>0.019272771034098</text:p>
          </table:table-cell>
        </table:table-row>
        <table:table-row table:style-name="ro1">
          <table:table-cell office:value-type="float" office:value="1.59186521036701E+018" calcext:value-type="float">
            <text:p>1.59186521036701E+018</text:p>
          </table:table-cell>
          <table:table-cell table:formula="of:= ([.A105] - 1.59186520428114E+018) * 0.000000001" office:value-type="float" office:value="6.085869824" calcext:value-type="float">
            <text:p>6.085869824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75799974799" calcext:value-type="float">
            <text:p>0.0775799974799</text:p>
          </table:table-cell>
          <table:table-cell office:value-type="float" office:value="0.0188999995589" calcext:value-type="float">
            <text:p>0.0188999995589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00150000001304" calcext:value-type="float">
            <text:p>0.00150000001304</text:p>
          </table:table-cell>
          <table:table-cell office:value-type="float" office:value="0.00135000003502" calcext:value-type="float">
            <text:p>0.00135000003502</text:p>
          </table:table-cell>
          <table:table-cell office:value-type="float" office:value="0.000709999992978" calcext:value-type="float">
            <text:p>0.000709999992978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24184417725" calcext:value-type="float">
            <text:p>-1.24184417725</text:p>
          </table:table-cell>
          <table:table-cell office:value-type="float" office:value="-0.596671462059" calcext:value-type="float">
            <text:p>-0.596671462059</text:p>
          </table:table-cell>
          <table:table-cell office:value-type="float" office:value="-0.894163906574" calcext:value-type="float">
            <text:p>-0.894163906574</text:p>
          </table:table-cell>
          <table:table-cell/>
          <table:table-cell office:value-type="float" office:value="1.59186521036701E+018" calcext:value-type="float">
            <text:p>1.59186521036701E+018</text:p>
          </table:table-cell>
          <table:table-cell table:formula="of:=([.Q105]-1.59186520428114E+018)*0.000000001" office:value-type="float" office:value="6.085876224" calcext:value-type="float">
            <text:p>6.085876224</text:p>
          </table:table-cell>
          <table:table-cell office:value-type="float" office:value="0.0764090120792" calcext:value-type="float">
            <text:p>0.0764090120792</text:p>
          </table:table-cell>
          <table:table-cell office:value-type="float" office:value="0.020519381389" calcext:value-type="float">
            <text:p>0.020519381389</text:p>
          </table:table-cell>
          <table:table-cell office:value-type="float" office:value="0.00028125877725" calcext:value-type="float">
            <text:p>0.00028125877725</text:p>
          </table:table-cell>
          <table:table-cell table:formula="of:=SQRT([.S105]*[.S105] + [.T105]*[.T105] + [.U105]*[.U105])" office:value-type="float" office:value="0.079116757049353" calcext:value-type="float">
            <text:p>0.079116757049353</text:p>
          </table:table-cell>
          <table:table-cell table:formula="of:= ([.V106]-[.V105]) / ([.R106]-[.R105])" office:value-type="float" office:value="-0.000509966133943253" calcext:value-type="float">
            <text:p>-0.000509966133943</text:p>
          </table:table-cell>
        </table:table-row>
        <table:table-row table:style-name="ro1">
          <table:table-cell office:value-type="float" office:value="1.59186521041927E+018" calcext:value-type="float">
            <text:p>1.59186521041927E+018</text:p>
          </table:table-cell>
          <table:table-cell table:formula="of:= ([.A106] - 1.59186520428114E+018) * 0.000000001" office:value-type="float" office:value="6.13812992" calcext:value-type="float">
            <text:p>6.13812992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7500000596" calcext:value-type="float">
            <text:p>0.077500000596</text:p>
          </table:table-cell>
          <table:table-cell office:value-type="float" office:value="0.0189100001007" calcext:value-type="float">
            <text:p>0.0189100001007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00150000001304" calcext:value-type="float">
            <text:p>0.00150000001304</text:p>
          </table:table-cell>
          <table:table-cell office:value-type="float" office:value="-0.00150000001304" calcext:value-type="float">
            <text:p>-0.00150000001304</text:p>
          </table:table-cell>
          <table:table-cell office:value-type="float" office:value="-0.000130000000354" calcext:value-type="float">
            <text:p>-0.000130000000354</text:p>
          </table:table-cell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-1.23766946793" calcext:value-type="float">
            <text:p>-1.23766946793</text:p>
          </table:table-cell>
          <table:table-cell office:value-type="float" office:value="-0.595639824867" calcext:value-type="float">
            <text:p>-0.595639824867</text:p>
          </table:table-cell>
          <table:table-cell office:value-type="float" office:value="-0.894157230854" calcext:value-type="float">
            <text:p>-0.894157230854</text:p>
          </table:table-cell>
          <table:table-cell/>
          <table:table-cell office:value-type="float" office:value="1.59186521041927E+018" calcext:value-type="float">
            <text:p>1.59186521041927E+018</text:p>
          </table:table-cell>
          <table:table-cell table:formula="of:=([.Q106]-1.59186520428114E+018)*0.000000001" office:value-type="float" office:value="6.138128384" calcext:value-type="float">
            <text:p>6.138128384</text:p>
          </table:table-cell>
          <table:table-cell office:value-type="float" office:value="0.0763745680451" calcext:value-type="float">
            <text:p>0.0763745680451</text:p>
          </table:table-cell>
          <table:table-cell office:value-type="float" office:value="0.0205441024154" calcext:value-type="float">
            <text:p>0.0205441024154</text:p>
          </table:table-cell>
          <table:table-cell office:value-type="float" office:value="0.000332785304636" calcext:value-type="float">
            <text:p>0.000332785304636</text:p>
          </table:table-cell>
          <table:table-cell table:formula="of:=SQRT([.S106]*[.S106] + [.T106]*[.T106] + [.U106]*[.U106])" office:value-type="float" office:value="0.0790901102173276" calcext:value-type="float">
            <text:p>0.079090110217328</text:p>
          </table:table-cell>
          <table:table-cell table:formula="of:= ([.V107]-[.V106]) / ([.R107]-[.R106])" office:value-type="float" office:value="0.01247737079102" calcext:value-type="float">
            <text:p>0.01247737079102</text:p>
          </table:table-cell>
        </table:table-row>
        <table:table-row table:style-name="ro1">
          <table:table-cell office:value-type="float" office:value="1.59186521047163E+018" calcext:value-type="float">
            <text:p>1.59186521047163E+018</text:p>
          </table:table-cell>
          <table:table-cell table:formula="of:= ([.A107] - 1.59186520428114E+018) * 0.000000001" office:value-type="float" office:value="6.190490112" calcext:value-type="float">
            <text:p>6.190490112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778499990702" calcext:value-type="float">
            <text:p>0.0778499990702</text:p>
          </table:table-cell>
          <table:table-cell office:value-type="float" office:value="0.0190299991518" calcext:value-type="float">
            <text:p>0.0190299991518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00159999995958" calcext:value-type="float">
            <text:p>0.00159999995958</text:p>
          </table:table-cell>
          <table:table-cell office:value-type="float" office:value="-0.00156999996398" calcext:value-type="float">
            <text:p>-0.00156999996398</text:p>
          </table:table-cell>
          <table:table-cell office:value-type="float" office:value="0.000190000006114" calcext:value-type="float">
            <text:p>0.000190000006114</text:p>
          </table:table-cell>
          <table:table-cell office:value-type="float" office:value="0.000289999996312" calcext:value-type="float">
            <text:p>0.000289999996312</text:p>
          </table:table-cell>
          <table:table-cell/>
          <table:table-cell office:value-type="float" office:value="-1.2334574461" calcext:value-type="float">
            <text:p>-1.2334574461</text:p>
          </table:table-cell>
          <table:table-cell office:value-type="float" office:value="-0.594598054886" calcext:value-type="float">
            <text:p>-0.594598054886</text:p>
          </table:table-cell>
          <table:table-cell office:value-type="float" office:value="-0.894172430038" calcext:value-type="float">
            <text:p>-0.894172430038</text:p>
          </table:table-cell>
          <table:table-cell/>
          <table:table-cell office:value-type="float" office:value="1.59186521047163E+018" calcext:value-type="float">
            <text:p>1.59186521047163E+018</text:p>
          </table:table-cell>
          <table:table-cell table:formula="of:=([.Q107]-1.59186520428114E+018)*0.000000001" office:value-type="float" office:value="6.190490112" calcext:value-type="float">
            <text:p>6.190490112</text:p>
          </table:table-cell>
          <table:table-cell office:value-type="float" office:value="0.0769669115543" calcext:value-type="float">
            <text:p>0.0769669115543</text:p>
          </table:table-cell>
          <table:table-cell office:value-type="float" office:value="0.0208562854677" calcext:value-type="float">
            <text:p>0.0208562854677</text:p>
          </table:table-cell>
          <table:table-cell office:value-type="float" office:value="0.000356662058039" calcext:value-type="float">
            <text:p>0.000356662058039</text:p>
          </table:table-cell>
          <table:table-cell table:formula="of:=SQRT([.S107]*[.S107] + [.T107]*[.T107] + [.U107]*[.U107])" office:value-type="float" office:value="0.0797434469128422" calcext:value-type="float">
            <text:p>0.079743446912842</text:p>
          </table:table-cell>
          <table:table-cell table:formula="of:= ([.V108]-[.V107]) / ([.R108]-[.R107])" office:value-type="float" office:value="-0.00632422453355765" calcext:value-type="float">
            <text:p>-0.006324224533558</text:p>
          </table:table-cell>
        </table:table-row>
        <table:table-row table:style-name="ro1">
          <table:table-cell office:value-type="float" office:value="1.59186521057381E+018" calcext:value-type="float">
            <text:p>1.59186521057381E+018</text:p>
          </table:table-cell>
          <table:table-cell table:formula="of:= ([.A108] - 1.59186520428114E+018) * 0.000000001" office:value-type="float" office:value="6.292669952" calcext:value-type="float">
            <text:p>6.292669952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77840000391" calcext:value-type="float">
            <text:p>0.077840000391</text:p>
          </table:table-cell>
          <table:table-cell office:value-type="float" office:value="0.0190600007772" calcext:value-type="float">
            <text:p>0.0190600007772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-0.000809999997728" calcext:value-type="float">
            <text:p>-0.000809999997728</text:p>
          </table:table-cell>
          <table:table-cell office:value-type="float" office:value="-0.000110000000859" calcext:value-type="float">
            <text:p>-0.000110000000859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22559738159" calcext:value-type="float">
            <text:p>-1.22559738159</text:p>
          </table:table-cell>
          <table:table-cell office:value-type="float" office:value="-0.592651963234" calcext:value-type="float">
            <text:p>-0.592651963234</text:p>
          </table:table-cell>
          <table:table-cell office:value-type="float" office:value="-0.894160628319" calcext:value-type="float">
            <text:p>-0.894160628319</text:p>
          </table:table-cell>
          <table:table-cell/>
          <table:table-cell office:value-type="float" office:value="1.59186521057381E+018" calcext:value-type="float">
            <text:p>1.59186521057381E+018</text:p>
          </table:table-cell>
          <table:table-cell table:formula="of:=([.Q108]-1.59186520428114E+018)*0.000000001" office:value-type="float" office:value="6.292670464" calcext:value-type="float">
            <text:p>6.292670464</text:p>
          </table:table-cell>
          <table:table-cell office:value-type="float" office:value="0.0764101967216" calcext:value-type="float">
            <text:p>0.0764101967216</text:p>
          </table:table-cell>
          <table:table-cell office:value-type="float" office:value="0.0204406604171" calcext:value-type="float">
            <text:p>0.0204406604171</text:p>
          </table:table-cell>
          <table:table-cell office:value-type="float" office:value="0.000184093398275" calcext:value-type="float">
            <text:p>0.000184093398275</text:p>
          </table:table-cell>
          <table:table-cell table:formula="of:=SQRT([.S108]*[.S108] + [.T108]*[.T108] + [.U108]*[.U108])" office:value-type="float" office:value="0.0790972354238762" calcext:value-type="float">
            <text:p>0.079097235423876</text:p>
          </table:table-cell>
          <table:table-cell table:formula="of:= ([.V109]-[.V108]) / ([.R109]-[.R108])" office:value-type="float" office:value="-0.0148680497845347" calcext:value-type="float">
            <text:p>-0.014868049784535</text:p>
          </table:table-cell>
        </table:table-row>
        <table:table-row table:style-name="ro1">
          <table:table-cell office:value-type="float" office:value="1.59186521062588E+018" calcext:value-type="float">
            <text:p>1.59186521062588E+018</text:p>
          </table:table-cell>
          <table:table-cell table:formula="of:= ([.A109] - 1.59186520428114E+018) * 0.000000001" office:value-type="float" office:value="6.344740096" calcext:value-type="float">
            <text:p>6.344740096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778900012374" calcext:value-type="float">
            <text:p>0.0778900012374</text:p>
          </table:table-cell>
          <table:table-cell office:value-type="float" office:value="0.0190399996936" calcext:value-type="float">
            <text:p>0.0190399996936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/>
          <table:table-cell office:value-type="float" office:value="0.00289999996312" calcext:value-type="float">
            <text:p>0.00289999996312</text:p>
          </table:table-cell>
          <table:table-cell office:value-type="float" office:value="-0.00260000000708" calcext:value-type="float">
            <text:p>-0.00260000000708</text:p>
          </table:table-cell>
          <table:table-cell office:value-type="float" office:value="-0.000869999988936" calcext:value-type="float">
            <text:p>-0.000869999988936</text:p>
          </table:table-cell>
          <table:table-cell office:value-type="float" office:value="-0.0010000000475" calcext:value-type="float">
            <text:p>-0.0010000000475</text:p>
          </table:table-cell>
          <table:table-cell/>
          <table:table-cell office:value-type="float" office:value="-1.22163915634" calcext:value-type="float">
            <text:p>-1.22163915634</text:p>
          </table:table-cell>
          <table:table-cell office:value-type="float" office:value="-0.59171974659" calcext:value-type="float">
            <text:p>-0.59171974659</text:p>
          </table:table-cell>
          <table:table-cell office:value-type="float" office:value="-0.894166529179" calcext:value-type="float">
            <text:p>-0.894166529179</text:p>
          </table:table-cell>
          <table:table-cell/>
          <table:table-cell office:value-type="float" office:value="1.59186521062588E+018" calcext:value-type="float">
            <text:p>1.59186521062588E+018</text:p>
          </table:table-cell>
          <table:table-cell table:formula="of:=([.Q109]-1.59186520428114E+018)*0.000000001" office:value-type="float" office:value="6.3447424" calcext:value-type="float">
            <text:p>6.3447424</text:p>
          </table:table-cell>
          <table:table-cell office:value-type="float" office:value="0.0756780356169" calcext:value-type="float">
            <text:p>0.0756780356169</text:p>
          </table:table-cell>
          <table:table-cell office:value-type="float" office:value="0.0201810337603" calcext:value-type="float">
            <text:p>0.0201810337603</text:p>
          </table:table-cell>
          <table:table-cell office:value-type="float" office:value="-0.000239593282458" calcext:value-type="float">
            <text:p>-0.000239593282458</text:p>
          </table:table-cell>
          <table:table-cell table:formula="of:=SQRT([.S109]*[.S109] + [.T109]*[.T109] + [.U109]*[.U109])" office:value-type="float" office:value="0.0783230272870511" calcext:value-type="float">
            <text:p>0.078323027287051</text:p>
          </table:table-cell>
          <table:table-cell table:formula="of:= ([.V110]-[.V109]) / ([.R110]-[.R109])" office:value-type="float" office:value="0.0294501243377153" calcext:value-type="float">
            <text:p>0.029450124337715</text:p>
          </table:table-cell>
        </table:table-row>
        <table:table-row table:style-name="ro1">
          <table:table-cell office:value-type="float" office:value="1.59186521067765E+018" calcext:value-type="float">
            <text:p>1.59186521067765E+018</text:p>
          </table:table-cell>
          <table:table-cell table:formula="of:= ([.A110] - 1.59186520428114E+018) * 0.000000001" office:value-type="float" office:value="6.396509952" calcext:value-type="float">
            <text:p>6.396509952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778499990702" calcext:value-type="float">
            <text:p>0.0778499990702</text:p>
          </table:table-cell>
          <table:table-cell office:value-type="float" office:value="0.0189999993891" calcext:value-type="float">
            <text:p>0.0189999993891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001200000057" calcext:value-type="float">
            <text:p>0.001200000057</text:p>
          </table:table-cell>
          <table:table-cell office:value-type="float" office:value="-0.0010000000475" calcext:value-type="float">
            <text:p>-0.0010000000475</text:p>
          </table:table-cell>
          <table:table-cell office:value-type="float" office:value="-0.000220000001718" calcext:value-type="float">
            <text:p>-0.000220000001718</text:p>
          </table:table-cell>
          <table:table-cell office:value-type="float" office:value="-0.000590000010561" calcext:value-type="float">
            <text:p>-0.000590000010561</text:p>
          </table:table-cell>
          <table:table-cell/>
          <table:table-cell office:value-type="float" office:value="-1.21747398376" calcext:value-type="float">
            <text:p>-1.21747398376</text:p>
          </table:table-cell>
          <table:table-cell office:value-type="float" office:value="-0.590690910816" calcext:value-type="float">
            <text:p>-0.590690910816</text:p>
          </table:table-cell>
          <table:table-cell office:value-type="float" office:value="-0.894203901291" calcext:value-type="float">
            <text:p>-0.894203901291</text:p>
          </table:table-cell>
          <table:table-cell/>
          <table:table-cell office:value-type="float" office:value="1.59186521067765E+018" calcext:value-type="float">
            <text:p>1.59186521067765E+018</text:p>
          </table:table-cell>
          <table:table-cell table:formula="of:=([.Q110]-1.59186520428114E+018)*0.000000001" office:value-type="float" office:value="6.396517376" calcext:value-type="float">
            <text:p>6.396517376</text:p>
          </table:table-cell>
          <table:table-cell office:value-type="float" office:value="0.077128559351" calcext:value-type="float">
            <text:p>0.077128559351</text:p>
          </table:table-cell>
          <table:table-cell office:value-type="float" office:value="0.0206604916602" calcext:value-type="float">
            <text:p>0.0206604916602</text:p>
          </table:table-cell>
          <table:table-cell table:style-name="ce1" office:value-type="float" office:value="0.0000407729239669" calcext:value-type="float">
            <text:p>4.08E-05</text:p>
          </table:table-cell>
          <table:table-cell table:formula="of:=SQRT([.S110]*[.S110] + [.T110]*[.T110] + [.U110]*[.U110])" office:value-type="float" office:value="0.0798478067678333" calcext:value-type="float">
            <text:p>0.079847806767833</text:p>
          </table:table-cell>
          <table:table-cell table:formula="of:= ([.V111]-[.V110]) / ([.R111]-[.R110])" office:value-type="float" office:value="0.00248036461379248" calcext:value-type="float">
            <text:p>0.002480364613792</text:p>
          </table:table-cell>
        </table:table-row>
        <table:table-row table:style-name="ro1">
          <table:table-cell office:value-type="float" office:value="1.5918652107297E+018" calcext:value-type="float">
            <text:p>1.5918652107297E+018</text:p>
          </table:table-cell>
          <table:table-cell table:formula="of:= ([.A111] - 1.59186520428114E+018) * 0.000000001" office:value-type="float" office:value="6.448560128" calcext:value-type="float">
            <text:p>6.448560128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0.0776700004935" calcext:value-type="float">
            <text:p>0.0776700004935</text:p>
          </table:table-cell>
          <table:table-cell office:value-type="float" office:value="0.0188999995589" calcext:value-type="float">
            <text:p>0.0188999995589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0209999992512" calcext:value-type="float">
            <text:p>0.00209999992512</text:p>
          </table:table-cell>
          <table:table-cell office:value-type="float" office:value="0.00208000000566" calcext:value-type="float">
            <text:p>0.00208000000566</text:p>
          </table:table-cell>
          <table:table-cell office:value-type="float" office:value="0.000440000003437" calcext:value-type="float">
            <text:p>0.000440000003437</text:p>
          </table:table-cell>
          <table:table-cell table:style-name="ce1" office:value-type="float" office:value="0.0000299999992421" calcext:value-type="float">
            <text:p>3.00E-05</text:p>
          </table:table-cell>
          <table:table-cell/>
          <table:table-cell office:value-type="float" office:value="-1.21356964111" calcext:value-type="float">
            <text:p>-1.21356964111</text:p>
          </table:table-cell>
          <table:table-cell office:value-type="float" office:value="-0.589758574963" calcext:value-type="float">
            <text:p>-0.589758574963</text:p>
          </table:table-cell>
          <table:table-cell office:value-type="float" office:value="-0.894188940525" calcext:value-type="float">
            <text:p>-0.894188940525</text:p>
          </table:table-cell>
          <table:table-cell/>
          <table:table-cell office:value-type="float" office:value="1.5918652107297E+018" calcext:value-type="float">
            <text:p>1.5918652107297E+018</text:p>
          </table:table-cell>
          <table:table-cell table:formula="of:=([.Q111]-1.59186520428114E+018)*0.000000001" office:value-type="float" office:value="6.448566016" calcext:value-type="float">
            <text:p>6.448566016</text:p>
          </table:table-cell>
          <table:table-cell office:value-type="float" office:value="0.0772447884083" calcext:value-type="float">
            <text:p>0.0772447884083</text:p>
          </table:table-cell>
          <table:table-cell office:value-type="float" office:value="0.0207241848111" calcext:value-type="float">
            <text:p>0.0207241848111</text:p>
          </table:table-cell>
          <table:table-cell office:value-type="float" office:value="0.000237446030951" calcext:value-type="float">
            <text:p>0.000237446030951</text:p>
          </table:table-cell>
          <table:table-cell table:formula="of:=SQRT([.S111]*[.S111] + [.T111]*[.T111] + [.U111]*[.U111])" office:value-type="float" office:value="0.0799769063726854" calcext:value-type="float">
            <text:p>0.079976906372685</text:p>
          </table:table-cell>
          <table:table-cell table:formula="of:= ([.V112]-[.V111]) / ([.R112]-[.R111])" office:value-type="float" office:value="-0.0229894252655655" calcext:value-type="float">
            <text:p>-0.022989425265566</text:p>
          </table:table-cell>
        </table:table-row>
        <table:table-row table:style-name="ro1">
          <table:table-cell office:value-type="float" office:value="1.59186521078189E+018" calcext:value-type="float">
            <text:p>1.59186521078189E+018</text:p>
          </table:table-cell>
          <table:table-cell table:formula="of:= ([.A112] - 1.59186520428114E+018) * 0.000000001" office:value-type="float" office:value="6.50075008" calcext:value-type="float">
            <text:p>6.50075008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0.0778599977493" calcext:value-type="float">
            <text:p>0.0778599977493</text:p>
          </table:table-cell>
          <table:table-cell office:value-type="float" office:value="0.0189900007099" calcext:value-type="float">
            <text:p>0.0189900007099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00279999990016" calcext:value-type="float">
            <text:p>0.00279999990016</text:p>
          </table:table-cell>
          <table:table-cell office:value-type="float" office:value="-0.00260000000708" calcext:value-type="float">
            <text:p>-0.00260000000708</text:p>
          </table:table-cell>
          <table:table-cell office:value-type="float" office:value="-0.000390000001062" calcext:value-type="float">
            <text:p>-0.000390000001062</text:p>
          </table:table-cell>
          <table:table-cell office:value-type="float" office:value="-0.000850000011269" calcext:value-type="float">
            <text:p>-0.000850000011269</text:p>
          </table:table-cell>
          <table:table-cell/>
          <table:table-cell office:value-type="float" office:value="-1.20937848091" calcext:value-type="float">
            <text:p>-1.20937848091</text:p>
          </table:table-cell>
          <table:table-cell office:value-type="float" office:value="-0.588730871677" calcext:value-type="float">
            <text:p>-0.588730871677</text:p>
          </table:table-cell>
          <table:table-cell office:value-type="float" office:value="-0.894193887711" calcext:value-type="float">
            <text:p>-0.894193887711</text:p>
          </table:table-cell>
          <table:table-cell/>
          <table:table-cell office:value-type="float" office:value="1.59186521078189E+018" calcext:value-type="float">
            <text:p>1.59186521078189E+018</text:p>
          </table:table-cell>
          <table:table-cell table:formula="of:=([.Q112]-1.59186520428114E+018)*0.000000001" office:value-type="float" office:value="6.500748288" calcext:value-type="float">
            <text:p>6.500748288</text:p>
          </table:table-cell>
          <table:table-cell office:value-type="float" office:value="0.0760482251644" calcext:value-type="float">
            <text:p>0.0760482251644</text:p>
          </table:table-cell>
          <table:table-cell office:value-type="float" office:value="0.0205534305423" calcext:value-type="float">
            <text:p>0.0205534305423</text:p>
          </table:table-cell>
          <table:table-cell office:value-type="float" office:value="-0.000285604182864" calcext:value-type="float">
            <text:p>-0.000285604182864</text:p>
          </table:table-cell>
          <table:table-cell table:formula="of:=SQRT([.S112]*[.S112] + [.T112]*[.T112] + [.U112]*[.U112])" office:value-type="float" office:value="0.0787772659303539" calcext:value-type="float">
            <text:p>0.078777265930354</text:p>
          </table:table-cell>
          <table:table-cell table:formula="of:= ([.V113]-[.V112]) / ([.R113]-[.R112])" office:value-type="float" office:value="-0.211076413971245" calcext:value-type="float">
            <text:p>-0.211076413971245</text:p>
          </table:table-cell>
        </table:table-row>
        <table:table-row table:style-name="ro1">
          <table:table-cell office:value-type="float" office:value="1.59186521083404E+018" calcext:value-type="float">
            <text:p>1.59186521083404E+018</text:p>
          </table:table-cell>
          <table:table-cell table:formula="of:= ([.A113] - 1.59186520428114E+018) * 0.000000001" office:value-type="float" office:value="6.55289984" calcext:value-type="float">
            <text:p>6.55289984</text:p>
          </table:table-cell>
          <table:table-cell office:value-type="float" office:value="0.0790000036359" calcext:value-type="float">
            <text:p>0.0790000036359</text:p>
          </table:table-cell>
          <table:table-cell office:value-type="float" office:value="0.076810002327" calcext:value-type="float">
            <text:p>0.076810002327</text:p>
          </table:table-cell>
          <table:table-cell office:value-type="float" office:value="0.0186400003731" calcext:value-type="float">
            <text:p>0.0186400003731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0197000000626" calcext:value-type="float">
            <text:p>0.0197000000626</text:p>
          </table:table-cell>
          <table:table-cell office:value-type="float" office:value="-0.0190799999982" calcext:value-type="float">
            <text:p>-0.0190799999982</text:p>
          </table:table-cell>
          <table:table-cell office:value-type="float" office:value="-0.0050499998033" calcext:value-type="float">
            <text:p>-0.0050499998033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20606148243" calcext:value-type="float">
            <text:p>-1.20606148243</text:p>
          </table:table-cell>
          <table:table-cell office:value-type="float" office:value="-0.587985336781" calcext:value-type="float">
            <text:p>-0.587985336781</text:p>
          </table:table-cell>
          <table:table-cell office:value-type="float" office:value="-0.894088864326" calcext:value-type="float">
            <text:p>-0.894088864326</text:p>
          </table:table-cell>
          <table:table-cell/>
          <table:table-cell office:value-type="float" office:value="1.59186521083404E+018" calcext:value-type="float">
            <text:p>1.59186521083404E+018</text:p>
          </table:table-cell>
          <table:table-cell table:formula="of:=([.Q113]-1.59186520428114E+018)*0.000000001" office:value-type="float" office:value="6.552899072" calcext:value-type="float">
            <text:p>6.552899072</text:p>
          </table:table-cell>
          <table:table-cell office:value-type="float" office:value="0.0654637813568" calcext:value-type="float">
            <text:p>0.0654637813568</text:p>
          </table:table-cell>
          <table:table-cell office:value-type="float" office:value="0.017526647076" calcext:value-type="float">
            <text:p>0.017526647076</text:p>
          </table:table-cell>
          <table:table-cell office:value-type="float" office:value="-0.000102084202808" calcext:value-type="float">
            <text:p>-0.000102084202808</text:p>
          </table:table-cell>
          <table:table-cell table:formula="of:=SQRT([.S113]*[.S113] + [.T113]*[.T113] + [.U113]*[.U113])" office:value-type="float" office:value="0.0677694654578449" calcext:value-type="float">
            <text:p>0.067769465457845</text:p>
          </table:table-cell>
          <table:table-cell table:formula="of:= ([.V114]-[.V113]) / ([.R114]-[.R113])" office:value-type="float" office:value="-0.631838520373578" calcext:value-type="float">
            <text:p>-0.631838520373578</text:p>
          </table:table-cell>
        </table:table-row>
        <table:table-row table:style-name="ro1">
          <table:table-cell office:value-type="float" office:value="1.59186521088621E+018" calcext:value-type="float">
            <text:p>1.59186521088621E+018</text:p>
          </table:table-cell>
          <table:table-cell table:formula="of:= ([.A114] - 1.59186520428114E+018) * 0.000000001" office:value-type="float" office:value="6.60507008" calcext:value-type="float">
            <text:p>6.60507008</text:p>
          </table:table-cell>
          <table:table-cell office:value-type="float" office:value="0.0744000002742" calcext:value-type="float">
            <text:p>0.0744000002742</text:p>
          </table:table-cell>
          <table:table-cell office:value-type="float" office:value="0.0723000019789" calcext:value-type="float">
            <text:p>0.0723000019789</text:p>
          </table:table-cell>
          <table:table-cell office:value-type="float" office:value="0.0176199991256" calcext:value-type="float">
            <text:p>0.0176199991256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756999999285" calcext:value-type="float">
            <text:p>0.0756999999285</text:p>
          </table:table-cell>
          <table:table-cell office:value-type="float" office:value="-0.0730900019407" calcext:value-type="float">
            <text:p>-0.0730900019407</text:p>
          </table:table-cell>
          <table:table-cell office:value-type="float" office:value="-0.0197999998927" calcext:value-type="float">
            <text:p>-0.0197999998927</text:p>
          </table:table-cell>
          <table:table-cell office:value-type="float" office:value="-0.000310000003083" calcext:value-type="float">
            <text:p>-0.000310000003083</text:p>
          </table:table-cell>
          <table:table-cell/>
          <table:table-cell office:value-type="float" office:value="-1.20438826084" calcext:value-type="float">
            <text:p>-1.20438826084</text:p>
          </table:table-cell>
          <table:table-cell office:value-type="float" office:value="-0.587546348572" calcext:value-type="float">
            <text:p>-0.587546348572</text:p>
          </table:table-cell>
          <table:table-cell office:value-type="float" office:value="-0.894161105156" calcext:value-type="float">
            <text:p>-0.894161105156</text:p>
          </table:table-cell>
          <table:table-cell/>
          <table:table-cell office:value-type="float" office:value="1.59186521088621E+018" calcext:value-type="float">
            <text:p>1.59186521088621E+018</text:p>
          </table:table-cell>
          <table:table-cell table:formula="of:=([.Q114]-1.59186520428114E+018)*0.000000001" office:value-type="float" office:value="6.605074176" calcext:value-type="float">
            <text:p>6.605074176</text:p>
          </table:table-cell>
          <table:table-cell office:value-type="float" office:value="0.0336243733764" calcext:value-type="float">
            <text:p>0.0336243733764</text:p>
          </table:table-cell>
          <table:table-cell office:value-type="float" office:value="0.00897989980876" calcext:value-type="float">
            <text:p>0.00897989980876</text:p>
          </table:table-cell>
          <table:table-cell office:value-type="float" office:value="-0.000165472418303" calcext:value-type="float">
            <text:p>-0.000165472418303</text:p>
          </table:table-cell>
          <table:table-cell table:formula="of:=SQRT([.S114]*[.S114] + [.T114]*[.T114] + [.U114]*[.U114])" office:value-type="float" office:value="0.0348032249461475" calcext:value-type="float">
            <text:p>0.034803224946148</text:p>
          </table:table-cell>
          <table:table-cell table:formula="of:= ([.V115]-[.V114]) / ([.R115]-[.R114])" office:value-type="float" office:value="-0.584505141856154" calcext:value-type="float">
            <text:p>-0.584505141856154</text:p>
          </table:table-cell>
        </table:table-row>
        <table:table-row table:style-name="ro1">
          <table:table-cell office:value-type="float" office:value="1.59186521093848E+018" calcext:value-type="float">
            <text:p>1.59186521093848E+018</text:p>
          </table:table-cell>
          <table:table-cell table:formula="of:= ([.A115] - 1.59186520428114E+018) * 0.000000001" office:value-type="float" office:value="6.657339904" calcext:value-type="float">
            <text:p>6.657339904</text:p>
          </table:table-cell>
          <table:table-cell office:value-type="float" office:value="0.0678000003099" calcext:value-type="float">
            <text:p>0.0678000003099</text:p>
          </table:table-cell>
          <table:table-cell office:value-type="float" office:value="0.0659099966288" calcext:value-type="float">
            <text:p>0.0659099966288</text:p>
          </table:table-cell>
          <table:table-cell office:value-type="float" office:value="0.0161199998111" calcext:value-type="float">
            <text:p>0.0161199998111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131699994206" calcext:value-type="float">
            <text:p>0.131699994206</text:p>
          </table:table-cell>
          <table:table-cell office:value-type="float" office:value="-0.127709999681" calcext:value-type="float">
            <text:p>-0.127709999681</text:p>
          </table:table-cell>
          <table:table-cell office:value-type="float" office:value="-0.0322399996221" calcext:value-type="float">
            <text:p>-0.0322399996221</text:p>
          </table:table-cell>
          <table:table-cell office:value-type="float" office:value="-0.00292000011541" calcext:value-type="float">
            <text:p>-0.00292000011541</text:p>
          </table:table-cell>
          <table:table-cell/>
          <table:table-cell office:value-type="float" office:value="-1.20418047905" calcext:value-type="float">
            <text:p>-1.20418047905</text:p>
          </table:table-cell>
          <table:table-cell office:value-type="float" office:value="-0.587459564209" calcext:value-type="float">
            <text:p>-0.587459564209</text:p>
          </table:table-cell>
          <table:table-cell office:value-type="float" office:value="-0.894188165665" calcext:value-type="float">
            <text:p>-0.894188165665</text:p>
          </table:table-cell>
          <table:table-cell/>
          <table:table-cell office:value-type="float" office:value="1.59186521093848E+018" calcext:value-type="float">
            <text:p>1.59186521093848E+018</text:p>
          </table:table-cell>
          <table:table-cell table:formula="of:=([.Q115]-1.59186520428114E+018)*0.000000001" office:value-type="float" office:value="6.657347072" calcext:value-type="float">
            <text:p>6.657347072</text:p>
          </table:table-cell>
          <table:table-cell office:value-type="float" office:value="0.00342713622376" calcext:value-type="float">
            <text:p>0.00342713622376</text:p>
          </table:table-cell>
          <table:table-cell office:value-type="float" office:value="0.00209386926144" calcext:value-type="float">
            <text:p>0.00209386926144</text:p>
          </table:table-cell>
          <table:table-cell office:value-type="float" office:value="-0.00138861837331" calcext:value-type="float">
            <text:p>-0.00138861837331</text:p>
          </table:table-cell>
          <table:table-cell table:formula="of:=SQRT([.S115]*[.S115] + [.T115]*[.T115] + [.U115]*[.U115])" office:value-type="float" office:value="0.00424944845443563" calcext:value-type="float">
            <text:p>0.004249448454436</text:p>
          </table:table-cell>
          <table:table-cell table:formula="of:= ([.V116]-[.V115]) / ([.R116]-[.R115])" office:value-type="float" office:value="0.625825767923587" calcext:value-type="float">
            <text:p>0.625825767923587</text:p>
          </table:table-cell>
        </table:table-row>
        <table:table-row table:style-name="ro1">
          <table:table-cell office:value-type="float" office:value="1.59186521099055E+018" calcext:value-type="float">
            <text:p>1.59186521099055E+018</text:p>
          </table:table-cell>
          <table:table-cell table:formula="of:= ([.A116] - 1.59186520428114E+018) * 0.000000001" office:value-type="float" office:value="6.709410048" calcext:value-type="float">
            <text:p>6.709410048</text:p>
          </table:table-cell>
          <table:table-cell office:value-type="float" office:value="0.0588999986649" calcext:value-type="float">
            <text:p>0.0588999986649</text:p>
          </table:table-cell>
          <table:table-cell office:value-type="float" office:value="0.0569499991834" calcext:value-type="float">
            <text:p>0.0569499991834</text:p>
          </table:table-cell>
          <table:table-cell office:value-type="float" office:value="0.0148799996823" calcext:value-type="float">
            <text:p>0.0148799996823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188099995255" calcext:value-type="float">
            <text:p>0.188099995255</text:p>
          </table:table-cell>
          <table:table-cell office:value-type="float" office:value="-0.188099995255" calcext:value-type="float">
            <text:p>-0.188099995255</text:p>
          </table:table-cell>
          <table:table-cell office:value-type="float" office:value="-0.00138000003062" calcext:value-type="float">
            <text:p>-0.00138000003062</text:p>
          </table:table-cell>
          <table:table-cell office:value-type="float" office:value="0.000630000024103" calcext:value-type="float">
            <text:p>0.000630000024103</text:p>
          </table:table-cell>
          <table:table-cell/>
          <table:table-cell office:value-type="float" office:value="-1.20513677597" calcext:value-type="float">
            <text:p>-1.20513677597</text:p>
          </table:table-cell>
          <table:table-cell office:value-type="float" office:value="-0.587137877941" calcext:value-type="float">
            <text:p>-0.587137877941</text:p>
          </table:table-cell>
          <table:table-cell office:value-type="float" office:value="-0.894081950188" calcext:value-type="float">
            <text:p>-0.894081950188</text:p>
          </table:table-cell>
          <table:table-cell/>
          <table:table-cell office:value-type="float" office:value="1.59186521099055E+018" calcext:value-type="float">
            <text:p>1.59186521099055E+018</text:p>
          </table:table-cell>
          <table:table-cell table:formula="of:=([.Q116]-1.59186520428114E+018)*0.000000001" office:value-type="float" office:value="6.709416448" calcext:value-type="float">
            <text:p>6.709416448</text:p>
          </table:table-cell>
          <table:table-cell office:value-type="float" office:value="-0.0310823619366" calcext:value-type="float">
            <text:p>-0.0310823619366</text:p>
          </table:table-cell>
          <table:table-cell office:value-type="float" office:value="0.0197555273771" calcext:value-type="float">
            <text:p>0.0197555273771</text:p>
          </table:table-cell>
          <table:table-cell office:value-type="float" office:value="0.000694618036505" calcext:value-type="float">
            <text:p>0.000694618036505</text:p>
          </table:table-cell>
          <table:table-cell table:formula="of:=SQRT([.S116]*[.S116] + [.T116]*[.T116] + [.U116]*[.U116])" office:value-type="float" office:value="0.0368358056749379" calcext:value-type="float">
            <text:p>0.036835805674938</text:p>
          </table:table-cell>
          <table:table-cell table:formula="of:= ([.V117]-[.V116]) / ([.R117]-[.R116])" office:value-type="float" office:value="0.397462044302649" calcext:value-type="float">
            <text:p>0.397462044302649</text:p>
          </table:table-cell>
        </table:table-row>
        <table:table-row table:style-name="ro1">
          <table:table-cell office:value-type="float" office:value="1.59186521109269E+018" calcext:value-type="float">
            <text:p>1.59186521109269E+018</text:p>
          </table:table-cell>
          <table:table-cell table:formula="of:= ([.A117] - 1.59186520428114E+018) * 0.000000001" office:value-type="float" office:value="6.811549952" calcext:value-type="float">
            <text:p>6.811549952</text:p>
          </table:table-cell>
          <table:table-cell office:value-type="float" office:value="0.0423000007868" calcext:value-type="float">
            <text:p>0.0423000007868</text:p>
          </table:table-cell>
          <table:table-cell office:value-type="float" office:value="0.0373000018299" calcext:value-type="float">
            <text:p>0.0373000018299</text:p>
          </table:table-cell>
          <table:table-cell office:value-type="float" office:value="0.0199200008065" calcext:value-type="float">
            <text:p>0.0199200008065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217899993062" calcext:value-type="float">
            <text:p>0.217899993062</text:p>
          </table:table-cell>
          <table:table-cell office:value-type="float" office:value="-0.210510000587" calcext:value-type="float">
            <text:p>-0.210510000587</text:p>
          </table:table-cell>
          <table:table-cell office:value-type="float" office:value="0.0561099983752" calcext:value-type="float">
            <text:p>0.0561099983752</text:p>
          </table:table-cell>
          <table:table-cell office:value-type="float" office:value="0.00133999995887" calcext:value-type="float">
            <text:p>0.00133999995887</text:p>
          </table:table-cell>
          <table:table-cell/>
          <table:table-cell office:value-type="float" office:value="-1.21028864384" calcext:value-type="float">
            <text:p>-1.21028864384</text:p>
          </table:table-cell>
          <table:table-cell office:value-type="float" office:value="-0.582227349281" calcext:value-type="float">
            <text:p>-0.582227349281</text:p>
          </table:table-cell>
          <table:table-cell office:value-type="float" office:value="-0.894199967384" calcext:value-type="float">
            <text:p>-0.894199967384</text:p>
          </table:table-cell>
          <table:table-cell/>
          <table:table-cell office:value-type="float" office:value="1.59186521109269E+018" calcext:value-type="float">
            <text:p>1.59186521109269E+018</text:p>
          </table:table-cell>
          <table:table-cell table:formula="of:=([.Q117]-1.59186520428114E+018)*0.000000001" office:value-type="float" office:value="6.811555328" calcext:value-type="float">
            <text:p>6.811555328</text:p>
          </table:table-cell>
          <table:table-cell office:value-type="float" office:value="-0.0537722297013" calcext:value-type="float">
            <text:p>-0.0537722297013</text:p>
          </table:table-cell>
          <table:table-cell office:value-type="float" office:value="0.0557034276426" calcext:value-type="float">
            <text:p>0.0557034276426</text:p>
          </table:table-cell>
          <table:table-cell office:value-type="float" office:value="0.00118776876479" calcext:value-type="float">
            <text:p>0.00118776876479</text:p>
          </table:table-cell>
          <table:table-cell table:formula="of:=SQRT([.S117]*[.S117] + [.T117]*[.T117] + [.U117]*[.U117])" office:value-type="float" office:value="0.0774321337225209" calcext:value-type="float">
            <text:p>0.077432133722521</text:p>
          </table:table-cell>
          <table:table-cell table:formula="of:= ([.V118]-[.V117]) / ([.R118]-[.R117])" office:value-type="float" office:value="0.0491271639407926" calcext:value-type="float">
            <text:p>0.049127163940793</text:p>
          </table:table-cell>
        </table:table-row>
        <table:table-row table:style-name="ro1">
          <table:table-cell office:value-type="float" office:value="1.59186521114486E+018" calcext:value-type="float">
            <text:p>1.59186521114486E+018</text:p>
          </table:table-cell>
          <table:table-cell table:formula="of:= ([.A118] - 1.59186520428114E+018) * 0.000000001" office:value-type="float" office:value="6.863720192" calcext:value-type="float">
            <text:p>6.863720192</text:p>
          </table:table-cell>
          <table:table-cell office:value-type="float" office:value="0.0335999988019" calcext:value-type="float">
            <text:p>0.0335999988019</text:p>
          </table:table-cell>
          <table:table-cell office:value-type="float" office:value="0.0228199996054" calcext:value-type="float">
            <text:p>0.0228199996054</text:p>
          </table:table-cell>
          <table:table-cell office:value-type="float" office:value="0.024620000273" calcext:value-type="float">
            <text:p>0.024620000273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/>
          <table:table-cell office:value-type="float" office:value="0.226799994707" calcext:value-type="float">
            <text:p>0.226799994707</text:p>
          </table:table-cell>
          <table:table-cell office:value-type="float" office:value="-0.212139993906" calcext:value-type="float">
            <text:p>-0.212139993906</text:p>
          </table:table-cell>
          <table:table-cell office:value-type="float" office:value="0.0803399980068" calcext:value-type="float">
            <text:p>0.0803399980068</text:p>
          </table:table-cell>
          <table:table-cell office:value-type="float" office:value="0.000850000011269" calcext:value-type="float">
            <text:p>0.000850000011269</text:p>
          </table:table-cell>
          <table:table-cell/>
          <table:table-cell office:value-type="float" office:value="-1.21256399155" calcext:value-type="float">
            <text:p>-1.21256399155</text:p>
          </table:table-cell>
          <table:table-cell office:value-type="float" office:value="-0.578593552113" calcext:value-type="float">
            <text:p>-0.578593552113</text:p>
          </table:table-cell>
          <table:table-cell office:value-type="float" office:value="-0.894225895405" calcext:value-type="float">
            <text:p>-0.894225895405</text:p>
          </table:table-cell>
          <table:table-cell/>
          <table:table-cell office:value-type="float" office:value="1.59186521114486E+018" calcext:value-type="float">
            <text:p>1.59186521114486E+018</text:p>
          </table:table-cell>
          <table:table-cell table:formula="of:=([.Q118]-1.59186520428114E+018)*0.000000001" office:value-type="float" office:value="6.8637184" calcext:value-type="float">
            <text:p>6.8637184</text:p>
          </table:table-cell>
          <table:table-cell office:value-type="float" office:value="-0.0447301790118" calcext:value-type="float">
            <text:p>-0.0447301790118</text:p>
          </table:table-cell>
          <table:table-cell office:value-type="float" office:value="0.0663168355823" calcext:value-type="float">
            <text:p>0.0663168355823</text:p>
          </table:table-cell>
          <table:table-cell office:value-type="float" office:value="0.000670547073241" calcext:value-type="float">
            <text:p>0.000670547073241</text:p>
          </table:table-cell>
          <table:table-cell table:formula="of:=SQRT([.S118]*[.S118] + [.T118]*[.T118] + [.U118]*[.U118])" office:value-type="float" office:value="0.0799947575123202" calcext:value-type="float">
            <text:p>0.07999475751232</text:p>
          </table:table-cell>
          <table:table-cell table:formula="of:= ([.V119]-[.V118]) / ([.R119]-[.R118])" office:value-type="float" office:value="-0.00923595208004729" calcext:value-type="float">
            <text:p>-0.009235952080047</text:p>
          </table:table-cell>
        </table:table-row>
        <table:table-row table:style-name="ro1">
          <table:table-cell office:value-type="float" office:value="1.5918652111963E+018" calcext:value-type="float">
            <text:p>1.5918652111963E+018</text:p>
          </table:table-cell>
          <table:table-cell table:formula="of:= ([.A119] - 1.59186520428114E+018) * 0.000000001" office:value-type="float" office:value="6.915159808" calcext:value-type="float">
            <text:p>6.915159808</text:p>
          </table:table-cell>
          <table:table-cell office:value-type="float" office:value="0.0324999988079" calcext:value-type="float">
            <text:p>0.0324999988079</text:p>
          </table:table-cell>
          <table:table-cell office:value-type="float" office:value="0.0133600002155" calcext:value-type="float">
            <text:p>0.0133600002155</text:p>
          </table:table-cell>
          <table:table-cell office:value-type="float" office:value="0.0295899994671" calcext:value-type="float">
            <text:p>0.0295899994671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0.212200000882" calcext:value-type="float">
            <text:p>0.212200000882</text:p>
          </table:table-cell>
          <table:table-cell office:value-type="float" office:value="-0.191679999232" calcext:value-type="float">
            <text:p>-0.191679999232</text:p>
          </table:table-cell>
          <table:table-cell office:value-type="float" office:value="0.0909200012684" calcext:value-type="float">
            <text:p>0.0909200012684</text:p>
          </table:table-cell>
          <table:table-cell office:value-type="float" office:value="0.00121000001673" calcext:value-type="float">
            <text:p>0.00121000001673</text:p>
          </table:table-cell>
          <table:table-cell/>
          <table:table-cell office:value-type="float" office:value="-1.21401906013" calcext:value-type="float">
            <text:p>-1.21401906013</text:p>
          </table:table-cell>
          <table:table-cell office:value-type="float" office:value="-0.574842870235" calcext:value-type="float">
            <text:p>-0.574842870235</text:p>
          </table:table-cell>
          <table:table-cell office:value-type="float" office:value="-0.894223153591" calcext:value-type="float">
            <text:p>-0.894223153591</text:p>
          </table:table-cell>
          <table:table-cell/>
          <table:table-cell office:value-type="float" office:value="1.5918652111963E+018" calcext:value-type="float">
            <text:p>1.5918652111963E+018</text:p>
          </table:table-cell>
          <table:table-cell table:formula="of:=([.Q119]-1.59186520428114E+018)*0.000000001" office:value-type="float" office:value="6.915167232" calcext:value-type="float">
            <text:p>6.915167232</text:p>
          </table:table-cell>
          <table:table-cell office:value-type="float" office:value="-0.0336617417634" calcext:value-type="float">
            <text:p>-0.0336617417634</text:p>
          </table:table-cell>
          <table:table-cell office:value-type="float" office:value="0.0720419809222" calcext:value-type="float">
            <text:p>0.0720419809222</text:p>
          </table:table-cell>
          <table:table-cell office:value-type="float" office:value="0.000451111380244" calcext:value-type="float">
            <text:p>0.000451111380244</text:p>
          </table:table-cell>
          <table:table-cell table:formula="of:=SQRT([.S119]*[.S119] + [.T119]*[.T119] + [.U119]*[.U119])" office:value-type="float" office:value="0.0795195785653938" calcext:value-type="float">
            <text:p>0.079519578565394</text:p>
          </table:table-cell>
          <table:table-cell table:formula="of:= ([.V120]-[.V119]) / ([.R120]-[.R119])" office:value-type="float" office:value="0.000829580193765397" calcext:value-type="float">
            <text:p>0.000829580193765</text:p>
          </table:table-cell>
        </table:table-row>
        <table:table-row table:style-name="ro1">
          <table:table-cell office:value-type="float" office:value="1.59186521124819E+018" calcext:value-type="float">
            <text:p>1.59186521124819E+018</text:p>
          </table:table-cell>
          <table:table-cell table:formula="of:= ([.A120] - 1.59186520428114E+018) * 0.000000001" office:value-type="float" office:value="6.967049984" calcext:value-type="float">
            <text:p>6.967049984</text:p>
          </table:table-cell>
          <table:table-cell office:value-type="float" office:value="0.0351999998093" calcext:value-type="float">
            <text:p>0.0351999998093</text:p>
          </table:table-cell>
          <table:table-cell office:value-type="float" office:value="0.00480999983847" calcext:value-type="float">
            <text:p>0.00480999983847</text:p>
          </table:table-cell>
          <table:table-cell office:value-type="float" office:value="0.0348699986935" calcext:value-type="float">
            <text:p>0.0348699986935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98200002313" calcext:value-type="float">
            <text:p>0.198200002313</text:p>
          </table:table-cell>
          <table:table-cell office:value-type="float" office:value="-0.17215000093" calcext:value-type="float">
            <text:p>-0.17215000093</text:p>
          </table:table-cell>
          <table:table-cell office:value-type="float" office:value="0.0982500016689" calcext:value-type="float">
            <text:p>0.0982500016689</text:p>
          </table:table-cell>
          <table:table-cell office:value-type="float" office:value="-0.000869999988936" calcext:value-type="float">
            <text:p>-0.000869999988936</text:p>
          </table:table-cell>
          <table:table-cell/>
          <table:table-cell office:value-type="float" office:value="-1.21472787857" calcext:value-type="float">
            <text:p>-1.21472787857</text:p>
          </table:table-cell>
          <table:table-cell office:value-type="float" office:value="-0.570794701576" calcext:value-type="float">
            <text:p>-0.570794701576</text:p>
          </table:table-cell>
          <table:table-cell office:value-type="float" office:value="-0.89425432682" calcext:value-type="float">
            <text:p>-0.89425432682</text:p>
          </table:table-cell>
          <table:table-cell/>
          <table:table-cell office:value-type="float" office:value="1.59186521124819E+018" calcext:value-type="float">
            <text:p>1.59186521124819E+018</text:p>
          </table:table-cell>
          <table:table-cell table:formula="of:=([.Q120]-1.59186520428114E+018)*0.000000001" office:value-type="float" office:value="6.967049216" calcext:value-type="float">
            <text:p>6.967049216</text:p>
          </table:table-cell>
          <table:table-cell office:value-type="float" office:value="-0.0210880748928" calcext:value-type="float">
            <text:p>-0.0210880748928</text:p>
          </table:table-cell>
          <table:table-cell office:value-type="float" office:value="0.076715670526" calcext:value-type="float">
            <text:p>0.076715670526</text:p>
          </table:table-cell>
          <table:table-cell office:value-type="float" office:value="-0.000457502377685" calcext:value-type="float">
            <text:p>-0.000457502377685</text:p>
          </table:table-cell>
          <table:table-cell table:formula="of:=SQRT([.S120]*[.S120] + [.T120]*[.T120] + [.U120]*[.U120])" office:value-type="float" office:value="0.0795626188317335" calcext:value-type="float">
            <text:p>0.079562618831734</text:p>
          </table:table-cell>
          <table:table-cell table:formula="of:= ([.V121]-[.V120]) / ([.R121]-[.R120])" office:value-type="float" office:value="-0.212793839599014" calcext:value-type="float">
            <text:p>-0.212793839599014</text:p>
          </table:table-cell>
        </table:table-row>
        <table:table-row table:style-name="ro1">
          <table:table-cell office:value-type="float" office:value="1.5918652113003E+018" calcext:value-type="float">
            <text:p>1.5918652113003E+018</text:p>
          </table:table-cell>
          <table:table-cell table:formula="of:= ([.A121] - 1.59186520428114E+018) * 0.000000001" office:value-type="float" office:value="7.019160064" calcext:value-type="float">
            <text:p>7.019160064</text:p>
          </table:table-cell>
          <table:table-cell office:value-type="float" office:value="0.0401000007987" calcext:value-type="float">
            <text:p>0.0401000007987</text:p>
          </table:table-cell>
          <table:table-cell office:value-type="float" office:value="-0.00328999990597" calcext:value-type="float">
            <text:p>-0.00328999990597</text:p>
          </table:table-cell>
          <table:table-cell office:value-type="float" office:value="0.0399499982595" calcext:value-type="float">
            <text:p>0.0399499982595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00299993157" calcext:value-type="float">
            <text:p>0.200299993157</text:p>
          </table:table-cell>
          <table:table-cell office:value-type="float" office:value="-0.186900004745" calcext:value-type="float">
            <text:p>-0.186900004745</text:p>
          </table:table-cell>
          <table:table-cell office:value-type="float" office:value="0.0720499977469" calcext:value-type="float">
            <text:p>0.0720499977469</text:p>
          </table:table-cell>
          <table:table-cell office:value-type="float" office:value="0.00089000002481" calcext:value-type="float">
            <text:p>0.00089000002481</text:p>
          </table:table-cell>
          <table:table-cell/>
          <table:table-cell office:value-type="float" office:value="-1.21544754505" calcext:value-type="float">
            <text:p>-1.21544754505</text:p>
          </table:table-cell>
          <table:table-cell office:value-type="float" office:value="-0.566965639591" calcext:value-type="float">
            <text:p>-0.566965639591</text:p>
          </table:table-cell>
          <table:table-cell office:value-type="float" office:value="-0.894127845764" calcext:value-type="float">
            <text:p>-0.894127845764</text:p>
          </table:table-cell>
          <table:table-cell/>
          <table:table-cell office:value-type="float" office:value="1.5918652113003E+018" calcext:value-type="float">
            <text:p>1.5918652113003E+018</text:p>
          </table:table-cell>
          <table:table-cell table:formula="of:=([.Q121]-1.59186520428114E+018)*0.000000001" office:value-type="float" office:value="7.01916032" calcext:value-type="float">
            <text:p>7.01916032</text:p>
          </table:table-cell>
          <table:table-cell office:value-type="float" office:value="-0.0293965842575" calcext:value-type="float">
            <text:p>-0.0293965842575</text:p>
          </table:table-cell>
          <table:table-cell office:value-type="float" office:value="0.0618379451334" calcext:value-type="float">
            <text:p>0.0618379451334</text:p>
          </table:table-cell>
          <table:table-cell office:value-type="float" office:value="0.000746020348743" calcext:value-type="float">
            <text:p>0.000746020348743</text:p>
          </table:table-cell>
          <table:table-cell table:formula="of:=SQRT([.S121]*[.S121] + [.T121]*[.T121] + [.U121]*[.U121])" office:value-type="float" office:value="0.06847369692583" calcext:value-type="float">
            <text:p>0.06847369692583</text:p>
          </table:table-cell>
          <table:table-cell table:formula="of:= ([.V122]-[.V121]) / ([.R122]-[.R121])" office:value-type="float" office:value="0.0826476728962153" calcext:value-type="float">
            <text:p>0.082647672896215</text:p>
          </table:table-cell>
        </table:table-row>
        <table:table-row table:style-name="ro1">
          <table:table-cell office:value-type="float" office:value="1.59186521140163E+018" calcext:value-type="float">
            <text:p>1.59186521140163E+018</text:p>
          </table:table-cell>
          <table:table-cell table:formula="of:= ([.A122] - 1.59186520428114E+018) * 0.000000001" office:value-type="float" office:value="7.120489984" calcext:value-type="float">
            <text:p>7.120489984</text:p>
          </table:table-cell>
          <table:table-cell office:value-type="float" office:value="0.0443000011146" calcext:value-type="float">
            <text:p>0.0443000011146</text:p>
          </table:table-cell>
          <table:table-cell office:value-type="float" office:value="-0.0195499993861" calcext:value-type="float">
            <text:p>-0.0195499993861</text:p>
          </table:table-cell>
          <table:table-cell office:value-type="float" office:value="0.039730001241" calcext:value-type="float">
            <text:p>0.039730001241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45299994946" calcext:value-type="float">
            <text:p>0.245299994946</text:p>
          </table:table-cell>
          <table:table-cell office:value-type="float" office:value="-0.244949996471" calcext:value-type="float">
            <text:p>-0.244949996471</text:p>
          </table:table-cell>
          <table:table-cell office:value-type="float" office:value="-0.0126700000837" calcext:value-type="float">
            <text:p>-0.0126700000837</text:p>
          </table:table-cell>
          <table:table-cell office:value-type="float" office:value="-0.00304999994114" calcext:value-type="float">
            <text:p>-0.00304999994114</text:p>
          </table:table-cell>
          <table:table-cell/>
          <table:table-cell office:value-type="float" office:value="-1.22149693966" calcext:value-type="float">
            <text:p>-1.22149693966</text:p>
          </table:table-cell>
          <table:table-cell office:value-type="float" office:value="-0.564105689526" calcext:value-type="float">
            <text:p>-0.564105689526</text:p>
          </table:table-cell>
          <table:table-cell office:value-type="float" office:value="-0.894156098366" calcext:value-type="float">
            <text:p>-0.894156098366</text:p>
          </table:table-cell>
          <table:table-cell/>
          <table:table-cell office:value-type="float" office:value="1.59186521140163E+018" calcext:value-type="float">
            <text:p>1.59186521140163E+018</text:p>
          </table:table-cell>
          <table:table-cell table:formula="of:=([.Q122]-1.59186520428114E+018)*0.000000001" office:value-type="float" office:value="7.120493568" calcext:value-type="float">
            <text:p>7.120493568</text:p>
          </table:table-cell>
          <table:table-cell office:value-type="float" office:value="-0.0757605284452" calcext:value-type="float">
            <text:p>-0.0757605284452</text:p>
          </table:table-cell>
          <table:table-cell office:value-type="float" office:value="0.0127010671422" calcext:value-type="float">
            <text:p>0.0127010671422</text:p>
          </table:table-cell>
          <table:table-cell office:value-type="float" office:value="-0.00217735022306" calcext:value-type="float">
            <text:p>-0.00217735022306</text:p>
          </table:table-cell>
          <table:table-cell table:formula="of:=SQRT([.S122]*[.S122] + [.T122]*[.T122] + [.U122]*[.U122])" office:value-type="float" office:value="0.0768486540600451" calcext:value-type="float">
            <text:p>0.076848654060045</text:p>
          </table:table-cell>
          <table:table-cell table:formula="of:= ([.V123]-[.V122]) / ([.R123]-[.R122])" office:value-type="float" office:value="0.0860536929755064" calcext:value-type="float">
            <text:p>0.086053692975507</text:p>
          </table:table-cell>
        </table:table-row>
        <table:table-row table:style-name="ro1">
          <table:table-cell office:value-type="float" office:value="1.59186521145339E+018" calcext:value-type="float">
            <text:p>1.59186521145339E+018</text:p>
          </table:table-cell>
          <table:table-cell table:formula="of:= ([.A123] - 1.59186520428114E+018) * 0.000000001" office:value-type="float" office:value="7.172250112" calcext:value-type="float">
            <text:p>7.172250112</text:p>
          </table:table-cell>
          <table:table-cell office:value-type="float" office:value="0.0498999990523" calcext:value-type="float">
            <text:p>0.0498999990523</text:p>
          </table:table-cell>
          <table:table-cell office:value-type="float" office:value="-0.0318999998271" calcext:value-type="float">
            <text:p>-0.0318999998271</text:p>
          </table:table-cell>
          <table:table-cell office:value-type="float" office:value="0.0383899994195" calcext:value-type="float">
            <text:p>0.0383899994195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23939999938" calcext:value-type="float">
            <text:p>0.23939999938</text:p>
          </table:table-cell>
          <table:table-cell office:value-type="float" office:value="-0.236780002713" calcext:value-type="float">
            <text:p>-0.236780002713</text:p>
          </table:table-cell>
          <table:table-cell office:value-type="float" office:value="-0.0352800004184" calcext:value-type="float">
            <text:p>-0.0352800004184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22581756115" calcext:value-type="float">
            <text:p>-1.22581756115</text:p>
          </table:table-cell>
          <table:table-cell office:value-type="float" office:value="-0.564206242561" calcext:value-type="float">
            <text:p>-0.564206242561</text:p>
          </table:table-cell>
          <table:table-cell office:value-type="float" office:value="-0.894189238548" calcext:value-type="float">
            <text:p>-0.894189238548</text:p>
          </table:table-cell>
          <table:table-cell/>
          <table:table-cell office:value-type="float" office:value="1.59186521145339E+018" calcext:value-type="float">
            <text:p>1.59186521145339E+018</text:p>
          </table:table-cell>
          <table:table-cell table:formula="of:=([.Q123]-1.59186520428114E+018)*0.000000001" office:value-type="float" office:value="7.172248576" calcext:value-type="float">
            <text:p>7.172248576</text:p>
          </table:table-cell>
          <table:table-cell office:value-type="float" office:value="-0.0811871066689" calcext:value-type="float">
            <text:p>-0.0811871066689</text:p>
          </table:table-cell>
          <table:table-cell office:value-type="float" office:value="-0.00432487856597" calcext:value-type="float">
            <text:p>-0.00432487856597</text:p>
          </table:table-cell>
          <table:table-cell office:value-type="float" office:value="-0.000153191678692" calcext:value-type="float">
            <text:p>-0.000153191678692</text:p>
          </table:table-cell>
          <table:table-cell table:formula="of:=SQRT([.S123]*[.S123] + [.T123]*[.T123] + [.U123]*[.U123])" office:value-type="float" office:value="0.081302363628422" calcext:value-type="float">
            <text:p>0.081302363628422</text:p>
          </table:table-cell>
          <table:table-cell table:formula="of:= ([.V124]-[.V123]) / ([.R124]-[.R123])" office:value-type="float" office:value="-0.0468905442409721" calcext:value-type="float">
            <text:p>-0.046890544240972</text:p>
          </table:table-cell>
        </table:table-row>
        <table:table-row table:style-name="ro1">
          <table:table-cell office:value-type="float" office:value="1.59186521150605E+018" calcext:value-type="float">
            <text:p>1.59186521150605E+018</text:p>
          </table:table-cell>
          <table:table-cell table:formula="of:= ([.A124] - 1.59186520428114E+018) * 0.000000001" office:value-type="float" office:value="7.224909824" calcext:value-type="float">
            <text:p>7.224909824</text:p>
          </table:table-cell>
          <table:table-cell office:value-type="float" office:value="0.0555999986827" calcext:value-type="float">
            <text:p>0.0555999986827</text:p>
          </table:table-cell>
          <table:table-cell office:value-type="float" office:value="-0.0410399995744" calcext:value-type="float">
            <text:p>-0.0410399995744</text:p>
          </table:table-cell>
          <table:table-cell office:value-type="float" office:value="0.0375699996948" calcext:value-type="float">
            <text:p>0.0375699996948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182300001383" calcext:value-type="float">
            <text:p>0.182300001383</text:p>
          </table:table-cell>
          <table:table-cell office:value-type="float" office:value="-0.181360006332" calcext:value-type="float">
            <text:p>-0.181360006332</text:p>
          </table:table-cell>
          <table:table-cell office:value-type="float" office:value="-0.0186199992895" calcext:value-type="float">
            <text:p>-0.0186199992895</text:p>
          </table:table-cell>
          <table:table-cell office:value-type="float" office:value="-0.000330000009853" calcext:value-type="float">
            <text:p>-0.000330000009853</text:p>
          </table:table-cell>
          <table:table-cell/>
          <table:table-cell office:value-type="float" office:value="-1.22982633114" calcext:value-type="float">
            <text:p>-1.22982633114</text:p>
          </table:table-cell>
          <table:table-cell office:value-type="float" office:value="-0.564261972904" calcext:value-type="float">
            <text:p>-0.564261972904</text:p>
          </table:table-cell>
          <table:table-cell office:value-type="float" office:value="-0.894180059433" calcext:value-type="float">
            <text:p>-0.894180059433</text:p>
          </table:table-cell>
          <table:table-cell/>
          <table:table-cell office:value-type="float" office:value="1.59186521150605E+018" calcext:value-type="float">
            <text:p>1.59186521150605E+018</text:p>
          </table:table-cell>
          <table:table-cell table:formula="of:=([.Q124]-1.59186520428114E+018)*0.000000001" office:value-type="float" office:value="7.224909312" calcext:value-type="float">
            <text:p>7.224909312</text:p>
          </table:table-cell>
          <table:table-cell office:value-type="float" office:value="-0.0787905827165" calcext:value-type="float">
            <text:p>-0.0787905827165</text:p>
          </table:table-cell>
          <table:table-cell office:value-type="float" office:value="-0.00256115244702" calcext:value-type="float">
            <text:p>-0.00256115244702</text:p>
          </table:table-cell>
          <table:table-cell office:value-type="float" office:value="-0.000371457921574" calcext:value-type="float">
            <text:p>-0.000371457921574</text:p>
          </table:table-cell>
          <table:table-cell table:formula="of:=SQRT([.S124]*[.S124] + [.T124]*[.T124] + [.U124]*[.U124])" office:value-type="float" office:value="0.0788330730572518" calcext:value-type="float">
            <text:p>0.078833073057252</text:p>
          </table:table-cell>
          <table:table-cell table:formula="of:= ([.V125]-[.V124]) / ([.R125]-[.R124])" office:value-type="float" office:value="0.0210297902279029" calcext:value-type="float">
            <text:p>0.021029790227903</text:p>
          </table:table-cell>
        </table:table-row>
        <table:table-row table:style-name="ro1">
          <table:table-cell office:value-type="float" office:value="1.5918652115582E+018" calcext:value-type="float">
            <text:p>1.5918652115582E+018</text:p>
          </table:table-cell>
          <table:table-cell table:formula="of:= ([.A125] - 1.59186520428114E+018) * 0.000000001" office:value-type="float" office:value="7.277060096" calcext:value-type="float">
            <text:p>7.277060096</text:p>
          </table:table-cell>
          <table:table-cell office:value-type="float" office:value="0.0610999986529" calcext:value-type="float">
            <text:p>0.0610999986529</text:p>
          </table:table-cell>
          <table:table-cell office:value-type="float" office:value="-0.048369999975" calcext:value-type="float">
            <text:p>-0.048369999975</text:p>
          </table:table-cell>
          <table:table-cell office:value-type="float" office:value="0.0373000018299" calcext:value-type="float">
            <text:p>0.0373000018299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34700000286" calcext:value-type="float">
            <text:p>0.134700000286</text:p>
          </table:table-cell>
          <table:table-cell office:value-type="float" office:value="-0.134419992566" calcext:value-type="float">
            <text:p>-0.134419992566</text:p>
          </table:table-cell>
          <table:table-cell office:value-type="float" office:value="-0.00824000034481" calcext:value-type="float">
            <text:p>-0.00824000034481</text:p>
          </table:table-cell>
          <table:table-cell office:value-type="float" office:value="0.00187999999616" calcext:value-type="float">
            <text:p>0.00187999999616</text:p>
          </table:table-cell>
          <table:table-cell/>
          <table:table-cell office:value-type="float" office:value="-1.23415780067" calcext:value-type="float">
            <text:p>-1.23415780067</text:p>
          </table:table-cell>
          <table:table-cell office:value-type="float" office:value="-0.564345836639" calcext:value-type="float">
            <text:p>-0.564345836639</text:p>
          </table:table-cell>
          <table:table-cell office:value-type="float" office:value="-0.894178569317" calcext:value-type="float">
            <text:p>-0.894178569317</text:p>
          </table:table-cell>
          <table:table-cell/>
          <table:table-cell office:value-type="float" office:value="1.5918652115582E+018" calcext:value-type="float">
            <text:p>1.5918652115582E+018</text:p>
          </table:table-cell>
          <table:table-cell table:formula="of:=([.Q125]-1.59186520428114E+018)*0.000000001" office:value-type="float" office:value="7.277063168" calcext:value-type="float">
            <text:p>7.277063168</text:p>
          </table:table-cell>
          <table:table-cell office:value-type="float" office:value="-0.0798728168011" calcext:value-type="float">
            <text:p>-0.0798728168011</text:p>
          </table:table-cell>
          <table:table-cell office:value-type="float" office:value="-0.0030109169893" calcext:value-type="float">
            <text:p>-0.0030109169893</text:p>
          </table:table-cell>
          <table:table-cell office:value-type="float" office:value="-0.000222864182433" calcext:value-type="float">
            <text:p>-0.000222864182433</text:p>
          </table:table-cell>
          <table:table-cell table:formula="of:=SQRT([.S125]*[.S125] + [.T125]*[.T125] + [.U125]*[.U125])" office:value-type="float" office:value="0.0799298577085081" calcext:value-type="float">
            <text:p>0.079929857708508</text:p>
          </table:table-cell>
          <table:table-cell table:formula="of:= ([.V126]-[.V125]) / ([.R126]-[.R125])" office:value-type="float" office:value="0.00842675854485327" calcext:value-type="float">
            <text:p>0.008426758544853</text:p>
          </table:table-cell>
        </table:table-row>
        <table:table-row table:style-name="ro1">
          <table:table-cell office:value-type="float" office:value="1.59186521161034E+018" calcext:value-type="float">
            <text:p>1.59186521161034E+018</text:p>
          </table:table-cell>
          <table:table-cell table:formula="of:= ([.A126] - 1.59186520428114E+018) * 0.000000001" office:value-type="float" office:value="7.329200128" calcext:value-type="float">
            <text:p>7.329200128</text:p>
          </table:table-cell>
          <table:table-cell office:value-type="float" office:value="0.0650999993086" calcext:value-type="float">
            <text:p>0.0650999993086</text:p>
          </table:table-cell>
          <table:table-cell office:value-type="float" office:value="-0.0538300015032" calcext:value-type="float">
            <text:p>-0.0538300015032</text:p>
          </table:table-cell>
          <table:table-cell office:value-type="float" office:value="0.0366300009191" calcext:value-type="float">
            <text:p>0.0366300009191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0879999995232" calcext:value-type="float">
            <text:p>0.0879999995232</text:p>
          </table:table-cell>
          <table:table-cell office:value-type="float" office:value="-0.0793799981475" calcext:value-type="float">
            <text:p>-0.0793799981475</text:p>
          </table:table-cell>
          <table:table-cell office:value-type="float" office:value="-0.037879999727" calcext:value-type="float">
            <text:p>-0.037879999727</text:p>
          </table:table-cell>
          <table:table-cell office:value-type="float" office:value="-0.000869999988936" calcext:value-type="float">
            <text:p>-0.000869999988936</text:p>
          </table:table-cell>
          <table:table-cell/>
          <table:table-cell office:value-type="float" office:value="-1.23849761486" calcext:value-type="float">
            <text:p>-1.23849761486</text:p>
          </table:table-cell>
          <table:table-cell office:value-type="float" office:value="-0.564437031746" calcext:value-type="float">
            <text:p>-0.564437031746</text:p>
          </table:table-cell>
          <table:table-cell office:value-type="float" office:value="-0.894180893898" calcext:value-type="float">
            <text:p>-0.894180893898</text:p>
          </table:table-cell>
          <table:table-cell/>
          <table:table-cell office:value-type="float" office:value="1.59186521161034E+018" calcext:value-type="float">
            <text:p>1.59186521161034E+018</text:p>
          </table:table-cell>
          <table:table-cell table:formula="of:=([.Q126]-1.59186520428114E+018)*0.000000001" office:value-type="float" office:value="7.32919936" calcext:value-type="float">
            <text:p>7.32919936</text:p>
          </table:table-cell>
          <table:table-cell office:value-type="float" office:value="-0.0802829191089" calcext:value-type="float">
            <text:p>-0.0802829191089</text:p>
          </table:table-cell>
          <table:table-cell office:value-type="float" office:value="-0.00371962809004" calcext:value-type="float">
            <text:p>-0.00371962809004</text:p>
          </table:table-cell>
          <table:table-cell office:value-type="float" office:value="0.00015831014025" calcext:value-type="float">
            <text:p>0.00015831014025</text:p>
          </table:table-cell>
          <table:table-cell table:formula="of:=SQRT([.S126]*[.S126] + [.T126]*[.T126] + [.U126]*[.U126])" office:value-type="float" office:value="0.0803691968099402" calcext:value-type="float">
            <text:p>0.08036919680994</text:p>
          </table:table-cell>
          <table:table-cell table:formula="of:= ([.V127]-[.V126]) / ([.R127]-[.R126])" office:value-type="float" office:value="-0.0125492637806404" calcext:value-type="float">
            <text:p>-0.01254926378064</text:p>
          </table:table-cell>
        </table:table-row>
        <table:table-row table:style-name="ro1">
          <table:table-cell office:value-type="float" office:value="1.59186521166157E+018" calcext:value-type="float">
            <text:p>1.59186521166157E+018</text:p>
          </table:table-cell>
          <table:table-cell table:formula="of:= ([.A127] - 1.59186520428114E+018) * 0.000000001" office:value-type="float" office:value="7.380429824" calcext:value-type="float">
            <text:p>7.380429824</text:p>
          </table:table-cell>
          <table:table-cell office:value-type="float" office:value="0.0644999966025" calcext:value-type="float">
            <text:p>0.0644999966025</text:p>
          </table:table-cell>
          <table:table-cell office:value-type="float" office:value="-0.0565499998629" calcext:value-type="float">
            <text:p>-0.0565499998629</text:p>
          </table:table-cell>
          <table:table-cell office:value-type="float" office:value="0.0311200004071" calcext:value-type="float">
            <text:p>0.0311200004071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113399997354" calcext:value-type="float">
            <text:p>0.113399997354</text:p>
          </table:table-cell>
          <table:table-cell office:value-type="float" office:value="-0.0454999990761" calcext:value-type="float">
            <text:p>-0.0454999990761</text:p>
          </table:table-cell>
          <table:table-cell office:value-type="float" office:value="-0.103809997439" calcext:value-type="float">
            <text:p>-0.103809997439</text:p>
          </table:table-cell>
          <table:table-cell office:value-type="float" office:value="-0.00271999998949" calcext:value-type="float">
            <text:p>-0.00271999998949</text:p>
          </table:table-cell>
          <table:table-cell/>
          <table:table-cell office:value-type="float" office:value="-1.24245917797" calcext:value-type="float">
            <text:p>-1.24245917797</text:p>
          </table:table-cell>
          <table:table-cell office:value-type="float" office:value="-0.564523160458" calcext:value-type="float">
            <text:p>-0.564523160458</text:p>
          </table:table-cell>
          <table:table-cell office:value-type="float" office:value="-0.894181907177" calcext:value-type="float">
            <text:p>-0.894181907177</text:p>
          </table:table-cell>
          <table:table-cell/>
          <table:table-cell office:value-type="float" office:value="1.59186521166157E+018" calcext:value-type="float">
            <text:p>1.59186521166157E+018</text:p>
          </table:table-cell>
          <table:table-cell table:formula="of:=([.Q127]-1.59186520428114E+018)*0.000000001" office:value-type="float" office:value="7.3804352" calcext:value-type="float">
            <text:p>7.3804352</text:p>
          </table:table-cell>
          <table:table-cell office:value-type="float" office:value="-0.0796550139785" calcext:value-type="float">
            <text:p>-0.0796550139785</text:p>
          </table:table-cell>
          <table:table-cell office:value-type="float" office:value="-0.00334947463125" calcext:value-type="float">
            <text:p>-0.00334947463125</text:p>
          </table:table-cell>
          <table:table-cell office:value-type="float" office:value="-0.000361495331163" calcext:value-type="float">
            <text:p>-0.000361495331163</text:p>
          </table:table-cell>
          <table:table-cell table:formula="of:=SQRT([.S127]*[.S127] + [.T127]*[.T127] + [.U127]*[.U127])" office:value-type="float" office:value="0.0797262247387575" calcext:value-type="float">
            <text:p>0.079726224738758</text:p>
          </table:table-cell>
          <table:table-cell table:formula="of:= ([.V128]-[.V127]) / ([.R128]-[.R127])" office:value-type="float" office:value="-0.00640202435159329" calcext:value-type="float">
            <text:p>-0.006402024351593</text:p>
          </table:table-cell>
        </table:table-row>
        <table:table-row table:style-name="ro1">
          <table:table-cell office:value-type="float" office:value="1.59186521171333E+018" calcext:value-type="float">
            <text:p>1.59186521171333E+018</text:p>
          </table:table-cell>
          <table:table-cell table:formula="of:= ([.A128] - 1.59186520428114E+018) * 0.000000001" office:value-type="float" office:value="7.432189952" calcext:value-type="float">
            <text:p>7.432189952</text:p>
          </table:table-cell>
          <table:table-cell office:value-type="float" office:value="0.0649000033736" calcext:value-type="float">
            <text:p>0.0649000033736</text:p>
          </table:table-cell>
          <table:table-cell office:value-type="float" office:value="-0.0600400008261" calcext:value-type="float">
            <text:p>-0.0600400008261</text:p>
          </table:table-cell>
          <table:table-cell office:value-type="float" office:value="0.0246300008148" calcext:value-type="float">
            <text:p>0.0246300008148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0.136600002646" calcext:value-type="float">
            <text:p>0.136600002646</text:p>
          </table:table-cell>
          <table:table-cell office:value-type="float" office:value="-0.0608600005507" calcext:value-type="float">
            <text:p>-0.0608600005507</text:p>
          </table:table-cell>
          <table:table-cell office:value-type="float" office:value="-0.122299998999" calcext:value-type="float">
            <text:p>-0.122299998999</text:p>
          </table:table-cell>
          <table:table-cell office:value-type="float" office:value="-0.00167999998666" calcext:value-type="float">
            <text:p>-0.00167999998666</text:p>
          </table:table-cell>
          <table:table-cell/>
          <table:table-cell office:value-type="float" office:value="-1.24669539928" calcext:value-type="float">
            <text:p>-1.24669539928</text:p>
          </table:table-cell>
          <table:table-cell office:value-type="float" office:value="-0.564591109753" calcext:value-type="float">
            <text:p>-0.564591109753</text:p>
          </table:table-cell>
          <table:table-cell office:value-type="float" office:value="-0.894169867039" calcext:value-type="float">
            <text:p>-0.894169867039</text:p>
          </table:table-cell>
          <table:table-cell/>
          <table:table-cell office:value-type="float" office:value="1.59186521171333E+018" calcext:value-type="float">
            <text:p>1.59186521171333E+018</text:p>
          </table:table-cell>
          <table:table-cell table:formula="of:=([.Q128]-1.59186520428114E+018)*0.000000001" office:value-type="float" office:value="7.432195072" calcext:value-type="float">
            <text:p>7.432195072</text:p>
          </table:table-cell>
          <table:table-cell office:value-type="float" office:value="-0.0793295204639" calcext:value-type="float">
            <text:p>-0.0793295204639</text:p>
          </table:table-cell>
          <table:table-cell office:value-type="float" office:value="-0.00320783560164" calcext:value-type="float">
            <text:p>-0.00320783560164</text:p>
          </table:table-cell>
          <table:table-cell office:value-type="float" office:value="-0.000283295754343" calcext:value-type="float">
            <text:p>-0.000283295754343</text:p>
          </table:table-cell>
          <table:table-cell table:formula="of:=SQRT([.S128]*[.S128] + [.T128]*[.T128] + [.U128]*[.U128])" office:value-type="float" office:value="0.0793948567777782" calcext:value-type="float">
            <text:p>0.079394856777778</text:p>
          </table:table-cell>
          <table:table-cell table:formula="of:= ([.V129]-[.V128]) / ([.R129]-[.R128])" office:value-type="float" office:value="0.0414337635657493" calcext:value-type="float">
            <text:p>0.041433763565749</text:p>
          </table:table-cell>
        </table:table-row>
        <table:table-row table:style-name="ro1">
          <table:table-cell office:value-type="float" office:value="1.59186521176544E+018" calcext:value-type="float">
            <text:p>1.59186521176544E+018</text:p>
          </table:table-cell>
          <table:table-cell table:formula="of:= ([.A129] - 1.59186520428114E+018) * 0.000000001" office:value-type="float" office:value="7.484300288" calcext:value-type="float">
            <text:p>7.484300288</text:p>
          </table:table-cell>
          <table:table-cell office:value-type="float" office:value="0.0668999999762" calcext:value-type="float">
            <text:p>0.0668999999762</text:p>
          </table:table-cell>
          <table:table-cell office:value-type="float" office:value="-0.0644700005651" calcext:value-type="float">
            <text:p>-0.0644700005651</text:p>
          </table:table-cell>
          <table:table-cell office:value-type="float" office:value="0.0178599990904" calcext:value-type="float">
            <text:p>0.0178599990904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57100006938" calcext:value-type="float">
            <text:p>0.157100006938</text:p>
          </table:table-cell>
          <table:table-cell office:value-type="float" office:value="-0.0840200036764" calcext:value-type="float">
            <text:p>-0.0840200036764</text:p>
          </table:table-cell>
          <table:table-cell office:value-type="float" office:value="-0.13275000453" calcext:value-type="float">
            <text:p>-0.13275000453</text:p>
          </table:table-cell>
          <table:table-cell office:value-type="float" office:value="-0.000520000001416" calcext:value-type="float">
            <text:p>-0.000520000001416</text:p>
          </table:table-cell>
          <table:table-cell/>
          <table:table-cell office:value-type="float" office:value="-1.25070881844" calcext:value-type="float">
            <text:p>-1.25070881844</text:p>
          </table:table-cell>
          <table:table-cell office:value-type="float" office:value="-0.564676344395" calcext:value-type="float">
            <text:p>-0.564676344395</text:p>
          </table:table-cell>
          <table:table-cell office:value-type="float" office:value="-0.894187510014" calcext:value-type="float">
            <text:p>-0.894187510014</text:p>
          </table:table-cell>
          <table:table-cell/>
          <table:table-cell office:value-type="float" office:value="1.59186521176544E+018" calcext:value-type="float">
            <text:p>1.59186521176544E+018</text:p>
          </table:table-cell>
          <table:table-cell table:formula="of:=([.Q129]-1.59186520428114E+018)*0.000000001" office:value-type="float" office:value="7.4843072" calcext:value-type="float">
            <text:p>7.4843072</text:p>
          </table:table-cell>
          <table:table-cell office:value-type="float" office:value="-0.0814781934023" calcext:value-type="float">
            <text:p>-0.0814781934023</text:p>
          </table:table-cell>
          <table:table-cell office:value-type="float" office:value="-0.00351356202736" calcext:value-type="float">
            <text:p>-0.00351356202736</text:p>
          </table:table-cell>
          <table:table-cell office:value-type="float" office:value="0.000152702676132" calcext:value-type="float">
            <text:p>0.000152702676132</text:p>
          </table:table-cell>
          <table:table-cell table:formula="of:=SQRT([.S129]*[.S129] + [.T129]*[.T129] + [.U129]*[.U129])" office:value-type="float" office:value="0.0815540583682382" calcext:value-type="float">
            <text:p>0.081554058368238</text:p>
          </table:table-cell>
          <table:table-cell table:formula="of:= ([.V130]-[.V129]) / ([.R130]-[.R129])" office:value-type="float" office:value="-0.031765314153177" calcext:value-type="float">
            <text:p>-0.031765314153177</text:p>
          </table:table-cell>
        </table:table-row>
        <table:table-row table:style-name="ro1">
          <table:table-cell office:value-type="float" office:value="1.59186521181768E+018" calcext:value-type="float">
            <text:p>1.59186521181768E+018</text:p>
          </table:table-cell>
          <table:table-cell table:formula="of:= ([.A130] - 1.59186520428114E+018) * 0.000000001" office:value-type="float" office:value="7.53654016" calcext:value-type="float">
            <text:p>7.53654016</text:p>
          </table:table-cell>
          <table:table-cell office:value-type="float" office:value="0.0715999975801" calcext:value-type="float">
            <text:p>0.0715999975801</text:p>
          </table:table-cell>
          <table:table-cell office:value-type="float" office:value="-0.0707900002599" calcext:value-type="float">
            <text:p>-0.0707900002599</text:p>
          </table:table-cell>
          <table:table-cell office:value-type="float" office:value="0.0106199998409" calcext:value-type="float">
            <text:p>0.0106199998409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/>
          <table:table-cell office:value-type="float" office:value="0.174400001764" calcext:value-type="float">
            <text:p>0.174400001764</text:p>
          </table:table-cell>
          <table:table-cell office:value-type="float" office:value="-0.103129997849" calcext:value-type="float">
            <text:p>-0.103129997849</text:p>
          </table:table-cell>
          <table:table-cell office:value-type="float" office:value="-0.140650004148" calcext:value-type="float">
            <text:p>-0.140650004148</text:p>
          </table:table-cell>
          <table:table-cell office:value-type="float" office:value="0.00079999997979" calcext:value-type="float">
            <text:p>0.00079999997979</text:p>
          </table:table-cell>
          <table:table-cell/>
          <table:table-cell office:value-type="float" office:value="-1.2550406456" calcext:value-type="float">
            <text:p>-1.2550406456</text:p>
          </table:table-cell>
          <table:table-cell office:value-type="float" office:value="-0.564744710922" calcext:value-type="float">
            <text:p>-0.564744710922</text:p>
          </table:table-cell>
          <table:table-cell office:value-type="float" office:value="-0.894168138504" calcext:value-type="float">
            <text:p>-0.894168138504</text:p>
          </table:table-cell>
          <table:table-cell/>
          <table:table-cell office:value-type="float" office:value="1.59186521181768E+018" calcext:value-type="float">
            <text:p>1.59186521181768E+018</text:p>
          </table:table-cell>
          <table:table-cell table:formula="of:=([.Q130]-1.59186520428114E+018)*0.000000001" office:value-type="float" office:value="7.536548096" calcext:value-type="float">
            <text:p>7.536548096</text:p>
          </table:table-cell>
          <table:table-cell office:value-type="float" office:value="-0.0798228308558" calcext:value-type="float">
            <text:p>-0.0798228308558</text:p>
          </table:table-cell>
          <table:table-cell office:value-type="float" office:value="-0.00338590657339" calcext:value-type="float">
            <text:p>-0.00338590657339</text:p>
          </table:table-cell>
          <table:table-cell table:style-name="ce1" office:value-type="float" office:value="-0.00000106844993297" calcext:value-type="float">
            <text:p>-1.07E-06</text:p>
          </table:table-cell>
          <table:table-cell table:formula="of:=SQRT([.S130]*[.S130] + [.T130]*[.T130] + [.U130]*[.U130])" office:value-type="float" office:value="0.0798946098951548" calcext:value-type="float">
            <text:p>0.079894609895155</text:p>
          </table:table-cell>
          <table:table-cell table:formula="of:= ([.V131]-[.V130]) / ([.R131]-[.R130])" office:value-type="float" office:value="-0.00726085954666521" calcext:value-type="float">
            <text:p>-0.007260859546665</text:p>
          </table:table-cell>
        </table:table-row>
        <table:table-row table:style-name="ro1">
          <table:table-cell office:value-type="float" office:value="1.59186521186937E+018" calcext:value-type="float">
            <text:p>1.59186521186937E+018</text:p>
          </table:table-cell>
          <table:table-cell table:formula="of:= ([.A131] - 1.59186520428114E+018) * 0.000000001" office:value-type="float" office:value="7.588229888" calcext:value-type="float">
            <text:p>7.588229888</text:p>
          </table:table-cell>
          <table:table-cell office:value-type="float" office:value="0.0766000002623" calcext:value-type="float">
            <text:p>0.0766000002623</text:p>
          </table:table-cell>
          <table:table-cell office:value-type="float" office:value="-0.0765400007367" calcext:value-type="float">
            <text:p>-0.0765400007367</text:p>
          </table:table-cell>
          <table:table-cell office:value-type="float" office:value="0.00368000008166" calcext:value-type="float">
            <text:p>0.00368000008166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47200003266" calcext:value-type="float">
            <text:p>0.147200003266</text:p>
          </table:table-cell>
          <table:table-cell office:value-type="float" office:value="-0.0877500027418" calcext:value-type="float">
            <text:p>-0.0877500027418</text:p>
          </table:table-cell>
          <table:table-cell office:value-type="float" office:value="-0.118220001459" calcext:value-type="float">
            <text:p>-0.118220001459</text:p>
          </table:table-cell>
          <table:table-cell office:value-type="float" office:value="-0.00156000000425" calcext:value-type="float">
            <text:p>-0.00156000000425</text:p>
          </table:table-cell>
          <table:table-cell/>
          <table:table-cell office:value-type="float" office:value="-1.25900566578" calcext:value-type="float">
            <text:p>-1.25900566578</text:p>
          </table:table-cell>
          <table:table-cell office:value-type="float" office:value="-0.564869940281" calcext:value-type="float">
            <text:p>-0.564869940281</text:p>
          </table:table-cell>
          <table:table-cell office:value-type="float" office:value="-0.894155085087" calcext:value-type="float">
            <text:p>-0.894155085087</text:p>
          </table:table-cell>
          <table:table-cell/>
          <table:table-cell office:value-type="float" office:value="1.59186521186937E+018" calcext:value-type="float">
            <text:p>1.59186521186937E+018</text:p>
          </table:table-cell>
          <table:table-cell table:formula="of:=([.Q131]-1.59186520428114E+018)*0.000000001" office:value-type="float" office:value="7.58823808" calcext:value-type="float">
            <text:p>7.58823808</text:p>
          </table:table-cell>
          <table:table-cell office:value-type="float" office:value="-0.07933280617" calcext:value-type="float">
            <text:p>-0.07933280617</text:p>
          </table:table-cell>
          <table:table-cell office:value-type="float" office:value="-0.00544096296653" calcext:value-type="float">
            <text:p>-0.00544096296653</text:p>
          </table:table-cell>
          <table:table-cell office:value-type="float" office:value="-0.000142310818774" calcext:value-type="float">
            <text:p>-0.000142310818774</text:p>
          </table:table-cell>
          <table:table-cell table:formula="of:=SQRT([.S131]*[.S131] + [.T131]*[.T131] + [.U131]*[.U131])" office:value-type="float" office:value="0.0795192961813614" calcext:value-type="float">
            <text:p>0.079519296181361</text:p>
          </table:table-cell>
          <table:table-cell table:formula="of:= ([.V132]-[.V131]) / ([.R132]-[.R131])" office:value-type="float" office:value="-0.00894748767458887" calcext:value-type="float">
            <text:p>-0.008947487674589</text:p>
          </table:table-cell>
        </table:table-row>
        <table:table-row table:style-name="ro1">
          <table:table-cell office:value-type="float" office:value="1.59186521197171E+018" calcext:value-type="float">
            <text:p>1.59186521197171E+018</text:p>
          </table:table-cell>
          <table:table-cell table:formula="of:= ([.A132] - 1.59186520428114E+018) * 0.000000001" office:value-type="float" office:value="7.690569984" calcext:value-type="float">
            <text:p>7.690569984</text:p>
          </table:table-cell>
          <table:table-cell office:value-type="float" office:value="0.0806000009179" calcext:value-type="float">
            <text:p>0.0806000009179</text:p>
          </table:table-cell>
          <table:table-cell office:value-type="float" office:value="-0.0805400013924" calcext:value-type="float">
            <text:p>-0.0805400013924</text:p>
          </table:table-cell>
          <table:table-cell office:value-type="float" office:value="-0.00236999988556" calcext:value-type="float">
            <text:p>-0.00236999988556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0375000014901" calcext:value-type="float">
            <text:p>0.0375000014901</text:p>
          </table:table-cell>
          <table:table-cell office:value-type="float" office:value="-0.00419999985024" calcext:value-type="float">
            <text:p>-0.00419999985024</text:p>
          </table:table-cell>
          <table:table-cell office:value-type="float" office:value="-0.0369900017977" calcext:value-type="float">
            <text:p>-0.0369900017977</text:p>
          </table:table-cell>
          <table:table-cell office:value-type="float" office:value="0.00407999986783" calcext:value-type="float">
            <text:p>0.00407999986783</text:p>
          </table:table-cell>
          <table:table-cell/>
          <table:table-cell office:value-type="float" office:value="-1.26741111279" calcext:value-type="float">
            <text:p>-1.26741111279</text:p>
          </table:table-cell>
          <table:table-cell office:value-type="float" office:value="-0.565454661846" calcext:value-type="float">
            <text:p>-0.565454661846</text:p>
          </table:table-cell>
          <table:table-cell office:value-type="float" office:value="-0.894116640091" calcext:value-type="float">
            <text:p>-0.894116640091</text:p>
          </table:table-cell>
          <table:table-cell/>
          <table:table-cell office:value-type="float" office:value="1.59186521197171E+018" calcext:value-type="float">
            <text:p>1.59186521197171E+018</text:p>
          </table:table-cell>
          <table:table-cell table:formula="of:=([.Q132]-1.59186520428114E+018)*0.000000001" office:value-type="float" office:value="7.690570496" calcext:value-type="float">
            <text:p>7.690570496</text:p>
          </table:table-cell>
          <table:table-cell office:value-type="float" office:value="-0.0781547054648" calcext:value-type="float">
            <text:p>-0.0781547054648</text:p>
          </table:table-cell>
          <table:table-cell office:value-type="float" office:value="-0.00838801730424" calcext:value-type="float">
            <text:p>-0.00838801730424</text:p>
          </table:table-cell>
          <table:table-cell office:value-type="float" office:value="0.000146281236084" calcext:value-type="float">
            <text:p>0.000146281236084</text:p>
          </table:table-cell>
          <table:table-cell table:formula="of:=SQRT([.S132]*[.S132] + [.T132]*[.T132] + [.U132]*[.U132])" office:value-type="float" office:value="0.0786036781504905" calcext:value-type="float">
            <text:p>0.078603678150491</text:p>
          </table:table-cell>
          <table:table-cell table:formula="of:= ([.V133]-[.V132]) / ([.R133]-[.R132])" office:value-type="float" office:value="0.0293197782255847" calcext:value-type="float">
            <text:p>0.029319778225585</text:p>
          </table:table-cell>
        </table:table-row>
        <table:table-row table:style-name="ro1">
          <table:table-cell office:value-type="float" office:value="1.59186521202381E+018" calcext:value-type="float">
            <text:p>1.59186521202381E+018</text:p>
          </table:table-cell>
          <table:table-cell table:formula="of:= ([.A133] - 1.59186520428114E+018) * 0.000000001" office:value-type="float" office:value="7.74267008" calcext:value-type="float">
            <text:p>7.74267008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-0.0800499990582" calcext:value-type="float">
            <text:p>-0.0800499990582</text:p>
          </table:table-cell>
          <table:table-cell office:value-type="float" office:value="-0.00310999993235" calcext:value-type="float">
            <text:p>-0.00310999993235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0136000001803" calcext:value-type="float">
            <text:p>0.0136000001803</text:p>
          </table:table-cell>
          <table:table-cell office:value-type="float" office:value="0.00340000004508" calcext:value-type="float">
            <text:p>0.00340000004508</text:p>
          </table:table-cell>
          <table:table-cell office:value-type="float" office:value="-0.013209999539" calcext:value-type="float">
            <text:p>-0.013209999539</text:p>
          </table:table-cell>
          <table:table-cell office:value-type="float" office:value="-0.000399999989895" calcext:value-type="float">
            <text:p>-0.000399999989895</text:p>
          </table:table-cell>
          <table:table-cell/>
          <table:table-cell office:value-type="float" office:value="-1.27148115635" calcext:value-type="float">
            <text:p>-1.27148115635</text:p>
          </table:table-cell>
          <table:table-cell office:value-type="float" office:value="-0.565978825092" calcext:value-type="float">
            <text:p>-0.565978825092</text:p>
          </table:table-cell>
          <table:table-cell office:value-type="float" office:value="-0.894123792648" calcext:value-type="float">
            <text:p>-0.894123792648</text:p>
          </table:table-cell>
          <table:table-cell/>
          <table:table-cell office:value-type="float" office:value="1.59186521202381E+018" calcext:value-type="float">
            <text:p>1.59186521202381E+018</text:p>
          </table:table-cell>
          <table:table-cell table:formula="of:=([.Q133]-1.59186520428114E+018)*0.000000001" office:value-type="float" office:value="7.74267136" calcext:value-type="float">
            <text:p>7.74267136</text:p>
          </table:table-cell>
          <table:table-cell office:value-type="float" office:value="-0.0792481377721" calcext:value-type="float">
            <text:p>-0.0792481377721</text:p>
          </table:table-cell>
          <table:table-cell office:value-type="float" office:value="-0.011857803911" calcext:value-type="float">
            <text:p>-0.011857803911</text:p>
          </table:table-cell>
          <table:table-cell office:value-type="float" office:value="-0.000380269397283" calcext:value-type="float">
            <text:p>-0.000380269397283</text:p>
          </table:table-cell>
          <table:table-cell table:formula="of:=SQRT([.S133]*[.S133] + [.T133]*[.T133] + [.U133]*[.U133])" office:value-type="float" office:value="0.0801312639283319" calcext:value-type="float">
            <text:p>0.080131263928332</text:p>
          </table:table-cell>
          <table:table-cell table:formula="of:= ([.V134]-[.V133]) / ([.R134]-[.R133])" office:value-type="float" office:value="0.00383741978543905" calcext:value-type="float">
            <text:p>0.003837419785439</text:p>
          </table:table-cell>
        </table:table-row>
        <table:table-row table:style-name="ro1">
          <table:table-cell office:value-type="float" office:value="1.59186521207554E+018" calcext:value-type="float">
            <text:p>1.59186521207554E+018</text:p>
          </table:table-cell>
          <table:table-cell table:formula="of:= ([.A134] - 1.59186520428114E+018) * 0.000000001" office:value-type="float" office:value="7.794400256" calcext:value-type="float">
            <text:p>7.794400256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-0.0801099985838" calcext:value-type="float">
            <text:p>-0.0801099985838</text:p>
          </table:table-cell>
          <table:table-cell office:value-type="float" office:value="-0.00416000001132" calcext:value-type="float">
            <text:p>-0.0041600000113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0209999997169" calcext:value-type="float">
            <text:p>0.0209999997169</text:p>
          </table:table-cell>
          <table:table-cell office:value-type="float" office:value="-0.000369999994291" calcext:value-type="float">
            <text:p>-0.000369999994291</text:p>
          </table:table-cell>
          <table:table-cell office:value-type="float" office:value="-0.0210200008005" calcext:value-type="float">
            <text:p>-0.0210200008005</text:p>
          </table:table-cell>
          <table:table-cell office:value-type="float" office:value="-0.000369999994291" calcext:value-type="float">
            <text:p>-0.000369999994291</text:p>
          </table:table-cell>
          <table:table-cell/>
          <table:table-cell office:value-type="float" office:value="-1.2754509449" calcext:value-type="float">
            <text:p>-1.2754509449</text:p>
          </table:table-cell>
          <table:table-cell office:value-type="float" office:value="-0.566633045673" calcext:value-type="float">
            <text:p>-0.566633045673</text:p>
          </table:table-cell>
          <table:table-cell office:value-type="float" office:value="-0.894119739532" calcext:value-type="float">
            <text:p>-0.894119739532</text:p>
          </table:table-cell>
          <table:table-cell/>
          <table:table-cell office:value-type="float" office:value="1.59186521207554E+018" calcext:value-type="float">
            <text:p>1.59186521207554E+018</text:p>
          </table:table-cell>
          <table:table-cell table:formula="of:=([.Q134]-1.59186520428114E+018)*0.000000001" office:value-type="float" office:value="7.794398464" calcext:value-type="float">
            <text:p>7.794398464</text:p>
          </table:table-cell>
          <table:table-cell office:value-type="float" office:value="-0.0790018215775" calcext:value-type="float">
            <text:p>-0.0790018215775</text:p>
          </table:table-cell>
          <table:table-cell office:value-type="float" office:value="-0.0145342247561" calcext:value-type="float">
            <text:p>-0.0145342247561</text:p>
          </table:table-cell>
          <table:table-cell office:value-type="float" office:value="-0.000582450011279" calcext:value-type="float">
            <text:p>-0.000582450011279</text:p>
          </table:table-cell>
          <table:table-cell table:formula="of:=SQRT([.S134]*[.S134] + [.T134]*[.T134] + [.U134]*[.U134])" office:value-type="float" office:value="0.0803297625406649" calcext:value-type="float">
            <text:p>0.080329762540665</text:p>
          </table:table-cell>
          <table:table-cell table:formula="of:= ([.V135]-[.V134]) / ([.R135]-[.R134])" office:value-type="float" office:value="-0.0197684685792793" calcext:value-type="float">
            <text:p>-0.019768468579279</text:p>
          </table:table-cell>
        </table:table-row>
        <table:table-row table:style-name="ro1">
          <table:table-cell office:value-type="float" office:value="1.59186521212701E+018" calcext:value-type="float">
            <text:p>1.59186521212701E+018</text:p>
          </table:table-cell>
          <table:table-cell table:formula="of:= ([.A135] - 1.59186520428114E+018) * 0.000000001" office:value-type="float" office:value="7.84587008" calcext:value-type="float">
            <text:p>7.84587008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-0.0798000022769" calcext:value-type="float">
            <text:p>-0.0798000022769</text:p>
          </table:table-cell>
          <table:table-cell office:value-type="float" office:value="-0.00542999990284" calcext:value-type="float">
            <text:p>-0.00542999990284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0.0239000003785" calcext:value-type="float">
            <text:p>0.0239000003785</text:p>
          </table:table-cell>
          <table:table-cell office:value-type="float" office:value="0.00400000018999" calcext:value-type="float">
            <text:p>0.00400000018999</text:p>
          </table:table-cell>
          <table:table-cell office:value-type="float" office:value="-0.0235300008208" calcext:value-type="float">
            <text:p>-0.0235300008208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7954769135" calcext:value-type="float">
            <text:p>-1.27954769135</text:p>
          </table:table-cell>
          <table:table-cell office:value-type="float" office:value="-0.567431807518" calcext:value-type="float">
            <text:p>-0.567431807518</text:p>
          </table:table-cell>
          <table:table-cell office:value-type="float" office:value="-0.894124448299" calcext:value-type="float">
            <text:p>-0.894124448299</text:p>
          </table:table-cell>
          <table:table-cell/>
          <table:table-cell office:value-type="float" office:value="1.59186521212701E+018" calcext:value-type="float">
            <text:p>1.59186521212701E+018</text:p>
          </table:table-cell>
          <table:table-cell table:formula="of:=([.Q135]-1.59186520428114E+018)*0.000000001" office:value-type="float" office:value="7.845876224" calcext:value-type="float">
            <text:p>7.845876224</text:p>
          </table:table-cell>
          <table:table-cell office:value-type="float" office:value="-0.0775991082191" calcext:value-type="float">
            <text:p>-0.0775991082191</text:p>
          </table:table-cell>
          <table:table-cell office:value-type="float" office:value="-0.016393205151" calcext:value-type="float">
            <text:p>-0.016393205151</text:p>
          </table:table-cell>
          <table:table-cell office:value-type="float" office:value="-0.000233599159401" calcext:value-type="float">
            <text:p>-0.000233599159401</text:p>
          </table:table-cell>
          <table:table-cell table:formula="of:=SQRT([.S135]*[.S135] + [.T135]*[.T135] + [.U135]*[.U135])" office:value-type="float" office:value="0.0793121260595733" calcext:value-type="float">
            <text:p>0.079312126059573</text:p>
          </table:table-cell>
          <table:table-cell table:formula="of:= ([.V136]-[.V135]) / ([.R136]-[.R135])" office:value-type="float" office:value="0.0425221085117563" calcext:value-type="float">
            <text:p>0.042522108511756</text:p>
          </table:table-cell>
        </table:table-row>
        <table:table-row table:style-name="ro1">
          <table:table-cell office:value-type="float" office:value="1.59186521217838E+018" calcext:value-type="float">
            <text:p>1.59186521217838E+018</text:p>
          </table:table-cell>
          <table:table-cell table:formula="of:= ([.A136] - 1.59186520428114E+018) * 0.000000001" office:value-type="float" office:value="7.897240064" calcext:value-type="float">
            <text:p>7.897240064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794799998403" calcext:value-type="float">
            <text:p>-0.0794799998403</text:p>
          </table:table-cell>
          <table:table-cell office:value-type="float" office:value="-0.0068100001663" calcext:value-type="float">
            <text:p>-0.0068100001663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0254999995232" calcext:value-type="float">
            <text:p>0.0254999995232</text:p>
          </table:table-cell>
          <table:table-cell office:value-type="float" office:value="0.00147000001743" calcext:value-type="float">
            <text:p>0.00147000001743</text:p>
          </table:table-cell>
          <table:table-cell office:value-type="float" office:value="-0.025399999693" calcext:value-type="float">
            <text:p>-0.025399999693</text:p>
          </table:table-cell>
          <table:table-cell office:value-type="float" office:value="-0.000690000015311" calcext:value-type="float">
            <text:p>-0.000690000015311</text:p>
          </table:table-cell>
          <table:table-cell/>
          <table:table-cell office:value-type="float" office:value="-1.28364706039" calcext:value-type="float">
            <text:p>-1.28364706039</text:p>
          </table:table-cell>
          <table:table-cell office:value-type="float" office:value="-0.568305850029" calcext:value-type="float">
            <text:p>-0.568305850029</text:p>
          </table:table-cell>
          <table:table-cell office:value-type="float" office:value="-0.89413112402" calcext:value-type="float">
            <text:p>-0.89413112402</text:p>
          </table:table-cell>
          <table:table-cell/>
          <table:table-cell office:value-type="float" office:value="1.59186521217838E+018" calcext:value-type="float">
            <text:p>1.59186521217838E+018</text:p>
          </table:table-cell>
          <table:table-cell table:formula="of:=([.Q136]-1.59186520428114E+018)*0.000000001" office:value-type="float" office:value="7.897243648" calcext:value-type="float">
            <text:p>7.897243648</text:p>
          </table:table-cell>
          <table:table-cell office:value-type="float" office:value="-0.0794491022825" calcext:value-type="float">
            <text:p>-0.0794491022825</text:p>
          </table:table-cell>
          <table:table-cell office:value-type="float" office:value="-0.0181506108493" calcext:value-type="float">
            <text:p>-0.0181506108493</text:p>
          </table:table-cell>
          <table:table-cell office:value-type="float" office:value="-0.000234467559494" calcext:value-type="float">
            <text:p>-0.000234467559494</text:p>
          </table:table-cell>
          <table:table-cell table:formula="of:=SQRT([.S136]*[.S136] + [.T136]*[.T136] + [.U136]*[.U136])" office:value-type="float" office:value="0.0814963772368707" calcext:value-type="float">
            <text:p>0.081496377236871</text:p>
          </table:table-cell>
          <table:table-cell table:formula="of:= ([.V137]-[.V136]) / ([.R137]-[.R136])" office:value-type="float" office:value="0.0145945022444062" calcext:value-type="float">
            <text:p>0.014594502244406</text:p>
          </table:table-cell>
        </table:table-row>
        <table:table-row table:style-name="ro1">
          <table:table-cell office:value-type="float" office:value="1.59186521223114E+018" calcext:value-type="float">
            <text:p>1.59186521223114E+018</text:p>
          </table:table-cell>
          <table:table-cell table:formula="of:= ([.A137] - 1.59186520428114E+018) * 0.000000001" office:value-type="float" office:value="7.950000128" calcext:value-type="float">
            <text:p>7.950000128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91800022125" calcext:value-type="float">
            <text:p>-0.0791800022125</text:p>
          </table:table-cell>
          <table:table-cell office:value-type="float" office:value="-0.00813999958336" calcext:value-type="float">
            <text:p>-0.00813999958336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0289999991655" calcext:value-type="float">
            <text:p>0.0289999991655</text:p>
          </table:table-cell>
          <table:table-cell office:value-type="float" office:value="-0.000310000003083" calcext:value-type="float">
            <text:p>-0.000310000003083</text:p>
          </table:table-cell>
          <table:table-cell office:value-type="float" office:value="-0.0290099997073" calcext:value-type="float">
            <text:p>-0.0290099997073</text:p>
          </table:table-cell>
          <table:table-cell office:value-type="float" office:value="0.000660000019707" calcext:value-type="float">
            <text:p>0.000660000019707</text:p>
          </table:table-cell>
          <table:table-cell/>
          <table:table-cell office:value-type="float" office:value="-1.28755950928" calcext:value-type="float">
            <text:p>-1.28755950928</text:p>
          </table:table-cell>
          <table:table-cell office:value-type="float" office:value="-0.569161295891" calcext:value-type="float">
            <text:p>-0.569161295891</text:p>
          </table:table-cell>
          <table:table-cell office:value-type="float" office:value="-0.894158482552" calcext:value-type="float">
            <text:p>-0.894158482552</text:p>
          </table:table-cell>
          <table:table-cell/>
          <table:table-cell office:value-type="float" office:value="1.59186521223114E+018" calcext:value-type="float">
            <text:p>1.59186521223114E+018</text:p>
          </table:table-cell>
          <table:table-cell table:formula="of:=([.Q137]-1.59186520428114E+018)*0.000000001" office:value-type="float" office:value="7.950005504" calcext:value-type="float">
            <text:p>7.950005504</text:p>
          </table:table-cell>
          <table:table-cell office:value-type="float" office:value="-0.079830609262" calcext:value-type="float">
            <text:p>-0.079830609262</text:p>
          </table:table-cell>
          <table:table-cell office:value-type="float" office:value="-0.0198704786599" calcext:value-type="float">
            <text:p>-0.0198704786599</text:p>
          </table:table-cell>
          <table:table-cell table:style-name="ce1" office:value-type="float" office:value="0.0000126567056213" calcext:value-type="float">
            <text:p>1.27E-05</text:p>
          </table:table-cell>
          <table:table-cell table:formula="of:=SQRT([.S137]*[.S137] + [.T137]*[.T137] + [.U137]*[.U137])" office:value-type="float" office:value="0.0822664102626817" calcext:value-type="float">
            <text:p>0.082266410262682</text:p>
          </table:table-cell>
          <table:table-cell table:formula="of:= ([.V138]-[.V137]) / ([.R138]-[.R137])" office:value-type="float" office:value="-0.0476447135589189" calcext:value-type="float">
            <text:p>-0.047644713558919</text:p>
          </table:table-cell>
        </table:table-row>
        <table:table-row table:style-name="ro1">
          <table:table-cell office:value-type="float" office:value="1.59186521228333E+018" calcext:value-type="float">
            <text:p>1.59186521228333E+018</text:p>
          </table:table-cell>
          <table:table-cell table:formula="of:= ([.A138] - 1.59186520428114E+018) * 0.000000001" office:value-type="float" office:value="8.002189824" calcext:value-type="float">
            <text:p>8.002189824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91099965572" calcext:value-type="float">
            <text:p>-0.0791099965572</text:p>
          </table:table-cell>
          <table:table-cell office:value-type="float" office:value="-0.00977000035346" calcext:value-type="float">
            <text:p>-0.00977000035346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300999991596" calcext:value-type="float">
            <text:p>0.0300999991596</text:p>
          </table:table-cell>
          <table:table-cell office:value-type="float" office:value="0.00380000006407" calcext:value-type="float">
            <text:p>0.00380000006407</text:p>
          </table:table-cell>
          <table:table-cell office:value-type="float" office:value="-0.0299100000411" calcext:value-type="float">
            <text:p>-0.0299100000411</text:p>
          </table:table-cell>
          <table:table-cell table:style-name="ce1" office:value-type="float" office:value="0.0000299999992421" calcext:value-type="float">
            <text:p>3.00E-05</text:p>
          </table:table-cell>
          <table:table-cell/>
          <table:table-cell office:value-type="float" office:value="-1.29178667068" calcext:value-type="float">
            <text:p>-1.29178667068</text:p>
          </table:table-cell>
          <table:table-cell office:value-type="float" office:value="-0.570161342621" calcext:value-type="float">
            <text:p>-0.570161342621</text:p>
          </table:table-cell>
          <table:table-cell office:value-type="float" office:value="-0.894154727459" calcext:value-type="float">
            <text:p>-0.894154727459</text:p>
          </table:table-cell>
          <table:table-cell/>
          <table:table-cell office:value-type="float" office:value="1.59186521228333E+018" calcext:value-type="float">
            <text:p>1.59186521228333E+018</text:p>
          </table:table-cell>
          <table:table-cell table:formula="of:=([.Q138]-1.59186520428114E+018)*0.000000001" office:value-type="float" office:value="8.002197504" calcext:value-type="float">
            <text:p>8.002197504</text:p>
          </table:table-cell>
          <table:table-cell office:value-type="float" office:value="-0.0771649926901" calcext:value-type="float">
            <text:p>-0.0771649926901</text:p>
          </table:table-cell>
          <table:table-cell office:value-type="float" office:value="-0.0202558878809" calcext:value-type="float">
            <text:p>-0.0202558878809</text:p>
          </table:table-cell>
          <table:table-cell office:value-type="float" office:value="-0.000263447407633" calcext:value-type="float">
            <text:p>-0.000263447407633</text:p>
          </table:table-cell>
          <table:table-cell table:formula="of:=SQRT([.S138]*[.S138] + [.T138]*[.T138] + [.U138]*[.U138])" office:value-type="float" office:value="0.0797797373726147" calcext:value-type="float">
            <text:p>0.079779737372615</text:p>
          </table:table-cell>
          <table:table-cell table:formula="of:= ([.V139]-[.V138]) / ([.R139]-[.R138])" office:value-type="float" office:value="-0.0220218352481567" calcext:value-type="float">
            <text:p>-0.022021835248157</text:p>
          </table:table-cell>
        </table:table-row>
        <table:table-row table:style-name="ro1">
          <table:table-cell office:value-type="float" office:value="1.59186521233561E+018" calcext:value-type="float">
            <text:p>1.59186521233561E+018</text:p>
          </table:table-cell>
          <table:table-cell table:formula="of:= ([.A139] - 1.59186520428114E+018) * 0.000000001" office:value-type="float" office:value="8.054469888" calcext:value-type="float">
            <text:p>8.054469888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88099989295" calcext:value-type="float">
            <text:p>-0.0788099989295</text:p>
          </table:table-cell>
          <table:table-cell office:value-type="float" office:value="-0.0115200001746" calcext:value-type="float">
            <text:p>-0.0115200001746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0333999991417" calcext:value-type="float">
            <text:p>0.0333999991417</text:p>
          </table:table-cell>
          <table:table-cell office:value-type="float" office:value="0.0103099998087" calcext:value-type="float">
            <text:p>0.0103099998087</text:p>
          </table:table-cell>
          <table:table-cell office:value-type="float" office:value="-0.0317200012505" calcext:value-type="float">
            <text:p>-0.0317200012505</text:p>
          </table:table-cell>
          <table:table-cell office:value-type="float" office:value="-0.00118000002112" calcext:value-type="float">
            <text:p>-0.00118000002112</text:p>
          </table:table-cell>
          <table:table-cell/>
          <table:table-cell office:value-type="float" office:value="-1.2956444025" calcext:value-type="float">
            <text:p>-1.2956444025</text:p>
          </table:table-cell>
          <table:table-cell office:value-type="float" office:value="-0.571245193481" calcext:value-type="float">
            <text:p>-0.571245193481</text:p>
          </table:table-cell>
          <table:table-cell office:value-type="float" office:value="-0.894151210785" calcext:value-type="float">
            <text:p>-0.894151210785</text:p>
          </table:table-cell>
          <table:table-cell/>
          <table:table-cell office:value-type="float" office:value="1.59186521233561E+018" calcext:value-type="float">
            <text:p>1.59186521233561E+018</text:p>
          </table:table-cell>
          <table:table-cell table:formula="of:=([.Q139]-1.59186520428114E+018)*0.000000001" office:value-type="float" office:value="8.05447552" calcext:value-type="float">
            <text:p>8.05447552</text:p>
          </table:table-cell>
          <table:table-cell office:value-type="float" office:value="-0.075601182878" calcext:value-type="float">
            <text:p>-0.075601182878</text:p>
          </table:table-cell>
          <table:table-cell office:value-type="float" office:value="-0.0216015856713" calcext:value-type="float">
            <text:p>-0.0216015856713</text:p>
          </table:table-cell>
          <table:table-cell office:value-type="float" office:value="-0.000520033761859" calcext:value-type="float">
            <text:p>-0.000520033761859</text:p>
          </table:table-cell>
          <table:table-cell table:formula="of:=SQRT([.S139]*[.S139] + [.T139]*[.T139] + [.U139]*[.U139])" office:value-type="float" office:value="0.0786284795171621" calcext:value-type="float">
            <text:p>0.078628479517162</text:p>
          </table:table-cell>
          <table:table-cell table:formula="of:= ([.V140]-[.V139]) / ([.R140]-[.R139])" office:value-type="float" office:value="0.000939396304633988" calcext:value-type="float">
            <text:p>0.000939396304634</text:p>
          </table:table-cell>
        </table:table-row>
        <table:table-row table:style-name="ro1">
          <table:table-cell office:value-type="float" office:value="1.59186521238746E+018" calcext:value-type="float">
            <text:p>1.59186521238746E+018</text:p>
          </table:table-cell>
          <table:table-cell table:formula="of:= ([.A140] - 1.59186520428114E+018) * 0.000000001" office:value-type="float" office:value="8.106319872" calcext:value-type="float">
            <text:p>8.106319872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84000009298" calcext:value-type="float">
            <text:p>-0.0784000009298</text:p>
          </table:table-cell>
          <table:table-cell office:value-type="float" office:value="-0.0134699996561" calcext:value-type="float">
            <text:p>-0.0134699996561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0362000018358" calcext:value-type="float">
            <text:p>0.0362000018358</text:p>
          </table:table-cell>
          <table:table-cell office:value-type="float" office:value="0.00829999987036" calcext:value-type="float">
            <text:p>0.00829999987036</text:p>
          </table:table-cell>
          <table:table-cell office:value-type="float" office:value="-0.0352500006557" calcext:value-type="float">
            <text:p>-0.0352500006557</text:p>
          </table:table-cell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-1.29971265793" calcext:value-type="float">
            <text:p>-1.29971265793</text:p>
          </table:table-cell>
          <table:table-cell office:value-type="float" office:value="-0.5724183321" calcext:value-type="float">
            <text:p>-0.5724183321</text:p>
          </table:table-cell>
          <table:table-cell office:value-type="float" office:value="-0.894127011299" calcext:value-type="float">
            <text:p>-0.894127011299</text:p>
          </table:table-cell>
          <table:table-cell/>
          <table:table-cell office:value-type="float" office:value="1.59186521238746E+018" calcext:value-type="float">
            <text:p>1.59186521238746E+018</text:p>
          </table:table-cell>
          <table:table-cell table:formula="of:=([.Q140]-1.59186520428114E+018)*0.000000001" office:value-type="float" office:value="8.10631936" calcext:value-type="float">
            <text:p>8.10631936</text:p>
          </table:table-cell>
          <table:table-cell office:value-type="float" office:value="-0.0750945210457" calcext:value-type="float">
            <text:p>-0.0750945210457</text:p>
          </table:table-cell>
          <table:table-cell office:value-type="float" office:value="-0.0234713274986" calcext:value-type="float">
            <text:p>-0.0234713274986</text:p>
          </table:table-cell>
          <table:table-cell table:style-name="ce1" office:value-type="float" office:value="-0.0000925848944462" calcext:value-type="float">
            <text:p>-9.26E-05</text:p>
          </table:table-cell>
          <table:table-cell table:formula="of:=SQRT([.S140]*[.S140] + [.T140]*[.T140] + [.U140]*[.U140])" office:value-type="float" office:value="0.0786771814288762" calcext:value-type="float">
            <text:p>0.078677181428876</text:p>
          </table:table-cell>
          <table:table-cell table:formula="of:= ([.V141]-[.V140]) / ([.R141]-[.R140])" office:value-type="float" office:value="0.0028533393048349" calcext:value-type="float">
            <text:p>0.002853339304835</text:p>
          </table:table-cell>
        </table:table-row>
        <table:table-row table:style-name="ro1">
          <table:table-cell office:value-type="float" office:value="1.5918652124389E+018" calcext:value-type="float">
            <text:p>1.5918652124389E+018</text:p>
          </table:table-cell>
          <table:table-cell table:formula="of:= ([.A141] - 1.59186520428114E+018) * 0.000000001" office:value-type="float" office:value="8.157760256" calcext:value-type="float">
            <text:p>8.157760256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-0.0783599987626" calcext:value-type="float">
            <text:p>-0.0783599987626</text:p>
          </table:table-cell>
          <table:table-cell office:value-type="float" office:value="-0.0158500000834" calcext:value-type="float">
            <text:p>-0.0158500000834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0460000000894" calcext:value-type="float">
            <text:p>0.0460000000894</text:p>
          </table:table-cell>
          <table:table-cell office:value-type="float" office:value="0.0118599999696" calcext:value-type="float">
            <text:p>0.0118599999696</text:p>
          </table:table-cell>
          <table:table-cell office:value-type="float" office:value="-0.0444200001657" calcext:value-type="float">
            <text:p>-0.0444200001657</text:p>
          </table:table-cell>
          <table:table-cell office:value-type="float" office:value="-0.00079999997979" calcext:value-type="float">
            <text:p>-0.00079999997979</text:p>
          </table:table-cell>
          <table:table-cell/>
          <table:table-cell office:value-type="float" office:value="-1.30363178253" calcext:value-type="float">
            <text:p>-1.30363178253</text:p>
          </table:table-cell>
          <table:table-cell office:value-type="float" office:value="-0.57389742136" calcext:value-type="float">
            <text:p>-0.57389742136</text:p>
          </table:table-cell>
          <table:table-cell office:value-type="float" office:value="-0.894119381905" calcext:value-type="float">
            <text:p>-0.894119381905</text:p>
          </table:table-cell>
          <table:table-cell/>
          <table:table-cell office:value-type="float" office:value="1.5918652124389E+018" calcext:value-type="float">
            <text:p>1.5918652124389E+018</text:p>
          </table:table-cell>
          <table:table-cell table:formula="of:=([.Q141]-1.59186520428114E+018)*0.000000001" office:value-type="float" office:value="8.157763072" calcext:value-type="float">
            <text:p>8.157763072</text:p>
          </table:table-cell>
          <table:table-cell office:value-type="float" office:value="-0.0725800842047" calcext:value-type="float">
            <text:p>-0.0725800842047</text:p>
          </table:table-cell>
          <table:table-cell office:value-type="float" office:value="-0.0307407472283" calcext:value-type="float">
            <text:p>-0.0307407472283</text:p>
          </table:table-cell>
          <table:table-cell office:value-type="float" office:value="-0.000596435682382" calcext:value-type="float">
            <text:p>-0.000596435682382</text:p>
          </table:table-cell>
          <table:table-cell table:formula="of:=SQRT([.S141]*[.S141] + [.T141]*[.T141] + [.U141]*[.U141])" office:value-type="float" office:value="0.0788239677943124" calcext:value-type="float">
            <text:p>0.078823967794312</text:p>
          </table:table-cell>
          <table:table-cell table:formula="of:= ([.V142]-[.V141]) / ([.R142]-[.R141])" office:value-type="float" office:value="0.00339034397348349" calcext:value-type="float">
            <text:p>0.003390343973483</text:p>
          </table:table-cell>
        </table:table-row>
        <table:table-row table:style-name="ro1">
          <table:table-cell office:value-type="float" office:value="1.5918652125414E+018" calcext:value-type="float">
            <text:p>1.5918652125414E+018</text:p>
          </table:table-cell>
          <table:table-cell table:formula="of:= ([.A142] - 1.59186520428114E+018) * 0.000000001" office:value-type="float" office:value="8.26025984" calcext:value-type="float">
            <text:p>8.26025984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-0.076669998467" calcext:value-type="float">
            <text:p>-0.076669998467</text:p>
          </table:table-cell>
          <table:table-cell office:value-type="float" office:value="-0.02054999955" calcext:value-type="float">
            <text:p>-0.02054999955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476000010967" calcext:value-type="float">
            <text:p>0.0476000010967</text:p>
          </table:table-cell>
          <table:table-cell office:value-type="float" office:value="0.0121900001541" calcext:value-type="float">
            <text:p>0.0121900001541</text:p>
          </table:table-cell>
          <table:table-cell office:value-type="float" office:value="-0.0460000000894" calcext:value-type="float">
            <text:p>-0.0460000000894</text:p>
          </table:table-cell>
          <table:table-cell office:value-type="float" office:value="0.000360000005458" calcext:value-type="float">
            <text:p>0.000360000005458</text:p>
          </table:table-cell>
          <table:table-cell/>
          <table:table-cell office:value-type="float" office:value="-1.31108999252" calcext:value-type="float">
            <text:p>-1.31108999252</text:p>
          </table:table-cell>
          <table:table-cell office:value-type="float" office:value="-0.577162921429" calcext:value-type="float">
            <text:p>-0.577162921429</text:p>
          </table:table-cell>
          <table:table-cell office:value-type="float" office:value="-0.894097328186" calcext:value-type="float">
            <text:p>-0.894097328186</text:p>
          </table:table-cell>
          <table:table-cell/>
          <table:table-cell office:value-type="float" office:value="1.5918652125414E+018" calcext:value-type="float">
            <text:p>1.5918652125414E+018</text:p>
          </table:table-cell>
          <table:table-cell table:formula="of:=([.Q142]-1.59186520428114E+018)*0.000000001" office:value-type="float" office:value="8.260260352" calcext:value-type="float">
            <text:p>8.260260352</text:p>
          </table:table-cell>
          <table:table-cell office:value-type="float" office:value="-0.0712115466595" calcext:value-type="float">
            <text:p>-0.0712115466595</text:p>
          </table:table-cell>
          <table:table-cell office:value-type="float" office:value="-0.0345964431763" calcext:value-type="float">
            <text:p>-0.0345964431763</text:p>
          </table:table-cell>
          <table:table-cell office:value-type="float" office:value="0.000351025053533" calcext:value-type="float">
            <text:p>0.000351025053533</text:p>
          </table:table-cell>
          <table:table-cell table:formula="of:=SQRT([.S142]*[.S142] + [.T142]*[.T142] + [.U142]*[.U142])" office:value-type="float" office:value="0.0791714688298588" calcext:value-type="float">
            <text:p>0.079171468829859</text:p>
          </table:table-cell>
          <table:table-cell table:formula="of:= ([.V143]-[.V142]) / ([.R143]-[.R142])" office:value-type="float" office:value="0.00446843121848339" calcext:value-type="float">
            <text:p>0.004468431218483</text:p>
          </table:table-cell>
        </table:table-row>
        <table:table-row table:style-name="ro1">
          <table:table-cell office:value-type="float" office:value="1.59186521259339E+018" calcext:value-type="float">
            <text:p>1.59186521259339E+018</text:p>
          </table:table-cell>
          <table:table-cell table:formula="of:= ([.A143] - 1.59186520428114E+018) * 0.000000001" office:value-type="float" office:value="8.312249856" calcext:value-type="float">
            <text:p>8.312249856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62799978256" calcext:value-type="float">
            <text:p>-0.0762799978256</text:p>
          </table:table-cell>
          <table:table-cell office:value-type="float" office:value="-0.02285999991" calcext:value-type="float">
            <text:p>-0.02285999991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456000007689" calcext:value-type="float">
            <text:p>0.0456000007689</text:p>
          </table:table-cell>
          <table:table-cell office:value-type="float" office:value="0.0151899997145" calcext:value-type="float">
            <text:p>0.0151899997145</text:p>
          </table:table-cell>
          <table:table-cell office:value-type="float" office:value="-0.0430000014603" calcext:value-type="float">
            <text:p>-0.0430000014603</text:p>
          </table:table-cell>
          <table:table-cell office:value-type="float" office:value="0.00109000003431" calcext:value-type="float">
            <text:p>0.00109000003431</text:p>
          </table:table-cell>
          <table:table-cell/>
          <table:table-cell office:value-type="float" office:value="-1.31492817402" calcext:value-type="float">
            <text:p>-1.31492817402</text:p>
          </table:table-cell>
          <table:table-cell office:value-type="float" office:value="-0.578997373581" calcext:value-type="float">
            <text:p>-0.578997373581</text:p>
          </table:table-cell>
          <table:table-cell office:value-type="float" office:value="-0.894123911858" calcext:value-type="float">
            <text:p>-0.894123911858</text:p>
          </table:table-cell>
          <table:table-cell/>
          <table:table-cell office:value-type="float" office:value="1.59186521259339E+018" calcext:value-type="float">
            <text:p>1.59186521259339E+018</text:p>
          </table:table-cell>
          <table:table-cell table:formula="of:=([.Q143]-1.59186520428114E+018)*0.000000001" office:value-type="float" office:value="8.31225344" calcext:value-type="float">
            <text:p>8.31225344</text:p>
          </table:table-cell>
          <table:table-cell office:value-type="float" office:value="-0.0705939158797" calcext:value-type="float">
            <text:p>-0.0705939158797</text:p>
          </table:table-cell>
          <table:table-cell office:value-type="float" office:value="-0.0363511368632" calcext:value-type="float">
            <text:p>-0.0363511368632</text:p>
          </table:table-cell>
          <table:table-cell office:value-type="float" office:value="0.000238258435274" calcext:value-type="float">
            <text:p>0.000238258435274</text:p>
          </table:table-cell>
          <table:table-cell table:formula="of:=SQRT([.S143]*[.S143] + [.T143]*[.T143] + [.U143]*[.U143])" office:value-type="float" office:value="0.0794037963674234" calcext:value-type="float">
            <text:p>0.079403796367423</text:p>
          </table:table-cell>
          <table:table-cell table:formula="of:= ([.V144]-[.V143]) / ([.R144]-[.R143])" office:value-type="float" office:value="0.00285841886488251" calcext:value-type="float">
            <text:p>0.002858418864883</text:p>
          </table:table-cell>
        </table:table-row>
        <table:table-row table:style-name="ro1">
          <table:table-cell office:value-type="float" office:value="1.59186521264581E+018" calcext:value-type="float">
            <text:p>1.59186521264581E+018</text:p>
          </table:table-cell>
          <table:table-cell table:formula="of:= ([.A144] - 1.59186520428114E+018) * 0.000000001" office:value-type="float" office:value="8.364670208" calcext:value-type="float">
            <text:p>8.364670208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-0.0756499990821" calcext:value-type="float">
            <text:p>-0.0756499990821</text:p>
          </table:table-cell>
          <table:table-cell office:value-type="float" office:value="-0.0249099992216" calcext:value-type="float">
            <text:p>-0.0249099992216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0447999984026" calcext:value-type="float">
            <text:p>0.0447999984026</text:p>
          </table:table-cell>
          <table:table-cell office:value-type="float" office:value="0.0162700004876" calcext:value-type="float">
            <text:p>0.0162700004876</text:p>
          </table:table-cell>
          <table:table-cell office:value-type="float" office:value="-0.0416800007224" calcext:value-type="float">
            <text:p>-0.0416800007224</text:p>
          </table:table-cell>
          <table:table-cell office:value-type="float" office:value="0.00164000003133" calcext:value-type="float">
            <text:p>0.00164000003133</text:p>
          </table:table-cell>
          <table:table-cell/>
          <table:table-cell office:value-type="float" office:value="-1.31859326363" calcext:value-type="float">
            <text:p>-1.31859326363</text:p>
          </table:table-cell>
          <table:table-cell office:value-type="float" office:value="-0.580839276314" calcext:value-type="float">
            <text:p>-0.580839276314</text:p>
          </table:table-cell>
          <table:table-cell office:value-type="float" office:value="-0.894095897675" calcext:value-type="float">
            <text:p>-0.894095897675</text:p>
          </table:table-cell>
          <table:table-cell/>
          <table:table-cell office:value-type="float" office:value="1.59186521264581E+018" calcext:value-type="float">
            <text:p>1.59186521264581E+018</text:p>
          </table:table-cell>
          <table:table-cell table:formula="of:=([.Q144]-1.59186520428114E+018)*0.000000001" office:value-type="float" office:value="8.364671488" calcext:value-type="float">
            <text:p>8.364671488</text:p>
          </table:table-cell>
          <table:table-cell office:value-type="float" office:value="-0.0697252973914" calcext:value-type="float">
            <text:p>-0.0697252973914</text:p>
          </table:table-cell>
          <table:table-cell office:value-type="float" office:value="-0.0383019223809" calcext:value-type="float">
            <text:p>-0.0383019223809</text:p>
          </table:table-cell>
          <table:table-cell office:value-type="float" office:value="0.000354329415131" calcext:value-type="float">
            <text:p>0.000354329415131</text:p>
          </table:table-cell>
          <table:table-cell table:formula="of:=SQRT([.S144]*[.S144] + [.T144]*[.T144] + [.U144]*[.U144])" office:value-type="float" office:value="0.0795536291046869" calcext:value-type="float">
            <text:p>0.079553629104687</text:p>
          </table:table-cell>
          <table:table-cell table:formula="of:= ([.V145]-[.V144]) / ([.R145]-[.R144])" office:value-type="float" office:value="0.00267508975365949" calcext:value-type="float">
            <text:p>0.002675089753659</text:p>
          </table:table-cell>
        </table:table-row>
        <table:table-row table:style-name="ro1">
          <table:table-cell office:value-type="float" office:value="1.59186521269775E+018" calcext:value-type="float">
            <text:p>1.59186521269775E+018</text:p>
          </table:table-cell>
          <table:table-cell table:formula="of:= ([.A145] - 1.59186520428114E+018) * 0.000000001" office:value-type="float" office:value="8.416610048" calcext:value-type="float">
            <text:p>8.416610048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-0.0750200003386" calcext:value-type="float">
            <text:p>-0.0750200003386</text:p>
          </table:table-cell>
          <table:table-cell office:value-type="float" office:value="-0.026930000633" calcext:value-type="float">
            <text:p>-0.026930000633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0419000014663" calcext:value-type="float">
            <text:p>0.0419000014663</text:p>
          </table:table-cell>
          <table:table-cell office:value-type="float" office:value="0.0140899997205" calcext:value-type="float">
            <text:p>0.0140899997205</text:p>
          </table:table-cell>
          <table:table-cell office:value-type="float" office:value="-0.0394099988043" calcext:value-type="float">
            <text:p>-0.0394099988043</text:p>
          </table:table-cell>
          <table:table-cell office:value-type="float" office:value="0.00118999998085" calcext:value-type="float">
            <text:p>0.00118999998085</text:p>
          </table:table-cell>
          <table:table-cell/>
          <table:table-cell office:value-type="float" office:value="-1.32236611843" calcext:value-type="float">
            <text:p>-1.32236611843</text:p>
          </table:table-cell>
          <table:table-cell office:value-type="float" office:value="-0.582800269127" calcext:value-type="float">
            <text:p>-0.582800269127</text:p>
          </table:table-cell>
          <table:table-cell office:value-type="float" office:value="-0.894087553024" calcext:value-type="float">
            <text:p>-0.894087553024</text:p>
          </table:table-cell>
          <table:table-cell/>
          <table:table-cell office:value-type="float" office:value="1.59186521269775E+018" calcext:value-type="float">
            <text:p>1.59186521269775E+018</text:p>
          </table:table-cell>
          <table:table-cell table:formula="of:=([.Q145]-1.59186520428114E+018)*0.000000001" office:value-type="float" office:value="8.416611328" calcext:value-type="float">
            <text:p>8.416611328</text:p>
          </table:table-cell>
          <table:table-cell office:value-type="float" office:value="-0.0695595815778" calcext:value-type="float">
            <text:p>-0.0695595815778</text:p>
          </table:table-cell>
          <table:table-cell office:value-type="float" office:value="-0.038886655122" calcext:value-type="float">
            <text:p>-0.038886655122</text:p>
          </table:table-cell>
          <table:table-cell office:value-type="float" office:value="0.000445903307991" calcext:value-type="float">
            <text:p>0.000445903307991</text:p>
          </table:table-cell>
          <table:table-cell table:formula="of:=SQRT([.S145]*[.S145] + [.T145]*[.T145] + [.U145]*[.U145])" office:value-type="float" office:value="0.0796925728384776" calcext:value-type="float">
            <text:p>0.079692572838478</text:p>
          </table:table-cell>
          <table:table-cell table:formula="of:= ([.V146]-[.V145]) / ([.R146]-[.R145])" office:value-type="float" office:value="-0.0154008368235206" calcext:value-type="float">
            <text:p>-0.015400836823521</text:p>
          </table:table-cell>
        </table:table-row>
        <table:table-row table:style-name="ro1">
          <table:table-cell office:value-type="float" office:value="1.5918652127498E+018" calcext:value-type="float">
            <text:p>1.5918652127498E+018</text:p>
          </table:table-cell>
          <table:table-cell table:formula="of:= ([.A146] - 1.59186520428114E+018) * 0.000000001" office:value-type="float" office:value="8.468659968" calcext:value-type="float">
            <text:p>8.468659968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-0.0741000026464" calcext:value-type="float">
            <text:p>-0.0741000026464</text:p>
          </table:table-cell>
          <table:table-cell office:value-type="float" office:value="-0.0288399998099" calcext:value-type="float">
            <text:p>-0.0288399998099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0445000007749" calcext:value-type="float">
            <text:p>0.0445000007749</text:p>
          </table:table-cell>
          <table:table-cell office:value-type="float" office:value="0.0207199994475" calcext:value-type="float">
            <text:p>0.0207199994475</text:p>
          </table:table-cell>
          <table:table-cell office:value-type="float" office:value="-0.0393799990416" calcext:value-type="float">
            <text:p>-0.0393799990416</text:p>
          </table:table-cell>
          <table:table-cell office:value-type="float" office:value="0.000859999970999" calcext:value-type="float">
            <text:p>0.000859999970999</text:p>
          </table:table-cell>
          <table:table-cell/>
          <table:table-cell office:value-type="float" office:value="-1.32598996162" calcext:value-type="float">
            <text:p>-1.32598996162</text:p>
          </table:table-cell>
          <table:table-cell office:value-type="float" office:value="-0.584784924984" calcext:value-type="float">
            <text:p>-0.584784924984</text:p>
          </table:table-cell>
          <table:table-cell office:value-type="float" office:value="-0.894080758095" calcext:value-type="float">
            <text:p>-0.894080758095</text:p>
          </table:table-cell>
          <table:table-cell/>
          <table:table-cell office:value-type="float" office:value="1.5918652127498E+018" calcext:value-type="float">
            <text:p>1.5918652127498E+018</text:p>
          </table:table-cell>
          <table:table-cell table:formula="of:=([.Q146]-1.59186520428114E+018)*0.000000001" office:value-type="float" office:value="8.468662272" calcext:value-type="float">
            <text:p>8.468662272</text:p>
          </table:table-cell>
          <table:table-cell office:value-type="float" office:value="-0.0676098391414" calcext:value-type="float">
            <text:p>-0.0676098391414</text:p>
          </table:table-cell>
          <table:table-cell office:value-type="float" office:value="-0.0406524948776" calcext:value-type="float">
            <text:p>-0.0406524948776</text:p>
          </table:table-cell>
          <table:table-cell office:value-type="float" office:value="0.000255878898315" calcext:value-type="float">
            <text:p>0.000255878898315</text:p>
          </table:table-cell>
          <table:table-cell table:formula="of:=SQRT([.S146]*[.S146] + [.T146]*[.T146] + [.U146]*[.U146])" office:value-type="float" office:value="0.0788909447434234" calcext:value-type="float">
            <text:p>0.078890944743423</text:p>
          </table:table-cell>
          <table:table-cell table:formula="of:= ([.V147]-[.V146]) / ([.R147]-[.R146])" office:value-type="float" office:value="0.0316137100733861" calcext:value-type="float">
            <text:p>0.031613710073386</text:p>
          </table:table-cell>
        </table:table-row>
        <table:table-row table:style-name="ro1">
          <table:table-cell office:value-type="float" office:value="1.5918652128014E+018" calcext:value-type="float">
            <text:p>1.5918652128014E+018</text:p>
          </table:table-cell>
          <table:table-cell table:formula="of:= ([.A147] - 1.59186520428114E+018) * 0.000000001" office:value-type="float" office:value="8.52025984" calcext:value-type="float">
            <text:p>8.52025984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735500007868" calcext:value-type="float">
            <text:p>-0.0735500007868</text:p>
          </table:table-cell>
          <table:table-cell office:value-type="float" office:value="-0.0309900008142" calcext:value-type="float">
            <text:p>-0.0309900008142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/>
          <table:table-cell office:value-type="float" office:value="0.0449000000954" calcext:value-type="float">
            <text:p>0.0449000000954</text:p>
          </table:table-cell>
          <table:table-cell office:value-type="float" office:value="0.0203099995852" calcext:value-type="float">
            <text:p>0.0203099995852</text:p>
          </table:table-cell>
          <table:table-cell office:value-type="float" office:value="-0.0400799997151" calcext:value-type="float">
            <text:p>-0.0400799997151</text:p>
          </table:table-cell>
          <table:table-cell office:value-type="float" office:value="0.000750000006519" calcext:value-type="float">
            <text:p>0.000750000006519</text:p>
          </table:table-cell>
          <table:table-cell/>
          <table:table-cell office:value-type="float" office:value="-1.32950139046" calcext:value-type="float">
            <text:p>-1.32950139046</text:p>
          </table:table-cell>
          <table:table-cell office:value-type="float" office:value="-0.586834907532" calcext:value-type="float">
            <text:p>-0.586834907532</text:p>
          </table:table-cell>
          <table:table-cell office:value-type="float" office:value="-0.894062697887" calcext:value-type="float">
            <text:p>-0.894062697887</text:p>
          </table:table-cell>
          <table:table-cell/>
          <table:table-cell office:value-type="float" office:value="1.5918652128014E+018" calcext:value-type="float">
            <text:p>1.5918652128014E+018</text:p>
          </table:table-cell>
          <table:table-cell table:formula="of:=([.Q147]-1.59186520428114E+018)*0.000000001" office:value-type="float" office:value="8.520259072" calcext:value-type="float">
            <text:p>8.520259072</text:p>
          </table:table-cell>
          <table:table-cell office:value-type="float" office:value="-0.0682487860322" calcext:value-type="float">
            <text:p>-0.0682487860322</text:p>
          </table:table-cell>
          <table:table-cell office:value-type="float" office:value="-0.042728446424" calcext:value-type="float">
            <text:p>-0.042728446424</text:p>
          </table:table-cell>
          <table:table-cell office:value-type="float" office:value="0.000439811701654" calcext:value-type="float">
            <text:p>0.000439811701654</text:p>
          </table:table-cell>
          <table:table-cell table:formula="of:=SQRT([.S147]*[.S147] + [.T147]*[.T147] + [.U147]*[.U147])" office:value-type="float" office:value="0.0805221110193378" calcext:value-type="float">
            <text:p>0.080522111019338</text:p>
          </table:table-cell>
          <table:table-cell table:formula="of:= ([.V148]-[.V147]) / ([.R148]-[.R147])" office:value-type="float" office:value="0.0123054956114267" calcext:value-type="float">
            <text:p>0.012305495611427</text:p>
          </table:table-cell>
        </table:table-row>
        <table:table-row table:style-name="ro1">
          <table:table-cell office:value-type="float" office:value="1.59186521285289E+018" calcext:value-type="float">
            <text:p>1.59186521285289E+018</text:p>
          </table:table-cell>
          <table:table-cell table:formula="of:= ([.A148] - 1.59186520428114E+018) * 0.000000001" office:value-type="float" office:value="8.571749888" calcext:value-type="float">
            <text:p>8.571749888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-0.0722900032997" calcext:value-type="float">
            <text:p>-0.0722900032997</text:p>
          </table:table-cell>
          <table:table-cell office:value-type="float" office:value="-0.0329000018537" calcext:value-type="float">
            <text:p>-0.0329000018537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0447999984026" calcext:value-type="float">
            <text:p>0.0447999984026</text:p>
          </table:table-cell>
          <table:table-cell office:value-type="float" office:value="0.015890000388" calcext:value-type="float">
            <text:p>0.015890000388</text:p>
          </table:table-cell>
          <table:table-cell office:value-type="float" office:value="-0.0418800003827" calcext:value-type="float">
            <text:p>-0.0418800003827</text:p>
          </table:table-cell>
          <table:table-cell office:value-type="float" office:value="0.00205000001006" calcext:value-type="float">
            <text:p>0.00205000001006</text:p>
          </table:table-cell>
          <table:table-cell/>
          <table:table-cell office:value-type="float" office:value="-1.33296096325" calcext:value-type="float">
            <text:p>-1.33296096325</text:p>
          </table:table-cell>
          <table:table-cell office:value-type="float" office:value="-0.588900387287" calcext:value-type="float">
            <text:p>-0.588900387287</text:p>
          </table:table-cell>
          <table:table-cell office:value-type="float" office:value="-0.894081354141" calcext:value-type="float">
            <text:p>-0.894081354141</text:p>
          </table:table-cell>
          <table:table-cell/>
          <table:table-cell office:value-type="float" office:value="1.59186521285289E+018" calcext:value-type="float">
            <text:p>1.59186521285289E+018</text:p>
          </table:table-cell>
          <table:table-cell table:formula="of:=([.Q148]-1.59186520428114E+018)*0.000000001" office:value-type="float" office:value="8.57175424" calcext:value-type="float">
            <text:p>8.57175424</text:p>
          </table:table-cell>
          <table:table-cell office:value-type="float" office:value="-0.0681173801422" calcext:value-type="float">
            <text:p>-0.0681173801422</text:p>
          </table:table-cell>
          <table:table-cell office:value-type="float" office:value="-0.0441074818373" calcext:value-type="float">
            <text:p>-0.0441074818373</text:p>
          </table:table-cell>
          <table:table-cell office:value-type="float" office:value="0.000902186147869" calcext:value-type="float">
            <text:p>0.000902186147869</text:p>
          </table:table-cell>
          <table:table-cell table:formula="of:=SQRT([.S148]*[.S148] + [.T148]*[.T148] + [.U148]*[.U148])" office:value-type="float" office:value="0.0811557845831715" calcext:value-type="float">
            <text:p>0.081155784583172</text:p>
          </table:table-cell>
          <table:table-cell table:formula="of:= ([.V149]-[.V148]) / ([.R149]-[.R148])" office:value-type="float" office:value="-0.0190598844275963" calcext:value-type="float">
            <text:p>-0.019059884427596</text:p>
          </table:table-cell>
        </table:table-row>
        <table:table-row table:style-name="ro1">
          <table:table-cell office:value-type="float" office:value="1.59186521290506E+018" calcext:value-type="float">
            <text:p>1.59186521290506E+018</text:p>
          </table:table-cell>
          <table:table-cell table:formula="of:= ([.A149] - 1.59186520428114E+018) * 0.000000001" office:value-type="float" office:value="8.623920128" calcext:value-type="float">
            <text:p>8.623920128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-0.071939997375" calcext:value-type="float">
            <text:p>-0.071939997375</text:p>
          </table:table-cell>
          <table:table-cell office:value-type="float" office:value="-0.0351100005209" calcext:value-type="float">
            <text:p>-0.0351100005209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0439999997616" calcext:value-type="float">
            <text:p>0.0439999997616</text:p>
          </table:table-cell>
          <table:table-cell office:value-type="float" office:value="0.0161499995738" calcext:value-type="float">
            <text:p>0.0161499995738</text:p>
          </table:table-cell>
          <table:table-cell office:value-type="float" office:value="-0.0409100018442" calcext:value-type="float">
            <text:p>-0.0409100018442</text:p>
          </table:table-cell>
          <table:table-cell office:value-type="float" office:value="0.00185999996029" calcext:value-type="float">
            <text:p>0.00185999996029</text:p>
          </table:table-cell>
          <table:table-cell/>
          <table:table-cell office:value-type="float" office:value="-1.33661043644" calcext:value-type="float">
            <text:p>-1.33661043644</text:p>
          </table:table-cell>
          <table:table-cell office:value-type="float" office:value="-0.591236233711" calcext:value-type="float">
            <text:p>-0.591236233711</text:p>
          </table:table-cell>
          <table:table-cell office:value-type="float" office:value="-0.894069135189" calcext:value-type="float">
            <text:p>-0.894069135189</text:p>
          </table:table-cell>
          <table:table-cell/>
          <table:table-cell office:value-type="float" office:value="1.59186521290506E+018" calcext:value-type="float">
            <text:p>1.59186521290506E+018</text:p>
          </table:table-cell>
          <table:table-cell table:formula="of:=([.Q149]-1.59186520428114E+018)*0.000000001" office:value-type="float" office:value="8.62391936" calcext:value-type="float">
            <text:p>8.62391936</text:p>
          </table:table-cell>
          <table:table-cell office:value-type="float" office:value="-0.0664054602385" calcext:value-type="float">
            <text:p>-0.0664054602385</text:p>
          </table:table-cell>
          <table:table-cell office:value-type="float" office:value="-0.0448987148702" calcext:value-type="float">
            <text:p>-0.0448987148702</text:p>
          </table:table-cell>
          <table:table-cell office:value-type="float" office:value="0.000538601248991" calcext:value-type="float">
            <text:p>0.000538601248991</text:p>
          </table:table-cell>
          <table:table-cell table:formula="of:=SQRT([.S149]*[.S149] + [.T149]*[.T149] + [.U149]*[.U149])" office:value-type="float" office:value="0.0801615234248198" calcext:value-type="float">
            <text:p>0.08016152342482</text:p>
          </table:table-cell>
          <table:table-cell table:formula="of:= ([.V150]-[.V149]) / ([.R150]-[.R149])" office:value-type="float" office:value="-0.0181325340708353" calcext:value-type="float">
            <text:p>-0.018132534070835</text:p>
          </table:table-cell>
        </table:table-row>
        <table:table-row table:style-name="ro1">
          <table:table-cell office:value-type="float" office:value="1.59186521295721E+018" calcext:value-type="float">
            <text:p>1.59186521295721E+018</text:p>
          </table:table-cell>
          <table:table-cell table:formula="of:= ([.A150] - 1.59186520428114E+018) * 0.000000001" office:value-type="float" office:value="8.676069888" calcext:value-type="float">
            <text:p>8.676069888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-0.0708099976182" calcext:value-type="float">
            <text:p>-0.0708099976182</text:p>
          </table:table-cell>
          <table:table-cell office:value-type="float" office:value="-0.0370699986815" calcext:value-type="float">
            <text:p>-0.0370699986815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0.0439999997616" calcext:value-type="float">
            <text:p>0.0439999997616</text:p>
          </table:table-cell>
          <table:table-cell office:value-type="float" office:value="0.018789999187" calcext:value-type="float">
            <text:p>0.018789999187</text:p>
          </table:table-cell>
          <table:table-cell office:value-type="float" office:value="-0.0397900007665" calcext:value-type="float">
            <text:p>-0.0397900007665</text:p>
          </table:table-cell>
          <table:table-cell office:value-type="float" office:value="0.000530000019353" calcext:value-type="float">
            <text:p>0.000530000019353</text:p>
          </table:table-cell>
          <table:table-cell/>
          <table:table-cell office:value-type="float" office:value="-1.34005665779" calcext:value-type="float">
            <text:p>-1.34005665779</text:p>
          </table:table-cell>
          <table:table-cell office:value-type="float" office:value="-0.593537330627" calcext:value-type="float">
            <text:p>-0.593537330627</text:p>
          </table:table-cell>
          <table:table-cell office:value-type="float" office:value="-0.894069492817" calcext:value-type="float">
            <text:p>-0.894069492817</text:p>
          </table:table-cell>
          <table:table-cell/>
          <table:table-cell office:value-type="float" office:value="1.59186521295721E+018" calcext:value-type="float">
            <text:p>1.59186521295721E+018</text:p>
          </table:table-cell>
          <table:table-cell table:formula="of:=([.Q150]-1.59186520428114E+018)*0.000000001" office:value-type="float" office:value="8.676068352" calcext:value-type="float">
            <text:p>8.676068352</text:p>
          </table:table-cell>
          <table:table-cell office:value-type="float" office:value="-0.0643894523382" calcext:value-type="float">
            <text:p>-0.0643894523382</text:p>
          </table:table-cell>
          <table:table-cell office:value-type="float" office:value="-0.0461423583329" calcext:value-type="float">
            <text:p>-0.0461423583329</text:p>
          </table:table-cell>
          <table:table-cell office:value-type="float" office:value="0.000211586506339" calcext:value-type="float">
            <text:p>0.000211586506339</text:p>
          </table:table-cell>
          <table:table-cell table:formula="of:=SQRT([.S150]*[.S150] + [.T150]*[.T150] + [.U150]*[.U150])" office:value-type="float" office:value="0.0792159300506201" calcext:value-type="float">
            <text:p>0.07921593005062</text:p>
          </table:table-cell>
          <table:table-cell table:formula="of:= ([.V151]-[.V150]) / ([.R151]-[.R150])" office:value-type="float" office:value="0.0308586607377772" calcext:value-type="float">
            <text:p>0.030858660737777</text:p>
          </table:table-cell>
        </table:table-row>
        <table:table-row table:style-name="ro1">
          <table:table-cell office:value-type="float" office:value="1.59186521300933E+018" calcext:value-type="float">
            <text:p>1.59186521300933E+018</text:p>
          </table:table-cell>
          <table:table-cell table:formula="of:= ([.A151] - 1.59186520428114E+018) * 0.000000001" office:value-type="float" office:value="8.728189952" calcext:value-type="float">
            <text:p>8.728189952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-0.0694900006056" calcext:value-type="float">
            <text:p>-0.0694900006056</text:p>
          </table:table-cell>
          <table:table-cell office:value-type="float" office:value="-0.0386699996889" calcext:value-type="float">
            <text:p>-0.0386699996889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445999987423" calcext:value-type="float">
            <text:p>0.0445999987423</text:p>
          </table:table-cell>
          <table:table-cell office:value-type="float" office:value="0.0206599999219" calcext:value-type="float">
            <text:p>0.0206599999219</text:p>
          </table:table-cell>
          <table:table-cell office:value-type="float" office:value="-0.0394599996507" calcext:value-type="float">
            <text:p>-0.0394599996507</text:p>
          </table:table-cell>
          <table:table-cell office:value-type="float" office:value="0.00258999993093" calcext:value-type="float">
            <text:p>0.00258999993093</text:p>
          </table:table-cell>
          <table:table-cell/>
          <table:table-cell office:value-type="float" office:value="-1.34327054024" calcext:value-type="float">
            <text:p>-1.34327054024</text:p>
          </table:table-cell>
          <table:table-cell office:value-type="float" office:value="-0.595955729485" calcext:value-type="float">
            <text:p>-0.595955729485</text:p>
          </table:table-cell>
          <table:table-cell office:value-type="float" office:value="-0.894110202789" calcext:value-type="float">
            <text:p>-0.894110202789</text:p>
          </table:table-cell>
          <table:table-cell/>
          <table:table-cell office:value-type="float" office:value="1.59186521300933E+018" calcext:value-type="float">
            <text:p>1.59186521300933E+018</text:p>
          </table:table-cell>
          <table:table-cell table:formula="of:=([.Q151]-1.59186520428114E+018)*0.000000001" office:value-type="float" office:value="8.728190976" calcext:value-type="float">
            <text:p>8.728190976</text:p>
          </table:table-cell>
          <table:table-cell office:value-type="float" office:value="-0.0607965327799" calcext:value-type="float">
            <text:p>-0.0607965327799</text:p>
          </table:table-cell>
          <table:table-cell office:value-type="float" office:value="-0.0532501786947" calcext:value-type="float">
            <text:p>-0.0532501786947</text:p>
          </table:table-cell>
          <table:table-cell office:value-type="float" office:value="0.000882017600816" calcext:value-type="float">
            <text:p>0.000882017600816</text:p>
          </table:table-cell>
          <table:table-cell table:formula="of:=SQRT([.S151]*[.S151] + [.T151]*[.T151] + [.U151]*[.U151])" office:value-type="float" office:value="0.0808243644213989" calcext:value-type="float">
            <text:p>0.080824364421399</text:p>
          </table:table-cell>
          <table:table-cell table:formula="of:= ([.V152]-[.V151]) / ([.R152]-[.R151])" office:value-type="float" office:value="-0.0432946829636077" calcext:value-type="float">
            <text:p>-0.043294682963608</text:p>
          </table:table-cell>
        </table:table-row>
        <table:table-row table:style-name="ro1">
          <table:table-cell office:value-type="float" office:value="1.59186521311172E+018" calcext:value-type="float">
            <text:p>1.59186521311172E+018</text:p>
          </table:table-cell>
          <table:table-cell table:formula="of:= ([.A152] - 1.59186520428114E+018) * 0.000000001" office:value-type="float" office:value="8.830580224" calcext:value-type="float">
            <text:p>8.830580224</text:p>
          </table:table-cell>
          <table:table-cell office:value-type="float" office:value="0.0781999975443" calcext:value-type="float">
            <text:p>0.0781999975443</text:p>
          </table:table-cell>
          <table:table-cell office:value-type="float" office:value="-0.0640499964356" calcext:value-type="float">
            <text:p>-0.0640499964356</text:p>
          </table:table-cell>
          <table:table-cell office:value-type="float" office:value="-0.0447999984026" calcext:value-type="float">
            <text:p>-0.0447999984026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105400003493" calcext:value-type="float">
            <text:p>0.105400003493</text:p>
          </table:table-cell>
          <table:table-cell office:value-type="float" office:value="0.0819199979305" calcext:value-type="float">
            <text:p>0.0819199979305</text:p>
          </table:table-cell>
          <table:table-cell office:value-type="float" office:value="-0.0662100017071" calcext:value-type="float">
            <text:p>-0.0662100017071</text:p>
          </table:table-cell>
          <table:table-cell office:value-type="float" office:value="-0.00197999994271" calcext:value-type="float">
            <text:p>-0.00197999994271</text:p>
          </table:table-cell>
          <table:table-cell/>
          <table:table-cell office:value-type="float" office:value="-1.34761822224" calcext:value-type="float">
            <text:p>-1.34761822224</text:p>
          </table:table-cell>
          <table:table-cell office:value-type="float" office:value="-0.6027161479" calcext:value-type="float">
            <text:p>-0.6027161479</text:p>
          </table:table-cell>
          <table:table-cell office:value-type="float" office:value="-0.894128799438" calcext:value-type="float">
            <text:p>-0.894128799438</text:p>
          </table:table-cell>
          <table:table-cell/>
          <table:table-cell office:value-type="float" office:value="1.59186521311172E+018" calcext:value-type="float">
            <text:p>1.59186521311172E+018</text:p>
          </table:table-cell>
          <table:table-cell table:formula="of:=([.Q152]-1.59186520428114E+018)*0.000000001" office:value-type="float" office:value="8.83058432" calcext:value-type="float">
            <text:p>8.83058432</text:p>
          </table:table-cell>
          <table:table-cell office:value-type="float" office:value="-0.0244885645807" calcext:value-type="float">
            <text:p>-0.0244885645807</text:p>
          </table:table-cell>
          <table:table-cell office:value-type="float" office:value="-0.0723556131124" calcext:value-type="float">
            <text:p>-0.0723556131124</text:p>
          </table:table-cell>
          <table:table-cell office:value-type="float" office:value="-0.000776315690018" calcext:value-type="float">
            <text:p>-0.000776315690018</text:p>
          </table:table-cell>
          <table:table-cell table:formula="of:=SQRT([.S152]*[.S152] + [.T152]*[.T152] + [.U152]*[.U152])" office:value-type="float" office:value="0.0763912770553353" calcext:value-type="float">
            <text:p>0.076391277055335</text:p>
          </table:table-cell>
          <table:table-cell table:formula="of:= ([.V153]-[.V152]) / ([.R153]-[.R152])" office:value-type="float" office:value="0.0104505074623501" calcext:value-type="float">
            <text:p>0.01045050746235</text:p>
          </table:table-cell>
        </table:table-row>
        <table:table-row table:style-name="ro1">
          <table:table-cell office:value-type="float" office:value="1.59186521316299E+018" calcext:value-type="float">
            <text:p>1.59186521316299E+018</text:p>
          </table:table-cell>
          <table:table-cell table:formula="of:= ([.A153] - 1.59186520428114E+018) * 0.000000001" office:value-type="float" office:value="8.881850112" calcext:value-type="float">
            <text:p>8.881850112</text:p>
          </table:table-cell>
          <table:table-cell office:value-type="float" office:value="0.076099999249" calcext:value-type="float">
            <text:p>0.076099999249</text:p>
          </table:table-cell>
          <table:table-cell office:value-type="float" office:value="-0.0584199987352" calcext:value-type="float">
            <text:p>-0.0584199987352</text:p>
          </table:table-cell>
          <table:table-cell office:value-type="float" office:value="-0.0487900003791" calcext:value-type="float">
            <text:p>-0.0487900003791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129600003362" calcext:value-type="float">
            <text:p>0.129600003362</text:p>
          </table:table-cell>
          <table:table-cell office:value-type="float" office:value="0.10882999748" calcext:value-type="float">
            <text:p>0.10882999748</text:p>
          </table:table-cell>
          <table:table-cell office:value-type="float" office:value="-0.0703800022602" calcext:value-type="float">
            <text:p>-0.0703800022602</text:p>
          </table:table-cell>
          <table:table-cell office:value-type="float" office:value="-0.00173999997787" calcext:value-type="float">
            <text:p>-0.00173999997787</text:p>
          </table:table-cell>
          <table:table-cell/>
          <table:table-cell office:value-type="float" office:value="-1.34820592403" calcext:value-type="float">
            <text:p>-1.34820592403</text:p>
          </table:table-cell>
          <table:table-cell office:value-type="float" office:value="-0.606787979603" calcext:value-type="float">
            <text:p>-0.606787979603</text:p>
          </table:table-cell>
          <table:table-cell office:value-type="float" office:value="-0.894063830376" calcext:value-type="float">
            <text:p>-0.894063830376</text:p>
          </table:table-cell>
          <table:table-cell/>
          <table:table-cell office:value-type="float" office:value="1.59186521316299E+018" calcext:value-type="float">
            <text:p>1.59186521316299E+018</text:p>
          </table:table-cell>
          <table:table-cell table:formula="of:=([.Q153]-1.59186520428114E+018)*0.000000001" office:value-type="float" office:value="8.881854464" calcext:value-type="float">
            <text:p>8.881854464</text:p>
          </table:table-cell>
          <table:table-cell office:value-type="float" office:value="-0.00860703550279" calcext:value-type="float">
            <text:p>-0.00860703550279</text:p>
          </table:table-cell>
          <table:table-cell office:value-type="float" office:value="-0.0764403492212" calcext:value-type="float">
            <text:p>-0.0764403492212</text:p>
          </table:table-cell>
          <table:table-cell office:value-type="float" office:value="-0.000752983847633" calcext:value-type="float">
            <text:p>-0.000752983847633</text:p>
          </table:table-cell>
          <table:table-cell table:formula="of:=SQRT([.S153]*[.S153] + [.T153]*[.T153] + [.U153]*[.U153])" office:value-type="float" office:value="0.076927076077803" calcext:value-type="float">
            <text:p>0.076927076077803</text:p>
          </table:table-cell>
          <table:table-cell table:formula="of:= ([.V154]-[.V153]) / ([.R154]-[.R153])" office:value-type="float" office:value="0.0794363511764106" calcext:value-type="float">
            <text:p>0.079436351176411</text:p>
          </table:table-cell>
        </table:table-row>
        <table:table-row table:style-name="ro1">
          <table:table-cell office:value-type="float" office:value="1.59186521321479E+018" calcext:value-type="float">
            <text:p>1.59186521321479E+018</text:p>
          </table:table-cell>
          <table:table-cell table:formula="of:= ([.A154] - 1.59186520428114E+018) * 0.000000001" office:value-type="float" office:value="8.933650176" calcext:value-type="float">
            <text:p>8.933650176</text:p>
          </table:table-cell>
          <table:table-cell office:value-type="float" office:value="0.0744000002742" calcext:value-type="float">
            <text:p>0.0744000002742</text:p>
          </table:table-cell>
          <table:table-cell office:value-type="float" office:value="-0.0520600005984" calcext:value-type="float">
            <text:p>-0.0520600005984</text:p>
          </table:table-cell>
          <table:table-cell office:value-type="float" office:value="-0.0531300008297" calcext:value-type="float">
            <text:p>-0.0531300008297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44899994135" calcext:value-type="float">
            <text:p>0.144899994135</text:p>
          </table:table-cell>
          <table:table-cell office:value-type="float" office:value="0.12392000109" calcext:value-type="float">
            <text:p>0.12392000109</text:p>
          </table:table-cell>
          <table:table-cell office:value-type="float" office:value="-0.0751100033522" calcext:value-type="float">
            <text:p>-0.0751100033522</text:p>
          </table:table-cell>
          <table:table-cell office:value-type="float" office:value="-0.000460000010207" calcext:value-type="float">
            <text:p>-0.000460000010207</text:p>
          </table:table-cell>
          <table:table-cell/>
          <table:table-cell office:value-type="float" office:value="-1.34821736813" calcext:value-type="float">
            <text:p>-1.34821736813</text:p>
          </table:table-cell>
          <table:table-cell office:value-type="float" office:value="-0.611068606377" calcext:value-type="float">
            <text:p>-0.611068606377</text:p>
          </table:table-cell>
          <table:table-cell office:value-type="float" office:value="-0.894047498703" calcext:value-type="float">
            <text:p>-0.894047498703</text:p>
          </table:table-cell>
          <table:table-cell/>
          <table:table-cell office:value-type="float" office:value="1.59186521321479E+018" calcext:value-type="float">
            <text:p>1.59186521321479E+018</text:p>
          </table:table-cell>
          <table:table-cell table:formula="of:=([.Q154]-1.59186520428114E+018)*0.000000001" office:value-type="float" office:value="8.93365632" calcext:value-type="float">
            <text:p>8.93365632</text:p>
          </table:table-cell>
          <table:table-cell office:value-type="float" office:value="0.000783448573202" calcext:value-type="float">
            <text:p>0.000783448573202</text:p>
          </table:table-cell>
          <table:table-cell office:value-type="float" office:value="-0.081038184464" calcext:value-type="float">
            <text:p>-0.081038184464</text:p>
          </table:table-cell>
          <table:table-cell table:style-name="ce1" office:value-type="float" office:value="0.0000944815401454" calcext:value-type="float">
            <text:p>9.45E-05</text:p>
          </table:table-cell>
          <table:table-cell table:formula="of:=SQRT([.S154]*[.S154] + [.T154]*[.T154] + [.U154]*[.U154])" office:value-type="float" office:value="0.081042026502609" calcext:value-type="float">
            <text:p>0.081042026502609</text:p>
          </table:table-cell>
          <table:table-cell table:formula="of:= ([.V155]-[.V154]) / ([.R155]-[.R154])" office:value-type="float" office:value="-0.0182661210482883" calcext:value-type="float">
            <text:p>-0.018266121048288</text:p>
          </table:table-cell>
        </table:table-row>
        <table:table-row table:style-name="ro1">
          <table:table-cell office:value-type="float" office:value="1.59186521326973E+018" calcext:value-type="float">
            <text:p>1.59186521326973E+018</text:p>
          </table:table-cell>
          <table:table-cell table:formula="of:= ([.A155] - 1.59186520428114E+018) * 0.000000001" office:value-type="float" office:value="8.98859008" calcext:value-type="float">
            <text:p>8.98859008</text:p>
          </table:table-cell>
          <table:table-cell office:value-type="float" office:value="0.0725999996066" calcext:value-type="float">
            <text:p>0.0725999996066</text:p>
          </table:table-cell>
          <table:table-cell office:value-type="float" office:value="-0.0450199991465" calcext:value-type="float">
            <text:p>-0.0450199991465</text:p>
          </table:table-cell>
          <table:table-cell office:value-type="float" office:value="-0.0569100007415" calcext:value-type="float">
            <text:p>-0.0569100007415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46899998188" calcext:value-type="float">
            <text:p>0.146899998188</text:p>
          </table:table-cell>
          <table:table-cell office:value-type="float" office:value="0.128209993243" calcext:value-type="float">
            <text:p>0.128209993243</text:p>
          </table:table-cell>
          <table:table-cell office:value-type="float" office:value="-0.0717900022864" calcext:value-type="float">
            <text:p>-0.0717900022864</text:p>
          </table:table-cell>
          <table:table-cell office:value-type="float" office:value="-0.000720000010915" calcext:value-type="float">
            <text:p>-0.000720000010915</text:p>
          </table:table-cell>
          <table:table-cell/>
          <table:table-cell office:value-type="float" office:value="-1.34811484814" calcext:value-type="float">
            <text:p>-1.34811484814</text:p>
          </table:table-cell>
          <table:table-cell office:value-type="float" office:value="-0.615350365639" calcext:value-type="float">
            <text:p>-0.615350365639</text:p>
          </table:table-cell>
          <table:table-cell office:value-type="float" office:value="-0.894042611122" calcext:value-type="float">
            <text:p>-0.894042611122</text:p>
          </table:table-cell>
          <table:table-cell/>
          <table:table-cell office:value-type="float" office:value="1.59186521326973E+018" calcext:value-type="float">
            <text:p>1.59186521326973E+018</text:p>
          </table:table-cell>
          <table:table-cell table:formula="of:=([.Q155]-1.59186520428114E+018)*0.000000001" office:value-type="float" office:value="8.988598272" calcext:value-type="float">
            <text:p>8.988598272</text:p>
          </table:table-cell>
          <table:table-cell office:value-type="float" office:value="0.00377369648777" calcext:value-type="float">
            <text:p>0.00377369648777</text:p>
          </table:table-cell>
          <table:table-cell office:value-type="float" office:value="-0.0799494311213" calcext:value-type="float">
            <text:p>-0.0799494311213</text:p>
          </table:table-cell>
          <table:table-cell table:style-name="ce1" office:value-type="float" office:value="0.0000343757601513" calcext:value-type="float">
            <text:p>3.44E-05</text:p>
          </table:table-cell>
          <table:table-cell table:formula="of:=SQRT([.S155]*[.S155] + [.T155]*[.T155] + [.U155]*[.U155])" office:value-type="float" office:value="0.0800384501567477" calcext:value-type="float">
            <text:p>0.080038450156748</text:p>
          </table:table-cell>
          <table:table-cell table:formula="of:= ([.V156]-[.V155]) / ([.R156]-[.R155])" office:value-type="float" office:value="-0.0343885590048434" calcext:value-type="float">
            <text:p>-0.034388559004844</text:p>
          </table:table-cell>
        </table:table-row>
        <table:table-row table:style-name="ro1">
          <table:table-cell office:value-type="float" office:value="1.59186521332182E+018" calcext:value-type="float">
            <text:p>1.59186521332182E+018</text:p>
          </table:table-cell>
          <table:table-cell table:formula="of:= ([.A156] - 1.59186520428114E+018) * 0.000000001" office:value-type="float" office:value="9.040680192" calcext:value-type="float">
            <text:p>9.040680192</text:p>
          </table:table-cell>
          <table:table-cell office:value-type="float" office:value="0.0715000033379" calcext:value-type="float">
            <text:p>0.0715000033379</text:p>
          </table:table-cell>
          <table:table-cell office:value-type="float" office:value="-0.0377099998295" calcext:value-type="float">
            <text:p>-0.0377099998295</text:p>
          </table:table-cell>
          <table:table-cell office:value-type="float" office:value="-0.0607500001788" calcext:value-type="float">
            <text:p>-0.0607500001788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163499996066" calcext:value-type="float">
            <text:p>0.163499996066</text:p>
          </table:table-cell>
          <table:table-cell office:value-type="float" office:value="0.151490002871" calcext:value-type="float">
            <text:p>0.151490002871</text:p>
          </table:table-cell>
          <table:table-cell office:value-type="float" office:value="-0.0616099983454" calcext:value-type="float">
            <text:p>-0.0616099983454</text:p>
          </table:table-cell>
          <table:table-cell office:value-type="float" office:value="-0.000639999983832" calcext:value-type="float">
            <text:p>-0.000639999983832</text:p>
          </table:table-cell>
          <table:table-cell/>
          <table:table-cell office:value-type="float" office:value="-1.34755897522" calcext:value-type="float">
            <text:p>-1.34755897522</text:p>
          </table:table-cell>
          <table:table-cell office:value-type="float" office:value="-0.619532763958" calcext:value-type="float">
            <text:p>-0.619532763958</text:p>
          </table:table-cell>
          <table:table-cell office:value-type="float" office:value="-0.894117295742" calcext:value-type="float">
            <text:p>-0.894117295742</text:p>
          </table:table-cell>
          <table:table-cell/>
          <table:table-cell office:value-type="float" office:value="1.59186521332182E+018" calcext:value-type="float">
            <text:p>1.59186521332182E+018</text:p>
          </table:table-cell>
          <table:table-cell table:formula="of:=([.Q156]-1.59186520428114E+018)*0.000000001" office:value-type="float" office:value="9.040681216" calcext:value-type="float">
            <text:p>9.040681216</text:p>
          </table:table-cell>
          <table:table-cell office:value-type="float" office:value="0.0190472789109" calcext:value-type="float">
            <text:p>0.0190472789109</text:p>
          </table:table-cell>
          <table:table-cell office:value-type="float" office:value="-0.0758936330676" calcext:value-type="float">
            <text:p>-0.0758936330676</text:p>
          </table:table-cell>
          <table:table-cell office:value-type="float" office:value="-0.000110001055873" calcext:value-type="float">
            <text:p>-0.000110001055873</text:p>
          </table:table-cell>
          <table:table-cell table:formula="of:=SQRT([.S156]*[.S156] + [.T156]*[.T156] + [.U156]*[.U156])" office:value-type="float" office:value="0.0782473927638577" calcext:value-type="float">
            <text:p>0.078247392763858</text:p>
          </table:table-cell>
          <table:table-cell table:formula="of:= ([.V157]-[.V156]) / ([.R157]-[.R156])" office:value-type="float" office:value="-0.0191822489017433" calcext:value-type="float">
            <text:p>-0.019182248901743</text:p>
          </table:table-cell>
        </table:table-row>
        <table:table-row table:style-name="ro1">
          <table:table-cell office:value-type="float" office:value="1.59186521342433E+018" calcext:value-type="float">
            <text:p>1.59186521342433E+018</text:p>
          </table:table-cell>
          <table:table-cell table:formula="of:= ([.A157] - 1.59186520428114E+018) * 0.000000001" office:value-type="float" office:value="9.143190016" calcext:value-type="float">
            <text:p>9.143190016</text:p>
          </table:table-cell>
          <table:table-cell office:value-type="float" office:value="0.0675000026822" calcext:value-type="float">
            <text:p>0.0675000026822</text:p>
          </table:table-cell>
          <table:table-cell office:value-type="float" office:value="-0.0228700004518" calcext:value-type="float">
            <text:p>-0.0228700004518</text:p>
          </table:table-cell>
          <table:table-cell office:value-type="float" office:value="-0.0634599998593" calcext:value-type="float">
            <text:p>-0.0634599998593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195700004697" calcext:value-type="float">
            <text:p>0.195700004697</text:p>
          </table:table-cell>
          <table:table-cell office:value-type="float" office:value="0.194739997387" calcext:value-type="float">
            <text:p>0.194739997387</text:p>
          </table:table-cell>
          <table:table-cell office:value-type="float" office:value="-0.0193700008094" calcext:value-type="float">
            <text:p>-0.0193700008094</text:p>
          </table:table-cell>
          <table:table-cell office:value-type="float" office:value="0.000569999974687" calcext:value-type="float">
            <text:p>0.000569999974687</text:p>
          </table:table-cell>
          <table:table-cell/>
          <table:table-cell office:value-type="float" office:value="-1.34374880791" calcext:value-type="float">
            <text:p>-1.34374880791</text:p>
          </table:table-cell>
          <table:table-cell office:value-type="float" office:value="-0.626364946365" calcext:value-type="float">
            <text:p>-0.626364946365</text:p>
          </table:table-cell>
          <table:table-cell office:value-type="float" office:value="-0.894108593464" calcext:value-type="float">
            <text:p>-0.894108593464</text:p>
          </table:table-cell>
          <table:table-cell/>
          <table:table-cell office:value-type="float" office:value="1.59186521342433E+018" calcext:value-type="float">
            <text:p>1.59186521342433E+018</text:p>
          </table:table-cell>
          <table:table-cell table:formula="of:=([.Q157]-1.59186520428114E+018)*0.000000001" office:value-type="float" office:value="9.143190016" calcext:value-type="float">
            <text:p>9.143190016</text:p>
          </table:table-cell>
          <table:table-cell office:value-type="float" office:value="0.0530616231263" calcext:value-type="float">
            <text:p>0.0530616231263</text:p>
          </table:table-cell>
          <table:table-cell office:value-type="float" office:value="-0.0547962598503" calcext:value-type="float">
            <text:p>-0.0547962598503</text:p>
          </table:table-cell>
          <table:table-cell office:value-type="float" office:value="0.000794762279838" calcext:value-type="float">
            <text:p>0.000794762279838</text:p>
          </table:table-cell>
          <table:table-cell table:formula="of:=SQRT([.S157]*[.S157] + [.T157]*[.T157] + [.U157]*[.U157])" office:value-type="float" office:value="0.0762810434476387" calcext:value-type="float">
            <text:p>0.076281043447639</text:p>
          </table:table-cell>
          <table:table-cell table:formula="of:= ([.V158]-[.V157]) / ([.R158]-[.R157])" office:value-type="float" office:value="0.00511848989441508" calcext:value-type="float">
            <text:p>0.005118489894415</text:p>
          </table:table-cell>
        </table:table-row>
        <table:table-row table:style-name="ro1">
          <table:table-cell office:value-type="float" office:value="1.59186521347649E+018" calcext:value-type="float">
            <text:p>1.59186521347649E+018</text:p>
          </table:table-cell>
          <table:table-cell table:formula="of:= ([.A158] - 1.59186520428114E+018) * 0.000000001" office:value-type="float" office:value="9.195350272" calcext:value-type="float">
            <text:p>9.195350272</text:p>
          </table:table-cell>
          <table:table-cell office:value-type="float" office:value="0.0649000033736" calcext:value-type="float">
            <text:p>0.0649000033736</text:p>
          </table:table-cell>
          <table:table-cell office:value-type="float" office:value="-0.0125000001863" calcext:value-type="float">
            <text:p>-0.0125000001863</text:p>
          </table:table-cell>
          <table:table-cell office:value-type="float" office:value="-0.0637300014496" calcext:value-type="float">
            <text:p>-0.0637300014496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0340000093" calcext:value-type="float">
            <text:p>0.20340000093</text:p>
          </table:table-cell>
          <table:table-cell office:value-type="float" office:value="0.203240007162" calcext:value-type="float">
            <text:p>0.203240007162</text:p>
          </table:table-cell>
          <table:table-cell office:value-type="float" office:value="-0.00819000042975" calcext:value-type="float">
            <text:p>-0.00819000042975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34075331688" calcext:value-type="float">
            <text:p>-1.34075331688</text:p>
          </table:table-cell>
          <table:table-cell office:value-type="float" office:value="-0.628643989563" calcext:value-type="float">
            <text:p>-0.628643989563</text:p>
          </table:table-cell>
          <table:table-cell office:value-type="float" office:value="-0.894041955471" calcext:value-type="float">
            <text:p>-0.894041955471</text:p>
          </table:table-cell>
          <table:table-cell/>
          <table:table-cell office:value-type="float" office:value="1.59186521347649E+018" calcext:value-type="float">
            <text:p>1.59186521347649E+018</text:p>
          </table:table-cell>
          <table:table-cell table:formula="of:=([.Q158]-1.59186520428114E+018)*0.000000001" office:value-type="float" office:value="9.195355648" calcext:value-type="float">
            <text:p>9.195355648</text:p>
          </table:table-cell>
          <table:table-cell office:value-type="float" office:value="0.0586226135492" calcext:value-type="float">
            <text:p>0.0586226135492</text:p>
          </table:table-cell>
          <table:table-cell office:value-type="float" office:value="-0.0492159426212" calcext:value-type="float">
            <text:p>-0.0492159426212</text:p>
          </table:table-cell>
          <table:table-cell office:value-type="float" office:value="0.00088574597612" calcext:value-type="float">
            <text:p>0.00088574597612</text:p>
          </table:table-cell>
          <table:table-cell table:formula="of:=SQRT([.S158]*[.S158] + [.T158]*[.T158] + [.U158]*[.U158])" office:value-type="float" office:value="0.0765480527078665" calcext:value-type="float">
            <text:p>0.076548052707867</text:p>
          </table:table-cell>
          <table:table-cell table:formula="of:= ([.V159]-[.V158]) / ([.R159]-[.R158])" office:value-type="float" office:value="0.052901556304722" calcext:value-type="float">
            <text:p>0.052901556304722</text:p>
          </table:table-cell>
        </table:table-row>
        <table:table-row table:style-name="ro1">
          <table:table-cell office:value-type="float" office:value="1.59186521352849E+018" calcext:value-type="float">
            <text:p>1.59186521352849E+018</text:p>
          </table:table-cell>
          <table:table-cell table:formula="of:= ([.A159] - 1.59186520428114E+018) * 0.000000001" office:value-type="float" office:value="9.247350016" calcext:value-type="float">
            <text:p>9.247350016</text:p>
          </table:table-cell>
          <table:table-cell office:value-type="float" office:value="0.0636999979615" calcext:value-type="float">
            <text:p>0.0636999979615</text:p>
          </table:table-cell>
          <table:table-cell office:value-type="float" office:value="-0.000750000006519" calcext:value-type="float">
            <text:p>-0.000750000006519</text:p>
          </table:table-cell>
          <table:table-cell office:value-type="float" office:value="-0.0636899992824" calcext:value-type="float">
            <text:p>-0.0636899992824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215599998832" calcext:value-type="float">
            <text:p>0.215599998832</text:p>
          </table:table-cell>
          <table:table-cell office:value-type="float" office:value="0.215519994497" calcext:value-type="float">
            <text:p>0.215519994497</text:p>
          </table:table-cell>
          <table:table-cell office:value-type="float" office:value="0.00646999990568" calcext:value-type="float">
            <text:p>0.00646999990568</text:p>
          </table:table-cell>
          <table:table-cell office:value-type="float" office:value="-0.000920000020415" calcext:value-type="float">
            <text:p>-0.000920000020415</text:p>
          </table:table-cell>
          <table:table-cell/>
          <table:table-cell office:value-type="float" office:value="-1.33707642555" calcext:value-type="float">
            <text:p>-1.33707642555</text:p>
          </table:table-cell>
          <table:table-cell office:value-type="float" office:value="-0.630942463875" calcext:value-type="float">
            <text:p>-0.630942463875</text:p>
          </table:table-cell>
          <table:table-cell office:value-type="float" office:value="-0.894011497498" calcext:value-type="float">
            <text:p>-0.894011497498</text:p>
          </table:table-cell>
          <table:table-cell/>
          <table:table-cell office:value-type="float" office:value="1.59186521352849E+018" calcext:value-type="float">
            <text:p>1.59186521352849E+018</text:p>
          </table:table-cell>
          <table:table-cell table:formula="of:=([.Q159]-1.59186520428114E+018)*0.000000001" office:value-type="float" office:value="9.247349504" calcext:value-type="float">
            <text:p>9.247349504</text:p>
          </table:table-cell>
          <table:table-cell office:value-type="float" office:value="0.0679579302669" calcext:value-type="float">
            <text:p>0.0679579302669</text:p>
          </table:table-cell>
          <table:table-cell office:value-type="float" office:value="-0.0408654846251" calcext:value-type="float">
            <text:p>-0.0408654846251</text:p>
          </table:table-cell>
          <table:table-cell table:style-name="ce1" office:value-type="float" office:value="-0.0000347483364749" calcext:value-type="float">
            <text:p>-3.47E-05</text:p>
          </table:table-cell>
          <table:table-cell table:formula="of:=SQRT([.S159]*[.S159] + [.T159]*[.T159] + [.U159]*[.U159])" office:value-type="float" office:value="0.0792986086085501" calcext:value-type="float">
            <text:p>0.07929860860855</text:p>
          </table:table-cell>
          <table:table-cell table:formula="of:= ([.V160]-[.V159]) / ([.R160]-[.R159])" office:value-type="float" office:value="-0.026323601514431" calcext:value-type="float">
            <text:p>-0.026323601514431</text:p>
          </table:table-cell>
        </table:table-row>
        <table:table-row table:style-name="ro1">
          <table:table-cell office:value-type="float" office:value="1.59186521358059E+018" calcext:value-type="float">
            <text:p>1.59186521358059E+018</text:p>
          </table:table-cell>
          <table:table-cell table:formula="of:= ([.A160] - 1.59186520428114E+018) * 0.000000001" office:value-type="float" office:value="9.299450112" calcext:value-type="float">
            <text:p>9.299450112</text:p>
          </table:table-cell>
          <table:table-cell office:value-type="float" office:value="0.0641999989748" calcext:value-type="float">
            <text:p>0.0641999989748</text:p>
          </table:table-cell>
          <table:table-cell office:value-type="float" office:value="0.0104999998584" calcext:value-type="float">
            <text:p>0.0104999998584</text:p>
          </table:table-cell>
          <table:table-cell office:value-type="float" office:value="-0.0633599981666" calcext:value-type="float">
            <text:p>-0.0633599981666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212699994445" calcext:value-type="float">
            <text:p>0.212699994445</text:p>
          </table:table-cell>
          <table:table-cell office:value-type="float" office:value="0.212290003896" calcext:value-type="float">
            <text:p>0.212290003896</text:p>
          </table:table-cell>
          <table:table-cell office:value-type="float" office:value="0.0128100002185" calcext:value-type="float">
            <text:p>0.0128100002185</text:p>
          </table:table-cell>
          <table:table-cell office:value-type="float" office:value="0.000209999998333" calcext:value-type="float">
            <text:p>0.000209999998333</text:p>
          </table:table-cell>
          <table:table-cell/>
          <table:table-cell office:value-type="float" office:value="-1.33351349831" calcext:value-type="float">
            <text:p>-1.33351349831</text:p>
          </table:table-cell>
          <table:table-cell office:value-type="float" office:value="-0.633036792278" calcext:value-type="float">
            <text:p>-0.633036792278</text:p>
          </table:table-cell>
          <table:table-cell office:value-type="float" office:value="-0.894051611423" calcext:value-type="float">
            <text:p>-0.894051611423</text:p>
          </table:table-cell>
          <table:table-cell/>
          <table:table-cell office:value-type="float" office:value="1.59186521358059E+018" calcext:value-type="float">
            <text:p>1.59186521358059E+018</text:p>
          </table:table-cell>
          <table:table-cell table:formula="of:=([.Q160]-1.59186520428114E+018)*0.000000001" office:value-type="float" office:value="9.299453952" calcext:value-type="float">
            <text:p>9.299453952</text:p>
          </table:table-cell>
          <table:table-cell office:value-type="float" office:value="0.0679460316896" calcext:value-type="float">
            <text:p>0.0679460316896</text:p>
          </table:table-cell>
          <table:table-cell office:value-type="float" office:value="-0.0381554849446" calcext:value-type="float">
            <text:p>-0.0381554849446</text:p>
          </table:table-cell>
          <table:table-cell office:value-type="float" office:value="0.000343575695297" calcext:value-type="float">
            <text:p>0.000343575695297</text:p>
          </table:table-cell>
          <table:table-cell table:formula="of:=SQRT([.S160]*[.S160] + [.T160]*[.T160] + [.U160]*[.U160])" office:value-type="float" office:value="0.0779270318822687" calcext:value-type="float">
            <text:p>0.077927031882269</text:p>
          </table:table-cell>
          <table:table-cell table:formula="of:= ([.V161]-[.V160]) / ([.R161]-[.R160])" office:value-type="float" office:value="0.0523648063771256" calcext:value-type="float">
            <text:p>0.052364806377126</text:p>
          </table:table-cell>
        </table:table-row>
        <table:table-row table:style-name="ro1">
          <table:table-cell office:value-type="float" office:value="1.59186521363196E+018" calcext:value-type="float">
            <text:p>1.59186521363196E+018</text:p>
          </table:table-cell>
          <table:table-cell table:formula="of:= ([.A161] - 1.59186520428114E+018) * 0.000000001" office:value-type="float" office:value="9.350820096" calcext:value-type="float">
            <text:p>9.350820096</text:p>
          </table:table-cell>
          <table:table-cell office:value-type="float" office:value="0.0662000030279" calcext:value-type="float">
            <text:p>0.0662000030279</text:p>
          </table:table-cell>
          <table:table-cell office:value-type="float" office:value="0.0212699994445" calcext:value-type="float">
            <text:p>0.0212699994445</text:p>
          </table:table-cell>
          <table:table-cell office:value-type="float" office:value="-0.062729999423" calcext:value-type="float">
            <text:p>-0.062729999423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213200002909" calcext:value-type="float">
            <text:p>0.213200002909</text:p>
          </table:table-cell>
          <table:table-cell office:value-type="float" office:value="0.211750000715" calcext:value-type="float">
            <text:p>0.211750000715</text:p>
          </table:table-cell>
          <table:table-cell office:value-type="float" office:value="0.0243400000036" calcext:value-type="float">
            <text:p>0.0243400000036</text:p>
          </table:table-cell>
          <table:table-cell office:value-type="float" office:value="-0.00135999999475" calcext:value-type="float">
            <text:p>-0.00135999999475</text:p>
          </table:table-cell>
          <table:table-cell/>
          <table:table-cell office:value-type="float" office:value="-1.33002972603" calcext:value-type="float">
            <text:p>-1.33002972603</text:p>
          </table:table-cell>
          <table:table-cell office:value-type="float" office:value="-0.635013401508" calcext:value-type="float">
            <text:p>-0.635013401508</text:p>
          </table:table-cell>
          <table:table-cell office:value-type="float" office:value="-0.894032299519" calcext:value-type="float">
            <text:p>-0.894032299519</text:p>
          </table:table-cell>
          <table:table-cell/>
          <table:table-cell office:value-type="float" office:value="1.59186521363196E+018" calcext:value-type="float">
            <text:p>1.59186521363196E+018</text:p>
          </table:table-cell>
          <table:table-cell table:formula="of:=([.Q161]-1.59186520428114E+018)*0.000000001" office:value-type="float" office:value="9.350824704" calcext:value-type="float">
            <text:p>9.350824704</text:p>
          </table:table-cell>
          <table:table-cell office:value-type="float" office:value="0.0710475370288" calcext:value-type="float">
            <text:p>0.0710475370288</text:p>
          </table:table-cell>
          <table:table-cell office:value-type="float" office:value="-0.0380966588855" calcext:value-type="float">
            <text:p>-0.0380966588855</text:p>
          </table:table-cell>
          <table:table-cell table:style-name="ce1" office:value-type="float" office:value="0.0000321645857184" calcext:value-type="float">
            <text:p>3.22E-05</text:p>
          </table:table-cell>
          <table:table-cell table:formula="of:=SQRT([.S161]*[.S161] + [.T161]*[.T161] + [.U161]*[.U161])" office:value-type="float" office:value="0.0806170513641961" calcext:value-type="float">
            <text:p>0.080617051364196</text:p>
          </table:table-cell>
          <table:table-cell table:formula="of:= ([.V162]-[.V161]) / ([.R162]-[.R161])" office:value-type="float" office:value="-0.0163254681148036" calcext:value-type="float">
            <text:p>-0.016325468114804</text:p>
          </table:table-cell>
        </table:table-row>
        <table:table-row table:style-name="ro1">
          <table:table-cell office:value-type="float" office:value="1.59186521368337E+018" calcext:value-type="float">
            <text:p>1.59186521368337E+018</text:p>
          </table:table-cell>
          <table:table-cell table:formula="of:= ([.A162] - 1.59186520428114E+018) * 0.000000001" office:value-type="float" office:value="9.402230016" calcext:value-type="float">
            <text:p>9.402230016</text:p>
          </table:table-cell>
          <table:table-cell office:value-type="float" office:value="0.070799998939" calcext:value-type="float">
            <text:p>0.070799998939</text:p>
          </table:table-cell>
          <table:table-cell office:value-type="float" office:value="0.0373199991882" calcext:value-type="float">
            <text:p>0.0373199991882</text:p>
          </table:table-cell>
          <table:table-cell office:value-type="float" office:value="-0.0601099990308" calcext:value-type="float">
            <text:p>-0.0601099990308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178100004792" calcext:value-type="float">
            <text:p>0.178100004792</text:p>
          </table:table-cell>
          <table:table-cell office:value-type="float" office:value="0.166779994965" calcext:value-type="float">
            <text:p>0.166779994965</text:p>
          </table:table-cell>
          <table:table-cell office:value-type="float" office:value="0.0624300017953" calcext:value-type="float">
            <text:p>0.0624300017953</text:p>
          </table:table-cell>
          <table:table-cell office:value-type="float" office:value="0.000839999993332" calcext:value-type="float">
            <text:p>0.000839999993332</text:p>
          </table:table-cell>
          <table:table-cell/>
          <table:table-cell office:value-type="float" office:value="-1.32628130913" calcext:value-type="float">
            <text:p>-1.32628130913</text:p>
          </table:table-cell>
          <table:table-cell office:value-type="float" office:value="-0.637080907822" calcext:value-type="float">
            <text:p>-0.637080907822</text:p>
          </table:table-cell>
          <table:table-cell office:value-type="float" office:value="-0.894058704376" calcext:value-type="float">
            <text:p>-0.894058704376</text:p>
          </table:table-cell>
          <table:table-cell/>
          <table:table-cell office:value-type="float" office:value="1.59186521368337E+018" calcext:value-type="float">
            <text:p>1.59186521368337E+018</text:p>
          </table:table-cell>
          <table:table-cell table:formula="of:=([.Q162]-1.59186520428114E+018)*0.000000001" office:value-type="float" office:value="9.40223744" calcext:value-type="float">
            <text:p>9.40223744</text:p>
          </table:table-cell>
          <table:table-cell office:value-type="float" office:value="0.0708502829075" calcext:value-type="float">
            <text:p>0.0708502829075</text:p>
          </table:table-cell>
          <table:table-cell office:value-type="float" office:value="-0.0366692282259" calcext:value-type="float">
            <text:p>-0.0366692282259</text:p>
          </table:table-cell>
          <table:table-cell office:value-type="float" office:value="-0.000298035651213" calcext:value-type="float">
            <text:p>-0.000298035651213</text:p>
          </table:table-cell>
          <table:table-cell table:formula="of:=SQRT([.S162]*[.S162] + [.T162]*[.T162] + [.U162]*[.U162])" office:value-type="float" office:value="0.0797777143819333" calcext:value-type="float">
            <text:p>0.079777714381933</text:p>
          </table:table-cell>
          <table:table-cell table:formula="of:= ([.V163]-[.V162]) / ([.R163]-[.R162])" office:value-type="float" office:value="-0.0609603014649136" calcext:value-type="float">
            <text:p>-0.060960301464914</text:p>
          </table:table-cell>
        </table:table-row>
        <table:table-row table:style-name="ro1">
          <table:table-cell office:value-type="float" office:value="1.59186521373515E+018" calcext:value-type="float">
            <text:p>1.59186521373515E+018</text:p>
          </table:table-cell>
          <table:table-cell table:formula="of:= ([.A163] - 1.59186520428114E+018) * 0.000000001" office:value-type="float" office:value="9.454009856" calcext:value-type="float">
            <text:p>9.454009856</text:p>
          </table:table-cell>
          <table:table-cell office:value-type="float" office:value="0.0719999969006" calcext:value-type="float">
            <text:p>0.0719999969006</text:p>
          </table:table-cell>
          <table:table-cell office:value-type="float" office:value="0.0448700003326" calcext:value-type="float">
            <text:p>0.0448700003326</text:p>
          </table:table-cell>
          <table:table-cell office:value-type="float" office:value="-0.0562600009143" calcext:value-type="float">
            <text:p>-0.056260000914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54100000858" calcext:value-type="float">
            <text:p>0.154100000858</text:p>
          </table:table-cell>
          <table:table-cell office:value-type="float" office:value="0.135069996119" calcext:value-type="float">
            <text:p>0.135069996119</text:p>
          </table:table-cell>
          <table:table-cell office:value-type="float" office:value="0.0742100030184" calcext:value-type="float">
            <text:p>0.0742100030184</text:p>
          </table:table-cell>
          <table:table-cell office:value-type="float" office:value="0.00130000000354" calcext:value-type="float">
            <text:p>0.00130000000354</text:p>
          </table:table-cell>
          <table:table-cell/>
          <table:table-cell office:value-type="float" office:value="-1.32253420353" calcext:value-type="float">
            <text:p>-1.32253420353</text:p>
          </table:table-cell>
          <table:table-cell office:value-type="float" office:value="-0.638976871967" calcext:value-type="float">
            <text:p>-0.638976871967</text:p>
          </table:table-cell>
          <table:table-cell office:value-type="float" office:value="-0.894090473652" calcext:value-type="float">
            <text:p>-0.894090473652</text:p>
          </table:table-cell>
          <table:table-cell/>
          <table:table-cell office:value-type="float" office:value="1.59186521373515E+018" calcext:value-type="float">
            <text:p>1.59186521373515E+018</text:p>
          </table:table-cell>
          <table:table-cell table:formula="of:=([.Q163]-1.59186520428114E+018)*0.000000001" office:value-type="float" office:value="9.45401728" calcext:value-type="float">
            <text:p>9.45401728</text:p>
          </table:table-cell>
          <table:table-cell office:value-type="float" office:value="0.0686742141843" calcext:value-type="float">
            <text:p>0.0686742141843</text:p>
          </table:table-cell>
          <table:table-cell office:value-type="float" office:value="-0.0339802950621" calcext:value-type="float">
            <text:p>-0.0339802950621</text:p>
          </table:table-cell>
          <table:table-cell table:style-name="ce1" office:value-type="float" office:value="-0.0000100534298326" calcext:value-type="float">
            <text:p>-1.01E-05</text:p>
          </table:table-cell>
          <table:table-cell table:formula="of:=SQRT([.S163]*[.S163] + [.T163]*[.T163] + [.U163]*[.U163])" office:value-type="float" office:value="0.0766211997257283" calcext:value-type="float">
            <text:p>0.076621199725728</text:p>
          </table:table-cell>
          <table:table-cell table:formula="of:= ([.V164]-[.V163]) / ([.R164]-[.R163])" office:value-type="float" office:value="0.0819269213236483" calcext:value-type="float">
            <text:p>0.081926921323648</text:p>
          </table:table-cell>
        </table:table-row>
        <table:table-row table:style-name="ro1">
          <table:table-cell office:value-type="float" office:value="1.59186521378692E+018" calcext:value-type="float">
            <text:p>1.59186521378692E+018</text:p>
          </table:table-cell>
          <table:table-cell table:formula="of:= ([.A164] - 1.59186520428114E+018) * 0.000000001" office:value-type="float" office:value="9.505779968" calcext:value-type="float">
            <text:p>9.505779968</text:p>
          </table:table-cell>
          <table:table-cell office:value-type="float" office:value="0.0731000006199" calcext:value-type="float">
            <text:p>0.0731000006199</text:p>
          </table:table-cell>
          <table:table-cell office:value-type="float" office:value="0.0514300018549" calcext:value-type="float">
            <text:p>0.0514300018549</text:p>
          </table:table-cell>
          <table:table-cell office:value-type="float" office:value="-0.0519299991429" calcext:value-type="float">
            <text:p>-0.0519299991429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51299998164" calcext:value-type="float">
            <text:p>0.151299998164</text:p>
          </table:table-cell>
          <table:table-cell office:value-type="float" office:value="0.12691000104" calcext:value-type="float">
            <text:p>0.12691000104</text:p>
          </table:table-cell>
          <table:table-cell office:value-type="float" office:value="0.082319997251" calcext:value-type="float">
            <text:p>0.082319997251</text:p>
          </table:table-cell>
          <table:table-cell office:value-type="float" office:value="0.000260000000708" calcext:value-type="float">
            <text:p>0.000260000000708</text:p>
          </table:table-cell>
          <table:table-cell/>
          <table:table-cell office:value-type="float" office:value="-1.31879556179" calcext:value-type="float">
            <text:p>-1.31879556179</text:p>
          </table:table-cell>
          <table:table-cell office:value-type="float" office:value="-0.640776634216" calcext:value-type="float">
            <text:p>-0.640776634216</text:p>
          </table:table-cell>
          <table:table-cell office:value-type="float" office:value="-0.894096553326" calcext:value-type="float">
            <text:p>-0.894096553326</text:p>
          </table:table-cell>
          <table:table-cell/>
          <table:table-cell office:value-type="float" office:value="1.59186521378692E+018" calcext:value-type="float">
            <text:p>1.59186521378692E+018</text:p>
          </table:table-cell>
          <table:table-cell table:formula="of:=([.Q164]-1.59186520428114E+018)*0.000000001" office:value-type="float" office:value="9.50578432" calcext:value-type="float">
            <text:p>9.50578432</text:p>
          </table:table-cell>
          <table:table-cell office:value-type="float" office:value="0.0733935832977" calcext:value-type="float">
            <text:p>0.0733935832977</text:p>
          </table:table-cell>
          <table:table-cell office:value-type="float" office:value="-0.0339416824281" calcext:value-type="float">
            <text:p>-0.0339416824281</text:p>
          </table:table-cell>
          <table:table-cell office:value-type="float" office:value="0.000240707784542" calcext:value-type="float">
            <text:p>0.000240707784542</text:p>
          </table:table-cell>
          <table:table-cell table:formula="of:=SQRT([.S164]*[.S164] + [.T164]*[.T164] + [.U164]*[.U164])" office:value-type="float" office:value="0.0808623139389664" calcext:value-type="float">
            <text:p>0.080862313938966</text:p>
          </table:table-cell>
          <table:table-cell table:formula="of:= ([.V165]-[.V164]) / ([.R165]-[.R164])" office:value-type="float" office:value="-0.0179632388614631" calcext:value-type="float">
            <text:p>-0.017963238861463</text:p>
          </table:table-cell>
        </table:table-row>
        <table:table-row table:style-name="ro1">
          <table:table-cell office:value-type="float" office:value="1.59186521383827E+018" calcext:value-type="float">
            <text:p>1.59186521383827E+018</text:p>
          </table:table-cell>
          <table:table-cell table:formula="of:= ([.A165] - 1.59186520428114E+018) * 0.000000001" office:value-type="float" office:value="9.557129984" calcext:value-type="float">
            <text:p>9.557129984</text:p>
          </table:table-cell>
          <table:table-cell office:value-type="float" office:value="0.0750999972224" calcext:value-type="float">
            <text:p>0.0750999972224</text:p>
          </table:table-cell>
          <table:table-cell office:value-type="float" office:value="0.0580300018191" calcext:value-type="float">
            <text:p>0.0580300018191</text:p>
          </table:table-cell>
          <table:table-cell office:value-type="float" office:value="-0.0476499982178" calcext:value-type="float">
            <text:p>-0.0476499982178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48599997163" calcext:value-type="float">
            <text:p>0.148599997163</text:p>
          </table:table-cell>
          <table:table-cell office:value-type="float" office:value="0.12228000164" calcext:value-type="float">
            <text:p>0.12228000164</text:p>
          </table:table-cell>
          <table:table-cell office:value-type="float" office:value="0.0844900012016" calcext:value-type="float">
            <text:p>0.0844900012016</text:p>
          </table:table-cell>
          <table:table-cell office:value-type="float" office:value="0.000319999991916" calcext:value-type="float">
            <text:p>0.000319999991916</text:p>
          </table:table-cell>
          <table:table-cell/>
          <table:table-cell office:value-type="float" office:value="-1.31512463093" calcext:value-type="float">
            <text:p>-1.31512463093</text:p>
          </table:table-cell>
          <table:table-cell office:value-type="float" office:value="-0.64243966341" calcext:value-type="float">
            <text:p>-0.64243966341</text:p>
          </table:table-cell>
          <table:table-cell office:value-type="float" office:value="-0.894095599651" calcext:value-type="float">
            <text:p>-0.894095599651</text:p>
          </table:table-cell>
          <table:table-cell/>
          <table:table-cell office:value-type="float" office:value="1.59186521383827E+018" calcext:value-type="float">
            <text:p>1.59186521383827E+018</text:p>
          </table:table-cell>
          <table:table-cell table:formula="of:=([.Q165]-1.59186520428114E+018)*0.000000001" office:value-type="float" office:value="9.55713536" calcext:value-type="float">
            <text:p>9.55713536</text:p>
          </table:table-cell>
          <table:table-cell office:value-type="float" office:value="0.0732919797301" calcext:value-type="float">
            <text:p>0.0732919797301</text:p>
          </table:table-cell>
          <table:table-cell office:value-type="float" office:value="-0.0319158770144" calcext:value-type="float">
            <text:p>-0.0319158770144</text:p>
          </table:table-cell>
          <table:table-cell office:value-type="float" office:value="0.000217684108065" calcext:value-type="float">
            <text:p>0.000217684108065</text:p>
          </table:table-cell>
          <table:table-cell table:formula="of:=SQRT([.S165]*[.S165] + [.T165]*[.T165] + [.U165]*[.U165])" office:value-type="float" office:value="0.0799398829416618" calcext:value-type="float">
            <text:p>0.079939882941662</text:p>
          </table:table-cell>
          <table:table-cell table:formula="of:= ([.V166]-[.V165]) / ([.R166]-[.R165])" office:value-type="float" office:value="-0.000721620959713906" calcext:value-type="float">
            <text:p>-0.000721620959714</text:p>
          </table:table-cell>
        </table:table-row>
        <table:table-row table:style-name="ro1">
          <table:table-cell office:value-type="float" office:value="1.59186521389068E+018" calcext:value-type="float">
            <text:p>1.59186521389068E+018</text:p>
          </table:table-cell>
          <table:table-cell table:formula="of:= ([.A166] - 1.59186520428114E+018) * 0.000000001" office:value-type="float" office:value="9.609540096" calcext:value-type="float">
            <text:p>9.609540096</text:p>
          </table:table-cell>
          <table:table-cell office:value-type="float" office:value="0.0769999995828" calcext:value-type="float">
            <text:p>0.0769999995828</text:p>
          </table:table-cell>
          <table:table-cell office:value-type="float" office:value="0.0637400001287" calcext:value-type="float">
            <text:p>0.0637400001287</text:p>
          </table:table-cell>
          <table:table-cell office:value-type="float" office:value="-0.0431200005114" calcext:value-type="float">
            <text:p>-0.043120000511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127499997616" calcext:value-type="float">
            <text:p>0.127499997616</text:p>
          </table:table-cell>
          <table:table-cell office:value-type="float" office:value="0.0973600000143" calcext:value-type="float">
            <text:p>0.0973600000143</text:p>
          </table:table-cell>
          <table:table-cell office:value-type="float" office:value="0.0823400020599" calcext:value-type="float">
            <text:p>0.0823400020599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31129992008" calcext:value-type="float">
            <text:p>-1.31129992008</text:p>
          </table:table-cell>
          <table:table-cell office:value-type="float" office:value="-0.644060134888" calcext:value-type="float">
            <text:p>-0.644060134888</text:p>
          </table:table-cell>
          <table:table-cell office:value-type="float" office:value="-0.894114732742" calcext:value-type="float">
            <text:p>-0.894114732742</text:p>
          </table:table-cell>
          <table:table-cell/>
          <table:table-cell office:value-type="float" office:value="1.59186521389068E+018" calcext:value-type="float">
            <text:p>1.59186521389068E+018</text:p>
          </table:table-cell>
          <table:table-cell table:formula="of:=([.Q166]-1.59186520428114E+018)*0.000000001" office:value-type="float" office:value="9.60954624" calcext:value-type="float">
            <text:p>9.60954624</text:p>
          </table:table-cell>
          <table:table-cell office:value-type="float" office:value="0.0744332224131" calcext:value-type="float">
            <text:p>0.0744332224131</text:p>
          </table:table-cell>
          <table:table-cell office:value-type="float" office:value="-0.0290522631258" calcext:value-type="float">
            <text:p>-0.0290522631258</text:p>
          </table:table-cell>
          <table:table-cell table:style-name="ce1" office:value-type="float" office:value="-0.0000307349182549" calcext:value-type="float">
            <text:p>-3.07E-05</text:p>
          </table:table-cell>
          <table:table-cell table:formula="of:=SQRT([.S166]*[.S166] + [.T166]*[.T166] + [.U166]*[.U166])" office:value-type="float" office:value="0.0799020621521368" calcext:value-type="float">
            <text:p>0.079902062152137</text:p>
          </table:table-cell>
          <table:table-cell table:formula="of:= ([.V167]-[.V166]) / ([.R167]-[.R166])" office:value-type="float" office:value="0.0187754405495593" calcext:value-type="float">
            <text:p>0.018775440549559</text:p>
          </table:table-cell>
        </table:table-row>
        <table:table-row table:style-name="ro1">
          <table:table-cell office:value-type="float" office:value="1.59186521394285E+018" calcext:value-type="float">
            <text:p>1.59186521394285E+018</text:p>
          </table:table-cell>
          <table:table-cell table:formula="of:= ([.A167] - 1.59186520428114E+018) * 0.000000001" office:value-type="float" office:value="9.66171008" calcext:value-type="float">
            <text:p>9.66171008</text:p>
          </table:table-cell>
          <table:table-cell office:value-type="float" office:value="0.0793000012636" calcext:value-type="float">
            <text:p>0.0793000012636</text:p>
          </table:table-cell>
          <table:table-cell office:value-type="float" office:value="0.07011000067" calcext:value-type="float">
            <text:p>0.07011000067</text:p>
          </table:table-cell>
          <table:table-cell office:value-type="float" office:value="-0.0371199995279" calcext:value-type="float">
            <text:p>-0.0371199995279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680999979377" calcext:value-type="float">
            <text:p>0.0680999979377</text:p>
          </table:table-cell>
          <table:table-cell office:value-type="float" office:value="0.0440700016916" calcext:value-type="float">
            <text:p>0.0440700016916</text:p>
          </table:table-cell>
          <table:table-cell office:value-type="float" office:value="0.0518399998546" calcext:value-type="float">
            <text:p>0.0518399998546</text:p>
          </table:table-cell>
          <table:table-cell office:value-type="float" office:value="-0.00118000002112" calcext:value-type="float">
            <text:p>-0.00118000002112</text:p>
          </table:table-cell>
          <table:table-cell/>
          <table:table-cell office:value-type="float" office:value="-1.30739331245" calcext:value-type="float">
            <text:p>-1.30739331245</text:p>
          </table:table-cell>
          <table:table-cell office:value-type="float" office:value="-0.645612895489" calcext:value-type="float">
            <text:p>-0.645612895489</text:p>
          </table:table-cell>
          <table:table-cell office:value-type="float" office:value="-0.894103050232" calcext:value-type="float">
            <text:p>-0.894103050232</text:p>
          </table:table-cell>
          <table:table-cell/>
          <table:table-cell office:value-type="float" office:value="1.59186521394285E+018" calcext:value-type="float">
            <text:p>1.59186521394285E+018</text:p>
          </table:table-cell>
          <table:table-cell table:formula="of:=([.Q167]-1.59186520428114E+018)*0.000000001" office:value-type="float" office:value="9.661708544" calcext:value-type="float">
            <text:p>9.661708544</text:p>
          </table:table-cell>
          <table:table-cell office:value-type="float" office:value="0.0759112387896" calcext:value-type="float">
            <text:p>0.0759112387896</text:p>
          </table:table-cell>
          <table:table-cell office:value-type="float" office:value="-0.0279151648283" calcext:value-type="float">
            <text:p>-0.0279151648283</text:p>
          </table:table-cell>
          <table:table-cell office:value-type="float" office:value="0.00018303951947" calcext:value-type="float">
            <text:p>0.00018303951947</text:p>
          </table:table-cell>
          <table:table-cell table:formula="of:=SQRT([.S167]*[.S167] + [.T167]*[.T167] + [.U167]*[.U167])" office:value-type="float" office:value="0.0808814323898169" calcext:value-type="float">
            <text:p>0.080881432389817</text:p>
          </table:table-cell>
          <table:table-cell table:formula="of:= ([.V168]-[.V167]) / ([.R168]-[.R167])" office:value-type="float" office:value="-0.0686188357424607" calcext:value-type="float">
            <text:p>-0.068618835742461</text:p>
          </table:table-cell>
        </table:table-row>
        <table:table-row table:style-name="ro1">
          <table:table-cell office:value-type="float" office:value="1.59186521399417E+018" calcext:value-type="float">
            <text:p>1.59186521399417E+018</text:p>
          </table:table-cell>
          <table:table-cell table:formula="of:= ([.A168] - 1.59186520428114E+018) * 0.000000001" office:value-type="float" office:value="9.713030144" calcext:value-type="float">
            <text:p>9.713030144</text:p>
          </table:table-cell>
          <table:table-cell office:value-type="float" office:value="0.0799999982119" calcext:value-type="float">
            <text:p>0.0799999982119</text:p>
          </table:table-cell>
          <table:table-cell office:value-type="float" office:value="0.071709997952" calcext:value-type="float">
            <text:p>0.071709997952</text:p>
          </table:table-cell>
          <table:table-cell office:value-type="float" office:value="-0.0353699997067" calcext:value-type="float">
            <text:p>-0.0353699997067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0551000013947" calcext:value-type="float">
            <text:p>0.0551000013947</text:p>
          </table:table-cell>
          <table:table-cell office:value-type="float" office:value="0.0283400006592" calcext:value-type="float">
            <text:p>0.0283400006592</text:p>
          </table:table-cell>
          <table:table-cell office:value-type="float" office:value="0.0472499988973" calcext:value-type="float">
            <text:p>0.0472499988973</text:p>
          </table:table-cell>
          <table:table-cell office:value-type="float" office:value="-0.00133999995887" calcext:value-type="float">
            <text:p>-0.00133999995887</text:p>
          </table:table-cell>
          <table:table-cell/>
          <table:table-cell office:value-type="float" office:value="-1.30363118649" calcext:value-type="float">
            <text:p>-1.30363118649</text:p>
          </table:table-cell>
          <table:table-cell office:value-type="float" office:value="-0.646953523159" calcext:value-type="float">
            <text:p>-0.646953523159</text:p>
          </table:table-cell>
          <table:table-cell office:value-type="float" office:value="-0.894109368324" calcext:value-type="float">
            <text:p>-0.894109368324</text:p>
          </table:table-cell>
          <table:table-cell/>
          <table:table-cell office:value-type="float" office:value="1.59186521399417E+018" calcext:value-type="float">
            <text:p>1.59186521399417E+018</text:p>
          </table:table-cell>
          <table:table-cell table:formula="of:=([.Q168]-1.59186520428114E+018)*0.000000001" office:value-type="float" office:value="9.713036544" calcext:value-type="float">
            <text:p>9.713036544</text:p>
          </table:table-cell>
          <table:table-cell office:value-type="float" office:value="0.0732917487621" calcext:value-type="float">
            <text:p>0.0732917487621</text:p>
          </table:table-cell>
          <table:table-cell office:value-type="float" office:value="-0.0247538797557" calcext:value-type="float">
            <text:p>-0.0247538797557</text:p>
          </table:table-cell>
          <table:table-cell office:value-type="float" office:value="0.000190580598428" calcext:value-type="float">
            <text:p>0.000190580598428</text:p>
          </table:table-cell>
          <table:table-cell table:formula="of:=SQRT([.S168]*[.S168] + [.T168]*[.T168] + [.U168]*[.U168])" office:value-type="float" office:value="0.0773593647888279" calcext:value-type="float">
            <text:p>0.077359364788828</text:p>
          </table:table-cell>
          <table:table-cell table:formula="of:= ([.V169]-[.V168]) / ([.R169]-[.R168])" office:value-type="float" office:value="0.0572232108759015" calcext:value-type="float">
            <text:p>0.057223210875902</text:p>
          </table:table-cell>
        </table:table-row>
        <table:table-row table:style-name="ro1">
          <table:table-cell office:value-type="float" office:value="1.59186521404597E+018" calcext:value-type="float">
            <text:p>1.59186521404597E+018</text:p>
          </table:table-cell>
          <table:table-cell table:formula="of:= ([.A169] - 1.59186520428114E+018) * 0.000000001" office:value-type="float" office:value="9.764830208" calcext:value-type="float">
            <text:p>9.764830208</text:p>
          </table:table-cell>
          <table:table-cell office:value-type="float" office:value="0.0798999965191" calcext:value-type="float">
            <text:p>0.0798999965191</text:p>
          </table:table-cell>
          <table:table-cell office:value-type="float" office:value="0.0725499987602" calcext:value-type="float">
            <text:p>0.0725499987602</text:p>
          </table:table-cell>
          <table:table-cell office:value-type="float" office:value="-0.03356000036" calcext:value-type="float">
            <text:p>-0.03356000036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/>
          <table:table-cell office:value-type="float" office:value="0.0361000001431" calcext:value-type="float">
            <text:p>0.0361000001431</text:p>
          </table:table-cell>
          <table:table-cell office:value-type="float" office:value="0.0166299995035" calcext:value-type="float">
            <text:p>0.0166299995035</text:p>
          </table:table-cell>
          <table:table-cell office:value-type="float" office:value="0.0320399999619" calcext:value-type="float">
            <text:p>0.0320399999619</text:p>
          </table:table-cell>
          <table:table-cell office:value-type="float" office:value="0.000180000002729" calcext:value-type="float">
            <text:p>0.000180000002729</text:p>
          </table:table-cell>
          <table:table-cell/>
          <table:table-cell office:value-type="float" office:value="-1.29953467846" calcext:value-type="float">
            <text:p>-1.29953467846</text:p>
          </table:table-cell>
          <table:table-cell office:value-type="float" office:value="-0.648308157921" calcext:value-type="float">
            <text:p>-0.648308157921</text:p>
          </table:table-cell>
          <table:table-cell office:value-type="float" office:value="-0.894119918346" calcext:value-type="float">
            <text:p>-0.894119918346</text:p>
          </table:table-cell>
          <table:table-cell/>
          <table:table-cell office:value-type="float" office:value="1.59186521404597E+018" calcext:value-type="float">
            <text:p>1.59186521404597E+018</text:p>
          </table:table-cell>
          <table:table-cell table:formula="of:=([.Q169]-1.59186520428114E+018)*0.000000001" office:value-type="float" office:value="9.764838144" calcext:value-type="float">
            <text:p>9.764838144</text:p>
          </table:table-cell>
          <table:table-cell office:value-type="float" office:value="0.0765652284026" calcext:value-type="float">
            <text:p>0.0765652284026</text:p>
          </table:table-cell>
          <table:table-cell office:value-type="float" office:value="-0.0242826268077" calcext:value-type="float">
            <text:p>-0.0242826268077</text:p>
          </table:table-cell>
          <table:table-cell table:style-name="ce1" office:value-type="float" office:value="0.0000595912133576" calcext:value-type="float">
            <text:p>5.96E-05</text:p>
          </table:table-cell>
          <table:table-cell table:formula="of:=SQRT([.S169]*[.S169] + [.T169]*[.T169] + [.U169]*[.U169])" office:value-type="float" office:value="0.0803236186693369" calcext:value-type="float">
            <text:p>0.080323618669337</text:p>
          </table:table-cell>
          <table:table-cell table:formula="of:= ([.V170]-[.V169]) / ([.R170]-[.R169])" office:value-type="float" office:value="-0.015358740610533" calcext:value-type="float">
            <text:p>-0.015358740610533</text:p>
          </table:table-cell>
        </table:table-row>
        <table:table-row table:style-name="ro1">
          <table:table-cell office:value-type="float" office:value="1.59186521409805E+018" calcext:value-type="float">
            <text:p>1.59186521409805E+018</text:p>
          </table:table-cell>
          <table:table-cell table:formula="of:= ([.A170] - 1.59186520428114E+018) * 0.000000001" office:value-type="float" office:value="9.81691008" calcext:value-type="float">
            <text:p>9.81691008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3219999671" calcext:value-type="float">
            <text:p>0.073219999671</text:p>
          </table:table-cell>
          <table:table-cell office:value-type="float" office:value="-0.0317099988461" calcext:value-type="float">
            <text:p>-0.0317099988461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0.0403999984264" calcext:value-type="float">
            <text:p>0.0403999984264</text:p>
          </table:table-cell>
          <table:table-cell office:value-type="float" office:value="0.0177299994975" calcext:value-type="float">
            <text:p>0.0177299994975</text:p>
          </table:table-cell>
          <table:table-cell office:value-type="float" office:value="0.0362499989569" calcext:value-type="float">
            <text:p>0.0362499989569</text:p>
          </table:table-cell>
          <table:table-cell office:value-type="float" office:value="-0.000739999988582" calcext:value-type="float">
            <text:p>-0.000739999988582</text:p>
          </table:table-cell>
          <table:table-cell/>
          <table:table-cell office:value-type="float" office:value="-1.29562366009" calcext:value-type="float">
            <text:p>-1.29562366009</text:p>
          </table:table-cell>
          <table:table-cell office:value-type="float" office:value="-0.64944767952" calcext:value-type="float">
            <text:p>-0.64944767952</text:p>
          </table:table-cell>
          <table:table-cell office:value-type="float" office:value="-0.894104599953" calcext:value-type="float">
            <text:p>-0.894104599953</text:p>
          </table:table-cell>
          <table:table-cell/>
          <table:table-cell office:value-type="float" office:value="1.59186521409805E+018" calcext:value-type="float">
            <text:p>1.59186521409805E+018</text:p>
          </table:table-cell>
          <table:table-cell table:formula="of:=([.Q170]-1.59186520428114E+018)*0.000000001" office:value-type="float" office:value="9.816914176" calcext:value-type="float">
            <text:p>9.816914176</text:p>
          </table:table-cell>
          <table:table-cell office:value-type="float" office:value="0.0771220177412" calcext:value-type="float">
            <text:p>0.0771220177412</text:p>
          </table:table-cell>
          <table:table-cell office:value-type="float" office:value="-0.0193965714425" calcext:value-type="float">
            <text:p>-0.0193965714425</text:p>
          </table:table-cell>
          <table:table-cell table:style-name="ce1" office:value-type="float" office:value="-0.0000398743104597" calcext:value-type="float">
            <text:p>-3.99E-05</text:p>
          </table:table-cell>
          <table:table-cell table:formula="of:=SQRT([.S170]*[.S170] + [.T170]*[.T170] + [.U170]*[.U170])" office:value-type="float" office:value="0.0795237964018231" calcext:value-type="float">
            <text:p>0.079523796401823</text:p>
          </table:table-cell>
          <table:table-cell table:formula="of:= ([.V171]-[.V170]) / ([.R171]-[.R170])" office:value-type="float" office:value="-0.00162409838470426" calcext:value-type="float">
            <text:p>-0.001624098384704</text:p>
          </table:table-cell>
        </table:table-row>
        <table:table-row table:style-name="ro1">
          <table:table-cell office:value-type="float" office:value="1.59186521420017E+018" calcext:value-type="float">
            <text:p>1.59186521420017E+018</text:p>
          </table:table-cell>
          <table:table-cell table:formula="of:= ([.A171] - 1.59186520428114E+018) * 0.000000001" office:value-type="float" office:value="9.919030016" calcext:value-type="float">
            <text:p>9.919030016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44299963117" calcext:value-type="float">
            <text:p>0.0744299963117</text:p>
          </table:table-cell>
          <table:table-cell office:value-type="float" office:value="-0.0288999993354" calcext:value-type="float">
            <text:p>-0.0288999993354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041400000453" calcext:value-type="float">
            <text:p>0.041400000453</text:p>
          </table:table-cell>
          <table:table-cell office:value-type="float" office:value="0.0119200004265" calcext:value-type="float">
            <text:p>0.0119200004265</text:p>
          </table:table-cell>
          <table:table-cell office:value-type="float" office:value="0.0396899990737" calcext:value-type="float">
            <text:p>0.0396899990737</text:p>
          </table:table-cell>
          <table:table-cell office:value-type="float" office:value="0.000660000019707" calcext:value-type="float">
            <text:p>0.000660000019707</text:p>
          </table:table-cell>
          <table:table-cell/>
          <table:table-cell office:value-type="float" office:value="-1.28773629665" calcext:value-type="float">
            <text:p>-1.28773629665</text:p>
          </table:table-cell>
          <table:table-cell office:value-type="float" office:value="-0.651434957981" calcext:value-type="float">
            <text:p>-0.651434957981</text:p>
          </table:table-cell>
          <table:table-cell office:value-type="float" office:value="-0.894103229046" calcext:value-type="float">
            <text:p>-0.894103229046</text:p>
          </table:table-cell>
          <table:table-cell/>
          <table:table-cell office:value-type="float" office:value="1.59186521420017E+018" calcext:value-type="float">
            <text:p>1.59186521420017E+018</text:p>
          </table:table-cell>
          <table:table-cell table:formula="of:=([.Q171]-1.59186520428114E+018)*0.000000001" office:value-type="float" office:value="9.919034368" calcext:value-type="float">
            <text:p>9.919034368</text:p>
          </table:table-cell>
          <table:table-cell office:value-type="float" office:value="0.0778198242188" calcext:value-type="float">
            <text:p>0.0778198242188</text:p>
          </table:table-cell>
          <table:table-cell office:value-type="float" office:value="-0.0155432745814" calcext:value-type="float">
            <text:p>-0.0155432745814</text:p>
          </table:table-cell>
          <table:table-cell office:value-type="float" office:value="0.000405853294069" calcext:value-type="float">
            <text:p>0.000405853294069</text:p>
          </table:table-cell>
          <table:table-cell table:formula="of:=SQRT([.S171]*[.S171] + [.T171]*[.T171] + [.U171]*[.U171])" office:value-type="float" office:value="0.0793579431629502" calcext:value-type="float">
            <text:p>0.07935794316295</text:p>
          </table:table-cell>
          <table:table-cell table:formula="of:= ([.V172]-[.V171]) / ([.R172]-[.R171])" office:value-type="float" office:value="-0.0114964083709065" calcext:value-type="float">
            <text:p>-0.011496408370907</text:p>
          </table:table-cell>
        </table:table-row>
        <table:table-row table:style-name="ro1">
          <table:table-cell office:value-type="float" office:value="1.59186521425226E+018" calcext:value-type="float">
            <text:p>1.59186521425226E+018</text:p>
          </table:table-cell>
          <table:table-cell table:formula="of:= ([.A172] - 1.59186520428114E+018) * 0.000000001" office:value-type="float" office:value="9.971120128" calcext:value-type="float">
            <text:p>9.971120128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0.0748599991202" calcext:value-type="float">
            <text:p>0.0748599991202</text:p>
          </table:table-cell>
          <table:table-cell office:value-type="float" office:value="-0.0267099998891" calcext:value-type="float">
            <text:p>-0.0267099998891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419999994338" calcext:value-type="float">
            <text:p>0.0419999994338</text:p>
          </table:table-cell>
          <table:table-cell office:value-type="float" office:value="0.01176999975" calcext:value-type="float">
            <text:p>0.01176999975</text:p>
          </table:table-cell>
          <table:table-cell office:value-type="float" office:value="0.0402799993753" calcext:value-type="float">
            <text:p>0.0402799993753</text:p>
          </table:table-cell>
          <table:table-cell office:value-type="float" office:value="0.00106999999844" calcext:value-type="float">
            <text:p>0.00106999999844</text:p>
          </table:table-cell>
          <table:table-cell/>
          <table:table-cell office:value-type="float" office:value="-1.28369486332" calcext:value-type="float">
            <text:p>-1.28369486332</text:p>
          </table:table-cell>
          <table:table-cell office:value-type="float" office:value="-0.652275681496" calcext:value-type="float">
            <text:p>-0.652275681496</text:p>
          </table:table-cell>
          <table:table-cell office:value-type="float" office:value="-0.894082486629" calcext:value-type="float">
            <text:p>-0.894082486629</text:p>
          </table:table-cell>
          <table:table-cell/>
          <table:table-cell office:value-type="float" office:value="1.59186521425226E+018" calcext:value-type="float">
            <text:p>1.59186521425226E+018</text:p>
          </table:table-cell>
          <table:table-cell table:formula="of:=([.Q172]-1.59186520428114E+018)*0.000000001" office:value-type="float" office:value="9.97112064" calcext:value-type="float">
            <text:p>9.97112064</text:p>
          </table:table-cell>
          <table:table-cell office:value-type="float" office:value="0.0775476694107" calcext:value-type="float">
            <text:p>0.0775476694107</text:p>
          </table:table-cell>
          <table:table-cell office:value-type="float" office:value="-0.0137573936954" calcext:value-type="float">
            <text:p>-0.0137573936954</text:p>
          </table:table-cell>
          <table:table-cell office:value-type="float" office:value="0.000308096467052" calcext:value-type="float">
            <text:p>0.000308096467052</text:p>
          </table:table-cell>
          <table:table-cell table:formula="of:=SQRT([.S172]*[.S172] + [.T172]*[.T172] + [.U172]*[.U172])" office:value-type="float" office:value="0.0787591381095201" calcext:value-type="float">
            <text:p>0.07875913810952</text:p>
          </table:table-cell>
          <table:table-cell table:formula="of:= ([.V173]-[.V172]) / ([.R173]-[.R172])" office:value-type="float" office:value="0.0302900169380675" calcext:value-type="float">
            <text:p>0.030290016938068</text:p>
          </table:table-cell>
        </table:table-row>
        <table:table-row table:style-name="ro1">
          <table:table-cell office:value-type="float" office:value="1.59186521430434E+018" calcext:value-type="float">
            <text:p>1.59186521430434E+018</text:p>
          </table:table-cell>
          <table:table-cell table:formula="of:= ([.A173] - 1.59186520428114E+018) * 0.000000001" office:value-type="float" office:value="10.0232" calcext:value-type="float">
            <text:p>10.0232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0.0756300017238" calcext:value-type="float">
            <text:p>0.0756300017238</text:p>
          </table:table-cell>
          <table:table-cell office:value-type="float" office:value="-0.0246799997985" calcext:value-type="float">
            <text:p>-0.024679999798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461000017822" calcext:value-type="float">
            <text:p>0.0461000017822</text:p>
          </table:table-cell>
          <table:table-cell office:value-type="float" office:value="0.0193600002676" calcext:value-type="float">
            <text:p>0.0193600002676</text:p>
          </table:table-cell>
          <table:table-cell office:value-type="float" office:value="0.041859999299" calcext:value-type="float">
            <text:p>0.041859999299</text:p>
          </table:table-cell>
          <table:table-cell table:style-name="ce1" office:value-type="float" office:value="-0.0000499999987369" calcext:value-type="float">
            <text:p>-5.00E-05</text:p>
          </table:table-cell>
          <table:table-cell/>
          <table:table-cell office:value-type="float" office:value="-1.27948594093" calcext:value-type="float">
            <text:p>-1.27948594093</text:p>
          </table:table-cell>
          <table:table-cell office:value-type="float" office:value="-0.653026044369" calcext:value-type="float">
            <text:p>-0.653026044369</text:p>
          </table:table-cell>
          <table:table-cell office:value-type="float" office:value="-0.894091844559" calcext:value-type="float">
            <text:p>-0.894091844559</text:p>
          </table:table-cell>
          <table:table-cell/>
          <table:table-cell office:value-type="float" office:value="1.59186521430434E+018" calcext:value-type="float">
            <text:p>1.59186521430434E+018</text:p>
          </table:table-cell>
          <table:table-cell table:formula="of:=([.Q173]-1.59186520428114E+018)*0.000000001" office:value-type="float" office:value="10.023205376" calcext:value-type="float">
            <text:p>10.023205376</text:p>
          </table:table-cell>
          <table:table-cell office:value-type="float" office:value="0.0796921923757" calcext:value-type="float">
            <text:p>0.0796921923757</text:p>
          </table:table-cell>
          <table:table-cell office:value-type="float" office:value="-0.0101563734934" calcext:value-type="float">
            <text:p>-0.0101563734934</text:p>
          </table:table-cell>
          <table:table-cell table:style-name="ce1" office:value-type="float" office:value="-0.0000409831154684" calcext:value-type="float">
            <text:p>-4.10E-05</text:p>
          </table:table-cell>
          <table:table-cell table:formula="of:=SQRT([.S173]*[.S173] + [.T173]*[.T173] + [.U173]*[.U173])" office:value-type="float" office:value="0.0803367856451748" calcext:value-type="float">
            <text:p>0.080336785645175</text:p>
          </table:table-cell>
          <table:table-cell table:formula="of:= ([.V174]-[.V173]) / ([.R174]-[.R173])" office:value-type="float" office:value="-0.00423864747511623" calcext:value-type="float">
            <text:p>-0.004238647475116</text:p>
          </table:table-cell>
        </table:table-row>
        <table:table-row table:style-name="ro1">
          <table:table-cell office:value-type="float" office:value="1.59186521440699E+018" calcext:value-type="float">
            <text:p>1.59186521440699E+018</text:p>
          </table:table-cell>
          <table:table-cell table:formula="of:= ([.A174] - 1.59186520428114E+018) * 0.000000001" office:value-type="float" office:value="10.125850112" calcext:value-type="float">
            <text:p>10.125850112</text:p>
          </table:table-cell>
          <table:table-cell office:value-type="float" office:value="0.0794000029564" calcext:value-type="float">
            <text:p>0.0794000029564</text:p>
          </table:table-cell>
          <table:table-cell office:value-type="float" office:value="0.0765200033784" calcext:value-type="float">
            <text:p>0.0765200033784</text:p>
          </table:table-cell>
          <table:table-cell office:value-type="float" office:value="-0.0212600007653" calcext:value-type="float">
            <text:p>-0.0212600007653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461999997497" calcext:value-type="float">
            <text:p>0.0461999997497</text:p>
          </table:table-cell>
          <table:table-cell office:value-type="float" office:value="0.0101300003007" calcext:value-type="float">
            <text:p>0.0101300003007</text:p>
          </table:table-cell>
          <table:table-cell office:value-type="float" office:value="0.0450499989092" calcext:value-type="float">
            <text:p>0.0450499989092</text:p>
          </table:table-cell>
          <table:table-cell office:value-type="float" office:value="-0.000410000007832" calcext:value-type="float">
            <text:p>-0.000410000007832</text:p>
          </table:table-cell>
          <table:table-cell/>
          <table:table-cell office:value-type="float" office:value="-1.27134561539" calcext:value-type="float">
            <text:p>-1.27134561539</text:p>
          </table:table-cell>
          <table:table-cell office:value-type="float" office:value="-0.653956830502" calcext:value-type="float">
            <text:p>-0.653956830502</text:p>
          </table:table-cell>
          <table:table-cell office:value-type="float" office:value="-0.894101798534" calcext:value-type="float">
            <text:p>-0.894101798534</text:p>
          </table:table-cell>
          <table:table-cell/>
          <table:table-cell office:value-type="float" office:value="1.59186521440699E+018" calcext:value-type="float">
            <text:p>1.59186521440699E+018</text:p>
          </table:table-cell>
          <table:table-cell table:formula="of:=([.Q174]-1.59186520428114E+018)*0.000000001" office:value-type="float" office:value="10.12585344" calcext:value-type="float">
            <text:p>10.12585344</text:p>
          </table:table-cell>
          <table:table-cell office:value-type="float" office:value="0.0796754211187" calcext:value-type="float">
            <text:p>0.0796754211187</text:p>
          </table:table-cell>
          <table:table-cell office:value-type="float" office:value="-0.00600901432335" calcext:value-type="float">
            <text:p>-0.00600901432335</text:p>
          </table:table-cell>
          <table:table-cell table:style-name="ce1" office:value-type="float" office:value="-0.0000122483006635" calcext:value-type="float">
            <text:p>-1.22E-05</text:p>
          </table:table-cell>
          <table:table-cell table:formula="of:=SQRT([.S174]*[.S174] + [.T174]*[.T174] + [.U174]*[.U174])" office:value-type="float" office:value="0.0799016966878757" calcext:value-type="float">
            <text:p>0.079901696687876</text:p>
          </table:table-cell>
          <table:table-cell table:formula="of:= ([.V175]-[.V174]) / ([.R175]-[.R174])" office:value-type="float" office:value="-0.0207519358288185" calcext:value-type="float">
            <text:p>-0.020751935828819</text:p>
          </table:table-cell>
        </table:table-row>
        <table:table-row table:style-name="ro1">
          <table:table-cell office:value-type="float" office:value="1.59186521445822E+018" calcext:value-type="float">
            <text:p>1.59186521445822E+018</text:p>
          </table:table-cell>
          <table:table-cell table:formula="of:= ([.A175] - 1.59186520428114E+018) * 0.000000001" office:value-type="float" office:value="10.177080064" calcext:value-type="float">
            <text:p>10.177080064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0.0772000029683" calcext:value-type="float">
            <text:p>0.0772000029683</text:p>
          </table:table-cell>
          <table:table-cell office:value-type="float" office:value="-0.0190799999982" calcext:value-type="float">
            <text:p>-0.0190799999982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449000000954" calcext:value-type="float">
            <text:p>0.0449000000954</text:p>
          </table:table-cell>
          <table:table-cell office:value-type="float" office:value="0.00872999988496" calcext:value-type="float">
            <text:p>0.00872999988496</text:p>
          </table:table-cell>
          <table:table-cell office:value-type="float" office:value="0.0440399982035" calcext:value-type="float">
            <text:p>0.0440399982035</text:p>
          </table:table-cell>
          <table:table-cell office:value-type="float" office:value="-0.000390000001062" calcext:value-type="float">
            <text:p>-0.000390000001062</text:p>
          </table:table-cell>
          <table:table-cell/>
          <table:table-cell office:value-type="float" office:value="-1.26726520061" calcext:value-type="float">
            <text:p>-1.26726520061</text:p>
          </table:table-cell>
          <table:table-cell office:value-type="float" office:value="-0.654265522957" calcext:value-type="float">
            <text:p>-0.654265522957</text:p>
          </table:table-cell>
          <table:table-cell office:value-type="float" office:value="-0.894129216671" calcext:value-type="float">
            <text:p>-0.894129216671</text:p>
          </table:table-cell>
          <table:table-cell/>
          <table:table-cell office:value-type="float" office:value="1.59186521445822E+018" calcext:value-type="float">
            <text:p>1.59186521445822E+018</text:p>
          </table:table-cell>
          <table:table-cell table:formula="of:=([.Q175]-1.59186520428114E+018)*0.000000001" office:value-type="float" office:value="10.17708416" calcext:value-type="float">
            <text:p>10.17708416</text:p>
          </table:table-cell>
          <table:table-cell office:value-type="float" office:value="0.0787036269903" calcext:value-type="float">
            <text:p>0.0787036269903</text:p>
          </table:table-cell>
          <table:table-cell office:value-type="float" office:value="-0.00461054686457" calcext:value-type="float">
            <text:p>-0.00461054686457</text:p>
          </table:table-cell>
          <table:table-cell table:style-name="ce1" office:value-type="float" office:value="-0.0000225990825129" calcext:value-type="float">
            <text:p>-2.26E-05</text:p>
          </table:table-cell>
          <table:table-cell table:formula="of:=SQRT([.S175]*[.S175] + [.T175]*[.T175] + [.U175]*[.U175])" office:value-type="float" office:value="0.0788385600739715" calcext:value-type="float">
            <text:p>0.078838560073972</text:p>
          </table:table-cell>
          <table:table-cell table:formula="of:= ([.V176]-[.V175]) / ([.R176]-[.R175])" office:value-type="float" office:value="0.0285315354983537" calcext:value-type="float">
            <text:p>0.028531535498354</text:p>
          </table:table-cell>
        </table:table-row>
        <table:table-row table:style-name="ro1">
          <table:table-cell office:value-type="float" office:value="1.59186521451133E+018" calcext:value-type="float">
            <text:p>1.59186521451133E+018</text:p>
          </table:table-cell>
          <table:table-cell table:formula="of:= ([.A176] - 1.59186520428114E+018) * 0.000000001" office:value-type="float" office:value="10.230189824" calcext:value-type="float">
            <text:p>10.230189824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0.0776500031352" calcext:value-type="float">
            <text:p>0.0776500031352</text:p>
          </table:table-cell>
          <table:table-cell office:value-type="float" office:value="-0.0168999992311" calcext:value-type="float">
            <text:p>-0.0168999992311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447000004351" calcext:value-type="float">
            <text:p>0.0447000004351</text:p>
          </table:table-cell>
          <table:table-cell office:value-type="float" office:value="0.00949999969453" calcext:value-type="float">
            <text:p>0.00949999969453</text:p>
          </table:table-cell>
          <table:table-cell office:value-type="float" office:value="0.0436300002038" calcext:value-type="float">
            <text:p>0.0436300002038</text:p>
          </table:table-cell>
          <table:table-cell office:value-type="float" office:value="-0.000209999998333" calcext:value-type="float">
            <text:p>-0.000209999998333</text:p>
          </table:table-cell>
          <table:table-cell/>
          <table:table-cell office:value-type="float" office:value="-1.2631046772" calcext:value-type="float">
            <text:p>-1.2631046772</text:p>
          </table:table-cell>
          <table:table-cell office:value-type="float" office:value="-0.654547691345" calcext:value-type="float">
            <text:p>-0.654547691345</text:p>
          </table:table-cell>
          <table:table-cell office:value-type="float" office:value="-0.894134044647" calcext:value-type="float">
            <text:p>-0.894134044647</text:p>
          </table:table-cell>
          <table:table-cell/>
          <table:table-cell office:value-type="float" office:value="1.59186521451133E+018" calcext:value-type="float">
            <text:p>1.59186521451133E+018</text:p>
          </table:table-cell>
          <table:table-cell table:formula="of:=([.Q176]-1.59186520428114E+018)*0.000000001" office:value-type="float" office:value="10.230198016" calcext:value-type="float">
            <text:p>10.230198016</text:p>
          </table:table-cell>
          <table:table-cell office:value-type="float" office:value="0.0803296118975" calcext:value-type="float">
            <text:p>0.0803296118975</text:p>
          </table:table-cell>
          <table:table-cell office:value-type="float" office:value="-0.00197202106938" calcext:value-type="float">
            <text:p>-0.00197202106938</text:p>
          </table:table-cell>
          <table:table-cell office:value-type="float" office:value="-0.000163333403179" calcext:value-type="float">
            <text:p>-0.000163333403179</text:p>
          </table:table-cell>
          <table:table-cell table:formula="of:=SQRT([.S176]*[.S176] + [.T176]*[.T176] + [.U176]*[.U176])" office:value-type="float" office:value="0.0803539799418899" calcext:value-type="float">
            <text:p>0.08035397994189</text:p>
          </table:table-cell>
          <table:table-cell table:formula="of:= ([.V177]-[.V176]) / ([.R177]-[.R176])" office:value-type="float" office:value="0.000250844214007668" calcext:value-type="float">
            <text:p>0.000250844214008</text:p>
          </table:table-cell>
        </table:table-row>
        <table:table-row table:style-name="ro1">
          <table:table-cell office:value-type="float" office:value="1.59186521456299E+018" calcext:value-type="float">
            <text:p>1.59186521456299E+018</text:p>
          </table:table-cell>
          <table:table-cell table:formula="of:= ([.A177] - 1.59186520428114E+018) * 0.000000001" office:value-type="float" office:value="10.281849856" calcext:value-type="float">
            <text:p>10.281849856</text:p>
          </table:table-cell>
          <table:table-cell office:value-type="float" office:value="0.0794999971986" calcext:value-type="float">
            <text:p>0.0794999971986</text:p>
          </table:table-cell>
          <table:table-cell office:value-type="float" office:value="0.078210003674" calcext:value-type="float">
            <text:p>0.078210003674</text:p>
          </table:table-cell>
          <table:table-cell office:value-type="float" office:value="-0.0145199997351" calcext:value-type="float">
            <text:p>-0.0145199997351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465000011027" calcext:value-type="float">
            <text:p>0.0465000011027</text:p>
          </table:table-cell>
          <table:table-cell office:value-type="float" office:value="0.00718000018969" calcext:value-type="float">
            <text:p>0.00718000018969</text:p>
          </table:table-cell>
          <table:table-cell office:value-type="float" office:value="0.0459299981594" calcext:value-type="float">
            <text:p>0.0459299981594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5889456272" calcext:value-type="float">
            <text:p>-1.25889456272</text:p>
          </table:table-cell>
          <table:table-cell office:value-type="float" office:value="-0.654619276524" calcext:value-type="float">
            <text:p>-0.654619276524</text:p>
          </table:table-cell>
          <table:table-cell office:value-type="float" office:value="-0.894116342068" calcext:value-type="float">
            <text:p>-0.894116342068</text:p>
          </table:table-cell>
          <table:table-cell/>
          <table:table-cell office:value-type="float" office:value="1.59186521456299E+018" calcext:value-type="float">
            <text:p>1.59186521456299E+018</text:p>
          </table:table-cell>
          <table:table-cell table:formula="of:=([.Q177]-1.59186520428114E+018)*0.000000001" office:value-type="float" office:value="10.28184832" calcext:value-type="float">
            <text:p>10.28184832</text:p>
          </table:table-cell>
          <table:table-cell office:value-type="float" office:value="0.0803647637367" calcext:value-type="float">
            <text:p>0.0803647637367</text:p>
          </table:table-cell>
          <table:table-cell office:value-type="float" office:value="0.000565576949157" calcext:value-type="float">
            <text:p>0.000565576949157</text:p>
          </table:table-cell>
          <table:table-cell office:value-type="float" office:value="0.000171154504642" calcext:value-type="float">
            <text:p>0.000171154504642</text:p>
          </table:table-cell>
          <table:table-cell table:formula="of:=SQRT([.S177]*[.S177] + [.T177]*[.T177] + [.U177]*[.U177])" office:value-type="float" office:value="0.0803669361218" calcext:value-type="float">
            <text:p>0.0803669361218</text:p>
          </table:table-cell>
          <table:table-cell table:formula="of:= ([.V178]-[.V177]) / ([.R178]-[.R177])" office:value-type="float" office:value="0.0205312487818079" calcext:value-type="float">
            <text:p>0.020531248781808</text:p>
          </table:table-cell>
        </table:table-row>
        <table:table-row table:style-name="ro1">
          <table:table-cell office:value-type="float" office:value="1.59186521461505E+018" calcext:value-type="float">
            <text:p>1.59186521461505E+018</text:p>
          </table:table-cell>
          <table:table-cell table:formula="of:= ([.A178] - 1.59186520428114E+018) * 0.000000001" office:value-type="float" office:value="10.333910016" calcext:value-type="float">
            <text:p>10.333910016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0.0786100029945" calcext:value-type="float">
            <text:p>0.0786100029945</text:p>
          </table:table-cell>
          <table:table-cell office:value-type="float" office:value="-0.0123300002888" calcext:value-type="float">
            <text:p>-0.0123300002888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454000011086" calcext:value-type="float">
            <text:p>0.0454000011086</text:p>
          </table:table-cell>
          <table:table-cell office:value-type="float" office:value="0.0130700003356" calcext:value-type="float">
            <text:p>0.0130700003356</text:p>
          </table:table-cell>
          <table:table-cell office:value-type="float" office:value="0.0434999987483" calcext:value-type="float">
            <text:p>0.0434999987483</text:p>
          </table:table-cell>
          <table:table-cell office:value-type="float" office:value="-0.000230000005104" calcext:value-type="float">
            <text:p>-0.000230000005104</text:p>
          </table:table-cell>
          <table:table-cell/>
          <table:table-cell office:value-type="float" office:value="-1.25482726097" calcext:value-type="float">
            <text:p>-1.25482726097</text:p>
          </table:table-cell>
          <table:table-cell office:value-type="float" office:value="-0.654609501362" calcext:value-type="float">
            <text:p>-0.654609501362</text:p>
          </table:table-cell>
          <table:table-cell office:value-type="float" office:value="-0.894114375114" calcext:value-type="float">
            <text:p>-0.894114375114</text:p>
          </table:table-cell>
          <table:table-cell/>
          <table:table-cell office:value-type="float" office:value="1.59186521461505E+018" calcext:value-type="float">
            <text:p>1.59186521461505E+018</text:p>
          </table:table-cell>
          <table:table-cell table:formula="of:=([.Q178]-1.59186520428114E+018)*0.000000001" office:value-type="float" office:value="10.333909504" calcext:value-type="float">
            <text:p>10.333909504</text:p>
          </table:table-cell>
          <table:table-cell office:value-type="float" office:value="0.0814046189189" calcext:value-type="float">
            <text:p>0.0814046189189</text:p>
          </table:table-cell>
          <table:table-cell office:value-type="float" office:value="0.00225346256047" calcext:value-type="float">
            <text:p>0.00225346256047</text:p>
          </table:table-cell>
          <table:table-cell table:style-name="ce1" office:value-type="float" office:value="0.0000474878033856" calcext:value-type="float">
            <text:p>4.75E-05</text:p>
          </table:table-cell>
          <table:table-cell table:formula="of:=SQRT([.S178]*[.S178] + [.T178]*[.T178] + [.U178]*[.U178])" office:value-type="float" office:value="0.0814358172423795" calcext:value-type="float">
            <text:p>0.08143581724238</text:p>
          </table:table-cell>
          <table:table-cell table:formula="of:= ([.V179]-[.V178]) / ([.R179]-[.R178])" office:value-type="float" office:value="-0.0208994744620546" calcext:value-type="float">
            <text:p>-0.020899474462055</text:p>
          </table:table-cell>
        </table:table-row>
        <table:table-row table:style-name="ro1">
          <table:table-cell office:value-type="float" office:value="1.59186521466707E+018" calcext:value-type="float">
            <text:p>1.59186521466707E+018</text:p>
          </table:table-cell>
          <table:table-cell table:formula="of:= ([.A179] - 1.59186520428114E+018) * 0.000000001" office:value-type="float" office:value="10.385929984" calcext:value-type="float">
            <text:p>10.385929984</text:p>
          </table:table-cell>
          <table:table-cell office:value-type="float" office:value="0.0793000012636" calcext:value-type="float">
            <text:p>0.0793000012636</text:p>
          </table:table-cell>
          <table:table-cell office:value-type="float" office:value="0.0787099972367" calcext:value-type="float">
            <text:p>0.0787099972367</text:p>
          </table:table-cell>
          <table:table-cell office:value-type="float" office:value="-0.0100699998438" calcext:value-type="float">
            <text:p>-0.0100699998438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443999990821" calcext:value-type="float">
            <text:p>0.0443999990821</text:p>
          </table:table-cell>
          <table:table-cell office:value-type="float" office:value="0.00600000005215" calcext:value-type="float">
            <text:p>0.00600000005215</text:p>
          </table:table-cell>
          <table:table-cell office:value-type="float" office:value="0.0439499989152" calcext:value-type="float">
            <text:p>0.0439499989152</text:p>
          </table:table-cell>
          <table:table-cell office:value-type="float" office:value="-0.000460000010207" calcext:value-type="float">
            <text:p>-0.000460000010207</text:p>
          </table:table-cell>
          <table:table-cell/>
          <table:table-cell office:value-type="float" office:value="-1.25065124035" calcext:value-type="float">
            <text:p>-1.25065124035</text:p>
          </table:table-cell>
          <table:table-cell office:value-type="float" office:value="-0.654561758041" calcext:value-type="float">
            <text:p>-0.654561758041</text:p>
          </table:table-cell>
          <table:table-cell office:value-type="float" office:value="-0.894125461578" calcext:value-type="float">
            <text:p>-0.894125461578</text:p>
          </table:table-cell>
          <table:table-cell/>
          <table:table-cell office:value-type="float" office:value="1.59186521466707E+018" calcext:value-type="float">
            <text:p>1.59186521466707E+018</text:p>
          </table:table-cell>
          <table:table-cell table:formula="of:=([.Q179]-1.59186520428114E+018)*0.000000001" office:value-type="float" office:value="10.385929216" calcext:value-type="float">
            <text:p>10.385929216</text:p>
          </table:table-cell>
          <table:table-cell office:value-type="float" office:value="0.0802917852998" calcext:value-type="float">
            <text:p>0.0802917852998</text:p>
          </table:table-cell>
          <table:table-cell office:value-type="float" office:value="0.0030136636924" calcext:value-type="float">
            <text:p>0.0030136636924</text:p>
          </table:table-cell>
          <table:table-cell office:value-type="float" office:value="-0.000223170776735" calcext:value-type="float">
            <text:p>-0.000223170776735</text:p>
          </table:table-cell>
          <table:table-cell table:formula="of:=SQRT([.S179]*[.S179] + [.T179]*[.T179] + [.U179]*[.U179])" office:value-type="float" office:value="0.0803486325999121" calcext:value-type="float">
            <text:p>0.080348632599912</text:p>
          </table:table-cell>
          <table:table-cell table:formula="of:= ([.V180]-[.V179]) / ([.R180]-[.R179])" office:value-type="float" office:value="0.00611526849566511" calcext:value-type="float">
            <text:p>0.006115268495665</text:p>
          </table:table-cell>
        </table:table-row>
        <table:table-row table:style-name="ro1">
          <table:table-cell office:value-type="float" office:value="1.59186521471926E+018" calcext:value-type="float">
            <text:p>1.59186521471926E+018</text:p>
          </table:table-cell>
          <table:table-cell table:formula="of:= ([.A180] - 1.59186520428114E+018) * 0.000000001" office:value-type="float" office:value="10.438119936" calcext:value-type="float">
            <text:p>10.438119936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0.07920999825" calcext:value-type="float">
            <text:p>0.07920999825</text:p>
          </table:table-cell>
          <table:table-cell office:value-type="float" office:value="-0.00815000012517" calcext:value-type="float">
            <text:p>-0.00815000012517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361000001431" calcext:value-type="float">
            <text:p>0.0361000001431</text:p>
          </table:table-cell>
          <table:table-cell office:value-type="float" office:value="0.00563000002876" calcext:value-type="float">
            <text:p>0.00563000002876</text:p>
          </table:table-cell>
          <table:table-cell office:value-type="float" office:value="0.0356599986553" calcext:value-type="float">
            <text:p>0.0356599986553</text:p>
          </table:table-cell>
          <table:table-cell office:value-type="float" office:value="0.000369999994291" calcext:value-type="float">
            <text:p>0.000369999994291</text:p>
          </table:table-cell>
          <table:table-cell/>
          <table:table-cell office:value-type="float" office:value="-1.24642038345" calcext:value-type="float">
            <text:p>-1.24642038345</text:p>
          </table:table-cell>
          <table:table-cell office:value-type="float" office:value="-0.654512524605" calcext:value-type="float">
            <text:p>-0.654512524605</text:p>
          </table:table-cell>
          <table:table-cell office:value-type="float" office:value="-0.894114613533" calcext:value-type="float">
            <text:p>-0.894114613533</text:p>
          </table:table-cell>
          <table:table-cell/>
          <table:table-cell office:value-type="float" office:value="1.59186521471926E+018" calcext:value-type="float">
            <text:p>1.59186521471926E+018</text:p>
          </table:table-cell>
          <table:table-cell table:formula="of:=([.Q180]-1.59186520428114E+018)*0.000000001" office:value-type="float" office:value="10.438119424" calcext:value-type="float">
            <text:p>10.438119424</text:p>
          </table:table-cell>
          <table:table-cell office:value-type="float" office:value="0.0806204304099" calcext:value-type="float">
            <text:p>0.0806204304099</text:p>
          </table:table-cell>
          <table:table-cell office:value-type="float" office:value="0.00275736604817" calcext:value-type="float">
            <text:p>0.00275736604817</text:p>
          </table:table-cell>
          <table:table-cell office:value-type="float" office:value="0.000188238351257" calcext:value-type="float">
            <text:p>0.000188238351257</text:p>
          </table:table-cell>
          <table:table-cell table:formula="of:=SQRT([.S180]*[.S180] + [.T180]*[.T180] + [.U180]*[.U180])" office:value-type="float" office:value="0.0806677897346767" calcext:value-type="float">
            <text:p>0.080667789734677</text:p>
          </table:table-cell>
          <table:table-cell table:formula="of:= ([.V181]-[.V180]) / ([.R181]-[.R180])" office:value-type="float" office:value="-0.0149531308046037" calcext:value-type="float">
            <text:p>-0.014953130804604</text:p>
          </table:table-cell>
        </table:table-row>
        <table:table-row table:style-name="ro1">
          <table:table-cell office:value-type="float" office:value="1.59186521477108E+018" calcext:value-type="float">
            <text:p>1.59186521477108E+018</text:p>
          </table:table-cell>
          <table:table-cell table:formula="of:= ([.A181] - 1.59186520428114E+018) * 0.000000001" office:value-type="float" office:value="10.489939968" calcext:value-type="float">
            <text:p>10.489939968</text:p>
          </table:table-cell>
          <table:table-cell office:value-type="float" office:value="0.0795999988914" calcext:value-type="float">
            <text:p>0.0795999988914</text:p>
          </table:table-cell>
          <table:table-cell office:value-type="float" office:value="0.0794700011611" calcext:value-type="float">
            <text:p>0.0794700011611</text:p>
          </table:table-cell>
          <table:table-cell office:value-type="float" office:value="-0.00541000021622" calcext:value-type="float">
            <text:p>-0.00541000021622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320999994874" calcext:value-type="float">
            <text:p>0.0320999994874</text:p>
          </table:table-cell>
          <table:table-cell office:value-type="float" office:value="0.0035500000231" calcext:value-type="float">
            <text:p>0.0035500000231</text:p>
          </table:table-cell>
          <table:table-cell office:value-type="float" office:value="0.0318499989808" calcext:value-type="float">
            <text:p>0.0318499989808</text:p>
          </table:table-cell>
          <table:table-cell office:value-type="float" office:value="-0.00142999994569" calcext:value-type="float">
            <text:p>-0.00142999994569</text:p>
          </table:table-cell>
          <table:table-cell/>
          <table:table-cell office:value-type="float" office:value="-1.2423684597" calcext:value-type="float">
            <text:p>-1.2423684597</text:p>
          </table:table-cell>
          <table:table-cell office:value-type="float" office:value="-0.65452092886" calcext:value-type="float">
            <text:p>-0.65452092886</text:p>
          </table:table-cell>
          <table:table-cell office:value-type="float" office:value="-0.894124150276" calcext:value-type="float">
            <text:p>-0.894124150276</text:p>
          </table:table-cell>
          <table:table-cell/>
          <table:table-cell office:value-type="float" office:value="1.59186521477108E+018" calcext:value-type="float">
            <text:p>1.59186521477108E+018</text:p>
          </table:table-cell>
          <table:table-cell table:formula="of:=([.Q181]-1.59186520428114E+018)*0.000000001" office:value-type="float" office:value="10.489940224" calcext:value-type="float">
            <text:p>10.489940224</text:p>
          </table:table-cell>
          <table:table-cell office:value-type="float" office:value="0.0798482149839" calcext:value-type="float">
            <text:p>0.0798482149839</text:p>
          </table:table-cell>
          <table:table-cell office:value-type="float" office:value="0.00263979914598" calcext:value-type="float">
            <text:p>0.00263979914598</text:p>
          </table:table-cell>
          <table:table-cell office:value-type="float" office:value="-0.000412963418057" calcext:value-type="float">
            <text:p>-0.000412963418057</text:p>
          </table:table-cell>
          <table:table-cell table:formula="of:=SQRT([.S181]*[.S181] + [.T181]*[.T181] + [.U181]*[.U181])" office:value-type="float" office:value="0.0798929065338775" calcext:value-type="float">
            <text:p>0.079892906533878</text:p>
          </table:table-cell>
          <table:table-cell table:formula="of:= ([.V182]-[.V181]) / ([.R182]-[.R181])" office:value-type="float" office:value="0.00144591348607829" calcext:value-type="float">
            <text:p>0.001445913486078</text:p>
          </table:table-cell>
        </table:table-row>
        <table:table-row table:style-name="ro1">
          <table:table-cell office:value-type="float" office:value="1.5918652148733E+018" calcext:value-type="float">
            <text:p>1.5918652148733E+018</text:p>
          </table:table-cell>
          <table:table-cell table:formula="of:= ([.A182] - 1.59186520428114E+018) * 0.000000001" office:value-type="float" office:value="10.59216" calcext:value-type="float">
            <text:p>10.59216</text:p>
          </table:table-cell>
          <table:table-cell office:value-type="float" office:value="0.0797000005841" calcext:value-type="float">
            <text:p>0.0797000005841</text:p>
          </table:table-cell>
          <table:table-cell office:value-type="float" office:value="0.0796499997377" calcext:value-type="float">
            <text:p>0.0796499997377</text:p>
          </table:table-cell>
          <table:table-cell office:value-type="float" office:value="-0.00349000003189" calcext:value-type="float">
            <text:p>-0.00349000003189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267999991775" calcext:value-type="float">
            <text:p>0.0267999991775</text:p>
          </table:table-cell>
          <table:table-cell office:value-type="float" office:value="0.00394000019878" calcext:value-type="float">
            <text:p>0.00394000019878</text:p>
          </table:table-cell>
          <table:table-cell office:value-type="float" office:value="0.0265299994498" calcext:value-type="float">
            <text:p>0.0265299994498</text:p>
          </table:table-cell>
          <table:table-cell office:value-type="float" office:value="-0.000310000003083" calcext:value-type="float">
            <text:p>-0.000310000003083</text:p>
          </table:table-cell>
          <table:table-cell/>
          <table:table-cell office:value-type="float" office:value="-1.23422861099" calcext:value-type="float">
            <text:p>-1.23422861099</text:p>
          </table:table-cell>
          <table:table-cell office:value-type="float" office:value="-0.6544444561" calcext:value-type="float">
            <text:p>-0.6544444561</text:p>
          </table:table-cell>
          <table:table-cell office:value-type="float" office:value="-0.894110798836" calcext:value-type="float">
            <text:p>-0.894110798836</text:p>
          </table:table-cell>
          <table:table-cell/>
          <table:table-cell office:value-type="float" office:value="1.5918652148733E+018" calcext:value-type="float">
            <text:p>1.5918652148733E+018</text:p>
          </table:table-cell>
          <table:table-cell table:formula="of:=([.Q182]-1.59186520428114E+018)*0.000000001" office:value-type="float" office:value="10.59216" calcext:value-type="float">
            <text:p>10.59216</text:p>
          </table:table-cell>
          <table:table-cell office:value-type="float" office:value="0.079994417727" calcext:value-type="float">
            <text:p>0.079994417727</text:p>
          </table:table-cell>
          <table:table-cell office:value-type="float" office:value="0.00271925143898" calcext:value-type="float">
            <text:p>0.00271925143898</text:p>
          </table:table-cell>
          <table:table-cell office:value-type="float" office:value="0.000116872048238" calcext:value-type="float">
            <text:p>0.000116872048238</text:p>
          </table:table-cell>
          <table:table-cell table:formula="of:=SQRT([.S182]*[.S182] + [.T182]*[.T182] + [.U182]*[.U182])" office:value-type="float" office:value="0.0800407074865398" calcext:value-type="float">
            <text:p>0.08004070748654</text:p>
          </table:table-cell>
          <table:table-cell table:formula="of:= ([.V183]-[.V182]) / ([.R183]-[.R182])" office:value-type="float" office:value="-0.00845330440652919" calcext:value-type="float">
            <text:p>-0.008453304406529</text:p>
          </table:table-cell>
        </table:table-row>
        <table:table-row table:style-name="ro1">
          <table:table-cell office:value-type="float" office:value="1.59186521492537E+018" calcext:value-type="float">
            <text:p>1.59186521492537E+018</text:p>
          </table:table-cell>
          <table:table-cell table:formula="of:= ([.A183] - 1.59186520428114E+018) * 0.000000001" office:value-type="float" office:value="10.644230144" calcext:value-type="float">
            <text:p>10.644230144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98199996352" calcext:value-type="float">
            <text:p>0.0798199996352</text:p>
          </table:table-cell>
          <table:table-cell office:value-type="float" office:value="-0.00224000005983" calcext:value-type="float">
            <text:p>-0.00224000005983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208000000566" calcext:value-type="float">
            <text:p>0.0208000000566</text:p>
          </table:table-cell>
          <table:table-cell office:value-type="float" office:value="-0.000230000005104" calcext:value-type="float">
            <text:p>-0.000230000005104</text:p>
          </table:table-cell>
          <table:table-cell office:value-type="float" office:value="0.0208199992776" calcext:value-type="float">
            <text:p>0.0208199992776</text:p>
          </table:table-cell>
          <table:table-cell office:value-type="float" office:value="0.000199999994948" calcext:value-type="float">
            <text:p>0.000199999994948</text:p>
          </table:table-cell>
          <table:table-cell/>
          <table:table-cell office:value-type="float" office:value="-1.2299182415" calcext:value-type="float">
            <text:p>-1.2299182415</text:p>
          </table:table-cell>
          <table:table-cell office:value-type="float" office:value="-0.654419124126" calcext:value-type="float">
            <text:p>-0.654419124126</text:p>
          </table:table-cell>
          <table:table-cell office:value-type="float" office:value="-0.894130766392" calcext:value-type="float">
            <text:p>-0.894130766392</text:p>
          </table:table-cell>
          <table:table-cell/>
          <table:table-cell office:value-type="float" office:value="1.59186521492537E+018" calcext:value-type="float">
            <text:p>1.59186521492537E+018</text:p>
          </table:table-cell>
          <table:table-cell table:formula="of:=([.Q183]-1.59186520428114E+018)*0.000000001" office:value-type="float" office:value="10.644237312" calcext:value-type="float">
            <text:p>10.644237312</text:p>
          </table:table-cell>
          <table:table-cell office:value-type="float" office:value="0.0795521214604" calcext:value-type="float">
            <text:p>0.0795521214604</text:p>
          </table:table-cell>
          <table:table-cell office:value-type="float" office:value="0.00277303904295" calcext:value-type="float">
            <text:p>0.00277303904295</text:p>
          </table:table-cell>
          <table:table-cell table:style-name="ce1" office:value-type="float" office:value="0.000083538259787" calcext:value-type="float">
            <text:p>8.35E-05</text:p>
          </table:table-cell>
          <table:table-cell table:formula="of:=SQRT([.S183]*[.S183] + [.T183]*[.T183] + [.U183]*[.U183])" office:value-type="float" office:value="0.07960048211553" calcext:value-type="float">
            <text:p>0.07960048211553</text:p>
          </table:table-cell>
          <table:table-cell table:formula="of:= ([.V184]-[.V183]) / ([.R184]-[.R183])" office:value-type="float" office:value="0.0232191300551981" calcext:value-type="float">
            <text:p>0.023219130055198</text:p>
          </table:table-cell>
        </table:table-row>
        <table:table-row table:style-name="ro1">
          <table:table-cell office:value-type="float" office:value="1.59186521497965E+018" calcext:value-type="float">
            <text:p>1.59186521497965E+018</text:p>
          </table:table-cell>
          <table:table-cell table:formula="of:= ([.A184] - 1.59186520428114E+018) * 0.000000001" office:value-type="float" office:value="10.69851008" calcext:value-type="float">
            <text:p>10.69851008</text:p>
          </table:table-cell>
          <table:table-cell table:number-columns-repeated="2" office:value-type="float" office:value="0.0800999999046" calcext:value-type="float">
            <text:p>0.0800999999046</text:p>
          </table:table-cell>
          <table:table-cell office:value-type="float" office:value="-0.000760000024457" calcext:value-type="float">
            <text:p>-0.000760000024457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153999999166" calcext:value-type="float">
            <text:p>0.0153999999166</text:p>
          </table:table-cell>
          <table:table-cell office:value-type="float" office:value="0.00199000001885" calcext:value-type="float">
            <text:p>0.00199000001885</text:p>
          </table:table-cell>
          <table:table-cell office:value-type="float" office:value="0.0152599997818" calcext:value-type="float">
            <text:p>0.0152599997818</text:p>
          </table:table-cell>
          <table:table-cell office:value-type="float" office:value="0.000590000010561" calcext:value-type="float">
            <text:p>0.000590000010561</text:p>
          </table:table-cell>
          <table:table-cell/>
          <table:table-cell office:value-type="float" office:value="-1.22547805309" calcext:value-type="float">
            <text:p>-1.22547805309</text:p>
          </table:table-cell>
          <table:table-cell office:value-type="float" office:value="-0.654391229153" calcext:value-type="float">
            <text:p>-0.654391229153</text:p>
          </table:table-cell>
          <table:table-cell office:value-type="float" office:value="-0.894124686718" calcext:value-type="float">
            <text:p>-0.894124686718</text:p>
          </table:table-cell>
          <table:table-cell/>
          <table:table-cell office:value-type="float" office:value="1.59186521497965E+018" calcext:value-type="float">
            <text:p>1.59186521497965E+018</text:p>
          </table:table-cell>
          <table:table-cell table:formula="of:=([.Q184]-1.59186520428114E+018)*0.000000001" office:value-type="float" office:value="10.698516224" calcext:value-type="float">
            <text:p>10.698516224</text:p>
          </table:table-cell>
          <table:table-cell office:value-type="float" office:value="0.0808141306043" calcext:value-type="float">
            <text:p>0.0808141306043</text:p>
          </table:table-cell>
          <table:table-cell office:value-type="float" office:value="0.00272755371407" calcext:value-type="float">
            <text:p>0.00272755371407</text:p>
          </table:table-cell>
          <table:table-cell office:value-type="float" office:value="0.000322961539496" calcext:value-type="float">
            <text:p>0.000322961539496</text:p>
          </table:table-cell>
          <table:table-cell table:formula="of:=SQRT([.S184]*[.S184] + [.T184]*[.T184] + [.U184]*[.U184])" office:value-type="float" office:value="0.0808607912325126" calcext:value-type="float">
            <text:p>0.080860791232513</text:p>
          </table:table-cell>
          <table:table-cell table:formula="of:= ([.V185]-[.V184]) / ([.R185]-[.R184])" office:value-type="float" office:value="-0.0529071375391247" calcext:value-type="float">
            <text:p>-0.052907137539125</text:p>
          </table:table-cell>
        </table:table-row>
        <table:table-row table:style-name="ro1">
          <table:table-cell office:value-type="float" office:value="1.59186521508178E+018" calcext:value-type="float">
            <text:p>1.59186521508178E+018</text:p>
          </table:table-cell>
          <table:table-cell table:formula="of:= ([.A185] - 1.59186520428114E+018) * 0.000000001" office:value-type="float" office:value="10.80064" calcext:value-type="float">
            <text:p>10.80064</text:p>
          </table:table-cell>
          <table:table-cell table:number-columns-repeated="2" office:value-type="float" office:value="0.0798999965191" calcext:value-type="float">
            <text:p>0.0798999965191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296000000089" calcext:value-type="float">
            <text:p>0.0296000000089</text:p>
          </table:table-cell>
          <table:table-cell office:value-type="float" office:value="-0.00712999980897" calcext:value-type="float">
            <text:p>-0.00712999980897</text:p>
          </table:table-cell>
          <table:table-cell office:value-type="float" office:value="0.0282099992037" calcext:value-type="float">
            <text:p>0.0282099992037</text:p>
          </table:table-cell>
          <table:table-cell office:value-type="float" office:value="-0.00537999998778" calcext:value-type="float">
            <text:p>-0.00537999998778</text:p>
          </table:table-cell>
          <table:table-cell/>
          <table:table-cell office:value-type="float" office:value="-1.2174423933" calcext:value-type="float">
            <text:p>-1.2174423933</text:p>
          </table:table-cell>
          <table:table-cell office:value-type="float" office:value="-0.654252767563" calcext:value-type="float">
            <text:p>-0.654252767563</text:p>
          </table:table-cell>
          <table:table-cell office:value-type="float" office:value="-0.894117593765" calcext:value-type="float">
            <text:p>-0.894117593765</text:p>
          </table:table-cell>
          <table:table-cell/>
          <table:table-cell office:value-type="float" office:value="1.59186521508178E+018" calcext:value-type="float">
            <text:p>1.59186521508178E+018</text:p>
          </table:table-cell>
          <table:table-cell table:formula="of:=([.Q185]-1.59186520428114E+018)*0.000000001" office:value-type="float" office:value="10.800642304" calcext:value-type="float">
            <text:p>10.800642304</text:p>
          </table:table-cell>
          <table:table-cell office:value-type="float" office:value="0.0742556676269" calcext:value-type="float">
            <text:p>0.0742556676269</text:p>
          </table:table-cell>
          <table:table-cell office:value-type="float" office:value="0.0129823964089" calcext:value-type="float">
            <text:p>0.0129823964089</text:p>
          </table:table-cell>
          <table:table-cell office:value-type="float" office:value="-0.00337661080994" calcext:value-type="float">
            <text:p>-0.00337661080994</text:p>
          </table:table-cell>
          <table:table-cell table:formula="of:=SQRT([.S185]*[.S185] + [.T185]*[.T185] + [.U185]*[.U185])" office:value-type="float" office:value="0.075457592671621" calcext:value-type="float">
            <text:p>0.075457592671621</text:p>
          </table:table-cell>
          <table:table-cell table:formula="of:= ([.V186]-[.V185]) / ([.R186]-[.R185])" office:value-type="float" office:value="-0.102994641447124" calcext:value-type="float">
            <text:p>-0.102994641447124</text:p>
          </table:table-cell>
        </table:table-row>
        <table:table-row table:style-name="ro1">
          <table:table-cell office:value-type="float" office:value="1.59186521513406E+018" calcext:value-type="float">
            <text:p>1.59186521513406E+018</text:p>
          </table:table-cell>
          <table:table-cell table:formula="of:= ([.A186] - 1.59186520428114E+018) * 0.000000001" office:value-type="float" office:value="10.852920064" calcext:value-type="float">
            <text:p>10.852920064</text:p>
          </table:table-cell>
          <table:table-cell table:number-columns-repeated="2" office:value-type="float" office:value="0.0784000009298" calcext:value-type="float">
            <text:p>0.0784000009298</text:p>
          </table:table-cell>
          <table:table-cell office:value-type="float" office:value="0.00252000009641" calcext:value-type="float">
            <text:p>0.00252000009641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/>
          <table:table-cell office:value-type="float" office:value="0.0450999997556" calcext:value-type="float">
            <text:p>0.0450999997556</text:p>
          </table:table-cell>
          <table:table-cell office:value-type="float" office:value="-0.0223900005221" calcext:value-type="float">
            <text:p>-0.0223900005221</text:p>
          </table:table-cell>
          <table:table-cell office:value-type="float" office:value="0.0385099984705" calcext:value-type="float">
            <text:p>0.0385099984705</text:p>
          </table:table-cell>
          <table:table-cell office:value-type="float" office:value="-0.00671999994665" calcext:value-type="float">
            <text:p>-0.00671999994665</text:p>
          </table:table-cell>
          <table:table-cell/>
          <table:table-cell office:value-type="float" office:value="-1.2142843008" calcext:value-type="float">
            <text:p>-1.2142843008</text:p>
          </table:table-cell>
          <table:table-cell office:value-type="float" office:value="-0.652978658676" calcext:value-type="float">
            <text:p>-0.652978658676</text:p>
          </table:table-cell>
          <table:table-cell office:value-type="float" office:value="-0.894021332264" calcext:value-type="float">
            <text:p>-0.894021332264</text:p>
          </table:table-cell>
          <table:table-cell/>
          <table:table-cell office:value-type="float" office:value="1.59186521513406E+018" calcext:value-type="float">
            <text:p>1.59186521513406E+018</text:p>
          </table:table-cell>
          <table:table-cell table:formula="of:=([.Q186]-1.59186520428114E+018)*0.000000001" office:value-type="float" office:value="10.85292032" calcext:value-type="float">
            <text:p>10.85292032</text:p>
          </table:table-cell>
          <table:table-cell office:value-type="float" office:value="0.0663840323687" calcext:value-type="float">
            <text:p>0.0663840323687</text:p>
          </table:table-cell>
          <table:table-cell office:value-type="float" office:value="0.0220119319856" calcext:value-type="float">
            <text:p>0.0220119319856</text:p>
          </table:table-cell>
          <table:table-cell office:value-type="float" office:value="-0.00434668408707" calcext:value-type="float">
            <text:p>-0.00434668408707</text:p>
          </table:table-cell>
          <table:table-cell table:formula="of:=SQRT([.S186]*[.S186] + [.T186]*[.T186] + [.U186]*[.U186])" office:value-type="float" office:value="0.0700732371581339" calcext:value-type="float">
            <text:p>0.070073237158134</text:p>
          </table:table-cell>
          <table:table-cell table:formula="of:= ([.V187]-[.V186]) / ([.R187]-[.R186])" office:value-type="float" office:value="0.124628861783963" calcext:value-type="float">
            <text:p>0.124628861783963</text:p>
          </table:table-cell>
        </table:table-row>
        <table:table-row table:style-name="ro1">
          <table:table-cell office:value-type="float" office:value="1.59186521518617E+018" calcext:value-type="float">
            <text:p>1.59186521518617E+018</text:p>
          </table:table-cell>
          <table:table-cell table:formula="of:= ([.A187] - 1.59186520428114E+018) * 0.000000001" office:value-type="float" office:value="10.905030144" calcext:value-type="float">
            <text:p>10.905030144</text:p>
          </table:table-cell>
          <table:table-cell office:value-type="float" office:value="0.0737000033259" calcext:value-type="float">
            <text:p>0.0737000033259</text:p>
          </table:table-cell>
          <table:table-cell office:value-type="float" office:value="0.0731000006199" calcext:value-type="float">
            <text:p>0.0731000006199</text:p>
          </table:table-cell>
          <table:table-cell office:value-type="float" office:value="0.00925000011921" calcext:value-type="float">
            <text:p>0.00925000011921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170399993658" calcext:value-type="float">
            <text:p>0.170399993658</text:p>
          </table:table-cell>
          <table:table-cell office:value-type="float" office:value="-0.119460001588" calcext:value-type="float">
            <text:p>-0.119460001588</text:p>
          </table:table-cell>
          <table:table-cell office:value-type="float" office:value="0.121430002153" calcext:value-type="float">
            <text:p>0.121430002153</text:p>
          </table:table-cell>
          <table:table-cell office:value-type="float" office:value="0.00606000004336" calcext:value-type="float">
            <text:p>0.00606000004336</text:p>
          </table:table-cell>
          <table:table-cell/>
          <table:table-cell office:value-type="float" office:value="-1.21333730221" calcext:value-type="float">
            <text:p>-1.21333730221</text:p>
          </table:table-cell>
          <table:table-cell office:value-type="float" office:value="-0.648851752281" calcext:value-type="float">
            <text:p>-0.648851752281</text:p>
          </table:table-cell>
          <table:table-cell office:value-type="float" office:value="-0.894112229347" calcext:value-type="float">
            <text:p>-0.894112229347</text:p>
          </table:table-cell>
          <table:table-cell/>
          <table:table-cell office:value-type="float" office:value="1.59186521518617E+018" calcext:value-type="float">
            <text:p>1.59186521518617E+018</text:p>
          </table:table-cell>
          <table:table-cell table:formula="of:=([.Q187]-1.59186520428114E+018)*0.000000001" office:value-type="float" office:value="10.905037312" calcext:value-type="float">
            <text:p>10.905037312</text:p>
          </table:table-cell>
          <table:table-cell office:value-type="float" office:value="0.00591850699857" calcext:value-type="float">
            <text:p>0.00591850699857</text:p>
          </table:table-cell>
          <table:table-cell office:value-type="float" office:value="0.0762372687459" calcext:value-type="float">
            <text:p>0.0762372687459</text:p>
          </table:table-cell>
          <table:table-cell office:value-type="float" office:value="0.00394818466157" calcext:value-type="float">
            <text:p>0.00394818466157</text:p>
          </table:table-cell>
          <table:table-cell table:formula="of:=SQRT([.S187]*[.S187] + [.T187]*[.T187] + [.U187]*[.U187])" office:value-type="float" office:value="0.0765685185506978" calcext:value-type="float">
            <text:p>0.076568518550698</text:p>
          </table:table-cell>
          <table:table-cell table:formula="of:= ([.V188]-[.V187]) / ([.R188]-[.R187])" office:value-type="float" office:value="0.0296658376316708" calcext:value-type="float">
            <text:p>0.029665837631671</text:p>
          </table:table-cell>
        </table:table-row>
        <table:table-row table:style-name="ro1">
          <table:table-cell office:value-type="float" office:value="1.59186521528822E+018" calcext:value-type="float">
            <text:p>1.59186521528822E+018</text:p>
          </table:table-cell>
          <table:table-cell table:formula="of:= ([.A188] - 1.59186520428114E+018) * 0.000000001" office:value-type="float" office:value="11.007079936" calcext:value-type="float">
            <text:p>11.007079936</text:p>
          </table:table-cell>
          <table:table-cell office:value-type="float" office:value="0.0663999989629" calcext:value-type="float">
            <text:p>0.0663999989629</text:p>
          </table:table-cell>
          <table:table-cell office:value-type="float" office:value="0.0631299987435" calcext:value-type="float">
            <text:p>0.0631299987435</text:p>
          </table:table-cell>
          <table:table-cell office:value-type="float" office:value="0.0207400005311" calcext:value-type="float">
            <text:p>0.0207400005311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140300005674" calcext:value-type="float">
            <text:p>0.140300005674</text:p>
          </table:table-cell>
          <table:table-cell office:value-type="float" office:value="-0.0870999991894" calcext:value-type="float">
            <text:p>-0.0870999991894</text:p>
          </table:table-cell>
          <table:table-cell office:value-type="float" office:value="0.109939999878" calcext:value-type="float">
            <text:p>0.109939999878</text:p>
          </table:table-cell>
          <table:table-cell office:value-type="float" office:value="0.0010000000475" calcext:value-type="float">
            <text:p>0.0010000000475</text:p>
          </table:table-cell>
          <table:table-cell/>
          <table:table-cell office:value-type="float" office:value="-1.21232938766" calcext:value-type="float">
            <text:p>-1.21232938766</text:p>
          </table:table-cell>
          <table:table-cell office:value-type="float" office:value="-0.640650391579" calcext:value-type="float">
            <text:p>-0.640650391579</text:p>
          </table:table-cell>
          <table:table-cell office:value-type="float" office:value="-0.894140958786" calcext:value-type="float">
            <text:p>-0.894140958786</text:p>
          </table:table-cell>
          <table:table-cell/>
          <table:table-cell office:value-type="float" office:value="1.59186521528822E+018" calcext:value-type="float">
            <text:p>1.59186521528822E+018</text:p>
          </table:table-cell>
          <table:table-cell table:formula="of:=([.Q188]-1.59186520428114E+018)*0.000000001" office:value-type="float" office:value="11.007086336" calcext:value-type="float">
            <text:p>11.007086336</text:p>
          </table:table-cell>
          <table:table-cell office:value-type="float" office:value="0.0227709207684" calcext:value-type="float">
            <text:p>0.0227709207684</text:p>
          </table:table-cell>
          <table:table-cell office:value-type="float" office:value="0.0762657672167" calcext:value-type="float">
            <text:p>0.0762657672167</text:p>
          </table:table-cell>
          <table:table-cell office:value-type="float" office:value="0.000723434030078" calcext:value-type="float">
            <text:p>0.000723434030078</text:p>
          </table:table-cell>
          <table:table-cell table:formula="of:=SQRT([.S188]*[.S188] + [.T188]*[.T188] + [.U188]*[.U188])" office:value-type="float" office:value="0.0795958883271523" calcext:value-type="float">
            <text:p>0.079595888327152</text:p>
          </table:table-cell>
          <table:table-cell table:formula="of:= ([.V189]-[.V188]) / ([.R189]-[.R188])" office:value-type="float" office:value="-0.0046471075737117" calcext:value-type="float">
            <text:p>-0.004647107573712</text:p>
          </table:table-cell>
        </table:table-row>
        <table:table-row table:style-name="ro1">
          <table:table-cell office:value-type="float" office:value="1.5918652153405E+018" calcext:value-type="float">
            <text:p>1.5918652153405E+018</text:p>
          </table:table-cell>
          <table:table-cell table:formula="of:= ([.A189] - 1.59186520428114E+018) * 0.000000001" office:value-type="float" office:value="11.05936" calcext:value-type="float">
            <text:p>11.05936</text:p>
          </table:table-cell>
          <table:table-cell office:value-type="float" office:value="0.0650999993086" calcext:value-type="float">
            <text:p>0.0650999993086</text:p>
          </table:table-cell>
          <table:table-cell office:value-type="float" office:value="0.0596299991012" calcext:value-type="float">
            <text:p>0.0596299991012</text:p>
          </table:table-cell>
          <table:table-cell office:value-type="float" office:value="0.0261599998921" calcext:value-type="float">
            <text:p>0.0261599998921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120999999344" calcext:value-type="float">
            <text:p>0.120999999344</text:p>
          </table:table-cell>
          <table:table-cell office:value-type="float" office:value="-0.0666899979115" calcext:value-type="float">
            <text:p>-0.0666899979115</text:p>
          </table:table-cell>
          <table:table-cell office:value-type="float" office:value="0.100989997387" calcext:value-type="float">
            <text:p>0.100989997387</text:p>
          </table:table-cell>
          <table:table-cell office:value-type="float" office:value="0.00132999999914" calcext:value-type="float">
            <text:p>0.00132999999914</text:p>
          </table:table-cell>
          <table:table-cell/>
          <table:table-cell office:value-type="float" office:value="-1.21049189568" calcext:value-type="float">
            <text:p>-1.21049189568</text:p>
          </table:table-cell>
          <table:table-cell office:value-type="float" office:value="-0.63694280386" calcext:value-type="float">
            <text:p>-0.63694280386</text:p>
          </table:table-cell>
          <table:table-cell office:value-type="float" office:value="-0.894138038158" calcext:value-type="float">
            <text:p>-0.894138038158</text:p>
          </table:table-cell>
          <table:table-cell/>
          <table:table-cell office:value-type="float" office:value="1.5918652153405E+018" calcext:value-type="float">
            <text:p>1.5918652153405E+018</text:p>
          </table:table-cell>
          <table:table-cell table:formula="of:=([.Q189]-1.59186520428114E+018)*0.000000001" office:value-type="float" office:value="11.059363328" calcext:value-type="float">
            <text:p>11.059363328</text:p>
          </table:table-cell>
          <table:table-cell office:value-type="float" office:value="0.0353832580149" calcext:value-type="float">
            <text:p>0.0353832580149</text:p>
          </table:table-cell>
          <table:table-cell office:value-type="float" office:value="0.071024402976" calcext:value-type="float">
            <text:p>0.071024402976</text:p>
          </table:table-cell>
          <table:table-cell office:value-type="float" office:value="0.000670931709465" calcext:value-type="float">
            <text:p>0.000670931709465</text:p>
          </table:table-cell>
          <table:table-cell table:formula="of:=SQRT([.S189]*[.S189] + [.T189]*[.T189] + [.U189]*[.U189])" office:value-type="float" office:value="0.0793529515216982" calcext:value-type="float">
            <text:p>0.079352951521698</text:p>
          </table:table-cell>
          <table:table-cell table:formula="of:= ([.V190]-[.V189]) / ([.R190]-[.R189])" office:value-type="float" office:value="0.0168689879931202" calcext:value-type="float">
            <text:p>0.01686898799312</text:p>
          </table:table-cell>
        </table:table-row>
        <table:table-row table:style-name="ro1">
          <table:table-cell office:value-type="float" office:value="1.59186521539181E+018" calcext:value-type="float">
            <text:p>1.59186521539181E+018</text:p>
          </table:table-cell>
          <table:table-cell table:formula="of:= ([.A190] - 1.59186520428114E+018) * 0.000000001" office:value-type="float" office:value="11.11067008" calcext:value-type="float">
            <text:p>11.11067008</text:p>
          </table:table-cell>
          <table:table-cell office:value-type="float" office:value="0.0652000010014" calcext:value-type="float">
            <text:p>0.0652000010014</text:p>
          </table:table-cell>
          <table:table-cell office:value-type="float" office:value="0.0572700016201" calcext:value-type="float">
            <text:p>0.0572700016201</text:p>
          </table:table-cell>
          <table:table-cell office:value-type="float" office:value="0.0310900006443" calcext:value-type="float">
            <text:p>0.031090000644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05700001121" calcext:value-type="float">
            <text:p>0.105700001121</text:p>
          </table:table-cell>
          <table:table-cell office:value-type="float" office:value="-0.0504200011492" calcext:value-type="float">
            <text:p>-0.0504200011492</text:p>
          </table:table-cell>
          <table:table-cell office:value-type="float" office:value="0.0928699970245" calcext:value-type="float">
            <text:p>0.0928699970245</text:p>
          </table:table-cell>
          <table:table-cell office:value-type="float" office:value="-0.000410000007832" calcext:value-type="float">
            <text:p>-0.000410000007832</text:p>
          </table:table-cell>
          <table:table-cell/>
          <table:table-cell office:value-type="float" office:value="-1.20790612698" calcext:value-type="float">
            <text:p>-1.20790612698</text:p>
          </table:table-cell>
          <table:table-cell office:value-type="float" office:value="-0.633605659008" calcext:value-type="float">
            <text:p>-0.633605659008</text:p>
          </table:table-cell>
          <table:table-cell office:value-type="float" office:value="-0.894148528576" calcext:value-type="float">
            <text:p>-0.894148528576</text:p>
          </table:table-cell>
          <table:table-cell/>
          <table:table-cell office:value-type="float" office:value="1.59186521539181E+018" calcext:value-type="float">
            <text:p>1.59186521539181E+018</text:p>
          </table:table-cell>
          <table:table-cell table:formula="of:=([.Q190]-1.59186520428114E+018)*0.000000001" office:value-type="float" office:value="11.11067648" calcext:value-type="float">
            <text:p>11.11067648</text:p>
          </table:table-cell>
          <table:table-cell office:value-type="float" office:value="0.046707149595" calcext:value-type="float">
            <text:p>0.046707149595</text:p>
          </table:table-cell>
          <table:table-cell office:value-type="float" office:value="0.0652184858918" calcext:value-type="float">
            <text:p>0.0652184858918</text:p>
          </table:table-cell>
          <table:table-cell table:style-name="ce1" office:value-type="float" office:value="-0.0000862237793626" calcext:value-type="float">
            <text:p>-8.62E-05</text:p>
          </table:table-cell>
          <table:table-cell table:formula="of:=SQRT([.S190]*[.S190] + [.T190]*[.T190] + [.U190]*[.U190])" office:value-type="float" office:value="0.0802185524666754" calcext:value-type="float">
            <text:p>0.080218552466675</text:p>
          </table:table-cell>
          <table:table-cell table:formula="of:= ([.V191]-[.V190]) / ([.R191]-[.R190])" office:value-type="float" office:value="0.00173178418534951" calcext:value-type="float">
            <text:p>0.00173178418535</text:p>
          </table:table-cell>
        </table:table-row>
        <table:table-row table:style-name="ro1">
          <table:table-cell office:value-type="float" office:value="1.59186521544503E+018" calcext:value-type="float">
            <text:p>1.59186521544503E+018</text:p>
          </table:table-cell>
          <table:table-cell table:formula="of:= ([.A191] - 1.59186520428114E+018) * 0.000000001" office:value-type="float" office:value="11.163890176" calcext:value-type="float">
            <text:p>11.163890176</text:p>
          </table:table-cell>
          <table:table-cell office:value-type="float" office:value="0.0658999979496" calcext:value-type="float">
            <text:p>0.0658999979496</text:p>
          </table:table-cell>
          <table:table-cell office:value-type="float" office:value="0.0557899996638" calcext:value-type="float">
            <text:p>0.0557899996638</text:p>
          </table:table-cell>
          <table:table-cell office:value-type="float" office:value="0.0350299999118" calcext:value-type="float">
            <text:p>0.0350299999118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882999971509" calcext:value-type="float">
            <text:p>0.0882999971509</text:p>
          </table:table-cell>
          <table:table-cell office:value-type="float" office:value="-0.0349799990654" calcext:value-type="float">
            <text:p>-0.0349799990654</text:p>
          </table:table-cell>
          <table:table-cell office:value-type="float" office:value="0.0811000019312" calcext:value-type="float">
            <text:p>0.0811000019312</text:p>
          </table:table-cell>
          <table:table-cell office:value-type="float" office:value="0.000469999999041" calcext:value-type="float">
            <text:p>0.000469999999041</text:p>
          </table:table-cell>
          <table:table-cell/>
          <table:table-cell office:value-type="float" office:value="-1.20476663113" calcext:value-type="float">
            <text:p>-1.20476663113</text:p>
          </table:table-cell>
          <table:table-cell office:value-type="float" office:value="-0.630911111832" calcext:value-type="float">
            <text:p>-0.630911111832</text:p>
          </table:table-cell>
          <table:table-cell office:value-type="float" office:value="-0.894150495529" calcext:value-type="float">
            <text:p>-0.894150495529</text:p>
          </table:table-cell>
          <table:table-cell/>
          <table:table-cell office:value-type="float" office:value="1.59186521544503E+018" calcext:value-type="float">
            <text:p>1.59186521544503E+018</text:p>
          </table:table-cell>
          <table:table-cell table:formula="of:=([.Q191]-1.59186520428114E+018)*0.000000001" office:value-type="float" office:value="11.163894016" calcext:value-type="float">
            <text:p>11.163894016</text:p>
          </table:table-cell>
          <table:table-cell office:value-type="float" office:value="0.0562735423446" calcext:value-type="float">
            <text:p>0.0562735423446</text:p>
          </table:table-cell>
          <table:table-cell office:value-type="float" office:value="0.0572982504964" calcext:value-type="float">
            <text:p>0.0572982504964</text:p>
          </table:table-cell>
          <table:table-cell table:style-name="ce1" office:value-type="float" office:value="-0.0000983143108897" calcext:value-type="float">
            <text:p>-9.83E-05</text:p>
          </table:table-cell>
          <table:table-cell table:formula="of:=SQRT([.S191]*[.S191] + [.T191]*[.T191] + [.U191]*[.U191])" office:value-type="float" office:value="0.0803107137539035" calcext:value-type="float">
            <text:p>0.080310713753904</text:p>
          </table:table-cell>
          <table:table-cell table:formula="of:= ([.V192]-[.V191]) / ([.R192]-[.R191])" office:value-type="float" office:value="0.0131887093451892" calcext:value-type="float">
            <text:p>0.013188709345189</text:p>
          </table:table-cell>
        </table:table-row>
        <table:table-row table:style-name="ro1">
          <table:table-cell office:value-type="float" office:value="1.59186521549676E+018" calcext:value-type="float">
            <text:p>1.59186521549676E+018</text:p>
          </table:table-cell>
          <table:table-cell table:formula="of:= ([.A192] - 1.59186520428114E+018) * 0.000000001" office:value-type="float" office:value="11.21561984" calcext:value-type="float">
            <text:p>11.21561984</text:p>
          </table:table-cell>
          <table:table-cell office:value-type="float" office:value="0.0668999999762" calcext:value-type="float">
            <text:p>0.0668999999762</text:p>
          </table:table-cell>
          <table:table-cell office:value-type="float" office:value="0.0528399981558" calcext:value-type="float">
            <text:p>0.0528399981558</text:p>
          </table:table-cell>
          <table:table-cell office:value-type="float" office:value="0.041060000658" calcext:value-type="float">
            <text:p>0.041060000658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63299998641" calcext:value-type="float">
            <text:p>0.063299998641</text:p>
          </table:table-cell>
          <table:table-cell office:value-type="float" office:value="-0.0161600001156" calcext:value-type="float">
            <text:p>-0.0161600001156</text:p>
          </table:table-cell>
          <table:table-cell office:value-type="float" office:value="0.0612099990249" calcext:value-type="float">
            <text:p>0.0612099990249</text:p>
          </table:table-cell>
          <table:table-cell office:value-type="float" office:value="-0.000419999996666" calcext:value-type="float">
            <text:p>-0.000419999996666</text:p>
          </table:table-cell>
          <table:table-cell/>
          <table:table-cell office:value-type="float" office:value="-1.20128190517" calcext:value-type="float">
            <text:p>-1.20128190517</text:p>
          </table:table-cell>
          <table:table-cell office:value-type="float" office:value="-0.62884747982" calcext:value-type="float">
            <text:p>-0.62884747982</text:p>
          </table:table-cell>
          <table:table-cell office:value-type="float" office:value="-0.894131779671" calcext:value-type="float">
            <text:p>-0.894131779671</text:p>
          </table:table-cell>
          <table:table-cell/>
          <table:table-cell office:value-type="float" office:value="1.59186521549676E+018" calcext:value-type="float">
            <text:p>1.59186521549676E+018</text:p>
          </table:table-cell>
          <table:table-cell table:formula="of:=([.Q192]-1.59186520428114E+018)*0.000000001" office:value-type="float" office:value="11.215624192" calcext:value-type="float">
            <text:p>11.215624192</text:p>
          </table:table-cell>
          <table:table-cell office:value-type="float" office:value="0.0699194669724" calcext:value-type="float">
            <text:p>0.0699194669724</text:p>
          </table:table-cell>
          <table:table-cell office:value-type="float" office:value="0.0408791974187" calcext:value-type="float">
            <text:p>0.0408791974187</text:p>
          </table:table-cell>
          <table:table-cell office:value-type="float" office:value="-0.000142210032209" calcext:value-type="float">
            <text:p>-0.000142210032209</text:p>
          </table:table-cell>
          <table:table-cell table:formula="of:=SQRT([.S192]*[.S192] + [.T192]*[.T192] + [.U192]*[.U192])" office:value-type="float" office:value="0.0809929680095429" calcext:value-type="float">
            <text:p>0.080992968009543</text:p>
          </table:table-cell>
          <table:table-cell table:formula="of:= ([.V193]-[.V192]) / ([.R193]-[.R192])" office:value-type="float" office:value="-0.0876116251831801" calcext:value-type="float">
            <text:p>-0.08761162518318</text:p>
          </table:table-cell>
        </table:table-row>
        <table:table-row table:style-name="ro1">
          <table:table-cell office:value-type="float" office:value="1.59186521559894E+018" calcext:value-type="float">
            <text:p>1.59186521559894E+018</text:p>
          </table:table-cell>
          <table:table-cell table:formula="of:= ([.A193] - 1.59186520428114E+018) * 0.000000001" office:value-type="float" office:value="11.317799936" calcext:value-type="float">
            <text:p>11.317799936</text:p>
          </table:table-cell>
          <table:table-cell office:value-type="float" office:value="0.0681999996305" calcext:value-type="float">
            <text:p>0.0681999996305</text:p>
          </table:table-cell>
          <table:table-cell office:value-type="float" office:value="0.0528500005603" calcext:value-type="float">
            <text:p>0.0528500005603</text:p>
          </table:table-cell>
          <table:table-cell office:value-type="float" office:value="0.0430600009859" calcext:value-type="float">
            <text:p>0.0430600009859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0615999996662" calcext:value-type="float">
            <text:p>0.0615999996662</text:p>
          </table:table-cell>
          <table:table-cell office:value-type="float" office:value="-0.0286500006914" calcext:value-type="float">
            <text:p>-0.0286500006914</text:p>
          </table:table-cell>
          <table:table-cell office:value-type="float" office:value="0.0542199984193" calcext:value-type="float">
            <text:p>0.0542199984193</text:p>
          </table:table-cell>
          <table:table-cell office:value-type="float" office:value="-0.00591999990866" calcext:value-type="float">
            <text:p>-0.00591999990866</text:p>
          </table:table-cell>
          <table:table-cell/>
          <table:table-cell office:value-type="float" office:value="-1.19431841373" calcext:value-type="float">
            <text:p>-1.19431841373</text:p>
          </table:table-cell>
          <table:table-cell office:value-type="float" office:value="-0.62541359663" calcext:value-type="float">
            <text:p>-0.62541359663</text:p>
          </table:table-cell>
          <table:table-cell office:value-type="float" office:value="-0.89407068491" calcext:value-type="float">
            <text:p>-0.89407068491</text:p>
          </table:table-cell>
          <table:table-cell/>
          <table:table-cell office:value-type="float" office:value="1.59186521559894E+018" calcext:value-type="float">
            <text:p>1.59186521559894E+018</text:p>
          </table:table-cell>
          <table:table-cell table:formula="of:=([.Q193]-1.59186520428114E+018)*0.000000001" office:value-type="float" office:value="11.31780224" calcext:value-type="float">
            <text:p>11.31780224</text:p>
          </table:table-cell>
          <table:table-cell office:value-type="float" office:value="0.0602548494935" calcext:value-type="float">
            <text:p>0.0602548494935</text:p>
          </table:table-cell>
          <table:table-cell office:value-type="float" office:value="0.0392938442528" calcext:value-type="float">
            <text:p>0.0392938442528</text:p>
          </table:table-cell>
          <table:table-cell office:value-type="float" office:value="-0.00390514684841" calcext:value-type="float">
            <text:p>-0.00390514684841</text:p>
          </table:table-cell>
          <table:table-cell table:formula="of:=SQRT([.S193]*[.S193] + [.T193]*[.T193] + [.U193]*[.U193])" office:value-type="float" office:value="0.0720409831662179" calcext:value-type="float">
            <text:p>0.072040983166218</text:p>
          </table:table-cell>
          <table:table-cell table:formula="of:= ([.V194]-[.V193]) / ([.R194]-[.R193])" office:value-type="float" office:value="-0.315667594806689" calcext:value-type="float">
            <text:p>-0.315667594806689</text:p>
          </table:table-cell>
        </table:table-row>
        <table:table-row table:style-name="ro1">
          <table:table-cell office:value-type="float" office:value="1.59186521565134E+018" calcext:value-type="float">
            <text:p>1.59186521565134E+018</text:p>
          </table:table-cell>
          <table:table-cell table:formula="of:= ([.A194] - 1.59186520428114E+018) * 0.000000001" office:value-type="float" office:value="11.370200064" calcext:value-type="float">
            <text:p>11.370200064</text:p>
          </table:table-cell>
          <table:table-cell office:value-type="float" office:value="0.0674000009894" calcext:value-type="float">
            <text:p>0.0674000009894</text:p>
          </table:table-cell>
          <table:table-cell office:value-type="float" office:value="0.0486599989235" calcext:value-type="float">
            <text:p>0.0486599989235</text:p>
          </table:table-cell>
          <table:table-cell office:value-type="float" office:value="0.0466899983585" calcext:value-type="float">
            <text:p>0.046689998358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942000001669" calcext:value-type="float">
            <text:p>0.0942000001669</text:p>
          </table:table-cell>
          <table:table-cell office:value-type="float" office:value="-0.070799998939" calcext:value-type="float">
            <text:p>-0.070799998939</text:p>
          </table:table-cell>
          <table:table-cell office:value-type="float" office:value="0.0620299987495" calcext:value-type="float">
            <text:p>0.0620299987495</text:p>
          </table:table-cell>
          <table:table-cell office:value-type="float" office:value="-0.00331000005826" calcext:value-type="float">
            <text:p>-0.00331000005826</text:p>
          </table:table-cell>
          <table:table-cell/>
          <table:table-cell office:value-type="float" office:value="-1.19279634953" calcext:value-type="float">
            <text:p>-1.19279634953</text:p>
          </table:table-cell>
          <table:table-cell office:value-type="float" office:value="-0.623029410839" calcext:value-type="float">
            <text:p>-0.623029410839</text:p>
          </table:table-cell>
          <table:table-cell office:value-type="float" office:value="-0.894120275974" calcext:value-type="float">
            <text:p>-0.894120275974</text:p>
          </table:table-cell>
          <table:table-cell/>
          <table:table-cell office:value-type="float" office:value="1.59186521565134E+018" calcext:value-type="float">
            <text:p>1.59186521565134E+018</text:p>
          </table:table-cell>
          <table:table-cell table:formula="of:=([.Q194]-1.59186520428114E+018)*0.000000001" office:value-type="float" office:value="11.370203648" calcext:value-type="float">
            <text:p>11.370203648</text:p>
          </table:table-cell>
          <table:table-cell office:value-type="float" office:value="0.0332593694329" calcext:value-type="float">
            <text:p>0.0332593694329</text:p>
          </table:table-cell>
          <table:table-cell office:value-type="float" office:value="0.0443891733885" calcext:value-type="float">
            <text:p>0.0443891733885</text:p>
          </table:table-cell>
          <table:table-cell office:value-type="float" office:value="-0.001901691081" calcext:value-type="float">
            <text:p>-0.001901691081</text:p>
          </table:table-cell>
          <table:table-cell table:formula="of:=SQRT([.S194]*[.S194] + [.T194]*[.T194] + [.U194]*[.U194])" office:value-type="float" office:value="0.055499556738374" calcext:value-type="float">
            <text:p>0.055499556738374</text:p>
          </table:table-cell>
          <table:table-cell table:formula="of:= ([.V195]-[.V194]) / ([.R195]-[.R194])" office:value-type="float" office:value="0.0483773784983269" calcext:value-type="float">
            <text:p>0.048377378498327</text:p>
          </table:table-cell>
        </table:table-row>
        <table:table-row table:style-name="ro1">
          <table:table-cell office:value-type="float" office:value="1.59186521570367E+018" calcext:value-type="float">
            <text:p>1.59186521570367E+018</text:p>
          </table:table-cell>
          <table:table-cell table:formula="of:= ([.A195] - 1.59186520428114E+018) * 0.000000001" office:value-type="float" office:value="11.422530048" calcext:value-type="float">
            <text:p>11.422530048</text:p>
          </table:table-cell>
          <table:table-cell office:value-type="float" office:value="0.068400003016" calcext:value-type="float">
            <text:p>0.068400003016</text:p>
          </table:table-cell>
          <table:table-cell office:value-type="float" office:value="0.0397199988365" calcext:value-type="float">
            <text:p>0.0397199988365</text:p>
          </table:table-cell>
          <table:table-cell office:value-type="float" office:value="0.0556900016963" calcext:value-type="float">
            <text:p>0.055690001696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27399995923" calcext:value-type="float">
            <text:p>0.127399995923</text:p>
          </table:table-cell>
          <table:table-cell office:value-type="float" office:value="-0.105379998684" calcext:value-type="float">
            <text:p>-0.105379998684</text:p>
          </table:table-cell>
          <table:table-cell office:value-type="float" office:value="0.0713799968362" calcext:value-type="float">
            <text:p>0.0713799968362</text:p>
          </table:table-cell>
          <table:table-cell office:value-type="float" office:value="0.00510999979451" calcext:value-type="float">
            <text:p>0.00510999979451</text:p>
          </table:table-cell>
          <table:table-cell/>
          <table:table-cell office:value-type="float" office:value="-1.19273793697" calcext:value-type="float">
            <text:p>-1.19273793697</text:p>
          </table:table-cell>
          <table:table-cell office:value-type="float" office:value="-0.61961710453" calcext:value-type="float">
            <text:p>-0.61961710453</text:p>
          </table:table-cell>
          <table:table-cell office:value-type="float" office:value="-0.894151568413" calcext:value-type="float">
            <text:p>-0.894151568413</text:p>
          </table:table-cell>
          <table:table-cell/>
          <table:table-cell office:value-type="float" office:value="1.59186521570367E+018" calcext:value-type="float">
            <text:p>1.59186521570367E+018</text:p>
          </table:table-cell>
          <table:table-cell table:formula="of:=([.Q195]-1.59186520428114E+018)*0.000000001" office:value-type="float" office:value="11.422536192" calcext:value-type="float">
            <text:p>11.422536192</text:p>
          </table:table-cell>
          <table:table-cell office:value-type="float" office:value="0.00872141029686" calcext:value-type="float">
            <text:p>0.00872141029686</text:p>
          </table:table-cell>
          <table:table-cell office:value-type="float" office:value="0.0573718138039" calcext:value-type="float">
            <text:p>0.0573718138039</text:p>
          </table:table-cell>
          <table:table-cell office:value-type="float" office:value="-0.000200130292797" calcext:value-type="float">
            <text:p>-0.000200130292797</text:p>
          </table:table-cell>
          <table:table-cell table:formula="of:=SQRT([.S195]*[.S195] + [.T195]*[.T195] + [.U195]*[.U195])" office:value-type="float" office:value="0.0580312680272424" calcext:value-type="float">
            <text:p>0.058031268027242</text:p>
          </table:table-cell>
          <table:table-cell table:formula="of:= ([.V196]-[.V195]) / ([.R196]-[.R195])" office:value-type="float" office:value="0.405467590283574" calcext:value-type="float">
            <text:p>0.405467590283574</text:p>
          </table:table-cell>
        </table:table-row>
        <table:table-row table:style-name="ro1">
          <table:table-cell office:value-type="float" office:value="1.59186521575589E+018" calcext:value-type="float">
            <text:p>1.59186521575589E+018</text:p>
          </table:table-cell>
          <table:table-cell table:formula="of:= ([.A196] - 1.59186520428114E+018) * 0.000000001" office:value-type="float" office:value="11.474749952" calcext:value-type="float">
            <text:p>11.474749952</text:p>
          </table:table-cell>
          <table:table-cell office:value-type="float" office:value="0.0696000009775" calcext:value-type="float">
            <text:p>0.0696000009775</text:p>
          </table:table-cell>
          <table:table-cell office:value-type="float" office:value="0.0345499999821" calcext:value-type="float">
            <text:p>0.0345499999821</text:p>
          </table:table-cell>
          <table:table-cell office:value-type="float" office:value="0.0604400001466" calcext:value-type="float">
            <text:p>0.0604400001466</text:p>
          </table:table-cell>
          <table:table-cell table:style-name="Default" office:value-type="float" office:value="-0.000220000001718" calcext:value-type="float">
            <text:p>-0.000220000001718</text:p>
          </table:table-cell>
          <table:table-cell/>
          <table:table-cell office:value-type="float" office:value="0.144800007343" calcext:value-type="float">
            <text:p>0.144800007343</text:p>
          </table:table-cell>
          <table:table-cell office:value-type="float" office:value="-0.111589998007" calcext:value-type="float">
            <text:p>-0.111589998007</text:p>
          </table:table-cell>
          <table:table-cell office:value-type="float" office:value="0.0918700024486" calcext:value-type="float">
            <text:p>0.0918700024486</text:p>
          </table:table-cell>
          <table:table-cell office:value-type="float" office:value="0.00848999992013" calcext:value-type="float">
            <text:p>0.00848999992013</text:p>
          </table:table-cell>
          <table:table-cell/>
          <table:table-cell office:value-type="float" office:value="-1.19280040264" calcext:value-type="float">
            <text:p>-1.19280040264</text:p>
          </table:table-cell>
          <table:table-cell office:value-type="float" office:value="-0.615395605564" calcext:value-type="float">
            <text:p>-0.615395605564</text:p>
          </table:table-cell>
          <table:table-cell office:value-type="float" office:value="-0.894160211086" calcext:value-type="float">
            <text:p>-0.894160211086</text:p>
          </table:table-cell>
          <table:table-cell/>
          <table:table-cell office:value-type="float" office:value="1.59186521575589E+018" calcext:value-type="float">
            <text:p>1.59186521575589E+018</text:p>
          </table:table-cell>
          <table:table-cell table:formula="of:=([.Q196]-1.59186520428114E+018)*0.000000001" office:value-type="float" office:value="11.47475328" calcext:value-type="float">
            <text:p>11.47475328</text:p>
          </table:table-cell>
          <table:table-cell office:value-type="float" office:value="-0.00300595979206" calcext:value-type="float">
            <text:p>-0.00300595979206</text:p>
          </table:table-cell>
          <table:table-cell office:value-type="float" office:value="0.0791410654783" calcext:value-type="float">
            <text:p>0.0791410654783</text:p>
          </table:table-cell>
          <table:table-cell office:value-type="float" office:value="0.000931120361201" calcext:value-type="float">
            <text:p>0.000931120361201</text:p>
          </table:table-cell>
          <table:table-cell table:formula="of:=SQRT([.S196]*[.S196] + [.T196]*[.T196] + [.U196]*[.U196])" office:value-type="float" office:value="0.0792036048702273" calcext:value-type="float">
            <text:p>0.079203604870227</text:p>
          </table:table-cell>
          <table:table-cell table:formula="of:= ([.V197]-[.V196]) / ([.R197]-[.R196])" office:value-type="float" office:value="0.00771271948528381" calcext:value-type="float">
            <text:p>0.007712719485284</text:p>
          </table:table-cell>
        </table:table-row>
        <table:table-row table:style-name="ro1">
          <table:table-cell office:value-type="float" office:value="1.5918652158572E+018" calcext:value-type="float">
            <text:p>1.5918652158572E+018</text:p>
          </table:table-cell>
          <table:table-cell table:formula="of:= ([.A197] - 1.59186520428114E+018) * 0.000000001" office:value-type="float" office:value="11.576059904" calcext:value-type="float">
            <text:p>11.576059904</text:p>
          </table:table-cell>
          <table:table-cell office:value-type="float" office:value="0.0689999982715" calcext:value-type="float">
            <text:p>0.0689999982715</text:p>
          </table:table-cell>
          <table:table-cell office:value-type="float" office:value="0.0303700007498" calcext:value-type="float">
            <text:p>0.0303700007498</text:p>
          </table:table-cell>
          <table:table-cell office:value-type="float" office:value="0.0620100013912" calcext:value-type="float">
            <text:p>0.0620100013912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153000000864" calcext:value-type="float">
            <text:p>0.0153000000864</text:p>
          </table:table-cell>
          <table:table-cell office:value-type="float" office:value="-0.0133199999109" calcext:value-type="float">
            <text:p>-0.0133199999109</text:p>
          </table:table-cell>
          <table:table-cell office:value-type="float" office:value="0.0054999999702" calcext:value-type="float">
            <text:p>0.0054999999702</text:p>
          </table:table-cell>
          <table:table-cell office:value-type="float" office:value="-0.0052100000903" calcext:value-type="float">
            <text:p>-0.0052100000903</text:p>
          </table:table-cell>
          <table:table-cell/>
          <table:table-cell office:value-type="float" office:value="-1.19295930862" calcext:value-type="float">
            <text:p>-1.19295930862</text:p>
          </table:table-cell>
          <table:table-cell office:value-type="float" office:value="-0.607241153717" calcext:value-type="float">
            <text:p>-0.607241153717</text:p>
          </table:table-cell>
          <table:table-cell office:value-type="float" office:value="-0.894135355949" calcext:value-type="float">
            <text:p>-0.894135355949</text:p>
          </table:table-cell>
          <table:table-cell/>
          <table:table-cell office:value-type="float" office:value="1.5918652158572E+018" calcext:value-type="float">
            <text:p>1.5918652158572E+018</text:p>
          </table:table-cell>
          <table:table-cell table:formula="of:=([.Q197]-1.59186520428114E+018)*0.000000001" office:value-type="float" office:value="11.576063488" calcext:value-type="float">
            <text:p>11.576063488</text:p>
          </table:table-cell>
          <table:table-cell office:value-type="float" office:value="-0.00302289612591" calcext:value-type="float">
            <text:p>-0.00302289612591</text:p>
          </table:table-cell>
          <table:table-cell office:value-type="float" office:value="0.0799265727401" calcext:value-type="float">
            <text:p>0.0799265727401</text:p>
          </table:table-cell>
          <table:table-cell office:value-type="float" office:value="0.000449920276878" calcext:value-type="float">
            <text:p>0.000449920276878</text:p>
          </table:table-cell>
          <table:table-cell table:formula="of:=SQRT([.S197]*[.S197] + [.T197]*[.T197] + [.U197]*[.U197])" office:value-type="float" office:value="0.0799849820855271" calcext:value-type="float">
            <text:p>0.079984982085527</text:p>
          </table:table-cell>
          <table:table-cell table:formula="of:= ([.V198]-[.V197]) / ([.R198]-[.R197])" office:value-type="float" office:value="-0.0148875732800939" calcext:value-type="float">
            <text:p>-0.014887573280094</text:p>
          </table:table-cell>
        </table:table-row>
        <table:table-row table:style-name="ro1">
          <table:table-cell office:value-type="float" office:value="1.59186521590884E+018" calcext:value-type="float">
            <text:p>1.59186521590884E+018</text:p>
          </table:table-cell>
          <table:table-cell table:formula="of:= ([.A198] - 1.59186520428114E+018) * 0.000000001" office:value-type="float" office:value="11.627699968" calcext:value-type="float">
            <text:p>11.627699968</text:p>
          </table:table-cell>
          <table:table-cell office:value-type="float" office:value="0.0679000020027" calcext:value-type="float">
            <text:p>0.0679000020027</text:p>
          </table:table-cell>
          <table:table-cell office:value-type="float" office:value="0.0311399996281" calcext:value-type="float">
            <text:p>0.0311399996281</text:p>
          </table:table-cell>
          <table:table-cell office:value-type="float" office:value="0.0603200010955" calcext:value-type="float">
            <text:p>0.060320001095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421000011265" calcext:value-type="float">
            <text:p>0.0421000011265</text:p>
          </table:table-cell>
          <table:table-cell office:value-type="float" office:value="-0.0417900010943" calcext:value-type="float">
            <text:p>-0.0417900010943</text:p>
          </table:table-cell>
          <table:table-cell office:value-type="float" office:value="0.00465000001714" calcext:value-type="float">
            <text:p>0.00465000001714</text:p>
          </table:table-cell>
          <table:table-cell office:value-type="float" office:value="-0.00127999996766" calcext:value-type="float">
            <text:p>-0.00127999996766</text:p>
          </table:table-cell>
          <table:table-cell/>
          <table:table-cell office:value-type="float" office:value="-1.19300615788" calcext:value-type="float">
            <text:p>-1.19300615788</text:p>
          </table:table-cell>
          <table:table-cell office:value-type="float" office:value="-0.603212714195" calcext:value-type="float">
            <text:p>-0.603212714195</text:p>
          </table:table-cell>
          <table:table-cell office:value-type="float" office:value="-0.894142150879" calcext:value-type="float">
            <text:p>-0.894142150879</text:p>
          </table:table-cell>
          <table:table-cell/>
          <table:table-cell office:value-type="float" office:value="1.59186521590884E+018" calcext:value-type="float">
            <text:p>1.59186521590884E+018</text:p>
          </table:table-cell>
          <table:table-cell table:formula="of:=([.Q198]-1.59186520428114E+018)*0.000000001" office:value-type="float" office:value="11.627703296" calcext:value-type="float">
            <text:p>11.627703296</text:p>
          </table:table-cell>
          <table:table-cell office:value-type="float" office:value="-0.0031650448218" calcext:value-type="float">
            <text:p>-0.0031650448218</text:p>
          </table:table-cell>
          <table:table-cell office:value-type="float" office:value="0.0791529044509" calcext:value-type="float">
            <text:p>0.0791529044509</text:p>
          </table:table-cell>
          <table:table-cell table:style-name="ce1" office:value-type="float" office:value="-0.0000712102919351" calcext:value-type="float">
            <text:p>-7.12E-05</text:p>
          </table:table-cell>
          <table:table-cell table:formula="of:=SQRT([.S198]*[.S198] + [.T198]*[.T198] + [.U198]*[.U198])" office:value-type="float" office:value="0.0792161906597571" calcext:value-type="float">
            <text:p>0.079216190659757</text:p>
          </table:table-cell>
          <table:table-cell table:formula="of:= ([.V199]-[.V198]) / ([.R199]-[.R198])" office:value-type="float" office:value="0.0170074627872388" calcext:value-type="float">
            <text:p>0.017007462787239</text:p>
          </table:table-cell>
        </table:table-row>
        <table:table-row table:style-name="ro1">
          <table:table-cell office:value-type="float" office:value="1.59186521596088E+018" calcext:value-type="float">
            <text:p>1.59186521596088E+018</text:p>
          </table:table-cell>
          <table:table-cell table:formula="of:= ([.A199] - 1.59186520428114E+018) * 0.000000001" office:value-type="float" office:value="11.67974016" calcext:value-type="float">
            <text:p>11.67974016</text:p>
          </table:table-cell>
          <table:table-cell office:value-type="float" office:value="0.0674000009894" calcext:value-type="float">
            <text:p>0.0674000009894</text:p>
          </table:table-cell>
          <table:table-cell office:value-type="float" office:value="0.0280799996108" calcext:value-type="float">
            <text:p>0.0280799996108</text:p>
          </table:table-cell>
          <table:table-cell office:value-type="float" office:value="0.0612599998713" calcext:value-type="float">
            <text:p>0.0612599998713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637999996543" calcext:value-type="float">
            <text:p>0.0637999996543</text:p>
          </table:table-cell>
          <table:table-cell office:value-type="float" office:value="-0.062160000205" calcext:value-type="float">
            <text:p>-0.062160000205</text:p>
          </table:table-cell>
          <table:table-cell office:value-type="float" office:value="0.0145300002769" calcext:value-type="float">
            <text:p>0.0145300002769</text:p>
          </table:table-cell>
          <table:table-cell office:value-type="float" office:value="-0.00124000001233" calcext:value-type="float">
            <text:p>-0.00124000001233</text:p>
          </table:table-cell>
          <table:table-cell/>
          <table:table-cell office:value-type="float" office:value="-1.19307303429" calcext:value-type="float">
            <text:p>-1.19307303429</text:p>
          </table:table-cell>
          <table:table-cell office:value-type="float" office:value="-0.598940610886" calcext:value-type="float">
            <text:p>-0.598940610886</text:p>
          </table:table-cell>
          <table:table-cell office:value-type="float" office:value="-0.894125938416" calcext:value-type="float">
            <text:p>-0.894125938416</text:p>
          </table:table-cell>
          <table:table-cell/>
          <table:table-cell office:value-type="float" office:value="1.59186521596088E+018" calcext:value-type="float">
            <text:p>1.59186521596088E+018</text:p>
          </table:table-cell>
          <table:table-cell table:formula="of:=([.Q199]-1.59186520428114E+018)*0.000000001" office:value-type="float" office:value="11.679746304" calcext:value-type="float">
            <text:p>11.679746304</text:p>
          </table:table-cell>
          <table:table-cell office:value-type="float" office:value="-0.00317819858901" calcext:value-type="float">
            <text:p>-0.00317819858901</text:p>
          </table:table-cell>
          <table:table-cell office:value-type="float" office:value="0.0800381749868" calcext:value-type="float">
            <text:p>0.0800381749868</text:p>
          </table:table-cell>
          <table:table-cell table:style-name="ce1" office:value-type="float" office:value="-0.0000974234499154" calcext:value-type="float">
            <text:p>-9.74E-05</text:p>
          </table:table-cell>
          <table:table-cell table:formula="of:=SQRT([.S199]*[.S199] + [.T199]*[.T199] + [.U199]*[.U199])" office:value-type="float" office:value="0.0801013101816531" calcext:value-type="float">
            <text:p>0.080101310181653</text:p>
          </table:table-cell>
          <table:table-cell table:formula="of:= ([.V200]-[.V199]) / ([.R200]-[.R199])" office:value-type="float" office:value="-0.0610489683668651" calcext:value-type="float">
            <text:p>-0.061048968366865</text:p>
          </table:table-cell>
        </table:table-row>
        <table:table-row table:style-name="ro1">
          <table:table-cell office:value-type="float" office:value="1.59186521601523E+018" calcext:value-type="float">
            <text:p>1.59186521601523E+018</text:p>
          </table:table-cell>
          <table:table-cell table:formula="of:= ([.A200] - 1.59186520428114E+018) * 0.000000001" office:value-type="float" office:value="11.734089984" calcext:value-type="float">
            <text:p>11.734089984</text:p>
          </table:table-cell>
          <table:table-cell office:value-type="float" office:value="0.0662000030279" calcext:value-type="float">
            <text:p>0.0662000030279</text:p>
          </table:table-cell>
          <table:table-cell office:value-type="float" office:value="0.0233699996024" calcext:value-type="float">
            <text:p>0.0233699996024</text:p>
          </table:table-cell>
          <table:table-cell office:value-type="float" office:value="0.0619099996984" calcext:value-type="float">
            <text:p>0.0619099996984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0838000029325" calcext:value-type="float">
            <text:p>0.0838000029325</text:p>
          </table:table-cell>
          <table:table-cell office:value-type="float" office:value="-0.0817599967122" calcext:value-type="float">
            <text:p>-0.0817599967122</text:p>
          </table:table-cell>
          <table:table-cell office:value-type="float" office:value="0.0183600001037" calcext:value-type="float">
            <text:p>0.0183600001037</text:p>
          </table:table-cell>
          <table:table-cell office:value-type="float" office:value="0.000300000014249" calcext:value-type="float">
            <text:p>0.000300000014249</text:p>
          </table:table-cell>
          <table:table-cell/>
          <table:table-cell office:value-type="float" office:value="-1.19333648682" calcext:value-type="float">
            <text:p>-1.19333648682</text:p>
          </table:table-cell>
          <table:table-cell office:value-type="float" office:value="-0.595008313656" calcext:value-type="float">
            <text:p>-0.595008313656</text:p>
          </table:table-cell>
          <table:table-cell office:value-type="float" office:value="-0.894059836864" calcext:value-type="float">
            <text:p>-0.894059836864</text:p>
          </table:table-cell>
          <table:table-cell/>
          <table:table-cell office:value-type="float" office:value="1.59186521601523E+018" calcext:value-type="float">
            <text:p>1.59186521601523E+018</text:p>
          </table:table-cell>
          <table:table-cell table:formula="of:=([.Q200]-1.59186520428114E+018)*0.000000001" office:value-type="float" office:value="11.734088192" calcext:value-type="float">
            <text:p>11.734088192</text:p>
          </table:table-cell>
          <table:table-cell office:value-type="float" office:value="-0.00425991462544" calcext:value-type="float">
            <text:p>-0.00425991462544</text:p>
          </table:table-cell>
          <table:table-cell office:value-type="float" office:value="0.076665468514" calcext:value-type="float">
            <text:p>0.076665468514</text:p>
          </table:table-cell>
          <table:table-cell office:value-type="float" office:value="0.000100413635664" calcext:value-type="float">
            <text:p>0.000100413635664</text:p>
          </table:table-cell>
          <table:table-cell table:formula="of:=SQRT([.S200]*[.S200] + [.T200]*[.T200] + [.U200]*[.U200])" office:value-type="float" office:value="0.0767837939801452" calcext:value-type="float">
            <text:p>0.076783793980145</text:p>
          </table:table-cell>
          <table:table-cell table:formula="of:= ([.V201]-[.V200]) / ([.R201]-[.R200])" office:value-type="float" office:value="-0.305053552365635" calcext:value-type="float">
            <text:p>-0.305053552365635</text:p>
          </table:table-cell>
        </table:table-row>
        <table:table-row table:style-name="ro1">
          <table:table-cell office:value-type="float" office:value="1.5918652160688E+018" calcext:value-type="float">
            <text:p>1.5918652160688E+018</text:p>
          </table:table-cell>
          <table:table-cell table:formula="of:= ([.A201] - 1.59186520428114E+018) * 0.000000001" office:value-type="float" office:value="11.787660032" calcext:value-type="float">
            <text:p>11.787660032</text:p>
          </table:table-cell>
          <table:table-cell office:value-type="float" office:value="0.0636999979615" calcext:value-type="float">
            <text:p>0.0636999979615</text:p>
          </table:table-cell>
          <table:table-cell office:value-type="float" office:value="0.0155499996617" calcext:value-type="float">
            <text:p>0.0155499996617</text:p>
          </table:table-cell>
          <table:table-cell office:value-type="float" office:value="0.0617699995637" calcext:value-type="float">
            <text:p>0.0617699995637</text:p>
          </table:table-cell>
          <table:table-cell table:style-name="Default" office:value-type="float" office:value="0.000300000014249" calcext:value-type="float">
            <text:p>0.000300000014249</text:p>
          </table:table-cell>
          <table:table-cell/>
          <table:table-cell office:value-type="float" office:value="0.156599998474" calcext:value-type="float">
            <text:p>0.156599998474</text:p>
          </table:table-cell>
          <table:table-cell office:value-type="float" office:value="-0.155279994011" calcext:value-type="float">
            <text:p>-0.155279994011</text:p>
          </table:table-cell>
          <table:table-cell office:value-type="float" office:value="-0.0200699996203" calcext:value-type="float">
            <text:p>-0.0200699996203</text:p>
          </table:table-cell>
          <table:table-cell office:value-type="float" office:value="-0.00116999994498" calcext:value-type="float">
            <text:p>-0.00116999994498</text:p>
          </table:table-cell>
          <table:table-cell/>
          <table:table-cell office:value-type="float" office:value="-1.19506752491" calcext:value-type="float">
            <text:p>-1.19506752491</text:p>
          </table:table-cell>
          <table:table-cell office:value-type="float" office:value="-0.592380940914" calcext:value-type="float">
            <text:p>-0.592380940914</text:p>
          </table:table-cell>
          <table:table-cell office:value-type="float" office:value="-0.893963932991" calcext:value-type="float">
            <text:p>-0.893963932991</text:p>
          </table:table-cell>
          <table:table-cell/>
          <table:table-cell office:value-type="float" office:value="1.5918652160688E+018" calcext:value-type="float">
            <text:p>1.5918652160688E+018</text:p>
          </table:table-cell>
          <table:table-cell table:formula="of:=([.Q201]-1.59186520428114E+018)*0.000000001" office:value-type="float" office:value="11.7876672" calcext:value-type="float">
            <text:p>11.7876672</text:p>
          </table:table-cell>
          <table:table-cell office:value-type="float" office:value="-0.0405847206712" calcext:value-type="float">
            <text:p>-0.0405847206712</text:p>
          </table:table-cell>
          <table:table-cell office:value-type="float" office:value="0.0447784662247" calcext:value-type="float">
            <text:p>0.0447784662247</text:p>
          </table:table-cell>
          <table:table-cell office:value-type="float" office:value="-0.000825645169243" calcext:value-type="float">
            <text:p>-0.000825645169243</text:p>
          </table:table-cell>
          <table:table-cell table:formula="of:=SQRT([.S201]*[.S201] + [.T201]*[.T201] + [.U201]*[.U201])" office:value-type="float" office:value="0.0604393272575185" calcext:value-type="float">
            <text:p>0.060439327257519</text:p>
          </table:table-cell>
          <table:table-cell table:formula="of:= ([.V202]-[.V201]) / ([.R202]-[.R201])" office:value-type="float" office:value="0.178248210180903" calcext:value-type="float">
            <text:p>0.178248210180903</text:p>
          </table:table-cell>
        </table:table-row>
        <table:table-row table:style-name="ro1">
          <table:table-cell office:value-type="float" office:value="1.59186521612151E+018" calcext:value-type="float">
            <text:p>1.59186521612151E+018</text:p>
          </table:table-cell>
          <table:table-cell table:formula="of:= ([.A202] - 1.59186520428114E+018) * 0.000000001" office:value-type="float" office:value="11.84036992" calcext:value-type="float">
            <text:p>11.84036992</text:p>
          </table:table-cell>
          <table:table-cell office:value-type="float" office:value="0.061400000006" calcext:value-type="float">
            <text:p>0.061400000006</text:p>
          </table:table-cell>
          <table:table-cell office:value-type="float" office:value="0.00480000022799" calcext:value-type="float">
            <text:p>0.00480000022799</text:p>
          </table:table-cell>
          <table:table-cell office:value-type="float" office:value="0.0612099990249" calcext:value-type="float">
            <text:p>0.0612099990249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210199996829" calcext:value-type="float">
            <text:p>0.210199996829</text:p>
          </table:table-cell>
          <table:table-cell office:value-type="float" office:value="-0.209869995713" calcext:value-type="float">
            <text:p>-0.209869995713</text:p>
          </table:table-cell>
          <table:table-cell office:value-type="float" office:value="-0.011590000242" calcext:value-type="float">
            <text:p>-0.011590000242</text:p>
          </table:table-cell>
          <table:table-cell office:value-type="float" office:value="-0.000300000014249" calcext:value-type="float">
            <text:p>-0.000300000014249</text:p>
          </table:table-cell>
          <table:table-cell/>
          <table:table-cell office:value-type="float" office:value="-1.19828259945" calcext:value-type="float">
            <text:p>-1.19828259945</text:p>
          </table:table-cell>
          <table:table-cell office:value-type="float" office:value="-0.590606987476" calcext:value-type="float">
            <text:p>-0.590606987476</text:p>
          </table:table-cell>
          <table:table-cell office:value-type="float" office:value="-0.894058406353" calcext:value-type="float">
            <text:p>-0.894058406353</text:p>
          </table:table-cell>
          <table:table-cell/>
          <table:table-cell office:value-type="float" office:value="1.59186521612151E+018" calcext:value-type="float">
            <text:p>1.59186521612151E+018</text:p>
          </table:table-cell>
          <table:table-cell table:formula="of:=([.Q202]-1.59186520428114E+018)*0.000000001" office:value-type="float" office:value="11.840368384" calcext:value-type="float">
            <text:p>11.840368384</text:p>
          </table:table-cell>
          <table:table-cell office:value-type="float" office:value="-0.0611969642341" calcext:value-type="float">
            <text:p>-0.0611969642341</text:p>
          </table:table-cell>
          <table:table-cell office:value-type="float" office:value="0.0336377955973" calcext:value-type="float">
            <text:p>0.0336377955973</text:p>
          </table:table-cell>
          <table:table-cell office:value-type="float" office:value="-0.000329771108227" calcext:value-type="float">
            <text:p>-0.000329771108227</text:p>
          </table:table-cell>
          <table:table-cell table:formula="of:=SQRT([.S202]*[.S202] + [.T202]*[.T202] + [.U202]*[.U202])" office:value-type="float" office:value="0.069833218979933" calcext:value-type="float">
            <text:p>0.069833218979933</text:p>
          </table:table-cell>
          <table:table-cell table:formula="of:= ([.V203]-[.V202]) / ([.R203]-[.R202])" office:value-type="float" office:value="0.0838469080956105" calcext:value-type="float">
            <text:p>0.083846908095611</text:p>
          </table:table-cell>
        </table:table-row>
        <table:table-row table:style-name="ro1">
          <table:table-cell office:value-type="float" office:value="1.59186521617526E+018" calcext:value-type="float">
            <text:p>1.59186521617526E+018</text:p>
          </table:table-cell>
          <table:table-cell table:formula="of:= ([.A203] - 1.59186520428114E+018) * 0.000000001" office:value-type="float" office:value="11.894119936" calcext:value-type="float">
            <text:p>11.894119936</text:p>
          </table:table-cell>
          <table:table-cell office:value-type="float" office:value="0.0649999976158" calcext:value-type="float">
            <text:p>0.0649999976158</text:p>
          </table:table-cell>
          <table:table-cell office:value-type="float" office:value="-0.0129899997264" calcext:value-type="float">
            <text:p>-0.0129899997264</text:p>
          </table:table-cell>
          <table:table-cell office:value-type="float" office:value="0.0636999979615" calcext:value-type="float">
            <text:p>0.0636999979615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222900003195" calcext:value-type="float">
            <text:p>0.222900003195</text:p>
          </table:table-cell>
          <table:table-cell office:value-type="float" office:value="-0.222240000963" calcext:value-type="float">
            <text:p>-0.222240000963</text:p>
          </table:table-cell>
          <table:table-cell office:value-type="float" office:value="-0.0154100004584" calcext:value-type="float">
            <text:p>-0.0154100004584</text:p>
          </table:table-cell>
          <table:table-cell office:value-type="float" office:value="0.00867000035942" calcext:value-type="float">
            <text:p>0.00867000035942</text:p>
          </table:table-cell>
          <table:table-cell/>
          <table:table-cell office:value-type="float" office:value="-1.2018045187" calcext:value-type="float">
            <text:p>-1.2018045187</text:p>
          </table:table-cell>
          <table:table-cell office:value-type="float" office:value="-0.588699817657" calcext:value-type="float">
            <text:p>-0.588699817657</text:p>
          </table:table-cell>
          <table:table-cell office:value-type="float" office:value="-0.894154667854" calcext:value-type="float">
            <text:p>-0.894154667854</text:p>
          </table:table-cell>
          <table:table-cell/>
          <table:table-cell office:value-type="float" office:value="1.59186521617526E+018" calcext:value-type="float">
            <text:p>1.59186521617526E+018</text:p>
          </table:table-cell>
          <table:table-cell table:formula="of:=([.Q203]-1.59186520428114E+018)*0.000000001" office:value-type="float" office:value="11.894122496" calcext:value-type="float">
            <text:p>11.894122496</text:p>
          </table:table-cell>
          <table:table-cell office:value-type="float" office:value="-0.0678250268102" calcext:value-type="float">
            <text:p>-0.0678250268102</text:p>
          </table:table-cell>
          <table:table-cell office:value-type="float" office:value="0.030414858833" calcext:value-type="float">
            <text:p>0.030414858833</text:p>
          </table:table-cell>
          <table:table-cell office:value-type="float" office:value="0.00108973321039" calcext:value-type="float">
            <text:p>0.00108973321039</text:p>
          </table:table-cell>
          <table:table-cell table:formula="of:=SQRT([.S203]*[.S203] + [.T203]*[.T203] + [.U203]*[.U203])" office:value-type="float" office:value="0.0743403350685581" calcext:value-type="float">
            <text:p>0.074340335068558</text:p>
          </table:table-cell>
          <table:table-cell table:formula="of:= ([.V204]-[.V203]) / ([.R204]-[.R203])" office:value-type="float" office:value="-0.234986919660771" calcext:value-type="float">
            <text:p>-0.234986919660771</text:p>
          </table:table-cell>
        </table:table-row>
        <table:table-row table:style-name="ro1">
          <table:table-cell office:value-type="float" office:value="1.59186521622754E+018" calcext:value-type="float">
            <text:p>1.59186521622754E+018</text:p>
          </table:table-cell>
          <table:table-cell table:formula="of:= ([.A204] - 1.59186520428114E+018) * 0.000000001" office:value-type="float" office:value="11.9464" calcext:value-type="float">
            <text:p>11.9464</text:p>
          </table:table-cell>
          <table:table-cell office:value-type="float" office:value="0.0652000010014" calcext:value-type="float">
            <text:p>0.0652000010014</text:p>
          </table:table-cell>
          <table:table-cell office:value-type="float" office:value="-0.0199900008738" calcext:value-type="float">
            <text:p>-0.0199900008738</text:p>
          </table:table-cell>
          <table:table-cell office:value-type="float" office:value="0.0620299987495" calcext:value-type="float">
            <text:p>0.0620299987495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157900005579" calcext:value-type="float">
            <text:p>0.157900005579</text:p>
          </table:table-cell>
          <table:table-cell office:value-type="float" office:value="-0.154880002141" calcext:value-type="float">
            <text:p>-0.154880002141</text:p>
          </table:table-cell>
          <table:table-cell office:value-type="float" office:value="-0.0306000001729" calcext:value-type="float">
            <text:p>-0.0306000001729</text:p>
          </table:table-cell>
          <table:table-cell office:value-type="float" office:value="0.00447000004351" calcext:value-type="float">
            <text:p>0.00447000004351</text:p>
          </table:table-cell>
          <table:table-cell/>
          <table:table-cell office:value-type="float" office:value="-1.20431363583" calcext:value-type="float">
            <text:p>-1.20431363583</text:p>
          </table:table-cell>
          <table:table-cell office:value-type="float" office:value="-0.587287724018" calcext:value-type="float">
            <text:p>-0.587287724018</text:p>
          </table:table-cell>
          <table:table-cell office:value-type="float" office:value="-0.894225656986" calcext:value-type="float">
            <text:p>-0.894225656986</text:p>
          </table:table-cell>
          <table:table-cell/>
          <table:table-cell office:value-type="float" office:value="1.59186521622754E+018" calcext:value-type="float">
            <text:p>1.59186521622754E+018</text:p>
          </table:table-cell>
          <table:table-cell table:formula="of:=([.Q204]-1.59186520428114E+018)*0.000000001" office:value-type="float" office:value="11.9464064" calcext:value-type="float">
            <text:p>11.9464064</text:p>
          </table:table-cell>
          <table:table-cell office:value-type="float" office:value="-0.0559857040644" calcext:value-type="float">
            <text:p>-0.0559857040644</text:p>
          </table:table-cell>
          <table:table-cell office:value-type="float" office:value="0.0267560277134" calcext:value-type="float">
            <text:p>0.0267560277134</text:p>
          </table:table-cell>
          <table:table-cell office:value-type="float" office:value="0.000672501686495" calcext:value-type="float">
            <text:p>0.000672501686495</text:p>
          </table:table-cell>
          <table:table-cell table:formula="of:=SQRT([.S204]*[.S204] + [.T204]*[.T204] + [.U204]*[.U204])" office:value-type="float" office:value="0.0620543015197588" calcext:value-type="float">
            <text:p>0.062054301519759</text:p>
          </table:table-cell>
          <table:table-cell table:formula="of:= ([.V205]-[.V204]) / ([.R205]-[.R204])" office:value-type="float" office:value="-0.85965901040852" calcext:value-type="float">
            <text:p>-0.85965901040852</text:p>
          </table:table-cell>
        </table:table-row>
        <table:table-row table:style-name="ro1">
          <table:table-cell office:value-type="float" office:value="1.59186521627903E+018" calcext:value-type="float">
            <text:p>1.59186521627903E+018</text:p>
          </table:table-cell>
          <table:table-cell table:formula="of:= ([.A205] - 1.59186520428114E+018) * 0.000000001" office:value-type="float" office:value="11.997890048" calcext:value-type="float">
            <text:p>11.997890048</text:p>
          </table:table-cell>
          <table:table-cell office:value-type="float" office:value="0.0603000000119" calcext:value-type="float">
            <text:p>0.0603000000119</text:p>
          </table:table-cell>
          <table:table-cell office:value-type="float" office:value="-0.0220299996436" calcext:value-type="float">
            <text:p>-0.0220299996436</text:p>
          </table:table-cell>
          <table:table-cell office:value-type="float" office:value="0.0561299994588" calcext:value-type="float">
            <text:p>0.0561299994588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121500000358" calcext:value-type="float">
            <text:p>0.121500000358</text:p>
          </table:table-cell>
          <table:table-cell office:value-type="float" office:value="-0.0427099987864" calcext:value-type="float">
            <text:p>-0.0427099987864</text:p>
          </table:table-cell>
          <table:table-cell office:value-type="float" office:value="-0.113689996302" calcext:value-type="float">
            <text:p>-0.113689996302</text:p>
          </table:table-cell>
          <table:table-cell office:value-type="float" office:value="0.00182000000495" calcext:value-type="float">
            <text:p>0.00182000000495</text:p>
          </table:table-cell>
          <table:table-cell/>
          <table:table-cell office:value-type="float" office:value="-1.20541369915" calcext:value-type="float">
            <text:p>-1.20541369915</text:p>
          </table:table-cell>
          <table:table-cell office:value-type="float" office:value="-0.587319970131" calcext:value-type="float">
            <text:p>-0.587319970131</text:p>
          </table:table-cell>
          <table:table-cell office:value-type="float" office:value="-0.894072473049" calcext:value-type="float">
            <text:p>-0.894072473049</text:p>
          </table:table-cell>
          <table:table-cell/>
          <table:table-cell office:value-type="float" office:value="1.59186521627903E+018" calcext:value-type="float">
            <text:p>1.59186521627903E+018</text:p>
          </table:table-cell>
          <table:table-cell table:formula="of:=([.Q205]-1.59186520428114E+018)*0.000000001" office:value-type="float" office:value="11.997892096" calcext:value-type="float">
            <text:p>11.997892096</text:p>
          </table:table-cell>
          <table:table-cell office:value-type="float" office:value="-0.0158511959016" calcext:value-type="float">
            <text:p>-0.0158511959016</text:p>
          </table:table-cell>
          <table:table-cell office:value-type="float" office:value="-0.00804102793336" calcext:value-type="float">
            <text:p>-0.00804102793336</text:p>
          </table:table-cell>
          <table:table-cell office:value-type="float" office:value="0.000844721507747" calcext:value-type="float">
            <text:p>0.000844721507747</text:p>
          </table:table-cell>
          <table:table-cell table:formula="of:=SQRT([.S205]*[.S205] + [.T205]*[.T205] + [.U205]*[.U205])" office:value-type="float" office:value="0.0177941590462047" calcext:value-type="float">
            <text:p>0.017794159046205</text:p>
          </table:table-cell>
          <table:table-cell table:formula="of:= ([.V206]-[.V205]) / ([.R206]-[.R205])" office:value-type="float" office:value="0.554837747375666" calcext:value-type="float">
            <text:p>0.554837747375666</text:p>
          </table:table-cell>
        </table:table-row>
        <table:table-row table:style-name="ro1">
          <table:table-cell office:value-type="float" office:value="1.59186521638118E+018" calcext:value-type="float">
            <text:p>1.59186521638118E+018</text:p>
          </table:table-cell>
          <table:table-cell table:formula="of:= ([.A206] - 1.59186520428114E+018) * 0.000000001" office:value-type="float" office:value="12.100039936" calcext:value-type="float">
            <text:p>12.100039936</text:p>
          </table:table-cell>
          <table:table-cell office:value-type="float" office:value="0.0441000014544" calcext:value-type="float">
            <text:p>0.0441000014544</text:p>
          </table:table-cell>
          <table:table-cell office:value-type="float" office:value="-0.0241100005805" calcext:value-type="float">
            <text:p>-0.0241100005805</text:p>
          </table:table-cell>
          <table:table-cell office:value-type="float" office:value="0.0368900001049" calcext:value-type="float">
            <text:p>0.0368900001049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238900005817" calcext:value-type="float">
            <text:p>0.238900005817</text:p>
          </table:table-cell>
          <table:table-cell office:value-type="float" office:value="-0.0455899983644" calcext:value-type="float">
            <text:p>-0.0455899983644</text:p>
          </table:table-cell>
          <table:table-cell office:value-type="float" office:value="-0.234410002828" calcext:value-type="float">
            <text:p>-0.234410002828</text:p>
          </table:table-cell>
          <table:table-cell office:value-type="float" office:value="-0.00530999992043" calcext:value-type="float">
            <text:p>-0.00530999992043</text:p>
          </table:table-cell>
          <table:table-cell/>
          <table:table-cell office:value-type="float" office:value="-1.20787882805" calcext:value-type="float">
            <text:p>-1.20787882805</text:p>
          </table:table-cell>
          <table:table-cell office:value-type="float" office:value="-0.592328965664" calcext:value-type="float">
            <text:p>-0.592328965664</text:p>
          </table:table-cell>
          <table:table-cell office:value-type="float" office:value="-0.894119381905" calcext:value-type="float">
            <text:p>-0.894119381905</text:p>
          </table:table-cell>
          <table:table-cell/>
          <table:table-cell office:value-type="float" office:value="1.59186521638118E+018" calcext:value-type="float">
            <text:p>1.59186521638118E+018</text:p>
          </table:table-cell>
          <table:table-cell table:formula="of:=([.Q206]-1.59186520428114E+018)*0.000000001" office:value-type="float" office:value="12.100044544" calcext:value-type="float">
            <text:p>12.100044544</text:p>
          </table:table-cell>
          <table:table-cell office:value-type="float" office:value="-0.0315155014396" calcext:value-type="float">
            <text:p>-0.0315155014396</text:p>
          </table:table-cell>
          <table:table-cell office:value-type="float" office:value="-0.0674327388406" calcext:value-type="float">
            <text:p>-0.0674327388406</text:p>
          </table:table-cell>
          <table:table-cell office:value-type="float" office:value="-0.00238881958649" calcext:value-type="float">
            <text:p>-0.00238881958649</text:p>
          </table:table-cell>
          <table:table-cell table:formula="of:=SQRT([.S206]*[.S206] + [.T206]*[.T206] + [.U206]*[.U206])" office:value-type="float" office:value="0.0744721931834345" calcext:value-type="float">
            <text:p>0.074472193183435</text:p>
          </table:table-cell>
          <table:table-cell table:formula="of:= ([.V207]-[.V206]) / ([.R207]-[.R206])" office:value-type="float" office:value="0.11594456101143" calcext:value-type="float">
            <text:p>0.11594456101143</text:p>
          </table:table-cell>
        </table:table-row>
        <table:table-row table:style-name="ro1">
          <table:table-cell office:value-type="float" office:value="1.59186521643309E+018" calcext:value-type="float">
            <text:p>1.59186521643309E+018</text:p>
          </table:table-cell>
          <table:table-cell table:formula="of:= ([.A207] - 1.59186520428114E+018) * 0.000000001" office:value-type="float" office:value="12.15195008" calcext:value-type="float">
            <text:p>12.15195008</text:p>
          </table:table-cell>
          <table:table-cell office:value-type="float" office:value="0.0348999984562" calcext:value-type="float">
            <text:p>0.0348999984562</text:p>
          </table:table-cell>
          <table:table-cell office:value-type="float" office:value="-0.0290500000119" calcext:value-type="float">
            <text:p>-0.0290500000119</text:p>
          </table:table-cell>
          <table:table-cell office:value-type="float" office:value="0.0194099992514" calcext:value-type="float">
            <text:p>0.0194099992514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271299988031" calcext:value-type="float">
            <text:p>0.271299988031</text:p>
          </table:table-cell>
          <table:table-cell office:value-type="float" office:value="-0.0522600002587" calcext:value-type="float">
            <text:p>-0.0522600002587</text:p>
          </table:table-cell>
          <table:table-cell office:value-type="float" office:value="-0.26616999507" calcext:value-type="float">
            <text:p>-0.26616999507</text:p>
          </table:table-cell>
          <table:table-cell office:value-type="float" office:value="-0.00215999991633" calcext:value-type="float">
            <text:p>-0.00215999991633</text:p>
          </table:table-cell>
          <table:table-cell/>
          <table:table-cell office:value-type="float" office:value="-1.20969080925" calcext:value-type="float">
            <text:p>-1.20969080925</text:p>
          </table:table-cell>
          <table:table-cell office:value-type="float" office:value="-0.596062600613" calcext:value-type="float">
            <text:p>-0.596062600613</text:p>
          </table:table-cell>
          <table:table-cell office:value-type="float" office:value="-0.894097149372" calcext:value-type="float">
            <text:p>-0.894097149372</text:p>
          </table:table-cell>
          <table:table-cell/>
          <table:table-cell office:value-type="float" office:value="1.59186521643309E+018" calcext:value-type="float">
            <text:p>1.59186521643309E+018</text:p>
          </table:table-cell>
          <table:table-cell table:formula="of:=([.Q207]-1.59186520428114E+018)*0.000000001" office:value-type="float" office:value="12.151953408" calcext:value-type="float">
            <text:p>12.151953408</text:p>
          </table:table-cell>
          <table:table-cell office:value-type="float" office:value="-0.0331180207431" calcext:value-type="float">
            <text:p>-0.0331180207431</text:p>
          </table:table-cell>
          <table:table-cell office:value-type="float" office:value="-0.0733575224876" calcext:value-type="float">
            <text:p>-0.0733575224876</text:p>
          </table:table-cell>
          <table:table-cell office:value-type="float" office:value="-0.000793981773313" calcext:value-type="float">
            <text:p>-0.000793981773313</text:p>
          </table:table-cell>
          <table:table-cell table:formula="of:=SQRT([.S207]*[.S207] + [.T207]*[.T207] + [.U207]*[.U207])" office:value-type="float" office:value="0.0804907436325165" calcext:value-type="float">
            <text:p>0.080490743632517</text:p>
          </table:table-cell>
          <table:table-cell table:formula="of:= ([.V208]-[.V207]) / ([.R208]-[.R207])" office:value-type="float" office:value="-0.00406288817043019" calcext:value-type="float">
            <text:p>-0.00406288817043</text:p>
          </table:table-cell>
        </table:table-row>
        <table:table-row table:style-name="ro1">
          <table:table-cell office:value-type="float" office:value="1.5918652164852E+018" calcext:value-type="float">
            <text:p>1.5918652164852E+018</text:p>
          </table:table-cell>
          <table:table-cell table:formula="of:= ([.A208] - 1.59186520428114E+018) * 0.000000001" office:value-type="float" office:value="12.204059904" calcext:value-type="float">
            <text:p>12.204059904</text:p>
          </table:table-cell>
          <table:table-cell office:value-type="float" office:value="0.0326000005007" calcext:value-type="float">
            <text:p>0.0326000005007</text:p>
          </table:table-cell>
          <table:table-cell office:value-type="float" office:value="-0.032120000571" calcext:value-type="float">
            <text:p>-0.032120000571</text:p>
          </table:table-cell>
          <table:table-cell office:value-type="float" office:value="0.00566999986768" calcext:value-type="float">
            <text:p>0.00566999986768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269199997187" calcext:value-type="float">
            <text:p>0.269199997187</text:p>
          </table:table-cell>
          <table:table-cell office:value-type="float" office:value="-0.0522399991751" calcext:value-type="float">
            <text:p>-0.0522399991751</text:p>
          </table:table-cell>
          <table:table-cell office:value-type="float" office:value="-0.264090001583" calcext:value-type="float">
            <text:p>-0.264090001583</text:p>
          </table:table-cell>
          <table:table-cell office:value-type="float" office:value="-0.00109999999404" calcext:value-type="float">
            <text:p>-0.00109999999404</text:p>
          </table:table-cell>
          <table:table-cell/>
          <table:table-cell office:value-type="float" office:value="-1.21151697636" calcext:value-type="float">
            <text:p>-1.21151697636</text:p>
          </table:table-cell>
          <table:table-cell office:value-type="float" office:value="-0.599943935871" calcext:value-type="float">
            <text:p>-0.599943935871</text:p>
          </table:table-cell>
          <table:table-cell office:value-type="float" office:value="-0.894117534161" calcext:value-type="float">
            <text:p>-0.894117534161</text:p>
          </table:table-cell>
          <table:table-cell/>
          <table:table-cell office:value-type="float" office:value="1.5918652164852E+018" calcext:value-type="float">
            <text:p>1.5918652164852E+018</text:p>
          </table:table-cell>
          <table:table-cell table:formula="of:=([.Q208]-1.59186520428114E+018)*0.000000001" office:value-type="float" office:value="12.204059648" calcext:value-type="float">
            <text:p>12.204059648</text:p>
          </table:table-cell>
          <table:table-cell office:value-type="float" office:value="-0.0332734361291" calcext:value-type="float">
            <text:p>-0.0332734361291</text:p>
          </table:table-cell>
          <table:table-cell office:value-type="float" office:value="-0.0730555206537" calcext:value-type="float">
            <text:p>-0.0730555206537</text:p>
          </table:table-cell>
          <table:table-cell office:value-type="float" office:value="-0.000702782708686" calcext:value-type="float">
            <text:p>-0.000702782708686</text:p>
          </table:table-cell>
          <table:table-cell table:formula="of:=SQRT([.S208]*[.S208] + [.T208]*[.T208] + [.U208]*[.U208])" office:value-type="float" office:value="0.0802790418064149" calcext:value-type="float">
            <text:p>0.080279041806415</text:p>
          </table:table-cell>
          <table:table-cell table:formula="of:= ([.V209]-[.V208]) / ([.R209]-[.R208])" office:value-type="float" office:value="0.00800163775608114" calcext:value-type="float">
            <text:p>0.008001637756081</text:p>
          </table:table-cell>
        </table:table-row>
        <table:table-row table:style-name="ro1">
          <table:table-cell office:value-type="float" office:value="1.59186521653848E+018" calcext:value-type="float">
            <text:p>1.59186521653848E+018</text:p>
          </table:table-cell>
          <table:table-cell table:formula="of:= ([.A209] - 1.59186520428114E+018) * 0.000000001" office:value-type="float" office:value="12.257339904" calcext:value-type="float">
            <text:p>12.257339904</text:p>
          </table:table-cell>
          <table:table-cell office:value-type="float" office:value="0.0361000001431" calcext:value-type="float">
            <text:p>0.0361000001431</text:p>
          </table:table-cell>
          <table:table-cell office:value-type="float" office:value="-0.0351000018418" calcext:value-type="float">
            <text:p>-0.0351000018418</text:p>
          </table:table-cell>
          <table:table-cell office:value-type="float" office:value="-0.00829000025988" calcext:value-type="float">
            <text:p>-0.00829000025988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270700007677" calcext:value-type="float">
            <text:p>0.270700007677</text:p>
          </table:table-cell>
          <table:table-cell office:value-type="float" office:value="-0.0528200007975" calcext:value-type="float">
            <text:p>-0.0528200007975</text:p>
          </table:table-cell>
          <table:table-cell office:value-type="float" office:value="-0.265540003777" calcext:value-type="float">
            <text:p>-0.265540003777</text:p>
          </table:table-cell>
          <table:table-cell office:value-type="float" office:value="-0.000910000002477" calcext:value-type="float">
            <text:p>-0.000910000002477</text:p>
          </table:table-cell>
          <table:table-cell/>
          <table:table-cell office:value-type="float" office:value="-1.21334671974" calcext:value-type="float">
            <text:p>-1.21334671974</text:p>
          </table:table-cell>
          <table:table-cell office:value-type="float" office:value="-0.603727459908" calcext:value-type="float">
            <text:p>-0.603727459908</text:p>
          </table:table-cell>
          <table:table-cell office:value-type="float" office:value="-0.894120335579" calcext:value-type="float">
            <text:p>-0.894120335579</text:p>
          </table:table-cell>
          <table:table-cell/>
          <table:table-cell office:value-type="float" office:value="1.59186521653848E+018" calcext:value-type="float">
            <text:p>1.59186521653848E+018</text:p>
          </table:table-cell>
          <table:table-cell table:formula="of:=([.Q209]-1.59186520428114E+018)*0.000000001" office:value-type="float" office:value="12.257347072" calcext:value-type="float">
            <text:p>12.257347072</text:p>
          </table:table-cell>
          <table:table-cell office:value-type="float" office:value="-0.0336883328855" calcext:value-type="float">
            <text:p>-0.0336883328855</text:p>
          </table:table-cell>
          <table:table-cell office:value-type="float" office:value="-0.0733353719115" calcext:value-type="float">
            <text:p>-0.0733353719115</text:p>
          </table:table-cell>
          <table:table-cell office:value-type="float" office:value="-0.000620998034719" calcext:value-type="float">
            <text:p>-0.000620998034719</text:p>
          </table:table-cell>
          <table:table-cell table:formula="of:=SQRT([.S209]*[.S209] + [.T209]*[.T209] + [.U209]*[.U209])" office:value-type="float" office:value="0.0807054284702176" calcext:value-type="float">
            <text:p>0.080705428470218</text:p>
          </table:table-cell>
          <table:table-cell table:formula="of:= ([.V210]-[.V209]) / ([.R210]-[.R209])" office:value-type="float" office:value="0.00375689355441157" calcext:value-type="float">
            <text:p>0.003756893554412</text:p>
          </table:table-cell>
        </table:table-row>
        <table:table-row table:style-name="ro1">
          <table:table-cell office:value-type="float" office:value="1.59186521659075E+018" calcext:value-type="float">
            <text:p>1.59186521659075E+018</text:p>
          </table:table-cell>
          <table:table-cell table:formula="of:= ([.A210] - 1.59186520428114E+018) * 0.000000001" office:value-type="float" office:value="12.30961024" calcext:value-type="float">
            <text:p>12.30961024</text:p>
          </table:table-cell>
          <table:table-cell office:value-type="float" office:value="0.0438000001013" calcext:value-type="float">
            <text:p>0.0438000001013</text:p>
          </table:table-cell>
          <table:table-cell office:value-type="float" office:value="-0.0379900000989" calcext:value-type="float">
            <text:p>-0.0379900000989</text:p>
          </table:table-cell>
          <table:table-cell office:value-type="float" office:value="-0.0218400005251" calcext:value-type="float">
            <text:p>-0.0218400005251</text:p>
          </table:table-cell>
          <table:table-cell table:style-name="Default" office:value-type="float" office:value="-0.000119999996969" calcext:value-type="float">
            <text:p>-0.000119999996969</text:p>
          </table:table-cell>
          <table:table-cell/>
          <table:table-cell office:value-type="float" office:value="0.266099989414" calcext:value-type="float">
            <text:p>0.266099989414</text:p>
          </table:table-cell>
          <table:table-cell office:value-type="float" office:value="-0.0505400002003" calcext:value-type="float">
            <text:p>-0.0505400002003</text:p>
          </table:table-cell>
          <table:table-cell office:value-type="float" office:value="-0.26129001379" calcext:value-type="float">
            <text:p>-0.26129001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1519827843" calcext:value-type="float">
            <text:p>-1.21519827843</text:p>
          </table:table-cell>
          <table:table-cell office:value-type="float" office:value="-0.607578754425" calcext:value-type="float">
            <text:p>-0.607578754425</text:p>
          </table:table-cell>
          <table:table-cell office:value-type="float" office:value="-0.894129633904" calcext:value-type="float">
            <text:p>-0.894129633904</text:p>
          </table:table-cell>
          <table:table-cell/>
          <table:table-cell office:value-type="float" office:value="1.59186521659075E+018" calcext:value-type="float">
            <text:p>1.59186521659075E+018</text:p>
          </table:table-cell>
          <table:table-cell table:formula="of:=([.Q210]-1.59186520428114E+018)*0.000000001" office:value-type="float" office:value="12.309610496" calcext:value-type="float">
            <text:p>12.309610496</text:p>
          </table:table-cell>
          <table:table-cell office:value-type="float" office:value="-0.0333455577493" calcext:value-type="float">
            <text:p>-0.0333455577493</text:p>
          </table:table-cell>
          <table:table-cell office:value-type="float" office:value="-0.0737099796534" calcext:value-type="float">
            <text:p>-0.0737099796534</text:p>
          </table:table-cell>
          <table:table-cell office:value-type="float" office:value="0.000100665085483" calcext:value-type="float">
            <text:p>0.000100665085483</text:p>
          </table:table-cell>
          <table:table-cell table:formula="of:=SQRT([.S210]*[.S210] + [.T210]*[.T210] + [.U210]*[.U210])" office:value-type="float" office:value="0.0809017765909747" calcext:value-type="float">
            <text:p>0.080901776590975</text:p>
          </table:table-cell>
          <table:table-cell table:formula="of:= ([.V211]-[.V210]) / ([.R211]-[.R210])" office:value-type="float" office:value="-0.058637251425948" calcext:value-type="float">
            <text:p>-0.058637251425948</text:p>
          </table:table-cell>
        </table:table-row>
        <table:table-row table:style-name="ro1">
          <table:table-cell office:value-type="float" office:value="1.59186521664337E+018" calcext:value-type="float">
            <text:p>1.59186521664337E+018</text:p>
          </table:table-cell>
          <table:table-cell table:formula="of:= ([.A211] - 1.59186520428114E+018) * 0.000000001" office:value-type="float" office:value="12.362230016" calcext:value-type="float">
            <text:p>12.362230016</text:p>
          </table:table-cell>
          <table:table-cell office:value-type="float" office:value="0.0505000017583" calcext:value-type="float">
            <text:p>0.0505000017583</text:p>
          </table:table-cell>
          <table:table-cell office:value-type="float" office:value="-0.0382700003684" calcext:value-type="float">
            <text:p>-0.0382700003684</text:p>
          </table:table-cell>
          <table:table-cell office:value-type="float" office:value="-0.0329400002956" calcext:value-type="float">
            <text:p>-0.0329400002956</text:p>
          </table:table-cell>
          <table:table-cell table:style-name="Default" office:value-type="float" office:value="-0.000260000000708" calcext:value-type="float">
            <text:p>-0.000260000000708</text:p>
          </table:table-cell>
          <table:table-cell/>
          <table:table-cell office:value-type="float" office:value="0.201900005341" calcext:value-type="float">
            <text:p>0.201900005341</text:p>
          </table:table-cell>
          <table:table-cell office:value-type="float" office:value="0.0148400003091" calcext:value-type="float">
            <text:p>0.0148400003091</text:p>
          </table:table-cell>
          <table:table-cell office:value-type="float" office:value="-0.201340004802" calcext:value-type="float">
            <text:p>-0.201340004802</text:p>
          </table:table-cell>
          <table:table-cell office:value-type="float" office:value="0.00199000001885" calcext:value-type="float">
            <text:p>0.00199000001885</text:p>
          </table:table-cell>
          <table:table-cell/>
          <table:table-cell office:value-type="float" office:value="-1.217056036" calcext:value-type="float">
            <text:p>-1.217056036</text:p>
          </table:table-cell>
          <table:table-cell office:value-type="float" office:value="-0.611309587955" calcext:value-type="float">
            <text:p>-0.611309587955</text:p>
          </table:table-cell>
          <table:table-cell office:value-type="float" office:value="-0.89411252737" calcext:value-type="float">
            <text:p>-0.89411252737</text:p>
          </table:table-cell>
          <table:table-cell/>
          <table:table-cell office:value-type="float" office:value="1.59186521664337E+018" calcext:value-type="float">
            <text:p>1.59186521664337E+018</text:p>
          </table:table-cell>
          <table:table-cell table:formula="of:=([.Q211]-1.59186520428114E+018)*0.000000001" office:value-type="float" office:value="12.362228224" calcext:value-type="float">
            <text:p>12.362228224</text:p>
          </table:table-cell>
          <table:table-cell office:value-type="float" office:value="-0.0320602208376" calcext:value-type="float">
            <text:p>-0.0320602208376</text:p>
          </table:table-cell>
          <table:table-cell office:value-type="float" office:value="-0.0709044188261" calcext:value-type="float">
            <text:p>-0.0709044188261</text:p>
          </table:table-cell>
          <table:table-cell office:value-type="float" office:value="0.000316995021421" calcext:value-type="float">
            <text:p>0.000316995021421</text:p>
          </table:table-cell>
          <table:table-cell table:formula="of:=SQRT([.S211]*[.S211] + [.T211]*[.T211] + [.U211]*[.U211])" office:value-type="float" office:value="0.0778164176447766" calcext:value-type="float">
            <text:p>0.077816417644777</text:p>
          </table:table-cell>
          <table:table-cell table:formula="of:= ([.V212]-[.V211]) / ([.R212]-[.R211])" office:value-type="float" office:value="0.0614607526808077" calcext:value-type="float">
            <text:p>0.061460752680808</text:p>
          </table:table-cell>
        </table:table-row>
        <table:table-row table:style-name="ro1">
          <table:table-cell office:value-type="float" office:value="1.59186521669546E+018" calcext:value-type="float">
            <text:p>1.59186521669546E+018</text:p>
          </table:table-cell>
          <table:table-cell table:formula="of:= ([.A212] - 1.59186520428114E+018) * 0.000000001" office:value-type="float" office:value="12.414320128" calcext:value-type="float">
            <text:p>12.414320128</text:p>
          </table:table-cell>
          <table:table-cell office:value-type="float" office:value="0.0560000017285" calcext:value-type="float">
            <text:p>0.0560000017285</text:p>
          </table:table-cell>
          <table:table-cell office:value-type="float" office:value="-0.0360400006175" calcext:value-type="float">
            <text:p>-0.0360400006175</text:p>
          </table:table-cell>
          <table:table-cell office:value-type="float" office:value="-0.0428100004792" calcext:value-type="float">
            <text:p>-0.0428100004792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193100005388" calcext:value-type="float">
            <text:p>0.193100005388</text:p>
          </table:table-cell>
          <table:table-cell office:value-type="float" office:value="0.04803000018" calcext:value-type="float">
            <text:p>0.04803000018</text:p>
          </table:table-cell>
          <table:table-cell office:value-type="float" office:value="-0.187030002475" calcext:value-type="float">
            <text:p>-0.187030002475</text:p>
          </table:table-cell>
          <table:table-cell office:value-type="float" office:value="0.00132000003941" calcext:value-type="float">
            <text:p>0.00132000003941</text:p>
          </table:table-cell>
          <table:table-cell/>
          <table:table-cell office:value-type="float" office:value="-1.21896827221" calcext:value-type="float">
            <text:p>-1.21896827221</text:p>
          </table:table-cell>
          <table:table-cell office:value-type="float" office:value="-0.615180194378" calcext:value-type="float">
            <text:p>-0.615180194378</text:p>
          </table:table-cell>
          <table:table-cell office:value-type="float" office:value="-0.894099771976" calcext:value-type="float">
            <text:p>-0.894099771976</text:p>
          </table:table-cell>
          <table:table-cell/>
          <table:table-cell office:value-type="float" office:value="1.59186521669546E+018" calcext:value-type="float">
            <text:p>1.59186521669546E+018</text:p>
          </table:table-cell>
          <table:table-cell table:formula="of:=([.Q212]-1.59186520428114E+018)*0.000000001" office:value-type="float" office:value="12.4143232" calcext:value-type="float">
            <text:p>12.4143232</text:p>
          </table:table-cell>
          <table:table-cell office:value-type="float" office:value="-0.0336305871606" calcext:value-type="float">
            <text:p>-0.0336305871606</text:p>
          </table:table-cell>
          <table:table-cell office:value-type="float" office:value="-0.0737071856856" calcext:value-type="float">
            <text:p>-0.0737071856856</text:p>
          </table:table-cell>
          <table:table-cell office:value-type="float" office:value="0.000430579093518" calcext:value-type="float">
            <text:p>0.000430579093518</text:p>
          </table:table-cell>
          <table:table-cell table:formula="of:=SQRT([.S212]*[.S212] + [.T212]*[.T212] + [.U212]*[.U212])" office:value-type="float" office:value="0.0810182140806251" calcext:value-type="float">
            <text:p>0.081018214080625</text:p>
          </table:table-cell>
          <table:table-cell table:formula="of:= ([.V213]-[.V212]) / ([.R213]-[.R212])" office:value-type="float" office:value="0.00616167082001075" calcext:value-type="float">
            <text:p>0.006161670820011</text:p>
          </table:table-cell>
        </table:table-row>
        <table:table-row table:style-name="ro1">
          <table:table-cell office:value-type="float" office:value="1.59186521674778E+018" calcext:value-type="float">
            <text:p>1.59186521674778E+018</text:p>
          </table:table-cell>
          <table:table-cell table:formula="of:= ([.A213] - 1.59186520428114E+018) * 0.000000001" office:value-type="float" office:value="12.466640128" calcext:value-type="float">
            <text:p>12.466640128</text:p>
          </table:table-cell>
          <table:table-cell office:value-type="float" office:value="0.062199998647" calcext:value-type="float">
            <text:p>0.062199998647</text:p>
          </table:table-cell>
          <table:table-cell office:value-type="float" office:value="-0.0331199988723" calcext:value-type="float">
            <text:p>-0.0331199988723</text:p>
          </table:table-cell>
          <table:table-cell office:value-type="float" office:value="-0.052689999342" calcext:value-type="float">
            <text:p>-0.052689999342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91799998283" calcext:value-type="float">
            <text:p>0.191799998283</text:p>
          </table:table-cell>
          <table:table-cell office:value-type="float" office:value="0.0594400018454" calcext:value-type="float">
            <text:p>0.0594400018454</text:p>
          </table:table-cell>
          <table:table-cell office:value-type="float" office:value="-0.182359993458" calcext:value-type="float">
            <text:p>-0.182359993458</text:p>
          </table:table-cell>
          <table:table-cell office:value-type="float" office:value="-0.00130000000354" calcext:value-type="float">
            <text:p>-0.00130000000354</text:p>
          </table:table-cell>
          <table:table-cell/>
          <table:table-cell office:value-type="float" office:value="-1.22076547146" calcext:value-type="float">
            <text:p>-1.22076547146</text:p>
          </table:table-cell>
          <table:table-cell office:value-type="float" office:value="-0.618866026402" calcext:value-type="float">
            <text:p>-0.618866026402</text:p>
          </table:table-cell>
          <table:table-cell office:value-type="float" office:value="-0.894117236137" calcext:value-type="float">
            <text:p>-0.894117236137</text:p>
          </table:table-cell>
          <table:table-cell/>
          <table:table-cell office:value-type="float" office:value="1.59186521674778E+018" calcext:value-type="float">
            <text:p>1.59186521674778E+018</text:p>
          </table:table-cell>
          <table:table-cell table:formula="of:=([.Q213]-1.59186520428114E+018)*0.000000001" office:value-type="float" office:value="12.466641408" calcext:value-type="float">
            <text:p>12.466641408</text:p>
          </table:table-cell>
          <table:table-cell office:value-type="float" office:value="-0.0337951369584" calcext:value-type="float">
            <text:p>-0.0337951369584</text:p>
          </table:table-cell>
          <table:table-cell office:value-type="float" office:value="-0.0739868879318" calcext:value-type="float">
            <text:p>-0.0739868879318</text:p>
          </table:table-cell>
          <table:table-cell office:value-type="float" office:value="0.000345479813404" calcext:value-type="float">
            <text:p>0.000345479813404</text:p>
          </table:table-cell>
          <table:table-cell table:formula="of:=SQRT([.S213]*[.S213] + [.T213]*[.T213] + [.U213]*[.U213])" office:value-type="float" office:value="0.081340581656214" calcext:value-type="float">
            <text:p>0.081340581656214</text:p>
          </table:table-cell>
          <table:table-cell table:formula="of:= ([.V214]-[.V213]) / ([.R214]-[.R213])" office:value-type="float" office:value="-0.0714953821650557" calcext:value-type="float">
            <text:p>-0.071495382165056</text:p>
          </table:table-cell>
        </table:table-row>
        <table:table-row table:style-name="ro1">
          <table:table-cell office:value-type="float" office:value="1.59186521679997E+018" calcext:value-type="float">
            <text:p>1.59186521679997E+018</text:p>
          </table:table-cell>
          <table:table-cell table:formula="of:= ([.A214] - 1.59186520428114E+018) * 0.000000001" office:value-type="float" office:value="12.518829824" calcext:value-type="float">
            <text:p>12.518829824</text:p>
          </table:table-cell>
          <table:table-cell office:value-type="float" office:value="0.069200001657" calcext:value-type="float">
            <text:p>0.069200001657</text:p>
          </table:table-cell>
          <table:table-cell office:value-type="float" office:value="-0.0318300016224" calcext:value-type="float">
            <text:p>-0.0318300016224</text:p>
          </table:table-cell>
          <table:table-cell office:value-type="float" office:value="-0.0614299997687" calcext:value-type="float">
            <text:p>-0.0614299997687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17499999702" calcext:value-type="float">
            <text:p>0.17499999702</text:p>
          </table:table-cell>
          <table:table-cell office:value-type="float" office:value="0.041329998523" calcext:value-type="float">
            <text:p>0.041329998523</text:p>
          </table:table-cell>
          <table:table-cell office:value-type="float" office:value="-0.170000001788" calcext:value-type="float">
            <text:p>-0.170000001788</text:p>
          </table:table-cell>
          <table:table-cell office:value-type="float" office:value="-0.000769999984186" calcext:value-type="float">
            <text:p>-0.000769999984186</text:p>
          </table:table-cell>
          <table:table-cell/>
          <table:table-cell office:value-type="float" office:value="-1.22253537178" calcext:value-type="float">
            <text:p>-1.22253537178</text:p>
          </table:table-cell>
          <table:table-cell office:value-type="float" office:value="-0.622454345226" calcext:value-type="float">
            <text:p>-0.622454345226</text:p>
          </table:table-cell>
          <table:table-cell office:value-type="float" office:value="-0.894117176533" calcext:value-type="float">
            <text:p>-0.894117176533</text:p>
          </table:table-cell>
          <table:table-cell/>
          <table:table-cell office:value-type="float" office:value="1.59186521679997E+018" calcext:value-type="float">
            <text:p>1.59186521679997E+018</text:p>
          </table:table-cell>
          <table:table-cell table:formula="of:=([.Q214]-1.59186520428114E+018)*0.000000001" office:value-type="float" office:value="12.51883648" calcext:value-type="float">
            <text:p>12.51883648</text:p>
          </table:table-cell>
          <table:table-cell office:value-type="float" office:value="-0.0323264114559" calcext:value-type="float">
            <text:p>-0.0323264114559</text:p>
          </table:table-cell>
          <table:table-cell office:value-type="float" office:value="-0.0705555602908" calcext:value-type="float">
            <text:p>-0.0705555602908</text:p>
          </table:table-cell>
          <table:table-cell office:value-type="float" office:value="0.000231341429753" calcext:value-type="float">
            <text:p>0.000231341429753</text:p>
          </table:table-cell>
          <table:table-cell table:formula="of:=SQRT([.S214]*[.S214] + [.T214]*[.T214] + [.U214]*[.U214])" office:value-type="float" office:value="0.0776088750364414" calcext:value-type="float">
            <text:p>0.077608875036441</text:p>
          </table:table-cell>
          <table:table-cell table:formula="of:= ([.V215]-[.V214]) / ([.R215]-[.R214])" office:value-type="float" office:value="0.0430702871478972" calcext:value-type="float">
            <text:p>0.043070287147897</text:p>
          </table:table-cell>
        </table:table-row>
        <table:table-row table:style-name="ro1">
          <table:table-cell office:value-type="float" office:value="1.5918652168522E+018" calcext:value-type="float">
            <text:p>1.5918652168522E+018</text:p>
          </table:table-cell>
          <table:table-cell table:formula="of:= ([.A215] - 1.59186520428114E+018) * 0.000000001" office:value-type="float" office:value="12.571059968" calcext:value-type="float">
            <text:p>12.571059968</text:p>
          </table:table-cell>
          <table:table-cell office:value-type="float" office:value="0.0758000016212" calcext:value-type="float">
            <text:p>0.0758000016212</text:p>
          </table:table-cell>
          <table:table-cell office:value-type="float" office:value="-0.0331999994814" calcext:value-type="float">
            <text:p>-0.0331999994814</text:p>
          </table:table-cell>
          <table:table-cell office:value-type="float" office:value="-0.0681099966168" calcext:value-type="float">
            <text:p>-0.0681099966168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116700001061" calcext:value-type="float">
            <text:p>0.116700001061</text:p>
          </table:table-cell>
          <table:table-cell office:value-type="float" office:value="-0.0300200004131" calcext:value-type="float">
            <text:p>-0.0300200004131</text:p>
          </table:table-cell>
          <table:table-cell office:value-type="float" office:value="-0.112800002098" calcext:value-type="float">
            <text:p>-0.112800002098</text:p>
          </table:table-cell>
          <table:table-cell office:value-type="float" office:value="-0.0012300000526" calcext:value-type="float">
            <text:p>-0.0012300000526</text:p>
          </table:table-cell>
          <table:table-cell/>
          <table:table-cell office:value-type="float" office:value="-1.22444570065" calcext:value-type="float">
            <text:p>-1.22444570065</text:p>
          </table:table-cell>
          <table:table-cell office:value-type="float" office:value="-0.62635999918" calcext:value-type="float">
            <text:p>-0.62635999918</text:p>
          </table:table-cell>
          <table:table-cell office:value-type="float" office:value="-0.894117355347" calcext:value-type="float">
            <text:p>-0.894117355347</text:p>
          </table:table-cell>
          <table:table-cell/>
          <table:table-cell office:value-type="float" office:value="1.5918652168522E+018" calcext:value-type="float">
            <text:p>1.5918652168522E+018</text:p>
          </table:table-cell>
          <table:table-cell table:formula="of:=([.Q215]-1.59186520428114E+018)*0.000000001" office:value-type="float" office:value="12.571063296" calcext:value-type="float">
            <text:p>12.571063296</text:p>
          </table:table-cell>
          <table:table-cell office:value-type="float" office:value="-0.0330585427582" calcext:value-type="float">
            <text:p>-0.0330585427582</text:p>
          </table:table-cell>
          <table:table-cell office:value-type="float" office:value="-0.0726943016052" calcext:value-type="float">
            <text:p>-0.0726943016052</text:p>
          </table:table-cell>
          <table:table-cell office:value-type="float" office:value="0.000138505420182" calcext:value-type="float">
            <text:p>0.000138505420182</text:p>
          </table:table-cell>
          <table:table-cell table:formula="of:=SQRT([.S215]*[.S215] + [.T215]*[.T215] + [.U215]*[.U215])" office:value-type="float" office:value="0.0798582989983818" calcext:value-type="float">
            <text:p>0.079858298998382</text:p>
          </table:table-cell>
          <table:table-cell table:formula="of:= ([.V216]-[.V215]) / ([.R216]-[.R215])" office:value-type="float" office:value="-0.131953128745735" calcext:value-type="float">
            <text:p>-0.131953128745735</text:p>
          </table:table-cell>
        </table:table-row>
        <table:table-row table:style-name="ro1">
          <table:table-cell office:value-type="float" office:value="1.59186521695439E+018" calcext:value-type="float">
            <text:p>1.59186521695439E+018</text:p>
          </table:table-cell>
          <table:table-cell table:formula="of:= ([.A216] - 1.59186520428114E+018) * 0.000000001" office:value-type="float" office:value="12.673249792" calcext:value-type="float">
            <text:p>12.673249792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348399989307" calcext:value-type="float">
            <text:p>-0.0348399989307</text:p>
          </table:table-cell>
          <table:table-cell office:value-type="float" office:value="-0.0718099996448" calcext:value-type="float">
            <text:p>-0.0718099996448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0142000000924" calcext:value-type="float">
            <text:p>0.0142000000924</text:p>
          </table:table-cell>
          <table:table-cell office:value-type="float" office:value="0.00590999983251" calcext:value-type="float">
            <text:p>0.00590999983251</text:p>
          </table:table-cell>
          <table:table-cell office:value-type="float" office:value="0.0127800004557" calcext:value-type="float">
            <text:p>0.0127800004557</text:p>
          </table:table-cell>
          <table:table-cell office:value-type="float" office:value="0.00218999991193" calcext:value-type="float">
            <text:p>0.00218999991193</text:p>
          </table:table-cell>
          <table:table-cell/>
          <table:table-cell office:value-type="float" office:value="-1.22784781456" calcext:value-type="float">
            <text:p>-1.22784781456</text:p>
          </table:table-cell>
          <table:table-cell office:value-type="float" office:value="-0.63349032402" calcext:value-type="float">
            <text:p>-0.63349032402</text:p>
          </table:table-cell>
          <table:table-cell office:value-type="float" office:value="-0.894161581993" calcext:value-type="float">
            <text:p>-0.894161581993</text:p>
          </table:table-cell>
          <table:table-cell/>
          <table:table-cell office:value-type="float" office:value="1.59186521695439E+018" calcext:value-type="float">
            <text:p>1.59186521695439E+018</text:p>
          </table:table-cell>
          <table:table-cell table:formula="of:=([.Q216]-1.59186520428114E+018)*0.000000001" office:value-type="float" office:value="12.6732544" calcext:value-type="float">
            <text:p>12.6732544</text:p>
          </table:table-cell>
          <table:table-cell office:value-type="float" office:value="-0.0281261615455" calcext:value-type="float">
            <text:p>-0.0281261615455</text:p>
          </table:table-cell>
          <table:table-cell office:value-type="float" office:value="-0.0601093135774" calcext:value-type="float">
            <text:p>-0.0601093135774</text:p>
          </table:table-cell>
          <table:table-cell office:value-type="float" office:value="-0.00113099964801" calcext:value-type="float">
            <text:p>-0.00113099964801</text:p>
          </table:table-cell>
          <table:table-cell table:formula="of:=SQRT([.S216]*[.S216] + [.T216]*[.T216] + [.U216]*[.U216])" office:value-type="float" office:value="0.0663738630956009" calcext:value-type="float">
            <text:p>0.066373863095601</text:p>
          </table:table-cell>
          <table:table-cell table:formula="of:= ([.V217]-[.V216]) / ([.R217]-[.R216])" office:value-type="float" office:value="-0.236904413798606" calcext:value-type="float">
            <text:p>-0.236904413798606</text:p>
          </table:table-cell>
        </table:table-row>
        <table:table-row table:style-name="ro1">
          <table:table-cell office:value-type="float" office:value="1.59186521700647E+018" calcext:value-type="float">
            <text:p>1.59186521700647E+018</text:p>
          </table:table-cell>
          <table:table-cell table:formula="of:= ([.A217] - 1.59186520428114E+018) * 0.000000001" office:value-type="float" office:value="12.72532992" calcext:value-type="float">
            <text:p>12.72532992</text:p>
          </table:table-cell>
          <table:table-cell office:value-type="float" office:value="0.075900003314" calcext:value-type="float">
            <text:p>0.075900003314</text:p>
          </table:table-cell>
          <table:table-cell office:value-type="float" office:value="-0.0331499986351" calcext:value-type="float">
            <text:p>-0.0331499986351</text:p>
          </table:table-cell>
          <table:table-cell office:value-type="float" office:value="-0.0682400017977" calcext:value-type="float">
            <text:p>-0.0682400017977</text:p>
          </table:table-cell>
          <table:table-cell office:value-type="float" office:value="-0.0000999999974738" calcext:value-type="float">
            <text:p>-1.00E-04</text:p>
          </table:table-cell>
          <table:table-cell/>
          <table:table-cell office:value-type="float" office:value="0.0461999997497" calcext:value-type="float">
            <text:p>0.0461999997497</text:p>
          </table:table-cell>
          <table:table-cell office:value-type="float" office:value="0.0189699996263" calcext:value-type="float">
            <text:p>0.0189699996263</text:p>
          </table:table-cell>
          <table:table-cell office:value-type="float" office:value="0.0420500002801" calcext:value-type="float">
            <text:p>0.0420500002801</text:p>
          </table:table-cell>
          <table:table-cell office:value-type="float" office:value="0.00190000003204" calcext:value-type="float">
            <text:p>0.00190000003204</text:p>
          </table:table-cell>
          <table:table-cell/>
          <table:table-cell office:value-type="float" office:value="-1.22869670391" calcext:value-type="float">
            <text:p>-1.22869670391</text:p>
          </table:table-cell>
          <table:table-cell office:value-type="float" office:value="-0.635190665722" calcext:value-type="float">
            <text:p>-0.635190665722</text:p>
          </table:table-cell>
          <table:table-cell office:value-type="float" office:value="-0.894156575203" calcext:value-type="float">
            <text:p>-0.894156575203</text:p>
          </table:table-cell>
          <table:table-cell/>
          <table:table-cell office:value-type="float" office:value="1.59186521700647E+018" calcext:value-type="float">
            <text:p>1.59186521700647E+018</text:p>
          </table:table-cell>
          <table:table-cell table:formula="of:=([.Q217]-1.59186520428114E+018)*0.000000001" office:value-type="float" office:value="12.72533632" calcext:value-type="float">
            <text:p>12.72533632</text:p>
          </table:table-cell>
          <table:table-cell office:value-type="float" office:value="-0.0222389232367" calcext:value-type="float">
            <text:p>-0.0222389232367</text:p>
          </table:table-cell>
          <table:table-cell office:value-type="float" office:value="-0.0492460168898" calcext:value-type="float">
            <text:p>-0.0492460168898</text:p>
          </table:table-cell>
          <table:table-cell office:value-type="float" office:value="0.000295662961435" calcext:value-type="float">
            <text:p>0.000295662961435</text:p>
          </table:table-cell>
          <table:table-cell table:formula="of:=SQRT([.S217]*[.S217] + [.T217]*[.T217] + [.U217]*[.U217])" office:value-type="float" office:value="0.0540354263684952" calcext:value-type="float">
            <text:p>0.054035426368495</text:p>
          </table:table-cell>
          <table:table-cell table:formula="of:= ([.V218]-[.V217]) / ([.R218]-[.R217])" office:value-type="float" office:value="-0.801556352782882" calcext:value-type="float">
            <text:p>-0.801556352782882</text:p>
          </table:table-cell>
        </table:table-row>
        <table:table-row table:style-name="ro1">
          <table:table-cell office:value-type="float" office:value="1.59186521705786E+018" calcext:value-type="float">
            <text:p>1.59186521705786E+018</text:p>
          </table:table-cell>
          <table:table-cell table:formula="of:= ([.A218] - 1.59186520428114E+018) * 0.000000001" office:value-type="float" office:value="12.776720128" calcext:value-type="float">
            <text:p>12.776720128</text:p>
          </table:table-cell>
          <table:table-cell office:value-type="float" office:value="0.0688999965787" calcext:value-type="float">
            <text:p>0.0688999965787</text:p>
          </table:table-cell>
          <table:table-cell office:value-type="float" office:value="-0.0303700007498" calcext:value-type="float">
            <text:p>-0.0303700007498</text:p>
          </table:table-cell>
          <table:table-cell office:value-type="float" office:value="-0.0619000010192" calcext:value-type="float">
            <text:p>-0.0619000010192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1819999665" calcext:value-type="float">
            <text:p>0.11819999665</text:p>
          </table:table-cell>
          <table:table-cell office:value-type="float" office:value="0.0505000017583" calcext:value-type="float">
            <text:p>0.0505000017583</text:p>
          </table:table-cell>
          <table:table-cell office:value-type="float" office:value="0.106739997864" calcext:value-type="float">
            <text:p>0.106739997864</text:p>
          </table:table-cell>
          <table:table-cell office:value-type="float" office:value="0.0046199997887" calcext:value-type="float">
            <text:p>0.0046199997887</text:p>
          </table:table-cell>
          <table:table-cell/>
          <table:table-cell office:value-type="float" office:value="-1.22890627384" calcext:value-type="float">
            <text:p>-1.22890627384</text:p>
          </table:table-cell>
          <table:table-cell office:value-type="float" office:value="-0.635393023491" calcext:value-type="float">
            <text:p>-0.635393023491</text:p>
          </table:table-cell>
          <table:table-cell office:value-type="float" office:value="-0.894103288651" calcext:value-type="float">
            <text:p>-0.894103288651</text:p>
          </table:table-cell>
          <table:table-cell/>
          <table:table-cell office:value-type="float" office:value="1.59186521705786E+018" calcext:value-type="float">
            <text:p>1.59186521705786E+018</text:p>
          </table:table-cell>
          <table:table-cell table:formula="of:=([.Q218]-1.59186520428114E+018)*0.000000001" office:value-type="float" office:value="12.776720384" calcext:value-type="float">
            <text:p>12.776720384</text:p>
          </table:table-cell>
          <table:table-cell office:value-type="float" office:value="-0.00435120379552" calcext:value-type="float">
            <text:p>-0.00435120379552</text:p>
          </table:table-cell>
          <table:table-cell office:value-type="float" office:value="-0.0119315832853" calcext:value-type="float">
            <text:p>-0.0119315832853</text:p>
          </table:table-cell>
          <table:table-cell office:value-type="float" office:value="0.001944396412" calcext:value-type="float">
            <text:p>0.001944396412</text:p>
          </table:table-cell>
          <table:table-cell table:formula="of:=SQRT([.S218]*[.S218] + [.T218]*[.T218] + [.U218]*[.U218])" office:value-type="float" office:value="0.0128482034374926" calcext:value-type="float">
            <text:p>0.012848203437493</text:p>
          </table:table-cell>
          <table:table-cell table:formula="of:= ([.V219]-[.V218]) / ([.R219]-[.R218])" office:value-type="float" office:value="-0.143460584178374" calcext:value-type="float">
            <text:p>-0.143460584178374</text:p>
          </table:table-cell>
        </table:table-row>
        <table:table-row table:style-name="ro1">
          <table:table-cell office:value-type="float" office:value="1.59186521710999E+018" calcext:value-type="float">
            <text:p>1.59186521710999E+018</text:p>
          </table:table-cell>
          <table:table-cell table:formula="of:= ([.A219] - 1.59186520428114E+018) * 0.000000001" office:value-type="float" office:value="12.82884992" calcext:value-type="float">
            <text:p>12.82884992</text:p>
          </table:table-cell>
          <table:table-cell office:value-type="float" office:value="0.0617999993265" calcext:value-type="float">
            <text:p>0.0617999993265</text:p>
          </table:table-cell>
          <table:table-cell office:value-type="float" office:value="-0.0272300001234" calcext:value-type="float">
            <text:p>-0.0272300001234</text:p>
          </table:table-cell>
          <table:table-cell office:value-type="float" office:value="-0.0554400011897" calcext:value-type="float">
            <text:p>-0.0554400011897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36800006032" calcext:value-type="float">
            <text:p>0.136800006032</text:p>
          </table:table-cell>
          <table:table-cell office:value-type="float" office:value="0.0500800013542" calcext:value-type="float">
            <text:p>0.0500800013542</text:p>
          </table:table-cell>
          <table:table-cell office:value-type="float" office:value="0.127309992909" calcext:value-type="float">
            <text:p>0.127309992909</text:p>
          </table:table-cell>
          <table:table-cell office:value-type="float" office:value="-0.00184000004083" calcext:value-type="float">
            <text:p>-0.00184000004083</text:p>
          </table:table-cell>
          <table:table-cell/>
          <table:table-cell office:value-type="float" office:value="-1.22890770435" calcext:value-type="float">
            <text:p>-1.22890770435</text:p>
          </table:table-cell>
          <table:table-cell office:value-type="float" office:value="-0.635408878326" calcext:value-type="float">
            <text:p>-0.635408878326</text:p>
          </table:table-cell>
          <table:table-cell office:value-type="float" office:value="-0.894107103348" calcext:value-type="float">
            <text:p>-0.894107103348</text:p>
          </table:table-cell>
          <table:table-cell/>
          <table:table-cell office:value-type="float" office:value="1.59186521710999E+018" calcext:value-type="float">
            <text:p>1.59186521710999E+018</text:p>
          </table:table-cell>
          <table:table-cell table:formula="of:=([.Q219]-1.59186520428114E+018)*0.000000001" office:value-type="float" office:value="12.828853248" calcext:value-type="float">
            <text:p>12.828853248</text:p>
          </table:table-cell>
          <table:table-cell office:value-type="float" office:value="-0.0050685685128" calcext:value-type="float">
            <text:p>-0.0050685685128</text:p>
          </table:table-cell>
          <table:table-cell office:value-type="float" office:value="-0.000577725237235" calcext:value-type="float">
            <text:p>-0.000577725237235</text:p>
          </table:table-cell>
          <table:table-cell office:value-type="float" office:value="-0.00167453661561" calcext:value-type="float">
            <text:p>-0.00167453661561</text:p>
          </table:table-cell>
          <table:table-cell table:formula="of:=SQRT([.S219]*[.S219] + [.T219]*[.T219] + [.U219]*[.U219])" office:value-type="float" office:value="0.00536919231316074" calcext:value-type="float">
            <text:p>0.005369192313161</text:p>
          </table:table-cell>
          <table:table-cell table:formula="of:= ([.V220]-[.V219]) / ([.R220]-[.R219])" office:value-type="float" office:value="0.142252688648327" calcext:value-type="float">
            <text:p>0.142252688648327</text:p>
          </table:table-cell>
        </table:table-row>
        <table:table-row table:style-name="ro1">
          <table:table-cell office:value-type="float" office:value="1.591865217162E+018" calcext:value-type="float">
            <text:p>1.591865217162E+018</text:p>
          </table:table-cell>
          <table:table-cell table:formula="of:= ([.A220] - 1.59186520428114E+018) * 0.000000001" office:value-type="float" office:value="12.88086016" calcext:value-type="float">
            <text:p>12.88086016</text:p>
          </table:table-cell>
          <table:table-cell office:value-type="float" office:value="0.055300001055" calcext:value-type="float">
            <text:p>0.055300001055</text:p>
          </table:table-cell>
          <table:table-cell office:value-type="float" office:value="-0.0252800006419" calcext:value-type="float">
            <text:p>-0.0252800006419</text:p>
          </table:table-cell>
          <table:table-cell office:value-type="float" office:value="-0.049130000174" calcext:value-type="float">
            <text:p>-0.049130000174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/>
          <table:table-cell office:value-type="float" office:value="0.13369999826" calcext:value-type="float">
            <text:p>0.13369999826</text:p>
          </table:table-cell>
          <table:table-cell office:value-type="float" office:value="0.0365599989891" calcext:value-type="float">
            <text:p>0.0365599989891</text:p>
          </table:table-cell>
          <table:table-cell office:value-type="float" office:value="0.128470003605" calcext:value-type="float">
            <text:p>0.128470003605</text:p>
          </table:table-cell>
          <table:table-cell office:value-type="float" office:value="-0.00503000011668" calcext:value-type="float">
            <text:p>-0.00503000011668</text:p>
          </table:table-cell>
          <table:table-cell/>
          <table:table-cell office:value-type="float" office:value="-1.229637146" calcext:value-type="float">
            <text:p>-1.229637146</text:p>
          </table:table-cell>
          <table:table-cell office:value-type="float" office:value="-0.635646760464" calcext:value-type="float">
            <text:p>-0.635646760464</text:p>
          </table:table-cell>
          <table:table-cell office:value-type="float" office:value="-0.89401113987" calcext:value-type="float">
            <text:p>-0.89401113987</text:p>
          </table:table-cell>
          <table:table-cell/>
          <table:table-cell office:value-type="float" office:value="1.591865217162E+018" calcext:value-type="float">
            <text:p>1.591865217162E+018</text:p>
          </table:table-cell>
          <table:table-cell table:formula="of:=([.Q220]-1.59186520428114E+018)*0.000000001" office:value-type="float" office:value="12.880863232" calcext:value-type="float">
            <text:p>12.880863232</text:p>
          </table:table-cell>
          <table:table-cell office:value-type="float" office:value="-0.0124593423679" calcext:value-type="float">
            <text:p>-0.0124593423679</text:p>
          </table:table-cell>
          <table:table-cell office:value-type="float" office:value="-0.000321827625157" calcext:value-type="float">
            <text:p>-0.000321827625157</text:p>
          </table:table-cell>
          <table:table-cell office:value-type="float" office:value="-0.0027706886176" calcext:value-type="float">
            <text:p>-0.0027706886176</text:p>
          </table:table-cell>
          <table:table-cell table:formula="of:=SQRT([.S220]*[.S220] + [.T220]*[.T220] + [.U220]*[.U220])" office:value-type="float" office:value="0.0127677523737172" calcext:value-type="float">
            <text:p>0.012767752373717</text:p>
          </table:table-cell>
          <table:table-cell table:formula="of:= ([.V221]-[.V220]) / ([.R221]-[.R220])" office:value-type="float" office:value="0.783586403118236" calcext:value-type="float">
            <text:p>0.783586403118236</text:p>
          </table:table-cell>
        </table:table-row>
        <table:table-row table:style-name="ro1">
          <table:table-cell office:value-type="float" office:value="1.591865217214E+018" calcext:value-type="float">
            <text:p>1.591865217214E+018</text:p>
          </table:table-cell>
          <table:table-cell table:formula="of:= ([.A221] - 1.59186520428114E+018) * 0.000000001" office:value-type="float" office:value="12.932859904" calcext:value-type="float">
            <text:p>12.932859904</text:p>
          </table:table-cell>
          <table:table-cell office:value-type="float" office:value="0.0491999983788" calcext:value-type="float">
            <text:p>0.0491999983788</text:p>
          </table:table-cell>
          <table:table-cell office:value-type="float" office:value="-0.026610000059" calcext:value-type="float">
            <text:p>-0.026610000059</text:p>
          </table:table-cell>
          <table:table-cell office:value-type="float" office:value="-0.0413799993694" calcext:value-type="float">
            <text:p>-0.0413799993694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153099998832" calcext:value-type="float">
            <text:p>0.153099998832</text:p>
          </table:table-cell>
          <table:table-cell office:value-type="float" office:value="-0.0342199988663" calcext:value-type="float">
            <text:p>-0.0342199988663</text:p>
          </table:table-cell>
          <table:table-cell office:value-type="float" office:value="0.14917999506" calcext:value-type="float">
            <text:p>0.14917999506</text:p>
          </table:table-cell>
          <table:table-cell office:value-type="float" office:value="-0.000739999988582" calcext:value-type="float">
            <text:p>-0.000739999988582</text:p>
          </table:table-cell>
          <table:table-cell/>
          <table:table-cell office:value-type="float" office:value="-1.23224186897" calcext:value-type="float">
            <text:p>-1.23224186897</text:p>
          </table:table-cell>
          <table:table-cell office:value-type="float" office:value="-0.634923279285" calcext:value-type="float">
            <text:p>-0.634923279285</text:p>
          </table:table-cell>
          <table:table-cell office:value-type="float" office:value="-0.894147276878" calcext:value-type="float">
            <text:p>-0.894147276878</text:p>
          </table:table-cell>
          <table:table-cell/>
          <table:table-cell office:value-type="float" office:value="1.591865217214E+018" calcext:value-type="float">
            <text:p>1.591865217214E+018</text:p>
          </table:table-cell>
          <table:table-cell table:formula="of:=([.Q221]-1.59186520428114E+018)*0.000000001" office:value-type="float" office:value="12.93286144" calcext:value-type="float">
            <text:p>12.93286144</text:p>
          </table:table-cell>
          <table:table-cell office:value-type="float" office:value="-0.0515883080661" calcext:value-type="float">
            <text:p>-0.0515883080661</text:p>
          </table:table-cell>
          <table:table-cell office:value-type="float" office:value="0.0142218014225" calcext:value-type="float">
            <text:p>0.0142218014225</text:p>
          </table:table-cell>
          <table:table-cell office:value-type="float" office:value="-0.000104895269033" calcext:value-type="float">
            <text:p>-0.000104895269033</text:p>
          </table:table-cell>
          <table:table-cell table:formula="of:=SQRT([.S221]*[.S221] + [.T221]*[.T221] + [.U221]*[.U221])" office:value-type="float" office:value="0.0535128411490301" calcext:value-type="float">
            <text:p>0.05351284114903</text:p>
          </table:table-cell>
          <table:table-cell table:formula="of:= ([.V222]-[.V221]) / ([.R222]-[.R221])" office:value-type="float" office:value="0.398597694441601" calcext:value-type="float">
            <text:p>0.398597694441601</text:p>
          </table:table-cell>
        </table:table-row>
        <table:table-row table:style-name="ro1">
          <table:table-cell office:value-type="float" office:value="1.59186521726618E+018" calcext:value-type="float">
            <text:p>1.59186521726618E+018</text:p>
          </table:table-cell>
          <table:table-cell table:formula="of:= ([.A222] - 1.59186520428114E+018) * 0.000000001" office:value-type="float" office:value="12.985040128" calcext:value-type="float">
            <text:p>12.985040128</text:p>
          </table:table-cell>
          <table:table-cell office:value-type="float" office:value="0.0421000011265" calcext:value-type="float">
            <text:p>0.0421000011265</text:p>
          </table:table-cell>
          <table:table-cell office:value-type="float" office:value="-0.0289999991655" calcext:value-type="float">
            <text:p>-0.0289999991655</text:p>
          </table:table-cell>
          <table:table-cell office:value-type="float" office:value="-0.0305400006473" calcext:value-type="float">
            <text:p>-0.0305400006473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211300000548" calcext:value-type="float">
            <text:p>0.211300000548</text:p>
          </table:table-cell>
          <table:table-cell office:value-type="float" office:value="-0.0458899997175" calcext:value-type="float">
            <text:p>-0.0458899997175</text:p>
          </table:table-cell>
          <table:table-cell office:value-type="float" office:value="0.206259995699" calcext:value-type="float">
            <text:p>0.206259995699</text:p>
          </table:table-cell>
          <table:table-cell office:value-type="float" office:value="0.00383999990299" calcext:value-type="float">
            <text:p>0.00383999990299</text:p>
          </table:table-cell>
          <table:table-cell/>
          <table:table-cell office:value-type="float" office:value="-1.23551940918" calcext:value-type="float">
            <text:p>-1.23551940918</text:p>
          </table:table-cell>
          <table:table-cell office:value-type="float" office:value="-0.632607579231" calcext:value-type="float">
            <text:p>-0.632607579231</text:p>
          </table:table-cell>
          <table:table-cell office:value-type="float" office:value="-0.894182562828" calcext:value-type="float">
            <text:p>-0.894182562828</text:p>
          </table:table-cell>
          <table:table-cell/>
          <table:table-cell office:value-type="float" office:value="1.59186521726618E+018" calcext:value-type="float">
            <text:p>1.59186521726618E+018</text:p>
          </table:table-cell>
          <table:table-cell table:formula="of:=([.Q222]-1.59186520428114E+018)*0.000000001" office:value-type="float" office:value="12.985041408" calcext:value-type="float">
            <text:p>12.985041408</text:p>
          </table:table-cell>
          <table:table-cell office:value-type="float" office:value="-0.0598226860166" calcext:value-type="float">
            <text:p>-0.0598226860166</text:p>
          </table:table-cell>
          <table:table-cell office:value-type="float" office:value="0.0440068095922" calcext:value-type="float">
            <text:p>0.0440068095922</text:p>
          </table:table-cell>
          <table:table-cell office:value-type="float" office:value="0.00262091169134" calcext:value-type="float">
            <text:p>0.00262091169134</text:p>
          </table:table-cell>
          <table:table-cell table:formula="of:=SQRT([.S222]*[.S222] + [.T222]*[.T222] + [.U222]*[.U222])" office:value-type="float" office:value="0.0743116560898669" calcext:value-type="float">
            <text:p>0.074311656089867</text:p>
          </table:table-cell>
          <table:table-cell table:formula="of:= ([.V223]-[.V222]) / ([.R223]-[.R222])" office:value-type="float" office:value="0.102751880561064" calcext:value-type="float">
            <text:p>0.102751880561064</text:p>
          </table:table-cell>
        </table:table-row>
        <table:table-row table:style-name="ro1">
          <table:table-cell office:value-type="float" office:value="1.59186521731844E+018" calcext:value-type="float">
            <text:p>1.59186521731844E+018</text:p>
          </table:table-cell>
          <table:table-cell table:formula="of:= ([.A223] - 1.59186520428114E+018) * 0.000000001" office:value-type="float" office:value="13.037299968" calcext:value-type="float">
            <text:p>13.037299968</text:p>
          </table:table-cell>
          <table:table-cell office:value-type="float" office:value="0.0357000008225" calcext:value-type="float">
            <text:p>0.0357000008225</text:p>
          </table:table-cell>
          <table:table-cell office:value-type="float" office:value="-0.0306499991566" calcext:value-type="float">
            <text:p>-0.0306499991566</text:p>
          </table:table-cell>
          <table:table-cell office:value-type="float" office:value="-0.0182900000364" calcext:value-type="float">
            <text:p>-0.0182900000364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237900003791" calcext:value-type="float">
            <text:p>0.237900003791</text:p>
          </table:table-cell>
          <table:table-cell office:value-type="float" office:value="-0.031479999423" calcext:value-type="float">
            <text:p>-0.031479999423</text:p>
          </table:table-cell>
          <table:table-cell office:value-type="float" office:value="0.235799998045" calcext:value-type="float">
            <text:p>0.235799998045</text:p>
          </table:table-cell>
          <table:table-cell office:value-type="float" office:value="0.000920000020415" calcext:value-type="float">
            <text:p>0.000920000020415</text:p>
          </table:table-cell>
          <table:table-cell/>
          <table:table-cell office:value-type="float" office:value="-1.23825633526" calcext:value-type="float">
            <text:p>-1.23825633526</text:p>
          </table:table-cell>
          <table:table-cell office:value-type="float" office:value="-0.629305660725" calcext:value-type="float">
            <text:p>-0.629305660725</text:p>
          </table:table-cell>
          <table:table-cell office:value-type="float" office:value="-0.89412266016" calcext:value-type="float">
            <text:p>-0.89412266016</text:p>
          </table:table-cell>
          <table:table-cell/>
          <table:table-cell office:value-type="float" office:value="1.59186521731844E+018" calcext:value-type="float">
            <text:p>1.59186521731844E+018</text:p>
          </table:table-cell>
          <table:table-cell table:formula="of:=([.Q223]-1.59186520428114E+018)*0.000000001" office:value-type="float" office:value="13.037302272" calcext:value-type="float">
            <text:p>13.037302272</text:p>
          </table:table-cell>
          <table:table-cell office:value-type="float" office:value="-0.0517603196204" calcext:value-type="float">
            <text:p>-0.0517603196204</text:p>
          </table:table-cell>
          <table:table-cell office:value-type="float" office:value="0.0605744458735" calcext:value-type="float">
            <text:p>0.0605744458735</text:p>
          </table:table-cell>
          <table:table-cell office:value-type="float" office:value="0.000869786425028" calcext:value-type="float">
            <text:p>0.000869786425028</text:p>
          </table:table-cell>
          <table:table-cell table:formula="of:=SQRT([.S223]*[.S223] + [.T223]*[.T223] + [.U223]*[.U223])" office:value-type="float" office:value="0.079681558145613" calcext:value-type="float">
            <text:p>0.079681558145613</text:p>
          </table:table-cell>
          <table:table-cell table:formula="of:= ([.V224]-[.V223]) / ([.R224]-[.R223])" office:value-type="float" office:value="-0.000931465199443764" calcext:value-type="float">
            <text:p>-0.000931465199444</text:p>
          </table:table-cell>
        </table:table-row>
        <table:table-row table:style-name="ro1">
          <table:table-cell office:value-type="float" office:value="1.59186521737063E+018" calcext:value-type="float">
            <text:p>1.59186521737063E+018</text:p>
          </table:table-cell>
          <table:table-cell table:formula="of:= ([.A224] - 1.59186520428114E+018) * 0.000000001" office:value-type="float" office:value="13.089490176" calcext:value-type="float">
            <text:p>13.089490176</text:p>
          </table:table-cell>
          <table:table-cell office:value-type="float" office:value="0.0322000011802" calcext:value-type="float">
            <text:p>0.0322000011802</text:p>
          </table:table-cell>
          <table:table-cell office:value-type="float" office:value="-0.0316799990833" calcext:value-type="float">
            <text:p>-0.0316799990833</text:p>
          </table:table-cell>
          <table:table-cell office:value-type="float" office:value="-0.00600000005215" calcext:value-type="float">
            <text:p>-0.00600000005215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37299993634" calcext:value-type="float">
            <text:p>0.237299993634</text:p>
          </table:table-cell>
          <table:table-cell office:value-type="float" office:value="-0.0263100005686" calcext:value-type="float">
            <text:p>-0.0263100005686</text:p>
          </table:table-cell>
          <table:table-cell office:value-type="float" office:value="0.235850006342" calcext:value-type="float">
            <text:p>0.235850006342</text:p>
          </table:table-cell>
          <table:table-cell office:value-type="float" office:value="-0.000150000007125" calcext:value-type="float">
            <text:p>-0.000150000007125</text:p>
          </table:table-cell>
          <table:table-cell/>
          <table:table-cell office:value-type="float" office:value="-1.24061465263" calcext:value-type="float">
            <text:p>-1.24061465263</text:p>
          </table:table-cell>
          <table:table-cell office:value-type="float" office:value="-0.625878930092" calcext:value-type="float">
            <text:p>-0.625878930092</text:p>
          </table:table-cell>
          <table:table-cell office:value-type="float" office:value="-0.894080936909" calcext:value-type="float">
            <text:p>-0.894080936909</text:p>
          </table:table-cell>
          <table:table-cell/>
          <table:table-cell office:value-type="float" office:value="1.59186521737063E+018" calcext:value-type="float">
            <text:p>1.59186521737063E+018</text:p>
          </table:table-cell>
          <table:table-cell table:formula="of:=([.Q224]-1.59186520428114E+018)*0.000000001" office:value-type="float" office:value="13.089493504" calcext:value-type="float">
            <text:p>13.089493504</text:p>
          </table:table-cell>
          <table:table-cell office:value-type="float" office:value="-0.0473380684853" calcext:value-type="float">
            <text:p>-0.0473380684853</text:p>
          </table:table-cell>
          <table:table-cell office:value-type="float" office:value="0.0640350878239" calcext:value-type="float">
            <text:p>0.0640350878239</text:p>
          </table:table-cell>
          <table:table-cell office:value-type="float" office:value="0.000143326149555" calcext:value-type="float">
            <text:p>0.000143326149555</text:p>
          </table:table-cell>
          <table:table-cell table:formula="of:=SQRT([.S224]*[.S224] + [.T224]*[.T224] + [.U224]*[.U224])" office:value-type="float" office:value="0.0796329438292889" calcext:value-type="float">
            <text:p>0.079632943829289</text:p>
          </table:table-cell>
          <table:table-cell table:formula="of:= ([.V225]-[.V224]) / ([.R225]-[.R224])" office:value-type="float" office:value="-0.0763106380114913" calcext:value-type="float">
            <text:p>-0.076310638011491</text:p>
          </table:table-cell>
        </table:table-row>
        <table:table-row table:style-name="ro1">
          <table:table-cell office:value-type="float" office:value="1.5918652174227E+018" calcext:value-type="float">
            <text:p>1.5918652174227E+018</text:p>
          </table:table-cell>
          <table:table-cell table:formula="of:= ([.A225] - 1.59186520428114E+018) * 0.000000001" office:value-type="float" office:value="13.141560064" calcext:value-type="float">
            <text:p>13.141560064</text:p>
          </table:table-cell>
          <table:table-cell office:value-type="float" office:value="0.0337000004947" calcext:value-type="float">
            <text:p>0.0337000004947</text:p>
          </table:table-cell>
          <table:table-cell office:value-type="float" office:value="-0.0331300012767" calcext:value-type="float">
            <text:p>-0.0331300012767</text:p>
          </table:table-cell>
          <table:table-cell office:value-type="float" office:value="0.00610999995843" calcext:value-type="float">
            <text:p>0.00610999995843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229499995708" calcext:value-type="float">
            <text:p>0.229499995708</text:p>
          </table:table-cell>
          <table:table-cell office:value-type="float" office:value="-0.0288299992681" calcext:value-type="float">
            <text:p>-0.0288299992681</text:p>
          </table:table-cell>
          <table:table-cell office:value-type="float" office:value="0.22770999372" calcext:value-type="float">
            <text:p>0.22770999372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-1.24334836006" calcext:value-type="float">
            <text:p>-1.24334836006</text:p>
          </table:table-cell>
          <table:table-cell office:value-type="float" office:value="-0.62287324667" calcext:value-type="float">
            <text:p>-0.62287324667</text:p>
          </table:table-cell>
          <table:table-cell office:value-type="float" office:value="-0.89404207468" calcext:value-type="float">
            <text:p>-0.89404207468</text:p>
          </table:table-cell>
          <table:table-cell/>
          <table:table-cell office:value-type="float" office:value="1.5918652174227E+018" calcext:value-type="float">
            <text:p>1.5918652174227E+018</text:p>
          </table:table-cell>
          <table:table-cell table:formula="of:=([.Q225]-1.59186520428114E+018)*0.000000001" office:value-type="float" office:value="13.141567488" calcext:value-type="float">
            <text:p>13.141567488</text:p>
          </table:table-cell>
          <table:table-cell office:value-type="float" office:value="-0.0495075173676" calcext:value-type="float">
            <text:p>-0.0495075173676</text:p>
          </table:table-cell>
          <table:table-cell office:value-type="float" office:value="0.0572128556669" calcext:value-type="float">
            <text:p>0.0572128556669</text:p>
          </table:table-cell>
          <table:table-cell table:style-name="ce1" office:value-type="float" office:value="0.0000327945708705" calcext:value-type="float">
            <text:p>3.28E-05</text:p>
          </table:table-cell>
          <table:table-cell table:formula="of:=SQRT([.S225]*[.S225] + [.T225]*[.T225] + [.U225]*[.U225])" office:value-type="float" office:value="0.0756591448864486" calcext:value-type="float">
            <text:p>0.075659144886449</text:p>
          </table:table-cell>
          <table:table-cell table:formula="of:= ([.V226]-[.V225]) / ([.R226]-[.R225])" office:value-type="float" office:value="0.0450691858164282" calcext:value-type="float">
            <text:p>0.045069185816428</text:p>
          </table:table-cell>
        </table:table-row>
        <table:table-row table:style-name="ro1">
          <table:table-cell office:value-type="float" office:value="1.59186521747558E+018" calcext:value-type="float">
            <text:p>1.59186521747558E+018</text:p>
          </table:table-cell>
          <table:table-cell table:formula="of:= ([.A226] - 1.59186520428114E+018) * 0.000000001" office:value-type="float" office:value="13.194440192" calcext:value-type="float">
            <text:p>13.194440192</text:p>
          </table:table-cell>
          <table:table-cell office:value-type="float" office:value="0.0441000014544" calcext:value-type="float">
            <text:p>0.0441000014544</text:p>
          </table:table-cell>
          <table:table-cell office:value-type="float" office:value="-0.0366999991238" calcext:value-type="float">
            <text:p>-0.0366999991238</text:p>
          </table:table-cell>
          <table:table-cell office:value-type="float" office:value="0.0245399996638" calcext:value-type="float">
            <text:p>0.0245399996638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204799994826" calcext:value-type="float">
            <text:p>0.204799994826</text:p>
          </table:table-cell>
          <table:table-cell office:value-type="float" office:value="-0.0756300017238" calcext:value-type="float">
            <text:p>-0.0756300017238</text:p>
          </table:table-cell>
          <table:table-cell office:value-type="float" office:value="0.190339997411" calcext:value-type="float">
            <text:p>0.190339997411</text:p>
          </table:table-cell>
          <table:table-cell office:value-type="float" office:value="0.00227999989875" calcext:value-type="float">
            <text:p>0.00227999989875</text:p>
          </table:table-cell>
          <table:table-cell/>
          <table:table-cell office:value-type="float" office:value="-1.24697470665" calcext:value-type="float">
            <text:p>-1.24697470665</text:p>
          </table:table-cell>
          <table:table-cell office:value-type="float" office:value="-0.620699346066" calcext:value-type="float">
            <text:p>-0.620699346066</text:p>
          </table:table-cell>
          <table:table-cell office:value-type="float" office:value="-0.894060015678" calcext:value-type="float">
            <text:p>-0.894060015678</text:p>
          </table:table-cell>
          <table:table-cell/>
          <table:table-cell office:value-type="float" office:value="1.59186521747558E+018" calcext:value-type="float">
            <text:p>1.59186521747558E+018</text:p>
          </table:table-cell>
          <table:table-cell table:formula="of:=([.Q226]-1.59186520428114E+018)*0.000000001" office:value-type="float" office:value="13.194439424" calcext:value-type="float">
            <text:p>13.194439424</text:p>
          </table:table-cell>
          <table:table-cell office:value-type="float" office:value="-0.0675440728664" calcext:value-type="float">
            <text:p>-0.0675440728664</text:p>
          </table:table-cell>
          <table:table-cell office:value-type="float" office:value="0.0390941798687" calcext:value-type="float">
            <text:p>0.0390941798687</text:p>
          </table:table-cell>
          <table:table-cell table:style-name="ce1" office:value-type="float" office:value="0.0000576846287004" calcext:value-type="float">
            <text:p>5.77E-05</text:p>
          </table:table-cell>
          <table:table-cell table:formula="of:=SQRT([.S226]*[.S226] + [.T226]*[.T226] + [.U226]*[.U226])" office:value-type="float" office:value="0.0780420399945069" calcext:value-type="float">
            <text:p>0.078042039994507</text:p>
          </table:table-cell>
          <table:table-cell table:formula="of:= ([.V227]-[.V226]) / ([.R227]-[.R226])" office:value-type="float" office:value="-0.00343119586911802" calcext:value-type="float">
            <text:p>-0.003431195869118</text:p>
          </table:table-cell>
        </table:table-row>
        <table:table-row table:style-name="ro1">
          <table:table-cell office:value-type="float" office:value="1.59186521752769E+018" calcext:value-type="float">
            <text:p>1.59186521752769E+018</text:p>
          </table:table-cell>
          <table:table-cell table:formula="of:= ([.A227] - 1.59186520428114E+018) * 0.000000001" office:value-type="float" office:value="13.246550016" calcext:value-type="float">
            <text:p>13.246550016</text:p>
          </table:table-cell>
          <table:table-cell office:value-type="float" office:value="0.0515000000596" calcext:value-type="float">
            <text:p>0.0515000000596</text:p>
          </table:table-cell>
          <table:table-cell office:value-type="float" office:value="-0.0424700006843" calcext:value-type="float">
            <text:p>-0.0424700006843</text:p>
          </table:table-cell>
          <table:table-cell office:value-type="float" office:value="0.0290699992329" calcext:value-type="float">
            <text:p>0.0290699992329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154200002551" calcext:value-type="float">
            <text:p>0.154200002551</text:p>
          </table:table-cell>
          <table:table-cell office:value-type="float" office:value="-0.105650000274" calcext:value-type="float">
            <text:p>-0.105650000274</text:p>
          </table:table-cell>
          <table:table-cell office:value-type="float" office:value="0.112350001931" calcext:value-type="float">
            <text:p>0.112350001931</text:p>
          </table:table-cell>
          <table:table-cell office:value-type="float" office:value="-0.00132999999914" calcext:value-type="float">
            <text:p>-0.00132999999914</text:p>
          </table:table-cell>
          <table:table-cell/>
          <table:table-cell office:value-type="float" office:value="-1.25083482265" calcext:value-type="float">
            <text:p>-1.25083482265</text:p>
          </table:table-cell>
          <table:table-cell office:value-type="float" office:value="-0.620038449764" calcext:value-type="float">
            <text:p>-0.620038449764</text:p>
          </table:table-cell>
          <table:table-cell office:value-type="float" office:value="-0.894057154655" calcext:value-type="float">
            <text:p>-0.894057154655</text:p>
          </table:table-cell>
          <table:table-cell/>
          <table:table-cell office:value-type="float" office:value="1.59186521752769E+018" calcext:value-type="float">
            <text:p>1.59186521752769E+018</text:p>
          </table:table-cell>
          <table:table-cell table:formula="of:=([.Q227]-1.59186520428114E+018)*0.000000001" office:value-type="float" office:value="13.246550528" calcext:value-type="float">
            <text:p>13.246550528</text:p>
          </table:table-cell>
          <table:table-cell office:value-type="float" office:value="-0.0773034319282" calcext:value-type="float">
            <text:p>-0.0773034319282</text:p>
          </table:table-cell>
          <table:table-cell office:value-type="float" office:value="0.00931151583791" calcext:value-type="float">
            <text:p>0.00931151583791</text:p>
          </table:table-cell>
          <table:table-cell office:value-type="float" office:value="-0.000398368109018" calcext:value-type="float">
            <text:p>-0.000398368109018</text:p>
          </table:table-cell>
          <table:table-cell table:formula="of:=SQRT([.S227]*[.S227] + [.T227]*[.T227] + [.U227]*[.U227])" office:value-type="float" office:value="0.0778632365897269" calcext:value-type="float">
            <text:p>0.077863236589727</text:p>
          </table:table-cell>
          <table:table-cell table:formula="of:= ([.V228]-[.V227]) / ([.R228]-[.R227])" office:value-type="float" office:value="0.0563315293430599" calcext:value-type="float">
            <text:p>0.05633152934306</text:p>
          </table:table-cell>
        </table:table-row>
        <table:table-row table:style-name="ro1">
          <table:table-cell office:value-type="float" office:value="1.59186521757934E+018" calcext:value-type="float">
            <text:p>1.59186521757934E+018</text:p>
          </table:table-cell>
          <table:table-cell table:formula="of:= ([.A228] - 1.59186520428114E+018) * 0.000000001" office:value-type="float" office:value="13.298200064" calcext:value-type="float">
            <text:p>13.298200064</text:p>
          </table:table-cell>
          <table:table-cell office:value-type="float" office:value="0.0579999983311" calcext:value-type="float">
            <text:p>0.0579999983311</text:p>
          </table:table-cell>
          <table:table-cell office:value-type="float" office:value="-0.0502500012517" calcext:value-type="float">
            <text:p>-0.0502500012517</text:p>
          </table:table-cell>
          <table:table-cell office:value-type="float" office:value="0.0289299990982" calcext:value-type="float">
            <text:p>0.0289299990982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4620000124" calcext:value-type="float">
            <text:p>0.14620000124</text:p>
          </table:table-cell>
          <table:table-cell office:value-type="float" office:value="-0.145840004086" calcext:value-type="float">
            <text:p>-0.145840004086</text:p>
          </table:table-cell>
          <table:table-cell office:value-type="float" office:value="0.00824000034481" calcext:value-type="float">
            <text:p>0.00824000034481</text:p>
          </table:table-cell>
          <table:table-cell office:value-type="float" office:value="-0.0054999999702" calcext:value-type="float">
            <text:p>-0.0054999999702</text:p>
          </table:table-cell>
          <table:table-cell/>
          <table:table-cell office:value-type="float" office:value="-1.25511074066" calcext:value-type="float">
            <text:p>-1.25511074066</text:p>
          </table:table-cell>
          <table:table-cell office:value-type="float" office:value="-0.620308816433" calcext:value-type="float">
            <text:p>-0.620308816433</text:p>
          </table:table-cell>
          <table:table-cell office:value-type="float" office:value="-0.894068479538" calcext:value-type="float">
            <text:p>-0.894068479538</text:p>
          </table:table-cell>
          <table:table-cell/>
          <table:table-cell office:value-type="float" office:value="1.59186521757934E+018" calcext:value-type="float">
            <text:p>1.59186521757934E+018</text:p>
          </table:table-cell>
          <table:table-cell table:formula="of:=([.Q228]-1.59186520428114E+018)*0.000000001" office:value-type="float" office:value="13.298203648" calcext:value-type="float">
            <text:p>13.298203648</text:p>
          </table:table-cell>
          <table:table-cell office:value-type="float" office:value="-0.0804060697556" calcext:value-type="float">
            <text:p>-0.0804060697556</text:p>
          </table:table-cell>
          <table:table-cell office:value-type="float" office:value="-0.00763420760632" calcext:value-type="float">
            <text:p>-0.00763420760632</text:p>
          </table:table-cell>
          <table:table-cell office:value-type="float" office:value="-0.000921945786104" calcext:value-type="float">
            <text:p>-0.000921945786104</text:p>
          </table:table-cell>
          <table:table-cell table:formula="of:=SQRT([.S228]*[.S228] + [.T228]*[.T228] + [.U228]*[.U228])" office:value-type="float" office:value="0.0807729358346676" calcext:value-type="float">
            <text:p>0.080772935834668</text:p>
          </table:table-cell>
          <table:table-cell table:formula="of:= ([.V229]-[.V228]) / ([.R229]-[.R228])" office:value-type="float" office:value="-0.0422454758082048" calcext:value-type="float">
            <text:p>-0.042245475808205</text:p>
          </table:table-cell>
        </table:table-row>
        <table:table-row table:style-name="ro1">
          <table:table-cell office:value-type="float" office:value="1.59186521763116E+018" calcext:value-type="float">
            <text:p>1.59186521763116E+018</text:p>
          </table:table-cell>
          <table:table-cell table:formula="of:= ([.A229] - 1.59186520428114E+018) * 0.000000001" office:value-type="float" office:value="13.350020096" calcext:value-type="float">
            <text:p>13.350020096</text:p>
          </table:table-cell>
          <table:table-cell office:value-type="float" office:value="0.0644000023603" calcext:value-type="float">
            <text:p>0.0644000023603</text:p>
          </table:table-cell>
          <table:table-cell office:value-type="float" office:value="-0.0580199994147" calcext:value-type="float">
            <text:p>-0.0580199994147</text:p>
          </table:table-cell>
          <table:table-cell office:value-type="float" office:value="0.0280200000852" calcext:value-type="float">
            <text:p>0.0280200000852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41100004315" calcext:value-type="float">
            <text:p>0.141100004315</text:p>
          </table:table-cell>
          <table:table-cell office:value-type="float" office:value="-0.138899996877" calcext:value-type="float">
            <text:p>-0.138899996877</text:p>
          </table:table-cell>
          <table:table-cell office:value-type="float" office:value="-0.0242599993944" calcext:value-type="float">
            <text:p>-0.0242599993944</text:p>
          </table:table-cell>
          <table:table-cell office:value-type="float" office:value="0.00443999981508" calcext:value-type="float">
            <text:p>0.00443999981508</text:p>
          </table:table-cell>
          <table:table-cell/>
          <table:table-cell office:value-type="float" office:value="-1.25914824009" calcext:value-type="float">
            <text:p>-1.25914824009</text:p>
          </table:table-cell>
          <table:table-cell office:value-type="float" office:value="-0.620803713799" calcext:value-type="float">
            <text:p>-0.620803713799</text:p>
          </table:table-cell>
          <table:table-cell office:value-type="float" office:value="-0.894061744213" calcext:value-type="float">
            <text:p>-0.894061744213</text:p>
          </table:table-cell>
          <table:table-cell/>
          <table:table-cell office:value-type="float" office:value="1.59186521763116E+018" calcext:value-type="float">
            <text:p>1.59186521763116E+018</text:p>
          </table:table-cell>
          <table:table-cell table:formula="of:=([.Q229]-1.59186520428114E+018)*0.000000001" office:value-type="float" office:value="13.350020096" calcext:value-type="float">
            <text:p>13.350020096</text:p>
          </table:table-cell>
          <table:table-cell office:value-type="float" office:value="-0.077461078763" calcext:value-type="float">
            <text:p>-0.077461078763</text:p>
          </table:table-cell>
          <table:table-cell office:value-type="float" office:value="-0.0132214603946" calcext:value-type="float">
            <text:p>-0.0132214603946</text:p>
          </table:table-cell>
          <table:table-cell office:value-type="float" office:value="0.000638422148768" calcext:value-type="float">
            <text:p>0.000638422148768</text:p>
          </table:table-cell>
          <table:table-cell table:formula="of:=SQRT([.S229]*[.S229] + [.T229]*[.T229] + [.U229]*[.U229])" office:value-type="float" office:value="0.0785839253342164" calcext:value-type="float">
            <text:p>0.078583925334217</text:p>
          </table:table-cell>
          <table:table-cell table:formula="of:= ([.V230]-[.V229]) / ([.R230]-[.R229])" office:value-type="float" office:value="-0.013982224524452" calcext:value-type="float">
            <text:p>-0.013982224524452</text:p>
          </table:table-cell>
        </table:table-row>
        <table:table-row table:style-name="ro1">
          <table:table-cell office:value-type="float" office:value="1.59186521768321E+018" calcext:value-type="float">
            <text:p>1.59186521768321E+018</text:p>
          </table:table-cell>
          <table:table-cell table:formula="of:= ([.A230] - 1.59186520428114E+018) * 0.000000001" office:value-type="float" office:value="13.402070016" calcext:value-type="float">
            <text:p>13.402070016</text:p>
          </table:table-cell>
          <table:table-cell office:value-type="float" office:value="0.069399997592" calcext:value-type="float">
            <text:p>0.069399997592</text:p>
          </table:table-cell>
          <table:table-cell office:value-type="float" office:value="-0.0640700012445" calcext:value-type="float">
            <text:p>-0.0640700012445</text:p>
          </table:table-cell>
          <table:table-cell office:value-type="float" office:value="0.02662999928" calcext:value-type="float">
            <text:p>0.02662999928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26499995589" calcext:value-type="float">
            <text:p>0.126499995589</text:p>
          </table:table-cell>
          <table:table-cell office:value-type="float" office:value="-0.119489997625" calcext:value-type="float">
            <text:p>-0.119489997625</text:p>
          </table:table-cell>
          <table:table-cell office:value-type="float" office:value="-0.0412399992347" calcext:value-type="float">
            <text:p>-0.0412399992347</text:p>
          </table:table-cell>
          <table:table-cell office:value-type="float" office:value="0.00533000007272" calcext:value-type="float">
            <text:p>0.00533000007272</text:p>
          </table:table-cell>
          <table:table-cell/>
          <table:table-cell office:value-type="float" office:value="-1.26302874088" calcext:value-type="float">
            <text:p>-1.26302874088</text:p>
          </table:table-cell>
          <table:table-cell office:value-type="float" office:value="-0.621768951416" calcext:value-type="float">
            <text:p>-0.621768951416</text:p>
          </table:table-cell>
          <table:table-cell office:value-type="float" office:value="-0.894056797028" calcext:value-type="float">
            <text:p>-0.894056797028</text:p>
          </table:table-cell>
          <table:table-cell/>
          <table:table-cell office:value-type="float" office:value="1.59186521768321E+018" calcext:value-type="float">
            <text:p>1.59186521768321E+018</text:p>
          </table:table-cell>
          <table:table-cell table:formula="of:=([.Q230]-1.59186520428114E+018)*0.000000001" office:value-type="float" office:value="13.402074112" calcext:value-type="float">
            <text:p>13.402074112</text:p>
          </table:table-cell>
          <table:table-cell office:value-type="float" office:value="-0.0747363418341" calcext:value-type="float">
            <text:p>-0.0747363418341</text:p>
          </table:table-cell>
          <table:table-cell office:value-type="float" office:value="-0.0218185838312" calcext:value-type="float">
            <text:p>-0.0218185838312</text:p>
          </table:table-cell>
          <table:table-cell table:style-name="ce1" office:value-type="float" office:value="0.00000658156159261" calcext:value-type="float">
            <text:p>6.58E-06</text:p>
          </table:table-cell>
          <table:table-cell table:formula="of:=SQRT([.S230]*[.S230] + [.T230]*[.T230] + [.U230]*[.U230])" office:value-type="float" office:value="0.077856094395105" calcext:value-type="float">
            <text:p>0.077856094395105</text:p>
          </table:table-cell>
          <table:table-cell table:formula="of:= ([.V231]-[.V230]) / ([.R231]-[.R230])" office:value-type="float" office:value="-0.0171363531543835" calcext:value-type="float">
            <text:p>-0.017136353154384</text:p>
          </table:table-cell>
        </table:table-row>
        <table:table-row table:style-name="ro1">
          <table:table-cell office:value-type="float" office:value="1.59186521773547E+018" calcext:value-type="float">
            <text:p>1.59186521773547E+018</text:p>
          </table:table-cell>
          <table:table-cell table:formula="of:= ([.A231] - 1.59186520428114E+018) * 0.000000001" office:value-type="float" office:value="13.454330112" calcext:value-type="float">
            <text:p>13.454330112</text:p>
          </table:table-cell>
          <table:table-cell office:value-type="float" office:value="0.0693000033498" calcext:value-type="float">
            <text:p>0.0693000033498</text:p>
          </table:table-cell>
          <table:table-cell office:value-type="float" office:value="-0.0659700036049" calcext:value-type="float">
            <text:p>-0.0659700036049</text:p>
          </table:table-cell>
          <table:table-cell office:value-type="float" office:value="0.0213399995118" calcext:value-type="float">
            <text:p>0.0213399995118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0998999997973" calcext:value-type="float">
            <text:p>0.0998999997973</text:p>
          </table:table-cell>
          <table:table-cell office:value-type="float" office:value="-0.032460000366" calcext:value-type="float">
            <text:p>-0.032460000366</text:p>
          </table:table-cell>
          <table:table-cell office:value-type="float" office:value="-0.0944800004363" calcext:value-type="float">
            <text:p>-0.0944800004363</text:p>
          </table:table-cell>
          <table:table-cell office:value-type="float" office:value="0.000520000001416" calcext:value-type="float">
            <text:p>0.000520000001416</text:p>
          </table:table-cell>
          <table:table-cell/>
          <table:table-cell office:value-type="float" office:value="-1.26664161682" calcext:value-type="float">
            <text:p>-1.26664161682</text:p>
          </table:table-cell>
          <table:table-cell office:value-type="float" office:value="-0.623796522617" calcext:value-type="float">
            <text:p>-0.623796522617</text:p>
          </table:table-cell>
          <table:table-cell office:value-type="float" office:value="-0.894047915936" calcext:value-type="float">
            <text:p>-0.894047915936</text:p>
          </table:table-cell>
          <table:table-cell/>
          <table:table-cell office:value-type="float" office:value="1.59186521773547E+018" calcext:value-type="float">
            <text:p>1.59186521773547E+018</text:p>
          </table:table-cell>
          <table:table-cell table:formula="of:=([.Q231]-1.59186520428114E+018)*0.000000001" office:value-type="float" office:value="13.454332416" calcext:value-type="float">
            <text:p>13.454332416</text:p>
          </table:table-cell>
          <table:table-cell office:value-type="float" office:value="-0.0685176700354" calcext:value-type="float">
            <text:p>-0.0685176700354</text:p>
          </table:table-cell>
          <table:table-cell office:value-type="float" office:value="-0.0350461304188" calcext:value-type="float">
            <text:p>-0.0350461304188</text:p>
          </table:table-cell>
          <table:table-cell office:value-type="float" office:value="0.0001677696564" calcext:value-type="float">
            <text:p>0.0001677696564</text:p>
          </table:table-cell>
          <table:table-cell table:formula="of:=SQRT([.S231]*[.S231] + [.T231]*[.T231] + [.U231]*[.U231])" office:value-type="float" office:value="0.0769605776425119" calcext:value-type="float">
            <text:p>0.076960577642512</text:p>
          </table:table-cell>
          <table:table-cell table:formula="of:= ([.V232]-[.V231]) / ([.R232]-[.R231])" office:value-type="float" office:value="0.0594882684096335" calcext:value-type="float">
            <text:p>0.059488268409634</text:p>
          </table:table-cell>
        </table:table-row>
        <table:table-row table:style-name="ro1">
          <table:table-cell office:value-type="float" office:value="1.59186521778681E+018" calcext:value-type="float">
            <text:p>1.59186521778681E+018</text:p>
          </table:table-cell>
          <table:table-cell table:formula="of:= ([.A232] - 1.59186520428114E+018) * 0.000000001" office:value-type="float" office:value="13.505670144" calcext:value-type="float">
            <text:p>13.505670144</text:p>
          </table:table-cell>
          <table:table-cell office:value-type="float" office:value="0.0663999989629" calcext:value-type="float">
            <text:p>0.0663999989629</text:p>
          </table:table-cell>
          <table:table-cell office:value-type="float" office:value="-0.0654499977827" calcext:value-type="float">
            <text:p>-0.0654499977827</text:p>
          </table:table-cell>
          <table:table-cell office:value-type="float" office:value="0.0111199999228" calcext:value-type="float">
            <text:p>0.0111199999228</text:p>
          </table:table-cell>
          <table:table-cell table:style-name="Default" office:value-type="float" office:value="0.000250000011874" calcext:value-type="float">
            <text:p>0.000250000011874</text:p>
          </table:table-cell>
          <table:table-cell/>
          <table:table-cell office:value-type="float" office:value="0.183500006795" calcext:value-type="float">
            <text:p>0.183500006795</text:p>
          </table:table-cell>
          <table:table-cell office:value-type="float" office:value="-0.00271999998949" calcext:value-type="float">
            <text:p>-0.00271999998949</text:p>
          </table:table-cell>
          <table:table-cell office:value-type="float" office:value="-0.183449998498" calcext:value-type="float">
            <text:p>-0.183449998498</text:p>
          </table:table-cell>
          <table:table-cell office:value-type="float" office:value="-0.00508000003174" calcext:value-type="float">
            <text:p>-0.00508000003174</text:p>
          </table:table-cell>
          <table:table-cell/>
          <table:table-cell office:value-type="float" office:value="-1.26959395409" calcext:value-type="float">
            <text:p>-1.26959395409</text:p>
          </table:table-cell>
          <table:table-cell office:value-type="float" office:value="-0.626818358898" calcext:value-type="float">
            <text:p>-0.626818358898</text:p>
          </table:table-cell>
          <table:table-cell office:value-type="float" office:value="-0.894051134586" calcext:value-type="float">
            <text:p>-0.894051134586</text:p>
          </table:table-cell>
          <table:table-cell/>
          <table:table-cell office:value-type="float" office:value="1.59186521778681E+018" calcext:value-type="float">
            <text:p>1.59186521778681E+018</text:p>
          </table:table-cell>
          <table:table-cell table:formula="of:=([.Q232]-1.59186520428114E+018)*0.000000001" office:value-type="float" office:value="13.505672192" calcext:value-type="float">
            <text:p>13.505672192</text:p>
          </table:table-cell>
          <table:table-cell office:value-type="float" office:value="-0.0612363703549" calcext:value-type="float">
            <text:p>-0.0612363703549</text:p>
          </table:table-cell>
          <table:table-cell office:value-type="float" office:value="-0.0515020117164" calcext:value-type="float">
            <text:p>-0.0515020117164</text:p>
          </table:table-cell>
          <table:table-cell table:style-name="ce1" office:value-type="float" office:value="-0.0000259527096205" calcext:value-type="float">
            <text:p>-2.60E-05</text:p>
          </table:table-cell>
          <table:table-cell table:formula="of:=SQRT([.S232]*[.S232] + [.T232]*[.T232] + [.U232]*[.U232])" office:value-type="float" office:value="0.0800146920172903" calcext:value-type="float">
            <text:p>0.08001469201729</text:p>
          </table:table-cell>
          <table:table-cell table:formula="of:= ([.V233]-[.V232]) / ([.R233]-[.R232])" office:value-type="float" office:value="0.0194429264360875" calcext:value-type="float">
            <text:p>0.019442926436088</text:p>
          </table:table-cell>
        </table:table-row>
        <table:table-row table:style-name="ro1">
          <table:table-cell office:value-type="float" office:value="1.59186521783818E+018" calcext:value-type="float">
            <text:p>1.59186521783818E+018</text:p>
          </table:table-cell>
          <table:table-cell table:formula="of:= ([.A233] - 1.59186520428114E+018) * 0.000000001" office:value-type="float" office:value="13.557040128" calcext:value-type="float">
            <text:p>13.557040128</text:p>
          </table:table-cell>
          <table:table-cell office:value-type="float" office:value="0.0649000033736" calcext:value-type="float">
            <text:p>0.0649000033736</text:p>
          </table:table-cell>
          <table:table-cell office:value-type="float" office:value="-0.0648399963975" calcext:value-type="float">
            <text:p>-0.0648399963975</text:p>
          </table:table-cell>
          <table:table-cell office:value-type="float" office:value="-0.00170000002254" calcext:value-type="float">
            <text:p>-0.00170000002254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4469999969" calcext:value-type="float">
            <text:p>0.24469999969</text:p>
          </table:table-cell>
          <table:table-cell office:value-type="float" office:value="0.0104499999434" calcext:value-type="float">
            <text:p>0.0104499999434</text:p>
          </table:table-cell>
          <table:table-cell office:value-type="float" office:value="-0.244399994612" calcext:value-type="float">
            <text:p>-0.244399994612</text:p>
          </table:table-cell>
          <table:table-cell office:value-type="float" office:value="-0.00365999992937" calcext:value-type="float">
            <text:p>-0.00365999992937</text:p>
          </table:table-cell>
          <table:table-cell/>
          <table:table-cell office:value-type="float" office:value="-1.27195715904" calcext:value-type="float">
            <text:p>-1.27195715904</text:p>
          </table:table-cell>
          <table:table-cell office:value-type="float" office:value="-0.630188763142" calcext:value-type="float">
            <text:p>-0.630188763142</text:p>
          </table:table-cell>
          <table:table-cell office:value-type="float" office:value="-0.894063472748" calcext:value-type="float">
            <text:p>-0.894063472748</text:p>
          </table:table-cell>
          <table:table-cell/>
          <table:table-cell office:value-type="float" office:value="1.59186521783818E+018" calcext:value-type="float">
            <text:p>1.59186521783818E+018</text:p>
          </table:table-cell>
          <table:table-cell table:formula="of:=([.Q233]-1.59186520428114E+018)*0.000000001" office:value-type="float" office:value="13.55703936" calcext:value-type="float">
            <text:p>13.55703936</text:p>
          </table:table-cell>
          <table:table-cell office:value-type="float" office:value="-0.046331204474" calcext:value-type="float">
            <text:p>-0.046331204474</text:p>
          </table:table-cell>
          <table:table-cell office:value-type="float" office:value="-0.0664494633675" calcext:value-type="float">
            <text:p>-0.0664494633675</text:p>
          </table:table-cell>
          <table:table-cell office:value-type="float" office:value="-0.0010307978373" calcext:value-type="float">
            <text:p>-0.0010307978373</text:p>
          </table:table-cell>
          <table:table-cell table:formula="of:=SQRT([.S233]*[.S233] + [.T233]*[.T233] + [.U233]*[.U233])" office:value-type="float" office:value="0.0810134200859444" calcext:value-type="float">
            <text:p>0.081013420085945</text:p>
          </table:table-cell>
          <table:table-cell table:formula="of:= ([.V234]-[.V233]) / ([.R234]-[.R233])" office:value-type="float" office:value="-0.00918205631066067" calcext:value-type="float">
            <text:p>-0.009182056310661</text:p>
          </table:table-cell>
        </table:table-row>
        <table:table-row table:style-name="ro1">
          <table:table-cell office:value-type="float" office:value="1.59186521788943E+018" calcext:value-type="float">
            <text:p>1.59186521788943E+018</text:p>
          </table:table-cell>
          <table:table-cell table:formula="of:= ([.A234] - 1.59186520428114E+018) * 0.000000001" office:value-type="float" office:value="13.608290048" calcext:value-type="float">
            <text:p>13.608290048</text:p>
          </table:table-cell>
          <table:table-cell office:value-type="float" office:value="0.0662999972701" calcext:value-type="float">
            <text:p>0.0662999972701</text:p>
          </table:table-cell>
          <table:table-cell office:value-type="float" office:value="-0.0647099986672" calcext:value-type="float">
            <text:p>-0.0647099986672</text:p>
          </table:table-cell>
          <table:table-cell office:value-type="float" office:value="-0.0145699996501" calcext:value-type="float">
            <text:p>-0.0145699996501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53600001335" calcext:value-type="float">
            <text:p>0.253600001335</text:p>
          </table:table-cell>
          <table:table-cell office:value-type="float" office:value="0.00645999982953" calcext:value-type="float">
            <text:p>0.00645999982953</text:p>
          </table:table-cell>
          <table:table-cell office:value-type="float" office:value="-0.253479987383" calcext:value-type="float">
            <text:p>-0.253479987383</text:p>
          </table:table-cell>
          <table:table-cell office:value-type="float" office:value="-0.00155000004452" calcext:value-type="float">
            <text:p>-0.00155000004452</text:p>
          </table:table-cell>
          <table:table-cell/>
          <table:table-cell office:value-type="float" office:value="-1.2741881609" calcext:value-type="float">
            <text:p>-1.2741881609</text:p>
          </table:table-cell>
          <table:table-cell office:value-type="float" office:value="-0.633440256119" calcext:value-type="float">
            <text:p>-0.633440256119</text:p>
          </table:table-cell>
          <table:table-cell office:value-type="float" office:value="-0.894049227238" calcext:value-type="float">
            <text:p>-0.894049227238</text:p>
          </table:table-cell>
          <table:table-cell/>
          <table:table-cell office:value-type="float" office:value="1.59186521788943E+018" calcext:value-type="float">
            <text:p>1.59186521788943E+018</text:p>
          </table:table-cell>
          <table:table-cell table:formula="of:=([.Q234]-1.59186520428114E+018)*0.000000001" office:value-type="float" office:value="13.608293376" calcext:value-type="float">
            <text:p>13.608293376</text:p>
          </table:table-cell>
          <table:table-cell office:value-type="float" office:value="-0.0439849831164" calcext:value-type="float">
            <text:p>-0.0439849831164</text:p>
          </table:table-cell>
          <table:table-cell office:value-type="float" office:value="-0.067468740046" calcext:value-type="float">
            <text:p>-0.067468740046</text:p>
          </table:table-cell>
          <table:table-cell office:value-type="float" office:value="-0.000658379634842" calcext:value-type="float">
            <text:p>-0.000658379634842</text:p>
          </table:table-cell>
          <table:table-cell table:formula="of:=SQRT([.S234]*[.S234] + [.T234]*[.T234] + [.U234]*[.U234])" office:value-type="float" office:value="0.0805428028248849" calcext:value-type="float">
            <text:p>0.080542802824885</text:p>
          </table:table-cell>
          <table:table-cell table:formula="of:= ([.V235]-[.V234]) / ([.R235]-[.R234])" office:value-type="float" office:value="-0.000685635830027658" calcext:value-type="float">
            <text:p>-0.000685635830028</text:p>
          </table:table-cell>
        </table:table-row>
        <table:table-row table:style-name="ro1">
          <table:table-cell office:value-type="float" office:value="1.59186521794312E+018" calcext:value-type="float">
            <text:p>1.59186521794312E+018</text:p>
          </table:table-cell>
          <table:table-cell table:formula="of:= ([.A235] - 1.59186520428114E+018) * 0.000000001" office:value-type="float" office:value="13.661979904" calcext:value-type="float">
            <text:p>13.661979904</text:p>
          </table:table-cell>
          <table:table-cell office:value-type="float" office:value="0.0697999969125" calcext:value-type="float">
            <text:p>0.0697999969125</text:p>
          </table:table-cell>
          <table:table-cell office:value-type="float" office:value="-0.0641700029373" calcext:value-type="float">
            <text:p>-0.0641700029373</text:p>
          </table:table-cell>
          <table:table-cell office:value-type="float" office:value="-0.0274599995464" calcext:value-type="float">
            <text:p>-0.0274599995464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239999994636" calcext:value-type="float">
            <text:p>0.239999994636</text:p>
          </table:table-cell>
          <table:table-cell office:value-type="float" office:value="0.0110600003973" calcext:value-type="float">
            <text:p>0.0110600003973</text:p>
          </table:table-cell>
          <table:table-cell office:value-type="float" office:value="-0.239789992571" calcext:value-type="float">
            <text:p>-0.239789992571</text:p>
          </table:table-cell>
          <table:table-cell office:value-type="float" office:value="-0.000260000000708" calcext:value-type="float">
            <text:p>-0.000260000000708</text:p>
          </table:table-cell>
          <table:table-cell/>
          <table:table-cell office:value-type="float" office:value="-1.27674365044" calcext:value-type="float">
            <text:p>-1.27674365044</text:p>
          </table:table-cell>
          <table:table-cell office:value-type="float" office:value="-0.63716596365" calcext:value-type="float">
            <text:p>-0.63716596365</text:p>
          </table:table-cell>
          <table:table-cell office:value-type="float" office:value="-0.894048273563" calcext:value-type="float">
            <text:p>-0.894048273563</text:p>
          </table:table-cell>
          <table:table-cell/>
          <table:table-cell office:value-type="float" office:value="1.59186521794312E+018" calcext:value-type="float">
            <text:p>1.59186521794312E+018</text:p>
          </table:table-cell>
          <table:table-cell table:formula="of:=([.Q235]-1.59186520428114E+018)*0.000000001" office:value-type="float" office:value="13.66198528" calcext:value-type="float">
            <text:p>13.66198528</text:p>
          </table:table-cell>
          <table:table-cell office:value-type="float" office:value="-0.043752245605" calcext:value-type="float">
            <text:p>-0.043752245605</text:p>
          </table:table-cell>
          <table:table-cell office:value-type="float" office:value="-0.0675791725516" calcext:value-type="float">
            <text:p>-0.0675791725516</text:p>
          </table:table-cell>
          <table:table-cell office:value-type="float" office:value="-0.000104040591395" calcext:value-type="float">
            <text:p>-0.000104040591395</text:p>
          </table:table-cell>
          <table:table-cell table:formula="of:=SQRT([.S235]*[.S235] + [.T235]*[.T235] + [.U235]*[.U235])" office:value-type="float" office:value="0.0805059897317201" calcext:value-type="float">
            <text:p>0.08050598973172</text:p>
          </table:table-cell>
          <table:table-cell table:formula="of:= ([.V236]-[.V235]) / ([.R236]-[.R235])" office:value-type="float" office:value="0.0171889455433559" calcext:value-type="float">
            <text:p>0.017188945543356</text:p>
          </table:table-cell>
        </table:table-row>
        <table:table-row table:style-name="ro1">
          <table:table-cell office:value-type="float" office:value="1.59186521799524E+018" calcext:value-type="float">
            <text:p>1.59186521799524E+018</text:p>
          </table:table-cell>
          <table:table-cell table:formula="of:= ([.A236] - 1.59186520428114E+018) * 0.000000001" office:value-type="float" office:value="13.714099968" calcext:value-type="float">
            <text:p>13.714099968</text:p>
          </table:table-cell>
          <table:table-cell office:value-type="float" office:value="0.0729999989271" calcext:value-type="float">
            <text:p>0.0729999989271</text:p>
          </table:table-cell>
          <table:table-cell office:value-type="float" office:value="-0.062199998647" calcext:value-type="float">
            <text:p>-0.062199998647</text:p>
          </table:table-cell>
          <table:table-cell office:value-type="float" office:value="-0.0382700003684" calcext:value-type="float">
            <text:p>-0.0382700003684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207100003958" calcext:value-type="float">
            <text:p>0.207100003958</text:p>
          </table:table-cell>
          <table:table-cell office:value-type="float" office:value="0.0397100001574" calcext:value-type="float">
            <text:p>0.0397100001574</text:p>
          </table:table-cell>
          <table:table-cell office:value-type="float" office:value="-0.203209996223" calcext:value-type="float">
            <text:p>-0.203209996223</text:p>
          </table:table-cell>
          <table:table-cell office:value-type="float" office:value="-0.00323999999091" calcext:value-type="float">
            <text:p>-0.00323999999091</text:p>
          </table:table-cell>
          <table:table-cell/>
          <table:table-cell office:value-type="float" office:value="-1.27929925919" calcext:value-type="float">
            <text:p>-1.27929925919</text:p>
          </table:table-cell>
          <table:table-cell office:value-type="float" office:value="-0.640584945679" calcext:value-type="float">
            <text:p>-0.640584945679</text:p>
          </table:table-cell>
          <table:table-cell office:value-type="float" office:value="-0.894020915031" calcext:value-type="float">
            <text:p>-0.894020915031</text:p>
          </table:table-cell>
          <table:table-cell/>
          <table:table-cell office:value-type="float" office:value="1.59186521799524E+018" calcext:value-type="float">
            <text:p>1.59186521799524E+018</text:p>
          </table:table-cell>
          <table:table-cell table:formula="of:=([.Q236]-1.59186520428114E+018)*0.000000001" office:value-type="float" office:value="13.7140992" calcext:value-type="float">
            <text:p>13.7140992</text:p>
          </table:table-cell>
          <table:table-cell office:value-type="float" office:value="-0.046909481287" calcext:value-type="float">
            <text:p>-0.046909481287</text:p>
          </table:table-cell>
          <table:table-cell office:value-type="float" office:value="-0.0665064901114" calcext:value-type="float">
            <text:p>-0.0665064901114</text:p>
          </table:table-cell>
          <table:table-cell office:value-type="float" office:value="-0.0016235752264" calcext:value-type="float">
            <text:p>-0.0016235752264</text:p>
          </table:table-cell>
          <table:table-cell table:formula="of:=SQRT([.S236]*[.S236] + [.T236]*[.T236] + [.U236]*[.U236])" office:value-type="float" office:value="0.0814017730646509" calcext:value-type="float">
            <text:p>0.081401773064651</text:p>
          </table:table-cell>
          <table:table-cell table:formula="of:= ([.V237]-[.V236]) / ([.R237]-[.R236])" office:value-type="float" office:value="-0.112221646569865" calcext:value-type="float">
            <text:p>-0.112221646569865</text:p>
          </table:table-cell>
        </table:table-row>
        <table:table-row table:style-name="ro1">
          <table:table-cell office:value-type="float" office:value="1.59186521804746E+018" calcext:value-type="float">
            <text:p>1.59186521804746E+018</text:p>
          </table:table-cell>
          <table:table-cell table:formula="of:= ([.A237] - 1.59186520428114E+018) * 0.000000001" office:value-type="float" office:value="13.766319872" calcext:value-type="float">
            <text:p>13.766319872</text:p>
          </table:table-cell>
          <table:table-cell office:value-type="float" office:value="0.0750999972224" calcext:value-type="float">
            <text:p>0.0750999972224</text:p>
          </table:table-cell>
          <table:table-cell office:value-type="float" office:value="-0.0608399994671" calcext:value-type="float">
            <text:p>-0.0608399994671</text:p>
          </table:table-cell>
          <table:table-cell office:value-type="float" office:value="-0.044050000608" calcext:value-type="float">
            <text:p>-0.044050000608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0798000022769" calcext:value-type="float">
            <text:p>0.0798000022769</text:p>
          </table:table-cell>
          <table:table-cell office:value-type="float" office:value="0.016440000385" calcext:value-type="float">
            <text:p>0.016440000385</text:p>
          </table:table-cell>
          <table:table-cell office:value-type="float" office:value="-0.0781000033021" calcext:value-type="float">
            <text:p>-0.0781000033021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8245854378" calcext:value-type="float">
            <text:p>-1.28245854378</text:p>
          </table:table-cell>
          <table:table-cell office:value-type="float" office:value="-0.64293217659" calcext:value-type="float">
            <text:p>-0.64293217659</text:p>
          </table:table-cell>
          <table:table-cell office:value-type="float" office:value="-0.894017696381" calcext:value-type="float">
            <text:p>-0.894017696381</text:p>
          </table:table-cell>
          <table:table-cell/>
          <table:table-cell office:value-type="float" office:value="1.59186521804746E+018" calcext:value-type="float">
            <text:p>1.59186521804746E+018</text:p>
          </table:table-cell>
          <table:table-cell table:formula="of:=([.Q237]-1.59186520428114E+018)*0.000000001" office:value-type="float" office:value="13.7663232" calcext:value-type="float">
            <text:p>13.7663232</text:p>
          </table:table-cell>
          <table:table-cell office:value-type="float" office:value="-0.0687576010823" calcext:value-type="float">
            <text:p>-0.0687576010823</text:p>
          </table:table-cell>
          <table:table-cell office:value-type="float" office:value="-0.031284045428" calcext:value-type="float">
            <text:p>-0.031284045428</text:p>
          </table:table-cell>
          <table:table-cell office:value-type="float" office:value="-0.000400079996325" calcext:value-type="float">
            <text:p>-0.000400079996325</text:p>
          </table:table-cell>
          <table:table-cell table:formula="of:=SQRT([.S237]*[.S237] + [.T237]*[.T237] + [.U237]*[.U237])" office:value-type="float" office:value="0.0755411097941864" calcext:value-type="float">
            <text:p>0.075541109794187</text:p>
          </table:table-cell>
          <table:table-cell table:formula="of:= ([.V238]-[.V237]) / ([.R238]-[.R237])" office:value-type="float" office:value="0.021027284362759" calcext:value-type="float">
            <text:p>0.021027284362759</text:p>
          </table:table-cell>
        </table:table-row>
        <table:table-row table:style-name="ro1">
          <table:table-cell office:value-type="float" office:value="1.59186521814985E+018" calcext:value-type="float">
            <text:p>1.59186521814985E+018</text:p>
          </table:table-cell>
          <table:table-cell table:formula="of:= ([.A238] - 1.59186520428114E+018) * 0.000000001" office:value-type="float" office:value="13.868710144" calcext:value-type="float">
            <text:p>13.868710144</text:p>
          </table:table-cell>
          <table:table-cell office:value-type="float" office:value="0.0732999965549" calcext:value-type="float">
            <text:p>0.0732999965549</text:p>
          </table:table-cell>
          <table:table-cell office:value-type="float" office:value="-0.0616200007498" calcext:value-type="float">
            <text:p>-0.0616200007498</text:p>
          </table:table-cell>
          <table:table-cell office:value-type="float" office:value="-0.039659999311" calcext:value-type="float">
            <text:p>-0.039659999311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399000011384" calcext:value-type="float">
            <text:p>0.0399000011384</text:p>
          </table:table-cell>
          <table:table-cell office:value-type="float" office:value="0.00720999995247" calcext:value-type="float">
            <text:p>0.00720999995247</text:p>
          </table:table-cell>
          <table:table-cell office:value-type="float" office:value="0.0387299992144" calcext:value-type="float">
            <text:p>0.0387299992144</text:p>
          </table:table-cell>
          <table:table-cell office:value-type="float" office:value="0.00622999994084" calcext:value-type="float">
            <text:p>0.00622999994084</text:p>
          </table:table-cell>
          <table:table-cell/>
          <table:table-cell office:value-type="float" office:value="-1.29026341438" calcext:value-type="float">
            <text:p>-1.29026341438</text:p>
          </table:table-cell>
          <table:table-cell office:value-type="float" office:value="-0.642937302589" calcext:value-type="float">
            <text:p>-0.642937302589</text:p>
          </table:table-cell>
          <table:table-cell office:value-type="float" office:value="-0.894050419331" calcext:value-type="float">
            <text:p>-0.894050419331</text:p>
          </table:table-cell>
          <table:table-cell/>
          <table:table-cell office:value-type="float" office:value="1.59186521814985E+018" calcext:value-type="float">
            <text:p>1.59186521814985E+018</text:p>
          </table:table-cell>
          <table:table-cell table:formula="of:=([.Q238]-1.59186520428114E+018)*0.000000001" office:value-type="float" office:value="13.86871552" calcext:value-type="float">
            <text:p>13.86871552</text:p>
          </table:table-cell>
          <table:table-cell office:value-type="float" office:value="-0.0762913674116" calcext:value-type="float">
            <text:p>-0.0762913674116</text:p>
          </table:table-cell>
          <table:table-cell office:value-type="float" office:value="0.0144594889134" calcext:value-type="float">
            <text:p>0.0144594889134</text:p>
          </table:table-cell>
          <table:table-cell office:value-type="float" office:value="0.00263252248988" calcext:value-type="float">
            <text:p>0.00263252248988</text:p>
          </table:table-cell>
          <table:table-cell table:formula="of:=SQRT([.S238]*[.S238] + [.T238]*[.T238] + [.U238]*[.U238])" office:value-type="float" office:value="0.0776941422233891" calcext:value-type="float">
            <text:p>0.077694142223389</text:p>
          </table:table-cell>
          <table:table-cell table:formula="of:= ([.V239]-[.V238]) / ([.R239]-[.R238])" office:value-type="float" office:value="0.0210231381984582" calcext:value-type="float">
            <text:p>0.021023138198458</text:p>
          </table:table-cell>
        </table:table-row>
        <table:table-row table:style-name="ro1">
          <table:table-cell office:value-type="float" office:value="1.59186521820191E+018" calcext:value-type="float">
            <text:p>1.59186521820191E+018</text:p>
          </table:table-cell>
          <table:table-cell table:formula="of:= ([.A239] - 1.59186520428114E+018) * 0.000000001" office:value-type="float" office:value="13.920770048" calcext:value-type="float">
            <text:p>13.920770048</text:p>
          </table:table-cell>
          <table:table-cell office:value-type="float" office:value="0.0714000016451" calcext:value-type="float">
            <text:p>0.0714000016451</text:p>
          </table:table-cell>
          <table:table-cell office:value-type="float" office:value="-0.061629999429" calcext:value-type="float">
            <text:p>-0.061629999429</text:p>
          </table:table-cell>
          <table:table-cell office:value-type="float" office:value="-0.0361000001431" calcext:value-type="float">
            <text:p>-0.0361000001431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0612000003457" calcext:value-type="float">
            <text:p>0.0612000003457</text:p>
          </table:table-cell>
          <table:table-cell office:value-type="float" office:value="0.00301999994554" calcext:value-type="float">
            <text:p>0.00301999994554</text:p>
          </table:table-cell>
          <table:table-cell office:value-type="float" office:value="0.0610300004482" calcext:value-type="float">
            <text:p>0.0610300004482</text:p>
          </table:table-cell>
          <table:table-cell office:value-type="float" office:value="0.00252000009641" calcext:value-type="float">
            <text:p>0.00252000009641</text:p>
          </table:table-cell>
          <table:table-cell/>
          <table:table-cell office:value-type="float" office:value="-1.29432630539" calcext:value-type="float">
            <text:p>-1.29432630539</text:p>
          </table:table-cell>
          <table:table-cell office:value-type="float" office:value="-0.641408920288" calcext:value-type="float">
            <text:p>-0.641408920288</text:p>
          </table:table-cell>
          <table:table-cell office:value-type="float" office:value="-0.894028663635" calcext:value-type="float">
            <text:p>-0.894028663635</text:p>
          </table:table-cell>
          <table:table-cell/>
          <table:table-cell office:value-type="float" office:value="1.59186521820191E+018" calcext:value-type="float">
            <text:p>1.59186521820191E+018</text:p>
          </table:table-cell>
          <table:table-cell table:formula="of:=([.Q239]-1.59186520428114E+018)*0.000000001" office:value-type="float" office:value="13.920772608" calcext:value-type="float">
            <text:p>13.920772608</text:p>
          </table:table-cell>
          <table:table-cell office:value-type="float" office:value="-0.075738042593" calcext:value-type="float">
            <text:p>-0.075738042593</text:p>
          </table:table-cell>
          <table:table-cell office:value-type="float" office:value="0.0216120220721" calcext:value-type="float">
            <text:p>0.0216120220721</text:p>
          </table:table-cell>
          <table:table-cell office:value-type="float" office:value="0.00207468564622" calcext:value-type="float">
            <text:p>0.00207468564622</text:p>
          </table:table-cell>
          <table:table-cell table:formula="of:=SQRT([.S239]*[.S239] + [.T239]*[.T239] + [.U239]*[.U239])" office:value-type="float" office:value="0.0787885455786223" calcext:value-type="float">
            <text:p>0.078788545578622</text:p>
          </table:table-cell>
          <table:table-cell table:formula="of:= ([.V240]-[.V239]) / ([.R240]-[.R239])" office:value-type="float" office:value="-0.00312322450418868" calcext:value-type="float">
            <text:p>-0.003123224504189</text:p>
          </table:table-cell>
        </table:table-row>
        <table:table-row table:style-name="ro1">
          <table:table-cell office:value-type="float" office:value="1.59186521825371E+018" calcext:value-type="float">
            <text:p>1.59186521825371E+018</text:p>
          </table:table-cell>
          <table:table-cell table:formula="of:= ([.A240] - 1.59186520428114E+018) * 0.000000001" office:value-type="float" office:value="13.972570112" calcext:value-type="float">
            <text:p>13.972570112</text:p>
          </table:table-cell>
          <table:table-cell office:value-type="float" office:value="0.069200001657" calcext:value-type="float">
            <text:p>0.069200001657</text:p>
          </table:table-cell>
          <table:table-cell office:value-type="float" office:value="-0.0615999996662" calcext:value-type="float">
            <text:p>-0.0615999996662</text:p>
          </table:table-cell>
          <table:table-cell office:value-type="float" office:value="-0.0316199995577" calcext:value-type="float">
            <text:p>-0.0316199995577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0886999964714" calcext:value-type="float">
            <text:p>0.0886999964714</text:p>
          </table:table-cell>
          <table:table-cell office:value-type="float" office:value="0.00273000006564" calcext:value-type="float">
            <text:p>0.00273000006564</text:p>
          </table:table-cell>
          <table:table-cell office:value-type="float" office:value="0.0886600017548" calcext:value-type="float">
            <text:p>0.0886600017548</text:p>
          </table:table-cell>
          <table:table-cell office:value-type="float" office:value="0.000699999975041" calcext:value-type="float">
            <text:p>0.000699999975041</text:p>
          </table:table-cell>
          <table:table-cell/>
          <table:table-cell office:value-type="float" office:value="-1.29817044735" calcext:value-type="float">
            <text:p>-1.29817044735</text:p>
          </table:table-cell>
          <table:table-cell office:value-type="float" office:value="-0.639809966087" calcext:value-type="float">
            <text:p>-0.639809966087</text:p>
          </table:table-cell>
          <table:table-cell office:value-type="float" office:value="-0.893996119499" calcext:value-type="float">
            <text:p>-0.893996119499</text:p>
          </table:table-cell>
          <table:table-cell/>
          <table:table-cell office:value-type="float" office:value="1.59186521825371E+018" calcext:value-type="float">
            <text:p>1.59186521825371E+018</text:p>
          </table:table-cell>
          <table:table-cell table:formula="of:=([.Q240]-1.59186520428114E+018)*0.000000001" office:value-type="float" office:value="13.972569344" calcext:value-type="float">
            <text:p>13.972569344</text:p>
          </table:table-cell>
          <table:table-cell office:value-type="float" office:value="-0.0731767043471" calcext:value-type="float">
            <text:p>-0.0731767043471</text:p>
          </table:table-cell>
          <table:table-cell office:value-type="float" office:value="0.0287606157362" calcext:value-type="float">
            <text:p>0.0287606157362</text:p>
          </table:table-cell>
          <table:table-cell office:value-type="float" office:value="0.000407817889936" calcext:value-type="float">
            <text:p>0.000407817889936</text:p>
          </table:table-cell>
          <table:table-cell table:formula="of:=SQRT([.S240]*[.S240] + [.T240]*[.T240] + [.U240]*[.U240])" office:value-type="float" office:value="0.0786267727435102" calcext:value-type="float">
            <text:p>0.07862677274351</text:p>
          </table:table-cell>
          <table:table-cell table:formula="of:= ([.V241]-[.V240]) / ([.R241]-[.R240])" office:value-type="float" office:value="0.0155216825803622" calcext:value-type="float">
            <text:p>0.015521682580362</text:p>
          </table:table-cell>
        </table:table-row>
        <table:table-row table:style-name="ro1">
          <table:table-cell office:value-type="float" office:value="1.59186521835507E+018" calcext:value-type="float">
            <text:p>1.59186521835507E+018</text:p>
          </table:table-cell>
          <table:table-cell table:formula="of:= ([.A241] - 1.59186520428114E+018) * 0.000000001" office:value-type="float" office:value="14.073929984" calcext:value-type="float">
            <text:p>14.073929984</text:p>
          </table:table-cell>
          <table:table-cell office:value-type="float" office:value="0.0662000030279" calcext:value-type="float">
            <text:p>0.0662000030279</text:p>
          </table:table-cell>
          <table:table-cell office:value-type="float" office:value="-0.0629099979997" calcext:value-type="float">
            <text:p>-0.0629099979997</text:p>
          </table:table-cell>
          <table:table-cell office:value-type="float" office:value="-0.0206199996173" calcext:value-type="float">
            <text:p>-0.0206199996173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053000018" calcext:value-type="float">
            <text:p>0.1053000018</text:p>
          </table:table-cell>
          <table:table-cell office:value-type="float" office:value="-0.00951000023633" calcext:value-type="float">
            <text:p>-0.00951000023633</text:p>
          </table:table-cell>
          <table:table-cell office:value-type="float" office:value="0.104840002954" calcext:value-type="float">
            <text:p>0.104840002954</text:p>
          </table:table-cell>
          <table:table-cell office:value-type="float" office:value="-0.000140000003739" calcext:value-type="float">
            <text:p>-0.000140000003739</text:p>
          </table:table-cell>
          <table:table-cell/>
          <table:table-cell office:value-type="float" office:value="-1.3056229353" calcext:value-type="float">
            <text:p>-1.3056229353</text:p>
          </table:table-cell>
          <table:table-cell office:value-type="float" office:value="-0.636571228504" calcext:value-type="float">
            <text:p>-0.636571228504</text:p>
          </table:table-cell>
          <table:table-cell office:value-type="float" office:value="-0.894000768661" calcext:value-type="float">
            <text:p>-0.894000768661</text:p>
          </table:table-cell>
          <table:table-cell/>
          <table:table-cell office:value-type="float" office:value="1.59186521835507E+018" calcext:value-type="float">
            <text:p>1.59186521835507E+018</text:p>
          </table:table-cell>
          <table:table-cell table:formula="of:=([.Q241]-1.59186520428114E+018)*0.000000001" office:value-type="float" office:value="14.07393024" calcext:value-type="float">
            <text:p>14.07393024</text:p>
          </table:table-cell>
          <table:table-cell office:value-type="float" office:value="-0.0744117796421" calcext:value-type="float">
            <text:p>-0.0744117796421</text:p>
          </table:table-cell>
          <table:table-cell office:value-type="float" office:value="0.0299153886735" calcext:value-type="float">
            <text:p>0.0299153886735</text:p>
          </table:table-cell>
          <table:table-cell table:style-name="ce1" office:value-type="float" office:value="0.0000830682693049" calcext:value-type="float">
            <text:p>8.31E-05</text:p>
          </table:table-cell>
          <table:table-cell table:formula="of:=SQRT([.S241]*[.S241] + [.T241]*[.T241] + [.U241]*[.U241])" office:value-type="float" office:value="0.0802000643972833" calcext:value-type="float">
            <text:p>0.080200064397283</text:p>
          </table:table-cell>
          <table:table-cell table:formula="of:= ([.V242]-[.V241]) / ([.R242]-[.R241])" office:value-type="float" office:value="-0.0386721990254083" calcext:value-type="float">
            <text:p>-0.038672199025408</text:p>
          </table:table-cell>
        </table:table-row>
        <table:table-row table:style-name="ro1">
          <table:table-cell office:value-type="float" office:value="1.59186521840664E+018" calcext:value-type="float">
            <text:p>1.59186521840664E+018</text:p>
          </table:table-cell>
          <table:table-cell table:formula="of:= ([.A242] - 1.59186520428114E+018) * 0.000000001" office:value-type="float" office:value="14.125499904" calcext:value-type="float">
            <text:p>14.125499904</text:p>
          </table:table-cell>
          <table:table-cell office:value-type="float" office:value="0.0654999986291" calcext:value-type="float">
            <text:p>0.0654999986291</text:p>
          </table:table-cell>
          <table:table-cell office:value-type="float" office:value="-0.0641800016165" calcext:value-type="float">
            <text:p>-0.0641800016165</text:p>
          </table:table-cell>
          <table:table-cell office:value-type="float" office:value="-0.0131599996239" calcext:value-type="float">
            <text:p>-0.0131599996239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31099998951" calcext:value-type="float">
            <text:p>0.131099998951</text:p>
          </table:table-cell>
          <table:table-cell office:value-type="float" office:value="-0.0184199996293" calcext:value-type="float">
            <text:p>-0.0184199996293</text:p>
          </table:table-cell>
          <table:table-cell office:value-type="float" office:value="0.129769995809" calcext:value-type="float">
            <text:p>0.129769995809</text:p>
          </table:table-cell>
          <table:table-cell office:value-type="float" office:value="-0.000460000010207" calcext:value-type="float">
            <text:p>-0.000460000010207</text:p>
          </table:table-cell>
          <table:table-cell/>
          <table:table-cell office:value-type="float" office:value="-1.30937182903" calcext:value-type="float">
            <text:p>-1.30937182903</text:p>
          </table:table-cell>
          <table:table-cell office:value-type="float" office:value="-0.634975969791" calcext:value-type="float">
            <text:p>-0.634975969791</text:p>
          </table:table-cell>
          <table:table-cell office:value-type="float" office:value="-0.893997013569" calcext:value-type="float">
            <text:p>-0.893997013569</text:p>
          </table:table-cell>
          <table:table-cell/>
          <table:table-cell office:value-type="float" office:value="1.59186521840664E+018" calcext:value-type="float">
            <text:p>1.59186521840664E+018</text:p>
          </table:table-cell>
          <table:table-cell table:formula="of:=([.Q242]-1.59186520428114E+018)*0.000000001" office:value-type="float" office:value="14.125504256" calcext:value-type="float">
            <text:p>14.125504256</text:p>
          </table:table-cell>
          <table:table-cell office:value-type="float" office:value="-0.0726552754641" calcext:value-type="float">
            <text:p>-0.0726552754641</text:p>
          </table:table-cell>
          <table:table-cell office:value-type="float" office:value="0.0289349015802" calcext:value-type="float">
            <text:p>0.0289349015802</text:p>
          </table:table-cell>
          <table:table-cell office:value-type="float" office:value="-0.000309439958073" calcext:value-type="float">
            <text:p>-0.000309439958073</text:p>
          </table:table-cell>
          <table:table-cell table:formula="of:=SQRT([.S242]*[.S242] + [.T242]*[.T242] + [.U242]*[.U242])" office:value-type="float" office:value="0.0782055837859917" calcext:value-type="float">
            <text:p>0.078205583785992</text:p>
          </table:table-cell>
          <table:table-cell table:formula="of:= ([.V243]-[.V242]) / ([.R243]-[.R242])" office:value-type="float" office:value="0.0671275748415749" calcext:value-type="float">
            <text:p>0.067127574841575</text:p>
          </table:table-cell>
        </table:table-row>
        <table:table-row table:style-name="ro1">
          <table:table-cell office:value-type="float" office:value="1.59186521845798E+018" calcext:value-type="float">
            <text:p>1.59186521845798E+018</text:p>
          </table:table-cell>
          <table:table-cell table:formula="of:= ([.A243] - 1.59186520428114E+018) * 0.000000001" office:value-type="float" office:value="14.176839936" calcext:value-type="float">
            <text:p>14.176839936</text:p>
          </table:table-cell>
          <table:table-cell office:value-type="float" office:value="0.0667999982834" calcext:value-type="float">
            <text:p>0.0667999982834</text:p>
          </table:table-cell>
          <table:table-cell office:value-type="float" office:value="-0.0665900036693" calcext:value-type="float">
            <text:p>-0.0665900036693</text:p>
          </table:table-cell>
          <table:table-cell office:value-type="float" office:value="-0.00504000019282" calcext:value-type="float">
            <text:p>-0.00504000019282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62799999118" calcext:value-type="float">
            <text:p>0.162799999118</text:p>
          </table:table-cell>
          <table:table-cell office:value-type="float" office:value="-0.0477599985898" calcext:value-type="float">
            <text:p>-0.0477599985898</text:p>
          </table:table-cell>
          <table:table-cell office:value-type="float" office:value="0.155640006065" calcext:value-type="float">
            <text:p>0.155640006065</text:p>
          </table:table-cell>
          <table:table-cell office:value-type="float" office:value="0.00127000000793" calcext:value-type="float">
            <text:p>0.00127000000793</text:p>
          </table:table-cell>
          <table:table-cell/>
          <table:table-cell office:value-type="float" office:value="-1.31322717667" calcext:value-type="float">
            <text:p>-1.31322717667</text:p>
          </table:table-cell>
          <table:table-cell office:value-type="float" office:value="-0.633314847946" calcext:value-type="float">
            <text:p>-0.633314847946</text:p>
          </table:table-cell>
          <table:table-cell office:value-type="float" office:value="-0.894011497498" calcext:value-type="float">
            <text:p>-0.894011497498</text:p>
          </table:table-cell>
          <table:table-cell/>
          <table:table-cell office:value-type="float" office:value="1.59186521845798E+018" calcext:value-type="float">
            <text:p>1.59186521845798E+018</text:p>
          </table:table-cell>
          <table:table-cell table:formula="of:=([.Q243]-1.59186520428114E+018)*0.000000001" office:value-type="float" office:value="14.176839424" calcext:value-type="float">
            <text:p>14.176839424</text:p>
          </table:table-cell>
          <table:table-cell office:value-type="float" office:value="-0.075933560729" calcext:value-type="float">
            <text:p>-0.075933560729</text:p>
          </table:table-cell>
          <table:table-cell office:value-type="float" office:value="0.0300169326365" calcext:value-type="float">
            <text:p>0.0300169326365</text:p>
          </table:table-cell>
          <table:table-cell office:value-type="float" office:value="-0.000245184812229" calcext:value-type="float">
            <text:p>-0.000245184812229</text:p>
          </table:table-cell>
          <table:table-cell table:formula="of:=SQRT([.S243]*[.S243] + [.T243]*[.T243] + [.U243]*[.U243])" office:value-type="float" office:value="0.0816515891179165" calcext:value-type="float">
            <text:p>0.081651589117917</text:p>
          </table:table-cell>
          <table:table-cell table:formula="of:= ([.V244]-[.V243]) / ([.R244]-[.R243])" office:value-type="float" office:value="-0.0136827707746206" calcext:value-type="float">
            <text:p>-0.013682770774621</text:p>
          </table:table-cell>
        </table:table-row>
        <table:table-row table:style-name="ro1">
          <table:table-cell office:value-type="float" office:value="1.5918652185099E+018" calcext:value-type="float">
            <text:p>1.5918652185099E+018</text:p>
          </table:table-cell>
          <table:table-cell table:formula="of:= ([.A244] - 1.59186520428114E+018) * 0.000000001" office:value-type="float" office:value="14.228760064" calcext:value-type="float">
            <text:p>14.228760064</text:p>
          </table:table-cell>
          <table:table-cell office:value-type="float" office:value="0.0690999999642" calcext:value-type="float">
            <text:p>0.0690999999642</text:p>
          </table:table-cell>
          <table:table-cell office:value-type="float" office:value="-0.0690800026059" calcext:value-type="float">
            <text:p>-0.0690800026059</text:p>
          </table:table-cell>
          <table:table-cell office:value-type="float" office:value="0.00280999997631" calcext:value-type="float">
            <text:p>0.00280999997631</text:p>
          </table:table-cell>
          <table:table-cell office:value-type="float" office:value="0.0000999999974738" calcext:value-type="float">
            <text:p>1.00E-04</text:p>
          </table:table-cell>
          <table:table-cell/>
          <table:table-cell office:value-type="float" office:value="0.164900004864" calcext:value-type="float">
            <text:p>0.164900004864</text:p>
          </table:table-cell>
          <table:table-cell office:value-type="float" office:value="-0.0502999983728" calcext:value-type="float">
            <text:p>-0.0502999983728</text:p>
          </table:table-cell>
          <table:table-cell office:value-type="float" office:value="0.157010003924" calcext:value-type="float">
            <text:p>0.157010003924</text:p>
          </table:table-cell>
          <table:table-cell office:value-type="float" office:value="0.00118999998085" calcext:value-type="float">
            <text:p>0.00118999998085</text:p>
          </table:table-cell>
          <table:table-cell/>
          <table:table-cell office:value-type="float" office:value="-1.31704795361" calcext:value-type="float">
            <text:p>-1.31704795361</text:p>
          </table:table-cell>
          <table:table-cell office:value-type="float" office:value="-0.631696879864" calcext:value-type="float">
            <text:p>-0.631696879864</text:p>
          </table:table-cell>
          <table:table-cell office:value-type="float" office:value="-0.893988132477" calcext:value-type="float">
            <text:p>-0.893988132477</text:p>
          </table:table-cell>
          <table:table-cell/>
          <table:table-cell office:value-type="float" office:value="1.5918652185099E+018" calcext:value-type="float">
            <text:p>1.5918652185099E+018</text:p>
          </table:table-cell>
          <table:table-cell table:formula="of:=([.Q244]-1.59186520428114E+018)*0.000000001" office:value-type="float" office:value="14.228761344" calcext:value-type="float">
            <text:p>14.228761344</text:p>
          </table:table-cell>
          <table:table-cell office:value-type="float" office:value="-0.0751953348517" calcext:value-type="float">
            <text:p>-0.0751953348517</text:p>
          </table:table-cell>
          <table:table-cell office:value-type="float" office:value="0.0299520492554" calcext:value-type="float">
            <text:p>0.0299520492554</text:p>
          </table:table-cell>
          <table:table-cell table:style-name="ce1" office:value-type="float" office:value="0.0000816932297312" calcext:value-type="float">
            <text:p>8.17E-05</text:p>
          </table:table-cell>
          <table:table-cell table:formula="of:=SQRT([.S244]*[.S244] + [.T244]*[.T244] + [.U244]*[.U244])" office:value-type="float" office:value="0.0809411533883783" calcext:value-type="float">
            <text:p>0.080941153388378</text:p>
          </table:table-cell>
          <table:table-cell table:formula="of:= ([.V245]-[.V244]) / ([.R245]-[.R244])" office:value-type="float" office:value="-0.0428077967362111" calcext:value-type="float">
            <text:p>-0.042807796736211</text:p>
          </table:table-cell>
        </table:table-row>
        <table:table-row table:style-name="ro1">
          <table:table-cell office:value-type="float" office:value="1.59186521856234E+018" calcext:value-type="float">
            <text:p>1.59186521856234E+018</text:p>
          </table:table-cell>
          <table:table-cell table:formula="of:= ([.A245] - 1.59186520428114E+018) * 0.000000001" office:value-type="float" office:value="14.281200128" calcext:value-type="float">
            <text:p>14.281200128</text:p>
          </table:table-cell>
          <table:table-cell office:value-type="float" office:value="0.0722000002861" calcext:value-type="float">
            <text:p>0.0722000002861</text:p>
          </table:table-cell>
          <table:table-cell office:value-type="float" office:value="-0.0712400004268" calcext:value-type="float">
            <text:p>-0.0712400004268</text:p>
          </table:table-cell>
          <table:table-cell office:value-type="float" office:value="0.0114599997178" calcext:value-type="float">
            <text:p>0.0114599997178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63299992681" calcext:value-type="float">
            <text:p>0.163299992681</text:p>
          </table:table-cell>
          <table:table-cell office:value-type="float" office:value="-0.0473599992692" calcext:value-type="float">
            <text:p>-0.0473599992692</text:p>
          </table:table-cell>
          <table:table-cell office:value-type="float" office:value="0.156299993396" calcext:value-type="float">
            <text:p>0.156299993396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32085812092" calcext:value-type="float">
            <text:p>-1.32085812092</text:p>
          </table:table-cell>
          <table:table-cell office:value-type="float" office:value="-0.630072414875" calcext:value-type="float">
            <text:p>-0.630072414875</text:p>
          </table:table-cell>
          <table:table-cell office:value-type="float" office:value="-0.893993198872" calcext:value-type="float">
            <text:p>-0.893993198872</text:p>
          </table:table-cell>
          <table:table-cell/>
          <table:table-cell office:value-type="float" office:value="1.59186521856234E+018" calcext:value-type="float">
            <text:p>1.59186521856234E+018</text:p>
          </table:table-cell>
          <table:table-cell table:formula="of:=([.Q245]-1.59186520428114E+018)*0.000000001" office:value-type="float" office:value="14.281205504" calcext:value-type="float">
            <text:p>14.281205504</text:p>
          </table:table-cell>
          <table:table-cell office:value-type="float" office:value="-0.0730755552649" calcext:value-type="float">
            <text:p>-0.0730755552649</text:p>
          </table:table-cell>
          <table:table-cell office:value-type="float" office:value="0.0292067565024" calcext:value-type="float">
            <text:p>0.0292067565024</text:p>
          </table:table-cell>
          <table:table-cell office:value-type="float" office:value="-0.000100867495348" calcext:value-type="float">
            <text:p>-0.000100867495348</text:p>
          </table:table-cell>
          <table:table-cell table:formula="of:=SQRT([.S245]*[.S245] + [.T245]*[.T245] + [.U245]*[.U245])" office:value-type="float" office:value="0.0786961344470969" calcext:value-type="float">
            <text:p>0.078696134447097</text:p>
          </table:table-cell>
          <table:table-cell table:formula="of:= ([.V246]-[.V245]) / ([.R246]-[.R245])" office:value-type="float" office:value="0.00588141754322403" calcext:value-type="float">
            <text:p>0.005881417543224</text:p>
          </table:table-cell>
        </table:table-row>
        <table:table-row table:style-name="ro1">
          <table:table-cell office:value-type="float" office:value="1.59186521861362E+018" calcext:value-type="float">
            <text:p>1.59186521861362E+018</text:p>
          </table:table-cell>
          <table:table-cell table:formula="of:= ([.A246] - 1.59186520428114E+018) * 0.000000001" office:value-type="float" office:value="14.33248" calcext:value-type="float">
            <text:p>14.33248</text:p>
          </table:table-cell>
          <table:table-cell office:value-type="float" office:value="0.075900003314" calcext:value-type="float">
            <text:p>0.075900003314</text:p>
          </table:table-cell>
          <table:table-cell office:value-type="float" office:value="-0.0732799991965" calcext:value-type="float">
            <text:p>-0.0732799991965</text:p>
          </table:table-cell>
          <table:table-cell office:value-type="float" office:value="0.0198500007391" calcext:value-type="float">
            <text:p>0.0198500007391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172800004482" calcext:value-type="float">
            <text:p>0.172800004482</text:p>
          </table:table-cell>
          <table:table-cell office:value-type="float" office:value="-0.0361699983478" calcext:value-type="float">
            <text:p>-0.0361699983478</text:p>
          </table:table-cell>
          <table:table-cell office:value-type="float" office:value="0.168939992785" calcext:value-type="float">
            <text:p>0.168939992785</text:p>
          </table:table-cell>
          <table:table-cell office:value-type="float" office:value="0.0014600000577" calcext:value-type="float">
            <text:p>0.0014600000577</text:p>
          </table:table-cell>
          <table:table-cell/>
          <table:table-cell office:value-type="float" office:value="-1.3246127367" calcext:value-type="float">
            <text:p>-1.3246127367</text:p>
          </table:table-cell>
          <table:table-cell office:value-type="float" office:value="-0.628310620785" calcext:value-type="float">
            <text:p>-0.628310620785</text:p>
          </table:table-cell>
          <table:table-cell office:value-type="float" office:value="-0.894048571587" calcext:value-type="float">
            <text:p>-0.894048571587</text:p>
          </table:table-cell>
          <table:table-cell/>
          <table:table-cell office:value-type="float" office:value="1.59186521861362E+018" calcext:value-type="float">
            <text:p>1.59186521861362E+018</text:p>
          </table:table-cell>
          <table:table-cell table:formula="of:=([.Q246]-1.59186520428114E+018)*0.000000001" office:value-type="float" office:value="14.332478464" calcext:value-type="float">
            <text:p>14.332478464</text:p>
          </table:table-cell>
          <table:table-cell office:value-type="float" office:value="-0.0692761912942" calcext:value-type="float">
            <text:p>-0.0692761912942</text:p>
          </table:table-cell>
          <table:table-cell office:value-type="float" office:value="0.037959523499" calcext:value-type="float">
            <text:p>0.037959523499</text:p>
          </table:table-cell>
          <table:table-cell office:value-type="float" office:value="-0.000720595533494" calcext:value-type="float">
            <text:p>-0.000720595533494</text:p>
          </table:table-cell>
          <table:table-cell table:formula="of:=SQRT([.S246]*[.S246] + [.T246]*[.T246] + [.U246]*[.U246])" office:value-type="float" office:value="0.078997692133534" calcext:value-type="float">
            <text:p>0.078997692133534</text:p>
          </table:table-cell>
          <table:table-cell table:formula="of:= ([.V247]-[.V246]) / ([.R247]-[.R246])" office:value-type="float" office:value="-0.0691671631300225" calcext:value-type="float">
            <text:p>-0.069167163130023</text:p>
          </table:table-cell>
        </table:table-row>
        <table:table-row table:style-name="ro1">
          <table:table-cell office:value-type="float" office:value="1.59186521866491E+018" calcext:value-type="float">
            <text:p>1.59186521866491E+018</text:p>
          </table:table-cell>
          <table:table-cell table:formula="of:= ([.A247] - 1.59186520428114E+018) * 0.000000001" office:value-type="float" office:value="14.383770112" calcext:value-type="float">
            <text:p>14.383770112</text:p>
          </table:table-cell>
          <table:table-cell office:value-type="float" office:value="0.077699996531" calcext:value-type="float">
            <text:p>0.077699996531</text:p>
          </table:table-cell>
          <table:table-cell office:value-type="float" office:value="-0.0724700018764" calcext:value-type="float">
            <text:p>-0.0724700018764</text:p>
          </table:table-cell>
          <table:table-cell office:value-type="float" office:value="0.028030000627" calcext:value-type="float">
            <text:p>0.028030000627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143000006676" calcext:value-type="float">
            <text:p>0.143000006676</text:p>
          </table:table-cell>
          <table:table-cell office:value-type="float" office:value="0.0281499996781" calcext:value-type="float">
            <text:p>0.0281499996781</text:p>
          </table:table-cell>
          <table:table-cell office:value-type="float" office:value="0.140149995685" calcext:value-type="float">
            <text:p>0.140149995685</text:p>
          </table:table-cell>
          <table:table-cell office:value-type="float" office:value="0.000669999979436" calcext:value-type="float">
            <text:p>0.000669999979436</text:p>
          </table:table-cell>
          <table:table-cell/>
          <table:table-cell office:value-type="float" office:value="-1.32720756531" calcext:value-type="float">
            <text:p>-1.32720756531</text:p>
          </table:table-cell>
          <table:table-cell office:value-type="float" office:value="-0.625622987747" calcext:value-type="float">
            <text:p>-0.625622987747</text:p>
          </table:table-cell>
          <table:table-cell office:value-type="float" office:value="-0.894130945206" calcext:value-type="float">
            <text:p>-0.894130945206</text:p>
          </table:table-cell>
          <table:table-cell/>
          <table:table-cell office:value-type="float" office:value="1.59186521866491E+018" calcext:value-type="float">
            <text:p>1.59186521866491E+018</text:p>
          </table:table-cell>
          <table:table-cell table:formula="of:=([.Q247]-1.59186520428114E+018)*0.000000001" office:value-type="float" office:value="14.383771648" calcext:value-type="float">
            <text:p>14.383771648</text:p>
          </table:table-cell>
          <table:table-cell office:value-type="float" office:value="-0.0513777919114" calcext:value-type="float">
            <text:p>-0.0513777919114</text:p>
          </table:table-cell>
          <table:table-cell office:value-type="float" office:value="0.0552540309727" calcext:value-type="float">
            <text:p>0.0552540309727</text:p>
          </table:table-cell>
          <table:table-cell table:style-name="ce1" office:value-type="float" office:value="0.0000132340082928" calcext:value-type="float">
            <text:p>1.32E-05</text:p>
          </table:table-cell>
          <table:table-cell table:formula="of:=SQRT([.S247]*[.S247] + [.T247]*[.T247] + [.U247]*[.U247])" office:value-type="float" office:value="0.0754498881083477" calcext:value-type="float">
            <text:p>0.075449888108348</text:p>
          </table:table-cell>
          <table:table-cell table:formula="of:= ([.V248]-[.V247]) / ([.R248]-[.R247])" office:value-type="float" office:value="-0.0286022147673205" calcext:value-type="float">
            <text:p>-0.028602214767321</text:p>
          </table:table-cell>
        </table:table-row>
        <table:table-row table:style-name="ro1">
          <table:table-cell office:value-type="float" office:value="1.59186521871708E+018" calcext:value-type="float">
            <text:p>1.59186521871708E+018</text:p>
          </table:table-cell>
          <table:table-cell table:formula="of:= ([.A248] - 1.59186520428114E+018) * 0.000000001" office:value-type="float" office:value="14.43593984" calcext:value-type="float">
            <text:p>14.43593984</text:p>
          </table:table-cell>
          <table:table-cell office:value-type="float" office:value="0.0771000012755" calcext:value-type="float">
            <text:p>0.0771000012755</text:p>
          </table:table-cell>
          <table:table-cell office:value-type="float" office:value="-0.0674500018358" calcext:value-type="float">
            <text:p>-0.0674500018358</text:p>
          </table:table-cell>
          <table:table-cell office:value-type="float" office:value="0.0373199991882" calcext:value-type="float">
            <text:p>0.0373199991882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124300003052" calcext:value-type="float">
            <text:p>0.124300003052</text:p>
          </table:table-cell>
          <table:table-cell office:value-type="float" office:value="0.0815799981356" calcext:value-type="float">
            <text:p>0.0815799981356</text:p>
          </table:table-cell>
          <table:table-cell office:value-type="float" office:value="0.0936700031161" calcext:value-type="float">
            <text:p>0.0936700031161</text:p>
          </table:table-cell>
          <table:table-cell office:value-type="float" office:value="-0.00534000014886" calcext:value-type="float">
            <text:p>-0.00534000014886</text:p>
          </table:table-cell>
          <table:table-cell/>
          <table:table-cell office:value-type="float" office:value="-1.3285228014" calcext:value-type="float">
            <text:p>-1.3285228014</text:p>
          </table:table-cell>
          <table:table-cell office:value-type="float" office:value="-0.621767520905" calcext:value-type="float">
            <text:p>-0.621767520905</text:p>
          </table:table-cell>
          <table:table-cell office:value-type="float" office:value="-0.894089758396" calcext:value-type="float">
            <text:p>-0.894089758396</text:p>
          </table:table-cell>
          <table:table-cell/>
          <table:table-cell office:value-type="float" office:value="1.59186521871708E+018" calcext:value-type="float">
            <text:p>1.59186521871708E+018</text:p>
          </table:table-cell>
          <table:table-cell table:formula="of:=([.Q248]-1.59186520428114E+018)*0.000000001" office:value-type="float" office:value="14.435940352" calcext:value-type="float">
            <text:p>14.435940352</text:p>
          </table:table-cell>
          <table:table-cell office:value-type="float" office:value="-0.0300143435597" calcext:value-type="float">
            <text:p>-0.0300143435597</text:p>
          </table:table-cell>
          <table:table-cell office:value-type="float" office:value="0.0675923749804" calcext:value-type="float">
            <text:p>0.0675923749804</text:p>
          </table:table-cell>
          <table:table-cell office:value-type="float" office:value="-0.000398070405936" calcext:value-type="float">
            <text:p>-0.000398070405936</text:p>
          </table:table-cell>
          <table:table-cell table:formula="of:=SQRT([.S248]*[.S248] + [.T248]*[.T248] + [.U248]*[.U248])" office:value-type="float" office:value="0.0739577476324069" calcext:value-type="float">
            <text:p>0.073957747632407</text:p>
          </table:table-cell>
          <table:table-cell table:formula="of:= ([.V249]-[.V248]) / ([.R249]-[.R248])" office:value-type="float" office:value="-0.0742407836397666" calcext:value-type="float">
            <text:p>-0.074240783639767</text:p>
          </table:table-cell>
        </table:table-row>
        <table:table-row table:style-name="ro1">
          <table:table-cell office:value-type="float" office:value="1.5918652187708E+018" calcext:value-type="float">
            <text:p>1.5918652187708E+018</text:p>
          </table:table-cell>
          <table:table-cell table:formula="of:= ([.A249] - 1.59186520428114E+018) * 0.000000001" office:value-type="float" office:value="14.48966016" calcext:value-type="float">
            <text:p>14.48966016</text:p>
          </table:table-cell>
          <table:table-cell office:value-type="float" office:value="0.0750999972224" calcext:value-type="float">
            <text:p>0.0750999972224</text:p>
          </table:table-cell>
          <table:table-cell office:value-type="float" office:value="-0.0635799989104" calcext:value-type="float">
            <text:p>-0.0635799989104</text:p>
          </table:table-cell>
          <table:table-cell office:value-type="float" office:value="0.0399900004268" calcext:value-type="float">
            <text:p>0.0399900004268</text:p>
          </table:table-cell>
          <table:table-cell table:style-name="Default" office:value-type="float" office:value="0.000429999985499" calcext:value-type="float">
            <text:p>0.000429999985499</text:p>
          </table:table-cell>
          <table:table-cell/>
          <table:table-cell office:value-type="float" office:value="0.113300003111" calcext:value-type="float">
            <text:p>0.113300003111</text:p>
          </table:table-cell>
          <table:table-cell office:value-type="float" office:value="0.0847600027919" calcext:value-type="float">
            <text:p>0.0847600027919</text:p>
          </table:table-cell>
          <table:table-cell office:value-type="float" office:value="0.0750799998641" calcext:value-type="float">
            <text:p>0.0750799998641</text:p>
          </table:table-cell>
          <table:table-cell office:value-type="float" office:value="-0.0023499999661" calcext:value-type="float">
            <text:p>-0.0023499999661</text:p>
          </table:table-cell>
          <table:table-cell/>
          <table:table-cell office:value-type="float" office:value="-1.33049666882" calcext:value-type="float">
            <text:p>-1.33049666882</text:p>
          </table:table-cell>
          <table:table-cell office:value-type="float" office:value="-0.618657708168" calcext:value-type="float">
            <text:p>-0.618657708168</text:p>
          </table:table-cell>
          <table:table-cell office:value-type="float" office:value="-0.893785238266" calcext:value-type="float">
            <text:p>-0.893785238266</text:p>
          </table:table-cell>
          <table:table-cell/>
          <table:table-cell office:value-type="float" office:value="1.5918652187708E+018" calcext:value-type="float">
            <text:p>1.5918652187708E+018</text:p>
          </table:table-cell>
          <table:table-cell table:formula="of:=([.Q249]-1.59186520428114E+018)*0.000000001" office:value-type="float" office:value="14.489663488" calcext:value-type="float">
            <text:p>14.489663488</text:p>
          </table:table-cell>
          <table:table-cell office:value-type="float" office:value="-0.0275183804333" calcext:value-type="float">
            <text:p>-0.0275183804333</text:p>
          </table:table-cell>
          <table:table-cell office:value-type="float" office:value="0.0643265023828" calcext:value-type="float">
            <text:p>0.0643265023828</text:p>
          </table:table-cell>
          <table:table-cell office:value-type="float" office:value="0.000736722664442" calcext:value-type="float">
            <text:p>0.000736722664442</text:p>
          </table:table-cell>
          <table:table-cell table:formula="of:=SQRT([.S249]*[.S249] + [.T249]*[.T249] + [.U249]*[.U249])" office:value-type="float" office:value="0.0699692999161811" calcext:value-type="float">
            <text:p>0.069969299916181</text:p>
          </table:table-cell>
          <table:table-cell table:formula="of:= ([.V250]-[.V249]) / ([.R250]-[.R249])" office:value-type="float" office:value="-0.136059676492861" calcext:value-type="float">
            <text:p>-0.136059676492861</text:p>
          </table:table-cell>
        </table:table-row>
        <table:table-row table:style-name="ro1">
          <table:table-cell office:value-type="float" office:value="1.5918652188229E+018" calcext:value-type="float">
            <text:p>1.5918652188229E+018</text:p>
          </table:table-cell>
          <table:table-cell table:formula="of:= ([.A250] - 1.59186520428114E+018) * 0.000000001" office:value-type="float" office:value="14.541760256" calcext:value-type="float">
            <text:p>14.541760256</text:p>
          </table:table-cell>
          <table:table-cell office:value-type="float" office:value="0.0728000029922" calcext:value-type="float">
            <text:p>0.0728000029922</text:p>
          </table:table-cell>
          <table:table-cell office:value-type="float" office:value="-0.0621699988842" calcext:value-type="float">
            <text:p>-0.0621699988842</text:p>
          </table:table-cell>
          <table:table-cell office:value-type="float" office:value="0.0379399992526" calcext:value-type="float">
            <text:p>0.0379399992526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0957999974489" calcext:value-type="float">
            <text:p>0.0957999974489</text:p>
          </table:table-cell>
          <table:table-cell office:value-type="float" office:value="0.0262800008059" calcext:value-type="float">
            <text:p>0.0262800008059</text:p>
          </table:table-cell>
          <table:table-cell office:value-type="float" office:value="-0.0921199992299" calcext:value-type="float">
            <text:p>-0.0921199992299</text:p>
          </table:table-cell>
          <table:table-cell office:value-type="float" office:value="0.00280999997631" calcext:value-type="float">
            <text:p>0.00280999997631</text:p>
          </table:table-cell>
          <table:table-cell/>
          <table:table-cell office:value-type="float" office:value="-1.33355665207" calcext:value-type="float">
            <text:p>-1.33355665207</text:p>
          </table:table-cell>
          <table:table-cell office:value-type="float" office:value="-0.61821526289" calcext:value-type="float">
            <text:p>-0.61821526289</text:p>
          </table:table-cell>
          <table:table-cell office:value-type="float" office:value="-0.893957436085" calcext:value-type="float">
            <text:p>-0.893957436085</text:p>
          </table:table-cell>
          <table:table-cell/>
          <table:table-cell office:value-type="float" office:value="1.5918652188229E+018" calcext:value-type="float">
            <text:p>1.5918652188229E+018</text:p>
          </table:table-cell>
          <table:table-cell table:formula="of:=([.Q250]-1.59186520428114E+018)*0.000000001" office:value-type="float" office:value="14.541763072" calcext:value-type="float">
            <text:p>14.541763072</text:p>
          </table:table-cell>
          <table:table-cell office:value-type="float" office:value="-0.0582198761404" calcext:value-type="float">
            <text:p>-0.0582198761404</text:p>
          </table:table-cell>
          <table:table-cell office:value-type="float" office:value="-0.0236728396267" calcext:value-type="float">
            <text:p>-0.0236728396267</text:p>
          </table:table-cell>
          <table:table-cell office:value-type="float" office:value="0.0020046196878" calcext:value-type="float">
            <text:p>0.0020046196878</text:p>
          </table:table-cell>
          <table:table-cell table:formula="of:=SQRT([.S250]*[.S250] + [.T250]*[.T250] + [.U250]*[.U250])" office:value-type="float" office:value="0.0628806473717287" calcext:value-type="float">
            <text:p>0.062880647371729</text:p>
          </table:table-cell>
          <table:table-cell table:formula="of:= ([.V251]-[.V250]) / ([.R251]-[.R250])" office:value-type="float" office:value="-0.115784929505734" calcext:value-type="float">
            <text:p>-0.115784929505734</text:p>
          </table:table-cell>
        </table:table-row>
        <table:table-row table:style-name="ro1">
          <table:table-cell office:value-type="float" office:value="1.59186521892494E+018" calcext:value-type="float">
            <text:p>1.59186521892494E+018</text:p>
          </table:table-cell>
          <table:table-cell table:formula="of:= ([.A251] - 1.59186520428114E+018) * 0.000000001" office:value-type="float" office:value="14.643800064" calcext:value-type="float">
            <text:p>14.643800064</text:p>
          </table:table-cell>
          <table:table-cell office:value-type="float" office:value="0.055799998343" calcext:value-type="float">
            <text:p>0.055799998343</text:p>
          </table:table-cell>
          <table:table-cell office:value-type="float" office:value="-0.0512799993157" calcext:value-type="float">
            <text:p>-0.0512799993157</text:p>
          </table:table-cell>
          <table:table-cell office:value-type="float" office:value="0.0220500007272" calcext:value-type="float">
            <text:p>0.0220500007272</text:p>
          </table:table-cell>
          <table:table-cell table:style-name="Default" office:value-type="float" office:value="-0.000479999987874" calcext:value-type="float">
            <text:p>-0.000479999987874</text:p>
          </table:table-cell>
          <table:table-cell/>
          <table:table-cell office:value-type="float" office:value="0.224099993706" calcext:value-type="float">
            <text:p>0.224099993706</text:p>
          </table:table-cell>
          <table:table-cell office:value-type="float" office:value="0.189319998026" calcext:value-type="float">
            <text:p>0.189319998026</text:p>
          </table:table-cell>
          <table:table-cell office:value-type="float" office:value="-0.119450002909" calcext:value-type="float">
            <text:p>-0.119450002909</text:p>
          </table:table-cell>
          <table:table-cell office:value-type="float" office:value="-0.00990999955684" calcext:value-type="float">
            <text:p>-0.00990999955684</text:p>
          </table:table-cell>
          <table:table-cell/>
          <table:table-cell office:value-type="float" office:value="-1.33484852314" calcext:value-type="float">
            <text:p>-1.33484852314</text:p>
          </table:table-cell>
          <table:table-cell office:value-type="float" office:value="-0.624002993107" calcext:value-type="float">
            <text:p>-0.624002993107</text:p>
          </table:table-cell>
          <table:table-cell office:value-type="float" office:value="-0.894275546074" calcext:value-type="float">
            <text:p>-0.894275546074</text:p>
          </table:table-cell>
          <table:table-cell/>
          <table:table-cell office:value-type="float" office:value="1.59186521892494E+018" calcext:value-type="float">
            <text:p>1.59186521892494E+018</text:p>
          </table:table-cell>
          <table:table-cell table:formula="of:=([.Q251]-1.59186520428114E+018)*0.000000001" office:value-type="float" office:value="14.643807232" calcext:value-type="float">
            <text:p>14.643807232</text:p>
          </table:table-cell>
          <table:table-cell office:value-type="float" office:value="0.0334794074297" calcext:value-type="float">
            <text:p>0.0334794074297</text:p>
          </table:table-cell>
          <table:table-cell office:value-type="float" office:value="-0.0381558984518" calcext:value-type="float">
            <text:p>-0.0381558984518</text:p>
          </table:table-cell>
          <table:table-cell office:value-type="float" office:value="-0.00556229008362" calcext:value-type="float">
            <text:p>-0.00556229008362</text:p>
          </table:table-cell>
          <table:table-cell table:formula="of:=SQRT([.S251]*[.S251] + [.T251]*[.T251] + [.U251]*[.U251])" office:value-type="float" office:value="0.0510654714996568" calcext:value-type="float">
            <text:p>0.051065471499657</text:p>
          </table:table-cell>
          <table:table-cell table:formula="of:= ([.V252]-[.V251]) / ([.R252]-[.R251])" office:value-type="float" office:value="0.0621177077004629" calcext:value-type="float">
            <text:p>0.062117707700463</text:p>
          </table:table-cell>
        </table:table-row>
        <table:table-row table:style-name="ro1">
          <table:table-cell office:value-type="float" office:value="1.59186521897712E+018" calcext:value-type="float">
            <text:p>1.59186521897712E+018</text:p>
          </table:table-cell>
          <table:table-cell table:formula="of:= ([.A252] - 1.59186520428114E+018) * 0.000000001" office:value-type="float" office:value="14.695979776" calcext:value-type="float">
            <text:p>14.695979776</text:p>
          </table:table-cell>
          <table:table-cell office:value-type="float" office:value="0.0438000001013" calcext:value-type="float">
            <text:p>0.0438000001013</text:p>
          </table:table-cell>
          <table:table-cell office:value-type="float" office:value="-0.0397100001574" calcext:value-type="float">
            <text:p>-0.0397100001574</text:p>
          </table:table-cell>
          <table:table-cell office:value-type="float" office:value="0.0184899996966" calcext:value-type="float">
            <text:p>0.0184899996966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23219999671" calcext:value-type="float">
            <text:p>0.23219999671</text:p>
          </table:table-cell>
          <table:table-cell office:value-type="float" office:value="0.21507999301" calcext:value-type="float">
            <text:p>0.21507999301</text:p>
          </table:table-cell>
          <table:table-cell office:value-type="float" office:value="-0.0873000025749" calcext:value-type="float">
            <text:p>-0.0873000025749</text:p>
          </table:table-cell>
          <table:table-cell office:value-type="float" office:value="-0.00474999984726" calcext:value-type="float">
            <text:p>-0.00474999984726</text:p>
          </table:table-cell>
          <table:table-cell/>
          <table:table-cell office:value-type="float" office:value="-1.33202779293" calcext:value-type="float">
            <text:p>-1.33202779293</text:p>
          </table:table-cell>
          <table:table-cell office:value-type="float" office:value="-0.624429881573" calcext:value-type="float">
            <text:p>-0.624429881573</text:p>
          </table:table-cell>
          <table:table-cell office:value-type="float" office:value="-0.894030690193" calcext:value-type="float">
            <text:p>-0.894030690193</text:p>
          </table:table-cell>
          <table:table-cell/>
          <table:table-cell office:value-type="float" office:value="1.59186521897712E+018" calcext:value-type="float">
            <text:p>1.59186521897712E+018</text:p>
          </table:table-cell>
          <table:table-cell table:formula="of:=([.Q252]-1.59186520428114E+018)*0.000000001" office:value-type="float" office:value="14.69598464" calcext:value-type="float">
            <text:p>14.69598464</text:p>
          </table:table-cell>
          <table:table-cell office:value-type="float" office:value="0.0500461757183" calcext:value-type="float">
            <text:p>0.0500461757183</text:p>
          </table:table-cell>
          <table:table-cell office:value-type="float" office:value="-0.0208678655326" calcext:value-type="float">
            <text:p>-0.0208678655326</text:p>
          </table:table-cell>
          <table:table-cell office:value-type="float" office:value="-0.00302004022524" calcext:value-type="float">
            <text:p>-0.00302004022524</text:p>
          </table:table-cell>
          <table:table-cell table:formula="of:=SQRT([.S252]*[.S252] + [.T252]*[.T252] + [.U252]*[.U252])" office:value-type="float" office:value="0.0543066124783686" calcext:value-type="float">
            <text:p>0.054306612478369</text:p>
          </table:table-cell>
          <table:table-cell table:formula="of:= ([.V253]-[.V252]) / ([.R253]-[.R252])" office:value-type="float" office:value="0.136899678174903" calcext:value-type="float">
            <text:p>0.136899678174903</text:p>
          </table:table-cell>
        </table:table-row>
        <table:table-row table:style-name="ro1">
          <table:table-cell office:value-type="float" office:value="1.59186521902928E+018" calcext:value-type="float">
            <text:p>1.59186521902928E+018</text:p>
          </table:table-cell>
          <table:table-cell table:formula="of:= ([.A253] - 1.59186520428114E+018) * 0.000000001" office:value-type="float" office:value="14.748140032" calcext:value-type="float">
            <text:p>14.748140032</text:p>
          </table:table-cell>
          <table:table-cell office:value-type="float" office:value="0.033900000155" calcext:value-type="float">
            <text:p>0.033900000155</text:p>
          </table:table-cell>
          <table:table-cell office:value-type="float" office:value="-0.0285500008613" calcext:value-type="float">
            <text:p>-0.0285500008613</text:p>
          </table:table-cell>
          <table:table-cell office:value-type="float" office:value="0.0182900000364" calcext:value-type="float">
            <text:p>0.0182900000364</text:p>
          </table:table-cell>
          <table:table-cell table:style-name="Default" office:value-type="float" office:value="0.000390000001062" calcext:value-type="float">
            <text:p>0.000390000001062</text:p>
          </table:table-cell>
          <table:table-cell/>
          <table:table-cell office:value-type="float" office:value="0.235699996352" calcext:value-type="float">
            <text:p>0.235699996352</text:p>
          </table:table-cell>
          <table:table-cell office:value-type="float" office:value="0.234980002046" calcext:value-type="float">
            <text:p>0.234980002046</text:p>
          </table:table-cell>
          <table:table-cell office:value-type="float" office:value="-0.0186800006777" calcext:value-type="float">
            <text:p>-0.0186800006777</text:p>
          </table:table-cell>
          <table:table-cell office:value-type="float" office:value="-0.00170999998227" calcext:value-type="float">
            <text:p>-0.00170999998227</text:p>
          </table:table-cell>
          <table:table-cell/>
          <table:table-cell office:value-type="float" office:value="-1.32953810692" calcext:value-type="float">
            <text:p>-1.32953810692</text:p>
          </table:table-cell>
          <table:table-cell office:value-type="float" office:value="-0.62286400795" calcext:value-type="float">
            <text:p>-0.62286400795</text:p>
          </table:table-cell>
          <table:table-cell office:value-type="float" office:value="-0.893791437149" calcext:value-type="float">
            <text:p>-0.893791437149</text:p>
          </table:table-cell>
          <table:table-cell/>
          <table:table-cell office:value-type="float" office:value="1.59186521902928E+018" calcext:value-type="float">
            <text:p>1.59186521902928E+018</text:p>
          </table:table-cell>
          <table:table-cell table:formula="of:=([.Q253]-1.59186520428114E+018)*0.000000001" office:value-type="float" office:value="14.74814336" calcext:value-type="float">
            <text:p>14.74814336</text:p>
          </table:table-cell>
          <table:table-cell office:value-type="float" office:value="0.0583097040653" calcext:value-type="float">
            <text:p>0.0583097040653</text:p>
          </table:table-cell>
          <table:table-cell office:value-type="float" office:value="0.0193451251835" calcext:value-type="float">
            <text:p>0.0193451251835</text:p>
          </table:table-cell>
          <table:table-cell office:value-type="float" office:value="-0.00122214888688" calcext:value-type="float">
            <text:p>-0.00122214888688</text:p>
          </table:table-cell>
          <table:table-cell table:formula="of:=SQRT([.S253]*[.S253] + [.T253]*[.T253] + [.U253]*[.U253])" office:value-type="float" office:value="0.0614471244603834" calcext:value-type="float">
            <text:p>0.061447124460384</text:p>
          </table:table-cell>
          <table:table-cell table:formula="of:= ([.V254]-[.V253]) / ([.R254]-[.R253])" office:value-type="float" office:value="-0.0652339415348843" calcext:value-type="float">
            <text:p>-0.065233941534884</text:p>
          </table:table-cell>
        </table:table-row>
        <table:table-row table:style-name="ro1">
          <table:table-cell office:value-type="float" office:value="1.59186521908129E+018" calcext:value-type="float">
            <text:p>1.59186521908129E+018</text:p>
          </table:table-cell>
          <table:table-cell table:formula="of:= ([.A254] - 1.59186520428114E+018) * 0.000000001" office:value-type="float" office:value="14.800150016" calcext:value-type="float">
            <text:p>14.800150016</text:p>
          </table:table-cell>
          <table:table-cell office:value-type="float" office:value="0.0295000001788" calcext:value-type="float">
            <text:p>0.0295000001788</text:p>
          </table:table-cell>
          <table:table-cell office:value-type="float" office:value="-0.0203799996525" calcext:value-type="float">
            <text:p>-0.0203799996525</text:p>
          </table:table-cell>
          <table:table-cell office:value-type="float" office:value="0.0213600005955" calcext:value-type="float">
            <text:p>0.0213600005955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712000072" calcext:value-type="float">
            <text:p>0.1712000072</text:p>
          </table:table-cell>
          <table:table-cell office:value-type="float" office:value="0.165639996529" calcext:value-type="float">
            <text:p>0.165639996529</text:p>
          </table:table-cell>
          <table:table-cell office:value-type="float" office:value="0.0433100014925" calcext:value-type="float">
            <text:p>0.0433100014925</text:p>
          </table:table-cell>
          <table:table-cell office:value-type="float" office:value="-0.000479999987874" calcext:value-type="float">
            <text:p>-0.000479999987874</text:p>
          </table:table-cell>
          <table:table-cell/>
          <table:table-cell office:value-type="float" office:value="-1.32869327068" calcext:value-type="float">
            <text:p>-1.32869327068</text:p>
          </table:table-cell>
          <table:table-cell office:value-type="float" office:value="-0.619490385056" calcext:value-type="float">
            <text:p>-0.619490385056</text:p>
          </table:table-cell>
          <table:table-cell office:value-type="float" office:value="-0.894017577171" calcext:value-type="float">
            <text:p>-0.894017577171</text:p>
          </table:table-cell>
          <table:table-cell/>
          <table:table-cell office:value-type="float" office:value="1.59186521908129E+018" calcext:value-type="float">
            <text:p>1.59186521908129E+018</text:p>
          </table:table-cell>
          <table:table-cell table:formula="of:=([.Q254]-1.59186520428114E+018)*0.000000001" office:value-type="float" office:value="14.800156416" calcext:value-type="float">
            <text:p>14.800156416</text:p>
          </table:table-cell>
          <table:table-cell office:value-type="float" office:value="0.0194480977952" calcext:value-type="float">
            <text:p>0.0194480977952</text:p>
          </table:table-cell>
          <table:table-cell office:value-type="float" office:value="0.0546993128955" calcext:value-type="float">
            <text:p>0.0546993128955</text:p>
          </table:table-cell>
          <table:table-cell office:value-type="float" office:value="-0.000189984435565" calcext:value-type="float">
            <text:p>-0.000189984435565</text:p>
          </table:table-cell>
          <table:table-cell table:formula="of:=SQRT([.S254]*[.S254] + [.T254]*[.T254] + [.U254]*[.U254])" office:value-type="float" office:value="0.0580541078062288" calcext:value-type="float">
            <text:p>0.058054107806229</text:p>
          </table:table-cell>
          <table:table-cell table:formula="of:= ([.V255]-[.V254]) / ([.R255]-[.R254])" office:value-type="float" office:value="0.354161853157841" calcext:value-type="float">
            <text:p>0.354161853157841</text:p>
          </table:table-cell>
        </table:table-row>
        <table:table-row table:style-name="ro1">
          <table:table-cell office:value-type="float" office:value="1.59186521913356E+018" calcext:value-type="float">
            <text:p>1.59186521913356E+018</text:p>
          </table:table-cell>
          <table:table-cell table:formula="of:= ([.A255] - 1.59186520428114E+018) * 0.000000001" office:value-type="float" office:value="14.852420096" calcext:value-type="float">
            <text:p>14.852420096</text:p>
          </table:table-cell>
          <table:table-cell office:value-type="float" office:value="0.028599999845" calcext:value-type="float">
            <text:p>0.028599999845</text:p>
          </table:table-cell>
          <table:table-cell office:value-type="float" office:value="-0.0139300003648" calcext:value-type="float">
            <text:p>-0.0139300003648</text:p>
          </table:table-cell>
          <table:table-cell office:value-type="float" office:value="0.0249600000679" calcext:value-type="float">
            <text:p>0.0249600000679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147300004959" calcext:value-type="float">
            <text:p>0.147300004959</text:p>
          </table:table-cell>
          <table:table-cell office:value-type="float" office:value="0.121840000153" calcext:value-type="float">
            <text:p>0.121840000153</text:p>
          </table:table-cell>
          <table:table-cell office:value-type="float" office:value="0.0827500000596" calcext:value-type="float">
            <text:p>0.0827500000596</text:p>
          </table:table-cell>
          <table:table-cell office:value-type="float" office:value="0.00205000001006" calcext:value-type="float">
            <text:p>0.00205000001006</text:p>
          </table:table-cell>
          <table:table-cell/>
          <table:table-cell office:value-type="float" office:value="-1.32881510258" calcext:value-type="float">
            <text:p>-1.32881510258</text:p>
          </table:table-cell>
          <table:table-cell office:value-type="float" office:value="-0.615814745426" calcext:value-type="float">
            <text:p>-0.615814745426</text:p>
          </table:table-cell>
          <table:table-cell office:value-type="float" office:value="-0.894001126289" calcext:value-type="float">
            <text:p>-0.894001126289</text:p>
          </table:table-cell>
          <table:table-cell/>
          <table:table-cell office:value-type="float" office:value="1.59186521913356E+018" calcext:value-type="float">
            <text:p>1.59186521913356E+018</text:p>
          </table:table-cell>
          <table:table-cell table:formula="of:=([.Q255]-1.59186520428114E+018)*0.000000001" office:value-type="float" office:value="14.852419072" calcext:value-type="float">
            <text:p>14.852419072</text:p>
          </table:table-cell>
          <table:table-cell office:value-type="float" office:value="-0.00347867561504" calcext:value-type="float">
            <text:p>-0.00347867561504</text:p>
          </table:table-cell>
          <table:table-cell office:value-type="float" office:value="0.076476983726" calcext:value-type="float">
            <text:p>0.076476983726</text:p>
          </table:table-cell>
          <table:table-cell office:value-type="float" office:value="0.00107074319385" calcext:value-type="float">
            <text:p>0.00107074319385</text:p>
          </table:table-cell>
          <table:table-cell table:formula="of:=SQRT([.S255]*[.S255] + [.T255]*[.T255] + [.U255]*[.U255])" office:value-type="float" office:value="0.0765635469061401" calcext:value-type="float">
            <text:p>0.07656354690614</text:p>
          </table:table-cell>
          <table:table-cell table:formula="of:= ([.V256]-[.V255]) / ([.R256]-[.R255])" office:value-type="float" office:value="0.0704586358510585" calcext:value-type="float">
            <text:p>0.070458635851059</text:p>
          </table:table-cell>
        </table:table-row>
        <table:table-row table:style-name="ro1">
          <table:table-cell office:value-type="float" office:value="1.59186521918556E+018" calcext:value-type="float">
            <text:p>1.59186521918556E+018</text:p>
          </table:table-cell>
          <table:table-cell table:formula="of:= ([.A256] - 1.59186520428114E+018) * 0.000000001" office:value-type="float" office:value="14.904420096" calcext:value-type="float">
            <text:p>14.904420096</text:p>
          </table:table-cell>
          <table:table-cell office:value-type="float" office:value="0.0305000003427" calcext:value-type="float">
            <text:p>0.0305000003427</text:p>
          </table:table-cell>
          <table:table-cell office:value-type="float" office:value="-0.00747000006959" calcext:value-type="float">
            <text:p>-0.00747000006959</text:p>
          </table:table-cell>
          <table:table-cell office:value-type="float" office:value="0.0295700002462" calcext:value-type="float">
            <text:p>0.0295700002462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36000007391" calcext:value-type="float">
            <text:p>0.136000007391</text:p>
          </table:table-cell>
          <table:table-cell office:value-type="float" office:value="0.114239998162" calcext:value-type="float">
            <text:p>0.114239998162</text:p>
          </table:table-cell>
          <table:table-cell office:value-type="float" office:value="0.0737200006843" calcext:value-type="float">
            <text:p>0.0737200006843</text:p>
          </table:table-cell>
          <table:table-cell office:value-type="float" office:value="0.00310000008903" calcext:value-type="float">
            <text:p>0.00310000008903</text:p>
          </table:table-cell>
          <table:table-cell/>
          <table:table-cell office:value-type="float" office:value="-1.32888793945" calcext:value-type="float">
            <text:p>-1.32888793945</text:p>
          </table:table-cell>
          <table:table-cell office:value-type="float" office:value="-0.611397087574" calcext:value-type="float">
            <text:p>-0.611397087574</text:p>
          </table:table-cell>
          <table:table-cell office:value-type="float" office:value="-0.894011735916" calcext:value-type="float">
            <text:p>-0.894011735916</text:p>
          </table:table-cell>
          <table:table-cell/>
          <table:table-cell office:value-type="float" office:value="1.59186521918556E+018" calcext:value-type="float">
            <text:p>1.59186521918556E+018</text:p>
          </table:table-cell>
          <table:table-cell table:formula="of:=([.Q256]-1.59186520428114E+018)*0.000000001" office:value-type="float" office:value="14.90442624" calcext:value-type="float">
            <text:p>14.90442624</text:p>
          </table:table-cell>
          <table:table-cell office:value-type="float" office:value="-0.00393521040678" calcext:value-type="float">
            <text:p>-0.00393521040678</text:p>
          </table:table-cell>
          <table:table-cell office:value-type="float" office:value="0.0801244154572" calcext:value-type="float">
            <text:p>0.0801244154572</text:p>
          </table:table-cell>
          <table:table-cell office:value-type="float" office:value="0.00105274328962" calcext:value-type="float">
            <text:p>0.00105274328962</text:p>
          </table:table-cell>
          <table:table-cell table:formula="of:=SQRT([.S256]*[.S256] + [.T256]*[.T256] + [.U256]*[.U256])" office:value-type="float" office:value="0.0802279010178969" calcext:value-type="float">
            <text:p>0.080227901017897</text:p>
          </table:table-cell>
          <table:table-cell table:formula="of:= ([.V257]-[.V256]) / ([.R257]-[.R256])" office:value-type="float" office:value="-0.0116570826292777" calcext:value-type="float">
            <text:p>-0.011657082629278</text:p>
          </table:table-cell>
        </table:table-row>
        <table:table-row table:style-name="ro1">
          <table:table-cell office:value-type="float" office:value="1.59186521923903E+018" calcext:value-type="float">
            <text:p>1.59186521923903E+018</text:p>
          </table:table-cell>
          <table:table-cell table:formula="of:= ([.A257] - 1.59186520428114E+018) * 0.000000001" office:value-type="float" office:value="14.957890048" calcext:value-type="float">
            <text:p>14.957890048</text:p>
          </table:table-cell>
          <table:table-cell office:value-type="float" office:value="0.0324000008404" calcext:value-type="float">
            <text:p>0.0324000008404</text:p>
          </table:table-cell>
          <table:table-cell office:value-type="float" office:value="-0.00307000009343" calcext:value-type="float">
            <text:p>-0.00307000009343</text:p>
          </table:table-cell>
          <table:table-cell office:value-type="float" office:value="0.0322499983013" calcext:value-type="float">
            <text:p>0.0322499983013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/>
          <table:table-cell office:value-type="float" office:value="0.0926999971271" calcext:value-type="float">
            <text:p>0.0926999971271</text:p>
          </table:table-cell>
          <table:table-cell office:value-type="float" office:value="0.0825299993157" calcext:value-type="float">
            <text:p>0.0825299993157</text:p>
          </table:table-cell>
          <table:table-cell office:value-type="float" office:value="0.0422400012612" calcext:value-type="float">
            <text:p>0.0422400012612</text:p>
          </table:table-cell>
          <table:table-cell office:value-type="float" office:value="-0.000230000005104" calcext:value-type="float">
            <text:p>-0.000230000005104</text:p>
          </table:table-cell>
          <table:table-cell/>
          <table:table-cell office:value-type="float" office:value="-1.32897233963" calcext:value-type="float">
            <text:p>-1.32897233963</text:p>
          </table:table-cell>
          <table:table-cell office:value-type="float" office:value="-0.607104897499" calcext:value-type="float">
            <text:p>-0.607104897499</text:p>
          </table:table-cell>
          <table:table-cell office:value-type="float" office:value="-0.894015312195" calcext:value-type="float">
            <text:p>-0.894015312195</text:p>
          </table:table-cell>
          <table:table-cell/>
          <table:table-cell office:value-type="float" office:value="1.59186521923903E+018" calcext:value-type="float">
            <text:p>1.59186521923903E+018</text:p>
          </table:table-cell>
          <table:table-cell table:formula="of:=([.Q257]-1.59186520428114E+018)*0.000000001" office:value-type="float" office:value="14.95789312" calcext:value-type="float">
            <text:p>14.95789312</text:p>
          </table:table-cell>
          <table:table-cell office:value-type="float" office:value="-0.00399495847523" calcext:value-type="float">
            <text:p>-0.00399495847523</text:p>
          </table:table-cell>
          <table:table-cell office:value-type="float" office:value="0.0795042365789" calcext:value-type="float">
            <text:p>0.0795042365789</text:p>
          </table:table-cell>
          <table:table-cell office:value-type="float" office:value="-0.000119567885122" calcext:value-type="float">
            <text:p>-0.000119567885122</text:p>
          </table:table-cell>
          <table:table-cell table:formula="of:=SQRT([.S257]*[.S257] + [.T257]*[.T257] + [.U257]*[.U257])" office:value-type="float" office:value="0.0796046331798072" calcext:value-type="float">
            <text:p>0.079604633179807</text:p>
          </table:table-cell>
          <table:table-cell table:formula="of:= ([.V258]-[.V257]) / ([.R258]-[.R257])" office:value-type="float" office:value="-0.0489958040593674" calcext:value-type="float">
            <text:p>-0.048995804059368</text:p>
          </table:table-cell>
        </table:table-row>
        <table:table-row table:style-name="ro1">
          <table:table-cell office:value-type="float" office:value="1.59186521929112E+018" calcext:value-type="float">
            <text:p>1.59186521929112E+018</text:p>
          </table:table-cell>
          <table:table-cell table:formula="of:= ([.A258] - 1.59186520428114E+018) * 0.000000001" office:value-type="float" office:value="15.00998016" calcext:value-type="float">
            <text:p>15.00998016</text:p>
          </table:table-cell>
          <table:table-cell office:value-type="float" office:value="0.0324000008404" calcext:value-type="float">
            <text:p>0.0324000008404</text:p>
          </table:table-cell>
          <table:table-cell office:value-type="float" office:value="-0.00129000004381" calcext:value-type="float">
            <text:p>-0.00129000004381</text:p>
          </table:table-cell>
          <table:table-cell office:value-type="float" office:value="0.0323799997568" calcext:value-type="float">
            <text:p>0.0323799997568</text:p>
          </table:table-cell>
          <table:table-cell table:style-name="Default" office:value-type="float" office:value="0.000250000011874" calcext:value-type="float">
            <text:p>0.000250000011874</text:p>
          </table:table-cell>
          <table:table-cell/>
          <table:table-cell office:value-type="float" office:value="0.0419000014663" calcext:value-type="float">
            <text:p>0.0419000014663</text:p>
          </table:table-cell>
          <table:table-cell office:value-type="float" office:value="0.0388099998236" calcext:value-type="float">
            <text:p>0.0388099998236</text:p>
          </table:table-cell>
          <table:table-cell office:value-type="float" office:value="0.0157999992371" calcext:value-type="float">
            <text:p>0.0157999992371</text:p>
          </table:table-cell>
          <table:table-cell office:value-type="float" office:value="0.000230000005104" calcext:value-type="float">
            <text:p>0.000230000005104</text:p>
          </table:table-cell>
          <table:table-cell/>
          <table:table-cell office:value-type="float" office:value="-1.32926130295" calcext:value-type="float">
            <text:p>-1.32926130295</text:p>
          </table:table-cell>
          <table:table-cell office:value-type="float" office:value="-0.603182435036" calcext:value-type="float">
            <text:p>-0.603182435036</text:p>
          </table:table-cell>
          <table:table-cell office:value-type="float" office:value="-0.893947064877" calcext:value-type="float">
            <text:p>-0.893947064877</text:p>
          </table:table-cell>
          <table:table-cell/>
          <table:table-cell office:value-type="float" office:value="1.59186521929112E+018" calcext:value-type="float">
            <text:p>1.59186521929112E+018</text:p>
          </table:table-cell>
          <table:table-cell table:formula="of:=([.Q258]-1.59186520428114E+018)*0.000000001" office:value-type="float" office:value="15.00998528" calcext:value-type="float">
            <text:p>15.00998528</text:p>
          </table:table-cell>
          <table:table-cell office:value-type="float" office:value="-0.00773706100881" calcext:value-type="float">
            <text:p>-0.00773706100881</text:p>
          </table:table-cell>
          <table:table-cell office:value-type="float" office:value="0.0766624361277" calcext:value-type="float">
            <text:p>0.0766624361277</text:p>
          </table:table-cell>
          <table:table-cell office:value-type="float" office:value="-0.000266915594693" calcext:value-type="float">
            <text:p>-0.000266915594693</text:p>
          </table:table-cell>
          <table:table-cell table:formula="of:=SQRT([.S258]*[.S258] + [.T258]*[.T258] + [.U258]*[.U258])" office:value-type="float" office:value="0.077052335915418" calcext:value-type="float">
            <text:p>0.077052335915418</text:p>
          </table:table-cell>
          <table:table-cell table:formula="of:= ([.V259]-[.V258]) / ([.R259]-[.R258])" office:value-type="float" office:value="-0.11178034189211" calcext:value-type="float">
            <text:p>-0.11178034189211</text:p>
          </table:table-cell>
        </table:table-row>
        <table:table-row table:style-name="ro1">
          <table:table-cell office:value-type="float" office:value="1.59186521934365E+018" calcext:value-type="float">
            <text:p>1.59186521934365E+018</text:p>
          </table:table-cell>
          <table:table-cell table:formula="of:= ([.A259] - 1.59186520428114E+018) * 0.000000001" office:value-type="float" office:value="15.06251008" calcext:value-type="float">
            <text:p>15.06251008</text:p>
          </table:table-cell>
          <table:table-cell office:value-type="float" office:value="0.0328000001609" calcext:value-type="float">
            <text:p>0.0328000001609</text:p>
          </table:table-cell>
          <table:table-cell office:value-type="float" office:value="-0.000760000024457" calcext:value-type="float">
            <text:p>-0.000760000024457</text:p>
          </table:table-cell>
          <table:table-cell office:value-type="float" office:value="0.0328099988401" calcext:value-type="float">
            <text:p>0.0328099988401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0105999996886" calcext:value-type="float">
            <text:p>0.0105999996886</text:p>
          </table:table-cell>
          <table:table-cell office:value-type="float" office:value="0.00887999963015" calcext:value-type="float">
            <text:p>0.00887999963015</text:p>
          </table:table-cell>
          <table:table-cell office:value-type="float" office:value="0.0056400001049" calcext:value-type="float">
            <text:p>0.0056400001049</text:p>
          </table:table-cell>
          <table:table-cell office:value-type="float" office:value="-0.00110999995377" calcext:value-type="float">
            <text:p>-0.00110999995377</text:p>
          </table:table-cell>
          <table:table-cell/>
          <table:table-cell office:value-type="float" office:value="-1.33092975616" calcext:value-type="float">
            <text:p>-1.33092975616</text:p>
          </table:table-cell>
          <table:table-cell office:value-type="float" office:value="-0.599860906601" calcext:value-type="float">
            <text:p>-0.599860906601</text:p>
          </table:table-cell>
          <table:table-cell office:value-type="float" office:value="-0.893887341022" calcext:value-type="float">
            <text:p>-0.893887341022</text:p>
          </table:table-cell>
          <table:table-cell/>
          <table:table-cell office:value-type="float" office:value="1.59186521934365E+018" calcext:value-type="float">
            <text:p>1.59186521934365E+018</text:p>
          </table:table-cell>
          <table:table-cell table:formula="of:=([.Q259]-1.59186520428114E+018)*0.000000001" office:value-type="float" office:value="15.062508544" calcext:value-type="float">
            <text:p>15.062508544</text:p>
          </table:table-cell>
          <table:table-cell office:value-type="float" office:value="-0.0224296413362" calcext:value-type="float">
            <text:p>-0.0224296413362</text:p>
          </table:table-cell>
          <table:table-cell office:value-type="float" office:value="0.0675549730659" calcext:value-type="float">
            <text:p>0.0675549730659</text:p>
          </table:table-cell>
          <table:table-cell table:style-name="ce1" office:value-type="float" office:value="0.0000982225537882" calcext:value-type="float">
            <text:p>9.82E-05</text:p>
          </table:table-cell>
          <table:table-cell table:formula="of:=SQRT([.S259]*[.S259] + [.T259]*[.T259] + [.U259]*[.U259])" office:value-type="float" office:value="0.0711812675082083" calcext:value-type="float">
            <text:p>0.071181267508208</text:p>
          </table:table-cell>
          <table:table-cell table:formula="of:= ([.V260]-[.V259]) / ([.R260]-[.R259])" office:value-type="float" office:value="-0.207788640208201" calcext:value-type="float">
            <text:p>-0.207788640208201</text:p>
          </table:table-cell>
        </table:table-row>
        <table:table-row table:style-name="ro1">
          <table:table-cell office:value-type="float" office:value="1.5918652193957E+018" calcext:value-type="float">
            <text:p>1.5918652193957E+018</text:p>
          </table:table-cell>
          <table:table-cell table:formula="of:= ([.A260] - 1.59186520428114E+018) * 0.000000001" office:value-type="float" office:value="15.114560256" calcext:value-type="float">
            <text:p>15.114560256</text:p>
          </table:table-cell>
          <table:table-cell office:value-type="float" office:value="0.0344999991357" calcext:value-type="float">
            <text:p>0.0344999991357</text:p>
          </table:table-cell>
          <table:table-cell office:value-type="float" office:value="-0.00104000000283" calcext:value-type="float">
            <text:p>-0.00104000000283</text:p>
          </table:table-cell>
          <table:table-cell office:value-type="float" office:value="0.0344399996102" calcext:value-type="float">
            <text:p>0.0344399996102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452999994159" calcext:value-type="float">
            <text:p>0.0452999994159</text:p>
          </table:table-cell>
          <table:table-cell office:value-type="float" office:value="-0.00347999995574" calcext:value-type="float">
            <text:p>-0.00347999995574</text:p>
          </table:table-cell>
          <table:table-cell office:value-type="float" office:value="0.0450600013137" calcext:value-type="float">
            <text:p>0.0450600013137</text:p>
          </table:table-cell>
          <table:table-cell office:value-type="float" office:value="0.00301000010222" calcext:value-type="float">
            <text:p>0.00301000010222</text:p>
          </table:table-cell>
          <table:table-cell/>
          <table:table-cell office:value-type="float" office:value="-1.33415007591" calcext:value-type="float">
            <text:p>-1.33415007591</text:p>
          </table:table-cell>
          <table:table-cell office:value-type="float" office:value="-0.598488390446" calcext:value-type="float">
            <text:p>-0.598488390446</text:p>
          </table:table-cell>
          <table:table-cell office:value-type="float" office:value="-0.893951952457" calcext:value-type="float">
            <text:p>-0.893951952457</text:p>
          </table:table-cell>
          <table:table-cell/>
          <table:table-cell office:value-type="float" office:value="1.5918652193957E+018" calcext:value-type="float">
            <text:p>1.5918652193957E+018</text:p>
          </table:table-cell>
          <table:table-cell table:formula="of:=([.Q260]-1.59186520428114E+018)*0.000000001" office:value-type="float" office:value="15.11456512" calcext:value-type="float">
            <text:p>15.11456512</text:p>
          </table:table-cell>
          <table:table-cell office:value-type="float" office:value="-0.0602111667395" calcext:value-type="float">
            <text:p>-0.0602111667395</text:p>
          </table:table-cell>
          <table:table-cell office:value-type="float" office:value="0.00213786237873" calcext:value-type="float">
            <text:p>0.00213786237873</text:p>
          </table:table-cell>
          <table:table-cell office:value-type="float" office:value="0.00373069569468" calcext:value-type="float">
            <text:p>0.00373069569468</text:p>
          </table:table-cell>
          <table:table-cell table:formula="of:=SQRT([.S260]*[.S260] + [.T260]*[.T260] + [.U260]*[.U260])" office:value-type="float" office:value="0.0603645023672735" calcext:value-type="float">
            <text:p>0.060364502367274</text:p>
          </table:table-cell>
          <table:table-cell table:formula="of:= ([.V261]-[.V260]) / ([.R261]-[.R260])" office:value-type="float" office:value="-0.151900707073014" calcext:value-type="float">
            <text:p>-0.151900707073014</text:p>
          </table:table-cell>
        </table:table-row>
        <table:table-row table:style-name="ro1">
          <table:table-cell office:value-type="float" office:value="1.59186521944742E+018" calcext:value-type="float">
            <text:p>1.59186521944742E+018</text:p>
          </table:table-cell>
          <table:table-cell table:formula="of:= ([.A261] - 1.59186520428114E+018) * 0.000000001" office:value-type="float" office:value="15.166280192" calcext:value-type="float">
            <text:p>15.166280192</text:p>
          </table:table-cell>
          <table:table-cell office:value-type="float" office:value="0.0449000000954" calcext:value-type="float">
            <text:p>0.0449000000954</text:p>
          </table:table-cell>
          <table:table-cell office:value-type="float" office:value="-0.00236000004224" calcext:value-type="float">
            <text:p>-0.00236000004224</text:p>
          </table:table-cell>
          <table:table-cell office:value-type="float" office:value="0.0448600016534" calcext:value-type="float">
            <text:p>0.0448600016534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30099996924" calcext:value-type="float">
            <text:p>0.130099996924</text:p>
          </table:table-cell>
          <table:table-cell office:value-type="float" office:value="-0.129950001836" calcext:value-type="float">
            <text:p>-0.129950001836</text:p>
          </table:table-cell>
          <table:table-cell office:value-type="float" office:value="-0.00276999990456" calcext:value-type="float">
            <text:p>-0.00276999990456</text:p>
          </table:table-cell>
          <table:table-cell office:value-type="float" office:value="0.0066499998793" calcext:value-type="float">
            <text:p>0.0066499998793</text:p>
          </table:table-cell>
          <table:table-cell/>
          <table:table-cell office:value-type="float" office:value="-1.33608353138" calcext:value-type="float">
            <text:p>-1.33608353138</text:p>
          </table:table-cell>
          <table:table-cell office:value-type="float" office:value="-0.600564420223" calcext:value-type="float">
            <text:p>-0.600564420223</text:p>
          </table:table-cell>
          <table:table-cell office:value-type="float" office:value="-0.894245445728" calcext:value-type="float">
            <text:p>-0.894245445728</text:p>
          </table:table-cell>
          <table:table-cell/>
          <table:table-cell office:value-type="float" office:value="1.59186521944742E+018" calcext:value-type="float">
            <text:p>1.59186521944742E+018</text:p>
          </table:table-cell>
          <table:table-cell table:formula="of:=([.Q261]-1.59186520428114E+018)*0.000000001" office:value-type="float" office:value="15.16628736" calcext:value-type="float">
            <text:p>15.16628736</text:p>
          </table:table-cell>
          <table:table-cell office:value-type="float" office:value="-0.0344142951071" calcext:value-type="float">
            <text:p>-0.0344142951071</text:p>
          </table:table-cell>
          <table:table-cell office:value-type="float" office:value="-0.0396027974784" calcext:value-type="float">
            <text:p>-0.0396027974784</text:p>
          </table:table-cell>
          <table:table-cell office:value-type="float" office:value="-0.00208562402986" calcext:value-type="float">
            <text:p>-0.00208562402986</text:p>
          </table:table-cell>
          <table:table-cell table:formula="of:=SQRT([.S261]*[.S261] + [.T261]*[.T261] + [.U261]*[.U261])" office:value-type="float" office:value="0.0525078575398736" calcext:value-type="float">
            <text:p>0.052507857539874</text:p>
          </table:table-cell>
          <table:table-cell table:formula="of:= ([.V262]-[.V261]) / ([.R262]-[.R261])" office:value-type="float" office:value="0.0266694664595851" calcext:value-type="float">
            <text:p>0.026669466459585</text:p>
          </table:table-cell>
        </table:table-row>
        <table:table-row table:style-name="ro1">
          <table:table-cell office:value-type="float" office:value="1.5918652194995E+018" calcext:value-type="float">
            <text:p>1.5918652194995E+018</text:p>
          </table:table-cell>
          <table:table-cell table:formula="of:= ([.A262] - 1.59186520428114E+018) * 0.000000001" office:value-type="float" office:value="15.218360064" calcext:value-type="float">
            <text:p>15.218360064</text:p>
          </table:table-cell>
          <table:table-cell office:value-type="float" office:value="0.0394000001252" calcext:value-type="float">
            <text:p>0.0394000001252</text:p>
          </table:table-cell>
          <table:table-cell office:value-type="float" office:value="-0.00561999995261" calcext:value-type="float">
            <text:p>-0.00561999995261</text:p>
          </table:table-cell>
          <table:table-cell office:value-type="float" office:value="0.0389799997211" calcext:value-type="float">
            <text:p>0.0389799997211</text:p>
          </table:table-cell>
          <table:table-cell table:style-name="Default" office:value-type="float" office:value="-0.000369999994291" calcext:value-type="float">
            <text:p>-0.000369999994291</text:p>
          </table:table-cell>
          <table:table-cell/>
          <table:table-cell office:value-type="float" office:value="0.0926000028849" calcext:value-type="float">
            <text:p>0.0926000028849</text:p>
          </table:table-cell>
          <table:table-cell office:value-type="float" office:value="-0.0707300007343" calcext:value-type="float">
            <text:p>-0.0707300007343</text:p>
          </table:table-cell>
          <table:table-cell office:value-type="float" office:value="-0.0596899986267" calcext:value-type="float">
            <text:p>-0.0596899986267</text:p>
          </table:table-cell>
          <table:table-cell office:value-type="float" office:value="-0.00362999993376" calcext:value-type="float">
            <text:p>-0.00362999993376</text:p>
          </table:table-cell>
          <table:table-cell/>
          <table:table-cell office:value-type="float" office:value="-1.3349635601" calcext:value-type="float">
            <text:p>-1.3349635601</text:p>
          </table:table-cell>
          <table:table-cell office:value-type="float" office:value="-0.604066252708" calcext:value-type="float">
            <text:p>-0.604066252708</text:p>
          </table:table-cell>
          <table:table-cell office:value-type="float" office:value="-0.894225776196" calcext:value-type="float">
            <text:p>-0.894225776196</text:p>
          </table:table-cell>
          <table:table-cell/>
          <table:table-cell office:value-type="float" office:value="1.5918652194995E+018" calcext:value-type="float">
            <text:p>1.5918652194995E+018</text:p>
          </table:table-cell>
          <table:table-cell table:formula="of:=([.Q262]-1.59186520428114E+018)*0.000000001" office:value-type="float" office:value="15.21836032" calcext:value-type="float">
            <text:p>15.21836032</text:p>
          </table:table-cell>
          <table:table-cell office:value-type="float" office:value="0.0130965840071" calcext:value-type="float">
            <text:p>0.0130965840071</text:p>
          </table:table-cell>
          <table:table-cell office:value-type="float" office:value="-0.0520493090153" calcext:value-type="float">
            <text:p>-0.0520493090153</text:p>
          </table:table-cell>
          <table:table-cell office:value-type="float" office:value="-0.00491874897853" calcext:value-type="float">
            <text:p>-0.00491874897853</text:p>
          </table:table-cell>
          <table:table-cell table:formula="of:=SQRT([.S262]*[.S262] + [.T262]*[.T262] + [.U262]*[.U262])" office:value-type="float" office:value="0.0538966156000449" calcext:value-type="float">
            <text:p>0.053896615600045</text:p>
          </table:table-cell>
          <table:table-cell table:formula="of:= ([.V263]-[.V262]) / ([.R263]-[.R262])" office:value-type="float" office:value="0.111156622825507" calcext:value-type="float">
            <text:p>0.111156622825507</text:p>
          </table:table-cell>
        </table:table-row>
        <table:table-row table:style-name="ro1">
          <table:table-cell office:value-type="float" office:value="1.59186521955186E+018" calcext:value-type="float">
            <text:p>1.59186521955186E+018</text:p>
          </table:table-cell>
          <table:table-cell table:formula="of:= ([.A263] - 1.59186520428114E+018) * 0.000000001" office:value-type="float" office:value="15.270720256" calcext:value-type="float">
            <text:p>15.270720256</text:p>
          </table:table-cell>
          <table:table-cell office:value-type="float" office:value="0.0342999994755" calcext:value-type="float">
            <text:p>0.0342999994755</text:p>
          </table:table-cell>
          <table:table-cell office:value-type="float" office:value="-0.00392000004649" calcext:value-type="float">
            <text:p>-0.00392000004649</text:p>
          </table:table-cell>
          <table:table-cell office:value-type="float" office:value="0.0340900011361" calcext:value-type="float">
            <text:p>0.0340900011361</text:p>
          </table:table-cell>
          <table:table-cell table:style-name="Default" office:value-type="float" office:value="-0.000539999979082" calcext:value-type="float">
            <text:p>-0.000539999979082</text:p>
          </table:table-cell>
          <table:table-cell/>
          <table:table-cell office:value-type="float" office:value="0.0869000032544" calcext:value-type="float">
            <text:p>0.0869000032544</text:p>
          </table:table-cell>
          <table:table-cell office:value-type="float" office:value="-0.00889000017196" calcext:value-type="float">
            <text:p>-0.00889000017196</text:p>
          </table:table-cell>
          <table:table-cell office:value-type="float" office:value="-0.0860100015998" calcext:value-type="float">
            <text:p>-0.0860100015998</text:p>
          </table:table-cell>
          <table:table-cell office:value-type="float" office:value="-0.00829999987036" calcext:value-type="float">
            <text:p>-0.00829999987036</text:p>
          </table:table-cell>
          <table:table-cell/>
          <table:table-cell office:value-type="float" office:value="-1.33158814907" calcext:value-type="float">
            <text:p>-1.33158814907</text:p>
          </table:table-cell>
          <table:table-cell office:value-type="float" office:value="-0.605048716068" calcext:value-type="float">
            <text:p>-0.605048716068</text:p>
          </table:table-cell>
          <table:table-cell office:value-type="float" office:value="-0.894072175026" calcext:value-type="float">
            <text:p>-0.894072175026</text:p>
          </table:table-cell>
          <table:table-cell/>
          <table:table-cell office:value-type="float" office:value="1.59186521955186E+018" calcext:value-type="float">
            <text:p>1.59186521955186E+018</text:p>
          </table:table-cell>
          <table:table-cell table:formula="of:=([.Q263]-1.59186520428114E+018)*0.000000001" office:value-type="float" office:value="15.270719488" calcext:value-type="float">
            <text:p>15.270719488</text:p>
          </table:table-cell>
          <table:table-cell office:value-type="float" office:value="0.0536643378437" calcext:value-type="float">
            <text:p>0.0536643378437</text:p>
          </table:table-cell>
          <table:table-cell office:value-type="float" office:value="-0.025599449873" calcext:value-type="float">
            <text:p>-0.025599449873</text:p>
          </table:table-cell>
          <table:table-cell office:value-type="float" office:value="-0.00555781833827" calcext:value-type="float">
            <text:p>-0.00555781833827</text:p>
          </table:table-cell>
          <table:table-cell table:formula="of:=SQRT([.S263]*[.S263] + [.T263]*[.T263] + [.U263]*[.U263])" office:value-type="float" office:value="0.0597166838888783" calcext:value-type="float">
            <text:p>0.059716683888878</text:p>
          </table:table-cell>
          <table:table-cell table:formula="of:= ([.V264]-[.V263]) / ([.R264]-[.R263])" office:value-type="float" office:value="0.0285401038334016" calcext:value-type="float">
            <text:p>0.028540103833402</text:p>
          </table:table-cell>
        </table:table-row>
        <table:table-row table:style-name="ro1">
          <table:table-cell office:value-type="float" office:value="1.59186521960394E+018" calcext:value-type="float">
            <text:p>1.59186521960394E+018</text:p>
          </table:table-cell>
          <table:table-cell table:formula="of:= ([.A264] - 1.59186520428114E+018) * 0.000000001" office:value-type="float" office:value="15.322800128" calcext:value-type="float">
            <text:p>15.322800128</text:p>
          </table:table-cell>
          <table:table-cell office:value-type="float" office:value="0.0320999994874" calcext:value-type="float">
            <text:p>0.0320999994874</text:p>
          </table:table-cell>
          <table:table-cell office:value-type="float" office:value="-0.00159999995958" calcext:value-type="float">
            <text:p>-0.00159999995958</text:p>
          </table:table-cell>
          <table:table-cell office:value-type="float" office:value="0.0320600010455" calcext:value-type="float">
            <text:p>0.0320600010455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/>
          <table:table-cell office:value-type="float" office:value="0.0636999979615" calcext:value-type="float">
            <text:p>0.0636999979615</text:p>
          </table:table-cell>
          <table:table-cell office:value-type="float" office:value="0.05488999933" calcext:value-type="float">
            <text:p>0.05488999933</text:p>
          </table:table-cell>
          <table:table-cell office:value-type="float" office:value="-0.0323400013149" calcext:value-type="float">
            <text:p>-0.0323400013149</text:p>
          </table:table-cell>
          <table:table-cell office:value-type="float" office:value="0.000390000001062" calcext:value-type="float">
            <text:p>0.000390000001062</text:p>
          </table:table-cell>
          <table:table-cell/>
          <table:table-cell office:value-type="float" office:value="-1.32953131199" calcext:value-type="float">
            <text:p>-1.32953131199</text:p>
          </table:table-cell>
          <table:table-cell office:value-type="float" office:value="-0.602735459805" calcext:value-type="float">
            <text:p>-0.602735459805</text:p>
          </table:table-cell>
          <table:table-cell office:value-type="float" office:value="-0.893894433975" calcext:value-type="float">
            <text:p>-0.893894433975</text:p>
          </table:table-cell>
          <table:table-cell/>
          <table:table-cell office:value-type="float" office:value="1.59186521960394E+018" calcext:value-type="float">
            <text:p>1.59186521960394E+018</text:p>
          </table:table-cell>
          <table:table-cell table:formula="of:=([.Q264]-1.59186520428114E+018)*0.000000001" office:value-type="float" office:value="15.322805504" calcext:value-type="float">
            <text:p>15.322805504</text:p>
          </table:table-cell>
          <table:table-cell office:value-type="float" office:value="0.0481379777193" calcext:value-type="float">
            <text:p>0.0481379777193</text:p>
          </table:table-cell>
          <table:table-cell office:value-type="float" office:value="0.0377964228392" calcext:value-type="float">
            <text:p>0.0377964228392</text:p>
          </table:table-cell>
          <table:table-cell table:style-name="ce1" office:value-type="float" office:value="0.0000131670603878" calcext:value-type="float">
            <text:p>1.32E-05</text:p>
          </table:table-cell>
          <table:table-cell table:formula="of:=SQRT([.S264]*[.S264] + [.T264]*[.T264] + [.U264]*[.U264])" office:value-type="float" office:value="0.0612032241937866" calcext:value-type="float">
            <text:p>0.061203224193787</text:p>
          </table:table-cell>
          <table:table-cell table:formula="of:= ([.V265]-[.V264]) / ([.R265]-[.R264])" office:value-type="float" office:value="0.22175867103118" calcext:value-type="float">
            <text:p>0.22175867103118</text:p>
          </table:table-cell>
        </table:table-row>
        <table:table-row table:style-name="ro1">
          <table:table-cell office:value-type="float" office:value="1.59186521965524E+018" calcext:value-type="float">
            <text:p>1.59186521965524E+018</text:p>
          </table:table-cell>
          <table:table-cell table:formula="of:= ([.A265] - 1.59186520428114E+018) * 0.000000001" office:value-type="float" office:value="15.374100224" calcext:value-type="float">
            <text:p>15.374100224</text:p>
          </table:table-cell>
          <table:table-cell office:value-type="float" office:value="0.0329999998212" calcext:value-type="float">
            <text:p>0.0329999998212</text:p>
          </table:table-cell>
          <table:table-cell office:value-type="float" office:value="0.000850000011269" calcext:value-type="float">
            <text:p>0.000850000011269</text:p>
          </table:table-cell>
          <table:table-cell office:value-type="float" office:value="0.0329999998212" calcext:value-type="float">
            <text:p>0.0329999998212</text:p>
          </table:table-cell>
          <table:table-cell table:style-name="Default" office:value-type="float" office:value="-0.000330000009853" calcext:value-type="float">
            <text:p>-0.000330000009853</text:p>
          </table:table-cell>
          <table:table-cell/>
          <table:table-cell office:value-type="float" office:value="0.0606000013649" calcext:value-type="float">
            <text:p>0.0606000013649</text:p>
          </table:table-cell>
          <table:table-cell office:value-type="float" office:value="0.0577899999917" calcext:value-type="float">
            <text:p>0.0577899999917</text:p>
          </table:table-cell>
          <table:table-cell office:value-type="float" office:value="-0.0174000002444" calcext:value-type="float">
            <text:p>-0.0174000002444</text:p>
          </table:table-cell>
          <table:table-cell office:value-type="float" office:value="0.00503000011668" calcext:value-type="float">
            <text:p>0.00503000011668</text:p>
          </table:table-cell>
          <table:table-cell/>
          <table:table-cell office:value-type="float" office:value="-1.32837116718" calcext:value-type="float">
            <text:p>-1.32837116718</text:p>
          </table:table-cell>
          <table:table-cell office:value-type="float" office:value="-0.598598182201" calcext:value-type="float">
            <text:p>-0.598598182201</text:p>
          </table:table-cell>
          <table:table-cell office:value-type="float" office:value="-0.894171774387" calcext:value-type="float">
            <text:p>-0.894171774387</text:p>
          </table:table-cell>
          <table:table-cell/>
          <table:table-cell office:value-type="float" office:value="1.59186521965524E+018" calcext:value-type="float">
            <text:p>1.59186521965524E+018</text:p>
          </table:table-cell>
          <table:table-cell table:formula="of:=([.Q265]-1.59186520428114E+018)*0.000000001" office:value-type="float" office:value="15.374101504" calcext:value-type="float">
            <text:p>15.374101504</text:p>
          </table:table-cell>
          <table:table-cell office:value-type="float" office:value="0.0266698207706" calcext:value-type="float">
            <text:p>0.0266698207706</text:p>
          </table:table-cell>
          <table:table-cell office:value-type="float" office:value="0.0673998072743" calcext:value-type="float">
            <text:p>0.0673998072743</text:p>
          </table:table-cell>
          <table:table-cell office:value-type="float" office:value="0.0036923668813" calcext:value-type="float">
            <text:p>0.0036923668813</text:p>
          </table:table-cell>
          <table:table-cell table:formula="of:=SQRT([.S265]*[.S265] + [.T265]*[.T265] + [.U265]*[.U265])" office:value-type="float" office:value="0.0725785569830018" calcext:value-type="float">
            <text:p>0.072578556983002</text:p>
          </table:table-cell>
          <table:table-cell table:formula="of:= ([.V266]-[.V265]) / ([.R266]-[.R265])" office:value-type="float" office:value="0.0347272070042922" calcext:value-type="float">
            <text:p>0.034727207004292</text:p>
          </table:table-cell>
        </table:table-row>
        <table:table-row table:style-name="ro1">
          <table:table-cell office:value-type="float" office:value="1.59186521970733E+018" calcext:value-type="float">
            <text:p>1.59186521970733E+018</text:p>
          </table:table-cell>
          <table:table-cell table:formula="of:= ([.A266] - 1.59186520428114E+018) * 0.000000001" office:value-type="float" office:value="15.42619008" calcext:value-type="float">
            <text:p>15.42619008</text:p>
          </table:table-cell>
          <table:table-cell office:value-type="float" office:value="0.0313000008464" calcext:value-type="float">
            <text:p>0.0313000008464</text:p>
          </table:table-cell>
          <table:table-cell office:value-type="float" office:value="0.00522999977693" calcext:value-type="float">
            <text:p>0.00522999977693</text:p>
          </table:table-cell>
          <table:table-cell office:value-type="float" office:value="0.0308200009167" calcext:value-type="float">
            <text:p>0.0308200009167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/>
          <table:table-cell office:value-type="float" office:value="0.109200000763" calcext:value-type="float">
            <text:p>0.109200000763</text:p>
          </table:table-cell>
          <table:table-cell office:value-type="float" office:value="0.0996000021696" calcext:value-type="float">
            <text:p>0.0996000021696</text:p>
          </table:table-cell>
          <table:table-cell office:value-type="float" office:value="-0.0447000004351" calcext:value-type="float">
            <text:p>-0.0447000004351</text:p>
          </table:table-cell>
          <table:table-cell office:value-type="float" office:value="-0.00295000011101" calcext:value-type="float">
            <text:p>-0.00295000011101</text:p>
          </table:table-cell>
          <table:table-cell/>
          <table:table-cell office:value-type="float" office:value="-1.32615697384" calcext:value-type="float">
            <text:p>-1.32615697384</text:p>
          </table:table-cell>
          <table:table-cell office:value-type="float" office:value="-0.595318078995" calcext:value-type="float">
            <text:p>-0.595318078995</text:p>
          </table:table-cell>
          <table:table-cell office:value-type="float" office:value="-0.894119203091" calcext:value-type="float">
            <text:p>-0.894119203091</text:p>
          </table:table-cell>
          <table:table-cell/>
          <table:table-cell office:value-type="float" office:value="1.59186521970733E+018" calcext:value-type="float">
            <text:p>1.59186521970733E+018</text:p>
          </table:table-cell>
          <table:table-cell table:formula="of:=([.Q266]-1.59186520428114E+018)*0.000000001" office:value-type="float" office:value="15.426197504" calcext:value-type="float">
            <text:p>15.426197504</text:p>
          </table:table-cell>
          <table:table-cell office:value-type="float" office:value="0.0480307750404" calcext:value-type="float">
            <text:p>0.0480307750404</text:p>
          </table:table-cell>
          <table:table-cell office:value-type="float" office:value="0.0568008795381" calcext:value-type="float">
            <text:p>0.0568008795381</text:p>
          </table:table-cell>
          <table:table-cell office:value-type="float" office:value="-0.000485253607621" calcext:value-type="float">
            <text:p>-0.000485253607621</text:p>
          </table:table-cell>
          <table:table-cell table:formula="of:=SQRT([.S266]*[.S266] + [.T266]*[.T266] + [.U266]*[.U266])" office:value-type="float" office:value="0.0743877055590974" calcext:value-type="float">
            <text:p>0.074387705559097</text:p>
          </table:table-cell>
          <table:table-cell table:formula="of:= ([.V267]-[.V266]) / ([.R267]-[.R266])" office:value-type="float" office:value="0.00182881133724113" calcext:value-type="float">
            <text:p>0.001828811337241</text:p>
          </table:table-cell>
        </table:table-row>
        <table:table-row table:style-name="ro1">
          <table:table-cell office:value-type="float" office:value="1.59186521975951E+018" calcext:value-type="float">
            <text:p>1.59186521975951E+018</text:p>
          </table:table-cell>
          <table:table-cell table:formula="of:= ([.A267] - 1.59186520428114E+018) * 0.000000001" office:value-type="float" office:value="15.478370048" calcext:value-type="float">
            <text:p>15.478370048</text:p>
          </table:table-cell>
          <table:table-cell office:value-type="float" office:value="0.0292000006884" calcext:value-type="float">
            <text:p>0.0292000006884</text:p>
          </table:table-cell>
          <table:table-cell office:value-type="float" office:value="0.011979999952" calcext:value-type="float">
            <text:p>0.011979999952</text:p>
          </table:table-cell>
          <table:table-cell office:value-type="float" office:value="0.0266800001264" calcext:value-type="float">
            <text:p>0.0266800001264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145699992776" calcext:value-type="float">
            <text:p>0.145699992776</text:p>
          </table:table-cell>
          <table:table-cell office:value-type="float" office:value="0.126279994845" calcext:value-type="float">
            <text:p>0.126279994845</text:p>
          </table:table-cell>
          <table:table-cell office:value-type="float" office:value="-0.0726799964905" calcext:value-type="float">
            <text:p>-0.0726799964905</text:p>
          </table:table-cell>
          <table:table-cell office:value-type="float" office:value="0.0010300000431" calcext:value-type="float">
            <text:p>0.0010300000431</text:p>
          </table:table-cell>
          <table:table-cell/>
          <table:table-cell office:value-type="float" office:value="-1.32273828983" calcext:value-type="float">
            <text:p>-1.32273828983</text:p>
          </table:table-cell>
          <table:table-cell office:value-type="float" office:value="-0.59321641922" calcext:value-type="float">
            <text:p>-0.59321641922</text:p>
          </table:table-cell>
          <table:table-cell office:value-type="float" office:value="-0.894106924534" calcext:value-type="float">
            <text:p>-0.894106924534</text:p>
          </table:table-cell>
          <table:table-cell/>
          <table:table-cell office:value-type="float" office:value="1.59186521975951E+018" calcext:value-type="float">
            <text:p>1.59186521975951E+018</text:p>
          </table:table-cell>
          <table:table-cell table:formula="of:=([.Q267]-1.59186520428114E+018)*0.000000001" office:value-type="float" office:value="15.478372352" calcext:value-type="float">
            <text:p>15.478372352</text:p>
          </table:table-cell>
          <table:table-cell office:value-type="float" office:value="0.0617302283645" calcext:value-type="float">
            <text:p>0.0617302283645</text:p>
          </table:table-cell>
          <table:table-cell office:value-type="float" office:value="0.0416766256094" calcext:value-type="float">
            <text:p>0.0416766256094</text:p>
          </table:table-cell>
          <table:table-cell office:value-type="float" office:value="0.000416499795392" calcext:value-type="float">
            <text:p>0.000416499795392</text:p>
          </table:table-cell>
          <table:table-cell table:formula="of:=SQRT([.S267]*[.S267] + [.T267]*[.T267] + [.U267]*[.U267])" office:value-type="float" office:value="0.0744831235126386" calcext:value-type="float">
            <text:p>0.074483123512639</text:p>
          </table:table-cell>
          <table:table-cell table:formula="of:= ([.V268]-[.V267]) / ([.R268]-[.R267])" office:value-type="float" office:value="0.032578956102035" calcext:value-type="float">
            <text:p>0.032578956102035</text:p>
          </table:table-cell>
        </table:table-row>
        <table:table-row table:style-name="ro1">
          <table:table-cell office:value-type="float" office:value="1.59186521981257E+018" calcext:value-type="float">
            <text:p>1.59186521981257E+018</text:p>
          </table:table-cell>
          <table:table-cell table:formula="of:= ([.A268] - 1.59186520428114E+018) * 0.000000001" office:value-type="float" office:value="15.531430144" calcext:value-type="float">
            <text:p>15.531430144</text:p>
          </table:table-cell>
          <table:table-cell office:value-type="float" office:value="0.0297999996692" calcext:value-type="float">
            <text:p>0.0297999996692</text:p>
          </table:table-cell>
          <table:table-cell office:value-type="float" office:value="0.0193000007421" calcext:value-type="float">
            <text:p>0.0193000007421</text:p>
          </table:table-cell>
          <table:table-cell office:value-type="float" office:value="0.0226700007915" calcext:value-type="float">
            <text:p>0.0226700007915</text:p>
          </table:table-cell>
          <table:table-cell table:style-name="Default" office:value-type="float" office:value="-0.000190000006114" calcext:value-type="float">
            <text:p>-0.000190000006114</text:p>
          </table:table-cell>
          <table:table-cell/>
          <table:table-cell office:value-type="float" office:value="0.152799993753" calcext:value-type="float">
            <text:p>0.152799993753</text:p>
          </table:table-cell>
          <table:table-cell office:value-type="float" office:value="0.137150004506" calcext:value-type="float">
            <text:p>0.137150004506</text:p>
          </table:table-cell>
          <table:table-cell office:value-type="float" office:value="-0.0672099962831" calcext:value-type="float">
            <text:p>-0.0672099962831</text:p>
          </table:table-cell>
          <table:table-cell office:value-type="float" office:value="-0.00522000016645" calcext:value-type="float">
            <text:p>-0.00522000016645</text:p>
          </table:table-cell>
          <table:table-cell/>
          <table:table-cell office:value-type="float" office:value="-1.31919956207" calcext:value-type="float">
            <text:p>-1.31919956207</text:p>
          </table:table-cell>
          <table:table-cell office:value-type="float" office:value="-0.591358602047" calcext:value-type="float">
            <text:p>-0.591358602047</text:p>
          </table:table-cell>
          <table:table-cell office:value-type="float" office:value="-0.89404386282" calcext:value-type="float">
            <text:p>-0.89404386282</text:p>
          </table:table-cell>
          <table:table-cell/>
          <table:table-cell office:value-type="float" office:value="1.59186521981257E+018" calcext:value-type="float">
            <text:p>1.59186521981257E+018</text:p>
          </table:table-cell>
          <table:table-cell table:formula="of:=([.Q268]-1.59186520428114E+018)*0.000000001" office:value-type="float" office:value="15.53143424" calcext:value-type="float">
            <text:p>15.53143424</text:p>
          </table:table-cell>
          <table:table-cell office:value-type="float" office:value="0.0637771189213" calcext:value-type="float">
            <text:p>0.0637771189213</text:p>
          </table:table-cell>
          <table:table-cell office:value-type="float" office:value="0.0416147857904" calcext:value-type="float">
            <text:p>0.0416147857904</text:p>
          </table:table-cell>
          <table:table-cell office:value-type="float" office:value="-0.00298845930956" calcext:value-type="float">
            <text:p>-0.00298845930956</text:p>
          </table:table-cell>
          <table:table-cell table:formula="of:=SQRT([.S268]*[.S268] + [.T268]*[.T268] + [.U268]*[.U268])" office:value-type="float" office:value="0.0762118244324817" calcext:value-type="float">
            <text:p>0.076211824432482</text:p>
          </table:table-cell>
          <table:table-cell table:formula="of:= ([.V269]-[.V268]) / ([.R269]-[.R268])" office:value-type="float" office:value="-0.134096542235628" calcext:value-type="float">
            <text:p>-0.134096542235628</text:p>
          </table:table-cell>
        </table:table-row>
        <table:table-row table:style-name="ro1">
          <table:table-cell office:value-type="float" office:value="1.59186521986465E+018" calcext:value-type="float">
            <text:p>1.59186521986465E+018</text:p>
          </table:table-cell>
          <table:table-cell table:formula="of:= ([.A269] - 1.59186520428114E+018) * 0.000000001" office:value-type="float" office:value="15.583510016" calcext:value-type="float">
            <text:p>15.583510016</text:p>
          </table:table-cell>
          <table:table-cell office:value-type="float" office:value="0.0346000008285" calcext:value-type="float">
            <text:p>0.0346000008285</text:p>
          </table:table-cell>
          <table:table-cell office:value-type="float" office:value="0.0272899996489" calcext:value-type="float">
            <text:p>0.0272899996489</text:p>
          </table:table-cell>
          <table:table-cell office:value-type="float" office:value="0.0212500002235" calcext:value-type="float">
            <text:p>0.0212500002235</text:p>
          </table:table-cell>
          <table:table-cell table:style-name="Default" office:value-type="float" office:value="-0.00054999999702" calcext:value-type="float">
            <text:p>-0.00054999999702</text:p>
          </table:table-cell>
          <table:table-cell/>
          <table:table-cell office:value-type="float" office:value="0.15039999783" calcext:value-type="float">
            <text:p>0.15039999783</text:p>
          </table:table-cell>
          <table:table-cell office:value-type="float" office:value="0.144020006061" calcext:value-type="float">
            <text:p>0.144020006061</text:p>
          </table:table-cell>
          <table:table-cell office:value-type="float" office:value="-0.0432900004089" calcext:value-type="float">
            <text:p>-0.0432900004089</text:p>
          </table:table-cell>
          <table:table-cell office:value-type="float" office:value="-0.000289999996312" calcext:value-type="float">
            <text:p>-0.000289999996312</text:p>
          </table:table-cell>
          <table:table-cell/>
          <table:table-cell office:value-type="float" office:value="-1.31671309471" calcext:value-type="float">
            <text:p>-1.31671309471</text:p>
          </table:table-cell>
          <table:table-cell office:value-type="float" office:value="-0.588790297508" calcext:value-type="float">
            <text:p>-0.588790297508</text:p>
          </table:table-cell>
          <table:table-cell office:value-type="float" office:value="-0.894175171852" calcext:value-type="float">
            <text:p>-0.894175171852</text:p>
          </table:table-cell>
          <table:table-cell/>
          <table:table-cell office:value-type="float" office:value="1.59186521986465E+018" calcext:value-type="float">
            <text:p>1.59186521986465E+018</text:p>
          </table:table-cell>
          <table:table-cell table:formula="of:=([.Q269]-1.59186520428114E+018)*0.000000001" office:value-type="float" office:value="15.583515648" calcext:value-type="float">
            <text:p>15.583515648</text:p>
          </table:table-cell>
          <table:table-cell office:value-type="float" office:value="0.0526043251157" calcext:value-type="float">
            <text:p>0.0526043251157</text:p>
          </table:table-cell>
          <table:table-cell office:value-type="float" office:value="0.0450031422079" calcext:value-type="float">
            <text:p>0.0450031422079</text:p>
          </table:table-cell>
          <table:table-cell table:style-name="ce1" office:value-type="float" office:value="-0.0000510550889885" calcext:value-type="float">
            <text:p>-5.11E-05</text:p>
          </table:table-cell>
          <table:table-cell table:formula="of:=SQRT([.S269]*[.S269] + [.T269]*[.T269] + [.U269]*[.U269])" office:value-type="float" office:value="0.0692278877049188" calcext:value-type="float">
            <text:p>0.069227887704919</text:p>
          </table:table-cell>
          <table:table-cell table:formula="of:= ([.V270]-[.V269]) / ([.R270]-[.R269])" office:value-type="float" office:value="0.0241101444938393" calcext:value-type="float">
            <text:p>0.024110144493839</text:p>
          </table:table-cell>
        </table:table-row>
        <table:table-row table:style-name="ro1">
          <table:table-cell office:value-type="float" office:value="1.59186521991819E+018" calcext:value-type="float">
            <text:p>1.59186521991819E+018</text:p>
          </table:table-cell>
          <table:table-cell table:formula="of:= ([.A270] - 1.59186520428114E+018) * 0.000000001" office:value-type="float" office:value="15.637050112" calcext:value-type="float">
            <text:p>15.637050112</text:p>
          </table:table-cell>
          <table:table-cell office:value-type="float" office:value="0.0456000007689" calcext:value-type="float">
            <text:p>0.0456000007689</text:p>
          </table:table-cell>
          <table:table-cell office:value-type="float" office:value="0.0392200015485" calcext:value-type="float">
            <text:p>0.0392200015485</text:p>
          </table:table-cell>
          <table:table-cell office:value-type="float" office:value="0.0232299994677" calcext:value-type="float">
            <text:p>0.0232299994677</text:p>
          </table:table-cell>
          <table:table-cell table:style-name="Default" office:value-type="float" office:value="-0.000399999989895" calcext:value-type="float">
            <text:p>-0.000399999989895</text:p>
          </table:table-cell>
          <table:table-cell/>
          <table:table-cell office:value-type="float" office:value="0.241400003433" calcext:value-type="float">
            <text:p>0.241400003433</text:p>
          </table:table-cell>
          <table:table-cell office:value-type="float" office:value="0.233549997211" calcext:value-type="float">
            <text:p>0.233549997211</text:p>
          </table:table-cell>
          <table:table-cell office:value-type="float" office:value="0.0608099997044" calcext:value-type="float">
            <text:p>0.0608099997044</text:p>
          </table:table-cell>
          <table:table-cell office:value-type="float" office:value="-0.00466000009328" calcext:value-type="float">
            <text:p>-0.00466000009328</text:p>
          </table:table-cell>
          <table:table-cell/>
          <table:table-cell office:value-type="float" office:value="-1.31365656853" calcext:value-type="float">
            <text:p>-1.31365656853</text:p>
          </table:table-cell>
          <table:table-cell office:value-type="float" office:value="-0.586353302002" calcext:value-type="float">
            <text:p>-0.586353302002</text:p>
          </table:table-cell>
          <table:table-cell office:value-type="float" office:value="-0.894163489342" calcext:value-type="float">
            <text:p>-0.894163489342</text:p>
          </table:table-cell>
          <table:table-cell/>
          <table:table-cell office:value-type="float" office:value="1.59186521991819E+018" calcext:value-type="float">
            <text:p>1.59186521991819E+018</text:p>
          </table:table-cell>
          <table:table-cell table:formula="of:=([.Q270]-1.59186520428114E+018)*0.000000001" office:value-type="float" office:value="15.637053952" calcext:value-type="float">
            <text:p>15.637053952</text:p>
          </table:table-cell>
          <table:table-cell office:value-type="float" office:value="0.0618172548711" calcext:value-type="float">
            <text:p>0.0618172548711</text:p>
          </table:table-cell>
          <table:table-cell office:value-type="float" office:value="0.0339092686772" calcext:value-type="float">
            <text:p>0.0339092686772</text:p>
          </table:table-cell>
          <table:table-cell office:value-type="float" office:value="0.0012946446659" calcext:value-type="float">
            <text:p>0.0012946446659</text:p>
          </table:table-cell>
          <table:table-cell table:formula="of:=SQRT([.S270]*[.S270] + [.T270]*[.T270] + [.U270]*[.U270])" office:value-type="float" office:value="0.0705187039503139" calcext:value-type="float">
            <text:p>0.070518703950314</text:p>
          </table:table-cell>
          <table:table-cell table:formula="of:= ([.V271]-[.V270]) / ([.R271]-[.R270])" office:value-type="float" office:value="0.0267500678019943" calcext:value-type="float">
            <text:p>0.026750067801994</text:p>
          </table:table-cell>
        </table:table-row>
        <table:table-row table:style-name="ro1">
          <table:table-cell office:value-type="float" office:value="1.59186521997023E+018" calcext:value-type="float">
            <text:p>1.59186521997023E+018</text:p>
          </table:table-cell>
          <table:table-cell table:formula="of:= ([.A271] - 1.59186520428114E+018) * 0.000000001" office:value-type="float" office:value="15.689090048" calcext:value-type="float">
            <text:p>15.689090048</text:p>
          </table:table-cell>
          <table:table-cell office:value-type="float" office:value="0.0573000013828" calcext:value-type="float">
            <text:p>0.0573000013828</text:p>
          </table:table-cell>
          <table:table-cell office:value-type="float" office:value="0.0499100014567" calcext:value-type="float">
            <text:p>0.0499100014567</text:p>
          </table:table-cell>
          <table:table-cell office:value-type="float" office:value="0.0281700007617" calcext:value-type="float">
            <text:p>0.0281700007617</text:p>
          </table:table-cell>
          <table:table-cell table:style-name="Default" office:value-type="float" office:value="0.000330000009853" calcext:value-type="float">
            <text:p>0.000330000009853</text:p>
          </table:table-cell>
          <table:table-cell/>
          <table:table-cell office:value-type="float" office:value="0.228000000119" calcext:value-type="float">
            <text:p>0.228000000119</text:p>
          </table:table-cell>
          <table:table-cell office:value-type="float" office:value="0.198339998722" calcext:value-type="float">
            <text:p>0.198339998722</text:p>
          </table:table-cell>
          <table:table-cell office:value-type="float" office:value="0.112450003624" calcext:value-type="float">
            <text:p>0.112450003624</text:p>
          </table:table-cell>
          <table:table-cell office:value-type="float" office:value="0.000429999985499" calcext:value-type="float">
            <text:p>0.000429999985499</text:p>
          </table:table-cell>
          <table:table-cell/>
          <table:table-cell office:value-type="float" office:value="-1.30998837948" calcext:value-type="float">
            <text:p>-1.30998837948</text:p>
          </table:table-cell>
          <table:table-cell office:value-type="float" office:value="-0.585835874081" calcext:value-type="float">
            <text:p>-0.585835874081</text:p>
          </table:table-cell>
          <table:table-cell office:value-type="float" office:value="-0.894074320793" calcext:value-type="float">
            <text:p>-0.894074320793</text:p>
          </table:table-cell>
          <table:table-cell/>
          <table:table-cell office:value-type="float" office:value="1.59186521997023E+018" calcext:value-type="float">
            <text:p>1.59186521997023E+018</text:p>
          </table:table-cell>
          <table:table-cell table:formula="of:=([.Q271]-1.59186520428114E+018)*0.000000001" office:value-type="float" office:value="15.689096192" calcext:value-type="float">
            <text:p>15.689096192</text:p>
          </table:table-cell>
          <table:table-cell office:value-type="float" office:value="0.0692793726921" calcext:value-type="float">
            <text:p>0.0692793726921</text:p>
          </table:table-cell>
          <table:table-cell office:value-type="float" office:value="0.0191852319986" calcext:value-type="float">
            <text:p>0.0191852319986</text:p>
          </table:table-cell>
          <table:table-cell office:value-type="float" office:value="-0.00186116306577" calcext:value-type="float">
            <text:p>-0.00186116306577</text:p>
          </table:table-cell>
          <table:table-cell table:formula="of:=SQRT([.S271]*[.S271] + [.T271]*[.T271] + [.U271]*[.U271])" office:value-type="float" office:value="0.0719108373988816" calcext:value-type="float">
            <text:p>0.071910837398882</text:p>
          </table:table-cell>
          <table:table-cell table:formula="of:= ([.V272]-[.V271]) / ([.R272]-[.R271])" office:value-type="float" office:value="-0.121322109560712" calcext:value-type="float">
            <text:p>-0.121322109560712</text:p>
          </table:table-cell>
        </table:table-row>
        <table:table-row table:style-name="ro1">
          <table:table-cell office:value-type="float" office:value="1.59186522002244E+018" calcext:value-type="float">
            <text:p>1.59186522002244E+018</text:p>
          </table:table-cell>
          <table:table-cell table:formula="of:= ([.A272] - 1.59186520428114E+018) * 0.000000001" office:value-type="float" office:value="15.741300224" calcext:value-type="float">
            <text:p>15.741300224</text:p>
          </table:table-cell>
          <table:table-cell office:value-type="float" office:value="0.0652000010014" calcext:value-type="float">
            <text:p>0.0652000010014</text:p>
          </table:table-cell>
          <table:table-cell office:value-type="float" office:value="0.0541100017726" calcext:value-type="float">
            <text:p>0.0541100017726</text:p>
          </table:table-cell>
          <table:table-cell office:value-type="float" office:value="0.0363299995661" calcext:value-type="float">
            <text:p>0.0363299995661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61699995399" calcext:value-type="float">
            <text:p>0.161699995399</text:p>
          </table:table-cell>
          <table:table-cell office:value-type="float" office:value="0.0966999977827" calcext:value-type="float">
            <text:p>0.0966999977827</text:p>
          </table:table-cell>
          <table:table-cell office:value-type="float" office:value="0.129449993372" calcext:value-type="float">
            <text:p>0.129449993372</text:p>
          </table:table-cell>
          <table:table-cell office:value-type="float" office:value="0.00650000013411" calcext:value-type="float">
            <text:p>0.00650000013411</text:p>
          </table:table-cell>
          <table:table-cell/>
          <table:table-cell office:value-type="float" office:value="-1.30666708946" calcext:value-type="float">
            <text:p>-1.30666708946</text:p>
          </table:table-cell>
          <table:table-cell office:value-type="float" office:value="-0.585066378117" calcext:value-type="float">
            <text:p>-0.585066378117</text:p>
          </table:table-cell>
          <table:table-cell office:value-type="float" office:value="-0.894181311131" calcext:value-type="float">
            <text:p>-0.894181311131</text:p>
          </table:table-cell>
          <table:table-cell/>
          <table:table-cell office:value-type="float" office:value="1.59186522002244E+018" calcext:value-type="float">
            <text:p>1.59186522002244E+018</text:p>
          </table:table-cell>
          <table:table-cell table:formula="of:=([.Q272]-1.59186520428114E+018)*0.000000001" office:value-type="float" office:value="15.741306368" calcext:value-type="float">
            <text:p>15.741306368</text:p>
          </table:table-cell>
          <table:table-cell office:value-type="float" office:value="0.0636650770903" calcext:value-type="float">
            <text:p>0.0636650770903</text:p>
          </table:table-cell>
          <table:table-cell office:value-type="float" office:value="0.0156442895532" calcext:value-type="float">
            <text:p>0.0156442895532</text:p>
          </table:table-cell>
          <table:table-cell office:value-type="float" office:value="-0.00151761318557" calcext:value-type="float">
            <text:p>-0.00151761318557</text:p>
          </table:table-cell>
          <table:table-cell table:formula="of:=SQRT([.S272]*[.S272] + [.T272]*[.T272] + [.U272]*[.U272])" office:value-type="float" office:value="0.0655765887060254" calcext:value-type="float">
            <text:p>0.065576588706026</text:p>
          </table:table-cell>
          <table:table-cell table:formula="of:= ([.V273]-[.V272]) / ([.R273]-[.R272])" office:value-type="float" office:value="0.0158641901712356" calcext:value-type="float">
            <text:p>0.015864190171236</text:p>
          </table:table-cell>
        </table:table-row>
        <table:table-row table:style-name="ro1">
          <table:table-cell office:value-type="float" office:value="1.59186522007453E+018" calcext:value-type="float">
            <text:p>1.59186522007453E+018</text:p>
          </table:table-cell>
          <table:table-cell table:formula="of:= ([.A273] - 1.59186520428114E+018) * 0.000000001" office:value-type="float" office:value="15.79339008" calcext:value-type="float">
            <text:p>15.79339008</text:p>
          </table:table-cell>
          <table:table-cell office:value-type="float" office:value="0.0676999986172" calcext:value-type="float">
            <text:p>0.0676999986172</text:p>
          </table:table-cell>
          <table:table-cell office:value-type="float" office:value="0.053789999336" calcext:value-type="float">
            <text:p>0.053789999336</text:p>
          </table:table-cell>
          <table:table-cell office:value-type="float" office:value="0.04117000103" calcext:value-type="float">
            <text:p>0.04117000103</text:p>
          </table:table-cell>
          <table:table-cell table:style-name="Default" office:value-type="float" office:value="-0.000180000002729" calcext:value-type="float">
            <text:p>-0.000180000002729</text:p>
          </table:table-cell>
          <table:table-cell/>
          <table:table-cell office:value-type="float" office:value="0.0998999997973" calcext:value-type="float">
            <text:p>0.0998999997973</text:p>
          </table:table-cell>
          <table:table-cell office:value-type="float" office:value="0.0145199997351" calcext:value-type="float">
            <text:p>0.0145199997351</text:p>
          </table:table-cell>
          <table:table-cell office:value-type="float" office:value="0.0979499965906" calcext:value-type="float">
            <text:p>0.0979499965906</text:p>
          </table:table-cell>
          <table:table-cell office:value-type="float" office:value="0.0134800001979" calcext:value-type="float">
            <text:p>0.0134800001979</text:p>
          </table:table-cell>
          <table:table-cell/>
          <table:table-cell office:value-type="float" office:value="-1.30347311497" calcext:value-type="float">
            <text:p>-1.30347311497</text:p>
          </table:table-cell>
          <table:table-cell office:value-type="float" office:value="-0.583528518677" calcext:value-type="float">
            <text:p>-0.583528518677</text:p>
          </table:table-cell>
          <table:table-cell office:value-type="float" office:value="-0.894168138504" calcext:value-type="float">
            <text:p>-0.894168138504</text:p>
          </table:table-cell>
          <table:table-cell/>
          <table:table-cell office:value-type="float" office:value="1.59186522007453E+018" calcext:value-type="float">
            <text:p>1.59186522007453E+018</text:p>
          </table:table-cell>
          <table:table-cell table:formula="of:=([.Q273]-1.59186520428114E+018)*0.000000001" office:value-type="float" office:value="15.793396224" calcext:value-type="float">
            <text:p>15.793396224</text:p>
          </table:table-cell>
          <table:table-cell office:value-type="float" office:value="0.061253618449" calcext:value-type="float">
            <text:p>0.061253618449</text:p>
          </table:table-cell>
          <table:table-cell office:value-type="float" office:value="0.0255954544991" calcext:value-type="float">
            <text:p>0.0255954544991</text:p>
          </table:table-cell>
          <table:table-cell office:value-type="float" office:value="0.00148962473031" calcext:value-type="float">
            <text:p>0.00148962473031</text:p>
          </table:table-cell>
          <table:table-cell table:formula="of:=SQRT([.S273]*[.S273] + [.T273]*[.T273] + [.U273]*[.U273])" office:value-type="float" office:value="0.0664029520876017" calcext:value-type="float">
            <text:p>0.066402952087602</text:p>
          </table:table-cell>
          <table:table-cell table:formula="of:= ([.V274]-[.V273]) / ([.R274]-[.R273])" office:value-type="float" office:value="0.181183384872173" calcext:value-type="float">
            <text:p>0.181183384872173</text:p>
          </table:table-cell>
        </table:table-row>
        <table:table-row table:style-name="ro1">
          <table:table-cell office:value-type="float" office:value="1.59186522012669E+018" calcext:value-type="float">
            <text:p>1.59186522012669E+018</text:p>
          </table:table-cell>
          <table:table-cell table:formula="of:= ([.A274] - 1.59186520428114E+018) * 0.000000001" office:value-type="float" office:value="15.84555008" calcext:value-type="float">
            <text:p>15.84555008</text:p>
          </table:table-cell>
          <table:table-cell office:value-type="float" office:value="0.0697000026703" calcext:value-type="float">
            <text:p>0.0697000026703</text:p>
          </table:table-cell>
          <table:table-cell office:value-type="float" office:value="0.0569900013506" calcext:value-type="float">
            <text:p>0.0569900013506</text:p>
          </table:table-cell>
          <table:table-cell office:value-type="float" office:value="0.0400700010359" calcext:value-type="float">
            <text:p>0.0400700010359</text:p>
          </table:table-cell>
          <table:table-cell table:style-name="Default" office:value-type="float" office:value="-0.000440000003437" calcext:value-type="float">
            <text:p>-0.000440000003437</text:p>
          </table:table-cell>
          <table:table-cell/>
          <table:table-cell office:value-type="float" office:value="0.0381000004709" calcext:value-type="float">
            <text:p>0.0381000004709</text:p>
          </table:table-cell>
          <table:table-cell office:value-type="float" office:value="0.0374899990857" calcext:value-type="float">
            <text:p>0.0374899990857</text:p>
          </table:table-cell>
          <table:table-cell office:value-type="float" office:value="-0.00699000013992" calcext:value-type="float">
            <text:p>-0.00699000013992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9973864555" calcext:value-type="float">
            <text:p>-1.29973864555</text:p>
          </table:table-cell>
          <table:table-cell office:value-type="float" office:value="-0.581791460514" calcext:value-type="float">
            <text:p>-0.581791460514</text:p>
          </table:table-cell>
          <table:table-cell office:value-type="float" office:value="-0.894123196602" calcext:value-type="float">
            <text:p>-0.894123196602</text:p>
          </table:table-cell>
          <table:table-cell/>
          <table:table-cell office:value-type="float" office:value="1.59186522012669E+018" calcext:value-type="float">
            <text:p>1.59186522012669E+018</text:p>
          </table:table-cell>
          <table:table-cell table:formula="of:=([.Q274]-1.59186520428114E+018)*0.000000001" office:value-type="float" office:value="15.845554688" calcext:value-type="float">
            <text:p>15.845554688</text:p>
          </table:table-cell>
          <table:table-cell office:value-type="float" office:value="0.0677354931831" calcext:value-type="float">
            <text:p>0.0677354931831</text:p>
          </table:table-cell>
          <table:table-cell office:value-type="float" office:value="0.034141022712" calcext:value-type="float">
            <text:p>0.034141022712</text:p>
          </table:table-cell>
          <table:table-cell table:style-name="ce1" office:value-type="float" office:value="0.0000367686006939" calcext:value-type="float">
            <text:p>3.68E-05</text:p>
          </table:table-cell>
          <table:table-cell table:formula="of:=SQRT([.S274]*[.S274] + [.T274]*[.T274] + [.U274]*[.U274])" office:value-type="float" office:value="0.0758531991448553" calcext:value-type="float">
            <text:p>0.075853199144855</text:p>
          </table:table-cell>
          <table:table-cell table:formula="of:= ([.V275]-[.V274]) / ([.R275]-[.R274])" office:value-type="float" office:value="0.0417484165170144" calcext:value-type="float">
            <text:p>0.041748416517014</text:p>
          </table:table-cell>
        </table:table-row>
        <table:table-row table:style-name="ro1">
          <table:table-cell office:value-type="float" office:value="1.59186522018173E+018" calcext:value-type="float">
            <text:p>1.59186522018173E+018</text:p>
          </table:table-cell>
          <table:table-cell table:formula="of:= ([.A275] - 1.59186520428114E+018) * 0.000000001" office:value-type="float" office:value="15.90059008" calcext:value-type="float">
            <text:p>15.90059008</text:p>
          </table:table-cell>
          <table:table-cell office:value-type="float" office:value="0.0711999982595" calcext:value-type="float">
            <text:p>0.0711999982595</text:p>
          </table:table-cell>
          <table:table-cell office:value-type="float" office:value="0.0619900003076" calcext:value-type="float">
            <text:p>0.0619900003076</text:p>
          </table:table-cell>
          <table:table-cell office:value-type="float" office:value="0.0350200012326" calcext:value-type="float">
            <text:p>0.0350200012326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0.111000001431" calcext:value-type="float">
            <text:p>0.111000001431</text:p>
          </table:table-cell>
          <table:table-cell office:value-type="float" office:value="0.0859199985862" calcext:value-type="float">
            <text:p>0.0859199985862</text:p>
          </table:table-cell>
          <table:table-cell office:value-type="float" office:value="-0.0698800012469" calcext:value-type="float">
            <text:p>-0.0698800012469</text:p>
          </table:table-cell>
          <table:table-cell office:value-type="float" office:value="-0.00667000003159" calcext:value-type="float">
            <text:p>-0.00667000003159</text:p>
          </table:table-cell>
          <table:table-cell/>
          <table:table-cell office:value-type="float" office:value="-1.29573190212" calcext:value-type="float">
            <text:p>-1.29573190212</text:p>
          </table:table-cell>
          <table:table-cell office:value-type="float" office:value="-0.580161929131" calcext:value-type="float">
            <text:p>-0.580161929131</text:p>
          </table:table-cell>
          <table:table-cell office:value-type="float" office:value="-0.894145965576" calcext:value-type="float">
            <text:p>-0.894145965576</text:p>
          </table:table-cell>
          <table:table-cell/>
          <table:table-cell office:value-type="float" office:value="1.59186522018173E+018" calcext:value-type="float">
            <text:p>1.59186522018173E+018</text:p>
          </table:table-cell>
          <table:table-cell table:formula="of:=([.Q275]-1.59186520428114E+018)*0.000000001" office:value-type="float" office:value="15.900594176" calcext:value-type="float">
            <text:p>15.900594176</text:p>
          </table:table-cell>
          <table:table-cell office:value-type="float" office:value="0.0719070062041" calcext:value-type="float">
            <text:p>0.0719070062041</text:p>
          </table:table-cell>
          <table:table-cell office:value-type="float" office:value="0.0306093227118" calcext:value-type="float">
            <text:p>0.0306093227118</text:p>
          </table:table-cell>
          <table:table-cell office:value-type="float" office:value="0.000179671915248" calcext:value-type="float">
            <text:p>0.000179671915248</text:p>
          </table:table-cell>
          <table:table-cell table:formula="of:=SQRT([.S275]*[.S275] + [.T275]*[.T275] + [.U275]*[.U275])" office:value-type="float" office:value="0.0781510106147625" calcext:value-type="float">
            <text:p>0.078151010614763</text:p>
          </table:table-cell>
          <table:table-cell table:formula="of:= ([.V276]-[.V275]) / ([.R276]-[.R275])" office:value-type="float" office:value="0.02509154487039" calcext:value-type="float">
            <text:p>0.02509154487039</text:p>
          </table:table-cell>
        </table:table-row>
        <table:table-row table:style-name="ro1">
          <table:table-cell office:value-type="float" office:value="1.59186522023382E+018" calcext:value-type="float">
            <text:p>1.59186522023382E+018</text:p>
          </table:table-cell>
          <table:table-cell table:formula="of:= ([.A276] - 1.59186520428114E+018) * 0.000000001" office:value-type="float" office:value="15.952679936" calcext:value-type="float">
            <text:p>15.952679936</text:p>
          </table:table-cell>
          <table:table-cell office:value-type="float" office:value="0.0725999996066" calcext:value-type="float">
            <text:p>0.0725999996066</text:p>
          </table:table-cell>
          <table:table-cell office:value-type="float" office:value="0.0654399991035" calcext:value-type="float">
            <text:p>0.0654399991035</text:p>
          </table:table-cell>
          <table:table-cell office:value-type="float" office:value="0.0314199998975" calcext:value-type="float">
            <text:p>0.0314199998975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733999982476" calcext:value-type="float">
            <text:p>0.0733999982476</text:p>
          </table:table-cell>
          <table:table-cell office:value-type="float" office:value="0.0497500002384" calcext:value-type="float">
            <text:p>0.0497500002384</text:p>
          </table:table-cell>
          <table:table-cell office:value-type="float" office:value="-0.0540100000799" calcext:value-type="float">
            <text:p>-0.0540100000799</text:p>
          </table:table-cell>
          <table:table-cell office:value-type="float" office:value="0.000809999997728" calcext:value-type="float">
            <text:p>0.000809999997728</text:p>
          </table:table-cell>
          <table:table-cell/>
          <table:table-cell office:value-type="float" office:value="-1.29170608521" calcext:value-type="float">
            <text:p>-1.29170608521</text:p>
          </table:table-cell>
          <table:table-cell office:value-type="float" office:value="-0.578774571419" calcext:value-type="float">
            <text:p>-0.578774571419</text:p>
          </table:table-cell>
          <table:table-cell office:value-type="float" office:value="-0.89415115118" calcext:value-type="float">
            <text:p>-0.89415115118</text:p>
          </table:table-cell>
          <table:table-cell/>
          <table:table-cell office:value-type="float" office:value="1.59186522023382E+018" calcext:value-type="float">
            <text:p>1.59186522023382E+018</text:p>
          </table:table-cell>
          <table:table-cell table:formula="of:=([.Q276]-1.59186520428114E+018)*0.000000001" office:value-type="float" office:value="15.952685568" calcext:value-type="float">
            <text:p>15.952685568</text:p>
          </table:table-cell>
          <table:table-cell office:value-type="float" office:value="0.0742217674851" calcext:value-type="float">
            <text:p>0.0742217674851</text:p>
          </table:table-cell>
          <table:table-cell office:value-type="float" office:value="0.02836740762" calcext:value-type="float">
            <text:p>0.02836740762</text:p>
          </table:table-cell>
          <table:table-cell table:style-name="ce1" office:value-type="float" office:value="-0.0000580442174396" calcext:value-type="float">
            <text:p>-5.80E-05</text:p>
          </table:table-cell>
          <table:table-cell table:formula="of:=SQRT([.S276]*[.S276] + [.T276]*[.T276] + [.U276]*[.U276])" office:value-type="float" office:value="0.0794580641144916" calcext:value-type="float">
            <text:p>0.079458064114492</text:p>
          </table:table-cell>
          <table:table-cell table:formula="of:= ([.V277]-[.V276]) / ([.R277]-[.R276])" office:value-type="float" office:value="0.00697904531670093" calcext:value-type="float">
            <text:p>0.006979045316701</text:p>
          </table:table-cell>
        </table:table-row>
        <table:table-row table:style-name="ro1">
          <table:table-cell office:value-type="float" office:value="1.591865220286E+018" calcext:value-type="float">
            <text:p>1.591865220286E+018</text:p>
          </table:table-cell>
          <table:table-cell table:formula="of:= ([.A277] - 1.59186520428114E+018) * 0.000000001" office:value-type="float" office:value="16.004859904" calcext:value-type="float">
            <text:p>16.004859904</text:p>
          </table:table-cell>
          <table:table-cell office:value-type="float" office:value="0.0727000012994" calcext:value-type="float">
            <text:p>0.0727000012994</text:p>
          </table:table-cell>
          <table:table-cell office:value-type="float" office:value="0.0663900002837" calcext:value-type="float">
            <text:p>0.0663900002837</text:p>
          </table:table-cell>
          <table:table-cell office:value-type="float" office:value="0.0296199992299" calcext:value-type="float">
            <text:p>0.0296199992299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042199999094" calcext:value-type="float">
            <text:p>0.042199999094</text:p>
          </table:table-cell>
          <table:table-cell office:value-type="float" office:value="0.0269799996167" calcext:value-type="float">
            <text:p>0.0269799996167</text:p>
          </table:table-cell>
          <table:table-cell office:value-type="float" office:value="-0.0324199981987" calcext:value-type="float">
            <text:p>-0.0324199981987</text:p>
          </table:table-cell>
          <table:table-cell office:value-type="float" office:value="-0.00156999996398" calcext:value-type="float">
            <text:p>-0.00156999996398</text:p>
          </table:table-cell>
          <table:table-cell/>
          <table:table-cell office:value-type="float" office:value="-1.2877831459" calcext:value-type="float">
            <text:p>-1.2877831459</text:p>
          </table:table-cell>
          <table:table-cell office:value-type="float" office:value="-0.577620983124" calcext:value-type="float">
            <text:p>-0.577620983124</text:p>
          </table:table-cell>
          <table:table-cell office:value-type="float" office:value="-0.894146502018" calcext:value-type="float">
            <text:p>-0.894146502018</text:p>
          </table:table-cell>
          <table:table-cell/>
          <table:table-cell office:value-type="float" office:value="1.591865220286E+018" calcext:value-type="float">
            <text:p>1.591865220286E+018</text:p>
          </table:table-cell>
          <table:table-cell table:formula="of:=([.Q277]-1.59186520428114E+018)*0.000000001" office:value-type="float" office:value="16.004867072" calcext:value-type="float">
            <text:p>16.004867072</text:p>
          </table:table-cell>
          <table:table-cell office:value-type="float" office:value="0.0759328380227" calcext:value-type="float">
            <text:p>0.0759328380227</text:p>
          </table:table-cell>
          <table:table-cell office:value-type="float" office:value="0.0246094539762" calcext:value-type="float">
            <text:p>0.0246094539762</text:p>
          </table:table-cell>
          <table:table-cell office:value-type="float" office:value="-0.000411186454585" calcext:value-type="float">
            <text:p>-0.000411186454585</text:p>
          </table:table-cell>
          <table:table-cell table:formula="of:=SQRT([.S277]*[.S277] + [.T277]*[.T277] + [.U277]*[.U277])" office:value-type="float" office:value="0.0798222411956012" calcext:value-type="float">
            <text:p>0.079822241195601</text:p>
          </table:table-cell>
          <table:table-cell table:formula="of:= ([.V278]-[.V277]) / ([.R278]-[.R277])" office:value-type="float" office:value="-0.00847223032980633" calcext:value-type="float">
            <text:p>-0.008472230329806</text:p>
          </table:table-cell>
        </table:table-row>
        <table:table-row table:style-name="ro1">
          <table:table-cell office:value-type="float" office:value="1.59186522033816E+018" calcext:value-type="float">
            <text:p>1.59186522033816E+018</text:p>
          </table:table-cell>
          <table:table-cell table:formula="of:= ([.A278] - 1.59186520428114E+018) * 0.000000001" office:value-type="float" office:value="16.05702016" calcext:value-type="float">
            <text:p>16.05702016</text:p>
          </table:table-cell>
          <table:table-cell office:value-type="float" office:value="0.0732000023127" calcext:value-type="float">
            <text:p>0.0732000023127</text:p>
          </table:table-cell>
          <table:table-cell office:value-type="float" office:value="0.0675799995661" calcext:value-type="float">
            <text:p>0.0675799995661</text:p>
          </table:table-cell>
          <table:table-cell office:value-type="float" office:value="0.028049999848" calcext:value-type="float">
            <text:p>0.028049999848</text:p>
          </table:table-cell>
          <table:table-cell table:style-name="Default" office:value-type="float" office:value="-0.000169999999343" calcext:value-type="float">
            <text:p>-0.000169999999343</text:p>
          </table:table-cell>
          <table:table-cell/>
          <table:table-cell office:value-type="float" office:value="0.047800000757" calcext:value-type="float">
            <text:p>0.047800000757</text:p>
          </table:table-cell>
          <table:table-cell office:value-type="float" office:value="0.0246699992567" calcext:value-type="float">
            <text:p>0.0246699992567</text:p>
          </table:table-cell>
          <table:table-cell office:value-type="float" office:value="-0.0405899994075" calcext:value-type="float">
            <text:p>-0.0405899994075</text:p>
          </table:table-cell>
          <table:table-cell office:value-type="float" office:value="0.00516999978572" calcext:value-type="float">
            <text:p>0.00516999978572</text:p>
          </table:table-cell>
          <table:table-cell/>
          <table:table-cell office:value-type="float" office:value="-1.28368246555" calcext:value-type="float">
            <text:p>-1.28368246555</text:p>
          </table:table-cell>
          <table:table-cell office:value-type="float" office:value="-0.576613843441" calcext:value-type="float">
            <text:p>-0.576613843441</text:p>
          </table:table-cell>
          <table:table-cell office:value-type="float" office:value="-0.894135355949" calcext:value-type="float">
            <text:p>-0.894135355949</text:p>
          </table:table-cell>
          <table:table-cell/>
          <table:table-cell office:value-type="float" office:value="1.59186522033816E+018" calcext:value-type="float">
            <text:p>1.59186522033816E+018</text:p>
          </table:table-cell>
          <table:table-cell table:formula="of:=([.Q278]-1.59186520428114E+018)*0.000000001" office:value-type="float" office:value="16.057022464" calcext:value-type="float">
            <text:p>16.057022464</text:p>
          </table:table-cell>
          <table:table-cell office:value-type="float" office:value="0.0767459347844" calcext:value-type="float">
            <text:p>0.0767459347844</text:p>
          </table:table-cell>
          <table:table-cell office:value-type="float" office:value="0.0202788189054" calcext:value-type="float">
            <text:p>0.0202788189054</text:p>
          </table:table-cell>
          <table:table-cell office:value-type="float" office:value="-0.000271906377748" calcext:value-type="float">
            <text:p>-0.000271906377748</text:p>
          </table:table-cell>
          <table:table-cell table:formula="of:=SQRT([.S278]*[.S278] + [.T278]*[.T278] + [.U278]*[.U278])" office:value-type="float" office:value="0.0793803687016358" calcext:value-type="float">
            <text:p>0.079380368701636</text:p>
          </table:table-cell>
          <table:table-cell table:formula="of:= ([.V279]-[.V278]) / ([.R279]-[.R278])" office:value-type="float" office:value="-0.00572053169726297" calcext:value-type="float">
            <text:p>-0.005720531697263</text:p>
          </table:table-cell>
        </table:table-row>
        <table:table-row table:style-name="ro1">
          <table:table-cell office:value-type="float" office:value="1.5918652203904E+018" calcext:value-type="float">
            <text:p>1.5918652203904E+018</text:p>
          </table:table-cell>
          <table:table-cell table:formula="of:= ([.A279] - 1.59186520428114E+018) * 0.000000001" office:value-type="float" office:value="16.109260032" calcext:value-type="float">
            <text:p>16.109260032</text:p>
          </table:table-cell>
          <table:table-cell office:value-type="float" office:value="0.0744000002742" calcext:value-type="float">
            <text:p>0.0744000002742</text:p>
          </table:table-cell>
          <table:table-cell office:value-type="float" office:value="0.0702200010419" calcext:value-type="float">
            <text:p>0.0702200010419</text:p>
          </table:table-cell>
          <table:table-cell office:value-type="float" office:value="0.0247000008821" calcext:value-type="float">
            <text:p>0.0247000008821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068599998951" calcext:value-type="float">
            <text:p>0.068599998951</text:p>
          </table:table-cell>
          <table:table-cell office:value-type="float" office:value="0.0462599992752" calcext:value-type="float">
            <text:p>0.0462599992752</text:p>
          </table:table-cell>
          <table:table-cell office:value-type="float" office:value="-0.0507000014186" calcext:value-type="float">
            <text:p>-0.0507000014186</text:p>
          </table:table-cell>
          <table:table-cell office:value-type="float" office:value="0.000739999988582" calcext:value-type="float">
            <text:p>0.000739999988582</text:p>
          </table:table-cell>
          <table:table-cell/>
          <table:table-cell office:value-type="float" office:value="-1.27979707718" calcext:value-type="float">
            <text:p>-1.27979707718</text:p>
          </table:table-cell>
          <table:table-cell office:value-type="float" office:value="-0.575802087784" calcext:value-type="float">
            <text:p>-0.575802087784</text:p>
          </table:table-cell>
          <table:table-cell office:value-type="float" office:value="-0.894102334976" calcext:value-type="float">
            <text:p>-0.894102334976</text:p>
          </table:table-cell>
          <table:table-cell/>
          <table:table-cell office:value-type="float" office:value="1.5918652203904E+018" calcext:value-type="float">
            <text:p>1.5918652203904E+018</text:p>
          </table:table-cell>
          <table:table-cell table:formula="of:=([.Q279]-1.59186520428114E+018)*0.000000001" office:value-type="float" office:value="16.109265408" calcext:value-type="float">
            <text:p>16.109265408</text:p>
          </table:table-cell>
          <table:table-cell office:value-type="float" office:value="0.0769230872393" calcext:value-type="float">
            <text:p>0.0769230872393</text:p>
          </table:table-cell>
          <table:table-cell office:value-type="float" office:value="0.0183468870819" calcext:value-type="float">
            <text:p>0.0183468870819</text:p>
          </table:table-cell>
          <table:table-cell office:value-type="float" office:value="0.000340310187312" calcext:value-type="float">
            <text:p>0.000340310187312</text:p>
          </table:table-cell>
          <table:table-cell table:formula="of:=SQRT([.S279]*[.S279] + [.T279]*[.T279] + [.U279]*[.U279])" office:value-type="float" office:value="0.0790815112845255" calcext:value-type="float">
            <text:p>0.079081511284526</text:p>
          </table:table-cell>
          <table:table-cell table:formula="of:= ([.V280]-[.V279]) / ([.R280]-[.R279])" office:value-type="float" office:value="-0.24680463396766" calcext:value-type="float">
            <text:p>-0.24680463396766</text:p>
          </table:table-cell>
        </table:table-row>
        <table:table-row table:style-name="ro1">
          <table:table-cell office:value-type="float" office:value="1.59186522044959E+018" calcext:value-type="float">
            <text:p>1.59186522044959E+018</text:p>
          </table:table-cell>
          <table:table-cell table:formula="of:= ([.A280] - 1.59186520428114E+018) * 0.000000001" office:value-type="float" office:value="16.168450048" calcext:value-type="float">
            <text:p>16.168450048</text:p>
          </table:table-cell>
          <table:table-cell office:value-type="float" office:value="0.0736000016332" calcext:value-type="float">
            <text:p>0.0736000016332</text:p>
          </table:table-cell>
          <table:table-cell office:value-type="float" office:value="0.0713599994779" calcext:value-type="float">
            <text:p>0.0713599994779</text:p>
          </table:table-cell>
          <table:table-cell office:value-type="float" office:value="0.0180200003088" calcext:value-type="float">
            <text:p>0.0180200003088</text:p>
          </table:table-cell>
          <table:table-cell table:style-name="Default" office:value-type="float" office:value="0.000369999994291" calcext:value-type="float">
            <text:p>0.000369999994291</text:p>
          </table:table-cell>
          <table:table-cell/>
          <table:table-cell office:value-type="float" office:value="0.114799998701" calcext:value-type="float">
            <text:p>0.114799998701</text:p>
          </table:table-cell>
          <table:table-cell office:value-type="float" office:value="-0.00618000002578" calcext:value-type="float">
            <text:p>-0.00618000002578</text:p>
          </table:table-cell>
          <table:table-cell office:value-type="float" office:value="-0.114419996738" calcext:value-type="float">
            <text:p>-0.114419996738</text:p>
          </table:table-cell>
          <table:table-cell office:value-type="float" office:value="-0.00755000021309" calcext:value-type="float">
            <text:p>-0.00755000021309</text:p>
          </table:table-cell>
          <table:table-cell/>
          <table:table-cell office:value-type="float" office:value="-1.27573847771" calcext:value-type="float">
            <text:p>-1.27573847771</text:p>
          </table:table-cell>
          <table:table-cell office:value-type="float" office:value="-0.576775372028" calcext:value-type="float">
            <text:p>-0.576775372028</text:p>
          </table:table-cell>
          <table:table-cell office:value-type="float" office:value="-0.893968701363" calcext:value-type="float">
            <text:p>-0.893968701363</text:p>
          </table:table-cell>
          <table:table-cell/>
          <table:table-cell office:value-type="float" office:value="1.59186522044959E+018" calcext:value-type="float">
            <text:p>1.59186522044959E+018</text:p>
          </table:table-cell>
          <table:table-cell table:formula="of:=([.Q280]-1.59186520428114E+018)*0.000000001" office:value-type="float" office:value="16.168452608" calcext:value-type="float">
            <text:p>16.168452608</text:p>
          </table:table-cell>
          <table:table-cell office:value-type="float" office:value="0.0585342310369" calcext:value-type="float">
            <text:p>0.0585342310369</text:p>
          </table:table-cell>
          <table:table-cell office:value-type="float" office:value="-0.026892889291" calcext:value-type="float">
            <text:p>-0.026892889291</text:p>
          </table:table-cell>
          <table:table-cell office:value-type="float" office:value="-0.0027187934611" calcext:value-type="float">
            <text:p>-0.0027187934611</text:p>
          </table:table-cell>
          <table:table-cell table:formula="of:=SQRT([.S280]*[.S280] + [.T280]*[.T280] + [.U280]*[.U280])" office:value-type="float" office:value="0.0644738360529548" calcext:value-type="float">
            <text:p>0.064473836052955</text:p>
          </table:table-cell>
          <table:table-cell table:formula="of:= ([.V281]-[.V280]) / ([.R281]-[.R280])" office:value-type="float" office:value="-0.151402565650912" calcext:value-type="float">
            <text:p>-0.151402565650912</text:p>
          </table:table-cell>
        </table:table-row>
        <table:table-row table:style-name="ro1">
          <table:table-cell office:value-type="float" office:value="1.59186522050103E+018" calcext:value-type="float">
            <text:p>1.59186522050103E+018</text:p>
          </table:table-cell>
          <table:table-cell table:formula="of:= ([.A281] - 1.59186520428114E+018) * 0.000000001" office:value-type="float" office:value="16.21988992" calcext:value-type="float">
            <text:p>16.21988992</text:p>
          </table:table-cell>
          <table:table-cell office:value-type="float" office:value="0.0671999976039" calcext:value-type="float">
            <text:p>0.0671999976039</text:p>
          </table:table-cell>
          <table:table-cell office:value-type="float" office:value="0.066320002079" calcext:value-type="float">
            <text:p>0.066320002079</text:p>
          </table:table-cell>
          <table:table-cell office:value-type="float" office:value="0.0107500003651" calcext:value-type="float">
            <text:p>0.0107500003651</text:p>
          </table:table-cell>
          <table:table-cell table:style-name="Default" office:value-type="float" office:value="0.000330000009853" calcext:value-type="float">
            <text:p>0.000330000009853</text:p>
          </table:table-cell>
          <table:table-cell/>
          <table:table-cell office:value-type="float" office:value="0.207300007343" calcext:value-type="float">
            <text:p>0.207300007343</text:p>
          </table:table-cell>
          <table:table-cell office:value-type="float" office:value="-0.152419999242" calcext:value-type="float">
            <text:p>-0.152419999242</text:p>
          </table:table-cell>
          <table:table-cell office:value-type="float" office:value="-0.140440002084" calcext:value-type="float">
            <text:p>-0.140440002084</text:p>
          </table:table-cell>
          <table:table-cell office:value-type="float" office:value="-0.00340000004508" calcext:value-type="float">
            <text:p>-0.00340000004508</text:p>
          </table:table-cell>
          <table:table-cell/>
          <table:table-cell office:value-type="float" office:value="-1.27478563786" calcext:value-type="float">
            <text:p>-1.27478563786</text:p>
          </table:table-cell>
          <table:table-cell office:value-type="float" office:value="-0.580128490925" calcext:value-type="float">
            <text:p>-0.580128490925</text:p>
          </table:table-cell>
          <table:table-cell office:value-type="float" office:value="-0.89389693737" calcext:value-type="float">
            <text:p>-0.89389693737</text:p>
          </table:table-cell>
          <table:table-cell/>
          <table:table-cell office:value-type="float" office:value="1.59186522050103E+018" calcext:value-type="float">
            <text:p>1.59186522050103E+018</text:p>
          </table:table-cell>
          <table:table-cell table:formula="of:=([.Q281]-1.59186520428114E+018)*0.000000001" office:value-type="float" office:value="16.2198912" calcext:value-type="float">
            <text:p>16.2198912</text:p>
          </table:table-cell>
          <table:table-cell office:value-type="float" office:value="-0.0116253532469" calcext:value-type="float">
            <text:p>-0.0116253532469</text:p>
          </table:table-cell>
          <table:table-cell office:value-type="float" office:value="-0.0553596615791" calcext:value-type="float">
            <text:p>-0.0553596615791</text:p>
          </table:table-cell>
          <table:table-cell office:value-type="float" office:value="-0.00366748310626" calcext:value-type="float">
            <text:p>-0.00366748310626</text:p>
          </table:table-cell>
          <table:table-cell table:formula="of:=SQRT([.S281]*[.S281] + [.T281]*[.T281] + [.U281]*[.U281])" office:value-type="float" office:value="0.0566859012506848" calcext:value-type="float">
            <text:p>0.056685901250685</text:p>
          </table:table-cell>
          <table:table-cell table:formula="of:= ([.V282]-[.V281]) / ([.R282]-[.R281])" office:value-type="float" office:value="0.106058525958301" calcext:value-type="float">
            <text:p>0.106058525958301</text:p>
          </table:table-cell>
        </table:table-row>
        <table:table-row table:style-name="ro1">
          <table:table-cell office:value-type="float" office:value="1.59186522055311E+018" calcext:value-type="float">
            <text:p>1.59186522055311E+018</text:p>
          </table:table-cell>
          <table:table-cell table:formula="of:= ([.A282] - 1.59186520428114E+018) * 0.000000001" office:value-type="float" office:value="16.271969792" calcext:value-type="float">
            <text:p>16.271969792</text:p>
          </table:table-cell>
          <table:table-cell office:value-type="float" office:value="0.055799998343" calcext:value-type="float">
            <text:p>0.055799998343</text:p>
          </table:table-cell>
          <table:table-cell office:value-type="float" office:value="0.0555900000036" calcext:value-type="float">
            <text:p>0.0555900000036</text:p>
          </table:table-cell>
          <table:table-cell office:value-type="float" office:value="0.00474999984726" calcext:value-type="float">
            <text:p>0.00474999984726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/>
          <table:table-cell office:value-type="float" office:value="0.225400000811" calcext:value-type="float">
            <text:p>0.225400000811</text:p>
          </table:table-cell>
          <table:table-cell office:value-type="float" office:value="-0.187350004911" calcext:value-type="float">
            <text:p>-0.187350004911</text:p>
          </table:table-cell>
          <table:table-cell office:value-type="float" office:value="-0.125400006771" calcext:value-type="float">
            <text:p>-0.125400006771</text:p>
          </table:table-cell>
          <table:table-cell office:value-type="float" office:value="0.00109999999404" calcext:value-type="float">
            <text:p>0.00109999999404</text:p>
          </table:table-cell>
          <table:table-cell/>
          <table:table-cell office:value-type="float" office:value="-1.27716898918" calcext:value-type="float">
            <text:p>-1.27716898918</text:p>
          </table:table-cell>
          <table:table-cell office:value-type="float" office:value="-0.582543492317" calcext:value-type="float">
            <text:p>-0.582543492317</text:p>
          </table:table-cell>
          <table:table-cell office:value-type="float" office:value="-0.894089639187" calcext:value-type="float">
            <text:p>-0.894089639187</text:p>
          </table:table-cell>
          <table:table-cell/>
          <table:table-cell office:value-type="float" office:value="1.59186522055311E+018" calcext:value-type="float">
            <text:p>1.59186522055311E+018</text:p>
          </table:table-cell>
          <table:table-cell table:formula="of:=([.Q282]-1.59186520428114E+018)*0.000000001" office:value-type="float" office:value="16.271971328" calcext:value-type="float">
            <text:p>16.271971328</text:p>
          </table:table-cell>
          <table:table-cell office:value-type="float" office:value="-0.0357538498938" calcext:value-type="float">
            <text:p>-0.0357538498938</text:p>
          </table:table-cell>
          <table:table-cell office:value-type="float" office:value="-0.0508999377489" calcext:value-type="float">
            <text:p>-0.0508999377489</text:p>
          </table:table-cell>
          <table:table-cell office:value-type="float" office:value="-0.000934524287004" calcext:value-type="float">
            <text:p>-0.000934524287004</text:p>
          </table:table-cell>
          <table:table-cell table:formula="of:=SQRT([.S282]*[.S282] + [.T282]*[.T282] + [.U282]*[.U282])" office:value-type="float" office:value="0.0622094428580845" calcext:value-type="float">
            <text:p>0.062209442858085</text:p>
          </table:table-cell>
          <table:table-cell table:formula="of:= ([.V283]-[.V282]) / ([.R283]-[.R282])" office:value-type="float" office:value="0.333203097323978" calcext:value-type="float">
            <text:p>0.333203097323978</text:p>
          </table:table-cell>
        </table:table-row>
        <table:table-row table:style-name="ro1">
          <table:table-cell office:value-type="float" office:value="1.59186522060445E+018" calcext:value-type="float">
            <text:p>1.59186522060445E+018</text:p>
          </table:table-cell>
          <table:table-cell table:formula="of:= ([.A283] - 1.59186520428114E+018) * 0.000000001" office:value-type="float" office:value="16.32331008" calcext:value-type="float">
            <text:p>16.32331008</text:p>
          </table:table-cell>
          <table:table-cell office:value-type="float" office:value="0.0423999987543" calcext:value-type="float">
            <text:p>0.0423999987543</text:p>
          </table:table-cell>
          <table:table-cell office:value-type="float" office:value="0.0424100011587" calcext:value-type="float">
            <text:p>0.0424100011587</text:p>
          </table:table-cell>
          <table:table-cell office:value-type="float" office:value="0.000209999998333" calcext:value-type="float">
            <text:p>0.000209999998333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274399995804" calcext:value-type="float">
            <text:p>0.274399995804</text:p>
          </table:table-cell>
          <table:table-cell office:value-type="float" office:value="-0.259939998388" calcext:value-type="float">
            <text:p>-0.259939998388</text:p>
          </table:table-cell>
          <table:table-cell office:value-type="float" office:value="-0.0877500027418" calcext:value-type="float">
            <text:p>-0.0877500027418</text:p>
          </table:table-cell>
          <table:table-cell office:value-type="float" office:value="0.00044999999227" calcext:value-type="float">
            <text:p>0.00044999999227</text:p>
          </table:table-cell>
          <table:table-cell/>
          <table:table-cell office:value-type="float" office:value="-1.2809984684" calcext:value-type="float">
            <text:p>-1.2809984684</text:p>
          </table:table-cell>
          <table:table-cell office:value-type="float" office:value="-0.583419501781" calcext:value-type="float">
            <text:p>-0.583419501781</text:p>
          </table:table-cell>
          <table:table-cell office:value-type="float" office:value="-0.894158065319" calcext:value-type="float">
            <text:p>-0.894158065319</text:p>
          </table:table-cell>
          <table:table-cell/>
          <table:table-cell office:value-type="float" office:value="1.59186522060445E+018" calcext:value-type="float">
            <text:p>1.59186522060445E+018</text:p>
          </table:table-cell>
          <table:table-cell table:formula="of:=([.Q283]-1.59186520428114E+018)*0.000000001" office:value-type="float" office:value="16.32331008" calcext:value-type="float">
            <text:p>16.32331008</text:p>
          </table:table-cell>
          <table:table-cell office:value-type="float" office:value="-0.0764912515879" calcext:value-type="float">
            <text:p>-0.0764912515879</text:p>
          </table:table-cell>
          <table:table-cell office:value-type="float" office:value="-0.0209065172821" calcext:value-type="float">
            <text:p>-0.0209065172821</text:p>
          </table:table-cell>
          <table:table-cell office:value-type="float" office:value="0.00172687973827" calcext:value-type="float">
            <text:p>0.00172687973827</text:p>
          </table:table-cell>
          <table:table-cell table:formula="of:=SQRT([.S283]*[.S283] + [.T283]*[.T283] + [.U283]*[.U283])" office:value-type="float" office:value="0.0793156740372331" calcext:value-type="float">
            <text:p>0.079315674037233</text:p>
          </table:table-cell>
          <table:table-cell table:formula="of:= ([.V284]-[.V283]) / ([.R284]-[.R283])" office:value-type="float" office:value="0.0237205399853673" calcext:value-type="float">
            <text:p>0.023720539985367</text:p>
          </table:table-cell>
        </table:table-row>
        <table:table-row table:style-name="ro1">
          <table:table-cell office:value-type="float" office:value="1.59186522065579E+018" calcext:value-type="float">
            <text:p>1.59186522065579E+018</text:p>
          </table:table-cell>
          <table:table-cell table:formula="of:= ([.A284] - 1.59186520428114E+018) * 0.000000001" office:value-type="float" office:value="16.374649856" calcext:value-type="float">
            <text:p>16.374649856</text:p>
          </table:table-cell>
          <table:table-cell office:value-type="float" office:value="0.0282000005245" calcext:value-type="float">
            <text:p>0.0282000005245</text:p>
          </table:table-cell>
          <table:table-cell office:value-type="float" office:value="0.0278099998832" calcext:value-type="float">
            <text:p>0.0278099998832</text:p>
          </table:table-cell>
          <table:table-cell office:value-type="float" office:value="-0.00476999999955" calcext:value-type="float">
            <text:p>-0.00476999999955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294099986553" calcext:value-type="float">
            <text:p>0.294099986553</text:p>
          </table:table-cell>
          <table:table-cell office:value-type="float" office:value="-0.274879992008" calcext:value-type="float">
            <text:p>-0.274879992008</text:p>
          </table:table-cell>
          <table:table-cell office:value-type="float" office:value="-0.104450002313" calcext:value-type="float">
            <text:p>-0.104450002313</text:p>
          </table:table-cell>
          <table:table-cell office:value-type="float" office:value="0.00208000000566" calcext:value-type="float">
            <text:p>0.00208000000566</text:p>
          </table:table-cell>
          <table:table-cell/>
          <table:table-cell office:value-type="float" office:value="-1.28502345085" calcext:value-type="float">
            <text:p>-1.28502345085</text:p>
          </table:table-cell>
          <table:table-cell office:value-type="float" office:value="-0.584317624569" calcext:value-type="float">
            <text:p>-0.584317624569</text:p>
          </table:table-cell>
          <table:table-cell office:value-type="float" office:value="-0.894167721272" calcext:value-type="float">
            <text:p>-0.894167721272</text:p>
          </table:table-cell>
          <table:table-cell/>
          <table:table-cell office:value-type="float" office:value="1.59186522065579E+018" calcext:value-type="float">
            <text:p>1.59186522065579E+018</text:p>
          </table:table-cell>
          <table:table-cell table:formula="of:=([.Q284]-1.59186520428114E+018)*0.000000001" office:value-type="float" office:value="16.37465344" calcext:value-type="float">
            <text:p>16.37465344</text:p>
          </table:table-cell>
          <table:table-cell office:value-type="float" office:value="-0.0777052938938" calcext:value-type="float">
            <text:p>-0.0777052938938</text:p>
          </table:table-cell>
          <table:table-cell office:value-type="float" office:value="-0.0211245678365" calcext:value-type="float">
            <text:p>-0.0211245678365</text:p>
          </table:table-cell>
          <table:table-cell office:value-type="float" office:value="0.00113808142487" calcext:value-type="float">
            <text:p>0.00113808142487</text:p>
          </table:table-cell>
          <table:table-cell table:formula="of:=SQRT([.S284]*[.S284] + [.T284]*[.T284] + [.U284]*[.U284])" office:value-type="float" office:value="0.0805335662610961" calcext:value-type="float">
            <text:p>0.080533566261096</text:p>
          </table:table-cell>
          <table:table-cell table:formula="of:= ([.V285]-[.V284]) / ([.R285]-[.R284])" office:value-type="float" office:value="-0.0163235262278182" calcext:value-type="float">
            <text:p>-0.016323526227818</text:p>
          </table:table-cell>
        </table:table-row>
        <table:table-row table:style-name="ro1">
          <table:table-cell office:value-type="float" office:value="1.59186522070723E+018" calcext:value-type="float">
            <text:p>1.59186522070723E+018</text:p>
          </table:table-cell>
          <table:table-cell table:formula="of:= ([.A285] - 1.59186520428114E+018) * 0.000000001" office:value-type="float" office:value="16.42609024" calcext:value-type="float">
            <text:p>16.42609024</text:p>
          </table:table-cell>
          <table:table-cell office:value-type="float" office:value="0.0161000005901" calcext:value-type="float">
            <text:p>0.0161000005901</text:p>
          </table:table-cell>
          <table:table-cell office:value-type="float" office:value="0.012690000236" calcext:value-type="float">
            <text:p>0.012690000236</text:p>
          </table:table-cell>
          <table:table-cell office:value-type="float" office:value="-0.00997999962419" calcext:value-type="float">
            <text:p>-0.00997999962419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300099998713" calcext:value-type="float">
            <text:p>0.300099998713</text:p>
          </table:table-cell>
          <table:table-cell office:value-type="float" office:value="-0.281069993973" calcext:value-type="float">
            <text:p>-0.281069993973</text:p>
          </table:table-cell>
          <table:table-cell office:value-type="float" office:value="-0.105010002851" calcext:value-type="float">
            <text:p>-0.105010002851</text:p>
          </table:table-cell>
          <table:table-cell office:value-type="float" office:value="0.00252000009641" calcext:value-type="float">
            <text:p>0.00252000009641</text:p>
          </table:table-cell>
          <table:table-cell/>
          <table:table-cell office:value-type="float" office:value="-1.28906357288" calcext:value-type="float">
            <text:p>-1.28906357288</text:p>
          </table:table-cell>
          <table:table-cell office:value-type="float" office:value="-0.585406005383" calcext:value-type="float">
            <text:p>-0.585406005383</text:p>
          </table:table-cell>
          <table:table-cell office:value-type="float" office:value="-0.894131839275" calcext:value-type="float">
            <text:p>-0.894131839275</text:p>
          </table:table-cell>
          <table:table-cell/>
          <table:table-cell office:value-type="float" office:value="1.59186522070723E+018" calcext:value-type="float">
            <text:p>1.59186522070723E+018</text:p>
          </table:table-cell>
          <table:table-cell table:formula="of:=([.Q285]-1.59186520428114E+018)*0.000000001" office:value-type="float" office:value="16.426092032" calcext:value-type="float">
            <text:p>16.426092032</text:p>
          </table:table-cell>
          <table:table-cell office:value-type="float" office:value="-0.075796470046" calcext:value-type="float">
            <text:p>-0.075796470046</text:p>
          </table:table-cell>
          <table:table-cell office:value-type="float" office:value="-0.0245712846518" calcext:value-type="float">
            <text:p>-0.0245712846518</text:p>
          </table:table-cell>
          <table:table-cell office:value-type="float" office:value="0.00150529760867" calcext:value-type="float">
            <text:p>0.00150529760867</text:p>
          </table:table-cell>
          <table:table-cell table:formula="of:=SQRT([.S285]*[.S285] + [.T285]*[.T285] + [.U285]*[.U285])" office:value-type="float" office:value="0.0796939070554621" calcext:value-type="float">
            <text:p>0.079693907055462</text:p>
          </table:table-cell>
          <table:table-cell table:formula="of:= ([.V286]-[.V285]) / ([.R286]-[.R285])" office:value-type="float" office:value="-0.0255004994566155" calcext:value-type="float">
            <text:p>-0.025500499456616</text:p>
          </table:table-cell>
        </table:table-row>
        <table:table-row table:style-name="ro1">
          <table:table-cell office:value-type="float" office:value="1.59186522075916E+018" calcext:value-type="float">
            <text:p>1.59186522075916E+018</text:p>
          </table:table-cell>
          <table:table-cell table:formula="of:= ([.A286] - 1.59186520428114E+018) * 0.000000001" office:value-type="float" office:value="16.478020096" calcext:value-type="float">
            <text:p>16.478020096</text:p>
          </table:table-cell>
          <table:table-cell office:value-type="float" office:value="0.0153999999166" calcext:value-type="float">
            <text:p>0.0153999999166</text:p>
          </table:table-cell>
          <table:table-cell office:value-type="float" office:value="-0.00255999993533" calcext:value-type="float">
            <text:p>-0.00255999993533</text:p>
          </table:table-cell>
          <table:table-cell office:value-type="float" office:value="-0.0151599999517" calcext:value-type="float">
            <text:p>-0.0151599999517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30039998889" calcext:value-type="float">
            <text:p>0.30039998889</text:p>
          </table:table-cell>
          <table:table-cell office:value-type="float" office:value="-0.281780004501" calcext:value-type="float">
            <text:p>-0.281780004501</text:p>
          </table:table-cell>
          <table:table-cell office:value-type="float" office:value="-0.104149997234" calcext:value-type="float">
            <text:p>-0.104149997234</text:p>
          </table:table-cell>
          <table:table-cell office:value-type="float" office:value="0.00089999998454" calcext:value-type="float">
            <text:p>0.00089999998454</text:p>
          </table:table-cell>
          <table:table-cell/>
          <table:table-cell office:value-type="float" office:value="-1.29304945469" calcext:value-type="float">
            <text:p>-1.29304945469</text:p>
          </table:table-cell>
          <table:table-cell office:value-type="float" office:value="-0.586740791798" calcext:value-type="float">
            <text:p>-0.586740791798</text:p>
          </table:table-cell>
          <table:table-cell office:value-type="float" office:value="-0.894114375114" calcext:value-type="float">
            <text:p>-0.894114375114</text:p>
          </table:table-cell>
          <table:table-cell/>
          <table:table-cell office:value-type="float" office:value="1.59186522075916E+018" calcext:value-type="float">
            <text:p>1.59186522075916E+018</text:p>
          </table:table-cell>
          <table:table-cell table:formula="of:=([.Q286]-1.59186520428114E+018)*0.000000001" office:value-type="float" office:value="16.478018304" calcext:value-type="float">
            <text:p>16.478018304</text:p>
          </table:table-cell>
          <table:table-cell office:value-type="float" office:value="-0.0738076195121" calcext:value-type="float">
            <text:p>-0.0738076195121</text:p>
          </table:table-cell>
          <table:table-cell office:value-type="float" office:value="-0.0263454578817" calcext:value-type="float">
            <text:p>-0.0263454578817</text:p>
          </table:table-cell>
          <table:table-cell office:value-type="float" office:value="0.000414269336034" calcext:value-type="float">
            <text:p>0.000414269336034</text:p>
          </table:table-cell>
          <table:table-cell table:formula="of:=SQRT([.S286]*[.S286] + [.T286]*[.T286] + [.U286]*[.U286])" office:value-type="float" office:value="0.0783697611845419" calcext:value-type="float">
            <text:p>0.078369761184542</text:p>
          </table:table-cell>
          <table:table-cell table:formula="of:= ([.V287]-[.V286]) / ([.R287]-[.R286])" office:value-type="float" office:value="0.05049791595739" calcext:value-type="float">
            <text:p>0.05049791595739</text:p>
          </table:table-cell>
        </table:table-row>
        <table:table-row table:style-name="ro1">
          <table:table-cell office:value-type="float" office:value="1.59186522081093E+018" calcext:value-type="float">
            <text:p>1.59186522081093E+018</text:p>
          </table:table-cell>
          <table:table-cell table:formula="of:= ([.A287] - 1.59186520428114E+018) * 0.000000001" office:value-type="float" office:value="16.529789952" calcext:value-type="float">
            <text:p>16.529789952</text:p>
          </table:table-cell>
          <table:table-cell office:value-type="float" office:value="0.0270000007004" calcext:value-type="float">
            <text:p>0.0270000007004</text:p>
          </table:table-cell>
          <table:table-cell office:value-type="float" office:value="-0.0177699998021" calcext:value-type="float">
            <text:p>-0.0177699998021</text:p>
          </table:table-cell>
          <table:table-cell office:value-type="float" office:value="-0.0203600004315" calcext:value-type="float">
            <text:p>-0.0203600004315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306100010872" calcext:value-type="float">
            <text:p>0.306100010872</text:p>
          </table:table-cell>
          <table:table-cell office:value-type="float" office:value="-0.287519991398" calcext:value-type="float">
            <text:p>-0.287519991398</text:p>
          </table:table-cell>
          <table:table-cell office:value-type="float" office:value="-0.105099998415" calcext:value-type="float">
            <text:p>-0.105099998415</text:p>
          </table:table-cell>
          <table:table-cell office:value-type="float" office:value="0.00115999998525" calcext:value-type="float">
            <text:p>0.00115999998525</text:p>
          </table:table-cell>
          <table:table-cell/>
          <table:table-cell office:value-type="float" office:value="-1.29711031914" calcext:value-type="float">
            <text:p>-1.29711031914</text:p>
          </table:table-cell>
          <table:table-cell office:value-type="float" office:value="-0.588306844234" calcext:value-type="float">
            <text:p>-0.588306844234</text:p>
          </table:table-cell>
          <table:table-cell office:value-type="float" office:value="-0.894078075886" calcext:value-type="float">
            <text:p>-0.894078075886</text:p>
          </table:table-cell>
          <table:table-cell/>
          <table:table-cell office:value-type="float" office:value="1.59186522081093E+018" calcext:value-type="float">
            <text:p>1.59186522081093E+018</text:p>
          </table:table-cell>
          <table:table-cell table:formula="of:=([.Q287]-1.59186520428114E+018)*0.000000001" office:value-type="float" office:value="16.529796608" calcext:value-type="float">
            <text:p>16.529796608</text:p>
          </table:table-cell>
          <table:table-cell office:value-type="float" office:value="-0.0749958530068" calcext:value-type="float">
            <text:p>-0.0749958530068</text:p>
          </table:table-cell>
          <table:table-cell office:value-type="float" office:value="-0.030562473461" calcext:value-type="float">
            <text:p>-0.030562473461</text:p>
          </table:table-cell>
          <table:table-cell office:value-type="float" office:value="0.000199060508749" calcext:value-type="float">
            <text:p>0.000199060508749</text:p>
          </table:table-cell>
          <table:table-cell table:formula="of:=SQRT([.S287]*[.S287] + [.T287]*[.T287] + [.U287]*[.U287])" office:value-type="float" office:value="0.0809844576283501" calcext:value-type="float">
            <text:p>0.08098445762835</text:p>
          </table:table-cell>
          <table:table-cell table:formula="of:= ([.V288]-[.V287]) / ([.R288]-[.R287])" office:value-type="float" office:value="-0.0439764874872256" calcext:value-type="float">
            <text:p>-0.043976487487226</text:p>
          </table:table-cell>
        </table:table-row>
        <table:table-row table:style-name="ro1">
          <table:table-cell office:value-type="float" office:value="1.59186522086326E+018" calcext:value-type="float">
            <text:p>1.59186522086326E+018</text:p>
          </table:table-cell>
          <table:table-cell table:formula="of:= ([.A288] - 1.59186520428114E+018) * 0.000000001" office:value-type="float" office:value="16.582119936" calcext:value-type="float">
            <text:p>16.582119936</text:p>
          </table:table-cell>
          <table:table-cell office:value-type="float" office:value="0.0414999984205" calcext:value-type="float">
            <text:p>0.0414999984205</text:p>
          </table:table-cell>
          <table:table-cell office:value-type="float" office:value="-0.0327199995518" calcext:value-type="float">
            <text:p>-0.0327199995518</text:p>
          </table:table-cell>
          <table:table-cell office:value-type="float" office:value="-0.0255600009114" calcext:value-type="float">
            <text:p>-0.0255600009114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98900008202" calcext:value-type="float">
            <text:p>0.298900008202</text:p>
          </table:table-cell>
          <table:table-cell office:value-type="float" office:value="-0.278100013733" calcext:value-type="float">
            <text:p>-0.278100013733</text:p>
          </table:table-cell>
          <table:table-cell office:value-type="float" office:value="-0.109619997442" calcext:value-type="float">
            <text:p>-0.109619997442</text:p>
          </table:table-cell>
          <table:table-cell office:value-type="float" office:value="0.00252000009641" calcext:value-type="float">
            <text:p>0.00252000009641</text:p>
          </table:table-cell>
          <table:table-cell/>
          <table:table-cell office:value-type="float" office:value="-1.30086135864" calcext:value-type="float">
            <text:p>-1.30086135864</text:p>
          </table:table-cell>
          <table:table-cell office:value-type="float" office:value="-0.590036332607" calcext:value-type="float">
            <text:p>-0.590036332607</text:p>
          </table:table-cell>
          <table:table-cell office:value-type="float" office:value="-0.894075930119" calcext:value-type="float">
            <text:p>-0.894075930119</text:p>
          </table:table-cell>
          <table:table-cell/>
          <table:table-cell office:value-type="float" office:value="1.59186522086326E+018" calcext:value-type="float">
            <text:p>1.59186522086326E+018</text:p>
          </table:table-cell>
          <table:table-cell table:formula="of:=([.Q288]-1.59186520428114E+018)*0.000000001" office:value-type="float" office:value="16.58212352" calcext:value-type="float">
            <text:p>16.58212352</text:p>
          </table:table-cell>
          <table:table-cell office:value-type="float" office:value="-0.0692820772529" calcext:value-type="float">
            <text:p>-0.0692820772529</text:p>
          </table:table-cell>
          <table:table-cell office:value-type="float" office:value="-0.0372820720077" calcext:value-type="float">
            <text:p>-0.0372820720077</text:p>
          </table:table-cell>
          <table:table-cell office:value-type="float" office:value="0.00105032429565" calcext:value-type="float">
            <text:p>0.00105032429565</text:p>
          </table:table-cell>
          <table:table-cell table:formula="of:=SQRT([.S288]*[.S288] + [.T288]*[.T288] + [.U288]*[.U288])" office:value-type="float" office:value="0.078683303837537" calcext:value-type="float">
            <text:p>0.078683303837537</text:p>
          </table:table-cell>
          <table:table-cell table:formula="of:= ([.V289]-[.V288]) / ([.R289]-[.R288])" office:value-type="float" office:value="-0.0722176085431549" calcext:value-type="float">
            <text:p>-0.072217608543155</text:p>
          </table:table-cell>
        </table:table-row>
        <table:table-row table:style-name="ro1">
          <table:table-cell office:value-type="float" office:value="1.59186522096533E+018" calcext:value-type="float">
            <text:p>1.59186522096533E+018</text:p>
          </table:table-cell>
          <table:table-cell table:formula="of:= ([.A289] - 1.59186520428114E+018) * 0.000000001" office:value-type="float" office:value="16.684189952" calcext:value-type="float">
            <text:p>16.684189952</text:p>
          </table:table-cell>
          <table:table-cell office:value-type="float" office:value="0.0568000003695" calcext:value-type="float">
            <text:p>0.0568000003695</text:p>
          </table:table-cell>
          <table:table-cell office:value-type="float" office:value="-0.0469399988651" calcext:value-type="float">
            <text:p>-0.0469399988651</text:p>
          </table:table-cell>
          <table:table-cell office:value-type="float" office:value="-0.0320399999619" calcext:value-type="float">
            <text:p>-0.0320399999619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252900004387" calcext:value-type="float">
            <text:p>0.252900004387</text:p>
          </table:table-cell>
          <table:table-cell office:value-type="float" office:value="-0.22446000576" calcext:value-type="float">
            <text:p>-0.22446000576</text:p>
          </table:table-cell>
          <table:table-cell office:value-type="float" office:value="-0.116559997201" calcext:value-type="float">
            <text:p>-0.116559997201</text:p>
          </table:table-cell>
          <table:table-cell office:value-type="float" office:value="-0.00132999999914" calcext:value-type="float">
            <text:p>-0.00132999999914</text:p>
          </table:table-cell>
          <table:table-cell/>
          <table:table-cell office:value-type="float" office:value="-1.30678701401" calcext:value-type="float">
            <text:p>-1.30678701401</text:p>
          </table:table-cell>
          <table:table-cell office:value-type="float" office:value="-0.594223737717" calcext:value-type="float">
            <text:p>-0.594223737717</text:p>
          </table:table-cell>
          <table:table-cell office:value-type="float" office:value="-0.894034981728" calcext:value-type="float">
            <text:p>-0.894034981728</text:p>
          </table:table-cell>
          <table:table-cell/>
          <table:table-cell office:value-type="float" office:value="1.59186522096533E+018" calcext:value-type="float">
            <text:p>1.59186522096533E+018</text:p>
          </table:table-cell>
          <table:table-cell table:formula="of:=([.Q289]-1.59186520428114E+018)*0.000000001" office:value-type="float" office:value="16.684198144" calcext:value-type="float">
            <text:p>16.684198144</text:p>
          </table:table-cell>
          <table:table-cell office:value-type="float" office:value="-0.0521242581308" calcext:value-type="float">
            <text:p>-0.0521242581308</text:p>
          </table:table-cell>
          <table:table-cell office:value-type="float" office:value="-0.0486646108329" calcext:value-type="float">
            <text:p>-0.0486646108329</text:p>
          </table:table-cell>
          <table:table-cell office:value-type="float" office:value="-0.000422582990723" calcext:value-type="float">
            <text:p>-0.000422582990723</text:p>
          </table:table-cell>
          <table:table-cell table:formula="of:=SQRT([.S289]*[.S289] + [.T289]*[.T289] + [.U289]*[.U289])" office:value-type="float" office:value="0.0713117185993153" calcext:value-type="float">
            <text:p>0.071311718599315</text:p>
          </table:table-cell>
          <table:table-cell table:formula="of:= ([.V290]-[.V289]) / ([.R290]-[.R289])" office:value-type="float" office:value="-0.0349935508714861" calcext:value-type="float">
            <text:p>-0.034993550871486</text:p>
          </table:table-cell>
        </table:table-row>
        <table:table-row table:style-name="ro1">
          <table:table-cell office:value-type="float" office:value="1.59186522101872E+018" calcext:value-type="float">
            <text:p>1.59186522101872E+018</text:p>
          </table:table-cell>
          <table:table-cell table:formula="of:= ([.A290] - 1.59186520428114E+018) * 0.000000001" office:value-type="float" office:value="16.737580032" calcext:value-type="float">
            <text:p>16.737580032</text:p>
          </table:table-cell>
          <table:table-cell office:value-type="float" office:value="0.0696000009775" calcext:value-type="float">
            <text:p>0.0696000009775</text:p>
          </table:table-cell>
          <table:table-cell office:value-type="float" office:value="-0.0599699988961" calcext:value-type="float">
            <text:p>-0.0599699988961</text:p>
          </table:table-cell>
          <table:table-cell office:value-type="float" office:value="-0.0353999994695" calcext:value-type="float">
            <text:p>-0.0353999994695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97300001979" calcext:value-type="float">
            <text:p>0.197300001979</text:p>
          </table:table-cell>
          <table:table-cell office:value-type="float" office:value="-0.194450005889" calcext:value-type="float">
            <text:p>-0.194450005889</text:p>
          </table:table-cell>
          <table:table-cell office:value-type="float" office:value="-0.0331300012767" calcext:value-type="float">
            <text:p>-0.0331300012767</text:p>
          </table:table-cell>
          <table:table-cell office:value-type="float" office:value="-0.00129000004381" calcext:value-type="float">
            <text:p>-0.00129000004381</text:p>
          </table:table-cell>
          <table:table-cell/>
          <table:table-cell office:value-type="float" office:value="-1.30986666679" calcext:value-type="float">
            <text:p>-1.30986666679</text:p>
          </table:table-cell>
          <table:table-cell office:value-type="float" office:value="-0.596920311451" calcext:value-type="float">
            <text:p>-0.596920311451</text:p>
          </table:table-cell>
          <table:table-cell office:value-type="float" office:value="-0.893994987011" calcext:value-type="float">
            <text:p>-0.893994987011</text:p>
          </table:table-cell>
          <table:table-cell/>
          <table:table-cell office:value-type="float" office:value="1.59186522101872E+018" calcext:value-type="float">
            <text:p>1.59186522101872E+018</text:p>
          </table:table-cell>
          <table:table-cell table:formula="of:=([.Q290]-1.59186520428114E+018)*0.000000001" office:value-type="float" office:value="16.737580544" calcext:value-type="float">
            <text:p>16.737580544</text:p>
          </table:table-cell>
          <table:table-cell office:value-type="float" office:value="-0.0521324537694" calcext:value-type="float">
            <text:p>-0.0521324537694</text:p>
          </table:table-cell>
          <table:table-cell office:value-type="float" office:value="-0.0457462444901" calcext:value-type="float">
            <text:p>-0.0457462444901</text:p>
          </table:table-cell>
          <table:table-cell office:value-type="float" office:value="-0.00345150893554" calcext:value-type="float">
            <text:p>-0.00345150893554</text:p>
          </table:table-cell>
          <table:table-cell table:formula="of:=SQRT([.S290]*[.S290] + [.T290]*[.T290] + [.U290]*[.U290])" office:value-type="float" office:value="0.0694436788692732" calcext:value-type="float">
            <text:p>0.069443678869273</text:p>
          </table:table-cell>
          <table:table-cell table:formula="of:= ([.V291]-[.V290]) / ([.R291]-[.R290])" office:value-type="float" office:value="0.0250528738351471" calcext:value-type="float">
            <text:p>0.025052873835147</text:p>
          </table:table-cell>
        </table:table-row>
        <table:table-row table:style-name="ro1">
          <table:table-cell office:value-type="float" office:value="1.59186522107035E+018" calcext:value-type="float">
            <text:p>1.59186522107035E+018</text:p>
          </table:table-cell>
          <table:table-cell table:formula="of:= ([.A291] - 1.59186520428114E+018) * 0.000000001" office:value-type="float" office:value="16.789209856" calcext:value-type="float">
            <text:p>16.789209856</text:p>
          </table:table-cell>
          <table:table-cell office:value-type="float" office:value="0.0744000002742" calcext:value-type="float">
            <text:p>0.0744000002742</text:p>
          </table:table-cell>
          <table:table-cell office:value-type="float" office:value="-0.0677400007844" calcext:value-type="float">
            <text:p>-0.0677400007844</text:p>
          </table:table-cell>
          <table:table-cell office:value-type="float" office:value="-0.0308299995959" calcext:value-type="float">
            <text:p>-0.0308299995959</text:p>
          </table:table-cell>
          <table:table-cell table:style-name="Default" office:value-type="float" office:value="-0.000330000009853" calcext:value-type="float">
            <text:p>-0.000330000009853</text:p>
          </table:table-cell>
          <table:table-cell/>
          <table:table-cell office:value-type="float" office:value="0.101300001144" calcext:value-type="float">
            <text:p>0.101300001144</text:p>
          </table:table-cell>
          <table:table-cell office:value-type="float" office:value="-0.0914100036025" calcext:value-type="float">
            <text:p>-0.0914100036025</text:p>
          </table:table-cell>
          <table:table-cell office:value-type="float" office:value="0.0430999994278" calcext:value-type="float">
            <text:p>0.0430999994278</text:p>
          </table:table-cell>
          <table:table-cell office:value-type="float" office:value="0.0072400001809" calcext:value-type="float">
            <text:p>0.0072400001809</text:p>
          </table:table-cell>
          <table:table-cell/>
          <table:table-cell office:value-type="float" office:value="-1.31334912777" calcext:value-type="float">
            <text:p>-1.31334912777</text:p>
          </table:table-cell>
          <table:table-cell office:value-type="float" office:value="-0.597681045532" calcext:value-type="float">
            <text:p>-0.597681045532</text:p>
          </table:table-cell>
          <table:table-cell office:value-type="float" office:value="-0.894085228443" calcext:value-type="float">
            <text:p>-0.894085228443</text:p>
          </table:table-cell>
          <table:table-cell/>
          <table:table-cell office:value-type="float" office:value="1.59186522107035E+018" calcext:value-type="float">
            <text:p>1.59186522107035E+018</text:p>
          </table:table-cell>
          <table:table-cell table:formula="of:=([.Q291]-1.59186520428114E+018)*0.000000001" office:value-type="float" office:value="16.789210112" calcext:value-type="float">
            <text:p>16.789210112</text:p>
          </table:table-cell>
          <table:table-cell office:value-type="float" office:value="-0.0636670142412" calcext:value-type="float">
            <text:p>-0.0636670142412</text:p>
          </table:table-cell>
          <table:table-cell office:value-type="float" office:value="-0.0308228265494" calcext:value-type="float">
            <text:p>-0.0308228265494</text:p>
          </table:table-cell>
          <table:table-cell office:value-type="float" office:value="0.000456899695564" calcext:value-type="float">
            <text:p>0.000456899695564</text:p>
          </table:table-cell>
          <table:table-cell table:formula="of:=SQRT([.S291]*[.S291] + [.T291]*[.T291] + [.U291]*[.U291])" office:value-type="float" office:value="0.0707371479225404" calcext:value-type="float">
            <text:p>0.070737147922541</text:p>
          </table:table-cell>
          <table:table-cell table:formula="of:= ([.V292]-[.V291]) / ([.R292]-[.R291])" office:value-type="float" office:value="-0.0543772337035749" calcext:value-type="float">
            <text:p>-0.054377233703575</text:p>
          </table:table-cell>
        </table:table-row>
        <table:table-row table:style-name="ro1">
          <table:table-cell office:value-type="float" office:value="1.59186522112256E+018" calcext:value-type="float">
            <text:p>1.59186522112256E+018</text:p>
          </table:table-cell>
          <table:table-cell table:formula="of:= ([.A292] - 1.59186520428114E+018) * 0.000000001" office:value-type="float" office:value="16.841420032" calcext:value-type="float">
            <text:p>16.841420032</text:p>
          </table:table-cell>
          <table:table-cell office:value-type="float" office:value="0.0754000023007" calcext:value-type="float">
            <text:p>0.0754000023007</text:p>
          </table:table-cell>
          <table:table-cell office:value-type="float" office:value="-0.0700699985027" calcext:value-type="float">
            <text:p>-0.0700699985027</text:p>
          </table:table-cell>
          <table:table-cell office:value-type="float" office:value="-0.0277699995786" calcext:value-type="float">
            <text:p>-0.0277699995786</text:p>
          </table:table-cell>
          <table:table-cell table:style-name="Default" office:value-type="float" office:value="0.000159999995958" calcext:value-type="float">
            <text:p>0.000159999995958</text:p>
          </table:table-cell>
          <table:table-cell/>
          <table:table-cell office:value-type="float" office:value="0.0679000020027" calcext:value-type="float">
            <text:p>0.0679000020027</text:p>
          </table:table-cell>
          <table:table-cell office:value-type="float" office:value="-0.0486500002444" calcext:value-type="float">
            <text:p>-0.0486500002444</text:p>
          </table:table-cell>
          <table:table-cell office:value-type="float" office:value="0.0470799989998" calcext:value-type="float">
            <text:p>0.0470799989998</text:p>
          </table:table-cell>
          <table:table-cell office:value-type="float" office:value="0.00461000017822" calcext:value-type="float">
            <text:p>0.00461000017822</text:p>
          </table:table-cell>
          <table:table-cell/>
          <table:table-cell office:value-type="float" office:value="-1.31706988811" calcext:value-type="float">
            <text:p>-1.31706988811</text:p>
          </table:table-cell>
          <table:table-cell office:value-type="float" office:value="-0.598358273506" calcext:value-type="float">
            <text:p>-0.598358273506</text:p>
          </table:table-cell>
          <table:table-cell office:value-type="float" office:value="-0.893999576569" calcext:value-type="float">
            <text:p>-0.893999576569</text:p>
          </table:table-cell>
          <table:table-cell/>
          <table:table-cell office:value-type="float" office:value="1.59186522112256E+018" calcext:value-type="float">
            <text:p>1.59186522112256E+018</text:p>
          </table:table-cell>
          <table:table-cell table:formula="of:=([.Q292]-1.59186520428114E+018)*0.000000001" office:value-type="float" office:value="16.841423872" calcext:value-type="float">
            <text:p>16.841423872</text:p>
          </table:table-cell>
          <table:table-cell office:value-type="float" office:value="-0.0634572580457" calcext:value-type="float">
            <text:p>-0.0634572580457</text:p>
          </table:table-cell>
          <table:table-cell office:value-type="float" office:value="-0.0240924973041" calcext:value-type="float">
            <text:p>-0.0240924973041</text:p>
          </table:table-cell>
          <table:table-cell office:value-type="float" office:value="0.00168934848625" calcext:value-type="float">
            <text:p>0.00168934848625</text:p>
          </table:table-cell>
          <table:table-cell table:formula="of:=SQRT([.S292]*[.S292] + [.T292]*[.T292] + [.U292]*[.U292])" office:value-type="float" office:value="0.0678979080924782" calcext:value-type="float">
            <text:p>0.067897908092478</text:p>
          </table:table-cell>
          <table:table-cell table:formula="of:= ([.V293]-[.V292]) / ([.R293]-[.R292])" office:value-type="float" office:value="0.0128442680836162" calcext:value-type="float">
            <text:p>0.012844268083616</text:p>
          </table:table-cell>
        </table:table-row>
        <table:table-row table:style-name="ro1">
          <table:table-cell office:value-type="float" office:value="1.59186522122432E+018" calcext:value-type="float">
            <text:p>1.59186522122432E+018</text:p>
          </table:table-cell>
          <table:table-cell table:formula="of:= ([.A293] - 1.59186520428114E+018) * 0.000000001" office:value-type="float" office:value="16.943180032" calcext:value-type="float">
            <text:p>16.943180032</text:p>
          </table:table-cell>
          <table:table-cell office:value-type="float" office:value="0.0728999972343" calcext:value-type="float">
            <text:p>0.0728999972343</text:p>
          </table:table-cell>
          <table:table-cell office:value-type="float" office:value="-0.0660500004888" calcext:value-type="float">
            <text:p>-0.0660500004888</text:p>
          </table:table-cell>
          <table:table-cell office:value-type="float" office:value="-0.0308999996632" calcext:value-type="float">
            <text:p>-0.0308999996632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07699997723" calcext:value-type="float">
            <text:p>0.107699997723</text:p>
          </table:table-cell>
          <table:table-cell office:value-type="float" office:value="0.0819199979305" calcext:value-type="float">
            <text:p>0.0819199979305</text:p>
          </table:table-cell>
          <table:table-cell office:value-type="float" office:value="-0.0699099972844" calcext:value-type="float">
            <text:p>-0.0699099972844</text:p>
          </table:table-cell>
          <table:table-cell office:value-type="float" office:value="-0.00118000002112" calcext:value-type="float">
            <text:p>-0.00118000002112</text:p>
          </table:table-cell>
          <table:table-cell/>
          <table:table-cell office:value-type="float" office:value="-1.32194292545" calcext:value-type="float">
            <text:p>-1.32194292545</text:p>
          </table:table-cell>
          <table:table-cell office:value-type="float" office:value="-0.602571547031" calcext:value-type="float">
            <text:p>-0.602571547031</text:p>
          </table:table-cell>
          <table:table-cell office:value-type="float" office:value="-0.894106864929" calcext:value-type="float">
            <text:p>-0.894106864929</text:p>
          </table:table-cell>
          <table:table-cell/>
          <table:table-cell office:value-type="float" office:value="1.59186522122432E+018" calcext:value-type="float">
            <text:p>1.59186522122432E+018</text:p>
          </table:table-cell>
          <table:table-cell table:formula="of:=([.Q293]-1.59186520428114E+018)*0.000000001" office:value-type="float" office:value="16.94318208" calcext:value-type="float">
            <text:p>16.94318208</text:p>
          </table:table-cell>
          <table:table-cell office:value-type="float" office:value="-0.025709208101" calcext:value-type="float">
            <text:p>-0.025709208101</text:p>
          </table:table-cell>
          <table:table-cell office:value-type="float" office:value="-0.0642445385456" calcext:value-type="float">
            <text:p>-0.0642445385456</text:p>
          </table:table-cell>
          <table:table-cell office:value-type="float" office:value="0.000998264993541" calcext:value-type="float">
            <text:p>0.000998264993541</text:p>
          </table:table-cell>
          <table:table-cell table:formula="of:=SQRT([.S293]*[.S293] + [.T293]*[.T293] + [.U293]*[.U293])" office:value-type="float" office:value="0.0692049177957386" calcext:value-type="float">
            <text:p>0.069204917795739</text:p>
          </table:table-cell>
          <table:table-cell table:formula="of:= ([.V294]-[.V293]) / ([.R294]-[.R293])" office:value-type="float" office:value="0.100068322506324" calcext:value-type="float">
            <text:p>0.100068322506324</text:p>
          </table:table-cell>
        </table:table-row>
        <table:table-row table:style-name="ro1">
          <table:table-cell office:value-type="float" office:value="1.59186522127582E+018" calcext:value-type="float">
            <text:p>1.59186522127582E+018</text:p>
          </table:table-cell>
          <table:table-cell table:formula="of:= ([.A294] - 1.59186520428114E+018) * 0.000000001" office:value-type="float" office:value="16.994680064" calcext:value-type="float">
            <text:p>16.994680064</text:p>
          </table:table-cell>
          <table:table-cell office:value-type="float" office:value="0.0702000036836" calcext:value-type="float">
            <text:p>0.0702000036836</text:p>
          </table:table-cell>
          <table:table-cell office:value-type="float" office:value="-0.0600299984217" calcext:value-type="float">
            <text:p>-0.0600299984217</text:p>
          </table:table-cell>
          <table:table-cell office:value-type="float" office:value="-0.0363200008869" calcext:value-type="float">
            <text:p>-0.0363200008869</text:p>
          </table:table-cell>
          <table:table-cell table:style-name="Default" office:value-type="float" office:value="0.000310000003083" calcext:value-type="float">
            <text:p>0.000310000003083</text:p>
          </table:table-cell>
          <table:table-cell/>
          <table:table-cell office:value-type="float" office:value="0.147799998522" calcext:value-type="float">
            <text:p>0.147799998522</text:p>
          </table:table-cell>
          <table:table-cell office:value-type="float" office:value="0.120260000229" calcext:value-type="float">
            <text:p>0.120260000229</text:p>
          </table:table-cell>
          <table:table-cell office:value-type="float" office:value="-0.0856100022793" calcext:value-type="float">
            <text:p>-0.0856100022793</text:p>
          </table:table-cell>
          <table:table-cell office:value-type="float" office:value="-0.00761000020429" calcext:value-type="float">
            <text:p>-0.00761000020429</text:p>
          </table:table-cell>
          <table:table-cell/>
          <table:table-cell office:value-type="float" office:value="-1.322245121" calcext:value-type="float">
            <text:p>-1.322245121</text:p>
          </table:table-cell>
          <table:table-cell office:value-type="float" office:value="-0.606838643551" calcext:value-type="float">
            <text:p>-0.606838643551</text:p>
          </table:table-cell>
          <table:table-cell office:value-type="float" office:value="-0.893974125385" calcext:value-type="float">
            <text:p>-0.893974125385</text:p>
          </table:table-cell>
          <table:table-cell/>
          <table:table-cell office:value-type="float" office:value="1.59186522127582E+018" calcext:value-type="float">
            <text:p>1.59186522127582E+018</text:p>
          </table:table-cell>
          <table:table-cell table:formula="of:=([.Q294]-1.59186520428114E+018)*0.000000001" office:value-type="float" office:value="16.994683392" calcext:value-type="float">
            <text:p>16.994683392</text:p>
          </table:table-cell>
          <table:table-cell office:value-type="float" office:value="-0.00314027885906" calcext:value-type="float">
            <text:p>-0.00314027885906</text:p>
          </table:table-cell>
          <table:table-cell office:value-type="float" office:value="-0.0742058902979" calcext:value-type="float">
            <text:p>-0.0742058902979</text:p>
          </table:table-cell>
          <table:table-cell office:value-type="float" office:value="-0.00358065403998" calcext:value-type="float">
            <text:p>-0.00358065403998</text:p>
          </table:table-cell>
          <table:table-cell table:formula="of:=SQRT([.S294]*[.S294] + [.T294]*[.T294] + [.U294]*[.U294])" office:value-type="float" office:value="0.0743585676944537" calcext:value-type="float">
            <text:p>0.074358567694454</text:p>
          </table:table-cell>
          <table:table-cell table:formula="of:= ([.V295]-[.V294]) / ([.R295]-[.R294])" office:value-type="float" office:value="0.120835589163472" calcext:value-type="float">
            <text:p>0.120835589163472</text:p>
          </table:table-cell>
        </table:table-row>
        <table:table-row table:style-name="ro1">
          <table:table-cell office:value-type="float" office:value="1.59186522132727E+018" calcext:value-type="float">
            <text:p>1.59186522132727E+018</text:p>
          </table:table-cell>
          <table:table-cell table:formula="of:= ([.A295] - 1.59186520428114E+018) * 0.000000001" office:value-type="float" office:value="17.046130176" calcext:value-type="float">
            <text:p>17.046130176</text:p>
          </table:table-cell>
          <table:table-cell office:value-type="float" office:value="0.0675000026822" calcext:value-type="float">
            <text:p>0.0675000026822</text:p>
          </table:table-cell>
          <table:table-cell office:value-type="float" office:value="-0.0532799996436" calcext:value-type="float">
            <text:p>-0.0532799996436</text:p>
          </table:table-cell>
          <table:table-cell office:value-type="float" office:value="-0.0414599999785" calcext:value-type="float">
            <text:p>-0.0414599999785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/>
          <table:table-cell office:value-type="float" office:value="0.157800003886" calcext:value-type="float">
            <text:p>0.157800003886</text:p>
          </table:table-cell>
          <table:table-cell office:value-type="float" office:value="0.129529997706" calcext:value-type="float">
            <text:p>0.129529997706</text:p>
          </table:table-cell>
          <table:table-cell office:value-type="float" office:value="-0.0901200026274" calcext:value-type="float">
            <text:p>-0.0901200026274</text:p>
          </table:table-cell>
          <table:table-cell office:value-type="float" office:value="-0.00292999995872" calcext:value-type="float">
            <text:p>-0.00292999995872</text:p>
          </table:table-cell>
          <table:table-cell/>
          <table:table-cell office:value-type="float" office:value="-1.3220988512" calcext:value-type="float">
            <text:p>-1.3220988512</text:p>
          </table:table-cell>
          <table:table-cell office:value-type="float" office:value="-0.611111700535" calcext:value-type="float">
            <text:p>-0.611111700535</text:p>
          </table:table-cell>
          <table:table-cell office:value-type="float" office:value="-0.894001603127" calcext:value-type="float">
            <text:p>-0.894001603127</text:p>
          </table:table-cell>
          <table:table-cell/>
          <table:table-cell office:value-type="float" office:value="1.59186522132727E+018" calcext:value-type="float">
            <text:p>1.59186522132727E+018</text:p>
          </table:table-cell>
          <table:table-cell table:formula="of:=([.Q295]-1.59186520428114E+018)*0.000000001" office:value-type="float" office:value="17.046137344" calcext:value-type="float">
            <text:p>17.046137344</text:p>
          </table:table-cell>
          <table:table-cell office:value-type="float" office:value="0.00452055921778" calcext:value-type="float">
            <text:p>0.00452055921778</text:p>
          </table:table-cell>
          <table:table-cell office:value-type="float" office:value="-0.0804485306144" calcext:value-type="float">
            <text:p>-0.0804485306144</text:p>
          </table:table-cell>
          <table:table-cell office:value-type="float" office:value="-0.00030998713919" calcext:value-type="float">
            <text:p>-0.00030998713919</text:p>
          </table:table-cell>
          <table:table-cell table:formula="of:=SQRT([.S295]*[.S295] + [.T295]*[.T295] + [.U295]*[.U295])" office:value-type="float" office:value="0.0805760362991626" calcext:value-type="float">
            <text:p>0.080576036299163</text:p>
          </table:table-cell>
          <table:table-cell table:formula="of:= ([.V296]-[.V295]) / ([.R296]-[.R295])" office:value-type="float" office:value="-0.00300760989960945" calcext:value-type="float">
            <text:p>-0.003007609899609</text:p>
          </table:table-cell>
        </table:table-row>
        <table:table-row table:style-name="ro1">
          <table:table-cell office:value-type="float" office:value="1.59186522138007E+018" calcext:value-type="float">
            <text:p>1.59186522138007E+018</text:p>
          </table:table-cell>
          <table:table-cell table:formula="of:= ([.A296] - 1.59186520428114E+018) * 0.000000001" office:value-type="float" office:value="17.098930176" calcext:value-type="float">
            <text:p>17.098930176</text:p>
          </table:table-cell>
          <table:table-cell office:value-type="float" office:value="0.0653999969363" calcext:value-type="float">
            <text:p>0.0653999969363</text:p>
          </table:table-cell>
          <table:table-cell office:value-type="float" office:value="-0.046590000391" calcext:value-type="float">
            <text:p>-0.046590000391</text:p>
          </table:table-cell>
          <table:table-cell office:value-type="float" office:value="-0.0458999983966" calcext:value-type="float">
            <text:p>-0.0458999983966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/>
          <table:table-cell office:value-type="float" office:value="0.152199998498" calcext:value-type="float">
            <text:p>0.152199998498</text:p>
          </table:table-cell>
          <table:table-cell office:value-type="float" office:value="0.124969996512" calcext:value-type="float">
            <text:p>0.124969996512</text:p>
          </table:table-cell>
          <table:table-cell office:value-type="float" office:value="-0.0869299992919" calcext:value-type="float">
            <text:p>-0.0869299992919</text:p>
          </table:table-cell>
          <table:table-cell office:value-type="float" office:value="-0.00193000002764" calcext:value-type="float">
            <text:p>-0.00193000002764</text:p>
          </table:table-cell>
          <table:table-cell/>
          <table:table-cell office:value-type="float" office:value="-1.32197654247" calcext:value-type="float">
            <text:p>-1.32197654247</text:p>
          </table:table-cell>
          <table:table-cell office:value-type="float" office:value="-0.615241587162" calcext:value-type="float">
            <text:p>-0.615241587162</text:p>
          </table:table-cell>
          <table:table-cell office:value-type="float" office:value="-0.894007265568" calcext:value-type="float">
            <text:p>-0.894007265568</text:p>
          </table:table-cell>
          <table:table-cell/>
          <table:table-cell office:value-type="float" office:value="1.59186522138007E+018" calcext:value-type="float">
            <text:p>1.59186522138007E+018</text:p>
          </table:table-cell>
          <table:table-cell table:formula="of:=([.Q296]-1.59186520428114E+018)*0.000000001" office:value-type="float" office:value="17.0989312" calcext:value-type="float">
            <text:p>17.0989312</text:p>
          </table:table-cell>
          <table:table-cell office:value-type="float" office:value="0.00378612126224" calcext:value-type="float">
            <text:p>0.00378612126224</text:p>
          </table:table-cell>
          <table:table-cell office:value-type="float" office:value="-0.0803242474794" calcext:value-type="float">
            <text:p>-0.0803242474794</text:p>
          </table:table-cell>
          <table:table-cell office:value-type="float" office:value="-0.00078430143185" calcext:value-type="float">
            <text:p>-0.00078430143185</text:p>
          </table:table-cell>
          <table:table-cell table:formula="of:=SQRT([.S296]*[.S296] + [.T296]*[.T296] + [.U296]*[.U296])" office:value-type="float" office:value="0.0804172529752185" calcext:value-type="float">
            <text:p>0.080417252975219</text:p>
          </table:table-cell>
          <table:table-cell table:formula="of:= ([.V297]-[.V296]) / ([.R297]-[.R296])" office:value-type="float" office:value="-0.121468287312463" calcext:value-type="float">
            <text:p>-0.121468287312463</text:p>
          </table:table-cell>
        </table:table-row>
        <table:table-row table:style-name="ro1">
          <table:table-cell office:value-type="float" office:value="1.59186522143207E+018" calcext:value-type="float">
            <text:p>1.59186522143207E+018</text:p>
          </table:table-cell>
          <table:table-cell table:formula="of:= ([.A297] - 1.59186520428114E+018) * 0.000000001" office:value-type="float" office:value="17.15092992" calcext:value-type="float">
            <text:p>17.15092992</text:p>
          </table:table-cell>
          <table:table-cell office:value-type="float" office:value="0.0639000013471" calcext:value-type="float">
            <text:p>0.0639000013471</text:p>
          </table:table-cell>
          <table:table-cell office:value-type="float" office:value="-0.0396299995482" calcext:value-type="float">
            <text:p>-0.0396299995482</text:p>
          </table:table-cell>
          <table:table-cell office:value-type="float" office:value="-0.0501700006425" calcext:value-type="float">
            <text:p>-0.050170000642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57700002193" calcext:value-type="float">
            <text:p>0.157700002193</text:p>
          </table:table-cell>
          <table:table-cell office:value-type="float" office:value="0.142240002751" calcext:value-type="float">
            <text:p>0.142240002751</text:p>
          </table:table-cell>
          <table:table-cell office:value-type="float" office:value="-0.0681099966168" calcext:value-type="float">
            <text:p>-0.0681099966168</text:p>
          </table:table-cell>
          <table:table-cell office:value-type="float" office:value="-0.00316000008024" calcext:value-type="float">
            <text:p>-0.00316000008024</text:p>
          </table:table-cell>
          <table:table-cell/>
          <table:table-cell office:value-type="float" office:value="-1.32172393799" calcext:value-type="float">
            <text:p>-1.32172393799</text:p>
          </table:table-cell>
          <table:table-cell office:value-type="float" office:value="-0.619467139244" calcext:value-type="float">
            <text:p>-0.619467139244</text:p>
          </table:table-cell>
          <table:table-cell office:value-type="float" office:value="-0.89406555891" calcext:value-type="float">
            <text:p>-0.89406555891</text:p>
          </table:table-cell>
          <table:table-cell/>
          <table:table-cell office:value-type="float" office:value="1.59186522143207E+018" calcext:value-type="float">
            <text:p>1.59186522143207E+018</text:p>
          </table:table-cell>
          <table:table-cell table:formula="of:=([.Q297]-1.59186520428114E+018)*0.000000001" office:value-type="float" office:value="17.150933504" calcext:value-type="float">
            <text:p>17.150933504</text:p>
          </table:table-cell>
          <table:table-cell office:value-type="float" office:value="0.0133574912325" calcext:value-type="float">
            <text:p>0.0133574912325</text:p>
          </table:table-cell>
          <table:table-cell office:value-type="float" office:value="-0.0728653892875" calcext:value-type="float">
            <text:p>-0.0728653892875</text:p>
          </table:table-cell>
          <table:table-cell office:value-type="float" office:value="-0.00176484510303" calcext:value-type="float">
            <text:p>-0.00176484510303</text:p>
          </table:table-cell>
          <table:table-cell table:formula="of:=SQRT([.S297]*[.S297] + [.T297]*[.T297] + [.U297]*[.U297])" office:value-type="float" office:value="0.0741006221720366" calcext:value-type="float">
            <text:p>0.074100622172037</text:p>
          </table:table-cell>
          <table:table-cell table:formula="of:= ([.V298]-[.V297]) / ([.R298]-[.R297])" office:value-type="float" office:value="-0.101318194246441" calcext:value-type="float">
            <text:p>-0.101318194246441</text:p>
          </table:table-cell>
        </table:table-row>
        <table:table-row table:style-name="ro1">
          <table:table-cell office:value-type="float" office:value="1.59186522148351E+018" calcext:value-type="float">
            <text:p>1.59186522148351E+018</text:p>
          </table:table-cell>
          <table:table-cell table:formula="of:= ([.A298] - 1.59186520428114E+018) * 0.000000001" office:value-type="float" office:value="17.202370048" calcext:value-type="float">
            <text:p>17.202370048</text:p>
          </table:table-cell>
          <table:table-cell office:value-type="float" office:value="0.0606000013649" calcext:value-type="float">
            <text:p>0.0606000013649</text:p>
          </table:table-cell>
          <table:table-cell office:value-type="float" office:value="-0.0305199995637" calcext:value-type="float">
            <text:p>-0.0305199995637</text:p>
          </table:table-cell>
          <table:table-cell office:value-type="float" office:value="-0.0523900017142" calcext:value-type="float">
            <text:p>-0.0523900017142</text:p>
          </table:table-cell>
          <table:table-cell table:style-name="Default" office:value-type="float" office:value="-0.000239999993937" calcext:value-type="float">
            <text:p>-0.000239999993937</text:p>
          </table:table-cell>
          <table:table-cell/>
          <table:table-cell office:value-type="float" office:value="0.177300006151" calcext:value-type="float">
            <text:p>0.177300006151</text:p>
          </table:table-cell>
          <table:table-cell office:value-type="float" office:value="0.174429997802" calcext:value-type="float">
            <text:p>0.174429997802</text:p>
          </table:table-cell>
          <table:table-cell office:value-type="float" office:value="-0.0315399989486" calcext:value-type="float">
            <text:p>-0.0315399989486</text:p>
          </table:table-cell>
          <table:table-cell office:value-type="float" office:value="-0.000410000007832" calcext:value-type="float">
            <text:p>-0.000410000007832</text:p>
          </table:table-cell>
          <table:table-cell/>
          <table:table-cell office:value-type="float" office:value="-1.31979262829" calcext:value-type="float">
            <text:p>-1.31979262829</text:p>
          </table:table-cell>
          <table:table-cell office:value-type="float" office:value="-0.62252831459" calcext:value-type="float">
            <text:p>-0.62252831459</text:p>
          </table:table-cell>
          <table:table-cell office:value-type="float" office:value="-0.89422762394" calcext:value-type="float">
            <text:p>-0.89422762394</text:p>
          </table:table-cell>
          <table:table-cell/>
          <table:table-cell office:value-type="float" office:value="1.59186522148351E+018" calcext:value-type="float">
            <text:p>1.59186522148351E+018</text:p>
          </table:table-cell>
          <table:table-cell table:formula="of:=([.Q298]-1.59186520428114E+018)*0.000000001" office:value-type="float" office:value="17.202368256" calcext:value-type="float">
            <text:p>17.202368256</text:p>
          </table:table-cell>
          <table:table-cell office:value-type="float" office:value="0.0389095023274" calcext:value-type="float">
            <text:p>0.0389095023274</text:p>
          </table:table-cell>
          <table:table-cell office:value-type="float" office:value="-0.0568432509899" calcext:value-type="float">
            <text:p>-0.0568432509899</text:p>
          </table:table-cell>
          <table:table-cell office:value-type="float" office:value="0.000798395136371" calcext:value-type="float">
            <text:p>0.000798395136371</text:p>
          </table:table-cell>
          <table:table-cell table:formula="of:=SQRT([.S298]*[.S298] + [.T298]*[.T298] + [.U298]*[.U298])" office:value-type="float" office:value="0.0688893459778832" calcext:value-type="float">
            <text:p>0.068889345977883</text:p>
          </table:table-cell>
          <table:table-cell table:formula="of:= ([.V299]-[.V298]) / ([.R299]-[.R298])" office:value-type="float" office:value="0.109168880455824" calcext:value-type="float">
            <text:p>0.109168880455824</text:p>
          </table:table-cell>
        </table:table-row>
        <table:table-row table:style-name="ro1">
          <table:table-cell office:value-type="float" office:value="1.59186522153561E+018" calcext:value-type="float">
            <text:p>1.59186522153561E+018</text:p>
          </table:table-cell>
          <table:table-cell table:formula="of:= ([.A299] - 1.59186520428114E+018) * 0.000000001" office:value-type="float" office:value="17.254470144" calcext:value-type="float">
            <text:p>17.254470144</text:p>
          </table:table-cell>
          <table:table-cell office:value-type="float" office:value="0.0555000007153" calcext:value-type="float">
            <text:p>0.0555000007153</text:p>
          </table:table-cell>
          <table:table-cell office:value-type="float" office:value="-0.0167900007218" calcext:value-type="float">
            <text:p>-0.0167900007218</text:p>
          </table:table-cell>
          <table:table-cell office:value-type="float" office:value="-0.0529300011694" calcext:value-type="float">
            <text:p>-0.0529300011694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204699993134" calcext:value-type="float">
            <text:p>0.204699993134</text:p>
          </table:table-cell>
          <table:table-cell office:value-type="float" office:value="0.203889995813" calcext:value-type="float">
            <text:p>0.203889995813</text:p>
          </table:table-cell>
          <table:table-cell office:value-type="float" office:value="0.0186500009149" calcext:value-type="float">
            <text:p>0.0186500009149</text:p>
          </table:table-cell>
          <table:table-cell office:value-type="float" office:value="0.00104000000283" calcext:value-type="float">
            <text:p>0.00104000000283</text:p>
          </table:table-cell>
          <table:table-cell/>
          <table:table-cell office:value-type="float" office:value="-1.31636285782" calcext:value-type="float">
            <text:p>-1.31636285782</text:p>
          </table:table-cell>
          <table:table-cell office:value-type="float" office:value="-0.624406635761" calcext:value-type="float">
            <text:p>-0.624406635761</text:p>
          </table:table-cell>
          <table:table-cell office:value-type="float" office:value="-0.894085168839" calcext:value-type="float">
            <text:p>-0.894085168839</text:p>
          </table:table-cell>
          <table:table-cell/>
          <table:table-cell office:value-type="float" office:value="1.59186522153561E+018" calcext:value-type="float">
            <text:p>1.59186522153561E+018</text:p>
          </table:table-cell>
          <table:table-cell table:formula="of:=([.Q299]-1.59186520428114E+018)*0.000000001" office:value-type="float" office:value="17.254477312" calcext:value-type="float">
            <text:p>17.254477312</text:p>
          </table:table-cell>
          <table:table-cell office:value-type="float" office:value="0.0641521736979" calcext:value-type="float">
            <text:p>0.0641521736979</text:p>
          </table:table-cell>
          <table:table-cell office:value-type="float" office:value="-0.038030937314" calcext:value-type="float">
            <text:p>-0.038030937314</text:p>
          </table:table-cell>
          <table:table-cell office:value-type="float" office:value="0.000171654348378" calcext:value-type="float">
            <text:p>0.000171654348378</text:p>
          </table:table-cell>
          <table:table-cell table:formula="of:=SQRT([.S299]*[.S299] + [.T299]*[.T299] + [.U299]*[.U299])" office:value-type="float" office:value="0.0745780332830134" calcext:value-type="float">
            <text:p>0.074578033283013</text:p>
          </table:table-cell>
          <table:table-cell table:formula="of:= ([.V300]-[.V299]) / ([.R300]-[.R299])" office:value-type="float" office:value="0.106000250244168" calcext:value-type="float">
            <text:p>0.106000250244168</text:p>
          </table:table-cell>
        </table:table-row>
        <table:table-row table:style-name="ro1">
          <table:table-cell office:value-type="float" office:value="1.59186522158784E+018" calcext:value-type="float">
            <text:p>1.59186522158784E+018</text:p>
          </table:table-cell>
          <table:table-cell table:formula="of:= ([.A300] - 1.59186520428114E+018) * 0.000000001" office:value-type="float" office:value="17.306700032" calcext:value-type="float">
            <text:p>17.306700032</text:p>
          </table:table-cell>
          <table:table-cell office:value-type="float" office:value="0.0513999983668" calcext:value-type="float">
            <text:p>0.0513999983668</text:p>
          </table:table-cell>
          <table:table-cell office:value-type="float" office:value="-0.00500999996439" calcext:value-type="float">
            <text:p>-0.00500999996439</text:p>
          </table:table-cell>
          <table:table-cell office:value-type="float" office:value="-0.0511699989438" calcext:value-type="float">
            <text:p>-0.0511699989438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224399998784" calcext:value-type="float">
            <text:p>0.224399998784</text:p>
          </table:table-cell>
          <table:table-cell office:value-type="float" office:value="0.222509995103" calcext:value-type="float">
            <text:p>0.222509995103</text:p>
          </table:table-cell>
          <table:table-cell office:value-type="float" office:value="0.0286299996078" calcext:value-type="float">
            <text:p>0.0286299996078</text:p>
          </table:table-cell>
          <table:table-cell office:value-type="float" office:value="0.00661000004038" calcext:value-type="float">
            <text:p>0.00661000004038</text:p>
          </table:table-cell>
          <table:table-cell/>
          <table:table-cell office:value-type="float" office:value="-1.31271696091" calcext:value-type="float">
            <text:p>-1.31271696091</text:p>
          </table:table-cell>
          <table:table-cell office:value-type="float" office:value="-0.626041591167" calcext:value-type="float">
            <text:p>-0.626041591167</text:p>
          </table:table-cell>
          <table:table-cell office:value-type="float" office:value="-0.89402282238" calcext:value-type="float">
            <text:p>-0.89402282238</text:p>
          </table:table-cell>
          <table:table-cell/>
          <table:table-cell office:value-type="float" office:value="1.59186522158784E+018" calcext:value-type="float">
            <text:p>1.59186522158784E+018</text:p>
          </table:table-cell>
          <table:table-cell table:formula="of:=([.Q300]-1.59186520428114E+018)*0.000000001" office:value-type="float" office:value="17.30670336" calcext:value-type="float">
            <text:p>17.30670336</text:p>
          </table:table-cell>
          <table:table-cell office:value-type="float" office:value="0.074502915144" calcext:value-type="float">
            <text:p>0.074502915144</text:p>
          </table:table-cell>
          <table:table-cell office:value-type="float" office:value="-0.0294528752565" calcext:value-type="float">
            <text:p>-0.0294528752565</text:p>
          </table:table-cell>
          <table:table-cell office:value-type="float" office:value="0.000312989315717" calcext:value-type="float">
            <text:p>0.000312989315717</text:p>
          </table:table-cell>
          <table:table-cell table:formula="of:=SQRT([.S300]*[.S300] + [.T300]*[.T300] + [.U300]*[.U300])" office:value-type="float" office:value="0.0801140074402771" calcext:value-type="float">
            <text:p>0.080114007440277</text:p>
          </table:table-cell>
          <table:table-cell table:formula="of:= ([.V301]-[.V300]) / ([.R301]-[.R300])" office:value-type="float" office:value="0.0143036946858256" calcext:value-type="float">
            <text:p>0.014303694685826</text:p>
          </table:table-cell>
        </table:table-row>
        <table:table-row table:style-name="ro1">
          <table:table-cell office:value-type="float" office:value="1.5918652216392E+018" calcext:value-type="float">
            <text:p>1.5918652216392E+018</text:p>
          </table:table-cell>
          <table:table-cell table:formula="of:= ([.A301] - 1.59186520428114E+018) * 0.000000001" office:value-type="float" office:value="17.358060032" calcext:value-type="float">
            <text:p>17.358060032</text:p>
          </table:table-cell>
          <table:table-cell office:value-type="float" office:value="0.0535000003874" calcext:value-type="float">
            <text:p>0.0535000003874</text:p>
          </table:table-cell>
          <table:table-cell office:value-type="float" office:value="0.00810999982059" calcext:value-type="float">
            <text:p>0.00810999982059</text:p>
          </table:table-cell>
          <table:table-cell office:value-type="float" office:value="-0.0528500005603" calcext:value-type="float">
            <text:p>-0.0528500005603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243399992585" calcext:value-type="float">
            <text:p>0.243399992585</text:p>
          </table:table-cell>
          <table:table-cell office:value-type="float" office:value="0.243440002203" calcext:value-type="float">
            <text:p>0.243440002203</text:p>
          </table:table-cell>
          <table:table-cell office:value-type="float" office:value="0.000319999991916" calcext:value-type="float">
            <text:p>0.000319999991916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30873417854" calcext:value-type="float">
            <text:p>-1.30873417854</text:p>
          </table:table-cell>
          <table:table-cell office:value-type="float" office:value="-0.627743542194" calcext:value-type="float">
            <text:p>-0.627743542194</text:p>
          </table:table-cell>
          <table:table-cell office:value-type="float" office:value="-0.89403283596" calcext:value-type="float">
            <text:p>-0.89403283596</text:p>
          </table:table-cell>
          <table:table-cell/>
          <table:table-cell office:value-type="float" office:value="1.5918652216392E+018" calcext:value-type="float">
            <text:p>1.5918652216392E+018</text:p>
          </table:table-cell>
          <table:table-cell table:formula="of:=([.Q301]-1.59186520428114E+018)*0.000000001" office:value-type="float" office:value="17.358066176" calcext:value-type="float">
            <text:p>17.358066176</text:p>
          </table:table-cell>
          <table:table-cell office:value-type="float" office:value="0.0748153477907" calcext:value-type="float">
            <text:p>0.0748153477907</text:p>
          </table:table-cell>
          <table:table-cell office:value-type="float" office:value="-0.0306412894279" calcext:value-type="float">
            <text:p>-0.0306412894279</text:p>
          </table:table-cell>
          <table:table-cell office:value-type="float" office:value="0.000533910817467" calcext:value-type="float">
            <text:p>0.000533910817467</text:p>
          </table:table-cell>
          <table:table-cell table:formula="of:=SQRT([.S301]*[.S301] + [.T301]*[.T301] + [.U301]*[.U301])" office:value-type="float" office:value="0.0808486854785453" calcext:value-type="float">
            <text:p>0.080848685478545</text:p>
          </table:table-cell>
          <table:table-cell table:formula="of:= ([.V302]-[.V301]) / ([.R302]-[.R301])" office:value-type="float" office:value="-0.0404601755230948" calcext:value-type="float">
            <text:p>-0.040460175523095</text:p>
          </table:table-cell>
        </table:table-row>
        <table:table-row table:style-name="ro1">
          <table:table-cell office:value-type="float" office:value="1.59186522169097E+018" calcext:value-type="float">
            <text:p>1.59186522169097E+018</text:p>
          </table:table-cell>
          <table:table-cell table:formula="of:= ([.A302] - 1.59186520428114E+018) * 0.000000001" office:value-type="float" office:value="17.409829888" calcext:value-type="float">
            <text:p>17.409829888</text:p>
          </table:table-cell>
          <table:table-cell office:value-type="float" office:value="0.0584999993443" calcext:value-type="float">
            <text:p>0.0584999993443</text:p>
          </table:table-cell>
          <table:table-cell office:value-type="float" office:value="0.0211699996144" calcext:value-type="float">
            <text:p>0.0211699996144</text:p>
          </table:table-cell>
          <table:table-cell office:value-type="float" office:value="-0.0544900000095" calcext:value-type="float">
            <text:p>-0.0544900000095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239800006151" calcext:value-type="float">
            <text:p>0.239800006151</text:p>
          </table:table-cell>
          <table:table-cell office:value-type="float" office:value="0.239519998431" calcext:value-type="float">
            <text:p>0.239519998431</text:p>
          </table:table-cell>
          <table:table-cell office:value-type="float" office:value="-0.010929999873" calcext:value-type="float">
            <text:p>-0.010929999873</text:p>
          </table:table-cell>
          <table:table-cell office:value-type="float" office:value="-0.00173000001814" calcext:value-type="float">
            <text:p>-0.00173000001814</text:p>
          </table:table-cell>
          <table:table-cell/>
          <table:table-cell office:value-type="float" office:value="-1.30503511429" calcext:value-type="float">
            <text:p>-1.30503511429</text:p>
          </table:table-cell>
          <table:table-cell office:value-type="float" office:value="-0.629331290722" calcext:value-type="float">
            <text:p>-0.629331290722</text:p>
          </table:table-cell>
          <table:table-cell office:value-type="float" office:value="-0.894047379494" calcext:value-type="float">
            <text:p>-0.894047379494</text:p>
          </table:table-cell>
          <table:table-cell/>
          <table:table-cell office:value-type="float" office:value="1.59186522169097E+018" calcext:value-type="float">
            <text:p>1.59186522169097E+018</text:p>
          </table:table-cell>
          <table:table-cell table:formula="of:=([.Q302]-1.59186520428114E+018)*0.000000001" office:value-type="float" office:value="17.4098304" calcext:value-type="float">
            <text:p>17.4098304</text:p>
          </table:table-cell>
          <table:table-cell office:value-type="float" office:value="0.0726870149374" calcext:value-type="float">
            <text:p>0.0726870149374</text:p>
          </table:table-cell>
          <table:table-cell office:value-type="float" office:value="-0.0303040873259" calcext:value-type="float">
            <text:p>-0.0303040873259</text:p>
          </table:table-cell>
          <table:table-cell office:value-type="float" office:value="0.000706591759808" calcext:value-type="float">
            <text:p>0.000706591759808</text:p>
          </table:table-cell>
          <table:table-cell table:formula="of:=SQRT([.S302]*[.S302] + [.T302]*[.T302] + [.U302]*[.U302])" office:value-type="float" office:value="0.0787542958896885" calcext:value-type="float">
            <text:p>0.078754295889689</text:p>
          </table:table-cell>
          <table:table-cell table:formula="of:= ([.V303]-[.V302]) / ([.R303]-[.R302])" office:value-type="float" office:value="0.035586497942644" calcext:value-type="float">
            <text:p>0.035586497942644</text:p>
          </table:table-cell>
        </table:table-row>
        <table:table-row table:style-name="ro1">
          <table:table-cell office:value-type="float" office:value="1.59186522174369E+018" calcext:value-type="float">
            <text:p>1.59186522174369E+018</text:p>
          </table:table-cell>
          <table:table-cell table:formula="of:= ([.A303] - 1.59186520428114E+018) * 0.000000001" office:value-type="float" office:value="17.462550016" calcext:value-type="float">
            <text:p>17.462550016</text:p>
          </table:table-cell>
          <table:table-cell office:value-type="float" office:value="0.0680999979377" calcext:value-type="float">
            <text:p>0.0680999979377</text:p>
          </table:table-cell>
          <table:table-cell office:value-type="float" office:value="0.0403099991381" calcext:value-type="float">
            <text:p>0.0403099991381</text:p>
          </table:table-cell>
          <table:table-cell office:value-type="float" office:value="-0.0549199990928" calcext:value-type="float">
            <text:p>-0.0549199990928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04300001264" calcext:value-type="float">
            <text:p>0.204300001264</text:p>
          </table:table-cell>
          <table:table-cell office:value-type="float" office:value="0.1934799999" calcext:value-type="float">
            <text:p>0.1934799999</text:p>
          </table:table-cell>
          <table:table-cell office:value-type="float" office:value="0.0656500011683" calcext:value-type="float">
            <text:p>0.0656500011683</text:p>
          </table:table-cell>
          <table:table-cell office:value-type="float" office:value="-0.00322000007145" calcext:value-type="float">
            <text:p>-0.00322000007145</text:p>
          </table:table-cell>
          <table:table-cell/>
          <table:table-cell office:value-type="float" office:value="-1.30100905895" calcext:value-type="float">
            <text:p>-1.30100905895</text:p>
          </table:table-cell>
          <table:table-cell office:value-type="float" office:value="-0.631094992161" calcext:value-type="float">
            <text:p>-0.631094992161</text:p>
          </table:table-cell>
          <table:table-cell office:value-type="float" office:value="-0.894047141075" calcext:value-type="float">
            <text:p>-0.894047141075</text:p>
          </table:table-cell>
          <table:table-cell/>
          <table:table-cell office:value-type="float" office:value="1.59186522174369E+018" calcext:value-type="float">
            <text:p>1.59186522174369E+018</text:p>
          </table:table-cell>
          <table:table-cell table:formula="of:=([.Q303]-1.59186520428114E+018)*0.000000001" office:value-type="float" office:value="17.46254848" calcext:value-type="float">
            <text:p>17.46254848</text:p>
          </table:table-cell>
          <table:table-cell office:value-type="float" office:value="0.0747790932655" calcext:value-type="float">
            <text:p>0.0747790932655</text:p>
          </table:table-cell>
          <table:table-cell office:value-type="float" office:value="-0.0301477890462" calcext:value-type="float">
            <text:p>-0.0301477890462</text:p>
          </table:table-cell>
          <table:table-cell office:value-type="float" office:value="-0.000671566755045" calcext:value-type="float">
            <text:p>-0.000671566755045</text:p>
          </table:table-cell>
          <table:table-cell table:formula="of:=SQRT([.S303]*[.S303] + [.T303]*[.T303] + [.U303]*[.U303])" office:value-type="float" office:value="0.0806303477351487" calcext:value-type="float">
            <text:p>0.080630347735149</text:p>
          </table:table-cell>
          <table:table-cell table:formula="of:= ([.V304]-[.V303]) / ([.R304]-[.R303])" office:value-type="float" office:value="0.0106451763173668" calcext:value-type="float">
            <text:p>0.010645176317367</text:p>
          </table:table-cell>
        </table:table-row>
        <table:table-row table:style-name="ro1">
          <table:table-cell office:value-type="float" office:value="1.59186522179522E+018" calcext:value-type="float">
            <text:p>1.59186522179522E+018</text:p>
          </table:table-cell>
          <table:table-cell table:formula="of:= ([.A304] - 1.59186520428114E+018) * 0.000000001" office:value-type="float" office:value="17.51408" calcext:value-type="float">
            <text:p>17.51408</text:p>
          </table:table-cell>
          <table:table-cell office:value-type="float" office:value="0.069200001657" calcext:value-type="float">
            <text:p>0.069200001657</text:p>
          </table:table-cell>
          <table:table-cell office:value-type="float" office:value="0.0480500012636" calcext:value-type="float">
            <text:p>0.0480500012636</text:p>
          </table:table-cell>
          <table:table-cell office:value-type="float" office:value="-0.0498000010848" calcext:value-type="float">
            <text:p>-0.0498000010848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/>
          <table:table-cell office:value-type="float" office:value="0.172600001097" calcext:value-type="float">
            <text:p>0.172600001097</text:p>
          </table:table-cell>
          <table:table-cell office:value-type="float" office:value="0.150720000267" calcext:value-type="float">
            <text:p>0.150720000267</text:p>
          </table:table-cell>
          <table:table-cell office:value-type="float" office:value="0.0837199985981" calcext:value-type="float">
            <text:p>0.0837199985981</text:p>
          </table:table-cell>
          <table:table-cell office:value-type="float" office:value="0.00732999993488" calcext:value-type="float">
            <text:p>0.00732999993488</text:p>
          </table:table-cell>
          <table:table-cell/>
          <table:table-cell office:value-type="float" office:value="-1.29729044437" calcext:value-type="float">
            <text:p>-1.29729044437</text:p>
          </table:table-cell>
          <table:table-cell office:value-type="float" office:value="-0.632702708244" calcext:value-type="float">
            <text:p>-0.632702708244</text:p>
          </table:table-cell>
          <table:table-cell office:value-type="float" office:value="-0.894048571587" calcext:value-type="float">
            <text:p>-0.894048571587</text:p>
          </table:table-cell>
          <table:table-cell/>
          <table:table-cell office:value-type="float" office:value="1.59186522179522E+018" calcext:value-type="float">
            <text:p>1.59186522179522E+018</text:p>
          </table:table-cell>
          <table:table-cell table:formula="of:=([.Q304]-1.59186520428114E+018)*0.000000001" office:value-type="float" office:value="17.514082304" calcext:value-type="float">
            <text:p>17.514082304</text:p>
          </table:table-cell>
          <table:table-cell office:value-type="float" office:value="0.0751416236162" calcext:value-type="float">
            <text:p>0.0751416236162</text:p>
          </table:table-cell>
          <table:table-cell office:value-type="float" office:value="-0.0307197757065" calcext:value-type="float">
            <text:p>-0.0307197757065</text:p>
          </table:table-cell>
          <table:table-cell office:value-type="float" office:value="0.000226202566409" calcext:value-type="float">
            <text:p>0.000226202566409</text:p>
          </table:table-cell>
          <table:table-cell table:formula="of:=SQRT([.S304]*[.S304] + [.T304]*[.T304] + [.U304]*[.U304])" office:value-type="float" office:value="0.0811789343779369" calcext:value-type="float">
            <text:p>0.081178934377937</text:p>
          </table:table-cell>
          <table:table-cell table:formula="of:= ([.V305]-[.V304]) / ([.R305]-[.R304])" office:value-type="float" office:value="-0.0508088104747719" calcext:value-type="float">
            <text:p>-0.050808810474772</text:p>
          </table:table-cell>
        </table:table-row>
        <table:table-row table:style-name="ro1">
          <table:table-cell office:value-type="float" office:value="1.5918652218477E+018" calcext:value-type="float">
            <text:p>1.5918652218477E+018</text:p>
          </table:table-cell>
          <table:table-cell table:formula="of:= ([.A305] - 1.59186520428114E+018) * 0.000000001" office:value-type="float" office:value="17.56656" calcext:value-type="float">
            <text:p>17.56656</text:p>
          </table:table-cell>
          <table:table-cell office:value-type="float" office:value="0.0709000006318" calcext:value-type="float">
            <text:p>0.0709000006318</text:p>
          </table:table-cell>
          <table:table-cell office:value-type="float" office:value="0.0550800003111" calcext:value-type="float">
            <text:p>0.0550800003111</text:p>
          </table:table-cell>
          <table:table-cell office:value-type="float" office:value="-0.0446599982679" calcext:value-type="float">
            <text:p>-0.0446599982679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16859999299" calcext:value-type="float">
            <text:p>0.16859999299</text:p>
          </table:table-cell>
          <table:table-cell office:value-type="float" office:value="0.133210003376" calcext:value-type="float">
            <text:p>0.133210003376</text:p>
          </table:table-cell>
          <table:table-cell office:value-type="float" office:value="0.103339999914" calcext:value-type="float">
            <text:p>0.103339999914</text:p>
          </table:table-cell>
          <table:table-cell office:value-type="float" office:value="0.000330000009853" calcext:value-type="float">
            <text:p>0.000330000009853</text:p>
          </table:table-cell>
          <table:table-cell/>
          <table:table-cell office:value-type="float" office:value="-1.29343497753" calcext:value-type="float">
            <text:p>-1.29343497753</text:p>
          </table:table-cell>
          <table:table-cell office:value-type="float" office:value="-0.634353160858" calcext:value-type="float">
            <text:p>-0.634353160858</text:p>
          </table:table-cell>
          <table:table-cell office:value-type="float" office:value="-0.894078791142" calcext:value-type="float">
            <text:p>-0.894078791142</text:p>
          </table:table-cell>
          <table:table-cell/>
          <table:table-cell office:value-type="float" office:value="1.5918652218477E+018" calcext:value-type="float">
            <text:p>1.5918652218477E+018</text:p>
          </table:table-cell>
          <table:table-cell table:formula="of:=([.Q305]-1.59186520428114E+018)*0.000000001" office:value-type="float" office:value="17.566565376" calcext:value-type="float">
            <text:p>17.566565376</text:p>
          </table:table-cell>
          <table:table-cell office:value-type="float" office:value="0.073845423758" calcext:value-type="float">
            <text:p>0.073845423758</text:p>
          </table:table-cell>
          <table:table-cell office:value-type="float" office:value="-0.0266649667174" calcext:value-type="float">
            <text:p>-0.0266649667174</text:p>
          </table:table-cell>
          <table:table-cell office:value-type="float" office:value="-0.000138576360769" calcext:value-type="float">
            <text:p>-0.000138576360769</text:p>
          </table:table-cell>
          <table:table-cell table:formula="of:=SQRT([.S305]*[.S305] + [.T305]*[.T305] + [.U305]*[.U305])" office:value-type="float" office:value="0.0785123319195552" calcext:value-type="float">
            <text:p>0.078512331919555</text:p>
          </table:table-cell>
          <table:table-cell table:formula="of:= ([.V306]-[.V305]) / ([.R306]-[.R305])" office:value-type="float" office:value="-0.0326015831036371" calcext:value-type="float">
            <text:p>-0.032601583103637</text:p>
          </table:table-cell>
        </table:table-row>
        <table:table-row table:style-name="ro1">
          <table:table-cell office:value-type="float" office:value="1.59186522194986E+018" calcext:value-type="float">
            <text:p>1.59186522194986E+018</text:p>
          </table:table-cell>
          <table:table-cell table:formula="of:= ([.A306] - 1.59186520428114E+018) * 0.000000001" office:value-type="float" office:value="17.668720128" calcext:value-type="float">
            <text:p>17.668720128</text:p>
          </table:table-cell>
          <table:table-cell office:value-type="float" office:value="0.0740000009537" calcext:value-type="float">
            <text:p>0.0740000009537</text:p>
          </table:table-cell>
          <table:table-cell office:value-type="float" office:value="0.0638099983335" calcext:value-type="float">
            <text:p>0.0638099983335</text:p>
          </table:table-cell>
          <table:table-cell office:value-type="float" office:value="-0.0374800004065" calcext:value-type="float">
            <text:p>-0.0374800004065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173299998045" calcext:value-type="float">
            <text:p>0.173299998045</text:p>
          </table:table-cell>
          <table:table-cell office:value-type="float" office:value="0.123750001192" calcext:value-type="float">
            <text:p>0.123750001192</text:p>
          </table:table-cell>
          <table:table-cell office:value-type="float" office:value="0.121299996972" calcext:value-type="float">
            <text:p>0.121299996972</text:p>
          </table:table-cell>
          <table:table-cell office:value-type="float" office:value="-0.00307000009343" calcext:value-type="float">
            <text:p>-0.00307000009343</text:p>
          </table:table-cell>
          <table:table-cell/>
          <table:table-cell office:value-type="float" office:value="-1.28561985493" calcext:value-type="float">
            <text:p>-1.28561985493</text:p>
          </table:table-cell>
          <table:table-cell office:value-type="float" office:value="-0.636595964432" calcext:value-type="float">
            <text:p>-0.636595964432</text:p>
          </table:table-cell>
          <table:table-cell office:value-type="float" office:value="-0.894048213959" calcext:value-type="float">
            <text:p>-0.894048213959</text:p>
          </table:table-cell>
          <table:table-cell/>
          <table:table-cell office:value-type="float" office:value="1.59186522194986E+018" calcext:value-type="float">
            <text:p>1.59186522194986E+018</text:p>
          </table:table-cell>
          <table:table-cell table:formula="of:=([.Q306]-1.59186520428114E+018)*0.000000001" office:value-type="float" office:value="17.668727296" calcext:value-type="float">
            <text:p>17.668727296</text:p>
          </table:table-cell>
          <table:table-cell office:value-type="float" office:value="0.0742981880903" calcext:value-type="float">
            <text:p>0.0742981880903</text:p>
          </table:table-cell>
          <table:table-cell office:value-type="float" office:value="-0.0112094227225" calcext:value-type="float">
            <text:p>-0.0112094227225</text:p>
          </table:table-cell>
          <table:table-cell office:value-type="float" office:value="-0.00253275339492" calcext:value-type="float">
            <text:p>-0.00253275339492</text:p>
          </table:table-cell>
          <table:table-cell table:formula="of:=SQRT([.S306]*[.S306] + [.T306]*[.T306] + [.U306]*[.U306])" office:value-type="float" office:value="0.0751816915946481" calcext:value-type="float">
            <text:p>0.075181691594648</text:p>
          </table:table-cell>
          <table:table-cell table:formula="of:= ([.V307]-[.V306]) / ([.R307]-[.R306])" office:value-type="float" office:value="-0.336216341997513" calcext:value-type="float">
            <text:p>-0.336216341997513</text:p>
          </table:table-cell>
        </table:table-row>
        <table:table-row table:style-name="ro1">
          <table:table-cell office:value-type="float" office:value="1.59186522200199E+018" calcext:value-type="float">
            <text:p>1.59186522200199E+018</text:p>
          </table:table-cell>
          <table:table-cell table:formula="of:= ([.A307] - 1.59186520428114E+018) * 0.000000001" office:value-type="float" office:value="17.72084992" calcext:value-type="float">
            <text:p>17.72084992</text:p>
          </table:table-cell>
          <table:table-cell office:value-type="float" office:value="0.0733999982476" calcext:value-type="float">
            <text:p>0.0733999982476</text:p>
          </table:table-cell>
          <table:table-cell office:value-type="float" office:value="0.0672200024128" calcext:value-type="float">
            <text:p>0.0672200024128</text:p>
          </table:table-cell>
          <table:table-cell office:value-type="float" office:value="-0.0293700005859" calcext:value-type="float">
            <text:p>-0.0293700005859</text:p>
          </table:table-cell>
          <table:table-cell table:style-name="Default" office:value-type="float" office:value="0.000250000011874" calcext:value-type="float">
            <text:p>0.000250000011874</text:p>
          </table:table-cell>
          <table:table-cell/>
          <table:table-cell office:value-type="float" office:value="0.150199994445" calcext:value-type="float">
            <text:p>0.150199994445</text:p>
          </table:table-cell>
          <table:table-cell office:value-type="float" office:value="0.0777100026608" calcext:value-type="float">
            <text:p>0.0777100026608</text:p>
          </table:table-cell>
          <table:table-cell office:value-type="float" office:value="0.128480002284" calcext:value-type="float">
            <text:p>0.128480002284</text:p>
          </table:table-cell>
          <table:table-cell office:value-type="float" office:value="0.00456999987364" calcext:value-type="float">
            <text:p>0.00456999987364</text:p>
          </table:table-cell>
          <table:table-cell/>
          <table:table-cell office:value-type="float" office:value="-1.28341186047" calcext:value-type="float">
            <text:p>-1.28341186047</text:p>
          </table:table-cell>
          <table:table-cell office:value-type="float" office:value="-0.636203289032" calcext:value-type="float">
            <text:p>-0.636203289032</text:p>
          </table:table-cell>
          <table:table-cell office:value-type="float" office:value="-0.893925786018" calcext:value-type="float">
            <text:p>-0.893925786018</text:p>
          </table:table-cell>
          <table:table-cell/>
          <table:table-cell office:value-type="float" office:value="1.59186522200199E+018" calcext:value-type="float">
            <text:p>1.59186522200199E+018</text:p>
          </table:table-cell>
          <table:table-cell table:formula="of:=([.Q307]-1.59186520428114E+018)*0.000000001" office:value-type="float" office:value="17.72085632" calcext:value-type="float">
            <text:p>17.72085632</text:p>
          </table:table-cell>
          <table:table-cell office:value-type="float" office:value="0.0576477907598" calcext:value-type="float">
            <text:p>0.0576477907598</text:p>
          </table:table-cell>
          <table:table-cell office:value-type="float" office:value="0.000359834026312" calcext:value-type="float">
            <text:p>0.000359834026312</text:p>
          </table:table-cell>
          <table:table-cell office:value-type="float" office:value="0.000841959030367" calcext:value-type="float">
            <text:p>0.000841959030367</text:p>
          </table:table-cell>
          <table:table-cell table:formula="of:=SQRT([.S307]*[.S307] + [.T307]*[.T307] + [.U307]*[.U307])" office:value-type="float" office:value="0.0576550618334678" calcext:value-type="float">
            <text:p>0.057655061833468</text:p>
          </table:table-cell>
          <table:table-cell table:formula="of:= ([.V308]-[.V307]) / ([.R308]-[.R307])" office:value-type="float" office:value="-0.557606030442156" calcext:value-type="float">
            <text:p>-0.557606030442156</text:p>
          </table:table-cell>
        </table:table-row>
        <table:table-row table:style-name="ro1">
          <table:table-cell office:value-type="float" office:value="1.59186522205434E+018" calcext:value-type="float">
            <text:p>1.59186522205434E+018</text:p>
          </table:table-cell>
          <table:table-cell table:formula="of:= ([.A308] - 1.59186520428114E+018) * 0.000000001" office:value-type="float" office:value="17.773200128" calcext:value-type="float">
            <text:p>17.773200128</text:p>
          </table:table-cell>
          <table:table-cell office:value-type="float" office:value="0.0696000009775" calcext:value-type="float">
            <text:p>0.0696000009775</text:p>
          </table:table-cell>
          <table:table-cell office:value-type="float" office:value="0.0656199976802" calcext:value-type="float">
            <text:p>0.0656199976802</text:p>
          </table:table-cell>
          <table:table-cell office:value-type="float" office:value="-0.0230999998748" calcext:value-type="float">
            <text:p>-0.0230999998748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13399997354" calcext:value-type="float">
            <text:p>0.113399997354</text:p>
          </table:table-cell>
          <table:table-cell office:value-type="float" office:value="-0.0198699999601" calcext:value-type="float">
            <text:p>-0.0198699999601</text:p>
          </table:table-cell>
          <table:table-cell office:value-type="float" office:value="0.111670002341" calcext:value-type="float">
            <text:p>0.111670002341</text:p>
          </table:table-cell>
          <table:table-cell office:value-type="float" office:value="0.00147000001743" calcext:value-type="float">
            <text:p>0.00147000001743</text:p>
          </table:table-cell>
          <table:table-cell/>
          <table:table-cell office:value-type="float" office:value="-1.28233671188" calcext:value-type="float">
            <text:p>-1.28233671188</text:p>
          </table:table-cell>
          <table:table-cell office:value-type="float" office:value="-0.635713398457" calcext:value-type="float">
            <text:p>-0.635713398457</text:p>
          </table:table-cell>
          <table:table-cell office:value-type="float" office:value="-0.89417976141" calcext:value-type="float">
            <text:p>-0.89417976141</text:p>
          </table:table-cell>
          <table:table-cell/>
          <table:table-cell office:value-type="float" office:value="1.59186522205434E+018" calcext:value-type="float">
            <text:p>1.59186522205434E+018</text:p>
          </table:table-cell>
          <table:table-cell table:formula="of:=([.Q308]-1.59186520428114E+018)*0.000000001" office:value-type="float" office:value="17.773201408" calcext:value-type="float">
            <text:p>17.773201408</text:p>
          </table:table-cell>
          <table:table-cell office:value-type="float" office:value="0.0275693163276" calcext:value-type="float">
            <text:p>0.0275693163276</text:p>
          </table:table-cell>
          <table:table-cell office:value-type="float" office:value="0.00690132845193" calcext:value-type="float">
            <text:p>0.00690132845193</text:p>
          </table:table-cell>
          <table:table-cell office:value-type="float" office:value="0.00163758185226" calcext:value-type="float">
            <text:p>0.00163758185226</text:p>
          </table:table-cell>
          <table:table-cell table:formula="of:=SQRT([.S308]*[.S308] + [.T308]*[.T308] + [.U308]*[.U308])" office:value-type="float" office:value="0.0284671251006409" calcext:value-type="float">
            <text:p>0.028467125100641</text:p>
          </table:table-cell>
          <table:table-cell table:formula="of:= ([.V309]-[.V308]) / ([.R309]-[.R308])" office:value-type="float" office:value="-0.0361337405847501" calcext:value-type="float">
            <text:p>-0.03613374058475</text:p>
          </table:table-cell>
        </table:table-row>
        <table:table-row table:style-name="ro1">
          <table:table-cell office:value-type="float" office:value="1.59186522210652E+018" calcext:value-type="float">
            <text:p>1.59186522210652E+018</text:p>
          </table:table-cell>
          <table:table-cell table:formula="of:= ([.A309] - 1.59186520428114E+018) * 0.000000001" office:value-type="float" office:value="17.825380096" calcext:value-type="float">
            <text:p>17.825380096</text:p>
          </table:table-cell>
          <table:table-cell office:value-type="float" office:value="0.0653999969363" calcext:value-type="float">
            <text:p>0.0653999969363</text:p>
          </table:table-cell>
          <table:table-cell office:value-type="float" office:value="0.0626699998975" calcext:value-type="float">
            <text:p>0.0626699998975</text:p>
          </table:table-cell>
          <table:table-cell office:value-type="float" office:value="-0.0188500005752" calcext:value-type="float">
            <text:p>-0.0188500005752</text:p>
          </table:table-cell>
          <table:table-cell table:style-name="Default" office:value-type="float" office:value="-0.000209999998333" calcext:value-type="float">
            <text:p>-0.000209999998333</text:p>
          </table:table-cell>
          <table:table-cell/>
          <table:table-cell office:value-type="float" office:value="0.106299996376" calcext:value-type="float">
            <text:p>0.106299996376</text:p>
          </table:table-cell>
          <table:table-cell office:value-type="float" office:value="-0.0682400017977" calcext:value-type="float">
            <text:p>-0.0682400017977</text:p>
          </table:table-cell>
          <table:table-cell office:value-type="float" office:value="0.0814599990845" calcext:value-type="float">
            <text:p>0.0814599990845</text:p>
          </table:table-cell>
          <table:table-cell office:value-type="float" office:value="-0.000509999983478" calcext:value-type="float">
            <text:p>-0.000509999983478</text:p>
          </table:table-cell>
          <table:table-cell/>
          <table:table-cell office:value-type="float" office:value="-1.28058278561" calcext:value-type="float">
            <text:p>-1.28058278561</text:p>
          </table:table-cell>
          <table:table-cell office:value-type="float" office:value="-0.635166764259" calcext:value-type="float">
            <text:p>-0.635166764259</text:p>
          </table:table-cell>
          <table:table-cell office:value-type="float" office:value="-0.894204318523" calcext:value-type="float">
            <text:p>-0.894204318523</text:p>
          </table:table-cell>
          <table:table-cell/>
          <table:table-cell office:value-type="float" office:value="1.59186522210652E+018" calcext:value-type="float">
            <text:p>1.59186522210652E+018</text:p>
          </table:table-cell>
          <table:table-cell table:formula="of:=([.Q309]-1.59186520428114E+018)*0.000000001" office:value-type="float" office:value="17.825384448" calcext:value-type="float">
            <text:p>17.825384448</text:p>
          </table:table-cell>
          <table:table-cell office:value-type="float" office:value="0.02519383654" calcext:value-type="float">
            <text:p>0.02519383654</text:p>
          </table:table-cell>
          <table:table-cell office:value-type="float" office:value="0.00847555138171" calcext:value-type="float">
            <text:p>0.00847555138171</text:p>
          </table:table-cell>
          <table:table-cell office:value-type="float" office:value="-0.000121590259369" calcext:value-type="float">
            <text:p>-0.000121590259369</text:p>
          </table:table-cell>
          <table:table-cell table:formula="of:=SQRT([.S309]*[.S309] + [.T309]*[.T309] + [.U309]*[.U309])" office:value-type="float" office:value="0.0265815566703573" calcext:value-type="float">
            <text:p>0.026581556670357</text:p>
          </table:table-cell>
          <table:table-cell table:formula="of:= ([.V310]-[.V309]) / ([.R310]-[.R309])" office:value-type="float" office:value="0.942115264698833" calcext:value-type="float">
            <text:p>0.942115264698833</text:p>
          </table:table-cell>
        </table:table-row>
        <table:table-row table:style-name="ro1">
          <table:table-cell office:value-type="float" office:value="1.59186522215812E+018" calcext:value-type="float">
            <text:p>1.59186522215812E+018</text:p>
          </table:table-cell>
          <table:table-cell table:formula="of:= ([.A310] - 1.59186520428114E+018) * 0.000000001" office:value-type="float" office:value="17.876979968" calcext:value-type="float">
            <text:p>17.876979968</text:p>
          </table:table-cell>
          <table:table-cell office:value-type="float" office:value="0.0636999979615" calcext:value-type="float">
            <text:p>0.0636999979615</text:p>
          </table:table-cell>
          <table:table-cell office:value-type="float" office:value="0.0620100013912" calcext:value-type="float">
            <text:p>0.0620100013912</text:p>
          </table:table-cell>
          <table:table-cell office:value-type="float" office:value="-0.0147700002417" calcext:value-type="float">
            <text:p>-0.0147700002417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860000029206" calcext:value-type="float">
            <text:p>0.0860000029206</text:p>
          </table:table-cell>
          <table:table-cell office:value-type="float" office:value="-0.00331000005826" calcext:value-type="float">
            <text:p>-0.00331000005826</text:p>
          </table:table-cell>
          <table:table-cell office:value-type="float" office:value="0.085879996419" calcext:value-type="float">
            <text:p>0.085879996419</text:p>
          </table:table-cell>
          <table:table-cell office:value-type="float" office:value="-0.00158999999985" calcext:value-type="float">
            <text:p>-0.00158999999985</text:p>
          </table:table-cell>
          <table:table-cell/>
          <table:table-cell office:value-type="float" office:value="-1.27735221386" calcext:value-type="float">
            <text:p>-1.27735221386</text:p>
          </table:table-cell>
          <table:table-cell office:value-type="float" office:value="-0.634466707706" calcext:value-type="float">
            <text:p>-0.634466707706</text:p>
          </table:table-cell>
          <table:table-cell office:value-type="float" office:value="-0.894052267075" calcext:value-type="float">
            <text:p>-0.894052267075</text:p>
          </table:table-cell>
          <table:table-cell/>
          <table:table-cell office:value-type="float" office:value="1.59186522215812E+018" calcext:value-type="float">
            <text:p>1.59186522215812E+018</text:p>
          </table:table-cell>
          <table:table-cell table:formula="of:=([.Q310]-1.59186520428114E+018)*0.000000001" office:value-type="float" office:value="17.876983296" calcext:value-type="float">
            <text:p>17.876983296</text:p>
          </table:table-cell>
          <table:table-cell office:value-type="float" office:value="0.072613120079" calcext:value-type="float">
            <text:p>0.072613120079</text:p>
          </table:table-cell>
          <table:table-cell office:value-type="float" office:value="0.0195208415389" calcext:value-type="float">
            <text:p>0.0195208415389</text:p>
          </table:table-cell>
          <table:table-cell office:value-type="float" office:value="-0.000593193166424" calcext:value-type="float">
            <text:p>-0.000593193166424</text:p>
          </table:table-cell>
          <table:table-cell table:formula="of:=SQRT([.S310]*[.S310] + [.T310]*[.T310] + [.U310]*[.U310])" office:value-type="float" office:value="0.0751936190120333" calcext:value-type="float">
            <text:p>0.075193619012033</text:p>
          </table:table-cell>
          <table:table-cell table:formula="of:= ([.V311]-[.V310]) / ([.R311]-[.R310])" office:value-type="float" office:value="0.103195486289389" calcext:value-type="float">
            <text:p>0.103195486289389</text:p>
          </table:table-cell>
        </table:table-row>
        <table:table-row table:style-name="ro1">
          <table:table-cell office:value-type="float" office:value="1.59186522221034E+018" calcext:value-type="float">
            <text:p>1.59186522221034E+018</text:p>
          </table:table-cell>
          <table:table-cell table:formula="of:= ([.A311] - 1.59186520428114E+018) * 0.000000001" office:value-type="float" office:value="17.929200128" calcext:value-type="float">
            <text:p>17.929200128</text:p>
          </table:table-cell>
          <table:table-cell office:value-type="float" office:value="0.0631000027061" calcext:value-type="float">
            <text:p>0.0631000027061</text:p>
          </table:table-cell>
          <table:table-cell office:value-type="float" office:value="0.0623200014234" calcext:value-type="float">
            <text:p>0.0623200014234</text:p>
          </table:table-cell>
          <table:table-cell office:value-type="float" office:value="-0.0100800003856" calcext:value-type="float">
            <text:p>-0.0100800003856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894000008702" calcext:value-type="float">
            <text:p>0.0894000008702</text:p>
          </table:table-cell>
          <table:table-cell office:value-type="float" office:value="0.00553999980912" calcext:value-type="float">
            <text:p>0.00553999980912</text:p>
          </table:table-cell>
          <table:table-cell office:value-type="float" office:value="0.0892399996519" calcext:value-type="float">
            <text:p>0.0892399996519</text:p>
          </table:table-cell>
          <table:table-cell office:value-type="float" office:value="-0.0010300000431" calcext:value-type="float">
            <text:p>-0.0010300000431</text:p>
          </table:table-cell>
          <table:table-cell/>
          <table:table-cell office:value-type="float" office:value="-1.27314054966" calcext:value-type="float">
            <text:p>-1.27314054966</text:p>
          </table:table-cell>
          <table:table-cell office:value-type="float" office:value="-0.633499860764" calcext:value-type="float">
            <text:p>-0.633499860764</text:p>
          </table:table-cell>
          <table:table-cell office:value-type="float" office:value="-0.894062399864" calcext:value-type="float">
            <text:p>-0.894062399864</text:p>
          </table:table-cell>
          <table:table-cell/>
          <table:table-cell office:value-type="float" office:value="1.59186522221034E+018" calcext:value-type="float">
            <text:p>1.59186522221034E+018</text:p>
          </table:table-cell>
          <table:table-cell table:formula="of:=([.Q311]-1.59186520428114E+018)*0.000000001" office:value-type="float" office:value="17.92920832" calcext:value-type="float">
            <text:p>17.92920832</text:p>
          </table:table-cell>
          <table:table-cell office:value-type="float" office:value="0.0779777094722" calcext:value-type="float">
            <text:p>0.0779777094722</text:p>
          </table:table-cell>
          <table:table-cell office:value-type="float" office:value="0.0203247275203" calcext:value-type="float">
            <text:p>0.0203247275203</text:p>
          </table:table-cell>
          <table:table-cell table:style-name="ce1" office:value-type="float" office:value="-0.0000556241066079" calcext:value-type="float">
            <text:p>-5.56E-05</text:p>
          </table:table-cell>
          <table:table-cell table:formula="of:=SQRT([.S311]*[.S311] + [.T311]*[.T311] + [.U311]*[.U311])" office:value-type="float" office:value="0.0805830057601881" calcext:value-type="float">
            <text:p>0.080583005760188</text:p>
          </table:table-cell>
          <table:table-cell table:formula="of:= ([.V312]-[.V311]) / ([.R312]-[.R311])" office:value-type="float" office:value="0.00175655169141273" calcext:value-type="float">
            <text:p>0.001756551691413</text:p>
          </table:table-cell>
        </table:table-row>
        <table:table-row table:style-name="ro1">
          <table:table-cell office:value-type="float" office:value="1.59186522226255E+018" calcext:value-type="float">
            <text:p>1.59186522226255E+018</text:p>
          </table:table-cell>
          <table:table-cell table:formula="of:= ([.A312] - 1.59186520428114E+018) * 0.000000001" office:value-type="float" office:value="17.981410048" calcext:value-type="float">
            <text:p>17.981410048</text:p>
          </table:table-cell>
          <table:table-cell office:value-type="float" office:value="0.0631000027061" calcext:value-type="float">
            <text:p>0.0631000027061</text:p>
          </table:table-cell>
          <table:table-cell office:value-type="float" office:value="0.062839999795" calcext:value-type="float">
            <text:p>0.062839999795</text:p>
          </table:table-cell>
          <table:table-cell office:value-type="float" office:value="-0.00575000001118" calcext:value-type="float">
            <text:p>-0.00575000001118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882999971509" calcext:value-type="float">
            <text:p>0.0882999971509</text:p>
          </table:table-cell>
          <table:table-cell office:value-type="float" office:value="0.00963999982923" calcext:value-type="float">
            <text:p>0.00963999982923</text:p>
          </table:table-cell>
          <table:table-cell office:value-type="float" office:value="0.0877100005746" calcext:value-type="float">
            <text:p>0.0877100005746</text:p>
          </table:table-cell>
          <table:table-cell office:value-type="float" office:value="-0.001719999942" calcext:value-type="float">
            <text:p>-0.001719999942</text:p>
          </table:table-cell>
          <table:table-cell/>
          <table:table-cell office:value-type="float" office:value="-1.26911520958" calcext:value-type="float">
            <text:p>-1.26911520958</text:p>
          </table:table-cell>
          <table:table-cell office:value-type="float" office:value="-0.632616817951" calcext:value-type="float">
            <text:p>-0.632616817951</text:p>
          </table:table-cell>
          <table:table-cell office:value-type="float" office:value="-0.894070565701" calcext:value-type="float">
            <text:p>-0.894070565701</text:p>
          </table:table-cell>
          <table:table-cell/>
          <table:table-cell office:value-type="float" office:value="1.59186522226255E+018" calcext:value-type="float">
            <text:p>1.59186522226255E+018</text:p>
          </table:table-cell>
          <table:table-cell table:formula="of:=([.Q312]-1.59186520428114E+018)*0.000000001" office:value-type="float" office:value="17.981411328" calcext:value-type="float">
            <text:p>17.981411328</text:p>
          </table:table-cell>
          <table:table-cell office:value-type="float" office:value="0.0781987905502" calcext:value-type="float">
            <text:p>0.0781987905502</text:p>
          </table:table-cell>
          <table:table-cell office:value-type="float" office:value="0.0198312737048" calcext:value-type="float">
            <text:p>0.0198312737048</text:p>
          </table:table-cell>
          <table:table-cell office:value-type="float" office:value="-0.000278299616184" calcext:value-type="float">
            <text:p>-0.000278299616184</text:p>
          </table:table-cell>
          <table:table-cell table:formula="of:=SQRT([.S312]*[.S312] + [.T312]*[.T312] + [.U312]*[.U312])" office:value-type="float" office:value="0.0806747030421873" calcext:value-type="float">
            <text:p>0.080674703042187</text:p>
          </table:table-cell>
          <table:table-cell table:formula="of:= ([.V313]-[.V312]) / ([.R313]-[.R312])" office:value-type="float" office:value="-0.0432631505285643" calcext:value-type="float">
            <text:p>-0.043263150528564</text:p>
          </table:table-cell>
        </table:table-row>
        <table:table-row table:style-name="ro1">
          <table:table-cell office:value-type="float" office:value="1.59186522231625E+018" calcext:value-type="float">
            <text:p>1.59186522231625E+018</text:p>
          </table:table-cell>
          <table:table-cell table:formula="of:= ([.A313] - 1.59186520428114E+018) * 0.000000001" office:value-type="float" office:value="18.035110144" calcext:value-type="float">
            <text:p>18.035110144</text:p>
          </table:table-cell>
          <table:table-cell office:value-type="float" office:value="0.0627999976277" calcext:value-type="float">
            <text:p>0.0627999976277</text:p>
          </table:table-cell>
          <table:table-cell office:value-type="float" office:value="0.0627899989486" calcext:value-type="float">
            <text:p>0.0627899989486</text:p>
          </table:table-cell>
          <table:table-cell office:value-type="float" office:value="-0.00112000002991" calcext:value-type="float">
            <text:p>-0.00112000002991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860999971628" calcext:value-type="float">
            <text:p>0.0860999971628</text:p>
          </table:table-cell>
          <table:table-cell office:value-type="float" office:value="0.00209000008181" calcext:value-type="float">
            <text:p>0.00209000008181</text:p>
          </table:table-cell>
          <table:table-cell office:value-type="float" office:value="0.0860999971628" calcext:value-type="float">
            <text:p>0.0860999971628</text:p>
          </table:table-cell>
          <table:table-cell office:value-type="float" office:value="0.00044999999227" calcext:value-type="float">
            <text:p>0.00044999999227</text:p>
          </table:table-cell>
          <table:table-cell/>
          <table:table-cell office:value-type="float" office:value="-1.26505815983" calcext:value-type="float">
            <text:p>-1.26505815983</text:p>
          </table:table-cell>
          <table:table-cell office:value-type="float" office:value="-0.631739079952" calcext:value-type="float">
            <text:p>-0.631739079952</text:p>
          </table:table-cell>
          <table:table-cell office:value-type="float" office:value="-0.894048631191" calcext:value-type="float">
            <text:p>-0.894048631191</text:p>
          </table:table-cell>
          <table:table-cell/>
          <table:table-cell office:value-type="float" office:value="1.59186522231625E+018" calcext:value-type="float">
            <text:p>1.59186522231625E+018</text:p>
          </table:table-cell>
          <table:table-cell table:formula="of:=([.Q313]-1.59186520428114E+018)*0.000000001" office:value-type="float" office:value="18.035111424" calcext:value-type="float">
            <text:p>18.035111424</text:p>
          </table:table-cell>
          <table:table-cell office:value-type="float" office:value="0.075974740088" calcext:value-type="float">
            <text:p>0.075974740088</text:p>
          </table:table-cell>
          <table:table-cell office:value-type="float" office:value="0.0191473197192" calcext:value-type="float">
            <text:p>0.0191473197192</text:p>
          </table:table-cell>
          <table:table-cell office:value-type="float" office:value="-0.000414134934545" calcext:value-type="float">
            <text:p>-0.000414134934545</text:p>
          </table:table-cell>
          <table:table-cell table:formula="of:=SQRT([.S313]*[.S313] + [.T313]*[.T313] + [.U313]*[.U313])" office:value-type="float" office:value="0.078351467705541" calcext:value-type="float">
            <text:p>0.078351467705541</text:p>
          </table:table-cell>
          <table:table-cell table:formula="of:= ([.V314]-[.V313]) / ([.R314]-[.R313])" office:value-type="float" office:value="0.0392842170522701" calcext:value-type="float">
            <text:p>0.03928421705227</text:p>
          </table:table-cell>
        </table:table-row>
        <table:table-row table:style-name="ro1">
          <table:table-cell office:value-type="float" office:value="1.59186522236829E+018" calcext:value-type="float">
            <text:p>1.59186522236829E+018</text:p>
          </table:table-cell>
          <table:table-cell table:formula="of:= ([.A314] - 1.59186520428114E+018) * 0.000000001" office:value-type="float" office:value="18.087149824" calcext:value-type="float">
            <text:p>18.087149824</text:p>
          </table:table-cell>
          <table:table-cell office:value-type="float" office:value="0.0637999996543" calcext:value-type="float">
            <text:p>0.0637999996543</text:p>
          </table:table-cell>
          <table:table-cell office:value-type="float" office:value="0.0636899992824" calcext:value-type="float">
            <text:p>0.0636899992824</text:p>
          </table:table-cell>
          <table:table-cell office:value-type="float" office:value="0.00338999996893" calcext:value-type="float">
            <text:p>0.0033899999689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0882999971509" calcext:value-type="float">
            <text:p>0.0882999971509</text:p>
          </table:table-cell>
          <table:table-cell office:value-type="float" office:value="0.00484000006691" calcext:value-type="float">
            <text:p>0.00484000006691</text:p>
          </table:table-cell>
          <table:table-cell office:value-type="float" office:value="0.0881699994206" calcext:value-type="float">
            <text:p>0.0881699994206</text:p>
          </table:table-cell>
          <table:table-cell office:value-type="float" office:value="-0.00138999999035" calcext:value-type="float">
            <text:p>-0.00138999999035</text:p>
          </table:table-cell>
          <table:table-cell/>
          <table:table-cell office:value-type="float" office:value="-1.26079249382" calcext:value-type="float">
            <text:p>-1.26079249382</text:p>
          </table:table-cell>
          <table:table-cell office:value-type="float" office:value="-0.630762517452" calcext:value-type="float">
            <text:p>-0.630762517452</text:p>
          </table:table-cell>
          <table:table-cell office:value-type="float" office:value="-0.894074976444" calcext:value-type="float">
            <text:p>-0.894074976444</text:p>
          </table:table-cell>
          <table:table-cell/>
          <table:table-cell office:value-type="float" office:value="1.59186522236829E+018" calcext:value-type="float">
            <text:p>1.59186522236829E+018</text:p>
          </table:table-cell>
          <table:table-cell table:formula="of:=([.Q314]-1.59186520428114E+018)*0.000000001" office:value-type="float" office:value="18.087158016" calcext:value-type="float">
            <text:p>18.087158016</text:p>
          </table:table-cell>
          <table:table-cell office:value-type="float" office:value="0.0779156908393" calcext:value-type="float">
            <text:p>0.0779156908393</text:p>
          </table:table-cell>
          <table:table-cell office:value-type="float" office:value="0.0198077335954" calcext:value-type="float">
            <text:p>0.0198077335954</text:p>
          </table:table-cell>
          <table:table-cell office:value-type="float" office:value="-0.000572764954995" calcext:value-type="float">
            <text:p>-0.000572764954995</text:p>
          </table:table-cell>
          <table:table-cell table:formula="of:=SQRT([.S314]*[.S314] + [.T314]*[.T314] + [.U314]*[.U314])" office:value-type="float" office:value="0.0803960773224999" calcext:value-type="float">
            <text:p>0.0803960773225</text:p>
          </table:table-cell>
          <table:table-cell table:formula="of:= ([.V315]-[.V314]) / ([.R315]-[.R314])" office:value-type="float" office:value="-0.0608573277406132" calcext:value-type="float">
            <text:p>-0.060857327740613</text:p>
          </table:table-cell>
        </table:table-row>
        <table:table-row table:style-name="ro1">
          <table:table-cell office:value-type="float" office:value="1.59186522242024E+018" calcext:value-type="float">
            <text:p>1.59186522242024E+018</text:p>
          </table:table-cell>
          <table:table-cell table:formula="of:= ([.A315] - 1.59186520428114E+018) * 0.000000001" office:value-type="float" office:value="18.139099904" calcext:value-type="float">
            <text:p>18.139099904</text:p>
          </table:table-cell>
          <table:table-cell office:value-type="float" office:value="0.0644000023603" calcext:value-type="float">
            <text:p>0.0644000023603</text:p>
          </table:table-cell>
          <table:table-cell office:value-type="float" office:value="0.0639100000262" calcext:value-type="float">
            <text:p>0.0639100000262</text:p>
          </table:table-cell>
          <table:table-cell office:value-type="float" office:value="0.00775999994949" calcext:value-type="float">
            <text:p>0.00775999994949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794000029564" calcext:value-type="float">
            <text:p>0.0794000029564</text:p>
          </table:table-cell>
          <table:table-cell office:value-type="float" office:value="0.00187000003643" calcext:value-type="float">
            <text:p>0.00187000003643</text:p>
          </table:table-cell>
          <table:table-cell office:value-type="float" office:value="0.0793899968266" calcext:value-type="float">
            <text:p>0.0793899968266</text:p>
          </table:table-cell>
          <table:table-cell office:value-type="float" office:value="-0.000130000000354" calcext:value-type="float">
            <text:p>-0.000130000000354</text:p>
          </table:table-cell>
          <table:table-cell/>
          <table:table-cell office:value-type="float" office:value="-1.25684142113" calcext:value-type="float">
            <text:p>-1.25684142113</text:p>
          </table:table-cell>
          <table:table-cell office:value-type="float" office:value="-0.629908323288" calcext:value-type="float">
            <text:p>-0.629908323288</text:p>
          </table:table-cell>
          <table:table-cell office:value-type="float" office:value="-0.894072830677" calcext:value-type="float">
            <text:p>-0.894072830677</text:p>
          </table:table-cell>
          <table:table-cell/>
          <table:table-cell office:value-type="float" office:value="1.59186522242024E+018" calcext:value-type="float">
            <text:p>1.59186522242024E+018</text:p>
          </table:table-cell>
          <table:table-cell table:formula="of:=([.Q315]-1.59186520428114E+018)*0.000000001" office:value-type="float" office:value="18.139107328" calcext:value-type="float">
            <text:p>18.139107328</text:p>
          </table:table-cell>
          <table:table-cell office:value-type="float" office:value="0.0749138221145" calcext:value-type="float">
            <text:p>0.0749138221145</text:p>
          </table:table-cell>
          <table:table-cell office:value-type="float" office:value="0.0187897123396" calcext:value-type="float">
            <text:p>0.0187897123396</text:p>
          </table:table-cell>
          <table:table-cell office:value-type="float" office:value="-0.000215571664739" calcext:value-type="float">
            <text:p>-0.000215571664739</text:p>
          </table:table-cell>
          <table:table-cell table:formula="of:=SQRT([.S315]*[.S315] + [.T315]*[.T315] + [.U315]*[.U315])" office:value-type="float" office:value="0.0772345810162165" calcext:value-type="float">
            <text:p>0.077234581016217</text:p>
          </table:table-cell>
          <table:table-cell table:formula="of:= ([.V316]-[.V315]) / ([.R316]-[.R315])" office:value-type="float" office:value="0.0675192129928302" calcext:value-type="float">
            <text:p>0.06751921299283</text:p>
          </table:table-cell>
        </table:table-row>
        <table:table-row table:style-name="ro1">
          <table:table-cell office:value-type="float" office:value="1.59186522247252E+018" calcext:value-type="float">
            <text:p>1.59186522247252E+018</text:p>
          </table:table-cell>
          <table:table-cell table:formula="of:= ([.A316] - 1.59186520428114E+018) * 0.000000001" office:value-type="float" office:value="18.191379968" calcext:value-type="float">
            <text:p>18.191379968</text:p>
          </table:table-cell>
          <table:table-cell office:value-type="float" office:value="0.0648000016809" calcext:value-type="float">
            <text:p>0.0648000016809</text:p>
          </table:table-cell>
          <table:table-cell office:value-type="float" office:value="0.0631700009108" calcext:value-type="float">
            <text:p>0.0631700009108</text:p>
          </table:table-cell>
          <table:table-cell office:value-type="float" office:value="0.0146199995652" calcext:value-type="float">
            <text:p>0.0146199995652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599000006914" calcext:value-type="float">
            <text:p>0.0599000006914</text:p>
          </table:table-cell>
          <table:table-cell office:value-type="float" office:value="0.00767999980599" calcext:value-type="float">
            <text:p>0.00767999980599</text:p>
          </table:table-cell>
          <table:table-cell office:value-type="float" office:value="0.0592299997807" calcext:value-type="float">
            <text:p>0.0592299997807</text:p>
          </table:table-cell>
          <table:table-cell office:value-type="float" office:value="0.00504000019282" calcext:value-type="float">
            <text:p>0.00504000019282</text:p>
          </table:table-cell>
          <table:table-cell/>
          <table:table-cell office:value-type="float" office:value="-1.25260460377" calcext:value-type="float">
            <text:p>-1.25260460377</text:p>
          </table:table-cell>
          <table:table-cell office:value-type="float" office:value="-0.628956437111" calcext:value-type="float">
            <text:p>-0.628956437111</text:p>
          </table:table-cell>
          <table:table-cell office:value-type="float" office:value="-0.894081056118" calcext:value-type="float">
            <text:p>-0.894081056118</text:p>
          </table:table-cell>
          <table:table-cell/>
          <table:table-cell office:value-type="float" office:value="1.59186522247252E+018" calcext:value-type="float">
            <text:p>1.59186522247252E+018</text:p>
          </table:table-cell>
          <table:table-cell table:formula="of:=([.Q316]-1.59186520428114E+018)*0.000000001" office:value-type="float" office:value="18.19138816" calcext:value-type="float">
            <text:p>18.19138816</text:p>
          </table:table-cell>
          <table:table-cell office:value-type="float" office:value="0.078312523663" calcext:value-type="float">
            <text:p>0.078312523663</text:p>
          </table:table-cell>
          <table:table-cell office:value-type="float" office:value="0.0197496842593" calcext:value-type="float">
            <text:p>0.0197496842593</text:p>
          </table:table-cell>
          <table:table-cell table:style-name="ce1" office:value-type="float" office:value="0.0000989783584373" calcext:value-type="float">
            <text:p>9.90E-05</text:p>
          </table:table-cell>
          <table:table-cell table:formula="of:=SQRT([.S316]*[.S316] + [.T316]*[.T316] + [.U316]*[.U316])" office:value-type="float" office:value="0.0807645416474669" calcext:value-type="float">
            <text:p>0.080764541647467</text:p>
          </table:table-cell>
          <table:table-cell table:formula="of:= ([.V317]-[.V316]) / ([.R317]-[.R316])" office:value-type="float" office:value="-0.0157380106784947" calcext:value-type="float">
            <text:p>-0.015738010678495</text:p>
          </table:table-cell>
        </table:table-row>
        <table:table-row table:style-name="ro1">
          <table:table-cell office:value-type="float" office:value="1.59186522252488E+018" calcext:value-type="float">
            <text:p>1.59186522252488E+018</text:p>
          </table:table-cell>
          <table:table-cell table:formula="of:= ([.A317] - 1.59186520428114E+018) * 0.000000001" office:value-type="float" office:value="18.24374016" calcext:value-type="float">
            <text:p>18.24374016</text:p>
          </table:table-cell>
          <table:table-cell office:value-type="float" office:value="0.0683000013232" calcext:value-type="float">
            <text:p>0.0683000013232</text:p>
          </table:table-cell>
          <table:table-cell office:value-type="float" office:value="0.0664599984884" calcext:value-type="float">
            <text:p>0.0664599984884</text:p>
          </table:table-cell>
          <table:table-cell office:value-type="float" office:value="0.0156100001186" calcext:value-type="float">
            <text:p>0.0156100001186</text:p>
          </table:table-cell>
          <table:table-cell table:style-name="Default" office:value-type="float" office:value="-0.000310000003083" calcext:value-type="float">
            <text:p>-0.000310000003083</text:p>
          </table:table-cell>
          <table:table-cell/>
          <table:table-cell office:value-type="float" office:value="0.0529999993742" calcext:value-type="float">
            <text:p>0.0529999993742</text:p>
          </table:table-cell>
          <table:table-cell office:value-type="float" office:value="0.0379300005734" calcext:value-type="float">
            <text:p>0.0379300005734</text:p>
          </table:table-cell>
          <table:table-cell office:value-type="float" office:value="0.0369400009513" calcext:value-type="float">
            <text:p>0.0369400009513</text:p>
          </table:table-cell>
          <table:table-cell office:value-type="float" office:value="-0.00118999998085" calcext:value-type="float">
            <text:p>-0.00118999998085</text:p>
          </table:table-cell>
          <table:table-cell/>
          <table:table-cell office:value-type="float" office:value="-1.24866175652" calcext:value-type="float">
            <text:p>-1.24866175652</text:p>
          </table:table-cell>
          <table:table-cell office:value-type="float" office:value="-0.628039121628" calcext:value-type="float">
            <text:p>-0.628039121628</text:p>
          </table:table-cell>
          <table:table-cell office:value-type="float" office:value="-0.894087314606" calcext:value-type="float">
            <text:p>-0.894087314606</text:p>
          </table:table-cell>
          <table:table-cell/>
          <table:table-cell office:value-type="float" office:value="1.59186522252488E+018" calcext:value-type="float">
            <text:p>1.59186522252488E+018</text:p>
          </table:table-cell>
          <table:table-cell table:formula="of:=([.Q317]-1.59186520428114E+018)*0.000000001" office:value-type="float" office:value="18.24374144" calcext:value-type="float">
            <text:p>18.24374144</text:p>
          </table:table-cell>
          <table:table-cell office:value-type="float" office:value="0.0774812176824" calcext:value-type="float">
            <text:p>0.0774812176824</text:p>
          </table:table-cell>
          <table:table-cell office:value-type="float" office:value="0.0196751859039" calcext:value-type="float">
            <text:p>0.0196751859039</text:p>
          </table:table-cell>
          <table:table-cell office:value-type="float" office:value="0.000219819674385" calcext:value-type="float">
            <text:p>0.000219819674385</text:p>
          </table:table-cell>
          <table:table-cell table:formula="of:=SQRT([.S317]*[.S317] + [.T317]*[.T317] + [.U317]*[.U317])" office:value-type="float" office:value="0.0799406051677727" calcext:value-type="float">
            <text:p>0.079940605167773</text:p>
          </table:table-cell>
          <table:table-cell table:formula="of:= ([.V318]-[.V317]) / ([.R318]-[.R317])" office:value-type="float" office:value="-0.00157333322538917" calcext:value-type="float">
            <text:p>-0.001573333225389</text:p>
          </table:table-cell>
        </table:table-row>
        <table:table-row table:style-name="ro1">
          <table:table-cell office:value-type="float" office:value="1.59186522257849E+018" calcext:value-type="float">
            <text:p>1.59186522257849E+018</text:p>
          </table:table-cell>
          <table:table-cell table:formula="of:= ([.A318] - 1.59186520428114E+018) * 0.000000001" office:value-type="float" office:value="18.297349888" calcext:value-type="float">
            <text:p>18.297349888</text:p>
          </table:table-cell>
          <table:table-cell office:value-type="float" office:value="0.0742999985814" calcext:value-type="float">
            <text:p>0.0742999985814</text:p>
          </table:table-cell>
          <table:table-cell office:value-type="float" office:value="0.0724899992347" calcext:value-type="float">
            <text:p>0.0724899992347</text:p>
          </table:table-cell>
          <table:table-cell office:value-type="float" office:value="0.0165100004524" calcext:value-type="float">
            <text:p>0.0165100004524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/>
          <table:table-cell office:value-type="float" office:value="0.0982000008225" calcext:value-type="float">
            <text:p>0.0982000008225</text:p>
          </table:table-cell>
          <table:table-cell office:value-type="float" office:value="0.0951299965382" calcext:value-type="float">
            <text:p>0.0951299965382</text:p>
          </table:table-cell>
          <table:table-cell office:value-type="float" office:value="0.0241000000387" calcext:value-type="float">
            <text:p>0.0241000000387</text:p>
          </table:table-cell>
          <table:table-cell office:value-type="float" office:value="-0.00288999988697" calcext:value-type="float">
            <text:p>-0.00288999988697</text:p>
          </table:table-cell>
          <table:table-cell/>
          <table:table-cell office:value-type="float" office:value="-1.24434196949" calcext:value-type="float">
            <text:p>-1.24434196949</text:p>
          </table:table-cell>
          <table:table-cell office:value-type="float" office:value="-0.627057492733" calcext:value-type="float">
            <text:p>-0.627057492733</text:p>
          </table:table-cell>
          <table:table-cell office:value-type="float" office:value="-0.89408582449" calcext:value-type="float">
            <text:p>-0.89408582449</text:p>
          </table:table-cell>
          <table:table-cell/>
          <table:table-cell office:value-type="float" office:value="1.59186522257849E+018" calcext:value-type="float">
            <text:p>1.59186522257849E+018</text:p>
          </table:table-cell>
          <table:table-cell table:formula="of:=([.Q318]-1.59186520428114E+018)*0.000000001" office:value-type="float" office:value="18.297352192" calcext:value-type="float">
            <text:p>18.297352192</text:p>
          </table:table-cell>
          <table:table-cell office:value-type="float" office:value="0.0774300023913" calcext:value-type="float">
            <text:p>0.0774300023913</text:p>
          </table:table-cell>
          <table:table-cell office:value-type="float" office:value="0.019534625113" calcext:value-type="float">
            <text:p>0.019534625113</text:p>
          </table:table-cell>
          <table:table-cell office:value-type="float" office:value="0.000122587618534" calcext:value-type="float">
            <text:p>0.000122587618534</text:p>
          </table:table-cell>
          <table:table-cell table:formula="of:=SQRT([.S318]*[.S318] + [.T318]*[.T318] + [.U318]*[.U318])" office:value-type="float" office:value="0.079856257590413" calcext:value-type="float">
            <text:p>0.079856257590413</text:p>
          </table:table-cell>
          <table:table-cell table:formula="of:= ([.V319]-[.V318]) / ([.R319]-[.R318])" office:value-type="float" office:value="-0.00954178871137212" calcext:value-type="float">
            <text:p>-0.009541788711372</text:p>
          </table:table-cell>
        </table:table-row>
        <table:table-row table:style-name="ro1">
          <table:table-cell office:value-type="float" office:value="1.59186522263068E+018" calcext:value-type="float">
            <text:p>1.59186522263068E+018</text:p>
          </table:table-cell>
          <table:table-cell table:formula="of:= ([.A319] - 1.59186520428114E+018) * 0.000000001" office:value-type="float" office:value="18.349540096" calcext:value-type="float">
            <text:p>18.349540096</text:p>
          </table:table-cell>
          <table:table-cell office:value-type="float" office:value="0.0785999968648" calcext:value-type="float">
            <text:p>0.0785999968648</text:p>
          </table:table-cell>
          <table:table-cell office:value-type="float" office:value="0.0766799971461" calcext:value-type="float">
            <text:p>0.0766799971461</text:p>
          </table:table-cell>
          <table:table-cell office:value-type="float" office:value="0.0171600002795" calcext:value-type="float">
            <text:p>0.0171600002795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/>
          <table:table-cell office:value-type="float" office:value="0.100900001824" calcext:value-type="float">
            <text:p>0.100900001824</text:p>
          </table:table-cell>
          <table:table-cell office:value-type="float" office:value="0.0987299978733" calcext:value-type="float">
            <text:p>0.0987299978733</text:p>
          </table:table-cell>
          <table:table-cell office:value-type="float" office:value="0.020870000124" calcext:value-type="float">
            <text:p>0.020870000124</text:p>
          </table:table-cell>
          <table:table-cell office:value-type="float" office:value="-0.000239999993937" calcext:value-type="float">
            <text:p>-0.000239999993937</text:p>
          </table:table-cell>
          <table:table-cell/>
          <table:table-cell office:value-type="float" office:value="-1.24039232731" calcext:value-type="float">
            <text:p>-1.24039232731</text:p>
          </table:table-cell>
          <table:table-cell office:value-type="float" office:value="-0.62617456913" calcext:value-type="float">
            <text:p>-0.62617456913</text:p>
          </table:table-cell>
          <table:table-cell office:value-type="float" office:value="-0.894094526768" calcext:value-type="float">
            <text:p>-0.894094526768</text:p>
          </table:table-cell>
          <table:table-cell/>
          <table:table-cell office:value-type="float" office:value="1.59186522263068E+018" calcext:value-type="float">
            <text:p>1.59186522263068E+018</text:p>
          </table:table-cell>
          <table:table-cell table:formula="of:=([.Q319]-1.59186520428114E+018)*0.000000001" office:value-type="float" office:value="18.349541376" calcext:value-type="float">
            <text:p>18.349541376</text:p>
          </table:table-cell>
          <table:table-cell office:value-type="float" office:value="0.076946400106" calcext:value-type="float">
            <text:p>0.076946400106</text:p>
          </table:table-cell>
          <table:table-cell office:value-type="float" office:value="0.0194145794958" calcext:value-type="float">
            <text:p>0.0194145794958</text:p>
          </table:table-cell>
          <table:table-cell office:value-type="float" office:value="-0.000249252509093" calcext:value-type="float">
            <text:p>-0.000249252509093</text:p>
          </table:table-cell>
          <table:table-cell table:formula="of:=SQRT([.S319]*[.S319] + [.T319]*[.T319] + [.U319]*[.U319])" office:value-type="float" office:value="0.0793582794236661" calcext:value-type="float">
            <text:p>0.079358279423666</text:p>
          </table:table-cell>
          <table:table-cell table:formula="of:= ([.V320]-[.V319]) / ([.R320]-[.R319])" office:value-type="float" office:value="0.0141232299363875" calcext:value-type="float">
            <text:p>0.014123229936388</text:p>
          </table:table-cell>
        </table:table-row>
        <table:table-row table:style-name="ro1">
          <table:table-cell office:value-type="float" office:value="1.59186522268296E+018" calcext:value-type="float">
            <text:p>1.59186522268296E+018</text:p>
          </table:table-cell>
          <table:table-cell table:formula="of:= ([.A320] - 1.59186520428114E+018) * 0.000000001" office:value-type="float" office:value="18.401819904" calcext:value-type="float">
            <text:p>18.401819904</text:p>
          </table:table-cell>
          <table:table-cell office:value-type="float" office:value="0.0803000032902" calcext:value-type="float">
            <text:p>0.0803000032902</text:p>
          </table:table-cell>
          <table:table-cell office:value-type="float" office:value="0.0783300027251" calcext:value-type="float">
            <text:p>0.0783300027251</text:p>
          </table:table-cell>
          <table:table-cell office:value-type="float" office:value="0.0175400003791" calcext:value-type="float">
            <text:p>0.0175400003791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00980000011623" calcext:value-type="float">
            <text:p>0.00980000011623</text:p>
          </table:table-cell>
          <table:table-cell office:value-type="float" office:value="0.00972000043839" calcext:value-type="float">
            <text:p>0.00972000043839</text:p>
          </table:table-cell>
          <table:table-cell office:value-type="float" office:value="-0.000239999993937" calcext:value-type="float">
            <text:p>-0.000239999993937</text:p>
          </table:table-cell>
          <table:table-cell office:value-type="float" office:value="0.00121000001673" calcext:value-type="float">
            <text:p>0.00121000001673</text:p>
          </table:table-cell>
          <table:table-cell/>
          <table:table-cell office:value-type="float" office:value="-1.2362433672" calcext:value-type="float">
            <text:p>-1.2362433672</text:p>
          </table:table-cell>
          <table:table-cell office:value-type="float" office:value="-0.625262081623" calcext:value-type="float">
            <text:p>-0.625262081623</text:p>
          </table:table-cell>
          <table:table-cell office:value-type="float" office:value="-0.894092798233" calcext:value-type="float">
            <text:p>-0.894092798233</text:p>
          </table:table-cell>
          <table:table-cell/>
          <table:table-cell office:value-type="float" office:value="1.59186522268296E+018" calcext:value-type="float">
            <text:p>1.59186522268296E+018</text:p>
          </table:table-cell>
          <table:table-cell table:formula="of:=([.Q320]-1.59186520428114E+018)*0.000000001" office:value-type="float" office:value="18.401819648" calcext:value-type="float">
            <text:p>18.401819648</text:p>
          </table:table-cell>
          <table:table-cell office:value-type="float" office:value="0.0777126476169" calcext:value-type="float">
            <text:p>0.0777126476169</text:p>
          </table:table-cell>
          <table:table-cell office:value-type="float" office:value="0.0193961523473" calcext:value-type="float">
            <text:p>0.0193961523473</text:p>
          </table:table-cell>
          <table:table-cell table:style-name="ce1" office:value-type="float" office:value="0.0000424993777415" calcext:value-type="float">
            <text:p>4.25E-05</text:p>
          </table:table-cell>
          <table:table-cell table:formula="of:=SQRT([.S320]*[.S320] + [.T320]*[.T320] + [.U320]*[.U320])" office:value-type="float" office:value="0.0800966174797991" calcext:value-type="float">
            <text:p>0.080096617479799</text:p>
          </table:table-cell>
          <table:table-cell table:formula="of:= ([.V321]-[.V320]) / ([.R321]-[.R320])" office:value-type="float" office:value="0.00589614297285921" calcext:value-type="float">
            <text:p>0.005896142972859</text:p>
          </table:table-cell>
        </table:table-row>
        <table:table-row table:style-name="ro1">
          <table:table-cell office:value-type="float" office:value="1.59186522273442E+018" calcext:value-type="float">
            <text:p>1.59186522273442E+018</text:p>
          </table:table-cell>
          <table:table-cell table:formula="of:= ([.A321] - 1.59186520428114E+018) * 0.000000001" office:value-type="float" office:value="18.453280256" calcext:value-type="float">
            <text:p>18.453280256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0.0778999999166" calcext:value-type="float">
            <text:p>0.0778999999166</text:p>
          </table:table-cell>
          <table:table-cell office:value-type="float" office:value="0.0174199994653" calcext:value-type="float">
            <text:p>0.0174199994653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0139999995008" calcext:value-type="float">
            <text:p>0.00139999995008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130000000354" calcext:value-type="float">
            <text:p>-0.00130000000354</text:p>
          </table:table-cell>
          <table:table-cell office:value-type="float" office:value="0.000419999996666" calcext:value-type="float">
            <text:p>0.000419999996666</text:p>
          </table:table-cell>
          <table:table-cell/>
          <table:table-cell office:value-type="float" office:value="-1.23231470585" calcext:value-type="float">
            <text:p>-1.23231470585</text:p>
          </table:table-cell>
          <table:table-cell office:value-type="float" office:value="-0.624370217323" calcext:value-type="float">
            <text:p>-0.624370217323</text:p>
          </table:table-cell>
          <table:table-cell office:value-type="float" office:value="-0.894084751606" calcext:value-type="float">
            <text:p>-0.894084751606</text:p>
          </table:table-cell>
          <table:table-cell/>
          <table:table-cell office:value-type="float" office:value="1.59186522273442E+018" calcext:value-type="float">
            <text:p>1.59186522273442E+018</text:p>
          </table:table-cell>
          <table:table-cell table:formula="of:=([.Q321]-1.59186520428114E+018)*0.000000001" office:value-type="float" office:value="18.45328128" calcext:value-type="float">
            <text:p>18.45328128</text:p>
          </table:table-cell>
          <table:table-cell office:value-type="float" office:value="0.07796266675" calcext:value-type="float">
            <text:p>0.07796266675</text:p>
          </table:table-cell>
          <table:table-cell office:value-type="float" office:value="0.0196459088475" calcext:value-type="float">
            <text:p>0.0196459088475</text:p>
          </table:table-cell>
          <table:table-cell office:value-type="float" office:value="0.000166469311807" calcext:value-type="float">
            <text:p>0.000166469311807</text:p>
          </table:table-cell>
          <table:table-cell table:formula="of:=SQRT([.S321]*[.S321] + [.T321]*[.T321] + [.U321]*[.U321])" office:value-type="float" office:value="0.0804000426196878" calcext:value-type="float">
            <text:p>0.080400042619688</text:p>
          </table:table-cell>
          <table:table-cell table:formula="of:= ([.V322]-[.V321]) / ([.R322]-[.R321])" office:value-type="float" office:value="0.00319168051399458" calcext:value-type="float">
            <text:p>0.003191680513995</text:p>
          </table:table-cell>
        </table:table-row>
        <table:table-row table:style-name="ro1">
          <table:table-cell office:value-type="float" office:value="1.59186522278655E+018" calcext:value-type="float">
            <text:p>1.59186522278655E+018</text:p>
          </table:table-cell>
          <table:table-cell table:formula="of:= ([.A322] - 1.59186520428114E+018) * 0.000000001" office:value-type="float" office:value="18.505410048" calcext:value-type="float">
            <text:p>18.505410048</text:p>
          </table:table-cell>
          <table:table-cell office:value-type="float" office:value="0.0802000015974" calcext:value-type="float">
            <text:p>0.0802000015974</text:p>
          </table:table-cell>
          <table:table-cell office:value-type="float" office:value="0.0782399997115" calcext:value-type="float">
            <text:p>0.0782399997115</text:p>
          </table:table-cell>
          <table:table-cell office:value-type="float" office:value="0.0175700001419" calcext:value-type="float">
            <text:p>0.0175700001419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600000028498" calcext:value-type="float">
            <text:p>0.000600000028498</text:p>
          </table:table-cell>
          <table:table-cell table:style-name="ce1" office:value-type="float" office:value="-0.0000999999974738" calcext:value-type="float">
            <text:p>-1.00E-04</text:p>
          </table:table-cell>
          <table:table-cell office:value-type="float" office:value="-0.000440000003437" calcext:value-type="float">
            <text:p>-0.000440000003437</text:p>
          </table:table-cell>
          <table:table-cell office:value-type="float" office:value="0.000460000010207" calcext:value-type="float">
            <text:p>0.000460000010207</text:p>
          </table:table-cell>
          <table:table-cell/>
          <table:table-cell office:value-type="float" office:value="-1.22811770439" calcext:value-type="float">
            <text:p>-1.22811770439</text:p>
          </table:table-cell>
          <table:table-cell office:value-type="float" office:value="-0.62341272831" calcext:value-type="float">
            <text:p>-0.62341272831</text:p>
          </table:table-cell>
          <table:table-cell office:value-type="float" office:value="-0.8940782547" calcext:value-type="float">
            <text:p>-0.8940782547</text:p>
          </table:table-cell>
          <table:table-cell/>
          <table:table-cell office:value-type="float" office:value="1.59186522278655E+018" calcext:value-type="float">
            <text:p>1.59186522278655E+018</text:p>
          </table:table-cell>
          <table:table-cell table:formula="of:=([.Q322]-1.59186520428114E+018)*0.000000001" office:value-type="float" office:value="18.50540928" calcext:value-type="float">
            <text:p>18.50540928</text:p>
          </table:table-cell>
          <table:table-cell office:value-type="float" office:value="0.0781452730298" calcext:value-type="float">
            <text:p>0.0781452730298</text:p>
          </table:table-cell>
          <table:table-cell office:value-type="float" office:value="0.0196026172489" calcext:value-type="float">
            <text:p>0.0196026172489</text:p>
          </table:table-cell>
          <table:table-cell table:style-name="ce1" office:value-type="float" office:value="-0.0000386871906812" calcext:value-type="float">
            <text:p>-3.87E-05</text:p>
          </table:table-cell>
          <table:table-cell table:formula="of:=SQRT([.S322]*[.S322] + [.T322]*[.T322] + [.U322]*[.U322])" office:value-type="float" office:value="0.0805664185415213" calcext:value-type="float">
            <text:p>0.080566418541521</text:p>
          </table:table-cell>
          <table:table-cell table:formula="of:= ([.V323]-[.V322]) / ([.R323]-[.R322])" office:value-type="float" office:value="-0.139507670210998" calcext:value-type="float">
            <text:p>-0.139507670210998</text:p>
          </table:table-cell>
        </table:table-row>
        <table:table-row table:style-name="ro1">
          <table:table-cell office:value-type="float" office:value="1.59186522283792E+018" calcext:value-type="float">
            <text:p>1.59186522283792E+018</text:p>
          </table:table-cell>
          <table:table-cell table:formula="of:= ([.A323] - 1.59186520428114E+018) * 0.000000001" office:value-type="float" office:value="18.556780032" calcext:value-type="float">
            <text:p>18.556780032</text:p>
          </table:table-cell>
          <table:table-cell office:value-type="float" office:value="0.0793000012636" calcext:value-type="float">
            <text:p>0.0793000012636</text:p>
          </table:table-cell>
          <table:table-cell office:value-type="float" office:value="0.077380001545" calcext:value-type="float">
            <text:p>0.077380001545</text:p>
          </table:table-cell>
          <table:table-cell office:value-type="float" office:value="0.017330000177" calcext:value-type="float">
            <text:p>0.017330000177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00949999969453" calcext:value-type="float">
            <text:p>0.00949999969453</text:p>
          </table:table-cell>
          <table:table-cell office:value-type="float" office:value="-0.00913999974728" calcext:value-type="float">
            <text:p>-0.00913999974728</text:p>
          </table:table-cell>
          <table:table-cell office:value-type="float" office:value="-0.00261000008322" calcext:value-type="float">
            <text:p>-0.00261000008322</text:p>
          </table:table-cell>
          <table:table-cell office:value-type="float" office:value="-0.000730000028852" calcext:value-type="float">
            <text:p>-0.000730000028852</text:p>
          </table:table-cell>
          <table:table-cell/>
          <table:table-cell office:value-type="float" office:value="-1.22469198704" calcext:value-type="float">
            <text:p>-1.22469198704</text:p>
          </table:table-cell>
          <table:table-cell office:value-type="float" office:value="-0.622698664665" calcext:value-type="float">
            <text:p>-0.622698664665</text:p>
          </table:table-cell>
          <table:table-cell office:value-type="float" office:value="-0.894011259079" calcext:value-type="float">
            <text:p>-0.894011259079</text:p>
          </table:table-cell>
          <table:table-cell/>
          <table:table-cell office:value-type="float" office:value="1.59186522283792E+018" calcext:value-type="float">
            <text:p>1.59186522283792E+018</text:p>
          </table:table-cell>
          <table:table-cell table:formula="of:=([.Q323]-1.59186520428114E+018)*0.000000001" office:value-type="float" office:value="18.556788224" calcext:value-type="float">
            <text:p>18.556788224</text:p>
          </table:table-cell>
          <table:table-cell office:value-type="float" office:value="0.0712061002851" calcext:value-type="float">
            <text:p>0.0712061002851</text:p>
          </table:table-cell>
          <table:table-cell office:value-type="float" office:value="0.0177883319557" calcext:value-type="float">
            <text:p>0.0177883319557</text:p>
          </table:table-cell>
          <table:table-cell office:value-type="float" office:value="-0.000793774204794" calcext:value-type="float">
            <text:p>-0.000793774204794</text:p>
          </table:table-cell>
          <table:table-cell table:formula="of:=SQRT([.S323]*[.S323] + [.T323]*[.T323] + [.U323]*[.U323])" office:value-type="float" office:value="0.07339866176618" calcext:value-type="float">
            <text:p>0.07339866176618</text:p>
          </table:table-cell>
          <table:table-cell table:formula="of:= ([.V324]-[.V323]) / ([.R324]-[.R323])" office:value-type="float" office:value="-0.389778497237161" calcext:value-type="float">
            <text:p>-0.389778497237161</text:p>
          </table:table-cell>
        </table:table-row>
        <table:table-row table:style-name="ro1">
          <table:table-cell office:value-type="float" office:value="1.59186522288938E+018" calcext:value-type="float">
            <text:p>1.59186522288938E+018</text:p>
          </table:table-cell>
          <table:table-cell table:formula="of:= ([.A324] - 1.59186520428114E+018) * 0.000000001" office:value-type="float" office:value="18.608240128" calcext:value-type="float">
            <text:p>18.608240128</text:p>
          </table:table-cell>
          <table:table-cell office:value-type="float" office:value="0.0747999995947" calcext:value-type="float">
            <text:p>0.0747999995947</text:p>
          </table:table-cell>
          <table:table-cell office:value-type="float" office:value="0.0729599967599" calcext:value-type="float">
            <text:p>0.0729599967599</text:p>
          </table:table-cell>
          <table:table-cell office:value-type="float" office:value="0.0163100007921" calcext:value-type="float">
            <text:p>0.0163100007921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0518999993801" calcext:value-type="float">
            <text:p>0.0518999993801</text:p>
          </table:table-cell>
          <table:table-cell office:value-type="float" office:value="-0.0502899996936" calcext:value-type="float">
            <text:p>-0.0502899996936</text:p>
          </table:table-cell>
          <table:table-cell office:value-type="float" office:value="-0.0129199996591" calcext:value-type="float">
            <text:p>-0.0129199996591</text:p>
          </table:table-cell>
          <table:table-cell office:value-type="float" office:value="0.000390000001062" calcext:value-type="float">
            <text:p>0.000390000001062</text:p>
          </table:table-cell>
          <table:table-cell/>
          <table:table-cell office:value-type="float" office:value="-1.22277438641" calcext:value-type="float">
            <text:p>-1.22277438641</text:p>
          </table:table-cell>
          <table:table-cell office:value-type="float" office:value="-0.622264921665" calcext:value-type="float">
            <text:p>-0.622264921665</text:p>
          </table:table-cell>
          <table:table-cell office:value-type="float" office:value="-0.894028842449" calcext:value-type="float">
            <text:p>-0.894028842449</text:p>
          </table:table-cell>
          <table:table-cell/>
          <table:table-cell office:value-type="float" office:value="1.59186522288938E+018" calcext:value-type="float">
            <text:p>1.59186522288938E+018</text:p>
          </table:table-cell>
          <table:table-cell table:formula="of:=([.Q324]-1.59186520428114E+018)*0.000000001" office:value-type="float" office:value="18.608247296" calcext:value-type="float">
            <text:p>18.608247296</text:p>
          </table:table-cell>
          <table:table-cell office:value-type="float" office:value="0.0517119653523" calcext:value-type="float">
            <text:p>0.0517119653523</text:p>
          </table:table-cell>
          <table:table-cell office:value-type="float" office:value="0.0130766732618" calcext:value-type="float">
            <text:p>0.0130766732618</text:p>
          </table:table-cell>
          <table:table-cell office:value-type="float" office:value="-0.000371328933397" calcext:value-type="float">
            <text:p>-0.000371328933397</text:p>
          </table:table-cell>
          <table:table-cell table:formula="of:=SQRT([.S324]*[.S324] + [.T324]*[.T324] + [.U324]*[.U324])" office:value-type="float" office:value="0.0533410220128011" calcext:value-type="float">
            <text:p>0.053341022012801</text:p>
          </table:table-cell>
          <table:table-cell table:formula="of:= ([.V325]-[.V324]) / ([.R325]-[.R324])" office:value-type="float" office:value="-1.00722530964237" calcext:value-type="float">
            <text:p>-1.00722530964237</text:p>
          </table:table-cell>
        </table:table-row>
        <table:table-row table:style-name="ro1">
          <table:table-cell office:value-type="float" office:value="1.59186522294113E+018" calcext:value-type="float">
            <text:p>1.59186522294113E+018</text:p>
          </table:table-cell>
          <table:table-cell table:formula="of:= ([.A325] - 1.59186520428114E+018) * 0.000000001" office:value-type="float" office:value="18.659990016" calcext:value-type="float">
            <text:p>18.659990016</text:p>
          </table:table-cell>
          <table:table-cell office:value-type="float" office:value="0.0675999969244" calcext:value-type="float">
            <text:p>0.0675999969244</text:p>
          </table:table-cell>
          <table:table-cell office:value-type="float" office:value="0.0659400001168" calcext:value-type="float">
            <text:p>0.0659400001168</text:p>
          </table:table-cell>
          <table:table-cell office:value-type="float" office:value="0.0148799996823" calcext:value-type="float">
            <text:p>0.0148799996823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145999997854" calcext:value-type="float">
            <text:p>0.145999997854</text:p>
          </table:table-cell>
          <table:table-cell office:value-type="float" office:value="-0.141479998827" calcext:value-type="float">
            <text:p>-0.141479998827</text:p>
          </table:table-cell>
          <table:table-cell office:value-type="float" office:value="-0.0360600017011" calcext:value-type="float">
            <text:p>-0.0360600017011</text:p>
          </table:table-cell>
          <table:table-cell office:value-type="float" office:value="0.00065000000177" calcext:value-type="float">
            <text:p>0.00065000000177</text:p>
          </table:table-cell>
          <table:table-cell/>
          <table:table-cell office:value-type="float" office:value="-1.22249507904" calcext:value-type="float">
            <text:p>-1.22249507904</text:p>
          </table:table-cell>
          <table:table-cell office:value-type="float" office:value="-0.622156918049" calcext:value-type="float">
            <text:p>-0.622156918049</text:p>
          </table:table-cell>
          <table:table-cell office:value-type="float" office:value="-0.894081532955" calcext:value-type="float">
            <text:p>-0.894081532955</text:p>
          </table:table-cell>
          <table:table-cell/>
          <table:table-cell office:value-type="float" office:value="1.59186522294113E+018" calcext:value-type="float">
            <text:p>1.59186522294113E+018</text:p>
          </table:table-cell>
          <table:table-cell table:formula="of:=([.Q325]-1.59186520428114E+018)*0.000000001" office:value-type="float" office:value="18.659991296" calcext:value-type="float">
            <text:p>18.659991296</text:p>
          </table:table-cell>
          <table:table-cell office:value-type="float" office:value="0.00121677317657" calcext:value-type="float">
            <text:p>0.00121677317657</text:p>
          </table:table-cell>
          <table:table-cell table:style-name="ce1" office:value-type="float" office:value="0.00000782243205322" calcext:value-type="float">
            <text:p>7.82E-06</text:p>
          </table:table-cell>
          <table:table-cell office:value-type="float" office:value="0.000124544952996" calcext:value-type="float">
            <text:p>0.000124544952996</text:p>
          </table:table-cell>
          <table:table-cell table:formula="of:=SQRT([.S325]*[.S325] + [.T325]*[.T325] + [.U325]*[.U325])" office:value-type="float" office:value="0.00122315559066713" calcext:value-type="float">
            <text:p>0.001223155590667</text:p>
          </table:table-cell>
          <table:table-cell table:formula="of:= ([.V326]-[.V325]) / ([.R326]-[.R325])" office:value-type="float" office:value="0.0941629462412101" calcext:value-type="float">
            <text:p>0.09416294624121</text:p>
          </table:table-cell>
        </table:table-row>
        <table:table-row table:style-name="ro1">
          <table:table-cell office:value-type="float" office:value="1.591865223043E+018" calcext:value-type="float">
            <text:p>1.591865223043E+018</text:p>
          </table:table-cell>
          <table:table-cell table:formula="of:= ([.A326] - 1.59186520428114E+018) * 0.000000001" office:value-type="float" office:value="18.76185984" calcext:value-type="float">
            <text:p>18.76185984</text:p>
          </table:table-cell>
          <table:table-cell office:value-type="float" office:value="0.0529999993742" calcext:value-type="float">
            <text:p>0.0529999993742</text:p>
          </table:table-cell>
          <table:table-cell office:value-type="float" office:value="0.0517399981618" calcext:value-type="float">
            <text:p>0.0517399981618</text:p>
          </table:table-cell>
          <table:table-cell office:value-type="float" office:value="0.0115099996328" calcext:value-type="float">
            <text:p>0.0115099996328</text:p>
          </table:table-cell>
          <table:table-cell table:style-name="Default" office:value-type="float" office:value="0.000280000007479" calcext:value-type="float">
            <text:p>0.000280000007479</text:p>
          </table:table-cell>
          <table:table-cell/>
          <table:table-cell office:value-type="float" office:value="0.159999996424" calcext:value-type="float">
            <text:p>0.159999996424</text:p>
          </table:table-cell>
          <table:table-cell office:value-type="float" office:value="-0.153819993138" calcext:value-type="float">
            <text:p>-0.153819993138</text:p>
          </table:table-cell>
          <table:table-cell office:value-type="float" office:value="-0.0438800007105" calcext:value-type="float">
            <text:p>-0.0438800007105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2308921814" calcext:value-type="float">
            <text:p>-1.22308921814</text:p>
          </table:table-cell>
          <table:table-cell office:value-type="float" office:value="-0.622391402721" calcext:value-type="float">
            <text:p>-0.622391402721</text:p>
          </table:table-cell>
          <table:table-cell office:value-type="float" office:value="-0.89392131567" calcext:value-type="float">
            <text:p>-0.89392131567</text:p>
          </table:table-cell>
          <table:table-cell/>
          <table:table-cell office:value-type="float" office:value="1.591865223043E+018" calcext:value-type="float">
            <text:p>1.591865223043E+018</text:p>
          </table:table-cell>
          <table:table-cell table:formula="of:=([.Q326]-1.59186520428114E+018)*0.000000001" office:value-type="float" office:value="18.7618624" calcext:value-type="float">
            <text:p>18.7618624</text:p>
          </table:table-cell>
          <table:table-cell office:value-type="float" office:value="-0.00943621434271" calcext:value-type="float">
            <text:p>-0.00943621434271</text:p>
          </table:table-cell>
          <table:table-cell office:value-type="float" office:value="-0.00528544094414" calcext:value-type="float">
            <text:p>-0.00528544094414</text:p>
          </table:table-cell>
          <table:table-cell table:style-name="ce1" office:value-type="float" office:value="0.00000415816020904" calcext:value-type="float">
            <text:p>4.16E-06</text:p>
          </table:table-cell>
          <table:table-cell table:formula="of:=SQRT([.S326]*[.S326] + [.T326]*[.T326] + [.U326]*[.U326])" office:value-type="float" office:value="0.0108156388801519" calcext:value-type="float">
            <text:p>0.010815638880152</text:p>
          </table:table-cell>
          <table:table-cell table:formula="of:= ([.V327]-[.V326]) / ([.R327]-[.R326])" office:value-type="float" office:value="0.778029014944037" calcext:value-type="float">
            <text:p>0.778029014944037</text:p>
          </table:table-cell>
        </table:table-row>
        <table:table-row table:style-name="ro1">
          <table:table-cell office:value-type="float" office:value="1.5918652230953E+018" calcext:value-type="float">
            <text:p>1.5918652230953E+018</text:p>
          </table:table-cell>
          <table:table-cell table:formula="of:= ([.A327] - 1.59186520428114E+018) * 0.000000001" office:value-type="float" office:value="18.814159872" calcext:value-type="float">
            <text:p>18.814159872</text:p>
          </table:table-cell>
          <table:table-cell office:value-type="float" office:value="0.041400000453" calcext:value-type="float">
            <text:p>0.041400000453</text:p>
          </table:table-cell>
          <table:table-cell office:value-type="float" office:value="0.0407099984586" calcext:value-type="float">
            <text:p>0.0407099984586</text:p>
          </table:table-cell>
          <table:table-cell office:value-type="float" office:value="0.0077399997972" calcext:value-type="float">
            <text:p>0.0077399997972</text:p>
          </table:table-cell>
          <table:table-cell table:style-name="Default" office:value-type="float" office:value="0.000239999993937" calcext:value-type="float">
            <text:p>0.000239999993937</text:p>
          </table:table-cell>
          <table:table-cell/>
          <table:table-cell office:value-type="float" office:value="0.229000002146" calcext:value-type="float">
            <text:p>0.229000002146</text:p>
          </table:table-cell>
          <table:table-cell office:value-type="float" office:value="-0.216040000319" calcext:value-type="float">
            <text:p>-0.216040000319</text:p>
          </table:table-cell>
          <table:table-cell office:value-type="float" office:value="-0.0759100019932" calcext:value-type="float">
            <text:p>-0.0759100019932</text:p>
          </table:table-cell>
          <table:table-cell office:value-type="float" office:value="-0.00265999999829" calcext:value-type="float">
            <text:p>-0.00265999999829</text:p>
          </table:table-cell>
          <table:table-cell/>
          <table:table-cell office:value-type="float" office:value="-1.22544133663" calcext:value-type="float">
            <text:p>-1.22544133663</text:p>
          </table:table-cell>
          <table:table-cell office:value-type="float" office:value="-0.62362331152" calcext:value-type="float">
            <text:p>-0.62362331152</text:p>
          </table:table-cell>
          <table:table-cell office:value-type="float" office:value="-0.893950283527" calcext:value-type="float">
            <text:p>-0.893950283527</text:p>
          </table:table-cell>
          <table:table-cell/>
          <table:table-cell office:value-type="float" office:value="1.5918652230953E+018" calcext:value-type="float">
            <text:p>1.5918652230953E+018</text:p>
          </table:table-cell>
          <table:table-cell table:formula="of:=([.Q327]-1.59186520428114E+018)*0.000000001" office:value-type="float" office:value="18.814166528" calcext:value-type="float">
            <text:p>18.814166528</text:p>
          </table:table-cell>
          <table:table-cell office:value-type="float" office:value="-0.0457532778382" calcext:value-type="float">
            <text:p>-0.0457532778382</text:p>
          </table:table-cell>
          <table:table-cell office:value-type="float" office:value="-0.0236265342683" calcext:value-type="float">
            <text:p>-0.0236265342683</text:p>
          </table:table-cell>
          <table:table-cell office:value-type="float" office:value="-0.00129639951047" calcext:value-type="float">
            <text:p>-0.00129639951047</text:p>
          </table:table-cell>
          <table:table-cell table:formula="of:=SQRT([.S327]*[.S327] + [.T327]*[.T327] + [.U327]*[.U327])" office:value-type="float" office:value="0.0515097680654983" calcext:value-type="float">
            <text:p>0.051509768065498</text:p>
          </table:table-cell>
          <table:table-cell table:formula="of:= ([.V328]-[.V327]) / ([.R328]-[.R327])" office:value-type="float" office:value="0.399435944963749" calcext:value-type="float">
            <text:p>0.399435944963749</text:p>
          </table:table-cell>
        </table:table-row>
        <table:table-row table:style-name="ro1">
          <table:table-cell office:value-type="float" office:value="1.59186522314737E+018" calcext:value-type="float">
            <text:p>1.59186522314737E+018</text:p>
          </table:table-cell>
          <table:table-cell table:formula="of:= ([.A328] - 1.59186520428114E+018) * 0.000000001" office:value-type="float" office:value="18.866230016" calcext:value-type="float">
            <text:p>18.866230016</text:p>
          </table:table-cell>
          <table:table-cell office:value-type="float" office:value="0.027499999851" calcext:value-type="float">
            <text:p>0.027499999851</text:p>
          </table:table-cell>
          <table:table-cell office:value-type="float" office:value="0.0273100007325" calcext:value-type="float">
            <text:p>0.0273100007325</text:p>
          </table:table-cell>
          <table:table-cell office:value-type="float" office:value="0.00297000003047" calcext:value-type="float">
            <text:p>0.00297000003047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265700012445" calcext:value-type="float">
            <text:p>0.265700012445</text:p>
          </table:table-cell>
          <table:table-cell office:value-type="float" office:value="-0.24906000495" calcext:value-type="float">
            <text:p>-0.24906000495</text:p>
          </table:table-cell>
          <table:table-cell office:value-type="float" office:value="-0.0926000028849" calcext:value-type="float">
            <text:p>-0.0926000028849</text:p>
          </table:table-cell>
          <table:table-cell office:value-type="float" office:value="-0.00202000001445" calcext:value-type="float">
            <text:p>-0.00202000001445</text:p>
          </table:table-cell>
          <table:table-cell/>
          <table:table-cell office:value-type="float" office:value="-1.2288081646" calcext:value-type="float">
            <text:p>-1.2288081646</text:p>
          </table:table-cell>
          <table:table-cell office:value-type="float" office:value="-0.625365197659" calcext:value-type="float">
            <text:p>-0.625365197659</text:p>
          </table:table-cell>
          <table:table-cell office:value-type="float" office:value="-0.894035100937" calcext:value-type="float">
            <text:p>-0.894035100937</text:p>
          </table:table-cell>
          <table:table-cell/>
          <table:table-cell office:value-type="float" office:value="1.59186522314737E+018" calcext:value-type="float">
            <text:p>1.59186522314737E+018</text:p>
          </table:table-cell>
          <table:table-cell table:formula="of:=([.Q328]-1.59186520428114E+018)*0.000000001" office:value-type="float" office:value="18.86623616" calcext:value-type="float">
            <text:p>18.86623616</text:p>
          </table:table-cell>
          <table:table-cell office:value-type="float" office:value="-0.0642564892769" calcext:value-type="float">
            <text:p>-0.0642564892769</text:p>
          </table:table-cell>
          <table:table-cell office:value-type="float" office:value="-0.0331441648304" calcext:value-type="float">
            <text:p>-0.0331441648304</text:p>
          </table:table-cell>
          <table:table-cell office:value-type="float" office:value="-0.0010252057109" calcext:value-type="float">
            <text:p>-0.0010252057109</text:p>
          </table:table-cell>
          <table:table-cell table:formula="of:=SQRT([.S328]*[.S328] + [.T328]*[.T328] + [.U328]*[.U328])" office:value-type="float" office:value="0.0723082507273323" calcext:value-type="float">
            <text:p>0.072308250727332</text:p>
          </table:table-cell>
          <table:table-cell table:formula="of:= ([.V329]-[.V328]) / ([.R329]-[.R328])" office:value-type="float" office:value="0.177428279285789" calcext:value-type="float">
            <text:p>0.177428279285789</text:p>
          </table:table-cell>
        </table:table-row>
        <table:table-row table:style-name="ro1">
          <table:table-cell office:value-type="float" office:value="1.59186522319908E+018" calcext:value-type="float">
            <text:p>1.59186522319908E+018</text:p>
          </table:table-cell>
          <table:table-cell table:formula="of:= ([.A329] - 1.59186520428114E+018) * 0.000000001" office:value-type="float" office:value="18.917939968" calcext:value-type="float">
            <text:p>18.917939968</text:p>
          </table:table-cell>
          <table:table-cell office:value-type="float" office:value="0.0136000001803" calcext:value-type="float">
            <text:p>0.0136000001803</text:p>
          </table:table-cell>
          <table:table-cell office:value-type="float" office:value="0.0135099999607" calcext:value-type="float">
            <text:p>0.0135099999607</text:p>
          </table:table-cell>
          <table:table-cell office:value-type="float" office:value="-0.00175000005402" calcext:value-type="float">
            <text:p>-0.00175000005402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281100004911" calcext:value-type="float">
            <text:p>0.281100004911</text:p>
          </table:table-cell>
          <table:table-cell office:value-type="float" office:value="-0.262760013342" calcext:value-type="float">
            <text:p>-0.262760013342</text:p>
          </table:table-cell>
          <table:table-cell office:value-type="float" office:value="-0.0998999997973" calcext:value-type="float">
            <text:p>-0.0998999997973</text:p>
          </table:table-cell>
          <table:table-cell office:value-type="float" office:value="0.00089000002481" calcext:value-type="float">
            <text:p>0.00089000002481</text:p>
          </table:table-cell>
          <table:table-cell/>
          <table:table-cell office:value-type="float" office:value="-1.23271358013" calcext:value-type="float">
            <text:p>-1.23271358013</text:p>
          </table:table-cell>
          <table:table-cell office:value-type="float" office:value="-0.627170681953" calcext:value-type="float">
            <text:p>-0.627170681953</text:p>
          </table:table-cell>
          <table:table-cell office:value-type="float" office:value="-0.89405554533" calcext:value-type="float">
            <text:p>-0.89405554533</text:p>
          </table:table-cell>
          <table:table-cell/>
          <table:table-cell office:value-type="float" office:value="1.59186522319908E+018" calcext:value-type="float">
            <text:p>1.59186522319908E+018</text:p>
          </table:table-cell>
          <table:table-cell table:formula="of:=([.Q329]-1.59186520428114E+018)*0.000000001" office:value-type="float" office:value="18.917941504" calcext:value-type="float">
            <text:p>18.917941504</text:p>
          </table:table-cell>
          <table:table-cell office:value-type="float" office:value="-0.0724075511098" calcext:value-type="float">
            <text:p>-0.0724075511098</text:p>
          </table:table-cell>
          <table:table-cell office:value-type="float" office:value="-0.0373689308763" calcext:value-type="float">
            <text:p>-0.0373689308763</text:p>
          </table:table-cell>
          <table:table-cell office:value-type="float" office:value="0.000255218648817" calcext:value-type="float">
            <text:p>0.000255218648817</text:p>
          </table:table-cell>
          <table:table-cell table:formula="of:=SQRT([.S329]*[.S329] + [.T329]*[.T329] + [.U329]*[.U329])" office:value-type="float" office:value="0.0814822409431325" calcext:value-type="float">
            <text:p>0.081482240943133</text:p>
          </table:table-cell>
          <table:table-cell table:formula="of:= ([.V330]-[.V329]) / ([.R330]-[.R329])" office:value-type="float" office:value="-0.0709642366831218" calcext:value-type="float">
            <text:p>-0.070964236683122</text:p>
          </table:table-cell>
        </table:table-row>
        <table:table-row table:style-name="ro1">
          <table:table-cell office:value-type="float" office:value="1.59186522325123E+018" calcext:value-type="float">
            <text:p>1.59186522325123E+018</text:p>
          </table:table-cell>
          <table:table-cell table:formula="of:= ([.A330] - 1.59186520428114E+018) * 0.000000001" office:value-type="float" office:value="18.970089984" calcext:value-type="float">
            <text:p>18.970089984</text:p>
          </table:table-cell>
          <table:table-cell office:value-type="float" office:value="0.00650000013411" calcext:value-type="float">
            <text:p>0.00650000013411</text:p>
          </table:table-cell>
          <table:table-cell office:value-type="float" office:value="-0.000429999985499" calcext:value-type="float">
            <text:p>-0.000429999985499</text:p>
          </table:table-cell>
          <table:table-cell office:value-type="float" office:value="-0.00650000013411" calcext:value-type="float">
            <text:p>-0.00650000013411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275999993086" calcext:value-type="float">
            <text:p>0.275999993086</text:p>
          </table:table-cell>
          <table:table-cell office:value-type="float" office:value="-0.258659988642" calcext:value-type="float">
            <text:p>-0.258659988642</text:p>
          </table:table-cell>
          <table:table-cell office:value-type="float" office:value="-0.0963499993086" calcext:value-type="float">
            <text:p>-0.0963499993086</text:p>
          </table:table-cell>
          <table:table-cell office:value-type="float" office:value="0.001200000057" calcext:value-type="float">
            <text:p>0.001200000057</text:p>
          </table:table-cell>
          <table:table-cell/>
          <table:table-cell office:value-type="float" office:value="-1.23649013042" calcext:value-type="float">
            <text:p>-1.23649013042</text:p>
          </table:table-cell>
          <table:table-cell office:value-type="float" office:value="-0.62895321846" calcext:value-type="float">
            <text:p>-0.62895321846</text:p>
          </table:table-cell>
          <table:table-cell office:value-type="float" office:value="-0.894041836262" calcext:value-type="float">
            <text:p>-0.894041836262</text:p>
          </table:table-cell>
          <table:table-cell/>
          <table:table-cell office:value-type="float" office:value="1.59186522325123E+018" calcext:value-type="float">
            <text:p>1.59186522325123E+018</text:p>
          </table:table-cell>
          <table:table-cell table:formula="of:=([.Q330]-1.59186520428114E+018)*0.000000001" office:value-type="float" office:value="18.970092544" calcext:value-type="float">
            <text:p>18.970092544</text:p>
          </table:table-cell>
          <table:table-cell office:value-type="float" office:value="-0.0692775771022" calcext:value-type="float">
            <text:p>-0.0692775771022</text:p>
          </table:table-cell>
          <table:table-cell office:value-type="float" office:value="-0.0353557951748" calcext:value-type="float">
            <text:p>-0.0353557951748</text:p>
          </table:table-cell>
          <table:table-cell office:value-type="float" office:value="0.000726962811314" calcext:value-type="float">
            <text:p>0.000726962811314</text:p>
          </table:table-cell>
          <table:table-cell table:formula="of:=SQRT([.S330]*[.S330] + [.T330]*[.T330] + [.U330]*[.U330])" office:value-type="float" office:value="0.0777813821973016" calcext:value-type="float">
            <text:p>0.077781382197302</text:p>
          </table:table-cell>
          <table:table-cell table:formula="of:= ([.V331]-[.V330]) / ([.R331]-[.R330])" office:value-type="float" office:value="0.0150092537506582" calcext:value-type="float">
            <text:p>0.015009253750658</text:p>
          </table:table-cell>
        </table:table-row>
        <table:table-row table:style-name="ro1">
          <table:table-cell office:value-type="float" office:value="1.59186522335337E+018" calcext:value-type="float">
            <text:p>1.59186522335337E+018</text:p>
          </table:table-cell>
          <table:table-cell table:formula="of:= ([.A331] - 1.59186520428114E+018) * 0.000000001" office:value-type="float" office:value="19.072229888" calcext:value-type="float">
            <text:p>19.072229888</text:p>
          </table:table-cell>
          <table:table-cell office:value-type="float" office:value="0.0228000003844" calcext:value-type="float">
            <text:p>0.0228000003844</text:p>
          </table:table-cell>
          <table:table-cell office:value-type="float" office:value="-0.0188599992543" calcext:value-type="float">
            <text:p>-0.0188599992543</text:p>
          </table:table-cell>
          <table:table-cell office:value-type="float" office:value="-0.0127999996766" calcext:value-type="float">
            <text:p>-0.0127999996766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25720000267" calcext:value-type="float">
            <text:p>0.25720000267</text:p>
          </table:table-cell>
          <table:table-cell office:value-type="float" office:value="-0.243799999356" calcext:value-type="float">
            <text:p>-0.243799999356</text:p>
          </table:table-cell>
          <table:table-cell office:value-type="float" office:value="-0.0820700004697" calcext:value-type="float">
            <text:p>-0.0820700004697</text:p>
          </table:table-cell>
          <table:table-cell office:value-type="float" office:value="0.000490000005811" calcext:value-type="float">
            <text:p>0.000490000005811</text:p>
          </table:table-cell>
          <table:table-cell/>
          <table:table-cell office:value-type="float" office:value="-1.24398875237" calcext:value-type="float">
            <text:p>-1.24398875237</text:p>
          </table:table-cell>
          <table:table-cell office:value-type="float" office:value="-0.632292866707" calcext:value-type="float">
            <text:p>-0.632292866707</text:p>
          </table:table-cell>
          <table:table-cell office:value-type="float" office:value="-0.89401781559" calcext:value-type="float">
            <text:p>-0.89401781559</text:p>
          </table:table-cell>
          <table:table-cell/>
          <table:table-cell office:value-type="float" office:value="1.59186522335337E+018" calcext:value-type="float">
            <text:p>1.59186522335337E+018</text:p>
          </table:table-cell>
          <table:table-cell table:formula="of:=([.Q331]-1.59186520428114E+018)*0.000000001" office:value-type="float" office:value="19.072233216" calcext:value-type="float">
            <text:p>19.072233216</text:p>
          </table:table-cell>
          <table:table-cell office:value-type="float" office:value="-0.0729402378201" calcext:value-type="float">
            <text:p>-0.0729402378201</text:p>
          </table:table-cell>
          <table:table-cell office:value-type="float" office:value="-0.031149327755" calcext:value-type="float">
            <text:p>-0.031149327755</text:p>
          </table:table-cell>
          <table:table-cell office:value-type="float" office:value="0.00047018827172" calcext:value-type="float">
            <text:p>0.00047018827172</text:p>
          </table:table-cell>
          <table:table-cell table:formula="of:=SQRT([.S331]*[.S331] + [.T331]*[.T331] + [.U331]*[.U331])" office:value-type="float" office:value="0.0793144374616124" calcext:value-type="float">
            <text:p>0.079314437461612</text:p>
          </table:table-cell>
          <table:table-cell table:formula="of:= ([.V332]-[.V331]) / ([.R332]-[.R331])" office:value-type="float" office:value="-0.0131568152368061" calcext:value-type="float">
            <text:p>-0.013156815236806</text:p>
          </table:table-cell>
        </table:table-row>
        <table:table-row table:style-name="ro1">
          <table:table-cell office:value-type="float" office:value="1.59186522340487E+018" calcext:value-type="float">
            <text:p>1.59186522340487E+018</text:p>
          </table:table-cell>
          <table:table-cell table:formula="of:= ([.A332] - 1.59186520428114E+018) * 0.000000001" office:value-type="float" office:value="19.123730176" calcext:value-type="float">
            <text:p>19.123730176</text:p>
          </table:table-cell>
          <table:table-cell office:value-type="float" office:value="0.0353999994695" calcext:value-type="float">
            <text:p>0.0353999994695</text:p>
          </table:table-cell>
          <table:table-cell office:value-type="float" office:value="-0.0319099985063" calcext:value-type="float">
            <text:p>-0.0319099985063</text:p>
          </table:table-cell>
          <table:table-cell office:value-type="float" office:value="-0.0154200000688" calcext:value-type="float">
            <text:p>-0.0154200000688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257299989462" calcext:value-type="float">
            <text:p>0.257299989462</text:p>
          </table:table-cell>
          <table:table-cell office:value-type="float" office:value="-0.247480005026" calcext:value-type="float">
            <text:p>-0.247480005026</text:p>
          </table:table-cell>
          <table:table-cell office:value-type="float" office:value="-0.0703900009394" calcext:value-type="float">
            <text:p>-0.0703900009394</text:p>
          </table:table-cell>
          <table:table-cell office:value-type="float" office:value="0.00353000010364" calcext:value-type="float">
            <text:p>0.00353000010364</text:p>
          </table:table-cell>
          <table:table-cell/>
          <table:table-cell office:value-type="float" office:value="-1.24785006046" calcext:value-type="float">
            <text:p>-1.24785006046</text:p>
          </table:table-cell>
          <table:table-cell office:value-type="float" office:value="-0.632949471474" calcext:value-type="float">
            <text:p>-0.632949471474</text:p>
          </table:table-cell>
          <table:table-cell office:value-type="float" office:value="-0.894039988518" calcext:value-type="float">
            <text:p>-0.894039988518</text:p>
          </table:table-cell>
          <table:table-cell/>
          <table:table-cell office:value-type="float" office:value="1.59186522340487E+018" calcext:value-type="float">
            <text:p>1.59186522340487E+018</text:p>
          </table:table-cell>
          <table:table-cell table:formula="of:=([.Q332]-1.59186520428114E+018)*0.000000001" office:value-type="float" office:value="19.12373248" calcext:value-type="float">
            <text:p>19.12373248</text:p>
          </table:table-cell>
          <table:table-cell office:value-type="float" office:value="-0.0748795047402" calcext:value-type="float">
            <text:p>-0.0748795047402</text:p>
          </table:table-cell>
          <table:table-cell office:value-type="float" office:value="-0.02392116189" calcext:value-type="float">
            <text:p>-0.02392116189</text:p>
          </table:table-cell>
          <table:table-cell office:value-type="float" office:value="0.00214366265573" calcext:value-type="float">
            <text:p>0.00214366265573</text:p>
          </table:table-cell>
          <table:table-cell table:formula="of:=SQRT([.S332]*[.S332] + [.T332]*[.T332] + [.U332]*[.U332])" office:value-type="float" office:value="0.0786368711603329" calcext:value-type="float">
            <text:p>0.078636871160333</text:p>
          </table:table-cell>
          <table:table-cell table:formula="of:= ([.V333]-[.V332]) / ([.R333]-[.R332])" office:value-type="float" office:value="-0.373861423907637" calcext:value-type="float">
            <text:p>-0.373861423907637</text:p>
          </table:table-cell>
        </table:table-row>
        <table:table-row table:style-name="ro1">
          <table:table-cell office:value-type="float" office:value="1.59186522345664E+018" calcext:value-type="float">
            <text:p>1.59186522345664E+018</text:p>
          </table:table-cell>
          <table:table-cell table:formula="of:= ([.A333] - 1.59186520428114E+018) * 0.000000001" office:value-type="float" office:value="19.175500032" calcext:value-type="float">
            <text:p>19.175500032</text:p>
          </table:table-cell>
          <table:table-cell office:value-type="float" office:value="0.0458000004292" calcext:value-type="float">
            <text:p>0.0458000004292</text:p>
          </table:table-cell>
          <table:table-cell office:value-type="float" office:value="-0.0423099994659" calcext:value-type="float">
            <text:p>-0.0423099994659</text:p>
          </table:table-cell>
          <table:table-cell office:value-type="float" office:value="-0.0174800008535" calcext:value-type="float">
            <text:p>-0.0174800008535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214100003242" calcext:value-type="float">
            <text:p>0.214100003242</text:p>
          </table:table-cell>
          <table:table-cell office:value-type="float" office:value="-0.210079997778" calcext:value-type="float">
            <text:p>-0.210079997778</text:p>
          </table:table-cell>
          <table:table-cell office:value-type="float" office:value="-0.0411100015044" calcext:value-type="float">
            <text:p>-0.0411100015044</text:p>
          </table:table-cell>
          <table:table-cell office:value-type="float" office:value="-0.000269999989541" calcext:value-type="float">
            <text:p>-0.000269999989541</text:p>
          </table:table-cell>
          <table:table-cell/>
          <table:table-cell office:value-type="float" office:value="-1.25086832047" calcext:value-type="float">
            <text:p>-1.25086832047</text:p>
          </table:table-cell>
          <table:table-cell office:value-type="float" office:value="-0.633512854576" calcext:value-type="float">
            <text:p>-0.633512854576</text:p>
          </table:table-cell>
          <table:table-cell office:value-type="float" office:value="-0.894111037254" calcext:value-type="float">
            <text:p>-0.894111037254</text:p>
          </table:table-cell>
          <table:table-cell/>
          <table:table-cell office:value-type="float" office:value="1.59186522345664E+018" calcext:value-type="float">
            <text:p>1.59186522345664E+018</text:p>
          </table:table-cell>
          <table:table-cell table:formula="of:=([.Q333]-1.59186520428114E+018)*0.000000001" office:value-type="float" office:value="19.1755072" calcext:value-type="float">
            <text:p>19.1755072</text:p>
          </table:table-cell>
          <table:table-cell office:value-type="float" office:value="-0.0587769821286" calcext:value-type="float">
            <text:p>-0.0587769821286</text:p>
          </table:table-cell>
          <table:table-cell office:value-type="float" office:value="-0.00764801818877" calcext:value-type="float">
            <text:p>-0.00764801818877</text:p>
          </table:table-cell>
          <table:table-cell office:value-type="float" office:value="-0.000963447499089" calcext:value-type="float">
            <text:p>-0.000963447499089</text:p>
          </table:table-cell>
          <table:table-cell table:formula="of:=SQRT([.S333]*[.S333] + [.T333]*[.T333] + [.U333]*[.U333])" office:value-type="float" office:value="0.0592803006187133" calcext:value-type="float">
            <text:p>0.059280300618713</text:p>
          </table:table-cell>
          <table:table-cell table:formula="of:= ([.V334]-[.V333]) / ([.R334]-[.R333])" office:value-type="float" office:value="-0.27283432767483" calcext:value-type="float">
            <text:p>-0.27283432767483</text:p>
          </table:table-cell>
        </table:table-row>
        <table:table-row table:style-name="ro1">
          <table:table-cell office:value-type="float" office:value="1.59186522350897E+018" calcext:value-type="float">
            <text:p>1.59186522350897E+018</text:p>
          </table:table-cell>
          <table:table-cell table:formula="of:= ([.A334] - 1.59186520428114E+018) * 0.000000001" office:value-type="float" office:value="19.227830016" calcext:value-type="float">
            <text:p>19.227830016</text:p>
          </table:table-cell>
          <table:table-cell office:value-type="float" office:value="0.0511999987066" calcext:value-type="float">
            <text:p>0.0511999987066</text:p>
          </table:table-cell>
          <table:table-cell office:value-type="float" office:value="-0.0484899990261" calcext:value-type="float">
            <text:p>-0.0484899990261</text:p>
          </table:table-cell>
          <table:table-cell office:value-type="float" office:value="-0.0163400005549" calcext:value-type="float">
            <text:p>-0.0163400005549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14659999311" calcext:value-type="float">
            <text:p>0.14659999311</text:p>
          </table:table-cell>
          <table:table-cell office:value-type="float" office:value="-0.145659998059" calcext:value-type="float">
            <text:p>-0.145659998059</text:p>
          </table:table-cell>
          <table:table-cell office:value-type="float" office:value="0.0164000000805" calcext:value-type="float">
            <text:p>0.0164000000805</text:p>
          </table:table-cell>
          <table:table-cell office:value-type="float" office:value="0.00138999999035" calcext:value-type="float">
            <text:p>0.00138999999035</text:p>
          </table:table-cell>
          <table:table-cell/>
          <table:table-cell office:value-type="float" office:value="-1.25281774998" calcext:value-type="float">
            <text:p>-1.25281774998</text:p>
          </table:table-cell>
          <table:table-cell office:value-type="float" office:value="-0.632391631603" calcext:value-type="float">
            <text:p>-0.632391631603</text:p>
          </table:table-cell>
          <table:table-cell office:value-type="float" office:value="-0.893977165222" calcext:value-type="float">
            <text:p>-0.893977165222</text:p>
          </table:table-cell>
          <table:table-cell/>
          <table:table-cell office:value-type="float" office:value="1.59186522350897E+018" calcext:value-type="float">
            <text:p>1.59186522350897E+018</text:p>
          </table:table-cell>
          <table:table-cell table:formula="of:=([.Q334]-1.59186520428114E+018)*0.000000001" office:value-type="float" office:value="19.227833344" calcext:value-type="float">
            <text:p>19.227833344</text:p>
          </table:table-cell>
          <table:table-cell office:value-type="float" office:value="-0.0385357886553" calcext:value-type="float">
            <text:p>-0.0385357886553</text:p>
          </table:table-cell>
          <table:table-cell office:value-type="float" office:value="0.0232402402908" calcext:value-type="float">
            <text:p>0.0232402402908</text:p>
          </table:table-cell>
          <table:table-cell office:value-type="float" office:value="0.000488002522616" calcext:value-type="float">
            <text:p>0.000488002522616</text:p>
          </table:table-cell>
          <table:table-cell table:formula="of:=SQRT([.S334]*[.S334] + [.T334]*[.T334] + [.U334]*[.U334])" office:value-type="float" office:value="0.0450039323006574" calcext:value-type="float">
            <text:p>0.045003932300657</text:p>
          </table:table-cell>
          <table:table-cell table:formula="of:= ([.V335]-[.V334]) / ([.R335]-[.R334])" office:value-type="float" office:value="0.338608585428303" calcext:value-type="float">
            <text:p>0.338608585428303</text:p>
          </table:table-cell>
        </table:table-row>
        <table:table-row table:style-name="ro1">
          <table:table-cell office:value-type="float" office:value="1.59186522356101E+018" calcext:value-type="float">
            <text:p>1.59186522356101E+018</text:p>
          </table:table-cell>
          <table:table-cell table:formula="of:= ([.A335] - 1.59186520428114E+018) * 0.000000001" office:value-type="float" office:value="19.279869952" calcext:value-type="float">
            <text:p>19.279869952</text:p>
          </table:table-cell>
          <table:table-cell office:value-type="float" office:value="0.0544000007212" calcext:value-type="float">
            <text:p>0.0544000007212</text:p>
          </table:table-cell>
          <table:table-cell office:value-type="float" office:value="-0.0528299994767" calcext:value-type="float">
            <text:p>-0.0528299994767</text:p>
          </table:table-cell>
          <table:table-cell office:value-type="float" office:value="-0.0130399996415" calcext:value-type="float">
            <text:p>-0.0130399996415</text:p>
          </table:table-cell>
          <table:table-cell table:style-name="Default" office:value-type="float" office:value="0.000260000000708" calcext:value-type="float">
            <text:p>0.000260000000708</text:p>
          </table:table-cell>
          <table:table-cell/>
          <table:table-cell office:value-type="float" office:value="0.102700002491" calcext:value-type="float">
            <text:p>0.102700002491</text:p>
          </table:table-cell>
          <table:table-cell office:value-type="float" office:value="-0.0897499993443" calcext:value-type="float">
            <text:p>-0.0897499993443</text:p>
          </table:table-cell>
          <table:table-cell office:value-type="float" office:value="0.0498499982059" calcext:value-type="float">
            <text:p>0.0498499982059</text:p>
          </table:table-cell>
          <table:table-cell office:value-type="float" office:value="0.00359000009485" calcext:value-type="float">
            <text:p>0.00359000009485</text:p>
          </table:table-cell>
          <table:table-cell/>
          <table:table-cell office:value-type="float" office:value="-1.2552421093" calcext:value-type="float">
            <text:p>-1.2552421093</text:p>
          </table:table-cell>
          <table:table-cell office:value-type="float" office:value="-0.630243122578" calcext:value-type="float">
            <text:p>-0.630243122578</text:p>
          </table:table-cell>
          <table:table-cell office:value-type="float" office:value="-0.893919706345" calcext:value-type="float">
            <text:p>-0.893919706345</text:p>
          </table:table-cell>
          <table:table-cell/>
          <table:table-cell office:value-type="float" office:value="1.59186522356101E+018" calcext:value-type="float">
            <text:p>1.59186522356101E+018</text:p>
          </table:table-cell>
          <table:table-cell table:formula="of:=([.Q335]-1.59186520428114E+018)*0.000000001" office:value-type="float" office:value="19.27986944" calcext:value-type="float">
            <text:p>19.27986944</text:p>
          </table:table-cell>
          <table:table-cell office:value-type="float" office:value="-0.0544151477516" calcext:value-type="float">
            <text:p>-0.0544151477516</text:p>
          </table:table-cell>
          <table:table-cell office:value-type="float" office:value="0.0309065282345" calcext:value-type="float">
            <text:p>0.0309065282345</text:p>
          </table:table-cell>
          <table:table-cell office:value-type="float" office:value="0.00234918692149" calcext:value-type="float">
            <text:p>0.00234918692149</text:p>
          </table:table-cell>
          <table:table-cell table:formula="of:=SQRT([.S335]*[.S335] + [.T335]*[.T335] + [.U335]*[.U335])" office:value-type="float" office:value="0.0626238011584294" calcext:value-type="float">
            <text:p>0.062623801158429</text:p>
          </table:table-cell>
          <table:table-cell table:formula="of:= ([.V336]-[.V335]) / ([.R336]-[.R335])" office:value-type="float" office:value="0.185841703806368" calcext:value-type="float">
            <text:p>0.185841703806368</text:p>
          </table:table-cell>
        </table:table-row>
        <table:table-row table:style-name="ro1">
          <table:table-cell office:value-type="float" office:value="1.59186522361266E+018" calcext:value-type="float">
            <text:p>1.59186522361266E+018</text:p>
          </table:table-cell>
          <table:table-cell table:formula="of:= ([.A336] - 1.59186520428114E+018) * 0.000000001" office:value-type="float" office:value="19.33152" calcext:value-type="float">
            <text:p>19.33152</text:p>
          </table:table-cell>
          <table:table-cell office:value-type="float" office:value="0.0639000013471" calcext:value-type="float">
            <text:p>0.0639000013471</text:p>
          </table:table-cell>
          <table:table-cell office:value-type="float" office:value="-0.0627399981022" calcext:value-type="float">
            <text:p>-0.0627399981022</text:p>
          </table:table-cell>
          <table:table-cell office:value-type="float" office:value="-0.0119700003415" calcext:value-type="float">
            <text:p>-0.0119700003415</text:p>
          </table:table-cell>
          <table:table-cell table:style-name="Default" office:value-type="float" office:value="-0.000110000000859" calcext:value-type="float">
            <text:p>-0.000110000000859</text:p>
          </table:table-cell>
          <table:table-cell/>
          <table:table-cell office:value-type="float" office:value="0.111599996686" calcext:value-type="float">
            <text:p>0.111599996686</text:p>
          </table:table-cell>
          <table:table-cell office:value-type="float" office:value="-0.109729997814" calcext:value-type="float">
            <text:p>-0.109729997814</text:p>
          </table:table-cell>
          <table:table-cell office:value-type="float" office:value="0.0203399993479" calcext:value-type="float">
            <text:p>0.0203399993479</text:p>
          </table:table-cell>
          <table:table-cell office:value-type="float" office:value="0.00147999997716" calcext:value-type="float">
            <text:p>0.00147999997716</text:p>
          </table:table-cell>
          <table:table-cell/>
          <table:table-cell office:value-type="float" office:value="-1.25882768631" calcext:value-type="float">
            <text:p>-1.25882768631</text:p>
          </table:table-cell>
          <table:table-cell office:value-type="float" office:value="-0.629212915897" calcext:value-type="float">
            <text:p>-0.629212915897</text:p>
          </table:table-cell>
          <table:table-cell office:value-type="float" office:value="-0.893983542919" calcext:value-type="float">
            <text:p>-0.893983542919</text:p>
          </table:table-cell>
          <table:table-cell/>
          <table:table-cell office:value-type="float" office:value="1.59186522361266E+018" calcext:value-type="float">
            <text:p>1.59186522361266E+018</text:p>
          </table:table-cell>
          <table:table-cell table:formula="of:=([.Q336]-1.59186520428114E+018)*0.000000001" office:value-type="float" office:value="19.331527424" calcext:value-type="float">
            <text:p>19.331527424</text:p>
          </table:table-cell>
          <table:table-cell office:value-type="float" office:value="-0.0719437524676" calcext:value-type="float">
            <text:p>-0.0719437524676</text:p>
          </table:table-cell>
          <table:table-cell office:value-type="float" office:value="0.00629959162325" calcext:value-type="float">
            <text:p>0.00629959162325</text:p>
          </table:table-cell>
          <table:table-cell office:value-type="float" office:value="0.000847992196213" calcext:value-type="float">
            <text:p>0.000847992196213</text:p>
          </table:table-cell>
          <table:table-cell table:formula="of:=SQRT([.S336]*[.S336] + [.T336]*[.T336] + [.U336]*[.U336])" office:value-type="float" office:value="0.0722240089201912" calcext:value-type="float">
            <text:p>0.072224008920191</text:p>
          </table:table-cell>
          <table:table-cell table:formula="of:= ([.V337]-[.V336]) / ([.R337]-[.R336])" office:value-type="float" office:value="0.0393894609031617" calcext:value-type="float">
            <text:p>0.039389460903162</text:p>
          </table:table-cell>
        </table:table-row>
        <table:table-row table:style-name="ro1">
          <table:table-cell office:value-type="float" office:value="1.59186522366409E+018" calcext:value-type="float">
            <text:p>1.59186522366409E+018</text:p>
          </table:table-cell>
          <table:table-cell table:formula="of:= ([.A337] - 1.59186520428114E+018) * 0.000000001" office:value-type="float" office:value="19.382950144" calcext:value-type="float">
            <text:p>19.382950144</text:p>
          </table:table-cell>
          <table:table-cell office:value-type="float" office:value="0.0662999972701" calcext:value-type="float">
            <text:p>0.0662999972701</text:p>
          </table:table-cell>
          <table:table-cell office:value-type="float" office:value="-0.0652400031686" calcext:value-type="float">
            <text:p>-0.0652400031686</text:p>
          </table:table-cell>
          <table:table-cell office:value-type="float" office:value="-0.011930000037" calcext:value-type="float">
            <text:p>-0.011930000037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0425999984145" calcext:value-type="float">
            <text:p>0.0425999984145</text:p>
          </table:table-cell>
          <table:table-cell office:value-type="float" office:value="-0.0423199981451" calcext:value-type="float">
            <text:p>-0.0423199981451</text:p>
          </table:table-cell>
          <table:table-cell office:value-type="float" office:value="-0.00283999997191" calcext:value-type="float">
            <text:p>-0.00283999997191</text:p>
          </table:table-cell>
          <table:table-cell office:value-type="float" office:value="0.00380000006407" calcext:value-type="float">
            <text:p>0.00380000006407</text:p>
          </table:table-cell>
          <table:table-cell/>
          <table:table-cell office:value-type="float" office:value="-1.26255166531" calcext:value-type="float">
            <text:p>-1.26255166531</text:p>
          </table:table-cell>
          <table:table-cell office:value-type="float" office:value="-0.630411803722" calcext:value-type="float">
            <text:p>-0.630411803722</text:p>
          </table:table-cell>
          <table:table-cell office:value-type="float" office:value="-0.894038200378" calcext:value-type="float">
            <text:p>-0.894038200378</text:p>
          </table:table-cell>
          <table:table-cell/>
          <table:table-cell office:value-type="float" office:value="1.59186522366409E+018" calcext:value-type="float">
            <text:p>1.59186522366409E+018</text:p>
          </table:table-cell>
          <table:table-cell table:formula="of:=([.Q337]-1.59186520428114E+018)*0.000000001" office:value-type="float" office:value="19.382952448" calcext:value-type="float">
            <text:p>19.382952448</text:p>
          </table:table-cell>
          <table:table-cell office:value-type="float" office:value="-0.0698225796223" calcext:value-type="float">
            <text:p>-0.0698225796223</text:p>
          </table:table-cell>
          <table:table-cell office:value-type="float" office:value="-0.0252400673926" calcext:value-type="float">
            <text:p>-0.0252400673926</text:p>
          </table:table-cell>
          <table:table-cell office:value-type="float" office:value="0.000866826158017" calcext:value-type="float">
            <text:p>0.000866826158017</text:p>
          </table:table-cell>
          <table:table-cell table:formula="of:=SQRT([.S337]*[.S337] + [.T337]*[.T337] + [.U337]*[.U337])" office:value-type="float" office:value="0.0742496128924834" calcext:value-type="float">
            <text:p>0.074249612892483</text:p>
          </table:table-cell>
          <table:table-cell table:formula="of:= ([.V338]-[.V337]) / ([.R338]-[.R337])" office:value-type="float" office:value="-0.0325402085953876" calcext:value-type="float">
            <text:p>-0.032540208595388</text:p>
          </table:table-cell>
        </table:table-row>
        <table:table-row table:style-name="ro1">
          <table:table-cell office:value-type="float" office:value="1.59186522371634E+018" calcext:value-type="float">
            <text:p>1.59186522371634E+018</text:p>
          </table:table-cell>
          <table:table-cell table:formula="of:= ([.A338] - 1.59186520428114E+018) * 0.000000001" office:value-type="float" office:value="19.4352" calcext:value-type="float">
            <text:p>19.4352</text:p>
          </table:table-cell>
          <table:table-cell office:value-type="float" office:value="0.0649000033736" calcext:value-type="float">
            <text:p>0.0649000033736</text:p>
          </table:table-cell>
          <table:table-cell office:value-type="float" office:value="-0.0633300021291" calcext:value-type="float">
            <text:p>-0.0633300021291</text:p>
          </table:table-cell>
          <table:table-cell office:value-type="float" office:value="-0.0140699995682" calcext:value-type="float">
            <text:p>-0.0140699995682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0478999987245" calcext:value-type="float">
            <text:p>0.0478999987245</text:p>
          </table:table-cell>
          <table:table-cell office:value-type="float" office:value="0.0292300004512" calcext:value-type="float">
            <text:p>0.0292300004512</text:p>
          </table:table-cell>
          <table:table-cell office:value-type="float" office:value="-0.0379399992526" calcext:value-type="float">
            <text:p>-0.0379399992526</text:p>
          </table:table-cell>
          <table:table-cell office:value-type="float" office:value="0.00135999999475" calcext:value-type="float">
            <text:p>0.00135999999475</text:p>
          </table:table-cell>
          <table:table-cell/>
          <table:table-cell office:value-type="float" office:value="-1.26484107971" calcext:value-type="float">
            <text:p>-1.26484107971</text:p>
          </table:table-cell>
          <table:table-cell office:value-type="float" office:value="-0.633372247219" calcext:value-type="float">
            <text:p>-0.633372247219</text:p>
          </table:table-cell>
          <table:table-cell office:value-type="float" office:value="-0.894084811211" calcext:value-type="float">
            <text:p>-0.894084811211</text:p>
          </table:table-cell>
          <table:table-cell/>
          <table:table-cell office:value-type="float" office:value="1.59186522371634E+018" calcext:value-type="float">
            <text:p>1.59186522371634E+018</text:p>
          </table:table-cell>
          <table:table-cell table:formula="of:=([.Q338]-1.59186520428114E+018)*0.000000001" office:value-type="float" office:value="19.43520256" calcext:value-type="float">
            <text:p>19.43520256</text:p>
          </table:table-cell>
          <table:table-cell office:value-type="float" office:value="-0.0476235859096" calcext:value-type="float">
            <text:p>-0.0476235859096</text:p>
          </table:table-cell>
          <table:table-cell office:value-type="float" office:value="-0.0547297410667" calcext:value-type="float">
            <text:p>-0.0547297410667</text:p>
          </table:table-cell>
          <table:table-cell office:value-type="float" office:value="-0.000250064360444" calcext:value-type="float">
            <text:p>-0.000250064360444</text:p>
          </table:table-cell>
          <table:table-cell table:formula="of:=SQRT([.S338]*[.S338] + [.T338]*[.T338] + [.U338]*[.U338])" office:value-type="float" office:value="0.072549383348871" calcext:value-type="float">
            <text:p>0.072549383348871</text:p>
          </table:table-cell>
          <table:table-cell table:formula="of:= ([.V339]-[.V338]) / ([.R339]-[.R338])" office:value-type="float" office:value="-0.0409646373432601" calcext:value-type="float">
            <text:p>-0.04096463734326</text:p>
          </table:table-cell>
        </table:table-row>
        <table:table-row table:style-name="ro1">
          <table:table-cell office:value-type="float" office:value="1.59186522376851E+018" calcext:value-type="float">
            <text:p>1.59186522376851E+018</text:p>
          </table:table-cell>
          <table:table-cell table:formula="of:= ([.A339] - 1.59186520428114E+018) * 0.000000001" office:value-type="float" office:value="19.487369984" calcext:value-type="float">
            <text:p>19.487369984</text:p>
          </table:table-cell>
          <table:table-cell office:value-type="float" office:value="0.0590999983251" calcext:value-type="float">
            <text:p>0.0590999983251</text:p>
          </table:table-cell>
          <table:table-cell office:value-type="float" office:value="-0.0562600009143" calcext:value-type="float">
            <text:p>-0.0562600009143</text:p>
          </table:table-cell>
          <table:table-cell office:value-type="float" office:value="-0.01823999919" calcext:value-type="float">
            <text:p>-0.01823999919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14500001073" calcext:value-type="float">
            <text:p>0.114500001073</text:p>
          </table:table-cell>
          <table:table-cell office:value-type="float" office:value="0.100349999964" calcext:value-type="float">
            <text:p>0.100349999964</text:p>
          </table:table-cell>
          <table:table-cell office:value-type="float" office:value="-0.0550099983811" calcext:value-type="float">
            <text:p>-0.0550099983811</text:p>
          </table:table-cell>
          <table:table-cell office:value-type="float" office:value="-0.00486999982968" calcext:value-type="float">
            <text:p>-0.00486999982968</text:p>
          </table:table-cell>
          <table:table-cell/>
          <table:table-cell office:value-type="float" office:value="-1.26475071907" calcext:value-type="float">
            <text:p>-1.26475071907</text:p>
          </table:table-cell>
          <table:table-cell office:value-type="float" office:value="-0.637556552887" calcext:value-type="float">
            <text:p>-0.637556552887</text:p>
          </table:table-cell>
          <table:table-cell office:value-type="float" office:value="-0.894104123116" calcext:value-type="float">
            <text:p>-0.894104123116</text:p>
          </table:table-cell>
          <table:table-cell/>
          <table:table-cell office:value-type="float" office:value="1.59186522376851E+018" calcext:value-type="float">
            <text:p>1.59186522376851E+018</text:p>
          </table:table-cell>
          <table:table-cell table:formula="of:=([.Q339]-1.59186520428114E+018)*0.000000001" office:value-type="float" office:value="19.487373312" calcext:value-type="float">
            <text:p>19.487373312</text:p>
          </table:table-cell>
          <table:table-cell office:value-type="float" office:value="-0.0152636487037" calcext:value-type="float">
            <text:p>-0.0152636487037</text:p>
          </table:table-cell>
          <table:table-cell office:value-type="float" office:value="-0.0686918348074" calcext:value-type="float">
            <text:p>-0.0686918348074</text:p>
          </table:table-cell>
          <table:table-cell office:value-type="float" office:value="-0.00251686875708" calcext:value-type="float">
            <text:p>-0.00251686875708</text:p>
          </table:table-cell>
          <table:table-cell table:formula="of:=SQRT([.S339]*[.S339] + [.T339]*[.T339] + [.U339]*[.U339])" office:value-type="float" office:value="0.0704122274132658" calcext:value-type="float">
            <text:p>0.070412227413266</text:p>
          </table:table-cell>
          <table:table-cell table:formula="of:= ([.V340]-[.V339]) / ([.R340]-[.R339])" office:value-type="float" office:value="0.0335629426441293" calcext:value-type="float">
            <text:p>0.033562942644129</text:p>
          </table:table-cell>
        </table:table-row>
        <table:table-row table:style-name="ro1">
          <table:table-cell office:value-type="float" office:value="1.59186522382057E+018" calcext:value-type="float">
            <text:p>1.59186522382057E+018</text:p>
          </table:table-cell>
          <table:table-cell table:formula="of:= ([.A340] - 1.59186520428114E+018) * 0.000000001" office:value-type="float" office:value="19.539429888" calcext:value-type="float">
            <text:p>19.539429888</text:p>
          </table:table-cell>
          <table:table-cell office:value-type="float" office:value="0.0502999983728" calcext:value-type="float">
            <text:p>0.0502999983728</text:p>
          </table:table-cell>
          <table:table-cell office:value-type="float" office:value="-0.0457400009036" calcext:value-type="float">
            <text:p>-0.0457400009036</text:p>
          </table:table-cell>
          <table:table-cell office:value-type="float" office:value="-0.0209800004959" calcext:value-type="float">
            <text:p>-0.0209800004959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22650000453" calcext:value-type="float">
            <text:p>0.22650000453</text:p>
          </table:table-cell>
          <table:table-cell office:value-type="float" office:value="0.226249992847" calcext:value-type="float">
            <text:p>0.226249992847</text:p>
          </table:table-cell>
          <table:table-cell office:value-type="float" office:value="-0.00944000016898" calcext:value-type="float">
            <text:p>-0.00944000016898</text:p>
          </table:table-cell>
          <table:table-cell office:value-type="float" office:value="-0.00474999984726" calcext:value-type="float">
            <text:p>-0.00474999984726</text:p>
          </table:table-cell>
          <table:table-cell/>
          <table:table-cell office:value-type="float" office:value="-1.26252961159" calcext:value-type="float">
            <text:p>-1.26252961159</text:p>
          </table:table-cell>
          <table:table-cell office:value-type="float" office:value="-0.640900611877" calcext:value-type="float">
            <text:p>-0.640900611877</text:p>
          </table:table-cell>
          <table:table-cell office:value-type="float" office:value="-0.894125342369" calcext:value-type="float">
            <text:p>-0.894125342369</text:p>
          </table:table-cell>
          <table:table-cell/>
          <table:table-cell office:value-type="float" office:value="1.59186522382057E+018" calcext:value-type="float">
            <text:p>1.59186522382057E+018</text:p>
          </table:table-cell>
          <table:table-cell table:formula="of:=([.Q340]-1.59186520428114E+018)*0.000000001" office:value-type="float" office:value="19.539432448" calcext:value-type="float">
            <text:p>19.539432448</text:p>
          </table:table-cell>
          <table:table-cell office:value-type="float" office:value="0.0595331303775" calcext:value-type="float">
            <text:p>0.0595331303775</text:p>
          </table:table-cell>
          <table:table-cell office:value-type="float" office:value="-0.0407294742763" calcext:value-type="float">
            <text:p>-0.0407294742763</text:p>
          </table:table-cell>
          <table:table-cell office:value-type="float" office:value="-0.00197676965035" calcext:value-type="float">
            <text:p>-0.00197676965035</text:p>
          </table:table-cell>
          <table:table-cell table:formula="of:=SQRT([.S340]*[.S340] + [.T340]*[.T340] + [.U340]*[.U340])" office:value-type="float" office:value="0.0721594852089366" calcext:value-type="float">
            <text:p>0.072159485208937</text:p>
          </table:table-cell>
          <table:table-cell table:formula="of:= ([.V341]-[.V340]) / ([.R341]-[.R340])" office:value-type="float" office:value="0.0235785705750269" calcext:value-type="float">
            <text:p>0.023578570575027</text:p>
          </table:table-cell>
        </table:table-row>
        <table:table-row table:style-name="ro1">
          <table:table-cell office:value-type="float" office:value="1.59186522392271E+018" calcext:value-type="float">
            <text:p>1.59186522392271E+018</text:p>
          </table:table-cell>
          <table:table-cell table:formula="of:= ([.A341] - 1.59186520428114E+018) * 0.000000001" office:value-type="float" office:value="19.641570048" calcext:value-type="float">
            <text:p>19.641570048</text:p>
          </table:table-cell>
          <table:table-cell office:value-type="float" office:value="0.025399999693" calcext:value-type="float">
            <text:p>0.025399999693</text:p>
          </table:table-cell>
          <table:table-cell office:value-type="float" office:value="-0.0198400001973" calcext:value-type="float">
            <text:p>-0.0198400001973</text:p>
          </table:table-cell>
          <table:table-cell office:value-type="float" office:value="-0.015890000388" calcext:value-type="float">
            <text:p>-0.015890000388</text:p>
          </table:table-cell>
          <table:table-cell office:value-type="float" office:value="0.0000499999987369" calcext:value-type="float">
            <text:p>5.00E-05</text:p>
          </table:table-cell>
          <table:table-cell/>
          <table:table-cell office:value-type="float" office:value="0.269400000572" calcext:value-type="float">
            <text:p>0.269400000572</text:p>
          </table:table-cell>
          <table:table-cell office:value-type="float" office:value="0.255290001631" calcext:value-type="float">
            <text:p>0.255290001631</text:p>
          </table:table-cell>
          <table:table-cell office:value-type="float" office:value="0.0859699994326" calcext:value-type="float">
            <text:p>0.0859699994326</text:p>
          </table:table-cell>
          <table:table-cell office:value-type="float" office:value="-0.00273999990895" calcext:value-type="float">
            <text:p>-0.00273999990895</text:p>
          </table:table-cell>
          <table:table-cell/>
          <table:table-cell office:value-type="float" office:value="-1.25528335571" calcext:value-type="float">
            <text:p>-1.25528335571</text:p>
          </table:table-cell>
          <table:table-cell office:value-type="float" office:value="-0.641342401505" calcext:value-type="float">
            <text:p>-0.641342401505</text:p>
          </table:table-cell>
          <table:table-cell office:value-type="float" office:value="-0.893988311291" calcext:value-type="float">
            <text:p>-0.893988311291</text:p>
          </table:table-cell>
          <table:table-cell/>
          <table:table-cell office:value-type="float" office:value="1.59186522392271E+018" calcext:value-type="float">
            <text:p>1.59186522392271E+018</text:p>
          </table:table-cell>
          <table:table-cell table:formula="of:=([.Q341]-1.59186520428114E+018)*0.000000001" office:value-type="float" office:value="19.641570304" calcext:value-type="float">
            <text:p>19.641570304</text:p>
          </table:table-cell>
          <table:table-cell office:value-type="float" office:value="0.0724053233862" calcext:value-type="float">
            <text:p>0.0724053233862</text:p>
          </table:table-cell>
          <table:table-cell office:value-type="float" office:value="0.0177940838039" calcext:value-type="float">
            <text:p>0.0177940838039</text:p>
          </table:table-cell>
          <table:table-cell office:value-type="float" office:value="-0.00109043356497" calcext:value-type="float">
            <text:p>-0.00109043356497</text:p>
          </table:table-cell>
          <table:table-cell table:formula="of:=SQRT([.S341]*[.S341] + [.T341]*[.T341] + [.U341]*[.U341])" office:value-type="float" office:value="0.0745677498550146" calcext:value-type="float">
            <text:p>0.074567749855015</text:p>
          </table:table-cell>
          <table:table-cell table:formula="of:= ([.V342]-[.V341]) / ([.R342]-[.R341])" office:value-type="float" office:value="-0.0193049652754706" calcext:value-type="float">
            <text:p>-0.019304965275471</text:p>
          </table:table-cell>
        </table:table-row>
        <table:table-row table:style-name="ro1">
          <table:table-cell office:value-type="float" office:value="1.59186522397564E+018" calcext:value-type="float">
            <text:p>1.59186522397564E+018</text:p>
          </table:table-cell>
          <table:table-cell table:formula="of:= ([.A342] - 1.59186520428114E+018) * 0.000000001" office:value-type="float" office:value="19.694500096" calcext:value-type="float">
            <text:p>19.694500096</text:p>
          </table:table-cell>
          <table:table-cell office:value-type="float" office:value="0.0126000000164" calcext:value-type="float">
            <text:p>0.0126000000164</text:p>
          </table:table-cell>
          <table:table-cell office:value-type="float" office:value="-0.00827000010759" calcext:value-type="float">
            <text:p>-0.00827000010759</text:p>
          </table:table-cell>
          <table:table-cell office:value-type="float" office:value="-0.00944999977946" calcext:value-type="float">
            <text:p>-0.00944999977946</text:p>
          </table:table-cell>
          <table:table-cell table:style-name="Default" office:value-type="float" office:value="0.000230000005104" calcext:value-type="float">
            <text:p>0.000230000005104</text:p>
          </table:table-cell>
          <table:table-cell/>
          <table:table-cell office:value-type="float" office:value="0.261999994516" calcext:value-type="float">
            <text:p>0.261999994516</text:p>
          </table:table-cell>
          <table:table-cell office:value-type="float" office:value="0.231340005994" calcext:value-type="float">
            <text:p>0.231340005994</text:p>
          </table:table-cell>
          <table:table-cell office:value-type="float" office:value="0.122969999909" calcext:value-type="float">
            <text:p>0.122969999909</text:p>
          </table:table-cell>
          <table:table-cell office:value-type="float" office:value="-0.00468999985605" calcext:value-type="float">
            <text:p>-0.00468999985605</text:p>
          </table:table-cell>
          <table:table-cell/>
          <table:table-cell office:value-type="float" office:value="-1.25257301331" calcext:value-type="float">
            <text:p>-1.25257301331</text:p>
          </table:table-cell>
          <table:table-cell office:value-type="float" office:value="-0.638343930244" calcext:value-type="float">
            <text:p>-0.638343930244</text:p>
          </table:table-cell>
          <table:table-cell office:value-type="float" office:value="-0.893909454346" calcext:value-type="float">
            <text:p>-0.893909454346</text:p>
          </table:table-cell>
          <table:table-cell/>
          <table:table-cell office:value-type="float" office:value="1.59186522397564E+018" calcext:value-type="float">
            <text:p>1.59186522397564E+018</text:p>
          </table:table-cell>
          <table:table-cell table:formula="of:=([.Q342]-1.59186520428114E+018)*0.000000001" office:value-type="float" office:value="19.69450752" calcext:value-type="float">
            <text:p>19.69450752</text:p>
          </table:table-cell>
          <table:table-cell office:value-type="float" office:value="0.0571651980281" calcext:value-type="float">
            <text:p>0.0571651980281</text:p>
          </table:table-cell>
          <table:table-cell office:value-type="float" office:value="0.0462691932917" calcext:value-type="float">
            <text:p>0.0462691932917</text:p>
          </table:table-cell>
          <table:table-cell office:value-type="float" office:value="-0.000535162223969" calcext:value-type="float">
            <text:p>-0.000535162223969</text:p>
          </table:table-cell>
          <table:table-cell table:formula="of:=SQRT([.S342]*[.S342] + [.T342]*[.T342] + [.U342]*[.U342])" office:value-type="float" office:value="0.0735457987383545" calcext:value-type="float">
            <text:p>0.073545798738355</text:p>
          </table:table-cell>
          <table:table-cell table:formula="of:= ([.V343]-[.V342]) / ([.R343]-[.R342])" office:value-type="float" office:value="-0.611557778925654" calcext:value-type="float">
            <text:p>-0.611557778925654</text:p>
          </table:table-cell>
        </table:table-row>
        <table:table-row table:style-name="ro1">
          <table:table-cell office:value-type="float" office:value="1.59186522402776E+018" calcext:value-type="float">
            <text:p>1.59186522402776E+018</text:p>
          </table:table-cell>
          <table:table-cell table:formula="of:= ([.A343] - 1.59186520428114E+018) * 0.000000001" office:value-type="float" office:value="19.746619904" calcext:value-type="float">
            <text:p>19.746619904</text:p>
          </table:table-cell>
          <table:table-cell office:value-type="float" office:value="0.00300000002608" calcext:value-type="float">
            <text:p>0.00300000002608</text:p>
          </table:table-cell>
          <table:table-cell office:value-type="float" office:value="-0.00199000001885" calcext:value-type="float">
            <text:p>-0.00199000001885</text:p>
          </table:table-cell>
          <table:table-cell office:value-type="float" office:value="-0.00221000006422" calcext:value-type="float">
            <text:p>-0.00221000006422</text:p>
          </table:table-cell>
          <table:table-cell table:style-name="Default" office:value-type="float" office:value="0.000280000007479" calcext:value-type="float">
            <text:p>0.000280000007479</text:p>
          </table:table-cell>
          <table:table-cell/>
          <table:table-cell office:value-type="float" office:value="0.137799993157" calcext:value-type="float">
            <text:p>0.137799993157</text:p>
          </table:table-cell>
          <table:table-cell office:value-type="float" office:value="0.1074699983" calcext:value-type="float">
            <text:p>0.1074699983</text:p>
          </table:table-cell>
          <table:table-cell office:value-type="float" office:value="0.08613999933" calcext:value-type="float">
            <text:p>0.08613999933</text:p>
          </table:table-cell>
          <table:table-cell office:value-type="float" office:value="0.00497000012547" calcext:value-type="float">
            <text:p>0.00497000012547</text:p>
          </table:table-cell>
          <table:table-cell/>
          <table:table-cell office:value-type="float" office:value="-1.25200605392" calcext:value-type="float">
            <text:p>-1.25200605392</text:p>
          </table:table-cell>
          <table:table-cell office:value-type="float" office:value="-0.634776413441" calcext:value-type="float">
            <text:p>-0.634776413441</text:p>
          </table:table-cell>
          <table:table-cell office:value-type="float" office:value="-0.893953621387" calcext:value-type="float">
            <text:p>-0.893953621387</text:p>
          </table:table-cell>
          <table:table-cell/>
          <table:table-cell office:value-type="float" office:value="1.59186522402776E+018" calcext:value-type="float">
            <text:p>1.59186522402776E+018</text:p>
          </table:table-cell>
          <table:table-cell table:formula="of:=([.Q343]-1.59186520428114E+018)*0.000000001" office:value-type="float" office:value="19.746626304" calcext:value-type="float">
            <text:p>19.746626304</text:p>
          </table:table-cell>
          <table:table-cell office:value-type="float" office:value="0.00260124681517" calcext:value-type="float">
            <text:p>0.00260124681517</text:p>
          </table:table-cell>
          <table:table-cell office:value-type="float" office:value="0.0415486507118" calcext:value-type="float">
            <text:p>0.0415486507118</text:p>
          </table:table-cell>
          <table:table-cell office:value-type="float" office:value="0.0018738474464" calcext:value-type="float">
            <text:p>0.0018738474464</text:p>
          </table:table-cell>
          <table:table-cell table:formula="of:=SQRT([.S343]*[.S343] + [.T343]*[.T343] + [.U343]*[.U343])" office:value-type="float" office:value="0.041672150955008" calcext:value-type="float">
            <text:p>0.041672150955008</text:p>
          </table:table-cell>
          <table:table-cell table:formula="of:= ([.V344]-[.V343]) / ([.R344]-[.R343])" office:value-type="float" office:value="-0.0510137471205818" calcext:value-type="float">
            <text:p>-0.051013747120582</text:p>
          </table:table-cell>
        </table:table-row>
        <table:table-row table:style-name="ro1">
          <table:table-cell office:value-type="float" office:value="1.59186522413008E+018" calcext:value-type="float">
            <text:p>1.59186522413008E+018</text:p>
          </table:table-cell>
          <table:table-cell table:formula="of:= ([.A344] - 1.59186520428114E+018) * 0.000000001" office:value-type="float" office:value="19.848940288" calcext:value-type="float">
            <text:p>19.848940288</text:p>
          </table:table-cell>
          <table:table-cell office:value-type="float" office:value="0.00109999999404" calcext:value-type="float">
            <text:p>0.00109999999404</text:p>
          </table:table-cell>
          <table:table-cell office:value-type="float" office:value="0.000829999975394" calcext:value-type="float">
            <text:p>0.000829999975394</text:p>
          </table:table-cell>
          <table:table-cell office:value-type="float" office:value="-0.000750000006519" calcext:value-type="float">
            <text:p>-0.000750000006519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0439999997616" calcext:value-type="float">
            <text:p>0.0439999997616</text:p>
          </table:table-cell>
          <table:table-cell office:value-type="float" office:value="0.0405500009656" calcext:value-type="float">
            <text:p>0.0405500009656</text:p>
          </table:table-cell>
          <table:table-cell office:value-type="float" office:value="0.0171799995005" calcext:value-type="float">
            <text:p>0.0171799995005</text:p>
          </table:table-cell>
          <table:table-cell office:value-type="float" office:value="0.000319999991916" calcext:value-type="float">
            <text:p>0.000319999991916</text:p>
          </table:table-cell>
          <table:table-cell/>
          <table:table-cell office:value-type="float" office:value="-1.25229918957" calcext:value-type="float">
            <text:p>-1.25229918957</text:p>
          </table:table-cell>
          <table:table-cell office:value-type="float" office:value="-0.632859349251" calcext:value-type="float">
            <text:p>-0.632859349251</text:p>
          </table:table-cell>
          <table:table-cell office:value-type="float" office:value="-0.894002318382" calcext:value-type="float">
            <text:p>-0.894002318382</text:p>
          </table:table-cell>
          <table:table-cell/>
          <table:table-cell office:value-type="float" office:value="1.59186522413008E+018" calcext:value-type="float">
            <text:p>1.59186522413008E+018</text:p>
          </table:table-cell>
          <table:table-cell table:formula="of:=([.Q344]-1.59186520428114E+018)*0.000000001" office:value-type="float" office:value="19.8489472" calcext:value-type="float">
            <text:p>19.8489472</text:p>
          </table:table-cell>
          <table:table-cell office:value-type="float" office:value="-0.0133474469185" calcext:value-type="float">
            <text:p>-0.0133474469185</text:p>
          </table:table-cell>
          <table:table-cell office:value-type="float" office:value="0.0339139141142" calcext:value-type="float">
            <text:p>0.0339139141142</text:p>
          </table:table-cell>
          <table:table-cell office:value-type="float" office:value="0.000684104394168" calcext:value-type="float">
            <text:p>0.000684104394168</text:p>
          </table:table-cell>
          <table:table-cell table:formula="of:=SQRT([.S344]*[.S344] + [.T344]*[.T344] + [.U344]*[.U344])" office:value-type="float" office:value="0.0364523786413127" calcext:value-type="float">
            <text:p>0.036452378641313</text:p>
          </table:table-cell>
          <table:table-cell table:formula="of:= ([.V345]-[.V344]) / ([.R345]-[.R344])" office:value-type="float" office:value="0.252455721333766" calcext:value-type="float">
            <text:p>0.252455721333766</text:p>
          </table:table-cell>
        </table:table-row>
        <table:table-row table:style-name="ro1">
          <table:table-cell office:value-type="float" office:value="1.59186522418273E+018" calcext:value-type="float">
            <text:p>1.59186522418273E+018</text:p>
          </table:table-cell>
          <table:table-cell table:formula="of:= ([.A345] - 1.59186520428114E+018) * 0.000000001" office:value-type="float" office:value="19.901590016" calcext:value-type="float">
            <text:p>19.901590016</text:p>
          </table:table-cell>
          <table:table-cell office:value-type="float" office:value="0.00300000002608" calcext:value-type="float">
            <text:p>0.00300000002608</text:p>
          </table:table-cell>
          <table:table-cell office:value-type="float" office:value="0.00294000003487" calcext:value-type="float">
            <text:p>0.00294000003487</text:p>
          </table:table-cell>
          <table:table-cell office:value-type="float" office:value="0.000709999992978" calcext:value-type="float">
            <text:p>0.000709999992978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0627999976277" calcext:value-type="float">
            <text:p>0.0627999976277</text:p>
          </table:table-cell>
          <table:table-cell office:value-type="float" office:value="0.057840000838" calcext:value-type="float">
            <text:p>0.057840000838</text:p>
          </table:table-cell>
          <table:table-cell office:value-type="float" office:value="0.0245399996638" calcext:value-type="float">
            <text:p>0.0245399996638</text:p>
          </table:table-cell>
          <table:table-cell office:value-type="float" office:value="-0.000980000011623" calcext:value-type="float">
            <text:p>-0.000980000011623</text:p>
          </table:table-cell>
          <table:table-cell/>
          <table:table-cell office:value-type="float" office:value="-1.25341618061" calcext:value-type="float">
            <text:p>-1.25341618061</text:p>
          </table:table-cell>
          <table:table-cell office:value-type="float" office:value="-0.62979978323" calcext:value-type="float">
            <text:p>-0.62979978323</text:p>
          </table:table-cell>
          <table:table-cell office:value-type="float" office:value="-0.89396250248" calcext:value-type="float">
            <text:p>-0.89396250248</text:p>
          </table:table-cell>
          <table:table-cell/>
          <table:table-cell office:value-type="float" office:value="1.59186522418273E+018" calcext:value-type="float">
            <text:p>1.59186522418273E+018</text:p>
          </table:table-cell>
          <table:table-cell table:formula="of:=([.Q345]-1.59186520428114E+018)*0.000000001" office:value-type="float" office:value="19.901590528" calcext:value-type="float">
            <text:p>19.901590528</text:p>
          </table:table-cell>
          <table:table-cell office:value-type="float" office:value="-0.0184521954507" calcext:value-type="float">
            <text:p>-0.0184521954507</text:p>
          </table:table-cell>
          <table:table-cell office:value-type="float" office:value="0.0461607053876" calcext:value-type="float">
            <text:p>0.0461607053876</text:p>
          </table:table-cell>
          <table:table-cell office:value-type="float" office:value="0.00173806562088" calcext:value-type="float">
            <text:p>0.00173806562088</text:p>
          </table:table-cell>
          <table:table-cell table:formula="of:=SQRT([.S345]*[.S345] + [.T345]*[.T345] + [.U345]*[.U345])" office:value-type="float" office:value="0.0497424879849623" calcext:value-type="float">
            <text:p>0.049742487984962</text:p>
          </table:table-cell>
          <table:table-cell table:formula="of:= ([.V346]-[.V345]) / ([.R346]-[.R345])" office:value-type="float" office:value="0.55095618560999" calcext:value-type="float">
            <text:p>0.55095618560999</text:p>
          </table:table-cell>
        </table:table-row>
        <table:table-row table:style-name="ro1">
          <table:table-cell office:value-type="float" office:value="1.59186522423441E+018" calcext:value-type="float">
            <text:p>1.59186522423441E+018</text:p>
          </table:table-cell>
          <table:table-cell table:formula="of:= ([.A346] - 1.59186520428114E+018) * 0.000000001" office:value-type="float" office:value="19.953270016" calcext:value-type="float">
            <text:p>19.953270016</text:p>
          </table:table-cell>
          <table:table-cell office:value-type="float" office:value="0.00820000004023" calcext:value-type="float">
            <text:p>0.00820000004023</text:p>
          </table:table-cell>
          <table:table-cell office:value-type="float" office:value="0.00627999985591" calcext:value-type="float">
            <text:p>0.00627999985591</text:p>
          </table:table-cell>
          <table:table-cell office:value-type="float" office:value="0.0052100000903" calcext:value-type="float">
            <text:p>0.00521000009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124399997294" calcext:value-type="float">
            <text:p>0.124399997294</text:p>
          </table:table-cell>
          <table:table-cell office:value-type="float" office:value="0.0659599974751" calcext:value-type="float">
            <text:p>0.0659599974751</text:p>
          </table:table-cell>
          <table:table-cell office:value-type="float" office:value="0.105420000851" calcext:value-type="float">
            <text:p>0.105420000851</text:p>
          </table:table-cell>
          <table:table-cell office:value-type="float" office:value="-0.000560000014957" calcext:value-type="float">
            <text:p>-0.000560000014957</text:p>
          </table:table-cell>
          <table:table-cell/>
          <table:table-cell office:value-type="float" office:value="-1.25492548943" calcext:value-type="float">
            <text:p>-1.25492548943</text:p>
          </table:table-cell>
          <table:table-cell office:value-type="float" office:value="-0.625976085663" calcext:value-type="float">
            <text:p>-0.625976085663</text:p>
          </table:table-cell>
          <table:table-cell office:value-type="float" office:value="-0.893981099129" calcext:value-type="float">
            <text:p>-0.893981099129</text:p>
          </table:table-cell>
          <table:table-cell/>
          <table:table-cell office:value-type="float" office:value="1.59186522423441E+018" calcext:value-type="float">
            <text:p>1.59186522423441E+018</text:p>
          </table:table-cell>
          <table:table-cell table:formula="of:=([.Q346]-1.59186520428114E+018)*0.000000001" office:value-type="float" office:value="19.953275392" calcext:value-type="float">
            <text:p>19.953275392</text:p>
          </table:table-cell>
          <table:table-cell office:value-type="float" office:value="-0.0309302695096" calcext:value-type="float">
            <text:p>-0.0309302695096</text:p>
          </table:table-cell>
          <table:table-cell office:value-type="float" office:value="0.0718416050076" calcext:value-type="float">
            <text:p>0.0718416050076</text:p>
          </table:table-cell>
          <table:table-cell office:value-type="float" office:value="0.000499023066368" calcext:value-type="float">
            <text:p>0.000499023066368</text:p>
          </table:table-cell>
          <table:table-cell table:formula="of:=SQRT([.S346]*[.S346] + [.T346]*[.T346] + [.U346]*[.U346])" office:value-type="float" office:value="0.0782185835081746" calcext:value-type="float">
            <text:p>0.078218583508175</text:p>
          </table:table-cell>
          <table:table-cell table:formula="of:= ([.V347]-[.V346]) / ([.R347]-[.R346])" office:value-type="float" office:value="0.0217817986391137" calcext:value-type="float">
            <text:p>0.021781798639114</text:p>
          </table:table-cell>
        </table:table-row>
        <table:table-row table:style-name="ro1">
          <table:table-cell office:value-type="float" office:value="1.59186522428666E+018" calcext:value-type="float">
            <text:p>1.59186522428666E+018</text:p>
          </table:table-cell>
          <table:table-cell table:formula="of:= ([.A347] - 1.59186520428114E+018) * 0.000000001" office:value-type="float" office:value="20.005520128" calcext:value-type="float">
            <text:p>20.005520128</text:p>
          </table:table-cell>
          <table:table-cell office:value-type="float" office:value="0.0165999997407" calcext:value-type="float">
            <text:p>0.0165999997407</text:p>
          </table:table-cell>
          <table:table-cell office:value-type="float" office:value="0.00973000004888" calcext:value-type="float">
            <text:p>0.00973000004888</text:p>
          </table:table-cell>
          <table:table-cell office:value-type="float" office:value="0.0133899999782" calcext:value-type="float">
            <text:p>0.0133899999782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68799996376" calcext:value-type="float">
            <text:p>0.168799996376</text:p>
          </table:table-cell>
          <table:table-cell office:value-type="float" office:value="0.0611799992621" calcext:value-type="float">
            <text:p>0.0611799992621</text:p>
          </table:table-cell>
          <table:table-cell office:value-type="float" office:value="0.157370001078" calcext:value-type="float">
            <text:p>0.157370001078</text:p>
          </table:table-cell>
          <table:table-cell office:value-type="float" office:value="-0.000699999975041" calcext:value-type="float">
            <text:p>-0.000699999975041</text:p>
          </table:table-cell>
          <table:table-cell/>
          <table:table-cell office:value-type="float" office:value="-1.25649344921" calcext:value-type="float">
            <text:p>-1.25649344921</text:p>
          </table:table-cell>
          <table:table-cell office:value-type="float" office:value="-0.622077584267" calcext:value-type="float">
            <text:p>-0.622077584267</text:p>
          </table:table-cell>
          <table:table-cell office:value-type="float" office:value="-0.893993616104" calcext:value-type="float">
            <text:p>-0.893993616104</text:p>
          </table:table-cell>
          <table:table-cell/>
          <table:table-cell office:value-type="float" office:value="1.59186522428666E+018" calcext:value-type="float">
            <text:p>1.59186522428666E+018</text:p>
          </table:table-cell>
          <table:table-cell table:formula="of:=([.Q347]-1.59186520428114E+018)*0.000000001" office:value-type="float" office:value="20.005521408" calcext:value-type="float">
            <text:p>20.005521408</text:p>
          </table:table-cell>
          <table:table-cell office:value-type="float" office:value="-0.0317357182503" calcext:value-type="float">
            <text:p>-0.0317357182503</text:p>
          </table:table-cell>
          <table:table-cell office:value-type="float" office:value="0.0727332606912" calcext:value-type="float">
            <text:p>0.0727332606912</text:p>
          </table:table-cell>
          <table:table-cell office:value-type="float" office:value="0.000431577092968" calcext:value-type="float">
            <text:p>0.000431577092968</text:p>
          </table:table-cell>
          <table:table-cell table:formula="of:=SQRT([.S347]*[.S347] + [.T347]*[.T347] + [.U347]*[.U347])" office:value-type="float" office:value="0.0793565957083824" calcext:value-type="float">
            <text:p>0.079356595708383</text:p>
          </table:table-cell>
          <table:table-cell table:formula="of:= ([.V348]-[.V347]) / ([.R348]-[.R347])" office:value-type="float" office:value="0.0246719616165813" calcext:value-type="float">
            <text:p>0.024671961616581</text:p>
          </table:table-cell>
        </table:table-row>
        <table:table-row table:style-name="ro1">
          <table:table-cell office:value-type="float" office:value="1.59186522433874E+018" calcext:value-type="float">
            <text:p>1.59186522433874E+018</text:p>
          </table:table-cell>
          <table:table-cell table:formula="of:= ([.A348] - 1.59186520428114E+018) * 0.000000001" office:value-type="float" office:value="20.0576" calcext:value-type="float">
            <text:p>20.0576</text:p>
          </table:table-cell>
          <table:table-cell office:value-type="float" office:value="0.0266999993473" calcext:value-type="float">
            <text:p>0.0266999993473</text:p>
          </table:table-cell>
          <table:table-cell office:value-type="float" office:value="0.0109200002626" calcext:value-type="float">
            <text:p>0.0109200002626</text:p>
          </table:table-cell>
          <table:table-cell office:value-type="float" office:value="0.0243800003082" calcext:value-type="float">
            <text:p>0.0243800003082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208499997854" calcext:value-type="float">
            <text:p>0.208499997854</text:p>
          </table:table-cell>
          <table:table-cell office:value-type="float" office:value="0.0252899993211" calcext:value-type="float">
            <text:p>0.0252899993211</text:p>
          </table:table-cell>
          <table:table-cell office:value-type="float" office:value="0.206939995289" calcext:value-type="float">
            <text:p>0.206939995289</text:p>
          </table:table-cell>
          <table:table-cell office:value-type="float" office:value="0.000380000012228" calcext:value-type="float">
            <text:p>0.000380000012228</text:p>
          </table:table-cell>
          <table:table-cell/>
          <table:table-cell office:value-type="float" office:value="-1.25804197788" calcext:value-type="float">
            <text:p>-1.25804197788</text:p>
          </table:table-cell>
          <table:table-cell office:value-type="float" office:value="-0.618199467659" calcext:value-type="float">
            <text:p>-0.618199467659</text:p>
          </table:table-cell>
          <table:table-cell office:value-type="float" office:value="-0.894011080265" calcext:value-type="float">
            <text:p>-0.894011080265</text:p>
          </table:table-cell>
          <table:table-cell/>
          <table:table-cell office:value-type="float" office:value="1.59186522433874E+018" calcext:value-type="float">
            <text:p>1.59186522433874E+018</text:p>
          </table:table-cell>
          <table:table-cell table:formula="of:=([.Q348]-1.59186520428114E+018)*0.000000001" office:value-type="float" office:value="20.057600256" calcext:value-type="float">
            <text:p>20.057600256</text:p>
          </table:table-cell>
          <table:table-cell office:value-type="float" office:value="-0.0318836458027" calcext:value-type="float">
            <text:p>-0.0318836458027</text:p>
          </table:table-cell>
          <table:table-cell office:value-type="float" office:value="0.0740707889199" calcext:value-type="float">
            <text:p>0.0740707889199</text:p>
          </table:table-cell>
          <table:table-cell table:style-name="ce1" office:value-type="float" office:value="-0.0000121315870274" calcext:value-type="float">
            <text:p>-1.21E-05</text:p>
          </table:table-cell>
          <table:table-cell table:formula="of:=SQRT([.S348]*[.S348] + [.T348]*[.T348] + [.U348]*[.U348])" office:value-type="float" office:value="0.0806414830472742" calcext:value-type="float">
            <text:p>0.080641483047274</text:p>
          </table:table-cell>
          <table:table-cell table:formula="of:= ([.V349]-[.V348]) / ([.R349]-[.R348])" office:value-type="float" office:value="0.0129806673145943" calcext:value-type="float">
            <text:p>0.012980667314594</text:p>
          </table:table-cell>
        </table:table-row>
        <table:table-row table:style-name="ro1">
          <table:table-cell office:value-type="float" office:value="1.59186522439086E+018" calcext:value-type="float">
            <text:p>1.59186522439086E+018</text:p>
          </table:table-cell>
          <table:table-cell table:formula="of:= ([.A349] - 1.59186520428114E+018) * 0.000000001" office:value-type="float" office:value="20.109720064" calcext:value-type="float">
            <text:p>20.109720064</text:p>
          </table:table-cell>
          <table:table-cell office:value-type="float" office:value="0.0381000004709" calcext:value-type="float">
            <text:p>0.0381000004709</text:p>
          </table:table-cell>
          <table:table-cell office:value-type="float" office:value="0.00829999987036" calcext:value-type="float">
            <text:p>0.00829999987036</text:p>
          </table:table-cell>
          <table:table-cell office:value-type="float" office:value="0.0372200012207" calcext:value-type="float">
            <text:p>0.0372200012207</text:p>
          </table:table-cell>
          <table:table-cell table:style-name="Default" office:value-type="float" office:value="0.000150000007125" calcext:value-type="float">
            <text:p>0.000150000007125</text:p>
          </table:table-cell>
          <table:table-cell/>
          <table:table-cell office:value-type="float" office:value="0.232099995017" calcext:value-type="float">
            <text:p>0.232099995017</text:p>
          </table:table-cell>
          <table:table-cell office:value-type="float" office:value="-0.0269799996167" calcext:value-type="float">
            <text:p>-0.0269799996167</text:p>
          </table:table-cell>
          <table:table-cell office:value-type="float" office:value="0.230450004339" calcext:value-type="float">
            <text:p>0.230450004339</text:p>
          </table:table-cell>
          <table:table-cell office:value-type="float" office:value="0.00371000007726" calcext:value-type="float">
            <text:p>0.00371000007726</text:p>
          </table:table-cell>
          <table:table-cell/>
          <table:table-cell office:value-type="float" office:value="-1.25958740711" calcext:value-type="float">
            <text:p>-1.25958740711</text:p>
          </table:table-cell>
          <table:table-cell office:value-type="float" office:value="-0.61439204216" calcext:value-type="float">
            <text:p>-0.61439204216</text:p>
          </table:table-cell>
          <table:table-cell office:value-type="float" office:value="-0.894013345242" calcext:value-type="float">
            <text:p>-0.894013345242</text:p>
          </table:table-cell>
          <table:table-cell/>
          <table:table-cell office:value-type="float" office:value="1.59186522439086E+018" calcext:value-type="float">
            <text:p>1.59186522439086E+018</text:p>
          </table:table-cell>
          <table:table-cell table:formula="of:=([.Q349]-1.59186520428114E+018)*0.000000001" office:value-type="float" office:value="20.109726976" calcext:value-type="float">
            <text:p>20.109726976</text:p>
          </table:table-cell>
          <table:table-cell office:value-type="float" office:value="-0.0320565104485" calcext:value-type="float">
            <text:p>-0.0320565104485</text:p>
          </table:table-cell>
          <table:table-cell office:value-type="float" office:value="0.0747326910496" calcext:value-type="float">
            <text:p>0.0747326910496</text:p>
          </table:table-cell>
          <table:table-cell office:value-type="float" office:value="-0.00020518025849" calcext:value-type="float">
            <text:p>-0.00020518025849</text:p>
          </table:table-cell>
          <table:table-cell table:formula="of:=SQRT([.S349]*[.S349] + [.T349]*[.T349] + [.U349]*[.U349])" office:value-type="float" office:value="0.0813181226577952" calcext:value-type="float">
            <text:p>0.081318122657795</text:p>
          </table:table-cell>
          <table:table-cell table:formula="of:= ([.V350]-[.V349]) / ([.R350]-[.R349])" office:value-type="float" office:value="-0.00726234730074084" calcext:value-type="float">
            <text:p>-0.007262347300741</text:p>
          </table:table-cell>
        </table:table-row>
        <table:table-row table:style-name="ro1">
          <table:table-cell office:value-type="float" office:value="1.59186522444396E+018" calcext:value-type="float">
            <text:p>1.59186522444396E+018</text:p>
          </table:table-cell>
          <table:table-cell table:formula="of:= ([.A350] - 1.59186520428114E+018) * 0.000000001" office:value-type="float" office:value="20.162820096" calcext:value-type="float">
            <text:p>20.162820096</text:p>
          </table:table-cell>
          <table:table-cell office:value-type="float" office:value="0.048900000751" calcext:value-type="float">
            <text:p>0.048900000751</text:p>
          </table:table-cell>
          <table:table-cell office:value-type="float" office:value="0.00216999999247" calcext:value-type="float">
            <text:p>0.00216999999247</text:p>
          </table:table-cell>
          <table:table-cell office:value-type="float" office:value="0.048829998821" calcext:value-type="float">
            <text:p>0.048829998821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/>
          <table:table-cell office:value-type="float" office:value="0.235899999738" calcext:value-type="float">
            <text:p>0.235899999738</text:p>
          </table:table-cell>
          <table:table-cell office:value-type="float" office:value="-0.14700999856" calcext:value-type="float">
            <text:p>-0.14700999856</text:p>
          </table:table-cell>
          <table:table-cell office:value-type="float" office:value="0.184509992599" calcext:value-type="float">
            <text:p>0.184509992599</text:p>
          </table:table-cell>
          <table:table-cell office:value-type="float" office:value="0.00349000003189" calcext:value-type="float">
            <text:p>0.00349000003189</text:p>
          </table:table-cell>
          <table:table-cell/>
          <table:table-cell office:value-type="float" office:value="-1.26117432117" calcext:value-type="float">
            <text:p>-1.26117432117</text:p>
          </table:table-cell>
          <table:table-cell office:value-type="float" office:value="-0.610462248325" calcext:value-type="float">
            <text:p>-0.610462248325</text:p>
          </table:table-cell>
          <table:table-cell office:value-type="float" office:value="-0.89400357008" calcext:value-type="float">
            <text:p>-0.89400357008</text:p>
          </table:table-cell>
          <table:table-cell/>
          <table:table-cell office:value-type="float" office:value="1.59186522444396E+018" calcext:value-type="float">
            <text:p>1.59186522444396E+018</text:p>
          </table:table-cell>
          <table:table-cell table:formula="of:=([.Q350]-1.59186520428114E+018)*0.000000001" office:value-type="float" office:value="20.162823424" calcext:value-type="float">
            <text:p>20.162823424</text:p>
          </table:table-cell>
          <table:table-cell office:value-type="float" office:value="-0.0321112647653" calcext:value-type="float">
            <text:p>-0.0321112647653</text:p>
          </table:table-cell>
          <table:table-cell office:value-type="float" office:value="0.0742892995477" calcext:value-type="float">
            <text:p>0.0742892995477</text:p>
          </table:table-cell>
          <table:table-cell office:value-type="float" office:value="0.000197705012397" calcext:value-type="float">
            <text:p>0.000197705012397</text:p>
          </table:table-cell>
          <table:table-cell table:formula="of:=SQRT([.S350]*[.S350] + [.T350]*[.T350] + [.U350]*[.U350])" office:value-type="float" office:value="0.0809325178119835" calcext:value-type="float">
            <text:p>0.080932517811984</text:p>
          </table:table-cell>
          <table:table-cell table:formula="of:= ([.V351]-[.V350]) / ([.R351]-[.R350])" office:value-type="float" office:value="0.00452607679675774" calcext:value-type="float">
            <text:p>0.004526076796758</text:p>
          </table:table-cell>
        </table:table-row>
        <table:table-row table:style-name="ro1">
          <table:table-cell office:value-type="float" office:value="1.59186522449609E+018" calcext:value-type="float">
            <text:p>1.59186522449609E+018</text:p>
          </table:table-cell>
          <table:table-cell table:formula="of:= ([.A351] - 1.59186520428114E+018) * 0.000000001" office:value-type="float" office:value="20.214950144" calcext:value-type="float">
            <text:p>20.214950144</text:p>
          </table:table-cell>
          <table:table-cell office:value-type="float" office:value="0.062199998647" calcext:value-type="float">
            <text:p>0.062199998647</text:p>
          </table:table-cell>
          <table:table-cell office:value-type="float" office:value="-0.0130399996415" calcext:value-type="float">
            <text:p>-0.0130399996415</text:p>
          </table:table-cell>
          <table:table-cell office:value-type="float" office:value="0.0608199983835" calcext:value-type="float">
            <text:p>0.060819998383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207300007343" calcext:value-type="float">
            <text:p>0.207300007343</text:p>
          </table:table-cell>
          <table:table-cell office:value-type="float" office:value="-0.182139992714" calcext:value-type="float">
            <text:p>-0.182139992714</text:p>
          </table:table-cell>
          <table:table-cell office:value-type="float" office:value="0.0990400016308" calcext:value-type="float">
            <text:p>0.0990400016308</text:p>
          </table:table-cell>
          <table:table-cell office:value-type="float" office:value="0.00203999993391" calcext:value-type="float">
            <text:p>0.00203999993391</text:p>
          </table:table-cell>
          <table:table-cell/>
          <table:table-cell office:value-type="float" office:value="-1.26276159286" calcext:value-type="float">
            <text:p>-1.26276159286</text:p>
          </table:table-cell>
          <table:table-cell office:value-type="float" office:value="-0.606471180916" calcext:value-type="float">
            <text:p>-0.606471180916</text:p>
          </table:table-cell>
          <table:table-cell office:value-type="float" office:value="-0.894005894661" calcext:value-type="float">
            <text:p>-0.894005894661</text:p>
          </table:table-cell>
          <table:table-cell/>
          <table:table-cell office:value-type="float" office:value="1.59186522449609E+018" calcext:value-type="float">
            <text:p>1.59186522449609E+018</text:p>
          </table:table-cell>
          <table:table-cell table:formula="of:=([.Q351]-1.59186520428114E+018)*0.000000001" office:value-type="float" office:value="20.214951424" calcext:value-type="float">
            <text:p>20.214951424</text:p>
          </table:table-cell>
          <table:table-cell office:value-type="float" office:value="-0.0320277437568" calcext:value-type="float">
            <text:p>-0.0320277437568</text:p>
          </table:table-cell>
          <table:table-cell office:value-type="float" office:value="0.0745824053884" calcext:value-type="float">
            <text:p>0.0745824053884</text:p>
          </table:table-cell>
          <table:table-cell table:style-name="ce1" office:value-type="float" office:value="0.0000788796314737" calcext:value-type="float">
            <text:p>7.89E-05</text:p>
          </table:table-cell>
          <table:table-cell table:formula="of:=SQRT([.S351]*[.S351] + [.T351]*[.T351] + [.U351]*[.U351])" office:value-type="float" office:value="0.0811684531432449" calcext:value-type="float">
            <text:p>0.081168453143245</text:p>
          </table:table-cell>
          <table:table-cell table:formula="of:= ([.V352]-[.V351]) / ([.R352]-[.R351])" office:value-type="float" office:value="-0.000295433895217562" calcext:value-type="float">
            <text:p>-0.000295433895218</text:p>
          </table:table-cell>
        </table:table-row>
        <table:table-row table:style-name="ro1">
          <table:table-cell office:value-type="float" office:value="1.59186522454819E+018" calcext:value-type="float">
            <text:p>1.59186522454819E+018</text:p>
          </table:table-cell>
          <table:table-cell table:formula="of:= ([.A352] - 1.59186520428114E+018) * 0.000000001" office:value-type="float" office:value="20.26705024" calcext:value-type="float">
            <text:p>20.26705024</text:p>
          </table:table-cell>
          <table:table-cell office:value-type="float" office:value="0.0656000003219" calcext:value-type="float">
            <text:p>0.0656000003219</text:p>
          </table:table-cell>
          <table:table-cell office:value-type="float" office:value="-0.0204700008035" calcext:value-type="float">
            <text:p>-0.0204700008035</text:p>
          </table:table-cell>
          <table:table-cell office:value-type="float" office:value="0.0623599998653" calcext:value-type="float">
            <text:p>0.0623599998653</text:p>
          </table:table-cell>
          <table:table-cell table:style-name="Default" office:value-type="float" office:value="-0.000159999995958" calcext:value-type="float">
            <text:p>-0.000159999995958</text:p>
          </table:table-cell>
          <table:table-cell/>
          <table:table-cell office:value-type="float" office:value="0.163299992681" calcext:value-type="float">
            <text:p>0.163299992681</text:p>
          </table:table-cell>
          <table:table-cell office:value-type="float" office:value="-0.155589997768" calcext:value-type="float">
            <text:p>-0.155589997768</text:p>
          </table:table-cell>
          <table:table-cell office:value-type="float" office:value="0.0495099984109" calcext:value-type="float">
            <text:p>0.0495099984109</text:p>
          </table:table-cell>
          <table:table-cell office:value-type="float" office:value="0.000780000002123" calcext:value-type="float">
            <text:p>0.000780000002123</text:p>
          </table:table-cell>
          <table:table-cell/>
          <table:table-cell office:value-type="float" office:value="-1.26429474354" calcext:value-type="float">
            <text:p>-1.26429474354</text:p>
          </table:table-cell>
          <table:table-cell office:value-type="float" office:value="-0.60263967514" calcext:value-type="float">
            <text:p>-0.60263967514</text:p>
          </table:table-cell>
          <table:table-cell office:value-type="float" office:value="-0.893999516964" calcext:value-type="float">
            <text:p>-0.893999516964</text:p>
          </table:table-cell>
          <table:table-cell/>
          <table:table-cell office:value-type="float" office:value="1.59186522454819E+018" calcext:value-type="float">
            <text:p>1.59186522454819E+018</text:p>
          </table:table-cell>
          <table:table-cell table:formula="of:=([.Q352]-1.59186520428114E+018)*0.000000001" office:value-type="float" office:value="20.267054336" calcext:value-type="float">
            <text:p>20.267054336</text:p>
          </table:table-cell>
          <table:table-cell office:value-type="float" office:value="-0.0319163911045" calcext:value-type="float">
            <text:p>-0.0319163911045</text:p>
          </table:table-cell>
          <table:table-cell office:value-type="float" office:value="0.0746133700013" calcext:value-type="float">
            <text:p>0.0746133700013</text:p>
          </table:table-cell>
          <table:table-cell table:style-name="ce1" office:value-type="float" office:value="-0.0000903991458472" calcext:value-type="float">
            <text:p>-9.04E-05</text:p>
          </table:table-cell>
          <table:table-cell table:formula="of:=SQRT([.S352]*[.S352] + [.T352]*[.T352] + [.U352]*[.U352])" office:value-type="float" office:value="0.0811530601770005" calcext:value-type="float">
            <text:p>0.081153060177001</text:p>
          </table:table-cell>
          <table:table-cell table:formula="of:= ([.V353]-[.V352]) / ([.R353]-[.R352])" office:value-type="float" office:value="-0.0153339383758719" calcext:value-type="float">
            <text:p>-0.015333938375872</text:p>
          </table:table-cell>
        </table:table-row>
        <table:table-row table:style-name="ro1">
          <table:table-cell office:value-type="float" office:value="1.59186522460031E+018" calcext:value-type="float">
            <text:p>1.59186522460031E+018</text:p>
          </table:table-cell>
          <table:table-cell table:formula="of:= ([.A353] - 1.59186520428114E+018) * 0.000000001" office:value-type="float" office:value="20.319170048" calcext:value-type="float">
            <text:p>20.319170048</text:p>
          </table:table-cell>
          <table:table-cell office:value-type="float" office:value="0.0671999976039" calcext:value-type="float">
            <text:p>0.0671999976039</text:p>
          </table:table-cell>
          <table:table-cell office:value-type="float" office:value="-0.0240800008178" calcext:value-type="float">
            <text:p>-0.0240800008178</text:p>
          </table:table-cell>
          <table:table-cell office:value-type="float" office:value="0.0627000033855" calcext:value-type="float">
            <text:p>0.0627000033855</text:p>
          </table:table-cell>
          <table:table-cell office:value-type="float" office:value="-0.0000700000018696" calcext:value-type="float">
            <text:p>-7.00E-05</text:p>
          </table:table-cell>
          <table:table-cell/>
          <table:table-cell office:value-type="float" office:value="0.0821999981999" calcext:value-type="float">
            <text:p>0.0821999981999</text:p>
          </table:table-cell>
          <table:table-cell office:value-type="float" office:value="-0.0595900006592" calcext:value-type="float">
            <text:p>-0.0595900006592</text:p>
          </table:table-cell>
          <table:table-cell office:value-type="float" office:value="0.0565299987793" calcext:value-type="float">
            <text:p>0.0565299987793</text:p>
          </table:table-cell>
          <table:table-cell office:value-type="float" office:value="-0.00334999989718" calcext:value-type="float">
            <text:p>-0.00334999989718</text:p>
          </table:table-cell>
          <table:table-cell/>
          <table:table-cell office:value-type="float" office:value="-1.26579451561" calcext:value-type="float">
            <text:p>-1.26579451561</text:p>
          </table:table-cell>
          <table:table-cell office:value-type="float" office:value="-0.598874986172" calcext:value-type="float">
            <text:p>-0.598874986172</text:p>
          </table:table-cell>
          <table:table-cell office:value-type="float" office:value="-0.893996298313" calcext:value-type="float">
            <text:p>-0.893996298313</text:p>
          </table:table-cell>
          <table:table-cell/>
          <table:table-cell office:value-type="float" office:value="1.59186522460031E+018" calcext:value-type="float">
            <text:p>1.59186522460031E+018</text:p>
          </table:table-cell>
          <table:table-cell table:formula="of:=([.Q353]-1.59186520428114E+018)*0.000000001" office:value-type="float" office:value="20.3191744" calcext:value-type="float">
            <text:p>20.3191744</text:p>
          </table:table-cell>
          <table:table-cell office:value-type="float" office:value="-0.031518496573" calcext:value-type="float">
            <text:p>-0.031518496573</text:p>
          </table:table-cell>
          <table:table-cell office:value-type="float" office:value="0.0739143043756" calcext:value-type="float">
            <text:p>0.0739143043756</text:p>
          </table:table-cell>
          <table:table-cell table:style-name="ce1" office:value-type="float" office:value="-0.0000434480207332" calcext:value-type="float">
            <text:p>-4.34E-05</text:p>
          </table:table-cell>
          <table:table-cell table:formula="of:=SQRT([.S353]*[.S353] + [.T353]*[.T353] + [.U353]*[.U353])" office:value-type="float" office:value="0.080353854327478" calcext:value-type="float">
            <text:p>0.080353854327478</text:p>
          </table:table-cell>
          <table:table-cell table:formula="of:= ([.V354]-[.V353]) / ([.R354]-[.R353])" office:value-type="float" office:value="-0.000732396856863569" calcext:value-type="float">
            <text:p>-0.000732396856864</text:p>
          </table:table-cell>
        </table:table-row>
        <table:table-row table:style-name="ro1">
          <table:table-cell office:value-type="float" office:value="1.59186522465264E+018" calcext:value-type="float">
            <text:p>1.59186522465264E+018</text:p>
          </table:table-cell>
          <table:table-cell table:formula="of:= ([.A354] - 1.59186520428114E+018) * 0.000000001" office:value-type="float" office:value="20.371500032" calcext:value-type="float">
            <text:p>20.371500032</text:p>
          </table:table-cell>
          <table:table-cell office:value-type="float" office:value="0.0781999975443" calcext:value-type="float">
            <text:p>0.0781999975443</text:p>
          </table:table-cell>
          <table:table-cell office:value-type="float" office:value="-0.0288500003517" calcext:value-type="float">
            <text:p>-0.0288500003517</text:p>
          </table:table-cell>
          <table:table-cell office:value-type="float" office:value="0.0726699978113" calcext:value-type="float">
            <text:p>0.072669997811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839999988675" calcext:value-type="float">
            <text:p>0.0839999988675</text:p>
          </table:table-cell>
          <table:table-cell office:value-type="float" office:value="-0.0348600000143" calcext:value-type="float">
            <text:p>-0.0348600000143</text:p>
          </table:table-cell>
          <table:table-cell office:value-type="float" office:value="0.0764300003648" calcext:value-type="float">
            <text:p>0.0764300003648</text:p>
          </table:table-cell>
          <table:table-cell office:value-type="float" office:value="-0.00106000003871" calcext:value-type="float">
            <text:p>-0.00106000003871</text:p>
          </table:table-cell>
          <table:table-cell/>
          <table:table-cell office:value-type="float" office:value="-1.26737451553" calcext:value-type="float">
            <text:p>-1.26737451553</text:p>
          </table:table-cell>
          <table:table-cell office:value-type="float" office:value="-0.594883561134" calcext:value-type="float">
            <text:p>-0.594883561134</text:p>
          </table:table-cell>
          <table:table-cell office:value-type="float" office:value="-0.894000947475" calcext:value-type="float">
            <text:p>-0.894000947475</text:p>
          </table:table-cell>
          <table:table-cell/>
          <table:table-cell office:value-type="float" office:value="1.59186522465264E+018" calcext:value-type="float">
            <text:p>1.59186522465264E+018</text:p>
          </table:table-cell>
          <table:table-cell table:formula="of:=([.Q354]-1.59186520428114E+018)*0.000000001" office:value-type="float" office:value="20.371504384" calcext:value-type="float">
            <text:p>20.371504384</text:p>
          </table:table-cell>
          <table:table-cell office:value-type="float" office:value="-0.0315643586218" calcext:value-type="float">
            <text:p>-0.0315643586218</text:p>
          </table:table-cell>
          <table:table-cell office:value-type="float" office:value="0.0738529488444" calcext:value-type="float">
            <text:p>0.0738529488444</text:p>
          </table:table-cell>
          <table:table-cell office:value-type="float" office:value="0.000131345252157" calcext:value-type="float">
            <text:p>0.000131345252157</text:p>
          </table:table-cell>
          <table:table-cell table:formula="of:=SQRT([.S354]*[.S354] + [.T354]*[.T354] + [.U354]*[.U354])" office:value-type="float" office:value="0.0803155280116767" calcext:value-type="float">
            <text:p>0.080315528011677</text:p>
          </table:table-cell>
          <table:table-cell table:formula="of:= ([.V355]-[.V354]) / ([.R355]-[.R354])" office:value-type="float" office:value="-0.000725973480590834" calcext:value-type="float">
            <text:p>-0.000725973480591</text:p>
          </table:table-cell>
        </table:table-row>
        <table:table-row table:style-name="ro1">
          <table:table-cell office:value-type="float" office:value="1.59186522470521E+018" calcext:value-type="float">
            <text:p>1.59186522470521E+018</text:p>
          </table:table-cell>
          <table:table-cell table:formula="of:= ([.A355] - 1.59186520428114E+018) * 0.000000001" office:value-type="float" office:value="20.424069888" calcext:value-type="float">
            <text:p>20.424069888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296100005507" calcext:value-type="float">
            <text:p>-0.0296100005507</text:p>
          </table:table-cell>
          <table:table-cell office:value-type="float" office:value="0.0740799978375" calcext:value-type="float">
            <text:p>0.0740799978375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0586999990046" calcext:value-type="float">
            <text:p>0.0586999990046</text:p>
          </table:table-cell>
          <table:table-cell office:value-type="float" office:value="-0.0252899993211" calcext:value-type="float">
            <text:p>-0.0252899993211</text:p>
          </table:table-cell>
          <table:table-cell office:value-type="float" office:value="0.0528399981558" calcext:value-type="float">
            <text:p>0.0528399981558</text:p>
          </table:table-cell>
          <table:table-cell office:value-type="float" office:value="-0.0038999998942" calcext:value-type="float">
            <text:p>-0.0038999998942</text:p>
          </table:table-cell>
          <table:table-cell/>
          <table:table-cell office:value-type="float" office:value="-1.26888942719" calcext:value-type="float">
            <text:p>-1.26888942719</text:p>
          </table:table-cell>
          <table:table-cell office:value-type="float" office:value="-0.591093659401" calcext:value-type="float">
            <text:p>-0.591093659401</text:p>
          </table:table-cell>
          <table:table-cell office:value-type="float" office:value="-0.893993377686" calcext:value-type="float">
            <text:p>-0.893993377686</text:p>
          </table:table-cell>
          <table:table-cell/>
          <table:table-cell office:value-type="float" office:value="1.59186522470521E+018" calcext:value-type="float">
            <text:p>1.59186522470521E+018</text:p>
          </table:table-cell>
          <table:table-cell table:formula="of:=([.Q355]-1.59186520428114E+018)*0.000000001" office:value-type="float" office:value="20.42407424" calcext:value-type="float">
            <text:p>20.42407424</text:p>
          </table:table-cell>
          <table:table-cell office:value-type="float" office:value="-0.0316669940948" calcext:value-type="float">
            <text:p>-0.0316669940948</text:p>
          </table:table-cell>
          <table:table-cell office:value-type="float" office:value="0.0737669840455" calcext:value-type="float">
            <text:p>0.0737669840455</text:p>
          </table:table-cell>
          <table:table-cell office:value-type="float" office:value="-0.000297776598018" calcext:value-type="float">
            <text:p>-0.000297776598018</text:p>
          </table:table-cell>
          <table:table-cell table:formula="of:=SQRT([.S355]*[.S355] + [.T355]*[.T355] + [.U355]*[.U355])" office:value-type="float" office:value="0.0802773636903422" calcext:value-type="float">
            <text:p>0.080277363690342</text:p>
          </table:table-cell>
          <table:table-cell table:formula="of:= ([.V356]-[.V355]) / ([.R356]-[.R355])" office:value-type="float" office:value="-0.00102700751123787" calcext:value-type="float">
            <text:p>-0.001027007511238</text:p>
          </table:table-cell>
        </table:table-row>
        <table:table-row table:style-name="ro1">
          <table:table-cell office:value-type="float" office:value="1.59186522475728E+018" calcext:value-type="float">
            <text:p>1.59186522475728E+018</text:p>
          </table:table-cell>
          <table:table-cell table:formula="of:= ([.A356] - 1.59186520428114E+018) * 0.000000001" office:value-type="float" office:value="20.476140032" calcext:value-type="float">
            <text:p>20.476140032</text:p>
          </table:table-cell>
          <table:table-cell office:value-type="float" office:value="0.0800999999046" calcext:value-type="float">
            <text:p>0.0800999999046</text:p>
          </table:table-cell>
          <table:table-cell office:value-type="float" office:value="-0.0297699999064" calcext:value-type="float">
            <text:p>-0.0297699999064</text:p>
          </table:table-cell>
          <table:table-cell office:value-type="float" office:value="0.0743200033903" calcext:value-type="float">
            <text:p>0.0743200033903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0419999985024" calcext:value-type="float">
            <text:p>0.00419999985024</text:p>
          </table:table-cell>
          <table:table-cell office:value-type="float" office:value="-0.000859999970999" calcext:value-type="float">
            <text:p>-0.000859999970999</text:p>
          </table:table-cell>
          <table:table-cell office:value-type="float" office:value="0.00380999990739" calcext:value-type="float">
            <text:p>0.00380999990739</text:p>
          </table:table-cell>
          <table:table-cell office:value-type="float" office:value="-0.00142999994569" calcext:value-type="float">
            <text:p>-0.00142999994569</text:p>
          </table:table-cell>
          <table:table-cell/>
          <table:table-cell office:value-type="float" office:value="-1.27049088478" calcext:value-type="float">
            <text:p>-1.27049088478</text:p>
          </table:table-cell>
          <table:table-cell office:value-type="float" office:value="-0.587119042873" calcext:value-type="float">
            <text:p>-0.587119042873</text:p>
          </table:table-cell>
          <table:table-cell office:value-type="float" office:value="-0.893972337246" calcext:value-type="float">
            <text:p>-0.893972337246</text:p>
          </table:table-cell>
          <table:table-cell/>
          <table:table-cell office:value-type="float" office:value="1.59186522475728E+018" calcext:value-type="float">
            <text:p>1.59186522475728E+018</text:p>
          </table:table-cell>
          <table:table-cell table:formula="of:=([.Q356]-1.59186520428114E+018)*0.000000001" office:value-type="float" office:value="20.476144384" calcext:value-type="float">
            <text:p>20.476144384</text:p>
          </table:table-cell>
          <table:table-cell office:value-type="float" office:value="-0.0313798375428" calcext:value-type="float">
            <text:p>-0.0313798375428</text:p>
          </table:table-cell>
          <table:table-cell office:value-type="float" office:value="0.0738316774368" calcext:value-type="float">
            <text:p>0.0738316774368</text:p>
          </table:table-cell>
          <table:table-cell office:value-type="float" office:value="-0.000247568124905" calcext:value-type="float">
            <text:p>-0.000247568124905</text:p>
          </table:table-cell>
          <table:table-cell table:formula="of:=SQRT([.S356]*[.S356] + [.T356]*[.T356] + [.U356]*[.U356])" office:value-type="float" office:value="0.080223887261343" calcext:value-type="float">
            <text:p>0.080223887261343</text:p>
          </table:table-cell>
          <table:table-cell table:formula="of:= ([.V357]-[.V356]) / ([.R357]-[.R356])" office:value-type="float" office:value="-0.0884785026779638" calcext:value-type="float">
            <text:p>-0.088478502677964</text:p>
          </table:table-cell>
        </table:table-row>
        <table:table-row table:style-name="ro1">
          <table:table-cell office:value-type="float" office:value="1.59186522480912E+018" calcext:value-type="float">
            <text:p>1.59186522480912E+018</text:p>
          </table:table-cell>
          <table:table-cell table:formula="of:= ([.A357] - 1.59186520428114E+018) * 0.000000001" office:value-type="float" office:value="20.527980032" calcext:value-type="float">
            <text:p>20.527980032</text:p>
          </table:table-cell>
          <table:table-cell office:value-type="float" office:value="0.0798000022769" calcext:value-type="float">
            <text:p>0.0798000022769</text:p>
          </table:table-cell>
          <table:table-cell office:value-type="float" office:value="-0.0296100005507" calcext:value-type="float">
            <text:p>-0.0296100005507</text:p>
          </table:table-cell>
          <table:table-cell office:value-type="float" office:value="0.0741200000048" calcext:value-type="float">
            <text:p>0.0741200000048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0810000021011" calcext:value-type="float">
            <text:p>0.00810000021011</text:p>
          </table:table-cell>
          <table:table-cell office:value-type="float" office:value="0.00412000017241" calcext:value-type="float">
            <text:p>0.00412000017241</text:p>
          </table:table-cell>
          <table:table-cell office:value-type="float" office:value="-0.00603999989107" calcext:value-type="float">
            <text:p>-0.00603999989107</text:p>
          </table:table-cell>
          <table:table-cell office:value-type="float" office:value="0.00341999996454" calcext:value-type="float">
            <text:p>0.00341999996454</text:p>
          </table:table-cell>
          <table:table-cell/>
          <table:table-cell office:value-type="float" office:value="-1.27196443081" calcext:value-type="float">
            <text:p>-1.27196443081</text:p>
          </table:table-cell>
          <table:table-cell office:value-type="float" office:value="-0.583355426788" calcext:value-type="float">
            <text:p>-0.583355426788</text:p>
          </table:table-cell>
          <table:table-cell office:value-type="float" office:value="-0.893978178501" calcext:value-type="float">
            <text:p>-0.893978178501</text:p>
          </table:table-cell>
          <table:table-cell/>
          <table:table-cell office:value-type="float" office:value="1.59186522480912E+018" calcext:value-type="float">
            <text:p>1.59186522480912E+018</text:p>
          </table:table-cell>
          <table:table-cell table:formula="of:=([.Q357]-1.59186520428114E+018)*0.000000001" office:value-type="float" office:value="20.527980544" calcext:value-type="float">
            <text:p>20.527980544</text:p>
          </table:table-cell>
          <table:table-cell office:value-type="float" office:value="-0.029582682997" calcext:value-type="float">
            <text:p>-0.029582682997</text:p>
          </table:table-cell>
          <table:table-cell office:value-type="float" office:value="0.0695771947503" calcext:value-type="float">
            <text:p>0.0695771947503</text:p>
          </table:table-cell>
          <table:table-cell office:value-type="float" office:value="0.00221595610492" calcext:value-type="float">
            <text:p>0.00221595610492</text:p>
          </table:table-cell>
          <table:table-cell table:formula="of:=SQRT([.S357]*[.S357] + [.T357]*[.T357] + [.U357]*[.U357])" office:value-type="float" office:value="0.0756375014399676" calcext:value-type="float">
            <text:p>0.075637501439968</text:p>
          </table:table-cell>
          <table:table-cell table:formula="of:= ([.V358]-[.V357]) / ([.R358]-[.R357])" office:value-type="float" office:value="-0.386723556279294" calcext:value-type="float">
            <text:p>-0.386723556279294</text:p>
          </table:table-cell>
        </table:table-row>
        <table:table-row table:style-name="ro1">
          <table:table-cell office:value-type="float" office:value="1.59186522491208E+018" calcext:value-type="float">
            <text:p>1.59186522491208E+018</text:p>
          </table:table-cell>
          <table:table-cell table:formula="of:= ([.A358] - 1.59186520428114E+018) * 0.000000001" office:value-type="float" office:value="20.630939904" calcext:value-type="float">
            <text:p>20.630939904</text:p>
          </table:table-cell>
          <table:table-cell office:value-type="float" office:value="0.0749000012875" calcext:value-type="float">
            <text:p>0.0749000012875</text:p>
          </table:table-cell>
          <table:table-cell office:value-type="float" office:value="-0.0276999995112" calcext:value-type="float">
            <text:p>-0.0276999995112</text:p>
          </table:table-cell>
          <table:table-cell office:value-type="float" office:value="0.069540001452" calcext:value-type="float">
            <text:p>0.069540001452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781999975443" calcext:value-type="float">
            <text:p>0.0781999975443</text:p>
          </table:table-cell>
          <table:table-cell office:value-type="float" office:value="0.0314199998975" calcext:value-type="float">
            <text:p>0.0314199998975</text:p>
          </table:table-cell>
          <table:table-cell office:value-type="float" office:value="-0.071620002389" calcext:value-type="float">
            <text:p>-0.071620002389</text:p>
          </table:table-cell>
          <table:table-cell office:value-type="float" office:value="-0.00190999999177" calcext:value-type="float">
            <text:p>-0.00190999999177</text:p>
          </table:table-cell>
          <table:table-cell/>
          <table:table-cell office:value-type="float" office:value="-1.27392244339" calcext:value-type="float">
            <text:p>-1.27392244339</text:p>
          </table:table-cell>
          <table:table-cell office:value-type="float" office:value="-0.578328669071" calcext:value-type="float">
            <text:p>-0.578328669071</text:p>
          </table:table-cell>
          <table:table-cell office:value-type="float" office:value="-0.893993198872" calcext:value-type="float">
            <text:p>-0.893993198872</text:p>
          </table:table-cell>
          <table:table-cell/>
          <table:table-cell office:value-type="float" office:value="1.59186522491208E+018" calcext:value-type="float">
            <text:p>1.59186522491208E+018</text:p>
          </table:table-cell>
          <table:table-cell table:formula="of:=([.Q358]-1.59186520428114E+018)*0.000000001" office:value-type="float" office:value="20.63094016" calcext:value-type="float">
            <text:p>20.63094016</text:p>
          </table:table-cell>
          <table:table-cell office:value-type="float" office:value="-0.0138710010797" calcext:value-type="float">
            <text:p>-0.0138710010797</text:p>
          </table:table-cell>
          <table:table-cell office:value-type="float" office:value="0.0330073684454" calcext:value-type="float">
            <text:p>0.0330073684454</text:p>
          </table:table-cell>
          <table:table-cell office:value-type="float" office:value="-0.00110625976231" calcext:value-type="float">
            <text:p>-0.00110625976231</text:p>
          </table:table-cell>
          <table:table-cell table:formula="of:=SQRT([.S358]*[.S358] + [.T358]*[.T358] + [.U358]*[.U358])" office:value-type="float" office:value="0.0358205925872972" calcext:value-type="float">
            <text:p>0.035820592587297</text:p>
          </table:table-cell>
          <table:table-cell table:formula="of:= ([.V359]-[.V358]) / ([.R359]-[.R358])" office:value-type="float" office:value="-0.60983173907466" calcext:value-type="float">
            <text:p>-0.60983173907466</text:p>
          </table:table-cell>
        </table:table-row>
        <table:table-row table:style-name="ro1">
          <table:table-cell office:value-type="float" office:value="1.59186522496427E+018" calcext:value-type="float">
            <text:p>1.59186522496427E+018</text:p>
          </table:table-cell>
          <table:table-cell table:formula="of:= ([.A359] - 1.59186520428114E+018) * 0.000000001" office:value-type="float" office:value="20.683130112" calcext:value-type="float">
            <text:p>20.683130112</text:p>
          </table:table-cell>
          <table:table-cell office:value-type="float" office:value="0.0679000020027" calcext:value-type="float">
            <text:p>0.0679000020027</text:p>
          </table:table-cell>
          <table:table-cell office:value-type="float" office:value="-0.0251400005072" calcext:value-type="float">
            <text:p>-0.0251400005072</text:p>
          </table:table-cell>
          <table:table-cell office:value-type="float" office:value="0.0630500018597" calcext:value-type="float">
            <text:p>0.0630500018597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35100007057" calcext:value-type="float">
            <text:p>0.135100007057</text:p>
          </table:table-cell>
          <table:table-cell office:value-type="float" office:value="0.0533900000155" calcext:value-type="float">
            <text:p>0.0533900000155</text:p>
          </table:table-cell>
          <table:table-cell office:value-type="float" office:value="-0.124140001833" calcext:value-type="float">
            <text:p>-0.124140001833</text:p>
          </table:table-cell>
          <table:table-cell office:value-type="float" office:value="-0.00161000003573" calcext:value-type="float">
            <text:p>-0.00161000003573</text:p>
          </table:table-cell>
          <table:table-cell/>
          <table:table-cell office:value-type="float" office:value="-1.2740020752" calcext:value-type="float">
            <text:p>-1.2740020752</text:p>
          </table:table-cell>
          <table:table-cell office:value-type="float" office:value="-0.578238427639" calcext:value-type="float">
            <text:p>-0.578238427639</text:p>
          </table:table-cell>
          <table:table-cell office:value-type="float" office:value="-0.893975019455" calcext:value-type="float">
            <text:p>-0.893975019455</text:p>
          </table:table-cell>
          <table:table-cell/>
          <table:table-cell office:value-type="float" office:value="1.59186522496427E+018" calcext:value-type="float">
            <text:p>1.59186522496427E+018</text:p>
          </table:table-cell>
          <table:table-cell table:formula="of:=([.Q359]-1.59186520428114E+018)*0.000000001" office:value-type="float" office:value="20.683128576" calcext:value-type="float">
            <text:p>20.683128576</text:p>
          </table:table-cell>
          <table:table-cell office:value-type="float" office:value="-0.00144262600224" calcext:value-type="float">
            <text:p>-0.00144262600224</text:p>
          </table:table-cell>
          <table:table-cell office:value-type="float" office:value="0.00354891526513" calcext:value-type="float">
            <text:p>0.00354891526513</text:p>
          </table:table-cell>
          <table:table-cell office:value-type="float" office:value="-0.00113118626177" calcext:value-type="float">
            <text:p>-0.00113118626177</text:p>
          </table:table-cell>
          <table:table-cell table:formula="of:=SQRT([.S359]*[.S359] + [.T359]*[.T359] + [.U359]*[.U359])" office:value-type="float" office:value="0.00399444009846548" calcext:value-type="float">
            <text:p>0.003994440098465</text:p>
          </table:table-cell>
          <table:table-cell table:formula="of:= ([.V360]-[.V359]) / ([.R360]-[.R359])" office:value-type="float" office:value="-0.0192152943046771" calcext:value-type="float">
            <text:p>-0.019215294304677</text:p>
          </table:table-cell>
        </table:table-row>
        <table:table-row table:style-name="ro1">
          <table:table-cell office:value-type="float" office:value="1.59186522501639E+018" calcext:value-type="float">
            <text:p>1.59186522501639E+018</text:p>
          </table:table-cell>
          <table:table-cell table:formula="of:= ([.A360] - 1.59186520428114E+018) * 0.000000001" office:value-type="float" office:value="20.735250176" calcext:value-type="float">
            <text:p>20.735250176</text:p>
          </table:table-cell>
          <table:table-cell office:value-type="float" office:value="0.0606000013649" calcext:value-type="float">
            <text:p>0.0606000013649</text:p>
          </table:table-cell>
          <table:table-cell office:value-type="float" office:value="-0.0224099997431" calcext:value-type="float">
            <text:p>-0.0224099997431</text:p>
          </table:table-cell>
          <table:table-cell office:value-type="float" office:value="0.0563100017607" calcext:value-type="float">
            <text:p>0.0563100017607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143500000238" calcext:value-type="float">
            <text:p>0.143500000238</text:p>
          </table:table-cell>
          <table:table-cell office:value-type="float" office:value="0.0610500015318" calcext:value-type="float">
            <text:p>0.0610500015318</text:p>
          </table:table-cell>
          <table:table-cell office:value-type="float" office:value="-0.129850000143" calcext:value-type="float">
            <text:p>-0.129850000143</text:p>
          </table:table-cell>
          <table:table-cell office:value-type="float" office:value="0.00132000003941" calcext:value-type="float">
            <text:p>0.00132000003941</text:p>
          </table:table-cell>
          <table:table-cell/>
          <table:table-cell office:value-type="float" office:value="-1.27400100231" calcext:value-type="float">
            <text:p>-1.27400100231</text:p>
          </table:table-cell>
          <table:table-cell office:value-type="float" office:value="-0.578231036663" calcext:value-type="float">
            <text:p>-0.578231036663</text:p>
          </table:table-cell>
          <table:table-cell office:value-type="float" office:value="-0.893980979919" calcext:value-type="float">
            <text:p>-0.893980979919</text:p>
          </table:table-cell>
          <table:table-cell/>
          <table:table-cell office:value-type="float" office:value="1.59186522501639E+018" calcext:value-type="float">
            <text:p>1.59186522501639E+018</text:p>
          </table:table-cell>
          <table:table-cell table:formula="of:=([.Q360]-1.59186520428114E+018)*0.000000001" office:value-type="float" office:value="20.735252224" calcext:value-type="float">
            <text:p>20.735252224</text:p>
          </table:table-cell>
          <table:table-cell office:value-type="float" office:value="0.00283666979522" calcext:value-type="float">
            <text:p>0.00283666979522</text:p>
          </table:table-cell>
          <table:table-cell table:style-name="ce1" office:value-type="float" office:value="-0.0000405685059377" calcext:value-type="float">
            <text:p>-4.06E-05</text:p>
          </table:table-cell>
          <table:table-cell office:value-type="float" office:value="0.00095337437233" calcext:value-type="float">
            <text:p>0.00095337437233</text:p>
          </table:table-cell>
          <table:table-cell table:formula="of:=SQRT([.S360]*[.S360] + [.T360]*[.T360] + [.U360]*[.U360])" office:value-type="float" office:value="0.00299286886191211" calcext:value-type="float">
            <text:p>0.002992868861912</text:p>
          </table:table-cell>
          <table:table-cell table:formula="of:= ([.V361]-[.V360]) / ([.R361]-[.R360])" office:value-type="float" office:value="0.12132249187114" calcext:value-type="float">
            <text:p>0.12132249187114</text:p>
          </table:table-cell>
        </table:table-row>
        <table:table-row table:style-name="ro1">
          <table:table-cell office:value-type="float" office:value="1.59186522506858E+018" calcext:value-type="float">
            <text:p>1.59186522506858E+018</text:p>
          </table:table-cell>
          <table:table-cell table:formula="of:= ([.A361] - 1.59186520428114E+018) * 0.000000001" office:value-type="float" office:value="20.787440128" calcext:value-type="float">
            <text:p>20.787440128</text:p>
          </table:table-cell>
          <table:table-cell office:value-type="float" office:value="0.0529000014067" calcext:value-type="float">
            <text:p>0.0529000014067</text:p>
          </table:table-cell>
          <table:table-cell office:value-type="float" office:value="-0.018540000543" calcext:value-type="float">
            <text:p>-0.018540000543</text:p>
          </table:table-cell>
          <table:table-cell office:value-type="float" office:value="0.0495099984109" calcext:value-type="float">
            <text:p>0.0495099984109</text:p>
          </table:table-cell>
          <table:table-cell table:style-name="Default" office:value-type="float" office:value="-0.000220000001718" calcext:value-type="float">
            <text:p>-0.000220000001718</text:p>
          </table:table-cell>
          <table:table-cell/>
          <table:table-cell office:value-type="float" office:value="0.15000000596" calcext:value-type="float">
            <text:p>0.15000000596</text:p>
          </table:table-cell>
          <table:table-cell office:value-type="float" office:value="0.0716800019145" calcext:value-type="float">
            <text:p>0.0716800019145</text:p>
          </table:table-cell>
          <table:table-cell office:value-type="float" office:value="-0.131689995527" calcext:value-type="float">
            <text:p>-0.131689995527</text:p>
          </table:table-cell>
          <table:table-cell office:value-type="float" office:value="0.00383000005968" calcext:value-type="float">
            <text:p>0.00383000005968</text:p>
          </table:table-cell>
          <table:table-cell/>
          <table:table-cell office:value-type="float" office:value="-1.27337479591" calcext:value-type="float">
            <text:p>-1.27337479591</text:p>
          </table:table-cell>
          <table:table-cell office:value-type="float" office:value="-0.578124940395" calcext:value-type="float">
            <text:p>-0.578124940395</text:p>
          </table:table-cell>
          <table:table-cell office:value-type="float" office:value="-0.894132435322" calcext:value-type="float">
            <text:p>-0.894132435322</text:p>
          </table:table-cell>
          <table:table-cell/>
          <table:table-cell office:value-type="float" office:value="1.59186522506858E+018" calcext:value-type="float">
            <text:p>1.59186522506858E+018</text:p>
          </table:table-cell>
          <table:table-cell table:formula="of:=([.Q361]-1.59186520428114E+018)*0.000000001" office:value-type="float" office:value="20.78743936" calcext:value-type="float">
            <text:p>20.78743936</text:p>
          </table:table-cell>
          <table:table-cell office:value-type="float" office:value="0.0090067954734" calcext:value-type="float">
            <text:p>0.0090067954734</text:p>
          </table:table-cell>
          <table:table-cell office:value-type="float" office:value="-0.000808415701613" calcext:value-type="float">
            <text:p>-0.000808415701613</text:p>
          </table:table-cell>
          <table:table-cell office:value-type="float" office:value="0.00227320427075" calcext:value-type="float">
            <text:p>0.00227320427075</text:p>
          </table:table-cell>
          <table:table-cell table:formula="of:=SQRT([.S361]*[.S361] + [.T361]*[.T361] + [.U361]*[.U361])" office:value-type="float" office:value="0.00932434224505028" calcext:value-type="float">
            <text:p>0.00932434224505</text:p>
          </table:table-cell>
          <table:table-cell table:formula="of:= ([.V362]-[.V361]) / ([.R362]-[.R361])" office:value-type="float" office:value="1.02598379859312" calcext:value-type="float">
            <text:p>1.02598379859312</text:p>
          </table:table-cell>
        </table:table-row>
        <table:table-row table:style-name="ro1">
          <table:table-cell office:value-type="float" office:value="1.59186522512014E+018" calcext:value-type="float">
            <text:p>1.59186522512014E+018</text:p>
          </table:table-cell>
          <table:table-cell table:formula="of:= ([.A362] - 1.59186520428114E+018) * 0.000000001" office:value-type="float" office:value="20.839000064" calcext:value-type="float">
            <text:p>20.839000064</text:p>
          </table:table-cell>
          <table:table-cell office:value-type="float" office:value="0.0434000007808" calcext:value-type="float">
            <text:p>0.0434000007808</text:p>
          </table:table-cell>
          <table:table-cell office:value-type="float" office:value="-0.0116200000048" calcext:value-type="float">
            <text:p>-0.0116200000048</text:p>
          </table:table-cell>
          <table:table-cell office:value-type="float" office:value="0.0418299995363" calcext:value-type="float">
            <text:p>0.0418299995363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223399996758" calcext:value-type="float">
            <text:p>0.223399996758</text:p>
          </table:table-cell>
          <table:table-cell office:value-type="float" office:value="0.162080004811" calcext:value-type="float">
            <text:p>0.162080004811</text:p>
          </table:table-cell>
          <table:table-cell office:value-type="float" office:value="-0.153760001063" calcext:value-type="float">
            <text:p>-0.153760001063</text:p>
          </table:table-cell>
          <table:table-cell office:value-type="float" office:value="-0.000939999998081" calcext:value-type="float">
            <text:p>-0.000939999998081</text:p>
          </table:table-cell>
          <table:table-cell/>
          <table:table-cell office:value-type="float" office:value="-1.27094209194" calcext:value-type="float">
            <text:p>-1.27094209194</text:p>
          </table:table-cell>
          <table:table-cell office:value-type="float" office:value="-0.578717589378" calcext:value-type="float">
            <text:p>-0.578717589378</text:p>
          </table:table-cell>
          <table:table-cell office:value-type="float" office:value="-0.894029259682" calcext:value-type="float">
            <text:p>-0.894029259682</text:p>
          </table:table-cell>
          <table:table-cell/>
          <table:table-cell office:value-type="float" office:value="1.59186522512014E+018" calcext:value-type="float">
            <text:p>1.59186522512014E+018</text:p>
          </table:table-cell>
          <table:table-cell table:formula="of:=([.Q362]-1.59186520428114E+018)*0.000000001" office:value-type="float" office:value="20.839008256" calcext:value-type="float">
            <text:p>20.839008256</text:p>
          </table:table-cell>
          <table:table-cell office:value-type="float" office:value="0.0607855841517" calcext:value-type="float">
            <text:p>0.0607855841517</text:p>
          </table:table-cell>
          <table:table-cell office:value-type="float" office:value="-0.013330090791" calcext:value-type="float">
            <text:p>-0.013330090791</text:p>
          </table:table-cell>
          <table:table-cell office:value-type="float" office:value="-0.00062600383535" calcext:value-type="float">
            <text:p>-0.00062600383535</text:p>
          </table:table-cell>
          <table:table-cell table:formula="of:=SQRT([.S362]*[.S362] + [.T362]*[.T362] + [.U362]*[.U362])" office:value-type="float" office:value="0.0622331940523832" calcext:value-type="float">
            <text:p>0.062233194052383</text:p>
          </table:table-cell>
          <table:table-cell table:formula="of:= ([.V363]-[.V362]) / ([.R363]-[.R362])" office:value-type="float" office:value="0.272343866000772" calcext:value-type="float">
            <text:p>0.272343866000772</text:p>
          </table:table-cell>
        </table:table-row>
        <table:table-row table:style-name="ro1">
          <table:table-cell office:value-type="float" office:value="1.59186522517168E+018" calcext:value-type="float">
            <text:p>1.59186522517168E+018</text:p>
          </table:table-cell>
          <table:table-cell table:formula="of:= ([.A363] - 1.59186520428114E+018) * 0.000000001" office:value-type="float" office:value="20.890540032" calcext:value-type="float">
            <text:p>20.890540032</text:p>
          </table:table-cell>
          <table:table-cell office:value-type="float" office:value="0.0331999994814" calcext:value-type="float">
            <text:p>0.0331999994814</text:p>
          </table:table-cell>
          <table:table-cell office:value-type="float" office:value="-0.00265999999829" calcext:value-type="float">
            <text:p>-0.00265999999829</text:p>
          </table:table-cell>
          <table:table-cell office:value-type="float" office:value="0.0331300012767" calcext:value-type="float">
            <text:p>0.0331300012767</text:p>
          </table:table-cell>
          <table:table-cell office:value-type="float" office:value="0.000079999997979" calcext:value-type="float">
            <text:p>8.00E-05</text:p>
          </table:table-cell>
          <table:table-cell/>
          <table:table-cell office:value-type="float" office:value="0.246800005436" calcext:value-type="float">
            <text:p>0.246800005436</text:p>
          </table:table-cell>
          <table:table-cell office:value-type="float" office:value="0.183870002627" calcext:value-type="float">
            <text:p>0.183870002627</text:p>
          </table:table-cell>
          <table:table-cell office:value-type="float" office:value="-0.164519995451" calcext:value-type="float">
            <text:p>-0.164519995451</text:p>
          </table:table-cell>
          <table:table-cell office:value-type="float" office:value="-0.00386000005528" calcext:value-type="float">
            <text:p>-0.00386000005528</text:p>
          </table:table-cell>
          <table:table-cell/>
          <table:table-cell office:value-type="float" office:value="-1.26731216908" calcext:value-type="float">
            <text:p>-1.26731216908</text:p>
          </table:table-cell>
          <table:table-cell office:value-type="float" office:value="-0.57994556427" calcext:value-type="float">
            <text:p>-0.57994556427</text:p>
          </table:table-cell>
          <table:table-cell office:value-type="float" office:value="-0.893948316574" calcext:value-type="float">
            <text:p>-0.893948316574</text:p>
          </table:table-cell>
          <table:table-cell/>
          <table:table-cell office:value-type="float" office:value="1.59186522517168E+018" calcext:value-type="float">
            <text:p>1.59186522517168E+018</text:p>
          </table:table-cell>
          <table:table-cell table:formula="of:=([.Q363]-1.59186520428114E+018)*0.000000001" office:value-type="float" office:value="20.89053824" calcext:value-type="float">
            <text:p>20.89053824</text:p>
          </table:table-cell>
          <table:table-cell office:value-type="float" office:value="0.0735393688083" calcext:value-type="float">
            <text:p>0.0735393688083</text:p>
          </table:table-cell>
          <table:table-cell office:value-type="float" office:value="-0.0200892556459" calcext:value-type="float">
            <text:p>-0.0200892556459</text:p>
          </table:table-cell>
          <table:table-cell office:value-type="float" office:value="-0.00224696984515" calcext:value-type="float">
            <text:p>-0.00224696984515</text:p>
          </table:table-cell>
          <table:table-cell table:formula="of:=SQRT([.S363]*[.S363] + [.T363]*[.T363] + [.U363]*[.U363])" office:value-type="float" office:value="0.0762670691099016" calcext:value-type="float">
            <text:p>0.076267069109902</text:p>
          </table:table-cell>
          <table:table-cell table:formula="of:= ([.V364]-[.V363]) / ([.R364]-[.R363])" office:value-type="float" office:value="-0.152145935467614" calcext:value-type="float">
            <text:p>-0.152145935467614</text:p>
          </table:table-cell>
        </table:table-row>
        <table:table-row table:style-name="ro1">
          <table:table-cell office:value-type="float" office:value="1.59186522522375E+018" calcext:value-type="float">
            <text:p>1.59186522522375E+018</text:p>
          </table:table-cell>
          <table:table-cell table:formula="of:= ([.A364] - 1.59186520428114E+018) * 0.000000001" office:value-type="float" office:value="20.94260992" calcext:value-type="float">
            <text:p>20.94260992</text:p>
          </table:table-cell>
          <table:table-cell office:value-type="float" office:value="0.0249000005424" calcext:value-type="float">
            <text:p>0.0249000005424</text:p>
          </table:table-cell>
          <table:table-cell office:value-type="float" office:value="0.00676999986172" calcext:value-type="float">
            <text:p>0.00676999986172</text:p>
          </table:table-cell>
          <table:table-cell office:value-type="float" office:value="0.023959999904" calcext:value-type="float">
            <text:p>0.023959999904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227599993348" calcext:value-type="float">
            <text:p>0.227599993348</text:p>
          </table:table-cell>
          <table:table-cell office:value-type="float" office:value="0.173500001431" calcext:value-type="float">
            <text:p>0.173500001431</text:p>
          </table:table-cell>
          <table:table-cell office:value-type="float" office:value="-0.147300004959" calcext:value-type="float">
            <text:p>-0.147300004959</text:p>
          </table:table-cell>
          <table:table-cell office:value-type="float" office:value="-0.00451999995857" calcext:value-type="float">
            <text:p>-0.00451999995857</text:p>
          </table:table-cell>
          <table:table-cell/>
          <table:table-cell office:value-type="float" office:value="-1.26350915432" calcext:value-type="float">
            <text:p>-1.26350915432</text:p>
          </table:table-cell>
          <table:table-cell office:value-type="float" office:value="-0.581200480461" calcext:value-type="float">
            <text:p>-0.581200480461</text:p>
          </table:table-cell>
          <table:table-cell office:value-type="float" office:value="-0.893925130367" calcext:value-type="float">
            <text:p>-0.893925130367</text:p>
          </table:table-cell>
          <table:table-cell/>
          <table:table-cell office:value-type="float" office:value="1.59186522522375E+018" calcext:value-type="float">
            <text:p>1.59186522522375E+018</text:p>
          </table:table-cell>
          <table:table-cell table:formula="of:=([.Q364]-1.59186520428114E+018)*0.000000001" office:value-type="float" office:value="20.942618112" calcext:value-type="float">
            <text:p>20.942618112</text:p>
          </table:table-cell>
          <table:table-cell office:value-type="float" office:value="0.0675226598978" calcext:value-type="float">
            <text:p>0.0675226598978</text:p>
          </table:table-cell>
          <table:table-cell office:value-type="float" office:value="-0.0102711273357" calcext:value-type="float">
            <text:p>-0.0102711273357</text:p>
          </table:table-cell>
          <table:table-cell office:value-type="float" office:value="-0.00245048198849" calcext:value-type="float">
            <text:p>-0.00245048198849</text:p>
          </table:table-cell>
          <table:table-cell table:formula="of:=SQRT([.S364]*[.S364] + [.T364]*[.T364] + [.U364]*[.U364])" office:value-type="float" office:value="0.068343328265428" calcext:value-type="float">
            <text:p>0.068343328265428</text:p>
          </table:table-cell>
          <table:table-cell table:formula="of:= ([.V365]-[.V364]) / ([.R365]-[.R364])" office:value-type="float" office:value="-0.160523754903784" calcext:value-type="float">
            <text:p>-0.160523754903784</text:p>
          </table:table-cell>
        </table:table-row>
        <table:table-row table:style-name="ro1">
          <table:table-cell office:value-type="float" office:value="1.59186522527702E+018" calcext:value-type="float">
            <text:p>1.59186522527702E+018</text:p>
          </table:table-cell>
          <table:table-cell table:formula="of:= ([.A365] - 1.59186520428114E+018) * 0.000000001" office:value-type="float" office:value="20.995879936" calcext:value-type="float">
            <text:p>20.995879936</text:p>
          </table:table-cell>
          <table:table-cell office:value-type="float" office:value="0.0244999993593" calcext:value-type="float">
            <text:p>0.0244999993593</text:p>
          </table:table-cell>
          <table:table-cell office:value-type="float" office:value="0.0146899996325" calcext:value-type="float">
            <text:p>0.0146899996325</text:p>
          </table:table-cell>
          <table:table-cell office:value-type="float" office:value="0.0196499992162" calcext:value-type="float">
            <text:p>0.0196499992162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88800007105" calcext:value-type="float">
            <text:p>0.188800007105</text:p>
          </table:table-cell>
          <table:table-cell office:value-type="float" office:value="0.157079994678" calcext:value-type="float">
            <text:p>0.157079994678</text:p>
          </table:table-cell>
          <table:table-cell office:value-type="float" office:value="-0.104719996452" calcext:value-type="float">
            <text:p>-0.104719996452</text:p>
          </table:table-cell>
          <table:table-cell office:value-type="float" office:value="0.00133999995887" calcext:value-type="float">
            <text:p>0.00133999995887</text:p>
          </table:table-cell>
          <table:table-cell/>
          <table:table-cell office:value-type="float" office:value="-1.26049017906" calcext:value-type="float">
            <text:p>-1.26049017906</text:p>
          </table:table-cell>
          <table:table-cell office:value-type="float" office:value="-0.579860270023" calcext:value-type="float">
            <text:p>-0.579860270023</text:p>
          </table:table-cell>
          <table:table-cell office:value-type="float" office:value="-0.894022881985" calcext:value-type="float">
            <text:p>-0.894022881985</text:p>
          </table:table-cell>
          <table:table-cell/>
          <table:table-cell office:value-type="float" office:value="1.59186522527702E+018" calcext:value-type="float">
            <text:p>1.59186522527702E+018</text:p>
          </table:table-cell>
          <table:table-cell table:formula="of:=([.Q365]-1.59186520428114E+018)*0.000000001" office:value-type="float" office:value="20.99588736" calcext:value-type="float">
            <text:p>20.99588736</text:p>
          </table:table-cell>
          <table:table-cell office:value-type="float" office:value="0.0581559836864" calcext:value-type="float">
            <text:p>0.0581559836864</text:p>
          </table:table-cell>
          <table:table-cell office:value-type="float" office:value="0.0138847194612" calcext:value-type="float">
            <text:p>0.0138847194612</text:p>
          </table:table-cell>
          <table:table-cell office:value-type="float" office:value="0.000470183731522" calcext:value-type="float">
            <text:p>0.000470183731522</text:p>
          </table:table-cell>
          <table:table-cell table:formula="of:=SQRT([.S365]*[.S365] + [.T365]*[.T365] + [.U365]*[.U365])" office:value-type="float" office:value="0.0597923485555672" calcext:value-type="float">
            <text:p>0.059792348555567</text:p>
          </table:table-cell>
          <table:table-cell table:formula="of:= ([.V366]-[.V365]) / ([.R366]-[.R365])" office:value-type="float" office:value="0.049742094492415" calcext:value-type="float">
            <text:p>0.049742094492415</text:p>
          </table:table-cell>
        </table:table-row>
        <table:table-row table:style-name="ro1">
          <table:table-cell office:value-type="float" office:value="1.5918652253288E+018" calcext:value-type="float">
            <text:p>1.5918652253288E+018</text:p>
          </table:table-cell>
          <table:table-cell table:formula="of:= ([.A366] - 1.59186520428114E+018) * 0.000000001" office:value-type="float" office:value="21.047660032" calcext:value-type="float">
            <text:p>21.047660032</text:p>
          </table:table-cell>
          <table:table-cell office:value-type="float" office:value="0.0277999993414" calcext:value-type="float">
            <text:p>0.0277999993414</text:p>
          </table:table-cell>
          <table:table-cell office:value-type="float" office:value="0.0227499995381" calcext:value-type="float">
            <text:p>0.0227499995381</text:p>
          </table:table-cell>
          <table:table-cell office:value-type="float" office:value="0.0159600004554" calcext:value-type="float">
            <text:p>0.0159600004554</text:p>
          </table:table-cell>
          <table:table-cell office:value-type="float" office:value="-0.0000900000013644" calcext:value-type="float">
            <text:p>-9.00E-05</text:p>
          </table:table-cell>
          <table:table-cell/>
          <table:table-cell office:value-type="float" office:value="0.174400001764" calcext:value-type="float">
            <text:p>0.174400001764</text:p>
          </table:table-cell>
          <table:table-cell office:value-type="float" office:value="0.153050005436" calcext:value-type="float">
            <text:p>0.153050005436</text:p>
          </table:table-cell>
          <table:table-cell office:value-type="float" office:value="-0.0827599987388" calcext:value-type="float">
            <text:p>-0.0827599987388</text:p>
          </table:table-cell>
          <table:table-cell office:value-type="float" office:value="0.0114700002596" calcext:value-type="float">
            <text:p>0.0114700002596</text:p>
          </table:table-cell>
          <table:table-cell/>
          <table:table-cell office:value-type="float" office:value="-1.25748801231" calcext:value-type="float">
            <text:p>-1.25748801231</text:p>
          </table:table-cell>
          <table:table-cell office:value-type="float" office:value="-0.57799834013" calcext:value-type="float">
            <text:p>-0.57799834013</text:p>
          </table:table-cell>
          <table:table-cell office:value-type="float" office:value="-0.894023001194" calcext:value-type="float">
            <text:p>-0.894023001194</text:p>
          </table:table-cell>
          <table:table-cell/>
          <table:table-cell office:value-type="float" office:value="1.5918652253288E+018" calcext:value-type="float">
            <text:p>1.5918652253288E+018</text:p>
          </table:table-cell>
          <table:table-cell table:formula="of:=([.Q366]-1.59186520428114E+018)*0.000000001" office:value-type="float" office:value="21.04765952" calcext:value-type="float">
            <text:p>21.04765952</text:p>
          </table:table-cell>
          <table:table-cell office:value-type="float" office:value="0.056087937206" calcext:value-type="float">
            <text:p>0.056087937206</text:p>
          </table:table-cell>
          <table:table-cell office:value-type="float" office:value="0.0265337619931" calcext:value-type="float">
            <text:p>0.0265337619931</text:p>
          </table:table-cell>
          <table:table-cell office:value-type="float" office:value="0.00631037494168" calcext:value-type="float">
            <text:p>0.00631037494168</text:p>
          </table:table-cell>
          <table:table-cell table:formula="of:=SQRT([.S366]*[.S366] + [.T366]*[.T366] + [.U366]*[.U366])" office:value-type="float" office:value="0.0623676042303635" calcext:value-type="float">
            <text:p>0.062367604230364</text:p>
          </table:table-cell>
          <table:table-cell table:formula="of:= ([.V367]-[.V366]) / ([.R367]-[.R366])" office:value-type="float" office:value="0.163918453947717" calcext:value-type="float">
            <text:p>0.163918453947717</text:p>
          </table:table-cell>
        </table:table-row>
        <table:table-row table:style-name="ro1">
          <table:table-cell office:value-type="float" office:value="1.59186522538071E+018" calcext:value-type="float">
            <text:p>1.59186522538071E+018</text:p>
          </table:table-cell>
          <table:table-cell table:formula="of:= ([.A367] - 1.59186520428114E+018) * 0.000000001" office:value-type="float" office:value="21.09956992" calcext:value-type="float">
            <text:p>21.09956992</text:p>
          </table:table-cell>
          <table:table-cell office:value-type="float" office:value="0.0318999998271" calcext:value-type="float">
            <text:p>0.0318999998271</text:p>
          </table:table-cell>
          <table:table-cell office:value-type="float" office:value="0.0310500003397" calcext:value-type="float">
            <text:p>0.0310500003397</text:p>
          </table:table-cell>
          <table:table-cell office:value-type="float" office:value="0.00720999995247" calcext:value-type="float">
            <text:p>0.00720999995247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243200004101" calcext:value-type="float">
            <text:p>0.243200004101</text:p>
          </table:table-cell>
          <table:table-cell office:value-type="float" office:value="0.159060001373" calcext:value-type="float">
            <text:p>0.159060001373</text:p>
          </table:table-cell>
          <table:table-cell office:value-type="float" office:value="-0.183770000935" calcext:value-type="float">
            <text:p>-0.183770000935</text:p>
          </table:table-cell>
          <table:table-cell office:value-type="float" office:value="-0.00742000015453" calcext:value-type="float">
            <text:p>-0.00742000015453</text:p>
          </table:table-cell>
          <table:table-cell/>
          <table:table-cell office:value-type="float" office:value="-1.25421774387" calcext:value-type="float">
            <text:p>-1.25421774387</text:p>
          </table:table-cell>
          <table:table-cell office:value-type="float" office:value="-0.579231977463" calcext:value-type="float">
            <text:p>-0.579231977463</text:p>
          </table:table-cell>
          <table:table-cell office:value-type="float" office:value="-0.893904864788" calcext:value-type="float">
            <text:p>-0.893904864788</text:p>
          </table:table-cell>
          <table:table-cell/>
          <table:table-cell office:value-type="float" office:value="1.59186522538071E+018" calcext:value-type="float">
            <text:p>1.59186522538071E+018</text:p>
          </table:table-cell>
          <table:table-cell table:formula="of:=([.Q367]-1.59186520428114E+018)*0.000000001" office:value-type="float" office:value="21.099577344" calcext:value-type="float">
            <text:p>21.099577344</text:p>
          </table:table-cell>
          <table:table-cell office:value-type="float" office:value="0.0613346584141" calcext:value-type="float">
            <text:p>0.0613346584141</text:p>
          </table:table-cell>
          <table:table-cell office:value-type="float" office:value="-0.0354631394148" calcext:value-type="float">
            <text:p>-0.0354631394148</text:p>
          </table:table-cell>
          <table:table-cell office:value-type="float" office:value="-0.00202514976263" calcext:value-type="float">
            <text:p>-0.00202514976263</text:p>
          </table:table-cell>
          <table:table-cell table:formula="of:=SQRT([.S367]*[.S367] + [.T367]*[.T367] + [.U367]*[.U367])" office:value-type="float" office:value="0.0708778936727733" calcext:value-type="float">
            <text:p>0.070877893672773</text:p>
          </table:table-cell>
          <table:table-cell table:formula="of:= ([.V368]-[.V367]) / ([.R368]-[.R367])" office:value-type="float" office:value="-0.0573229216110284" calcext:value-type="float">
            <text:p>-0.057322921611028</text:p>
          </table:table-cell>
        </table:table-row>
        <table:table-row table:style-name="ro1">
          <table:table-cell office:value-type="float" office:value="1.59186522548204E+018" calcext:value-type="float">
            <text:p>1.59186522548204E+018</text:p>
          </table:table-cell>
          <table:table-cell table:formula="of:= ([.A368] - 1.59186520428114E+018) * 0.000000001" office:value-type="float" office:value="21.200900096" calcext:value-type="float">
            <text:p>21.200900096</text:p>
          </table:table-cell>
          <table:table-cell office:value-type="float" office:value="0.0460000000894" calcext:value-type="float">
            <text:p>0.0460000000894</text:p>
          </table:table-cell>
          <table:table-cell office:value-type="float" office:value="0.044509999454" calcext:value-type="float">
            <text:p>0.044509999454</text:p>
          </table:table-cell>
          <table:table-cell office:value-type="float" office:value="-0.0116299996153" calcext:value-type="float">
            <text:p>-0.0116299996153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172499999404" calcext:value-type="float">
            <text:p>0.172499999404</text:p>
          </table:table-cell>
          <table:table-cell office:value-type="float" office:value="0.110979996622" calcext:value-type="float">
            <text:p>0.110979996622</text:p>
          </table:table-cell>
          <table:table-cell office:value-type="float" office:value="-0.132060006261" calcext:value-type="float">
            <text:p>-0.132060006261</text:p>
          </table:table-cell>
          <table:table-cell office:value-type="float" office:value="-0.00334999989718" calcext:value-type="float">
            <text:p>-0.00334999989718</text:p>
          </table:table-cell>
          <table:table-cell/>
          <table:table-cell office:value-type="float" office:value="-1.24855303764" calcext:value-type="float">
            <text:p>-1.24855303764</text:p>
          </table:table-cell>
          <table:table-cell office:value-type="float" office:value="-0.584955513477" calcext:value-type="float">
            <text:p>-0.584955513477</text:p>
          </table:table-cell>
          <table:table-cell office:value-type="float" office:value="-0.893979549408" calcext:value-type="float">
            <text:p>-0.893979549408</text:p>
          </table:table-cell>
          <table:table-cell/>
          <table:table-cell office:value-type="float" office:value="1.59186522548204E+018" calcext:value-type="float">
            <text:p>1.59186522548204E+018</text:p>
          </table:table-cell>
          <table:table-cell table:formula="of:=([.Q368]-1.59186520428114E+018)*0.000000001" office:value-type="float" office:value="21.20090624" calcext:value-type="float">
            <text:p>21.20090624</text:p>
          </table:table-cell>
          <table:table-cell office:value-type="float" office:value="0.049385856837" calcext:value-type="float">
            <text:p>0.049385856837</text:p>
          </table:table-cell>
          <table:table-cell office:value-type="float" office:value="-0.0422608926892" calcext:value-type="float">
            <text:p>-0.0422608926892</text:p>
          </table:table-cell>
          <table:table-cell office:value-type="float" office:value="-0.00301400129683" calcext:value-type="float">
            <text:p>-0.00301400129683</text:p>
          </table:table-cell>
          <table:table-cell table:formula="of:=SQRT([.S368]*[.S368] + [.T368]*[.T368] + [.U368]*[.U368])" office:value-type="float" office:value="0.0650694253104331" calcext:value-type="float">
            <text:p>0.065069425310433</text:p>
          </table:table-cell>
          <table:table-cell table:formula="of:= ([.V369]-[.V368]) / ([.R369]-[.R368])" office:value-type="float" office:value="-0.187798125485559" calcext:value-type="float">
            <text:p>-0.187798125485559</text:p>
          </table:table-cell>
        </table:table-row>
        <table:table-row table:style-name="ro1">
          <table:table-cell office:value-type="float" office:value="1.59186522553361E+018" calcext:value-type="float">
            <text:p>1.59186522553361E+018</text:p>
          </table:table-cell>
          <table:table-cell table:formula="of:= ([.A369] - 1.59186520428114E+018) * 0.000000001" office:value-type="float" office:value="21.252470016" calcext:value-type="float">
            <text:p>21.252470016</text:p>
          </table:table-cell>
          <table:table-cell office:value-type="float" office:value="0.0504000000656" calcext:value-type="float">
            <text:p>0.0504000000656</text:p>
          </table:table-cell>
          <table:table-cell office:value-type="float" office:value="0.048599999398" calcext:value-type="float">
            <text:p>0.048599999398</text:p>
          </table:table-cell>
          <table:table-cell office:value-type="float" office:value="-0.0134500004351" calcext:value-type="float">
            <text:p>-0.0134500004351</text:p>
          </table:table-cell>
          <table:table-cell table:style-name="Default" office:value-type="float" office:value="-0.000150000007125" calcext:value-type="float">
            <text:p>-0.000150000007125</text:p>
          </table:table-cell>
          <table:table-cell/>
          <table:table-cell office:value-type="float" office:value="0.102899998426" calcext:value-type="float">
            <text:p>0.102899998426</text:p>
          </table:table-cell>
          <table:table-cell office:value-type="float" office:value="0.0834100022912" calcext:value-type="float">
            <text:p>0.0834100022912</text:p>
          </table:table-cell>
          <table:table-cell office:value-type="float" office:value="-0.0602499991655" calcext:value-type="float">
            <text:p>-0.0602499991655</text:p>
          </table:table-cell>
          <table:table-cell table:style-name="ce1" office:value-type="float" office:value="0.0000900000013644" calcext:value-type="float">
            <text:p>9.00E-05</text:p>
          </table:table-cell>
          <table:table-cell/>
          <table:table-cell office:value-type="float" office:value="-1.24632942677" calcext:value-type="float">
            <text:p>-1.24632942677</text:p>
          </table:table-cell>
          <table:table-cell office:value-type="float" office:value="-0.585898160934" calcext:value-type="float">
            <text:p>-0.585898160934</text:p>
          </table:table-cell>
          <table:table-cell office:value-type="float" office:value="-0.894059956074" calcext:value-type="float">
            <text:p>-0.894059956074</text:p>
          </table:table-cell>
          <table:table-cell/>
          <table:table-cell office:value-type="float" office:value="1.59186522553361E+018" calcext:value-type="float">
            <text:p>1.59186522553361E+018</text:p>
          </table:table-cell>
          <table:table-cell table:formula="of:=([.Q369]-1.59186520428114E+018)*0.000000001" office:value-type="float" office:value="21.252474368" calcext:value-type="float">
            <text:p>21.252474368</text:p>
          </table:table-cell>
          <table:table-cell office:value-type="float" office:value="0.0460482574999" calcext:value-type="float">
            <text:p>0.0460482574999</text:p>
          </table:table-cell>
          <table:table-cell office:value-type="float" office:value="-0.0307553820312" calcext:value-type="float">
            <text:p>-0.0307553820312</text:p>
          </table:table-cell>
          <table:table-cell office:value-type="float" office:value="-0.0010796909919" calcext:value-type="float">
            <text:p>-0.0010796909919</text:p>
          </table:table-cell>
          <table:table-cell table:formula="of:=SQRT([.S369]*[.S369] + [.T369]*[.T369] + [.U369]*[.U369])" office:value-type="float" office:value="0.0553850275372338" calcext:value-type="float">
            <text:p>0.055385027537234</text:p>
          </table:table-cell>
          <table:table-cell table:formula="of:= ([.V370]-[.V369]) / ([.R370]-[.R369])" office:value-type="float" office:value="-0.0508706311839525" calcext:value-type="float">
            <text:p>-0.050870631183953</text:p>
          </table:table-cell>
        </table:table-row>
        <table:table-row table:style-name="ro1">
          <table:table-cell office:value-type="float" office:value="1.59186522558577E+018" calcext:value-type="float">
            <text:p>1.59186522558577E+018</text:p>
          </table:table-cell>
          <table:table-cell table:formula="of:= ([.A370] - 1.59186520428114E+018) * 0.000000001" office:value-type="float" office:value="21.304630016" calcext:value-type="float">
            <text:p>21.304630016</text:p>
          </table:table-cell>
          <table:table-cell office:value-type="float" office:value="0.0546000003815" calcext:value-type="float">
            <text:p>0.0546000003815</text:p>
          </table:table-cell>
          <table:table-cell office:value-type="float" office:value="0.0533200018108" calcext:value-type="float">
            <text:p>0.0533200018108</text:p>
          </table:table-cell>
          <table:table-cell office:value-type="float" office:value="-0.0116400001571" calcext:value-type="float">
            <text:p>-0.0116400001571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0876000002027" calcext:value-type="float">
            <text:p>0.0876000002027</text:p>
          </table:table-cell>
          <table:table-cell office:value-type="float" office:value="0.0860499963164" calcext:value-type="float">
            <text:p>0.0860499963164</text:p>
          </table:table-cell>
          <table:table-cell office:value-type="float" office:value="0.0159799996763" calcext:value-type="float">
            <text:p>0.0159799996763</text:p>
          </table:table-cell>
          <table:table-cell office:value-type="float" office:value="0.00437999982387" calcext:value-type="float">
            <text:p>0.00437999982387</text:p>
          </table:table-cell>
          <table:table-cell/>
          <table:table-cell office:value-type="float" office:value="-1.24364209175" calcext:value-type="float">
            <text:p>-1.24364209175</text:p>
          </table:table-cell>
          <table:table-cell office:value-type="float" office:value="-0.584860980511" calcext:value-type="float">
            <text:p>-0.584860980511</text:p>
          </table:table-cell>
          <table:table-cell office:value-type="float" office:value="-0.894052684307" calcext:value-type="float">
            <text:p>-0.894052684307</text:p>
          </table:table-cell>
          <table:table-cell/>
          <table:table-cell office:value-type="float" office:value="1.59186522558577E+018" calcext:value-type="float">
            <text:p>1.59186522558577E+018</text:p>
          </table:table-cell>
          <table:table-cell table:formula="of:=([.Q370]-1.59186520428114E+018)*0.000000001" office:value-type="float" office:value="21.304629504" calcext:value-type="float">
            <text:p>21.304629504</text:p>
          </table:table-cell>
          <table:table-cell office:value-type="float" office:value="0.0518332645297" calcext:value-type="float">
            <text:p>0.0518332645297</text:p>
          </table:table-cell>
          <table:table-cell office:value-type="float" office:value="0.00906072650105" calcext:value-type="float">
            <text:p>0.00906072650105</text:p>
          </table:table-cell>
          <table:table-cell office:value-type="float" office:value="0.0034446020145" calcext:value-type="float">
            <text:p>0.0034446020145</text:p>
          </table:table-cell>
          <table:table-cell table:formula="of:=SQRT([.S370]*[.S370] + [.T370]*[.T370] + [.U370]*[.U370])" office:value-type="float" office:value="0.0527318628494289" calcext:value-type="float">
            <text:p>0.052731862849429</text:p>
          </table:table-cell>
          <table:table-cell table:formula="of:= ([.V371]-[.V370]) / ([.R371]-[.R370])" office:value-type="float" office:value="0.280401151598875" calcext:value-type="float">
            <text:p>0.280401151598875</text:p>
          </table:table-cell>
        </table:table-row>
        <table:table-row table:style-name="ro1">
          <table:table-cell office:value-type="float" office:value="1.59186522563791E+018" calcext:value-type="float">
            <text:p>1.59186522563791E+018</text:p>
          </table:table-cell>
          <table:table-cell table:formula="of:= ([.A371] - 1.59186520428114E+018) * 0.000000001" office:value-type="float" office:value="21.356770048" calcext:value-type="float">
            <text:p>21.356770048</text:p>
          </table:table-cell>
          <table:table-cell office:value-type="float" office:value="0.0597000010312" calcext:value-type="float">
            <text:p>0.0597000010312</text:p>
          </table:table-cell>
          <table:table-cell office:value-type="float" office:value="0.0584699995816" calcext:value-type="float">
            <text:p>0.0584699995816</text:p>
          </table:table-cell>
          <table:table-cell office:value-type="float" office:value="-0.0118500003591" calcext:value-type="float">
            <text:p>-0.0118500003591</text:p>
          </table:table-cell>
          <table:table-cell table:style-name="Default" office:value-type="float" office:value="0.000289999996312" calcext:value-type="float">
            <text:p>0.000289999996312</text:p>
          </table:table-cell>
          <table:table-cell/>
          <table:table-cell office:value-type="float" office:value="0.102600000799" calcext:value-type="float">
            <text:p>0.102600000799</text:p>
          </table:table-cell>
          <table:table-cell office:value-type="float" office:value="0.10244999826" calcext:value-type="float">
            <text:p>0.10244999826</text:p>
          </table:table-cell>
          <table:table-cell office:value-type="float" office:value="-0.00109000003431" calcext:value-type="float">
            <text:p>-0.00109000003431</text:p>
          </table:table-cell>
          <table:table-cell office:value-type="float" office:value="-0.00504000019282" calcext:value-type="float">
            <text:p>-0.00504000019282</text:p>
          </table:table-cell>
          <table:table-cell/>
          <table:table-cell office:value-type="float" office:value="-1.24008655548" calcext:value-type="float">
            <text:p>-1.24008655548</text:p>
          </table:table-cell>
          <table:table-cell office:value-type="float" office:value="-0.584870100021" calcext:value-type="float">
            <text:p>-0.584870100021</text:p>
          </table:table-cell>
          <table:table-cell office:value-type="float" office:value="-0.893965482712" calcext:value-type="float">
            <text:p>-0.893965482712</text:p>
          </table:table-cell>
          <table:table-cell/>
          <table:table-cell office:value-type="float" office:value="1.59186522563791E+018" calcext:value-type="float">
            <text:p>1.59186522563791E+018</text:p>
          </table:table-cell>
          <table:table-cell table:formula="of:=([.Q371]-1.59186520428114E+018)*0.000000001" office:value-type="float" office:value="21.356777216" calcext:value-type="float">
            <text:p>21.356777216</text:p>
          </table:table-cell>
          <table:table-cell office:value-type="float" office:value="0.0673363432288" calcext:value-type="float">
            <text:p>0.0673363432288</text:p>
          </table:table-cell>
          <table:table-cell office:value-type="float" office:value="-0.00142880645581" calcext:value-type="float">
            <text:p>-0.00142880645581</text:p>
          </table:table-cell>
          <table:table-cell office:value-type="float" office:value="-0.000596447265707" calcext:value-type="float">
            <text:p>-0.000596447265707</text:p>
          </table:table-cell>
          <table:table-cell table:formula="of:=SQRT([.S371]*[.S371] + [.T371]*[.T371] + [.U371]*[.U371])" office:value-type="float" office:value="0.0673541413474754" calcext:value-type="float">
            <text:p>0.067354141347475</text:p>
          </table:table-cell>
          <table:table-cell table:formula="of:= ([.V372]-[.V371]) / ([.R372]-[.R371])" office:value-type="float" office:value="0.127331449919395" calcext:value-type="float">
            <text:p>0.127331449919395</text:p>
          </table:table-cell>
        </table:table-row>
        <table:table-row table:style-name="ro1">
          <table:table-cell office:value-type="float" office:value="1.59186522568973E+018" calcext:value-type="float">
            <text:p>1.59186522568973E+018</text:p>
          </table:table-cell>
          <table:table-cell table:formula="of:= ([.A372] - 1.59186520428114E+018) * 0.000000001" office:value-type="float" office:value="21.408589824" calcext:value-type="float">
            <text:p>21.408589824</text:p>
          </table:table-cell>
          <table:table-cell office:value-type="float" office:value="0.062199998647" calcext:value-type="float">
            <text:p>0.062199998647</text:p>
          </table:table-cell>
          <table:table-cell office:value-type="float" office:value="0.0604999996722" calcext:value-type="float">
            <text:p>0.0604999996722</text:p>
          </table:table-cell>
          <table:table-cell office:value-type="float" office:value="-0.0144600002095" calcext:value-type="float">
            <text:p>-0.0144600002095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0538999997079" calcext:value-type="float">
            <text:p>0.0538999997079</text:p>
          </table:table-cell>
          <table:table-cell office:value-type="float" office:value="-0.00240999995731" calcext:value-type="float">
            <text:p>-0.00240999995731</text:p>
          </table:table-cell>
          <table:table-cell office:value-type="float" office:value="-0.0538000017405" calcext:value-type="float">
            <text:p>-0.0538000017405</text:p>
          </table:table-cell>
          <table:table-cell office:value-type="float" office:value="-0.00279999990016" calcext:value-type="float">
            <text:p>-0.00279999990016</text:p>
          </table:table-cell>
          <table:table-cell/>
          <table:table-cell office:value-type="float" office:value="-1.2364834547" calcext:value-type="float">
            <text:p>-1.2364834547</text:p>
          </table:table-cell>
          <table:table-cell office:value-type="float" office:value="-0.586955785751" calcext:value-type="float">
            <text:p>-0.586955785751</text:p>
          </table:table-cell>
          <table:table-cell office:value-type="float" office:value="-0.893961131573" calcext:value-type="float">
            <text:p>-0.893961131573</text:p>
          </table:table-cell>
          <table:table-cell/>
          <table:table-cell office:value-type="float" office:value="1.59186522568973E+018" calcext:value-type="float">
            <text:p>1.59186522568973E+018</text:p>
          </table:table-cell>
          <table:table-cell table:formula="of:=([.Q372]-1.59186520428114E+018)*0.000000001" office:value-type="float" office:value="21.40859648" calcext:value-type="float">
            <text:p>21.40859648</text:p>
          </table:table-cell>
          <table:table-cell office:value-type="float" office:value="0.0594152584672" calcext:value-type="float">
            <text:p>0.0594152584672</text:p>
          </table:table-cell>
          <table:table-cell office:value-type="float" office:value="-0.0439754761755" calcext:value-type="float">
            <text:p>-0.0439754761755</text:p>
          </table:table-cell>
          <table:table-cell office:value-type="float" office:value="-0.00222184695303" calcext:value-type="float">
            <text:p>-0.00222184695303</text:p>
          </table:table-cell>
          <table:table-cell table:formula="of:=SQRT([.S372]*[.S372] + [.T372]*[.T372] + [.U372]*[.U372])" office:value-type="float" office:value="0.0739523633663512" calcext:value-type="float">
            <text:p>0.073952363366351</text:p>
          </table:table-cell>
          <table:table-cell table:formula="of:= ([.V373]-[.V372]) / ([.R373]-[.R372])" office:value-type="float" office:value="0.0258978767165087" calcext:value-type="float">
            <text:p>0.025897876716509</text:p>
          </table:table-cell>
        </table:table-row>
        <table:table-row table:style-name="ro1">
          <table:table-cell office:value-type="float" office:value="1.59186522574183E+018" calcext:value-type="float">
            <text:p>1.59186522574183E+018</text:p>
          </table:table-cell>
          <table:table-cell table:formula="of:= ([.A373] - 1.59186520428114E+018) * 0.000000001" office:value-type="float" office:value="21.46068992" calcext:value-type="float">
            <text:p>21.46068992</text:p>
          </table:table-cell>
          <table:table-cell office:value-type="float" office:value="0.0603000000119" calcext:value-type="float">
            <text:p>0.0603000000119</text:p>
          </table:table-cell>
          <table:table-cell office:value-type="float" office:value="0.0574500001967" calcext:value-type="float">
            <text:p>0.0574500001967</text:p>
          </table:table-cell>
          <table:table-cell office:value-type="float" office:value="-0.018449999392" calcext:value-type="float">
            <text:p>-0.018449999392</text:p>
          </table:table-cell>
          <table:table-cell office:value-type="float" office:value="0.0000399999989895" calcext:value-type="float">
            <text:p>4.00E-05</text:p>
          </table:table-cell>
          <table:table-cell/>
          <table:table-cell office:value-type="float" office:value="0.0992000028491" calcext:value-type="float">
            <text:p>0.0992000028491</text:p>
          </table:table-cell>
          <table:table-cell office:value-type="float" office:value="-0.0610999986529" calcext:value-type="float">
            <text:p>-0.0610999986529</text:p>
          </table:table-cell>
          <table:table-cell office:value-type="float" office:value="-0.0780500024557" calcext:value-type="float">
            <text:p>-0.0780500024557</text:p>
          </table:table-cell>
          <table:table-cell office:value-type="float" office:value="0.00282999989577" calcext:value-type="float">
            <text:p>0.00282999989577</text:p>
          </table:table-cell>
          <table:table-cell/>
          <table:table-cell office:value-type="float" office:value="-1.23455488682" calcext:value-type="float">
            <text:p>-1.23455488682</text:p>
          </table:table-cell>
          <table:table-cell office:value-type="float" office:value="-0.590464472771" calcext:value-type="float">
            <text:p>-0.590464472771</text:p>
          </table:table-cell>
          <table:table-cell office:value-type="float" office:value="-0.893926739693" calcext:value-type="float">
            <text:p>-0.893926739693</text:p>
          </table:table-cell>
          <table:table-cell/>
          <table:table-cell office:value-type="float" office:value="1.59186522574183E+018" calcext:value-type="float">
            <text:p>1.59186522574183E+018</text:p>
          </table:table-cell>
          <table:table-cell table:formula="of:=([.Q373]-1.59186520428114E+018)*0.000000001" office:value-type="float" office:value="21.460695296" calcext:value-type="float">
            <text:p>21.460695296</text:p>
          </table:table-cell>
          <table:table-cell office:value-type="float" office:value="0.0387044511735" calcext:value-type="float">
            <text:p>0.0387044511735</text:p>
          </table:table-cell>
          <table:table-cell office:value-type="float" office:value="-0.0645902007818" calcext:value-type="float">
            <text:p>-0.0645902007818</text:p>
          </table:table-cell>
          <table:table-cell office:value-type="float" office:value="-0.000635770556983" calcext:value-type="float">
            <text:p>-0.000635770556983</text:p>
          </table:table-cell>
          <table:table-cell table:formula="of:=SQRT([.S373]*[.S373] + [.T373]*[.T373] + [.U373]*[.U373])" office:value-type="float" office:value="0.0753016120801953" calcext:value-type="float">
            <text:p>0.075301612080195</text:p>
          </table:table-cell>
          <table:table-cell table:formula="of:= ([.V374]-[.V373]) / ([.R374]-[.R373])" office:value-type="float" office:value="0.00238615606373082" calcext:value-type="float">
            <text:p>0.002386156063731</text:p>
          </table:table-cell>
        </table:table-row>
        <table:table-row table:style-name="ro1">
          <table:table-cell office:value-type="float" office:value="1.59186522579333E+018" calcext:value-type="float">
            <text:p>1.59186522579333E+018</text:p>
          </table:table-cell>
          <table:table-cell table:formula="of:= ([.A374] - 1.59186520428114E+018) * 0.000000001" office:value-type="float" office:value="21.512190208" calcext:value-type="float">
            <text:p>21.512190208</text:p>
          </table:table-cell>
          <table:table-cell office:value-type="float" office:value="0.0570000000298" calcext:value-type="float">
            <text:p>0.0570000000298</text:p>
          </table:table-cell>
          <table:table-cell office:value-type="float" office:value="0.0520600005984" calcext:value-type="float">
            <text:p>0.0520600005984</text:p>
          </table:table-cell>
          <table:table-cell office:value-type="float" office:value="-0.0231500007212" calcext:value-type="float">
            <text:p>-0.0231500007212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142599999905" calcext:value-type="float">
            <text:p>0.142599999905</text:p>
          </table:table-cell>
          <table:table-cell office:value-type="float" office:value="-0.0893900021911" calcext:value-type="float">
            <text:p>-0.0893900021911</text:p>
          </table:table-cell>
          <table:table-cell office:value-type="float" office:value="-0.111120000482" calcext:value-type="float">
            <text:p>-0.111120000482</text:p>
          </table:table-cell>
          <table:table-cell office:value-type="float" office:value="0.00227000005543" calcext:value-type="float">
            <text:p>0.00227000005543</text:p>
          </table:table-cell>
          <table:table-cell/>
          <table:table-cell office:value-type="float" office:value="-1.23385775089" calcext:value-type="float">
            <text:p>-1.23385775089</text:p>
          </table:table-cell>
          <table:table-cell office:value-type="float" office:value="-0.594387769699" calcext:value-type="float">
            <text:p>-0.594387769699</text:p>
          </table:table-cell>
          <table:table-cell office:value-type="float" office:value="-0.893940925598" calcext:value-type="float">
            <text:p>-0.893940925598</text:p>
          </table:table-cell>
          <table:table-cell/>
          <table:table-cell office:value-type="float" office:value="1.59186522579333E+018" calcext:value-type="float">
            <text:p>1.59186522579333E+018</text:p>
          </table:table-cell>
          <table:table-cell table:formula="of:=([.Q374]-1.59186520428114E+018)*0.000000001" office:value-type="float" office:value="21.512195072" calcext:value-type="float">
            <text:p>21.512195072</text:p>
          </table:table-cell>
          <table:table-cell office:value-type="float" office:value="0.0166057422757" calcext:value-type="float">
            <text:p>0.0166057422757</text:p>
          </table:table-cell>
          <table:table-cell office:value-type="float" office:value="-0.0735646635294" calcext:value-type="float">
            <text:p>-0.0735646635294</text:p>
          </table:table-cell>
          <table:table-cell office:value-type="float" office:value="-0.00115956447553" calcext:value-type="float">
            <text:p>-0.00115956447553</text:p>
          </table:table-cell>
          <table:table-cell table:formula="of:=SQRT([.S374]*[.S374] + [.T374]*[.T374] + [.U374]*[.U374])" office:value-type="float" office:value="0.0754244985829784" calcext:value-type="float">
            <text:p>0.075424498582979</text:p>
          </table:table-cell>
          <table:table-cell table:formula="of:= ([.V375]-[.V374]) / ([.R375]-[.R374])" office:value-type="float" office:value="-0.337836511575049" calcext:value-type="float">
            <text:p>-0.337836511575049</text:p>
          </table:table-cell>
        </table:table-row>
        <table:table-row table:style-name="ro1">
          <table:table-cell office:value-type="float" office:value="1.59186522584487E+018" calcext:value-type="float">
            <text:p>1.59186522584487E+018</text:p>
          </table:table-cell>
          <table:table-cell table:formula="of:= ([.A375] - 1.59186520428114E+018) * 0.000000001" office:value-type="float" office:value="21.56372992" calcext:value-type="float">
            <text:p>21.56372992</text:p>
          </table:table-cell>
          <table:table-cell office:value-type="float" office:value="0.0560000017285" calcext:value-type="float">
            <text:p>0.0560000017285</text:p>
          </table:table-cell>
          <table:table-cell office:value-type="float" office:value="0.0463499985635" calcext:value-type="float">
            <text:p>0.0463499985635</text:p>
          </table:table-cell>
          <table:table-cell office:value-type="float" office:value="-0.0315099991858" calcext:value-type="float">
            <text:p>-0.0315099991858</text:p>
          </table:table-cell>
          <table:table-cell table:style-name="Default" office:value-type="float" office:value="0.000260000000708" calcext:value-type="float">
            <text:p>0.000260000000708</text:p>
          </table:table-cell>
          <table:table-cell/>
          <table:table-cell office:value-type="float" office:value="0.168999999762" calcext:value-type="float">
            <text:p>0.168999999762</text:p>
          </table:table-cell>
          <table:table-cell office:value-type="float" office:value="-0.112429998815" calcext:value-type="float">
            <text:p>-0.112429998815</text:p>
          </table:table-cell>
          <table:table-cell office:value-type="float" office:value="-0.126069992781" calcext:value-type="float">
            <text:p>-0.126069992781</text:p>
          </table:table-cell>
          <table:table-cell office:value-type="float" office:value="-0.00381999998353" calcext:value-type="float">
            <text:p>-0.00381999998353</text:p>
          </table:table-cell>
          <table:table-cell/>
          <table:table-cell office:value-type="float" office:value="-1.23417019844" calcext:value-type="float">
            <text:p>-1.23417019844</text:p>
          </table:table-cell>
          <table:table-cell office:value-type="float" office:value="-0.597751259804" calcext:value-type="float">
            <text:p>-0.597751259804</text:p>
          </table:table-cell>
          <table:table-cell office:value-type="float" office:value="-0.893873155117" calcext:value-type="float">
            <text:p>-0.893873155117</text:p>
          </table:table-cell>
          <table:table-cell/>
          <table:table-cell office:value-type="float" office:value="1.59186522584487E+018" calcext:value-type="float">
            <text:p>1.59186522584487E+018</text:p>
          </table:table-cell>
          <table:table-cell table:formula="of:=([.Q375]-1.59186520428114E+018)*0.000000001" office:value-type="float" office:value="21.563738112" calcext:value-type="float">
            <text:p>21.563738112</text:p>
          </table:table-cell>
          <table:table-cell office:value-type="float" office:value="-0.00569014856592" calcext:value-type="float">
            <text:p>-0.00569014856592</text:p>
          </table:table-cell>
          <table:table-cell office:value-type="float" office:value="-0.057706668973" calcext:value-type="float">
            <text:p>-0.057706668973</text:p>
          </table:table-cell>
          <table:table-cell office:value-type="float" office:value="-0.00169779686257" calcext:value-type="float">
            <text:p>-0.00169779686257</text:p>
          </table:table-cell>
          <table:table-cell table:formula="of:=SQRT([.S375]*[.S375] + [.T375]*[.T375] + [.U375]*[.U375])" office:value-type="float" office:value="0.0580113777534045" calcext:value-type="float">
            <text:p>0.058011377753405</text:p>
          </table:table-cell>
          <table:table-cell table:formula="of:= ([.V376]-[.V375]) / ([.R376]-[.R375])" office:value-type="float" office:value="-0.299169682965934" calcext:value-type="float">
            <text:p>-0.299169682965934</text:p>
          </table:table-cell>
        </table:table-row>
        <table:table-row table:style-name="ro1">
          <table:table-cell office:value-type="float" office:value="1.59186522589707E+018" calcext:value-type="float">
            <text:p>1.59186522589707E+018</text:p>
          </table:table-cell>
          <table:table-cell table:formula="of:= ([.A376] - 1.59186520428114E+018) * 0.000000001" office:value-type="float" office:value="21.615930112" calcext:value-type="float">
            <text:p>21.615930112</text:p>
          </table:table-cell>
          <table:table-cell office:value-type="float" office:value="0.0531999990344" calcext:value-type="float">
            <text:p>0.0531999990344</text:p>
          </table:table-cell>
          <table:table-cell office:value-type="float" office:value="0.0382499992847" calcext:value-type="float">
            <text:p>0.0382499992847</text:p>
          </table:table-cell>
          <table:table-cell office:value-type="float" office:value="-0.0369100011885" calcext:value-type="float">
            <text:p>-0.0369100011885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180700004101" calcext:value-type="float">
            <text:p>0.180700004101</text:p>
          </table:table-cell>
          <table:table-cell office:value-type="float" office:value="-0.148699998856" calcext:value-type="float">
            <text:p>-0.148699998856</text:p>
          </table:table-cell>
          <table:table-cell office:value-type="float" office:value="-0.102059997618" calcext:value-type="float">
            <text:p>-0.102059997618</text:p>
          </table:table-cell>
          <table:table-cell office:value-type="float" office:value="-0.0110600003973" calcext:value-type="float">
            <text:p>-0.0110600003973</text:p>
          </table:table-cell>
          <table:table-cell/>
          <table:table-cell office:value-type="float" office:value="-1.23575305939" calcext:value-type="float">
            <text:p>-1.23575305939</text:p>
          </table:table-cell>
          <table:table-cell office:value-type="float" office:value="-0.598972439766" calcext:value-type="float">
            <text:p>-0.598972439766</text:p>
          </table:table-cell>
          <table:table-cell office:value-type="float" office:value="-0.893945276737" calcext:value-type="float">
            <text:p>-0.893945276737</text:p>
          </table:table-cell>
          <table:table-cell/>
          <table:table-cell office:value-type="float" office:value="1.59186522589707E+018" calcext:value-type="float">
            <text:p>1.59186522589707E+018</text:p>
          </table:table-cell>
          <table:table-cell table:formula="of:=([.Q376]-1.59186520428114E+018)*0.000000001" office:value-type="float" office:value="21.615935488" calcext:value-type="float">
            <text:p>21.615935488</text:p>
          </table:table-cell>
          <table:table-cell office:value-type="float" office:value="-0.0284124575555" calcext:value-type="float">
            <text:p>-0.0284124575555</text:p>
          </table:table-cell>
          <table:table-cell office:value-type="float" office:value="-0.0314660221338" calcext:value-type="float">
            <text:p>-0.0314660221338</text:p>
          </table:table-cell>
          <table:table-cell table:style-name="ce1" office:value-type="float" office:value="0.0000240498466155" calcext:value-type="float">
            <text:p>2.40E-05</text:p>
          </table:table-cell>
          <table:table-cell table:formula="of:=SQRT([.S376]*[.S376] + [.T376]*[.T376] + [.U376]*[.U376])" office:value-type="float" office:value="0.0423955053238312" calcext:value-type="float">
            <text:p>0.042395505323831</text:p>
          </table:table-cell>
          <table:table-cell table:formula="of:= ([.V377]-[.V376]) / ([.R377]-[.R376])" office:value-type="float" office:value="0.254519544907276" calcext:value-type="float">
            <text:p>0.254519544907276</text:p>
          </table:table-cell>
        </table:table-row>
        <table:table-row table:style-name="ro1">
          <table:table-cell office:value-type="float" office:value="1.59186522594936E+018" calcext:value-type="float">
            <text:p>1.59186522594936E+018</text:p>
          </table:table-cell>
          <table:table-cell table:formula="of:= ([.A377] - 1.59186520428114E+018) * 0.000000001" office:value-type="float" office:value="21.668219904" calcext:value-type="float">
            <text:p>21.668219904</text:p>
          </table:table-cell>
          <table:table-cell office:value-type="float" office:value="0.0441000014544" calcext:value-type="float">
            <text:p>0.0441000014544</text:p>
          </table:table-cell>
          <table:table-cell office:value-type="float" office:value="0.0266800001264" calcext:value-type="float">
            <text:p>0.0266800001264</text:p>
          </table:table-cell>
          <table:table-cell office:value-type="float" office:value="-0.0350899994373" calcext:value-type="float">
            <text:p>-0.0350899994373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20759999752" calcext:value-type="float">
            <text:p>0.20759999752</text:p>
          </table:table-cell>
          <table:table-cell office:value-type="float" office:value="-0.203380003572" calcext:value-type="float">
            <text:p>-0.203380003572</text:p>
          </table:table-cell>
          <table:table-cell office:value-type="float" office:value="0.041060000658" calcext:value-type="float">
            <text:p>0.041060000658</text:p>
          </table:table-cell>
          <table:table-cell office:value-type="float" office:value="0.00781999994069" calcext:value-type="float">
            <text:p>0.00781999994069</text:p>
          </table:table-cell>
          <table:table-cell/>
          <table:table-cell office:value-type="float" office:value="-1.23904848099" calcext:value-type="float">
            <text:p>-1.23904848099</text:p>
          </table:table-cell>
          <table:table-cell office:value-type="float" office:value="-0.599183559418" calcext:value-type="float">
            <text:p>-0.599183559418</text:p>
          </table:table-cell>
          <table:table-cell office:value-type="float" office:value="-0.893976926804" calcext:value-type="float">
            <text:p>-0.893976926804</text:p>
          </table:table-cell>
          <table:table-cell/>
          <table:table-cell office:value-type="float" office:value="1.59186522594936E+018" calcext:value-type="float">
            <text:p>1.59186522594936E+018</text:p>
          </table:table-cell>
          <table:table-cell table:formula="of:=([.Q377]-1.59186520428114E+018)*0.000000001" office:value-type="float" office:value="21.668222976" calcext:value-type="float">
            <text:p>21.668222976</text:p>
          </table:table-cell>
          <table:table-cell office:value-type="float" office:value="-0.0543168000877" calcext:value-type="float">
            <text:p>-0.0543168000877</text:p>
          </table:table-cell>
          <table:table-cell office:value-type="float" office:value="-0.0121127460152" calcext:value-type="float">
            <text:p>-0.0121127460152</text:p>
          </table:table-cell>
          <table:table-cell office:value-type="float" office:value="0.00242240028456" calcext:value-type="float">
            <text:p>0.00242240028456</text:p>
          </table:table-cell>
          <table:table-cell table:formula="of:=SQRT([.S377]*[.S377] + [.T377]*[.T377] + [.U377]*[.U377])" office:value-type="float" office:value="0.0557036929739362" calcext:value-type="float">
            <text:p>0.055703692973936</text:p>
          </table:table-cell>
          <table:table-cell table:formula="of:= ([.V378]-[.V377]) / ([.R378]-[.R377])" office:value-type="float" office:value="0.368326656307114" calcext:value-type="float">
            <text:p>0.368326656307114</text:p>
          </table:table-cell>
        </table:table-row>
        <table:table-row table:style-name="ro1">
          <table:table-cell office:value-type="float" office:value="1.59186522600156E+018" calcext:value-type="float">
            <text:p>1.59186522600156E+018</text:p>
          </table:table-cell>
          <table:table-cell table:formula="of:= ([.A378] - 1.59186520428114E+018) * 0.000000001" office:value-type="float" office:value="21.720420096" calcext:value-type="float">
            <text:p>21.720420096</text:p>
          </table:table-cell>
          <table:table-cell office:value-type="float" office:value="0.0294000003487" calcext:value-type="float">
            <text:p>0.0294000003487</text:p>
          </table:table-cell>
          <table:table-cell office:value-type="float" office:value="0.0106899999082" calcext:value-type="float">
            <text:p>0.0106899999082</text:p>
          </table:table-cell>
          <table:table-cell office:value-type="float" office:value="-0.0273700002581" calcext:value-type="float">
            <text:p>-0.0273700002581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/>
          <table:table-cell office:value-type="float" office:value="0.256099998951" calcext:value-type="float">
            <text:p>0.256099998951</text:p>
          </table:table-cell>
          <table:table-cell office:value-type="float" office:value="-0.2388599962" calcext:value-type="float">
            <text:p>-0.2388599962</text:p>
          </table:table-cell>
          <table:table-cell office:value-type="float" office:value="0.0920500010252" calcext:value-type="float">
            <text:p>0.0920500010252</text:p>
          </table:table-cell>
          <table:table-cell office:value-type="float" office:value="0.0088400002569" calcext:value-type="float">
            <text:p>0.0088400002569</text:p>
          </table:table-cell>
          <table:table-cell/>
          <table:table-cell office:value-type="float" office:value="-1.24299871922" calcext:value-type="float">
            <text:p>-1.24299871922</text:p>
          </table:table-cell>
          <table:table-cell office:value-type="float" office:value="-0.599175989628" calcext:value-type="float">
            <text:p>-0.599175989628</text:p>
          </table:table-cell>
          <table:table-cell office:value-type="float" office:value="-0.894054293633" calcext:value-type="float">
            <text:p>-0.894054293633</text:p>
          </table:table-cell>
          <table:table-cell/>
          <table:table-cell office:value-type="float" office:value="1.59186522600156E+018" calcext:value-type="float">
            <text:p>1.59186522600156E+018</text:p>
          </table:table-cell>
          <table:table-cell table:formula="of:=([.Q378]-1.59186520428114E+018)*0.000000001" office:value-type="float" office:value="21.72042752" calcext:value-type="float">
            <text:p>21.72042752</text:p>
          </table:table-cell>
          <table:table-cell office:value-type="float" office:value="-0.0747088044882" calcext:value-type="float">
            <text:p>-0.0747088044882</text:p>
          </table:table-cell>
          <table:table-cell office:value-type="float" office:value="0.00555991148576" calcext:value-type="float">
            <text:p>0.00555991148576</text:p>
          </table:table-cell>
          <table:table-cell office:value-type="float" office:value="0.00157773704268" calcext:value-type="float">
            <text:p>0.00157773704268</text:p>
          </table:table-cell>
          <table:table-cell table:formula="of:=SQRT([.S378]*[.S378] + [.T378]*[.T378] + [.U378]*[.U378])" office:value-type="float" office:value="0.0749320181094932" calcext:value-type="float">
            <text:p>0.074932018109493</text:p>
          </table:table-cell>
          <table:table-cell table:formula="of:= ([.V379]-[.V378]) / ([.R379]-[.R378])" office:value-type="float" office:value="-0.0312709182400286" calcext:value-type="float">
            <text:p>-0.031270918240029</text:p>
          </table:table-cell>
        </table:table-row>
        <table:table-row table:style-name="ro1">
          <table:table-cell office:value-type="float" office:value="1.59186522610435E+018" calcext:value-type="float">
            <text:p>1.59186522610435E+018</text:p>
          </table:table-cell>
          <table:table-cell table:formula="of:= ([.A379] - 1.59186520428114E+018) * 0.000000001" office:value-type="float" office:value="21.823209984" calcext:value-type="float">
            <text:p>21.823209984</text:p>
          </table:table-cell>
          <table:table-cell office:value-type="float" office:value="0.0154999997467" calcext:value-type="float">
            <text:p>0.0154999997467</text:p>
          </table:table-cell>
          <table:table-cell office:value-type="float" office:value="-0.00490000005811" calcext:value-type="float">
            <text:p>-0.00490000005811</text:p>
          </table:table-cell>
          <table:table-cell office:value-type="float" office:value="-0.0146700004116" calcext:value-type="float">
            <text:p>-0.0146700004116</text:p>
          </table:table-cell>
          <table:table-cell table:style-name="Default" office:value-type="float" office:value="0.000419999996666" calcext:value-type="float">
            <text:p>0.000419999996666</text:p>
          </table:table-cell>
          <table:table-cell/>
          <table:table-cell office:value-type="float" office:value="0.221399992704" calcext:value-type="float">
            <text:p>0.221399992704</text:p>
          </table:table-cell>
          <table:table-cell office:value-type="float" office:value="-0.167520001531" calcext:value-type="float">
            <text:p>-0.167520001531</text:p>
          </table:table-cell>
          <table:table-cell office:value-type="float" office:value="0.144390001893" calcext:value-type="float">
            <text:p>0.144390001893</text:p>
          </table:table-cell>
          <table:table-cell office:value-type="float" office:value="0.00961000006646" calcext:value-type="float">
            <text:p>0.00961000006646</text:p>
          </table:table-cell>
          <table:table-cell/>
          <table:table-cell office:value-type="float" office:value="-1.24912810326" calcext:value-type="float">
            <text:p>-1.24912810326</text:p>
          </table:table-cell>
          <table:table-cell office:value-type="float" office:value="-0.594270884991" calcext:value-type="float">
            <text:p>-0.594270884991</text:p>
          </table:table-cell>
          <table:table-cell office:value-type="float" office:value="-0.893819212914" calcext:value-type="float">
            <text:p>-0.893819212914</text:p>
          </table:table-cell>
          <table:table-cell/>
          <table:table-cell office:value-type="float" office:value="1.59186522610435E+018" calcext:value-type="float">
            <text:p>1.59186522610435E+018</text:p>
          </table:table-cell>
          <table:table-cell table:formula="of:=([.Q379]-1.59186520428114E+018)*0.000000001" office:value-type="float" office:value="21.82321024" calcext:value-type="float">
            <text:p>21.82321024</text:p>
          </table:table-cell>
          <table:table-cell office:value-type="float" office:value="-0.0495597980917" calcext:value-type="float">
            <text:p>-0.0495597980917</text:p>
          </table:table-cell>
          <table:table-cell office:value-type="float" office:value="0.0516516305506" calcext:value-type="float">
            <text:p>0.0516516305506</text:p>
          </table:table-cell>
          <table:table-cell office:value-type="float" office:value="0.00440384075046" calcext:value-type="float">
            <text:p>0.00440384075046</text:p>
          </table:table-cell>
          <table:table-cell table:formula="of:=SQRT([.S379]*[.S379] + [.T379]*[.T379] + [.U379]*[.U379])" office:value-type="float" office:value="0.0717179080758855" calcext:value-type="float">
            <text:p>0.071717908075886</text:p>
          </table:table-cell>
          <table:table-cell table:formula="of:= ([.V380]-[.V379]) / ([.R380]-[.R379])" office:value-type="float" office:value="-0.0714025124720867" calcext:value-type="float">
            <text:p>-0.071402512472087</text:p>
          </table:table-cell>
        </table:table-row>
        <table:table-row table:style-name="ro1">
          <table:table-cell office:value-type="float" office:value="1.59186522615641E+018" calcext:value-type="float">
            <text:p>1.59186522615641E+018</text:p>
          </table:table-cell>
          <table:table-cell table:formula="of:= ([.A380] - 1.59186520428114E+018) * 0.000000001" office:value-type="float" office:value="21.875269888" calcext:value-type="float">
            <text:p>21.875269888</text:p>
          </table:table-cell>
          <table:table-cell office:value-type="float" office:value="0.0205000005662" calcext:value-type="float">
            <text:p>0.0205000005662</text:p>
          </table:table-cell>
          <table:table-cell office:value-type="float" office:value="-0.0150499995798" calcext:value-type="float">
            <text:p>-0.0150499995798</text:p>
          </table:table-cell>
          <table:table-cell office:value-type="float" office:value="-0.013919999823" calcext:value-type="float">
            <text:p>-0.013919999823</text:p>
          </table:table-cell>
          <table:table-cell table:style-name="Default" office:value-type="float" office:value="0.000209999998333" calcext:value-type="float">
            <text:p>0.000209999998333</text:p>
          </table:table-cell>
          <table:table-cell/>
          <table:table-cell office:value-type="float" office:value="0.2037999928" calcext:value-type="float">
            <text:p>0.2037999928</text:p>
          </table:table-cell>
          <table:table-cell office:value-type="float" office:value="-0.201619997621" calcext:value-type="float">
            <text:p>-0.201619997621</text:p>
          </table:table-cell>
          <table:table-cell office:value-type="float" office:value="0.0276299994439" calcext:value-type="float">
            <text:p>0.0276299994439</text:p>
          </table:table-cell>
          <table:table-cell office:value-type="float" office:value="-0.0118300002068" calcext:value-type="float">
            <text:p>-0.0118300002068</text:p>
          </table:table-cell>
          <table:table-cell/>
          <table:table-cell office:value-type="float" office:value="-1.25223052502" calcext:value-type="float">
            <text:p>-1.25223052502</text:p>
          </table:table-cell>
          <table:table-cell office:value-type="float" office:value="-0.59280616045" calcext:value-type="float">
            <text:p>-0.59280616045</text:p>
          </table:table-cell>
          <table:table-cell office:value-type="float" office:value="-0.893931210041" calcext:value-type="float">
            <text:p>-0.893931210041</text:p>
          </table:table-cell>
          <table:table-cell/>
          <table:table-cell office:value-type="float" office:value="1.59186522615641E+018" calcext:value-type="float">
            <text:p>1.59186522615641E+018</text:p>
          </table:table-cell>
          <table:table-cell table:formula="of:=([.Q380]-1.59186520428114E+018)*0.000000001" office:value-type="float" office:value="21.875271424" calcext:value-type="float">
            <text:p>21.875271424</text:p>
          </table:table-cell>
          <table:table-cell office:value-type="float" office:value="-0.0632200613618" calcext:value-type="float">
            <text:p>-0.0632200613618</text:p>
          </table:table-cell>
          <table:table-cell office:value-type="float" office:value="0.0248270444572" calcext:value-type="float">
            <text:p>0.0248270444572</text:p>
          </table:table-cell>
          <table:table-cell office:value-type="float" office:value="-0.00330522214063" calcext:value-type="float">
            <text:p>-0.00330522214063</text:p>
          </table:table-cell>
          <table:table-cell table:formula="of:=SQRT([.S380]*[.S380] + [.T380]*[.T380] + [.U380]*[.U380])" office:value-type="float" office:value="0.0680006087360139" calcext:value-type="float">
            <text:p>0.068000608736014</text:p>
          </table:table-cell>
          <table:table-cell table:formula="of:= ([.V381]-[.V380]) / ([.R381]-[.R380])" office:value-type="float" office:value="0.0759320621349694" calcext:value-type="float">
            <text:p>0.07593206213497</text:p>
          </table:table-cell>
        </table:table-row>
        <table:table-row table:style-name="ro1">
          <table:table-cell office:value-type="float" office:value="1.59186522620823E+018" calcext:value-type="float">
            <text:p>1.59186522620823E+018</text:p>
          </table:table-cell>
          <table:table-cell table:formula="of:= ([.A381] - 1.59186520428114E+018) * 0.000000001" office:value-type="float" office:value="21.92708992" calcext:value-type="float">
            <text:p>21.92708992</text:p>
          </table:table-cell>
          <table:table-cell office:value-type="float" office:value="0.0303000006825" calcext:value-type="float">
            <text:p>0.0303000006825</text:p>
          </table:table-cell>
          <table:table-cell office:value-type="float" office:value="-0.0272899996489" calcext:value-type="float">
            <text:p>-0.0272899996489</text:p>
          </table:table-cell>
          <table:table-cell office:value-type="float" office:value="-0.0131299998611" calcext:value-type="float">
            <text:p>-0.0131299998611</text:p>
          </table:table-cell>
          <table:table-cell table:style-name="Default" office:value-type="float" office:value="-0.000140000003739" calcext:value-type="float">
            <text:p>-0.000140000003739</text:p>
          </table:table-cell>
          <table:table-cell/>
          <table:table-cell office:value-type="float" office:value="0.240199998021" calcext:value-type="float">
            <text:p>0.240199998021</text:p>
          </table:table-cell>
          <table:table-cell office:value-type="float" office:value="-0.234940007329" calcext:value-type="float">
            <text:p>-0.234940007329</text:p>
          </table:table-cell>
          <table:table-cell office:value-type="float" office:value="0.0499299988151" calcext:value-type="float">
            <text:p>0.0499299988151</text:p>
          </table:table-cell>
          <table:table-cell office:value-type="float" office:value="-0.000469999999041" calcext:value-type="float">
            <text:p>-0.000469999999041</text:p>
          </table:table-cell>
          <table:table-cell/>
          <table:table-cell office:value-type="float" office:value="-1.25564885139" calcext:value-type="float">
            <text:p>-1.25564885139</text:p>
          </table:table-cell>
          <table:table-cell office:value-type="float" office:value="-0.592360913754" calcext:value-type="float">
            <text:p>-0.592360913754</text:p>
          </table:table-cell>
          <table:table-cell office:value-type="float" office:value="-0.894042909145" calcext:value-type="float">
            <text:p>-0.894042909145</text:p>
          </table:table-cell>
          <table:table-cell/>
          <table:table-cell office:value-type="float" office:value="1.59186522620823E+018" calcext:value-type="float">
            <text:p>1.59186522620823E+018</text:p>
          </table:table-cell>
          <table:table-cell table:formula="of:=([.Q381]-1.59186520428114E+018)*0.000000001" office:value-type="float" office:value="21.927095296" calcext:value-type="float">
            <text:p>21.927095296</text:p>
          </table:table-cell>
          <table:table-cell office:value-type="float" office:value="-0.0666527450085" calcext:value-type="float">
            <text:p>-0.0666527450085</text:p>
          </table:table-cell>
          <table:table-cell office:value-type="float" office:value="0.0270445980132" calcext:value-type="float">
            <text:p>0.0270445980132</text:p>
          </table:table-cell>
          <table:table-cell office:value-type="float" office:value="-0.000864032888785" calcext:value-type="float">
            <text:p>-0.000864032888785</text:p>
          </table:table-cell>
          <table:table-cell table:formula="of:=SQRT([.S381]*[.S381] + [.T381]*[.T381] + [.U381]*[.U381])" office:value-type="float" office:value="0.0719357022047926" calcext:value-type="float">
            <text:p>0.071935702204793</text:p>
          </table:table-cell>
          <table:table-cell table:formula="of:= ([.V382]-[.V381]) / ([.R382]-[.R381])" office:value-type="float" office:value="-0.00179297934858195" calcext:value-type="float">
            <text:p>-0.001792979348582</text:p>
          </table:table-cell>
        </table:table-row>
        <table:table-row table:style-name="ro1">
          <table:table-cell office:value-type="float" office:value="1.59186522625962E+018" calcext:value-type="float">
            <text:p>1.59186522625962E+018</text:p>
          </table:table-cell>
          <table:table-cell table:formula="of:= ([.A382] - 1.59186520428114E+018) * 0.000000001" office:value-type="float" office:value="21.978480128" calcext:value-type="float">
            <text:p>21.978480128</text:p>
          </table:table-cell>
          <table:table-cell office:value-type="float" office:value="0.0395000018179" calcext:value-type="float">
            <text:p>0.0395000018179</text:p>
          </table:table-cell>
          <table:table-cell office:value-type="float" office:value="-0.0392200015485" calcext:value-type="float">
            <text:p>-0.0392200015485</text:p>
          </table:table-cell>
          <table:table-cell office:value-type="float" office:value="-0.00447000004351" calcext:value-type="float">
            <text:p>-0.00447000004351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25569999218" calcext:value-type="float">
            <text:p>0.25569999218</text:p>
          </table:table-cell>
          <table:table-cell office:value-type="float" office:value="-0.21073000133" calcext:value-type="float">
            <text:p>-0.21073000133</text:p>
          </table:table-cell>
          <table:table-cell office:value-type="float" office:value="0.14455999434" calcext:value-type="float">
            <text:p>0.14455999434</text:p>
          </table:table-cell>
          <table:table-cell office:value-type="float" office:value="0.00780999986455" calcext:value-type="float">
            <text:p>0.00780999986455</text:p>
          </table:table-cell>
          <table:table-cell/>
          <table:table-cell office:value-type="float" office:value="-1.25883603096" calcext:value-type="float">
            <text:p>-1.25883603096</text:p>
          </table:table-cell>
          <table:table-cell office:value-type="float" office:value="-0.589501202106" calcext:value-type="float">
            <text:p>-0.589501202106</text:p>
          </table:table-cell>
          <table:table-cell office:value-type="float" office:value="-0.893919765949" calcext:value-type="float">
            <text:p>-0.893919765949</text:p>
          </table:table-cell>
          <table:table-cell/>
          <table:table-cell office:value-type="float" office:value="1.59186522625962E+018" calcext:value-type="float">
            <text:p>1.59186522625962E+018</text:p>
          </table:table-cell>
          <table:table-cell table:formula="of:=([.Q382]-1.59186520428114E+018)*0.000000001" office:value-type="float" office:value="21.978485504" calcext:value-type="float">
            <text:p>21.978485504</text:p>
          </table:table-cell>
          <table:table-cell office:value-type="float" office:value="-0.0606751441956" calcext:value-type="float">
            <text:p>-0.0606751441956</text:p>
          </table:table-cell>
          <table:table-cell office:value-type="float" office:value="0.038406547159" calcext:value-type="float">
            <text:p>0.038406547159</text:p>
          </table:table-cell>
          <table:table-cell office:value-type="float" office:value="0.00222737854347" calcext:value-type="float">
            <text:p>0.00222737854347</text:p>
          </table:table-cell>
          <table:table-cell table:formula="of:=SQRT([.S382]*[.S382] + [.T382]*[.T382] + [.U382]*[.U382])" office:value-type="float" office:value="0.0718435606231293" calcext:value-type="float">
            <text:p>0.071843560623129</text:p>
          </table:table-cell>
          <table:table-cell table:formula="of:= ([.V383]-[.V382]) / ([.R383]-[.R382])" office:value-type="float" office:value="0.02422506844154" calcext:value-type="float">
            <text:p>0.02422506844154</text:p>
          </table:table-cell>
        </table:table-row>
        <table:table-row table:style-name="ro1">
          <table:table-cell office:value-type="float" office:value="1.59186522631139E+018" calcext:value-type="float">
            <text:p>1.59186522631139E+018</text:p>
          </table:table-cell>
          <table:table-cell table:formula="of:= ([.A383] - 1.59186520428114E+018) * 0.000000001" office:value-type="float" office:value="22.030249984" calcext:value-type="float">
            <text:p>22.030249984</text:p>
          </table:table-cell>
          <table:table-cell office:value-type="float" office:value="0.047499999404" calcext:value-type="float">
            <text:p>0.047499999404</text:p>
          </table:table-cell>
          <table:table-cell office:value-type="float" office:value="-0.0469399988651" calcext:value-type="float">
            <text:p>-0.0469399988651</text:p>
          </table:table-cell>
          <table:table-cell office:value-type="float" office:value="0.0071600000374" calcext:value-type="float">
            <text:p>0.0071600000374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260500013828" calcext:value-type="float">
            <text:p>0.260500013828</text:p>
          </table:table-cell>
          <table:table-cell office:value-type="float" office:value="-0.138820007443" calcext:value-type="float">
            <text:p>-0.138820007443</text:p>
          </table:table-cell>
          <table:table-cell office:value-type="float" office:value="0.22036999464" calcext:value-type="float">
            <text:p>0.22036999464</text:p>
          </table:table-cell>
          <table:table-cell office:value-type="float" office:value="0.0039800000377" calcext:value-type="float">
            <text:p>0.0039800000377</text:p>
          </table:table-cell>
          <table:table-cell/>
          <table:table-cell office:value-type="float" office:value="-1.26128935814" calcext:value-type="float">
            <text:p>-1.26128935814</text:p>
          </table:table-cell>
          <table:table-cell office:value-type="float" office:value="-0.586387395859" calcext:value-type="float">
            <text:p>-0.586387395859</text:p>
          </table:table-cell>
          <table:table-cell office:value-type="float" office:value="-0.893950819969" calcext:value-type="float">
            <text:p>-0.893950819969</text:p>
          </table:table-cell>
          <table:table-cell/>
          <table:table-cell office:value-type="float" office:value="1.59186522631139E+018" calcext:value-type="float">
            <text:p>1.59186522631139E+018</text:p>
          </table:table-cell>
          <table:table-cell table:formula="of:=([.Q383]-1.59186520428114E+018)*0.000000001" office:value-type="float" office:value="22.03025536" calcext:value-type="float">
            <text:p>22.03025536</text:p>
          </table:table-cell>
          <table:table-cell office:value-type="float" office:value="-0.0403601303697" calcext:value-type="float">
            <text:p>-0.0403601303697</text:p>
          </table:table-cell>
          <table:table-cell office:value-type="float" office:value="0.0609235428274" calcext:value-type="float">
            <text:p>0.0609235428274</text:p>
          </table:table-cell>
          <table:table-cell office:value-type="float" office:value="0.00162908947095" calcext:value-type="float">
            <text:p>0.00162908947095</text:p>
          </table:table-cell>
          <table:table-cell table:formula="of:=SQRT([.S383]*[.S383] + [.T383]*[.T383] + [.U383]*[.U383])" office:value-type="float" office:value="0.073097688927938" calcext:value-type="float">
            <text:p>0.073097688927938</text:p>
          </table:table-cell>
          <table:table-cell table:formula="of:= ([.V384]-[.V383]) / ([.R384]-[.R383])" office:value-type="float" office:value="-0.514251336564811" calcext:value-type="float">
            <text:p>-0.514251336564811</text:p>
          </table:table-cell>
        </table:table-row>
        <table:table-row table:style-name="ro1">
          <table:table-cell office:value-type="float" office:value="1.59186522641351E+018" calcext:value-type="float">
            <text:p>1.59186522641351E+018</text:p>
          </table:table-cell>
          <table:table-cell table:formula="of:= ([.A384] - 1.59186520428114E+018) * 0.000000001" office:value-type="float" office:value="22.132370176" calcext:value-type="float">
            <text:p>22.132370176</text:p>
          </table:table-cell>
          <table:table-cell office:value-type="float" office:value="0.0509000010788" calcext:value-type="float">
            <text:p>0.0509000010788</text:p>
          </table:table-cell>
          <table:table-cell office:value-type="float" office:value="-0.0466100014746" calcext:value-type="float">
            <text:p>-0.0466100014746</text:p>
          </table:table-cell>
          <table:table-cell office:value-type="float" office:value="0.0204700008035" calcext:value-type="float">
            <text:p>0.0204700008035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153600007296" calcext:value-type="float">
            <text:p>0.153600007296</text:p>
          </table:table-cell>
          <table:table-cell office:value-type="float" office:value="-0.0247000008821" calcext:value-type="float">
            <text:p>-0.0247000008821</text:p>
          </table:table-cell>
          <table:table-cell office:value-type="float" office:value="0.151639997959" calcext:value-type="float">
            <text:p>0.151639997959</text:p>
          </table:table-cell>
          <table:table-cell office:value-type="float" office:value="-0.000850000011269" calcext:value-type="float">
            <text:p>-0.000850000011269</text:p>
          </table:table-cell>
          <table:table-cell/>
          <table:table-cell office:value-type="float" office:value="-1.26276600361" calcext:value-type="float">
            <text:p>-1.26276600361</text:p>
          </table:table-cell>
          <table:table-cell office:value-type="float" office:value="-0.581693530083" calcext:value-type="float">
            <text:p>-0.581693530083</text:p>
          </table:table-cell>
          <table:table-cell office:value-type="float" office:value="-0.893976032734" calcext:value-type="float">
            <text:p>-0.893976032734</text:p>
          </table:table-cell>
          <table:table-cell/>
          <table:table-cell office:value-type="float" office:value="1.59186522641351E+018" calcext:value-type="float">
            <text:p>1.59186522641351E+018</text:p>
          </table:table-cell>
          <table:table-cell table:formula="of:=([.Q384]-1.59186520428114E+018)*0.000000001" office:value-type="float" office:value="22.132368384" calcext:value-type="float">
            <text:p>22.132368384</text:p>
          </table:table-cell>
          <table:table-cell office:value-type="float" office:value="0.00129010656383" calcext:value-type="float">
            <text:p>0.00129010656383</text:p>
          </table:table-cell>
          <table:table-cell office:value-type="float" office:value="0.0204761065543" calcext:value-type="float">
            <text:p>0.0204761065543</text:p>
          </table:table-cell>
          <table:table-cell office:value-type="float" office:value="-0.0016867701197" calcext:value-type="float">
            <text:p>-0.0016867701197</text:p>
          </table:table-cell>
          <table:table-cell table:formula="of:=SQRT([.S384]*[.S384] + [.T384]*[.T384] + [.U384]*[.U384])" office:value-type="float" office:value="0.0205859298552627" calcext:value-type="float">
            <text:p>0.020585929855263</text:p>
          </table:table-cell>
          <table:table-cell table:formula="of:= ([.V385]-[.V384]) / ([.R385]-[.R384])" office:value-type="float" office:value="0.0247343341280218" calcext:value-type="float">
            <text:p>0.024734334128022</text:p>
          </table:table-cell>
        </table:table-row>
        <table:table-row table:style-name="ro1">
          <table:table-cell office:value-type="float" office:value="1.59186522646565E+018" calcext:value-type="float">
            <text:p>1.59186522646565E+018</text:p>
          </table:table-cell>
          <table:table-cell table:formula="of:= ([.A385] - 1.59186520428114E+018) * 0.000000001" office:value-type="float" office:value="22.184510208" calcext:value-type="float">
            <text:p>22.184510208</text:p>
          </table:table-cell>
          <table:table-cell office:value-type="float" office:value="0.0515000000596" calcext:value-type="float">
            <text:p>0.0515000000596</text:p>
          </table:table-cell>
          <table:table-cell office:value-type="float" office:value="-0.0445399992168" calcext:value-type="float">
            <text:p>-0.0445399992168</text:p>
          </table:table-cell>
          <table:table-cell office:value-type="float" office:value="0.0259199999273" calcext:value-type="float">
            <text:p>0.0259199999273</text:p>
          </table:table-cell>
          <table:table-cell table:style-name="Default" office:value-type="float" office:value="-0.000319999991916" calcext:value-type="float">
            <text:p>-0.000319999991916</text:p>
          </table:table-cell>
          <table:table-cell/>
          <table:table-cell office:value-type="float" office:value="0.0961000025272" calcext:value-type="float">
            <text:p>0.0961000025272</text:p>
          </table:table-cell>
          <table:table-cell office:value-type="float" office:value="0.0436300002038" calcext:value-type="float">
            <text:p>0.0436300002038</text:p>
          </table:table-cell>
          <table:table-cell office:value-type="float" office:value="0.0856399983168" calcext:value-type="float">
            <text:p>0.0856399983168</text:p>
          </table:table-cell>
          <table:table-cell office:value-type="float" office:value="0.00200999993831" calcext:value-type="float">
            <text:p>0.00200999993831</text:p>
          </table:table-cell>
          <table:table-cell/>
          <table:table-cell office:value-type="float" office:value="-1.26181674004" calcext:value-type="float">
            <text:p>-1.26181674004</text:p>
          </table:table-cell>
          <table:table-cell office:value-type="float" office:value="-0.581659793854" calcext:value-type="float">
            <text:p>-0.581659793854</text:p>
          </table:table-cell>
          <table:table-cell office:value-type="float" office:value="-0.894071102142" calcext:value-type="float">
            <text:p>-0.894071102142</text:p>
          </table:table-cell>
          <table:table-cell/>
          <table:table-cell office:value-type="float" office:value="1.59186522646565E+018" calcext:value-type="float">
            <text:p>1.59186522646565E+018</text:p>
          </table:table-cell>
          <table:table-cell table:formula="of:=([.Q385]-1.59186520428114E+018)*0.000000001" office:value-type="float" office:value="22.184515072" calcext:value-type="float">
            <text:p>22.184515072</text:p>
          </table:table-cell>
          <table:table-cell office:value-type="float" office:value="0.0213937312365" calcext:value-type="float">
            <text:p>0.0213937312365</text:p>
          </table:table-cell>
          <table:table-cell office:value-type="float" office:value="-0.0045445500873" calcext:value-type="float">
            <text:p>-0.0045445500873</text:p>
          </table:table-cell>
          <table:table-cell office:value-type="float" office:value="-0.000451087806141" calcext:value-type="float">
            <text:p>-0.000451087806141</text:p>
          </table:table-cell>
          <table:table-cell table:formula="of:=SQRT([.S385]*[.S385] + [.T385]*[.T385] + [.U385]*[.U385])" office:value-type="float" office:value="0.0218757434599244" calcext:value-type="float">
            <text:p>0.021875743459924</text:p>
          </table:table-cell>
          <table:table-cell table:formula="of:= ([.V386]-[.V385]) / ([.R386]-[.R385])" office:value-type="float" office:value="0.586838935655593" calcext:value-type="float">
            <text:p>0.586838935655593</text:p>
          </table:table-cell>
        </table:table-row>
        <table:table-row table:style-name="ro1">
          <table:table-cell office:value-type="float" office:value="1.59186522651704E+018" calcext:value-type="float">
            <text:p>1.59186522651704E+018</text:p>
          </table:table-cell>
          <table:table-cell table:formula="of:= ([.A386] - 1.59186520428114E+018) * 0.000000001" office:value-type="float" office:value="22.23590016" calcext:value-type="float">
            <text:p>22.23590016</text:p>
          </table:table-cell>
          <table:table-cell office:value-type="float" office:value="0.0456000007689" calcext:value-type="float">
            <text:p>0.0456000007689</text:p>
          </table:table-cell>
          <table:table-cell office:value-type="float" office:value="-0.0378899984062" calcext:value-type="float">
            <text:p>-0.0378899984062</text:p>
          </table:table-cell>
          <table:table-cell office:value-type="float" office:value="0.0253599993885" calcext:value-type="float">
            <text:p>0.0253599993885</text:p>
          </table:table-cell>
          <table:table-cell office:value-type="float" office:value="-0.0000499999987369" calcext:value-type="float">
            <text:p>-5.00E-05</text:p>
          </table:table-cell>
          <table:table-cell/>
          <table:table-cell office:value-type="float" office:value="0.121799997985" calcext:value-type="float">
            <text:p>0.121799997985</text:p>
          </table:table-cell>
          <table:table-cell office:value-type="float" office:value="0.121009998024" calcext:value-type="float">
            <text:p>0.121009998024</text:p>
          </table:table-cell>
          <table:table-cell office:value-type="float" office:value="0.0134699996561" calcext:value-type="float">
            <text:p>0.0134699996561</text:p>
          </table:table-cell>
          <table:table-cell office:value-type="float" office:value="-0.000460000010207" calcext:value-type="float">
            <text:p>-0.000460000010207</text:p>
          </table:table-cell>
          <table:table-cell/>
          <table:table-cell office:value-type="float" office:value="-1.25924491882" calcext:value-type="float">
            <text:p>-1.25924491882</text:p>
          </table:table-cell>
          <table:table-cell office:value-type="float" office:value="-0.583252847195" calcext:value-type="float">
            <text:p>-0.583252847195</text:p>
          </table:table-cell>
          <table:table-cell office:value-type="float" office:value="-0.893976688385" calcext:value-type="float">
            <text:p>-0.893976688385</text:p>
          </table:table-cell>
          <table:table-cell/>
          <table:table-cell office:value-type="float" office:value="1.59186522651704E+018" calcext:value-type="float">
            <text:p>1.59186522651704E+018</text:p>
          </table:table-cell>
          <table:table-cell table:formula="of:=([.Q386]-1.59186520428114E+018)*0.000000001" office:value-type="float" office:value="22.23590016" calcext:value-type="float">
            <text:p>22.23590016</text:p>
          </table:table-cell>
          <table:table-cell office:value-type="float" office:value="0.0466120317578" calcext:value-type="float">
            <text:p>0.0466120317578</text:p>
          </table:table-cell>
          <table:table-cell office:value-type="float" office:value="-0.0231175944209" calcext:value-type="float">
            <text:p>-0.0231175944209</text:p>
          </table:table-cell>
          <table:table-cell office:value-type="float" office:value="-0.000263990485109" calcext:value-type="float">
            <text:p>-0.000263990485109</text:p>
          </table:table-cell>
          <table:table-cell table:formula="of:=SQRT([.S386]*[.S386] + [.T386]*[.T386] + [.U386]*[.U386])" office:value-type="float" office:value="0.0520305138104133" calcext:value-type="float">
            <text:p>0.052030513810413</text:p>
          </table:table-cell>
          <table:table-cell table:formula="of:= ([.V387]-[.V386]) / ([.R387]-[.R386])" office:value-type="float" office:value="0.433117232512319" calcext:value-type="float">
            <text:p>0.433117232512319</text:p>
          </table:table-cell>
        </table:table-row>
        <table:table-row table:style-name="ro1">
          <table:table-cell office:value-type="float" office:value="1.59186522656886E+018" calcext:value-type="float">
            <text:p>1.59186522656886E+018</text:p>
          </table:table-cell>
          <table:table-cell table:formula="of:= ([.A387] - 1.59186520428114E+018) * 0.000000001" office:value-type="float" office:value="22.287719936" calcext:value-type="float">
            <text:p>22.287719936</text:p>
          </table:table-cell>
          <table:table-cell office:value-type="float" office:value="0.035000000149" calcext:value-type="float">
            <text:p>0.035000000149</text:p>
          </table:table-cell>
          <table:table-cell office:value-type="float" office:value="-0.0270199999213" calcext:value-type="float">
            <text:p>-0.0270199999213</text:p>
          </table:table-cell>
          <table:table-cell office:value-type="float" office:value="0.0222699996084" calcext:value-type="float">
            <text:p>0.0222699996084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97799995542" calcext:value-type="float">
            <text:p>0.197799995542</text:p>
          </table:table-cell>
          <table:table-cell office:value-type="float" office:value="0.194370001554" calcext:value-type="float">
            <text:p>0.194370001554</text:p>
          </table:table-cell>
          <table:table-cell office:value-type="float" office:value="-0.035640001297" calcext:value-type="float">
            <text:p>-0.035640001297</text:p>
          </table:table-cell>
          <table:table-cell office:value-type="float" office:value="-0.00868999958038" calcext:value-type="float">
            <text:p>-0.00868999958038</text:p>
          </table:table-cell>
          <table:table-cell/>
          <table:table-cell office:value-type="float" office:value="-1.25578570366" calcext:value-type="float">
            <text:p>-1.25578570366</text:p>
          </table:table-cell>
          <table:table-cell office:value-type="float" office:value="-0.585387170315" calcext:value-type="float">
            <text:p>-0.585387170315</text:p>
          </table:table-cell>
          <table:table-cell office:value-type="float" office:value="-0.893919467926" calcext:value-type="float">
            <text:p>-0.893919467926</text:p>
          </table:table-cell>
          <table:table-cell/>
          <table:table-cell office:value-type="float" office:value="1.59186522656886E+018" calcext:value-type="float">
            <text:p>1.59186522656886E+018</text:p>
          </table:table-cell>
          <table:table-cell table:formula="of:=([.Q387]-1.59186520428114E+018)*0.000000001" office:value-type="float" office:value="22.2877184" calcext:value-type="float">
            <text:p>22.2877184</text:p>
          </table:table-cell>
          <table:table-cell office:value-type="float" office:value="0.0660952329636" calcext:value-type="float">
            <text:p>0.0660952329636</text:p>
          </table:table-cell>
          <table:table-cell office:value-type="float" office:value="-0.0341908074915" calcext:value-type="float">
            <text:p>-0.0341908074915</text:p>
          </table:table-cell>
          <table:table-cell office:value-type="float" office:value="-0.0029611880891" calcext:value-type="float">
            <text:p>-0.0029611880891</text:p>
          </table:table-cell>
          <table:table-cell table:formula="of:=SQRT([.S387]*[.S387] + [.T387]*[.T387] + [.U387]*[.U387])" office:value-type="float" office:value="0.0744738865128737" calcext:value-type="float">
            <text:p>0.074473886512874</text:p>
          </table:table-cell>
          <table:table-cell table:formula="of:= ([.V388]-[.V387]) / ([.R388]-[.R387])" office:value-type="float" office:value="0.121930272948858" calcext:value-type="float">
            <text:p>0.121930272948858</text:p>
          </table:table-cell>
        </table:table-row>
        <table:table-row table:style-name="ro1">
          <table:table-cell office:value-type="float" office:value="1.59186522662101E+018" calcext:value-type="float">
            <text:p>1.59186522662101E+018</text:p>
          </table:table-cell>
          <table:table-cell table:formula="of:= ([.A388] - 1.59186520428114E+018) * 0.000000001" office:value-type="float" office:value="22.339869952" calcext:value-type="float">
            <text:p>22.339869952</text:p>
          </table:table-cell>
          <table:table-cell office:value-type="float" office:value="0.0238000005484" calcext:value-type="float">
            <text:p>0.0238000005484</text:p>
          </table:table-cell>
          <table:table-cell office:value-type="float" office:value="-0.0146700004116" calcext:value-type="float">
            <text:p>-0.0146700004116</text:p>
          </table:table-cell>
          <table:table-cell office:value-type="float" office:value="0.0187599994242" calcext:value-type="float">
            <text:p>0.0187599994242</text:p>
          </table:table-cell>
          <table:table-cell table:style-name="Default" office:value-type="float" office:value="0.000199999994948" calcext:value-type="float">
            <text:p>0.000199999994948</text:p>
          </table:table-cell>
          <table:table-cell/>
          <table:table-cell office:value-type="float" office:value="0.245800003409" calcext:value-type="float">
            <text:p>0.245800003409</text:p>
          </table:table-cell>
          <table:table-cell office:value-type="float" office:value="0.235259994864" calcext:value-type="float">
            <text:p>0.235259994864</text:p>
          </table:table-cell>
          <table:table-cell office:value-type="float" office:value="-0.0712699964643" calcext:value-type="float">
            <text:p>-0.0712699964643</text:p>
          </table:table-cell>
          <table:table-cell office:value-type="float" office:value="-0.00356000009924" calcext:value-type="float">
            <text:p>-0.00356000009924</text:p>
          </table:table-cell>
          <table:table-cell/>
          <table:table-cell office:value-type="float" office:value="-1.25208568573" calcext:value-type="float">
            <text:p>-1.25208568573</text:p>
          </table:table-cell>
          <table:table-cell office:value-type="float" office:value="-0.587553203106" calcext:value-type="float">
            <text:p>-0.587553203106</text:p>
          </table:table-cell>
          <table:table-cell office:value-type="float" office:value="-0.893932342529" calcext:value-type="float">
            <text:p>-0.893932342529</text:p>
          </table:table-cell>
          <table:table-cell/>
          <table:table-cell office:value-type="float" office:value="1.59186522662101E+018" calcext:value-type="float">
            <text:p>1.59186522662101E+018</text:p>
          </table:table-cell>
          <table:table-cell table:formula="of:=([.Q388]-1.59186520428114E+018)*0.000000001" office:value-type="float" office:value="22.339875328" calcext:value-type="float">
            <text:p>22.339875328</text:p>
          </table:table-cell>
          <table:table-cell office:value-type="float" office:value="0.0710254833102" calcext:value-type="float">
            <text:p>0.0710254833102</text:p>
          </table:table-cell>
          <table:table-cell office:value-type="float" office:value="-0.0385879129171" calcext:value-type="float">
            <text:p>-0.0385879129171</text:p>
          </table:table-cell>
          <table:table-cell office:value-type="float" office:value="-0.000625652668532" calcext:value-type="float">
            <text:p>-0.000625652668532</text:p>
          </table:table-cell>
          <table:table-cell table:formula="of:=SQRT([.S388]*[.S388] + [.T388]*[.T388] + [.U388]*[.U388])" office:value-type="float" office:value="0.0808333949800875" calcext:value-type="float">
            <text:p>0.080833394980088</text:p>
          </table:table-cell>
          <table:table-cell table:formula="of:= ([.V389]-[.V388]) / ([.R389]-[.R388])" office:value-type="float" office:value="-0.00480627831381152" calcext:value-type="float">
            <text:p>-0.004806278313812</text:p>
          </table:table-cell>
        </table:table-row>
        <table:table-row table:style-name="ro1">
          <table:table-cell office:value-type="float" office:value="1.59186522667333E+018" calcext:value-type="float">
            <text:p>1.59186522667333E+018</text:p>
          </table:table-cell>
          <table:table-cell table:formula="of:= ([.A389] - 1.59186520428114E+018) * 0.000000001" office:value-type="float" office:value="22.392189952" calcext:value-type="float">
            <text:p>22.392189952</text:p>
          </table:table-cell>
          <table:table-cell office:value-type="float" office:value="0.00810000021011" calcext:value-type="float">
            <text:p>0.00810000021011</text:p>
          </table:table-cell>
          <table:table-cell office:value-type="float" office:value="0.00144999998156" calcext:value-type="float">
            <text:p>0.00144999998156</text:p>
          </table:table-cell>
          <table:table-cell office:value-type="float" office:value="0.00796999968588" calcext:value-type="float">
            <text:p>0.00796999968588</text:p>
          </table:table-cell>
          <table:table-cell table:style-name="Default" office:value-type="float" office:value="-0.000220000001718" calcext:value-type="float">
            <text:p>-0.000220000001718</text:p>
          </table:table-cell>
          <table:table-cell/>
          <table:table-cell office:value-type="float" office:value="0.264499992132" calcext:value-type="float">
            <text:p>0.264499992132</text:p>
          </table:table-cell>
          <table:table-cell office:value-type="float" office:value="0.211390003562" calcext:value-type="float">
            <text:p>0.211390003562</text:p>
          </table:table-cell>
          <table:table-cell office:value-type="float" office:value="-0.158659994602" calcext:value-type="float">
            <text:p>-0.158659994602</text:p>
          </table:table-cell>
          <table:table-cell office:value-type="float" office:value="-0.00884999986738" calcext:value-type="float">
            <text:p>-0.00884999986738</text:p>
          </table:table-cell>
          <table:table-cell/>
          <table:table-cell office:value-type="float" office:value="-1.24830293655" calcext:value-type="float">
            <text:p>-1.24830293655</text:p>
          </table:table-cell>
          <table:table-cell office:value-type="float" office:value="-0.589736044407" calcext:value-type="float">
            <text:p>-0.589736044407</text:p>
          </table:table-cell>
          <table:table-cell office:value-type="float" office:value="-0.893946290016" calcext:value-type="float">
            <text:p>-0.893946290016</text:p>
          </table:table-cell>
          <table:table-cell/>
          <table:table-cell office:value-type="float" office:value="1.59186522667333E+018" calcext:value-type="float">
            <text:p>1.59186522667333E+018</text:p>
          </table:table-cell>
          <table:table-cell table:formula="of:=([.Q389]-1.59186520428114E+018)*0.000000001" office:value-type="float" office:value="22.392195072" calcext:value-type="float">
            <text:p>22.392195072</text:p>
          </table:table-cell>
          <table:table-cell office:value-type="float" office:value="0.070718459785" calcext:value-type="float">
            <text:p>0.070718459785</text:p>
          </table:table-cell>
          <table:table-cell office:value-type="float" office:value="-0.0386257246137" calcext:value-type="float">
            <text:p>-0.0386257246137</text:p>
          </table:table-cell>
          <table:table-cell office:value-type="float" office:value="-0.000632901967037" calcext:value-type="float">
            <text:p>-0.000632901967037</text:p>
          </table:table-cell>
          <table:table-cell table:formula="of:=SQRT([.S389]*[.S389] + [.T389]*[.T389] + [.U389]*[.U389])" office:value-type="float" office:value="0.0805819317291161" calcext:value-type="float">
            <text:p>0.080581931729116</text:p>
          </table:table-cell>
          <table:table-cell table:formula="of:= ([.V390]-[.V389]) / ([.R390]-[.R389])" office:value-type="float" office:value="-0.0161878896701989" calcext:value-type="float">
            <text:p>-0.016187889670199</text:p>
          </table:table-cell>
        </table:table-row>
        <table:table-row table:style-name="ro1">
          <table:table-cell office:value-type="float" office:value="1.59186522672549E+018" calcext:value-type="float">
            <text:p>1.59186522672549E+018</text:p>
          </table:table-cell>
          <table:table-cell table:formula="of:= ([.A390] - 1.59186520428114E+018) * 0.000000001" office:value-type="float" office:value="22.444349952" calcext:value-type="float">
            <text:p>22.444349952</text:p>
          </table:table-cell>
          <table:table-cell office:value-type="float" office:value="0.0131999999285" calcext:value-type="float">
            <text:p>0.0131999999285</text:p>
          </table:table-cell>
          <table:table-cell office:value-type="float" office:value="0.0131200002506" calcext:value-type="float">
            <text:p>0.0131200002506</text:p>
          </table:table-cell>
          <table:table-cell office:value-type="float" office:value="0.00179000000935" calcext:value-type="float">
            <text:p>0.00179000000935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259000003338" calcext:value-type="float">
            <text:p>0.259000003338</text:p>
          </table:table-cell>
          <table:table-cell office:value-type="float" office:value="0.234129995108" calcext:value-type="float">
            <text:p>0.234129995108</text:p>
          </table:table-cell>
          <table:table-cell office:value-type="float" office:value="-0.110650002956" calcext:value-type="float">
            <text:p>-0.110650002956</text:p>
          </table:table-cell>
          <table:table-cell office:value-type="float" office:value="0.00543999997899" calcext:value-type="float">
            <text:p>0.00543999997899</text:p>
          </table:table-cell>
          <table:table-cell/>
          <table:table-cell office:value-type="float" office:value="-1.24476563931" calcext:value-type="float">
            <text:p>-1.24476563931</text:p>
          </table:table-cell>
          <table:table-cell office:value-type="float" office:value="-0.591789066792" calcext:value-type="float">
            <text:p>-0.591789066792</text:p>
          </table:table-cell>
          <table:table-cell office:value-type="float" office:value="-0.893962562084" calcext:value-type="float">
            <text:p>-0.893962562084</text:p>
          </table:table-cell>
          <table:table-cell/>
          <table:table-cell office:value-type="float" office:value="1.59186522672549E+018" calcext:value-type="float">
            <text:p>1.59186522672549E+018</text:p>
          </table:table-cell>
          <table:table-cell table:formula="of:=([.Q390]-1.59186520428114E+018)*0.000000001" office:value-type="float" office:value="22.444356096" calcext:value-type="float">
            <text:p>22.444356096</text:p>
          </table:table-cell>
          <table:table-cell office:value-type="float" office:value="0.0700223594904" calcext:value-type="float">
            <text:p>0.0700223594904</text:p>
          </table:table-cell>
          <table:table-cell office:value-type="float" office:value="-0.0381431877613" calcext:value-type="float">
            <text:p>-0.0381431877613</text:p>
          </table:table-cell>
          <table:table-cell office:value-type="float" office:value="-0.000209877762245" calcext:value-type="float">
            <text:p>-0.000209877762245</text:p>
          </table:table-cell>
          <table:table-cell table:formula="of:=SQRT([.S390]*[.S390] + [.T390]*[.T390] + [.U390]*[.U390])" office:value-type="float" office:value="0.0797375548275195" calcext:value-type="float">
            <text:p>0.07973755482752</text:p>
          </table:table-cell>
          <table:table-cell table:formula="of:= ([.V391]-[.V390]) / ([.R391]-[.R390])" office:value-type="float" office:value="0.0128425283701885" calcext:value-type="float">
            <text:p>0.012842528370189</text:p>
          </table:table-cell>
        </table:table-row>
        <table:table-row table:style-name="ro1">
          <table:table-cell office:value-type="float" office:value="1.5918652267781E+018" calcext:value-type="float">
            <text:p>1.5918652267781E+018</text:p>
          </table:table-cell>
          <table:table-cell table:formula="of:= ([.A391] - 1.59186520428114E+018) * 0.000000001" office:value-type="float" office:value="22.496960256" calcext:value-type="float">
            <text:p>22.496960256</text:p>
          </table:table-cell>
          <table:table-cell office:value-type="float" office:value="0.0258000008762" calcext:value-type="float">
            <text:p>0.0258000008762</text:p>
          </table:table-cell>
          <table:table-cell office:value-type="float" office:value="0.0256399996579" calcext:value-type="float">
            <text:p>0.0256399996579</text:p>
          </table:table-cell>
          <table:table-cell office:value-type="float" office:value="-0.00276000006124" calcext:value-type="float">
            <text:p>-0.00276000006124</text:p>
          </table:table-cell>
          <table:table-cell table:style-name="Default" office:value-type="float" office:value="0.000180000002729" calcext:value-type="float">
            <text:p>0.000180000002729</text:p>
          </table:table-cell>
          <table:table-cell/>
          <table:table-cell office:value-type="float" office:value="0.266900002956" calcext:value-type="float">
            <text:p>0.266900002956</text:p>
          </table:table-cell>
          <table:table-cell office:value-type="float" office:value="0.240700006485" calcext:value-type="float">
            <text:p>0.240700006485</text:p>
          </table:table-cell>
          <table:table-cell office:value-type="float" office:value="-0.115280002356" calcext:value-type="float">
            <text:p>-0.115280002356</text:p>
          </table:table-cell>
          <table:table-cell office:value-type="float" office:value="0.00221000006422" calcext:value-type="float">
            <text:p>0.00221000006422</text:p>
          </table:table-cell>
          <table:table-cell/>
          <table:table-cell office:value-type="float" office:value="-1.24103534222" calcext:value-type="float">
            <text:p>-1.24103534222</text:p>
          </table:table-cell>
          <table:table-cell office:value-type="float" office:value="-0.593934774399" calcext:value-type="float">
            <text:p>-0.593934774399</text:p>
          </table:table-cell>
          <table:table-cell office:value-type="float" office:value="-0.893941640854" calcext:value-type="float">
            <text:p>-0.893941640854</text:p>
          </table:table-cell>
          <table:table-cell/>
          <table:table-cell office:value-type="float" office:value="1.5918652267781E+018" calcext:value-type="float">
            <text:p>1.5918652267781E+018</text:p>
          </table:table-cell>
          <table:table-cell table:formula="of:=([.Q391]-1.59186520428114E+018)*0.000000001" office:value-type="float" office:value="22.496965376" calcext:value-type="float">
            <text:p>22.496965376</text:p>
          </table:table-cell>
          <table:table-cell office:value-type="float" office:value="0.0705135464668" calcext:value-type="float">
            <text:p>0.0705135464668</text:p>
          </table:table-cell>
          <table:table-cell office:value-type="float" office:value="-0.0386518277228" calcext:value-type="float">
            <text:p>-0.0386518277228</text:p>
          </table:table-cell>
          <table:table-cell office:value-type="float" office:value="0.000396566407289" calcext:value-type="float">
            <text:p>0.000396566407289</text:p>
          </table:table-cell>
          <table:table-cell table:formula="of:=SQRT([.S391]*[.S391] + [.T391]*[.T391] + [.U391]*[.U391])" office:value-type="float" office:value="0.0804131909984547" calcext:value-type="float">
            <text:p>0.080413190998455</text:p>
          </table:table-cell>
          <table:table-cell table:formula="of:= ([.V392]-[.V391]) / ([.R392]-[.R391])" office:value-type="float" office:value="-0.143362628532106" calcext:value-type="float">
            <text:p>-0.143362628532106</text:p>
          </table:table-cell>
        </table:table-row>
        <table:table-row table:style-name="ro1">
          <table:table-cell office:value-type="float" office:value="1.59186522683043E+018" calcext:value-type="float">
            <text:p>1.59186522683043E+018</text:p>
          </table:table-cell>
          <table:table-cell table:formula="of:= ([.A392] - 1.59186520428114E+018) * 0.000000001" office:value-type="float" office:value="22.549289984" calcext:value-type="float">
            <text:p>22.549289984</text:p>
          </table:table-cell>
          <table:table-cell office:value-type="float" office:value="0.0390999987721" calcext:value-type="float">
            <text:p>0.0390999987721</text:p>
          </table:table-cell>
          <table:table-cell office:value-type="float" office:value="0.037420000881" calcext:value-type="float">
            <text:p>0.037420000881</text:p>
          </table:table-cell>
          <table:table-cell office:value-type="float" office:value="-0.0113899996504" calcext:value-type="float">
            <text:p>-0.0113899996504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25339999795" calcext:value-type="float">
            <text:p>0.25339999795</text:p>
          </table:table-cell>
          <table:table-cell office:value-type="float" office:value="0.218710005283" calcext:value-type="float">
            <text:p>0.218710005283</text:p>
          </table:table-cell>
          <table:table-cell office:value-type="float" office:value="-0.12784999609" calcext:value-type="float">
            <text:p>-0.12784999609</text:p>
          </table:table-cell>
          <table:table-cell office:value-type="float" office:value="-0.00731999985874" calcext:value-type="float">
            <text:p>-0.00731999985874</text:p>
          </table:table-cell>
          <table:table-cell/>
          <table:table-cell office:value-type="float" office:value="-1.23747754097" calcext:value-type="float">
            <text:p>-1.23747754097</text:p>
          </table:table-cell>
          <table:table-cell office:value-type="float" office:value="-0.596000015736" calcext:value-type="float">
            <text:p>-0.596000015736</text:p>
          </table:table-cell>
          <table:table-cell office:value-type="float" office:value="-0.893943011761" calcext:value-type="float">
            <text:p>-0.893943011761</text:p>
          </table:table-cell>
          <table:table-cell/>
          <table:table-cell office:value-type="float" office:value="1.59186522683043E+018" calcext:value-type="float">
            <text:p>1.59186522683043E+018</text:p>
          </table:table-cell>
          <table:table-cell table:formula="of:=([.Q392]-1.59186520428114E+018)*0.000000001" office:value-type="float" office:value="22.549293568" calcext:value-type="float">
            <text:p>22.549293568</text:p>
          </table:table-cell>
          <table:table-cell office:value-type="float" office:value="0.0641649067402" calcext:value-type="float">
            <text:p>0.0641649067402</text:p>
          </table:table-cell>
          <table:table-cell office:value-type="float" office:value="-0.0345703400671" calcext:value-type="float">
            <text:p>-0.0345703400671</text:p>
          </table:table-cell>
          <table:table-cell office:value-type="float" office:value="-0.00195234292187" calcext:value-type="float">
            <text:p>-0.00195234292187</text:p>
          </table:table-cell>
          <table:table-cell table:formula="of:=SQRT([.S392]*[.S392] + [.T392]*[.T392] + [.U392]*[.U392])" office:value-type="float" office:value="0.0729112838470019" calcext:value-type="float">
            <text:p>0.072911283847002</text:p>
          </table:table-cell>
          <table:table-cell table:formula="of:= ([.V393]-[.V392]) / ([.R393]-[.R392])" office:value-type="float" office:value="-0.156424971419509" calcext:value-type="float">
            <text:p>-0.156424971419509</text:p>
          </table:table-cell>
        </table:table-row>
        <table:table-row table:style-name="ro1">
          <table:table-cell office:value-type="float" office:value="1.5918652268827E+018" calcext:value-type="float">
            <text:p>1.5918652268827E+018</text:p>
          </table:table-cell>
          <table:table-cell table:formula="of:= ([.A393] - 1.59186520428114E+018) * 0.000000001" office:value-type="float" office:value="22.601560064" calcext:value-type="float">
            <text:p>22.601560064</text:p>
          </table:table-cell>
          <table:table-cell office:value-type="float" office:value="0.0502999983728" calcext:value-type="float">
            <text:p>0.0502999983728</text:p>
          </table:table-cell>
          <table:table-cell office:value-type="float" office:value="0.0461699999869" calcext:value-type="float">
            <text:p>0.0461699999869</text:p>
          </table:table-cell>
          <table:table-cell office:value-type="float" office:value="-0.0198400001973" calcext:value-type="float">
            <text:p>-0.0198400001973</text:p>
          </table:table-cell>
          <table:table-cell table:style-name="Default" office:value-type="float" office:value="0.000169999999343" calcext:value-type="float">
            <text:p>0.000169999999343</text:p>
          </table:table-cell>
          <table:table-cell/>
          <table:table-cell office:value-type="float" office:value="0.23409999907" calcext:value-type="float">
            <text:p>0.23409999907</text:p>
          </table:table-cell>
          <table:table-cell office:value-type="float" office:value="0.170200005174" calcext:value-type="float">
            <text:p>0.170200005174</text:p>
          </table:table-cell>
          <table:table-cell office:value-type="float" office:value="-0.160679996014" calcext:value-type="float">
            <text:p>-0.160679996014</text:p>
          </table:table-cell>
          <table:table-cell office:value-type="float" office:value="-0.0054999999702" calcext:value-type="float">
            <text:p>-0.0054999999702</text:p>
          </table:table-cell>
          <table:table-cell/>
          <table:table-cell office:value-type="float" office:value="-1.23491311073" calcext:value-type="float">
            <text:p>-1.23491311073</text:p>
          </table:table-cell>
          <table:table-cell office:value-type="float" office:value="-0.597723782063" calcext:value-type="float">
            <text:p>-0.597723782063</text:p>
          </table:table-cell>
          <table:table-cell office:value-type="float" office:value="-0.893855988979" calcext:value-type="float">
            <text:p>-0.893855988979</text:p>
          </table:table-cell>
          <table:table-cell/>
          <table:table-cell office:value-type="float" office:value="1.5918652268827E+018" calcext:value-type="float">
            <text:p>1.5918652268827E+018</text:p>
          </table:table-cell>
          <table:table-cell table:formula="of:=([.Q393]-1.59186520428114E+018)*0.000000001" office:value-type="float" office:value="22.601562112" calcext:value-type="float">
            <text:p>22.601562112</text:p>
          </table:table-cell>
          <table:table-cell office:value-type="float" office:value="0.0568781457841" calcext:value-type="float">
            <text:p>0.0568781457841</text:p>
          </table:table-cell>
          <table:table-cell office:value-type="float" office:value="-0.0308743435889" calcext:value-type="float">
            <text:p>-0.0308743435889</text:p>
          </table:table-cell>
          <table:table-cell office:value-type="float" office:value="-0.00151484506205" calcext:value-type="float">
            <text:p>-0.00151484506205</text:p>
          </table:table-cell>
          <table:table-cell table:formula="of:=SQRT([.S393]*[.S393] + [.T393]*[.T393] + [.U393]*[.U393])" office:value-type="float" office:value="0.064735178345663" calcext:value-type="float">
            <text:p>0.064735178345663</text:p>
          </table:table-cell>
          <table:table-cell table:formula="of:= ([.V394]-[.V393]) / ([.R394]-[.R393])" office:value-type="float" office:value="-0.970129963172758" calcext:value-type="float">
            <text:p>-0.970129963172758</text:p>
          </table:table-cell>
        </table:table-row>
        <table:table-row table:style-name="ro1">
          <table:table-cell office:value-type="float" office:value="1.59186522693637E+018" calcext:value-type="float">
            <text:p>1.59186522693637E+018</text:p>
          </table:table-cell>
          <table:table-cell table:formula="of:= ([.A394] - 1.59186520428114E+018) * 0.000000001" office:value-type="float" office:value="22.655229952" calcext:value-type="float">
            <text:p>22.655229952</text:p>
          </table:table-cell>
          <table:table-cell office:value-type="float" office:value="0.063299998641" calcext:value-type="float">
            <text:p>0.063299998641</text:p>
          </table:table-cell>
          <table:table-cell office:value-type="float" office:value="0.0550800003111" calcext:value-type="float">
            <text:p>0.0550800003111</text:p>
          </table:table-cell>
          <table:table-cell office:value-type="float" office:value="-0.0310900006443" calcext:value-type="float">
            <text:p>-0.031090000644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55799998343" calcext:value-type="float">
            <text:p>0.055799998343</text:p>
          </table:table-cell>
          <table:table-cell office:value-type="float" office:value="0.0173099990934" calcext:value-type="float">
            <text:p>0.0173099990934</text:p>
          </table:table-cell>
          <table:table-cell office:value-type="float" office:value="-0.0524699985981" calcext:value-type="float">
            <text:p>-0.0524699985981</text:p>
          </table:table-cell>
          <table:table-cell office:value-type="float" office:value="0.00757999997586" calcext:value-type="float">
            <text:p>0.00757999997586</text:p>
          </table:table-cell>
          <table:table-cell/>
          <table:table-cell office:value-type="float" office:value="-1.2339656353" calcext:value-type="float">
            <text:p>-1.2339656353</text:p>
          </table:table-cell>
          <table:table-cell office:value-type="float" office:value="-0.597949922085" calcext:value-type="float">
            <text:p>-0.597949922085</text:p>
          </table:table-cell>
          <table:table-cell office:value-type="float" office:value="-0.893973827362" calcext:value-type="float">
            <text:p>-0.893973827362</text:p>
          </table:table-cell>
          <table:table-cell/>
          <table:table-cell office:value-type="float" office:value="1.59186522693637E+018" calcext:value-type="float">
            <text:p>1.59186522693637E+018</text:p>
          </table:table-cell>
          <table:table-cell table:formula="of:=([.Q394]-1.59186520428114E+018)*0.000000001" office:value-type="float" office:value="22.655232" calcext:value-type="float">
            <text:p>22.655232</text:p>
          </table:table-cell>
          <table:table-cell office:value-type="float" office:value="0.0103399790823" calcext:value-type="float">
            <text:p>0.0103399790823</text:p>
          </table:table-cell>
          <table:table-cell office:value-type="float" office:value="-0.00695638963953" calcext:value-type="float">
            <text:p>-0.00695638963953</text:p>
          </table:table-cell>
          <table:table-cell office:value-type="float" office:value="0.00227643037215" calcext:value-type="float">
            <text:p>0.00227643037215</text:p>
          </table:table-cell>
          <table:table-cell table:formula="of:=SQRT([.S394]*[.S394] + [.T394]*[.T394] + [.U394]*[.U394])" office:value-type="float" office:value="0.0126684118767353" calcext:value-type="float">
            <text:p>0.012668411876735</text:p>
          </table:table-cell>
          <table:table-cell table:formula="of:= ([.V395]-[.V394]) / ([.R395]-[.R394])" office:value-type="float" office:value="-0.210368290284924" calcext:value-type="float">
            <text:p>-0.210368290284924</text:p>
          </table:table-cell>
        </table:table-row>
        <table:table-row table:style-name="ro1">
          <table:table-cell office:value-type="float" office:value="1.59186522698774E+018" calcext:value-type="float">
            <text:p>1.59186522698774E+018</text:p>
          </table:table-cell>
          <table:table-cell table:formula="of:= ([.A395] - 1.59186520428114E+018) * 0.000000001" office:value-type="float" office:value="22.706599936" calcext:value-type="float">
            <text:p>22.706599936</text:p>
          </table:table-cell>
          <table:table-cell office:value-type="float" office:value="0.0619000010192" calcext:value-type="float">
            <text:p>0.0619000010192</text:p>
          </table:table-cell>
          <table:table-cell office:value-type="float" office:value="0.0533800013363" calcext:value-type="float">
            <text:p>0.0533800013363</text:p>
          </table:table-cell>
          <table:table-cell office:value-type="float" office:value="-0.03125" calcext:value-type="float">
            <text:p>-0.03125</text:p>
          </table:table-cell>
          <table:table-cell table:style-name="Default" office:value-type="float" office:value="0.000190000006114" calcext:value-type="float">
            <text:p>0.000190000006114</text:p>
          </table:table-cell>
          <table:table-cell/>
          <table:table-cell office:value-type="float" office:value="0.0392999984324" calcext:value-type="float">
            <text:p>0.0392999984324</text:p>
          </table:table-cell>
          <table:table-cell office:value-type="float" office:value="-0.0387299992144" calcext:value-type="float">
            <text:p>-0.0387299992144</text:p>
          </table:table-cell>
          <table:table-cell office:value-type="float" office:value="0.00627999985591" calcext:value-type="float">
            <text:p>0.00627999985591</text:p>
          </table:table-cell>
          <table:table-cell office:value-type="float" office:value="0.00218999991193" calcext:value-type="float">
            <text:p>0.00218999991193</text:p>
          </table:table-cell>
          <table:table-cell/>
          <table:table-cell office:value-type="float" office:value="-1.23394906521" calcext:value-type="float">
            <text:p>-1.23394906521</text:p>
          </table:table-cell>
          <table:table-cell office:value-type="float" office:value="-0.597974956036" calcext:value-type="float">
            <text:p>-0.597974956036</text:p>
          </table:table-cell>
          <table:table-cell office:value-type="float" office:value="-0.893973350525" calcext:value-type="float">
            <text:p>-0.893973350525</text:p>
          </table:table-cell>
          <table:table-cell/>
          <table:table-cell office:value-type="float" office:value="1.59186522698774E+018" calcext:value-type="float">
            <text:p>1.59186522698774E+018</text:p>
          </table:table-cell>
          <table:table-cell table:formula="of:=([.Q395]-1.59186520428114E+018)*0.000000001" office:value-type="float" office:value="22.70660736" calcext:value-type="float">
            <text:p>22.70660736</text:p>
          </table:table-cell>
          <table:table-cell office:value-type="float" office:value="0.00117493397556" calcext:value-type="float">
            <text:p>0.00117493397556</text:p>
          </table:table-cell>
          <table:table-cell office:value-type="float" office:value="-0.00126577180345" calcext:value-type="float">
            <text:p>-0.00126577180345</text:p>
          </table:table-cell>
          <table:table-cell office:value-type="float" office:value="0.000692406669259" calcext:value-type="float">
            <text:p>0.000692406669259</text:p>
          </table:table-cell>
          <table:table-cell table:formula="of:=SQRT([.S395]*[.S395] + [.T395]*[.T395] + [.U395]*[.U395])" office:value-type="float" office:value="0.00186066523076254" calcext:value-type="float">
            <text:p>0.001860665230763</text:p>
          </table:table-cell>
          <table:table-cell table:formula="of:= ([.V396]-[.V395]) / ([.R396]-[.R395])" office:value-type="float" office:value="0.0775900408748938" calcext:value-type="float">
            <text:p>0.077590040874894</text:p>
          </table:table-cell>
        </table:table-row>
        <table:table-row table:style-name="ro1">
          <table:table-cell office:value-type="float" office:value="1.59186522703957E+018" calcext:value-type="float">
            <text:p>1.59186522703957E+018</text:p>
          </table:table-cell>
          <table:table-cell table:formula="of:= ([.A396] - 1.59186520428114E+018) * 0.000000001" office:value-type="float" office:value="22.758430208" calcext:value-type="float">
            <text:p>22.758430208</text:p>
          </table:table-cell>
          <table:table-cell office:value-type="float" office:value="0.0560000017285" calcext:value-type="float">
            <text:p>0.0560000017285</text:p>
          </table:table-cell>
          <table:table-cell office:value-type="float" office:value="0.0483600012958" calcext:value-type="float">
            <text:p>0.0483600012958</text:p>
          </table:table-cell>
          <table:table-cell office:value-type="float" office:value="-0.0283199995756" calcext:value-type="float">
            <text:p>-0.0283199995756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0940999984741" calcext:value-type="float">
            <text:p>0.0940999984741</text:p>
          </table:table-cell>
          <table:table-cell office:value-type="float" office:value="-0.0877799987793" calcext:value-type="float">
            <text:p>-0.0877799987793</text:p>
          </table:table-cell>
          <table:table-cell office:value-type="float" office:value="0.0336599983275" calcext:value-type="float">
            <text:p>0.0336599983275</text:p>
          </table:table-cell>
          <table:table-cell office:value-type="float" office:value="0.00408999994397" calcext:value-type="float">
            <text:p>0.00408999994397</text:p>
          </table:table-cell>
          <table:table-cell/>
          <table:table-cell office:value-type="float" office:value="-1.23397660255" calcext:value-type="float">
            <text:p>-1.23397660255</text:p>
          </table:table-cell>
          <table:table-cell office:value-type="float" office:value="-0.598049402237" calcext:value-type="float">
            <text:p>-0.598049402237</text:p>
          </table:table-cell>
          <table:table-cell office:value-type="float" office:value="-0.893958926201" calcext:value-type="float">
            <text:p>-0.893958926201</text:p>
          </table:table-cell>
          <table:table-cell/>
          <table:table-cell office:value-type="float" office:value="1.59186522703957E+018" calcext:value-type="float">
            <text:p>1.59186522703957E+018</text:p>
          </table:table-cell>
          <table:table-cell table:formula="of:=([.Q396]-1.59186520428114E+018)*0.000000001" office:value-type="float" office:value="22.758436096" calcext:value-type="float">
            <text:p>22.758436096</text:p>
          </table:table-cell>
          <table:table-cell office:value-type="float" office:value="0.000745123485103" calcext:value-type="float">
            <text:p>0.000745123485103</text:p>
          </table:table-cell>
          <table:table-cell office:value-type="float" office:value="-0.00552652170882" calcext:value-type="float">
            <text:p>-0.00552652170882</text:p>
          </table:table-cell>
          <table:table-cell office:value-type="float" office:value="0.00187108700629" calcext:value-type="float">
            <text:p>0.00187108700629</text:p>
          </table:table-cell>
          <table:table-cell table:formula="of:=SQRT([.S396]*[.S396] + [.T396]*[.T396] + [.U396]*[.U396])" office:value-type="float" office:value="0.00588205897549642" calcext:value-type="float">
            <text:p>0.005882058975496</text:p>
          </table:table-cell>
          <table:table-cell table:formula="of:= ([.V397]-[.V396]) / ([.R397]-[.R396])" office:value-type="float" office:value="0.775552677963001" calcext:value-type="float">
            <text:p>0.775552677963001</text:p>
          </table:table-cell>
        </table:table-row>
        <table:table-row table:style-name="ro1">
          <table:table-cell office:value-type="float" office:value="1.59186522709097E+018" calcext:value-type="float">
            <text:p>1.59186522709097E+018</text:p>
          </table:table-cell>
          <table:table-cell table:formula="of:= ([.A397] - 1.59186520428114E+018) * 0.000000001" office:value-type="float" office:value="22.809829888" calcext:value-type="float">
            <text:p>22.809829888</text:p>
          </table:table-cell>
          <table:table-cell office:value-type="float" office:value="0.0496000014246" calcext:value-type="float">
            <text:p>0.0496000014246</text:p>
          </table:table-cell>
          <table:table-cell office:value-type="float" office:value="0.041400000453" calcext:value-type="float">
            <text:p>0.041400000453</text:p>
          </table:table-cell>
          <table:table-cell office:value-type="float" office:value="-0.0273100007325" calcext:value-type="float">
            <text:p>-0.0273100007325</text:p>
          </table:table-cell>
          <table:table-cell table:style-name="Default" office:value-type="float" office:value="0.000130000000354" calcext:value-type="float">
            <text:p>0.000130000000354</text:p>
          </table:table-cell>
          <table:table-cell/>
          <table:table-cell office:value-type="float" office:value="0.151199996471" calcext:value-type="float">
            <text:p>0.151199996471</text:p>
          </table:table-cell>
          <table:table-cell office:value-type="float" office:value="-0.150079995394" calcext:value-type="float">
            <text:p>-0.150079995394</text:p>
          </table:table-cell>
          <table:table-cell office:value-type="float" office:value="-0.0184300001711" calcext:value-type="float">
            <text:p>-0.0184300001711</text:p>
          </table:table-cell>
          <table:table-cell office:value-type="float" office:value="-0.00341999996454" calcext:value-type="float">
            <text:p>-0.00341999996454</text:p>
          </table:table-cell>
          <table:table-cell/>
          <table:table-cell office:value-type="float" office:value="-1.23417186737" calcext:value-type="float">
            <text:p>-1.23417186737</text:p>
          </table:table-cell>
          <table:table-cell office:value-type="float" office:value="-0.59964710474" calcext:value-type="float">
            <text:p>-0.59964710474</text:p>
          </table:table-cell>
          <table:table-cell office:value-type="float" office:value="-0.893853187561" calcext:value-type="float">
            <text:p>-0.893853187561</text:p>
          </table:table-cell>
          <table:table-cell/>
          <table:table-cell office:value-type="float" office:value="1.59186522709097E+018" calcext:value-type="float">
            <text:p>1.59186522709097E+018</text:p>
          </table:table-cell>
          <table:table-cell table:formula="of:=([.Q397]-1.59186520428114E+018)*0.000000001" office:value-type="float" office:value="22.80983552" calcext:value-type="float">
            <text:p>22.80983552</text:p>
          </table:table-cell>
          <table:table-cell office:value-type="float" office:value="-0.0122632021084" calcext:value-type="float">
            <text:p>-0.0122632021084</text:p>
          </table:table-cell>
          <table:table-cell office:value-type="float" office:value="-0.0438141226768" calcext:value-type="float">
            <text:p>-0.0438141226768</text:p>
          </table:table-cell>
          <table:table-cell office:value-type="float" office:value="-0.00474798632786" calcext:value-type="float">
            <text:p>-0.00474798632786</text:p>
          </table:table-cell>
          <table:table-cell table:formula="of:=SQRT([.S397]*[.S397] + [.T397]*[.T397] + [.U397]*[.U397])" office:value-type="float" office:value="0.0457450199044518" calcext:value-type="float">
            <text:p>0.045745019904452</text:p>
          </table:table-cell>
          <table:table-cell table:formula="of:= ([.V398]-[.V397]) / ([.R398]-[.R397])" office:value-type="float" office:value="0.281133547437233" calcext:value-type="float">
            <text:p>0.281133547437233</text:p>
          </table:table-cell>
        </table:table-row>
        <table:table-row table:style-name="ro1">
          <table:table-cell office:value-type="float" office:value="1.5918652271922E+018" calcext:value-type="float">
            <text:p>1.5918652271922E+018</text:p>
          </table:table-cell>
          <table:table-cell table:formula="of:= ([.A398] - 1.59186520428114E+018) * 0.000000001" office:value-type="float" office:value="22.911059968" calcext:value-type="float">
            <text:p>22.911059968</text:p>
          </table:table-cell>
          <table:table-cell office:value-type="float" office:value="0.0370000004768" calcext:value-type="float">
            <text:p>0.0370000004768</text:p>
          </table:table-cell>
          <table:table-cell office:value-type="float" office:value="0.0233699996024" calcext:value-type="float">
            <text:p>0.0233699996024</text:p>
          </table:table-cell>
          <table:table-cell office:value-type="float" office:value="-0.0287200007588" calcext:value-type="float">
            <text:p>-0.0287200007588</text:p>
          </table:table-cell>
          <table:table-cell office:value-type="float" office:value="-0.0000599999984843" calcext:value-type="float">
            <text:p>-6.00E-05</text:p>
          </table:table-cell>
          <table:table-cell/>
          <table:table-cell office:value-type="float" office:value="0.250200003386" calcext:value-type="float">
            <text:p>0.250200003386</text:p>
          </table:table-cell>
          <table:table-cell office:value-type="float" office:value="-0.248459994793" calcext:value-type="float">
            <text:p>-0.248459994793</text:p>
          </table:table-cell>
          <table:table-cell office:value-type="float" office:value="0.0293499995023" calcext:value-type="float">
            <text:p>0.0293499995023</text:p>
          </table:table-cell>
          <table:table-cell office:value-type="float" office:value="0.00476999999955" calcext:value-type="float">
            <text:p>0.00476999999955</text:p>
          </table:table-cell>
          <table:table-cell/>
          <table:table-cell office:value-type="float" office:value="-1.23873627186" calcext:value-type="float">
            <text:p>-1.23873627186</text:p>
          </table:table-cell>
          <table:table-cell office:value-type="float" office:value="-0.60396027565" calcext:value-type="float">
            <text:p>-0.60396027565</text:p>
          </table:table-cell>
          <table:table-cell office:value-type="float" office:value="-0.893966913223" calcext:value-type="float">
            <text:p>-0.893966913223</text:p>
          </table:table-cell>
          <table:table-cell/>
          <table:table-cell office:value-type="float" office:value="1.5918652271922E+018" calcext:value-type="float">
            <text:p>1.5918652271922E+018</text:p>
          </table:table-cell>
          <table:table-cell table:formula="of:=([.Q398]-1.59186520428114E+018)*0.000000001" office:value-type="float" office:value="22.911065344" calcext:value-type="float">
            <text:p>22.911065344</text:p>
          </table:table-cell>
          <table:table-cell office:value-type="float" office:value="-0.0708921924233" calcext:value-type="float">
            <text:p>-0.0708921924233</text:p>
          </table:table-cell>
          <table:table-cell office:value-type="float" office:value="-0.0218207966536" calcext:value-type="float">
            <text:p>-0.0218207966536</text:p>
          </table:table-cell>
          <table:table-cell office:value-type="float" office:value="0.00209791027009" calcext:value-type="float">
            <text:p>0.00209791027009</text:p>
          </table:table-cell>
          <table:table-cell table:formula="of:=SQRT([.S398]*[.S398] + [.T398]*[.T398] + [.U398]*[.U398])" office:value-type="float" office:value="0.0742041194320188" calcext:value-type="float">
            <text:p>0.074204119432019</text:p>
          </table:table-cell>
          <table:table-cell table:formula="of:= ([.V399]-[.V398]) / ([.R399]-[.R398])" office:value-type="float" office:value="0.108646480004369" calcext:value-type="float">
            <text:p>0.108646480004369</text:p>
          </table:table-cell>
        </table:table-row>
        <table:table-row table:style-name="ro1">
          <table:table-cell office:value-type="float" office:value="1.59186522724347E+018" calcext:value-type="float">
            <text:p>1.59186522724347E+018</text:p>
          </table:table-cell>
          <table:table-cell table:formula="of:= ([.A399] - 1.59186520428114E+018) * 0.000000001" office:value-type="float" office:value="22.962330112" calcext:value-type="float">
            <text:p>22.962330112</text:p>
          </table:table-cell>
          <table:table-cell office:value-type="float" office:value="0.0265999995172" calcext:value-type="float">
            <text:p>0.0265999995172</text:p>
          </table:table-cell>
          <table:table-cell office:value-type="float" office:value="0.00920000020415" calcext:value-type="float">
            <text:p>0.00920000020415</text:p>
          </table:table-cell>
          <table:table-cell office:value-type="float" office:value="-0.0250100009143" calcext:value-type="float">
            <text:p>-0.0250100009143</text:p>
          </table:table-cell>
          <table:table-cell office:value-type="float" office:value="-0.0000399999989895" calcext:value-type="float">
            <text:p>-4.00E-05</text:p>
          </table:table-cell>
          <table:table-cell/>
          <table:table-cell office:value-type="float" office:value="0.269899994135" calcext:value-type="float">
            <text:p>0.269899994135</text:p>
          </table:table-cell>
          <table:table-cell office:value-type="float" office:value="-0.263520002365" calcext:value-type="float">
            <text:p>-0.263520002365</text:p>
          </table:table-cell>
          <table:table-cell office:value-type="float" office:value="0.0580700002611" calcext:value-type="float">
            <text:p>0.0580700002611</text:p>
          </table:table-cell>
          <table:table-cell office:value-type="float" office:value="0.00639999983832" calcext:value-type="float">
            <text:p>0.00639999983832</text:p>
          </table:table-cell>
          <table:table-cell/>
          <table:table-cell office:value-type="float" office:value="-1.24305737019" calcext:value-type="float">
            <text:p>-1.24305737019</text:p>
          </table:table-cell>
          <table:table-cell office:value-type="float" office:value="-0.603992581367" calcext:value-type="float">
            <text:p>-0.603992581367</text:p>
          </table:table-cell>
          <table:table-cell office:value-type="float" office:value="-0.893970727921" calcext:value-type="float">
            <text:p>-0.893970727921</text:p>
          </table:table-cell>
          <table:table-cell/>
          <table:table-cell office:value-type="float" office:value="1.59186522724347E+018" calcext:value-type="float">
            <text:p>1.59186522724347E+018</text:p>
          </table:table-cell>
          <table:table-cell table:formula="of:=([.Q399]-1.59186520428114E+018)*0.000000001" office:value-type="float" office:value="22.96233728" calcext:value-type="float">
            <text:p>22.96233728</text:p>
          </table:table-cell>
          <table:table-cell office:value-type="float" office:value="-0.0795262977481" calcext:value-type="float">
            <text:p>-0.0795262977481</text:p>
          </table:table-cell>
          <table:table-cell office:value-type="float" office:value="-0.0055201142095" calcext:value-type="float">
            <text:p>-0.0055201142095</text:p>
          </table:table-cell>
          <table:table-cell office:value-type="float" office:value="0.00301474099979" calcext:value-type="float">
            <text:p>0.00301474099979</text:p>
          </table:table-cell>
          <table:table-cell table:formula="of:=SQRT([.S399]*[.S399] + [.T399]*[.T399] + [.U399]*[.U399])" office:value-type="float" office:value="0.0797746348014279" calcext:value-type="float">
            <text:p>0.079774634801428</text:p>
          </table:table-cell>
          <table:table-cell table:formula="of:= ([.V400]-[.V399]) / ([.R400]-[.R399])" office:value-type="float" office:value="-0.0177885352096321" calcext:value-type="float">
            <text:p>-0.017788535209632</text:p>
          </table:table-cell>
        </table:table-row>
        <table:table-row table:style-name="ro1">
          <table:table-cell office:value-type="float" office:value="1.5918652272956E+018" calcext:value-type="float">
            <text:p>1.5918652272956E+018</text:p>
          </table:table-cell>
          <table:table-cell table:formula="of:= ([.A400] - 1.59186520428114E+018) * 0.000000001" office:value-type="float" office:value="23.014459904" calcext:value-type="float">
            <text:p>23.014459904</text:p>
          </table:table-cell>
          <table:table-cell office:value-type="float" office:value="0.0216000005603" calcext:value-type="float">
            <text:p>0.0216000005603</text:p>
          </table:table-cell>
          <table:table-cell office:value-type="float" office:value="-0.00412999978289" calcext:value-type="float">
            <text:p>-0.00412999978289</text:p>
          </table:table-cell>
          <table:table-cell office:value-type="float" office:value="-0.0212200004607" calcext:value-type="float">
            <text:p>-0.0212200004607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26890000701" calcext:value-type="float">
            <text:p>0.26890000701</text:p>
          </table:table-cell>
          <table:table-cell office:value-type="float" office:value="-0.261070013046" calcext:value-type="float">
            <text:p>-0.261070013046</text:p>
          </table:table-cell>
          <table:table-cell office:value-type="float" office:value="0.0644100010395" calcext:value-type="float">
            <text:p>0.0644100010395</text:p>
          </table:table-cell>
          <table:table-cell office:value-type="float" office:value="0.00337000004947" calcext:value-type="float">
            <text:p>0.00337000004947</text:p>
          </table:table-cell>
          <table:table-cell/>
          <table:table-cell office:value-type="float" office:value="-1.24711942673" calcext:value-type="float">
            <text:p>-1.24711942673</text:p>
          </table:table-cell>
          <table:table-cell office:value-type="float" office:value="-0.603884160519" calcext:value-type="float">
            <text:p>-0.603884160519</text:p>
          </table:table-cell>
          <table:table-cell office:value-type="float" office:value="-0.89395147562" calcext:value-type="float">
            <text:p>-0.89395147562</text:p>
          </table:table-cell>
          <table:table-cell/>
          <table:table-cell office:value-type="float" office:value="1.5918652272956E+018" calcext:value-type="float">
            <text:p>1.5918652272956E+018</text:p>
          </table:table-cell>
          <table:table-cell table:formula="of:=([.Q400]-1.59186520428114E+018)*0.000000001" office:value-type="float" office:value="23.014459136" calcext:value-type="float">
            <text:p>23.014459136</text:p>
          </table:table-cell>
          <table:table-cell office:value-type="float" office:value="-0.0788160264492" calcext:value-type="float">
            <text:p>-0.0788160264492</text:p>
          </table:table-cell>
          <table:table-cell office:value-type="float" office:value="-0.0014222622849" calcext:value-type="float">
            <text:p>-0.0014222622849</text:p>
          </table:table-cell>
          <table:table-cell office:value-type="float" office:value="0.00171278091148" calcext:value-type="float">
            <text:p>0.00171278091148</text:p>
          </table:table-cell>
          <table:table-cell table:formula="of:=SQRT([.S400]*[.S400] + [.T400]*[.T400] + [.U400]*[.U400])" office:value-type="float" office:value="0.0788474633307805" calcext:value-type="float">
            <text:p>0.078847463330781</text:p>
          </table:table-cell>
          <table:table-cell table:formula="of:= ([.V401]-[.V400]) / ([.R401]-[.R400])" office:value-type="float" office:value="0.0184815311507953" calcext:value-type="float">
            <text:p>0.018481531150795</text:p>
          </table:table-cell>
        </table:table-row>
        <table:table-row table:style-name="ro1">
          <table:table-cell office:value-type="float" office:value="1.5918652273481E+018" calcext:value-type="float">
            <text:p>1.5918652273481E+018</text:p>
          </table:table-cell>
          <table:table-cell table:formula="of:= ([.A401] - 1.59186520428114E+018) * 0.000000001" office:value-type="float" office:value="23.066960128" calcext:value-type="float">
            <text:p>23.066960128</text:p>
          </table:table-cell>
          <table:table-cell office:value-type="float" office:value="0.0248000007123" calcext:value-type="float">
            <text:p>0.0248000007123</text:p>
          </table:table-cell>
          <table:table-cell office:value-type="float" office:value="-0.0182600002736" calcext:value-type="float">
            <text:p>-0.0182600002736</text:p>
          </table:table-cell>
          <table:table-cell office:value-type="float" office:value="-0.01678000018" calcext:value-type="float">
            <text:p>-0.01678000018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273000001907" calcext:value-type="float">
            <text:p>0.273000001907</text:p>
          </table:table-cell>
          <table:table-cell office:value-type="float" office:value="-0.263689994812" calcext:value-type="float">
            <text:p>-0.263689994812</text:p>
          </table:table-cell>
          <table:table-cell office:value-type="float" office:value="0.0707700029016" calcext:value-type="float">
            <text:p>0.0707700029016</text:p>
          </table:table-cell>
          <table:table-cell office:value-type="float" office:value="0.00152000004891" calcext:value-type="float">
            <text:p>0.00152000004891</text:p>
          </table:table-cell>
          <table:table-cell/>
          <table:table-cell office:value-type="float" office:value="-1.25144374371" calcext:value-type="float">
            <text:p>-1.25144374371</text:p>
          </table:table-cell>
          <table:table-cell office:value-type="float" office:value="-0.603498220444" calcext:value-type="float">
            <text:p>-0.603498220444</text:p>
          </table:table-cell>
          <table:table-cell office:value-type="float" office:value="-0.89395904541" calcext:value-type="float">
            <text:p>-0.89395904541</text:p>
          </table:table-cell>
          <table:table-cell/>
          <table:table-cell office:value-type="float" office:value="1.5918652273481E+018" calcext:value-type="float">
            <text:p>1.5918652273481E+018</text:p>
          </table:table-cell>
          <table:table-cell table:formula="of:=([.Q401]-1.59186520428114E+018)*0.000000001" office:value-type="float" office:value="23.06696832" calcext:value-type="float">
            <text:p>23.06696832</text:p>
          </table:table-cell>
          <table:table-cell office:value-type="float" office:value="-0.0797901526093" calcext:value-type="float">
            <text:p>-0.0797901526093</text:p>
          </table:table-cell>
          <table:table-cell office:value-type="float" office:value="0.00168557092547" calcext:value-type="float">
            <text:p>0.00168557092547</text:p>
          </table:table-cell>
          <table:table-cell office:value-type="float" office:value="0.00126083497889" calcext:value-type="float">
            <text:p>0.00126083497889</text:p>
          </table:table-cell>
          <table:table-cell table:formula="of:=SQRT([.S401]*[.S401] + [.T401]*[.T401] + [.U401]*[.U401])" office:value-type="float" office:value="0.0798179134505793" calcext:value-type="float">
            <text:p>0.079817913450579</text:p>
          </table:table-cell>
          <table:table-cell table:formula="of:= ([.V402]-[.V401]) / ([.R402]-[.R401])" office:value-type="float" office:value="0.0270501412629442" calcext:value-type="float">
            <text:p>0.027050141262944</text:p>
          </table:table-cell>
        </table:table-row>
        <table:table-row table:style-name="ro1">
          <table:table-cell office:value-type="float" office:value="1.59186522740028E+018" calcext:value-type="float">
            <text:p>1.59186522740028E+018</text:p>
          </table:table-cell>
          <table:table-cell table:formula="of:= ([.A402] - 1.59186520428114E+018) * 0.000000001" office:value-type="float" office:value="23.119140096" calcext:value-type="float">
            <text:p>23.119140096</text:p>
          </table:table-cell>
          <table:table-cell office:value-type="float" office:value="0.0333000011742" calcext:value-type="float">
            <text:p>0.0333000011742</text:p>
          </table:table-cell>
          <table:table-cell office:value-type="float" office:value="-0.0315000005066" calcext:value-type="float">
            <text:p>-0.0315000005066</text:p>
          </table:table-cell>
          <table:table-cell office:value-type="float" office:value="-0.0109599996358" calcext:value-type="float">
            <text:p>-0.0109599996358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268000006676" calcext:value-type="float">
            <text:p>0.268000006676</text:p>
          </table:table-cell>
          <table:table-cell office:value-type="float" office:value="-0.251650005579" calcext:value-type="float">
            <text:p>-0.251650005579</text:p>
          </table:table-cell>
          <table:table-cell office:value-type="float" office:value="0.0920199975371" calcext:value-type="float">
            <text:p>0.0920199975371</text:p>
          </table:table-cell>
          <table:table-cell office:value-type="float" office:value="0.00377999991179" calcext:value-type="float">
            <text:p>0.00377999991179</text:p>
          </table:table-cell>
          <table:table-cell/>
          <table:table-cell office:value-type="float" office:value="-1.25542604923" calcext:value-type="float">
            <text:p>-1.25542604923</text:p>
          </table:table-cell>
          <table:table-cell office:value-type="float" office:value="-0.602246046066" calcext:value-type="float">
            <text:p>-0.602246046066</text:p>
          </table:table-cell>
          <table:table-cell office:value-type="float" office:value="-0.89393889904" calcext:value-type="float">
            <text:p>-0.89393889904</text:p>
          </table:table-cell>
          <table:table-cell/>
          <table:table-cell office:value-type="float" office:value="1.59186522740028E+018" calcext:value-type="float">
            <text:p>1.59186522740028E+018</text:p>
          </table:table-cell>
          <table:table-cell table:formula="of:=([.Q402]-1.59186520428114E+018)*0.000000001" office:value-type="float" office:value="23.119141376" calcext:value-type="float">
            <text:p>23.119141376</text:p>
          </table:table-cell>
          <table:table-cell office:value-type="float" office:value="-0.0792390555143" calcext:value-type="float">
            <text:p>-0.0792390555143</text:p>
          </table:table-cell>
          <table:table-cell office:value-type="float" office:value="0.0178693588823" calcext:value-type="float">
            <text:p>0.0178693588823</text:p>
          </table:table-cell>
          <table:table-cell office:value-type="float" office:value="0.000203345858608" calcext:value-type="float">
            <text:p>0.000203345858608</text:p>
          </table:table-cell>
          <table:table-cell table:formula="of:=SQRT([.S402]*[.S402] + [.T402]*[.T402] + [.U402]*[.U402])" office:value-type="float" office:value="0.0812292019854988" calcext:value-type="float">
            <text:p>0.081229201985499</text:p>
          </table:table-cell>
          <table:table-cell table:formula="of:= ([.V403]-[.V402]) / ([.R403]-[.R402])" office:value-type="float" office:value="-0.0114717910625788" calcext:value-type="float">
            <text:p>-0.011471791062579</text:p>
          </table:table-cell>
        </table:table-row>
        <table:table-row table:style-name="ro1">
          <table:table-cell office:value-type="float" office:value="1.59186522745254E+018" calcext:value-type="float">
            <text:p>1.59186522745254E+018</text:p>
          </table:table-cell>
          <table:table-cell table:formula="of:= ([.A403] - 1.59186520428114E+018) * 0.000000001" office:value-type="float" office:value="23.171399936" calcext:value-type="float">
            <text:p>23.171399936</text:p>
          </table:table-cell>
          <table:table-cell office:value-type="float" office:value="0.0428000018001" calcext:value-type="float">
            <text:p>0.0428000018001</text:p>
          </table:table-cell>
          <table:table-cell office:value-type="float" office:value="-0.0425300002098" calcext:value-type="float">
            <text:p>-0.0425300002098</text:p>
          </table:table-cell>
          <table:table-cell office:value-type="float" office:value="-0.00463999994099" calcext:value-type="float">
            <text:p>-0.00463999994099</text:p>
          </table:table-cell>
          <table:table-cell table:style-name="Default" office:value-type="float" office:value="-0.000130000000354" calcext:value-type="float">
            <text:p>-0.000130000000354</text:p>
          </table:table-cell>
          <table:table-cell/>
          <table:table-cell office:value-type="float" office:value="0.255100011826" calcext:value-type="float">
            <text:p>0.255100011826</text:p>
          </table:table-cell>
          <table:table-cell office:value-type="float" office:value="-0.22269000113" calcext:value-type="float">
            <text:p>-0.22269000113</text:p>
          </table:table-cell>
          <table:table-cell office:value-type="float" office:value="0.124339997768" calcext:value-type="float">
            <text:p>0.124339997768</text:p>
          </table:table-cell>
          <table:table-cell office:value-type="float" office:value="0.00267999991775" calcext:value-type="float">
            <text:p>0.00267999991775</text:p>
          </table:table-cell>
          <table:table-cell/>
          <table:table-cell office:value-type="float" office:value="-1.25914800167" calcext:value-type="float">
            <text:p>-1.25914800167</text:p>
          </table:table-cell>
          <table:table-cell office:value-type="float" office:value="-0.6003677845" calcext:value-type="float">
            <text:p>-0.6003677845</text:p>
          </table:table-cell>
          <table:table-cell office:value-type="float" office:value="-0.893931984901" calcext:value-type="float">
            <text:p>-0.893931984901</text:p>
          </table:table-cell>
          <table:table-cell/>
          <table:table-cell office:value-type="float" office:value="1.59186522745254E+018" calcext:value-type="float">
            <text:p>1.59186522745254E+018</text:p>
          </table:table-cell>
          <table:table-cell table:formula="of:=([.Q403]-1.59186520428114E+018)*0.000000001" office:value-type="float" office:value="23.171400192" calcext:value-type="float">
            <text:p>23.171400192</text:p>
          </table:table-cell>
          <table:table-cell office:value-type="float" office:value="-0.0700188055634" calcext:value-type="float">
            <text:p>-0.0700188055634</text:p>
          </table:table-cell>
          <table:table-cell office:value-type="float" office:value="0.0399814359844" calcext:value-type="float">
            <text:p>0.0399814359844</text:p>
          </table:table-cell>
          <table:table-cell table:style-name="ce1" office:value-type="float" office:value="0.0000113421310743" calcext:value-type="float">
            <text:p>1.13E-05</text:p>
          </table:table-cell>
          <table:table-cell table:formula="of:=SQRT([.S403]*[.S403] + [.T403]*[.T403] + [.U403]*[.U403])" office:value-type="float" office:value="0.0806296997671691" calcext:value-type="float">
            <text:p>0.080629699767169</text:p>
          </table:table-cell>
          <table:table-cell table:formula="of:= ([.V404]-[.V403]) / ([.R404]-[.R403])" office:value-type="float" office:value="-0.0197775212064516" calcext:value-type="float">
            <text:p>-0.019777521206452</text:p>
          </table:table-cell>
        </table:table-row>
        <table:table-row table:style-name="ro1">
          <table:table-cell office:value-type="float" office:value="1.59186522750466E+018" calcext:value-type="float">
            <text:p>1.59186522750466E+018</text:p>
          </table:table-cell>
          <table:table-cell table:formula="of:= ([.A404] - 1.59186520428114E+018) * 0.000000001" office:value-type="float" office:value="23.22352" calcext:value-type="float">
            <text:p>23.22352</text:p>
          </table:table-cell>
          <table:table-cell office:value-type="float" office:value="0.0502000004053" calcext:value-type="float">
            <text:p>0.0502000004053</text:p>
          </table:table-cell>
          <table:table-cell office:value-type="float" office:value="-0.0502200014889" calcext:value-type="float">
            <text:p>-0.0502200014889</text:p>
          </table:table-cell>
          <table:table-cell office:value-type="float" office:value="0.000369999994291" calcext:value-type="float">
            <text:p>0.000369999994291</text:p>
          </table:table-cell>
          <table:table-cell office:value-type="float" office:value="0.0000700000018696" calcext:value-type="float">
            <text:p>7.00E-05</text:p>
          </table:table-cell>
          <table:table-cell/>
          <table:table-cell office:value-type="float" office:value="0.162000000477" calcext:value-type="float">
            <text:p>0.162000000477</text:p>
          </table:table-cell>
          <table:table-cell office:value-type="float" office:value="-0.127949997783" calcext:value-type="float">
            <text:p>-0.127949997783</text:p>
          </table:table-cell>
          <table:table-cell office:value-type="float" office:value="0.0992600023746" calcext:value-type="float">
            <text:p>0.0992600023746</text:p>
          </table:table-cell>
          <table:table-cell office:value-type="float" office:value="-0.00389000005089" calcext:value-type="float">
            <text:p>-0.00389000005089</text:p>
          </table:table-cell>
          <table:table-cell/>
          <table:table-cell office:value-type="float" office:value="-1.26250350475" calcext:value-type="float">
            <text:p>-1.26250350475</text:p>
          </table:table-cell>
          <table:table-cell office:value-type="float" office:value="-0.597741901875" calcext:value-type="float">
            <text:p>-0.597741901875</text:p>
          </table:table-cell>
          <table:table-cell office:value-type="float" office:value="-0.893935441971" calcext:value-type="float">
            <text:p>-0.893935441971</text:p>
          </table:table-cell>
          <table:table-cell/>
          <table:table-cell office:value-type="float" office:value="1.59186522750466E+018" calcext:value-type="float">
            <text:p>1.59186522750466E+018</text:p>
          </table:table-cell>
          <table:table-cell table:formula="of:=([.Q404]-1.59186520428114E+018)*0.000000001" office:value-type="float" office:value="23.223520256" calcext:value-type="float">
            <text:p>23.223520256</text:p>
          </table:table-cell>
          <table:table-cell office:value-type="float" office:value="-0.0623747259378" calcext:value-type="float">
            <text:p>-0.0623747259378</text:p>
          </table:table-cell>
          <table:table-cell office:value-type="float" office:value="0.0494507178664" calcext:value-type="float">
            <text:p>0.0494507178664</text:p>
          </table:table-cell>
          <table:table-cell table:style-name="ce1" office:value-type="float" office:value="0.0000633088347968" calcext:value-type="float">
            <text:p>6.33E-05</text:p>
          </table:table-cell>
          <table:table-cell table:formula="of:=SQRT([.S404]*[.S404] + [.T404]*[.T404] + [.U404]*[.U404])" office:value-type="float" office:value="0.0795988940961275" calcext:value-type="float">
            <text:p>0.079598894096128</text:p>
          </table:table-cell>
          <table:table-cell table:formula="of:= ([.V405]-[.V404]) / ([.R405]-[.R404])" office:value-type="float" office:value="-0.0379857408854746" calcext:value-type="float">
            <text:p>-0.037985740885475</text:p>
          </table:table-cell>
        </table:table-row>
        <table:table-row table:style-name="ro1">
          <table:table-cell office:value-type="float" office:value="1.59186522755672E+018" calcext:value-type="float">
            <text:p>1.59186522755672E+018</text:p>
          </table:table-cell>
          <table:table-cell table:formula="of:= ([.A405] - 1.59186520428114E+018) * 0.000000001" office:value-type="float" office:value="23.275579904" calcext:value-type="float">
            <text:p>23.275579904</text:p>
          </table:table-cell>
          <table:table-cell office:value-type="float" office:value="0.055300001055" calcext:value-type="float">
            <text:p>0.055300001055</text:p>
          </table:table-cell>
          <table:table-cell office:value-type="float" office:value="-0.0550599992275" calcext:value-type="float">
            <text:p>-0.0550599992275</text:p>
          </table:table-cell>
          <table:table-cell office:value-type="float" office:value="0.00563000002876" calcext:value-type="float">
            <text:p>0.00563000002876</text:p>
          </table:table-cell>
          <table:table-cell table:style-name="Default" office:value-type="float" office:value="0.000140000003739" calcext:value-type="float">
            <text:p>0.000140000003739</text:p>
          </table:table-cell>
          <table:table-cell/>
          <table:table-cell office:value-type="float" office:value="0.139500007033" calcext:value-type="float">
            <text:p>0.139500007033</text:p>
          </table:table-cell>
          <table:table-cell office:value-type="float" office:value="-0.0939100012183" calcext:value-type="float">
            <text:p>-0.0939100012183</text:p>
          </table:table-cell>
          <table:table-cell office:value-type="float" office:value="0.103090003133" calcext:value-type="float">
            <text:p>0.103090003133</text:p>
          </table:table-cell>
          <table:table-cell office:value-type="float" office:value="-0.00228999997489" calcext:value-type="float">
            <text:p>-0.00228999997489</text:p>
          </table:table-cell>
          <table:table-cell/>
          <table:table-cell office:value-type="float" office:value="-1.26527500153" calcext:value-type="float">
            <text:p>-1.26527500153</text:p>
          </table:table-cell>
          <table:table-cell office:value-type="float" office:value="-0.594770908356" calcext:value-type="float">
            <text:p>-0.594770908356</text:p>
          </table:table-cell>
          <table:table-cell office:value-type="float" office:value="-0.893893897533" calcext:value-type="float">
            <text:p>-0.893893897533</text:p>
          </table:table-cell>
          <table:table-cell/>
          <table:table-cell office:value-type="float" office:value="1.59186522755672E+018" calcext:value-type="float">
            <text:p>1.59186522755672E+018</text:p>
          </table:table-cell>
          <table:table-cell table:formula="of:=([.Q405]-1.59186520428114E+018)*0.000000001" office:value-type="float" office:value="23.275582464" calcext:value-type="float">
            <text:p>23.275582464</text:p>
          </table:table-cell>
          <table:table-cell office:value-type="float" office:value="-0.0522571355104" calcext:value-type="float">
            <text:p>-0.0522571355104</text:p>
          </table:table-cell>
          <table:table-cell office:value-type="float" office:value="0.0573923550546" calcext:value-type="float">
            <text:p>0.0573923550546</text:p>
          </table:table-cell>
          <table:table-cell office:value-type="float" office:value="-0.000609362206887" calcext:value-type="float">
            <text:p>-0.000609362206887</text:p>
          </table:table-cell>
          <table:table-cell table:formula="of:=SQRT([.S405]*[.S405] + [.T405]*[.T405] + [.U405]*[.U405])" office:value-type="float" office:value="0.0776212725531137" calcext:value-type="float">
            <text:p>0.077621272553114</text:p>
          </table:table-cell>
          <table:table-cell table:formula="of:= ([.V406]-[.V405]) / ([.R406]-[.R405])" office:value-type="float" office:value="0.0594396850569225" calcext:value-type="float">
            <text:p>0.059439685056923</text:p>
          </table:table-cell>
        </table:table-row>
        <table:table-row table:style-name="ro1">
          <table:table-cell office:value-type="float" office:value="1.59186522760827E+018" calcext:value-type="float">
            <text:p>1.59186522760827E+018</text:p>
          </table:table-cell>
          <table:table-cell table:formula="of:= ([.A406] - 1.59186520428114E+018) * 0.000000001" office:value-type="float" office:value="23.327129856" calcext:value-type="float">
            <text:p>23.327129856</text:p>
          </table:table-cell>
          <table:table-cell office:value-type="float" office:value="0.0606000013649" calcext:value-type="float">
            <text:p>0.0606000013649</text:p>
          </table:table-cell>
          <table:table-cell office:value-type="float" office:value="-0.0595300011337" calcext:value-type="float">
            <text:p>-0.0595300011337</text:p>
          </table:table-cell>
          <table:table-cell office:value-type="float" office:value="0.0112300002947" calcext:value-type="float">
            <text:p>0.0112300002947</text:p>
          </table:table-cell>
          <table:table-cell office:value-type="float" office:value="0.0000900000013644" calcext:value-type="float">
            <text:p>9.00E-05</text:p>
          </table:table-cell>
          <table:table-cell/>
          <table:table-cell office:value-type="float" office:value="0.150199994445" calcext:value-type="float">
            <text:p>0.150199994445</text:p>
          </table:table-cell>
          <table:table-cell office:value-type="float" office:value="-0.094120003283" calcext:value-type="float">
            <text:p>-0.094120003283</text:p>
          </table:table-cell>
          <table:table-cell office:value-type="float" office:value="0.117020003498" calcext:value-type="float">
            <text:p>0.117020003498</text:p>
          </table:table-cell>
          <table:table-cell office:value-type="float" office:value="-0.0046999999322" calcext:value-type="float">
            <text:p>-0.0046999999322</text:p>
          </table:table-cell>
          <table:table-cell/>
          <table:table-cell office:value-type="float" office:value="-1.26783204079" calcext:value-type="float">
            <text:p>-1.26783204079</text:p>
          </table:table-cell>
          <table:table-cell office:value-type="float" office:value="-0.591661214828" calcext:value-type="float">
            <text:p>-0.591661214828</text:p>
          </table:table-cell>
          <table:table-cell office:value-type="float" office:value="-0.893906533718" calcext:value-type="float">
            <text:p>-0.893906533718</text:p>
          </table:table-cell>
          <table:table-cell/>
          <table:table-cell office:value-type="float" office:value="1.59186522760827E+018" calcext:value-type="float">
            <text:p>1.59186522760827E+018</text:p>
          </table:table-cell>
          <table:table-cell table:formula="of:=([.Q406]-1.59186520428114E+018)*0.000000001" office:value-type="float" office:value="23.327130112" calcext:value-type="float">
            <text:p>23.327130112</text:p>
          </table:table-cell>
          <table:table-cell office:value-type="float" office:value="-0.0527778752148" calcext:value-type="float">
            <text:p>-0.0527778752148</text:p>
          </table:table-cell>
          <table:table-cell office:value-type="float" office:value="0.0610242486" calcext:value-type="float">
            <text:p>0.0610242486</text:p>
          </table:table-cell>
          <table:table-cell office:value-type="float" office:value="-0.000803927017841" calcext:value-type="float">
            <text:p>-0.000803927017841</text:p>
          </table:table-cell>
          <table:table-cell table:formula="of:=SQRT([.S406]*[.S406] + [.T406]*[.T406] + [.U406]*[.U406])" office:value-type="float" office:value="0.0806852485156588" calcext:value-type="float">
            <text:p>0.080685248515659</text:p>
          </table:table-cell>
          <table:table-cell table:formula="of:= ([.V407]-[.V406]) / ([.R407]-[.R406])" office:value-type="float" office:value="0.00808469810840454" calcext:value-type="float">
            <text:p>0.008084698108405</text:p>
          </table:table-cell>
        </table:table-row>
        <table:table-row table:style-name="ro1">
          <table:table-cell office:value-type="float" office:value="1.5918652276598E+018" calcext:value-type="float">
            <text:p>1.5918652276598E+018</text:p>
          </table:table-cell>
          <table:table-cell table:formula="of:= ([.A407] - 1.59186520428114E+018) * 0.000000001" office:value-type="float" office:value="23.378660096" calcext:value-type="float">
            <text:p>23.378660096</text:p>
          </table:table-cell>
          <table:table-cell office:value-type="float" office:value="0.0668999999762" calcext:value-type="float">
            <text:p>0.0668999999762</text:p>
          </table:table-cell>
          <table:table-cell office:value-type="float" office:value="-0.0639100000262" calcext:value-type="float">
            <text:p>-0.0639100000262</text:p>
          </table:table-cell>
          <table:table-cell office:value-type="float" office:value="0.019659999758" calcext:value-type="float">
            <text:p>0.019659999758</text:p>
          </table:table-cell>
          <table:table-cell office:value-type="float" office:value="-0.000079999997979" calcext:value-type="float">
            <text:p>-8.00E-05</text:p>
          </table:table-cell>
          <table:table-cell/>
          <table:table-cell office:value-type="float" office:value="0.19810000062" calcext:value-type="float">
            <text:p>0.19810000062</text:p>
          </table:table-cell>
          <table:table-cell office:value-type="float" office:value="-0.0722900032997" calcext:value-type="float">
            <text:p>-0.0722900032997</text:p>
          </table:table-cell>
          <table:table-cell office:value-type="float" office:value="0.184349998832" calcext:value-type="float">
            <text:p>0.184349998832</text:p>
          </table:table-cell>
          <table:table-cell office:value-type="float" office:value="0.00712999980897" calcext:value-type="float">
            <text:p>0.00712999980897</text:p>
          </table:table-cell>
          <table:table-cell/>
          <table:table-cell office:value-type="float" office:value="-1.27052664757" calcext:value-type="float">
            <text:p>-1.27052664757</text:p>
          </table:table-cell>
          <table:table-cell office:value-type="float" office:value="-0.588463842869" calcext:value-type="float">
            <text:p>-0.588463842869</text:p>
          </table:table-cell>
          <table:table-cell office:value-type="float" office:value="-0.893900096416" calcext:value-type="float">
            <text:p>-0.893900096416</text:p>
          </table:table-cell>
          <table:table-cell/>
          <table:table-cell office:value-type="float" office:value="1.5918652276598E+018" calcext:value-type="float">
            <text:p>1.5918652276598E+018</text:p>
          </table:table-cell>
          <table:table-cell table:formula="of:=([.Q407]-1.59186520428114E+018)*0.000000001" office:value-type="float" office:value="23.378660096" calcext:value-type="float">
            <text:p>23.378660096</text:p>
          </table:table-cell>
          <table:table-cell office:value-type="float" office:value="-0.0533837676048" calcext:value-type="float">
            <text:p>-0.0533837676048</text:p>
          </table:table-cell>
          <table:table-cell office:value-type="float" office:value="0.0610508173704" calcext:value-type="float">
            <text:p>0.0610508173704</text:p>
          </table:table-cell>
          <table:table-cell office:value-type="float" office:value="-0.0006939706509" calcext:value-type="float">
            <text:p>-0.0006939706509</text:p>
          </table:table-cell>
          <table:table-cell table:formula="of:=SQRT([.S407]*[.S407] + [.T407]*[.T407] + [.U407]*[.U407])" office:value-type="float" office:value="0.0811018528798297" calcext:value-type="float">
            <text:p>0.08110185287983</text:p>
          </table:table-cell>
          <table:table-cell table:formula="of:= ([.V408]-[.V407]) / ([.R408]-[.R407])" office:value-type="float" office:value="-0.0936817830337577" calcext:value-type="float">
            <text:p>-0.093681783033758</text:p>
          </table:table-cell>
        </table:table-row>
        <table:table-row table:style-name="ro1">
          <table:table-cell office:value-type="float" office:value="1.59186522771384E+018" calcext:value-type="float">
            <text:p>1.59186522771384E+018</text:p>
          </table:table-cell>
          <table:table-cell table:formula="of:= ([.A408] - 1.59186520428114E+018) * 0.000000001" office:value-type="float" office:value="23.43270016" calcext:value-type="float">
            <text:p>23.43270016</text:p>
          </table:table-cell>
          <table:table-cell office:value-type="float" office:value="0.0751999989152" calcext:value-type="float">
            <text:p>0.0751999989152</text:p>
          </table:table-cell>
          <table:table-cell office:value-type="float" office:value="-0.0660599991679" calcext:value-type="float">
            <text:p>-0.0660599991679</text:p>
          </table:table-cell>
          <table:table-cell office:value-type="float" office:value="0.03587000072" calcext:value-type="float">
            <text:p>0.0358700007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155399993062" calcext:value-type="float">
            <text:p>0.155399993062</text:p>
          </table:table-cell>
          <table:table-cell office:value-type="float" office:value="0.0387400016189" calcext:value-type="float">
            <text:p>0.0387400016189</text:p>
          </table:table-cell>
          <table:table-cell office:value-type="float" office:value="0.150490000844" calcext:value-type="float">
            <text:p>0.150490000844</text:p>
          </table:table-cell>
          <table:table-cell office:value-type="float" office:value="-0.00282000005245" calcext:value-type="float">
            <text:p>-0.00282000005245</text:p>
          </table:table-cell>
          <table:table-cell/>
          <table:table-cell office:value-type="float" office:value="-1.27319574356" calcext:value-type="float">
            <text:p>-1.27319574356</text:p>
          </table:table-cell>
          <table:table-cell office:value-type="float" office:value="-0.585249125957" calcext:value-type="float">
            <text:p>-0.585249125957</text:p>
          </table:table-cell>
          <table:table-cell office:value-type="float" office:value="-0.893909931183" calcext:value-type="float">
            <text:p>-0.893909931183</text:p>
          </table:table-cell>
          <table:table-cell/>
          <table:table-cell office:value-type="float" office:value="1.59186522771384E+018" calcext:value-type="float">
            <text:p>1.59186522771384E+018</text:p>
          </table:table-cell>
          <table:table-cell table:formula="of:=([.Q408]-1.59186520428114E+018)*0.000000001" office:value-type="float" office:value="23.432702464" calcext:value-type="float">
            <text:p>23.432702464</text:p>
          </table:table-cell>
          <table:table-cell office:value-type="float" office:value="-0.0506854243577" calcext:value-type="float">
            <text:p>-0.0506854243577</text:p>
          </table:table-cell>
          <table:table-cell office:value-type="float" office:value="0.0566792413592" calcext:value-type="float">
            <text:p>0.0566792413592</text:p>
          </table:table-cell>
          <table:table-cell office:value-type="float" office:value="0.000625412503723" calcext:value-type="float">
            <text:p>0.000625412503723</text:p>
          </table:table-cell>
          <table:table-cell table:formula="of:=SQRT([.S408]*[.S408] + [.T408]*[.T408] + [.U408]*[.U408])" office:value-type="float" office:value="0.0760390674862231" calcext:value-type="float">
            <text:p>0.076039067486223</text:p>
          </table:table-cell>
          <table:table-cell table:formula="of:= ([.V409]-[.V408]) / ([.R409]-[.R408])" office:value-type="float" office:value="-0.200445187195842" calcext:value-type="float">
            <text:p>-0.200445187195842</text:p>
          </table:table-cell>
        </table:table-row>
        <table:table-row table:style-name="ro1">
          <table:table-cell office:value-type="float" office:value="1.59186522776593E+018" calcext:value-type="float">
            <text:p>1.59186522776593E+018</text:p>
          </table:table-cell>
          <table:table-cell table:formula="of:= ([.A409] - 1.59186520428114E+018) * 0.000000001" office:value-type="float" office:value="23.484790016" calcext:value-type="float">
            <text:p>23.484790016</text:p>
          </table:table-cell>
          <table:table-cell office:value-type="float" office:value="0.0734999999404" calcext:value-type="float">
            <text:p>0.0734999999404</text:p>
          </table:table-cell>
          <table:table-cell office:value-type="float" office:value="-0.0612599998713" calcext:value-type="float">
            <text:p>-0.0612599998713</text:p>
          </table:table-cell>
          <table:table-cell office:value-type="float" office:value="0.0405599996448" calcext:value-type="float">
            <text:p>0.0405599996448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123700000346" calcext:value-type="float">
            <text:p>0.123700000346</text:p>
          </table:table-cell>
          <table:table-cell office:value-type="float" office:value="0.0678000003099" calcext:value-type="float">
            <text:p>0.0678000003099</text:p>
          </table:table-cell>
          <table:table-cell office:value-type="float" office:value="0.103450000286" calcext:value-type="float">
            <text:p>0.103450000286</text:p>
          </table:table-cell>
          <table:table-cell office:value-type="float" office:value="-0.00251000002027" calcext:value-type="float">
            <text:p>-0.00251000002027</text:p>
          </table:table-cell>
          <table:table-cell/>
          <table:table-cell office:value-type="float" office:value="-1.27506315708" calcext:value-type="float">
            <text:p>-1.27506315708</text:p>
          </table:table-cell>
          <table:table-cell office:value-type="float" office:value="-0.58279967308" calcext:value-type="float">
            <text:p>-0.58279967308</text:p>
          </table:table-cell>
          <table:table-cell office:value-type="float" office:value="-0.89397418499" calcext:value-type="float">
            <text:p>-0.89397418499</text:p>
          </table:table-cell>
          <table:table-cell/>
          <table:table-cell office:value-type="float" office:value="1.59186522776593E+018" calcext:value-type="float">
            <text:p>1.59186522776593E+018</text:p>
          </table:table-cell>
          <table:table-cell table:formula="of:=([.Q409]-1.59186520428114E+018)*0.000000001" office:value-type="float" office:value="23.484794368" calcext:value-type="float">
            <text:p>23.484794368</text:p>
          </table:table-cell>
          <table:table-cell office:value-type="float" office:value="-0.0441021807492" calcext:value-type="float">
            <text:p>-0.0441021807492</text:p>
          </table:table-cell>
          <table:table-cell office:value-type="float" office:value="0.0485296882689" calcext:value-type="float">
            <text:p>0.0485296882689</text:p>
          </table:table-cell>
          <table:table-cell office:value-type="float" office:value="0.00170249701478" calcext:value-type="float">
            <text:p>0.00170249701478</text:p>
          </table:table-cell>
          <table:table-cell table:formula="of:=SQRT([.S409]*[.S409] + [.T409]*[.T409] + [.U409]*[.U409])" office:value-type="float" office:value="0.0655974960375551" calcext:value-type="float">
            <text:p>0.065597496037555</text:p>
          </table:table-cell>
          <table:table-cell table:formula="of:= ([.V410]-[.V409]) / ([.R410]-[.R409])" office:value-type="float" office:value="-1.06026071691346" calcext:value-type="float">
            <text:p>-1.06026071691346</text:p>
          </table:table-cell>
        </table:table-row>
        <table:table-row table:style-name="ro1">
          <table:table-cell office:value-type="float" office:value="1.59186522781827E+018" calcext:value-type="float">
            <text:p>1.59186522781827E+018</text:p>
          </table:table-cell>
          <table:table-cell table:formula="of:= ([.A410] - 1.59186520428114E+018) * 0.000000001" office:value-type="float" office:value="23.537129984" calcext:value-type="float">
            <text:p>23.537129984</text:p>
          </table:table-cell>
          <table:table-cell office:value-type="float" office:value="0.0679000020027" calcext:value-type="float">
            <text:p>0.0679000020027</text:p>
          </table:table-cell>
          <table:table-cell office:value-type="float" office:value="-0.0543299987912" calcext:value-type="float">
            <text:p>-0.0543299987912</text:p>
          </table:table-cell>
          <table:table-cell office:value-type="float" office:value="0.0407299995422" calcext:value-type="float">
            <text:p>0.0407299995422</text:p>
          </table:table-cell>
          <table:table-cell table:style-name="Default" office:value-type="float" office:value="0.000110000000859" calcext:value-type="float">
            <text:p>0.000110000000859</text:p>
          </table:table-cell>
          <table:table-cell/>
          <table:table-cell office:value-type="float" office:value="0.141000002623" calcext:value-type="float">
            <text:p>0.141000002623</text:p>
          </table:table-cell>
          <table:table-cell office:value-type="float" office:value="0.139679998159" calcext:value-type="float">
            <text:p>0.139679998159</text:p>
          </table:table-cell>
          <table:table-cell office:value-type="float" office:value="0.0177100002766" calcext:value-type="float">
            <text:p>0.0177100002766</text:p>
          </table:table-cell>
          <table:table-cell office:value-type="float" office:value="-0.00834000017494" calcext:value-type="float">
            <text:p>-0.00834000017494</text:p>
          </table:table-cell>
          <table:table-cell/>
          <table:table-cell office:value-type="float" office:value="-1.27551853657" calcext:value-type="float">
            <text:p>-1.27551853657</text:p>
          </table:table-cell>
          <table:table-cell office:value-type="float" office:value="-0.582595467567" calcext:value-type="float">
            <text:p>-0.582595467567</text:p>
          </table:table-cell>
          <table:table-cell office:value-type="float" office:value="-0.893895208836" calcext:value-type="float">
            <text:p>-0.893895208836</text:p>
          </table:table-cell>
          <table:table-cell/>
          <table:table-cell office:value-type="float" office:value="1.59186522781827E+018" calcext:value-type="float">
            <text:p>1.59186522781827E+018</text:p>
          </table:table-cell>
          <table:table-cell table:formula="of:=([.Q410]-1.59186520428114E+018)*0.000000001" office:value-type="float" office:value="23.537130496" calcext:value-type="float">
            <text:p>23.537130496</text:p>
          </table:table-cell>
          <table:table-cell office:value-type="float" office:value="-0.00581064121798" calcext:value-type="float">
            <text:p>-0.00581064121798</text:p>
          </table:table-cell>
          <table:table-cell office:value-type="float" office:value="0.00783625245094" calcext:value-type="float">
            <text:p>0.00783625245094</text:p>
          </table:table-cell>
          <table:table-cell office:value-type="float" office:value="-0.00264429068193" calcext:value-type="float">
            <text:p>-0.00264429068193</text:p>
          </table:table-cell>
          <table:table-cell table:formula="of:=SQRT([.S410]*[.S410] + [.T410]*[.T410] + [.U410]*[.U410])" office:value-type="float" office:value="0.0101075554438001" calcext:value-type="float">
            <text:p>0.0101075554438</text:p>
          </table:table-cell>
          <table:table-cell table:formula="of:= ([.V411]-[.V410]) / ([.R411]-[.R410])" office:value-type="float" office:value="-0.0947292302809882" calcext:value-type="float">
            <text:p>-0.094729230280988</text:p>
          </table:table-cell>
        </table:table-row>
        <table:table-row table:style-name="ro1">
          <table:table-cell office:value-type="float" office:value="1.59186522791973E+018" calcext:value-type="float">
            <text:p>1.59186522791973E+018</text:p>
          </table:table-cell>
          <table:table-cell table:formula="of:= ([.A411] - 1.59186520428114E+018) * 0.000000001" office:value-type="float" office:value="23.638590208" calcext:value-type="float">
            <text:p>23.638590208</text:p>
          </table:table-cell>
          <table:table-cell office:value-type="float" office:value="0.055799998343" calcext:value-type="float">
            <text:p>0.055799998343</text:p>
          </table:table-cell>
          <table:table-cell office:value-type="float" office:value="-0.0421499982476" calcext:value-type="float">
            <text:p>-0.0421499982476</text:p>
          </table:table-cell>
          <table:table-cell office:value-type="float" office:value="0.0366099998355" calcext:value-type="float">
            <text:p>0.0366099998355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139400005341" calcext:value-type="float">
            <text:p>0.139400005341</text:p>
          </table:table-cell>
          <table:table-cell office:value-type="float" office:value="0.139379993081" calcext:value-type="float">
            <text:p>0.139379993081</text:p>
          </table:table-cell>
          <table:table-cell office:value-type="float" office:value="-0.0024300001096" calcext:value-type="float">
            <text:p>-0.0024300001096</text:p>
          </table:table-cell>
          <table:table-cell office:value-type="float" office:value="-0.00286999996752" calcext:value-type="float">
            <text:p>-0.00286999996752</text:p>
          </table:table-cell>
          <table:table-cell/>
          <table:table-cell office:value-type="float" office:value="-1.27553796768" calcext:value-type="float">
            <text:p>-1.27553796768</text:p>
          </table:table-cell>
          <table:table-cell office:value-type="float" office:value="-0.582571327686" calcext:value-type="float">
            <text:p>-0.582571327686</text:p>
          </table:table-cell>
          <table:table-cell office:value-type="float" office:value="-0.893892705441" calcext:value-type="float">
            <text:p>-0.893892705441</text:p>
          </table:table-cell>
          <table:table-cell/>
          <table:table-cell office:value-type="float" office:value="1.59186522791973E+018" calcext:value-type="float">
            <text:p>1.59186522791973E+018</text:p>
          </table:table-cell>
          <table:table-cell table:formula="of:=([.Q411]-1.59186520428114E+018)*0.000000001" office:value-type="float" office:value="23.638598144" calcext:value-type="float">
            <text:p>23.638598144</text:p>
          </table:table-cell>
          <table:table-cell office:value-type="float" office:value="-0.000115731490951" calcext:value-type="float">
            <text:p>-0.000115731490951</text:p>
          </table:table-cell>
          <table:table-cell office:value-type="float" office:value="0.000295813661069" calcext:value-type="float">
            <text:p>0.000295813661069</text:p>
          </table:table-cell>
          <table:table-cell office:value-type="float" office:value="-0.000380424869945" calcext:value-type="float">
            <text:p>-0.000380424869945</text:p>
          </table:table-cell>
          <table:table-cell table:formula="of:=SQRT([.S411]*[.S411] + [.T411]*[.T411] + [.U411]*[.U411])" office:value-type="float" office:value="0.000495603250337865" calcext:value-type="float">
            <text:p>0.000495603250338</text:p>
          </table:table-cell>
          <table:table-cell table:formula="of:= ([.V412]-[.V411]) / ([.R412]-[.R411])" office:value-type="float" office:value="-0.00231303533603057" calcext:value-type="float">
            <text:p>-0.002313035336031</text:p>
          </table:table-cell>
        </table:table-row>
        <table:table-row table:style-name="ro1">
          <table:table-cell office:value-type="float" office:value="1.5918652279714E+018" calcext:value-type="float">
            <text:p>1.5918652279714E+018</text:p>
          </table:table-cell>
          <table:table-cell table:formula="of:= ([.A412] - 1.59186520428114E+018) * 0.000000001" office:value-type="float" office:value="23.690260224" calcext:value-type="float">
            <text:p>23.690260224</text:p>
          </table:table-cell>
          <table:table-cell office:value-type="float" office:value="0.0491999983788" calcext:value-type="float">
            <text:p>0.0491999983788</text:p>
          </table:table-cell>
          <table:table-cell office:value-type="float" office:value="-0.0351900011301" calcext:value-type="float">
            <text:p>-0.0351900011301</text:p>
          </table:table-cell>
          <table:table-cell office:value-type="float" office:value="0.0344199985266" calcext:value-type="float">
            <text:p>0.0344199985266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41900002956" calcext:value-type="float">
            <text:p>0.141900002956</text:p>
          </table:table-cell>
          <table:table-cell office:value-type="float" office:value="0.138490006328" calcext:value-type="float">
            <text:p>0.138490006328</text:p>
          </table:table-cell>
          <table:table-cell office:value-type="float" office:value="-0.0309800002724" calcext:value-type="float">
            <text:p>-0.0309800002724</text:p>
          </table:table-cell>
          <table:table-cell office:value-type="float" office:value="-0.000880000006873" calcext:value-type="float">
            <text:p>-0.000880000006873</text:p>
          </table:table-cell>
          <table:table-cell/>
          <table:table-cell office:value-type="float" office:value="-1.27552342415" calcext:value-type="float">
            <text:p>-1.27552342415</text:p>
          </table:table-cell>
          <table:table-cell office:value-type="float" office:value="-0.58258664608" calcext:value-type="float">
            <text:p>-0.58258664608</text:p>
          </table:table-cell>
          <table:table-cell office:value-type="float" office:value="-0.893903195858" calcext:value-type="float">
            <text:p>-0.893903195858</text:p>
          </table:table-cell>
          <table:table-cell/>
          <table:table-cell office:value-type="float" office:value="1.5918652279714E+018" calcext:value-type="float">
            <text:p>1.5918652279714E+018</text:p>
          </table:table-cell>
          <table:table-cell table:formula="of:=([.Q412]-1.59186520428114E+018)*0.000000001" office:value-type="float" office:value="23.690266112" calcext:value-type="float">
            <text:p>23.690266112</text:p>
          </table:table-cell>
          <table:table-cell office:value-type="float" office:value="-0.000143188022776" calcext:value-type="float">
            <text:p>-0.000143188022776</text:p>
          </table:table-cell>
          <table:table-cell office:value-type="float" office:value="0.000174518383574" calcext:value-type="float">
            <text:p>0.000174518383574</text:p>
          </table:table-cell>
          <table:table-cell office:value-type="float" office:value="-0.000300810206681" calcext:value-type="float">
            <text:p>-0.000300810206681</text:p>
          </table:table-cell>
          <table:table-cell table:formula="of:=SQRT([.S412]*[.S412] + [.T412]*[.T412] + [.U412]*[.U412])" office:value-type="float" office:value="0.000376093414612976" calcext:value-type="float">
            <text:p>0.000376093414613</text:p>
          </table:table-cell>
          <table:table-cell table:formula="of:= ([.V413]-[.V412]) / ([.R413]-[.R412])" office:value-type="float" office:value="-0.0044877215282241" calcext:value-type="float">
            <text:p>-0.004487721528224</text:p>
          </table:table-cell>
        </table:table-row>
        <table:table-row table:style-name="ro1">
          <table:table-cell office:value-type="float" office:value="1.59186522802341E+018" calcext:value-type="float">
            <text:p>1.59186522802341E+018</text:p>
          </table:table-cell>
          <table:table-cell table:formula="of:= ([.A413] - 1.59186520428114E+018) * 0.000000001" office:value-type="float" office:value="23.742269952" calcext:value-type="float">
            <text:p>23.742269952</text:p>
          </table:table-cell>
          <table:table-cell office:value-type="float" office:value="0.0423000007868" calcext:value-type="float">
            <text:p>0.0423000007868</text:p>
          </table:table-cell>
          <table:table-cell office:value-type="float" office:value="-0.0286599993706" calcext:value-type="float">
            <text:p>-0.0286599993706</text:p>
          </table:table-cell>
          <table:table-cell office:value-type="float" office:value="0.0311500001699" calcext:value-type="float">
            <text:p>0.0311500001699</text:p>
          </table:table-cell>
          <table:table-cell office:value-type="float" office:value="0.0000299999992421" calcext:value-type="float">
            <text:p>3.00E-05</text:p>
          </table:table-cell>
          <table:table-cell/>
          <table:table-cell office:value-type="float" office:value="0.1412999928" calcext:value-type="float">
            <text:p>0.1412999928</text:p>
          </table:table-cell>
          <table:table-cell office:value-type="float" office:value="0.122649997473" calcext:value-type="float">
            <text:p>0.122649997473</text:p>
          </table:table-cell>
          <table:table-cell office:value-type="float" office:value="-0.0702299997211" calcext:value-type="float">
            <text:p>-0.0702299997211</text:p>
          </table:table-cell>
          <table:table-cell office:value-type="float" office:value="0.000130000000354" calcext:value-type="float">
            <text:p>0.000130000000354</text:p>
          </table:table-cell>
          <table:table-cell/>
          <table:table-cell office:value-type="float" office:value="-1.27550852299" calcext:value-type="float">
            <text:p>-1.27550852299</text:p>
          </table:table-cell>
          <table:table-cell office:value-type="float" office:value="-0.582582950592" calcext:value-type="float">
            <text:p>-0.582582950592</text:p>
          </table:table-cell>
          <table:table-cell office:value-type="float" office:value="-0.893916368484" calcext:value-type="float">
            <text:p>-0.893916368484</text:p>
          </table:table-cell>
          <table:table-cell/>
          <table:table-cell office:value-type="float" office:value="1.59186522802341E+018" calcext:value-type="float">
            <text:p>1.59186522802341E+018</text:p>
          </table:table-cell>
          <table:table-cell table:formula="of:=([.Q413]-1.59186520428114E+018)*0.000000001" office:value-type="float" office:value="23.74227712" calcext:value-type="float">
            <text:p>23.74227712</text:p>
          </table:table-cell>
          <table:table-cell table:style-name="ce1" office:value-type="float" office:value="0.00000162271862791" calcext:value-type="float">
            <text:p>1.62E-06</text:p>
          </table:table-cell>
          <table:table-cell office:value-type="float" office:value="-0.000113487098133" calcext:value-type="float">
            <text:p>-0.000113487098133</text:p>
          </table:table-cell>
          <table:table-cell table:style-name="ce1" office:value-type="float" office:value="0.0000864658286446" calcext:value-type="float">
            <text:p>8.65E-05</text:p>
          </table:table-cell>
          <table:table-cell table:formula="of:=SQRT([.S413]*[.S413] + [.T413]*[.T413] + [.U413]*[.U413])" office:value-type="float" office:value="0.000142682494306736" calcext:value-type="float">
            <text:p>0.000142682494307</text:p>
          </table:table-cell>
          <table:table-cell table:formula="of:= ([.V414]-[.V413]) / ([.R414]-[.R413])" office:value-type="float" office:value="-0.000657023234579407" calcext:value-type="float">
            <text:p>-0.000657023234579</text:p>
          </table:table-cell>
        </table:table-row>
        <table:table-row table:style-name="ro1">
          <table:table-cell office:value-type="float" office:value="1.59186522807695E+018" calcext:value-type="float">
            <text:p>1.59186522807695E+018</text:p>
          </table:table-cell>
          <table:table-cell table:formula="of:= ([.A414] - 1.59186520428114E+018) * 0.000000001" office:value-type="float" office:value="23.795810048" calcext:value-type="float">
            <text:p>23.795810048</text:p>
          </table:table-cell>
          <table:table-cell office:value-type="float" office:value="0.0348999984562" calcext:value-type="float">
            <text:p>0.0348999984562</text:p>
          </table:table-cell>
          <table:table-cell office:value-type="float" office:value="-0.0227400008589" calcext:value-type="float">
            <text:p>-0.0227400008589</text:p>
          </table:table-cell>
          <table:table-cell office:value-type="float" office:value="0.0264800004661" calcext:value-type="float">
            <text:p>0.0264800004661</text:p>
          </table:table-cell>
          <table:table-cell office:value-type="float" office:value="0.0000599999984843" calcext:value-type="float">
            <text:p>6.00E-05</text:p>
          </table:table-cell>
          <table:table-cell/>
          <table:table-cell office:value-type="float" office:value="0.138999998569" calcext:value-type="float">
            <text:p>0.138999998569</text:p>
          </table:table-cell>
          <table:table-cell office:value-type="float" office:value="0.109020002186" calcext:value-type="float">
            <text:p>0.109020002186</text:p>
          </table:table-cell>
          <table:table-cell office:value-type="float" office:value="-0.0863099992275" calcext:value-type="float">
            <text:p>-0.0863099992275</text:p>
          </table:table-cell>
          <table:table-cell office:value-type="float" office:value="-0.000269999989541" calcext:value-type="float">
            <text:p>-0.000269999989541</text:p>
          </table:table-cell>
          <table:table-cell/>
          <table:table-cell office:value-type="float" office:value="-1.27551805973" calcext:value-type="float">
            <text:p>-1.27551805973</text:p>
          </table:table-cell>
          <table:table-cell office:value-type="float" office:value="-0.582587480545" calcext:value-type="float">
            <text:p>-0.582587480545</text:p>
          </table:table-cell>
          <table:table-cell office:value-type="float" office:value="-0.893903315067" calcext:value-type="float">
            <text:p>-0.893903315067</text:p>
          </table:table-cell>
          <table:table-cell/>
          <table:table-cell office:value-type="float" office:value="1.59186522807695E+018" calcext:value-type="float">
            <text:p>1.59186522807695E+018</text:p>
          </table:table-cell>
          <table:table-cell table:formula="of:=([.Q414]-1.59186520428114E+018)*0.000000001" office:value-type="float" office:value="23.795813376" calcext:value-type="float">
            <text:p>23.795813376</text:p>
          </table:table-cell>
          <table:table-cell table:style-name="ce1" office:value-type="float" office:value="0.0000150656069309" calcext:value-type="float">
            <text:p>1.51E-05</text:p>
          </table:table-cell>
          <table:table-cell table:style-name="ce1" office:value-type="float" office:value="0.0000553035642952" calcext:value-type="float">
            <text:p>5.53E-05</text:p>
          </table:table-cell>
          <table:table-cell table:style-name="ce1" office:value-type="float" office:value="-0.0000909532755031" calcext:value-type="float">
            <text:p>-9.10E-05</text:p>
          </table:table-cell>
          <table:table-cell table:formula="of:=SQRT([.S414]*[.S414] + [.T414]*[.T414] + [.U414]*[.U414])" office:value-type="float" office:value="0.000107507930222345" calcext:value-type="float">
            <text:p>0.000107507930222</text:p>
          </table:table-cell>
          <table:table-cell table:formula="of:= ([.V415]-[.V414]) / ([.R415]-[.R414])" office:value-type="float" office:value="-0.000792793700576515" calcext:value-type="float">
            <text:p>-0.000792793700577</text:p>
          </table:table-cell>
        </table:table-row>
        <table:table-row table:style-name="ro1">
          <table:table-cell office:value-type="float" office:value="1.59186522812923E+018" calcext:value-type="float">
            <text:p>1.59186522812923E+018</text:p>
          </table:table-cell>
          <table:table-cell table:formula="of:= ([.A415] - 1.59186520428114E+018) * 0.000000001" office:value-type="float" office:value="23.848090112" calcext:value-type="float">
            <text:p>23.848090112</text:p>
          </table:table-cell>
          <table:table-cell office:value-type="float" office:value="0.0277999993414" calcext:value-type="float">
            <text:p>0.0277999993414</text:p>
          </table:table-cell>
          <table:table-cell office:value-type="float" office:value="-0.0179099999368" calcext:value-type="float">
            <text:p>-0.0179099999368</text:p>
          </table:table-cell>
          <table:table-cell office:value-type="float" office:value="0.0212999992073" calcext:value-type="float">
            <text:p>0.0212999992073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13560000062" calcext:value-type="float">
            <text:p>0.13560000062</text:p>
          </table:table-cell>
          <table:table-cell office:value-type="float" office:value="0.0912000015378" calcext:value-type="float">
            <text:p>0.0912000015378</text:p>
          </table:table-cell>
          <table:table-cell office:value-type="float" office:value="-0.100330002606" calcext:value-type="float">
            <text:p>-0.100330002606</text:p>
          </table:table-cell>
          <table:table-cell office:value-type="float" office:value="0.00107999995816" calcext:value-type="float">
            <text:p>0.00107999995816</text:p>
          </table:table-cell>
          <table:table-cell/>
          <table:table-cell office:value-type="float" office:value="-1.27552604675" calcext:value-type="float">
            <text:p>-1.27552604675</text:p>
          </table:table-cell>
          <table:table-cell office:value-type="float" office:value="-0.582573533058" calcext:value-type="float">
            <text:p>-0.582573533058</text:p>
          </table:table-cell>
          <table:table-cell office:value-type="float" office:value="-0.893898308277" calcext:value-type="float">
            <text:p>-0.893898308277</text:p>
          </table:table-cell>
          <table:table-cell/>
          <table:table-cell office:value-type="float" office:value="1.59186522812923E+018" calcext:value-type="float">
            <text:p>1.59186522812923E+018</text:p>
          </table:table-cell>
          <table:table-cell table:formula="of:=([.Q415]-1.59186520428114E+018)*0.000000001" office:value-type="float" office:value="23.84809728" calcext:value-type="float">
            <text:p>23.84809728</text:p>
          </table:table-cell>
          <table:table-cell table:style-name="ce1" office:value-type="float" office:value="-0.0000448977989436" calcext:value-type="float">
            <text:p>-4.49E-05</text:p>
          </table:table-cell>
          <table:table-cell table:style-name="ce1" office:value-type="float" office:value="-0.0000476823079225" calcext:value-type="float">
            <text:p>-4.77E-05</text:p>
          </table:table-cell>
          <table:table-cell table:style-name="ce1" office:value-type="float" office:value="0.00000861330954649" calcext:value-type="float">
            <text:p>8.61E-06</text:p>
          </table:table-cell>
          <table:table-cell table:formula="of:=SQRT([.S415]*[.S415] + [.T415]*[.T415] + [.U415]*[.U415])" office:value-type="float" office:value="0.0000660575804895978" calcext:value-type="float">
            <text:p>6.60575804895978E-05</text:p>
          </table:table-cell>
          <table:table-cell table:formula="of:= ([.V416]-[.V415]) / ([.R416]-[.R415])" office:value-type="float" office:value="-0.000252694139426966" calcext:value-type="float">
            <text:p>-0.000252694139427</text:p>
          </table:table-cell>
        </table:table-row>
        <table:table-row table:style-name="ro1">
          <table:table-cell office:value-type="float" office:value="1.59186522818127E+018" calcext:value-type="float">
            <text:p>1.59186522818127E+018</text:p>
          </table:table-cell>
          <table:table-cell table:formula="of:= ([.A416] - 1.59186520428114E+018) * 0.000000001" office:value-type="float" office:value="23.900130048" calcext:value-type="float">
            <text:p>23.900130048</text:p>
          </table:table-cell>
          <table:table-cell office:value-type="float" office:value="0.0208000000566" calcext:value-type="float">
            <text:p>0.0208000000566</text:p>
          </table:table-cell>
          <table:table-cell office:value-type="float" office:value="-0.0134100001305" calcext:value-type="float">
            <text:p>-0.0134100001305</text:p>
          </table:table-cell>
          <table:table-cell office:value-type="float" office:value="0.0158399995416" calcext:value-type="float">
            <text:p>0.0158399995416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140799999237" calcext:value-type="float">
            <text:p>0.140799999237</text:p>
          </table:table-cell>
          <table:table-cell office:value-type="float" office:value="0.0920699983835" calcext:value-type="float">
            <text:p>0.0920699983835</text:p>
          </table:table-cell>
          <table:table-cell office:value-type="float" office:value="-0.106509998441" calcext:value-type="float">
            <text:p>-0.106509998441</text:p>
          </table:table-cell>
          <table:table-cell office:value-type="float" office:value="0.00132000003941" calcext:value-type="float">
            <text:p>0.00132000003941</text:p>
          </table:table-cell>
          <table:table-cell/>
          <table:table-cell office:value-type="float" office:value="-1.27551865578" calcext:value-type="float">
            <text:p>-1.27551865578</text:p>
          </table:table-cell>
          <table:table-cell office:value-type="float" office:value="-0.582584023476" calcext:value-type="float">
            <text:p>-0.582584023476</text:p>
          </table:table-cell>
          <table:table-cell office:value-type="float" office:value="-0.893898963928" calcext:value-type="float">
            <text:p>-0.893898963928</text:p>
          </table:table-cell>
          <table:table-cell/>
          <table:table-cell office:value-type="float" office:value="1.59186522818127E+018" calcext:value-type="float">
            <text:p>1.59186522818127E+018</text:p>
          </table:table-cell>
          <table:table-cell table:formula="of:=([.Q416]-1.59186520428114E+018)*0.000000001" office:value-type="float" office:value="23.90012928" calcext:value-type="float">
            <text:p>23.90012928</text:p>
          </table:table-cell>
          <table:table-cell table:style-name="ce1" office:value-type="float" office:value="-0.0000235696552409" calcext:value-type="float">
            <text:p>-2.36E-05</text:p>
          </table:table-cell>
          <table:table-cell table:style-name="ce1" office:value-type="float" office:value="-0.00000704250442141" calcext:value-type="float">
            <text:p>-7.04E-06</text:p>
          </table:table-cell>
          <table:table-cell table:style-name="ce1" office:value-type="float" office:value="-0.0000468431317131" calcext:value-type="float">
            <text:p>-4.68E-05</text:p>
          </table:table-cell>
          <table:table-cell table:formula="of:=SQRT([.S416]*[.S416] + [.T416]*[.T416] + [.U416]*[.U416])" office:value-type="float" office:value="0.0000529093990269338" calcext:value-type="float">
            <text:p>5.29093990269338E-05</text:p>
          </table:table-cell>
          <table:table-cell table:formula="of:= ([.V417]-[.V416]) / ([.R417]-[.R416])" office:value-type="float" office:value="0.00106174646381114" calcext:value-type="float">
            <text:p>0.001061746463811</text:p>
          </table:table-cell>
        </table:table-row>
        <table:table-row table:style-name="ro1">
          <table:table-cell office:value-type="float" office:value="1.59186522823337E+018" calcext:value-type="float">
            <text:p>1.59186522823337E+018</text:p>
          </table:table-cell>
          <table:table-cell table:formula="of:= ([.A417] - 1.59186520428114E+018) * 0.000000001" office:value-type="float" office:value="23.952229888" calcext:value-type="float">
            <text:p>23.952229888</text:p>
          </table:table-cell>
          <table:table-cell office:value-type="float" office:value="0.0133999995887" calcext:value-type="float">
            <text:p>0.0133999995887</text:p>
          </table:table-cell>
          <table:table-cell office:value-type="float" office:value="-0.0086799999699" calcext:value-type="float">
            <text:p>-0.0086799999699</text:p>
          </table:table-cell>
          <table:table-cell office:value-type="float" office:value="0.0102399997413" calcext:value-type="float">
            <text:p>0.0102399997413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141399994493" calcext:value-type="float">
            <text:p>0.141399994493</text:p>
          </table:table-cell>
          <table:table-cell office:value-type="float" office:value="0.0930000022054" calcext:value-type="float">
            <text:p>0.0930000022054</text:p>
          </table:table-cell>
          <table:table-cell office:value-type="float" office:value="-0.10653000325" calcext:value-type="float">
            <text:p>-0.10653000325</text:p>
          </table:table-cell>
          <table:table-cell office:value-type="float" office:value="0.00106000003871" calcext:value-type="float">
            <text:p>0.00106000003871</text:p>
          </table:table-cell>
          <table:table-cell/>
          <table:table-cell office:value-type="float" office:value="-1.27550673485" calcext:value-type="float">
            <text:p>-1.27550673485</text:p>
          </table:table-cell>
          <table:table-cell office:value-type="float" office:value="-0.582592189312" calcext:value-type="float">
            <text:p>-0.582592189312</text:p>
          </table:table-cell>
          <table:table-cell office:value-type="float" office:value="-0.893905699253" calcext:value-type="float">
            <text:p>-0.893905699253</text:p>
          </table:table-cell>
          <table:table-cell/>
          <table:table-cell office:value-type="float" office:value="1.59186522823337E+018" calcext:value-type="float">
            <text:p>1.59186522823337E+018</text:p>
          </table:table-cell>
          <table:table-cell table:formula="of:=([.Q417]-1.59186520428114E+018)*0.000000001" office:value-type="float" office:value="23.952230144" calcext:value-type="float">
            <text:p>23.952230144</text:p>
          </table:table-cell>
          <table:table-cell table:style-name="ce1" office:value-type="float" office:value="-0.000042085415771" calcext:value-type="float">
            <text:p>-4.21E-05</text:p>
          </table:table-cell>
          <table:table-cell table:style-name="ce1" office:value-type="float" office:value="-0.000049415473768" calcext:value-type="float">
            <text:p>-4.94E-05</text:p>
          </table:table-cell>
          <table:table-cell table:style-name="ce1" office:value-type="float" office:value="-0.0000866029949975" calcext:value-type="float">
            <text:p>-8.66E-05</text:p>
          </table:table-cell>
          <table:table-cell table:formula="of:=SQRT([.S417]*[.S417] + [.T417]*[.T417] + [.U417]*[.U417])" office:value-type="float" office:value="0.000108227307140439" calcext:value-type="float">
            <text:p>0.00010822730714</text:p>
          </table:table-cell>
          <table:table-cell table:formula="of:= ([.V418]-[.V417]) / ([.R418]-[.R417])" office:value-type="float" office:value="-0.000825268929218489" calcext:value-type="float">
            <text:p>-0.000825268929218</text:p>
          </table:table-cell>
        </table:table-row>
        <table:table-row table:style-name="ro1">
          <table:table-cell office:value-type="float" office:value="1.59186522828604E+018" calcext:value-type="float">
            <text:p>1.59186522828604E+018</text:p>
          </table:table-cell>
          <table:table-cell table:formula="of:= ([.A418] - 1.59186520428114E+018) * 0.000000001" office:value-type="float" office:value="24.004900096" calcext:value-type="float">
            <text:p>24.004900096</text:p>
          </table:table-cell>
          <table:table-cell office:value-type="float" office:value="0.00620000017807" calcext:value-type="float">
            <text:p>0.00620000017807</text:p>
          </table:table-cell>
          <table:table-cell office:value-type="float" office:value="-0.00404000002891" calcext:value-type="float">
            <text:p>-0.00404000002891</text:p>
          </table:table-cell>
          <table:table-cell office:value-type="float" office:value="0.00463999994099" calcext:value-type="float">
            <text:p>0.00463999994099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133000001311" calcext:value-type="float">
            <text:p>0.133000001311</text:p>
          </table:table-cell>
          <table:table-cell office:value-type="float" office:value="0.0886199995875" calcext:value-type="float">
            <text:p>0.0886199995875</text:p>
          </table:table-cell>
          <table:table-cell office:value-type="float" office:value="-0.0991600006819" calcext:value-type="float">
            <text:p>-0.0991600006819</text:p>
          </table:table-cell>
          <table:table-cell office:value-type="float" office:value="-0.00106999999844" calcext:value-type="float">
            <text:p>-0.00106999999844</text:p>
          </table:table-cell>
          <table:table-cell/>
          <table:table-cell office:value-type="float" office:value="-1.27550458908" calcext:value-type="float">
            <text:p>-1.27550458908</text:p>
          </table:table-cell>
          <table:table-cell office:value-type="float" office:value="-0.582592427731" calcext:value-type="float">
            <text:p>-0.582592427731</text:p>
          </table:table-cell>
          <table:table-cell office:value-type="float" office:value="-0.893905282021" calcext:value-type="float">
            <text:p>-0.893905282021</text:p>
          </table:table-cell>
          <table:table-cell/>
          <table:table-cell office:value-type="float" office:value="1.59186522828604E+018" calcext:value-type="float">
            <text:p>1.59186522828604E+018</text:p>
          </table:table-cell>
          <table:table-cell table:formula="of:=([.Q418]-1.59186520428114E+018)*0.000000001" office:value-type="float" office:value="24.00490624" calcext:value-type="float">
            <text:p>24.00490624</text:p>
          </table:table-cell>
          <table:table-cell table:style-name="ce1" office:value-type="float" office:value="0.0000219777048187" calcext:value-type="float">
            <text:p>2.20E-05</text:p>
          </table:table-cell>
          <table:table-cell table:style-name="ce1" office:value-type="float" office:value="-0.0000597292855673" calcext:value-type="float">
            <text:p>-5.97E-05</text:p>
          </table:table-cell>
          <table:table-cell table:style-name="ce1" office:value-type="float" office:value="0.000011943609934" calcext:value-type="float">
            <text:p>1.19E-05</text:p>
          </table:table-cell>
          <table:table-cell table:formula="of:=SQRT([.S418]*[.S418] + [.T418]*[.T418] + [.U418]*[.U418])" office:value-type="float" office:value="0.0000647553617991092" calcext:value-type="float">
            <text:p>6.47553617991092E-05</text:p>
          </table:table-cell>
          <table:table-cell table:formula="of:= ([.V419]-[.V418]) / ([.R419]-[.R418])" office:value-type="float" office:value="-0.000662735975747589" calcext:value-type="float">
            <text:p>-0.000662735975748</text:p>
          </table:table-cell>
        </table:table-row>
        <table:table-row table:style-name="ro1">
          <table:table-cell office:value-type="float" office:value="1.59186522833813E+018" calcext:value-type="float">
            <text:p>1.59186522833813E+018</text:p>
          </table:table-cell>
          <table:table-cell table:formula="of:= ([.A419] - 1.59186520428114E+018) * 0.000000001" office:value-type="float" office:value="24.056989952" calcext:value-type="float">
            <text:p>24.056989952</text:p>
          </table:table-cell>
          <table:table-cell office:value-type="float" office:value="0.00089999998454" calcext:value-type="float">
            <text:p>0.00089999998454</text:p>
          </table:table-cell>
          <table:table-cell office:value-type="float" office:value="-0.000769999984186" calcext:value-type="float">
            <text:p>-0.000769999984186</text:p>
          </table:table-cell>
          <table:table-cell office:value-type="float" office:value="0.000380000012228" calcext:value-type="float">
            <text:p>0.000380000012228</text:p>
          </table:table-cell>
          <table:table-cell table:style-name="Default" office:value-type="float" office:value="0.000119999996969" calcext:value-type="float">
            <text:p>0.000119999996969</text:p>
          </table:table-cell>
          <table:table-cell/>
          <table:table-cell office:value-type="float" office:value="0.114600002766" calcext:value-type="float">
            <text:p>0.114600002766</text:p>
          </table:table-cell>
          <table:table-cell office:value-type="float" office:value="0.0770300030708" calcext:value-type="float">
            <text:p>0.0770300030708</text:p>
          </table:table-cell>
          <table:table-cell office:value-type="float" office:value="-0.0848300009966" calcext:value-type="float">
            <text:p>-0.0848300009966</text:p>
          </table:table-cell>
          <table:table-cell office:value-type="float" office:value="-0.00298999994993" calcext:value-type="float">
            <text:p>-0.00298999994993</text:p>
          </table:table-cell>
          <table:table-cell/>
          <table:table-cell office:value-type="float" office:value="-1.27550137043" calcext:value-type="float">
            <text:p>-1.27550137043</text:p>
          </table:table-cell>
          <table:table-cell office:value-type="float" office:value="-0.582583189011" calcext:value-type="float">
            <text:p>-0.582583189011</text:p>
          </table:table-cell>
          <table:table-cell office:value-type="float" office:value="-0.893905639648" calcext:value-type="float">
            <text:p>-0.893905639648</text:p>
          </table:table-cell>
          <table:table-cell/>
          <table:table-cell office:value-type="float" office:value="1.59186522833813E+018" calcext:value-type="float">
            <text:p>1.59186522833813E+018</text:p>
          </table:table-cell>
          <table:table-cell table:formula="of:=([.Q419]-1.59186520428114E+018)*0.000000001" office:value-type="float" office:value="24.056991232" calcext:value-type="float">
            <text:p>24.056991232</text:p>
          </table:table-cell>
          <table:table-cell table:style-name="ce1" office:value-type="float" office:value="-0.0000277660892607" calcext:value-type="float">
            <text:p>-2.78E-05</text:p>
          </table:table-cell>
          <table:table-cell table:style-name="ce1" office:value-type="float" office:value="-0.0000102358717413" calcext:value-type="float">
            <text:p>-1.02E-05</text:p>
          </table:table-cell>
          <table:table-cell table:style-name="ce1" office:value-type="float" office:value="-0.00000620750370217" calcext:value-type="float">
            <text:p>-6.21E-06</text:p>
          </table:table-cell>
          <table:table-cell table:formula="of:=SQRT([.S419]*[.S419] + [.T419]*[.T419] + [.U419]*[.U419])" office:value-type="float" office:value="0.0000302367638041831" calcext:value-type="float">
            <text:p>3.02367638041831E-05</text:p>
          </table:table-cell>
          <table:table-cell table:formula="of:= ([.V420]-[.V419]) / ([.R420]-[.R419])" office:value-type="float" office:value="0.00205760041007746" calcext:value-type="float">
            <text:p>0.002057600410077</text:p>
          </table:table-cell>
        </table:table-row>
        <table:table-row table:style-name="ro1">
          <table:table-cell office:value-type="float" office:value="1.59186522839027E+018" calcext:value-type="float">
            <text:p>1.59186522839027E+018</text:p>
          </table:table-cell>
          <table:table-cell table:formula="of:= ([.A420] - 1.59186520428114E+018) * 0.000000001" office:value-type="float" office:value="24.10913024" calcext:value-type="float">
            <text:p>24.10913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177999995649" calcext:value-type="float">
            <text:p>0.0177999995649</text:p>
          </table:table-cell>
          <table:table-cell office:value-type="float" office:value="0.0103000001982" calcext:value-type="float">
            <text:p>0.0103000001982</text:p>
          </table:table-cell>
          <table:table-cell office:value-type="float" office:value="-0.0137900002301" calcext:value-type="float">
            <text:p>-0.0137900002301</text:p>
          </table:table-cell>
          <table:table-cell office:value-type="float" office:value="0.00444999989122" calcext:value-type="float">
            <text:p>0.00444999989122</text:p>
          </table:table-cell>
          <table:table-cell/>
          <table:table-cell office:value-type="float" office:value="-1.27549540997" calcext:value-type="float">
            <text:p>-1.27549540997</text:p>
          </table:table-cell>
          <table:table-cell office:value-type="float" office:value="-0.582588911057" calcext:value-type="float">
            <text:p>-0.582588911057</text:p>
          </table:table-cell>
          <table:table-cell office:value-type="float" office:value="-0.893905282021" calcext:value-type="float">
            <text:p>-0.893905282021</text:p>
          </table:table-cell>
          <table:table-cell/>
          <table:table-cell office:value-type="float" office:value="1.59186522839027E+018" calcext:value-type="float">
            <text:p>1.59186522839027E+018</text:p>
          </table:table-cell>
          <table:table-cell table:formula="of:=([.Q420]-1.59186520428114E+018)*0.000000001" office:value-type="float" office:value="24.109136384" calcext:value-type="float">
            <text:p>24.109136384</text:p>
          </table:table-cell>
          <table:table-cell table:style-name="ce1" office:value-type="float" office:value="0.0000791350539657" calcext:value-type="float">
            <text:p>7.91E-05</text:p>
          </table:table-cell>
          <table:table-cell table:style-name="ce1" office:value-type="float" office:value="-0.0000544734539289" calcext:value-type="float">
            <text:p>-5.45E-05</text:p>
          </table:table-cell>
          <table:table-cell table:style-name="ce1" office:value-type="float" office:value="-0.0000984122234513" calcext:value-type="float">
            <text:p>-9.84E-05</text:p>
          </table:table-cell>
          <table:table-cell table:formula="of:=SQRT([.S420]*[.S420] + [.T420]*[.T420] + [.U420]*[.U420])" office:value-type="float" office:value="0.000137530649942938" calcext:value-type="float">
            <text:p>0.000137530649943</text:p>
          </table:table-cell>
          <table:table-cell table:formula="of:= ([.V421]-[.V420]) / ([.R421]-[.R420])" office:value-type="float" office:value="-0.00100611851046005" calcext:value-type="float">
            <text:p>-0.00100611851046</text:p>
          </table:table-cell>
        </table:table-row>
        <table:table-row table:style-name="ro1">
          <table:table-cell office:value-type="float" office:value="1.59186522849233E+018" calcext:value-type="float">
            <text:p>1.59186522849233E+018</text:p>
          </table:table-cell>
          <table:table-cell table:formula="of:= ([.A421] - 1.59186520428114E+018) * 0.000000001" office:value-type="float" office:value="24.211190016" calcext:value-type="float">
            <text:p>24.21119001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0079999997979" calcext:value-type="float">
            <text:p>0.00079999997979</text:p>
          </table:table-cell>
          <table:table-cell office:value-type="float" office:value="0.000180000002729" calcext:value-type="float">
            <text:p>0.000180000002729</text:p>
          </table:table-cell>
          <table:table-cell office:value-type="float" office:value="-0.000509999983478" calcext:value-type="float">
            <text:p>-0.000509999983478</text:p>
          </table:table-cell>
          <table:table-cell office:value-type="float" office:value="0.000609999988228" calcext:value-type="float">
            <text:p>0.000609999988228</text:p>
          </table:table-cell>
          <table:table-cell/>
          <table:table-cell office:value-type="float" office:value="-1.27548658848" calcext:value-type="float">
            <text:p>-1.27548658848</text:p>
          </table:table-cell>
          <table:table-cell office:value-type="float" office:value="-0.58259254694" calcext:value-type="float">
            <text:p>-0.58259254694</text:p>
          </table:table-cell>
          <table:table-cell office:value-type="float" office:value="-0.893907725811" calcext:value-type="float">
            <text:p>-0.893907725811</text:p>
          </table:table-cell>
          <table:table-cell/>
          <table:table-cell office:value-type="float" office:value="1.59186522849233E+018" calcext:value-type="float">
            <text:p>1.59186522849233E+018</text:p>
          </table:table-cell>
          <table:table-cell table:formula="of:=([.Q421]-1.59186520428114E+018)*0.000000001" office:value-type="float" office:value="24.21119232" calcext:value-type="float">
            <text:p>24.21119232</text:p>
          </table:table-cell>
          <table:table-cell table:style-name="ce1" office:value-type="float" office:value="-0.0000154171648319" calcext:value-type="float">
            <text:p>-1.54E-05</text:p>
          </table:table-cell>
          <table:table-cell table:style-name="ce1" office:value-type="float" office:value="0.0000057657061916" calcext:value-type="float">
            <text:p>5.77E-06</text:p>
          </table:table-cell>
          <table:table-cell table:style-name="ce1" office:value-type="float" office:value="-0.0000307182344841" calcext:value-type="float">
            <text:p>-3.07E-05</text:p>
          </table:table-cell>
          <table:table-cell table:formula="of:=SQRT([.S421]*[.S421] + [.T421]*[.T421] + [.U421]*[.U421])" office:value-type="float" office:value="0.0000348502836310119" calcext:value-type="float">
            <text:p>3.48502836310119E-05</text:p>
          </table:table-cell>
          <table:table-cell table:formula="of:= ([.V422]-[.V421]) / ([.R422]-[.R421])" office:value-type="float" office:value="0.000108100175408951" calcext:value-type="float">
            <text:p>0.000108100175409</text:p>
          </table:table-cell>
        </table:table-row>
        <table:table-row table:style-name="ro1">
          <table:table-cell office:value-type="float" office:value="1.59186522854469E+018" calcext:value-type="float">
            <text:p>1.59186522854469E+018</text:p>
          </table:table-cell>
          <table:table-cell table:formula="of:= ([.A422] - 1.59186520428114E+018) * 0.000000001" office:value-type="float" office:value="24.263550208" calcext:value-type="float">
            <text:p>24.26355020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 office:value-type="float" office:value="0.000310000003083" calcext:value-type="float">
            <text:p>0.000310000003083</text:p>
          </table:table-cell>
          <table:table-cell office:value-type="float" office:value="-0.000319999991916" calcext:value-type="float">
            <text:p>-0.000319999991916</text:p>
          </table:table-cell>
          <table:table-cell office:value-type="float" office:value="0.00054999999702" calcext:value-type="float">
            <text:p>0.00054999999702</text:p>
          </table:table-cell>
          <table:table-cell/>
          <table:table-cell office:value-type="float" office:value="-1.27548599243" calcext:value-type="float">
            <text:p>-1.27548599243</text:p>
          </table:table-cell>
          <table:table-cell office:value-type="float" office:value="-0.582588553429" calcext:value-type="float">
            <text:p>-0.582588553429</text:p>
          </table:table-cell>
          <table:table-cell office:value-type="float" office:value="-0.893908679485" calcext:value-type="float">
            <text:p>-0.893908679485</text:p>
          </table:table-cell>
          <table:table-cell/>
          <table:table-cell office:value-type="float" office:value="1.59186522854469E+018" calcext:value-type="float">
            <text:p>1.59186522854469E+018</text:p>
          </table:table-cell>
          <table:table-cell table:formula="of:=([.Q422]-1.59186520428114E+018)*0.000000001" office:value-type="float" office:value="24.263552" calcext:value-type="float">
            <text:p>24.263552</text:p>
          </table:table-cell>
          <table:table-cell table:style-name="ce1" office:value-type="float" office:value="0.0000372719841835" calcext:value-type="float">
            <text:p>3.73E-05</text:p>
          </table:table-cell>
          <table:table-cell table:style-name="ce1" office:value-type="float" office:value="-0.0000066217830863" calcext:value-type="float">
            <text:p>-6.62E-06</text:p>
          </table:table-cell>
          <table:table-cell table:style-name="ce1" office:value-type="float" office:value="0.0000144236473716" calcext:value-type="float">
            <text:p>1.44E-05</text:p>
          </table:table-cell>
          <table:table-cell table:formula="of:=SQRT([.S422]*[.S422] + [.T422]*[.T422] + [.U422]*[.U422])" office:value-type="float" office:value="0.0000405103742233684" calcext:value-type="float">
            <text:p>4.05103742233684E-05</text:p>
          </table:table-cell>
          <table:table-cell table:formula="of:= ([.V423]-[.V422]) / ([.R423]-[.R422])" office:value-type="float" office:value="-0.000243025765580631" calcext:value-type="float">
            <text:p>-0.000243025765581</text:p>
          </table:table-cell>
        </table:table-row>
        <table:table-row table:style-name="ro1">
          <table:table-cell office:value-type="float" office:value="1.59186522859674E+018" calcext:value-type="float">
            <text:p>1.59186522859674E+018</text:p>
          </table:table-cell>
          <table:table-cell table:formula="of:= ([.A423] - 1.59186520428114E+018) * 0.000000001" office:value-type="float" office:value="24.315600128" calcext:value-type="float">
            <text:p>24.31560012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0.000190000006114" calcext:value-type="float">
            <text:p>0.000190000006114</text:p>
          </table:table-cell>
          <table:table-cell office:value-type="float" office:value="-0.000140000003739" calcext:value-type="float">
            <text:p>-0.000140000003739</text:p>
          </table:table-cell>
          <table:table-cell/>
          <table:table-cell office:value-type="float" office:value="-1.27548217773" calcext:value-type="float">
            <text:p>-1.27548217773</text:p>
          </table:table-cell>
          <table:table-cell office:value-type="float" office:value="-0.582595288754" calcext:value-type="float">
            <text:p>-0.582595288754</text:p>
          </table:table-cell>
          <table:table-cell office:value-type="float" office:value="-0.893907785416" calcext:value-type="float">
            <text:p>-0.893907785416</text:p>
          </table:table-cell>
          <table:table-cell/>
          <table:table-cell office:value-type="float" office:value="1.59186522859674E+018" calcext:value-type="float">
            <text:p>1.59186522859674E+018</text:p>
          </table:table-cell>
          <table:table-cell table:formula="of:=([.Q423]-1.59186520428114E+018)*0.000000001" office:value-type="float" office:value="24.315606528" calcext:value-type="float">
            <text:p>24.315606528</text:p>
          </table:table-cell>
          <table:table-cell table:style-name="ce1" office:value-type="float" office:value="0.0000272911474894" calcext:value-type="float">
            <text:p>2.73E-05</text:p>
          </table:table-cell>
          <table:table-cell table:style-name="ce1" office:value-type="float" office:value="-0.00000307895447804" calcext:value-type="float">
            <text:p>-3.08E-06</text:p>
          </table:table-cell>
          <table:table-cell table:style-name="ce1" office:value-type="float" office:value="0.00000467769177703" calcext:value-type="float">
            <text:p>4.68E-06</text:p>
          </table:table-cell>
          <table:table-cell table:formula="of:=SQRT([.S423]*[.S423] + [.T423]*[.T423] + [.U423]*[.U423])" office:value-type="float" office:value="0.0000278597827042301" calcext:value-type="float">
            <text:p>2.78597827042301E-05</text:p>
          </table:table-cell>
          <table:table-cell table:formula="of:= ([.V424]-[.V423]) / ([.R424]-[.R423])" office:value-type="float" office:value="0.00153418224327382" calcext:value-type="float">
            <text:p>0.001534182243274</text:p>
          </table:table-cell>
        </table:table-row>
        <table:table-row table:style-name="ro1">
          <table:table-cell office:value-type="float" office:value="1.59186522864895E+018" calcext:value-type="float">
            <text:p>1.59186522864895E+018</text:p>
          </table:table-cell>
          <table:table-cell table:formula="of:= ([.A424] - 1.59186520428114E+018) * 0.000000001" office:value-type="float" office:value="24.367809792" calcext:value-type="float">
            <text:p>24.367809792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159999995958" calcext:value-type="float">
            <text:p>-0.000159999995958</text:p>
          </table:table-cell>
          <table:table-cell office:value-type="float" office:value="-0.000230000005104" calcext:value-type="float">
            <text:p>-0.000230000005104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27548336983" calcext:value-type="float">
            <text:p>-1.27548336983</text:p>
          </table:table-cell>
          <table:table-cell office:value-type="float" office:value="-0.582593083382" calcext:value-type="float">
            <text:p>-0.582593083382</text:p>
          </table:table-cell>
          <table:table-cell office:value-type="float" office:value="-0.893905520439" calcext:value-type="float">
            <text:p>-0.893905520439</text:p>
          </table:table-cell>
          <table:table-cell/>
          <table:table-cell office:value-type="float" office:value="1.59186522864895E+018" calcext:value-type="float">
            <text:p>1.59186522864895E+018</text:p>
          </table:table-cell>
          <table:table-cell table:formula="of:=([.Q424]-1.59186520428114E+018)*0.000000001" office:value-type="float" office:value="24.3678144" calcext:value-type="float">
            <text:p>24.3678144</text:p>
          </table:table-cell>
          <table:table-cell table:style-name="ce1" office:value-type="float" office:value="-0.0000780841510277" calcext:value-type="float">
            <text:p>-7.81E-05</text:p>
          </table:table-cell>
          <table:table-cell table:style-name="ce1" office:value-type="float" office:value="-0.0000741009862395" calcext:value-type="float">
            <text:p>-7.41E-05</text:p>
          </table:table-cell>
          <table:table-cell table:style-name="ce1" office:value-type="float" office:value="-0.00000815134717413" calcext:value-type="float">
            <text:p>-8.15E-06</text:p>
          </table:table-cell>
          <table:table-cell table:formula="of:=SQRT([.S424]*[.S424] + [.T424]*[.T424] + [.U424]*[.U424])" office:value-type="float" office:value="0.000107956172885743" calcext:value-type="float">
            <text:p>0.000107956172886</text:p>
          </table:table-cell>
          <table:table-cell table:formula="of:= ([.V425]-[.V424]) / ([.R425]-[.R424])" office:value-type="float" office:value="-0.000306210464302055" calcext:value-type="float">
            <text:p>-0.000306210464302</text:p>
          </table:table-cell>
        </table:table-row>
        <table:table-row table:style-name="ro1">
          <table:table-cell office:value-type="float" office:value="1.59186522870184E+018" calcext:value-type="float">
            <text:p>1.59186522870184E+018</text:p>
          </table:table-cell>
          <table:table-cell table:formula="of:= ([.A425] - 1.59186520428114E+018) * 0.000000001" office:value-type="float" office:value="24.420699904" calcext:value-type="float">
            <text:p>24.420699904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90000006114" calcext:value-type="float">
            <text:p>0.000190000006114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/>
          <table:table-cell office:value-type="float" office:value="-1.27547478676" calcext:value-type="float">
            <text:p>-1.27547478676</text:p>
          </table:table-cell>
          <table:table-cell office:value-type="float" office:value="-0.582590043545" calcext:value-type="float">
            <text:p>-0.582590043545</text:p>
          </table:table-cell>
          <table:table-cell office:value-type="float" office:value="-0.893910825253" calcext:value-type="float">
            <text:p>-0.893910825253</text:p>
          </table:table-cell>
          <table:table-cell/>
          <table:table-cell office:value-type="float" office:value="1.59186522870184E+018" calcext:value-type="float">
            <text:p>1.59186522870184E+018</text:p>
          </table:table-cell>
          <table:table-cell table:formula="of:=([.Q425]-1.59186520428114E+018)*0.000000001" office:value-type="float" office:value="24.42070528" calcext:value-type="float">
            <text:p>24.42070528</text:p>
          </table:table-cell>
          <table:table-cell table:style-name="ce1" office:value-type="float" office:value="0.0000627798435744" calcext:value-type="float">
            <text:p>6.28E-05</text:p>
          </table:table-cell>
          <table:table-cell table:style-name="ce1" office:value-type="float" office:value="-0.0000646537009743" calcext:value-type="float">
            <text:p>-6.47E-05</text:p>
          </table:table-cell>
          <table:table-cell table:style-name="ce1" office:value-type="float" office:value="-0.0000172790932993" calcext:value-type="float">
            <text:p>-1.73E-05</text:p>
          </table:table-cell>
          <table:table-cell table:formula="of:=SQRT([.S425]*[.S425] + [.T425]*[.T425] + [.U425]*[.U425])" office:value-type="float" office:value="0.0000917604319635988" calcext:value-type="float">
            <text:p>9.17604319635988E-05</text:p>
          </table:table-cell>
          <table:table-cell table:formula="of:= ([.V426]-[.V425]) / ([.R426]-[.R425])" office:value-type="float" office:value="-0.000353996154364353" calcext:value-type="float">
            <text:p>-0.000353996154364</text:p>
          </table:table-cell>
        </table:table-row>
        <table:table-row table:style-name="ro1">
          <table:table-cell office:value-type="float" office:value="1.59186522875403E+018" calcext:value-type="float">
            <text:p>1.59186522875403E+018</text:p>
          </table:table-cell>
          <table:table-cell table:formula="of:= ([.A426] - 1.59186520428114E+018) * 0.000000001" office:value-type="float" office:value="24.472890112" calcext:value-type="float">
            <text:p>24.472890112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30000000354" calcext:value-type="float">
            <text:p>0.000130000000354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27546870708" calcext:value-type="float">
            <text:p>-1.27546870708</text:p>
          </table:table-cell>
          <table:table-cell office:value-type="float" office:value="-0.582592606544" calcext:value-type="float">
            <text:p>-0.582592606544</text:p>
          </table:table-cell>
          <table:table-cell office:value-type="float" office:value="-0.893913686275" calcext:value-type="float">
            <text:p>-0.893913686275</text:p>
          </table:table-cell>
          <table:table-cell/>
          <table:table-cell office:value-type="float" office:value="1.59186522875403E+018" calcext:value-type="float">
            <text:p>1.59186522875403E+018</text:p>
          </table:table-cell>
          <table:table-cell table:formula="of:=([.Q426]-1.59186520428114E+018)*0.000000001" office:value-type="float" office:value="24.472891392" calcext:value-type="float">
            <text:p>24.472891392</text:p>
          </table:table-cell>
          <table:table-cell table:style-name="ce1" office:value-type="float" office:value="0.0000493101579195" calcext:value-type="float">
            <text:p>4.93E-05</text:p>
          </table:table-cell>
          <table:table-cell table:style-name="ce1" office:value-type="float" office:value="-0.0000237495787587" calcext:value-type="float">
            <text:p>-2.37E-05</text:p>
          </table:table-cell>
          <table:table-cell table:style-name="ce1" office:value-type="float" office:value="0.0000487382130814" calcext:value-type="float">
            <text:p>4.87E-05</text:p>
          </table:table-cell>
          <table:table-cell table:formula="of:=SQRT([.S426]*[.S426] + [.T426]*[.T426] + [.U426]*[.U426])" office:value-type="float" office:value="0.000073286749004371" calcext:value-type="float">
            <text:p>7.3286749004371E-05</text:p>
          </table:table-cell>
          <table:table-cell table:formula="of:= ([.V427]-[.V426]) / ([.R427]-[.R426])" office:value-type="float" office:value="0.000491335582355269" calcext:value-type="float">
            <text:p>0.000491335582355</text:p>
          </table:table-cell>
        </table:table-row>
        <table:table-row table:style-name="ro1">
          <table:table-cell office:value-type="float" office:value="1.59186522880584E+018" calcext:value-type="float">
            <text:p>1.59186522880584E+018</text:p>
          </table:table-cell>
          <table:table-cell table:formula="of:= ([.A427] - 1.59186520428114E+018) * 0.000000001" office:value-type="float" office:value="24.524699904" calcext:value-type="float">
            <text:p>24.524699904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499999987369" calcext:value-type="float">
            <text:p>-5.00E-05</text:p>
          </table:table-cell>
          <table:table-cell office:value-type="float" office:value="0.000250000011874" calcext:value-type="float">
            <text:p>0.000250000011874</text:p>
          </table:table-cell>
          <table:table-cell/>
          <table:table-cell office:value-type="float" office:value="-1.27546799183" calcext:value-type="float">
            <text:p>-1.27546799183</text:p>
          </table:table-cell>
          <table:table-cell office:value-type="float" office:value="-0.582592010498" calcext:value-type="float">
            <text:p>-0.582592010498</text:p>
          </table:table-cell>
          <table:table-cell office:value-type="float" office:value="-0.893911421299" calcext:value-type="float">
            <text:p>-0.893911421299</text:p>
          </table:table-cell>
          <table:table-cell/>
          <table:table-cell office:value-type="float" office:value="1.59186522880584E+018" calcext:value-type="float">
            <text:p>1.59186522880584E+018</text:p>
          </table:table-cell>
          <table:table-cell table:formula="of:=([.Q427]-1.59186520428114E+018)*0.000000001" office:value-type="float" office:value="24.52470656" calcext:value-type="float">
            <text:p>24.52470656</text:p>
          </table:table-cell>
          <table:table-cell table:style-name="ce1" office:value-type="float" office:value="-0.0000255788381764" calcext:value-type="float">
            <text:p>-2.56E-05</text:p>
          </table:table-cell>
          <table:table-cell table:style-name="ce1" office:value-type="float" office:value="-0.0000763575008023" calcext:value-type="float">
            <text:p>-7.64E-05</text:p>
          </table:table-cell>
          <table:table-cell table:style-name="ce1" office:value-type="float" office:value="0.0000571481068619" calcext:value-type="float">
            <text:p>5.71E-05</text:p>
          </table:table-cell>
          <table:table-cell table:formula="of:=SQRT([.S427]*[.S427] + [.T427]*[.T427] + [.U427]*[.U427])" office:value-type="float" office:value="0.0000987453847484876" calcext:value-type="float">
            <text:p>9.87453847484876E-05</text:p>
          </table:table-cell>
          <table:table-cell table:formula="of:= ([.V428]-[.V427]) / ([.R428]-[.R427])" office:value-type="float" office:value="0.000531871001344368" calcext:value-type="float">
            <text:p>0.000531871001344</text:p>
          </table:table-cell>
        </table:table-row>
        <table:table-row table:style-name="ro1">
          <table:table-cell office:value-type="float" office:value="1.59186522885804E+018" calcext:value-type="float">
            <text:p>1.59186522885804E+018</text:p>
          </table:table-cell>
          <table:table-cell table:formula="of:= ([.A428] - 1.59186520428114E+018) * 0.000000001" office:value-type="float" office:value="24.576900096" calcext:value-type="float">
            <text:p>24.57690009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number-columns-repeated="2" office:value-type="float" office:value="0.000169999999343" calcext:value-type="float">
            <text:p>0.000169999999343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7547490597" calcext:value-type="float">
            <text:p>-1.27547490597</text:p>
          </table:table-cell>
          <table:table-cell office:value-type="float" office:value="-0.582597136497" calcext:value-type="float">
            <text:p>-0.582597136497</text:p>
          </table:table-cell>
          <table:table-cell office:value-type="float" office:value="-0.893905639648" calcext:value-type="float">
            <text:p>-0.893905639648</text:p>
          </table:table-cell>
          <table:table-cell/>
          <table:table-cell office:value-type="float" office:value="1.59186522885804E+018" calcext:value-type="float">
            <text:p>1.59186522885804E+018</text:p>
          </table:table-cell>
          <table:table-cell table:formula="of:=([.Q428]-1.59186520428114E+018)*0.000000001" office:value-type="float" office:value="24.57690752" calcext:value-type="float">
            <text:p>24.57690752</text:p>
          </table:table-cell>
          <table:table-cell office:value-type="float" office:value="0.000121112730994" calcext:value-type="float">
            <text:p>0.000121112730994</text:p>
          </table:table-cell>
          <table:table-cell table:style-name="ce1" office:value-type="float" office:value="0.0000365320884157" calcext:value-type="float">
            <text:p>3.65E-05</text:p>
          </table:table-cell>
          <table:table-cell table:style-name="ce1" office:value-type="float" office:value="-0.00000133494836518" calcext:value-type="float">
            <text:p>-1.33E-06</text:p>
          </table:table-cell>
          <table:table-cell table:formula="of:=SQRT([.S428]*[.S428] + [.T428]*[.T428] + [.U428]*[.U428])" office:value-type="float" office:value="0.000126509561614825" calcext:value-type="float">
            <text:p>0.000126509561615</text:p>
          </table:table-cell>
          <table:table-cell table:formula="of:= ([.V429]-[.V428]) / ([.R429]-[.R428])" office:value-type="float" office:value="0.000704356125648557" calcext:value-type="float">
            <text:p>0.000704356125649</text:p>
          </table:table-cell>
        </table:table-row>
        <table:table-row table:style-name="ro1">
          <table:table-cell office:value-type="float" office:value="1.59186522891028E+018" calcext:value-type="float">
            <text:p>1.59186522891028E+018</text:p>
          </table:table-cell>
          <table:table-cell table:formula="of:= ([.A429] - 1.59186520428114E+018) * 0.000000001" office:value-type="float" office:value="24.629139968" calcext:value-type="float">
            <text:p>24.629139968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30000000354" calcext:value-type="float">
            <text:p>-0.000130000000354</text:p>
          </table:table-cell>
          <table:table-cell office:value-type="float" office:value="-0.000209999998333" calcext:value-type="float">
            <text:p>-0.000209999998333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7547061443" calcext:value-type="float">
            <text:p>-1.27547061443</text:p>
          </table:table-cell>
          <table:table-cell office:value-type="float" office:value="-0.582590520382" calcext:value-type="float">
            <text:p>-0.582590520382</text:p>
          </table:table-cell>
          <table:table-cell office:value-type="float" office:value="-0.893909156322" calcext:value-type="float">
            <text:p>-0.893909156322</text:p>
          </table:table-cell>
          <table:table-cell/>
          <table:table-cell office:value-type="float" office:value="1.59186522891028E+018" calcext:value-type="float">
            <text:p>1.59186522891028E+018</text:p>
          </table:table-cell>
          <table:table-cell table:formula="of:=([.Q429]-1.59186520428114E+018)*0.000000001" office:value-type="float" office:value="24.629146112" calcext:value-type="float">
            <text:p>24.629146112</text:p>
          </table:table-cell>
          <table:table-cell office:value-type="float" office:value="-0.000101642544905" calcext:value-type="float">
            <text:p>-0.000101642544905</text:p>
          </table:table-cell>
          <table:table-cell office:value-type="float" office:value="-0.000127642604639" calcext:value-type="float">
            <text:p>-0.000127642604639</text:p>
          </table:table-cell>
          <table:table-cell table:style-name="ce1" office:value-type="float" office:value="-0.00000666323421683" calcext:value-type="float">
            <text:p>-6.66E-06</text:p>
          </table:table-cell>
          <table:table-cell table:formula="of:=SQRT([.S429]*[.S429] + [.T429]*[.T429] + [.U429]*[.U429])" office:value-type="float" office:value="0.00016330413388528" calcext:value-type="float">
            <text:p>0.000163304133885</text:p>
          </table:table-cell>
          <table:table-cell table:formula="of:= ([.V430]-[.V429]) / ([.R430]-[.R429])" office:value-type="float" office:value="-0.000419591888439207" calcext:value-type="float">
            <text:p>-0.000419591888439</text:p>
          </table:table-cell>
        </table:table-row>
        <table:table-row table:style-name="ro1">
          <table:table-cell office:value-type="float" office:value="1.59186522901201E+018" calcext:value-type="float">
            <text:p>1.59186522901201E+018</text:p>
          </table:table-cell>
          <table:table-cell table:formula="of:= ([.A430] - 1.59186520428114E+018) * 0.000000001" office:value-type="float" office:value="24.730870016" calcext:value-type="float">
            <text:p>24.73087001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0.000289999996312" calcext:value-type="float">
            <text:p>0.000289999996312</text:p>
          </table:table-cell>
          <table:table-cell/>
          <table:table-cell office:value-type="float" office:value="-1.27546226978" calcext:value-type="float">
            <text:p>-1.27546226978</text:p>
          </table:table-cell>
          <table:table-cell office:value-type="float" office:value="-0.58259421587" calcext:value-type="float">
            <text:p>-0.58259421587</text:p>
          </table:table-cell>
          <table:table-cell office:value-type="float" office:value="-0.893915235996" calcext:value-type="float">
            <text:p>-0.893915235996</text:p>
          </table:table-cell>
          <table:table-cell/>
          <table:table-cell office:value-type="float" office:value="1.59186522901201E+018" calcext:value-type="float">
            <text:p>1.59186522901201E+018</text:p>
          </table:table-cell>
          <table:table-cell table:formula="of:=([.Q430]-1.59186520428114E+018)*0.000000001" office:value-type="float" office:value="24.730870016" calcext:value-type="float">
            <text:p>24.730870016</text:p>
          </table:table-cell>
          <table:table-cell table:style-name="ce1" office:value-type="float" office:value="0.0000880775114638" calcext:value-type="float">
            <text:p>8.81E-05</text:p>
          </table:table-cell>
          <table:table-cell table:style-name="ce1" office:value-type="float" office:value="-0.0000107000851131" calcext:value-type="float">
            <text:p>-1.07E-05</text:p>
          </table:table-cell>
          <table:table-cell table:style-name="ce1" office:value-type="float" office:value="0.0000817155596451" calcext:value-type="float">
            <text:p>8.17E-05</text:p>
          </table:table-cell>
          <table:table-cell table:formula="of:=SQRT([.S430]*[.S430] + [.T430]*[.T430] + [.U430]*[.U430])" office:value-type="float" office:value="0.000120621608906511" calcext:value-type="float">
            <text:p>0.000120621608907</text:p>
          </table:table-cell>
          <table:table-cell table:formula="of:= ([.V431]-[.V430]) / ([.R431]-[.R430])" office:value-type="float" office:value="-0.00126104947180311" calcext:value-type="float">
            <text:p>-0.001261049471803</text:p>
          </table:table-cell>
        </table:table-row>
        <table:table-row table:style-name="ro1">
          <table:table-cell office:value-type="float" office:value="1.59186522906415E+018" calcext:value-type="float">
            <text:p>1.59186522906415E+018</text:p>
          </table:table-cell>
          <table:table-cell table:formula="of:= ([.A431] - 1.59186520428114E+018) * 0.000000001" office:value-type="float" office:value="24.783010048" calcext:value-type="float">
            <text:p>24.78301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 office:value-type="float" office:value="0.000110000000859" calcext:value-type="float">
            <text:p>0.000110000000859</text:p>
          </table:table-cell>
          <table:table-cell/>
          <table:table-cell office:value-type="float" office:value="-1.27546560764" calcext:value-type="float">
            <text:p>-1.27546560764</text:p>
          </table:table-cell>
          <table:table-cell office:value-type="float" office:value="-0.582596242428" calcext:value-type="float">
            <text:p>-0.582596242428</text:p>
          </table:table-cell>
          <table:table-cell office:value-type="float" office:value="-0.893911540508" calcext:value-type="float">
            <text:p>-0.893911540508</text:p>
          </table:table-cell>
          <table:table-cell/>
          <table:table-cell office:value-type="float" office:value="1.59186522906415E+018" calcext:value-type="float">
            <text:p>1.59186522906415E+018</text:p>
          </table:table-cell>
          <table:table-cell table:formula="of:=([.Q431]-1.59186520428114E+018)*0.000000001" office:value-type="float" office:value="24.7830144" calcext:value-type="float">
            <text:p>24.7830144</text:p>
          </table:table-cell>
          <table:table-cell table:style-name="ce1" office:value-type="float" office:value="0.0000219471676246" calcext:value-type="float">
            <text:p>2.19E-05</text:p>
          </table:table-cell>
          <table:table-cell table:style-name="ce1" office:value-type="float" office:value="-0.0000405913051509" calcext:value-type="float">
            <text:p>-4.06E-05</text:p>
          </table:table-cell>
          <table:table-cell table:style-name="ce1" office:value-type="float" office:value="0.0000296788093692" calcext:value-type="float">
            <text:p>2.97E-05</text:p>
          </table:table-cell>
          <table:table-cell table:formula="of:=SQRT([.S431]*[.S431] + [.T431]*[.T431] + [.U431]*[.U431])" office:value-type="float" office:value="0.0000548649610058103" calcext:value-type="float">
            <text:p>5.48649610058103E-05</text:p>
          </table:table-cell>
          <table:table-cell table:formula="of:= ([.V432]-[.V431]) / ([.R432]-[.R431])" office:value-type="float" office:value="0.000294408772092525" calcext:value-type="float">
            <text:p>0.000294408772093</text:p>
          </table:table-cell>
        </table:table-row>
        <table:table-row table:style-name="ro1">
          <table:table-cell office:value-type="float" office:value="1.59186522936585E+018" calcext:value-type="float">
            <text:p>1.59186522936585E+018</text:p>
          </table:table-cell>
          <table:table-cell table:formula="of:= ([.A432] - 1.59186520428114E+018) * 0.000000001" office:value-type="float" office:value="25.084709888" calcext:value-type="float">
            <text:p>25.0847098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99999994948" calcext:value-type="float">
            <text:p>-0.000199999994948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7548873425" calcext:value-type="float">
            <text:p>-1.27548873425</text:p>
          </table:table-cell>
          <table:table-cell office:value-type="float" office:value="-0.582598745823" calcext:value-type="float">
            <text:p>-0.582598745823</text:p>
          </table:table-cell>
          <table:table-cell office:value-type="float" office:value="-0.893903255463" calcext:value-type="float">
            <text:p>-0.893903255463</text:p>
          </table:table-cell>
          <table:table-cell/>
          <table:table-cell office:value-type="float" office:value="1.59186522936585E+018" calcext:value-type="float">
            <text:p>1.59186522936585E+018</text:p>
          </table:table-cell>
          <table:table-cell table:formula="of:=([.Q432]-1.59186520428114E+018)*0.000000001" office:value-type="float" office:value="25.084716544" calcext:value-type="float">
            <text:p>25.084716544</text:p>
          </table:table-cell>
          <table:table-cell office:value-type="float" office:value="-0.000130060871015" calcext:value-type="float">
            <text:p>-0.000130060871015</text:p>
          </table:table-cell>
          <table:table-cell table:style-name="ce1" office:value-type="float" office:value="-0.0000265925209533" calcext:value-type="float">
            <text:p>-2.66E-05</text:p>
          </table:table-cell>
          <table:table-cell table:style-name="ce1" office:value-type="float" office:value="0.0000549859578314" calcext:value-type="float">
            <text:p>5.50E-05</text:p>
          </table:table-cell>
          <table:table-cell table:formula="of:=SQRT([.S432]*[.S432] + [.T432]*[.T432] + [.U432]*[.U432])" office:value-type="float" office:value="0.000143688718758533" calcext:value-type="float">
            <text:p>0.000143688718759</text:p>
          </table:table-cell>
          <table:table-cell table:formula="of:= ([.V433]-[.V432]) / ([.R433]-[.R432])" office:value-type="float" office:value="-0.00112903070300307" calcext:value-type="float">
            <text:p>-0.001129030703003</text:p>
          </table:table-cell>
        </table:table-row>
        <table:table-row table:style-name="ro1">
          <table:table-cell office:value-type="float" office:value="1.591865229418E+018" calcext:value-type="float">
            <text:p>1.591865229418E+018</text:p>
          </table:table-cell>
          <table:table-cell table:formula="of:= ([.A433] - 1.59186520428114E+018) * 0.000000001" office:value-type="float" office:value="25.13686016" calcext:value-type="float">
            <text:p>25.136860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140000003739" calcext:value-type="float">
            <text:p>-0.000140000003739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754856348" calcext:value-type="float">
            <text:p>-1.2754856348</text:p>
          </table:table-cell>
          <table:table-cell office:value-type="float" office:value="-0.582597136497" calcext:value-type="float">
            <text:p>-0.582597136497</text:p>
          </table:table-cell>
          <table:table-cell office:value-type="float" office:value="-0.893905460835" calcext:value-type="float">
            <text:p>-0.893905460835</text:p>
          </table:table-cell>
          <table:table-cell/>
          <table:table-cell office:value-type="float" office:value="1.591865229418E+018" calcext:value-type="float">
            <text:p>1.591865229418E+018</text:p>
          </table:table-cell>
          <table:table-cell table:formula="of:=([.Q433]-1.59186520428114E+018)*0.000000001" office:value-type="float" office:value="25.136866304" calcext:value-type="float">
            <text:p>25.136866304</text:p>
          </table:table-cell>
          <table:table-cell table:style-name="ce1" office:value-type="float" office:value="-0.0000836820618133" calcext:value-type="float">
            <text:p>-8.37E-05</text:p>
          </table:table-cell>
          <table:table-cell table:style-name="ce1" office:value-type="float" office:value="-0.0000116114788398" calcext:value-type="float">
            <text:p>-1.16E-05</text:p>
          </table:table-cell>
          <table:table-cell table:style-name="ce1" office:value-type="float" office:value="0.00000743160353522" calcext:value-type="float">
            <text:p>7.43E-06</text:p>
          </table:table-cell>
          <table:table-cell table:formula="of:=SQRT([.S433]*[.S433] + [.T433]*[.T433] + [.U433]*[.U433])" office:value-type="float" office:value="0.0000848100385642925" calcext:value-type="float">
            <text:p>8.48100385642925E-05</text:p>
          </table:table-cell>
          <table:table-cell table:formula="of:= ([.V434]-[.V433]) / ([.R434]-[.R433])" office:value-type="float" office:value="-0.00109069755147566" calcext:value-type="float">
            <text:p>-0.001090697551476</text:p>
          </table:table-cell>
        </table:table-row>
        <table:table-row table:style-name="ro1">
          <table:table-cell office:value-type="float" office:value="1.59186522947012E+018" calcext:value-type="float">
            <text:p>1.59186522947012E+018</text:p>
          </table:table-cell>
          <table:table-cell table:formula="of:= ([.A434] - 1.59186520428114E+018) * 0.000000001" office:value-type="float" office:value="25.188980224" calcext:value-type="float">
            <text:p>25.1889802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27548694611" calcext:value-type="float">
            <text:p>-1.27548694611</text:p>
          </table:table-cell>
          <table:table-cell office:value-type="float" office:value="-0.582590222359" calcext:value-type="float">
            <text:p>-0.582590222359</text:p>
          </table:table-cell>
          <table:table-cell office:value-type="float" office:value="-0.893906235695" calcext:value-type="float">
            <text:p>-0.893906235695</text:p>
          </table:table-cell>
          <table:table-cell/>
          <table:table-cell office:value-type="float" office:value="1.59186522947012E+018" calcext:value-type="float">
            <text:p>1.59186522947012E+018</text:p>
          </table:table-cell>
          <table:table-cell table:formula="of:=([.Q434]-1.59186520428114E+018)*0.000000001" office:value-type="float" office:value="25.188981504" calcext:value-type="float">
            <text:p>25.188981504</text:p>
          </table:table-cell>
          <table:table-cell table:style-name="ce1" office:value-type="float" office:value="-0.0000260946198978" calcext:value-type="float">
            <text:p>-2.61E-05</text:p>
          </table:table-cell>
          <table:table-cell table:style-name="ce1" office:value-type="float" office:value="0.00000754830080041" calcext:value-type="float">
            <text:p>7.55E-06</text:p>
          </table:table-cell>
          <table:table-cell table:style-name="ce1" office:value-type="float" office:value="0.00000665654306431" calcext:value-type="float">
            <text:p>6.66E-06</text:p>
          </table:table-cell>
          <table:table-cell table:formula="of:=SQRT([.S434]*[.S434] + [.T434]*[.T434] + [.U434]*[.U434])" office:value-type="float" office:value="0.000027968117529629" calcext:value-type="float">
            <text:p>2.7968117529629E-05</text:p>
          </table:table-cell>
          <table:table-cell table:formula="of:= ([.V435]-[.V434]) / ([.R435]-[.R434])" office:value-type="float" office:value="0.000771395815235975" calcext:value-type="float">
            <text:p>0.000771395815236</text:p>
          </table:table-cell>
        </table:table-row>
        <table:table-row table:style-name="ro1">
          <table:table-cell office:value-type="float" office:value="1.59186522952147E+018" calcext:value-type="float">
            <text:p>1.59186522952147E+018</text:p>
          </table:table-cell>
          <table:table-cell table:formula="of:= ([.A435] - 1.59186520428114E+018) * 0.000000001" office:value-type="float" office:value="25.24033024" calcext:value-type="float">
            <text:p>25.24033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50000007125" calcext:value-type="float">
            <text:p>-0.000150000007125</text:p>
          </table:table-cell>
          <table:table-cell office:value-type="float" office:value="0.000110000000859" calcext:value-type="float">
            <text:p>0.000110000000859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27549362183" calcext:value-type="float">
            <text:p>-1.27549362183</text:p>
          </table:table-cell>
          <table:table-cell office:value-type="float" office:value="-0.582585453987" calcext:value-type="float">
            <text:p>-0.582585453987</text:p>
          </table:table-cell>
          <table:table-cell office:value-type="float" office:value="-0.893899679184" calcext:value-type="float">
            <text:p>-0.893899679184</text:p>
          </table:table-cell>
          <table:table-cell/>
          <table:table-cell office:value-type="float" office:value="1.59186522952147E+018" calcext:value-type="float">
            <text:p>1.59186522952147E+018</text:p>
          </table:table-cell>
          <table:table-cell table:formula="of:=([.Q435]-1.59186520428114E+018)*0.000000001" office:value-type="float" office:value="25.240338176" calcext:value-type="float">
            <text:p>25.240338176</text:p>
          </table:table-cell>
          <table:table-cell table:style-name="ce1" office:value-type="float" office:value="-0.000059499307099" calcext:value-type="float">
            <text:p>-5.95E-05</text:p>
          </table:table-cell>
          <table:table-cell table:style-name="ce1" office:value-type="float" office:value="0.000028689224564" calcext:value-type="float">
            <text:p>2.87E-05</text:p>
          </table:table-cell>
          <table:table-cell table:style-name="ce1" office:value-type="float" office:value="0.0000142974577102" calcext:value-type="float">
            <text:p>1.43E-05</text:p>
          </table:table-cell>
          <table:table-cell table:formula="of:=SQRT([.S435]*[.S435] + [.T435]*[.T435] + [.U435]*[.U435])" office:value-type="float" office:value="0.0000675844393948762" calcext:value-type="float">
            <text:p>6.75844393948762E-05</text:p>
          </table:table-cell>
          <table:table-cell table:formula="of:= ([.V436]-[.V435]) / ([.R436]-[.R435])" office:value-type="float" office:value="-0.000105226924337192" calcext:value-type="float">
            <text:p>-0.000105226924337</text:p>
          </table:table-cell>
        </table:table-row>
        <table:table-row table:style-name="ro1">
          <table:table-cell office:value-type="float" office:value="1.59186522957412E+018" calcext:value-type="float">
            <text:p>1.59186522957412E+018</text:p>
          </table:table-cell>
          <table:table-cell table:formula="of:= ([.A436] - 1.59186520428114E+018) * 0.000000001" office:value-type="float" office:value="25.292979968" calcext:value-type="float">
            <text:p>25.2929799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9999996969" calcext:value-type="float">
            <text:p>-0.000119999996969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27549302578" calcext:value-type="float">
            <text:p>-1.27549302578</text:p>
          </table:table-cell>
          <table:table-cell office:value-type="float" office:value="-0.582582831383" calcext:value-type="float">
            <text:p>-0.582582831383</text:p>
          </table:table-cell>
          <table:table-cell office:value-type="float" office:value="-0.893901884556" calcext:value-type="float">
            <text:p>-0.893901884556</text:p>
          </table:table-cell>
          <table:table-cell/>
          <table:table-cell office:value-type="float" office:value="1.59186522957412E+018" calcext:value-type="float">
            <text:p>1.59186522957412E+018</text:p>
          </table:table-cell>
          <table:table-cell table:formula="of:=([.Q436]-1.59186520428114E+018)*0.000000001" office:value-type="float" office:value="25.292982272" calcext:value-type="float">
            <text:p>25.292982272</text:p>
          </table:table-cell>
          <table:table-cell table:style-name="ce1" office:value-type="float" office:value="-0.0000452596323157" calcext:value-type="float">
            <text:p>-4.53E-05</text:p>
          </table:table-cell>
          <table:table-cell table:style-name="ce1" office:value-type="float" office:value="0.0000383235019399" calcext:value-type="float">
            <text:p>3.83E-05</text:p>
          </table:table-cell>
          <table:table-cell table:style-name="ce1" office:value-type="float" office:value="-0.0000182329349627" calcext:value-type="float">
            <text:p>-1.82E-05</text:p>
          </table:table-cell>
          <table:table-cell table:formula="of:=SQRT([.S436]*[.S436] + [.T436]*[.T436] + [.U436]*[.U436])" office:value-type="float" office:value="0.0000620448630882841" calcext:value-type="float">
            <text:p>6.20448630882841E-05</text:p>
          </table:table-cell>
          <table:table-cell table:formula="of:= ([.V437]-[.V436]) / ([.R437]-[.R436])" office:value-type="float" office:value="-0.000798024619000022" calcext:value-type="float">
            <text:p>-0.000798024619</text:p>
          </table:table-cell>
        </table:table-row>
        <table:table-row table:style-name="ro1">
          <table:table-cell office:value-type="float" office:value="1.59186522962633E+018" calcext:value-type="float">
            <text:p>1.59186522962633E+018</text:p>
          </table:table-cell>
          <table:table-cell table:formula="of:= ([.A437] - 1.59186520428114E+018) * 0.000000001" office:value-type="float" office:value="25.345190144" calcext:value-type="float">
            <text:p>25.3451901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27549624443" calcext:value-type="float">
            <text:p>-1.27549624443</text:p>
          </table:table-cell>
          <table:table-cell office:value-type="float" office:value="-0.582583546638" calcext:value-type="float">
            <text:p>-0.582583546638</text:p>
          </table:table-cell>
          <table:table-cell office:value-type="float" office:value="-0.893901050091" calcext:value-type="float">
            <text:p>-0.893901050091</text:p>
          </table:table-cell>
          <table:table-cell/>
          <table:table-cell office:value-type="float" office:value="1.59186522962633E+018" calcext:value-type="float">
            <text:p>1.59186522962633E+018</text:p>
          </table:table-cell>
          <table:table-cell table:formula="of:=([.Q437]-1.59186520428114E+018)*0.000000001" office:value-type="float" office:value="25.34519808" calcext:value-type="float">
            <text:p>25.34519808</text:p>
          </table:table-cell>
          <table:table-cell table:style-name="ce1" office:value-type="float" office:value="0.00000695276685292" calcext:value-type="float">
            <text:p>6.95E-06</text:p>
          </table:table-cell>
          <table:table-cell table:style-name="ce1" office:value-type="float" office:value="-0.0000165172004927" calcext:value-type="float">
            <text:p>-1.65E-05</text:p>
          </table:table-cell>
          <table:table-cell table:style-name="ce1" office:value-type="float" office:value="0.00000969518077909" calcext:value-type="float">
            <text:p>9.70E-06</text:p>
          </table:table-cell>
          <table:table-cell table:formula="of:=SQRT([.S437]*[.S437] + [.T437]*[.T437] + [.U437]*[.U437])" office:value-type="float" office:value="0.0000203753628033061" calcext:value-type="float">
            <text:p>2.03753628033061E-05</text:p>
          </table:table-cell>
          <table:table-cell table:formula="of:= ([.V438]-[.V437]) / ([.R438]-[.R437])" office:value-type="float" office:value="0.000291245698281158" calcext:value-type="float">
            <text:p>0.000291245698281</text:p>
          </table:table-cell>
        </table:table-row>
        <table:table-row table:style-name="ro1">
          <table:table-cell office:value-type="float" office:value="1.59186522967827E+018" calcext:value-type="float">
            <text:p>1.59186522967827E+018</text:p>
          </table:table-cell>
          <table:table-cell table:formula="of:= ([.A438] - 1.59186520428114E+018) * 0.000000001" office:value-type="float" office:value="25.397129984" calcext:value-type="float">
            <text:p>25.3971299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59999995958" calcext:value-type="float">
            <text:p>-0.000159999995958</text:p>
          </table:table-cell>
          <table:table-cell table:style-name="ce1" office:value-type="float" office:value="-0.0000900000013644" calcext:value-type="float">
            <text:p>-9.00E-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7549171448" calcext:value-type="float">
            <text:p>-1.27549171448</text:p>
          </table:table-cell>
          <table:table-cell office:value-type="float" office:value="-0.58258497715" calcext:value-type="float">
            <text:p>-0.58258497715</text:p>
          </table:table-cell>
          <table:table-cell office:value-type="float" office:value="-0.893901765347" calcext:value-type="float">
            <text:p>-0.893901765347</text:p>
          </table:table-cell>
          <table:table-cell/>
          <table:table-cell office:value-type="float" office:value="1.59186522967827E+018" calcext:value-type="float">
            <text:p>1.59186522967827E+018</text:p>
          </table:table-cell>
          <table:table-cell table:formula="of:=([.Q438]-1.59186520428114E+018)*0.000000001" office:value-type="float" office:value="25.39713152" calcext:value-type="float">
            <text:p>25.39713152</text:p>
          </table:table-cell>
          <table:table-cell table:style-name="ce1" office:value-type="float" office:value="-0.000011218769032" calcext:value-type="float">
            <text:p>-1.12E-05</text:p>
          </table:table-cell>
          <table:table-cell table:style-name="ce1" office:value-type="float" office:value="-0.0000333803654939" calcext:value-type="float">
            <text:p>-3.34E-05</text:p>
          </table:table-cell>
          <table:table-cell table:style-name="ce1" office:value-type="float" office:value="-0.00000449376693723" calcext:value-type="float">
            <text:p>-4.49E-06</text:p>
          </table:table-cell>
          <table:table-cell table:formula="of:=SQRT([.S438]*[.S438] + [.T438]*[.T438] + [.U438]*[.U438])" office:value-type="float" office:value="0.0000355007538002484" calcext:value-type="float">
            <text:p>3.55007538002484E-05</text:p>
          </table:table-cell>
          <table:table-cell table:formula="of:= ([.V439]-[.V438]) / ([.R439]-[.R438])" office:value-type="float" office:value="0.000420164021884208" calcext:value-type="float">
            <text:p>0.000420164021884</text:p>
          </table:table-cell>
        </table:table-row>
        <table:table-row table:style-name="ro1">
          <table:table-cell office:value-type="float" office:value="1.59186522973064E+018" calcext:value-type="float">
            <text:p>1.59186522973064E+018</text:p>
          </table:table-cell>
          <table:table-cell table:formula="of:= ([.A439] - 1.59186520428114E+018) * 0.000000001" office:value-type="float" office:value="25.44950016" calcext:value-type="float">
            <text:p>25.44950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30000000354" calcext:value-type="float">
            <text:p>0.000130000000354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7549016476" calcext:value-type="float">
            <text:p>-1.27549016476</text:p>
          </table:table-cell>
          <table:table-cell office:value-type="float" office:value="-0.582581996918" calcext:value-type="float">
            <text:p>-0.582581996918</text:p>
          </table:table-cell>
          <table:table-cell office:value-type="float" office:value="-0.893903255463" calcext:value-type="float">
            <text:p>-0.893903255463</text:p>
          </table:table-cell>
          <table:table-cell/>
          <table:table-cell office:value-type="float" office:value="1.59186522973064E+018" calcext:value-type="float">
            <text:p>1.59186522973064E+018</text:p>
          </table:table-cell>
          <table:table-cell table:formula="of:=([.Q439]-1.59186520428114E+018)*0.000000001" office:value-type="float" office:value="25.449502208" calcext:value-type="float">
            <text:p>25.449502208</text:p>
          </table:table-cell>
          <table:table-cell table:style-name="ce1" office:value-type="float" office:value="0.00000630206477581" calcext:value-type="float">
            <text:p>6.30E-06</text:p>
          </table:table-cell>
          <table:table-cell table:style-name="ce1" office:value-type="float" office:value="-0.0000440106377937" calcext:value-type="float">
            <text:p>-4.40E-05</text:p>
          </table:table-cell>
          <table:table-cell table:style-name="ce1" office:value-type="float" office:value="0.0000364715851902" calcext:value-type="float">
            <text:p>3.65E-05</text:p>
          </table:table-cell>
          <table:table-cell table:formula="of:=SQRT([.S439]*[.S439] + [.T439]*[.T439] + [.U439]*[.U439])" office:value-type="float" office:value="0.0000575050326991714" calcext:value-type="float">
            <text:p>5.75050326991714E-05</text:p>
          </table:table-cell>
          <table:table-cell table:formula="of:= ([.V440]-[.V439]) / ([.R440]-[.R439])" office:value-type="float" office:value="0.000290113237241263" calcext:value-type="float">
            <text:p>0.000290113237241</text:p>
          </table:table-cell>
        </table:table-row>
        <table:table-row table:style-name="ro1">
          <table:table-cell office:value-type="float" office:value="1.59186522978296E+018" calcext:value-type="float">
            <text:p>1.59186522978296E+018</text:p>
          </table:table-cell>
          <table:table-cell table:formula="of:= ([.A440] - 1.59186520428114E+018) * 0.000000001" office:value-type="float" office:value="25.50182016" calcext:value-type="float">
            <text:p>25.5018201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27549636364" calcext:value-type="float">
            <text:p>-1.27549636364</text:p>
          </table:table-cell>
          <table:table-cell office:value-type="float" office:value="-0.582585811615" calcext:value-type="float">
            <text:p>-0.582585811615</text:p>
          </table:table-cell>
          <table:table-cell office:value-type="float" office:value="-0.893898427486" calcext:value-type="float">
            <text:p>-0.893898427486</text:p>
          </table:table-cell>
          <table:table-cell/>
          <table:table-cell office:value-type="float" office:value="1.59186522978296E+018" calcext:value-type="float">
            <text:p>1.59186522978296E+018</text:p>
          </table:table-cell>
          <table:table-cell table:formula="of:=([.Q440]-1.59186520428114E+018)*0.000000001" office:value-type="float" office:value="25.501828096" calcext:value-type="float">
            <text:p>25.501828096</text:p>
          </table:table-cell>
          <table:table-cell table:style-name="ce1" office:value-type="float" office:value="0.0000604359629506" calcext:value-type="float">
            <text:p>6.04E-05</text:p>
          </table:table-cell>
          <table:table-cell table:style-name="ce1" office:value-type="float" office:value="0.0000194934218598" calcext:value-type="float">
            <text:p>1.95E-05</text:p>
          </table:table-cell>
          <table:table-cell table:style-name="ce1" office:value-type="float" office:value="0.000035364922951" calcext:value-type="float">
            <text:p>3.54E-05</text:p>
          </table:table-cell>
          <table:table-cell table:formula="of:=SQRT([.S440]*[.S440] + [.T440]*[.T440] + [.U440]*[.U440])" office:value-type="float" office:value="0.0000726854654583748" calcext:value-type="float">
            <text:p>7.26854654583748E-05</text:p>
          </table:table-cell>
          <table:table-cell table:formula="of:= ([.V441]-[.V440]) / ([.R441]-[.R440])" office:value-type="float" office:value="-0.000362737925971122" calcext:value-type="float">
            <text:p>-0.000362737925971</text:p>
          </table:table-cell>
        </table:table-row>
        <table:table-row table:style-name="ro1">
          <table:table-cell office:value-type="float" office:value="1.59186522983434E+018" calcext:value-type="float">
            <text:p>1.59186522983434E+018</text:p>
          </table:table-cell>
          <table:table-cell table:formula="of:= ([.A441] - 1.59186520428114E+018) * 0.000000001" office:value-type="float" office:value="25.553199872" calcext:value-type="float">
            <text:p>25.553199872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/>
          <table:table-cell office:value-type="float" office:value="-1.27550005913" calcext:value-type="float">
            <text:p>-1.27550005913</text:p>
          </table:table-cell>
          <table:table-cell office:value-type="float" office:value="-0.582585275173" calcext:value-type="float">
            <text:p>-0.582585275173</text:p>
          </table:table-cell>
          <table:table-cell office:value-type="float" office:value="-0.893897235394" calcext:value-type="float">
            <text:p>-0.893897235394</text:p>
          </table:table-cell>
          <table:table-cell/>
          <table:table-cell office:value-type="float" office:value="1.59186522983434E+018" calcext:value-type="float">
            <text:p>1.59186522983434E+018</text:p>
          </table:table-cell>
          <table:table-cell table:formula="of:=([.Q441]-1.59186520428114E+018)*0.000000001" office:value-type="float" office:value="25.5532032" calcext:value-type="float">
            <text:p>25.5532032</text:p>
          </table:table-cell>
          <table:table-cell table:style-name="ce1" office:value-type="float" office:value="0.00000386121655538" calcext:value-type="float">
            <text:p>3.86E-06</text:p>
          </table:table-cell>
          <table:table-cell table:style-name="ce1" office:value-type="float" office:value="-0.0000531299374416" calcext:value-type="float">
            <text:p>-5.31E-05</text:p>
          </table:table-cell>
          <table:table-cell table:style-name="ce1" office:value-type="float" office:value="0.00000914757038117" calcext:value-type="float">
            <text:p>9.15E-06</text:p>
          </table:table-cell>
          <table:table-cell table:formula="of:=SQRT([.S441]*[.S441] + [.T441]*[.T441] + [.U441]*[.U441])" office:value-type="float" office:value="0.0000540497667868635" calcext:value-type="float">
            <text:p>5.40497667868635E-05</text:p>
          </table:table-cell>
          <table:table-cell table:formula="of:= ([.V442]-[.V441]) / ([.R442]-[.R441])" office:value-type="float" office:value="0.000198600594181739" calcext:value-type="float">
            <text:p>0.000198600594182</text:p>
          </table:table-cell>
        </table:table-row>
        <table:table-row table:style-name="ro1">
          <table:table-cell office:value-type="float" office:value="1.59186522988597E+018" calcext:value-type="float">
            <text:p>1.59186522988597E+018</text:p>
          </table:table-cell>
          <table:table-cell table:formula="of:= ([.A442] - 1.59186520428114E+018) * 0.000000001" office:value-type="float" office:value="25.604830208" calcext:value-type="float">
            <text:p>25.6048302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220000001718" calcext:value-type="float">
            <text:p>-0.000220000001718</text:p>
          </table:table-cell>
          <table:table-cell/>
          <table:table-cell office:value-type="float" office:value="-1.2754919529" calcext:value-type="float">
            <text:p>-1.2754919529</text:p>
          </table:table-cell>
          <table:table-cell office:value-type="float" office:value="-0.582573890686" calcext:value-type="float">
            <text:p>-0.582573890686</text:p>
          </table:table-cell>
          <table:table-cell office:value-type="float" office:value="-0.893905878067" calcext:value-type="float">
            <text:p>-0.893905878067</text:p>
          </table:table-cell>
          <table:table-cell/>
          <table:table-cell office:value-type="float" office:value="1.59186522988597E+018" calcext:value-type="float">
            <text:p>1.59186522988597E+018</text:p>
          </table:table-cell>
          <table:table-cell table:formula="of:=([.Q442]-1.59186520428114E+018)*0.000000001" office:value-type="float" office:value="25.604830464" calcext:value-type="float">
            <text:p>25.604830464</text:p>
          </table:table-cell>
          <table:table-cell table:style-name="ce1" office:value-type="float" office:value="-0.0000247351599683" calcext:value-type="float">
            <text:p>-2.47E-05</text:p>
          </table:table-cell>
          <table:table-cell table:style-name="ce1" office:value-type="float" office:value="0.000000228719713391" calcext:value-type="float">
            <text:p>2.29E-07</text:p>
          </table:table-cell>
          <table:table-cell table:style-name="ce1" office:value-type="float" office:value="-0.0000593547956669" calcext:value-type="float">
            <text:p>-5.94E-05</text:p>
          </table:table-cell>
          <table:table-cell table:formula="of:=SQRT([.S442]*[.S442] + [.T442]*[.T442] + [.U442]*[.U442])" office:value-type="float" office:value="0.000064302972093241" calcext:value-type="float">
            <text:p>6.4302972093241E-05</text:p>
          </table:table-cell>
          <table:table-cell table:formula="of:= ([.V443]-[.V442]) / ([.R443]-[.R442])" office:value-type="float" office:value="-0.000272833309844806" calcext:value-type="float">
            <text:p>-0.000272833309845</text:p>
          </table:table-cell>
        </table:table-row>
        <table:table-row table:style-name="ro1">
          <table:table-cell office:value-type="float" office:value="1.59186522993822E+018" calcext:value-type="float">
            <text:p>1.59186522993822E+018</text:p>
          </table:table-cell>
          <table:table-cell table:formula="of:= ([.A443] - 1.59186520428114E+018) * 0.000000001" office:value-type="float" office:value="25.657079808" calcext:value-type="float">
            <text:p>25.6570798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table:number-columns-repeated="2" office:value-type="float" office:value="0.000199999994948" calcext:value-type="float">
            <text:p>0.000199999994948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27549672127" calcext:value-type="float">
            <text:p>-1.27549672127</text:p>
          </table:table-cell>
          <table:table-cell office:value-type="float" office:value="-0.58258754015" calcext:value-type="float">
            <text:p>-0.58258754015</text:p>
          </table:table-cell>
          <table:table-cell office:value-type="float" office:value="-0.893897473812" calcext:value-type="float">
            <text:p>-0.893897473812</text:p>
          </table:table-cell>
          <table:table-cell/>
          <table:table-cell office:value-type="float" office:value="1.59186522993822E+018" calcext:value-type="float">
            <text:p>1.59186522993822E+018</text:p>
          </table:table-cell>
          <table:table-cell table:formula="of:=([.Q443]-1.59186520428114E+018)*0.000000001" office:value-type="float" office:value="25.657083392" calcext:value-type="float">
            <text:p>25.657083392</text:p>
          </table:table-cell>
          <table:table-cell table:style-name="ce1" office:value-type="float" office:value="0.0000182908734132" calcext:value-type="float">
            <text:p>1.83E-05</text:p>
          </table:table-cell>
          <table:table-cell table:style-name="ce1" office:value-type="float" office:value="-0.0000214851734199" calcext:value-type="float">
            <text:p>-2.15E-05</text:p>
          </table:table-cell>
          <table:table-cell table:style-name="ce1" office:value-type="float" office:value="-0.0000413339657825" calcext:value-type="float">
            <text:p>-4.13E-05</text:p>
          </table:table-cell>
          <table:table-cell table:formula="of:=SQRT([.S443]*[.S443] + [.T443]*[.T443] + [.U443]*[.U443])" office:value-type="float" office:value="0.0000500466327979192" calcext:value-type="float">
            <text:p>5.00466327979192E-05</text:p>
          </table:table-cell>
          <table:table-cell table:formula="of:= ([.V444]-[.V443]) / ([.R444]-[.R443])" office:value-type="float" office:value="-0.000295393064394448" calcext:value-type="float">
            <text:p>-0.000295393064394</text:p>
          </table:table-cell>
        </table:table-row>
        <table:table-row table:style-name="ro1">
          <table:table-cell office:value-type="float" office:value="1.59186522999028E+018" calcext:value-type="float">
            <text:p>1.59186522999028E+018</text:p>
          </table:table-cell>
          <table:table-cell table:formula="of:= ([.A444] - 1.59186520428114E+018) * 0.000000001" office:value-type="float" office:value="25.709139968" calcext:value-type="float">
            <text:p>25.7091399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79999997979" calcext:value-type="float">
            <text:p>-8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7549755573" calcext:value-type="float">
            <text:p>-1.27549755573</text:p>
          </table:table-cell>
          <table:table-cell office:value-type="float" office:value="-0.582580506802" calcext:value-type="float">
            <text:p>-0.582580506802</text:p>
          </table:table-cell>
          <table:table-cell office:value-type="float" office:value="-0.893898367882" calcext:value-type="float">
            <text:p>-0.893898367882</text:p>
          </table:table-cell>
          <table:table-cell/>
          <table:table-cell office:value-type="float" office:value="1.59186522999028E+018" calcext:value-type="float">
            <text:p>1.59186522999028E+018</text:p>
          </table:table-cell>
          <table:table-cell table:formula="of:=([.Q444]-1.59186520428114E+018)*0.000000001" office:value-type="float" office:value="25.709146112" calcext:value-type="float">
            <text:p>25.709146112</text:p>
          </table:table-cell>
          <table:table-cell table:style-name="ce1" office:value-type="float" office:value="-0.00000590171748627" calcext:value-type="float">
            <text:p>-5.90E-06</text:p>
          </table:table-cell>
          <table:table-cell table:style-name="ce1" office:value-type="float" office:value="-0.000033982367313" calcext:value-type="float">
            <text:p>-3.40E-05</text:p>
          </table:table-cell>
          <table:table-cell table:style-name="ce1" office:value-type="float" office:value="-0.00000349507308783" calcext:value-type="float">
            <text:p>-3.50E-06</text:p>
          </table:table-cell>
          <table:table-cell table:formula="of:=SQRT([.S444]*[.S444] + [.T444]*[.T444] + [.U444]*[.U444])" office:value-type="float" office:value="0.0000346676663964085" calcext:value-type="float">
            <text:p>3.46676663964085E-05</text:p>
          </table:table-cell>
          <table:table-cell table:formula="of:= ([.V445]-[.V444]) / ([.R445]-[.R444])" office:value-type="float" office:value="0.00271129346900849" calcext:value-type="float">
            <text:p>0.002711293469009</text:p>
          </table:table-cell>
        </table:table-row>
        <table:table-row table:style-name="ro1">
          <table:table-cell office:value-type="float" office:value="1.59186523004383E+018" calcext:value-type="float">
            <text:p>1.59186523004383E+018</text:p>
          </table:table-cell>
          <table:table-cell table:formula="of:= ([.A445] - 1.59186520428114E+018) * 0.000000001" office:value-type="float" office:value="25.762690048" calcext:value-type="float">
            <text:p>25.76269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190000006114" calcext:value-type="float">
            <text:p>-0.000190000006114</text:p>
          </table:table-cell>
          <table:table-cell office:value-type="float" office:value="-0.000180000002729" calcext:value-type="float">
            <text:p>-0.000180000002729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27550125122" calcext:value-type="float">
            <text:p>-1.27550125122</text:p>
          </table:table-cell>
          <table:table-cell office:value-type="float" office:value="-0.582572877407" calcext:value-type="float">
            <text:p>-0.582572877407</text:p>
          </table:table-cell>
          <table:table-cell office:value-type="float" office:value="-0.893897712231" calcext:value-type="float">
            <text:p>-0.893897712231</text:p>
          </table:table-cell>
          <table:table-cell/>
          <table:table-cell office:value-type="float" office:value="1.59186523004383E+018" calcext:value-type="float">
            <text:p>1.59186523004383E+018</text:p>
          </table:table-cell>
          <table:table-cell table:formula="of:=([.Q445]-1.59186520428114E+018)*0.000000001" office:value-type="float" office:value="25.762692096" calcext:value-type="float">
            <text:p>25.762692096</text:p>
          </table:table-cell>
          <table:table-cell office:value-type="float" office:value="-0.000161344200023" calcext:value-type="float">
            <text:p>-0.000161344200023</text:p>
          </table:table-cell>
          <table:table-cell table:style-name="ce1" office:value-type="float" office:value="-0.0000635743854218" calcext:value-type="float">
            <text:p>-6.36E-05</text:p>
          </table:table-cell>
          <table:table-cell table:style-name="ce1" office:value-type="float" office:value="0.0000476563291159" calcext:value-type="float">
            <text:p>4.77E-05</text:p>
          </table:table-cell>
          <table:table-cell table:formula="of:=SQRT([.S445]*[.S445] + [.T445]*[.T445] + [.U445]*[.U445])" office:value-type="float" office:value="0.00017984654310724" calcext:value-type="float">
            <text:p>0.000179846543107</text:p>
          </table:table-cell>
          <table:table-cell table:formula="of:= ([.V446]-[.V445]) / ([.R446]-[.R445])" office:value-type="float" office:value="-0.00170155721054455" calcext:value-type="float">
            <text:p>-0.001701557210545</text:p>
          </table:table-cell>
        </table:table-row>
        <table:table-row table:style-name="ro1">
          <table:table-cell office:value-type="float" office:value="1.59186523009578E+018" calcext:value-type="float">
            <text:p>1.59186523009578E+018</text:p>
          </table:table-cell>
          <table:table-cell table:formula="of:= ([.A446] - 1.59186520428114E+018) * 0.000000001" office:value-type="float" office:value="25.814640128" calcext:value-type="float">
            <text:p>25.814640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-0.0000599999984843" calcext:value-type="float">
            <text:p>-6.00E-05</text:p>
          </table:table-cell>
          <table:table-cell office:value-type="float" office:value="-0.000140000003739" calcext:value-type="float">
            <text:p>-0.000140000003739</text:p>
          </table:table-cell>
          <table:table-cell/>
          <table:table-cell office:value-type="float" office:value="-1.27549791336" calcext:value-type="float">
            <text:p>-1.27549791336</text:p>
          </table:table-cell>
          <table:table-cell office:value-type="float" office:value="-0.582578122616" calcext:value-type="float">
            <text:p>-0.582578122616</text:p>
          </table:table-cell>
          <table:table-cell office:value-type="float" office:value="-0.89389872551" calcext:value-type="float">
            <text:p>-0.89389872551</text:p>
          </table:table-cell>
          <table:table-cell/>
          <table:table-cell office:value-type="float" office:value="1.59186523009578E+018" calcext:value-type="float">
            <text:p>1.59186523009578E+018</text:p>
          </table:table-cell>
          <table:table-cell table:formula="of:=([.Q446]-1.59186520428114E+018)*0.000000001" office:value-type="float" office:value="25.814647296" calcext:value-type="float">
            <text:p>25.814647296</text:p>
          </table:table-cell>
          <table:table-cell table:style-name="ce1" office:value-type="float" office:value="-0.00000885502868186" calcext:value-type="float">
            <text:p>-8.86E-06</text:p>
          </table:table-cell>
          <table:table-cell table:style-name="ce1" office:value-type="float" office:value="0.00000913206167752" calcext:value-type="float">
            <text:p>9.13E-06</text:p>
          </table:table-cell>
          <table:table-cell table:style-name="ce1" office:value-type="float" office:value="-0.0000905527267605" calcext:value-type="float">
            <text:p>-9.06E-05</text:p>
          </table:table-cell>
          <table:table-cell table:formula="of:=SQRT([.S446]*[.S446] + [.T446]*[.T446] + [.U446]*[.U446])" office:value-type="float" office:value="0.0000914417979219589" calcext:value-type="float">
            <text:p>9.14417979219589E-05</text:p>
          </table:table-cell>
          <table:table-cell table:formula="of:= ([.V447]-[.V446]) / ([.R447]-[.R446])" office:value-type="float" office:value="-0.0000340280436046156" calcext:value-type="float">
            <text:p>-3.40280436046156E-05</text:p>
          </table:table-cell>
        </table:table-row>
        <table:table-row table:style-name="ro1">
          <table:table-cell office:value-type="float" office:value="1.5918652301972E+018" calcext:value-type="float">
            <text:p>1.5918652301972E+018</text:p>
          </table:table-cell>
          <table:table-cell table:formula="of:= ([.A447] - 1.59186520428114E+018) * 0.000000001" office:value-type="float" office:value="25.91606016" calcext:value-type="float">
            <text:p>25.916060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.000119999996969" calcext:value-type="float">
            <text:p>0.000119999996969</text:p>
          </table:table-cell>
          <table:table-cell table:style-name="ce1" office:value-type="float" office:value="0.0000700000018696" calcext:value-type="float">
            <text:p>7.00E-05</text:p>
          </table:table-cell>
          <table:table-cell table:style-name="ce1" office:value-type="float" office:value="0.0000399999989895" calcext:value-type="float">
            <text:p>4.00E-05</text:p>
          </table:table-cell>
          <table:table-cell/>
          <table:table-cell office:value-type="float" office:value="-1.27549493313" calcext:value-type="float">
            <text:p>-1.27549493313</text:p>
          </table:table-cell>
          <table:table-cell office:value-type="float" office:value="-0.582583248615" calcext:value-type="float">
            <text:p>-0.582583248615</text:p>
          </table:table-cell>
          <table:table-cell office:value-type="float" office:value="-0.893899381161" calcext:value-type="float">
            <text:p>-0.893899381161</text:p>
          </table:table-cell>
          <table:table-cell/>
          <table:table-cell office:value-type="float" office:value="1.5918652301972E+018" calcext:value-type="float">
            <text:p>1.5918652301972E+018</text:p>
          </table:table-cell>
          <table:table-cell table:formula="of:=([.Q447]-1.59186520428114E+018)*0.000000001" office:value-type="float" office:value="25.916063232" calcext:value-type="float">
            <text:p>25.916063232</text:p>
          </table:table-cell>
          <table:table-cell table:style-name="ce1" office:value-type="float" office:value="0.0000773098581703" calcext:value-type="float">
            <text:p>7.73E-05</text:p>
          </table:table-cell>
          <table:table-cell table:style-name="ce1" office:value-type="float" office:value="0.0000251534493145" calcext:value-type="float">
            <text:p>2.52E-05</text:p>
          </table:table-cell>
          <table:table-cell table:style-name="ce1" office:value-type="float" office:value="0.0000336581761076" calcext:value-type="float">
            <text:p>3.37E-05</text:p>
          </table:table-cell>
          <table:table-cell table:formula="of:=SQRT([.S447]*[.S447] + [.T447]*[.T447] + [.U447]*[.U447])" office:value-type="float" office:value="0.0000879908120295479" calcext:value-type="float">
            <text:p>8.79908120295479E-05</text:p>
          </table:table-cell>
          <table:table-cell table:formula="of:= ([.V448]-[.V447]) / ([.R448]-[.R447])" office:value-type="float" office:value="-0.0000221759440340719" calcext:value-type="float">
            <text:p>-2.21759440340719E-05</text:p>
          </table:table-cell>
        </table:table-row>
        <table:table-row table:style-name="ro1">
          <table:table-cell office:value-type="float" office:value="1.59186523024947E+018" calcext:value-type="float">
            <text:p>1.59186523024947E+018</text:p>
          </table:table-cell>
          <table:table-cell table:formula="of:= ([.A448] - 1.59186520428114E+018) * 0.000000001" office:value-type="float" office:value="25.968329984" calcext:value-type="float">
            <text:p>25.96832998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999999974738" calcext:value-type="float">
            <text:p>-1.00E-04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/>
          <table:table-cell office:value-type="float" office:value="-1.27549684048" calcext:value-type="float">
            <text:p>-1.27549684048</text:p>
          </table:table-cell>
          <table:table-cell office:value-type="float" office:value="-0.582575559616" calcext:value-type="float">
            <text:p>-0.582575559616</text:p>
          </table:table-cell>
          <table:table-cell office:value-type="float" office:value="-0.89389783144" calcext:value-type="float">
            <text:p>-0.89389783144</text:p>
          </table:table-cell>
          <table:table-cell/>
          <table:table-cell office:value-type="float" office:value="1.59186523024947E+018" calcext:value-type="float">
            <text:p>1.59186523024947E+018</text:p>
          </table:table-cell>
          <table:table-cell table:formula="of:=([.Q448]-1.59186520428114E+018)*0.000000001" office:value-type="float" office:value="25.96833024" calcext:value-type="float">
            <text:p>25.96833024</text:p>
          </table:table-cell>
          <table:table-cell table:style-name="ce1" office:value-type="float" office:value="-0.0000677968782838" calcext:value-type="float">
            <text:p>-6.78E-05</text:p>
          </table:table-cell>
          <table:table-cell table:style-name="ce1" office:value-type="float" office:value="-0.0000536356237717" calcext:value-type="float">
            <text:p>-5.36E-05</text:p>
          </table:table-cell>
          <table:table-cell table:style-name="ce1" office:value-type="float" office:value="0.00000815809653432" calcext:value-type="float">
            <text:p>8.16E-06</text:p>
          </table:table-cell>
          <table:table-cell table:formula="of:=SQRT([.S448]*[.S448] + [.T448]*[.T448] + [.U448]*[.U448])" office:value-type="float" office:value="0.0000868317417853116" calcext:value-type="float">
            <text:p>8.68317417853116E-05</text:p>
          </table:table-cell>
          <table:table-cell table:formula="of:= ([.V449]-[.V448]) / ([.R449]-[.R448])" office:value-type="float" office:value="-0.000443040677951511" calcext:value-type="float">
            <text:p>-0.000443040677952</text:p>
          </table:table-cell>
        </table:table-row>
        <table:table-row table:style-name="ro1">
          <table:table-cell office:value-type="float" office:value="1.59186523030183E+018" calcext:value-type="float">
            <text:p>1.59186523030183E+018</text:p>
          </table:table-cell>
          <table:table-cell table:formula="of:= ([.A449] - 1.59186520428114E+018) * 0.000000001" office:value-type="float" office:value="26.02068992" calcext:value-type="float">
            <text:p>26.020689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7550089359" calcext:value-type="float">
            <text:p>-1.27550089359</text:p>
          </table:table-cell>
          <table:table-cell office:value-type="float" office:value="-0.582574903965" calcext:value-type="float">
            <text:p>-0.582574903965</text:p>
          </table:table-cell>
          <table:table-cell office:value-type="float" office:value="-0.893895864487" calcext:value-type="float">
            <text:p>-0.893895864487</text:p>
          </table:table-cell>
          <table:table-cell/>
          <table:table-cell office:value-type="float" office:value="1.59186523030183E+018" calcext:value-type="float">
            <text:p>1.59186523030183E+018</text:p>
          </table:table-cell>
          <table:table-cell table:formula="of:=([.Q449]-1.59186520428114E+018)*0.000000001" office:value-type="float" office:value="26.02069248" calcext:value-type="float">
            <text:p>26.02069248</text:p>
          </table:table-cell>
          <table:table-cell table:style-name="ce1" office:value-type="float" office:value="0.0000186465240404" calcext:value-type="float">
            <text:p>1.86E-05</text:p>
          </table:table-cell>
          <table:table-cell table:style-name="ce1" office:value-type="float" office:value="-0.0000163561526278" calcext:value-type="float">
            <text:p>-1.64E-05</text:p>
          </table:table-cell>
          <table:table-cell table:style-name="ce1" office:value-type="float" office:value="-0.0000585999987379" calcext:value-type="float">
            <text:p>-5.86E-05</text:p>
          </table:table-cell>
          <table:table-cell table:formula="of:=SQRT([.S449]*[.S449] + [.T449]*[.T449] + [.U449]*[.U449])" office:value-type="float" office:value="0.0000636331394766515" calcext:value-type="float">
            <text:p>6.36331394766515E-05</text:p>
          </table:table-cell>
          <table:table-cell table:formula="of:= ([.V450]-[.V449]) / ([.R450]-[.R449])" office:value-type="float" office:value="0.000809960285965647" calcext:value-type="float">
            <text:p>0.000809960285966</text:p>
          </table:table-cell>
        </table:table-row>
        <table:table-row table:style-name="ro1">
          <table:table-cell office:value-type="float" office:value="1.59186523035407E+018" calcext:value-type="float">
            <text:p>1.59186523035407E+018</text:p>
          </table:table-cell>
          <table:table-cell table:formula="of:= ([.A450] - 1.59186520428114E+018) * 0.000000001" office:value-type="float" office:value="26.072930048" calcext:value-type="float">
            <text:p>26.0729300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09999998333" calcext:value-type="float">
            <text:p>-0.000209999998333</text:p>
          </table:table-cell>
          <table:table-cell table:style-name="ce1" office:value-type="float" office:value="-0.000079999997979" calcext:value-type="float">
            <text:p>-8.00E-05</text:p>
          </table:table-cell>
          <table:table-cell office:value-type="float" office:value="-0.000209999998333" calcext:value-type="float">
            <text:p>-0.000209999998333</text:p>
          </table:table-cell>
          <table:table-cell/>
          <table:table-cell office:value-type="float" office:value="-1.27548992634" calcext:value-type="float">
            <text:p>-1.27548992634</text:p>
          </table:table-cell>
          <table:table-cell office:value-type="float" office:value="-0.582588672638" calcext:value-type="float">
            <text:p>-0.582588672638</text:p>
          </table:table-cell>
          <table:table-cell office:value-type="float" office:value="-0.893902540207" calcext:value-type="float">
            <text:p>-0.893902540207</text:p>
          </table:table-cell>
          <table:table-cell/>
          <table:table-cell office:value-type="float" office:value="1.59186523035407E+018" calcext:value-type="float">
            <text:p>1.59186523035407E+018</text:p>
          </table:table-cell>
          <table:table-cell table:formula="of:=([.Q450]-1.59186520428114E+018)*0.000000001" office:value-type="float" office:value="26.072935424" calcext:value-type="float">
            <text:p>26.072935424</text:p>
          </table:table-cell>
          <table:table-cell table:style-name="ce1" office:value-type="float" office:value="-0.0000572491371713" calcext:value-type="float">
            <text:p>-5.72E-05</text:p>
          </table:table-cell>
          <table:table-cell table:style-name="ce1" office:value-type="float" office:value="-0.0000252534919127" calcext:value-type="float">
            <text:p>-2.53E-05</text:p>
          </table:table-cell>
          <table:table-cell table:style-name="ce1" office:value-type="float" office:value="-0.0000854970421642" calcext:value-type="float">
            <text:p>-8.55E-05</text:p>
          </table:table-cell>
          <table:table-cell table:formula="of:=SQRT([.S450]*[.S450] + [.T450]*[.T450] + [.U450]*[.U450])" office:value-type="float" office:value="0.000105947849338578" calcext:value-type="float">
            <text:p>0.000105947849339</text:p>
          </table:table-cell>
          <table:table-cell table:formula="of:= ([.V451]-[.V450]) / ([.R451]-[.R450])" office:value-type="float" office:value="0.000062730447129097" calcext:value-type="float">
            <text:p>6.2730447129097E-05</text:p>
          </table:table-cell>
        </table:table-row>
        <table:table-row table:style-name="ro1">
          <table:table-cell office:value-type="float" office:value="1.59186523040554E+018" calcext:value-type="float">
            <text:p>1.59186523040554E+018</text:p>
          </table:table-cell>
          <table:table-cell table:formula="of:= ([.A451] - 1.59186520428114E+018) * 0.000000001" office:value-type="float" office:value="26.124399872" calcext:value-type="float">
            <text:p>26.1243998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19999996969" calcext:value-type="float">
            <text:p>-0.000119999996969</text:p>
          </table:table-cell>
          <table:table-cell table:style-name="ce1" office:value-type="float" office:value="0.0000599999984843" calcext:value-type="float">
            <text:p>6.00E-05</text:p>
          </table:table-cell>
          <table:table-cell office:value-type="float" office:value="0.000140000003739" calcext:value-type="float">
            <text:p>0.000140000003739</text:p>
          </table:table-cell>
          <table:table-cell/>
          <table:table-cell office:value-type="float" office:value="-1.27549779415" calcext:value-type="float">
            <text:p>-1.27549779415</text:p>
          </table:table-cell>
          <table:table-cell office:value-type="float" office:value="-0.582582354546" calcext:value-type="float">
            <text:p>-0.582582354546</text:p>
          </table:table-cell>
          <table:table-cell office:value-type="float" office:value="-0.893896281719" calcext:value-type="float">
            <text:p>-0.893896281719</text:p>
          </table:table-cell>
          <table:table-cell/>
          <table:table-cell office:value-type="float" office:value="1.59186523040554E+018" calcext:value-type="float">
            <text:p>1.59186523040554E+018</text:p>
          </table:table-cell>
          <table:table-cell table:formula="of:=([.Q451]-1.59186520428114E+018)*0.000000001" office:value-type="float" office:value="26.12439936" calcext:value-type="float">
            <text:p>26.12439936</text:p>
          </table:table-cell>
          <table:table-cell table:style-name="ce1" office:value-type="float" office:value="-0.0000626555411145" calcext:value-type="float">
            <text:p>-6.27E-05</text:p>
          </table:table-cell>
          <table:table-cell table:style-name="ce1" office:value-type="float" office:value="-0.0000182248877536" calcext:value-type="float">
            <text:p>-1.82E-05</text:p>
          </table:table-cell>
          <table:table-cell table:style-name="ce1" office:value-type="float" office:value="0.0000875304540386" calcext:value-type="float">
            <text:p>8.75E-05</text:p>
          </table:table-cell>
          <table:table-cell table:formula="of:=SQRT([.S451]*[.S451] + [.T451]*[.T451] + [.U451]*[.U451])" office:value-type="float" office:value="0.000109176205054882" calcext:value-type="float">
            <text:p>0.000109176205055</text:p>
          </table:table-cell>
          <table:table-cell table:formula="of:= ([.V452]-[.V451]) / ([.R452]-[.R451])" office:value-type="float" office:value="-0.00166719212431103" calcext:value-type="float">
            <text:p>-0.001667192124311</text:p>
          </table:table-cell>
        </table:table-row>
        <table:table-row table:style-name="ro1">
          <table:table-cell office:value-type="float" office:value="1.59186523045708E+018" calcext:value-type="float">
            <text:p>1.59186523045708E+018</text:p>
          </table:table-cell>
          <table:table-cell table:formula="of:= ([.A452] - 1.59186520428114E+018) * 0.000000001" office:value-type="float" office:value="26.175940096" calcext:value-type="float">
            <text:p>26.1759400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2754919529" calcext:value-type="float">
            <text:p>-1.2754919529</text:p>
          </table:table-cell>
          <table:table-cell office:value-type="float" office:value="-0.582579374313" calcext:value-type="float">
            <text:p>-0.582579374313</text:p>
          </table:table-cell>
          <table:table-cell office:value-type="float" office:value="-0.893906414509" calcext:value-type="float">
            <text:p>-0.893906414509</text:p>
          </table:table-cell>
          <table:table-cell/>
          <table:table-cell office:value-type="float" office:value="1.59186523045708E+018" calcext:value-type="float">
            <text:p>1.59186523045708E+018</text:p>
          </table:table-cell>
          <table:table-cell table:formula="of:=([.Q452]-1.59186520428114E+018)*0.000000001" office:value-type="float" office:value="26.17594624" calcext:value-type="float">
            <text:p>26.17594624</text:p>
          </table:table-cell>
          <table:table-cell table:style-name="ce1" office:value-type="float" office:value="-0.00000589495084569" calcext:value-type="float">
            <text:p>-5.89E-06</text:p>
          </table:table-cell>
          <table:table-cell table:style-name="ce1" office:value-type="float" office:value="-0.0000104454702523" calcext:value-type="float">
            <text:p>-1.04E-05</text:p>
          </table:table-cell>
          <table:table-cell table:style-name="ce1" office:value-type="float" office:value="-0.0000199030200747" calcext:value-type="float">
            <text:p>-1.99E-05</text:p>
          </table:table-cell>
          <table:table-cell table:formula="of:=SQRT([.S452]*[.S452] + [.T452]*[.T452] + [.U452]*[.U452])" office:value-type="float" office:value="0.000023237652686076" calcext:value-type="float">
            <text:p>2.3237652686076E-05</text:p>
          </table:table-cell>
          <table:table-cell table:formula="of:= ([.V453]-[.V452]) / ([.R453]-[.R452])" office:value-type="float" office:value="0.00106291199802443" calcext:value-type="float">
            <text:p>0.001062911998024</text:p>
          </table:table-cell>
        </table:table-row>
        <table:table-row table:style-name="ro1">
          <table:table-cell office:value-type="float" office:value="1.59186523050935E+018" calcext:value-type="float">
            <text:p>1.59186523050935E+018</text:p>
          </table:table-cell>
          <table:table-cell table:formula="of:= ([.A453] - 1.59186520428114E+018) * 0.000000001" office:value-type="float" office:value="26.228210176" calcext:value-type="float">
            <text:p>26.22821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number-columns-repeated="2" table:style-name="ce1" office:value-type="float" office:value="0.0000999999974738" calcext:value-type="float">
            <text:p>1.00E-04</text:p>
          </table:table-cell>
          <table:table-cell table:style-name="ce1" office:value-type="float" office:value="0.0000599999984843" calcext:value-type="float">
            <text:p>6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27548861504" calcext:value-type="float">
            <text:p>-1.27548861504</text:p>
          </table:table-cell>
          <table:table-cell office:value-type="float" office:value="-0.582587361336" calcext:value-type="float">
            <text:p>-0.582587361336</text:p>
          </table:table-cell>
          <table:table-cell office:value-type="float" office:value="-0.893903374672" calcext:value-type="float">
            <text:p>-0.893903374672</text:p>
          </table:table-cell>
          <table:table-cell/>
          <table:table-cell office:value-type="float" office:value="1.59186523050935E+018" calcext:value-type="float">
            <text:p>1.59186523050935E+018</text:p>
          </table:table-cell>
          <table:table-cell table:formula="of:=([.Q453]-1.59186520428114E+018)*0.000000001" office:value-type="float" office:value="26.22821632" calcext:value-type="float">
            <text:p>26.22821632</text:p>
          </table:table-cell>
          <table:table-cell table:style-name="ce1" office:value-type="float" office:value="0.0000774210275267" calcext:value-type="float">
            <text:p>7.74E-05</text:p>
          </table:table-cell>
          <table:table-cell table:style-name="ce1" office:value-type="float" office:value="0.0000140876609294" calcext:value-type="float">
            <text:p>1.41E-05</text:p>
          </table:table-cell>
          <table:table-cell table:style-name="ce1" office:value-type="float" office:value="-0.0000040441591409" calcext:value-type="float">
            <text:p>-4.04E-06</text:p>
          </table:table-cell>
          <table:table-cell table:formula="of:=SQRT([.S453]*[.S453] + [.T453]*[.T453] + [.U453]*[.U453])" office:value-type="float" office:value="0.0000787961478557722" calcext:value-type="float">
            <text:p>7.87961478557722E-05</text:p>
          </table:table-cell>
          <table:table-cell table:formula="of:= ([.V454]-[.V453]) / ([.R454]-[.R453])" office:value-type="float" office:value="-0.000343172825341801" calcext:value-type="float">
            <text:p>-0.000343172825342</text:p>
          </table:table-cell>
        </table:table-row>
        <table:table-row table:style-name="ro1">
          <table:table-cell office:value-type="float" office:value="1.591865230561E+018" calcext:value-type="float">
            <text:p>1.591865230561E+018</text:p>
          </table:table-cell>
          <table:table-cell table:formula="of:= ([.A454] - 1.59186520428114E+018) * 0.000000001" office:value-type="float" office:value="26.279859968" calcext:value-type="float">
            <text:p>26.2798599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00000018696" calcext:value-type="float">
            <text:p>-7.00E-05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/>
          <table:table-cell office:value-type="float" office:value="-1.27549874783" calcext:value-type="float">
            <text:p>-1.27549874783</text:p>
          </table:table-cell>
          <table:table-cell office:value-type="float" office:value="-0.582584142685" calcext:value-type="float">
            <text:p>-0.582584142685</text:p>
          </table:table-cell>
          <table:table-cell office:value-type="float" office:value="-0.893895864487" calcext:value-type="float">
            <text:p>-0.893895864487</text:p>
          </table:table-cell>
          <table:table-cell/>
          <table:table-cell office:value-type="float" office:value="1.591865230561E+018" calcext:value-type="float">
            <text:p>1.591865230561E+018</text:p>
          </table:table-cell>
          <table:table-cell table:formula="of:=([.Q454]-1.59186520428114E+018)*0.000000001" office:value-type="float" office:value="26.279867392" calcext:value-type="float">
            <text:p>26.279867392</text:p>
          </table:table-cell>
          <table:table-cell table:style-name="ce1" office:value-type="float" office:value="-0.000044022086513" calcext:value-type="float">
            <text:p>-4.40E-05</text:p>
          </table:table-cell>
          <table:table-cell table:style-name="ce1" office:value-type="float" office:value="0.0000167931211763" calcext:value-type="float">
            <text:p>1.68E-05</text:p>
          </table:table-cell>
          <table:table-cell table:style-name="ce1" office:value-type="float" office:value="0.0000388548869523" calcext:value-type="float">
            <text:p>3.89E-05</text:p>
          </table:table-cell>
          <table:table-cell table:formula="of:=SQRT([.S454]*[.S454] + [.T454]*[.T454] + [.U454]*[.U454])" office:value-type="float" office:value="0.0000610709035455999" calcext:value-type="float">
            <text:p>6.10709035455999E-05</text:p>
          </table:table-cell>
          <table:table-cell table:formula="of:= ([.V455]-[.V454]) / ([.R455]-[.R454])" office:value-type="float" office:value="0.0000311637464311747" calcext:value-type="float">
            <text:p>3.11637464311747E-05</text:p>
          </table:table-cell>
        </table:table-row>
        <table:table-row table:style-name="ro1">
          <table:table-cell office:value-type="float" office:value="1.5918652306628E+018" calcext:value-type="float">
            <text:p>1.5918652306628E+018</text:p>
          </table:table-cell>
          <table:table-cell table:formula="of:= ([.A455] - 1.59186520428114E+018) * 0.000000001" office:value-type="float" office:value="26.38166016" calcext:value-type="float">
            <text:p>26.38166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80000002729" calcext:value-type="float">
            <text:p>0.000180000002729</text:p>
          </table:table-cell>
          <table:table-cell table:style-name="ce1" office:value-type="float" office:value="0.0000900000013644" calcext:value-type="float">
            <text:p>9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/>
          <table:table-cell office:value-type="float" office:value="-1.27549469471" calcext:value-type="float">
            <text:p>-1.27549469471</text:p>
          </table:table-cell>
          <table:table-cell office:value-type="float" office:value="-0.582579672337" calcext:value-type="float">
            <text:p>-0.582579672337</text:p>
          </table:table-cell>
          <table:table-cell office:value-type="float" office:value="-0.893900036812" calcext:value-type="float">
            <text:p>-0.893900036812</text:p>
          </table:table-cell>
          <table:table-cell/>
          <table:table-cell office:value-type="float" office:value="1.5918652306628E+018" calcext:value-type="float">
            <text:p>1.5918652306628E+018</text:p>
          </table:table-cell>
          <table:table-cell table:formula="of:=([.Q455]-1.59186520428114E+018)*0.000000001" office:value-type="float" office:value="26.381664256" calcext:value-type="float">
            <text:p>26.381664256</text:p>
          </table:table-cell>
          <table:table-cell table:style-name="ce1" office:value-type="float" office:value="-0.0000524816823599" calcext:value-type="float">
            <text:p>-5.25E-05</text:p>
          </table:table-cell>
          <table:table-cell table:style-name="ce1" office:value-type="float" office:value="-0.00000844648366183" calcext:value-type="float">
            <text:p>-8.45E-06</text:p>
          </table:table-cell>
          <table:table-cell table:style-name="ce1" office:value-type="float" office:value="0.0000360767007805" calcext:value-type="float">
            <text:p>3.61E-05</text:p>
          </table:table-cell>
          <table:table-cell table:formula="of:=SQRT([.S455]*[.S455] + [.T455]*[.T455] + [.U455]*[.U455])" office:value-type="float" office:value="0.0000642432752027847" calcext:value-type="float">
            <text:p>6.42432752027847E-05</text:p>
          </table:table-cell>
          <table:table-cell table:formula="of:= ([.V456]-[.V455]) / ([.R456]-[.R455])" office:value-type="float" office:value="0.000419375303128013" calcext:value-type="float">
            <text:p>0.000419375303128</text:p>
          </table:table-cell>
        </table:table-row>
        <table:table-row table:style-name="ro1">
          <table:table-cell office:value-type="float" office:value="1.59186523071499E+018" calcext:value-type="float">
            <text:p>1.59186523071499E+018</text:p>
          </table:table-cell>
          <table:table-cell table:formula="of:= ([.A456] - 1.59186520428114E+018) * 0.000000001" office:value-type="float" office:value="26.433850112" calcext:value-type="float">
            <text:p>26.43385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-0.000150000007125" calcext:value-type="float">
            <text:p>-0.000150000007125</text:p>
          </table:table-cell>
          <table:table-cell office:value-type="float" office:value="0.000130000000354" calcext:value-type="float">
            <text:p>0.000130000000354</text:p>
          </table:table-cell>
          <table:table-cell/>
          <table:table-cell office:value-type="float" office:value="-1.27549409866" calcext:value-type="float">
            <text:p>-1.27549409866</text:p>
          </table:table-cell>
          <table:table-cell office:value-type="float" office:value="-0.582581162453" calcext:value-type="float">
            <text:p>-0.582581162453</text:p>
          </table:table-cell>
          <table:table-cell office:value-type="float" office:value="-0.893903613091" calcext:value-type="float">
            <text:p>-0.893903613091</text:p>
          </table:table-cell>
          <table:table-cell/>
          <table:table-cell office:value-type="float" office:value="1.59186523071499E+018" calcext:value-type="float">
            <text:p>1.59186523071499E+018</text:p>
          </table:table-cell>
          <table:table-cell table:formula="of:=([.Q456]-1.59186520428114E+018)*0.000000001" office:value-type="float" office:value="26.433851392" calcext:value-type="float">
            <text:p>26.433851392</text:p>
          </table:table-cell>
          <table:table-cell table:style-name="ce1" office:value-type="float" office:value="0.00000635368769508" calcext:value-type="float">
            <text:p>6.35E-06</text:p>
          </table:table-cell>
          <table:table-cell table:style-name="ce1" office:value-type="float" office:value="-0.000084978666564" calcext:value-type="float">
            <text:p>-8.50E-05</text:p>
          </table:table-cell>
          <table:table-cell table:style-name="ce1" office:value-type="float" office:value="-0.0000125103251776" calcext:value-type="float">
            <text:p>-1.25E-05</text:p>
          </table:table-cell>
          <table:table-cell table:formula="of:=SQRT([.S456]*[.S456] + [.T456]*[.T456] + [.U456]*[.U456])" office:value-type="float" office:value="0.0000861292711821678" calcext:value-type="float">
            <text:p>8.61292711821678E-05</text:p>
          </table:table-cell>
          <table:table-cell table:formula="of:= ([.V457]-[.V456]) / ([.R457]-[.R456])" office:value-type="float" office:value="0.00118855842289554" calcext:value-type="float">
            <text:p>0.001188558422896</text:p>
          </table:table-cell>
        </table:table-row>
        <table:table-row table:style-name="ro1">
          <table:table-cell office:value-type="float" office:value="1.59186523076967E+018" calcext:value-type="float">
            <text:p>1.59186523076967E+018</text:p>
          </table:table-cell>
          <table:table-cell table:formula="of:= ([.A457] - 1.59186520428114E+018) * 0.000000001" office:value-type="float" office:value="26.48852992" calcext:value-type="float">
            <text:p>26.4885299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.000110000000859" calcext:value-type="float">
            <text:p>0.000110000000859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27549493313" calcext:value-type="float">
            <text:p>-1.27549493313</text:p>
          </table:table-cell>
          <table:table-cell office:value-type="float" office:value="-0.582584619522" calcext:value-type="float">
            <text:p>-0.582584619522</text:p>
          </table:table-cell>
          <table:table-cell office:value-type="float" office:value="-0.893900573254" calcext:value-type="float">
            <text:p>-0.893900573254</text:p>
          </table:table-cell>
          <table:table-cell/>
          <table:table-cell office:value-type="float" office:value="1.59186523076967E+018" calcext:value-type="float">
            <text:p>1.59186523076967E+018</text:p>
          </table:table-cell>
          <table:table-cell table:formula="of:=([.Q457]-1.59186520428114E+018)*0.000000001" office:value-type="float" office:value="26.488536576" calcext:value-type="float">
            <text:p>26.488536576</text:p>
          </table:table-cell>
          <table:table-cell office:value-type="float" office:value="0.000141933924169" calcext:value-type="float">
            <text:p>0.000141933924169</text:p>
          </table:table-cell>
          <table:table-cell table:style-name="ce1" office:value-type="float" office:value="0.0000435350739281" calcext:value-type="float">
            <text:p>4.35E-05</text:p>
          </table:table-cell>
          <table:table-cell table:style-name="ce1" office:value-type="float" office:value="0.0000282571782009" calcext:value-type="float">
            <text:p>2.83E-05</text:p>
          </table:table-cell>
          <table:table-cell table:formula="of:=SQRT([.S457]*[.S457] + [.T457]*[.T457] + [.U457]*[.U457])" office:value-type="float" office:value="0.000151125807232961" calcext:value-type="float">
            <text:p>0.000151125807233</text:p>
          </table:table-cell>
          <table:table-cell table:formula="of:= ([.V458]-[.V457]) / ([.R458]-[.R457])" office:value-type="float" office:value="-0.000357364686937748" calcext:value-type="float">
            <text:p>-0.000357364686938</text:p>
          </table:table-cell>
        </table:table-row>
        <table:table-row table:style-name="ro1">
          <table:table-cell office:value-type="float" office:value="1.59186523082508E+018" calcext:value-type="float">
            <text:p>1.59186523082508E+018</text:p>
          </table:table-cell>
          <table:table-cell table:formula="of:= ([.A458] - 1.59186520428114E+018) * 0.000000001" office:value-type="float" office:value="26.543940096" calcext:value-type="float">
            <text:p>26.5439400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599999984843" calcext:value-type="float">
            <text:p>-6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27549576759" calcext:value-type="float">
            <text:p>-1.27549576759</text:p>
          </table:table-cell>
          <table:table-cell office:value-type="float" office:value="-0.582580149174" calcext:value-type="float">
            <text:p>-0.582580149174</text:p>
          </table:table-cell>
          <table:table-cell office:value-type="float" office:value="-0.893898367882" calcext:value-type="float">
            <text:p>-0.893898367882</text:p>
          </table:table-cell>
          <table:table-cell/>
          <table:table-cell office:value-type="float" office:value="1.59186523082508E+018" calcext:value-type="float">
            <text:p>1.59186523082508E+018</text:p>
          </table:table-cell>
          <table:table-cell table:formula="of:=([.Q458]-1.59186520428114E+018)*0.000000001" office:value-type="float" office:value="26.543941376" calcext:value-type="float">
            <text:p>26.543941376</text:p>
          </table:table-cell>
          <table:table-cell office:value-type="float" office:value="-0.000103457423393" calcext:value-type="float">
            <text:p>-0.000103457423393</text:p>
          </table:table-cell>
          <table:table-cell table:style-name="ce1" office:value-type="float" office:value="-0.0000688270883984" calcext:value-type="float">
            <text:p>-6.88E-05</text:p>
          </table:table-cell>
          <table:table-cell table:style-name="ce1" office:value-type="float" office:value="-0.0000424962927354" calcext:value-type="float">
            <text:p>-4.25E-05</text:p>
          </table:table-cell>
          <table:table-cell table:formula="of:=SQRT([.S458]*[.S458] + [.T458]*[.T458] + [.U458]*[.U458])" office:value-type="float" office:value="0.000131326088226112" calcext:value-type="float">
            <text:p>0.000131326088226</text:p>
          </table:table-cell>
          <table:table-cell table:formula="of:= ([.V459]-[.V458]) / ([.R459]-[.R458])" office:value-type="float" office:value="0.000106739526079162" calcext:value-type="float">
            <text:p>0.000106739526079</text:p>
          </table:table-cell>
        </table:table-row>
        <table:table-row table:style-name="ro1">
          <table:table-cell office:value-type="float" office:value="1.59186523087729E+018" calcext:value-type="float">
            <text:p>1.59186523087729E+018</text:p>
          </table:table-cell>
          <table:table-cell table:formula="of:= ([.A459] - 1.59186520428114E+018) * 0.000000001" office:value-type="float" office:value="26.596150016" calcext:value-type="float">
            <text:p>26.5961500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239999993937" calcext:value-type="float">
            <text:p>-0.000239999993937</text:p>
          </table:table-cell>
          <table:table-cell table:style-name="ce1" office:value-type="float" office:value="-0.0000700000018696" calcext:value-type="float">
            <text:p>-7.00E-05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7549254894" calcext:value-type="float">
            <text:p>-1.27549254894</text:p>
          </table:table-cell>
          <table:table-cell office:value-type="float" office:value="-0.582587063313" calcext:value-type="float">
            <text:p>-0.582587063313</text:p>
          </table:table-cell>
          <table:table-cell office:value-type="float" office:value="-0.893904328346" calcext:value-type="float">
            <text:p>-0.893904328346</text:p>
          </table:table-cell>
          <table:table-cell/>
          <table:table-cell office:value-type="float" office:value="1.59186523087729E+018" calcext:value-type="float">
            <text:p>1.59186523087729E+018</text:p>
          </table:table-cell>
          <table:table-cell table:formula="of:=([.Q459]-1.59186520428114E+018)*0.000000001" office:value-type="float" office:value="26.59614848" calcext:value-type="float">
            <text:p>26.59614848</text:p>
          </table:table-cell>
          <table:table-cell office:value-type="float" office:value="-0.000119741533126" calcext:value-type="float">
            <text:p>-0.000119741533126</text:p>
          </table:table-cell>
          <table:table-cell table:style-name="ce1" office:value-type="float" office:value="-0.0000591852476646" calcext:value-type="float">
            <text:p>-5.92E-05</text:p>
          </table:table-cell>
          <table:table-cell table:style-name="ce1" office:value-type="float" office:value="-0.0000300051997328" calcext:value-type="float">
            <text:p>-3.00E-05</text:p>
          </table:table-cell>
          <table:table-cell table:formula="of:=SQRT([.S459]*[.S459] + [.T459]*[.T459] + [.U459]*[.U459])" office:value-type="float" office:value="0.000136898649765037" calcext:value-type="float">
            <text:p>0.000136898649765</text:p>
          </table:table-cell>
          <table:table-cell table:formula="of:= ([.V460]-[.V459]) / ([.R460]-[.R459])" office:value-type="float" office:value="0.000730793258615086" calcext:value-type="float">
            <text:p>0.000730793258615</text:p>
          </table:table-cell>
        </table:table-row>
        <table:table-row table:style-name="ro1">
          <table:table-cell office:value-type="float" office:value="1.59186523092936E+018" calcext:value-type="float">
            <text:p>1.59186523092936E+018</text:p>
          </table:table-cell>
          <table:table-cell table:formula="of:= ([.A460] - 1.59186520428114E+018) * 0.000000001" office:value-type="float" office:value="26.648219904" calcext:value-type="float">
            <text:p>26.6482199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-0.000190000006114" calcext:value-type="float">
            <text:p>-0.000190000006114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27549290657" calcext:value-type="float">
            <text:p>-1.27549290657</text:p>
          </table:table-cell>
          <table:table-cell office:value-type="float" office:value="-0.58258163929" calcext:value-type="float">
            <text:p>-0.58258163929</text:p>
          </table:table-cell>
          <table:table-cell office:value-type="float" office:value="-0.89390206337" calcext:value-type="float">
            <text:p>-0.89390206337</text:p>
          </table:table-cell>
          <table:table-cell/>
          <table:table-cell office:value-type="float" office:value="1.59186523092936E+018" calcext:value-type="float">
            <text:p>1.59186523092936E+018</text:p>
          </table:table-cell>
          <table:table-cell table:formula="of:=([.Q460]-1.59186520428114E+018)*0.000000001" office:value-type="float" office:value="26.64822528" calcext:value-type="float">
            <text:p>26.64822528</text:p>
          </table:table-cell>
          <table:table-cell office:value-type="float" office:value="-0.000165029632626" calcext:value-type="float">
            <text:p>-0.000165029632626</text:p>
          </table:table-cell>
          <table:table-cell table:style-name="ce1" office:value-type="float" office:value="-0.0000305965731968" calcext:value-type="float">
            <text:p>-3.06E-05</text:p>
          </table:table-cell>
          <table:table-cell table:style-name="ce1" office:value-type="float" office:value="-0.0000493829975312" calcext:value-type="float">
            <text:p>-4.94E-05</text:p>
          </table:table-cell>
          <table:table-cell table:formula="of:=SQRT([.S460]*[.S460] + [.T460]*[.T460] + [.U460]*[.U460])" office:value-type="float" office:value="0.000174956024135284" calcext:value-type="float">
            <text:p>0.000174956024135</text:p>
          </table:table-cell>
          <table:table-cell table:formula="of:= ([.V461]-[.V460]) / ([.R461]-[.R460])" office:value-type="float" office:value="-0.00259596042832683" calcext:value-type="float">
            <text:p>-0.002595960428327</text:p>
          </table:table-cell>
        </table:table-row>
        <table:table-row table:style-name="ro1">
          <table:table-cell office:value-type="float" office:value="1.59186523098143E+018" calcext:value-type="float">
            <text:p>1.59186523098143E+018</text:p>
          </table:table-cell>
          <table:table-cell table:formula="of:= ([.A461] - 1.59186520428114E+018) * 0.000000001" office:value-type="float" office:value="26.700289792" calcext:value-type="float">
            <text:p>26.7002897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-1.27548933029" calcext:value-type="float">
            <text:p>-1.27548933029</text:p>
          </table:table-cell>
          <table:table-cell office:value-type="float" office:value="-0.582584679127" calcext:value-type="float">
            <text:p>-0.582584679127</text:p>
          </table:table-cell>
          <table:table-cell office:value-type="float" office:value="-0.893905639648" calcext:value-type="float">
            <text:p>-0.893905639648</text:p>
          </table:table-cell>
          <table:table-cell/>
          <table:table-cell office:value-type="float" office:value="1.59186523098143E+018" calcext:value-type="float">
            <text:p>1.59186523098143E+018</text:p>
          </table:table-cell>
          <table:table-cell table:formula="of:=([.Q461]-1.59186520428114E+018)*0.000000001" office:value-type="float" office:value="26.700290304" calcext:value-type="float">
            <text:p>26.700290304</text:p>
          </table:table-cell>
          <table:table-cell table:style-name="ce1" office:value-type="float" office:value="-0.0000318708953273" calcext:value-type="float">
            <text:p>-3.19E-05</text:p>
          </table:table-cell>
          <table:table-cell table:style-name="ce1" office:value-type="float" office:value="0.0000219039065996" calcext:value-type="float">
            <text:p>2.19E-05</text:p>
          </table:table-cell>
          <table:table-cell table:style-name="ce1" office:value-type="float" office:value="-0.00000939619985729" calcext:value-type="float">
            <text:p>-9.40E-06</text:p>
          </table:table-cell>
          <table:table-cell table:formula="of:=SQRT([.S461]*[.S461] + [.T461]*[.T461] + [.U461]*[.U461])" office:value-type="float" office:value="0.000039797282131395" calcext:value-type="float">
            <text:p>3.9797282131395E-05</text:p>
          </table:table-cell>
          <table:table-cell table:formula="of:= ([.V462]-[.V461]) / ([.R462]-[.R461])" office:value-type="float" office:value="0.000547819749486987" calcext:value-type="float">
            <text:p>0.000547819749487</text:p>
          </table:table-cell>
        </table:table-row>
        <table:table-row table:style-name="ro1">
          <table:table-cell office:value-type="float" office:value="1.59186523103284E+018" calcext:value-type="float">
            <text:p>1.59186523103284E+018</text:p>
          </table:table-cell>
          <table:table-cell table:formula="of:= ([.A462] - 1.59186520428114E+018) * 0.000000001" office:value-type="float" office:value="26.751699968" calcext:value-type="float">
            <text:p>26.7516999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.000119999996969" calcext:value-type="float">
            <text:p>0.000119999996969</text:p>
          </table:table-cell>
          <table:table-cell table:style-name="ce1" office:value-type="float" office:value="0.0000299999992421" calcext:value-type="float">
            <text:p>3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27550446987" calcext:value-type="float">
            <text:p>-1.27550446987</text:p>
          </table:table-cell>
          <table:table-cell office:value-type="float" office:value="-0.582580327988" calcext:value-type="float">
            <text:p>-0.582580327988</text:p>
          </table:table-cell>
          <table:table-cell office:value-type="float" office:value="-0.893892586231" calcext:value-type="float">
            <text:p>-0.893892586231</text:p>
          </table:table-cell>
          <table:table-cell/>
          <table:table-cell office:value-type="float" office:value="1.59186523103284E+018" calcext:value-type="float">
            <text:p>1.59186523103284E+018</text:p>
          </table:table-cell>
          <table:table-cell table:formula="of:=([.Q462]-1.59186520428114E+018)*0.000000001" office:value-type="float" office:value="26.751703296" calcext:value-type="float">
            <text:p>26.751703296</text:p>
          </table:table-cell>
          <table:table-cell table:style-name="ce1" office:value-type="float" office:value="0.0000658435747027" calcext:value-type="float">
            <text:p>6.58E-05</text:p>
          </table:table-cell>
          <table:table-cell table:style-name="ce1" office:value-type="float" office:value="0.00000627321605862" calcext:value-type="float">
            <text:p>6.27E-06</text:p>
          </table:table-cell>
          <table:table-cell table:style-name="ce1" office:value-type="float" office:value="-0.0000156252790475" calcext:value-type="float">
            <text:p>-1.56E-05</text:p>
          </table:table-cell>
          <table:table-cell table:formula="of:=SQRT([.S462]*[.S462] + [.T462]*[.T462] + [.U462]*[.U462])" office:value-type="float" office:value="0.0000679623345292112" calcext:value-type="float">
            <text:p>6.79623345292112E-05</text:p>
          </table:table-cell>
          <table:table-cell table:formula="of:= ([.V463]-[.V462]) / ([.R463]-[.R462])" office:value-type="float" office:value="0.00123331807629989" calcext:value-type="float">
            <text:p>0.0012333180763</text:p>
          </table:table-cell>
        </table:table-row>
        <table:table-row table:style-name="ro1">
          <table:table-cell office:value-type="float" office:value="1.59186523108491E+018" calcext:value-type="float">
            <text:p>1.59186523108491E+018</text:p>
          </table:table-cell>
          <table:table-cell table:formula="of:= ([.A463] - 1.59186520428114E+018) * 0.000000001" office:value-type="float" office:value="26.803770112" calcext:value-type="float">
            <text:p>26.80377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360000005458" calcext:value-type="float">
            <text:p>-0.000360000005458</text:p>
          </table:table-cell>
          <table:table-cell table:style-name="ce1" office:value-type="float" office:value="-0.0000700000018696" calcext:value-type="float">
            <text:p>-7.00E-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7550017834" calcext:value-type="float">
            <text:p>-1.27550017834</text:p>
          </table:table-cell>
          <table:table-cell office:value-type="float" office:value="-0.582578539848" calcext:value-type="float">
            <text:p>-0.582578539848</text:p>
          </table:table-cell>
          <table:table-cell office:value-type="float" office:value="-0.893895626068" calcext:value-type="float">
            <text:p>-0.893895626068</text:p>
          </table:table-cell>
          <table:table-cell/>
          <table:table-cell office:value-type="float" office:value="1.59186523108491E+018" calcext:value-type="float">
            <text:p>1.59186523108491E+018</text:p>
          </table:table-cell>
          <table:table-cell table:formula="of:=([.Q463]-1.59186520428114E+018)*0.000000001" office:value-type="float" office:value="26.80377216" calcext:value-type="float">
            <text:p>26.80377216</text:p>
          </table:table-cell>
          <table:table-cell office:value-type="float" office:value="-0.000129647844005" calcext:value-type="float">
            <text:p>-0.000129647844005</text:p>
          </table:table-cell>
          <table:table-cell table:style-name="ce1" office:value-type="float" office:value="-0.0000248260876106" calcext:value-type="float">
            <text:p>-2.48E-05</text:p>
          </table:table-cell>
          <table:table-cell table:style-name="ce1" office:value-type="float" office:value="-0.00000682663585394" calcext:value-type="float">
            <text:p>-6.83E-06</text:p>
          </table:table-cell>
          <table:table-cell table:formula="of:=SQRT([.S463]*[.S463] + [.T463]*[.T463] + [.U463]*[.U463])" office:value-type="float" office:value="0.00013217980571281" calcext:value-type="float">
            <text:p>0.000132179805713</text:p>
          </table:table-cell>
          <table:table-cell table:formula="of:= ([.V464]-[.V463]) / ([.R464]-[.R463])" office:value-type="float" office:value="-0.00128514463381032" calcext:value-type="float">
            <text:p>-0.00128514463381</text:p>
          </table:table-cell>
        </table:table-row>
        <table:table-row table:style-name="ro1">
          <table:table-cell office:value-type="float" office:value="1.59186523113741E+018" calcext:value-type="float">
            <text:p>1.59186523113741E+018</text:p>
          </table:table-cell>
          <table:table-cell table:formula="of:= ([.A464] - 1.59186520428114E+018) * 0.000000001" office:value-type="float" office:value="26.85627008" calcext:value-type="float">
            <text:p>26.8562700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80000002729" calcext:value-type="float">
            <text:p>0.000180000002729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399999989895" calcext:value-type="float">
            <text:p>-4.00E-05</text:p>
          </table:table-cell>
          <table:table-cell/>
          <table:table-cell office:value-type="float" office:value="-1.27549242973" calcext:value-type="float">
            <text:p>-1.27549242973</text:p>
          </table:table-cell>
          <table:table-cell office:value-type="float" office:value="-0.582580029964" calcext:value-type="float">
            <text:p>-0.582580029964</text:p>
          </table:table-cell>
          <table:table-cell office:value-type="float" office:value="-0.893900036812" calcext:value-type="float">
            <text:p>-0.893900036812</text:p>
          </table:table-cell>
          <table:table-cell/>
          <table:table-cell office:value-type="float" office:value="1.59186523113741E+018" calcext:value-type="float">
            <text:p>1.59186523113741E+018</text:p>
          </table:table-cell>
          <table:table-cell table:formula="of:=([.Q464]-1.59186520428114E+018)*0.000000001" office:value-type="float" office:value="26.856273408" calcext:value-type="float">
            <text:p>26.856273408</text:p>
          </table:table-cell>
          <table:table-cell table:style-name="ce1" office:value-type="float" office:value="0.0000618126869085" calcext:value-type="float">
            <text:p>6.18E-05</text:p>
          </table:table-cell>
          <table:table-cell table:style-name="ce1" office:value-type="float" office:value="0.0000100917250165" calcext:value-type="float">
            <text:p>1.01E-05</text:p>
          </table:table-cell>
          <table:table-cell table:style-name="ce1" office:value-type="float" office:value="0.000016263091311" calcext:value-type="float">
            <text:p>1.63E-05</text:p>
          </table:table-cell>
          <table:table-cell table:formula="of:=SQRT([.S464]*[.S464] + [.T464]*[.T464] + [.U464]*[.U464])" office:value-type="float" office:value="0.0000647081085772627" calcext:value-type="float">
            <text:p>6.47081085772627E-05</text:p>
          </table:table-cell>
          <table:table-cell table:formula="of:= ([.V465]-[.V464]) / ([.R465]-[.R464])" office:value-type="float" office:value="0.000595859030715218" calcext:value-type="float">
            <text:p>0.000595859030715</text:p>
          </table:table-cell>
        </table:table-row>
        <table:table-row table:style-name="ro1">
          <table:table-cell office:value-type="float" office:value="1.59186523119059E+018" calcext:value-type="float">
            <text:p>1.59186523119059E+018</text:p>
          </table:table-cell>
          <table:table-cell table:formula="of:= ([.A465] - 1.59186520428114E+018) * 0.000000001" office:value-type="float" office:value="26.90945024" calcext:value-type="float">
            <text:p>26.90945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250000011874" calcext:value-type="float">
            <text:p>0.000250000011874</text:p>
          </table:table-cell>
          <table:table-cell table:style-name="ce1" office:value-type="float" office:value="0.0000499999987369" calcext:value-type="float">
            <text:p>5.00E-05</text:p>
          </table:table-cell>
          <table:table-cell table:style-name="ce1" office:value-type="float" office:value="0.0000299999992421" calcext:value-type="float">
            <text:p>3.00E-05</text:p>
          </table:table-cell>
          <table:table-cell/>
          <table:table-cell office:value-type="float" office:value="-1.27550578117" calcext:value-type="float">
            <text:p>-1.27550578117</text:p>
          </table:table-cell>
          <table:table-cell office:value-type="float" office:value="-0.582583546638" calcext:value-type="float">
            <text:p>-0.582583546638</text:p>
          </table:table-cell>
          <table:table-cell office:value-type="float" office:value="-0.893893361092" calcext:value-type="float">
            <text:p>-0.893893361092</text:p>
          </table:table-cell>
          <table:table-cell/>
          <table:table-cell office:value-type="float" office:value="1.59186523119059E+018" calcext:value-type="float">
            <text:p>1.59186523119059E+018</text:p>
          </table:table-cell>
          <table:table-cell table:formula="of:=([.Q465]-1.59186520428114E+018)*0.000000001" office:value-type="float" office:value="26.909456384" calcext:value-type="float">
            <text:p>26.909456384</text:p>
          </table:table-cell>
          <table:table-cell table:style-name="ce1" office:value-type="float" office:value="0.0000798751789262" calcext:value-type="float">
            <text:p>7.99E-05</text:p>
          </table:table-cell>
          <table:table-cell table:style-name="ce1" office:value-type="float" office:value="0.0000183960873983" calcext:value-type="float">
            <text:p>1.84E-05</text:p>
          </table:table-cell>
          <table:table-cell table:style-name="ce1" office:value-type="float" office:value="0.0000507350923726" calcext:value-type="float">
            <text:p>5.07E-05</text:p>
          </table:table-cell>
          <table:table-cell table:formula="of:=SQRT([.S465]*[.S465] + [.T465]*[.T465] + [.U465]*[.U465])" office:value-type="float" office:value="0.0000963976651071727" calcext:value-type="float">
            <text:p>9.63976651071727E-05</text:p>
          </table:table-cell>
          <table:table-cell table:formula="of:= ([.V466]-[.V465]) / ([.R466]-[.R465])" office:value-type="float" office:value="0.000670916356957407" calcext:value-type="float">
            <text:p>0.000670916356957</text:p>
          </table:table-cell>
        </table:table-row>
        <table:table-row table:style-name="ro1">
          <table:table-cell office:value-type="float" office:value="1.59186523124349E+018" calcext:value-type="float">
            <text:p>1.59186523124349E+018</text:p>
          </table:table-cell>
          <table:table-cell table:formula="of:= ([.A466] - 1.59186520428114E+018) * 0.000000001" office:value-type="float" office:value="26.96235008" calcext:value-type="float">
            <text:p>26.962350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0.000190000006114" calcext:value-type="float">
            <text:p>0.000190000006114</text:p>
          </table:table-cell>
          <table:table-cell office:value-type="float" office:value="0.000269999989541" calcext:value-type="float">
            <text:p>0.000269999989541</text:p>
          </table:table-cell>
          <table:table-cell office:value-type="float" office:value="0.000130000000354" calcext:value-type="float">
            <text:p>0.000130000000354</text:p>
          </table:table-cell>
          <table:table-cell/>
          <table:table-cell office:value-type="float" office:value="-1.27549231052" calcext:value-type="float">
            <text:p>-1.27549231052</text:p>
          </table:table-cell>
          <table:table-cell office:value-type="float" office:value="-0.582586705685" calcext:value-type="float">
            <text:p>-0.582586705685</text:p>
          </table:table-cell>
          <table:table-cell office:value-type="float" office:value="-0.893901467323" calcext:value-type="float">
            <text:p>-0.893901467323</text:p>
          </table:table-cell>
          <table:table-cell/>
          <table:table-cell office:value-type="float" office:value="1.59186523124349E+018" calcext:value-type="float">
            <text:p>1.59186523124349E+018</text:p>
          </table:table-cell>
          <table:table-cell table:formula="of:=([.Q466]-1.59186520428114E+018)*0.000000001" office:value-type="float" office:value="26.962358016" calcext:value-type="float">
            <text:p>26.962358016</text:p>
          </table:table-cell>
          <table:table-cell office:value-type="float" office:value="0.000104791055492" calcext:value-type="float">
            <text:p>0.000104791055492</text:p>
          </table:table-cell>
          <table:table-cell table:style-name="ce1" office:value-type="float" office:value="0.0000578166000196" calcext:value-type="float">
            <text:p>5.78E-05</text:p>
          </table:table-cell>
          <table:table-cell table:style-name="ce1" office:value-type="float" office:value="0.0000554175931029" calcext:value-type="float">
            <text:p>5.54E-05</text:p>
          </table:table-cell>
          <table:table-cell table:formula="of:=SQRT([.S466]*[.S466] + [.T466]*[.T466] + [.U466]*[.U466])" office:value-type="float" office:value="0.000131890235325715" calcext:value-type="float">
            <text:p>0.000131890235326</text:p>
          </table:table-cell>
          <table:table-cell table:formula="of:= ([.V467]-[.V466]) / ([.R467]-[.R466])" office:value-type="float" office:value="-0.000210536138736718" calcext:value-type="float">
            <text:p>-0.000210536138737</text:p>
          </table:table-cell>
        </table:table-row>
        <table:table-row table:style-name="ro1">
          <table:table-cell office:value-type="float" office:value="1.59186523134503E+018" calcext:value-type="float">
            <text:p>1.59186523134503E+018</text:p>
          </table:table-cell>
          <table:table-cell table:formula="of:= ([.A467] - 1.59186520428114E+018) * 0.000000001" office:value-type="float" office:value="27.063890176" calcext:value-type="float">
            <text:p>27.06389017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399999989895" calcext:value-type="float">
            <text:p>-0.000399999989895</text:p>
          </table:table-cell>
          <table:table-cell office:value-type="float" office:value="-0.000130000000354" calcext:value-type="float">
            <text:p>-0.000130000000354</text:p>
          </table:table-cell>
          <table:table-cell table:style-name="ce1" office:value-type="float" office:value="0.0000499999987369" calcext:value-type="float">
            <text:p>5.00E-05</text:p>
          </table:table-cell>
          <table:table-cell/>
          <table:table-cell office:value-type="float" office:value="-1.27549278736" calcext:value-type="float">
            <text:p>-1.27549278736</text:p>
          </table:table-cell>
          <table:table-cell office:value-type="float" office:value="-0.582586228848" calcext:value-type="float">
            <text:p>-0.582586228848</text:p>
          </table:table-cell>
          <table:table-cell office:value-type="float" office:value="-0.893902361393" calcext:value-type="float">
            <text:p>-0.893902361393</text:p>
          </table:table-cell>
          <table:table-cell/>
          <table:table-cell office:value-type="float" office:value="1.59186523134503E+018" calcext:value-type="float">
            <text:p>1.59186523134503E+018</text:p>
          </table:table-cell>
          <table:table-cell table:formula="of:=([.Q467]-1.59186520428114E+018)*0.000000001" office:value-type="float" office:value="27.063893504" calcext:value-type="float">
            <text:p>27.063893504</text:p>
          </table:table-cell>
          <table:table-cell table:style-name="ce1" office:value-type="float" office:value="-0.0000882228996488" calcext:value-type="float">
            <text:p>-8.82E-05</text:p>
          </table:table-cell>
          <table:table-cell table:style-name="ce1" office:value-type="float" office:value="-0.0000294471519737" calcext:value-type="float">
            <text:p>-2.94E-05</text:p>
          </table:table-cell>
          <table:table-cell table:style-name="ce1" office:value-type="float" office:value="0.0000596890677116" calcext:value-type="float">
            <text:p>5.97E-05</text:p>
          </table:table-cell>
          <table:table-cell table:formula="of:=SQRT([.S467]*[.S467] + [.T467]*[.T467] + [.U467]*[.U467])" office:value-type="float" office:value="0.000110513345737447" calcext:value-type="float">
            <text:p>0.000110513345737</text:p>
          </table:table-cell>
          <table:table-cell table:formula="of:= ([.V468]-[.V467]) / ([.R468]-[.R467])" office:value-type="float" office:value="-0.000399027301049761" calcext:value-type="float">
            <text:p>-0.00039902730105</text:p>
          </table:table-cell>
        </table:table-row>
        <table:table-row table:style-name="ro1">
          <table:table-cell office:value-type="float" office:value="1.59186523139723E+018" calcext:value-type="float">
            <text:p>1.59186523139723E+018</text:p>
          </table:table-cell>
          <table:table-cell table:formula="of:= ([.A468] - 1.59186520428114E+018) * 0.000000001" office:value-type="float" office:value="27.116090112" calcext:value-type="float">
            <text:p>27.1160901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110000000859" calcext:value-type="float">
            <text:p>0.000110000000859</text:p>
          </table:table-cell>
          <table:table-cell office:value-type="float" office:value="0.000220000001718" calcext:value-type="float">
            <text:p>0.000220000001718</text:p>
          </table:table-cell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-1.27548789978" calcext:value-type="float">
            <text:p>-1.27548789978</text:p>
          </table:table-cell>
          <table:table-cell office:value-type="float" office:value="-0.582594931126" calcext:value-type="float">
            <text:p>-0.582594931126</text:p>
          </table:table-cell>
          <table:table-cell office:value-type="float" office:value="-0.893903136253" calcext:value-type="float">
            <text:p>-0.893903136253</text:p>
          </table:table-cell>
          <table:table-cell/>
          <table:table-cell office:value-type="float" office:value="1.59186523139723E+018" calcext:value-type="float">
            <text:p>1.59186523139723E+018</text:p>
          </table:table-cell>
          <table:table-cell table:formula="of:=([.Q468]-1.59186520428114E+018)*0.000000001" office:value-type="float" office:value="27.116090368" calcext:value-type="float">
            <text:p>27.116090368</text:p>
          </table:table-cell>
          <table:table-cell table:style-name="ce1" office:value-type="float" office:value="-0.0000432167034887" calcext:value-type="float">
            <text:p>-4.32E-05</text:p>
          </table:table-cell>
          <table:table-cell table:style-name="ce1" office:value-type="float" office:value="0.0000565940645174" calcext:value-type="float">
            <text:p>5.66E-05</text:p>
          </table:table-cell>
          <table:table-cell table:style-name="ce1" office:value-type="float" office:value="0.000054524254665" calcext:value-type="float">
            <text:p>5.45E-05</text:p>
          </table:table-cell>
          <table:table-cell table:formula="of:=SQRT([.S468]*[.S468] + [.T468]*[.T468] + [.U468]*[.U468])" office:value-type="float" office:value="0.0000896853719722655" calcext:value-type="float">
            <text:p>8.96853719722655E-05</text:p>
          </table:table-cell>
          <table:table-cell table:formula="of:= ([.V469]-[.V468]) / ([.R469]-[.R468])" office:value-type="float" office:value="-0.00117254055330951" calcext:value-type="float">
            <text:p>-0.00117254055331</text:p>
          </table:table-cell>
        </table:table-row>
        <table:table-row table:style-name="ro1">
          <table:table-cell office:value-type="float" office:value="1.59186523144861E+018" calcext:value-type="float">
            <text:p>1.59186523144861E+018</text:p>
          </table:table-cell>
          <table:table-cell table:formula="of:= ([.A469] - 1.59186520428114E+018) * 0.000000001" office:value-type="float" office:value="27.167469824" calcext:value-type="float">
            <text:p>27.1674698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250000011874" calcext:value-type="float">
            <text:p>0.000250000011874</text:p>
          </table:table-cell>
          <table:table-cell office:value-type="float" office:value="0.000119999996969" calcext:value-type="float">
            <text:p>0.000119999996969</text:p>
          </table:table-cell>
          <table:table-cell table:style-name="ce1" office:value-type="float" office:value="0.000079999997979" calcext:value-type="float">
            <text:p>8.00E-05</text:p>
          </table:table-cell>
          <table:table-cell/>
          <table:table-cell office:value-type="float" office:value="-1.27549803257" calcext:value-type="float">
            <text:p>-1.27549803257</text:p>
          </table:table-cell>
          <table:table-cell office:value-type="float" office:value="-0.582581698895" calcext:value-type="float">
            <text:p>-0.582581698895</text:p>
          </table:table-cell>
          <table:table-cell office:value-type="float" office:value="-0.893898427486" calcext:value-type="float">
            <text:p>-0.893898427486</text:p>
          </table:table-cell>
          <table:table-cell/>
          <table:table-cell office:value-type="float" office:value="1.59186523144861E+018" calcext:value-type="float">
            <text:p>1.59186523144861E+018</text:p>
          </table:table-cell>
          <table:table-cell table:formula="of:=([.Q469]-1.59186520428114E+018)*0.000000001" office:value-type="float" office:value="27.16747264" calcext:value-type="float">
            <text:p>27.16747264</text:p>
          </table:table-cell>
          <table:table-cell table:style-name="ce1" office:value-type="float" office:value="0.0000219140019908" calcext:value-type="float">
            <text:p>2.19E-05</text:p>
          </table:table-cell>
          <table:table-cell table:style-name="ce1" office:value-type="float" office:value="0.000010653753634" calcext:value-type="float">
            <text:p>1.07E-05</text:p>
          </table:table-cell>
          <table:table-cell table:style-name="ce1" office:value-type="float" office:value="0.0000165180153999" calcext:value-type="float">
            <text:p>1.65E-05</text:p>
          </table:table-cell>
          <table:table-cell table:formula="of:=SQRT([.S469]*[.S469] + [.T469]*[.T469] + [.U469]*[.U469])" office:value-type="float" office:value="0.0000294375743310839" calcext:value-type="float">
            <text:p>2.94375743310839E-05</text:p>
          </table:table-cell>
          <table:table-cell table:formula="of:= ([.V470]-[.V469]) / ([.R470]-[.R469])" office:value-type="float" office:value="0.00310121427223824" calcext:value-type="float">
            <text:p>0.003101214272238</text:p>
          </table:table-cell>
        </table:table-row>
        <table:table-row table:style-name="ro1">
          <table:table-cell office:value-type="float" office:value="1.5918652315004E+018" calcext:value-type="float">
            <text:p>1.5918652315004E+018</text:p>
          </table:table-cell>
          <table:table-cell table:formula="of:= ([.A470] - 1.59186520428114E+018) * 0.000000001" office:value-type="float" office:value="27.21926016" calcext:value-type="float">
            <text:p>27.21926016</text:p>
          </table:table-cell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0.0000399999989895" calcext:value-type="float">
            <text:p>4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700000018696" calcext:value-type="float">
            <text:p>7.00E-05</text:p>
          </table:table-cell>
          <table:table-cell office:value-type="float" office:value="-0.000199999994948" calcext:value-type="float">
            <text:p>-0.000199999994948</text:p>
          </table:table-cell>
          <table:table-cell table:style-name="ce1" office:value-type="float" office:value="0.0000599999984843" calcext:value-type="float">
            <text:p>6.00E-05</text:p>
          </table:table-cell>
          <table:table-cell/>
          <table:table-cell office:value-type="float" office:value="-1.27547192574" calcext:value-type="float">
            <text:p>-1.27547192574</text:p>
          </table:table-cell>
          <table:table-cell office:value-type="float" office:value="-0.582595407963" calcext:value-type="float">
            <text:p>-0.582595407963</text:p>
          </table:table-cell>
          <table:table-cell office:value-type="float" office:value="-0.893918216228" calcext:value-type="float">
            <text:p>-0.893918216228</text:p>
          </table:table-cell>
          <table:table-cell/>
          <table:table-cell office:value-type="float" office:value="1.5918652315004E+018" calcext:value-type="float">
            <text:p>1.5918652315004E+018</text:p>
          </table:table-cell>
          <table:table-cell table:formula="of:=([.Q470]-1.59186520428114E+018)*0.000000001" office:value-type="float" office:value="27.219259392" calcext:value-type="float">
            <text:p>27.219259392</text:p>
          </table:table-cell>
          <table:table-cell office:value-type="float" office:value="-0.000123082689242" calcext:value-type="float">
            <text:p>-0.000123082689242</text:p>
          </table:table-cell>
          <table:table-cell office:value-type="float" office:value="-0.000144273290061" calcext:value-type="float">
            <text:p>-0.000144273290061</text:p>
          </table:table-cell>
          <table:table-cell table:style-name="ce1" office:value-type="float" office:value="-0.0000122816391013" calcext:value-type="float">
            <text:p>-1.23E-05</text:p>
          </table:table-cell>
          <table:table-cell table:formula="of:=SQRT([.S470]*[.S470] + [.T470]*[.T470] + [.U470]*[.U470])" office:value-type="float" office:value="0.000190039388746341" calcext:value-type="float">
            <text:p>0.000190039388746</text:p>
          </table:table-cell>
          <table:table-cell table:formula="of:= ([.V471]-[.V470]) / ([.R471]-[.R470])" office:value-type="float" office:value="-0.00100030833919984" calcext:value-type="float">
            <text:p>-0.0010003083392</text:p>
          </table:table-cell>
        </table:table-row>
        <table:table-row table:style-name="ro1">
          <table:table-cell office:value-type="float" office:value="1.59186523155273E+018" calcext:value-type="float">
            <text:p>1.59186523155273E+018</text:p>
          </table:table-cell>
          <table:table-cell table:formula="of:= ([.A471] - 1.59186520428114E+018) * 0.000000001" office:value-type="float" office:value="27.271589888" calcext:value-type="float">
            <text:p>27.2715898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office:value-type="float" office:value="0.000190000006114" calcext:value-type="float">
            <text:p>0.000190000006114</text:p>
          </table:table-cell>
          <table:table-cell office:value-type="float" office:value="0.000159999995958" calcext:value-type="float">
            <text:p>0.00015999999595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27549791336" calcext:value-type="float">
            <text:p>-1.27549791336</text:p>
          </table:table-cell>
          <table:table-cell office:value-type="float" office:value="-0.582576811314" calcext:value-type="float">
            <text:p>-0.582576811314</text:p>
          </table:table-cell>
          <table:table-cell office:value-type="float" office:value="-0.893893182278" calcext:value-type="float">
            <text:p>-0.893893182278</text:p>
          </table:table-cell>
          <table:table-cell/>
          <table:table-cell office:value-type="float" office:value="1.59186523155273E+018" calcext:value-type="float">
            <text:p>1.59186523155273E+018</text:p>
          </table:table-cell>
          <table:table-cell table:formula="of:=([.Q471]-1.59186520428114E+018)*0.000000001" office:value-type="float" office:value="27.27159552" calcext:value-type="float">
            <text:p>27.27159552</text:p>
          </table:table-cell>
          <table:table-cell table:style-name="ce1" office:value-type="float" office:value="0.0000747283993405" calcext:value-type="float">
            <text:p>7.47E-05</text:p>
          </table:table-cell>
          <table:table-cell office:value-type="float" office:value="0.000115079987154" calcext:value-type="float">
            <text:p>0.000115079987154</text:p>
          </table:table-cell>
          <table:table-cell table:style-name="ce1" office:value-type="float" office:value="-0.0000114020549518" calcext:value-type="float">
            <text:p>-1.14E-05</text:p>
          </table:table-cell>
          <table:table-cell table:formula="of:=SQRT([.S471]*[.S471] + [.T471]*[.T471] + [.U471]*[.U471])" office:value-type="float" office:value="0.00013768712346651" calcext:value-type="float">
            <text:p>0.000137687123467</text:p>
          </table:table-cell>
          <table:table-cell table:formula="of:= ([.V472]-[.V471]) / ([.R472]-[.R471])" office:value-type="float" office:value="-0.000160012823527897" calcext:value-type="float">
            <text:p>-0.000160012823528</text:p>
          </table:table-cell>
        </table:table-row>
        <table:table-row table:style-name="ro1">
          <table:table-cell office:value-type="float" office:value="1.59186523160499E+018" calcext:value-type="float">
            <text:p>1.59186523160499E+018</text:p>
          </table:table-cell>
          <table:table-cell table:formula="of:= ([.A472] - 1.59186520428114E+018) * 0.000000001" office:value-type="float" office:value="27.32385024" calcext:value-type="float">
            <text:p>27.32385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0.0000399999989895" calcext:value-type="float">
            <text:p>4.00E-05</text:p>
          </table:table-cell>
          <table:table-cell office:value-type="float" office:value="0.000150000007125" calcext:value-type="float">
            <text:p>0.000150000007125</text:p>
          </table:table-cell>
          <table:table-cell table:style-name="ce1" office:value-type="float" office:value="0.00000999999974738" calcext:value-type="float">
            <text:p>1.00E-05</text:p>
          </table:table-cell>
          <table:table-cell/>
          <table:table-cell office:value-type="float" office:value="-1.27550113201" calcext:value-type="float">
            <text:p>-1.27550113201</text:p>
          </table:table-cell>
          <table:table-cell office:value-type="float" office:value="-0.58258241415" calcext:value-type="float">
            <text:p>-0.58258241415</text:p>
          </table:table-cell>
          <table:table-cell office:value-type="float" office:value="-0.893893837929" calcext:value-type="float">
            <text:p>-0.893893837929</text:p>
          </table:table-cell>
          <table:table-cell/>
          <table:table-cell office:value-type="float" office:value="1.59186523160499E+018" calcext:value-type="float">
            <text:p>1.59186523160499E+018</text:p>
          </table:table-cell>
          <table:table-cell table:formula="of:=([.Q472]-1.59186520428114E+018)*0.000000001" office:value-type="float" office:value="27.32385536" calcext:value-type="float">
            <text:p>27.32385536</text:p>
          </table:table-cell>
          <table:table-cell table:style-name="ce1" office:value-type="float" office:value="0.000088768581918" calcext:value-type="float">
            <text:p>8.88E-05</text:p>
          </table:table-cell>
          <table:table-cell table:style-name="ce1" office:value-type="float" office:value="0.000093702954473" calcext:value-type="float">
            <text:p>9.37E-05</text:p>
          </table:table-cell>
          <table:table-cell table:style-name="ce1" office:value-type="float" office:value="-0.00000805105537438" calcext:value-type="float">
            <text:p>-8.05E-06</text:p>
          </table:table-cell>
          <table:table-cell table:formula="of:=SQRT([.S472]*[.S472] + [.T472]*[.T472] + [.U472]*[.U472])" office:value-type="float" office:value="0.000129324878910993" calcext:value-type="float">
            <text:p>0.000129324878911</text:p>
          </table:table-cell>
          <table:table-cell table:formula="of:= ([.V473]-[.V472]) / ([.R473]-[.R472])" office:value-type="float" office:value="0.00206734144814913" calcext:value-type="float">
            <text:p>0.002067341448149</text:p>
          </table:table-cell>
        </table:table-row>
        <table:table-row table:style-name="ro1">
          <table:table-cell office:value-type="float" office:value="1.59186523165708E+018" calcext:value-type="float">
            <text:p>1.59186523165708E+018</text:p>
          </table:table-cell>
          <table:table-cell table:formula="of:= ([.A473] - 1.59186520428114E+018) * 0.000000001" office:value-type="float" office:value="27.375940096" calcext:value-type="float">
            <text:p>27.37594009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table:style-name="ce1" office:value-type="float" office:value="-0.0000399999989895" calcext:value-type="float">
            <text:p>-4.00E-05</text:p>
          </table:table-cell>
          <table:table-cell office:value-type="float" office:value="-0.000199999994948" calcext:value-type="float">
            <text:p>-0.000199999994948</text:p>
          </table:table-cell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-1.2754894495" calcext:value-type="float">
            <text:p>-1.2754894495</text:p>
          </table:table-cell>
          <table:table-cell office:value-type="float" office:value="-0.582587182522" calcext:value-type="float">
            <text:p>-0.582587182522</text:p>
          </table:table-cell>
          <table:table-cell office:value-type="float" office:value="-0.893903195858" calcext:value-type="float">
            <text:p>-0.893903195858</text:p>
          </table:table-cell>
          <table:table-cell/>
          <table:table-cell office:value-type="float" office:value="1.59186523165708E+018" calcext:value-type="float">
            <text:p>1.59186523165708E+018</text:p>
          </table:table-cell>
          <table:table-cell table:formula="of:=([.Q473]-1.59186520428114E+018)*0.000000001" office:value-type="float" office:value="27.375939072" calcext:value-type="float">
            <text:p>27.375939072</text:p>
          </table:table-cell>
          <table:table-cell office:value-type="float" office:value="-0.000150313906488" calcext:value-type="float">
            <text:p>-0.000150313906488</text:p>
          </table:table-cell>
          <table:table-cell office:value-type="float" office:value="-0.000140299380291" calcext:value-type="float">
            <text:p>-0.000140299380291</text:p>
          </table:table-cell>
          <table:table-cell office:value-type="float" office:value="-0.000117858682643" calcext:value-type="float">
            <text:p>-0.000117858682643</text:p>
          </table:table-cell>
          <table:table-cell table:formula="of:=SQRT([.S473]*[.S473] + [.T473]*[.T473] + [.U473]*[.U473])" office:value-type="float" office:value="0.000236999695502052" calcext:value-type="float">
            <text:p>0.000236999695502</text:p>
          </table:table-cell>
          <table:table-cell table:formula="of:= ([.V474]-[.V473]) / ([.R474]-[.R473])" office:value-type="float" office:value="-0.00338454751001662" calcext:value-type="float">
            <text:p>-0.003384547510017</text:p>
          </table:table-cell>
        </table:table-row>
        <table:table-row table:style-name="ro1">
          <table:table-cell office:value-type="float" office:value="1.5918652317099E+018" calcext:value-type="float">
            <text:p>1.5918652317099E+018</text:p>
          </table:table-cell>
          <table:table-cell table:formula="of:= ([.A474] - 1.59186520428114E+018) * 0.000000001" office:value-type="float" office:value="27.428760064" calcext:value-type="float">
            <text:p>27.4287600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9999997979" calcext:value-type="float">
            <text:p>-8.00E-05</text:p>
          </table:table-cell>
          <table:table-cell table:style-name="ce1" office:value-type="float" office:value="0.000079999997979" calcext:value-type="float">
            <text:p>8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/>
          <table:table-cell office:value-type="float" office:value="-1.27548670769" calcext:value-type="float">
            <text:p>-1.27548670769</text:p>
          </table:table-cell>
          <table:table-cell office:value-type="float" office:value="-0.58258497715" calcext:value-type="float">
            <text:p>-0.58258497715</text:p>
          </table:table-cell>
          <table:table-cell office:value-type="float" office:value="-0.893904030323" calcext:value-type="float">
            <text:p>-0.893904030323</text:p>
          </table:table-cell>
          <table:table-cell/>
          <table:table-cell office:value-type="float" office:value="1.5918652317099E+018" calcext:value-type="float">
            <text:p>1.5918652317099E+018</text:p>
          </table:table-cell>
          <table:table-cell table:formula="of:=([.Q474]-1.59186520428114E+018)*0.000000001" office:value-type="float" office:value="27.42876032" calcext:value-type="float">
            <text:p>27.42876032</text:p>
          </table:table-cell>
          <table:table-cell table:style-name="ce1" office:value-type="float" office:value="0.0000137228526" calcext:value-type="float">
            <text:p>1.37E-05</text:p>
          </table:table-cell>
          <table:table-cell table:style-name="ce1" office:value-type="float" office:value="0.0000555782607989" calcext:value-type="float">
            <text:p>5.56E-05</text:p>
          </table:table-cell>
          <table:table-cell table:style-name="ce1" office:value-type="float" office:value="0.0000106177321868" calcext:value-type="float">
            <text:p>1.06E-05</text:p>
          </table:table-cell>
          <table:table-cell table:formula="of:=SQRT([.S474]*[.S474] + [.T474]*[.T474] + [.U474]*[.U474])" office:value-type="float" office:value="0.0000582236721076787" calcext:value-type="float">
            <text:p>5.82236721076787E-05</text:p>
          </table:table-cell>
          <table:table-cell table:formula="of:= ([.V475]-[.V474]) / ([.R475]-[.R474])" office:value-type="float" office:value="-0.000303118473342184" calcext:value-type="float">
            <text:p>-0.000303118473342</text:p>
          </table:table-cell>
        </table:table-row>
        <table:table-row table:style-name="ro1">
          <table:table-cell office:value-type="float" office:value="1.5918652317623E+018" calcext:value-type="float">
            <text:p>1.5918652317623E+018</text:p>
          </table:table-cell>
          <table:table-cell table:formula="of:= ([.A475] - 1.59186520428114E+018) * 0.000000001" office:value-type="float" office:value="27.481159936" calcext:value-type="float">
            <text:p>27.4811599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ce1" office:value-type="float" office:value="-0.0000700000018696" calcext:value-type="float">
            <text:p>-7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-0.0000900000013644" calcext:value-type="float">
            <text:p>-9.00E-05</text:p>
          </table:table-cell>
          <table:table-cell/>
          <table:table-cell office:value-type="float" office:value="-1.27550506592" calcext:value-type="float">
            <text:p>-1.27550506592</text:p>
          </table:table-cell>
          <table:table-cell office:value-type="float" office:value="-0.582575261593" calcext:value-type="float">
            <text:p>-0.582575261593</text:p>
          </table:table-cell>
          <table:table-cell office:value-type="float" office:value="-0.893894016743" calcext:value-type="float">
            <text:p>-0.893894016743</text:p>
          </table:table-cell>
          <table:table-cell/>
          <table:table-cell office:value-type="float" office:value="1.5918652317623E+018" calcext:value-type="float">
            <text:p>1.5918652317623E+018</text:p>
          </table:table-cell>
          <table:table-cell table:formula="of:=([.Q475]-1.59186520428114E+018)*0.000000001" office:value-type="float" office:value="27.481166848" calcext:value-type="float">
            <text:p>27.481166848</text:p>
          </table:table-cell>
          <table:table-cell table:style-name="ce1" office:value-type="float" office:value="0.0000401062170567" calcext:value-type="float">
            <text:p>4.01E-05</text:p>
          </table:table-cell>
          <table:table-cell table:style-name="ce1" office:value-type="float" office:value="0.0000135343452712" calcext:value-type="float">
            <text:p>1.35E-05</text:p>
          </table:table-cell>
          <table:table-cell table:style-name="ce1" office:value-type="float" office:value="-0.000000918290595564" calcext:value-type="float">
            <text:p>-9.18E-07</text:p>
          </table:table-cell>
          <table:table-cell table:formula="of:=SQRT([.S475]*[.S475] + [.T475]*[.T475] + [.U475]*[.U475])" office:value-type="float" office:value="0.0000423382853471546" calcext:value-type="float">
            <text:p>4.23382853471546E-05</text:p>
          </table:table-cell>
          <table:table-cell table:formula="of:= ([.V476]-[.V475]) / ([.R476]-[.R475])" office:value-type="float" office:value="0.000997438612008188" calcext:value-type="float">
            <text:p>0.000997438612008</text:p>
          </table:table-cell>
        </table:table-row>
        <table:table-row table:style-name="ro1">
          <table:table-cell office:value-type="float" office:value="1.59186523181463E+018" calcext:value-type="float">
            <text:p>1.59186523181463E+018</text:p>
          </table:table-cell>
          <table:table-cell table:formula="of:= ([.A476] - 1.59186520428114E+018) * 0.000000001" office:value-type="float" office:value="27.533490176" calcext:value-type="float">
            <text:p>27.5334901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319999991916" calcext:value-type="float">
            <text:p>-0.000319999991916</text:p>
          </table:table-cell>
          <table:table-cell office:value-type="float" office:value="-0.000199999994948" calcext:value-type="float">
            <text:p>-0.000199999994948</text:p>
          </table:table-cell>
          <table:table-cell table:style-name="ce1" office:value-type="float" office:value="-0.0000700000018696" calcext:value-type="float">
            <text:p>-7.00E-05</text:p>
          </table:table-cell>
          <table:table-cell/>
          <table:table-cell office:value-type="float" office:value="-1.27549350262" calcext:value-type="float">
            <text:p>-1.27549350262</text:p>
          </table:table-cell>
          <table:table-cell office:value-type="float" office:value="-0.58257484436" calcext:value-type="float">
            <text:p>-0.58257484436</text:p>
          </table:table-cell>
          <table:table-cell office:value-type="float" office:value="-0.893902242184" calcext:value-type="float">
            <text:p>-0.893902242184</text:p>
          </table:table-cell>
          <table:table-cell/>
          <table:table-cell office:value-type="float" office:value="1.59186523181463E+018" calcext:value-type="float">
            <text:p>1.59186523181463E+018</text:p>
          </table:table-cell>
          <table:table-cell table:formula="of:=([.Q476]-1.59186520428114E+018)*0.000000001" office:value-type="float" office:value="27.53349632" calcext:value-type="float">
            <text:p>27.53349632</text:p>
          </table:table-cell>
          <table:table-cell table:style-name="ce1" office:value-type="float" office:value="-0.0000751456100261" calcext:value-type="float">
            <text:p>-7.51E-05</text:p>
          </table:table-cell>
          <table:table-cell table:style-name="ce1" office:value-type="float" office:value="-0.0000550118202227" calcext:value-type="float">
            <text:p>-5.50E-05</text:p>
          </table:table-cell>
          <table:table-cell table:style-name="ce1" office:value-type="float" office:value="0.000016231493646" calcext:value-type="float">
            <text:p>1.62E-05</text:p>
          </table:table-cell>
          <table:table-cell table:formula="of:=SQRT([.S476]*[.S476] + [.T476]*[.T476] + [.U476]*[.U476])" office:value-type="float" office:value="0.0000945337212659562" calcext:value-type="float">
            <text:p>9.45337212659562E-05</text:p>
          </table:table-cell>
          <table:table-cell table:formula="of:= ([.V477]-[.V476]) / ([.R477]-[.R476])" office:value-type="float" office:value="0.000567377958250949" calcext:value-type="float">
            <text:p>0.000567377958251</text:p>
          </table:table-cell>
        </table:table-row>
        <table:table-row table:style-name="ro1">
          <table:table-cell office:value-type="float" office:value="1.59186523186763E+018" calcext:value-type="float">
            <text:p>1.59186523186763E+018</text:p>
          </table:table-cell>
          <table:table-cell table:formula="of:= ([.A477] - 1.59186520428114E+018) * 0.000000001" office:value-type="float" office:value="27.586489856" calcext:value-type="float">
            <text:p>27.5864898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/>
          <table:table-cell office:value-type="float" office:value="0.000199999994948" calcext:value-type="float">
            <text:p>0.000199999994948</text:p>
          </table:table-cell>
          <table:table-cell table:style-name="ce1" office:value-type="float" office:value="-0.0000299999992421" calcext:value-type="float">
            <text:p>-3.00E-05</text:p>
          </table:table-cell>
          <table:table-cell table:style-name="ce1" office:value-type="float" office:value="-0.0000700000018696" calcext:value-type="float">
            <text:p>-7.00E-05</text:p>
          </table:table-cell>
          <table:table-cell office:value-type="float" office:value="-0.000150000007125" calcext:value-type="float">
            <text:p>-0.000150000007125</text:p>
          </table:table-cell>
          <table:table-cell/>
          <table:table-cell office:value-type="float" office:value="-1.27549815178" calcext:value-type="float">
            <text:p>-1.27549815178</text:p>
          </table:table-cell>
          <table:table-cell office:value-type="float" office:value="-0.582576572895" calcext:value-type="float">
            <text:p>-0.582576572895</text:p>
          </table:table-cell>
          <table:table-cell office:value-type="float" office:value="-0.893897294998" calcext:value-type="float">
            <text:p>-0.893897294998</text:p>
          </table:table-cell>
          <table:table-cell/>
          <table:table-cell office:value-type="float" office:value="1.59186523186763E+018" calcext:value-type="float">
            <text:p>1.59186523186763E+018</text:p>
          </table:table-cell>
          <table:table-cell table:formula="of:=([.Q477]-1.59186520428114E+018)*0.000000001" office:value-type="float" office:value="27.586493952" calcext:value-type="float">
            <text:p>27.586493952</text:p>
          </table:table-cell>
          <table:table-cell office:value-type="float" office:value="-0.000102991893073" calcext:value-type="float">
            <text:p>-0.000102991893073</text:p>
          </table:table-cell>
          <table:table-cell table:style-name="ce1" office:value-type="float" office:value="-0.0000669224682497" calcext:value-type="float">
            <text:p>-6.69E-05</text:p>
          </table:table-cell>
          <table:table-cell table:style-name="ce1" office:value-type="float" office:value="-0.0000209776753763" calcext:value-type="float">
            <text:p>-2.10E-05</text:p>
          </table:table-cell>
          <table:table-cell table:formula="of:=SQRT([.S477]*[.S477] + [.T477]*[.T477] + [.U477]*[.U477])" office:value-type="float" office:value="0.000124603409502252" calcext:value-type="float">
            <text:p>0.000124603409502</text:p>
          </table:table-cell>
          <table:table-cell table:formula="of:= ([.V478]-[.V477]) / ([.R478]-[.R477])" office:value-type="float" office:value="0.0000683142070733454" calcext:value-type="float">
            <text:p>6.83142070733454E-05</text:p>
          </table:table-cell>
        </table:table-row>
        <table:table-row table:style-name="ro1">
          <table:table-cell office:value-type="float" office:value="1.5918652319198E+018" calcext:value-type="float">
            <text:p>1.5918652319198E+018</text:p>
          </table:table-cell>
          <table:table-cell table:formula="of:= ([.A478] - 1.59186520428114E+018) * 0.000000001" office:value-type="float" office:value="27.638660096" calcext:value-type="float">
            <text:p>27.63866009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" calcext:value-type="float">
            <text:p>0</text:p>
          </table:table-cell>
          <table:table-cell office:value-type="float" office:value="-0.000150000007125" calcext:value-type="float">
            <text:p>-0.000150000007125</text:p>
          </table:table-cell>
          <table:table-cell office:value-type="float" office:value="-0.000330000009853" calcext:value-type="float">
            <text:p>-0.000330000009853</text:p>
          </table:table-cell>
          <table:table-cell/>
          <table:table-cell office:value-type="float" office:value="-1.27549004555" calcext:value-type="float">
            <text:p>-1.27549004555</text:p>
          </table:table-cell>
          <table:table-cell office:value-type="float" office:value="-0.582594692707" calcext:value-type="float">
            <text:p>-0.582594692707</text:p>
          </table:table-cell>
          <table:table-cell office:value-type="float" office:value="-0.893905460835" calcext:value-type="float">
            <text:p>-0.893905460835</text:p>
          </table:table-cell>
          <table:table-cell/>
          <table:table-cell office:value-type="float" office:value="1.5918652319198E+018" calcext:value-type="float">
            <text:p>1.5918652319198E+018</text:p>
          </table:table-cell>
          <table:table-cell table:formula="of:=([.Q478]-1.59186520428114E+018)*0.000000001" office:value-type="float" office:value="27.638658304" calcext:value-type="float">
            <text:p>27.638658304</text:p>
          </table:table-cell>
          <table:table-cell table:style-name="ce1" office:value-type="float" office:value="-0.0000456534071418" calcext:value-type="float">
            <text:p>-4.57E-05</text:p>
          </table:table-cell>
          <table:table-cell table:style-name="ce1" office:value-type="float" office:value="-0.0000208406418096" calcext:value-type="float">
            <text:p>-2.08E-05</text:p>
          </table:table-cell>
          <table:table-cell office:value-type="float" office:value="-0.000117933064757" calcext:value-type="float">
            <text:p>-0.000117933064757</text:p>
          </table:table-cell>
          <table:table-cell table:formula="of:=SQRT([.S478]*[.S478] + [.T478]*[.T478] + [.U478]*[.U478])" office:value-type="float" office:value="0.000128166975846627" calcext:value-type="float">
            <text:p>0.000128166975847</text:p>
          </table:table-cell>
          <table:table-cell table:formula="of:= ([.V479]-[.V478]) / ([.R479]-[.R478])" office:value-type="float" office:value="0.000533015807723809" calcext:value-type="float">
            <text:p>0.000533015807724</text:p>
          </table:table-cell>
        </table:table-row>
        <table:table-row table:style-name="ro1">
          <table:table-cell office:value-type="float" office:value="1.59186523197575E+018" calcext:value-type="float">
            <text:p>1.59186523197575E+018</text:p>
          </table:table-cell>
          <table:table-cell table:formula="of:= ([.A479] - 1.59186520428114E+018) * 0.000000001" office:value-type="float" office:value="27.694610176" calcext:value-type="float">
            <text:p>27.69461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0999999974738" calcext:value-type="float">
            <text:p>-1.00E-05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-0.000300000014249" calcext:value-type="float">
            <text:p>-0.000300000014249</text:p>
          </table:table-cell>
          <table:table-cell office:value-type="float" office:value="-0.000169999999343" calcext:value-type="float">
            <text:p>-0.000169999999343</text:p>
          </table:table-cell>
          <table:table-cell table:style-name="ce1" office:value-type="float" office:value="-0.0000599999984843" calcext:value-type="float">
            <text:p>-6.00E-05</text:p>
          </table:table-cell>
          <table:table-cell/>
          <table:table-cell office:value-type="float" office:value="-1.27548873425" calcext:value-type="float">
            <text:p>-1.27548873425</text:p>
          </table:table-cell>
          <table:table-cell office:value-type="float" office:value="-0.582586765289" calcext:value-type="float">
            <text:p>-0.582586765289</text:p>
          </table:table-cell>
          <table:table-cell office:value-type="float" office:value="-0.8939062953" calcext:value-type="float">
            <text:p>-0.8939062953</text:p>
          </table:table-cell>
          <table:table-cell/>
          <table:table-cell office:value-type="float" office:value="1.59186523197575E+018" calcext:value-type="float">
            <text:p>1.59186523197575E+018</text:p>
          </table:table-cell>
          <table:table-cell table:formula="of:=([.Q479]-1.59186520428114E+018)*0.000000001" office:value-type="float" office:value="27.694609408" calcext:value-type="float">
            <text:p>27.694609408</text:p>
          </table:table-cell>
          <table:table-cell office:value-type="float" office:value="-0.00013515536557" calcext:value-type="float">
            <text:p>-0.00013515536557</text:p>
          </table:table-cell>
          <table:table-cell table:style-name="ce1" office:value-type="float" office:value="-0.0000804190785857" calcext:value-type="float">
            <text:p>-8.04E-05</text:p>
          </table:table-cell>
          <table:table-cell table:style-name="ce1" office:value-type="float" office:value="-0.0000150524238052" calcext:value-type="float">
            <text:p>-1.51E-05</text:p>
          </table:table-cell>
          <table:table-cell table:formula="of:=SQRT([.S479]*[.S479] + [.T479]*[.T479] + [.U479]*[.U479])" office:value-type="float" office:value="0.000157989798738225" calcext:value-type="float">
            <text:p>0.000157989798738</text:p>
          </table:table-cell>
          <table:table-cell table:formula="of:= ([.V480]-[.V479]) / ([.R480]-[.R479])" office:value-type="float" office:value="0.000908001542230848" calcext:value-type="float">
            <text:p>0.000908001542231</text:p>
          </table:table-cell>
        </table:table-row>
        <table:table-row table:style-name="ro1">
          <table:table-cell office:value-type="float" office:value="1.59186523202845E+018" calcext:value-type="float">
            <text:p>1.59186523202845E+018</text:p>
          </table:table-cell>
          <table:table-cell table:formula="of:= ([.A480] - 1.59186520428114E+018) * 0.000000001" office:value-type="float" office:value="27.74731008" calcext:value-type="float">
            <text:p>27.747310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0000399999989895" calcext:value-type="float">
            <text:p>-4.00E-05</text:p>
          </table:table-cell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0199999994948" calcext:value-type="float">
            <text:p>2.00E-05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 office:value-type="float" office:value="0.00054999999702" calcext:value-type="float">
            <text:p>0.00054999999702</text:p>
          </table:table-cell>
          <table:table-cell office:value-type="float" office:value="0.000410000007832" calcext:value-type="float">
            <text:p>0.000410000007832</text:p>
          </table:table-cell>
          <table:table-cell office:value-type="float" office:value="0.000209999998333" calcext:value-type="float">
            <text:p>0.000209999998333</text:p>
          </table:table-cell>
          <table:table-cell/>
          <table:table-cell office:value-type="float" office:value="-1.27549052238" calcext:value-type="float">
            <text:p>-1.27549052238</text:p>
          </table:table-cell>
          <table:table-cell office:value-type="float" office:value="-0.582584559917" calcext:value-type="float">
            <text:p>-0.582584559917</text:p>
          </table:table-cell>
          <table:table-cell office:value-type="float" office:value="-0.893905162811" calcext:value-type="float">
            <text:p>-0.893905162811</text:p>
          </table:table-cell>
          <table:table-cell/>
          <table:table-cell office:value-type="float" office:value="1.59186523202845E+018" calcext:value-type="float">
            <text:p>1.59186523202845E+018</text:p>
          </table:table-cell>
          <table:table-cell table:formula="of:=([.Q480]-1.59186520428114E+018)*0.000000001" office:value-type="float" office:value="27.747309568" calcext:value-type="float">
            <text:p>27.747309568</text:p>
          </table:table-cell>
          <table:table-cell office:value-type="float" office:value="0.000165444653248" calcext:value-type="float">
            <text:p>0.000165444653248</text:p>
          </table:table-cell>
          <table:table-cell table:style-name="ce1" office:value-type="float" office:value="0.0000722036420484" calcext:value-type="float">
            <text:p>7.22E-05</text:p>
          </table:table-cell>
          <table:table-cell table:style-name="ce1" office:value-type="float" office:value="0.0000989215623122" calcext:value-type="float">
            <text:p>9.89E-05</text:p>
          </table:table-cell>
          <table:table-cell table:formula="of:=SQRT([.S480]*[.S480] + [.T480]*[.T480] + [.U480]*[.U480])" office:value-type="float" office:value="0.000205841625294037" calcext:value-type="float">
            <text:p>0.000205841625294</text:p>
          </table:table-cell>
          <table:table-cell table:formula="of:= ([.V481]-[.V480]) / ([.R481]-[.R480])" office:value-type="float" office:value="-0.00248682847532873" calcext:value-type="float">
            <text:p>-0.002486828475329</text:p>
          </table:table-cell>
        </table:table-row>
        <table:table-row table:style-name="ro1">
          <table:table-cell office:value-type="float" office:value="1.59186523208231E+018" calcext:value-type="float">
            <text:p>1.59186523208231E+018</text:p>
          </table:table-cell>
          <table:table-cell table:formula="of:= ([.A481] - 1.59186520428114E+018) * 0.000000001" office:value-type="float" office:value="27.801170176" calcext:value-type="float">
            <text:p>27.80117017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/>
          <table:table-cell office:value-type="float" office:value="0.000399999989895" calcext:value-type="float">
            <text:p>0.000399999989895</text:p>
          </table:table-cell>
          <table:table-cell office:value-type="float" office:value="-0.000220000001718" calcext:value-type="float">
            <text:p>-0.000220000001718</text:p>
          </table:table-cell>
          <table:table-cell office:value-type="float" office:value="-0.000269999989541" calcext:value-type="float">
            <text:p>-0.000269999989541</text:p>
          </table:table-cell>
          <table:table-cell table:style-name="ce1" office:value-type="float" office:value="-0.000079999997979" calcext:value-type="float">
            <text:p>-8.00E-05</text:p>
          </table:table-cell>
          <table:table-cell/>
          <table:table-cell office:value-type="float" office:value="-1.27548825741" calcext:value-type="float">
            <text:p>-1.27548825741</text:p>
          </table:table-cell>
          <table:table-cell office:value-type="float" office:value="-0.582583844662" calcext:value-type="float">
            <text:p>-0.582583844662</text:p>
          </table:table-cell>
          <table:table-cell office:value-type="float" office:value="-0.893904268742" calcext:value-type="float">
            <text:p>-0.893904268742</text:p>
          </table:table-cell>
          <table:table-cell/>
          <table:table-cell office:value-type="float" office:value="1.59186523208231E+018" calcext:value-type="float">
            <text:p>1.59186523208231E+018</text:p>
          </table:table-cell>
          <table:table-cell table:formula="of:=([.Q481]-1.59186520428114E+018)*0.000000001" office:value-type="float" office:value="27.801170432" calcext:value-type="float">
            <text:p>27.801170432</text:p>
          </table:table-cell>
          <table:table-cell table:style-name="ce1" office:value-type="float" office:value="-0.0000423129131377" calcext:value-type="float">
            <text:p>-4.23E-05</text:p>
          </table:table-cell>
          <table:table-cell table:style-name="ce1" office:value-type="float" office:value="-0.0000260047490883" calcext:value-type="float">
            <text:p>-2.60E-05</text:p>
          </table:table-cell>
          <table:table-cell table:style-name="ce1" office:value-type="float" office:value="-0.00005198866711" calcext:value-type="float">
            <text:p>-5.20E-05</text:p>
          </table:table-cell>
          <table:table-cell table:formula="of:=SQRT([.S481]*[.S481] + [.T481]*[.T481] + [.U481]*[.U481])" office:value-type="float" office:value="0.0000718988949930274" calcext:value-type="float">
            <text:p>7.18988949930274E-05</text:p>
          </table:table-cell>
          <table:table-cell table:formula="of:= ([.V482]-[.V481]) / ([.R482]-[.R481])" office:value-type="float" office:value="0.00331079391207185" calcext:value-type="float">
            <text:p>0.003310793912072</text:p>
          </table:table-cell>
        </table:table-row>
        <table:table-row table:style-name="ro1">
          <table:table-cell office:value-type="float" office:value="1.59186523213478E+018" calcext:value-type="float">
            <text:p>1.59186523213478E+018</text:p>
          </table:table-cell>
          <table:table-cell table:formula="of:= ([.A482] - 1.59186520428114E+018) * 0.000000001" office:value-type="float" office:value="27.853640192" calcext:value-type="float">
            <text:p>27.85364019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299999992421" calcext:value-type="float">
            <text:p>3.00E-05</text:p>
          </table:table-cell>
          <table:table-cell office:value-type="float" office:value="-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 office:value-type="float" office:value="-0.00054999999702" calcext:value-type="float">
            <text:p>-0.00054999999702</text:p>
          </table:table-cell>
          <table:table-cell office:value-type="float" office:value="-0.000369999994291" calcext:value-type="float">
            <text:p>-0.000369999994291</text:p>
          </table:table-cell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-1.27548372746" calcext:value-type="float">
            <text:p>-1.27548372746</text:p>
          </table:table-cell>
          <table:table-cell office:value-type="float" office:value="-0.582584738731" calcext:value-type="float">
            <text:p>-0.582584738731</text:p>
          </table:table-cell>
          <table:table-cell office:value-type="float" office:value="-0.893907606602" calcext:value-type="float">
            <text:p>-0.893907606602</text:p>
          </table:table-cell>
          <table:table-cell/>
          <table:table-cell office:value-type="float" office:value="1.59186523213478E+018" calcext:value-type="float">
            <text:p>1.59186523213478E+018</text:p>
          </table:table-cell>
          <table:table-cell table:formula="of:=([.Q482]-1.59186520428114E+018)*0.000000001" office:value-type="float" office:value="27.85364736" calcext:value-type="float">
            <text:p>27.85364736</text:p>
          </table:table-cell>
          <table:table-cell office:value-type="float" office:value="-0.000199972375412" calcext:value-type="float">
            <text:p>-0.000199972375412</text:p>
          </table:table-cell>
          <table:table-cell office:value-type="float" office:value="-0.000100197306892" calcext:value-type="float">
            <text:p>-0.000100197306892</text:p>
          </table:table-cell>
          <table:table-cell office:value-type="float" office:value="-0.000101538957097" calcext:value-type="float">
            <text:p>-0.000101538957097</text:p>
          </table:table-cell>
          <table:table-cell table:formula="of:=SQRT([.S482]*[.S482] + [.T482]*[.T482] + [.U482]*[.U482])" office:value-type="float" office:value="0.000245639188739651" calcext:value-type="float">
            <text:p>0.00024563918874</text:p>
          </table:table-cell>
          <table:table-cell table:formula="of:= ([.V483]-[.V482]) / ([.R483]-[.R482])" office:value-type="float" office:value="0.00000881892362478919" calcext:value-type="float">
            <text:p>8.81892362478919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22:32:08.359278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6:49:25.518122023</meta:creation-date>
    <dc:date>2020-06-14T22:38:57.143555087</dc:date>
    <meta:editing-duration>PT17M51S</meta:editing-duration>
    <meta:editing-cycles>9</meta:editing-cycles>
    <meta:generator>LibreOffice/6.0.7.3$Linux_X86_64 LibreOffice_project/00m0$Build-3</meta:generator>
    <meta:document-statistic meta:table-count="1" meta:cell-count="96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534cm" svg:height="9cm" xlink:href=".." xlink:type="simple" chart:class="chart:scatter" chart:style-name="ch1">
        <chart:legend chart:legend-position="end" svg:x="37.364cm" svg:y="4.201cm" style:legend-expansion="high" chart:style-name="ch2"/>
        <chart:plot-area chart:style-name="ch3" table:cell-range-address="Sheet1.R1:Sheet1.R482 Sheet1.V1:Sheet1.V482" chart:data-source-has-labels="row" svg:x="0.81cm" svg:y="0.18cm" svg:width="35.744cm" svg:height="8.64cm">
          <chartooo:coordinate-region svg:x="1.722cm" svg:y="0.379cm" svg:width="34.6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2:Sheet1.V482" chart:label-cell-address="Sheet1.V1:Sheet1.V1" chart:class="chart:scatter">
            <chart:domain table:cell-range-address="Sheet1.R2:Sheet1.R482"/>
            <chart:data-point chart:repeated="4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twist_speed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2:Sheet1.R482</svg:desc>
                </draw:g>
              </table:table-cell>
              <table:table-cell office:value-type="float" office:value="0.0000994281996015873">
                <text:p>0.0000994281996015873</text:p>
                <draw:g>
                  <svg:desc>Sheet1.V2:Sheet1.V4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797504">
                <text:p>0.051797504</text:p>
              </table:table-cell>
              <table:table-cell office:value-type="float" office:value="0.0000698655655638815">
                <text:p>0.0000698655655638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027648">
                <text:p>0.104027648</text:p>
              </table:table-cell>
              <table:table-cell office:value-type="float" office:value="0.000067348720710059">
                <text:p>0.00006734872071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6357376">
                <text:p>0.156357376</text:p>
              </table:table-cell>
              <table:table-cell office:value-type="float" office:value="0.0000422759206242139">
                <text:p>0.0000422759206242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306304">
                <text:p>0.258306304</text:p>
              </table:table-cell>
              <table:table-cell office:value-type="float" office:value="0.0000373092802010243">
                <text:p>0.0000373092802010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924544">
                <text:p>0.310924544</text:p>
              </table:table-cell>
              <table:table-cell office:value-type="float" office:value="0.0000735479700913578">
                <text:p>0.0000735479700913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310528">
                <text:p>0.36310528</text:p>
              </table:table-cell>
              <table:table-cell office:value-type="float" office:value="0.0000698490187489846">
                <text:p>0.0000698490187489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5116544">
                <text:p>0.415116544</text:p>
              </table:table-cell>
              <table:table-cell office:value-type="float" office:value="0.0000541789026918989">
                <text:p>0.00005417890269189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7929344">
                <text:p>0.467929344</text:p>
              </table:table-cell>
              <table:table-cell office:value-type="float" office:value="0.000072234328807245">
                <text:p>0.000072234328807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0192">
                <text:p>0.520192</text:p>
              </table:table-cell>
              <table:table-cell office:value-type="float" office:value="0.0000609862836644191">
                <text:p>0.0000609862836644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2551424">
                <text:p>0.572551424</text:p>
              </table:table-cell>
              <table:table-cell office:value-type="float" office:value="0.0000994182650490388">
                <text:p>0.0000994182650490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4708096">
                <text:p>0.624708096</text:p>
              </table:table-cell>
              <table:table-cell office:value-type="float" office:value="0.0000665133553483754">
                <text:p>0.0000665133553483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7096704">
                <text:p>0.677096704</text:p>
              </table:table-cell>
              <table:table-cell office:value-type="float" office:value="0.00014535276617078">
                <text:p>0.00014535276617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328256">
                <text:p>0.779328256</text:p>
              </table:table-cell>
              <table:table-cell office:value-type="float" office:value="0.0000507285231475925">
                <text:p>0.0000507285231475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1591424">
                <text:p>0.831591424</text:p>
              </table:table-cell>
              <table:table-cell office:value-type="float" office:value="0.0000636805485125915">
                <text:p>0.0000636805485125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3904">
                <text:p>0.883904</text:p>
              </table:table-cell>
              <table:table-cell office:value-type="float" office:value="0.000108812445378411">
                <text:p>0.000108812445378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6469376">
                <text:p>0.986469376</text:p>
              </table:table-cell>
              <table:table-cell office:value-type="float" office:value="0.0000693524361045107">
                <text:p>0.0000693524361045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7913344">
                <text:p>1.037913344</text:p>
              </table:table-cell>
              <table:table-cell office:value-type="float" office:value="0.0000808508544405311">
                <text:p>0.0000808508544405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964352">
                <text:p>1.08964352</text:p>
              </table:table-cell>
              <table:table-cell office:value-type="float" office:value="0.0000892845448340219">
                <text:p>0.0000892845448340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1709312">
                <text:p>1.141709312</text:p>
              </table:table-cell>
              <table:table-cell office:value-type="float" office:value="0.0000521937988244656">
                <text:p>0.0000521937988244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4194176">
                <text:p>1.194194176</text:p>
              </table:table-cell>
              <table:table-cell office:value-type="float" office:value="0.0000319333110322051">
                <text:p>0.0000319333110322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46556416">
                <text:p>1.246556416</text:p>
              </table:table-cell>
              <table:table-cell office:value-type="float" office:value="0.0000228056732358191">
                <text:p>0.0000228056732358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48722176">
                <text:p>1.348722176</text:p>
              </table:table-cell>
              <table:table-cell office:value-type="float" office:value="0.0000751281127566183">
                <text:p>0.0000751281127566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094336">
                <text:p>1.40094336</text:p>
              </table:table-cell>
              <table:table-cell office:value-type="float" office:value="0.0000751780397379882">
                <text:p>0.0000751780397379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5348736">
                <text:p>1.45348736</text:p>
              </table:table-cell>
              <table:table-cell office:value-type="float" office:value="0.000415903793713889">
                <text:p>0.000415903793713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7177216">
                <text:p>1.507177216</text:p>
              </table:table-cell>
              <table:table-cell office:value-type="float" office:value="0.000121846037892019">
                <text:p>0.000121846037892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59472384">
                <text:p>1.559472384</text:p>
              </table:table-cell>
              <table:table-cell office:value-type="float" office:value="0.0000809420179163361">
                <text:p>0.0000809420179163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11620096">
                <text:p>1.611620096</text:p>
              </table:table-cell>
              <table:table-cell office:value-type="float" office:value="0.0000342252521351888">
                <text:p>0.0000342252521351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6394752">
                <text:p>1.66394752</text:p>
              </table:table-cell>
              <table:table-cell office:value-type="float" office:value="0.0000579170558380107">
                <text:p>0.0000579170558380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157312">
                <text:p>1.7157312</text:p>
              </table:table-cell>
              <table:table-cell office:value-type="float" office:value="0.0000429635722797987">
                <text:p>0.0000429635722797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68311296">
                <text:p>1.768311296</text:p>
              </table:table-cell>
              <table:table-cell office:value-type="float" office:value="0.0000544712049638321">
                <text:p>0.0000544712049638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361344">
                <text:p>1.82361344</text:p>
              </table:table-cell>
              <table:table-cell office:value-type="float" office:value="0.00010706743351119">
                <text:p>0.00010706743351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75437568">
                <text:p>1.875437568</text:p>
              </table:table-cell>
              <table:table-cell office:value-type="float" office:value="0.0000882475719162974">
                <text:p>0.0000882475719162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27277568">
                <text:p>1.927277568</text:p>
              </table:table-cell>
              <table:table-cell office:value-type="float" office:value="0.0000723494263222397">
                <text:p>0.0000723494263222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7875712">
                <text:p>1.97875712</text:p>
              </table:table-cell>
              <table:table-cell office:value-type="float" office:value="0.0000320163905969309">
                <text:p>0.0000320163905969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0940416">
                <text:p>2.030940416</text:p>
              </table:table-cell>
              <table:table-cell office:value-type="float" office:value="0.0000620776175393496">
                <text:p>0.0000620776175393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83335424">
                <text:p>2.083335424</text:p>
              </table:table-cell>
              <table:table-cell office:value-type="float" office:value="0.00105527775565712">
                <text:p>0.00105527775565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35511296">
                <text:p>2.135511296</text:p>
              </table:table-cell>
              <table:table-cell office:value-type="float" office:value="0.000132648680002237">
                <text:p>0.000132648680002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8772224">
                <text:p>2.18772224</text:p>
              </table:table-cell>
              <table:table-cell office:value-type="float" office:value="0.0000562573264900659">
                <text:p>0.00005625732649006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90554368">
                <text:p>2.290554368</text:p>
              </table:table-cell>
              <table:table-cell office:value-type="float" office:value="0.0000997171576799493">
                <text:p>0.0000997171576799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42873344">
                <text:p>2.342873344</text:p>
              </table:table-cell>
              <table:table-cell office:value-type="float" office:value="0.0000248973835850349">
                <text:p>0.0000248973835850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94989568">
                <text:p>2.394989568</text:p>
              </table:table-cell>
              <table:table-cell office:value-type="float" office:value="0.0000772896231457948">
                <text:p>0.00007728962314579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47033344">
                <text:p>2.447033344</text:p>
              </table:table-cell>
              <table:table-cell office:value-type="float" office:value="0.0000553585473357788">
                <text:p>0.0000553585473357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99325952">
                <text:p>2.499325952</text:p>
              </table:table-cell>
              <table:table-cell office:value-type="float" office:value="0.0000575261305893519">
                <text:p>0.0000575261305893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51415296">
                <text:p>2.551415296</text:p>
              </table:table-cell>
              <table:table-cell office:value-type="float" office:value="0.0000492466850847827">
                <text:p>0.0000492466850847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788288">
                <text:p>2.603788288</text:p>
              </table:table-cell>
              <table:table-cell office:value-type="float" office:value="0.0000922788586107896">
                <text:p>0.0000922788586107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0350464">
                <text:p>2.660350464</text:p>
              </table:table-cell>
              <table:table-cell office:value-type="float" office:value="0.000268175459924414">
                <text:p>0.000268175459924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11650304">
                <text:p>2.711650304</text:p>
              </table:table-cell>
              <table:table-cell office:value-type="float" office:value="0.000060201574302459">
                <text:p>0.000060201574302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65046272">
                <text:p>2.765046272</text:p>
              </table:table-cell>
              <table:table-cell office:value-type="float" office:value="0.0000618619282595587">
                <text:p>0.0000618619282595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17038336">
                <text:p>2.817038336</text:p>
              </table:table-cell>
              <table:table-cell office:value-type="float" office:value="0.0000964196510050035">
                <text:p>0.0000964196510050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68654336">
                <text:p>2.868654336</text:p>
              </table:table-cell>
              <table:table-cell office:value-type="float" office:value="0.000142004780832389">
                <text:p>0.0001420047808323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20404224">
                <text:p>2.920404224</text:p>
              </table:table-cell>
              <table:table-cell office:value-type="float" office:value="0.0000325450010082126">
                <text:p>0.0000325450010082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2699648">
                <text:p>2.972699648</text:p>
              </table:table-cell>
              <table:table-cell office:value-type="float" office:value="0.0000843127263885365">
                <text:p>0.0000843127263885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250432">
                <text:p>3.0250432</text:p>
              </table:table-cell>
              <table:table-cell office:value-type="float" office:value="0.0000677927110781446">
                <text:p>0.00006779271107814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76383232">
                <text:p>3.076383232</text:p>
              </table:table-cell>
              <table:table-cell office:value-type="float" office:value="0.0000767789176154907">
                <text:p>0.00007677891761549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7813376">
                <text:p>3.127813376</text:p>
              </table:table-cell>
              <table:table-cell office:value-type="float" office:value="0.000764044096289518">
                <text:p>0.0007640440962895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79947264">
                <text:p>3.179947264</text:p>
              </table:table-cell>
              <table:table-cell office:value-type="float" office:value="0.0000528776540613065">
                <text:p>0.00005287765406130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32163328">
                <text:p>3.232163328</text:p>
              </table:table-cell>
              <table:table-cell office:value-type="float" office:value="0.0000271212868884325">
                <text:p>0.0000271212868884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8354048">
                <text:p>3.28354048</text:p>
              </table:table-cell>
              <table:table-cell office:value-type="float" office:value="0.00010615718979069">
                <text:p>0.000106157189790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34860544">
                <text:p>3.334860544</text:p>
              </table:table-cell>
              <table:table-cell office:value-type="float" office:value="0.000124949494279072">
                <text:p>0.000124949494279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86239488">
                <text:p>3.386239488</text:p>
              </table:table-cell>
              <table:table-cell office:value-type="float" office:value="0.0000830023373696746">
                <text:p>0.0000830023373696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3854848">
                <text:p>3.43854848</text:p>
              </table:table-cell>
              <table:table-cell office:value-type="float" office:value="0.0000569832965340766">
                <text:p>0.0000569832965340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204352">
                <text:p>3.49204352</text:p>
              </table:table-cell>
              <table:table-cell office:value-type="float" office:value="0.0004501602855316">
                <text:p>0.0004501602855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44328192">
                <text:p>3.544328192</text:p>
              </table:table-cell>
              <table:table-cell office:value-type="float" office:value="0.000125926127401373">
                <text:p>0.000125926127401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96601344">
                <text:p>3.596601344</text:p>
              </table:table-cell>
              <table:table-cell office:value-type="float" office:value="0.000145095733642947">
                <text:p>0.000145095733642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492352">
                <text:p>3.6492352</text:p>
              </table:table-cell>
              <table:table-cell office:value-type="float" office:value="0.0000349362539796655">
                <text:p>0.00003493625397966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0190208">
                <text:p>3.70190208</text:p>
              </table:table-cell>
              <table:table-cell office:value-type="float" office:value="0.0000565663102092156">
                <text:p>0.0000565663102092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53637376">
                <text:p>3.753637376</text:p>
              </table:table-cell>
              <table:table-cell office:value-type="float" office:value="0.000115272993966615">
                <text:p>0.000115272993966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0526848">
                <text:p>3.80526848</text:p>
              </table:table-cell>
              <table:table-cell office:value-type="float" office:value="0.000146167188750743">
                <text:p>0.0001461671887507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5762432">
                <text:p>3.85762432</text:p>
              </table:table-cell>
              <table:table-cell office:value-type="float" office:value="0.000168004803313027">
                <text:p>0.000168004803313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0914048">
                <text:p>3.90914048</text:p>
              </table:table-cell>
              <table:table-cell office:value-type="float" office:value="0.0000254469471525998">
                <text:p>0.0000254469471525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114304">
                <text:p>4.0114304</text:p>
              </table:table-cell>
              <table:table-cell office:value-type="float" office:value="0.000108730637352409">
                <text:p>0.0001087306373524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63519232">
                <text:p>4.063519232</text:p>
              </table:table-cell>
              <table:table-cell office:value-type="float" office:value="0.0000842774276376965">
                <text:p>0.0000842774276376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15911424">
                <text:p>4.115911424</text:p>
              </table:table-cell>
              <table:table-cell office:value-type="float" office:value="0.000145764925421557">
                <text:p>0.0001457649254215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68005376">
                <text:p>4.168005376</text:p>
              </table:table-cell>
              <table:table-cell office:value-type="float" office:value="0.0000498138621763648">
                <text:p>0.0000498138621763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19506176">
                <text:p>4.219506176</text:p>
              </table:table-cell>
              <table:table-cell office:value-type="float" office:value="0.000153588717170927">
                <text:p>0.0001535887171709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7072128">
                <text:p>4.27072128</text:p>
              </table:table-cell>
              <table:table-cell office:value-type="float" office:value="0.000100900483271675">
                <text:p>0.000100900483271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2297728">
                <text:p>4.32297728</text:p>
              </table:table-cell>
              <table:table-cell office:value-type="float" office:value="0.0000777646271298927">
                <text:p>0.00007776462712989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75753216">
                <text:p>4.375753216</text:p>
              </table:table-cell>
              <table:table-cell office:value-type="float" office:value="0.000111405815172065">
                <text:p>0.0001114058151720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29484544">
                <text:p>4.429484544</text:p>
              </table:table-cell>
              <table:table-cell office:value-type="float" office:value="0.000106135182318271">
                <text:p>0.0001061351823182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2892544">
                <text:p>4.482892544</text:p>
              </table:table-cell>
              <table:table-cell office:value-type="float" office:value="0.0000427614091179597">
                <text:p>0.00004276140911795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349952">
                <text:p>4.5349952</text:p>
              </table:table-cell>
              <table:table-cell office:value-type="float" office:value="0.000190040176561009">
                <text:p>0.000190040176561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8721408">
                <text:p>4.88721408</text:p>
              </table:table-cell>
              <table:table-cell office:value-type="float" office:value="0.00140010654658408">
                <text:p>0.00140010654658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39535104">
                <text:p>4.939535104</text:p>
              </table:table-cell>
              <table:table-cell office:value-type="float" office:value="0.0225256359880574">
                <text:p>0.02252563598805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92765952">
                <text:p>4.992765952</text:p>
              </table:table-cell>
              <table:table-cell office:value-type="float" office:value="0.0550916409975807">
                <text:p>0.05509164099758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44919296">
                <text:p>5.044919296</text:p>
              </table:table-cell>
              <table:table-cell office:value-type="float" office:value="0.0795885390385649">
                <text:p>0.0795885390385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97122304">
                <text:p>5.097122304</text:p>
              </table:table-cell>
              <table:table-cell office:value-type="float" office:value="0.0788647732905153">
                <text:p>0.0788647732905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149324288">
                <text:p>5.149324288</text:p>
              </table:table-cell>
              <table:table-cell office:value-type="float" office:value="0.0787852044736761">
                <text:p>0.07878520447367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01873408">
                <text:p>5.201873408</text:p>
              </table:table-cell>
              <table:table-cell office:value-type="float" office:value="0.0807562686574489">
                <text:p>0.0807562686574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54213376">
                <text:p>5.254213376</text:p>
              </table:table-cell>
              <table:table-cell office:value-type="float" office:value="0.0808031270046635">
                <text:p>0.0808031270046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06253312">
                <text:p>5.306253312</text:p>
              </table:table-cell>
              <table:table-cell office:value-type="float" office:value="0.0772480645478352">
                <text:p>0.0772480645478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58192128">
                <text:p>5.358192128</text:p>
              </table:table-cell>
              <table:table-cell office:value-type="float" office:value="0.0804108475818131">
                <text:p>0.0804108475818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1042944">
                <text:p>5.41042944</text:p>
              </table:table-cell>
              <table:table-cell office:value-type="float" office:value="0.0793148536888759">
                <text:p>0.07931485368887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62627328">
                <text:p>5.462627328</text:p>
              </table:table-cell>
              <table:table-cell office:value-type="float" office:value="0.0781894409393554">
                <text:p>0.07818944093935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14850304">
                <text:p>5.514850304</text:p>
              </table:table-cell>
              <table:table-cell office:value-type="float" office:value="0.0800126655093105">
                <text:p>0.0800126655093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6697344">
                <text:p>5.56697344</text:p>
              </table:table-cell>
              <table:table-cell office:value-type="float" office:value="0.0806582041709581">
                <text:p>0.08065820417095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1930624">
                <text:p>5.61930624</text:p>
              </table:table-cell>
              <table:table-cell office:value-type="float" office:value="0.0796429913137708">
                <text:p>0.07964299131377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22037504">
                <text:p>5.722037504</text:p>
              </table:table-cell>
              <table:table-cell office:value-type="float" office:value="0.0800299556837336">
                <text:p>0.08002995568373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7428352">
                <text:p>5.77428352</text:p>
              </table:table-cell>
              <table:table-cell office:value-type="float" office:value="0.0804834546477517">
                <text:p>0.08048345464775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26685952">
                <text:p>5.826685952</text:p>
              </table:table-cell>
              <table:table-cell office:value-type="float" office:value="0.0786535745698133">
                <text:p>0.0786535745698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78754304">
                <text:p>5.878754304</text:p>
              </table:table-cell>
              <table:table-cell office:value-type="float" office:value="0.0803995641031216">
                <text:p>0.08039956410312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31094016">
                <text:p>5.931094016</text:p>
              </table:table-cell>
              <table:table-cell office:value-type="float" office:value="0.0800395339889606">
                <text:p>0.08003953398896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033238016">
                <text:p>6.033238016</text:p>
              </table:table-cell>
              <table:table-cell office:value-type="float" office:value="0.0781022729189238">
                <text:p>0.07810227291892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85876224">
                <text:p>6.085876224</text:p>
              </table:table-cell>
              <table:table-cell office:value-type="float" office:value="0.079116757049353">
                <text:p>0.0791167570493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138128384">
                <text:p>6.138128384</text:p>
              </table:table-cell>
              <table:table-cell office:value-type="float" office:value="0.0790901102173276">
                <text:p>0.07909011021732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190490112">
                <text:p>6.190490112</text:p>
              </table:table-cell>
              <table:table-cell office:value-type="float" office:value="0.0797434469128422">
                <text:p>0.07974344691284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92670464">
                <text:p>6.292670464</text:p>
              </table:table-cell>
              <table:table-cell office:value-type="float" office:value="0.0790972354238762">
                <text:p>0.07909723542387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447424">
                <text:p>6.3447424</text:p>
              </table:table-cell>
              <table:table-cell office:value-type="float" office:value="0.0783230272870511">
                <text:p>0.07832302728705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96517376">
                <text:p>6.396517376</text:p>
              </table:table-cell>
              <table:table-cell office:value-type="float" office:value="0.0798478067678333">
                <text:p>0.0798478067678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448566016">
                <text:p>6.448566016</text:p>
              </table:table-cell>
              <table:table-cell office:value-type="float" office:value="0.0799769063726854">
                <text:p>0.07997690637268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500748288">
                <text:p>6.500748288</text:p>
              </table:table-cell>
              <table:table-cell office:value-type="float" office:value="0.0787772659303539">
                <text:p>0.07877726593035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52899072">
                <text:p>6.552899072</text:p>
              </table:table-cell>
              <table:table-cell office:value-type="float" office:value="0.0677694654578449">
                <text:p>0.06776946545784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5074176">
                <text:p>6.605074176</text:p>
              </table:table-cell>
              <table:table-cell office:value-type="float" office:value="0.0348032249461475">
                <text:p>0.0348032249461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657347072">
                <text:p>6.657347072</text:p>
              </table:table-cell>
              <table:table-cell office:value-type="float" office:value="0.00424944845443563">
                <text:p>0.00424944845443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709416448">
                <text:p>6.709416448</text:p>
              </table:table-cell>
              <table:table-cell office:value-type="float" office:value="0.0368358056749379">
                <text:p>0.03683580567493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811555328">
                <text:p>6.811555328</text:p>
              </table:table-cell>
              <table:table-cell office:value-type="float" office:value="0.0774321337225209">
                <text:p>0.0774321337225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637184">
                <text:p>6.8637184</text:p>
              </table:table-cell>
              <table:table-cell office:value-type="float" office:value="0.0799947575123202">
                <text:p>0.0799947575123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15167232">
                <text:p>6.915167232</text:p>
              </table:table-cell>
              <table:table-cell office:value-type="float" office:value="0.0795195785653938">
                <text:p>0.0795195785653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67049216">
                <text:p>6.967049216</text:p>
              </table:table-cell>
              <table:table-cell office:value-type="float" office:value="0.0795626188317335">
                <text:p>0.07956261883173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01916032">
                <text:p>7.01916032</text:p>
              </table:table-cell>
              <table:table-cell office:value-type="float" office:value="0.06847369692583">
                <text:p>0.06847369692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120493568">
                <text:p>7.120493568</text:p>
              </table:table-cell>
              <table:table-cell office:value-type="float" office:value="0.0768486540600451">
                <text:p>0.07684865406004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72248576">
                <text:p>7.172248576</text:p>
              </table:table-cell>
              <table:table-cell office:value-type="float" office:value="0.081302363628422">
                <text:p>0.0813023636284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224909312">
                <text:p>7.224909312</text:p>
              </table:table-cell>
              <table:table-cell office:value-type="float" office:value="0.0788330730572518">
                <text:p>0.07883307305725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277063168">
                <text:p>7.277063168</text:p>
              </table:table-cell>
              <table:table-cell office:value-type="float" office:value="0.0799298577085081">
                <text:p>0.07992985770850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919936">
                <text:p>7.32919936</text:p>
              </table:table-cell>
              <table:table-cell office:value-type="float" office:value="0.0803691968099402">
                <text:p>0.08036919680994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804352">
                <text:p>7.3804352</text:p>
              </table:table-cell>
              <table:table-cell office:value-type="float" office:value="0.0797262247387575">
                <text:p>0.07972622473875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432195072">
                <text:p>7.432195072</text:p>
              </table:table-cell>
              <table:table-cell office:value-type="float" office:value="0.0793948567777782">
                <text:p>0.07939485677777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4843072">
                <text:p>7.4843072</text:p>
              </table:table-cell>
              <table:table-cell office:value-type="float" office:value="0.0815540583682382">
                <text:p>0.08155405836823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36548096">
                <text:p>7.536548096</text:p>
              </table:table-cell>
              <table:table-cell office:value-type="float" office:value="0.0798946098951548">
                <text:p>0.07989460989515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58823808">
                <text:p>7.58823808</text:p>
              </table:table-cell>
              <table:table-cell office:value-type="float" office:value="0.0795192961813614">
                <text:p>0.07951929618136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690570496">
                <text:p>7.690570496</text:p>
              </table:table-cell>
              <table:table-cell office:value-type="float" office:value="0.0786036781504905">
                <text:p>0.07860367815049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74267136">
                <text:p>7.74267136</text:p>
              </table:table-cell>
              <table:table-cell office:value-type="float" office:value="0.0801312639283319">
                <text:p>0.08013126392833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94398464">
                <text:p>7.794398464</text:p>
              </table:table-cell>
              <table:table-cell office:value-type="float" office:value="0.0803297625406649">
                <text:p>0.08032976254066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45876224">
                <text:p>7.845876224</text:p>
              </table:table-cell>
              <table:table-cell office:value-type="float" office:value="0.0793121260595733">
                <text:p>0.07931212605957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97243648">
                <text:p>7.897243648</text:p>
              </table:table-cell>
              <table:table-cell office:value-type="float" office:value="0.0814963772368707">
                <text:p>0.08149637723687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950005504">
                <text:p>7.950005504</text:p>
              </table:table-cell>
              <table:table-cell office:value-type="float" office:value="0.0822664102626817">
                <text:p>0.0822664102626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02197504">
                <text:p>8.002197504</text:p>
              </table:table-cell>
              <table:table-cell office:value-type="float" office:value="0.0797797373726147">
                <text:p>0.07977973737261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5447552">
                <text:p>8.05447552</text:p>
              </table:table-cell>
              <table:table-cell office:value-type="float" office:value="0.0786284795171621">
                <text:p>0.0786284795171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10631936">
                <text:p>8.10631936</text:p>
              </table:table-cell>
              <table:table-cell office:value-type="float" office:value="0.0786771814288762">
                <text:p>0.07867718142887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157763072">
                <text:p>8.157763072</text:p>
              </table:table-cell>
              <table:table-cell office:value-type="float" office:value="0.0788239677943124">
                <text:p>0.0788239677943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260260352">
                <text:p>8.260260352</text:p>
              </table:table-cell>
              <table:table-cell office:value-type="float" office:value="0.0791714688298588">
                <text:p>0.07917146882985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31225344">
                <text:p>8.31225344</text:p>
              </table:table-cell>
              <table:table-cell office:value-type="float" office:value="0.0794037963674234">
                <text:p>0.07940379636742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364671488">
                <text:p>8.364671488</text:p>
              </table:table-cell>
              <table:table-cell office:value-type="float" office:value="0.0795536291046869">
                <text:p>0.07955362910468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416611328">
                <text:p>8.416611328</text:p>
              </table:table-cell>
              <table:table-cell office:value-type="float" office:value="0.0796925728384776">
                <text:p>0.0796925728384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468662272">
                <text:p>8.468662272</text:p>
              </table:table-cell>
              <table:table-cell office:value-type="float" office:value="0.0788909447434234">
                <text:p>0.0788909447434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520259072">
                <text:p>8.520259072</text:p>
              </table:table-cell>
              <table:table-cell office:value-type="float" office:value="0.0805221110193378">
                <text:p>0.0805221110193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57175424">
                <text:p>8.57175424</text:p>
              </table:table-cell>
              <table:table-cell office:value-type="float" office:value="0.0811557845831715">
                <text:p>0.08115578458317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62391936">
                <text:p>8.62391936</text:p>
              </table:table-cell>
              <table:table-cell office:value-type="float" office:value="0.0801615234248198">
                <text:p>0.08016152342481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676068352">
                <text:p>8.676068352</text:p>
              </table:table-cell>
              <table:table-cell office:value-type="float" office:value="0.0792159300506201">
                <text:p>0.07921593005062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728190976">
                <text:p>8.728190976</text:p>
              </table:table-cell>
              <table:table-cell office:value-type="float" office:value="0.0808243644213989">
                <text:p>0.08082436442139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3058432">
                <text:p>8.83058432</text:p>
              </table:table-cell>
              <table:table-cell office:value-type="float" office:value="0.0763912770553353">
                <text:p>0.07639127705533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81854464">
                <text:p>8.881854464</text:p>
              </table:table-cell>
              <table:table-cell office:value-type="float" office:value="0.076927076077803">
                <text:p>0.0769270760778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93365632">
                <text:p>8.93365632</text:p>
              </table:table-cell>
              <table:table-cell office:value-type="float" office:value="0.081042026502609">
                <text:p>0.0810420265026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988598272">
                <text:p>8.988598272</text:p>
              </table:table-cell>
              <table:table-cell office:value-type="float" office:value="0.0800384501567477">
                <text:p>0.08003845015674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040681216">
                <text:p>9.040681216</text:p>
              </table:table-cell>
              <table:table-cell office:value-type="float" office:value="0.0782473927638577">
                <text:p>0.0782473927638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143190016">
                <text:p>9.143190016</text:p>
              </table:table-cell>
              <table:table-cell office:value-type="float" office:value="0.0762810434476387">
                <text:p>0.07628104344763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195355648">
                <text:p>9.195355648</text:p>
              </table:table-cell>
              <table:table-cell office:value-type="float" office:value="0.0765480527078665">
                <text:p>0.07654805270786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247349504">
                <text:p>9.247349504</text:p>
              </table:table-cell>
              <table:table-cell office:value-type="float" office:value="0.0792986086085501">
                <text:p>0.07929860860855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99453952">
                <text:p>9.299453952</text:p>
              </table:table-cell>
              <table:table-cell office:value-type="float" office:value="0.0779270318822687">
                <text:p>0.07792703188226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350824704">
                <text:p>9.350824704</text:p>
              </table:table-cell>
              <table:table-cell office:value-type="float" office:value="0.0806170513641961">
                <text:p>0.08061705136419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40223744">
                <text:p>9.40223744</text:p>
              </table:table-cell>
              <table:table-cell office:value-type="float" office:value="0.0797777143819333">
                <text:p>0.0797777143819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45401728">
                <text:p>9.45401728</text:p>
              </table:table-cell>
              <table:table-cell office:value-type="float" office:value="0.0766211997257283">
                <text:p>0.0766211997257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50578432">
                <text:p>9.50578432</text:p>
              </table:table-cell>
              <table:table-cell office:value-type="float" office:value="0.0808623139389664">
                <text:p>0.08086231393896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5713536">
                <text:p>9.55713536</text:p>
              </table:table-cell>
              <table:table-cell office:value-type="float" office:value="0.0799398829416618">
                <text:p>0.07993988294166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60954624">
                <text:p>9.60954624</text:p>
              </table:table-cell>
              <table:table-cell office:value-type="float" office:value="0.0799020621521368">
                <text:p>0.07990206215213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661708544">
                <text:p>9.661708544</text:p>
              </table:table-cell>
              <table:table-cell office:value-type="float" office:value="0.0808814323898169">
                <text:p>0.08088143238981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713036544">
                <text:p>9.713036544</text:p>
              </table:table-cell>
              <table:table-cell office:value-type="float" office:value="0.0773593647888279">
                <text:p>0.07735936478882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764838144">
                <text:p>9.764838144</text:p>
              </table:table-cell>
              <table:table-cell office:value-type="float" office:value="0.0803236186693369">
                <text:p>0.08032361866933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816914176">
                <text:p>9.816914176</text:p>
              </table:table-cell>
              <table:table-cell office:value-type="float" office:value="0.0795237964018231">
                <text:p>0.07952379640182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919034368">
                <text:p>9.919034368</text:p>
              </table:table-cell>
              <table:table-cell office:value-type="float" office:value="0.0793579431629502">
                <text:p>0.07935794316295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97112064">
                <text:p>9.97112064</text:p>
              </table:table-cell>
              <table:table-cell office:value-type="float" office:value="0.0787591381095201">
                <text:p>0.07875913810952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023205376">
                <text:p>10.023205376</text:p>
              </table:table-cell>
              <table:table-cell office:value-type="float" office:value="0.0803367856451748">
                <text:p>0.08033678564517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2585344">
                <text:p>10.12585344</text:p>
              </table:table-cell>
              <table:table-cell office:value-type="float" office:value="0.0799016966878757">
                <text:p>0.07990169668787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17708416">
                <text:p>10.17708416</text:p>
              </table:table-cell>
              <table:table-cell office:value-type="float" office:value="0.0788385600739715">
                <text:p>0.07883856007397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30198016">
                <text:p>10.230198016</text:p>
              </table:table-cell>
              <table:table-cell office:value-type="float" office:value="0.0803539799418899">
                <text:p>0.0803539799418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28184832">
                <text:p>10.28184832</text:p>
              </table:table-cell>
              <table:table-cell office:value-type="float" office:value="0.0803669361218">
                <text:p>0.08036693612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333909504">
                <text:p>10.333909504</text:p>
              </table:table-cell>
              <table:table-cell office:value-type="float" office:value="0.0814358172423795">
                <text:p>0.08143581724237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385929216">
                <text:p>10.385929216</text:p>
              </table:table-cell>
              <table:table-cell office:value-type="float" office:value="0.0803486325999121">
                <text:p>0.08034863259991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438119424">
                <text:p>10.438119424</text:p>
              </table:table-cell>
              <table:table-cell office:value-type="float" office:value="0.0806677897346767">
                <text:p>0.0806677897346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489940224">
                <text:p>10.489940224</text:p>
              </table:table-cell>
              <table:table-cell office:value-type="float" office:value="0.0798929065338775">
                <text:p>0.07989290653387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59216">
                <text:p>10.59216</text:p>
              </table:table-cell>
              <table:table-cell office:value-type="float" office:value="0.0800407074865398">
                <text:p>0.08004070748653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44237312">
                <text:p>10.644237312</text:p>
              </table:table-cell>
              <table:table-cell office:value-type="float" office:value="0.07960048211553">
                <text:p>0.07960048211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698516224">
                <text:p>10.698516224</text:p>
              </table:table-cell>
              <table:table-cell office:value-type="float" office:value="0.0808607912325126">
                <text:p>0.0808607912325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800642304">
                <text:p>10.800642304</text:p>
              </table:table-cell>
              <table:table-cell office:value-type="float" office:value="0.075457592671621">
                <text:p>0.0754575926716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5292032">
                <text:p>10.85292032</text:p>
              </table:table-cell>
              <table:table-cell office:value-type="float" office:value="0.0700732371581339">
                <text:p>0.07007323715813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05037312">
                <text:p>10.905037312</text:p>
              </table:table-cell>
              <table:table-cell office:value-type="float" office:value="0.0765685185506978">
                <text:p>0.07656851855069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007086336">
                <text:p>11.007086336</text:p>
              </table:table-cell>
              <table:table-cell office:value-type="float" office:value="0.0795958883271523">
                <text:p>0.07959588832715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59363328">
                <text:p>11.059363328</text:p>
              </table:table-cell>
              <table:table-cell office:value-type="float" office:value="0.0793529515216982">
                <text:p>0.07935295152169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11067648">
                <text:p>11.11067648</text:p>
              </table:table-cell>
              <table:table-cell office:value-type="float" office:value="0.0802185524666754">
                <text:p>0.08021855246667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63894016">
                <text:p>11.163894016</text:p>
              </table:table-cell>
              <table:table-cell office:value-type="float" office:value="0.0803107137539035">
                <text:p>0.08031071375390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215624192">
                <text:p>11.215624192</text:p>
              </table:table-cell>
              <table:table-cell office:value-type="float" office:value="0.0809929680095429">
                <text:p>0.08099296800954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31780224">
                <text:p>11.31780224</text:p>
              </table:table-cell>
              <table:table-cell office:value-type="float" office:value="0.0720409831662179">
                <text:p>0.07204098316621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370203648">
                <text:p>11.370203648</text:p>
              </table:table-cell>
              <table:table-cell office:value-type="float" office:value="0.055499556738374">
                <text:p>0.0554995567383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422536192">
                <text:p>11.422536192</text:p>
              </table:table-cell>
              <table:table-cell office:value-type="float" office:value="0.0580312680272424">
                <text:p>0.05803126802724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47475328">
                <text:p>11.47475328</text:p>
              </table:table-cell>
              <table:table-cell office:value-type="float" office:value="0.0792036048702273">
                <text:p>0.07920360487022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576063488">
                <text:p>11.576063488</text:p>
              </table:table-cell>
              <table:table-cell office:value-type="float" office:value="0.0799849820855271">
                <text:p>0.07998498208552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627703296">
                <text:p>11.627703296</text:p>
              </table:table-cell>
              <table:table-cell office:value-type="float" office:value="0.0792161906597571">
                <text:p>0.0792161906597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679746304">
                <text:p>11.679746304</text:p>
              </table:table-cell>
              <table:table-cell office:value-type="float" office:value="0.0801013101816531">
                <text:p>0.08010131018165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734088192">
                <text:p>11.734088192</text:p>
              </table:table-cell>
              <table:table-cell office:value-type="float" office:value="0.0767837939801452">
                <text:p>0.07678379398014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7876672">
                <text:p>11.7876672</text:p>
              </table:table-cell>
              <table:table-cell office:value-type="float" office:value="0.0604393272575185">
                <text:p>0.0604393272575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840368384">
                <text:p>11.840368384</text:p>
              </table:table-cell>
              <table:table-cell office:value-type="float" office:value="0.069833218979933">
                <text:p>0.0698332189799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94122496">
                <text:p>11.894122496</text:p>
              </table:table-cell>
              <table:table-cell office:value-type="float" office:value="0.0743403350685581">
                <text:p>0.07434033506855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9464064">
                <text:p>11.9464064</text:p>
              </table:table-cell>
              <table:table-cell office:value-type="float" office:value="0.0620543015197588">
                <text:p>0.06205430151975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97892096">
                <text:p>11.997892096</text:p>
              </table:table-cell>
              <table:table-cell office:value-type="float" office:value="0.0177941590462047">
                <text:p>0.01779415904620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100044544">
                <text:p>12.100044544</text:p>
              </table:table-cell>
              <table:table-cell office:value-type="float" office:value="0.0744721931834345">
                <text:p>0.07447219318343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151953408">
                <text:p>12.151953408</text:p>
              </table:table-cell>
              <table:table-cell office:value-type="float" office:value="0.0804907436325165">
                <text:p>0.0804907436325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204059648">
                <text:p>12.204059648</text:p>
              </table:table-cell>
              <table:table-cell office:value-type="float" office:value="0.0802790418064149">
                <text:p>0.08027904180641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257347072">
                <text:p>12.257347072</text:p>
              </table:table-cell>
              <table:table-cell office:value-type="float" office:value="0.0807054284702176">
                <text:p>0.08070542847021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309610496">
                <text:p>12.309610496</text:p>
              </table:table-cell>
              <table:table-cell office:value-type="float" office:value="0.0809017765909747">
                <text:p>0.08090177659097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362228224">
                <text:p>12.362228224</text:p>
              </table:table-cell>
              <table:table-cell office:value-type="float" office:value="0.0778164176447766">
                <text:p>0.07781641764477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4143232">
                <text:p>12.4143232</text:p>
              </table:table-cell>
              <table:table-cell office:value-type="float" office:value="0.0810182140806251">
                <text:p>0.08101821408062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466641408">
                <text:p>12.466641408</text:p>
              </table:table-cell>
              <table:table-cell office:value-type="float" office:value="0.081340581656214">
                <text:p>0.0813405816562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51883648">
                <text:p>12.51883648</text:p>
              </table:table-cell>
              <table:table-cell office:value-type="float" office:value="0.0776088750364414">
                <text:p>0.07760887503644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571063296">
                <text:p>12.571063296</text:p>
              </table:table-cell>
              <table:table-cell office:value-type="float" office:value="0.0798582989983818">
                <text:p>0.07985829899838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6732544">
                <text:p>12.6732544</text:p>
              </table:table-cell>
              <table:table-cell office:value-type="float" office:value="0.0663738630956009">
                <text:p>0.06637386309560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72533632">
                <text:p>12.72533632</text:p>
              </table:table-cell>
              <table:table-cell office:value-type="float" office:value="0.0540354263684952">
                <text:p>0.05403542636849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776720384">
                <text:p>12.776720384</text:p>
              </table:table-cell>
              <table:table-cell office:value-type="float" office:value="0.0128482034374926">
                <text:p>0.01284820343749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828853248">
                <text:p>12.828853248</text:p>
              </table:table-cell>
              <table:table-cell office:value-type="float" office:value="0.00536919231316074">
                <text:p>0.005369192313160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880863232">
                <text:p>12.880863232</text:p>
              </table:table-cell>
              <table:table-cell office:value-type="float" office:value="0.0127677523737172">
                <text:p>0.01276775237371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93286144">
                <text:p>12.93286144</text:p>
              </table:table-cell>
              <table:table-cell office:value-type="float" office:value="0.0535128411490301">
                <text:p>0.05351284114903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985041408">
                <text:p>12.985041408</text:p>
              </table:table-cell>
              <table:table-cell office:value-type="float" office:value="0.0743116560898669">
                <text:p>0.07431165608986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037302272">
                <text:p>13.037302272</text:p>
              </table:table-cell>
              <table:table-cell office:value-type="float" office:value="0.079681558145613">
                <text:p>0.0796815581456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089493504">
                <text:p>13.089493504</text:p>
              </table:table-cell>
              <table:table-cell office:value-type="float" office:value="0.0796329438292889">
                <text:p>0.07963294382928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141567488">
                <text:p>13.141567488</text:p>
              </table:table-cell>
              <table:table-cell office:value-type="float" office:value="0.0756591448864486">
                <text:p>0.07565914488644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194439424">
                <text:p>13.194439424</text:p>
              </table:table-cell>
              <table:table-cell office:value-type="float" office:value="0.0780420399945069">
                <text:p>0.07804203999450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246550528">
                <text:p>13.246550528</text:p>
              </table:table-cell>
              <table:table-cell office:value-type="float" office:value="0.0778632365897269">
                <text:p>0.07786323658972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298203648">
                <text:p>13.298203648</text:p>
              </table:table-cell>
              <table:table-cell office:value-type="float" office:value="0.0807729358346676">
                <text:p>0.08077293583466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350020096">
                <text:p>13.350020096</text:p>
              </table:table-cell>
              <table:table-cell office:value-type="float" office:value="0.0785839253342164">
                <text:p>0.07858392533421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402074112">
                <text:p>13.402074112</text:p>
              </table:table-cell>
              <table:table-cell office:value-type="float" office:value="0.077856094395105">
                <text:p>0.0778560943951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454332416">
                <text:p>13.454332416</text:p>
              </table:table-cell>
              <table:table-cell office:value-type="float" office:value="0.0769605776425119">
                <text:p>0.0769605776425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505672192">
                <text:p>13.505672192</text:p>
              </table:table-cell>
              <table:table-cell office:value-type="float" office:value="0.0800146920172903">
                <text:p>0.0800146920172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55703936">
                <text:p>13.55703936</text:p>
              </table:table-cell>
              <table:table-cell office:value-type="float" office:value="0.0810134200859444">
                <text:p>0.08101342008594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608293376">
                <text:p>13.608293376</text:p>
              </table:table-cell>
              <table:table-cell office:value-type="float" office:value="0.0805428028248849">
                <text:p>0.08054280282488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66198528">
                <text:p>13.66198528</text:p>
              </table:table-cell>
              <table:table-cell office:value-type="float" office:value="0.0805059897317201">
                <text:p>0.0805059897317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7140992">
                <text:p>13.7140992</text:p>
              </table:table-cell>
              <table:table-cell office:value-type="float" office:value="0.0814017730646509">
                <text:p>0.08140177306465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663232">
                <text:p>13.7663232</text:p>
              </table:table-cell>
              <table:table-cell office:value-type="float" office:value="0.0755411097941864">
                <text:p>0.07554110979418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86871552">
                <text:p>13.86871552</text:p>
              </table:table-cell>
              <table:table-cell office:value-type="float" office:value="0.0776941422233891">
                <text:p>0.07769414222338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920772608">
                <text:p>13.920772608</text:p>
              </table:table-cell>
              <table:table-cell office:value-type="float" office:value="0.0787885455786223">
                <text:p>0.07878854557862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72569344">
                <text:p>13.972569344</text:p>
              </table:table-cell>
              <table:table-cell office:value-type="float" office:value="0.0786267727435102">
                <text:p>0.07862677274351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07393024">
                <text:p>14.07393024</text:p>
              </table:table-cell>
              <table:table-cell office:value-type="float" office:value="0.0802000643972833">
                <text:p>0.08020006439728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125504256">
                <text:p>14.125504256</text:p>
              </table:table-cell>
              <table:table-cell office:value-type="float" office:value="0.0782055837859917">
                <text:p>0.07820558378599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176839424">
                <text:p>14.176839424</text:p>
              </table:table-cell>
              <table:table-cell office:value-type="float" office:value="0.0816515891179165">
                <text:p>0.08165158911791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228761344">
                <text:p>14.228761344</text:p>
              </table:table-cell>
              <table:table-cell office:value-type="float" office:value="0.0809411533883783">
                <text:p>0.08094115338837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281205504">
                <text:p>14.281205504</text:p>
              </table:table-cell>
              <table:table-cell office:value-type="float" office:value="0.0786961344470969">
                <text:p>0.07869613444709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332478464">
                <text:p>14.332478464</text:p>
              </table:table-cell>
              <table:table-cell office:value-type="float" office:value="0.078997692133534">
                <text:p>0.0789976921335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383771648">
                <text:p>14.383771648</text:p>
              </table:table-cell>
              <table:table-cell office:value-type="float" office:value="0.0754498881083477">
                <text:p>0.07544988810834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435940352">
                <text:p>14.435940352</text:p>
              </table:table-cell>
              <table:table-cell office:value-type="float" office:value="0.0739577476324069">
                <text:p>0.07395774763240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89663488">
                <text:p>14.489663488</text:p>
              </table:table-cell>
              <table:table-cell office:value-type="float" office:value="0.0699692999161811">
                <text:p>0.06996929991618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541763072">
                <text:p>14.541763072</text:p>
              </table:table-cell>
              <table:table-cell office:value-type="float" office:value="0.0628806473717287">
                <text:p>0.06288064737172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643807232">
                <text:p>14.643807232</text:p>
              </table:table-cell>
              <table:table-cell office:value-type="float" office:value="0.0510654714996568">
                <text:p>0.05106547149965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69598464">
                <text:p>14.69598464</text:p>
              </table:table-cell>
              <table:table-cell office:value-type="float" office:value="0.0543066124783686">
                <text:p>0.0543066124783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74814336">
                <text:p>14.74814336</text:p>
              </table:table-cell>
              <table:table-cell office:value-type="float" office:value="0.0614471244603834">
                <text:p>0.06144712446038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800156416">
                <text:p>14.800156416</text:p>
              </table:table-cell>
              <table:table-cell office:value-type="float" office:value="0.0580541078062288">
                <text:p>0.05805410780622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52419072">
                <text:p>14.852419072</text:p>
              </table:table-cell>
              <table:table-cell office:value-type="float" office:value="0.0765635469061401">
                <text:p>0.07656354690614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90442624">
                <text:p>14.90442624</text:p>
              </table:table-cell>
              <table:table-cell office:value-type="float" office:value="0.0802279010178969">
                <text:p>0.08022790101789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5789312">
                <text:p>14.95789312</text:p>
              </table:table-cell>
              <table:table-cell office:value-type="float" office:value="0.0796046331798072">
                <text:p>0.07960463317980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00998528">
                <text:p>15.00998528</text:p>
              </table:table-cell>
              <table:table-cell office:value-type="float" office:value="0.077052335915418">
                <text:p>0.0770523359154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62508544">
                <text:p>15.062508544</text:p>
              </table:table-cell>
              <table:table-cell office:value-type="float" office:value="0.0711812675082083">
                <text:p>0.07118126750820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11456512">
                <text:p>15.11456512</text:p>
              </table:table-cell>
              <table:table-cell office:value-type="float" office:value="0.0603645023672735">
                <text:p>0.06036450236727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6628736">
                <text:p>15.16628736</text:p>
              </table:table-cell>
              <table:table-cell office:value-type="float" office:value="0.0525078575398736">
                <text:p>0.05250785753987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21836032">
                <text:p>15.21836032</text:p>
              </table:table-cell>
              <table:table-cell office:value-type="float" office:value="0.0538966156000449">
                <text:p>0.05389661560004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70719488">
                <text:p>15.270719488</text:p>
              </table:table-cell>
              <table:table-cell office:value-type="float" office:value="0.0597166838888783">
                <text:p>0.05971668388887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322805504">
                <text:p>15.322805504</text:p>
              </table:table-cell>
              <table:table-cell office:value-type="float" office:value="0.0612032241937866">
                <text:p>0.06120322419378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74101504">
                <text:p>15.374101504</text:p>
              </table:table-cell>
              <table:table-cell office:value-type="float" office:value="0.0725785569830018">
                <text:p>0.07257855698300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426197504">
                <text:p>15.426197504</text:p>
              </table:table-cell>
              <table:table-cell office:value-type="float" office:value="0.0743877055590974">
                <text:p>0.07438770555909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78372352">
                <text:p>15.478372352</text:p>
              </table:table-cell>
              <table:table-cell office:value-type="float" office:value="0.0744831235126386">
                <text:p>0.07448312351263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3143424">
                <text:p>15.53143424</text:p>
              </table:table-cell>
              <table:table-cell office:value-type="float" office:value="0.0762118244324817">
                <text:p>0.07621182443248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583515648">
                <text:p>15.583515648</text:p>
              </table:table-cell>
              <table:table-cell office:value-type="float" office:value="0.0692278877049188">
                <text:p>0.06922788770491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37053952">
                <text:p>15.637053952</text:p>
              </table:table-cell>
              <table:table-cell office:value-type="float" office:value="0.0705187039503139">
                <text:p>0.07051870395031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689096192">
                <text:p>15.689096192</text:p>
              </table:table-cell>
              <table:table-cell office:value-type="float" office:value="0.0719108373988816">
                <text:p>0.07191083739888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741306368">
                <text:p>15.741306368</text:p>
              </table:table-cell>
              <table:table-cell office:value-type="float" office:value="0.0655765887060254">
                <text:p>0.06557658870602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793396224">
                <text:p>15.793396224</text:p>
              </table:table-cell>
              <table:table-cell office:value-type="float" office:value="0.0664029520876017">
                <text:p>0.06640295208760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845554688">
                <text:p>15.845554688</text:p>
              </table:table-cell>
              <table:table-cell office:value-type="float" office:value="0.0758531991448553">
                <text:p>0.07585319914485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00594176">
                <text:p>15.900594176</text:p>
              </table:table-cell>
              <table:table-cell office:value-type="float" office:value="0.0781510106147625">
                <text:p>0.0781510106147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952685568">
                <text:p>15.952685568</text:p>
              </table:table-cell>
              <table:table-cell office:value-type="float" office:value="0.0794580641144916">
                <text:p>0.07945806411449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04867072">
                <text:p>16.004867072</text:p>
              </table:table-cell>
              <table:table-cell office:value-type="float" office:value="0.0798222411956012">
                <text:p>0.07982224119560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057022464">
                <text:p>16.057022464</text:p>
              </table:table-cell>
              <table:table-cell office:value-type="float" office:value="0.0793803687016358">
                <text:p>0.07938036870163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09265408">
                <text:p>16.109265408</text:p>
              </table:table-cell>
              <table:table-cell office:value-type="float" office:value="0.0790815112845255">
                <text:p>0.07908151128452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168452608">
                <text:p>16.168452608</text:p>
              </table:table-cell>
              <table:table-cell office:value-type="float" office:value="0.0644738360529548">
                <text:p>0.06447383605295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198912">
                <text:p>16.2198912</text:p>
              </table:table-cell>
              <table:table-cell office:value-type="float" office:value="0.0566859012506848">
                <text:p>0.05668590125068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271971328">
                <text:p>16.271971328</text:p>
              </table:table-cell>
              <table:table-cell office:value-type="float" office:value="0.0622094428580845">
                <text:p>0.06220944285808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32331008">
                <text:p>16.32331008</text:p>
              </table:table-cell>
              <table:table-cell office:value-type="float" office:value="0.0793156740372331">
                <text:p>0.07931567403723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37465344">
                <text:p>16.37465344</text:p>
              </table:table-cell>
              <table:table-cell office:value-type="float" office:value="0.0805335662610961">
                <text:p>0.08053356626109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426092032">
                <text:p>16.426092032</text:p>
              </table:table-cell>
              <table:table-cell office:value-type="float" office:value="0.0796939070554621">
                <text:p>0.07969390705546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478018304">
                <text:p>16.478018304</text:p>
              </table:table-cell>
              <table:table-cell office:value-type="float" office:value="0.0783697611845419">
                <text:p>0.07836976118454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529796608">
                <text:p>16.529796608</text:p>
              </table:table-cell>
              <table:table-cell office:value-type="float" office:value="0.0809844576283501">
                <text:p>0.08098445762835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58212352">
                <text:p>16.58212352</text:p>
              </table:table-cell>
              <table:table-cell office:value-type="float" office:value="0.078683303837537">
                <text:p>0.0786833038375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684198144">
                <text:p>16.684198144</text:p>
              </table:table-cell>
              <table:table-cell office:value-type="float" office:value="0.0713117185993153">
                <text:p>0.07131171859931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37580544">
                <text:p>16.737580544</text:p>
              </table:table-cell>
              <table:table-cell office:value-type="float" office:value="0.0694436788692732">
                <text:p>0.06944367886927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789210112">
                <text:p>16.789210112</text:p>
              </table:table-cell>
              <table:table-cell office:value-type="float" office:value="0.0707371479225404">
                <text:p>0.07073714792254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41423872">
                <text:p>16.841423872</text:p>
              </table:table-cell>
              <table:table-cell office:value-type="float" office:value="0.0678979080924782">
                <text:p>0.06789790809247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94318208">
                <text:p>16.94318208</text:p>
              </table:table-cell>
              <table:table-cell office:value-type="float" office:value="0.0692049177957386">
                <text:p>0.06920491779573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994683392">
                <text:p>16.994683392</text:p>
              </table:table-cell>
              <table:table-cell office:value-type="float" office:value="0.0743585676944537">
                <text:p>0.07435856769445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46137344">
                <text:p>17.046137344</text:p>
              </table:table-cell>
              <table:table-cell office:value-type="float" office:value="0.0805760362991626">
                <text:p>0.08057603629916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0989312">
                <text:p>17.0989312</text:p>
              </table:table-cell>
              <table:table-cell office:value-type="float" office:value="0.0804172529752185">
                <text:p>0.08041725297521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50933504">
                <text:p>17.150933504</text:p>
              </table:table-cell>
              <table:table-cell office:value-type="float" office:value="0.0741006221720366">
                <text:p>0.07410062217203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202368256">
                <text:p>17.202368256</text:p>
              </table:table-cell>
              <table:table-cell office:value-type="float" office:value="0.0688893459778832">
                <text:p>0.06888934597788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54477312">
                <text:p>17.254477312</text:p>
              </table:table-cell>
              <table:table-cell office:value-type="float" office:value="0.0745780332830134">
                <text:p>0.07457803328301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30670336">
                <text:p>17.30670336</text:p>
              </table:table-cell>
              <table:table-cell office:value-type="float" office:value="0.0801140074402771">
                <text:p>0.08011400744027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58066176">
                <text:p>17.358066176</text:p>
              </table:table-cell>
              <table:table-cell office:value-type="float" office:value="0.0808486854785453">
                <text:p>0.08084868547854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098304">
                <text:p>17.4098304</text:p>
              </table:table-cell>
              <table:table-cell office:value-type="float" office:value="0.0787542958896885">
                <text:p>0.07875429588968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46254848">
                <text:p>17.46254848</text:p>
              </table:table-cell>
              <table:table-cell office:value-type="float" office:value="0.0806303477351487">
                <text:p>0.08063034773514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14082304">
                <text:p>17.514082304</text:p>
              </table:table-cell>
              <table:table-cell office:value-type="float" office:value="0.0811789343779369">
                <text:p>0.08117893437793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566565376">
                <text:p>17.566565376</text:p>
              </table:table-cell>
              <table:table-cell office:value-type="float" office:value="0.0785123319195552">
                <text:p>0.07851233191955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668727296">
                <text:p>17.668727296</text:p>
              </table:table-cell>
              <table:table-cell office:value-type="float" office:value="0.0751816915946481">
                <text:p>0.07518169159464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72085632">
                <text:p>17.72085632</text:p>
              </table:table-cell>
              <table:table-cell office:value-type="float" office:value="0.0576550618334678">
                <text:p>0.05765506183346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773201408">
                <text:p>17.773201408</text:p>
              </table:table-cell>
              <table:table-cell office:value-type="float" office:value="0.0284671251006409">
                <text:p>0.02846712510064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825384448">
                <text:p>17.825384448</text:p>
              </table:table-cell>
              <table:table-cell office:value-type="float" office:value="0.0265815566703573">
                <text:p>0.02658155667035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876983296">
                <text:p>17.876983296</text:p>
              </table:table-cell>
              <table:table-cell office:value-type="float" office:value="0.0751936190120333">
                <text:p>0.0751936190120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92920832">
                <text:p>17.92920832</text:p>
              </table:table-cell>
              <table:table-cell office:value-type="float" office:value="0.0805830057601881">
                <text:p>0.08058300576018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981411328">
                <text:p>17.981411328</text:p>
              </table:table-cell>
              <table:table-cell office:value-type="float" office:value="0.0806747030421873">
                <text:p>0.08067470304218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035111424">
                <text:p>18.035111424</text:p>
              </table:table-cell>
              <table:table-cell office:value-type="float" office:value="0.078351467705541">
                <text:p>0.0783514677055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087158016">
                <text:p>18.087158016</text:p>
              </table:table-cell>
              <table:table-cell office:value-type="float" office:value="0.0803960773224999">
                <text:p>0.08039607732249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139107328">
                <text:p>18.139107328</text:p>
              </table:table-cell>
              <table:table-cell office:value-type="float" office:value="0.0772345810162165">
                <text:p>0.07723458101621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19138816">
                <text:p>18.19138816</text:p>
              </table:table-cell>
              <table:table-cell office:value-type="float" office:value="0.0807645416474669">
                <text:p>0.08076454164746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24374144">
                <text:p>18.24374144</text:p>
              </table:table-cell>
              <table:table-cell office:value-type="float" office:value="0.0799406051677727">
                <text:p>0.07994060516777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297352192">
                <text:p>18.297352192</text:p>
              </table:table-cell>
              <table:table-cell office:value-type="float" office:value="0.079856257590413">
                <text:p>0.0798562575904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349541376">
                <text:p>18.349541376</text:p>
              </table:table-cell>
              <table:table-cell office:value-type="float" office:value="0.0793582794236661">
                <text:p>0.07935827942366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401819648">
                <text:p>18.401819648</text:p>
              </table:table-cell>
              <table:table-cell office:value-type="float" office:value="0.0800966174797991">
                <text:p>0.08009661747979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45328128">
                <text:p>18.45328128</text:p>
              </table:table-cell>
              <table:table-cell office:value-type="float" office:value="0.0804000426196878">
                <text:p>0.08040004261968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50540928">
                <text:p>18.50540928</text:p>
              </table:table-cell>
              <table:table-cell office:value-type="float" office:value="0.0805664185415213">
                <text:p>0.08056641854152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556788224">
                <text:p>18.556788224</text:p>
              </table:table-cell>
              <table:table-cell office:value-type="float" office:value="0.07339866176618">
                <text:p>0.073398661766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608247296">
                <text:p>18.608247296</text:p>
              </table:table-cell>
              <table:table-cell office:value-type="float" office:value="0.0533410220128011">
                <text:p>0.05334102201280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659991296">
                <text:p>18.659991296</text:p>
              </table:table-cell>
              <table:table-cell office:value-type="float" office:value="0.00122315559066713">
                <text:p>0.001223155590667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618624">
                <text:p>18.7618624</text:p>
              </table:table-cell>
              <table:table-cell office:value-type="float" office:value="0.0108156388801519">
                <text:p>0.01081563888015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814166528">
                <text:p>18.814166528</text:p>
              </table:table-cell>
              <table:table-cell office:value-type="float" office:value="0.0515097680654983">
                <text:p>0.05150976806549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86623616">
                <text:p>18.86623616</text:p>
              </table:table-cell>
              <table:table-cell office:value-type="float" office:value="0.0723082507273323">
                <text:p>0.07230825072733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917941504">
                <text:p>18.917941504</text:p>
              </table:table-cell>
              <table:table-cell office:value-type="float" office:value="0.0814822409431325">
                <text:p>0.08148224094313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970092544">
                <text:p>18.970092544</text:p>
              </table:table-cell>
              <table:table-cell office:value-type="float" office:value="0.0777813821973016">
                <text:p>0.07778138219730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072233216">
                <text:p>19.072233216</text:p>
              </table:table-cell>
              <table:table-cell office:value-type="float" office:value="0.0793144374616124">
                <text:p>0.07931443746161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12373248">
                <text:p>19.12373248</text:p>
              </table:table-cell>
              <table:table-cell office:value-type="float" office:value="0.0786368711603329">
                <text:p>0.07863687116033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1755072">
                <text:p>19.1755072</text:p>
              </table:table-cell>
              <table:table-cell office:value-type="float" office:value="0.0592803006187133">
                <text:p>0.05928030061871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227833344">
                <text:p>19.227833344</text:p>
              </table:table-cell>
              <table:table-cell office:value-type="float" office:value="0.0450039323006574">
                <text:p>0.04500393230065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27986944">
                <text:p>19.27986944</text:p>
              </table:table-cell>
              <table:table-cell office:value-type="float" office:value="0.0626238011584294">
                <text:p>0.06262380115842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331527424">
                <text:p>19.331527424</text:p>
              </table:table-cell>
              <table:table-cell office:value-type="float" office:value="0.0722240089201912">
                <text:p>0.07222400892019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382952448">
                <text:p>19.382952448</text:p>
              </table:table-cell>
              <table:table-cell office:value-type="float" office:value="0.0742496128924834">
                <text:p>0.07424961289248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43520256">
                <text:p>19.43520256</text:p>
              </table:table-cell>
              <table:table-cell office:value-type="float" office:value="0.072549383348871">
                <text:p>0.0725493833488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487373312">
                <text:p>19.487373312</text:p>
              </table:table-cell>
              <table:table-cell office:value-type="float" office:value="0.0704122274132658">
                <text:p>0.07041222741326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539432448">
                <text:p>19.539432448</text:p>
              </table:table-cell>
              <table:table-cell office:value-type="float" office:value="0.0721594852089366">
                <text:p>0.07215948520893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641570304">
                <text:p>19.641570304</text:p>
              </table:table-cell>
              <table:table-cell office:value-type="float" office:value="0.0745677498550146">
                <text:p>0.07456774985501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69450752">
                <text:p>19.69450752</text:p>
              </table:table-cell>
              <table:table-cell office:value-type="float" office:value="0.0735457987383545">
                <text:p>0.07354579873835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746626304">
                <text:p>19.746626304</text:p>
              </table:table-cell>
              <table:table-cell office:value-type="float" office:value="0.041672150955008">
                <text:p>0.0416721509550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8489472">
                <text:p>19.8489472</text:p>
              </table:table-cell>
              <table:table-cell office:value-type="float" office:value="0.0364523786413127">
                <text:p>0.03645237864131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901590528">
                <text:p>19.901590528</text:p>
              </table:table-cell>
              <table:table-cell office:value-type="float" office:value="0.0497424879849623">
                <text:p>0.04974248798496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953275392">
                <text:p>19.953275392</text:p>
              </table:table-cell>
              <table:table-cell office:value-type="float" office:value="0.0782185835081746">
                <text:p>0.07821858350817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005521408">
                <text:p>20.005521408</text:p>
              </table:table-cell>
              <table:table-cell office:value-type="float" office:value="0.0793565957083824">
                <text:p>0.07935659570838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057600256">
                <text:p>20.057600256</text:p>
              </table:table-cell>
              <table:table-cell office:value-type="float" office:value="0.0806414830472742">
                <text:p>0.08064148304727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109726976">
                <text:p>20.109726976</text:p>
              </table:table-cell>
              <table:table-cell office:value-type="float" office:value="0.0813181226577952">
                <text:p>0.08131812265779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162823424">
                <text:p>20.162823424</text:p>
              </table:table-cell>
              <table:table-cell office:value-type="float" office:value="0.0809325178119835">
                <text:p>0.08093251781198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214951424">
                <text:p>20.214951424</text:p>
              </table:table-cell>
              <table:table-cell office:value-type="float" office:value="0.0811684531432449">
                <text:p>0.08116845314324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267054336">
                <text:p>20.267054336</text:p>
              </table:table-cell>
              <table:table-cell office:value-type="float" office:value="0.0811530601770005">
                <text:p>0.08115306017700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3191744">
                <text:p>20.3191744</text:p>
              </table:table-cell>
              <table:table-cell office:value-type="float" office:value="0.080353854327478">
                <text:p>0.0803538543274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371504384">
                <text:p>20.371504384</text:p>
              </table:table-cell>
              <table:table-cell office:value-type="float" office:value="0.0803155280116767">
                <text:p>0.08031552801167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42407424">
                <text:p>20.42407424</text:p>
              </table:table-cell>
              <table:table-cell office:value-type="float" office:value="0.0802773636903422">
                <text:p>0.08027736369034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476144384">
                <text:p>20.476144384</text:p>
              </table:table-cell>
              <table:table-cell office:value-type="float" office:value="0.080223887261343">
                <text:p>0.0802238872613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527980544">
                <text:p>20.527980544</text:p>
              </table:table-cell>
              <table:table-cell office:value-type="float" office:value="0.0756375014399676">
                <text:p>0.07563750143996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63094016">
                <text:p>20.63094016</text:p>
              </table:table-cell>
              <table:table-cell office:value-type="float" office:value="0.0358205925872972">
                <text:p>0.03582059258729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683128576">
                <text:p>20.683128576</text:p>
              </table:table-cell>
              <table:table-cell office:value-type="float" office:value="0.00399444009846548">
                <text:p>0.003994440098465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735252224">
                <text:p>20.735252224</text:p>
              </table:table-cell>
              <table:table-cell office:value-type="float" office:value="0.00299286886191211">
                <text:p>0.002992868861912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78743936">
                <text:p>20.78743936</text:p>
              </table:table-cell>
              <table:table-cell office:value-type="float" office:value="0.00932434224505028">
                <text:p>0.009324342245050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839008256">
                <text:p>20.839008256</text:p>
              </table:table-cell>
              <table:table-cell office:value-type="float" office:value="0.0622331940523832">
                <text:p>0.06223319405238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89053824">
                <text:p>20.89053824</text:p>
              </table:table-cell>
              <table:table-cell office:value-type="float" office:value="0.0762670691099016">
                <text:p>0.07626706910990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942618112">
                <text:p>20.942618112</text:p>
              </table:table-cell>
              <table:table-cell office:value-type="float" office:value="0.068343328265428">
                <text:p>0.0683433282654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99588736">
                <text:p>20.99588736</text:p>
              </table:table-cell>
              <table:table-cell office:value-type="float" office:value="0.0597923485555672">
                <text:p>0.05979234855556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04765952">
                <text:p>21.04765952</text:p>
              </table:table-cell>
              <table:table-cell office:value-type="float" office:value="0.0623676042303635">
                <text:p>0.06236760423036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099577344">
                <text:p>21.099577344</text:p>
              </table:table-cell>
              <table:table-cell office:value-type="float" office:value="0.0708778936727733">
                <text:p>0.07087789367277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20090624">
                <text:p>21.20090624</text:p>
              </table:table-cell>
              <table:table-cell office:value-type="float" office:value="0.0650694253104331">
                <text:p>0.06506942531043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252474368">
                <text:p>21.252474368</text:p>
              </table:table-cell>
              <table:table-cell office:value-type="float" office:value="0.0553850275372338">
                <text:p>0.05538502753723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304629504">
                <text:p>21.304629504</text:p>
              </table:table-cell>
              <table:table-cell office:value-type="float" office:value="0.0527318628494289">
                <text:p>0.05273186284942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356777216">
                <text:p>21.356777216</text:p>
              </table:table-cell>
              <table:table-cell office:value-type="float" office:value="0.0673541413474754">
                <text:p>0.06735414134747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40859648">
                <text:p>21.40859648</text:p>
              </table:table-cell>
              <table:table-cell office:value-type="float" office:value="0.0739523633663512">
                <text:p>0.07395236336635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460695296">
                <text:p>21.460695296</text:p>
              </table:table-cell>
              <table:table-cell office:value-type="float" office:value="0.0753016120801953">
                <text:p>0.07530161208019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512195072">
                <text:p>21.512195072</text:p>
              </table:table-cell>
              <table:table-cell office:value-type="float" office:value="0.0754244985829784">
                <text:p>0.07542449858297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563738112">
                <text:p>21.563738112</text:p>
              </table:table-cell>
              <table:table-cell office:value-type="float" office:value="0.0580113777534045">
                <text:p>0.05801137775340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615935488">
                <text:p>21.615935488</text:p>
              </table:table-cell>
              <table:table-cell office:value-type="float" office:value="0.0423955053238312">
                <text:p>0.04239550532383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668222976">
                <text:p>21.668222976</text:p>
              </table:table-cell>
              <table:table-cell office:value-type="float" office:value="0.0557036929739362">
                <text:p>0.05570369297393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72042752">
                <text:p>21.72042752</text:p>
              </table:table-cell>
              <table:table-cell office:value-type="float" office:value="0.0749320181094932">
                <text:p>0.07493201810949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82321024">
                <text:p>21.82321024</text:p>
              </table:table-cell>
              <table:table-cell office:value-type="float" office:value="0.0717179080758855">
                <text:p>0.07171790807588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875271424">
                <text:p>21.875271424</text:p>
              </table:table-cell>
              <table:table-cell office:value-type="float" office:value="0.0680006087360139">
                <text:p>0.06800060873601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927095296">
                <text:p>21.927095296</text:p>
              </table:table-cell>
              <table:table-cell office:value-type="float" office:value="0.0719357022047926">
                <text:p>0.07193570220479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978485504">
                <text:p>21.978485504</text:p>
              </table:table-cell>
              <table:table-cell office:value-type="float" office:value="0.0718435606231293">
                <text:p>0.07184356062312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03025536">
                <text:p>22.03025536</text:p>
              </table:table-cell>
              <table:table-cell office:value-type="float" office:value="0.073097688927938">
                <text:p>0.0730976889279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132368384">
                <text:p>22.132368384</text:p>
              </table:table-cell>
              <table:table-cell office:value-type="float" office:value="0.0205859298552627">
                <text:p>0.02058592985526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184515072">
                <text:p>22.184515072</text:p>
              </table:table-cell>
              <table:table-cell office:value-type="float" office:value="0.0218757434599244">
                <text:p>0.02187574345992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23590016">
                <text:p>22.23590016</text:p>
              </table:table-cell>
              <table:table-cell office:value-type="float" office:value="0.0520305138104133">
                <text:p>0.05203051381041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2877184">
                <text:p>22.2877184</text:p>
              </table:table-cell>
              <table:table-cell office:value-type="float" office:value="0.0744738865128737">
                <text:p>0.07447388651287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339875328">
                <text:p>22.339875328</text:p>
              </table:table-cell>
              <table:table-cell office:value-type="float" office:value="0.0808333949800875">
                <text:p>0.0808333949800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392195072">
                <text:p>22.392195072</text:p>
              </table:table-cell>
              <table:table-cell office:value-type="float" office:value="0.0805819317291161">
                <text:p>0.08058193172911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444356096">
                <text:p>22.444356096</text:p>
              </table:table-cell>
              <table:table-cell office:value-type="float" office:value="0.0797375548275195">
                <text:p>0.0797375548275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496965376">
                <text:p>22.496965376</text:p>
              </table:table-cell>
              <table:table-cell office:value-type="float" office:value="0.0804131909984547">
                <text:p>0.08041319099845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549293568">
                <text:p>22.549293568</text:p>
              </table:table-cell>
              <table:table-cell office:value-type="float" office:value="0.0729112838470019">
                <text:p>0.07291128384700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601562112">
                <text:p>22.601562112</text:p>
              </table:table-cell>
              <table:table-cell office:value-type="float" office:value="0.064735178345663">
                <text:p>0.0647351783456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655232">
                <text:p>22.655232</text:p>
              </table:table-cell>
              <table:table-cell office:value-type="float" office:value="0.0126684118767353">
                <text:p>0.01266841187673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70660736">
                <text:p>22.70660736</text:p>
              </table:table-cell>
              <table:table-cell office:value-type="float" office:value="0.00186066523076254">
                <text:p>0.001860665230762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758436096">
                <text:p>22.758436096</text:p>
              </table:table-cell>
              <table:table-cell office:value-type="float" office:value="0.00588205897549642">
                <text:p>0.005882058975496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80983552">
                <text:p>22.80983552</text:p>
              </table:table-cell>
              <table:table-cell office:value-type="float" office:value="0.0457450199044518">
                <text:p>0.0457450199044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911065344">
                <text:p>22.911065344</text:p>
              </table:table-cell>
              <table:table-cell office:value-type="float" office:value="0.0742041194320188">
                <text:p>0.07420411943201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96233728">
                <text:p>22.96233728</text:p>
              </table:table-cell>
              <table:table-cell office:value-type="float" office:value="0.0797746348014279">
                <text:p>0.07977463480142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014459136">
                <text:p>23.014459136</text:p>
              </table:table-cell>
              <table:table-cell office:value-type="float" office:value="0.0788474633307805">
                <text:p>0.07884746333078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06696832">
                <text:p>23.06696832</text:p>
              </table:table-cell>
              <table:table-cell office:value-type="float" office:value="0.0798179134505793">
                <text:p>0.07981791345057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119141376">
                <text:p>23.119141376</text:p>
              </table:table-cell>
              <table:table-cell office:value-type="float" office:value="0.0812292019854988">
                <text:p>0.08122920198549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171400192">
                <text:p>23.171400192</text:p>
              </table:table-cell>
              <table:table-cell office:value-type="float" office:value="0.0806296997671691">
                <text:p>0.08062969976716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223520256">
                <text:p>23.223520256</text:p>
              </table:table-cell>
              <table:table-cell office:value-type="float" office:value="0.0795988940961275">
                <text:p>0.07959889409612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275582464">
                <text:p>23.275582464</text:p>
              </table:table-cell>
              <table:table-cell office:value-type="float" office:value="0.0776212725531137">
                <text:p>0.07762127255311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327130112">
                <text:p>23.327130112</text:p>
              </table:table-cell>
              <table:table-cell office:value-type="float" office:value="0.0806852485156588">
                <text:p>0.08068524851565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378660096">
                <text:p>23.378660096</text:p>
              </table:table-cell>
              <table:table-cell office:value-type="float" office:value="0.0811018528798297">
                <text:p>0.08110185287982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432702464">
                <text:p>23.432702464</text:p>
              </table:table-cell>
              <table:table-cell office:value-type="float" office:value="0.0760390674862231">
                <text:p>0.07603906748622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484794368">
                <text:p>23.484794368</text:p>
              </table:table-cell>
              <table:table-cell office:value-type="float" office:value="0.0655974960375551">
                <text:p>0.06559749603755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537130496">
                <text:p>23.537130496</text:p>
              </table:table-cell>
              <table:table-cell office:value-type="float" office:value="0.0101075554438001">
                <text:p>0.01010755544380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638598144">
                <text:p>23.638598144</text:p>
              </table:table-cell>
              <table:table-cell office:value-type="float" office:value="0.000495603250337865">
                <text:p>0.0004956032503378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690266112">
                <text:p>23.690266112</text:p>
              </table:table-cell>
              <table:table-cell office:value-type="float" office:value="0.000376093414612976">
                <text:p>0.0003760934146129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74227712">
                <text:p>23.74227712</text:p>
              </table:table-cell>
              <table:table-cell office:value-type="float" office:value="0.000142682494306736">
                <text:p>0.0001426824943067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795813376">
                <text:p>23.795813376</text:p>
              </table:table-cell>
              <table:table-cell office:value-type="float" office:value="0.000107507930222345">
                <text:p>0.0001075079302223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84809728">
                <text:p>23.84809728</text:p>
              </table:table-cell>
              <table:table-cell office:value-type="float" office:value="0.0000660575804895978">
                <text:p>0.00006605758048959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90012928">
                <text:p>23.90012928</text:p>
              </table:table-cell>
              <table:table-cell office:value-type="float" office:value="0.0000529093990269338">
                <text:p>0.00005290939902693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952230144">
                <text:p>23.952230144</text:p>
              </table:table-cell>
              <table:table-cell office:value-type="float" office:value="0.000108227307140439">
                <text:p>0.0001082273071404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00490624">
                <text:p>24.00490624</text:p>
              </table:table-cell>
              <table:table-cell office:value-type="float" office:value="0.0000647553617991092">
                <text:p>0.00006475536179910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056991232">
                <text:p>24.056991232</text:p>
              </table:table-cell>
              <table:table-cell office:value-type="float" office:value="0.0000302367638041831">
                <text:p>0.00003023676380418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109136384">
                <text:p>24.109136384</text:p>
              </table:table-cell>
              <table:table-cell office:value-type="float" office:value="0.000137530649942938">
                <text:p>0.0001375306499429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21119232">
                <text:p>24.21119232</text:p>
              </table:table-cell>
              <table:table-cell office:value-type="float" office:value="0.0000348502836310119">
                <text:p>0.0000348502836310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263552">
                <text:p>24.263552</text:p>
              </table:table-cell>
              <table:table-cell office:value-type="float" office:value="0.0000405103742233684">
                <text:p>0.00004051037422336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315606528">
                <text:p>24.315606528</text:p>
              </table:table-cell>
              <table:table-cell office:value-type="float" office:value="0.0000278597827042301">
                <text:p>0.00002785978270423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3678144">
                <text:p>24.3678144</text:p>
              </table:table-cell>
              <table:table-cell office:value-type="float" office:value="0.000107956172885743">
                <text:p>0.0001079561728857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42070528">
                <text:p>24.42070528</text:p>
              </table:table-cell>
              <table:table-cell office:value-type="float" office:value="0.0000917604319635988">
                <text:p>0.00009176043196359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472891392">
                <text:p>24.472891392</text:p>
              </table:table-cell>
              <table:table-cell office:value-type="float" office:value="0.000073286749004371">
                <text:p>0.0000732867490043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52470656">
                <text:p>24.52470656</text:p>
              </table:table-cell>
              <table:table-cell office:value-type="float" office:value="0.0000987453847484876">
                <text:p>0.00009874538474848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57690752">
                <text:p>24.57690752</text:p>
              </table:table-cell>
              <table:table-cell office:value-type="float" office:value="0.000126509561614825">
                <text:p>0.0001265095616148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629146112">
                <text:p>24.629146112</text:p>
              </table:table-cell>
              <table:table-cell office:value-type="float" office:value="0.00016330413388528">
                <text:p>0.000163304133885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730870016">
                <text:p>24.730870016</text:p>
              </table:table-cell>
              <table:table-cell office:value-type="float" office:value="0.000120621608906511">
                <text:p>0.0001206216089065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7830144">
                <text:p>24.7830144</text:p>
              </table:table-cell>
              <table:table-cell office:value-type="float" office:value="0.0000548649610058103">
                <text:p>0.00005486496100581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.084716544">
                <text:p>25.084716544</text:p>
              </table:table-cell>
              <table:table-cell office:value-type="float" office:value="0.000143688718758533">
                <text:p>0.0001436887187585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.136866304">
                <text:p>25.136866304</text:p>
              </table:table-cell>
              <table:table-cell office:value-type="float" office:value="0.0000848100385642925">
                <text:p>0.00008481003856429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.188981504">
                <text:p>25.188981504</text:p>
              </table:table-cell>
              <table:table-cell office:value-type="float" office:value="0.000027968117529629">
                <text:p>0.0000279681175296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.240338176">
                <text:p>25.240338176</text:p>
              </table:table-cell>
              <table:table-cell office:value-type="float" office:value="0.0000675844393948762">
                <text:p>0.00006758443939487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.292982272">
                <text:p>25.292982272</text:p>
              </table:table-cell>
              <table:table-cell office:value-type="float" office:value="0.0000620448630882841">
                <text:p>0.00006204486308828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.34519808">
                <text:p>25.34519808</text:p>
              </table:table-cell>
              <table:table-cell office:value-type="float" office:value="0.0000203753628033061">
                <text:p>0.00002037536280330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39713152">
                <text:p>25.39713152</text:p>
              </table:table-cell>
              <table:table-cell office:value-type="float" office:value="0.0000355007538002484">
                <text:p>0.00003550075380024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449502208">
                <text:p>25.449502208</text:p>
              </table:table-cell>
              <table:table-cell office:value-type="float" office:value="0.0000575050326991714">
                <text:p>0.00005750503269917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501828096">
                <text:p>25.501828096</text:p>
              </table:table-cell>
              <table:table-cell office:value-type="float" office:value="0.0000726854654583748">
                <text:p>0.00007268546545837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5532032">
                <text:p>25.5532032</text:p>
              </table:table-cell>
              <table:table-cell office:value-type="float" office:value="0.0000540497667868635">
                <text:p>0.00005404976678686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604830464">
                <text:p>25.604830464</text:p>
              </table:table-cell>
              <table:table-cell office:value-type="float" office:value="0.000064302972093241">
                <text:p>0.0000643029720932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657083392">
                <text:p>25.657083392</text:p>
              </table:table-cell>
              <table:table-cell office:value-type="float" office:value="0.0000500466327979192">
                <text:p>0.00005004663279791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709146112">
                <text:p>25.709146112</text:p>
              </table:table-cell>
              <table:table-cell office:value-type="float" office:value="0.0000346676663964085">
                <text:p>0.00003466766639640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762692096">
                <text:p>25.762692096</text:p>
              </table:table-cell>
              <table:table-cell office:value-type="float" office:value="0.00017984654310724">
                <text:p>0.000179846543107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814647296">
                <text:p>25.814647296</text:p>
              </table:table-cell>
              <table:table-cell office:value-type="float" office:value="0.0000914417979219589">
                <text:p>0.00009144179792195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916063232">
                <text:p>25.916063232</text:p>
              </table:table-cell>
              <table:table-cell office:value-type="float" office:value="0.0000879908120295479">
                <text:p>0.00008799081202954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96833024">
                <text:p>25.96833024</text:p>
              </table:table-cell>
              <table:table-cell office:value-type="float" office:value="0.0000868317417853116">
                <text:p>0.00008683174178531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.02069248">
                <text:p>26.02069248</text:p>
              </table:table-cell>
              <table:table-cell office:value-type="float" office:value="0.0000636331394766515">
                <text:p>0.00006363313947665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.072935424">
                <text:p>26.072935424</text:p>
              </table:table-cell>
              <table:table-cell office:value-type="float" office:value="0.000105947849338578">
                <text:p>0.0001059478493385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.12439936">
                <text:p>26.12439936</text:p>
              </table:table-cell>
              <table:table-cell office:value-type="float" office:value="0.000109176205054882">
                <text:p>0.0001091762050548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.17594624">
                <text:p>26.17594624</text:p>
              </table:table-cell>
              <table:table-cell office:value-type="float" office:value="0.000023237652686076">
                <text:p>0.0000232376526860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.22821632">
                <text:p>26.22821632</text:p>
              </table:table-cell>
              <table:table-cell office:value-type="float" office:value="0.0000787961478557722">
                <text:p>0.00007879614785577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.279867392">
                <text:p>26.279867392</text:p>
              </table:table-cell>
              <table:table-cell office:value-type="float" office:value="0.0000610709035455999">
                <text:p>0.00006107090354559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.381664256">
                <text:p>26.381664256</text:p>
              </table:table-cell>
              <table:table-cell office:value-type="float" office:value="0.0000642432752027847">
                <text:p>0.00006424327520278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.433851392">
                <text:p>26.433851392</text:p>
              </table:table-cell>
              <table:table-cell office:value-type="float" office:value="0.0000861292711821678">
                <text:p>0.00008612927118216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488536576">
                <text:p>26.488536576</text:p>
              </table:table-cell>
              <table:table-cell office:value-type="float" office:value="0.000151125807232961">
                <text:p>0.0001511258072329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543941376">
                <text:p>26.543941376</text:p>
              </table:table-cell>
              <table:table-cell office:value-type="float" office:value="0.000131326088226112">
                <text:p>0.0001313260882261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59614848">
                <text:p>26.59614848</text:p>
              </table:table-cell>
              <table:table-cell office:value-type="float" office:value="0.000136898649765037">
                <text:p>0.0001368986497650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64822528">
                <text:p>26.64822528</text:p>
              </table:table-cell>
              <table:table-cell office:value-type="float" office:value="0.000174956024135284">
                <text:p>0.0001749560241352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700290304">
                <text:p>26.700290304</text:p>
              </table:table-cell>
              <table:table-cell office:value-type="float" office:value="0.000039797282131395">
                <text:p>0.0000397972821313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751703296">
                <text:p>26.751703296</text:p>
              </table:table-cell>
              <table:table-cell office:value-type="float" office:value="0.0000679623345292112">
                <text:p>0.00006796233452921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80377216">
                <text:p>26.80377216</text:p>
              </table:table-cell>
              <table:table-cell office:value-type="float" office:value="0.00013217980571281">
                <text:p>0.000132179805712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856273408">
                <text:p>26.856273408</text:p>
              </table:table-cell>
              <table:table-cell office:value-type="float" office:value="0.0000647081085772627">
                <text:p>0.00006470810857726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909456384">
                <text:p>26.909456384</text:p>
              </table:table-cell>
              <table:table-cell office:value-type="float" office:value="0.0000963976651071727">
                <text:p>0.00009639766510717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962358016">
                <text:p>26.962358016</text:p>
              </table:table-cell>
              <table:table-cell office:value-type="float" office:value="0.000131890235325715">
                <text:p>0.0001318902353257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.063893504">
                <text:p>27.063893504</text:p>
              </table:table-cell>
              <table:table-cell office:value-type="float" office:value="0.000110513345737447">
                <text:p>0.0001105133457374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.116090368">
                <text:p>27.116090368</text:p>
              </table:table-cell>
              <table:table-cell office:value-type="float" office:value="0.0000896853719722655">
                <text:p>0.00008968537197226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.16747264">
                <text:p>27.16747264</text:p>
              </table:table-cell>
              <table:table-cell office:value-type="float" office:value="0.0000294375743310839">
                <text:p>0.00002943757433108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.219259392">
                <text:p>27.219259392</text:p>
              </table:table-cell>
              <table:table-cell office:value-type="float" office:value="0.000190039388746341">
                <text:p>0.0001900393887463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.27159552">
                <text:p>27.27159552</text:p>
              </table:table-cell>
              <table:table-cell office:value-type="float" office:value="0.00013768712346651">
                <text:p>0.000137687123466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.32385536">
                <text:p>27.32385536</text:p>
              </table:table-cell>
              <table:table-cell office:value-type="float" office:value="0.000129324878910993">
                <text:p>0.0001293248789109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.375939072">
                <text:p>27.375939072</text:p>
              </table:table-cell>
              <table:table-cell office:value-type="float" office:value="0.000236999695502052">
                <text:p>0.0002369996955020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42876032">
                <text:p>27.42876032</text:p>
              </table:table-cell>
              <table:table-cell office:value-type="float" office:value="0.0000582236721076787">
                <text:p>0.00005822367210767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481166848">
                <text:p>27.481166848</text:p>
              </table:table-cell>
              <table:table-cell office:value-type="float" office:value="0.0000423382853471546">
                <text:p>0.00004233828534715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53349632">
                <text:p>27.53349632</text:p>
              </table:table-cell>
              <table:table-cell office:value-type="float" office:value="0.0000945337212659562">
                <text:p>0.00009453372126595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586493952">
                <text:p>27.586493952</text:p>
              </table:table-cell>
              <table:table-cell office:value-type="float" office:value="0.000124603409502252">
                <text:p>0.0001246034095022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638658304">
                <text:p>27.638658304</text:p>
              </table:table-cell>
              <table:table-cell office:value-type="float" office:value="0.000128166975846627">
                <text:p>0.0001281669758466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694609408">
                <text:p>27.694609408</text:p>
              </table:table-cell>
              <table:table-cell office:value-type="float" office:value="0.000157989798738225">
                <text:p>0.0001579897987382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747309568">
                <text:p>27.747309568</text:p>
              </table:table-cell>
              <table:table-cell office:value-type="float" office:value="0.000205841625294037">
                <text:p>0.0002058416252940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801170432">
                <text:p>27.801170432</text:p>
              </table:table-cell>
              <table:table-cell office:value-type="float" office:value="0.0000718988949930274">
                <text:p>0.00007189889499302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85364736">
                <text:p>27.85364736</text:p>
              </table:table-cell>
              <table:table-cell office:value-type="float" office:value="0.000245639188739651">
                <text:p>0.000245639188739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589cm" svg:height="9cm" xlink:href=".." xlink:type="simple" chart:class="chart:scatter" chart:style-name="ch1">
        <chart:legend chart:legend-position="end" svg:x="37.393cm" svg:y="4.201cm" style:legend-expansion="high" chart:style-name="ch2"/>
        <chart:plot-area chart:style-name="ch3" table:cell-range-address="Sheet1.R1:Sheet1.R482 Sheet1.W1:Sheet1.W482" chart:data-source-has-labels="row" svg:x="0.811cm" svg:y="0.18cm" svg:width="35.771cm" svg:height="8.64cm">
          <chartooo:coordinate-region svg:x="1.644cm" svg:y="0.379cm" svg:width="34.75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2:Sheet1.W482" chart:label-cell-address="Sheet1.W1:Sheet1.W1" chart:class="chart:scatter">
            <chart:domain table:cell-range-address="Sheet1.R2:Sheet1.R482"/>
            <chart:data-point chart:repeated="4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acceleration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2:Sheet1.R482</svg:desc>
                </draw:g>
              </table:table-cell>
              <table:table-cell office:value-type="float" office:value="-0.000570734721845011">
                <text:p>-0.000570734721845011</text:p>
                <draw:g>
                  <svg:desc>Sheet1.W2:Sheet1.W4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797504">
                <text:p>0.051797504</text:p>
              </table:table-cell>
              <table:table-cell office:value-type="float" office:value="-0.0000481875917060932">
                <text:p>-0.0000481875917060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027648">
                <text:p>0.104027648</text:p>
              </table:table-cell>
              <table:table-cell office:value-type="float" office:value="-0.000479131098977719">
                <text:p>-0.000479131098977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6357376">
                <text:p>0.156357376</text:p>
              </table:table-cell>
              <table:table-cell office:value-type="float" office:value="-0.0000487169460299729">
                <text:p>-0.0000487169460299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306304">
                <text:p>0.258306304</text:p>
              </table:table-cell>
              <table:table-cell office:value-type="float" office:value="0.000688709654491171">
                <text:p>0.000688709654491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924544">
                <text:p>0.310924544</text:p>
              </table:table-cell>
              <table:table-cell office:value-type="float" office:value="-0.0000708872972273366">
                <text:p>-0.0000708872972273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310528">
                <text:p>0.36310528</text:p>
              </table:table-cell>
              <table:table-cell office:value-type="float" office:value="-0.000301283123153585">
                <text:p>-0.00030128312315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5116544">
                <text:p>0.415116544</text:p>
              </table:table-cell>
              <table:table-cell office:value-type="float" office:value="0.000341875948924239">
                <text:p>0.000341875948924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7929344">
                <text:p>0.467929344</text:p>
              </table:table-cell>
              <table:table-cell office:value-type="float" office:value="-0.000215221460287551">
                <text:p>-0.000215221460287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0192">
                <text:p>0.520192</text:p>
              </table:table-cell>
              <table:table-cell office:value-type="float" office:value="0.00073400313541684">
                <text:p>0.00073400313541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2551424">
                <text:p>0.572551424</text:p>
              </table:table-cell>
              <table:table-cell office:value-type="float" office:value="-0.000630885914282711">
                <text:p>-0.000630885914282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4708096">
                <text:p>0.624708096</text:p>
              </table:table-cell>
              <table:table-cell office:value-type="float" office:value="0.00150489608012499">
                <text:p>0.00150489608012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7096704">
                <text:p>0.677096704</text:p>
              </table:table-cell>
              <table:table-cell office:value-type="float" office:value="-0.00092558746465267">
                <text:p>-0.00092558746465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328256">
                <text:p>0.779328256</text:p>
              </table:table-cell>
              <table:table-cell office:value-type="float" office:value="0.000247823196730038">
                <text:p>0.000247823196730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1591424">
                <text:p>0.831591424</text:p>
              </table:table-cell>
              <table:table-cell office:value-type="float" office:value="0.000862735126364634">
                <text:p>0.000862735126364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3904">
                <text:p>0.883904</text:p>
              </table:table-cell>
              <table:table-cell office:value-type="float" office:value="-0.000384730313608954">
                <text:p>-0.000384730313608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6469376">
                <text:p>0.986469376</text:p>
              </table:table-cell>
              <table:table-cell office:value-type="float" office:value="0.000223513441576287">
                <text:p>0.000223513441576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7913344">
                <text:p>1.037913344</text:p>
              </table:table-cell>
              <table:table-cell office:value-type="float" office:value="0.000163032315867064">
                <text:p>0.000163032315867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964352">
                <text:p>1.08964352</text:p>
              </table:table-cell>
              <table:table-cell office:value-type="float" office:value="-0.000712382249165752">
                <text:p>-0.000712382249165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1709312">
                <text:p>1.141709312</text:p>
              </table:table-cell>
              <table:table-cell office:value-type="float" office:value="-0.000386025346131421">
                <text:p>-0.000386025346131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4194176">
                <text:p>1.194194176</text:p>
              </table:table-cell>
              <table:table-cell office:value-type="float" office:value="-0.000174317175819559">
                <text:p>-0.000174317175819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46556416">
                <text:p>1.246556416</text:p>
              </table:table-cell>
              <table:table-cell office:value-type="float" office:value="0.000512132827287725">
                <text:p>0.000512132827287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48722176">
                <text:p>1.348722176</text:p>
              </table:table-cell>
              <table:table-cell office:value-type="float" office:value="0.000000956067586860753">
                <text:p>0.000000956067586860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094336">
                <text:p>1.40094336</text:p>
              </table:table-cell>
              <table:table-cell office:value-type="float" office:value="0.00648457966610652">
                <text:p>0.00648457966610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5348736">
                <text:p>1.45348736</text:p>
              </table:table-cell>
              <table:table-cell office:value-type="float" office:value="-0.00547697046946576">
                <text:p>-0.00547697046946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7177216">
                <text:p>1.507177216</text:p>
              </table:table-cell>
              <table:table-cell office:value-type="float" office:value="-0.000782175897698295">
                <text:p>-0.000782175897698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59472384">
                <text:p>1.559472384</text:p>
              </table:table-cell>
              <table:table-cell office:value-type="float" office:value="-0.000895854563689146">
                <text:p>-0.000895854563689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11620096">
                <text:p>1.611620096</text:p>
              </table:table-cell>
              <table:table-cell office:value-type="float" office:value="0.000452760749369621">
                <text:p>0.000452760749369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6394752">
                <text:p>1.66394752</text:p>
              </table:table-cell>
              <table:table-cell office:value-type="float" office:value="-0.000288768267496864">
                <text:p>-0.000288768267496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157312">
                <text:p>1.7157312</text:p>
              </table:table-cell>
              <table:table-cell office:value-type="float" office:value="0.000218859103719274">
                <text:p>0.000218859103719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68311296">
                <text:p>1.768311296</text:p>
              </table:table-cell>
              <table:table-cell office:value-type="float" office:value="0.000951070333681054">
                <text:p>0.0009510703336810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361344">
                <text:p>1.82361344</text:p>
              </table:table-cell>
              <table:table-cell office:value-type="float" office:value="-0.000363148639855407">
                <text:p>-0.0003631486398554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75437568">
                <text:p>1.875437568</text:p>
              </table:table-cell>
              <table:table-cell office:value-type="float" office:value="-0.000306677191243398">
                <text:p>-0.000306677191243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27277568">
                <text:p>1.927277568</text:p>
              </table:table-cell>
              <table:table-cell office:value-type="float" office:value="-0.000783476820569627">
                <text:p>-0.000783476820569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7875712">
                <text:p>1.97875712</text:p>
              </table:table-cell>
              <table:table-cell office:value-type="float" office:value="0.000576069915982669">
                <text:p>0.000576069915982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0940416">
                <text:p>2.030940416</text:p>
              </table:table-cell>
              <table:table-cell office:value-type="float" office:value="0.0189560069943643">
                <text:p>0.0189560069943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83335424">
                <text:p>2.083335424</text:p>
              </table:table-cell>
              <table:table-cell office:value-type="float" office:value="-0.017683060010092">
                <text:p>-0.017683060010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35511296">
                <text:p>2.135511296</text:p>
              </table:table-cell>
              <table:table-cell office:value-type="float" office:value="-0.00146312913844598">
                <text:p>-0.00146312913844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8772224">
                <text:p>2.18772224</text:p>
              </table:table-cell>
              <table:table-cell office:value-type="float" office:value="0.000422628919921637">
                <text:p>0.000422628919921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90554368">
                <text:p>2.290554368</text:p>
              </table:table-cell>
              <table:table-cell office:value-type="float" office:value="-0.00143006954293055">
                <text:p>-0.00143006954293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42873344">
                <text:p>2.342873344</text:p>
              </table:table-cell>
              <table:table-cell office:value-type="float" office:value="0.00100529615424095">
                <text:p>0.00100529615424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94989568">
                <text:p>2.394989568</text:p>
              </table:table-cell>
              <table:table-cell office:value-type="float" office:value="-0.000421396706688154">
                <text:p>-0.000421396706688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47033344">
                <text:p>2.447033344</text:p>
              </table:table-cell>
              <table:table-cell office:value-type="float" office:value="0.0000414510451185213">
                <text:p>0.0000414510451185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99325952">
                <text:p>2.499325952</text:p>
              </table:table-cell>
              <table:table-cell office:value-type="float" office:value="-0.000158947010439779">
                <text:p>-0.000158947010439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51415296">
                <text:p>2.551415296</text:p>
              </table:table-cell>
              <table:table-cell office:value-type="float" office:value="0.000821648179389998">
                <text:p>0.00082164817938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788288">
                <text:p>2.603788288</text:p>
              </table:table-cell>
              <table:table-cell office:value-type="float" office:value="0.00310979198030898">
                <text:p>0.00310979198030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0350464">
                <text:p>2.660350464</text:p>
              </table:table-cell>
              <table:table-cell office:value-type="float" office:value="-0.00405408448880066">
                <text:p>-0.00405408448880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11650304">
                <text:p>2.711650304</text:p>
              </table:table-cell>
              <table:table-cell office:value-type="float" office:value="0.0000310951185883475">
                <text:p>0.0000310951185883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65046272">
                <text:p>2.765046272</text:p>
              </table:table-cell>
              <table:table-cell office:value-type="float" office:value="0.000664673030588764">
                <text:p>0.0006646730305887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17038336">
                <text:p>2.817038336</text:p>
              </table:table-cell>
              <table:table-cell office:value-type="float" office:value="0.000883158900871541">
                <text:p>0.000883158900871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68654336">
                <text:p>2.868654336</text:p>
              </table:table-cell>
              <table:table-cell office:value-type="float" office:value="-0.00211516940527825">
                <text:p>-0.00211516940527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20404224">
                <text:p>2.920404224</text:p>
              </table:table-cell>
              <table:table-cell office:value-type="float" office:value="0.000989909277345641">
                <text:p>0.0009899092773456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2699648">
                <text:p>2.972699648</text:p>
              </table:table-cell>
              <table:table-cell office:value-type="float" office:value="-0.000315607456490379">
                <text:p>-0.000315607456490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250432">
                <text:p>3.0250432</text:p>
              </table:table-cell>
              <table:table-cell office:value-type="float" office:value="0.000175033130819748">
                <text:p>0.000175033130819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76383232">
                <text:p>3.076383232</text:p>
              </table:table-cell>
              <table:table-cell office:value-type="float" office:value="0.013363080972008">
                <text:p>0.0133630809720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7813376">
                <text:p>3.127813376</text:p>
              </table:table-cell>
              <table:table-cell office:value-type="float" office:value="-0.0136411549092254">
                <text:p>-0.0136411549092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79947264">
                <text:p>3.179947264</text:p>
              </table:table-cell>
              <table:table-cell office:value-type="float" office:value="-0.000493265198481333">
                <text:p>-0.000493265198481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32163328">
                <text:p>3.232163328</text:p>
              </table:table-cell>
              <table:table-cell office:value-type="float" office:value="0.00153834729691241">
                <text:p>0.00153834729691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8354048">
                <text:p>3.28354048</text:p>
              </table:table-cell>
              <table:table-cell office:value-type="float" office:value="0.00036617850843643">
                <text:p>0.00036617850843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34860544">
                <text:p>3.334860544</text:p>
              </table:table-cell>
              <table:table-cell office:value-type="float" office:value="-0.000816426996035528">
                <text:p>-0.000816426996035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86239488">
                <text:p>3.386239488</text:p>
              </table:table-cell>
              <table:table-cell office:value-type="float" office:value="-0.000497410480316616">
                <text:p>-0.0004974104803166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3854848">
                <text:p>3.43854848</text:p>
              </table:table-cell>
              <table:table-cell office:value-type="float" office:value="0.00734978399861975">
                <text:p>0.00734978399861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204352">
                <text:p>3.49204352</text:p>
              </table:table-cell>
              <table:table-cell office:value-type="float" office:value="-0.00620132336548326">
                <text:p>-0.00620132336548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44328192">
                <text:p>3.544328192</text:p>
              </table:table-cell>
              <table:table-cell office:value-type="float" office:value="0.000366719922333624">
                <text:p>0.000366719922333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96601344">
                <text:p>3.596601344</text:p>
              </table:table-cell>
              <table:table-cell office:value-type="float" office:value="-0.00209293956466502">
                <text:p>-0.00209293956466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492352">
                <text:p>3.6492352</text:p>
              </table:table-cell>
              <table:table-cell office:value-type="float" office:value="0.000410695606604188">
                <text:p>0.000410695606604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0190208">
                <text:p>3.70190208</text:p>
              </table:table-cell>
              <table:table-cell office:value-type="float" office:value="0.0011347510944443">
                <text:p>0.00113475109444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53637376">
                <text:p>3.753637376</text:p>
              </table:table-cell>
              <table:table-cell office:value-type="float" office:value="0.000598364016855579">
                <text:p>0.000598364016855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0526848">
                <text:p>3.80526848</text:p>
              </table:table-cell>
              <table:table-cell office:value-type="float" office:value="0.0004170998796368">
                <text:p>0.0004170998796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5762432">
                <text:p>3.85762432</text:p>
              </table:table-cell>
              <table:table-cell office:value-type="float" office:value="-0.0027672453878633">
                <text:p>-0.00276724538786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0914048">
                <text:p>3.90914048</text:p>
              </table:table-cell>
              <table:table-cell office:value-type="float" office:value="0.000814192544092409">
                <text:p>0.0008141925440924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114304">
                <text:p>4.0114304</text:p>
              </table:table-cell>
              <table:table-cell office:value-type="float" office:value="-0.00046945206440245">
                <text:p>-0.00046945206440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63519232">
                <text:p>4.063519232</text:p>
              </table:table-cell>
              <table:table-cell office:value-type="float" office:value="0.00117360040564557">
                <text:p>0.001173600405645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15911424">
                <text:p>4.115911424</text:p>
              </table:table-cell>
              <table:table-cell office:value-type="float" office:value="-0.00184188489376257">
                <text:p>-0.00184188489376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68005376">
                <text:p>4.168005376</text:p>
              </table:table-cell>
              <table:table-cell office:value-type="float" office:value="0.00201501442685475">
                <text:p>0.00201501442685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19506176">
                <text:p>4.219506176</text:p>
              </table:table-cell>
              <table:table-cell office:value-type="float" office:value="-0.00102876358308775">
                <text:p>-0.00102876358308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7072128">
                <text:p>4.27072128</text:p>
              </table:table-cell>
              <table:table-cell office:value-type="float" office:value="-0.000442740664072695">
                <text:p>-0.000442740664072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2297728">
                <text:p>4.32297728</text:p>
              </table:table-cell>
              <table:table-cell office:value-type="float" office:value="0.000637434228398567">
                <text:p>0.0006374342283985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75753216">
                <text:p>4.375753216</text:p>
              </table:table-cell>
              <table:table-cell office:value-type="float" office:value="-0.0000980923615696681">
                <text:p>-0.00009809236156966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29484544">
                <text:p>4.429484544</text:p>
              </table:table-cell>
              <table:table-cell office:value-type="float" office:value="-0.00118659701168947">
                <text:p>-0.00118659701168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2892544">
                <text:p>4.482892544</text:p>
              </table:table-cell>
              <table:table-cell office:value-type="float" office:value="0.00282670364142378">
                <text:p>0.002826703641423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349952">
                <text:p>4.5349952</text:p>
              </table:table-cell>
              <table:table-cell office:value-type="float" office:value="0.0034355522623406">
                <text:p>0.0034355522623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8721408">
                <text:p>4.88721408</text:p>
              </table:table-cell>
              <table:table-cell office:value-type="float" office:value="0.403767507330774">
                <text:p>0.4037675073307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39535104">
                <text:p>4.939535104</text:p>
              </table:table-cell>
              <table:table-cell office:value-type="float" office:value="0.611788206145489">
                <text:p>0.611788206145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92765952">
                <text:p>4.992765952</text:p>
              </table:table-cell>
              <table:table-cell office:value-type="float" office:value="0.469709057217577">
                <text:p>0.4697090572175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44919296">
                <text:p>5.044919296</text:p>
              </table:table-cell>
              <table:table-cell office:value-type="float" office:value="-0.0138644452834911">
                <text:p>-0.0138644452834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97122304">
                <text:p>5.097122304</text:p>
              </table:table-cell>
              <table:table-cell office:value-type="float" office:value="-0.00152424890286205">
                <text:p>-0.001524248902862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149324288">
                <text:p>5.149324288</text:p>
              </table:table-cell>
              <table:table-cell office:value-type="float" office:value="0.0375089855695565">
                <text:p>0.0375089855695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01873408">
                <text:p>5.201873408</text:p>
              </table:table-cell>
              <table:table-cell office:value-type="float" office:value="0.000895268931279428">
                <text:p>0.0008952689312794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54213376">
                <text:p>5.254213376</text:p>
              </table:table-cell>
              <table:table-cell office:value-type="float" office:value="-0.0683141204637199">
                <text:p>-0.0683141204637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06253312">
                <text:p>5.306253312</text:p>
              </table:table-cell>
              <table:table-cell office:value-type="float" office:value="0.0608943999412277">
                <text:p>0.06089439994122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58192128">
                <text:p>5.358192128</text:p>
              </table:table-cell>
              <table:table-cell office:value-type="float" office:value="-0.0209810545561216">
                <text:p>-0.0209810545561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1042944">
                <text:p>5.41042944</text:p>
              </table:table-cell>
              <table:table-cell office:value-type="float" office:value="-0.0215605035498865">
                <text:p>-0.0215605035498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62627328">
                <text:p>5.462627328</text:p>
              </table:table-cell>
              <table:table-cell office:value-type="float" office:value="0.0349123069883093">
                <text:p>0.03491230698830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14850304">
                <text:p>5.514850304</text:p>
              </table:table-cell>
              <table:table-cell office:value-type="float" office:value="0.0123848776414298">
                <text:p>0.0123848776414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6697344">
                <text:p>5.56697344</text:p>
              </table:table-cell>
              <table:table-cell office:value-type="float" office:value="-0.0193991694919311">
                <text:p>-0.01939916949193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1930624">
                <text:p>5.61930624</text:p>
              </table:table-cell>
              <table:table-cell office:value-type="float" office:value="0.0037667634456719">
                <text:p>0.00376676344567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22037504">
                <text:p>5.722037504</text:p>
              </table:table-cell>
              <table:table-cell office:value-type="float" office:value="0.00868006785470685">
                <text:p>0.00868006785470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7428352">
                <text:p>5.77428352</text:p>
              </table:table-cell>
              <table:table-cell office:value-type="float" office:value="-0.0349197548300519">
                <text:p>-0.0349197548300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26685952">
                <text:p>5.826685952</text:p>
              </table:table-cell>
              <table:table-cell office:value-type="float" office:value="0.0335326444230145">
                <text:p>0.03353264442301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78754304">
                <text:p>5.878754304</text:p>
              </table:table-cell>
              <table:table-cell office:value-type="float" office:value="-0.0068787179066075">
                <text:p>-0.00687871790660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31094016">
                <text:p>5.931094016</text:p>
              </table:table-cell>
              <table:table-cell office:value-type="float" office:value="-0.0189659800872959">
                <text:p>-0.01896598008729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033238016">
                <text:p>6.033238016</text:p>
              </table:table-cell>
              <table:table-cell office:value-type="float" office:value="0.019272771034098">
                <text:p>0.0192727710340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85876224">
                <text:p>6.085876224</text:p>
              </table:table-cell>
              <table:table-cell office:value-type="float" office:value="-0.000509966133943253">
                <text:p>-0.0005099661339432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138128384">
                <text:p>6.138128384</text:p>
              </table:table-cell>
              <table:table-cell office:value-type="float" office:value="0.01247737079102">
                <text:p>0.01247737079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190490112">
                <text:p>6.190490112</text:p>
              </table:table-cell>
              <table:table-cell office:value-type="float" office:value="-0.00632422453355765">
                <text:p>-0.006324224533557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92670464">
                <text:p>6.292670464</text:p>
              </table:table-cell>
              <table:table-cell office:value-type="float" office:value="-0.0148680497845347">
                <text:p>-0.01486804978453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447424">
                <text:p>6.3447424</text:p>
              </table:table-cell>
              <table:table-cell office:value-type="float" office:value="0.0294501243377153">
                <text:p>0.02945012433771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96517376">
                <text:p>6.396517376</text:p>
              </table:table-cell>
              <table:table-cell office:value-type="float" office:value="0.00248036461379248">
                <text:p>0.00248036461379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448566016">
                <text:p>6.448566016</text:p>
              </table:table-cell>
              <table:table-cell office:value-type="float" office:value="-0.0229894252655655">
                <text:p>-0.02298942526556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500748288">
                <text:p>6.500748288</text:p>
              </table:table-cell>
              <table:table-cell office:value-type="float" office:value="-0.211076413971245">
                <text:p>-0.211076413971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52899072">
                <text:p>6.552899072</text:p>
              </table:table-cell>
              <table:table-cell office:value-type="float" office:value="-0.631838520373578">
                <text:p>-0.6318385203735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5074176">
                <text:p>6.605074176</text:p>
              </table:table-cell>
              <table:table-cell office:value-type="float" office:value="-0.584505141856154">
                <text:p>-0.5845051418561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657347072">
                <text:p>6.657347072</text:p>
              </table:table-cell>
              <table:table-cell office:value-type="float" office:value="0.625825767923587">
                <text:p>0.625825767923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709416448">
                <text:p>6.709416448</text:p>
              </table:table-cell>
              <table:table-cell office:value-type="float" office:value="0.397462044302649">
                <text:p>0.3974620443026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811555328">
                <text:p>6.811555328</text:p>
              </table:table-cell>
              <table:table-cell office:value-type="float" office:value="0.0491271639407926">
                <text:p>0.04912716394079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637184">
                <text:p>6.8637184</text:p>
              </table:table-cell>
              <table:table-cell office:value-type="float" office:value="-0.00923595208004729">
                <text:p>-0.00923595208004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15167232">
                <text:p>6.915167232</text:p>
              </table:table-cell>
              <table:table-cell office:value-type="float" office:value="0.000829580193765397">
                <text:p>0.0008295801937653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67049216">
                <text:p>6.967049216</text:p>
              </table:table-cell>
              <table:table-cell office:value-type="float" office:value="-0.212793839599014">
                <text:p>-0.2127938395990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01916032">
                <text:p>7.01916032</text:p>
              </table:table-cell>
              <table:table-cell office:value-type="float" office:value="0.0826476728962153">
                <text:p>0.0826476728962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120493568">
                <text:p>7.120493568</text:p>
              </table:table-cell>
              <table:table-cell office:value-type="float" office:value="0.0860536929755064">
                <text:p>0.0860536929755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72248576">
                <text:p>7.172248576</text:p>
              </table:table-cell>
              <table:table-cell office:value-type="float" office:value="-0.0468905442409721">
                <text:p>-0.04689054424097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224909312">
                <text:p>7.224909312</text:p>
              </table:table-cell>
              <table:table-cell office:value-type="float" office:value="0.0210297902279029">
                <text:p>0.02102979022790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277063168">
                <text:p>7.277063168</text:p>
              </table:table-cell>
              <table:table-cell office:value-type="float" office:value="0.00842675854485327">
                <text:p>0.00842675854485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919936">
                <text:p>7.32919936</text:p>
              </table:table-cell>
              <table:table-cell office:value-type="float" office:value="-0.0125492637806404">
                <text:p>-0.01254926378064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804352">
                <text:p>7.3804352</text:p>
              </table:table-cell>
              <table:table-cell office:value-type="float" office:value="-0.00640202435159329">
                <text:p>-0.006402024351593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432195072">
                <text:p>7.432195072</text:p>
              </table:table-cell>
              <table:table-cell office:value-type="float" office:value="0.0414337635657493">
                <text:p>0.04143376356574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4843072">
                <text:p>7.4843072</text:p>
              </table:table-cell>
              <table:table-cell office:value-type="float" office:value="-0.031765314153177">
                <text:p>-0.031765314153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36548096">
                <text:p>7.536548096</text:p>
              </table:table-cell>
              <table:table-cell office:value-type="float" office:value="-0.00726085954666521">
                <text:p>-0.007260859546665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58823808">
                <text:p>7.58823808</text:p>
              </table:table-cell>
              <table:table-cell office:value-type="float" office:value="-0.00894748767458887">
                <text:p>-0.008947487674588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690570496">
                <text:p>7.690570496</text:p>
              </table:table-cell>
              <table:table-cell office:value-type="float" office:value="0.0293197782255847">
                <text:p>0.02931977822558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74267136">
                <text:p>7.74267136</text:p>
              </table:table-cell>
              <table:table-cell office:value-type="float" office:value="0.00383741978543905">
                <text:p>0.003837419785439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94398464">
                <text:p>7.794398464</text:p>
              </table:table-cell>
              <table:table-cell office:value-type="float" office:value="-0.0197684685792793">
                <text:p>-0.01976846857927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45876224">
                <text:p>7.845876224</text:p>
              </table:table-cell>
              <table:table-cell office:value-type="float" office:value="0.0425221085117563">
                <text:p>0.0425221085117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97243648">
                <text:p>7.897243648</text:p>
              </table:table-cell>
              <table:table-cell office:value-type="float" office:value="0.0145945022444062">
                <text:p>0.01459450224440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950005504">
                <text:p>7.950005504</text:p>
              </table:table-cell>
              <table:table-cell office:value-type="float" office:value="-0.0476447135589189">
                <text:p>-0.04764471355891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02197504">
                <text:p>8.002197504</text:p>
              </table:table-cell>
              <table:table-cell office:value-type="float" office:value="-0.0220218352481567">
                <text:p>-0.02202183524815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5447552">
                <text:p>8.05447552</text:p>
              </table:table-cell>
              <table:table-cell office:value-type="float" office:value="0.000939396304633988">
                <text:p>0.0009393963046339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10631936">
                <text:p>8.10631936</text:p>
              </table:table-cell>
              <table:table-cell office:value-type="float" office:value="0.0028533393048349">
                <text:p>0.00285333930483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157763072">
                <text:p>8.157763072</text:p>
              </table:table-cell>
              <table:table-cell office:value-type="float" office:value="0.00339034397348349">
                <text:p>0.003390343973483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260260352">
                <text:p>8.260260352</text:p>
              </table:table-cell>
              <table:table-cell office:value-type="float" office:value="0.00446843121848339">
                <text:p>0.00446843121848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31225344">
                <text:p>8.31225344</text:p>
              </table:table-cell>
              <table:table-cell office:value-type="float" office:value="0.00285841886488251">
                <text:p>0.002858418864882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364671488">
                <text:p>8.364671488</text:p>
              </table:table-cell>
              <table:table-cell office:value-type="float" office:value="0.00267508975365949">
                <text:p>0.002675089753659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416611328">
                <text:p>8.416611328</text:p>
              </table:table-cell>
              <table:table-cell office:value-type="float" office:value="-0.0154008368235206">
                <text:p>-0.0154008368235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468662272">
                <text:p>8.468662272</text:p>
              </table:table-cell>
              <table:table-cell office:value-type="float" office:value="0.0316137100733861">
                <text:p>0.03161371007338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520259072">
                <text:p>8.520259072</text:p>
              </table:table-cell>
              <table:table-cell office:value-type="float" office:value="0.0123054956114267">
                <text:p>0.01230549561142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57175424">
                <text:p>8.57175424</text:p>
              </table:table-cell>
              <table:table-cell office:value-type="float" office:value="-0.0190598844275963">
                <text:p>-0.01905988442759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62391936">
                <text:p>8.62391936</text:p>
              </table:table-cell>
              <table:table-cell office:value-type="float" office:value="-0.0181325340708353">
                <text:p>-0.01813253407083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676068352">
                <text:p>8.676068352</text:p>
              </table:table-cell>
              <table:table-cell office:value-type="float" office:value="0.0308586607377772">
                <text:p>0.03085866073777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728190976">
                <text:p>8.728190976</text:p>
              </table:table-cell>
              <table:table-cell office:value-type="float" office:value="-0.0432946829636077">
                <text:p>-0.04329468296360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3058432">
                <text:p>8.83058432</text:p>
              </table:table-cell>
              <table:table-cell office:value-type="float" office:value="0.0104505074623501">
                <text:p>0.01045050746235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81854464">
                <text:p>8.881854464</text:p>
              </table:table-cell>
              <table:table-cell office:value-type="float" office:value="0.0794363511764106">
                <text:p>0.0794363511764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93365632">
                <text:p>8.93365632</text:p>
              </table:table-cell>
              <table:table-cell office:value-type="float" office:value="-0.0182661210482883">
                <text:p>-0.01826612104828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988598272">
                <text:p>8.988598272</text:p>
              </table:table-cell>
              <table:table-cell office:value-type="float" office:value="-0.0343885590048434">
                <text:p>-0.03438855900484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040681216">
                <text:p>9.040681216</text:p>
              </table:table-cell>
              <table:table-cell office:value-type="float" office:value="-0.0191822489017433">
                <text:p>-0.0191822489017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143190016">
                <text:p>9.143190016</text:p>
              </table:table-cell>
              <table:table-cell office:value-type="float" office:value="0.00511848989441508">
                <text:p>0.00511848989441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195355648">
                <text:p>9.195355648</text:p>
              </table:table-cell>
              <table:table-cell office:value-type="float" office:value="0.052901556304722">
                <text:p>0.0529015563047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247349504">
                <text:p>9.247349504</text:p>
              </table:table-cell>
              <table:table-cell office:value-type="float" office:value="-0.026323601514431">
                <text:p>-0.0263236015144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99453952">
                <text:p>9.299453952</text:p>
              </table:table-cell>
              <table:table-cell office:value-type="float" office:value="0.0523648063771256">
                <text:p>0.05236480637712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350824704">
                <text:p>9.350824704</text:p>
              </table:table-cell>
              <table:table-cell office:value-type="float" office:value="-0.0163254681148036">
                <text:p>-0.0163254681148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40223744">
                <text:p>9.40223744</text:p>
              </table:table-cell>
              <table:table-cell office:value-type="float" office:value="-0.0609603014649136">
                <text:p>-0.0609603014649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45401728">
                <text:p>9.45401728</text:p>
              </table:table-cell>
              <table:table-cell office:value-type="float" office:value="0.0819269213236483">
                <text:p>0.0819269213236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50578432">
                <text:p>9.50578432</text:p>
              </table:table-cell>
              <table:table-cell office:value-type="float" office:value="-0.0179632388614631">
                <text:p>-0.01796323886146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5713536">
                <text:p>9.55713536</text:p>
              </table:table-cell>
              <table:table-cell office:value-type="float" office:value="-0.000721620959713906">
                <text:p>-0.000721620959713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60954624">
                <text:p>9.60954624</text:p>
              </table:table-cell>
              <table:table-cell office:value-type="float" office:value="0.0187754405495593">
                <text:p>0.0187754405495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661708544">
                <text:p>9.661708544</text:p>
              </table:table-cell>
              <table:table-cell office:value-type="float" office:value="-0.0686188357424607">
                <text:p>-0.06861883574246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713036544">
                <text:p>9.713036544</text:p>
              </table:table-cell>
              <table:table-cell office:value-type="float" office:value="0.0572232108759015">
                <text:p>0.0572232108759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764838144">
                <text:p>9.764838144</text:p>
              </table:table-cell>
              <table:table-cell office:value-type="float" office:value="-0.015358740610533">
                <text:p>-0.0153587406105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816914176">
                <text:p>9.816914176</text:p>
              </table:table-cell>
              <table:table-cell office:value-type="float" office:value="-0.00162409838470426">
                <text:p>-0.001624098384704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919034368">
                <text:p>9.919034368</text:p>
              </table:table-cell>
              <table:table-cell office:value-type="float" office:value="-0.0114964083709065">
                <text:p>-0.01149640837090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97112064">
                <text:p>9.97112064</text:p>
              </table:table-cell>
              <table:table-cell office:value-type="float" office:value="0.0302900169380675">
                <text:p>0.03029001693806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023205376">
                <text:p>10.023205376</text:p>
              </table:table-cell>
              <table:table-cell office:value-type="float" office:value="-0.00423864747511623">
                <text:p>-0.004238647475116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2585344">
                <text:p>10.12585344</text:p>
              </table:table-cell>
              <table:table-cell office:value-type="float" office:value="-0.0207519358288185">
                <text:p>-0.02075193582881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17708416">
                <text:p>10.17708416</text:p>
              </table:table-cell>
              <table:table-cell office:value-type="float" office:value="0.0285315354983537">
                <text:p>0.0285315354983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30198016">
                <text:p>10.230198016</text:p>
              </table:table-cell>
              <table:table-cell office:value-type="float" office:value="0.000250844214007668">
                <text:p>0.0002508442140076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28184832">
                <text:p>10.28184832</text:p>
              </table:table-cell>
              <table:table-cell office:value-type="float" office:value="0.0205312487818079">
                <text:p>0.02053124878180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333909504">
                <text:p>10.333909504</text:p>
              </table:table-cell>
              <table:table-cell office:value-type="float" office:value="-0.0208994744620546">
                <text:p>-0.02089947446205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385929216">
                <text:p>10.385929216</text:p>
              </table:table-cell>
              <table:table-cell office:value-type="float" office:value="0.00611526849566511">
                <text:p>0.006115268495665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438119424">
                <text:p>10.438119424</text:p>
              </table:table-cell>
              <table:table-cell office:value-type="float" office:value="-0.0149531308046037">
                <text:p>-0.01495313080460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489940224">
                <text:p>10.489940224</text:p>
              </table:table-cell>
              <table:table-cell office:value-type="float" office:value="0.00144591348607829">
                <text:p>0.001445913486078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59216">
                <text:p>10.59216</text:p>
              </table:table-cell>
              <table:table-cell office:value-type="float" office:value="-0.00845330440652919">
                <text:p>-0.008453304406529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44237312">
                <text:p>10.644237312</text:p>
              </table:table-cell>
              <table:table-cell office:value-type="float" office:value="0.0232191300551981">
                <text:p>0.02321913005519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698516224">
                <text:p>10.698516224</text:p>
              </table:table-cell>
              <table:table-cell office:value-type="float" office:value="-0.0529071375391247">
                <text:p>-0.05290713753912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800642304">
                <text:p>10.800642304</text:p>
              </table:table-cell>
              <table:table-cell office:value-type="float" office:value="-0.102994641447124">
                <text:p>-0.1029946414471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5292032">
                <text:p>10.85292032</text:p>
              </table:table-cell>
              <table:table-cell office:value-type="float" office:value="0.124628861783963">
                <text:p>0.12462886178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05037312">
                <text:p>10.905037312</text:p>
              </table:table-cell>
              <table:table-cell office:value-type="float" office:value="0.0296658376316708">
                <text:p>0.02966583763167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007086336">
                <text:p>11.007086336</text:p>
              </table:table-cell>
              <table:table-cell office:value-type="float" office:value="-0.0046471075737117">
                <text:p>-0.0046471075737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59363328">
                <text:p>11.059363328</text:p>
              </table:table-cell>
              <table:table-cell office:value-type="float" office:value="0.0168689879931202">
                <text:p>0.01686898799312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11067648">
                <text:p>11.11067648</text:p>
              </table:table-cell>
              <table:table-cell office:value-type="float" office:value="0.00173178418534951">
                <text:p>0.001731784185349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63894016">
                <text:p>11.163894016</text:p>
              </table:table-cell>
              <table:table-cell office:value-type="float" office:value="0.0131887093451892">
                <text:p>0.01318870934518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215624192">
                <text:p>11.215624192</text:p>
              </table:table-cell>
              <table:table-cell office:value-type="float" office:value="-0.0876116251831801">
                <text:p>-0.08761162518318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31780224">
                <text:p>11.31780224</text:p>
              </table:table-cell>
              <table:table-cell office:value-type="float" office:value="-0.315667594806689">
                <text:p>-0.3156675948066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370203648">
                <text:p>11.370203648</text:p>
              </table:table-cell>
              <table:table-cell office:value-type="float" office:value="0.0483773784983269">
                <text:p>0.04837737849832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422536192">
                <text:p>11.422536192</text:p>
              </table:table-cell>
              <table:table-cell office:value-type="float" office:value="0.405467590283574">
                <text:p>0.405467590283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47475328">
                <text:p>11.47475328</text:p>
              </table:table-cell>
              <table:table-cell office:value-type="float" office:value="0.00771271948528381">
                <text:p>0.007712719485283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576063488">
                <text:p>11.576063488</text:p>
              </table:table-cell>
              <table:table-cell office:value-type="float" office:value="-0.0148875732800939">
                <text:p>-0.01488757328009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627703296">
                <text:p>11.627703296</text:p>
              </table:table-cell>
              <table:table-cell office:value-type="float" office:value="0.0170074627872388">
                <text:p>0.01700746278723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679746304">
                <text:p>11.679746304</text:p>
              </table:table-cell>
              <table:table-cell office:value-type="float" office:value="-0.0610489683668651">
                <text:p>-0.06104896836686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734088192">
                <text:p>11.734088192</text:p>
              </table:table-cell>
              <table:table-cell office:value-type="float" office:value="-0.305053552365635">
                <text:p>-0.3050535523656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7876672">
                <text:p>11.7876672</text:p>
              </table:table-cell>
              <table:table-cell office:value-type="float" office:value="0.178248210180903">
                <text:p>0.1782482101809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840368384">
                <text:p>11.840368384</text:p>
              </table:table-cell>
              <table:table-cell office:value-type="float" office:value="0.0838469080956105">
                <text:p>0.0838469080956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94122496">
                <text:p>11.894122496</text:p>
              </table:table-cell>
              <table:table-cell office:value-type="float" office:value="-0.234986919660771">
                <text:p>-0.2349869196607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9464064">
                <text:p>11.9464064</text:p>
              </table:table-cell>
              <table:table-cell office:value-type="float" office:value="-0.85965901040852">
                <text:p>-0.85965901040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97892096">
                <text:p>11.997892096</text:p>
              </table:table-cell>
              <table:table-cell office:value-type="float" office:value="0.554837747375666">
                <text:p>0.5548377473756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100044544">
                <text:p>12.100044544</text:p>
              </table:table-cell>
              <table:table-cell office:value-type="float" office:value="0.11594456101143">
                <text:p>0.115944561011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151953408">
                <text:p>12.151953408</text:p>
              </table:table-cell>
              <table:table-cell office:value-type="float" office:value="-0.00406288817043019">
                <text:p>-0.00406288817043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204059648">
                <text:p>12.204059648</text:p>
              </table:table-cell>
              <table:table-cell office:value-type="float" office:value="0.00800163775608114">
                <text:p>0.008001637756081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257347072">
                <text:p>12.257347072</text:p>
              </table:table-cell>
              <table:table-cell office:value-type="float" office:value="0.00375689355441157">
                <text:p>0.003756893554411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309610496">
                <text:p>12.309610496</text:p>
              </table:table-cell>
              <table:table-cell office:value-type="float" office:value="-0.058637251425948">
                <text:p>-0.0586372514259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362228224">
                <text:p>12.362228224</text:p>
              </table:table-cell>
              <table:table-cell office:value-type="float" office:value="0.0614607526808077">
                <text:p>0.06146075268080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4143232">
                <text:p>12.4143232</text:p>
              </table:table-cell>
              <table:table-cell office:value-type="float" office:value="0.00616167082001075">
                <text:p>0.006161670820010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466641408">
                <text:p>12.466641408</text:p>
              </table:table-cell>
              <table:table-cell office:value-type="float" office:value="-0.0714953821650557">
                <text:p>-0.07149538216505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51883648">
                <text:p>12.51883648</text:p>
              </table:table-cell>
              <table:table-cell office:value-type="float" office:value="0.0430702871478972">
                <text:p>0.04307028714789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571063296">
                <text:p>12.571063296</text:p>
              </table:table-cell>
              <table:table-cell office:value-type="float" office:value="-0.131953128745735">
                <text:p>-0.1319531287457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6732544">
                <text:p>12.6732544</text:p>
              </table:table-cell>
              <table:table-cell office:value-type="float" office:value="-0.236904413798606">
                <text:p>-0.2369044137986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72533632">
                <text:p>12.72533632</text:p>
              </table:table-cell>
              <table:table-cell office:value-type="float" office:value="-0.801556352782882">
                <text:p>-0.801556352782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776720384">
                <text:p>12.776720384</text:p>
              </table:table-cell>
              <table:table-cell office:value-type="float" office:value="-0.143460584178374">
                <text:p>-0.1434605841783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828853248">
                <text:p>12.828853248</text:p>
              </table:table-cell>
              <table:table-cell office:value-type="float" office:value="0.142252688648327">
                <text:p>0.1422526886483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880863232">
                <text:p>12.880863232</text:p>
              </table:table-cell>
              <table:table-cell office:value-type="float" office:value="0.783586403118236">
                <text:p>0.7835864031182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93286144">
                <text:p>12.93286144</text:p>
              </table:table-cell>
              <table:table-cell office:value-type="float" office:value="0.398597694441601">
                <text:p>0.3985976944416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985041408">
                <text:p>12.985041408</text:p>
              </table:table-cell>
              <table:table-cell office:value-type="float" office:value="0.102751880561064">
                <text:p>0.1027518805610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037302272">
                <text:p>13.037302272</text:p>
              </table:table-cell>
              <table:table-cell office:value-type="float" office:value="-0.000931465199443764">
                <text:p>-0.0009314651994437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089493504">
                <text:p>13.089493504</text:p>
              </table:table-cell>
              <table:table-cell office:value-type="float" office:value="-0.0763106380114913">
                <text:p>-0.07631063801149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141567488">
                <text:p>13.141567488</text:p>
              </table:table-cell>
              <table:table-cell office:value-type="float" office:value="0.0450691858164282">
                <text:p>0.04506918581642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194439424">
                <text:p>13.194439424</text:p>
              </table:table-cell>
              <table:table-cell office:value-type="float" office:value="-0.00343119586911802">
                <text:p>-0.003431195869118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246550528">
                <text:p>13.246550528</text:p>
              </table:table-cell>
              <table:table-cell office:value-type="float" office:value="0.0563315293430599">
                <text:p>0.0563315293430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298203648">
                <text:p>13.298203648</text:p>
              </table:table-cell>
              <table:table-cell office:value-type="float" office:value="-0.0422454758082048">
                <text:p>-0.04224547580820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350020096">
                <text:p>13.350020096</text:p>
              </table:table-cell>
              <table:table-cell office:value-type="float" office:value="-0.013982224524452">
                <text:p>-0.0139822245244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402074112">
                <text:p>13.402074112</text:p>
              </table:table-cell>
              <table:table-cell office:value-type="float" office:value="-0.0171363531543835">
                <text:p>-0.0171363531543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454332416">
                <text:p>13.454332416</text:p>
              </table:table-cell>
              <table:table-cell office:value-type="float" office:value="0.0594882684096335">
                <text:p>0.05948826840963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505672192">
                <text:p>13.505672192</text:p>
              </table:table-cell>
              <table:table-cell office:value-type="float" office:value="0.0194429264360875">
                <text:p>0.0194429264360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55703936">
                <text:p>13.55703936</text:p>
              </table:table-cell>
              <table:table-cell office:value-type="float" office:value="-0.00918205631066067">
                <text:p>-0.009182056310660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608293376">
                <text:p>13.608293376</text:p>
              </table:table-cell>
              <table:table-cell office:value-type="float" office:value="-0.000685635830027658">
                <text:p>-0.0006856358300276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66198528">
                <text:p>13.66198528</text:p>
              </table:table-cell>
              <table:table-cell office:value-type="float" office:value="0.0171889455433559">
                <text:p>0.01718894554335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7140992">
                <text:p>13.7140992</text:p>
              </table:table-cell>
              <table:table-cell office:value-type="float" office:value="-0.112221646569865">
                <text:p>-0.1122216465698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663232">
                <text:p>13.7663232</text:p>
              </table:table-cell>
              <table:table-cell office:value-type="float" office:value="0.021027284362759">
                <text:p>0.0210272843627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86871552">
                <text:p>13.86871552</text:p>
              </table:table-cell>
              <table:table-cell office:value-type="float" office:value="0.0210231381984582">
                <text:p>0.02102313819845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920772608">
                <text:p>13.920772608</text:p>
              </table:table-cell>
              <table:table-cell office:value-type="float" office:value="-0.00312322450418868">
                <text:p>-0.003123224504188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72569344">
                <text:p>13.972569344</text:p>
              </table:table-cell>
              <table:table-cell office:value-type="float" office:value="0.0155216825803622">
                <text:p>0.01552168258036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07393024">
                <text:p>14.07393024</text:p>
              </table:table-cell>
              <table:table-cell office:value-type="float" office:value="-0.0386721990254083">
                <text:p>-0.0386721990254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125504256">
                <text:p>14.125504256</text:p>
              </table:table-cell>
              <table:table-cell office:value-type="float" office:value="0.0671275748415749">
                <text:p>0.06712757484157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176839424">
                <text:p>14.176839424</text:p>
              </table:table-cell>
              <table:table-cell office:value-type="float" office:value="-0.0136827707746206">
                <text:p>-0.0136827707746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228761344">
                <text:p>14.228761344</text:p>
              </table:table-cell>
              <table:table-cell office:value-type="float" office:value="-0.0428077967362111">
                <text:p>-0.04280779673621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281205504">
                <text:p>14.281205504</text:p>
              </table:table-cell>
              <table:table-cell office:value-type="float" office:value="0.00588141754322403">
                <text:p>0.005881417543224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332478464">
                <text:p>14.332478464</text:p>
              </table:table-cell>
              <table:table-cell office:value-type="float" office:value="-0.0691671631300225">
                <text:p>-0.0691671631300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383771648">
                <text:p>14.383771648</text:p>
              </table:table-cell>
              <table:table-cell office:value-type="float" office:value="-0.0286022147673205">
                <text:p>-0.02860221476732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435940352">
                <text:p>14.435940352</text:p>
              </table:table-cell>
              <table:table-cell office:value-type="float" office:value="-0.0742407836397666">
                <text:p>-0.07424078363976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89663488">
                <text:p>14.489663488</text:p>
              </table:table-cell>
              <table:table-cell office:value-type="float" office:value="-0.136059676492861">
                <text:p>-0.1360596764928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541763072">
                <text:p>14.541763072</text:p>
              </table:table-cell>
              <table:table-cell office:value-type="float" office:value="-0.115784929505734">
                <text:p>-0.115784929505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643807232">
                <text:p>14.643807232</text:p>
              </table:table-cell>
              <table:table-cell office:value-type="float" office:value="0.0621177077004629">
                <text:p>0.06211770770046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69598464">
                <text:p>14.69598464</text:p>
              </table:table-cell>
              <table:table-cell office:value-type="float" office:value="0.136899678174903">
                <text:p>0.1368996781749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74814336">
                <text:p>14.74814336</text:p>
              </table:table-cell>
              <table:table-cell office:value-type="float" office:value="-0.0652339415348843">
                <text:p>-0.06523394153488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800156416">
                <text:p>14.800156416</text:p>
              </table:table-cell>
              <table:table-cell office:value-type="float" office:value="0.354161853157841">
                <text:p>0.3541618531578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52419072">
                <text:p>14.852419072</text:p>
              </table:table-cell>
              <table:table-cell office:value-type="float" office:value="0.0704586358510585">
                <text:p>0.07045863585105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90442624">
                <text:p>14.90442624</text:p>
              </table:table-cell>
              <table:table-cell office:value-type="float" office:value="-0.0116570826292777">
                <text:p>-0.01165708262927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5789312">
                <text:p>14.95789312</text:p>
              </table:table-cell>
              <table:table-cell office:value-type="float" office:value="-0.0489958040593674">
                <text:p>-0.04899580405936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00998528">
                <text:p>15.00998528</text:p>
              </table:table-cell>
              <table:table-cell office:value-type="float" office:value="-0.11178034189211">
                <text:p>-0.111780341892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62508544">
                <text:p>15.062508544</text:p>
              </table:table-cell>
              <table:table-cell office:value-type="float" office:value="-0.207788640208201">
                <text:p>-0.2077886402082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11456512">
                <text:p>15.11456512</text:p>
              </table:table-cell>
              <table:table-cell office:value-type="float" office:value="-0.151900707073014">
                <text:p>-0.1519007070730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6628736">
                <text:p>15.16628736</text:p>
              </table:table-cell>
              <table:table-cell office:value-type="float" office:value="0.0266694664595851">
                <text:p>0.02666946645958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21836032">
                <text:p>15.21836032</text:p>
              </table:table-cell>
              <table:table-cell office:value-type="float" office:value="0.111156622825507">
                <text:p>0.1111566228255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70719488">
                <text:p>15.270719488</text:p>
              </table:table-cell>
              <table:table-cell office:value-type="float" office:value="0.0285401038334016">
                <text:p>0.02854010383340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322805504">
                <text:p>15.322805504</text:p>
              </table:table-cell>
              <table:table-cell office:value-type="float" office:value="0.22175867103118">
                <text:p>0.221758671031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74101504">
                <text:p>15.374101504</text:p>
              </table:table-cell>
              <table:table-cell office:value-type="float" office:value="0.0347272070042922">
                <text:p>0.03472720700429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426197504">
                <text:p>15.426197504</text:p>
              </table:table-cell>
              <table:table-cell office:value-type="float" office:value="0.00182881133724113">
                <text:p>0.001828811337241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78372352">
                <text:p>15.478372352</text:p>
              </table:table-cell>
              <table:table-cell office:value-type="float" office:value="0.032578956102035">
                <text:p>0.0325789561020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3143424">
                <text:p>15.53143424</text:p>
              </table:table-cell>
              <table:table-cell office:value-type="float" office:value="-0.134096542235628">
                <text:p>-0.1340965422356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583515648">
                <text:p>15.583515648</text:p>
              </table:table-cell>
              <table:table-cell office:value-type="float" office:value="0.0241101444938393">
                <text:p>0.02411014449383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37053952">
                <text:p>15.637053952</text:p>
              </table:table-cell>
              <table:table-cell office:value-type="float" office:value="0.0267500678019943">
                <text:p>0.02675006780199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689096192">
                <text:p>15.689096192</text:p>
              </table:table-cell>
              <table:table-cell office:value-type="float" office:value="-0.121322109560712">
                <text:p>-0.1213221095607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741306368">
                <text:p>15.741306368</text:p>
              </table:table-cell>
              <table:table-cell office:value-type="float" office:value="0.0158641901712356">
                <text:p>0.01586419017123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793396224">
                <text:p>15.793396224</text:p>
              </table:table-cell>
              <table:table-cell office:value-type="float" office:value="0.181183384872173">
                <text:p>0.1811833848721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845554688">
                <text:p>15.845554688</text:p>
              </table:table-cell>
              <table:table-cell office:value-type="float" office:value="0.0417484165170144">
                <text:p>0.04174841651701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00594176">
                <text:p>15.900594176</text:p>
              </table:table-cell>
              <table:table-cell office:value-type="float" office:value="0.02509154487039">
                <text:p>0.025091544870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952685568">
                <text:p>15.952685568</text:p>
              </table:table-cell>
              <table:table-cell office:value-type="float" office:value="0.00697904531670093">
                <text:p>0.006979045316700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04867072">
                <text:p>16.004867072</text:p>
              </table:table-cell>
              <table:table-cell office:value-type="float" office:value="-0.00847223032980633">
                <text:p>-0.008472230329806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057022464">
                <text:p>16.057022464</text:p>
              </table:table-cell>
              <table:table-cell office:value-type="float" office:value="-0.00572053169726297">
                <text:p>-0.005720531697262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09265408">
                <text:p>16.109265408</text:p>
              </table:table-cell>
              <table:table-cell office:value-type="float" office:value="-0.24680463396766">
                <text:p>-0.246804633967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168452608">
                <text:p>16.168452608</text:p>
              </table:table-cell>
              <table:table-cell office:value-type="float" office:value="-0.151402565650912">
                <text:p>-0.1514025656509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198912">
                <text:p>16.2198912</text:p>
              </table:table-cell>
              <table:table-cell office:value-type="float" office:value="0.106058525958301">
                <text:p>0.1060585259583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271971328">
                <text:p>16.271971328</text:p>
              </table:table-cell>
              <table:table-cell office:value-type="float" office:value="0.333203097323978">
                <text:p>0.3332030973239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32331008">
                <text:p>16.32331008</text:p>
              </table:table-cell>
              <table:table-cell office:value-type="float" office:value="0.0237205399853673">
                <text:p>0.02372053998536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37465344">
                <text:p>16.37465344</text:p>
              </table:table-cell>
              <table:table-cell office:value-type="float" office:value="-0.0163235262278182">
                <text:p>-0.01632352622781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426092032">
                <text:p>16.426092032</text:p>
              </table:table-cell>
              <table:table-cell office:value-type="float" office:value="-0.0255004994566155">
                <text:p>-0.02550049945661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478018304">
                <text:p>16.478018304</text:p>
              </table:table-cell>
              <table:table-cell office:value-type="float" office:value="0.05049791595739">
                <text:p>0.050497915957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529796608">
                <text:p>16.529796608</text:p>
              </table:table-cell>
              <table:table-cell office:value-type="float" office:value="-0.0439764874872256">
                <text:p>-0.0439764874872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58212352">
                <text:p>16.58212352</text:p>
              </table:table-cell>
              <table:table-cell office:value-type="float" office:value="-0.0722176085431549">
                <text:p>-0.07221760854315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684198144">
                <text:p>16.684198144</text:p>
              </table:table-cell>
              <table:table-cell office:value-type="float" office:value="-0.0349935508714861">
                <text:p>-0.03499355087148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37580544">
                <text:p>16.737580544</text:p>
              </table:table-cell>
              <table:table-cell office:value-type="float" office:value="0.0250528738351471">
                <text:p>0.02505287383514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789210112">
                <text:p>16.789210112</text:p>
              </table:table-cell>
              <table:table-cell office:value-type="float" office:value="-0.0543772337035749">
                <text:p>-0.05437723370357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41423872">
                <text:p>16.841423872</text:p>
              </table:table-cell>
              <table:table-cell office:value-type="float" office:value="0.0128442680836162">
                <text:p>0.0128442680836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94318208">
                <text:p>16.94318208</text:p>
              </table:table-cell>
              <table:table-cell office:value-type="float" office:value="0.100068322506324">
                <text:p>0.1000683225063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994683392">
                <text:p>16.994683392</text:p>
              </table:table-cell>
              <table:table-cell office:value-type="float" office:value="0.120835589163472">
                <text:p>0.1208355891634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46137344">
                <text:p>17.046137344</text:p>
              </table:table-cell>
              <table:table-cell office:value-type="float" office:value="-0.00300760989960945">
                <text:p>-0.003007609899609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0989312">
                <text:p>17.0989312</text:p>
              </table:table-cell>
              <table:table-cell office:value-type="float" office:value="-0.121468287312463">
                <text:p>-0.1214682873124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50933504">
                <text:p>17.150933504</text:p>
              </table:table-cell>
              <table:table-cell office:value-type="float" office:value="-0.101318194246441">
                <text:p>-0.1013181942464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202368256">
                <text:p>17.202368256</text:p>
              </table:table-cell>
              <table:table-cell office:value-type="float" office:value="0.109168880455824">
                <text:p>0.1091688804558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54477312">
                <text:p>17.254477312</text:p>
              </table:table-cell>
              <table:table-cell office:value-type="float" office:value="0.106000250244168">
                <text:p>0.1060002502441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30670336">
                <text:p>17.30670336</text:p>
              </table:table-cell>
              <table:table-cell office:value-type="float" office:value="0.0143036946858256">
                <text:p>0.01430369468582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58066176">
                <text:p>17.358066176</text:p>
              </table:table-cell>
              <table:table-cell office:value-type="float" office:value="-0.0404601755230948">
                <text:p>-0.04046017552309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098304">
                <text:p>17.4098304</text:p>
              </table:table-cell>
              <table:table-cell office:value-type="float" office:value="0.035586497942644">
                <text:p>0.0355864979426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46254848">
                <text:p>17.46254848</text:p>
              </table:table-cell>
              <table:table-cell office:value-type="float" office:value="0.0106451763173668">
                <text:p>0.01064517631736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14082304">
                <text:p>17.514082304</text:p>
              </table:table-cell>
              <table:table-cell office:value-type="float" office:value="-0.0508088104747719">
                <text:p>-0.05080881047477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566565376">
                <text:p>17.566565376</text:p>
              </table:table-cell>
              <table:table-cell office:value-type="float" office:value="-0.0326015831036371">
                <text:p>-0.03260158310363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668727296">
                <text:p>17.668727296</text:p>
              </table:table-cell>
              <table:table-cell office:value-type="float" office:value="-0.336216341997513">
                <text:p>-0.3362163419975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72085632">
                <text:p>17.72085632</text:p>
              </table:table-cell>
              <table:table-cell office:value-type="float" office:value="-0.557606030442156">
                <text:p>-0.5576060304421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773201408">
                <text:p>17.773201408</text:p>
              </table:table-cell>
              <table:table-cell office:value-type="float" office:value="-0.0361337405847501">
                <text:p>-0.03613374058475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825384448">
                <text:p>17.825384448</text:p>
              </table:table-cell>
              <table:table-cell office:value-type="float" office:value="0.942115264698833">
                <text:p>0.9421152646988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876983296">
                <text:p>17.876983296</text:p>
              </table:table-cell>
              <table:table-cell office:value-type="float" office:value="0.103195486289389">
                <text:p>0.1031954862893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92920832">
                <text:p>17.92920832</text:p>
              </table:table-cell>
              <table:table-cell office:value-type="float" office:value="0.00175655169141273">
                <text:p>0.001756551691412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981411328">
                <text:p>17.981411328</text:p>
              </table:table-cell>
              <table:table-cell office:value-type="float" office:value="-0.0432631505285643">
                <text:p>-0.04326315052856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035111424">
                <text:p>18.035111424</text:p>
              </table:table-cell>
              <table:table-cell office:value-type="float" office:value="0.0392842170522701">
                <text:p>0.03928421705227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087158016">
                <text:p>18.087158016</text:p>
              </table:table-cell>
              <table:table-cell office:value-type="float" office:value="-0.0608573277406132">
                <text:p>-0.06085732774061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139107328">
                <text:p>18.139107328</text:p>
              </table:table-cell>
              <table:table-cell office:value-type="float" office:value="0.0675192129928302">
                <text:p>0.06751921299283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19138816">
                <text:p>18.19138816</text:p>
              </table:table-cell>
              <table:table-cell office:value-type="float" office:value="-0.0157380106784947">
                <text:p>-0.01573801067849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24374144">
                <text:p>18.24374144</text:p>
              </table:table-cell>
              <table:table-cell office:value-type="float" office:value="-0.00157333322538917">
                <text:p>-0.001573333225389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297352192">
                <text:p>18.297352192</text:p>
              </table:table-cell>
              <table:table-cell office:value-type="float" office:value="-0.00954178871137212">
                <text:p>-0.009541788711372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349541376">
                <text:p>18.349541376</text:p>
              </table:table-cell>
              <table:table-cell office:value-type="float" office:value="0.0141232299363875">
                <text:p>0.0141232299363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401819648">
                <text:p>18.401819648</text:p>
              </table:table-cell>
              <table:table-cell office:value-type="float" office:value="0.00589614297285921">
                <text:p>0.005896142972859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45328128">
                <text:p>18.45328128</text:p>
              </table:table-cell>
              <table:table-cell office:value-type="float" office:value="0.00319168051399458">
                <text:p>0.003191680513994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50540928">
                <text:p>18.50540928</text:p>
              </table:table-cell>
              <table:table-cell office:value-type="float" office:value="-0.139507670210998">
                <text:p>-0.1395076702109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556788224">
                <text:p>18.556788224</text:p>
              </table:table-cell>
              <table:table-cell office:value-type="float" office:value="-0.389778497237161">
                <text:p>-0.3897784972371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608247296">
                <text:p>18.608247296</text:p>
              </table:table-cell>
              <table:table-cell office:value-type="float" office:value="-1.00722530964237">
                <text:p>-1.007225309642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659991296">
                <text:p>18.659991296</text:p>
              </table:table-cell>
              <table:table-cell office:value-type="float" office:value="0.0941629462412101">
                <text:p>0.09416294624121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618624">
                <text:p>18.7618624</text:p>
              </table:table-cell>
              <table:table-cell office:value-type="float" office:value="0.778029014944037">
                <text:p>0.7780290149440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814166528">
                <text:p>18.814166528</text:p>
              </table:table-cell>
              <table:table-cell office:value-type="float" office:value="0.399435944963749">
                <text:p>0.3994359449637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86623616">
                <text:p>18.86623616</text:p>
              </table:table-cell>
              <table:table-cell office:value-type="float" office:value="0.177428279285789">
                <text:p>0.1774282792857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917941504">
                <text:p>18.917941504</text:p>
              </table:table-cell>
              <table:table-cell office:value-type="float" office:value="-0.0709642366831218">
                <text:p>-0.07096423668312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970092544">
                <text:p>18.970092544</text:p>
              </table:table-cell>
              <table:table-cell office:value-type="float" office:value="0.0150092537506582">
                <text:p>0.01500925375065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072233216">
                <text:p>19.072233216</text:p>
              </table:table-cell>
              <table:table-cell office:value-type="float" office:value="-0.0131568152368061">
                <text:p>-0.01315681523680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12373248">
                <text:p>19.12373248</text:p>
              </table:table-cell>
              <table:table-cell office:value-type="float" office:value="-0.373861423907637">
                <text:p>-0.3738614239076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1755072">
                <text:p>19.1755072</text:p>
              </table:table-cell>
              <table:table-cell office:value-type="float" office:value="-0.27283432767483">
                <text:p>-0.272834327674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227833344">
                <text:p>19.227833344</text:p>
              </table:table-cell>
              <table:table-cell office:value-type="float" office:value="0.338608585428303">
                <text:p>0.3386085854283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27986944">
                <text:p>19.27986944</text:p>
              </table:table-cell>
              <table:table-cell office:value-type="float" office:value="0.185841703806368">
                <text:p>0.185841703806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331527424">
                <text:p>19.331527424</text:p>
              </table:table-cell>
              <table:table-cell office:value-type="float" office:value="0.0393894609031617">
                <text:p>0.03938946090316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382952448">
                <text:p>19.382952448</text:p>
              </table:table-cell>
              <table:table-cell office:value-type="float" office:value="-0.0325402085953876">
                <text:p>-0.03254020859538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43520256">
                <text:p>19.43520256</text:p>
              </table:table-cell>
              <table:table-cell office:value-type="float" office:value="-0.0409646373432601">
                <text:p>-0.04096463734326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487373312">
                <text:p>19.487373312</text:p>
              </table:table-cell>
              <table:table-cell office:value-type="float" office:value="0.0335629426441293">
                <text:p>0.03356294264412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539432448">
                <text:p>19.539432448</text:p>
              </table:table-cell>
              <table:table-cell office:value-type="float" office:value="0.0235785705750269">
                <text:p>0.02357857057502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641570304">
                <text:p>19.641570304</text:p>
              </table:table-cell>
              <table:table-cell office:value-type="float" office:value="-0.0193049652754706">
                <text:p>-0.01930496527547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69450752">
                <text:p>19.69450752</text:p>
              </table:table-cell>
              <table:table-cell office:value-type="float" office:value="-0.611557778925654">
                <text:p>-0.6115577789256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746626304">
                <text:p>19.746626304</text:p>
              </table:table-cell>
              <table:table-cell office:value-type="float" office:value="-0.0510137471205818">
                <text:p>-0.05101374712058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8489472">
                <text:p>19.8489472</text:p>
              </table:table-cell>
              <table:table-cell office:value-type="float" office:value="0.252455721333766">
                <text:p>0.2524557213337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901590528">
                <text:p>19.901590528</text:p>
              </table:table-cell>
              <table:table-cell office:value-type="float" office:value="0.55095618560999">
                <text:p>0.55095618560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953275392">
                <text:p>19.953275392</text:p>
              </table:table-cell>
              <table:table-cell office:value-type="float" office:value="0.0217817986391137">
                <text:p>0.02178179863911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005521408">
                <text:p>20.005521408</text:p>
              </table:table-cell>
              <table:table-cell office:value-type="float" office:value="0.0246719616165813">
                <text:p>0.02467196161658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057600256">
                <text:p>20.057600256</text:p>
              </table:table-cell>
              <table:table-cell office:value-type="float" office:value="0.0129806673145943">
                <text:p>0.01298066731459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109726976">
                <text:p>20.109726976</text:p>
              </table:table-cell>
              <table:table-cell office:value-type="float" office:value="-0.00726234730074084">
                <text:p>-0.00726234730074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162823424">
                <text:p>20.162823424</text:p>
              </table:table-cell>
              <table:table-cell office:value-type="float" office:value="0.00452607679675774">
                <text:p>0.004526076796757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214951424">
                <text:p>20.214951424</text:p>
              </table:table-cell>
              <table:table-cell office:value-type="float" office:value="-0.000295433895217562">
                <text:p>-0.0002954338952175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267054336">
                <text:p>20.267054336</text:p>
              </table:table-cell>
              <table:table-cell office:value-type="float" office:value="-0.0153339383758719">
                <text:p>-0.01533393837587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3191744">
                <text:p>20.3191744</text:p>
              </table:table-cell>
              <table:table-cell office:value-type="float" office:value="-0.000732396856863569">
                <text:p>-0.0007323968568635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371504384">
                <text:p>20.371504384</text:p>
              </table:table-cell>
              <table:table-cell office:value-type="float" office:value="-0.000725973480590834">
                <text:p>-0.0007259734805908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42407424">
                <text:p>20.42407424</text:p>
              </table:table-cell>
              <table:table-cell office:value-type="float" office:value="-0.00102700751123787">
                <text:p>-0.001027007511237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476144384">
                <text:p>20.476144384</text:p>
              </table:table-cell>
              <table:table-cell office:value-type="float" office:value="-0.0884785026779638">
                <text:p>-0.08847850267796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527980544">
                <text:p>20.527980544</text:p>
              </table:table-cell>
              <table:table-cell office:value-type="float" office:value="-0.386723556279294">
                <text:p>-0.3867235562792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63094016">
                <text:p>20.63094016</text:p>
              </table:table-cell>
              <table:table-cell office:value-type="float" office:value="-0.60983173907466">
                <text:p>-0.609831739074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683128576">
                <text:p>20.683128576</text:p>
              </table:table-cell>
              <table:table-cell office:value-type="float" office:value="-0.0192152943046771">
                <text:p>-0.01921529430467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735252224">
                <text:p>20.735252224</text:p>
              </table:table-cell>
              <table:table-cell office:value-type="float" office:value="0.12132249187114">
                <text:p>0.121322491871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78743936">
                <text:p>20.78743936</text:p>
              </table:table-cell>
              <table:table-cell office:value-type="float" office:value="1.02598379859312">
                <text:p>1.025983798593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839008256">
                <text:p>20.839008256</text:p>
              </table:table-cell>
              <table:table-cell office:value-type="float" office:value="0.272343866000772">
                <text:p>0.2723438660007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89053824">
                <text:p>20.89053824</text:p>
              </table:table-cell>
              <table:table-cell office:value-type="float" office:value="-0.152145935467614">
                <text:p>-0.1521459354676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942618112">
                <text:p>20.942618112</text:p>
              </table:table-cell>
              <table:table-cell office:value-type="float" office:value="-0.160523754903784">
                <text:p>-0.1605237549037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99588736">
                <text:p>20.99588736</text:p>
              </table:table-cell>
              <table:table-cell office:value-type="float" office:value="0.049742094492415">
                <text:p>0.0497420944924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04765952">
                <text:p>21.04765952</text:p>
              </table:table-cell>
              <table:table-cell office:value-type="float" office:value="0.163918453947717">
                <text:p>0.1639184539477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099577344">
                <text:p>21.099577344</text:p>
              </table:table-cell>
              <table:table-cell office:value-type="float" office:value="-0.0573229216110284">
                <text:p>-0.05732292161102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20090624">
                <text:p>21.20090624</text:p>
              </table:table-cell>
              <table:table-cell office:value-type="float" office:value="-0.187798125485559">
                <text:p>-0.187798125485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252474368">
                <text:p>21.252474368</text:p>
              </table:table-cell>
              <table:table-cell office:value-type="float" office:value="-0.0508706311839525">
                <text:p>-0.05087063118395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304629504">
                <text:p>21.304629504</text:p>
              </table:table-cell>
              <table:table-cell office:value-type="float" office:value="0.280401151598875">
                <text:p>0.280401151598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356777216">
                <text:p>21.356777216</text:p>
              </table:table-cell>
              <table:table-cell office:value-type="float" office:value="0.127331449919395">
                <text:p>0.1273314499193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40859648">
                <text:p>21.40859648</text:p>
              </table:table-cell>
              <table:table-cell office:value-type="float" office:value="0.0258978767165087">
                <text:p>0.02589787671650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460695296">
                <text:p>21.460695296</text:p>
              </table:table-cell>
              <table:table-cell office:value-type="float" office:value="0.00238615606373082">
                <text:p>0.002386156063730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512195072">
                <text:p>21.512195072</text:p>
              </table:table-cell>
              <table:table-cell office:value-type="float" office:value="-0.337836511575049">
                <text:p>-0.3378365115750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563738112">
                <text:p>21.563738112</text:p>
              </table:table-cell>
              <table:table-cell office:value-type="float" office:value="-0.299169682965934">
                <text:p>-0.2991696829659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615935488">
                <text:p>21.615935488</text:p>
              </table:table-cell>
              <table:table-cell office:value-type="float" office:value="0.254519544907276">
                <text:p>0.2545195449072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668222976">
                <text:p>21.668222976</text:p>
              </table:table-cell>
              <table:table-cell office:value-type="float" office:value="0.368326656307114">
                <text:p>0.3683266563071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72042752">
                <text:p>21.72042752</text:p>
              </table:table-cell>
              <table:table-cell office:value-type="float" office:value="-0.0312709182400286">
                <text:p>-0.03127091824002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82321024">
                <text:p>21.82321024</text:p>
              </table:table-cell>
              <table:table-cell office:value-type="float" office:value="-0.0714025124720867">
                <text:p>-0.07140251247208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875271424">
                <text:p>21.875271424</text:p>
              </table:table-cell>
              <table:table-cell office:value-type="float" office:value="0.0759320621349694">
                <text:p>0.07593206213496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927095296">
                <text:p>21.927095296</text:p>
              </table:table-cell>
              <table:table-cell office:value-type="float" office:value="-0.00179297934858195">
                <text:p>-0.001792979348581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978485504">
                <text:p>21.978485504</text:p>
              </table:table-cell>
              <table:table-cell office:value-type="float" office:value="0.02422506844154">
                <text:p>0.024225068441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03025536">
                <text:p>22.03025536</text:p>
              </table:table-cell>
              <table:table-cell office:value-type="float" office:value="-0.514251336564811">
                <text:p>-0.5142513365648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132368384">
                <text:p>22.132368384</text:p>
              </table:table-cell>
              <table:table-cell office:value-type="float" office:value="0.0247343341280218">
                <text:p>0.02473433412802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184515072">
                <text:p>22.184515072</text:p>
              </table:table-cell>
              <table:table-cell office:value-type="float" office:value="0.586838935655593">
                <text:p>0.5868389356555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23590016">
                <text:p>22.23590016</text:p>
              </table:table-cell>
              <table:table-cell office:value-type="float" office:value="0.433117232512319">
                <text:p>0.4331172325123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2877184">
                <text:p>22.2877184</text:p>
              </table:table-cell>
              <table:table-cell office:value-type="float" office:value="0.121930272948858">
                <text:p>0.1219302729488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339875328">
                <text:p>22.339875328</text:p>
              </table:table-cell>
              <table:table-cell office:value-type="float" office:value="-0.00480627831381152">
                <text:p>-0.004806278313811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392195072">
                <text:p>22.392195072</text:p>
              </table:table-cell>
              <table:table-cell office:value-type="float" office:value="-0.0161878896701989">
                <text:p>-0.01618788967019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444356096">
                <text:p>22.444356096</text:p>
              </table:table-cell>
              <table:table-cell office:value-type="float" office:value="0.0128425283701885">
                <text:p>0.01284252837018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496965376">
                <text:p>22.496965376</text:p>
              </table:table-cell>
              <table:table-cell office:value-type="float" office:value="-0.143362628532106">
                <text:p>-0.1433626285321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549293568">
                <text:p>22.549293568</text:p>
              </table:table-cell>
              <table:table-cell office:value-type="float" office:value="-0.156424971419509">
                <text:p>-0.1564249714195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601562112">
                <text:p>22.601562112</text:p>
              </table:table-cell>
              <table:table-cell office:value-type="float" office:value="-0.970129963172758">
                <text:p>-0.9701299631727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655232">
                <text:p>22.655232</text:p>
              </table:table-cell>
              <table:table-cell office:value-type="float" office:value="-0.210368290284924">
                <text:p>-0.2103682902849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70660736">
                <text:p>22.70660736</text:p>
              </table:table-cell>
              <table:table-cell office:value-type="float" office:value="0.0775900408748938">
                <text:p>0.07759004087489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758436096">
                <text:p>22.758436096</text:p>
              </table:table-cell>
              <table:table-cell office:value-type="float" office:value="0.775552677963001">
                <text:p>0.775552677963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80983552">
                <text:p>22.80983552</text:p>
              </table:table-cell>
              <table:table-cell office:value-type="float" office:value="0.281133547437233">
                <text:p>0.2811335474372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911065344">
                <text:p>22.911065344</text:p>
              </table:table-cell>
              <table:table-cell office:value-type="float" office:value="0.108646480004369">
                <text:p>0.1086464800043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96233728">
                <text:p>22.96233728</text:p>
              </table:table-cell>
              <table:table-cell office:value-type="float" office:value="-0.0177885352096321">
                <text:p>-0.01778853520963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014459136">
                <text:p>23.014459136</text:p>
              </table:table-cell>
              <table:table-cell office:value-type="float" office:value="0.0184815311507953">
                <text:p>0.01848153115079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06696832">
                <text:p>23.06696832</text:p>
              </table:table-cell>
              <table:table-cell office:value-type="float" office:value="0.0270501412629442">
                <text:p>0.02705014126294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119141376">
                <text:p>23.119141376</text:p>
              </table:table-cell>
              <table:table-cell office:value-type="float" office:value="-0.0114717910625788">
                <text:p>-0.01147179106257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171400192">
                <text:p>23.171400192</text:p>
              </table:table-cell>
              <table:table-cell office:value-type="float" office:value="-0.0197775212064516">
                <text:p>-0.01977752120645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223520256">
                <text:p>23.223520256</text:p>
              </table:table-cell>
              <table:table-cell office:value-type="float" office:value="-0.0379857408854746">
                <text:p>-0.03798574088547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275582464">
                <text:p>23.275582464</text:p>
              </table:table-cell>
              <table:table-cell office:value-type="float" office:value="0.0594396850569225">
                <text:p>0.05943968505692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327130112">
                <text:p>23.327130112</text:p>
              </table:table-cell>
              <table:table-cell office:value-type="float" office:value="0.00808469810840454">
                <text:p>0.008084698108404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378660096">
                <text:p>23.378660096</text:p>
              </table:table-cell>
              <table:table-cell office:value-type="float" office:value="-0.0936817830337577">
                <text:p>-0.09368178303375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432702464">
                <text:p>23.432702464</text:p>
              </table:table-cell>
              <table:table-cell office:value-type="float" office:value="-0.200445187195842">
                <text:p>-0.2004451871958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484794368">
                <text:p>23.484794368</text:p>
              </table:table-cell>
              <table:table-cell office:value-type="float" office:value="-1.06026071691346">
                <text:p>-1.060260716913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537130496">
                <text:p>23.537130496</text:p>
              </table:table-cell>
              <table:table-cell office:value-type="float" office:value="-0.0947292302809882">
                <text:p>-0.09472923028098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638598144">
                <text:p>23.638598144</text:p>
              </table:table-cell>
              <table:table-cell office:value-type="float" office:value="-0.00231303533603057">
                <text:p>-0.002313035336030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690266112">
                <text:p>23.690266112</text:p>
              </table:table-cell>
              <table:table-cell office:value-type="float" office:value="-0.0044877215282241">
                <text:p>-0.00448772152822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74227712">
                <text:p>23.74227712</text:p>
              </table:table-cell>
              <table:table-cell office:value-type="float" office:value="-0.000657023234579407">
                <text:p>-0.0006570232345794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795813376">
                <text:p>23.795813376</text:p>
              </table:table-cell>
              <table:table-cell office:value-type="float" office:value="-0.000792793700576515">
                <text:p>-0.0007927937005765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84809728">
                <text:p>23.84809728</text:p>
              </table:table-cell>
              <table:table-cell office:value-type="float" office:value="-0.000252694139426966">
                <text:p>-0.0002526941394269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90012928">
                <text:p>23.90012928</text:p>
              </table:table-cell>
              <table:table-cell office:value-type="float" office:value="0.00106174646381114">
                <text:p>0.00106174646381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952230144">
                <text:p>23.952230144</text:p>
              </table:table-cell>
              <table:table-cell office:value-type="float" office:value="-0.000825268929218489">
                <text:p>-0.0008252689292184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00490624">
                <text:p>24.00490624</text:p>
              </table:table-cell>
              <table:table-cell office:value-type="float" office:value="-0.000662735975747589">
                <text:p>-0.0006627359757475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056991232">
                <text:p>24.056991232</text:p>
              </table:table-cell>
              <table:table-cell office:value-type="float" office:value="0.00205760041007746">
                <text:p>0.00205760041007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109136384">
                <text:p>24.109136384</text:p>
              </table:table-cell>
              <table:table-cell office:value-type="float" office:value="-0.00100611851046005">
                <text:p>-0.001006118510460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21119232">
                <text:p>24.21119232</text:p>
              </table:table-cell>
              <table:table-cell office:value-type="float" office:value="0.000108100175408951">
                <text:p>0.0001081001754089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263552">
                <text:p>24.263552</text:p>
              </table:table-cell>
              <table:table-cell office:value-type="float" office:value="-0.000243025765580631">
                <text:p>-0.0002430257655806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315606528">
                <text:p>24.315606528</text:p>
              </table:table-cell>
              <table:table-cell office:value-type="float" office:value="0.00153418224327382">
                <text:p>0.001534182243273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3678144">
                <text:p>24.3678144</text:p>
              </table:table-cell>
              <table:table-cell office:value-type="float" office:value="-0.000306210464302055">
                <text:p>-0.0003062104643020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42070528">
                <text:p>24.42070528</text:p>
              </table:table-cell>
              <table:table-cell office:value-type="float" office:value="-0.000353996154364353">
                <text:p>-0.0003539961543643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472891392">
                <text:p>24.472891392</text:p>
              </table:table-cell>
              <table:table-cell office:value-type="float" office:value="0.000491335582355269">
                <text:p>0.0004913355823552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52470656">
                <text:p>24.52470656</text:p>
              </table:table-cell>
              <table:table-cell office:value-type="float" office:value="0.000531871001344368">
                <text:p>0.0005318710013443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57690752">
                <text:p>24.57690752</text:p>
              </table:table-cell>
              <table:table-cell office:value-type="float" office:value="0.000704356125648557">
                <text:p>0.0007043561256485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629146112">
                <text:p>24.629146112</text:p>
              </table:table-cell>
              <table:table-cell office:value-type="float" office:value="-0.000419591888439207">
                <text:p>-0.0004195918884392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730870016">
                <text:p>24.730870016</text:p>
              </table:table-cell>
              <table:table-cell office:value-type="float" office:value="-0.00126104947180311">
                <text:p>-0.00126104947180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7830144">
                <text:p>24.7830144</text:p>
              </table:table-cell>
              <table:table-cell office:value-type="float" office:value="0.000294408772092525">
                <text:p>0.0002944087720925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.084716544">
                <text:p>25.084716544</text:p>
              </table:table-cell>
              <table:table-cell office:value-type="float" office:value="-0.00112903070300307">
                <text:p>-0.001129030703003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.136866304">
                <text:p>25.136866304</text:p>
              </table:table-cell>
              <table:table-cell office:value-type="float" office:value="-0.00109069755147566">
                <text:p>-0.001090697551475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.188981504">
                <text:p>25.188981504</text:p>
              </table:table-cell>
              <table:table-cell office:value-type="float" office:value="0.000771395815235975">
                <text:p>0.0007713958152359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.240338176">
                <text:p>25.240338176</text:p>
              </table:table-cell>
              <table:table-cell office:value-type="float" office:value="-0.000105226924337192">
                <text:p>-0.0001052269243371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.292982272">
                <text:p>25.292982272</text:p>
              </table:table-cell>
              <table:table-cell office:value-type="float" office:value="-0.000798024619000022">
                <text:p>-0.0007980246190000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.34519808">
                <text:p>25.34519808</text:p>
              </table:table-cell>
              <table:table-cell office:value-type="float" office:value="0.000291245698281158">
                <text:p>0.0002912456982811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39713152">
                <text:p>25.39713152</text:p>
              </table:table-cell>
              <table:table-cell office:value-type="float" office:value="0.000420164021884208">
                <text:p>0.0004201640218842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449502208">
                <text:p>25.449502208</text:p>
              </table:table-cell>
              <table:table-cell office:value-type="float" office:value="0.000290113237241263">
                <text:p>0.0002901132372412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501828096">
                <text:p>25.501828096</text:p>
              </table:table-cell>
              <table:table-cell office:value-type="float" office:value="-0.000362737925971122">
                <text:p>-0.0003627379259711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5532032">
                <text:p>25.5532032</text:p>
              </table:table-cell>
              <table:table-cell office:value-type="float" office:value="0.000198600594181739">
                <text:p>0.0001986005941817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604830464">
                <text:p>25.604830464</text:p>
              </table:table-cell>
              <table:table-cell office:value-type="float" office:value="-0.000272833309844806">
                <text:p>-0.0002728333098448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657083392">
                <text:p>25.657083392</text:p>
              </table:table-cell>
              <table:table-cell office:value-type="float" office:value="-0.000295393064394448">
                <text:p>-0.000295393064394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709146112">
                <text:p>25.709146112</text:p>
              </table:table-cell>
              <table:table-cell office:value-type="float" office:value="0.00271129346900849">
                <text:p>0.002711293469008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762692096">
                <text:p>25.762692096</text:p>
              </table:table-cell>
              <table:table-cell office:value-type="float" office:value="-0.00170155721054455">
                <text:p>-0.001701557210544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814647296">
                <text:p>25.814647296</text:p>
              </table:table-cell>
              <table:table-cell office:value-type="float" office:value="-0.0000340280436046156">
                <text:p>-0.00003402804360461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916063232">
                <text:p>25.916063232</text:p>
              </table:table-cell>
              <table:table-cell office:value-type="float" office:value="-0.0000221759440340719">
                <text:p>-0.00002217594403407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96833024">
                <text:p>25.96833024</text:p>
              </table:table-cell>
              <table:table-cell office:value-type="float" office:value="-0.000443040677951511">
                <text:p>-0.0004430406779515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.02069248">
                <text:p>26.02069248</text:p>
              </table:table-cell>
              <table:table-cell office:value-type="float" office:value="0.000809960285965647">
                <text:p>0.0008099602859656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.072935424">
                <text:p>26.072935424</text:p>
              </table:table-cell>
              <table:table-cell office:value-type="float" office:value="0.000062730447129097">
                <text:p>0.0000627304471290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.12439936">
                <text:p>26.12439936</text:p>
              </table:table-cell>
              <table:table-cell office:value-type="float" office:value="-0.00166719212431103">
                <text:p>-0.001667192124311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.17594624">
                <text:p>26.17594624</text:p>
              </table:table-cell>
              <table:table-cell office:value-type="float" office:value="0.00106291199802443">
                <text:p>0.001062911998024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.22821632">
                <text:p>26.22821632</text:p>
              </table:table-cell>
              <table:table-cell office:value-type="float" office:value="-0.000343172825341801">
                <text:p>-0.0003431728253418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.279867392">
                <text:p>26.279867392</text:p>
              </table:table-cell>
              <table:table-cell office:value-type="float" office:value="0.0000311637464311747">
                <text:p>0.00003116374643117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.381664256">
                <text:p>26.381664256</text:p>
              </table:table-cell>
              <table:table-cell office:value-type="float" office:value="0.000419375303128013">
                <text:p>0.0004193753031280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.433851392">
                <text:p>26.433851392</text:p>
              </table:table-cell>
              <table:table-cell office:value-type="float" office:value="0.00118855842289554">
                <text:p>0.001188558422895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488536576">
                <text:p>26.488536576</text:p>
              </table:table-cell>
              <table:table-cell office:value-type="float" office:value="-0.000357364686937748">
                <text:p>-0.0003573646869377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543941376">
                <text:p>26.543941376</text:p>
              </table:table-cell>
              <table:table-cell office:value-type="float" office:value="0.000106739526079162">
                <text:p>0.0001067395260791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59614848">
                <text:p>26.59614848</text:p>
              </table:table-cell>
              <table:table-cell office:value-type="float" office:value="0.000730793258615086">
                <text:p>0.0007307932586150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64822528">
                <text:p>26.64822528</text:p>
              </table:table-cell>
              <table:table-cell office:value-type="float" office:value="-0.00259596042832683">
                <text:p>-0.002595960428326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700290304">
                <text:p>26.700290304</text:p>
              </table:table-cell>
              <table:table-cell office:value-type="float" office:value="0.000547819749486987">
                <text:p>0.0005478197494869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751703296">
                <text:p>26.751703296</text:p>
              </table:table-cell>
              <table:table-cell office:value-type="float" office:value="0.00123331807629989">
                <text:p>0.001233318076299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80377216">
                <text:p>26.80377216</text:p>
              </table:table-cell>
              <table:table-cell office:value-type="float" office:value="-0.00128514463381032">
                <text:p>-0.001285144633810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856273408">
                <text:p>26.856273408</text:p>
              </table:table-cell>
              <table:table-cell office:value-type="float" office:value="0.000595859030715218">
                <text:p>0.0005958590307152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909456384">
                <text:p>26.909456384</text:p>
              </table:table-cell>
              <table:table-cell office:value-type="float" office:value="0.000670916356957407">
                <text:p>0.0006709163569574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962358016">
                <text:p>26.962358016</text:p>
              </table:table-cell>
              <table:table-cell office:value-type="float" office:value="-0.000210536138736718">
                <text:p>-0.0002105361387367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.063893504">
                <text:p>27.063893504</text:p>
              </table:table-cell>
              <table:table-cell office:value-type="float" office:value="-0.000399027301049761">
                <text:p>-0.0003990273010497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.116090368">
                <text:p>27.116090368</text:p>
              </table:table-cell>
              <table:table-cell office:value-type="float" office:value="-0.00117254055330951">
                <text:p>-0.001172540553309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.16747264">
                <text:p>27.16747264</text:p>
              </table:table-cell>
              <table:table-cell office:value-type="float" office:value="0.00310121427223824">
                <text:p>0.003101214272238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.219259392">
                <text:p>27.219259392</text:p>
              </table:table-cell>
              <table:table-cell office:value-type="float" office:value="-0.00100030833919984">
                <text:p>-0.001000308339199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.27159552">
                <text:p>27.27159552</text:p>
              </table:table-cell>
              <table:table-cell office:value-type="float" office:value="-0.000160012823527897">
                <text:p>-0.0001600128235278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.32385536">
                <text:p>27.32385536</text:p>
              </table:table-cell>
              <table:table-cell office:value-type="float" office:value="0.00206734144814913">
                <text:p>0.002067341448149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.375939072">
                <text:p>27.375939072</text:p>
              </table:table-cell>
              <table:table-cell office:value-type="float" office:value="-0.00338454751001662">
                <text:p>-0.003384547510016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42876032">
                <text:p>27.42876032</text:p>
              </table:table-cell>
              <table:table-cell office:value-type="float" office:value="-0.000303118473342184">
                <text:p>-0.00030311847334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481166848">
                <text:p>27.481166848</text:p>
              </table:table-cell>
              <table:table-cell office:value-type="float" office:value="0.000997438612008188">
                <text:p>0.0009974386120081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53349632">
                <text:p>27.53349632</text:p>
              </table:table-cell>
              <table:table-cell office:value-type="float" office:value="0.000567377958250949">
                <text:p>0.0005673779582509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586493952">
                <text:p>27.586493952</text:p>
              </table:table-cell>
              <table:table-cell office:value-type="float" office:value="0.0000683142070733454">
                <text:p>0.00006831420707334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638658304">
                <text:p>27.638658304</text:p>
              </table:table-cell>
              <table:table-cell office:value-type="float" office:value="0.000533015807723809">
                <text:p>0.0005330158077238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694609408">
                <text:p>27.694609408</text:p>
              </table:table-cell>
              <table:table-cell office:value-type="float" office:value="0.000908001542230848">
                <text:p>0.0009080015422308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747309568">
                <text:p>27.747309568</text:p>
              </table:table-cell>
              <table:table-cell office:value-type="float" office:value="-0.00248682847532873">
                <text:p>-0.002486828475328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801170432">
                <text:p>27.801170432</text:p>
              </table:table-cell>
              <table:table-cell office:value-type="float" office:value="0.00331079391207185">
                <text:p>0.003310793912071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85364736">
                <text:p>27.85364736</text:p>
              </table:table-cell>
              <table:table-cell office:value-type="float" office:value="0.00000881892362478919">
                <text:p>0.00000881892362478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949cm" svg:height="11.96cm" xlink:href=".." xlink:type="simple" chart:class="chart:scatter" chart:style-name="ch1">
        <chart:legend chart:legend-position="end" svg:x="36.753cm" svg:y="5.432cm" style:legend-expansion="high" chart:style-name="ch2"/>
        <chart:plot-area chart:style-name="ch3" table:cell-range-address="Sheet1.R1:Sheet1.R482 Sheet1.V1:Sheet1.W482" chart:data-source-has-labels="row" svg:x="0.798cm" svg:y="0.239cm" svg:width="35.157cm" svg:height="11.482cm">
          <chartooo:coordinate-region svg:x="1.631cm" svg:y="0.438cm" svg:width="34.137cm" svg:height="11.0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2:Sheet1.V482" chart:label-cell-address="Sheet1.V1:Sheet1.V1" chart:class="chart:scatter">
            <chart:domain table:cell-range-address="Sheet1.R2:Sheet1.R482"/>
            <chart:data-point chart:repeated="481"/>
          </chart:series>
          <chart:series chart:style-name="ch7" chart:values-cell-range-address="Sheet1.W2:Sheet1.W482" chart:label-cell-address="Sheet1.W1:Sheet1.W1" chart:class="chart:scatter">
            <chart:data-point chart:repeated="4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twist_speed</text:p>
                <draw:g>
                  <svg:desc>Sheet1.V1:Sheet1.V1</svg:desc>
                </draw:g>
              </table:table-cell>
              <table:table-cell office:value-type="string">
                <text:p>acceleration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R2:Sheet1.R482</svg:desc>
                </draw:g>
              </table:table-cell>
              <table:table-cell office:value-type="float" office:value="0.0000994281996015873">
                <text:p>0.0000994281996015873</text:p>
                <draw:g>
                  <svg:desc>Sheet1.V2:Sheet1.V482</svg:desc>
                </draw:g>
              </table:table-cell>
              <table:table-cell office:value-type="float" office:value="-0.000570734721845011">
                <text:p>-0.000570734721845011</text:p>
                <draw:g>
                  <svg:desc>Sheet1.W2:Sheet1.W4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797504">
                <text:p>0.051797504</text:p>
              </table:table-cell>
              <table:table-cell office:value-type="float" office:value="0.0000698655655638815">
                <text:p>0.0000698655655638815</text:p>
              </table:table-cell>
              <table:table-cell office:value-type="float" office:value="-0.0000481875917060932">
                <text:p>-0.0000481875917060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027648">
                <text:p>0.104027648</text:p>
              </table:table-cell>
              <table:table-cell office:value-type="float" office:value="0.000067348720710059">
                <text:p>0.000067348720710059</text:p>
              </table:table-cell>
              <table:table-cell office:value-type="float" office:value="-0.000479131098977719">
                <text:p>-0.000479131098977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6357376">
                <text:p>0.156357376</text:p>
              </table:table-cell>
              <table:table-cell office:value-type="float" office:value="0.0000422759206242139">
                <text:p>0.0000422759206242139</text:p>
              </table:table-cell>
              <table:table-cell office:value-type="float" office:value="-0.0000487169460299729">
                <text:p>-0.0000487169460299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306304">
                <text:p>0.258306304</text:p>
              </table:table-cell>
              <table:table-cell office:value-type="float" office:value="0.0000373092802010243">
                <text:p>0.0000373092802010243</text:p>
              </table:table-cell>
              <table:table-cell office:value-type="float" office:value="0.000688709654491171">
                <text:p>0.000688709654491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924544">
                <text:p>0.310924544</text:p>
              </table:table-cell>
              <table:table-cell office:value-type="float" office:value="0.0000735479700913578">
                <text:p>0.0000735479700913578</text:p>
              </table:table-cell>
              <table:table-cell office:value-type="float" office:value="-0.0000708872972273366">
                <text:p>-0.0000708872972273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310528">
                <text:p>0.36310528</text:p>
              </table:table-cell>
              <table:table-cell office:value-type="float" office:value="0.0000698490187489846">
                <text:p>0.0000698490187489846</text:p>
              </table:table-cell>
              <table:table-cell office:value-type="float" office:value="-0.000301283123153585">
                <text:p>-0.00030128312315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5116544">
                <text:p>0.415116544</text:p>
              </table:table-cell>
              <table:table-cell office:value-type="float" office:value="0.0000541789026918989">
                <text:p>0.0000541789026918989</text:p>
              </table:table-cell>
              <table:table-cell office:value-type="float" office:value="0.000341875948924239">
                <text:p>0.000341875948924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7929344">
                <text:p>0.467929344</text:p>
              </table:table-cell>
              <table:table-cell office:value-type="float" office:value="0.000072234328807245">
                <text:p>0.000072234328807245</text:p>
              </table:table-cell>
              <table:table-cell office:value-type="float" office:value="-0.000215221460287551">
                <text:p>-0.000215221460287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0192">
                <text:p>0.520192</text:p>
              </table:table-cell>
              <table:table-cell office:value-type="float" office:value="0.0000609862836644191">
                <text:p>0.0000609862836644191</text:p>
              </table:table-cell>
              <table:table-cell office:value-type="float" office:value="0.00073400313541684">
                <text:p>0.00073400313541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2551424">
                <text:p>0.572551424</text:p>
              </table:table-cell>
              <table:table-cell office:value-type="float" office:value="0.0000994182650490388">
                <text:p>0.0000994182650490388</text:p>
              </table:table-cell>
              <table:table-cell office:value-type="float" office:value="-0.000630885914282711">
                <text:p>-0.000630885914282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4708096">
                <text:p>0.624708096</text:p>
              </table:table-cell>
              <table:table-cell office:value-type="float" office:value="0.0000665133553483754">
                <text:p>0.0000665133553483754</text:p>
              </table:table-cell>
              <table:table-cell office:value-type="float" office:value="0.00150489608012499">
                <text:p>0.00150489608012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7096704">
                <text:p>0.677096704</text:p>
              </table:table-cell>
              <table:table-cell office:value-type="float" office:value="0.00014535276617078">
                <text:p>0.00014535276617078</text:p>
              </table:table-cell>
              <table:table-cell office:value-type="float" office:value="-0.00092558746465267">
                <text:p>-0.00092558746465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328256">
                <text:p>0.779328256</text:p>
              </table:table-cell>
              <table:table-cell office:value-type="float" office:value="0.0000507285231475925">
                <text:p>0.0000507285231475925</text:p>
              </table:table-cell>
              <table:table-cell office:value-type="float" office:value="0.000247823196730038">
                <text:p>0.000247823196730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1591424">
                <text:p>0.831591424</text:p>
              </table:table-cell>
              <table:table-cell office:value-type="float" office:value="0.0000636805485125915">
                <text:p>0.0000636805485125915</text:p>
              </table:table-cell>
              <table:table-cell office:value-type="float" office:value="0.000862735126364634">
                <text:p>0.000862735126364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3904">
                <text:p>0.883904</text:p>
              </table:table-cell>
              <table:table-cell office:value-type="float" office:value="0.000108812445378411">
                <text:p>0.000108812445378411</text:p>
              </table:table-cell>
              <table:table-cell office:value-type="float" office:value="-0.000384730313608954">
                <text:p>-0.000384730313608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6469376">
                <text:p>0.986469376</text:p>
              </table:table-cell>
              <table:table-cell office:value-type="float" office:value="0.0000693524361045107">
                <text:p>0.0000693524361045107</text:p>
              </table:table-cell>
              <table:table-cell office:value-type="float" office:value="0.000223513441576287">
                <text:p>0.000223513441576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7913344">
                <text:p>1.037913344</text:p>
              </table:table-cell>
              <table:table-cell office:value-type="float" office:value="0.0000808508544405311">
                <text:p>0.0000808508544405311</text:p>
              </table:table-cell>
              <table:table-cell office:value-type="float" office:value="0.000163032315867064">
                <text:p>0.000163032315867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964352">
                <text:p>1.08964352</text:p>
              </table:table-cell>
              <table:table-cell office:value-type="float" office:value="0.0000892845448340219">
                <text:p>0.0000892845448340219</text:p>
              </table:table-cell>
              <table:table-cell office:value-type="float" office:value="-0.000712382249165752">
                <text:p>-0.000712382249165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1709312">
                <text:p>1.141709312</text:p>
              </table:table-cell>
              <table:table-cell office:value-type="float" office:value="0.0000521937988244656">
                <text:p>0.0000521937988244656</text:p>
              </table:table-cell>
              <table:table-cell office:value-type="float" office:value="-0.000386025346131421">
                <text:p>-0.000386025346131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4194176">
                <text:p>1.194194176</text:p>
              </table:table-cell>
              <table:table-cell office:value-type="float" office:value="0.0000319333110322051">
                <text:p>0.0000319333110322051</text:p>
              </table:table-cell>
              <table:table-cell office:value-type="float" office:value="-0.000174317175819559">
                <text:p>-0.000174317175819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46556416">
                <text:p>1.246556416</text:p>
              </table:table-cell>
              <table:table-cell office:value-type="float" office:value="0.0000228056732358191">
                <text:p>0.0000228056732358191</text:p>
              </table:table-cell>
              <table:table-cell office:value-type="float" office:value="0.000512132827287725">
                <text:p>0.000512132827287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48722176">
                <text:p>1.348722176</text:p>
              </table:table-cell>
              <table:table-cell office:value-type="float" office:value="0.0000751281127566183">
                <text:p>0.0000751281127566183</text:p>
              </table:table-cell>
              <table:table-cell office:value-type="float" office:value="0.000000956067586860753">
                <text:p>0.000000956067586860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094336">
                <text:p>1.40094336</text:p>
              </table:table-cell>
              <table:table-cell office:value-type="float" office:value="0.0000751780397379882">
                <text:p>0.0000751780397379882</text:p>
              </table:table-cell>
              <table:table-cell office:value-type="float" office:value="0.00648457966610652">
                <text:p>0.00648457966610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5348736">
                <text:p>1.45348736</text:p>
              </table:table-cell>
              <table:table-cell office:value-type="float" office:value="0.000415903793713889">
                <text:p>0.000415903793713889</text:p>
              </table:table-cell>
              <table:table-cell office:value-type="float" office:value="-0.00547697046946576">
                <text:p>-0.00547697046946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7177216">
                <text:p>1.507177216</text:p>
              </table:table-cell>
              <table:table-cell office:value-type="float" office:value="0.000121846037892019">
                <text:p>0.000121846037892019</text:p>
              </table:table-cell>
              <table:table-cell office:value-type="float" office:value="-0.000782175897698295">
                <text:p>-0.000782175897698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59472384">
                <text:p>1.559472384</text:p>
              </table:table-cell>
              <table:table-cell office:value-type="float" office:value="0.0000809420179163361">
                <text:p>0.0000809420179163361</text:p>
              </table:table-cell>
              <table:table-cell office:value-type="float" office:value="-0.000895854563689146">
                <text:p>-0.000895854563689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11620096">
                <text:p>1.611620096</text:p>
              </table:table-cell>
              <table:table-cell office:value-type="float" office:value="0.0000342252521351888">
                <text:p>0.0000342252521351888</text:p>
              </table:table-cell>
              <table:table-cell office:value-type="float" office:value="0.000452760749369621">
                <text:p>0.000452760749369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6394752">
                <text:p>1.66394752</text:p>
              </table:table-cell>
              <table:table-cell office:value-type="float" office:value="0.0000579170558380107">
                <text:p>0.0000579170558380107</text:p>
              </table:table-cell>
              <table:table-cell office:value-type="float" office:value="-0.000288768267496864">
                <text:p>-0.000288768267496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157312">
                <text:p>1.7157312</text:p>
              </table:table-cell>
              <table:table-cell office:value-type="float" office:value="0.0000429635722797987">
                <text:p>0.0000429635722797987</text:p>
              </table:table-cell>
              <table:table-cell office:value-type="float" office:value="0.000218859103719274">
                <text:p>0.000218859103719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68311296">
                <text:p>1.768311296</text:p>
              </table:table-cell>
              <table:table-cell office:value-type="float" office:value="0.0000544712049638321">
                <text:p>0.0000544712049638321</text:p>
              </table:table-cell>
              <table:table-cell office:value-type="float" office:value="0.000951070333681054">
                <text:p>0.0009510703336810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361344">
                <text:p>1.82361344</text:p>
              </table:table-cell>
              <table:table-cell office:value-type="float" office:value="0.00010706743351119">
                <text:p>0.00010706743351119</text:p>
              </table:table-cell>
              <table:table-cell office:value-type="float" office:value="-0.000363148639855407">
                <text:p>-0.0003631486398554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75437568">
                <text:p>1.875437568</text:p>
              </table:table-cell>
              <table:table-cell office:value-type="float" office:value="0.0000882475719162974">
                <text:p>0.0000882475719162974</text:p>
              </table:table-cell>
              <table:table-cell office:value-type="float" office:value="-0.000306677191243398">
                <text:p>-0.000306677191243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27277568">
                <text:p>1.927277568</text:p>
              </table:table-cell>
              <table:table-cell office:value-type="float" office:value="0.0000723494263222397">
                <text:p>0.0000723494263222397</text:p>
              </table:table-cell>
              <table:table-cell office:value-type="float" office:value="-0.000783476820569627">
                <text:p>-0.000783476820569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7875712">
                <text:p>1.97875712</text:p>
              </table:table-cell>
              <table:table-cell office:value-type="float" office:value="0.0000320163905969309">
                <text:p>0.0000320163905969309</text:p>
              </table:table-cell>
              <table:table-cell office:value-type="float" office:value="0.000576069915982669">
                <text:p>0.000576069915982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0940416">
                <text:p>2.030940416</text:p>
              </table:table-cell>
              <table:table-cell office:value-type="float" office:value="0.0000620776175393496">
                <text:p>0.0000620776175393496</text:p>
              </table:table-cell>
              <table:table-cell office:value-type="float" office:value="0.0189560069943643">
                <text:p>0.0189560069943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83335424">
                <text:p>2.083335424</text:p>
              </table:table-cell>
              <table:table-cell office:value-type="float" office:value="0.00105527775565712">
                <text:p>0.00105527775565712</text:p>
              </table:table-cell>
              <table:table-cell office:value-type="float" office:value="-0.017683060010092">
                <text:p>-0.017683060010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35511296">
                <text:p>2.135511296</text:p>
              </table:table-cell>
              <table:table-cell office:value-type="float" office:value="0.000132648680002237">
                <text:p>0.000132648680002237</text:p>
              </table:table-cell>
              <table:table-cell office:value-type="float" office:value="-0.00146312913844598">
                <text:p>-0.00146312913844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8772224">
                <text:p>2.18772224</text:p>
              </table:table-cell>
              <table:table-cell office:value-type="float" office:value="0.0000562573264900659">
                <text:p>0.0000562573264900659</text:p>
              </table:table-cell>
              <table:table-cell office:value-type="float" office:value="0.000422628919921637">
                <text:p>0.000422628919921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90554368">
                <text:p>2.290554368</text:p>
              </table:table-cell>
              <table:table-cell office:value-type="float" office:value="0.0000997171576799493">
                <text:p>0.0000997171576799493</text:p>
              </table:table-cell>
              <table:table-cell office:value-type="float" office:value="-0.00143006954293055">
                <text:p>-0.00143006954293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42873344">
                <text:p>2.342873344</text:p>
              </table:table-cell>
              <table:table-cell office:value-type="float" office:value="0.0000248973835850349">
                <text:p>0.0000248973835850349</text:p>
              </table:table-cell>
              <table:table-cell office:value-type="float" office:value="0.00100529615424095">
                <text:p>0.00100529615424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94989568">
                <text:p>2.394989568</text:p>
              </table:table-cell>
              <table:table-cell office:value-type="float" office:value="0.0000772896231457948">
                <text:p>0.0000772896231457948</text:p>
              </table:table-cell>
              <table:table-cell office:value-type="float" office:value="-0.000421396706688154">
                <text:p>-0.000421396706688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47033344">
                <text:p>2.447033344</text:p>
              </table:table-cell>
              <table:table-cell office:value-type="float" office:value="0.0000553585473357788">
                <text:p>0.0000553585473357788</text:p>
              </table:table-cell>
              <table:table-cell office:value-type="float" office:value="0.0000414510451185213">
                <text:p>0.0000414510451185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99325952">
                <text:p>2.499325952</text:p>
              </table:table-cell>
              <table:table-cell office:value-type="float" office:value="0.0000575261305893519">
                <text:p>0.0000575261305893519</text:p>
              </table:table-cell>
              <table:table-cell office:value-type="float" office:value="-0.000158947010439779">
                <text:p>-0.000158947010439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51415296">
                <text:p>2.551415296</text:p>
              </table:table-cell>
              <table:table-cell office:value-type="float" office:value="0.0000492466850847827">
                <text:p>0.0000492466850847827</text:p>
              </table:table-cell>
              <table:table-cell office:value-type="float" office:value="0.000821648179389998">
                <text:p>0.00082164817938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788288">
                <text:p>2.603788288</text:p>
              </table:table-cell>
              <table:table-cell office:value-type="float" office:value="0.0000922788586107896">
                <text:p>0.0000922788586107896</text:p>
              </table:table-cell>
              <table:table-cell office:value-type="float" office:value="0.00310979198030898">
                <text:p>0.00310979198030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0350464">
                <text:p>2.660350464</text:p>
              </table:table-cell>
              <table:table-cell office:value-type="float" office:value="0.000268175459924414">
                <text:p>0.000268175459924414</text:p>
              </table:table-cell>
              <table:table-cell office:value-type="float" office:value="-0.00405408448880066">
                <text:p>-0.00405408448880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11650304">
                <text:p>2.711650304</text:p>
              </table:table-cell>
              <table:table-cell office:value-type="float" office:value="0.000060201574302459">
                <text:p>0.000060201574302459</text:p>
              </table:table-cell>
              <table:table-cell office:value-type="float" office:value="0.0000310951185883475">
                <text:p>0.0000310951185883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65046272">
                <text:p>2.765046272</text:p>
              </table:table-cell>
              <table:table-cell office:value-type="float" office:value="0.0000618619282595587">
                <text:p>0.0000618619282595587</text:p>
              </table:table-cell>
              <table:table-cell office:value-type="float" office:value="0.000664673030588764">
                <text:p>0.0006646730305887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17038336">
                <text:p>2.817038336</text:p>
              </table:table-cell>
              <table:table-cell office:value-type="float" office:value="0.0000964196510050035">
                <text:p>0.0000964196510050035</text:p>
              </table:table-cell>
              <table:table-cell office:value-type="float" office:value="0.000883158900871541">
                <text:p>0.000883158900871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68654336">
                <text:p>2.868654336</text:p>
              </table:table-cell>
              <table:table-cell office:value-type="float" office:value="0.000142004780832389">
                <text:p>0.000142004780832389</text:p>
              </table:table-cell>
              <table:table-cell office:value-type="float" office:value="-0.00211516940527825">
                <text:p>-0.00211516940527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20404224">
                <text:p>2.920404224</text:p>
              </table:table-cell>
              <table:table-cell office:value-type="float" office:value="0.0000325450010082126">
                <text:p>0.0000325450010082126</text:p>
              </table:table-cell>
              <table:table-cell office:value-type="float" office:value="0.000989909277345641">
                <text:p>0.0009899092773456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2699648">
                <text:p>2.972699648</text:p>
              </table:table-cell>
              <table:table-cell office:value-type="float" office:value="0.0000843127263885365">
                <text:p>0.0000843127263885365</text:p>
              </table:table-cell>
              <table:table-cell office:value-type="float" office:value="-0.000315607456490379">
                <text:p>-0.000315607456490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250432">
                <text:p>3.0250432</text:p>
              </table:table-cell>
              <table:table-cell office:value-type="float" office:value="0.0000677927110781446">
                <text:p>0.0000677927110781446</text:p>
              </table:table-cell>
              <table:table-cell office:value-type="float" office:value="0.000175033130819748">
                <text:p>0.000175033130819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76383232">
                <text:p>3.076383232</text:p>
              </table:table-cell>
              <table:table-cell office:value-type="float" office:value="0.0000767789176154907">
                <text:p>0.0000767789176154907</text:p>
              </table:table-cell>
              <table:table-cell office:value-type="float" office:value="0.013363080972008">
                <text:p>0.0133630809720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7813376">
                <text:p>3.127813376</text:p>
              </table:table-cell>
              <table:table-cell office:value-type="float" office:value="0.000764044096289518">
                <text:p>0.000764044096289518</text:p>
              </table:table-cell>
              <table:table-cell office:value-type="float" office:value="-0.0136411549092254">
                <text:p>-0.0136411549092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79947264">
                <text:p>3.179947264</text:p>
              </table:table-cell>
              <table:table-cell office:value-type="float" office:value="0.0000528776540613065">
                <text:p>0.0000528776540613065</text:p>
              </table:table-cell>
              <table:table-cell office:value-type="float" office:value="-0.000493265198481333">
                <text:p>-0.000493265198481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32163328">
                <text:p>3.232163328</text:p>
              </table:table-cell>
              <table:table-cell office:value-type="float" office:value="0.0000271212868884325">
                <text:p>0.0000271212868884325</text:p>
              </table:table-cell>
              <table:table-cell office:value-type="float" office:value="0.00153834729691241">
                <text:p>0.00153834729691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8354048">
                <text:p>3.28354048</text:p>
              </table:table-cell>
              <table:table-cell office:value-type="float" office:value="0.00010615718979069">
                <text:p>0.00010615718979069</text:p>
              </table:table-cell>
              <table:table-cell office:value-type="float" office:value="0.00036617850843643">
                <text:p>0.00036617850843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34860544">
                <text:p>3.334860544</text:p>
              </table:table-cell>
              <table:table-cell office:value-type="float" office:value="0.000124949494279072">
                <text:p>0.000124949494279072</text:p>
              </table:table-cell>
              <table:table-cell office:value-type="float" office:value="-0.000816426996035528">
                <text:p>-0.000816426996035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86239488">
                <text:p>3.386239488</text:p>
              </table:table-cell>
              <table:table-cell office:value-type="float" office:value="0.0000830023373696746">
                <text:p>0.0000830023373696746</text:p>
              </table:table-cell>
              <table:table-cell office:value-type="float" office:value="-0.000497410480316616">
                <text:p>-0.0004974104803166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3854848">
                <text:p>3.43854848</text:p>
              </table:table-cell>
              <table:table-cell office:value-type="float" office:value="0.0000569832965340766">
                <text:p>0.0000569832965340766</text:p>
              </table:table-cell>
              <table:table-cell office:value-type="float" office:value="0.00734978399861975">
                <text:p>0.00734978399861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204352">
                <text:p>3.49204352</text:p>
              </table:table-cell>
              <table:table-cell office:value-type="float" office:value="0.0004501602855316">
                <text:p>0.0004501602855316</text:p>
              </table:table-cell>
              <table:table-cell office:value-type="float" office:value="-0.00620132336548326">
                <text:p>-0.00620132336548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44328192">
                <text:p>3.544328192</text:p>
              </table:table-cell>
              <table:table-cell office:value-type="float" office:value="0.000125926127401373">
                <text:p>0.000125926127401373</text:p>
              </table:table-cell>
              <table:table-cell office:value-type="float" office:value="0.000366719922333624">
                <text:p>0.000366719922333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96601344">
                <text:p>3.596601344</text:p>
              </table:table-cell>
              <table:table-cell office:value-type="float" office:value="0.000145095733642947">
                <text:p>0.000145095733642947</text:p>
              </table:table-cell>
              <table:table-cell office:value-type="float" office:value="-0.00209293956466502">
                <text:p>-0.00209293956466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492352">
                <text:p>3.6492352</text:p>
              </table:table-cell>
              <table:table-cell office:value-type="float" office:value="0.0000349362539796655">
                <text:p>0.0000349362539796655</text:p>
              </table:table-cell>
              <table:table-cell office:value-type="float" office:value="0.000410695606604188">
                <text:p>0.000410695606604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0190208">
                <text:p>3.70190208</text:p>
              </table:table-cell>
              <table:table-cell office:value-type="float" office:value="0.0000565663102092156">
                <text:p>0.0000565663102092156</text:p>
              </table:table-cell>
              <table:table-cell office:value-type="float" office:value="0.0011347510944443">
                <text:p>0.00113475109444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53637376">
                <text:p>3.753637376</text:p>
              </table:table-cell>
              <table:table-cell office:value-type="float" office:value="0.000115272993966615">
                <text:p>0.000115272993966615</text:p>
              </table:table-cell>
              <table:table-cell office:value-type="float" office:value="0.000598364016855579">
                <text:p>0.000598364016855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0526848">
                <text:p>3.80526848</text:p>
              </table:table-cell>
              <table:table-cell office:value-type="float" office:value="0.000146167188750743">
                <text:p>0.000146167188750743</text:p>
              </table:table-cell>
              <table:table-cell office:value-type="float" office:value="0.0004170998796368">
                <text:p>0.0004170998796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5762432">
                <text:p>3.85762432</text:p>
              </table:table-cell>
              <table:table-cell office:value-type="float" office:value="0.000168004803313027">
                <text:p>0.000168004803313027</text:p>
              </table:table-cell>
              <table:table-cell office:value-type="float" office:value="-0.0027672453878633">
                <text:p>-0.00276724538786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0914048">
                <text:p>3.90914048</text:p>
              </table:table-cell>
              <table:table-cell office:value-type="float" office:value="0.0000254469471525998">
                <text:p>0.0000254469471525998</text:p>
              </table:table-cell>
              <table:table-cell office:value-type="float" office:value="0.000814192544092409">
                <text:p>0.0008141925440924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114304">
                <text:p>4.0114304</text:p>
              </table:table-cell>
              <table:table-cell office:value-type="float" office:value="0.000108730637352409">
                <text:p>0.000108730637352409</text:p>
              </table:table-cell>
              <table:table-cell office:value-type="float" office:value="-0.00046945206440245">
                <text:p>-0.00046945206440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63519232">
                <text:p>4.063519232</text:p>
              </table:table-cell>
              <table:table-cell office:value-type="float" office:value="0.0000842774276376965">
                <text:p>0.0000842774276376965</text:p>
              </table:table-cell>
              <table:table-cell office:value-type="float" office:value="0.00117360040564557">
                <text:p>0.001173600405645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15911424">
                <text:p>4.115911424</text:p>
              </table:table-cell>
              <table:table-cell office:value-type="float" office:value="0.000145764925421557">
                <text:p>0.000145764925421557</text:p>
              </table:table-cell>
              <table:table-cell office:value-type="float" office:value="-0.00184188489376257">
                <text:p>-0.00184188489376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68005376">
                <text:p>4.168005376</text:p>
              </table:table-cell>
              <table:table-cell office:value-type="float" office:value="0.0000498138621763648">
                <text:p>0.0000498138621763648</text:p>
              </table:table-cell>
              <table:table-cell office:value-type="float" office:value="0.00201501442685475">
                <text:p>0.00201501442685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19506176">
                <text:p>4.219506176</text:p>
              </table:table-cell>
              <table:table-cell office:value-type="float" office:value="0.000153588717170927">
                <text:p>0.000153588717170927</text:p>
              </table:table-cell>
              <table:table-cell office:value-type="float" office:value="-0.00102876358308775">
                <text:p>-0.00102876358308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7072128">
                <text:p>4.27072128</text:p>
              </table:table-cell>
              <table:table-cell office:value-type="float" office:value="0.000100900483271675">
                <text:p>0.000100900483271675</text:p>
              </table:table-cell>
              <table:table-cell office:value-type="float" office:value="-0.000442740664072695">
                <text:p>-0.000442740664072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2297728">
                <text:p>4.32297728</text:p>
              </table:table-cell>
              <table:table-cell office:value-type="float" office:value="0.0000777646271298927">
                <text:p>0.0000777646271298927</text:p>
              </table:table-cell>
              <table:table-cell office:value-type="float" office:value="0.000637434228398567">
                <text:p>0.0006374342283985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75753216">
                <text:p>4.375753216</text:p>
              </table:table-cell>
              <table:table-cell office:value-type="float" office:value="0.000111405815172065">
                <text:p>0.000111405815172065</text:p>
              </table:table-cell>
              <table:table-cell office:value-type="float" office:value="-0.0000980923615696681">
                <text:p>-0.00009809236156966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29484544">
                <text:p>4.429484544</text:p>
              </table:table-cell>
              <table:table-cell office:value-type="float" office:value="0.000106135182318271">
                <text:p>0.000106135182318271</text:p>
              </table:table-cell>
              <table:table-cell office:value-type="float" office:value="-0.00118659701168947">
                <text:p>-0.00118659701168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2892544">
                <text:p>4.482892544</text:p>
              </table:table-cell>
              <table:table-cell office:value-type="float" office:value="0.0000427614091179597">
                <text:p>0.0000427614091179597</text:p>
              </table:table-cell>
              <table:table-cell office:value-type="float" office:value="0.00282670364142378">
                <text:p>0.002826703641423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349952">
                <text:p>4.5349952</text:p>
              </table:table-cell>
              <table:table-cell office:value-type="float" office:value="0.000190040176561009">
                <text:p>0.000190040176561009</text:p>
              </table:table-cell>
              <table:table-cell office:value-type="float" office:value="0.0034355522623406">
                <text:p>0.0034355522623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8721408">
                <text:p>4.88721408</text:p>
              </table:table-cell>
              <table:table-cell office:value-type="float" office:value="0.00140010654658408">
                <text:p>0.00140010654658408</text:p>
              </table:table-cell>
              <table:table-cell office:value-type="float" office:value="0.403767507330774">
                <text:p>0.4037675073307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39535104">
                <text:p>4.939535104</text:p>
              </table:table-cell>
              <table:table-cell office:value-type="float" office:value="0.0225256359880574">
                <text:p>0.0225256359880574</text:p>
              </table:table-cell>
              <table:table-cell office:value-type="float" office:value="0.611788206145489">
                <text:p>0.611788206145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92765952">
                <text:p>4.992765952</text:p>
              </table:table-cell>
              <table:table-cell office:value-type="float" office:value="0.0550916409975807">
                <text:p>0.0550916409975807</text:p>
              </table:table-cell>
              <table:table-cell office:value-type="float" office:value="0.469709057217577">
                <text:p>0.4697090572175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044919296">
                <text:p>5.044919296</text:p>
              </table:table-cell>
              <table:table-cell office:value-type="float" office:value="0.0795885390385649">
                <text:p>0.0795885390385649</text:p>
              </table:table-cell>
              <table:table-cell office:value-type="float" office:value="-0.0138644452834911">
                <text:p>-0.0138644452834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97122304">
                <text:p>5.097122304</text:p>
              </table:table-cell>
              <table:table-cell office:value-type="float" office:value="0.0788647732905153">
                <text:p>0.0788647732905153</text:p>
              </table:table-cell>
              <table:table-cell office:value-type="float" office:value="-0.00152424890286205">
                <text:p>-0.001524248902862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149324288">
                <text:p>5.149324288</text:p>
              </table:table-cell>
              <table:table-cell office:value-type="float" office:value="0.0787852044736761">
                <text:p>0.0787852044736761</text:p>
              </table:table-cell>
              <table:table-cell office:value-type="float" office:value="0.0375089855695565">
                <text:p>0.0375089855695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201873408">
                <text:p>5.201873408</text:p>
              </table:table-cell>
              <table:table-cell office:value-type="float" office:value="0.0807562686574489">
                <text:p>0.0807562686574489</text:p>
              </table:table-cell>
              <table:table-cell office:value-type="float" office:value="0.000895268931279428">
                <text:p>0.0008952689312794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54213376">
                <text:p>5.254213376</text:p>
              </table:table-cell>
              <table:table-cell office:value-type="float" office:value="0.0808031270046635">
                <text:p>0.0808031270046635</text:p>
              </table:table-cell>
              <table:table-cell office:value-type="float" office:value="-0.0683141204637199">
                <text:p>-0.0683141204637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306253312">
                <text:p>5.306253312</text:p>
              </table:table-cell>
              <table:table-cell office:value-type="float" office:value="0.0772480645478352">
                <text:p>0.0772480645478352</text:p>
              </table:table-cell>
              <table:table-cell office:value-type="float" office:value="0.0608943999412277">
                <text:p>0.06089439994122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358192128">
                <text:p>5.358192128</text:p>
              </table:table-cell>
              <table:table-cell office:value-type="float" office:value="0.0804108475818131">
                <text:p>0.0804108475818131</text:p>
              </table:table-cell>
              <table:table-cell office:value-type="float" office:value="-0.0209810545561216">
                <text:p>-0.0209810545561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1042944">
                <text:p>5.41042944</text:p>
              </table:table-cell>
              <table:table-cell office:value-type="float" office:value="0.0793148536888759">
                <text:p>0.0793148536888759</text:p>
              </table:table-cell>
              <table:table-cell office:value-type="float" office:value="-0.0215605035498865">
                <text:p>-0.0215605035498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62627328">
                <text:p>5.462627328</text:p>
              </table:table-cell>
              <table:table-cell office:value-type="float" office:value="0.0781894409393554">
                <text:p>0.0781894409393554</text:p>
              </table:table-cell>
              <table:table-cell office:value-type="float" office:value="0.0349123069883093">
                <text:p>0.03491230698830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14850304">
                <text:p>5.514850304</text:p>
              </table:table-cell>
              <table:table-cell office:value-type="float" office:value="0.0800126655093105">
                <text:p>0.0800126655093105</text:p>
              </table:table-cell>
              <table:table-cell office:value-type="float" office:value="0.0123848776414298">
                <text:p>0.0123848776414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6697344">
                <text:p>5.56697344</text:p>
              </table:table-cell>
              <table:table-cell office:value-type="float" office:value="0.0806582041709581">
                <text:p>0.0806582041709581</text:p>
              </table:table-cell>
              <table:table-cell office:value-type="float" office:value="-0.0193991694919311">
                <text:p>-0.01939916949193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1930624">
                <text:p>5.61930624</text:p>
              </table:table-cell>
              <table:table-cell office:value-type="float" office:value="0.0796429913137708">
                <text:p>0.0796429913137708</text:p>
              </table:table-cell>
              <table:table-cell office:value-type="float" office:value="0.0037667634456719">
                <text:p>0.00376676344567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22037504">
                <text:p>5.722037504</text:p>
              </table:table-cell>
              <table:table-cell office:value-type="float" office:value="0.0800299556837336">
                <text:p>0.0800299556837336</text:p>
              </table:table-cell>
              <table:table-cell office:value-type="float" office:value="0.00868006785470685">
                <text:p>0.00868006785470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7428352">
                <text:p>5.77428352</text:p>
              </table:table-cell>
              <table:table-cell office:value-type="float" office:value="0.0804834546477517">
                <text:p>0.0804834546477517</text:p>
              </table:table-cell>
              <table:table-cell office:value-type="float" office:value="-0.0349197548300519">
                <text:p>-0.03491975483005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826685952">
                <text:p>5.826685952</text:p>
              </table:table-cell>
              <table:table-cell office:value-type="float" office:value="0.0786535745698133">
                <text:p>0.0786535745698133</text:p>
              </table:table-cell>
              <table:table-cell office:value-type="float" office:value="0.0335326444230145">
                <text:p>0.03353264442301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78754304">
                <text:p>5.878754304</text:p>
              </table:table-cell>
              <table:table-cell office:value-type="float" office:value="0.0803995641031216">
                <text:p>0.0803995641031216</text:p>
              </table:table-cell>
              <table:table-cell office:value-type="float" office:value="-0.0068787179066075">
                <text:p>-0.00687871790660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31094016">
                <text:p>5.931094016</text:p>
              </table:table-cell>
              <table:table-cell office:value-type="float" office:value="0.0800395339889606">
                <text:p>0.0800395339889606</text:p>
              </table:table-cell>
              <table:table-cell office:value-type="float" office:value="-0.0189659800872959">
                <text:p>-0.01896598008729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033238016">
                <text:p>6.033238016</text:p>
              </table:table-cell>
              <table:table-cell office:value-type="float" office:value="0.0781022729189238">
                <text:p>0.0781022729189238</text:p>
              </table:table-cell>
              <table:table-cell office:value-type="float" office:value="0.019272771034098">
                <text:p>0.0192727710340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85876224">
                <text:p>6.085876224</text:p>
              </table:table-cell>
              <table:table-cell office:value-type="float" office:value="0.079116757049353">
                <text:p>0.079116757049353</text:p>
              </table:table-cell>
              <table:table-cell office:value-type="float" office:value="-0.000509966133943253">
                <text:p>-0.0005099661339432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138128384">
                <text:p>6.138128384</text:p>
              </table:table-cell>
              <table:table-cell office:value-type="float" office:value="0.0790901102173276">
                <text:p>0.0790901102173276</text:p>
              </table:table-cell>
              <table:table-cell office:value-type="float" office:value="0.01247737079102">
                <text:p>0.01247737079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190490112">
                <text:p>6.190490112</text:p>
              </table:table-cell>
              <table:table-cell office:value-type="float" office:value="0.0797434469128422">
                <text:p>0.0797434469128422</text:p>
              </table:table-cell>
              <table:table-cell office:value-type="float" office:value="-0.00632422453355765">
                <text:p>-0.006324224533557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92670464">
                <text:p>6.292670464</text:p>
              </table:table-cell>
              <table:table-cell office:value-type="float" office:value="0.0790972354238762">
                <text:p>0.0790972354238762</text:p>
              </table:table-cell>
              <table:table-cell office:value-type="float" office:value="-0.0148680497845347">
                <text:p>-0.01486804978453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447424">
                <text:p>6.3447424</text:p>
              </table:table-cell>
              <table:table-cell office:value-type="float" office:value="0.0783230272870511">
                <text:p>0.0783230272870511</text:p>
              </table:table-cell>
              <table:table-cell office:value-type="float" office:value="0.0294501243377153">
                <text:p>0.02945012433771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96517376">
                <text:p>6.396517376</text:p>
              </table:table-cell>
              <table:table-cell office:value-type="float" office:value="0.0798478067678333">
                <text:p>0.0798478067678333</text:p>
              </table:table-cell>
              <table:table-cell office:value-type="float" office:value="0.00248036461379248">
                <text:p>0.002480364613792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448566016">
                <text:p>6.448566016</text:p>
              </table:table-cell>
              <table:table-cell office:value-type="float" office:value="0.0799769063726854">
                <text:p>0.0799769063726854</text:p>
              </table:table-cell>
              <table:table-cell office:value-type="float" office:value="-0.0229894252655655">
                <text:p>-0.02298942526556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500748288">
                <text:p>6.500748288</text:p>
              </table:table-cell>
              <table:table-cell office:value-type="float" office:value="0.0787772659303539">
                <text:p>0.0787772659303539</text:p>
              </table:table-cell>
              <table:table-cell office:value-type="float" office:value="-0.211076413971245">
                <text:p>-0.211076413971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52899072">
                <text:p>6.552899072</text:p>
              </table:table-cell>
              <table:table-cell office:value-type="float" office:value="0.0677694654578449">
                <text:p>0.0677694654578449</text:p>
              </table:table-cell>
              <table:table-cell office:value-type="float" office:value="-0.631838520373578">
                <text:p>-0.6318385203735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5074176">
                <text:p>6.605074176</text:p>
              </table:table-cell>
              <table:table-cell office:value-type="float" office:value="0.0348032249461475">
                <text:p>0.0348032249461475</text:p>
              </table:table-cell>
              <table:table-cell office:value-type="float" office:value="-0.584505141856154">
                <text:p>-0.5845051418561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657347072">
                <text:p>6.657347072</text:p>
              </table:table-cell>
              <table:table-cell office:value-type="float" office:value="0.00424944845443563">
                <text:p>0.00424944845443563</text:p>
              </table:table-cell>
              <table:table-cell office:value-type="float" office:value="0.625825767923587">
                <text:p>0.625825767923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709416448">
                <text:p>6.709416448</text:p>
              </table:table-cell>
              <table:table-cell office:value-type="float" office:value="0.0368358056749379">
                <text:p>0.0368358056749379</text:p>
              </table:table-cell>
              <table:table-cell office:value-type="float" office:value="0.397462044302649">
                <text:p>0.3974620443026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811555328">
                <text:p>6.811555328</text:p>
              </table:table-cell>
              <table:table-cell office:value-type="float" office:value="0.0774321337225209">
                <text:p>0.0774321337225209</text:p>
              </table:table-cell>
              <table:table-cell office:value-type="float" office:value="0.0491271639407926">
                <text:p>0.04912716394079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637184">
                <text:p>6.8637184</text:p>
              </table:table-cell>
              <table:table-cell office:value-type="float" office:value="0.0799947575123202">
                <text:p>0.0799947575123202</text:p>
              </table:table-cell>
              <table:table-cell office:value-type="float" office:value="-0.00923595208004729">
                <text:p>-0.00923595208004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15167232">
                <text:p>6.915167232</text:p>
              </table:table-cell>
              <table:table-cell office:value-type="float" office:value="0.0795195785653938">
                <text:p>0.0795195785653938</text:p>
              </table:table-cell>
              <table:table-cell office:value-type="float" office:value="0.000829580193765397">
                <text:p>0.0008295801937653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67049216">
                <text:p>6.967049216</text:p>
              </table:table-cell>
              <table:table-cell office:value-type="float" office:value="0.0795626188317335">
                <text:p>0.0795626188317335</text:p>
              </table:table-cell>
              <table:table-cell office:value-type="float" office:value="-0.212793839599014">
                <text:p>-0.2127938395990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01916032">
                <text:p>7.01916032</text:p>
              </table:table-cell>
              <table:table-cell office:value-type="float" office:value="0.06847369692583">
                <text:p>0.06847369692583</text:p>
              </table:table-cell>
              <table:table-cell office:value-type="float" office:value="0.0826476728962153">
                <text:p>0.0826476728962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120493568">
                <text:p>7.120493568</text:p>
              </table:table-cell>
              <table:table-cell office:value-type="float" office:value="0.0768486540600451">
                <text:p>0.0768486540600451</text:p>
              </table:table-cell>
              <table:table-cell office:value-type="float" office:value="0.0860536929755064">
                <text:p>0.0860536929755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72248576">
                <text:p>7.172248576</text:p>
              </table:table-cell>
              <table:table-cell office:value-type="float" office:value="0.081302363628422">
                <text:p>0.081302363628422</text:p>
              </table:table-cell>
              <table:table-cell office:value-type="float" office:value="-0.0468905442409721">
                <text:p>-0.04689054424097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224909312">
                <text:p>7.224909312</text:p>
              </table:table-cell>
              <table:table-cell office:value-type="float" office:value="0.0788330730572518">
                <text:p>0.0788330730572518</text:p>
              </table:table-cell>
              <table:table-cell office:value-type="float" office:value="0.0210297902279029">
                <text:p>0.02102979022790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277063168">
                <text:p>7.277063168</text:p>
              </table:table-cell>
              <table:table-cell office:value-type="float" office:value="0.0799298577085081">
                <text:p>0.0799298577085081</text:p>
              </table:table-cell>
              <table:table-cell office:value-type="float" office:value="0.00842675854485327">
                <text:p>0.00842675854485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919936">
                <text:p>7.32919936</text:p>
              </table:table-cell>
              <table:table-cell office:value-type="float" office:value="0.0803691968099402">
                <text:p>0.0803691968099402</text:p>
              </table:table-cell>
              <table:table-cell office:value-type="float" office:value="-0.0125492637806404">
                <text:p>-0.01254926378064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804352">
                <text:p>7.3804352</text:p>
              </table:table-cell>
              <table:table-cell office:value-type="float" office:value="0.0797262247387575">
                <text:p>0.0797262247387575</text:p>
              </table:table-cell>
              <table:table-cell office:value-type="float" office:value="-0.00640202435159329">
                <text:p>-0.006402024351593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432195072">
                <text:p>7.432195072</text:p>
              </table:table-cell>
              <table:table-cell office:value-type="float" office:value="0.0793948567777782">
                <text:p>0.0793948567777782</text:p>
              </table:table-cell>
              <table:table-cell office:value-type="float" office:value="0.0414337635657493">
                <text:p>0.04143376356574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4843072">
                <text:p>7.4843072</text:p>
              </table:table-cell>
              <table:table-cell office:value-type="float" office:value="0.0815540583682382">
                <text:p>0.0815540583682382</text:p>
              </table:table-cell>
              <table:table-cell office:value-type="float" office:value="-0.031765314153177">
                <text:p>-0.0317653141531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36548096">
                <text:p>7.536548096</text:p>
              </table:table-cell>
              <table:table-cell office:value-type="float" office:value="0.0798946098951548">
                <text:p>0.0798946098951548</text:p>
              </table:table-cell>
              <table:table-cell office:value-type="float" office:value="-0.00726085954666521">
                <text:p>-0.007260859546665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58823808">
                <text:p>7.58823808</text:p>
              </table:table-cell>
              <table:table-cell office:value-type="float" office:value="0.0795192961813614">
                <text:p>0.0795192961813614</text:p>
              </table:table-cell>
              <table:table-cell office:value-type="float" office:value="-0.00894748767458887">
                <text:p>-0.008947487674588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690570496">
                <text:p>7.690570496</text:p>
              </table:table-cell>
              <table:table-cell office:value-type="float" office:value="0.0786036781504905">
                <text:p>0.0786036781504905</text:p>
              </table:table-cell>
              <table:table-cell office:value-type="float" office:value="0.0293197782255847">
                <text:p>0.02931977822558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74267136">
                <text:p>7.74267136</text:p>
              </table:table-cell>
              <table:table-cell office:value-type="float" office:value="0.0801312639283319">
                <text:p>0.0801312639283319</text:p>
              </table:table-cell>
              <table:table-cell office:value-type="float" office:value="0.00383741978543905">
                <text:p>0.003837419785439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94398464">
                <text:p>7.794398464</text:p>
              </table:table-cell>
              <table:table-cell office:value-type="float" office:value="0.0803297625406649">
                <text:p>0.0803297625406649</text:p>
              </table:table-cell>
              <table:table-cell office:value-type="float" office:value="-0.0197684685792793">
                <text:p>-0.01976846857927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45876224">
                <text:p>7.845876224</text:p>
              </table:table-cell>
              <table:table-cell office:value-type="float" office:value="0.0793121260595733">
                <text:p>0.0793121260595733</text:p>
              </table:table-cell>
              <table:table-cell office:value-type="float" office:value="0.0425221085117563">
                <text:p>0.0425221085117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97243648">
                <text:p>7.897243648</text:p>
              </table:table-cell>
              <table:table-cell office:value-type="float" office:value="0.0814963772368707">
                <text:p>0.0814963772368707</text:p>
              </table:table-cell>
              <table:table-cell office:value-type="float" office:value="0.0145945022444062">
                <text:p>0.01459450224440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950005504">
                <text:p>7.950005504</text:p>
              </table:table-cell>
              <table:table-cell office:value-type="float" office:value="0.0822664102626817">
                <text:p>0.0822664102626817</text:p>
              </table:table-cell>
              <table:table-cell office:value-type="float" office:value="-0.0476447135589189">
                <text:p>-0.04764471355891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02197504">
                <text:p>8.002197504</text:p>
              </table:table-cell>
              <table:table-cell office:value-type="float" office:value="0.0797797373726147">
                <text:p>0.0797797373726147</text:p>
              </table:table-cell>
              <table:table-cell office:value-type="float" office:value="-0.0220218352481567">
                <text:p>-0.02202183524815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5447552">
                <text:p>8.05447552</text:p>
              </table:table-cell>
              <table:table-cell office:value-type="float" office:value="0.0786284795171621">
                <text:p>0.0786284795171621</text:p>
              </table:table-cell>
              <table:table-cell office:value-type="float" office:value="0.000939396304633988">
                <text:p>0.0009393963046339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10631936">
                <text:p>8.10631936</text:p>
              </table:table-cell>
              <table:table-cell office:value-type="float" office:value="0.0786771814288762">
                <text:p>0.0786771814288762</text:p>
              </table:table-cell>
              <table:table-cell office:value-type="float" office:value="0.0028533393048349">
                <text:p>0.00285333930483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157763072">
                <text:p>8.157763072</text:p>
              </table:table-cell>
              <table:table-cell office:value-type="float" office:value="0.0788239677943124">
                <text:p>0.0788239677943124</text:p>
              </table:table-cell>
              <table:table-cell office:value-type="float" office:value="0.00339034397348349">
                <text:p>0.003390343973483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260260352">
                <text:p>8.260260352</text:p>
              </table:table-cell>
              <table:table-cell office:value-type="float" office:value="0.0791714688298588">
                <text:p>0.0791714688298588</text:p>
              </table:table-cell>
              <table:table-cell office:value-type="float" office:value="0.00446843121848339">
                <text:p>0.00446843121848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31225344">
                <text:p>8.31225344</text:p>
              </table:table-cell>
              <table:table-cell office:value-type="float" office:value="0.0794037963674234">
                <text:p>0.0794037963674234</text:p>
              </table:table-cell>
              <table:table-cell office:value-type="float" office:value="0.00285841886488251">
                <text:p>0.002858418864882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364671488">
                <text:p>8.364671488</text:p>
              </table:table-cell>
              <table:table-cell office:value-type="float" office:value="0.0795536291046869">
                <text:p>0.0795536291046869</text:p>
              </table:table-cell>
              <table:table-cell office:value-type="float" office:value="0.00267508975365949">
                <text:p>0.002675089753659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416611328">
                <text:p>8.416611328</text:p>
              </table:table-cell>
              <table:table-cell office:value-type="float" office:value="0.0796925728384776">
                <text:p>0.0796925728384776</text:p>
              </table:table-cell>
              <table:table-cell office:value-type="float" office:value="-0.0154008368235206">
                <text:p>-0.0154008368235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468662272">
                <text:p>8.468662272</text:p>
              </table:table-cell>
              <table:table-cell office:value-type="float" office:value="0.0788909447434234">
                <text:p>0.0788909447434234</text:p>
              </table:table-cell>
              <table:table-cell office:value-type="float" office:value="0.0316137100733861">
                <text:p>0.03161371007338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520259072">
                <text:p>8.520259072</text:p>
              </table:table-cell>
              <table:table-cell office:value-type="float" office:value="0.0805221110193378">
                <text:p>0.0805221110193378</text:p>
              </table:table-cell>
              <table:table-cell office:value-type="float" office:value="0.0123054956114267">
                <text:p>0.01230549561142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57175424">
                <text:p>8.57175424</text:p>
              </table:table-cell>
              <table:table-cell office:value-type="float" office:value="0.0811557845831715">
                <text:p>0.0811557845831715</text:p>
              </table:table-cell>
              <table:table-cell office:value-type="float" office:value="-0.0190598844275963">
                <text:p>-0.01905988442759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62391936">
                <text:p>8.62391936</text:p>
              </table:table-cell>
              <table:table-cell office:value-type="float" office:value="0.0801615234248198">
                <text:p>0.0801615234248198</text:p>
              </table:table-cell>
              <table:table-cell office:value-type="float" office:value="-0.0181325340708353">
                <text:p>-0.01813253407083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676068352">
                <text:p>8.676068352</text:p>
              </table:table-cell>
              <table:table-cell office:value-type="float" office:value="0.0792159300506201">
                <text:p>0.0792159300506201</text:p>
              </table:table-cell>
              <table:table-cell office:value-type="float" office:value="0.0308586607377772">
                <text:p>0.03085866073777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728190976">
                <text:p>8.728190976</text:p>
              </table:table-cell>
              <table:table-cell office:value-type="float" office:value="0.0808243644213989">
                <text:p>0.0808243644213989</text:p>
              </table:table-cell>
              <table:table-cell office:value-type="float" office:value="-0.0432946829636077">
                <text:p>-0.04329468296360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3058432">
                <text:p>8.83058432</text:p>
              </table:table-cell>
              <table:table-cell office:value-type="float" office:value="0.0763912770553353">
                <text:p>0.0763912770553353</text:p>
              </table:table-cell>
              <table:table-cell office:value-type="float" office:value="0.0104505074623501">
                <text:p>0.01045050746235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81854464">
                <text:p>8.881854464</text:p>
              </table:table-cell>
              <table:table-cell office:value-type="float" office:value="0.076927076077803">
                <text:p>0.076927076077803</text:p>
              </table:table-cell>
              <table:table-cell office:value-type="float" office:value="0.0794363511764106">
                <text:p>0.0794363511764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93365632">
                <text:p>8.93365632</text:p>
              </table:table-cell>
              <table:table-cell office:value-type="float" office:value="0.081042026502609">
                <text:p>0.081042026502609</text:p>
              </table:table-cell>
              <table:table-cell office:value-type="float" office:value="-0.0182661210482883">
                <text:p>-0.01826612104828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988598272">
                <text:p>8.988598272</text:p>
              </table:table-cell>
              <table:table-cell office:value-type="float" office:value="0.0800384501567477">
                <text:p>0.0800384501567477</text:p>
              </table:table-cell>
              <table:table-cell office:value-type="float" office:value="-0.0343885590048434">
                <text:p>-0.03438855900484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040681216">
                <text:p>9.040681216</text:p>
              </table:table-cell>
              <table:table-cell office:value-type="float" office:value="0.0782473927638577">
                <text:p>0.0782473927638577</text:p>
              </table:table-cell>
              <table:table-cell office:value-type="float" office:value="-0.0191822489017433">
                <text:p>-0.0191822489017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143190016">
                <text:p>9.143190016</text:p>
              </table:table-cell>
              <table:table-cell office:value-type="float" office:value="0.0762810434476387">
                <text:p>0.0762810434476387</text:p>
              </table:table-cell>
              <table:table-cell office:value-type="float" office:value="0.00511848989441508">
                <text:p>0.00511848989441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195355648">
                <text:p>9.195355648</text:p>
              </table:table-cell>
              <table:table-cell office:value-type="float" office:value="0.0765480527078665">
                <text:p>0.0765480527078665</text:p>
              </table:table-cell>
              <table:table-cell office:value-type="float" office:value="0.052901556304722">
                <text:p>0.0529015563047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247349504">
                <text:p>9.247349504</text:p>
              </table:table-cell>
              <table:table-cell office:value-type="float" office:value="0.0792986086085501">
                <text:p>0.0792986086085501</text:p>
              </table:table-cell>
              <table:table-cell office:value-type="float" office:value="-0.026323601514431">
                <text:p>-0.0263236015144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99453952">
                <text:p>9.299453952</text:p>
              </table:table-cell>
              <table:table-cell office:value-type="float" office:value="0.0779270318822687">
                <text:p>0.0779270318822687</text:p>
              </table:table-cell>
              <table:table-cell office:value-type="float" office:value="0.0523648063771256">
                <text:p>0.05236480637712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350824704">
                <text:p>9.350824704</text:p>
              </table:table-cell>
              <table:table-cell office:value-type="float" office:value="0.0806170513641961">
                <text:p>0.0806170513641961</text:p>
              </table:table-cell>
              <table:table-cell office:value-type="float" office:value="-0.0163254681148036">
                <text:p>-0.0163254681148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40223744">
                <text:p>9.40223744</text:p>
              </table:table-cell>
              <table:table-cell office:value-type="float" office:value="0.0797777143819333">
                <text:p>0.0797777143819333</text:p>
              </table:table-cell>
              <table:table-cell office:value-type="float" office:value="-0.0609603014649136">
                <text:p>-0.0609603014649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45401728">
                <text:p>9.45401728</text:p>
              </table:table-cell>
              <table:table-cell office:value-type="float" office:value="0.0766211997257283">
                <text:p>0.0766211997257283</text:p>
              </table:table-cell>
              <table:table-cell office:value-type="float" office:value="0.0819269213236483">
                <text:p>0.0819269213236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50578432">
                <text:p>9.50578432</text:p>
              </table:table-cell>
              <table:table-cell office:value-type="float" office:value="0.0808623139389664">
                <text:p>0.0808623139389664</text:p>
              </table:table-cell>
              <table:table-cell office:value-type="float" office:value="-0.0179632388614631">
                <text:p>-0.01796323886146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5713536">
                <text:p>9.55713536</text:p>
              </table:table-cell>
              <table:table-cell office:value-type="float" office:value="0.0799398829416618">
                <text:p>0.0799398829416618</text:p>
              </table:table-cell>
              <table:table-cell office:value-type="float" office:value="-0.000721620959713906">
                <text:p>-0.000721620959713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60954624">
                <text:p>9.60954624</text:p>
              </table:table-cell>
              <table:table-cell office:value-type="float" office:value="0.0799020621521368">
                <text:p>0.0799020621521368</text:p>
              </table:table-cell>
              <table:table-cell office:value-type="float" office:value="0.0187754405495593">
                <text:p>0.0187754405495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661708544">
                <text:p>9.661708544</text:p>
              </table:table-cell>
              <table:table-cell office:value-type="float" office:value="0.0808814323898169">
                <text:p>0.0808814323898169</text:p>
              </table:table-cell>
              <table:table-cell office:value-type="float" office:value="-0.0686188357424607">
                <text:p>-0.06861883574246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713036544">
                <text:p>9.713036544</text:p>
              </table:table-cell>
              <table:table-cell office:value-type="float" office:value="0.0773593647888279">
                <text:p>0.0773593647888279</text:p>
              </table:table-cell>
              <table:table-cell office:value-type="float" office:value="0.0572232108759015">
                <text:p>0.0572232108759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764838144">
                <text:p>9.764838144</text:p>
              </table:table-cell>
              <table:table-cell office:value-type="float" office:value="0.0803236186693369">
                <text:p>0.0803236186693369</text:p>
              </table:table-cell>
              <table:table-cell office:value-type="float" office:value="-0.015358740610533">
                <text:p>-0.0153587406105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816914176">
                <text:p>9.816914176</text:p>
              </table:table-cell>
              <table:table-cell office:value-type="float" office:value="0.0795237964018231">
                <text:p>0.0795237964018231</text:p>
              </table:table-cell>
              <table:table-cell office:value-type="float" office:value="-0.00162409838470426">
                <text:p>-0.001624098384704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919034368">
                <text:p>9.919034368</text:p>
              </table:table-cell>
              <table:table-cell office:value-type="float" office:value="0.0793579431629502">
                <text:p>0.0793579431629502</text:p>
              </table:table-cell>
              <table:table-cell office:value-type="float" office:value="-0.0114964083709065">
                <text:p>-0.01149640837090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97112064">
                <text:p>9.97112064</text:p>
              </table:table-cell>
              <table:table-cell office:value-type="float" office:value="0.0787591381095201">
                <text:p>0.0787591381095201</text:p>
              </table:table-cell>
              <table:table-cell office:value-type="float" office:value="0.0302900169380675">
                <text:p>0.03029001693806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023205376">
                <text:p>10.023205376</text:p>
              </table:table-cell>
              <table:table-cell office:value-type="float" office:value="0.0803367856451748">
                <text:p>0.0803367856451748</text:p>
              </table:table-cell>
              <table:table-cell office:value-type="float" office:value="-0.00423864747511623">
                <text:p>-0.004238647475116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12585344">
                <text:p>10.12585344</text:p>
              </table:table-cell>
              <table:table-cell office:value-type="float" office:value="0.0799016966878757">
                <text:p>0.0799016966878757</text:p>
              </table:table-cell>
              <table:table-cell office:value-type="float" office:value="-0.0207519358288185">
                <text:p>-0.02075193582881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17708416">
                <text:p>10.17708416</text:p>
              </table:table-cell>
              <table:table-cell office:value-type="float" office:value="0.0788385600739715">
                <text:p>0.0788385600739715</text:p>
              </table:table-cell>
              <table:table-cell office:value-type="float" office:value="0.0285315354983537">
                <text:p>0.0285315354983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30198016">
                <text:p>10.230198016</text:p>
              </table:table-cell>
              <table:table-cell office:value-type="float" office:value="0.0803539799418899">
                <text:p>0.0803539799418899</text:p>
              </table:table-cell>
              <table:table-cell office:value-type="float" office:value="0.000250844214007668">
                <text:p>0.0002508442140076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28184832">
                <text:p>10.28184832</text:p>
              </table:table-cell>
              <table:table-cell office:value-type="float" office:value="0.0803669361218">
                <text:p>0.0803669361218</text:p>
              </table:table-cell>
              <table:table-cell office:value-type="float" office:value="0.0205312487818079">
                <text:p>0.02053124878180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333909504">
                <text:p>10.333909504</text:p>
              </table:table-cell>
              <table:table-cell office:value-type="float" office:value="0.0814358172423795">
                <text:p>0.0814358172423795</text:p>
              </table:table-cell>
              <table:table-cell office:value-type="float" office:value="-0.0208994744620546">
                <text:p>-0.02089947446205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385929216">
                <text:p>10.385929216</text:p>
              </table:table-cell>
              <table:table-cell office:value-type="float" office:value="0.0803486325999121">
                <text:p>0.0803486325999121</text:p>
              </table:table-cell>
              <table:table-cell office:value-type="float" office:value="0.00611526849566511">
                <text:p>0.006115268495665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438119424">
                <text:p>10.438119424</text:p>
              </table:table-cell>
              <table:table-cell office:value-type="float" office:value="0.0806677897346767">
                <text:p>0.0806677897346767</text:p>
              </table:table-cell>
              <table:table-cell office:value-type="float" office:value="-0.0149531308046037">
                <text:p>-0.01495313080460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489940224">
                <text:p>10.489940224</text:p>
              </table:table-cell>
              <table:table-cell office:value-type="float" office:value="0.0798929065338775">
                <text:p>0.0798929065338775</text:p>
              </table:table-cell>
              <table:table-cell office:value-type="float" office:value="0.00144591348607829">
                <text:p>0.001445913486078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59216">
                <text:p>10.59216</text:p>
              </table:table-cell>
              <table:table-cell office:value-type="float" office:value="0.0800407074865398">
                <text:p>0.0800407074865398</text:p>
              </table:table-cell>
              <table:table-cell office:value-type="float" office:value="-0.00845330440652919">
                <text:p>-0.008453304406529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644237312">
                <text:p>10.644237312</text:p>
              </table:table-cell>
              <table:table-cell office:value-type="float" office:value="0.07960048211553">
                <text:p>0.07960048211553</text:p>
              </table:table-cell>
              <table:table-cell office:value-type="float" office:value="0.0232191300551981">
                <text:p>0.02321913005519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698516224">
                <text:p>10.698516224</text:p>
              </table:table-cell>
              <table:table-cell office:value-type="float" office:value="0.0808607912325126">
                <text:p>0.0808607912325126</text:p>
              </table:table-cell>
              <table:table-cell office:value-type="float" office:value="-0.0529071375391247">
                <text:p>-0.05290713753912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800642304">
                <text:p>10.800642304</text:p>
              </table:table-cell>
              <table:table-cell office:value-type="float" office:value="0.075457592671621">
                <text:p>0.075457592671621</text:p>
              </table:table-cell>
              <table:table-cell office:value-type="float" office:value="-0.102994641447124">
                <text:p>-0.1029946414471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5292032">
                <text:p>10.85292032</text:p>
              </table:table-cell>
              <table:table-cell office:value-type="float" office:value="0.0700732371581339">
                <text:p>0.0700732371581339</text:p>
              </table:table-cell>
              <table:table-cell office:value-type="float" office:value="0.124628861783963">
                <text:p>0.12462886178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905037312">
                <text:p>10.905037312</text:p>
              </table:table-cell>
              <table:table-cell office:value-type="float" office:value="0.0765685185506978">
                <text:p>0.0765685185506978</text:p>
              </table:table-cell>
              <table:table-cell office:value-type="float" office:value="0.0296658376316708">
                <text:p>0.02966583763167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007086336">
                <text:p>11.007086336</text:p>
              </table:table-cell>
              <table:table-cell office:value-type="float" office:value="0.0795958883271523">
                <text:p>0.0795958883271523</text:p>
              </table:table-cell>
              <table:table-cell office:value-type="float" office:value="-0.0046471075737117">
                <text:p>-0.0046471075737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059363328">
                <text:p>11.059363328</text:p>
              </table:table-cell>
              <table:table-cell office:value-type="float" office:value="0.0793529515216982">
                <text:p>0.0793529515216982</text:p>
              </table:table-cell>
              <table:table-cell office:value-type="float" office:value="0.0168689879931202">
                <text:p>0.01686898799312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11067648">
                <text:p>11.11067648</text:p>
              </table:table-cell>
              <table:table-cell office:value-type="float" office:value="0.0802185524666754">
                <text:p>0.0802185524666754</text:p>
              </table:table-cell>
              <table:table-cell office:value-type="float" office:value="0.00173178418534951">
                <text:p>0.001731784185349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163894016">
                <text:p>11.163894016</text:p>
              </table:table-cell>
              <table:table-cell office:value-type="float" office:value="0.0803107137539035">
                <text:p>0.0803107137539035</text:p>
              </table:table-cell>
              <table:table-cell office:value-type="float" office:value="0.0131887093451892">
                <text:p>0.01318870934518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215624192">
                <text:p>11.215624192</text:p>
              </table:table-cell>
              <table:table-cell office:value-type="float" office:value="0.0809929680095429">
                <text:p>0.0809929680095429</text:p>
              </table:table-cell>
              <table:table-cell office:value-type="float" office:value="-0.0876116251831801">
                <text:p>-0.08761162518318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31780224">
                <text:p>11.31780224</text:p>
              </table:table-cell>
              <table:table-cell office:value-type="float" office:value="0.0720409831662179">
                <text:p>0.0720409831662179</text:p>
              </table:table-cell>
              <table:table-cell office:value-type="float" office:value="-0.315667594806689">
                <text:p>-0.3156675948066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370203648">
                <text:p>11.370203648</text:p>
              </table:table-cell>
              <table:table-cell office:value-type="float" office:value="0.055499556738374">
                <text:p>0.055499556738374</text:p>
              </table:table-cell>
              <table:table-cell office:value-type="float" office:value="0.0483773784983269">
                <text:p>0.04837737849832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422536192">
                <text:p>11.422536192</text:p>
              </table:table-cell>
              <table:table-cell office:value-type="float" office:value="0.0580312680272424">
                <text:p>0.0580312680272424</text:p>
              </table:table-cell>
              <table:table-cell office:value-type="float" office:value="0.405467590283574">
                <text:p>0.405467590283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47475328">
                <text:p>11.47475328</text:p>
              </table:table-cell>
              <table:table-cell office:value-type="float" office:value="0.0792036048702273">
                <text:p>0.0792036048702273</text:p>
              </table:table-cell>
              <table:table-cell office:value-type="float" office:value="0.00771271948528381">
                <text:p>0.007712719485283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576063488">
                <text:p>11.576063488</text:p>
              </table:table-cell>
              <table:table-cell office:value-type="float" office:value="0.0799849820855271">
                <text:p>0.0799849820855271</text:p>
              </table:table-cell>
              <table:table-cell office:value-type="float" office:value="-0.0148875732800939">
                <text:p>-0.01488757328009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627703296">
                <text:p>11.627703296</text:p>
              </table:table-cell>
              <table:table-cell office:value-type="float" office:value="0.0792161906597571">
                <text:p>0.0792161906597571</text:p>
              </table:table-cell>
              <table:table-cell office:value-type="float" office:value="0.0170074627872388">
                <text:p>0.01700746278723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679746304">
                <text:p>11.679746304</text:p>
              </table:table-cell>
              <table:table-cell office:value-type="float" office:value="0.0801013101816531">
                <text:p>0.0801013101816531</text:p>
              </table:table-cell>
              <table:table-cell office:value-type="float" office:value="-0.0610489683668651">
                <text:p>-0.06104896836686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734088192">
                <text:p>11.734088192</text:p>
              </table:table-cell>
              <table:table-cell office:value-type="float" office:value="0.0767837939801452">
                <text:p>0.0767837939801452</text:p>
              </table:table-cell>
              <table:table-cell office:value-type="float" office:value="-0.305053552365635">
                <text:p>-0.3050535523656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7876672">
                <text:p>11.7876672</text:p>
              </table:table-cell>
              <table:table-cell office:value-type="float" office:value="0.0604393272575185">
                <text:p>0.0604393272575185</text:p>
              </table:table-cell>
              <table:table-cell office:value-type="float" office:value="0.178248210180903">
                <text:p>0.1782482101809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840368384">
                <text:p>11.840368384</text:p>
              </table:table-cell>
              <table:table-cell office:value-type="float" office:value="0.069833218979933">
                <text:p>0.069833218979933</text:p>
              </table:table-cell>
              <table:table-cell office:value-type="float" office:value="0.0838469080956105">
                <text:p>0.0838469080956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94122496">
                <text:p>11.894122496</text:p>
              </table:table-cell>
              <table:table-cell office:value-type="float" office:value="0.0743403350685581">
                <text:p>0.0743403350685581</text:p>
              </table:table-cell>
              <table:table-cell office:value-type="float" office:value="-0.234986919660771">
                <text:p>-0.2349869196607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9464064">
                <text:p>11.9464064</text:p>
              </table:table-cell>
              <table:table-cell office:value-type="float" office:value="0.0620543015197588">
                <text:p>0.0620543015197588</text:p>
              </table:table-cell>
              <table:table-cell office:value-type="float" office:value="-0.85965901040852">
                <text:p>-0.85965901040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97892096">
                <text:p>11.997892096</text:p>
              </table:table-cell>
              <table:table-cell office:value-type="float" office:value="0.0177941590462047">
                <text:p>0.0177941590462047</text:p>
              </table:table-cell>
              <table:table-cell office:value-type="float" office:value="0.554837747375666">
                <text:p>0.5548377473756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100044544">
                <text:p>12.100044544</text:p>
              </table:table-cell>
              <table:table-cell office:value-type="float" office:value="0.0744721931834345">
                <text:p>0.0744721931834345</text:p>
              </table:table-cell>
              <table:table-cell office:value-type="float" office:value="0.11594456101143">
                <text:p>0.115944561011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151953408">
                <text:p>12.151953408</text:p>
              </table:table-cell>
              <table:table-cell office:value-type="float" office:value="0.0804907436325165">
                <text:p>0.0804907436325165</text:p>
              </table:table-cell>
              <table:table-cell office:value-type="float" office:value="-0.00406288817043019">
                <text:p>-0.00406288817043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204059648">
                <text:p>12.204059648</text:p>
              </table:table-cell>
              <table:table-cell office:value-type="float" office:value="0.0802790418064149">
                <text:p>0.0802790418064149</text:p>
              </table:table-cell>
              <table:table-cell office:value-type="float" office:value="0.00800163775608114">
                <text:p>0.008001637756081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257347072">
                <text:p>12.257347072</text:p>
              </table:table-cell>
              <table:table-cell office:value-type="float" office:value="0.0807054284702176">
                <text:p>0.0807054284702176</text:p>
              </table:table-cell>
              <table:table-cell office:value-type="float" office:value="0.00375689355441157">
                <text:p>0.003756893554411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309610496">
                <text:p>12.309610496</text:p>
              </table:table-cell>
              <table:table-cell office:value-type="float" office:value="0.0809017765909747">
                <text:p>0.0809017765909747</text:p>
              </table:table-cell>
              <table:table-cell office:value-type="float" office:value="-0.058637251425948">
                <text:p>-0.0586372514259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362228224">
                <text:p>12.362228224</text:p>
              </table:table-cell>
              <table:table-cell office:value-type="float" office:value="0.0778164176447766">
                <text:p>0.0778164176447766</text:p>
              </table:table-cell>
              <table:table-cell office:value-type="float" office:value="0.0614607526808077">
                <text:p>0.06146075268080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4143232">
                <text:p>12.4143232</text:p>
              </table:table-cell>
              <table:table-cell office:value-type="float" office:value="0.0810182140806251">
                <text:p>0.0810182140806251</text:p>
              </table:table-cell>
              <table:table-cell office:value-type="float" office:value="0.00616167082001075">
                <text:p>0.006161670820010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466641408">
                <text:p>12.466641408</text:p>
              </table:table-cell>
              <table:table-cell office:value-type="float" office:value="0.081340581656214">
                <text:p>0.081340581656214</text:p>
              </table:table-cell>
              <table:table-cell office:value-type="float" office:value="-0.0714953821650557">
                <text:p>-0.07149538216505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51883648">
                <text:p>12.51883648</text:p>
              </table:table-cell>
              <table:table-cell office:value-type="float" office:value="0.0776088750364414">
                <text:p>0.0776088750364414</text:p>
              </table:table-cell>
              <table:table-cell office:value-type="float" office:value="0.0430702871478972">
                <text:p>0.04307028714789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571063296">
                <text:p>12.571063296</text:p>
              </table:table-cell>
              <table:table-cell office:value-type="float" office:value="0.0798582989983818">
                <text:p>0.0798582989983818</text:p>
              </table:table-cell>
              <table:table-cell office:value-type="float" office:value="-0.131953128745735">
                <text:p>-0.1319531287457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6732544">
                <text:p>12.6732544</text:p>
              </table:table-cell>
              <table:table-cell office:value-type="float" office:value="0.0663738630956009">
                <text:p>0.0663738630956009</text:p>
              </table:table-cell>
              <table:table-cell office:value-type="float" office:value="-0.236904413798606">
                <text:p>-0.2369044137986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72533632">
                <text:p>12.72533632</text:p>
              </table:table-cell>
              <table:table-cell office:value-type="float" office:value="0.0540354263684952">
                <text:p>0.0540354263684952</text:p>
              </table:table-cell>
              <table:table-cell office:value-type="float" office:value="-0.801556352782882">
                <text:p>-0.801556352782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776720384">
                <text:p>12.776720384</text:p>
              </table:table-cell>
              <table:table-cell office:value-type="float" office:value="0.0128482034374926">
                <text:p>0.0128482034374926</text:p>
              </table:table-cell>
              <table:table-cell office:value-type="float" office:value="-0.143460584178374">
                <text:p>-0.1434605841783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828853248">
                <text:p>12.828853248</text:p>
              </table:table-cell>
              <table:table-cell office:value-type="float" office:value="0.00536919231316074">
                <text:p>0.00536919231316074</text:p>
              </table:table-cell>
              <table:table-cell office:value-type="float" office:value="0.142252688648327">
                <text:p>0.1422526886483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880863232">
                <text:p>12.880863232</text:p>
              </table:table-cell>
              <table:table-cell office:value-type="float" office:value="0.0127677523737172">
                <text:p>0.0127677523737172</text:p>
              </table:table-cell>
              <table:table-cell office:value-type="float" office:value="0.783586403118236">
                <text:p>0.7835864031182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93286144">
                <text:p>12.93286144</text:p>
              </table:table-cell>
              <table:table-cell office:value-type="float" office:value="0.0535128411490301">
                <text:p>0.0535128411490301</text:p>
              </table:table-cell>
              <table:table-cell office:value-type="float" office:value="0.398597694441601">
                <text:p>0.3985976944416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985041408">
                <text:p>12.985041408</text:p>
              </table:table-cell>
              <table:table-cell office:value-type="float" office:value="0.0743116560898669">
                <text:p>0.0743116560898669</text:p>
              </table:table-cell>
              <table:table-cell office:value-type="float" office:value="0.102751880561064">
                <text:p>0.1027518805610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037302272">
                <text:p>13.037302272</text:p>
              </table:table-cell>
              <table:table-cell office:value-type="float" office:value="0.079681558145613">
                <text:p>0.079681558145613</text:p>
              </table:table-cell>
              <table:table-cell office:value-type="float" office:value="-0.000931465199443764">
                <text:p>-0.0009314651994437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089493504">
                <text:p>13.089493504</text:p>
              </table:table-cell>
              <table:table-cell office:value-type="float" office:value="0.0796329438292889">
                <text:p>0.0796329438292889</text:p>
              </table:table-cell>
              <table:table-cell office:value-type="float" office:value="-0.0763106380114913">
                <text:p>-0.07631063801149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141567488">
                <text:p>13.141567488</text:p>
              </table:table-cell>
              <table:table-cell office:value-type="float" office:value="0.0756591448864486">
                <text:p>0.0756591448864486</text:p>
              </table:table-cell>
              <table:table-cell office:value-type="float" office:value="0.0450691858164282">
                <text:p>0.04506918581642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194439424">
                <text:p>13.194439424</text:p>
              </table:table-cell>
              <table:table-cell office:value-type="float" office:value="0.0780420399945069">
                <text:p>0.0780420399945069</text:p>
              </table:table-cell>
              <table:table-cell office:value-type="float" office:value="-0.00343119586911802">
                <text:p>-0.003431195869118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246550528">
                <text:p>13.246550528</text:p>
              </table:table-cell>
              <table:table-cell office:value-type="float" office:value="0.0778632365897269">
                <text:p>0.0778632365897269</text:p>
              </table:table-cell>
              <table:table-cell office:value-type="float" office:value="0.0563315293430599">
                <text:p>0.0563315293430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298203648">
                <text:p>13.298203648</text:p>
              </table:table-cell>
              <table:table-cell office:value-type="float" office:value="0.0807729358346676">
                <text:p>0.0807729358346676</text:p>
              </table:table-cell>
              <table:table-cell office:value-type="float" office:value="-0.0422454758082048">
                <text:p>-0.04224547580820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350020096">
                <text:p>13.350020096</text:p>
              </table:table-cell>
              <table:table-cell office:value-type="float" office:value="0.0785839253342164">
                <text:p>0.0785839253342164</text:p>
              </table:table-cell>
              <table:table-cell office:value-type="float" office:value="-0.013982224524452">
                <text:p>-0.0139822245244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402074112">
                <text:p>13.402074112</text:p>
              </table:table-cell>
              <table:table-cell office:value-type="float" office:value="0.077856094395105">
                <text:p>0.077856094395105</text:p>
              </table:table-cell>
              <table:table-cell office:value-type="float" office:value="-0.0171363531543835">
                <text:p>-0.0171363531543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454332416">
                <text:p>13.454332416</text:p>
              </table:table-cell>
              <table:table-cell office:value-type="float" office:value="0.0769605776425119">
                <text:p>0.0769605776425119</text:p>
              </table:table-cell>
              <table:table-cell office:value-type="float" office:value="0.0594882684096335">
                <text:p>0.05948826840963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505672192">
                <text:p>13.505672192</text:p>
              </table:table-cell>
              <table:table-cell office:value-type="float" office:value="0.0800146920172903">
                <text:p>0.0800146920172903</text:p>
              </table:table-cell>
              <table:table-cell office:value-type="float" office:value="0.0194429264360875">
                <text:p>0.0194429264360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55703936">
                <text:p>13.55703936</text:p>
              </table:table-cell>
              <table:table-cell office:value-type="float" office:value="0.0810134200859444">
                <text:p>0.0810134200859444</text:p>
              </table:table-cell>
              <table:table-cell office:value-type="float" office:value="-0.00918205631066067">
                <text:p>-0.009182056310660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608293376">
                <text:p>13.608293376</text:p>
              </table:table-cell>
              <table:table-cell office:value-type="float" office:value="0.0805428028248849">
                <text:p>0.0805428028248849</text:p>
              </table:table-cell>
              <table:table-cell office:value-type="float" office:value="-0.000685635830027658">
                <text:p>-0.0006856358300276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66198528">
                <text:p>13.66198528</text:p>
              </table:table-cell>
              <table:table-cell office:value-type="float" office:value="0.0805059897317201">
                <text:p>0.0805059897317201</text:p>
              </table:table-cell>
              <table:table-cell office:value-type="float" office:value="0.0171889455433559">
                <text:p>0.01718894554335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7140992">
                <text:p>13.7140992</text:p>
              </table:table-cell>
              <table:table-cell office:value-type="float" office:value="0.0814017730646509">
                <text:p>0.0814017730646509</text:p>
              </table:table-cell>
              <table:table-cell office:value-type="float" office:value="-0.112221646569865">
                <text:p>-0.1122216465698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663232">
                <text:p>13.7663232</text:p>
              </table:table-cell>
              <table:table-cell office:value-type="float" office:value="0.0755411097941864">
                <text:p>0.0755411097941864</text:p>
              </table:table-cell>
              <table:table-cell office:value-type="float" office:value="0.021027284362759">
                <text:p>0.0210272843627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86871552">
                <text:p>13.86871552</text:p>
              </table:table-cell>
              <table:table-cell office:value-type="float" office:value="0.0776941422233891">
                <text:p>0.0776941422233891</text:p>
              </table:table-cell>
              <table:table-cell office:value-type="float" office:value="0.0210231381984582">
                <text:p>0.02102313819845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920772608">
                <text:p>13.920772608</text:p>
              </table:table-cell>
              <table:table-cell office:value-type="float" office:value="0.0787885455786223">
                <text:p>0.0787885455786223</text:p>
              </table:table-cell>
              <table:table-cell office:value-type="float" office:value="-0.00312322450418868">
                <text:p>-0.003123224504188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972569344">
                <text:p>13.972569344</text:p>
              </table:table-cell>
              <table:table-cell office:value-type="float" office:value="0.0786267727435102">
                <text:p>0.0786267727435102</text:p>
              </table:table-cell>
              <table:table-cell office:value-type="float" office:value="0.0155216825803622">
                <text:p>0.01552168258036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07393024">
                <text:p>14.07393024</text:p>
              </table:table-cell>
              <table:table-cell office:value-type="float" office:value="0.0802000643972833">
                <text:p>0.0802000643972833</text:p>
              </table:table-cell>
              <table:table-cell office:value-type="float" office:value="-0.0386721990254083">
                <text:p>-0.0386721990254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125504256">
                <text:p>14.125504256</text:p>
              </table:table-cell>
              <table:table-cell office:value-type="float" office:value="0.0782055837859917">
                <text:p>0.0782055837859917</text:p>
              </table:table-cell>
              <table:table-cell office:value-type="float" office:value="0.0671275748415749">
                <text:p>0.06712757484157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176839424">
                <text:p>14.176839424</text:p>
              </table:table-cell>
              <table:table-cell office:value-type="float" office:value="0.0816515891179165">
                <text:p>0.0816515891179165</text:p>
              </table:table-cell>
              <table:table-cell office:value-type="float" office:value="-0.0136827707746206">
                <text:p>-0.0136827707746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228761344">
                <text:p>14.228761344</text:p>
              </table:table-cell>
              <table:table-cell office:value-type="float" office:value="0.0809411533883783">
                <text:p>0.0809411533883783</text:p>
              </table:table-cell>
              <table:table-cell office:value-type="float" office:value="-0.0428077967362111">
                <text:p>-0.04280779673621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281205504">
                <text:p>14.281205504</text:p>
              </table:table-cell>
              <table:table-cell office:value-type="float" office:value="0.0786961344470969">
                <text:p>0.0786961344470969</text:p>
              </table:table-cell>
              <table:table-cell office:value-type="float" office:value="0.00588141754322403">
                <text:p>0.005881417543224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332478464">
                <text:p>14.332478464</text:p>
              </table:table-cell>
              <table:table-cell office:value-type="float" office:value="0.078997692133534">
                <text:p>0.078997692133534</text:p>
              </table:table-cell>
              <table:table-cell office:value-type="float" office:value="-0.0691671631300225">
                <text:p>-0.0691671631300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383771648">
                <text:p>14.383771648</text:p>
              </table:table-cell>
              <table:table-cell office:value-type="float" office:value="0.0754498881083477">
                <text:p>0.0754498881083477</text:p>
              </table:table-cell>
              <table:table-cell office:value-type="float" office:value="-0.0286022147673205">
                <text:p>-0.02860221476732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435940352">
                <text:p>14.435940352</text:p>
              </table:table-cell>
              <table:table-cell office:value-type="float" office:value="0.0739577476324069">
                <text:p>0.0739577476324069</text:p>
              </table:table-cell>
              <table:table-cell office:value-type="float" office:value="-0.0742407836397666">
                <text:p>-0.07424078363976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89663488">
                <text:p>14.489663488</text:p>
              </table:table-cell>
              <table:table-cell office:value-type="float" office:value="0.0699692999161811">
                <text:p>0.0699692999161811</text:p>
              </table:table-cell>
              <table:table-cell office:value-type="float" office:value="-0.136059676492861">
                <text:p>-0.1360596764928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541763072">
                <text:p>14.541763072</text:p>
              </table:table-cell>
              <table:table-cell office:value-type="float" office:value="0.0628806473717287">
                <text:p>0.0628806473717287</text:p>
              </table:table-cell>
              <table:table-cell office:value-type="float" office:value="-0.115784929505734">
                <text:p>-0.115784929505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643807232">
                <text:p>14.643807232</text:p>
              </table:table-cell>
              <table:table-cell office:value-type="float" office:value="0.0510654714996568">
                <text:p>0.0510654714996568</text:p>
              </table:table-cell>
              <table:table-cell office:value-type="float" office:value="0.0621177077004629">
                <text:p>0.06211770770046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69598464">
                <text:p>14.69598464</text:p>
              </table:table-cell>
              <table:table-cell office:value-type="float" office:value="0.0543066124783686">
                <text:p>0.0543066124783686</text:p>
              </table:table-cell>
              <table:table-cell office:value-type="float" office:value="0.136899678174903">
                <text:p>0.1368996781749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74814336">
                <text:p>14.74814336</text:p>
              </table:table-cell>
              <table:table-cell office:value-type="float" office:value="0.0614471244603834">
                <text:p>0.0614471244603834</text:p>
              </table:table-cell>
              <table:table-cell office:value-type="float" office:value="-0.0652339415348843">
                <text:p>-0.06523394153488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800156416">
                <text:p>14.800156416</text:p>
              </table:table-cell>
              <table:table-cell office:value-type="float" office:value="0.0580541078062288">
                <text:p>0.0580541078062288</text:p>
              </table:table-cell>
              <table:table-cell office:value-type="float" office:value="0.354161853157841">
                <text:p>0.3541618531578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852419072">
                <text:p>14.852419072</text:p>
              </table:table-cell>
              <table:table-cell office:value-type="float" office:value="0.0765635469061401">
                <text:p>0.0765635469061401</text:p>
              </table:table-cell>
              <table:table-cell office:value-type="float" office:value="0.0704586358510585">
                <text:p>0.07045863585105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.90442624">
                <text:p>14.90442624</text:p>
              </table:table-cell>
              <table:table-cell office:value-type="float" office:value="0.0802279010178969">
                <text:p>0.0802279010178969</text:p>
              </table:table-cell>
              <table:table-cell office:value-type="float" office:value="-0.0116570826292777">
                <text:p>-0.01165708262927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95789312">
                <text:p>14.95789312</text:p>
              </table:table-cell>
              <table:table-cell office:value-type="float" office:value="0.0796046331798072">
                <text:p>0.0796046331798072</text:p>
              </table:table-cell>
              <table:table-cell office:value-type="float" office:value="-0.0489958040593674">
                <text:p>-0.04899580405936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00998528">
                <text:p>15.00998528</text:p>
              </table:table-cell>
              <table:table-cell office:value-type="float" office:value="0.077052335915418">
                <text:p>0.077052335915418</text:p>
              </table:table-cell>
              <table:table-cell office:value-type="float" office:value="-0.11178034189211">
                <text:p>-0.111780341892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62508544">
                <text:p>15.062508544</text:p>
              </table:table-cell>
              <table:table-cell office:value-type="float" office:value="0.0711812675082083">
                <text:p>0.0711812675082083</text:p>
              </table:table-cell>
              <table:table-cell office:value-type="float" office:value="-0.207788640208201">
                <text:p>-0.2077886402082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11456512">
                <text:p>15.11456512</text:p>
              </table:table-cell>
              <table:table-cell office:value-type="float" office:value="0.0603645023672735">
                <text:p>0.0603645023672735</text:p>
              </table:table-cell>
              <table:table-cell office:value-type="float" office:value="-0.151900707073014">
                <text:p>-0.1519007070730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16628736">
                <text:p>15.16628736</text:p>
              </table:table-cell>
              <table:table-cell office:value-type="float" office:value="0.0525078575398736">
                <text:p>0.0525078575398736</text:p>
              </table:table-cell>
              <table:table-cell office:value-type="float" office:value="0.0266694664595851">
                <text:p>0.02666946645958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21836032">
                <text:p>15.21836032</text:p>
              </table:table-cell>
              <table:table-cell office:value-type="float" office:value="0.0538966156000449">
                <text:p>0.0538966156000449</text:p>
              </table:table-cell>
              <table:table-cell office:value-type="float" office:value="0.111156622825507">
                <text:p>0.1111566228255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70719488">
                <text:p>15.270719488</text:p>
              </table:table-cell>
              <table:table-cell office:value-type="float" office:value="0.0597166838888783">
                <text:p>0.0597166838888783</text:p>
              </table:table-cell>
              <table:table-cell office:value-type="float" office:value="0.0285401038334016">
                <text:p>0.02854010383340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322805504">
                <text:p>15.322805504</text:p>
              </table:table-cell>
              <table:table-cell office:value-type="float" office:value="0.0612032241937866">
                <text:p>0.0612032241937866</text:p>
              </table:table-cell>
              <table:table-cell office:value-type="float" office:value="0.22175867103118">
                <text:p>0.221758671031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74101504">
                <text:p>15.374101504</text:p>
              </table:table-cell>
              <table:table-cell office:value-type="float" office:value="0.0725785569830018">
                <text:p>0.0725785569830018</text:p>
              </table:table-cell>
              <table:table-cell office:value-type="float" office:value="0.0347272070042922">
                <text:p>0.03472720700429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426197504">
                <text:p>15.426197504</text:p>
              </table:table-cell>
              <table:table-cell office:value-type="float" office:value="0.0743877055590974">
                <text:p>0.0743877055590974</text:p>
              </table:table-cell>
              <table:table-cell office:value-type="float" office:value="0.00182881133724113">
                <text:p>0.001828811337241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478372352">
                <text:p>15.478372352</text:p>
              </table:table-cell>
              <table:table-cell office:value-type="float" office:value="0.0744831235126386">
                <text:p>0.0744831235126386</text:p>
              </table:table-cell>
              <table:table-cell office:value-type="float" office:value="0.032578956102035">
                <text:p>0.0325789561020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53143424">
                <text:p>15.53143424</text:p>
              </table:table-cell>
              <table:table-cell office:value-type="float" office:value="0.0762118244324817">
                <text:p>0.0762118244324817</text:p>
              </table:table-cell>
              <table:table-cell office:value-type="float" office:value="-0.134096542235628">
                <text:p>-0.1340965422356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583515648">
                <text:p>15.583515648</text:p>
              </table:table-cell>
              <table:table-cell office:value-type="float" office:value="0.0692278877049188">
                <text:p>0.0692278877049188</text:p>
              </table:table-cell>
              <table:table-cell office:value-type="float" office:value="0.0241101444938393">
                <text:p>0.02411014449383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637053952">
                <text:p>15.637053952</text:p>
              </table:table-cell>
              <table:table-cell office:value-type="float" office:value="0.0705187039503139">
                <text:p>0.0705187039503139</text:p>
              </table:table-cell>
              <table:table-cell office:value-type="float" office:value="0.0267500678019943">
                <text:p>0.02675006780199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689096192">
                <text:p>15.689096192</text:p>
              </table:table-cell>
              <table:table-cell office:value-type="float" office:value="0.0719108373988816">
                <text:p>0.0719108373988816</text:p>
              </table:table-cell>
              <table:table-cell office:value-type="float" office:value="-0.121322109560712">
                <text:p>-0.1213221095607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741306368">
                <text:p>15.741306368</text:p>
              </table:table-cell>
              <table:table-cell office:value-type="float" office:value="0.0655765887060254">
                <text:p>0.0655765887060254</text:p>
              </table:table-cell>
              <table:table-cell office:value-type="float" office:value="0.0158641901712356">
                <text:p>0.01586419017123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793396224">
                <text:p>15.793396224</text:p>
              </table:table-cell>
              <table:table-cell office:value-type="float" office:value="0.0664029520876017">
                <text:p>0.0664029520876017</text:p>
              </table:table-cell>
              <table:table-cell office:value-type="float" office:value="0.181183384872173">
                <text:p>0.1811833848721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845554688">
                <text:p>15.845554688</text:p>
              </table:table-cell>
              <table:table-cell office:value-type="float" office:value="0.0758531991448553">
                <text:p>0.0758531991448553</text:p>
              </table:table-cell>
              <table:table-cell office:value-type="float" office:value="0.0417484165170144">
                <text:p>0.04174841651701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900594176">
                <text:p>15.900594176</text:p>
              </table:table-cell>
              <table:table-cell office:value-type="float" office:value="0.0781510106147625">
                <text:p>0.0781510106147625</text:p>
              </table:table-cell>
              <table:table-cell office:value-type="float" office:value="0.02509154487039">
                <text:p>0.025091544870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952685568">
                <text:p>15.952685568</text:p>
              </table:table-cell>
              <table:table-cell office:value-type="float" office:value="0.0794580641144916">
                <text:p>0.0794580641144916</text:p>
              </table:table-cell>
              <table:table-cell office:value-type="float" office:value="0.00697904531670093">
                <text:p>0.006979045316700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004867072">
                <text:p>16.004867072</text:p>
              </table:table-cell>
              <table:table-cell office:value-type="float" office:value="0.0798222411956012">
                <text:p>0.0798222411956012</text:p>
              </table:table-cell>
              <table:table-cell office:value-type="float" office:value="-0.00847223032980633">
                <text:p>-0.008472230329806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057022464">
                <text:p>16.057022464</text:p>
              </table:table-cell>
              <table:table-cell office:value-type="float" office:value="0.0793803687016358">
                <text:p>0.0793803687016358</text:p>
              </table:table-cell>
              <table:table-cell office:value-type="float" office:value="-0.00572053169726297">
                <text:p>-0.005720531697262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109265408">
                <text:p>16.109265408</text:p>
              </table:table-cell>
              <table:table-cell office:value-type="float" office:value="0.0790815112845255">
                <text:p>0.0790815112845255</text:p>
              </table:table-cell>
              <table:table-cell office:value-type="float" office:value="-0.24680463396766">
                <text:p>-0.246804633967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168452608">
                <text:p>16.168452608</text:p>
              </table:table-cell>
              <table:table-cell office:value-type="float" office:value="0.0644738360529548">
                <text:p>0.0644738360529548</text:p>
              </table:table-cell>
              <table:table-cell office:value-type="float" office:value="-0.151402565650912">
                <text:p>-0.1514025656509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2198912">
                <text:p>16.2198912</text:p>
              </table:table-cell>
              <table:table-cell office:value-type="float" office:value="0.0566859012506848">
                <text:p>0.0566859012506848</text:p>
              </table:table-cell>
              <table:table-cell office:value-type="float" office:value="0.106058525958301">
                <text:p>0.1060585259583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271971328">
                <text:p>16.271971328</text:p>
              </table:table-cell>
              <table:table-cell office:value-type="float" office:value="0.0622094428580845">
                <text:p>0.0622094428580845</text:p>
              </table:table-cell>
              <table:table-cell office:value-type="float" office:value="0.333203097323978">
                <text:p>0.3332030973239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32331008">
                <text:p>16.32331008</text:p>
              </table:table-cell>
              <table:table-cell office:value-type="float" office:value="0.0793156740372331">
                <text:p>0.0793156740372331</text:p>
              </table:table-cell>
              <table:table-cell office:value-type="float" office:value="0.0237205399853673">
                <text:p>0.02372053998536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.37465344">
                <text:p>16.37465344</text:p>
              </table:table-cell>
              <table:table-cell office:value-type="float" office:value="0.0805335662610961">
                <text:p>0.0805335662610961</text:p>
              </table:table-cell>
              <table:table-cell office:value-type="float" office:value="-0.0163235262278182">
                <text:p>-0.01632352622781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.426092032">
                <text:p>16.426092032</text:p>
              </table:table-cell>
              <table:table-cell office:value-type="float" office:value="0.0796939070554621">
                <text:p>0.0796939070554621</text:p>
              </table:table-cell>
              <table:table-cell office:value-type="float" office:value="-0.0255004994566155">
                <text:p>-0.02550049945661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478018304">
                <text:p>16.478018304</text:p>
              </table:table-cell>
              <table:table-cell office:value-type="float" office:value="0.0783697611845419">
                <text:p>0.0783697611845419</text:p>
              </table:table-cell>
              <table:table-cell office:value-type="float" office:value="0.05049791595739">
                <text:p>0.050497915957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529796608">
                <text:p>16.529796608</text:p>
              </table:table-cell>
              <table:table-cell office:value-type="float" office:value="0.0809844576283501">
                <text:p>0.0809844576283501</text:p>
              </table:table-cell>
              <table:table-cell office:value-type="float" office:value="-0.0439764874872256">
                <text:p>-0.0439764874872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.58212352">
                <text:p>16.58212352</text:p>
              </table:table-cell>
              <table:table-cell office:value-type="float" office:value="0.078683303837537">
                <text:p>0.078683303837537</text:p>
              </table:table-cell>
              <table:table-cell office:value-type="float" office:value="-0.0722176085431549">
                <text:p>-0.07221760854315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.684198144">
                <text:p>16.684198144</text:p>
              </table:table-cell>
              <table:table-cell office:value-type="float" office:value="0.0713117185993153">
                <text:p>0.0713117185993153</text:p>
              </table:table-cell>
              <table:table-cell office:value-type="float" office:value="-0.0349935508714861">
                <text:p>-0.03499355087148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.737580544">
                <text:p>16.737580544</text:p>
              </table:table-cell>
              <table:table-cell office:value-type="float" office:value="0.0694436788692732">
                <text:p>0.0694436788692732</text:p>
              </table:table-cell>
              <table:table-cell office:value-type="float" office:value="0.0250528738351471">
                <text:p>0.02505287383514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.789210112">
                <text:p>16.789210112</text:p>
              </table:table-cell>
              <table:table-cell office:value-type="float" office:value="0.0707371479225404">
                <text:p>0.0707371479225404</text:p>
              </table:table-cell>
              <table:table-cell office:value-type="float" office:value="-0.0543772337035749">
                <text:p>-0.05437723370357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.841423872">
                <text:p>16.841423872</text:p>
              </table:table-cell>
              <table:table-cell office:value-type="float" office:value="0.0678979080924782">
                <text:p>0.0678979080924782</text:p>
              </table:table-cell>
              <table:table-cell office:value-type="float" office:value="0.0128442680836162">
                <text:p>0.0128442680836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94318208">
                <text:p>16.94318208</text:p>
              </table:table-cell>
              <table:table-cell office:value-type="float" office:value="0.0692049177957386">
                <text:p>0.0692049177957386</text:p>
              </table:table-cell>
              <table:table-cell office:value-type="float" office:value="0.100068322506324">
                <text:p>0.1000683225063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.994683392">
                <text:p>16.994683392</text:p>
              </table:table-cell>
              <table:table-cell office:value-type="float" office:value="0.0743585676944537">
                <text:p>0.0743585676944537</text:p>
              </table:table-cell>
              <table:table-cell office:value-type="float" office:value="0.120835589163472">
                <text:p>0.1208355891634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046137344">
                <text:p>17.046137344</text:p>
              </table:table-cell>
              <table:table-cell office:value-type="float" office:value="0.0805760362991626">
                <text:p>0.0805760362991626</text:p>
              </table:table-cell>
              <table:table-cell office:value-type="float" office:value="-0.00300760989960945">
                <text:p>-0.003007609899609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0989312">
                <text:p>17.0989312</text:p>
              </table:table-cell>
              <table:table-cell office:value-type="float" office:value="0.0804172529752185">
                <text:p>0.0804172529752185</text:p>
              </table:table-cell>
              <table:table-cell office:value-type="float" office:value="-0.121468287312463">
                <text:p>-0.1214682873124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150933504">
                <text:p>17.150933504</text:p>
              </table:table-cell>
              <table:table-cell office:value-type="float" office:value="0.0741006221720366">
                <text:p>0.0741006221720366</text:p>
              </table:table-cell>
              <table:table-cell office:value-type="float" office:value="-0.101318194246441">
                <text:p>-0.1013181942464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202368256">
                <text:p>17.202368256</text:p>
              </table:table-cell>
              <table:table-cell office:value-type="float" office:value="0.0688893459778832">
                <text:p>0.0688893459778832</text:p>
              </table:table-cell>
              <table:table-cell office:value-type="float" office:value="0.109168880455824">
                <text:p>0.1091688804558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254477312">
                <text:p>17.254477312</text:p>
              </table:table-cell>
              <table:table-cell office:value-type="float" office:value="0.0745780332830134">
                <text:p>0.0745780332830134</text:p>
              </table:table-cell>
              <table:table-cell office:value-type="float" office:value="0.106000250244168">
                <text:p>0.1060002502441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30670336">
                <text:p>17.30670336</text:p>
              </table:table-cell>
              <table:table-cell office:value-type="float" office:value="0.0801140074402771">
                <text:p>0.0801140074402771</text:p>
              </table:table-cell>
              <table:table-cell office:value-type="float" office:value="0.0143036946858256">
                <text:p>0.01430369468582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58066176">
                <text:p>17.358066176</text:p>
              </table:table-cell>
              <table:table-cell office:value-type="float" office:value="0.0808486854785453">
                <text:p>0.0808486854785453</text:p>
              </table:table-cell>
              <table:table-cell office:value-type="float" office:value="-0.0404601755230948">
                <text:p>-0.04046017552309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098304">
                <text:p>17.4098304</text:p>
              </table:table-cell>
              <table:table-cell office:value-type="float" office:value="0.0787542958896885">
                <text:p>0.0787542958896885</text:p>
              </table:table-cell>
              <table:table-cell office:value-type="float" office:value="0.035586497942644">
                <text:p>0.0355864979426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46254848">
                <text:p>17.46254848</text:p>
              </table:table-cell>
              <table:table-cell office:value-type="float" office:value="0.0806303477351487">
                <text:p>0.0806303477351487</text:p>
              </table:table-cell>
              <table:table-cell office:value-type="float" office:value="0.0106451763173668">
                <text:p>0.01064517631736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14082304">
                <text:p>17.514082304</text:p>
              </table:table-cell>
              <table:table-cell office:value-type="float" office:value="0.0811789343779369">
                <text:p>0.0811789343779369</text:p>
              </table:table-cell>
              <table:table-cell office:value-type="float" office:value="-0.0508088104747719">
                <text:p>-0.05080881047477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566565376">
                <text:p>17.566565376</text:p>
              </table:table-cell>
              <table:table-cell office:value-type="float" office:value="0.0785123319195552">
                <text:p>0.0785123319195552</text:p>
              </table:table-cell>
              <table:table-cell office:value-type="float" office:value="-0.0326015831036371">
                <text:p>-0.03260158310363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668727296">
                <text:p>17.668727296</text:p>
              </table:table-cell>
              <table:table-cell office:value-type="float" office:value="0.0751816915946481">
                <text:p>0.0751816915946481</text:p>
              </table:table-cell>
              <table:table-cell office:value-type="float" office:value="-0.336216341997513">
                <text:p>-0.3362163419975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.72085632">
                <text:p>17.72085632</text:p>
              </table:table-cell>
              <table:table-cell office:value-type="float" office:value="0.0576550618334678">
                <text:p>0.0576550618334678</text:p>
              </table:table-cell>
              <table:table-cell office:value-type="float" office:value="-0.557606030442156">
                <text:p>-0.5576060304421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.773201408">
                <text:p>17.773201408</text:p>
              </table:table-cell>
              <table:table-cell office:value-type="float" office:value="0.0284671251006409">
                <text:p>0.0284671251006409</text:p>
              </table:table-cell>
              <table:table-cell office:value-type="float" office:value="-0.0361337405847501">
                <text:p>-0.03613374058475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.825384448">
                <text:p>17.825384448</text:p>
              </table:table-cell>
              <table:table-cell office:value-type="float" office:value="0.0265815566703573">
                <text:p>0.0265815566703573</text:p>
              </table:table-cell>
              <table:table-cell office:value-type="float" office:value="0.942115264698833">
                <text:p>0.9421152646988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.876983296">
                <text:p>17.876983296</text:p>
              </table:table-cell>
              <table:table-cell office:value-type="float" office:value="0.0751936190120333">
                <text:p>0.0751936190120333</text:p>
              </table:table-cell>
              <table:table-cell office:value-type="float" office:value="0.103195486289389">
                <text:p>0.1031954862893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.92920832">
                <text:p>17.92920832</text:p>
              </table:table-cell>
              <table:table-cell office:value-type="float" office:value="0.0805830057601881">
                <text:p>0.0805830057601881</text:p>
              </table:table-cell>
              <table:table-cell office:value-type="float" office:value="0.00175655169141273">
                <text:p>0.001756551691412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.981411328">
                <text:p>17.981411328</text:p>
              </table:table-cell>
              <table:table-cell office:value-type="float" office:value="0.0806747030421873">
                <text:p>0.0806747030421873</text:p>
              </table:table-cell>
              <table:table-cell office:value-type="float" office:value="-0.0432631505285643">
                <text:p>-0.04326315052856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035111424">
                <text:p>18.035111424</text:p>
              </table:table-cell>
              <table:table-cell office:value-type="float" office:value="0.078351467705541">
                <text:p>0.078351467705541</text:p>
              </table:table-cell>
              <table:table-cell office:value-type="float" office:value="0.0392842170522701">
                <text:p>0.03928421705227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087158016">
                <text:p>18.087158016</text:p>
              </table:table-cell>
              <table:table-cell office:value-type="float" office:value="0.0803960773224999">
                <text:p>0.0803960773224999</text:p>
              </table:table-cell>
              <table:table-cell office:value-type="float" office:value="-0.0608573277406132">
                <text:p>-0.06085732774061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139107328">
                <text:p>18.139107328</text:p>
              </table:table-cell>
              <table:table-cell office:value-type="float" office:value="0.0772345810162165">
                <text:p>0.0772345810162165</text:p>
              </table:table-cell>
              <table:table-cell office:value-type="float" office:value="0.0675192129928302">
                <text:p>0.06751921299283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19138816">
                <text:p>18.19138816</text:p>
              </table:table-cell>
              <table:table-cell office:value-type="float" office:value="0.0807645416474669">
                <text:p>0.0807645416474669</text:p>
              </table:table-cell>
              <table:table-cell office:value-type="float" office:value="-0.0157380106784947">
                <text:p>-0.01573801067849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24374144">
                <text:p>18.24374144</text:p>
              </table:table-cell>
              <table:table-cell office:value-type="float" office:value="0.0799406051677727">
                <text:p>0.0799406051677727</text:p>
              </table:table-cell>
              <table:table-cell office:value-type="float" office:value="-0.00157333322538917">
                <text:p>-0.001573333225389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297352192">
                <text:p>18.297352192</text:p>
              </table:table-cell>
              <table:table-cell office:value-type="float" office:value="0.079856257590413">
                <text:p>0.079856257590413</text:p>
              </table:table-cell>
              <table:table-cell office:value-type="float" office:value="-0.00954178871137212">
                <text:p>-0.009541788711372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349541376">
                <text:p>18.349541376</text:p>
              </table:table-cell>
              <table:table-cell office:value-type="float" office:value="0.0793582794236661">
                <text:p>0.0793582794236661</text:p>
              </table:table-cell>
              <table:table-cell office:value-type="float" office:value="0.0141232299363875">
                <text:p>0.0141232299363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401819648">
                <text:p>18.401819648</text:p>
              </table:table-cell>
              <table:table-cell office:value-type="float" office:value="0.0800966174797991">
                <text:p>0.0800966174797991</text:p>
              </table:table-cell>
              <table:table-cell office:value-type="float" office:value="0.00589614297285921">
                <text:p>0.005896142972859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45328128">
                <text:p>18.45328128</text:p>
              </table:table-cell>
              <table:table-cell office:value-type="float" office:value="0.0804000426196878">
                <text:p>0.0804000426196878</text:p>
              </table:table-cell>
              <table:table-cell office:value-type="float" office:value="0.00319168051399458">
                <text:p>0.003191680513994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50540928">
                <text:p>18.50540928</text:p>
              </table:table-cell>
              <table:table-cell office:value-type="float" office:value="0.0805664185415213">
                <text:p>0.0805664185415213</text:p>
              </table:table-cell>
              <table:table-cell office:value-type="float" office:value="-0.139507670210998">
                <text:p>-0.1395076702109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556788224">
                <text:p>18.556788224</text:p>
              </table:table-cell>
              <table:table-cell office:value-type="float" office:value="0.07339866176618">
                <text:p>0.07339866176618</text:p>
              </table:table-cell>
              <table:table-cell office:value-type="float" office:value="-0.389778497237161">
                <text:p>-0.3897784972371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608247296">
                <text:p>18.608247296</text:p>
              </table:table-cell>
              <table:table-cell office:value-type="float" office:value="0.0533410220128011">
                <text:p>0.0533410220128011</text:p>
              </table:table-cell>
              <table:table-cell office:value-type="float" office:value="-1.00722530964237">
                <text:p>-1.007225309642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659991296">
                <text:p>18.659991296</text:p>
              </table:table-cell>
              <table:table-cell office:value-type="float" office:value="0.00122315559066713">
                <text:p>0.00122315559066713</text:p>
              </table:table-cell>
              <table:table-cell office:value-type="float" office:value="0.0941629462412101">
                <text:p>0.09416294624121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618624">
                <text:p>18.7618624</text:p>
              </table:table-cell>
              <table:table-cell office:value-type="float" office:value="0.0108156388801519">
                <text:p>0.0108156388801519</text:p>
              </table:table-cell>
              <table:table-cell office:value-type="float" office:value="0.778029014944037">
                <text:p>0.7780290149440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814166528">
                <text:p>18.814166528</text:p>
              </table:table-cell>
              <table:table-cell office:value-type="float" office:value="0.0515097680654983">
                <text:p>0.0515097680654983</text:p>
              </table:table-cell>
              <table:table-cell office:value-type="float" office:value="0.399435944963749">
                <text:p>0.3994359449637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86623616">
                <text:p>18.86623616</text:p>
              </table:table-cell>
              <table:table-cell office:value-type="float" office:value="0.0723082507273323">
                <text:p>0.0723082507273323</text:p>
              </table:table-cell>
              <table:table-cell office:value-type="float" office:value="0.177428279285789">
                <text:p>0.1774282792857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917941504">
                <text:p>18.917941504</text:p>
              </table:table-cell>
              <table:table-cell office:value-type="float" office:value="0.0814822409431325">
                <text:p>0.0814822409431325</text:p>
              </table:table-cell>
              <table:table-cell office:value-type="float" office:value="-0.0709642366831218">
                <text:p>-0.07096423668312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970092544">
                <text:p>18.970092544</text:p>
              </table:table-cell>
              <table:table-cell office:value-type="float" office:value="0.0777813821973016">
                <text:p>0.0777813821973016</text:p>
              </table:table-cell>
              <table:table-cell office:value-type="float" office:value="0.0150092537506582">
                <text:p>0.01500925375065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072233216">
                <text:p>19.072233216</text:p>
              </table:table-cell>
              <table:table-cell office:value-type="float" office:value="0.0793144374616124">
                <text:p>0.0793144374616124</text:p>
              </table:table-cell>
              <table:table-cell office:value-type="float" office:value="-0.0131568152368061">
                <text:p>-0.01315681523680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12373248">
                <text:p>19.12373248</text:p>
              </table:table-cell>
              <table:table-cell office:value-type="float" office:value="0.0786368711603329">
                <text:p>0.0786368711603329</text:p>
              </table:table-cell>
              <table:table-cell office:value-type="float" office:value="-0.373861423907637">
                <text:p>-0.3738614239076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1755072">
                <text:p>19.1755072</text:p>
              </table:table-cell>
              <table:table-cell office:value-type="float" office:value="0.0592803006187133">
                <text:p>0.0592803006187133</text:p>
              </table:table-cell>
              <table:table-cell office:value-type="float" office:value="-0.27283432767483">
                <text:p>-0.272834327674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227833344">
                <text:p>19.227833344</text:p>
              </table:table-cell>
              <table:table-cell office:value-type="float" office:value="0.0450039323006574">
                <text:p>0.0450039323006574</text:p>
              </table:table-cell>
              <table:table-cell office:value-type="float" office:value="0.338608585428303">
                <text:p>0.3386085854283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27986944">
                <text:p>19.27986944</text:p>
              </table:table-cell>
              <table:table-cell office:value-type="float" office:value="0.0626238011584294">
                <text:p>0.0626238011584294</text:p>
              </table:table-cell>
              <table:table-cell office:value-type="float" office:value="0.185841703806368">
                <text:p>0.1858417038063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331527424">
                <text:p>19.331527424</text:p>
              </table:table-cell>
              <table:table-cell office:value-type="float" office:value="0.0722240089201912">
                <text:p>0.0722240089201912</text:p>
              </table:table-cell>
              <table:table-cell office:value-type="float" office:value="0.0393894609031617">
                <text:p>0.03938946090316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382952448">
                <text:p>19.382952448</text:p>
              </table:table-cell>
              <table:table-cell office:value-type="float" office:value="0.0742496128924834">
                <text:p>0.0742496128924834</text:p>
              </table:table-cell>
              <table:table-cell office:value-type="float" office:value="-0.0325402085953876">
                <text:p>-0.03254020859538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43520256">
                <text:p>19.43520256</text:p>
              </table:table-cell>
              <table:table-cell office:value-type="float" office:value="0.072549383348871">
                <text:p>0.072549383348871</text:p>
              </table:table-cell>
              <table:table-cell office:value-type="float" office:value="-0.0409646373432601">
                <text:p>-0.04096463734326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487373312">
                <text:p>19.487373312</text:p>
              </table:table-cell>
              <table:table-cell office:value-type="float" office:value="0.0704122274132658">
                <text:p>0.0704122274132658</text:p>
              </table:table-cell>
              <table:table-cell office:value-type="float" office:value="0.0335629426441293">
                <text:p>0.03356294264412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539432448">
                <text:p>19.539432448</text:p>
              </table:table-cell>
              <table:table-cell office:value-type="float" office:value="0.0721594852089366">
                <text:p>0.0721594852089366</text:p>
              </table:table-cell>
              <table:table-cell office:value-type="float" office:value="0.0235785705750269">
                <text:p>0.02357857057502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641570304">
                <text:p>19.641570304</text:p>
              </table:table-cell>
              <table:table-cell office:value-type="float" office:value="0.0745677498550146">
                <text:p>0.0745677498550146</text:p>
              </table:table-cell>
              <table:table-cell office:value-type="float" office:value="-0.0193049652754706">
                <text:p>-0.01930496527547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69450752">
                <text:p>19.69450752</text:p>
              </table:table-cell>
              <table:table-cell office:value-type="float" office:value="0.0735457987383545">
                <text:p>0.0735457987383545</text:p>
              </table:table-cell>
              <table:table-cell office:value-type="float" office:value="-0.611557778925654">
                <text:p>-0.6115577789256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746626304">
                <text:p>19.746626304</text:p>
              </table:table-cell>
              <table:table-cell office:value-type="float" office:value="0.041672150955008">
                <text:p>0.041672150955008</text:p>
              </table:table-cell>
              <table:table-cell office:value-type="float" office:value="-0.0510137471205818">
                <text:p>-0.05101374712058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8489472">
                <text:p>19.8489472</text:p>
              </table:table-cell>
              <table:table-cell office:value-type="float" office:value="0.0364523786413127">
                <text:p>0.0364523786413127</text:p>
              </table:table-cell>
              <table:table-cell office:value-type="float" office:value="0.252455721333766">
                <text:p>0.2524557213337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901590528">
                <text:p>19.901590528</text:p>
              </table:table-cell>
              <table:table-cell office:value-type="float" office:value="0.0497424879849623">
                <text:p>0.0497424879849623</text:p>
              </table:table-cell>
              <table:table-cell office:value-type="float" office:value="0.55095618560999">
                <text:p>0.55095618560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953275392">
                <text:p>19.953275392</text:p>
              </table:table-cell>
              <table:table-cell office:value-type="float" office:value="0.0782185835081746">
                <text:p>0.0782185835081746</text:p>
              </table:table-cell>
              <table:table-cell office:value-type="float" office:value="0.0217817986391137">
                <text:p>0.02178179863911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005521408">
                <text:p>20.005521408</text:p>
              </table:table-cell>
              <table:table-cell office:value-type="float" office:value="0.0793565957083824">
                <text:p>0.0793565957083824</text:p>
              </table:table-cell>
              <table:table-cell office:value-type="float" office:value="0.0246719616165813">
                <text:p>0.02467196161658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057600256">
                <text:p>20.057600256</text:p>
              </table:table-cell>
              <table:table-cell office:value-type="float" office:value="0.0806414830472742">
                <text:p>0.0806414830472742</text:p>
              </table:table-cell>
              <table:table-cell office:value-type="float" office:value="0.0129806673145943">
                <text:p>0.01298066731459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109726976">
                <text:p>20.109726976</text:p>
              </table:table-cell>
              <table:table-cell office:value-type="float" office:value="0.0813181226577952">
                <text:p>0.0813181226577952</text:p>
              </table:table-cell>
              <table:table-cell office:value-type="float" office:value="-0.00726234730074084">
                <text:p>-0.00726234730074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162823424">
                <text:p>20.162823424</text:p>
              </table:table-cell>
              <table:table-cell office:value-type="float" office:value="0.0809325178119835">
                <text:p>0.0809325178119835</text:p>
              </table:table-cell>
              <table:table-cell office:value-type="float" office:value="0.00452607679675774">
                <text:p>0.004526076796757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214951424">
                <text:p>20.214951424</text:p>
              </table:table-cell>
              <table:table-cell office:value-type="float" office:value="0.0811684531432449">
                <text:p>0.0811684531432449</text:p>
              </table:table-cell>
              <table:table-cell office:value-type="float" office:value="-0.000295433895217562">
                <text:p>-0.00029543389521756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267054336">
                <text:p>20.267054336</text:p>
              </table:table-cell>
              <table:table-cell office:value-type="float" office:value="0.0811530601770005">
                <text:p>0.0811530601770005</text:p>
              </table:table-cell>
              <table:table-cell office:value-type="float" office:value="-0.0153339383758719">
                <text:p>-0.01533393837587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3191744">
                <text:p>20.3191744</text:p>
              </table:table-cell>
              <table:table-cell office:value-type="float" office:value="0.080353854327478">
                <text:p>0.080353854327478</text:p>
              </table:table-cell>
              <table:table-cell office:value-type="float" office:value="-0.000732396856863569">
                <text:p>-0.0007323968568635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371504384">
                <text:p>20.371504384</text:p>
              </table:table-cell>
              <table:table-cell office:value-type="float" office:value="0.0803155280116767">
                <text:p>0.0803155280116767</text:p>
              </table:table-cell>
              <table:table-cell office:value-type="float" office:value="-0.000725973480590834">
                <text:p>-0.0007259734805908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42407424">
                <text:p>20.42407424</text:p>
              </table:table-cell>
              <table:table-cell office:value-type="float" office:value="0.0802773636903422">
                <text:p>0.0802773636903422</text:p>
              </table:table-cell>
              <table:table-cell office:value-type="float" office:value="-0.00102700751123787">
                <text:p>-0.001027007511237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476144384">
                <text:p>20.476144384</text:p>
              </table:table-cell>
              <table:table-cell office:value-type="float" office:value="0.080223887261343">
                <text:p>0.080223887261343</text:p>
              </table:table-cell>
              <table:table-cell office:value-type="float" office:value="-0.0884785026779638">
                <text:p>-0.08847850267796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527980544">
                <text:p>20.527980544</text:p>
              </table:table-cell>
              <table:table-cell office:value-type="float" office:value="0.0756375014399676">
                <text:p>0.0756375014399676</text:p>
              </table:table-cell>
              <table:table-cell office:value-type="float" office:value="-0.386723556279294">
                <text:p>-0.3867235562792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63094016">
                <text:p>20.63094016</text:p>
              </table:table-cell>
              <table:table-cell office:value-type="float" office:value="0.0358205925872972">
                <text:p>0.0358205925872972</text:p>
              </table:table-cell>
              <table:table-cell office:value-type="float" office:value="-0.60983173907466">
                <text:p>-0.609831739074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683128576">
                <text:p>20.683128576</text:p>
              </table:table-cell>
              <table:table-cell office:value-type="float" office:value="0.00399444009846548">
                <text:p>0.00399444009846548</text:p>
              </table:table-cell>
              <table:table-cell office:value-type="float" office:value="-0.0192152943046771">
                <text:p>-0.01921529430467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735252224">
                <text:p>20.735252224</text:p>
              </table:table-cell>
              <table:table-cell office:value-type="float" office:value="0.00299286886191211">
                <text:p>0.00299286886191211</text:p>
              </table:table-cell>
              <table:table-cell office:value-type="float" office:value="0.12132249187114">
                <text:p>0.121322491871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78743936">
                <text:p>20.78743936</text:p>
              </table:table-cell>
              <table:table-cell office:value-type="float" office:value="0.00932434224505028">
                <text:p>0.00932434224505028</text:p>
              </table:table-cell>
              <table:table-cell office:value-type="float" office:value="1.02598379859312">
                <text:p>1.025983798593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839008256">
                <text:p>20.839008256</text:p>
              </table:table-cell>
              <table:table-cell office:value-type="float" office:value="0.0622331940523832">
                <text:p>0.0622331940523832</text:p>
              </table:table-cell>
              <table:table-cell office:value-type="float" office:value="0.272343866000772">
                <text:p>0.2723438660007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89053824">
                <text:p>20.89053824</text:p>
              </table:table-cell>
              <table:table-cell office:value-type="float" office:value="0.0762670691099016">
                <text:p>0.0762670691099016</text:p>
              </table:table-cell>
              <table:table-cell office:value-type="float" office:value="-0.152145935467614">
                <text:p>-0.1521459354676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942618112">
                <text:p>20.942618112</text:p>
              </table:table-cell>
              <table:table-cell office:value-type="float" office:value="0.068343328265428">
                <text:p>0.068343328265428</text:p>
              </table:table-cell>
              <table:table-cell office:value-type="float" office:value="-0.160523754903784">
                <text:p>-0.1605237549037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99588736">
                <text:p>20.99588736</text:p>
              </table:table-cell>
              <table:table-cell office:value-type="float" office:value="0.0597923485555672">
                <text:p>0.0597923485555672</text:p>
              </table:table-cell>
              <table:table-cell office:value-type="float" office:value="0.049742094492415">
                <text:p>0.0497420944924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04765952">
                <text:p>21.04765952</text:p>
              </table:table-cell>
              <table:table-cell office:value-type="float" office:value="0.0623676042303635">
                <text:p>0.0623676042303635</text:p>
              </table:table-cell>
              <table:table-cell office:value-type="float" office:value="0.163918453947717">
                <text:p>0.1639184539477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099577344">
                <text:p>21.099577344</text:p>
              </table:table-cell>
              <table:table-cell office:value-type="float" office:value="0.0708778936727733">
                <text:p>0.0708778936727733</text:p>
              </table:table-cell>
              <table:table-cell office:value-type="float" office:value="-0.0573229216110284">
                <text:p>-0.05732292161102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20090624">
                <text:p>21.20090624</text:p>
              </table:table-cell>
              <table:table-cell office:value-type="float" office:value="0.0650694253104331">
                <text:p>0.0650694253104331</text:p>
              </table:table-cell>
              <table:table-cell office:value-type="float" office:value="-0.187798125485559">
                <text:p>-0.187798125485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252474368">
                <text:p>21.252474368</text:p>
              </table:table-cell>
              <table:table-cell office:value-type="float" office:value="0.0553850275372338">
                <text:p>0.0553850275372338</text:p>
              </table:table-cell>
              <table:table-cell office:value-type="float" office:value="-0.0508706311839525">
                <text:p>-0.05087063118395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304629504">
                <text:p>21.304629504</text:p>
              </table:table-cell>
              <table:table-cell office:value-type="float" office:value="0.0527318628494289">
                <text:p>0.0527318628494289</text:p>
              </table:table-cell>
              <table:table-cell office:value-type="float" office:value="0.280401151598875">
                <text:p>0.280401151598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356777216">
                <text:p>21.356777216</text:p>
              </table:table-cell>
              <table:table-cell office:value-type="float" office:value="0.0673541413474754">
                <text:p>0.0673541413474754</text:p>
              </table:table-cell>
              <table:table-cell office:value-type="float" office:value="0.127331449919395">
                <text:p>0.1273314499193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40859648">
                <text:p>21.40859648</text:p>
              </table:table-cell>
              <table:table-cell office:value-type="float" office:value="0.0739523633663512">
                <text:p>0.0739523633663512</text:p>
              </table:table-cell>
              <table:table-cell office:value-type="float" office:value="0.0258978767165087">
                <text:p>0.02589787671650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460695296">
                <text:p>21.460695296</text:p>
              </table:table-cell>
              <table:table-cell office:value-type="float" office:value="0.0753016120801953">
                <text:p>0.0753016120801953</text:p>
              </table:table-cell>
              <table:table-cell office:value-type="float" office:value="0.00238615606373082">
                <text:p>0.002386156063730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512195072">
                <text:p>21.512195072</text:p>
              </table:table-cell>
              <table:table-cell office:value-type="float" office:value="0.0754244985829784">
                <text:p>0.0754244985829784</text:p>
              </table:table-cell>
              <table:table-cell office:value-type="float" office:value="-0.337836511575049">
                <text:p>-0.3378365115750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563738112">
                <text:p>21.563738112</text:p>
              </table:table-cell>
              <table:table-cell office:value-type="float" office:value="0.0580113777534045">
                <text:p>0.0580113777534045</text:p>
              </table:table-cell>
              <table:table-cell office:value-type="float" office:value="-0.299169682965934">
                <text:p>-0.2991696829659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615935488">
                <text:p>21.615935488</text:p>
              </table:table-cell>
              <table:table-cell office:value-type="float" office:value="0.0423955053238312">
                <text:p>0.0423955053238312</text:p>
              </table:table-cell>
              <table:table-cell office:value-type="float" office:value="0.254519544907276">
                <text:p>0.2545195449072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668222976">
                <text:p>21.668222976</text:p>
              </table:table-cell>
              <table:table-cell office:value-type="float" office:value="0.0557036929739362">
                <text:p>0.0557036929739362</text:p>
              </table:table-cell>
              <table:table-cell office:value-type="float" office:value="0.368326656307114">
                <text:p>0.3683266563071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72042752">
                <text:p>21.72042752</text:p>
              </table:table-cell>
              <table:table-cell office:value-type="float" office:value="0.0749320181094932">
                <text:p>0.0749320181094932</text:p>
              </table:table-cell>
              <table:table-cell office:value-type="float" office:value="-0.0312709182400286">
                <text:p>-0.03127091824002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82321024">
                <text:p>21.82321024</text:p>
              </table:table-cell>
              <table:table-cell office:value-type="float" office:value="0.0717179080758855">
                <text:p>0.0717179080758855</text:p>
              </table:table-cell>
              <table:table-cell office:value-type="float" office:value="-0.0714025124720867">
                <text:p>-0.07140251247208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875271424">
                <text:p>21.875271424</text:p>
              </table:table-cell>
              <table:table-cell office:value-type="float" office:value="0.0680006087360139">
                <text:p>0.0680006087360139</text:p>
              </table:table-cell>
              <table:table-cell office:value-type="float" office:value="0.0759320621349694">
                <text:p>0.07593206213496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927095296">
                <text:p>21.927095296</text:p>
              </table:table-cell>
              <table:table-cell office:value-type="float" office:value="0.0719357022047926">
                <text:p>0.0719357022047926</text:p>
              </table:table-cell>
              <table:table-cell office:value-type="float" office:value="-0.00179297934858195">
                <text:p>-0.001792979348581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978485504">
                <text:p>21.978485504</text:p>
              </table:table-cell>
              <table:table-cell office:value-type="float" office:value="0.0718435606231293">
                <text:p>0.0718435606231293</text:p>
              </table:table-cell>
              <table:table-cell office:value-type="float" office:value="0.02422506844154">
                <text:p>0.024225068441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03025536">
                <text:p>22.03025536</text:p>
              </table:table-cell>
              <table:table-cell office:value-type="float" office:value="0.073097688927938">
                <text:p>0.073097688927938</text:p>
              </table:table-cell>
              <table:table-cell office:value-type="float" office:value="-0.514251336564811">
                <text:p>-0.5142513365648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132368384">
                <text:p>22.132368384</text:p>
              </table:table-cell>
              <table:table-cell office:value-type="float" office:value="0.0205859298552627">
                <text:p>0.0205859298552627</text:p>
              </table:table-cell>
              <table:table-cell office:value-type="float" office:value="0.0247343341280218">
                <text:p>0.02473433412802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184515072">
                <text:p>22.184515072</text:p>
              </table:table-cell>
              <table:table-cell office:value-type="float" office:value="0.0218757434599244">
                <text:p>0.0218757434599244</text:p>
              </table:table-cell>
              <table:table-cell office:value-type="float" office:value="0.586838935655593">
                <text:p>0.5868389356555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23590016">
                <text:p>22.23590016</text:p>
              </table:table-cell>
              <table:table-cell office:value-type="float" office:value="0.0520305138104133">
                <text:p>0.0520305138104133</text:p>
              </table:table-cell>
              <table:table-cell office:value-type="float" office:value="0.433117232512319">
                <text:p>0.4331172325123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2877184">
                <text:p>22.2877184</text:p>
              </table:table-cell>
              <table:table-cell office:value-type="float" office:value="0.0744738865128737">
                <text:p>0.0744738865128737</text:p>
              </table:table-cell>
              <table:table-cell office:value-type="float" office:value="0.121930272948858">
                <text:p>0.1219302729488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339875328">
                <text:p>22.339875328</text:p>
              </table:table-cell>
              <table:table-cell office:value-type="float" office:value="0.0808333949800875">
                <text:p>0.0808333949800875</text:p>
              </table:table-cell>
              <table:table-cell office:value-type="float" office:value="-0.00480627831381152">
                <text:p>-0.004806278313811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392195072">
                <text:p>22.392195072</text:p>
              </table:table-cell>
              <table:table-cell office:value-type="float" office:value="0.0805819317291161">
                <text:p>0.0805819317291161</text:p>
              </table:table-cell>
              <table:table-cell office:value-type="float" office:value="-0.0161878896701989">
                <text:p>-0.01618788967019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444356096">
                <text:p>22.444356096</text:p>
              </table:table-cell>
              <table:table-cell office:value-type="float" office:value="0.0797375548275195">
                <text:p>0.0797375548275195</text:p>
              </table:table-cell>
              <table:table-cell office:value-type="float" office:value="0.0128425283701885">
                <text:p>0.01284252837018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496965376">
                <text:p>22.496965376</text:p>
              </table:table-cell>
              <table:table-cell office:value-type="float" office:value="0.0804131909984547">
                <text:p>0.0804131909984547</text:p>
              </table:table-cell>
              <table:table-cell office:value-type="float" office:value="-0.143362628532106">
                <text:p>-0.1433626285321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549293568">
                <text:p>22.549293568</text:p>
              </table:table-cell>
              <table:table-cell office:value-type="float" office:value="0.0729112838470019">
                <text:p>0.0729112838470019</text:p>
              </table:table-cell>
              <table:table-cell office:value-type="float" office:value="-0.156424971419509">
                <text:p>-0.1564249714195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601562112">
                <text:p>22.601562112</text:p>
              </table:table-cell>
              <table:table-cell office:value-type="float" office:value="0.064735178345663">
                <text:p>0.064735178345663</text:p>
              </table:table-cell>
              <table:table-cell office:value-type="float" office:value="-0.970129963172758">
                <text:p>-0.9701299631727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655232">
                <text:p>22.655232</text:p>
              </table:table-cell>
              <table:table-cell office:value-type="float" office:value="0.0126684118767353">
                <text:p>0.0126684118767353</text:p>
              </table:table-cell>
              <table:table-cell office:value-type="float" office:value="-0.210368290284924">
                <text:p>-0.2103682902849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70660736">
                <text:p>22.70660736</text:p>
              </table:table-cell>
              <table:table-cell office:value-type="float" office:value="0.00186066523076254">
                <text:p>0.00186066523076254</text:p>
              </table:table-cell>
              <table:table-cell office:value-type="float" office:value="0.0775900408748938">
                <text:p>0.07759004087489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758436096">
                <text:p>22.758436096</text:p>
              </table:table-cell>
              <table:table-cell office:value-type="float" office:value="0.00588205897549642">
                <text:p>0.00588205897549642</text:p>
              </table:table-cell>
              <table:table-cell office:value-type="float" office:value="0.775552677963001">
                <text:p>0.775552677963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80983552">
                <text:p>22.80983552</text:p>
              </table:table-cell>
              <table:table-cell office:value-type="float" office:value="0.0457450199044518">
                <text:p>0.0457450199044518</text:p>
              </table:table-cell>
              <table:table-cell office:value-type="float" office:value="0.281133547437233">
                <text:p>0.2811335474372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911065344">
                <text:p>22.911065344</text:p>
              </table:table-cell>
              <table:table-cell office:value-type="float" office:value="0.0742041194320188">
                <text:p>0.0742041194320188</text:p>
              </table:table-cell>
              <table:table-cell office:value-type="float" office:value="0.108646480004369">
                <text:p>0.1086464800043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96233728">
                <text:p>22.96233728</text:p>
              </table:table-cell>
              <table:table-cell office:value-type="float" office:value="0.0797746348014279">
                <text:p>0.0797746348014279</text:p>
              </table:table-cell>
              <table:table-cell office:value-type="float" office:value="-0.0177885352096321">
                <text:p>-0.01778853520963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014459136">
                <text:p>23.014459136</text:p>
              </table:table-cell>
              <table:table-cell office:value-type="float" office:value="0.0788474633307805">
                <text:p>0.0788474633307805</text:p>
              </table:table-cell>
              <table:table-cell office:value-type="float" office:value="0.0184815311507953">
                <text:p>0.01848153115079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06696832">
                <text:p>23.06696832</text:p>
              </table:table-cell>
              <table:table-cell office:value-type="float" office:value="0.0798179134505793">
                <text:p>0.0798179134505793</text:p>
              </table:table-cell>
              <table:table-cell office:value-type="float" office:value="0.0270501412629442">
                <text:p>0.02705014126294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119141376">
                <text:p>23.119141376</text:p>
              </table:table-cell>
              <table:table-cell office:value-type="float" office:value="0.0812292019854988">
                <text:p>0.0812292019854988</text:p>
              </table:table-cell>
              <table:table-cell office:value-type="float" office:value="-0.0114717910625788">
                <text:p>-0.01147179106257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171400192">
                <text:p>23.171400192</text:p>
              </table:table-cell>
              <table:table-cell office:value-type="float" office:value="0.0806296997671691">
                <text:p>0.0806296997671691</text:p>
              </table:table-cell>
              <table:table-cell office:value-type="float" office:value="-0.0197775212064516">
                <text:p>-0.01977752120645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223520256">
                <text:p>23.223520256</text:p>
              </table:table-cell>
              <table:table-cell office:value-type="float" office:value="0.0795988940961275">
                <text:p>0.0795988940961275</text:p>
              </table:table-cell>
              <table:table-cell office:value-type="float" office:value="-0.0379857408854746">
                <text:p>-0.03798574088547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275582464">
                <text:p>23.275582464</text:p>
              </table:table-cell>
              <table:table-cell office:value-type="float" office:value="0.0776212725531137">
                <text:p>0.0776212725531137</text:p>
              </table:table-cell>
              <table:table-cell office:value-type="float" office:value="0.0594396850569225">
                <text:p>0.05943968505692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327130112">
                <text:p>23.327130112</text:p>
              </table:table-cell>
              <table:table-cell office:value-type="float" office:value="0.0806852485156588">
                <text:p>0.0806852485156588</text:p>
              </table:table-cell>
              <table:table-cell office:value-type="float" office:value="0.00808469810840454">
                <text:p>0.008084698108404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378660096">
                <text:p>23.378660096</text:p>
              </table:table-cell>
              <table:table-cell office:value-type="float" office:value="0.0811018528798297">
                <text:p>0.0811018528798297</text:p>
              </table:table-cell>
              <table:table-cell office:value-type="float" office:value="-0.0936817830337577">
                <text:p>-0.09368178303375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432702464">
                <text:p>23.432702464</text:p>
              </table:table-cell>
              <table:table-cell office:value-type="float" office:value="0.0760390674862231">
                <text:p>0.0760390674862231</text:p>
              </table:table-cell>
              <table:table-cell office:value-type="float" office:value="-0.200445187195842">
                <text:p>-0.2004451871958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484794368">
                <text:p>23.484794368</text:p>
              </table:table-cell>
              <table:table-cell office:value-type="float" office:value="0.0655974960375551">
                <text:p>0.0655974960375551</text:p>
              </table:table-cell>
              <table:table-cell office:value-type="float" office:value="-1.06026071691346">
                <text:p>-1.060260716913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537130496">
                <text:p>23.537130496</text:p>
              </table:table-cell>
              <table:table-cell office:value-type="float" office:value="0.0101075554438001">
                <text:p>0.0101075554438001</text:p>
              </table:table-cell>
              <table:table-cell office:value-type="float" office:value="-0.0947292302809882">
                <text:p>-0.09472923028098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638598144">
                <text:p>23.638598144</text:p>
              </table:table-cell>
              <table:table-cell office:value-type="float" office:value="0.000495603250337865">
                <text:p>0.000495603250337865</text:p>
              </table:table-cell>
              <table:table-cell office:value-type="float" office:value="-0.00231303533603057">
                <text:p>-0.002313035336030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690266112">
                <text:p>23.690266112</text:p>
              </table:table-cell>
              <table:table-cell office:value-type="float" office:value="0.000376093414612976">
                <text:p>0.000376093414612976</text:p>
              </table:table-cell>
              <table:table-cell office:value-type="float" office:value="-0.0044877215282241">
                <text:p>-0.00448772152822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74227712">
                <text:p>23.74227712</text:p>
              </table:table-cell>
              <table:table-cell office:value-type="float" office:value="0.000142682494306736">
                <text:p>0.000142682494306736</text:p>
              </table:table-cell>
              <table:table-cell office:value-type="float" office:value="-0.000657023234579407">
                <text:p>-0.0006570232345794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795813376">
                <text:p>23.795813376</text:p>
              </table:table-cell>
              <table:table-cell office:value-type="float" office:value="0.000107507930222345">
                <text:p>0.000107507930222345</text:p>
              </table:table-cell>
              <table:table-cell office:value-type="float" office:value="-0.000792793700576515">
                <text:p>-0.0007927937005765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84809728">
                <text:p>23.84809728</text:p>
              </table:table-cell>
              <table:table-cell office:value-type="float" office:value="0.0000660575804895978">
                <text:p>0.0000660575804895978</text:p>
              </table:table-cell>
              <table:table-cell office:value-type="float" office:value="-0.000252694139426966">
                <text:p>-0.0002526941394269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90012928">
                <text:p>23.90012928</text:p>
              </table:table-cell>
              <table:table-cell office:value-type="float" office:value="0.0000529093990269338">
                <text:p>0.0000529093990269338</text:p>
              </table:table-cell>
              <table:table-cell office:value-type="float" office:value="0.00106174646381114">
                <text:p>0.00106174646381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952230144">
                <text:p>23.952230144</text:p>
              </table:table-cell>
              <table:table-cell office:value-type="float" office:value="0.000108227307140439">
                <text:p>0.000108227307140439</text:p>
              </table:table-cell>
              <table:table-cell office:value-type="float" office:value="-0.000825268929218489">
                <text:p>-0.0008252689292184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.00490624">
                <text:p>24.00490624</text:p>
              </table:table-cell>
              <table:table-cell office:value-type="float" office:value="0.0000647553617991092">
                <text:p>0.0000647553617991092</text:p>
              </table:table-cell>
              <table:table-cell office:value-type="float" office:value="-0.000662735975747589">
                <text:p>-0.0006627359757475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.056991232">
                <text:p>24.056991232</text:p>
              </table:table-cell>
              <table:table-cell office:value-type="float" office:value="0.0000302367638041831">
                <text:p>0.0000302367638041831</text:p>
              </table:table-cell>
              <table:table-cell office:value-type="float" office:value="0.00205760041007746">
                <text:p>0.00205760041007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.109136384">
                <text:p>24.109136384</text:p>
              </table:table-cell>
              <table:table-cell office:value-type="float" office:value="0.000137530649942938">
                <text:p>0.000137530649942938</text:p>
              </table:table-cell>
              <table:table-cell office:value-type="float" office:value="-0.00100611851046005">
                <text:p>-0.001006118510460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.21119232">
                <text:p>24.21119232</text:p>
              </table:table-cell>
              <table:table-cell office:value-type="float" office:value="0.0000348502836310119">
                <text:p>0.0000348502836310119</text:p>
              </table:table-cell>
              <table:table-cell office:value-type="float" office:value="0.000108100175408951">
                <text:p>0.0001081001754089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.263552">
                <text:p>24.263552</text:p>
              </table:table-cell>
              <table:table-cell office:value-type="float" office:value="0.0000405103742233684">
                <text:p>0.0000405103742233684</text:p>
              </table:table-cell>
              <table:table-cell office:value-type="float" office:value="-0.000243025765580631">
                <text:p>-0.0002430257655806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315606528">
                <text:p>24.315606528</text:p>
              </table:table-cell>
              <table:table-cell office:value-type="float" office:value="0.0000278597827042301">
                <text:p>0.0000278597827042301</text:p>
              </table:table-cell>
              <table:table-cell office:value-type="float" office:value="0.00153418224327382">
                <text:p>0.001534182243273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3678144">
                <text:p>24.3678144</text:p>
              </table:table-cell>
              <table:table-cell office:value-type="float" office:value="0.000107956172885743">
                <text:p>0.000107956172885743</text:p>
              </table:table-cell>
              <table:table-cell office:value-type="float" office:value="-0.000306210464302055">
                <text:p>-0.0003062104643020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42070528">
                <text:p>24.42070528</text:p>
              </table:table-cell>
              <table:table-cell office:value-type="float" office:value="0.0000917604319635988">
                <text:p>0.0000917604319635988</text:p>
              </table:table-cell>
              <table:table-cell office:value-type="float" office:value="-0.000353996154364353">
                <text:p>-0.0003539961543643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472891392">
                <text:p>24.472891392</text:p>
              </table:table-cell>
              <table:table-cell office:value-type="float" office:value="0.000073286749004371">
                <text:p>0.000073286749004371</text:p>
              </table:table-cell>
              <table:table-cell office:value-type="float" office:value="0.000491335582355269">
                <text:p>0.0004913355823552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52470656">
                <text:p>24.52470656</text:p>
              </table:table-cell>
              <table:table-cell office:value-type="float" office:value="0.0000987453847484876">
                <text:p>0.0000987453847484876</text:p>
              </table:table-cell>
              <table:table-cell office:value-type="float" office:value="0.000531871001344368">
                <text:p>0.0005318710013443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57690752">
                <text:p>24.57690752</text:p>
              </table:table-cell>
              <table:table-cell office:value-type="float" office:value="0.000126509561614825">
                <text:p>0.000126509561614825</text:p>
              </table:table-cell>
              <table:table-cell office:value-type="float" office:value="0.000704356125648557">
                <text:p>0.0007043561256485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629146112">
                <text:p>24.629146112</text:p>
              </table:table-cell>
              <table:table-cell office:value-type="float" office:value="0.00016330413388528">
                <text:p>0.00016330413388528</text:p>
              </table:table-cell>
              <table:table-cell office:value-type="float" office:value="-0.000419591888439207">
                <text:p>-0.0004195918884392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730870016">
                <text:p>24.730870016</text:p>
              </table:table-cell>
              <table:table-cell office:value-type="float" office:value="0.000120621608906511">
                <text:p>0.000120621608906511</text:p>
              </table:table-cell>
              <table:table-cell office:value-type="float" office:value="-0.00126104947180311">
                <text:p>-0.00126104947180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7830144">
                <text:p>24.7830144</text:p>
              </table:table-cell>
              <table:table-cell office:value-type="float" office:value="0.0000548649610058103">
                <text:p>0.0000548649610058103</text:p>
              </table:table-cell>
              <table:table-cell office:value-type="float" office:value="0.000294408772092525">
                <text:p>0.0002944087720925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.084716544">
                <text:p>25.084716544</text:p>
              </table:table-cell>
              <table:table-cell office:value-type="float" office:value="0.000143688718758533">
                <text:p>0.000143688718758533</text:p>
              </table:table-cell>
              <table:table-cell office:value-type="float" office:value="-0.00112903070300307">
                <text:p>-0.001129030703003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.136866304">
                <text:p>25.136866304</text:p>
              </table:table-cell>
              <table:table-cell office:value-type="float" office:value="0.0000848100385642925">
                <text:p>0.0000848100385642925</text:p>
              </table:table-cell>
              <table:table-cell office:value-type="float" office:value="-0.00109069755147566">
                <text:p>-0.001090697551475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.188981504">
                <text:p>25.188981504</text:p>
              </table:table-cell>
              <table:table-cell office:value-type="float" office:value="0.000027968117529629">
                <text:p>0.000027968117529629</text:p>
              </table:table-cell>
              <table:table-cell office:value-type="float" office:value="0.000771395815235975">
                <text:p>0.0007713958152359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.240338176">
                <text:p>25.240338176</text:p>
              </table:table-cell>
              <table:table-cell office:value-type="float" office:value="0.0000675844393948762">
                <text:p>0.0000675844393948762</text:p>
              </table:table-cell>
              <table:table-cell office:value-type="float" office:value="-0.000105226924337192">
                <text:p>-0.0001052269243371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.292982272">
                <text:p>25.292982272</text:p>
              </table:table-cell>
              <table:table-cell office:value-type="float" office:value="0.0000620448630882841">
                <text:p>0.0000620448630882841</text:p>
              </table:table-cell>
              <table:table-cell office:value-type="float" office:value="-0.000798024619000022">
                <text:p>-0.0007980246190000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.34519808">
                <text:p>25.34519808</text:p>
              </table:table-cell>
              <table:table-cell office:value-type="float" office:value="0.0000203753628033061">
                <text:p>0.0000203753628033061</text:p>
              </table:table-cell>
              <table:table-cell office:value-type="float" office:value="0.000291245698281158">
                <text:p>0.0002912456982811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.39713152">
                <text:p>25.39713152</text:p>
              </table:table-cell>
              <table:table-cell office:value-type="float" office:value="0.0000355007538002484">
                <text:p>0.0000355007538002484</text:p>
              </table:table-cell>
              <table:table-cell office:value-type="float" office:value="0.000420164021884208">
                <text:p>0.0004201640218842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.449502208">
                <text:p>25.449502208</text:p>
              </table:table-cell>
              <table:table-cell office:value-type="float" office:value="0.0000575050326991714">
                <text:p>0.0000575050326991714</text:p>
              </table:table-cell>
              <table:table-cell office:value-type="float" office:value="0.000290113237241263">
                <text:p>0.0002901132372412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.501828096">
                <text:p>25.501828096</text:p>
              </table:table-cell>
              <table:table-cell office:value-type="float" office:value="0.0000726854654583748">
                <text:p>0.0000726854654583748</text:p>
              </table:table-cell>
              <table:table-cell office:value-type="float" office:value="-0.000362737925971122">
                <text:p>-0.0003627379259711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.5532032">
                <text:p>25.5532032</text:p>
              </table:table-cell>
              <table:table-cell office:value-type="float" office:value="0.0000540497667868635">
                <text:p>0.0000540497667868635</text:p>
              </table:table-cell>
              <table:table-cell office:value-type="float" office:value="0.000198600594181739">
                <text:p>0.0001986005941817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.604830464">
                <text:p>25.604830464</text:p>
              </table:table-cell>
              <table:table-cell office:value-type="float" office:value="0.000064302972093241">
                <text:p>0.000064302972093241</text:p>
              </table:table-cell>
              <table:table-cell office:value-type="float" office:value="-0.000272833309844806">
                <text:p>-0.0002728333098448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.657083392">
                <text:p>25.657083392</text:p>
              </table:table-cell>
              <table:table-cell office:value-type="float" office:value="0.0000500466327979192">
                <text:p>0.0000500466327979192</text:p>
              </table:table-cell>
              <table:table-cell office:value-type="float" office:value="-0.000295393064394448">
                <text:p>-0.0002953930643944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.709146112">
                <text:p>25.709146112</text:p>
              </table:table-cell>
              <table:table-cell office:value-type="float" office:value="0.0000346676663964085">
                <text:p>0.0000346676663964085</text:p>
              </table:table-cell>
              <table:table-cell office:value-type="float" office:value="0.00271129346900849">
                <text:p>0.002711293469008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762692096">
                <text:p>25.762692096</text:p>
              </table:table-cell>
              <table:table-cell office:value-type="float" office:value="0.00017984654310724">
                <text:p>0.00017984654310724</text:p>
              </table:table-cell>
              <table:table-cell office:value-type="float" office:value="-0.00170155721054455">
                <text:p>-0.001701557210544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814647296">
                <text:p>25.814647296</text:p>
              </table:table-cell>
              <table:table-cell office:value-type="float" office:value="0.0000914417979219589">
                <text:p>0.0000914417979219589</text:p>
              </table:table-cell>
              <table:table-cell office:value-type="float" office:value="-0.0000340280436046156">
                <text:p>-0.00003402804360461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916063232">
                <text:p>25.916063232</text:p>
              </table:table-cell>
              <table:table-cell office:value-type="float" office:value="0.0000879908120295479">
                <text:p>0.0000879908120295479</text:p>
              </table:table-cell>
              <table:table-cell office:value-type="float" office:value="-0.0000221759440340719">
                <text:p>-0.00002217594403407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96833024">
                <text:p>25.96833024</text:p>
              </table:table-cell>
              <table:table-cell office:value-type="float" office:value="0.0000868317417853116">
                <text:p>0.0000868317417853116</text:p>
              </table:table-cell>
              <table:table-cell office:value-type="float" office:value="-0.000443040677951511">
                <text:p>-0.0004430406779515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.02069248">
                <text:p>26.02069248</text:p>
              </table:table-cell>
              <table:table-cell office:value-type="float" office:value="0.0000636331394766515">
                <text:p>0.0000636331394766515</text:p>
              </table:table-cell>
              <table:table-cell office:value-type="float" office:value="0.000809960285965647">
                <text:p>0.0008099602859656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.072935424">
                <text:p>26.072935424</text:p>
              </table:table-cell>
              <table:table-cell office:value-type="float" office:value="0.000105947849338578">
                <text:p>0.000105947849338578</text:p>
              </table:table-cell>
              <table:table-cell office:value-type="float" office:value="0.000062730447129097">
                <text:p>0.0000627304471290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.12439936">
                <text:p>26.12439936</text:p>
              </table:table-cell>
              <table:table-cell office:value-type="float" office:value="0.000109176205054882">
                <text:p>0.000109176205054882</text:p>
              </table:table-cell>
              <table:table-cell office:value-type="float" office:value="-0.00166719212431103">
                <text:p>-0.001667192124311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.17594624">
                <text:p>26.17594624</text:p>
              </table:table-cell>
              <table:table-cell office:value-type="float" office:value="0.000023237652686076">
                <text:p>0.000023237652686076</text:p>
              </table:table-cell>
              <table:table-cell office:value-type="float" office:value="0.00106291199802443">
                <text:p>0.001062911998024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.22821632">
                <text:p>26.22821632</text:p>
              </table:table-cell>
              <table:table-cell office:value-type="float" office:value="0.0000787961478557722">
                <text:p>0.0000787961478557722</text:p>
              </table:table-cell>
              <table:table-cell office:value-type="float" office:value="-0.000343172825341801">
                <text:p>-0.0003431728253418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.279867392">
                <text:p>26.279867392</text:p>
              </table:table-cell>
              <table:table-cell office:value-type="float" office:value="0.0000610709035455999">
                <text:p>0.0000610709035455999</text:p>
              </table:table-cell>
              <table:table-cell office:value-type="float" office:value="0.0000311637464311747">
                <text:p>0.00003116374643117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.381664256">
                <text:p>26.381664256</text:p>
              </table:table-cell>
              <table:table-cell office:value-type="float" office:value="0.0000642432752027847">
                <text:p>0.0000642432752027847</text:p>
              </table:table-cell>
              <table:table-cell office:value-type="float" office:value="0.000419375303128013">
                <text:p>0.0004193753031280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.433851392">
                <text:p>26.433851392</text:p>
              </table:table-cell>
              <table:table-cell office:value-type="float" office:value="0.0000861292711821678">
                <text:p>0.0000861292711821678</text:p>
              </table:table-cell>
              <table:table-cell office:value-type="float" office:value="0.00118855842289554">
                <text:p>0.001188558422895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488536576">
                <text:p>26.488536576</text:p>
              </table:table-cell>
              <table:table-cell office:value-type="float" office:value="0.000151125807232961">
                <text:p>0.000151125807232961</text:p>
              </table:table-cell>
              <table:table-cell office:value-type="float" office:value="-0.000357364686937748">
                <text:p>-0.0003573646869377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543941376">
                <text:p>26.543941376</text:p>
              </table:table-cell>
              <table:table-cell office:value-type="float" office:value="0.000131326088226112">
                <text:p>0.000131326088226112</text:p>
              </table:table-cell>
              <table:table-cell office:value-type="float" office:value="0.000106739526079162">
                <text:p>0.0001067395260791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59614848">
                <text:p>26.59614848</text:p>
              </table:table-cell>
              <table:table-cell office:value-type="float" office:value="0.000136898649765037">
                <text:p>0.000136898649765037</text:p>
              </table:table-cell>
              <table:table-cell office:value-type="float" office:value="0.000730793258615086">
                <text:p>0.0007307932586150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64822528">
                <text:p>26.64822528</text:p>
              </table:table-cell>
              <table:table-cell office:value-type="float" office:value="0.000174956024135284">
                <text:p>0.000174956024135284</text:p>
              </table:table-cell>
              <table:table-cell office:value-type="float" office:value="-0.00259596042832683">
                <text:p>-0.002595960428326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700290304">
                <text:p>26.700290304</text:p>
              </table:table-cell>
              <table:table-cell office:value-type="float" office:value="0.000039797282131395">
                <text:p>0.000039797282131395</text:p>
              </table:table-cell>
              <table:table-cell office:value-type="float" office:value="0.000547819749486987">
                <text:p>0.0005478197494869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.751703296">
                <text:p>26.751703296</text:p>
              </table:table-cell>
              <table:table-cell office:value-type="float" office:value="0.0000679623345292112">
                <text:p>0.0000679623345292112</text:p>
              </table:table-cell>
              <table:table-cell office:value-type="float" office:value="0.00123331807629989">
                <text:p>0.001233318076299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.80377216">
                <text:p>26.80377216</text:p>
              </table:table-cell>
              <table:table-cell office:value-type="float" office:value="0.00013217980571281">
                <text:p>0.00013217980571281</text:p>
              </table:table-cell>
              <table:table-cell office:value-type="float" office:value="-0.00128514463381032">
                <text:p>-0.001285144633810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.856273408">
                <text:p>26.856273408</text:p>
              </table:table-cell>
              <table:table-cell office:value-type="float" office:value="0.0000647081085772627">
                <text:p>0.0000647081085772627</text:p>
              </table:table-cell>
              <table:table-cell office:value-type="float" office:value="0.000595859030715218">
                <text:p>0.0005958590307152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.909456384">
                <text:p>26.909456384</text:p>
              </table:table-cell>
              <table:table-cell office:value-type="float" office:value="0.0000963976651071727">
                <text:p>0.0000963976651071727</text:p>
              </table:table-cell>
              <table:table-cell office:value-type="float" office:value="0.000670916356957407">
                <text:p>0.0006709163569574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.962358016">
                <text:p>26.962358016</text:p>
              </table:table-cell>
              <table:table-cell office:value-type="float" office:value="0.000131890235325715">
                <text:p>0.000131890235325715</text:p>
              </table:table-cell>
              <table:table-cell office:value-type="float" office:value="-0.000210536138736718">
                <text:p>-0.0002105361387367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.063893504">
                <text:p>27.063893504</text:p>
              </table:table-cell>
              <table:table-cell office:value-type="float" office:value="0.000110513345737447">
                <text:p>0.000110513345737447</text:p>
              </table:table-cell>
              <table:table-cell office:value-type="float" office:value="-0.000399027301049761">
                <text:p>-0.0003990273010497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.116090368">
                <text:p>27.116090368</text:p>
              </table:table-cell>
              <table:table-cell office:value-type="float" office:value="0.0000896853719722655">
                <text:p>0.0000896853719722655</text:p>
              </table:table-cell>
              <table:table-cell office:value-type="float" office:value="-0.00117254055330951">
                <text:p>-0.0011725405533095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.16747264">
                <text:p>27.16747264</text:p>
              </table:table-cell>
              <table:table-cell office:value-type="float" office:value="0.0000294375743310839">
                <text:p>0.0000294375743310839</text:p>
              </table:table-cell>
              <table:table-cell office:value-type="float" office:value="0.00310121427223824">
                <text:p>0.003101214272238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.219259392">
                <text:p>27.219259392</text:p>
              </table:table-cell>
              <table:table-cell office:value-type="float" office:value="0.000190039388746341">
                <text:p>0.000190039388746341</text:p>
              </table:table-cell>
              <table:table-cell office:value-type="float" office:value="-0.00100030833919984">
                <text:p>-0.001000308339199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.27159552">
                <text:p>27.27159552</text:p>
              </table:table-cell>
              <table:table-cell office:value-type="float" office:value="0.00013768712346651">
                <text:p>0.00013768712346651</text:p>
              </table:table-cell>
              <table:table-cell office:value-type="float" office:value="-0.000160012823527897">
                <text:p>-0.0001600128235278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.32385536">
                <text:p>27.32385536</text:p>
              </table:table-cell>
              <table:table-cell office:value-type="float" office:value="0.000129324878910993">
                <text:p>0.000129324878910993</text:p>
              </table:table-cell>
              <table:table-cell office:value-type="float" office:value="0.00206734144814913">
                <text:p>0.002067341448149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.375939072">
                <text:p>27.375939072</text:p>
              </table:table-cell>
              <table:table-cell office:value-type="float" office:value="0.000236999695502052">
                <text:p>0.000236999695502052</text:p>
              </table:table-cell>
              <table:table-cell office:value-type="float" office:value="-0.00338454751001662">
                <text:p>-0.003384547510016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.42876032">
                <text:p>27.42876032</text:p>
              </table:table-cell>
              <table:table-cell office:value-type="float" office:value="0.0000582236721076787">
                <text:p>0.0000582236721076787</text:p>
              </table:table-cell>
              <table:table-cell office:value-type="float" office:value="-0.000303118473342184">
                <text:p>-0.00030311847334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.481166848">
                <text:p>27.481166848</text:p>
              </table:table-cell>
              <table:table-cell office:value-type="float" office:value="0.0000423382853471546">
                <text:p>0.0000423382853471546</text:p>
              </table:table-cell>
              <table:table-cell office:value-type="float" office:value="0.000997438612008188">
                <text:p>0.0009974386120081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7.53349632">
                <text:p>27.53349632</text:p>
              </table:table-cell>
              <table:table-cell office:value-type="float" office:value="0.0000945337212659562">
                <text:p>0.0000945337212659562</text:p>
              </table:table-cell>
              <table:table-cell office:value-type="float" office:value="0.000567377958250949">
                <text:p>0.0005673779582509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.586493952">
                <text:p>27.586493952</text:p>
              </table:table-cell>
              <table:table-cell office:value-type="float" office:value="0.000124603409502252">
                <text:p>0.000124603409502252</text:p>
              </table:table-cell>
              <table:table-cell office:value-type="float" office:value="0.0000683142070733454">
                <text:p>0.00006831420707334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7.638658304">
                <text:p>27.638658304</text:p>
              </table:table-cell>
              <table:table-cell office:value-type="float" office:value="0.000128166975846627">
                <text:p>0.000128166975846627</text:p>
              </table:table-cell>
              <table:table-cell office:value-type="float" office:value="0.000533015807723809">
                <text:p>0.0005330158077238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.694609408">
                <text:p>27.694609408</text:p>
              </table:table-cell>
              <table:table-cell office:value-type="float" office:value="0.000157989798738225">
                <text:p>0.000157989798738225</text:p>
              </table:table-cell>
              <table:table-cell office:value-type="float" office:value="0.000908001542230848">
                <text:p>0.0009080015422308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747309568">
                <text:p>27.747309568</text:p>
              </table:table-cell>
              <table:table-cell office:value-type="float" office:value="0.000205841625294037">
                <text:p>0.000205841625294037</text:p>
              </table:table-cell>
              <table:table-cell office:value-type="float" office:value="-0.00248682847532873">
                <text:p>-0.002486828475328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.801170432">
                <text:p>27.801170432</text:p>
              </table:table-cell>
              <table:table-cell office:value-type="float" office:value="0.0000718988949930274">
                <text:p>0.0000718988949930274</text:p>
              </table:table-cell>
              <table:table-cell office:value-type="float" office:value="0.00331079391207185">
                <text:p>0.003310793912071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85364736">
                <text:p>27.85364736</text:p>
              </table:table-cell>
              <table:table-cell office:value-type="float" office:value="0.000245639188739651">
                <text:p>0.000245639188739651</text:p>
              </table:table-cell>
              <table:table-cell office:value-type="float" office:value="0.00000881892362478919">
                <text:p>0.000008818923624789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